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8.74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31.86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91.3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7.51pt"/>
    </style:style>
    <style:style style:name="co16" style:family="table-column">
      <style:table-column-properties fo:break-before="auto" style:column-width="99.04pt"/>
    </style:style>
    <style:style style:name="co17" style:family="table-column">
      <style:table-column-properties fo:break-before="auto" style:column-width="101.34pt"/>
    </style:style>
    <style:style style:name="co18" style:family="table-column">
      <style:table-column-properties fo:break-before="auto" style:column-width="96.69pt"/>
    </style:style>
    <style:style style:name="co19" style:family="table-column">
      <style:table-column-properties fo:break-before="auto" style:column-width="41.16pt"/>
    </style:style>
    <style:style style:name="co20" style:family="table-column">
      <style:table-column-properties fo:break-before="auto" style:column-width="46.54pt"/>
    </style:style>
    <style:style style:name="co21" style:family="table-column">
      <style:table-column-properties fo:break-before="auto" style:column-width="23.41pt"/>
    </style:style>
    <style:style style:name="co22" style:family="table-column">
      <style:table-column-properties fo:break-before="auto" style:column-width="51.9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ertionSortTest1000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9" table:default-cell-style-name="Default"/>
        <table:table-column table:style-name="co19" table:default-cell-style-name="Default"/>
        <table:table-column table:style-name="co9" table:number-columns-repeated="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row table:style-name="ro1">
          <table:table-cell table:style-name="ce1" office:value-type="string" calcext:value-type="string">
            <text:p>TmaxAll</text:p>
          </table:table-cell>
          <table:table-cell table:style-name="ce1" office:value-type="string" calcext:value-type="string">
            <text:p>TminAll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Tfir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stset</text:p>
          </table:table-cell>
          <table:table-cell office:value-type="string" calcext:value-type="string">
            <text:p>InstanceI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nsertionSort.Tfirst</text:p>
          </table:table-cell>
          <table:table-cell office:value-type="string" calcext:value-type="string">
            <text:p>InsertionSort.Tmin</text:p>
          </table:table-cell>
          <table:table-cell office:value-type="string" calcext:value-type="string">
            <text:p>InsertionSort.Tavg</text:p>
          </table:table-cell>
          <table:table-cell office:value-type="string" calcext:value-type="string">
            <text:p>InsertionSort.Tall</text:p>
          </table:table-cell>
          <table:table-cell office:value-type="string" calcext:value-type="string">
            <text:p>InsertionSort.Tsum</text:p>
          </table:table-cell>
          <table:table-cell office:value-type="string" calcext:value-type="string">
            <text:p>InsertionSort.Check</text:p>
          </table:table-cell>
          <table:table-cell office:value-type="string" calcext:value-type="string">
            <text:p>InsertionSort.CMP</text:p>
          </table:table-cell>
          <table:table-cell office:value-type="string" calcext:value-type="string">
            <text:p>InsertionSort.SWAP</text:p>
          </table:table-cell>
          <table:table-cell office:value-type="string" calcext:value-type="string">
            <text:p>InsertionSort.WRITE</text:p>
          </table:table-cell>
          <table:table-cell office:value-type="string" calcext:value-type="string">
            <text:p>InsertionSort.READ</text:p>
          </table:table-cell>
          <table:table-cell table:number-columns-repeated="29"/>
        </table:table-row>
        <table:table-row table:style-name="ro1">
          <table:table-cell table:formula="of:=MAX([.N2:.AQ2])" office:value-type="float" office:value="44055" calcext:value-type="float">
            <text:p>44055</text:p>
          </table:table-cell>
          <table:table-cell table:formula="of:=MIN([.N2:.AQ2])" office:value-type="float" office:value="40238" calcext:value-type="float">
            <text:p>40238</text:p>
          </table:table-cell>
          <table:table-cell table:formula="of:=ABS([.A2]-[.B2])" office:value-type="float" office:value="3817" calcext:value-type="float">
            <text:p>3817</text:p>
          </table:table-cell>
          <table:table-cell table:formula="of:=[.K2]" office:value-type="float" office:value="44055" calcext:value-type="float">
            <text:p>44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4055" calcext:value-type="float">
            <text:p>44055</text:p>
          </table:table-cell>
          <table:table-cell office:value-type="float" office:value="40238" calcext:value-type="float">
            <text:p>40238</text:p>
          </table:table-cell>
          <table:table-cell office:value-type="float" office:value="41200" calcext:value-type="float">
            <text:p>41200</text:p>
          </table:table-cell>
          <table:table-cell office:value-type="float" office:value="44055" calcext:value-type="float">
            <text:p>44055</text:p>
          </table:table-cell>
          <table:table-cell office:value-type="float" office:value="41661" calcext:value-type="float">
            <text:p>41661</text:p>
          </table:table-cell>
          <table:table-cell office:value-type="float" office:value="40474" calcext:value-type="float">
            <text:p>40474</text:p>
          </table:table-cell>
          <table:table-cell office:value-type="float" office:value="42424" calcext:value-type="float">
            <text:p>42424</text:p>
          </table:table-cell>
          <table:table-cell office:value-type="float" office:value="42190" calcext:value-type="float">
            <text:p>42190</text:p>
          </table:table-cell>
          <table:table-cell office:value-type="float" office:value="41527" calcext:value-type="float">
            <text:p>41527</text:p>
          </table:table-cell>
          <table:table-cell office:value-type="float" office:value="40238" calcext:value-type="float">
            <text:p>40238</text:p>
          </table:table-cell>
          <table:table-cell office:value-type="float" office:value="42005" calcext:value-type="float">
            <text:p>42005</text:p>
          </table:table-cell>
          <table:table-cell office:value-type="float" office:value="40721" calcext:value-type="float">
            <text:p>40721</text:p>
          </table:table-cell>
          <table:table-cell office:value-type="float" office:value="42367" calcext:value-type="float">
            <text:p>42367</text:p>
          </table:table-cell>
          <table:table-cell office:value-type="float" office:value="41369" calcext:value-type="float">
            <text:p>41369</text:p>
          </table:table-cell>
          <table:table-cell office:value-type="float" office:value="41413" calcext:value-type="float">
            <text:p>41413</text:p>
          </table:table-cell>
          <table:table-cell office:value-type="float" office:value="40889" calcext:value-type="float">
            <text:p>40889</text:p>
          </table:table-cell>
          <table:table-cell office:value-type="float" office:value="42671" calcext:value-type="float">
            <text:p>42671</text:p>
          </table:table-cell>
          <table:table-cell office:value-type="float" office:value="40814" calcext:value-type="float">
            <text:p>40814</text:p>
          </table:table-cell>
          <table:table-cell office:value-type="float" office:value="41304" calcext:value-type="float">
            <text:p>41304</text:p>
          </table:table-cell>
          <table:table-cell office:value-type="float" office:value="41426" calcext:value-type="float">
            <text:p>41426</text:p>
          </table:table-cell>
          <table:table-cell office:value-type="float" office:value="41457" calcext:value-type="float">
            <text:p>41457</text:p>
          </table:table-cell>
          <table:table-cell office:value-type="float" office:value="40653" calcext:value-type="float">
            <text:p>40653</text:p>
          </table:table-cell>
          <table:table-cell office:value-type="float" office:value="40847" calcext:value-type="float">
            <text:p>40847</text:p>
          </table:table-cell>
          <table:table-cell office:value-type="float" office:value="40619" calcext:value-type="float">
            <text:p>40619</text:p>
          </table:table-cell>
          <table:table-cell office:value-type="float" office:value="40691" calcext:value-type="float">
            <text:p>40691</text:p>
          </table:table-cell>
          <table:table-cell office:value-type="float" office:value="40292" calcext:value-type="float">
            <text:p>40292</text:p>
          </table:table-cell>
          <table:table-cell office:value-type="float" office:value="40760" calcext:value-type="float">
            <text:p>40760</text:p>
          </table:table-cell>
          <table:table-cell office:value-type="float" office:value="40460" calcext:value-type="float">
            <text:p>40460</text:p>
          </table:table-cell>
          <table:table-cell office:value-type="float" office:value="40520" calcext:value-type="float">
            <text:p>40520</text:p>
          </table:table-cell>
          <table:table-cell office:value-type="float" office:value="40492" calcext:value-type="float">
            <text:p>40492</text:p>
          </table:table-cell>
          <table:table-cell office:value-type="float" office:value="40408" calcext:value-type="float">
            <text:p>40408</text:p>
          </table:table-cell>
          <table:table-cell office:value-type="float" office:value="40347" calcext:value-type="float">
            <text:p>40347</text:p>
          </table:table-cell>
          <table:table-cell office:value-type="float" office:value="40915" calcext:value-type="float">
            <text:p>40915</text:p>
          </table:table-cell>
          <table:table-cell office:value-type="float" office:value="1236009" calcext:value-type="float">
            <text:p>1236009</text:p>
          </table:table-cell>
          <table:table-cell office:value-type="string" calcext:value-type="string">
            <text:p>OK</text:p>
          </table:table-cell>
          <table:table-cell office:value-type="float" office:value="24856691" calcext:value-type="float">
            <text:p>24856691</text:p>
          </table:table-cell>
          <table:table-cell office:value-type="float" office:value="24846692" calcext:value-type="float">
            <text:p>24846692</text:p>
          </table:table-cell>
          <table:table-cell table:number-columns-repeated="2" office:value-type="float" office:value="49693384" calcext:value-type="float">
            <text:p>49693384</text:p>
          </table:table-cell>
        </table:table-row>
        <table:table-row table:style-name="ro1">
          <table:table-cell table:formula="of:=MAX([.N3:.AQ3])" office:value-type="float" office:value="45783" calcext:value-type="float">
            <text:p>45783</text:p>
          </table:table-cell>
          <table:table-cell table:formula="of:=MIN([.N3:.AQ3])" office:value-type="float" office:value="40188" calcext:value-type="float">
            <text:p>40188</text:p>
          </table:table-cell>
          <table:table-cell table:formula="of:=ABS([.A3]-[.B3])" office:value-type="float" office:value="5595" calcext:value-type="float">
            <text:p>5595</text:p>
          </table:table-cell>
          <table:table-cell table:formula="of:=[.K3]" office:value-type="float" office:value="42202" calcext:value-type="float">
            <text:p>422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2202" calcext:value-type="float">
            <text:p>42202</text:p>
          </table:table-cell>
          <table:table-cell office:value-type="float" office:value="40188" calcext:value-type="float">
            <text:p>40188</text:p>
          </table:table-cell>
          <table:table-cell office:value-type="float" office:value="42540" calcext:value-type="float">
            <text:p>42540</text:p>
          </table:table-cell>
          <table:table-cell office:value-type="float" office:value="42202" calcext:value-type="float">
            <text:p>42202</text:p>
          </table:table-cell>
          <table:table-cell office:value-type="float" office:value="43279" calcext:value-type="float">
            <text:p>43279</text:p>
          </table:table-cell>
          <table:table-cell office:value-type="float" office:value="42502" calcext:value-type="float">
            <text:p>42502</text:p>
          </table:table-cell>
          <table:table-cell office:value-type="float" office:value="40188" calcext:value-type="float">
            <text:p>40188</text:p>
          </table:table-cell>
          <table:table-cell office:value-type="float" office:value="42370" calcext:value-type="float">
            <text:p>42370</text:p>
          </table:table-cell>
          <table:table-cell office:value-type="float" office:value="40873" calcext:value-type="float">
            <text:p>40873</text:p>
          </table:table-cell>
          <table:table-cell office:value-type="float" office:value="43710" calcext:value-type="float">
            <text:p>43710</text:p>
          </table:table-cell>
          <table:table-cell office:value-type="float" office:value="44090" calcext:value-type="float">
            <text:p>44090</text:p>
          </table:table-cell>
          <table:table-cell office:value-type="float" office:value="43683" calcext:value-type="float">
            <text:p>43683</text:p>
          </table:table-cell>
          <table:table-cell office:value-type="float" office:value="42196" calcext:value-type="float">
            <text:p>42196</text:p>
          </table:table-cell>
          <table:table-cell office:value-type="float" office:value="41333" calcext:value-type="float">
            <text:p>41333</text:p>
          </table:table-cell>
          <table:table-cell office:value-type="float" office:value="42042" calcext:value-type="float">
            <text:p>42042</text:p>
          </table:table-cell>
          <table:table-cell office:value-type="float" office:value="45048" calcext:value-type="float">
            <text:p>45048</text:p>
          </table:table-cell>
          <table:table-cell office:value-type="float" office:value="45783" calcext:value-type="float">
            <text:p>45783</text:p>
          </table:table-cell>
          <table:table-cell office:value-type="float" office:value="43798" calcext:value-type="float">
            <text:p>43798</text:p>
          </table:table-cell>
          <table:table-cell office:value-type="float" office:value="42901" calcext:value-type="float">
            <text:p>42901</text:p>
          </table:table-cell>
          <table:table-cell office:value-type="float" office:value="43446" calcext:value-type="float">
            <text:p>43446</text:p>
          </table:table-cell>
          <table:table-cell office:value-type="float" office:value="44192" calcext:value-type="float">
            <text:p>44192</text:p>
          </table:table-cell>
          <table:table-cell office:value-type="float" office:value="43679" calcext:value-type="float">
            <text:p>43679</text:p>
          </table:table-cell>
          <table:table-cell office:value-type="float" office:value="44409" calcext:value-type="float">
            <text:p>44409</text:p>
          </table:table-cell>
          <table:table-cell office:value-type="float" office:value="43221" calcext:value-type="float">
            <text:p>43221</text:p>
          </table:table-cell>
          <table:table-cell office:value-type="float" office:value="41829" calcext:value-type="float">
            <text:p>41829</text:p>
          </table:table-cell>
          <table:table-cell office:value-type="float" office:value="42940" calcext:value-type="float">
            <text:p>42940</text:p>
          </table:table-cell>
          <table:table-cell office:value-type="float" office:value="40776" calcext:value-type="float">
            <text:p>40776</text:p>
          </table:table-cell>
          <table:table-cell office:value-type="float" office:value="40622" calcext:value-type="float">
            <text:p>40622</text:p>
          </table:table-cell>
          <table:table-cell office:value-type="float" office:value="41207" calcext:value-type="float">
            <text:p>41207</text:p>
          </table:table-cell>
          <table:table-cell office:value-type="float" office:value="40708" calcext:value-type="float">
            <text:p>40708</text:p>
          </table:table-cell>
          <table:table-cell office:value-type="float" office:value="41581" calcext:value-type="float">
            <text:p>41581</text:p>
          </table:table-cell>
          <table:table-cell office:value-type="float" office:value="40501" calcext:value-type="float">
            <text:p>40501</text:p>
          </table:table-cell>
          <table:table-cell office:value-type="float" office:value="41098" calcext:value-type="float">
            <text:p>41098</text:p>
          </table:table-cell>
          <table:table-cell office:value-type="float" office:value="1276207" calcext:value-type="float">
            <text:p>1276207</text:p>
          </table:table-cell>
          <table:table-cell office:value-type="string" calcext:value-type="string">
            <text:p>OK</text:p>
          </table:table-cell>
          <table:table-cell office:value-type="float" office:value="25139266" calcext:value-type="float">
            <text:p>25139266</text:p>
          </table:table-cell>
          <table:table-cell office:value-type="float" office:value="25129267" calcext:value-type="float">
            <text:p>25129267</text:p>
          </table:table-cell>
          <table:table-cell table:number-columns-repeated="2" office:value-type="float" office:value="50258534" calcext:value-type="float">
            <text:p>50258534</text:p>
          </table:table-cell>
        </table:table-row>
        <table:table-row table:style-name="ro1">
          <table:table-cell table:formula="of:=MAX([.N4:.AQ4])" office:value-type="float" office:value="44957" calcext:value-type="float">
            <text:p>44957</text:p>
          </table:table-cell>
          <table:table-cell table:formula="of:=MIN([.N4:.AQ4])" office:value-type="float" office:value="40305" calcext:value-type="float">
            <text:p>40305</text:p>
          </table:table-cell>
          <table:table-cell table:formula="of:=ABS([.A4]-[.B4])" office:value-type="float" office:value="4652" calcext:value-type="float">
            <text:p>4652</text:p>
          </table:table-cell>
          <table:table-cell table:formula="of:=[.K4]" office:value-type="float" office:value="43043" calcext:value-type="float">
            <text:p>43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3043" calcext:value-type="float">
            <text:p>43043</text:p>
          </table:table-cell>
          <table:table-cell office:value-type="float" office:value="40305" calcext:value-type="float">
            <text:p>40305</text:p>
          </table:table-cell>
          <table:table-cell office:value-type="float" office:value="41806" calcext:value-type="float">
            <text:p>41806</text:p>
          </table:table-cell>
          <table:table-cell office:value-type="float" office:value="43043" calcext:value-type="float">
            <text:p>43043</text:p>
          </table:table-cell>
          <table:table-cell office:value-type="float" office:value="43904" calcext:value-type="float">
            <text:p>43904</text:p>
          </table:table-cell>
          <table:table-cell office:value-type="float" office:value="41665" calcext:value-type="float">
            <text:p>41665</text:p>
          </table:table-cell>
          <table:table-cell office:value-type="float" office:value="44957" calcext:value-type="float">
            <text:p>44957</text:p>
          </table:table-cell>
          <table:table-cell office:value-type="float" office:value="40448" calcext:value-type="float">
            <text:p>40448</text:p>
          </table:table-cell>
          <table:table-cell office:value-type="float" office:value="41490" calcext:value-type="float">
            <text:p>41490</text:p>
          </table:table-cell>
          <table:table-cell office:value-type="float" office:value="41055" calcext:value-type="float">
            <text:p>41055</text:p>
          </table:table-cell>
          <table:table-cell office:value-type="float" office:value="41478" calcext:value-type="float">
            <text:p>41478</text:p>
          </table:table-cell>
          <table:table-cell office:value-type="float" office:value="43960" calcext:value-type="float">
            <text:p>43960</text:p>
          </table:table-cell>
          <table:table-cell office:value-type="float" office:value="42878" calcext:value-type="float">
            <text:p>42878</text:p>
          </table:table-cell>
          <table:table-cell office:value-type="float" office:value="40744" calcext:value-type="float">
            <text:p>40744</text:p>
          </table:table-cell>
          <table:table-cell office:value-type="float" office:value="41681" calcext:value-type="float">
            <text:p>41681</text:p>
          </table:table-cell>
          <table:table-cell office:value-type="float" office:value="42170" calcext:value-type="float">
            <text:p>42170</text:p>
          </table:table-cell>
          <table:table-cell office:value-type="float" office:value="40922" calcext:value-type="float">
            <text:p>40922</text:p>
          </table:table-cell>
          <table:table-cell office:value-type="float" office:value="42002" calcext:value-type="float">
            <text:p>42002</text:p>
          </table:table-cell>
          <table:table-cell office:value-type="float" office:value="41242" calcext:value-type="float">
            <text:p>41242</text:p>
          </table:table-cell>
          <table:table-cell office:value-type="float" office:value="41824" calcext:value-type="float">
            <text:p>41824</text:p>
          </table:table-cell>
          <table:table-cell office:value-type="float" office:value="41537" calcext:value-type="float">
            <text:p>41537</text:p>
          </table:table-cell>
          <table:table-cell office:value-type="float" office:value="41842" calcext:value-type="float">
            <text:p>41842</text:p>
          </table:table-cell>
          <table:table-cell office:value-type="float" office:value="41109" calcext:value-type="float">
            <text:p>41109</text:p>
          </table:table-cell>
          <table:table-cell office:value-type="float" office:value="41996" calcext:value-type="float">
            <text:p>41996</text:p>
          </table:table-cell>
          <table:table-cell office:value-type="float" office:value="42067" calcext:value-type="float">
            <text:p>42067</text:p>
          </table:table-cell>
          <table:table-cell office:value-type="float" office:value="41238" calcext:value-type="float">
            <text:p>41238</text:p>
          </table:table-cell>
          <table:table-cell office:value-type="float" office:value="41896" calcext:value-type="float">
            <text:p>41896</text:p>
          </table:table-cell>
          <table:table-cell office:value-type="float" office:value="41500" calcext:value-type="float">
            <text:p>41500</text:p>
          </table:table-cell>
          <table:table-cell office:value-type="float" office:value="41286" calcext:value-type="float">
            <text:p>41286</text:p>
          </table:table-cell>
          <table:table-cell office:value-type="float" office:value="40756" calcext:value-type="float">
            <text:p>40756</text:p>
          </table:table-cell>
          <table:table-cell office:value-type="float" office:value="40305" calcext:value-type="float">
            <text:p>40305</text:p>
          </table:table-cell>
          <table:table-cell office:value-type="float" office:value="41040" calcext:value-type="float">
            <text:p>41040</text:p>
          </table:table-cell>
          <table:table-cell office:value-type="float" office:value="42161" calcext:value-type="float">
            <text:p>42161</text:p>
          </table:table-cell>
          <table:table-cell office:value-type="float" office:value="1254196" calcext:value-type="float">
            <text:p>1254196</text:p>
          </table:table-cell>
          <table:table-cell office:value-type="string" calcext:value-type="string">
            <text:p>OK</text:p>
          </table:table-cell>
          <table:table-cell office:value-type="float" office:value="25162219" calcext:value-type="float">
            <text:p>25162219</text:p>
          </table:table-cell>
          <table:table-cell office:value-type="float" office:value="25152220" calcext:value-type="float">
            <text:p>25152220</text:p>
          </table:table-cell>
          <table:table-cell table:number-columns-repeated="2" office:value-type="float" office:value="50304440" calcext:value-type="float">
            <text:p>50304440</text:p>
          </table:table-cell>
        </table:table-row>
        <table:table-row table:style-name="ro1">
          <table:table-cell table:formula="of:=MAX([.N5:.AQ5])" office:value-type="float" office:value="44339" calcext:value-type="float">
            <text:p>44339</text:p>
          </table:table-cell>
          <table:table-cell table:formula="of:=MIN([.N5:.AQ5])" office:value-type="float" office:value="40013" calcext:value-type="float">
            <text:p>40013</text:p>
          </table:table-cell>
          <table:table-cell table:formula="of:=ABS([.A5]-[.B5])" office:value-type="float" office:value="4326" calcext:value-type="float">
            <text:p>4326</text:p>
          </table:table-cell>
          <table:table-cell table:formula="of:=[.K5]" office:value-type="float" office:value="43724" calcext:value-type="float">
            <text:p>437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3724" calcext:value-type="float">
            <text:p>43724</text:p>
          </table:table-cell>
          <table:table-cell office:value-type="float" office:value="40013" calcext:value-type="float">
            <text:p>40013</text:p>
          </table:table-cell>
          <table:table-cell office:value-type="float" office:value="41817" calcext:value-type="float">
            <text:p>41817</text:p>
          </table:table-cell>
          <table:table-cell office:value-type="float" office:value="43724" calcext:value-type="float">
            <text:p>43724</text:p>
          </table:table-cell>
          <table:table-cell office:value-type="float" office:value="44112" calcext:value-type="float">
            <text:p>44112</text:p>
          </table:table-cell>
          <table:table-cell office:value-type="float" office:value="40914" calcext:value-type="float">
            <text:p>40914</text:p>
          </table:table-cell>
          <table:table-cell office:value-type="float" office:value="41615" calcext:value-type="float">
            <text:p>41615</text:p>
          </table:table-cell>
          <table:table-cell office:value-type="float" office:value="40850" calcext:value-type="float">
            <text:p>40850</text:p>
          </table:table-cell>
          <table:table-cell office:value-type="float" office:value="41302" calcext:value-type="float">
            <text:p>41302</text:p>
          </table:table-cell>
          <table:table-cell office:value-type="float" office:value="40580" calcext:value-type="float">
            <text:p>40580</text:p>
          </table:table-cell>
          <table:table-cell office:value-type="float" office:value="40610" calcext:value-type="float">
            <text:p>40610</text:p>
          </table:table-cell>
          <table:table-cell office:value-type="float" office:value="40069" calcext:value-type="float">
            <text:p>40069</text:p>
          </table:table-cell>
          <table:table-cell office:value-type="float" office:value="41132" calcext:value-type="float">
            <text:p>41132</text:p>
          </table:table-cell>
          <table:table-cell office:value-type="float" office:value="41102" calcext:value-type="float">
            <text:p>41102</text:p>
          </table:table-cell>
          <table:table-cell office:value-type="float" office:value="41097" calcext:value-type="float">
            <text:p>41097</text:p>
          </table:table-cell>
          <table:table-cell office:value-type="float" office:value="40368" calcext:value-type="float">
            <text:p>40368</text:p>
          </table:table-cell>
          <table:table-cell office:value-type="float" office:value="40013" calcext:value-type="float">
            <text:p>40013</text:p>
          </table:table-cell>
          <table:table-cell office:value-type="float" office:value="40243" calcext:value-type="float">
            <text:p>40243</text:p>
          </table:table-cell>
          <table:table-cell office:value-type="float" office:value="40672" calcext:value-type="float">
            <text:p>40672</text:p>
          </table:table-cell>
          <table:table-cell office:value-type="float" office:value="41825" calcext:value-type="float">
            <text:p>41825</text:p>
          </table:table-cell>
          <table:table-cell office:value-type="float" office:value="42012" calcext:value-type="float">
            <text:p>42012</text:p>
          </table:table-cell>
          <table:table-cell office:value-type="float" office:value="42237" calcext:value-type="float">
            <text:p>42237</text:p>
          </table:table-cell>
          <table:table-cell office:value-type="float" office:value="42307" calcext:value-type="float">
            <text:p>42307</text:p>
          </table:table-cell>
          <table:table-cell office:value-type="float" office:value="42142" calcext:value-type="float">
            <text:p>42142</text:p>
          </table:table-cell>
          <table:table-cell office:value-type="float" office:value="43439" calcext:value-type="float">
            <text:p>43439</text:p>
          </table:table-cell>
          <table:table-cell office:value-type="float" office:value="42923" calcext:value-type="float">
            <text:p>42923</text:p>
          </table:table-cell>
          <table:table-cell office:value-type="float" office:value="44239" calcext:value-type="float">
            <text:p>44239</text:p>
          </table:table-cell>
          <table:table-cell office:value-type="float" office:value="43448" calcext:value-type="float">
            <text:p>43448</text:p>
          </table:table-cell>
          <table:table-cell office:value-type="float" office:value="41573" calcext:value-type="float">
            <text:p>41573</text:p>
          </table:table-cell>
          <table:table-cell office:value-type="float" office:value="42172" calcext:value-type="float">
            <text:p>42172</text:p>
          </table:table-cell>
          <table:table-cell office:value-type="float" office:value="44339" calcext:value-type="float">
            <text:p>44339</text:p>
          </table:table-cell>
          <table:table-cell office:value-type="float" office:value="42035" calcext:value-type="float">
            <text:p>42035</text:p>
          </table:table-cell>
          <table:table-cell office:value-type="float" office:value="41433" calcext:value-type="float">
            <text:p>41433</text:p>
          </table:table-cell>
          <table:table-cell office:value-type="float" office:value="1254527" calcext:value-type="float">
            <text:p>1254527</text:p>
          </table:table-cell>
          <table:table-cell office:value-type="string" calcext:value-type="string">
            <text:p>OK</text:p>
          </table:table-cell>
          <table:table-cell office:value-type="float" office:value="25253862" calcext:value-type="float">
            <text:p>25253862</text:p>
          </table:table-cell>
          <table:table-cell office:value-type="float" office:value="25243863" calcext:value-type="float">
            <text:p>25243863</text:p>
          </table:table-cell>
          <table:table-cell table:number-columns-repeated="2" office:value-type="float" office:value="50487726" calcext:value-type="float">
            <text:p>50487726</text:p>
          </table:table-cell>
        </table:table-row>
        <table:table-row table:style-name="ro1">
          <table:table-cell table:formula="of:=MAX([.N6:.AQ6])" office:value-type="float" office:value="53981" calcext:value-type="float">
            <text:p>53981</text:p>
          </table:table-cell>
          <table:table-cell table:formula="of:=MIN([.N6:.AQ6])" office:value-type="float" office:value="40226" calcext:value-type="float">
            <text:p>40226</text:p>
          </table:table-cell>
          <table:table-cell table:formula="of:=ABS([.A6]-[.B6])" office:value-type="float" office:value="13755" calcext:value-type="float">
            <text:p>13755</text:p>
          </table:table-cell>
          <table:table-cell table:formula="of:=[.K6]" office:value-type="float" office:value="51185" calcext:value-type="float">
            <text:p>511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1185" calcext:value-type="float">
            <text:p>51185</text:p>
          </table:table-cell>
          <table:table-cell office:value-type="float" office:value="40226" calcext:value-type="float">
            <text:p>40226</text:p>
          </table:table-cell>
          <table:table-cell office:value-type="float" office:value="45015" calcext:value-type="float">
            <text:p>45015</text:p>
          </table:table-cell>
          <table:table-cell office:value-type="float" office:value="51185" calcext:value-type="float">
            <text:p>51185</text:p>
          </table:table-cell>
          <table:table-cell office:value-type="float" office:value="47193" calcext:value-type="float">
            <text:p>47193</text:p>
          </table:table-cell>
          <table:table-cell office:value-type="float" office:value="46414" calcext:value-type="float">
            <text:p>46414</text:p>
          </table:table-cell>
          <table:table-cell office:value-type="float" office:value="45356" calcext:value-type="float">
            <text:p>45356</text:p>
          </table:table-cell>
          <table:table-cell office:value-type="float" office:value="53981" calcext:value-type="float">
            <text:p>53981</text:p>
          </table:table-cell>
          <table:table-cell office:value-type="float" office:value="41760" calcext:value-type="float">
            <text:p>41760</text:p>
          </table:table-cell>
          <table:table-cell office:value-type="float" office:value="53590" calcext:value-type="float">
            <text:p>53590</text:p>
          </table:table-cell>
          <table:table-cell office:value-type="float" office:value="43620" calcext:value-type="float">
            <text:p>43620</text:p>
          </table:table-cell>
          <table:table-cell office:value-type="float" office:value="44587" calcext:value-type="float">
            <text:p>44587</text:p>
          </table:table-cell>
          <table:table-cell office:value-type="float" office:value="44565" calcext:value-type="float">
            <text:p>44565</text:p>
          </table:table-cell>
          <table:table-cell office:value-type="float" office:value="44025" calcext:value-type="float">
            <text:p>44025</text:p>
          </table:table-cell>
          <table:table-cell office:value-type="float" office:value="43868" calcext:value-type="float">
            <text:p>43868</text:p>
          </table:table-cell>
          <table:table-cell office:value-type="float" office:value="47571" calcext:value-type="float">
            <text:p>47571</text:p>
          </table:table-cell>
          <table:table-cell office:value-type="float" office:value="41599" calcext:value-type="float">
            <text:p>41599</text:p>
          </table:table-cell>
          <table:table-cell office:value-type="float" office:value="45533" calcext:value-type="float">
            <text:p>45533</text:p>
          </table:table-cell>
          <table:table-cell office:value-type="float" office:value="46184" calcext:value-type="float">
            <text:p>46184</text:p>
          </table:table-cell>
          <table:table-cell office:value-type="float" office:value="43882" calcext:value-type="float">
            <text:p>43882</text:p>
          </table:table-cell>
          <table:table-cell office:value-type="float" office:value="48540" calcext:value-type="float">
            <text:p>48540</text:p>
          </table:table-cell>
          <table:table-cell office:value-type="float" office:value="47252" calcext:value-type="float">
            <text:p>47252</text:p>
          </table:table-cell>
          <table:table-cell office:value-type="float" office:value="42104" calcext:value-type="float">
            <text:p>42104</text:p>
          </table:table-cell>
          <table:table-cell office:value-type="float" office:value="47895" calcext:value-type="float">
            <text:p>47895</text:p>
          </table:table-cell>
          <table:table-cell office:value-type="float" office:value="43469" calcext:value-type="float">
            <text:p>43469</text:p>
          </table:table-cell>
          <table:table-cell office:value-type="float" office:value="43259" calcext:value-type="float">
            <text:p>43259</text:p>
          </table:table-cell>
          <table:table-cell office:value-type="float" office:value="42340" calcext:value-type="float">
            <text:p>42340</text:p>
          </table:table-cell>
          <table:table-cell office:value-type="float" office:value="43288" calcext:value-type="float">
            <text:p>43288</text:p>
          </table:table-cell>
          <table:table-cell office:value-type="float" office:value="41143" calcext:value-type="float">
            <text:p>41143</text:p>
          </table:table-cell>
          <table:table-cell office:value-type="float" office:value="43180" calcext:value-type="float">
            <text:p>43180</text:p>
          </table:table-cell>
          <table:table-cell office:value-type="float" office:value="41709" calcext:value-type="float">
            <text:p>41709</text:p>
          </table:table-cell>
          <table:table-cell office:value-type="float" office:value="40226" calcext:value-type="float">
            <text:p>40226</text:p>
          </table:table-cell>
          <table:table-cell office:value-type="float" office:value="41147" calcext:value-type="float">
            <text:p>41147</text:p>
          </table:table-cell>
          <table:table-cell office:value-type="float" office:value="1350465" calcext:value-type="float">
            <text:p>1350465</text:p>
          </table:table-cell>
          <table:table-cell office:value-type="string" calcext:value-type="string">
            <text:p>OK</text:p>
          </table:table-cell>
          <table:table-cell office:value-type="float" office:value="25332236" calcext:value-type="float">
            <text:p>25332236</text:p>
          </table:table-cell>
          <table:table-cell office:value-type="float" office:value="25322237" calcext:value-type="float">
            <text:p>25322237</text:p>
          </table:table-cell>
          <table:table-cell table:number-columns-repeated="2" office:value-type="float" office:value="50644474" calcext:value-type="float">
            <text:p>50644474</text:p>
          </table:table-cell>
        </table:table-row>
        <table:table-row table:style-name="ro1">
          <table:table-cell table:formula="of:=MAX([.N7:.AQ7])" office:value-type="float" office:value="49138" calcext:value-type="float">
            <text:p>49138</text:p>
          </table:table-cell>
          <table:table-cell table:formula="of:=MIN([.N7:.AQ7])" office:value-type="float" office:value="39994" calcext:value-type="float">
            <text:p>39994</text:p>
          </table:table-cell>
          <table:table-cell table:formula="of:=ABS([.A7]-[.B7])" office:value-type="float" office:value="9144" calcext:value-type="float">
            <text:p>9144</text:p>
          </table:table-cell>
          <table:table-cell table:formula="of:=[.K7]" office:value-type="float" office:value="47002" calcext:value-type="float">
            <text:p>47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7002" calcext:value-type="float">
            <text:p>47002</text:p>
          </table:table-cell>
          <table:table-cell office:value-type="float" office:value="39994" calcext:value-type="float">
            <text:p>39994</text:p>
          </table:table-cell>
          <table:table-cell office:value-type="float" office:value="43593" calcext:value-type="float">
            <text:p>43593</text:p>
          </table:table-cell>
          <table:table-cell office:value-type="float" office:value="47002" calcext:value-type="float">
            <text:p>47002</text:p>
          </table:table-cell>
          <table:table-cell office:value-type="float" office:value="45128" calcext:value-type="float">
            <text:p>45128</text:p>
          </table:table-cell>
          <table:table-cell office:value-type="float" office:value="45182" calcext:value-type="float">
            <text:p>45182</text:p>
          </table:table-cell>
          <table:table-cell office:value-type="float" office:value="43076" calcext:value-type="float">
            <text:p>43076</text:p>
          </table:table-cell>
          <table:table-cell office:value-type="float" office:value="43830" calcext:value-type="float">
            <text:p>43830</text:p>
          </table:table-cell>
          <table:table-cell office:value-type="float" office:value="42375" calcext:value-type="float">
            <text:p>42375</text:p>
          </table:table-cell>
          <table:table-cell office:value-type="float" office:value="45520" calcext:value-type="float">
            <text:p>45520</text:p>
          </table:table-cell>
          <table:table-cell office:value-type="float" office:value="49138" calcext:value-type="float">
            <text:p>49138</text:p>
          </table:table-cell>
          <table:table-cell office:value-type="float" office:value="47182" calcext:value-type="float">
            <text:p>47182</text:p>
          </table:table-cell>
          <table:table-cell office:value-type="float" office:value="44644" calcext:value-type="float">
            <text:p>44644</text:p>
          </table:table-cell>
          <table:table-cell office:value-type="float" office:value="45358" calcext:value-type="float">
            <text:p>45358</text:p>
          </table:table-cell>
          <table:table-cell office:value-type="float" office:value="46638" calcext:value-type="float">
            <text:p>46638</text:p>
          </table:table-cell>
          <table:table-cell office:value-type="float" office:value="45302" calcext:value-type="float">
            <text:p>45302</text:p>
          </table:table-cell>
          <table:table-cell office:value-type="float" office:value="44194" calcext:value-type="float">
            <text:p>44194</text:p>
          </table:table-cell>
          <table:table-cell office:value-type="float" office:value="41453" calcext:value-type="float">
            <text:p>41453</text:p>
          </table:table-cell>
          <table:table-cell office:value-type="float" office:value="42523" calcext:value-type="float">
            <text:p>42523</text:p>
          </table:table-cell>
          <table:table-cell office:value-type="float" office:value="46329" calcext:value-type="float">
            <text:p>46329</text:p>
          </table:table-cell>
          <table:table-cell office:value-type="float" office:value="41049" calcext:value-type="float">
            <text:p>41049</text:p>
          </table:table-cell>
          <table:table-cell office:value-type="float" office:value="42344" calcext:value-type="float">
            <text:p>42344</text:p>
          </table:table-cell>
          <table:table-cell office:value-type="float" office:value="45077" calcext:value-type="float">
            <text:p>45077</text:p>
          </table:table-cell>
          <table:table-cell office:value-type="float" office:value="40035" calcext:value-type="float">
            <text:p>40035</text:p>
          </table:table-cell>
          <table:table-cell office:value-type="float" office:value="40509" calcext:value-type="float">
            <text:p>40509</text:p>
          </table:table-cell>
          <table:table-cell office:value-type="float" office:value="43393" calcext:value-type="float">
            <text:p>43393</text:p>
          </table:table-cell>
          <table:table-cell office:value-type="float" office:value="40249" calcext:value-type="float">
            <text:p>40249</text:p>
          </table:table-cell>
          <table:table-cell office:value-type="float" office:value="39994" calcext:value-type="float">
            <text:p>39994</text:p>
          </table:table-cell>
          <table:table-cell office:value-type="float" office:value="43152" calcext:value-type="float">
            <text:p>43152</text:p>
          </table:table-cell>
          <table:table-cell office:value-type="float" office:value="42856" calcext:value-type="float">
            <text:p>42856</text:p>
          </table:table-cell>
          <table:table-cell office:value-type="float" office:value="41162" calcext:value-type="float">
            <text:p>41162</text:p>
          </table:table-cell>
          <table:table-cell office:value-type="float" office:value="41085" calcext:value-type="float">
            <text:p>41085</text:p>
          </table:table-cell>
          <table:table-cell office:value-type="float" office:value="42025" calcext:value-type="float">
            <text:p>42025</text:p>
          </table:table-cell>
          <table:table-cell office:value-type="float" office:value="1307804" calcext:value-type="float">
            <text:p>1307804</text:p>
          </table:table-cell>
          <table:table-cell office:value-type="string" calcext:value-type="string">
            <text:p>OK</text:p>
          </table:table-cell>
          <table:table-cell office:value-type="float" office:value="24908715" calcext:value-type="float">
            <text:p>24908715</text:p>
          </table:table-cell>
          <table:table-cell office:value-type="float" office:value="24898716" calcext:value-type="float">
            <text:p>24898716</text:p>
          </table:table-cell>
          <table:table-cell table:number-columns-repeated="2" office:value-type="float" office:value="49797432" calcext:value-type="float">
            <text:p>49797432</text:p>
          </table:table-cell>
        </table:table-row>
        <table:table-row table:style-name="ro1">
          <table:table-cell table:formula="of:=MAX([.N8:.AQ8])" office:value-type="float" office:value="44851" calcext:value-type="float">
            <text:p>44851</text:p>
          </table:table-cell>
          <table:table-cell table:formula="of:=MIN([.N8:.AQ8])" office:value-type="float" office:value="40141" calcext:value-type="float">
            <text:p>40141</text:p>
          </table:table-cell>
          <table:table-cell table:formula="of:=ABS([.A8]-[.B8])" office:value-type="float" office:value="4710" calcext:value-type="float">
            <text:p>4710</text:p>
          </table:table-cell>
          <table:table-cell table:formula="of:=[.K8]" office:value-type="float" office:value="44851" calcext:value-type="float">
            <text:p>448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4851" calcext:value-type="float">
            <text:p>44851</text:p>
          </table:table-cell>
          <table:table-cell office:value-type="float" office:value="40141" calcext:value-type="float">
            <text:p>40141</text:p>
          </table:table-cell>
          <table:table-cell office:value-type="float" office:value="41782" calcext:value-type="float">
            <text:p>41782</text:p>
          </table:table-cell>
          <table:table-cell office:value-type="float" office:value="44851" calcext:value-type="float">
            <text:p>44851</text:p>
          </table:table-cell>
          <table:table-cell office:value-type="float" office:value="40918" calcext:value-type="float">
            <text:p>40918</text:p>
          </table:table-cell>
          <table:table-cell office:value-type="float" office:value="42550" calcext:value-type="float">
            <text:p>42550</text:p>
          </table:table-cell>
          <table:table-cell office:value-type="float" office:value="41783" calcext:value-type="float">
            <text:p>41783</text:p>
          </table:table-cell>
          <table:table-cell office:value-type="float" office:value="42647" calcext:value-type="float">
            <text:p>42647</text:p>
          </table:table-cell>
          <table:table-cell office:value-type="float" office:value="41498" calcext:value-type="float">
            <text:p>41498</text:p>
          </table:table-cell>
          <table:table-cell office:value-type="float" office:value="41461" calcext:value-type="float">
            <text:p>41461</text:p>
          </table:table-cell>
          <table:table-cell office:value-type="float" office:value="41542" calcext:value-type="float">
            <text:p>41542</text:p>
          </table:table-cell>
          <table:table-cell office:value-type="float" office:value="44454" calcext:value-type="float">
            <text:p>44454</text:p>
          </table:table-cell>
          <table:table-cell office:value-type="float" office:value="41997" calcext:value-type="float">
            <text:p>41997</text:p>
          </table:table-cell>
          <table:table-cell office:value-type="float" office:value="41754" calcext:value-type="float">
            <text:p>41754</text:p>
          </table:table-cell>
          <table:table-cell office:value-type="float" office:value="41515" calcext:value-type="float">
            <text:p>41515</text:p>
          </table:table-cell>
          <table:table-cell office:value-type="float" office:value="43733" calcext:value-type="float">
            <text:p>43733</text:p>
          </table:table-cell>
          <table:table-cell office:value-type="float" office:value="41351" calcext:value-type="float">
            <text:p>41351</text:p>
          </table:table-cell>
          <table:table-cell office:value-type="float" office:value="42810" calcext:value-type="float">
            <text:p>42810</text:p>
          </table:table-cell>
          <table:table-cell office:value-type="float" office:value="41390" calcext:value-type="float">
            <text:p>41390</text:p>
          </table:table-cell>
          <table:table-cell office:value-type="float" office:value="40962" calcext:value-type="float">
            <text:p>40962</text:p>
          </table:table-cell>
          <table:table-cell office:value-type="float" office:value="40842" calcext:value-type="float">
            <text:p>40842</text:p>
          </table:table-cell>
          <table:table-cell office:value-type="float" office:value="40969" calcext:value-type="float">
            <text:p>40969</text:p>
          </table:table-cell>
          <table:table-cell office:value-type="float" office:value="40944" calcext:value-type="float">
            <text:p>40944</text:p>
          </table:table-cell>
          <table:table-cell office:value-type="float" office:value="41573" calcext:value-type="float">
            <text:p>41573</text:p>
          </table:table-cell>
          <table:table-cell office:value-type="float" office:value="40502" calcext:value-type="float">
            <text:p>40502</text:p>
          </table:table-cell>
          <table:table-cell office:value-type="float" office:value="40141" calcext:value-type="float">
            <text:p>40141</text:p>
          </table:table-cell>
          <table:table-cell office:value-type="float" office:value="40765" calcext:value-type="float">
            <text:p>40765</text:p>
          </table:table-cell>
          <table:table-cell office:value-type="float" office:value="40280" calcext:value-type="float">
            <text:p>40280</text:p>
          </table:table-cell>
          <table:table-cell office:value-type="float" office:value="42128" calcext:value-type="float">
            <text:p>42128</text:p>
          </table:table-cell>
          <table:table-cell office:value-type="float" office:value="41775" calcext:value-type="float">
            <text:p>41775</text:p>
          </table:table-cell>
          <table:table-cell office:value-type="float" office:value="42290" calcext:value-type="float">
            <text:p>42290</text:p>
          </table:table-cell>
          <table:table-cell office:value-type="float" office:value="42076" calcext:value-type="float">
            <text:p>42076</text:p>
          </table:table-cell>
          <table:table-cell office:value-type="float" office:value="41966" calcext:value-type="float">
            <text:p>41966</text:p>
          </table:table-cell>
          <table:table-cell office:value-type="float" office:value="1253467" calcext:value-type="float">
            <text:p>1253467</text:p>
          </table:table-cell>
          <table:table-cell office:value-type="string" calcext:value-type="string">
            <text:p>OK</text:p>
          </table:table-cell>
          <table:table-cell office:value-type="float" office:value="25129587" calcext:value-type="float">
            <text:p>25129587</text:p>
          </table:table-cell>
          <table:table-cell office:value-type="float" office:value="25119588" calcext:value-type="float">
            <text:p>25119588</text:p>
          </table:table-cell>
          <table:table-cell table:number-columns-repeated="2" office:value-type="float" office:value="50239176" calcext:value-type="float">
            <text:p>50239176</text:p>
          </table:table-cell>
        </table:table-row>
        <table:table-row table:style-name="ro1">
          <table:table-cell table:formula="of:=MAX([.N9:.AQ9])" office:value-type="float" office:value="46018" calcext:value-type="float">
            <text:p>46018</text:p>
          </table:table-cell>
          <table:table-cell table:formula="of:=MIN([.N9:.AQ9])" office:value-type="float" office:value="40731" calcext:value-type="float">
            <text:p>40731</text:p>
          </table:table-cell>
          <table:table-cell table:formula="of:=ABS([.A9]-[.B9])" office:value-type="float" office:value="5287" calcext:value-type="float">
            <text:p>5287</text:p>
          </table:table-cell>
          <table:table-cell table:formula="of:=[.K9]" office:value-type="float" office:value="45806" calcext:value-type="float">
            <text:p>458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8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5806" calcext:value-type="float">
            <text:p>45806</text:p>
          </table:table-cell>
          <table:table-cell office:value-type="float" office:value="40731" calcext:value-type="float">
            <text:p>40731</text:p>
          </table:table-cell>
          <table:table-cell office:value-type="float" office:value="42250" calcext:value-type="float">
            <text:p>42250</text:p>
          </table:table-cell>
          <table:table-cell office:value-type="float" office:value="45806" calcext:value-type="float">
            <text:p>45806</text:p>
          </table:table-cell>
          <table:table-cell office:value-type="float" office:value="46018" calcext:value-type="float">
            <text:p>46018</text:p>
          </table:table-cell>
          <table:table-cell office:value-type="float" office:value="41931" calcext:value-type="float">
            <text:p>41931</text:p>
          </table:table-cell>
          <table:table-cell office:value-type="float" office:value="43327" calcext:value-type="float">
            <text:p>43327</text:p>
          </table:table-cell>
          <table:table-cell office:value-type="float" office:value="41678" calcext:value-type="float">
            <text:p>41678</text:p>
          </table:table-cell>
          <table:table-cell office:value-type="float" office:value="42171" calcext:value-type="float">
            <text:p>42171</text:p>
          </table:table-cell>
          <table:table-cell office:value-type="float" office:value="43554" calcext:value-type="float">
            <text:p>43554</text:p>
          </table:table-cell>
          <table:table-cell office:value-type="float" office:value="40731" calcext:value-type="float">
            <text:p>40731</text:p>
          </table:table-cell>
          <table:table-cell office:value-type="float" office:value="42397" calcext:value-type="float">
            <text:p>42397</text:p>
          </table:table-cell>
          <table:table-cell office:value-type="float" office:value="43330" calcext:value-type="float">
            <text:p>43330</text:p>
          </table:table-cell>
          <table:table-cell office:value-type="float" office:value="42060" calcext:value-type="float">
            <text:p>42060</text:p>
          </table:table-cell>
          <table:table-cell office:value-type="float" office:value="41908" calcext:value-type="float">
            <text:p>41908</text:p>
          </table:table-cell>
          <table:table-cell office:value-type="float" office:value="42071" calcext:value-type="float">
            <text:p>42071</text:p>
          </table:table-cell>
          <table:table-cell office:value-type="float" office:value="40921" calcext:value-type="float">
            <text:p>40921</text:p>
          </table:table-cell>
          <table:table-cell office:value-type="float" office:value="40819" calcext:value-type="float">
            <text:p>40819</text:p>
          </table:table-cell>
          <table:table-cell office:value-type="float" office:value="41513" calcext:value-type="float">
            <text:p>41513</text:p>
          </table:table-cell>
          <table:table-cell office:value-type="float" office:value="41116" calcext:value-type="float">
            <text:p>41116</text:p>
          </table:table-cell>
          <table:table-cell office:value-type="float" office:value="40905" calcext:value-type="float">
            <text:p>40905</text:p>
          </table:table-cell>
          <table:table-cell office:value-type="float" office:value="42829" calcext:value-type="float">
            <text:p>42829</text:p>
          </table:table-cell>
          <table:table-cell office:value-type="float" office:value="42038" calcext:value-type="float">
            <text:p>42038</text:p>
          </table:table-cell>
          <table:table-cell office:value-type="float" office:value="42084" calcext:value-type="float">
            <text:p>42084</text:p>
          </table:table-cell>
          <table:table-cell office:value-type="float" office:value="41882" calcext:value-type="float">
            <text:p>41882</text:p>
          </table:table-cell>
          <table:table-cell office:value-type="float" office:value="41682" calcext:value-type="float">
            <text:p>41682</text:p>
          </table:table-cell>
          <table:table-cell office:value-type="float" office:value="41704" calcext:value-type="float">
            <text:p>41704</text:p>
          </table:table-cell>
          <table:table-cell office:value-type="float" office:value="42252" calcext:value-type="float">
            <text:p>42252</text:p>
          </table:table-cell>
          <table:table-cell office:value-type="float" office:value="41419" calcext:value-type="float">
            <text:p>41419</text:p>
          </table:table-cell>
          <table:table-cell office:value-type="float" office:value="42405" calcext:value-type="float">
            <text:p>42405</text:p>
          </table:table-cell>
          <table:table-cell office:value-type="float" office:value="41633" calcext:value-type="float">
            <text:p>41633</text:p>
          </table:table-cell>
          <table:table-cell office:value-type="float" office:value="42828" calcext:value-type="float">
            <text:p>42828</text:p>
          </table:table-cell>
          <table:table-cell office:value-type="float" office:value="42505" calcext:value-type="float">
            <text:p>42505</text:p>
          </table:table-cell>
          <table:table-cell office:value-type="float" office:value="1267517" calcext:value-type="float">
            <text:p>1267517</text:p>
          </table:table-cell>
          <table:table-cell office:value-type="string" calcext:value-type="string">
            <text:p>OK</text:p>
          </table:table-cell>
          <table:table-cell office:value-type="float" office:value="25117182" calcext:value-type="float">
            <text:p>25117182</text:p>
          </table:table-cell>
          <table:table-cell office:value-type="float" office:value="25107183" calcext:value-type="float">
            <text:p>25107183</text:p>
          </table:table-cell>
          <table:table-cell table:number-columns-repeated="2" office:value-type="float" office:value="50214366" calcext:value-type="float">
            <text:p>50214366</text:p>
          </table:table-cell>
        </table:table-row>
        <table:table-row table:style-name="ro1">
          <table:table-cell table:formula="of:=MAX([.N10:.AQ10])" office:value-type="float" office:value="47735" calcext:value-type="float">
            <text:p>47735</text:p>
          </table:table-cell>
          <table:table-cell table:formula="of:=MIN([.N10:.AQ10])" office:value-type="float" office:value="40743" calcext:value-type="float">
            <text:p>40743</text:p>
          </table:table-cell>
          <table:table-cell table:formula="of:=ABS([.A10]-[.B10])" office:value-type="float" office:value="6992" calcext:value-type="float">
            <text:p>6992</text:p>
          </table:table-cell>
          <table:table-cell table:formula="of:=[.K10]" office:value-type="float" office:value="45485" calcext:value-type="float">
            <text:p>454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9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5485" calcext:value-type="float">
            <text:p>45485</text:p>
          </table:table-cell>
          <table:table-cell office:value-type="float" office:value="40743" calcext:value-type="float">
            <text:p>40743</text:p>
          </table:table-cell>
          <table:table-cell office:value-type="float" office:value="42918" calcext:value-type="float">
            <text:p>42918</text:p>
          </table:table-cell>
          <table:table-cell office:value-type="float" office:value="45485" calcext:value-type="float">
            <text:p>45485</text:p>
          </table:table-cell>
          <table:table-cell office:value-type="float" office:value="46372" calcext:value-type="float">
            <text:p>46372</text:p>
          </table:table-cell>
          <table:table-cell office:value-type="float" office:value="41424" calcext:value-type="float">
            <text:p>41424</text:p>
          </table:table-cell>
          <table:table-cell office:value-type="float" office:value="41265" calcext:value-type="float">
            <text:p>41265</text:p>
          </table:table-cell>
          <table:table-cell office:value-type="float" office:value="42354" calcext:value-type="float">
            <text:p>42354</text:p>
          </table:table-cell>
          <table:table-cell office:value-type="float" office:value="42584" calcext:value-type="float">
            <text:p>42584</text:p>
          </table:table-cell>
          <table:table-cell office:value-type="float" office:value="40743" calcext:value-type="float">
            <text:p>40743</text:p>
          </table:table-cell>
          <table:table-cell office:value-type="float" office:value="40932" calcext:value-type="float">
            <text:p>40932</text:p>
          </table:table-cell>
          <table:table-cell office:value-type="float" office:value="42189" calcext:value-type="float">
            <text:p>42189</text:p>
          </table:table-cell>
          <table:table-cell office:value-type="float" office:value="40955" calcext:value-type="float">
            <text:p>40955</text:p>
          </table:table-cell>
          <table:table-cell office:value-type="float" office:value="40993" calcext:value-type="float">
            <text:p>40993</text:p>
          </table:table-cell>
          <table:table-cell office:value-type="float" office:value="41210" calcext:value-type="float">
            <text:p>41210</text:p>
          </table:table-cell>
          <table:table-cell office:value-type="float" office:value="42712" calcext:value-type="float">
            <text:p>42712</text:p>
          </table:table-cell>
          <table:table-cell office:value-type="float" office:value="41107" calcext:value-type="float">
            <text:p>41107</text:p>
          </table:table-cell>
          <table:table-cell office:value-type="float" office:value="42058" calcext:value-type="float">
            <text:p>42058</text:p>
          </table:table-cell>
          <table:table-cell office:value-type="float" office:value="41473" calcext:value-type="float">
            <text:p>41473</text:p>
          </table:table-cell>
          <table:table-cell office:value-type="float" office:value="42724" calcext:value-type="float">
            <text:p>42724</text:p>
          </table:table-cell>
          <table:table-cell office:value-type="float" office:value="41026" calcext:value-type="float">
            <text:p>41026</text:p>
          </table:table-cell>
          <table:table-cell office:value-type="float" office:value="45114" calcext:value-type="float">
            <text:p>45114</text:p>
          </table:table-cell>
          <table:table-cell office:value-type="float" office:value="47735" calcext:value-type="float">
            <text:p>47735</text:p>
          </table:table-cell>
          <table:table-cell office:value-type="float" office:value="44208" calcext:value-type="float">
            <text:p>44208</text:p>
          </table:table-cell>
          <table:table-cell office:value-type="float" office:value="41475" calcext:value-type="float">
            <text:p>41475</text:p>
          </table:table-cell>
          <table:table-cell office:value-type="float" office:value="42939" calcext:value-type="float">
            <text:p>42939</text:p>
          </table:table-cell>
          <table:table-cell office:value-type="float" office:value="41942" calcext:value-type="float">
            <text:p>41942</text:p>
          </table:table-cell>
          <table:table-cell office:value-type="float" office:value="47349" calcext:value-type="float">
            <text:p>47349</text:p>
          </table:table-cell>
          <table:table-cell office:value-type="float" office:value="41366" calcext:value-type="float">
            <text:p>41366</text:p>
          </table:table-cell>
          <table:table-cell office:value-type="float" office:value="41967" calcext:value-type="float">
            <text:p>41967</text:p>
          </table:table-cell>
          <table:table-cell office:value-type="float" office:value="41124" calcext:value-type="float">
            <text:p>41124</text:p>
          </table:table-cell>
          <table:table-cell office:value-type="float" office:value="47164" calcext:value-type="float">
            <text:p>47164</text:p>
          </table:table-cell>
          <table:table-cell office:value-type="float" office:value="47580" calcext:value-type="float">
            <text:p>47580</text:p>
          </table:table-cell>
          <table:table-cell office:value-type="float" office:value="1287569" calcext:value-type="float">
            <text:p>1287569</text:p>
          </table:table-cell>
          <table:table-cell office:value-type="string" calcext:value-type="string">
            <text:p>OK</text:p>
          </table:table-cell>
          <table:table-cell office:value-type="float" office:value="25119652" calcext:value-type="float">
            <text:p>25119652</text:p>
          </table:table-cell>
          <table:table-cell office:value-type="float" office:value="25109653" calcext:value-type="float">
            <text:p>25109653</text:p>
          </table:table-cell>
          <table:table-cell table:number-columns-repeated="2" office:value-type="float" office:value="50219306" calcext:value-type="float">
            <text:p>50219306</text:p>
          </table:table-cell>
        </table:table-row>
        <table:table-row table:style-name="ro1">
          <table:table-cell table:formula="of:=MAX([.N11:.AQ11])" office:value-type="float" office:value="51383" calcext:value-type="float">
            <text:p>51383</text:p>
          </table:table-cell>
          <table:table-cell table:formula="of:=MIN([.N11:.AQ11])" office:value-type="float" office:value="40612" calcext:value-type="float">
            <text:p>40612</text:p>
          </table:table-cell>
          <table:table-cell table:formula="of:=ABS([.A11]-[.B11])" office:value-type="float" office:value="10771" calcext:value-type="float">
            <text:p>10771</text:p>
          </table:table-cell>
          <table:table-cell table:formula="of:=[.K11]" office:value-type="float" office:value="41753" calcext:value-type="float">
            <text:p>4175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0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1753" calcext:value-type="float">
            <text:p>41753</text:p>
          </table:table-cell>
          <table:table-cell office:value-type="float" office:value="40612" calcext:value-type="float">
            <text:p>40612</text:p>
          </table:table-cell>
          <table:table-cell office:value-type="float" office:value="42549" calcext:value-type="float">
            <text:p>42549</text:p>
          </table:table-cell>
          <table:table-cell office:value-type="float" office:value="41753" calcext:value-type="float">
            <text:p>41753</text:p>
          </table:table-cell>
          <table:table-cell office:value-type="float" office:value="40830" calcext:value-type="float">
            <text:p>40830</text:p>
          </table:table-cell>
          <table:table-cell office:value-type="float" office:value="41799" calcext:value-type="float">
            <text:p>41799</text:p>
          </table:table-cell>
          <table:table-cell office:value-type="float" office:value="41335" calcext:value-type="float">
            <text:p>41335</text:p>
          </table:table-cell>
          <table:table-cell office:value-type="float" office:value="42526" calcext:value-type="float">
            <text:p>42526</text:p>
          </table:table-cell>
          <table:table-cell office:value-type="float" office:value="40612" calcext:value-type="float">
            <text:p>40612</text:p>
          </table:table-cell>
          <table:table-cell office:value-type="float" office:value="42794" calcext:value-type="float">
            <text:p>42794</text:p>
          </table:table-cell>
          <table:table-cell office:value-type="float" office:value="41756" calcext:value-type="float">
            <text:p>41756</text:p>
          </table:table-cell>
          <table:table-cell office:value-type="float" office:value="41355" calcext:value-type="float">
            <text:p>41355</text:p>
          </table:table-cell>
          <table:table-cell office:value-type="float" office:value="41310" calcext:value-type="float">
            <text:p>41310</text:p>
          </table:table-cell>
          <table:table-cell office:value-type="float" office:value="42690" calcext:value-type="float">
            <text:p>42690</text:p>
          </table:table-cell>
          <table:table-cell office:value-type="float" office:value="42712" calcext:value-type="float">
            <text:p>42712</text:p>
          </table:table-cell>
          <table:table-cell office:value-type="float" office:value="42100" calcext:value-type="float">
            <text:p>42100</text:p>
          </table:table-cell>
          <table:table-cell office:value-type="float" office:value="41097" calcext:value-type="float">
            <text:p>41097</text:p>
          </table:table-cell>
          <table:table-cell office:value-type="float" office:value="42749" calcext:value-type="float">
            <text:p>42749</text:p>
          </table:table-cell>
          <table:table-cell office:value-type="float" office:value="41221" calcext:value-type="float">
            <text:p>41221</text:p>
          </table:table-cell>
          <table:table-cell office:value-type="float" office:value="40712" calcext:value-type="float">
            <text:p>40712</text:p>
          </table:table-cell>
          <table:table-cell office:value-type="float" office:value="41177" calcext:value-type="float">
            <text:p>41177</text:p>
          </table:table-cell>
          <table:table-cell office:value-type="float" office:value="42757" calcext:value-type="float">
            <text:p>42757</text:p>
          </table:table-cell>
          <table:table-cell office:value-type="float" office:value="44607" calcext:value-type="float">
            <text:p>44607</text:p>
          </table:table-cell>
          <table:table-cell office:value-type="float" office:value="51383" calcext:value-type="float">
            <text:p>51383</text:p>
          </table:table-cell>
          <table:table-cell office:value-type="float" office:value="43763" calcext:value-type="float">
            <text:p>43763</text:p>
          </table:table-cell>
          <table:table-cell office:value-type="float" office:value="43057" calcext:value-type="float">
            <text:p>43057</text:p>
          </table:table-cell>
          <table:table-cell office:value-type="float" office:value="43013" calcext:value-type="float">
            <text:p>43013</text:p>
          </table:table-cell>
          <table:table-cell office:value-type="float" office:value="42084" calcext:value-type="float">
            <text:p>42084</text:p>
          </table:table-cell>
          <table:table-cell office:value-type="float" office:value="43781" calcext:value-type="float">
            <text:p>43781</text:p>
          </table:table-cell>
          <table:table-cell office:value-type="float" office:value="47049" calcext:value-type="float">
            <text:p>47049</text:p>
          </table:table-cell>
          <table:table-cell office:value-type="float" office:value="41441" calcext:value-type="float">
            <text:p>41441</text:p>
          </table:table-cell>
          <table:table-cell office:value-type="float" office:value="41765" calcext:value-type="float">
            <text:p>41765</text:p>
          </table:table-cell>
          <table:table-cell office:value-type="float" office:value="41260" calcext:value-type="float">
            <text:p>41260</text:p>
          </table:table-cell>
          <table:table-cell office:value-type="float" office:value="1276488" calcext:value-type="float">
            <text:p>1276488</text:p>
          </table:table-cell>
          <table:table-cell office:value-type="string" calcext:value-type="string">
            <text:p>OK</text:p>
          </table:table-cell>
          <table:table-cell office:value-type="float" office:value="25171265" calcext:value-type="float">
            <text:p>25171265</text:p>
          </table:table-cell>
          <table:table-cell office:value-type="float" office:value="25161266" calcext:value-type="float">
            <text:p>25161266</text:p>
          </table:table-cell>
          <table:table-cell table:number-columns-repeated="2" office:value-type="float" office:value="50322532" calcext:value-type="float">
            <text:p>50322532</text:p>
          </table:table-cell>
        </table:table-row>
        <table:table-row table:style-name="ro1">
          <table:table-cell table:formula="of:=MAX([.N12:.AQ12])" office:value-type="float" office:value="51475" calcext:value-type="float">
            <text:p>51475</text:p>
          </table:table-cell>
          <table:table-cell table:formula="of:=MIN([.N12:.AQ12])" office:value-type="float" office:value="40814" calcext:value-type="float">
            <text:p>40814</text:p>
          </table:table-cell>
          <table:table-cell table:formula="of:=ABS([.A12]-[.B12])" office:value-type="float" office:value="10661" calcext:value-type="float">
            <text:p>10661</text:p>
          </table:table-cell>
          <table:table-cell table:formula="of:=[.K12]" office:value-type="float" office:value="49016" calcext:value-type="float">
            <text:p>49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9016" calcext:value-type="float">
            <text:p>49016</text:p>
          </table:table-cell>
          <table:table-cell office:value-type="float" office:value="40814" calcext:value-type="float">
            <text:p>40814</text:p>
          </table:table-cell>
          <table:table-cell office:value-type="float" office:value="43114" calcext:value-type="float">
            <text:p>43114</text:p>
          </table:table-cell>
          <table:table-cell office:value-type="float" office:value="49016" calcext:value-type="float">
            <text:p>49016</text:p>
          </table:table-cell>
          <table:table-cell office:value-type="float" office:value="47282" calcext:value-type="float">
            <text:p>47282</text:p>
          </table:table-cell>
          <table:table-cell office:value-type="float" office:value="42360" calcext:value-type="float">
            <text:p>42360</text:p>
          </table:table-cell>
          <table:table-cell office:value-type="float" office:value="42631" calcext:value-type="float">
            <text:p>42631</text:p>
          </table:table-cell>
          <table:table-cell office:value-type="float" office:value="45216" calcext:value-type="float">
            <text:p>45216</text:p>
          </table:table-cell>
          <table:table-cell office:value-type="float" office:value="44235" calcext:value-type="float">
            <text:p>44235</text:p>
          </table:table-cell>
          <table:table-cell office:value-type="float" office:value="44392" calcext:value-type="float">
            <text:p>44392</text:p>
          </table:table-cell>
          <table:table-cell office:value-type="float" office:value="44517" calcext:value-type="float">
            <text:p>44517</text:p>
          </table:table-cell>
          <table:table-cell office:value-type="float" office:value="42377" calcext:value-type="float">
            <text:p>42377</text:p>
          </table:table-cell>
          <table:table-cell office:value-type="float" office:value="41951" calcext:value-type="float">
            <text:p>41951</text:p>
          </table:table-cell>
          <table:table-cell office:value-type="float" office:value="45731" calcext:value-type="float">
            <text:p>45731</text:p>
          </table:table-cell>
          <table:table-cell office:value-type="float" office:value="41493" calcext:value-type="float">
            <text:p>41493</text:p>
          </table:table-cell>
          <table:table-cell office:value-type="float" office:value="41145" calcext:value-type="float">
            <text:p>41145</text:p>
          </table:table-cell>
          <table:table-cell office:value-type="float" office:value="41403" calcext:value-type="float">
            <text:p>41403</text:p>
          </table:table-cell>
          <table:table-cell office:value-type="float" office:value="44387" calcext:value-type="float">
            <text:p>44387</text:p>
          </table:table-cell>
          <table:table-cell office:value-type="float" office:value="41687" calcext:value-type="float">
            <text:p>41687</text:p>
          </table:table-cell>
          <table:table-cell office:value-type="float" office:value="40931" calcext:value-type="float">
            <text:p>40931</text:p>
          </table:table-cell>
          <table:table-cell office:value-type="float" office:value="41065" calcext:value-type="float">
            <text:p>41065</text:p>
          </table:table-cell>
          <table:table-cell office:value-type="float" office:value="41718" calcext:value-type="float">
            <text:p>41718</text:p>
          </table:table-cell>
          <table:table-cell office:value-type="float" office:value="41491" calcext:value-type="float">
            <text:p>41491</text:p>
          </table:table-cell>
          <table:table-cell office:value-type="float" office:value="42709" calcext:value-type="float">
            <text:p>42709</text:p>
          </table:table-cell>
          <table:table-cell office:value-type="float" office:value="41777" calcext:value-type="float">
            <text:p>41777</text:p>
          </table:table-cell>
          <table:table-cell office:value-type="float" office:value="40877" calcext:value-type="float">
            <text:p>40877</text:p>
          </table:table-cell>
          <table:table-cell office:value-type="float" office:value="51475" calcext:value-type="float">
            <text:p>51475</text:p>
          </table:table-cell>
          <table:table-cell office:value-type="float" office:value="41429" calcext:value-type="float">
            <text:p>41429</text:p>
          </table:table-cell>
          <table:table-cell office:value-type="float" office:value="40847" calcext:value-type="float">
            <text:p>40847</text:p>
          </table:table-cell>
          <table:table-cell office:value-type="float" office:value="42315" calcext:value-type="float">
            <text:p>42315</text:p>
          </table:table-cell>
          <table:table-cell office:value-type="float" office:value="40814" calcext:value-type="float">
            <text:p>40814</text:p>
          </table:table-cell>
          <table:table-cell office:value-type="float" office:value="44983" calcext:value-type="float">
            <text:p>44983</text:p>
          </table:table-cell>
          <table:table-cell office:value-type="float" office:value="41171" calcext:value-type="float">
            <text:p>41171</text:p>
          </table:table-cell>
          <table:table-cell office:value-type="float" office:value="1293425" calcext:value-type="float">
            <text:p>1293425</text:p>
          </table:table-cell>
          <table:table-cell office:value-type="string" calcext:value-type="string">
            <text:p>OK</text:p>
          </table:table-cell>
          <table:table-cell office:value-type="float" office:value="24929921" calcext:value-type="float">
            <text:p>24929921</text:p>
          </table:table-cell>
          <table:table-cell office:value-type="float" office:value="24919922" calcext:value-type="float">
            <text:p>24919922</text:p>
          </table:table-cell>
          <table:table-cell table:number-columns-repeated="2" office:value-type="float" office:value="49839844" calcext:value-type="float">
            <text:p>49839844</text:p>
          </table:table-cell>
        </table:table-row>
        <table:table-row table:style-name="ro1">
          <table:table-cell table:formula="of:=MAX([.N13:.AQ13])" office:value-type="float" office:value="54787" calcext:value-type="float">
            <text:p>54787</text:p>
          </table:table-cell>
          <table:table-cell table:formula="of:=MIN([.N13:.AQ13])" office:value-type="float" office:value="41005" calcext:value-type="float">
            <text:p>41005</text:p>
          </table:table-cell>
          <table:table-cell table:formula="of:=ABS([.A13]-[.B13])" office:value-type="float" office:value="13782" calcext:value-type="float">
            <text:p>13782</text:p>
          </table:table-cell>
          <table:table-cell table:formula="of:=[.K13]" office:value-type="float" office:value="45376" calcext:value-type="float">
            <text:p>45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2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5376" calcext:value-type="float">
            <text:p>45376</text:p>
          </table:table-cell>
          <table:table-cell office:value-type="float" office:value="41005" calcext:value-type="float">
            <text:p>41005</text:p>
          </table:table-cell>
          <table:table-cell office:value-type="float" office:value="44112" calcext:value-type="float">
            <text:p>44112</text:p>
          </table:table-cell>
          <table:table-cell office:value-type="float" office:value="45376" calcext:value-type="float">
            <text:p>45376</text:p>
          </table:table-cell>
          <table:table-cell office:value-type="float" office:value="48283" calcext:value-type="float">
            <text:p>48283</text:p>
          </table:table-cell>
          <table:table-cell office:value-type="float" office:value="44434" calcext:value-type="float">
            <text:p>44434</text:p>
          </table:table-cell>
          <table:table-cell office:value-type="float" office:value="41005" calcext:value-type="float">
            <text:p>41005</text:p>
          </table:table-cell>
          <table:table-cell office:value-type="float" office:value="42820" calcext:value-type="float">
            <text:p>42820</text:p>
          </table:table-cell>
          <table:table-cell office:value-type="float" office:value="42603" calcext:value-type="float">
            <text:p>42603</text:p>
          </table:table-cell>
          <table:table-cell office:value-type="float" office:value="42573" calcext:value-type="float">
            <text:p>42573</text:p>
          </table:table-cell>
          <table:table-cell office:value-type="float" office:value="42467" calcext:value-type="float">
            <text:p>42467</text:p>
          </table:table-cell>
          <table:table-cell office:value-type="float" office:value="43988" calcext:value-type="float">
            <text:p>43988</text:p>
          </table:table-cell>
          <table:table-cell office:value-type="float" office:value="54787" calcext:value-type="float">
            <text:p>54787</text:p>
          </table:table-cell>
          <table:table-cell office:value-type="float" office:value="42015" calcext:value-type="float">
            <text:p>42015</text:p>
          </table:table-cell>
          <table:table-cell office:value-type="float" office:value="43850" calcext:value-type="float">
            <text:p>43850</text:p>
          </table:table-cell>
          <table:table-cell office:value-type="float" office:value="47247" calcext:value-type="float">
            <text:p>47247</text:p>
          </table:table-cell>
          <table:table-cell office:value-type="float" office:value="48165" calcext:value-type="float">
            <text:p>48165</text:p>
          </table:table-cell>
          <table:table-cell office:value-type="float" office:value="43830" calcext:value-type="float">
            <text:p>43830</text:p>
          </table:table-cell>
          <table:table-cell office:value-type="float" office:value="41928" calcext:value-type="float">
            <text:p>41928</text:p>
          </table:table-cell>
          <table:table-cell office:value-type="float" office:value="43213" calcext:value-type="float">
            <text:p>43213</text:p>
          </table:table-cell>
          <table:table-cell office:value-type="float" office:value="43971" calcext:value-type="float">
            <text:p>43971</text:p>
          </table:table-cell>
          <table:table-cell office:value-type="float" office:value="41851" calcext:value-type="float">
            <text:p>41851</text:p>
          </table:table-cell>
          <table:table-cell office:value-type="float" office:value="43196" calcext:value-type="float">
            <text:p>43196</text:p>
          </table:table-cell>
          <table:table-cell office:value-type="float" office:value="45917" calcext:value-type="float">
            <text:p>45917</text:p>
          </table:table-cell>
          <table:table-cell office:value-type="float" office:value="45361" calcext:value-type="float">
            <text:p>45361</text:p>
          </table:table-cell>
          <table:table-cell office:value-type="float" office:value="45700" calcext:value-type="float">
            <text:p>45700</text:p>
          </table:table-cell>
          <table:table-cell office:value-type="float" office:value="45231" calcext:value-type="float">
            <text:p>45231</text:p>
          </table:table-cell>
          <table:table-cell office:value-type="float" office:value="42969" calcext:value-type="float">
            <text:p>42969</text:p>
          </table:table-cell>
          <table:table-cell office:value-type="float" office:value="42238" calcext:value-type="float">
            <text:p>42238</text:p>
          </table:table-cell>
          <table:table-cell office:value-type="float" office:value="42112" calcext:value-type="float">
            <text:p>42112</text:p>
          </table:table-cell>
          <table:table-cell office:value-type="float" office:value="41976" calcext:value-type="float">
            <text:p>41976</text:p>
          </table:table-cell>
          <table:table-cell office:value-type="float" office:value="42278" calcext:value-type="float">
            <text:p>42278</text:p>
          </table:table-cell>
          <table:table-cell office:value-type="float" office:value="41982" calcext:value-type="float">
            <text:p>41982</text:p>
          </table:table-cell>
          <table:table-cell office:value-type="float" office:value="1323366" calcext:value-type="float">
            <text:p>1323366</text:p>
          </table:table-cell>
          <table:table-cell office:value-type="string" calcext:value-type="string">
            <text:p>OK</text:p>
          </table:table-cell>
          <table:table-cell office:value-type="float" office:value="24969047" calcext:value-type="float">
            <text:p>24969047</text:p>
          </table:table-cell>
          <table:table-cell office:value-type="float" office:value="24959048" calcext:value-type="float">
            <text:p>24959048</text:p>
          </table:table-cell>
          <table:table-cell table:number-columns-repeated="2" office:value-type="float" office:value="49918096" calcext:value-type="float">
            <text:p>49918096</text:p>
          </table:table-cell>
        </table:table-row>
        <table:table-row table:style-name="ro1">
          <table:table-cell table:formula="of:=MAX([.N14:.AQ14])" office:value-type="float" office:value="62626" calcext:value-type="float">
            <text:p>62626</text:p>
          </table:table-cell>
          <table:table-cell table:formula="of:=MIN([.N14:.AQ14])" office:value-type="float" office:value="41781" calcext:value-type="float">
            <text:p>41781</text:p>
          </table:table-cell>
          <table:table-cell table:formula="of:=ABS([.A14]-[.B14])" office:value-type="float" office:value="20845" calcext:value-type="float">
            <text:p>20845</text:p>
          </table:table-cell>
          <table:table-cell table:formula="of:=[.K14]" office:value-type="float" office:value="62626" calcext:value-type="float">
            <text:p>626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3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62626" calcext:value-type="float">
            <text:p>62626</text:p>
          </table:table-cell>
          <table:table-cell office:value-type="float" office:value="41781" calcext:value-type="float">
            <text:p>41781</text:p>
          </table:table-cell>
          <table:table-cell office:value-type="float" office:value="44398" calcext:value-type="float">
            <text:p>44398</text:p>
          </table:table-cell>
          <table:table-cell office:value-type="float" office:value="62626" calcext:value-type="float">
            <text:p>62626</text:p>
          </table:table-cell>
          <table:table-cell office:value-type="float" office:value="43770" calcext:value-type="float">
            <text:p>43770</text:p>
          </table:table-cell>
          <table:table-cell office:value-type="float" office:value="42331" calcext:value-type="float">
            <text:p>42331</text:p>
          </table:table-cell>
          <table:table-cell office:value-type="float" office:value="43201" calcext:value-type="float">
            <text:p>43201</text:p>
          </table:table-cell>
          <table:table-cell office:value-type="float" office:value="44206" calcext:value-type="float">
            <text:p>44206</text:p>
          </table:table-cell>
          <table:table-cell office:value-type="float" office:value="43222" calcext:value-type="float">
            <text:p>43222</text:p>
          </table:table-cell>
          <table:table-cell office:value-type="float" office:value="43295" calcext:value-type="float">
            <text:p>43295</text:p>
          </table:table-cell>
          <table:table-cell office:value-type="float" office:value="44904" calcext:value-type="float">
            <text:p>44904</text:p>
          </table:table-cell>
          <table:table-cell office:value-type="float" office:value="45528" calcext:value-type="float">
            <text:p>45528</text:p>
          </table:table-cell>
          <table:table-cell office:value-type="float" office:value="46560" calcext:value-type="float">
            <text:p>46560</text:p>
          </table:table-cell>
          <table:table-cell office:value-type="float" office:value="42813" calcext:value-type="float">
            <text:p>42813</text:p>
          </table:table-cell>
          <table:table-cell office:value-type="float" office:value="42186" calcext:value-type="float">
            <text:p>42186</text:p>
          </table:table-cell>
          <table:table-cell office:value-type="float" office:value="44988" calcext:value-type="float">
            <text:p>44988</text:p>
          </table:table-cell>
          <table:table-cell office:value-type="float" office:value="45158" calcext:value-type="float">
            <text:p>45158</text:p>
          </table:table-cell>
          <table:table-cell office:value-type="float" office:value="43056" calcext:value-type="float">
            <text:p>43056</text:p>
          </table:table-cell>
          <table:table-cell office:value-type="float" office:value="44064" calcext:value-type="float">
            <text:p>44064</text:p>
          </table:table-cell>
          <table:table-cell office:value-type="float" office:value="43086" calcext:value-type="float">
            <text:p>43086</text:p>
          </table:table-cell>
          <table:table-cell office:value-type="float" office:value="43673" calcext:value-type="float">
            <text:p>43673</text:p>
          </table:table-cell>
          <table:table-cell office:value-type="float" office:value="43847" calcext:value-type="float">
            <text:p>43847</text:p>
          </table:table-cell>
          <table:table-cell office:value-type="float" office:value="43695" calcext:value-type="float">
            <text:p>43695</text:p>
          </table:table-cell>
          <table:table-cell office:value-type="float" office:value="42839" calcext:value-type="float">
            <text:p>42839</text:p>
          </table:table-cell>
          <table:table-cell office:value-type="float" office:value="42307" calcext:value-type="float">
            <text:p>42307</text:p>
          </table:table-cell>
          <table:table-cell office:value-type="float" office:value="41781" calcext:value-type="float">
            <text:p>41781</text:p>
          </table:table-cell>
          <table:table-cell office:value-type="float" office:value="42874" calcext:value-type="float">
            <text:p>42874</text:p>
          </table:table-cell>
          <table:table-cell office:value-type="float" office:value="48813" calcext:value-type="float">
            <text:p>48813</text:p>
          </table:table-cell>
          <table:table-cell office:value-type="float" office:value="44801" calcext:value-type="float">
            <text:p>44801</text:p>
          </table:table-cell>
          <table:table-cell office:value-type="float" office:value="43371" calcext:value-type="float">
            <text:p>43371</text:p>
          </table:table-cell>
          <table:table-cell office:value-type="float" office:value="41791" calcext:value-type="float">
            <text:p>41791</text:p>
          </table:table-cell>
          <table:table-cell office:value-type="float" office:value="44209" calcext:value-type="float">
            <text:p>44209</text:p>
          </table:table-cell>
          <table:table-cell office:value-type="float" office:value="42961" calcext:value-type="float">
            <text:p>42961</text:p>
          </table:table-cell>
          <table:table-cell office:value-type="float" office:value="1331956" calcext:value-type="float">
            <text:p>1331956</text:p>
          </table:table-cell>
          <table:table-cell office:value-type="string" calcext:value-type="string">
            <text:p>OK</text:p>
          </table:table-cell>
          <table:table-cell office:value-type="float" office:value="25087494" calcext:value-type="float">
            <text:p>25087494</text:p>
          </table:table-cell>
          <table:table-cell office:value-type="float" office:value="25077495" calcext:value-type="float">
            <text:p>25077495</text:p>
          </table:table-cell>
          <table:table-cell table:number-columns-repeated="2" office:value-type="float" office:value="50154990" calcext:value-type="float">
            <text:p>50154990</text:p>
          </table:table-cell>
        </table:table-row>
        <table:table-row table:style-name="ro1">
          <table:table-cell table:formula="of:=MAX([.N15:.AQ15])" office:value-type="float" office:value="54811" calcext:value-type="float">
            <text:p>54811</text:p>
          </table:table-cell>
          <table:table-cell table:formula="of:=MIN([.N15:.AQ15])" office:value-type="float" office:value="40669" calcext:value-type="float">
            <text:p>40669</text:p>
          </table:table-cell>
          <table:table-cell table:formula="of:=ABS([.A15]-[.B15])" office:value-type="float" office:value="14142" calcext:value-type="float">
            <text:p>14142</text:p>
          </table:table-cell>
          <table:table-cell table:formula="of:=[.K15]" office:value-type="float" office:value="54811" calcext:value-type="float">
            <text:p>54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4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4811" calcext:value-type="float">
            <text:p>54811</text:p>
          </table:table-cell>
          <table:table-cell office:value-type="float" office:value="40669" calcext:value-type="float">
            <text:p>40669</text:p>
          </table:table-cell>
          <table:table-cell office:value-type="float" office:value="44062" calcext:value-type="float">
            <text:p>44062</text:p>
          </table:table-cell>
          <table:table-cell office:value-type="float" office:value="54811" calcext:value-type="float">
            <text:p>54811</text:p>
          </table:table-cell>
          <table:table-cell office:value-type="float" office:value="49367" calcext:value-type="float">
            <text:p>49367</text:p>
          </table:table-cell>
          <table:table-cell office:value-type="float" office:value="42203" calcext:value-type="float">
            <text:p>42203</text:p>
          </table:table-cell>
          <table:table-cell office:value-type="float" office:value="41773" calcext:value-type="float">
            <text:p>41773</text:p>
          </table:table-cell>
          <table:table-cell office:value-type="float" office:value="43606" calcext:value-type="float">
            <text:p>43606</text:p>
          </table:table-cell>
          <table:table-cell office:value-type="float" office:value="43433" calcext:value-type="float">
            <text:p>43433</text:p>
          </table:table-cell>
          <table:table-cell office:value-type="float" office:value="42180" calcext:value-type="float">
            <text:p>42180</text:p>
          </table:table-cell>
          <table:table-cell office:value-type="float" office:value="42630" calcext:value-type="float">
            <text:p>42630</text:p>
          </table:table-cell>
          <table:table-cell office:value-type="float" office:value="43593" calcext:value-type="float">
            <text:p>43593</text:p>
          </table:table-cell>
          <table:table-cell office:value-type="float" office:value="45835" calcext:value-type="float">
            <text:p>45835</text:p>
          </table:table-cell>
          <table:table-cell office:value-type="float" office:value="42845" calcext:value-type="float">
            <text:p>42845</text:p>
          </table:table-cell>
          <table:table-cell office:value-type="float" office:value="45134" calcext:value-type="float">
            <text:p>45134</text:p>
          </table:table-cell>
          <table:table-cell office:value-type="float" office:value="47278" calcext:value-type="float">
            <text:p>47278</text:p>
          </table:table-cell>
          <table:table-cell office:value-type="float" office:value="44957" calcext:value-type="float">
            <text:p>44957</text:p>
          </table:table-cell>
          <table:table-cell office:value-type="float" office:value="42006" calcext:value-type="float">
            <text:p>42006</text:p>
          </table:table-cell>
          <table:table-cell office:value-type="float" office:value="43236" calcext:value-type="float">
            <text:p>43236</text:p>
          </table:table-cell>
          <table:table-cell office:value-type="float" office:value="42249" calcext:value-type="float">
            <text:p>42249</text:p>
          </table:table-cell>
          <table:table-cell office:value-type="float" office:value="44112" calcext:value-type="float">
            <text:p>44112</text:p>
          </table:table-cell>
          <table:table-cell office:value-type="float" office:value="41024" calcext:value-type="float">
            <text:p>41024</text:p>
          </table:table-cell>
          <table:table-cell office:value-type="float" office:value="41660" calcext:value-type="float">
            <text:p>41660</text:p>
          </table:table-cell>
          <table:table-cell office:value-type="float" office:value="41822" calcext:value-type="float">
            <text:p>41822</text:p>
          </table:table-cell>
          <table:table-cell office:value-type="float" office:value="41839" calcext:value-type="float">
            <text:p>41839</text:p>
          </table:table-cell>
          <table:table-cell office:value-type="float" office:value="42603" calcext:value-type="float">
            <text:p>42603</text:p>
          </table:table-cell>
          <table:table-cell office:value-type="float" office:value="42524" calcext:value-type="float">
            <text:p>42524</text:p>
          </table:table-cell>
          <table:table-cell office:value-type="float" office:value="48804" calcext:value-type="float">
            <text:p>48804</text:p>
          </table:table-cell>
          <table:table-cell office:value-type="float" office:value="40669" calcext:value-type="float">
            <text:p>40669</text:p>
          </table:table-cell>
          <table:table-cell office:value-type="float" office:value="50553" calcext:value-type="float">
            <text:p>50553</text:p>
          </table:table-cell>
          <table:table-cell office:value-type="float" office:value="42315" calcext:value-type="float">
            <text:p>42315</text:p>
          </table:table-cell>
          <table:table-cell office:value-type="float" office:value="44276" calcext:value-type="float">
            <text:p>44276</text:p>
          </table:table-cell>
          <table:table-cell office:value-type="float" office:value="42546" calcext:value-type="float">
            <text:p>42546</text:p>
          </table:table-cell>
          <table:table-cell office:value-type="float" office:value="1321883" calcext:value-type="float">
            <text:p>1321883</text:p>
          </table:table-cell>
          <table:table-cell office:value-type="string" calcext:value-type="string">
            <text:p>OK</text:p>
          </table:table-cell>
          <table:table-cell office:value-type="float" office:value="24804818" calcext:value-type="float">
            <text:p>24804818</text:p>
          </table:table-cell>
          <table:table-cell office:value-type="float" office:value="24794819" calcext:value-type="float">
            <text:p>24794819</text:p>
          </table:table-cell>
          <table:table-cell table:number-columns-repeated="2" office:value-type="float" office:value="49589638" calcext:value-type="float">
            <text:p>49589638</text:p>
          </table:table-cell>
        </table:table-row>
        <table:table-row table:style-name="ro1">
          <table:table-cell table:formula="of:=MAX([.N16:.AQ16])" office:value-type="float" office:value="49362" calcext:value-type="float">
            <text:p>49362</text:p>
          </table:table-cell>
          <table:table-cell table:formula="of:=MIN([.N16:.AQ16])" office:value-type="float" office:value="41044" calcext:value-type="float">
            <text:p>41044</text:p>
          </table:table-cell>
          <table:table-cell table:formula="of:=ABS([.A16]-[.B16])" office:value-type="float" office:value="8318" calcext:value-type="float">
            <text:p>8318</text:p>
          </table:table-cell>
          <table:table-cell table:formula="of:=[.K16]" office:value-type="float" office:value="49362" calcext:value-type="float">
            <text:p>493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5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9362" calcext:value-type="float">
            <text:p>49362</text:p>
          </table:table-cell>
          <table:table-cell office:value-type="float" office:value="41044" calcext:value-type="float">
            <text:p>41044</text:p>
          </table:table-cell>
          <table:table-cell office:value-type="float" office:value="43017" calcext:value-type="float">
            <text:p>43017</text:p>
          </table:table-cell>
          <table:table-cell office:value-type="float" office:value="49362" calcext:value-type="float">
            <text:p>49362</text:p>
          </table:table-cell>
          <table:table-cell office:value-type="float" office:value="45473" calcext:value-type="float">
            <text:p>45473</text:p>
          </table:table-cell>
          <table:table-cell office:value-type="float" office:value="43087" calcext:value-type="float">
            <text:p>43087</text:p>
          </table:table-cell>
          <table:table-cell office:value-type="float" office:value="43533" calcext:value-type="float">
            <text:p>43533</text:p>
          </table:table-cell>
          <table:table-cell office:value-type="float" office:value="42485" calcext:value-type="float">
            <text:p>42485</text:p>
          </table:table-cell>
          <table:table-cell office:value-type="float" office:value="42275" calcext:value-type="float">
            <text:p>42275</text:p>
          </table:table-cell>
          <table:table-cell office:value-type="float" office:value="41801" calcext:value-type="float">
            <text:p>41801</text:p>
          </table:table-cell>
          <table:table-cell office:value-type="float" office:value="42464" calcext:value-type="float">
            <text:p>42464</text:p>
          </table:table-cell>
          <table:table-cell office:value-type="float" office:value="42596" calcext:value-type="float">
            <text:p>42596</text:p>
          </table:table-cell>
          <table:table-cell office:value-type="float" office:value="42570" calcext:value-type="float">
            <text:p>42570</text:p>
          </table:table-cell>
          <table:table-cell office:value-type="float" office:value="43213" calcext:value-type="float">
            <text:p>43213</text:p>
          </table:table-cell>
          <table:table-cell office:value-type="float" office:value="43044" calcext:value-type="float">
            <text:p>43044</text:p>
          </table:table-cell>
          <table:table-cell office:value-type="float" office:value="43499" calcext:value-type="float">
            <text:p>43499</text:p>
          </table:table-cell>
          <table:table-cell office:value-type="float" office:value="42872" calcext:value-type="float">
            <text:p>42872</text:p>
          </table:table-cell>
          <table:table-cell office:value-type="float" office:value="42368" calcext:value-type="float">
            <text:p>42368</text:p>
          </table:table-cell>
          <table:table-cell office:value-type="float" office:value="41816" calcext:value-type="float">
            <text:p>41816</text:p>
          </table:table-cell>
          <table:table-cell office:value-type="float" office:value="41611" calcext:value-type="float">
            <text:p>41611</text:p>
          </table:table-cell>
          <table:table-cell office:value-type="float" office:value="43700" calcext:value-type="float">
            <text:p>43700</text:p>
          </table:table-cell>
          <table:table-cell office:value-type="float" office:value="41044" calcext:value-type="float">
            <text:p>41044</text:p>
          </table:table-cell>
          <table:table-cell office:value-type="float" office:value="43633" calcext:value-type="float">
            <text:p>43633</text:p>
          </table:table-cell>
          <table:table-cell office:value-type="float" office:value="46106" calcext:value-type="float">
            <text:p>46106</text:p>
          </table:table-cell>
          <table:table-cell office:value-type="float" office:value="42663" calcext:value-type="float">
            <text:p>42663</text:p>
          </table:table-cell>
          <table:table-cell office:value-type="float" office:value="41976" calcext:value-type="float">
            <text:p>41976</text:p>
          </table:table-cell>
          <table:table-cell office:value-type="float" office:value="41768" calcext:value-type="float">
            <text:p>41768</text:p>
          </table:table-cell>
          <table:table-cell office:value-type="float" office:value="43292" calcext:value-type="float">
            <text:p>43292</text:p>
          </table:table-cell>
          <table:table-cell office:value-type="float" office:value="42115" calcext:value-type="float">
            <text:p>42115</text:p>
          </table:table-cell>
          <table:table-cell office:value-type="float" office:value="42481" calcext:value-type="float">
            <text:p>42481</text:p>
          </table:table-cell>
          <table:table-cell office:value-type="float" office:value="42136" calcext:value-type="float">
            <text:p>42136</text:p>
          </table:table-cell>
          <table:table-cell office:value-type="float" office:value="42828" calcext:value-type="float">
            <text:p>42828</text:p>
          </table:table-cell>
          <table:table-cell office:value-type="float" office:value="42717" calcext:value-type="float">
            <text:p>42717</text:p>
          </table:table-cell>
          <table:table-cell office:value-type="float" office:value="1290528" calcext:value-type="float">
            <text:p>1290528</text:p>
          </table:table-cell>
          <table:table-cell office:value-type="string" calcext:value-type="string">
            <text:p>OK</text:p>
          </table:table-cell>
          <table:table-cell office:value-type="float" office:value="25069928" calcext:value-type="float">
            <text:p>25069928</text:p>
          </table:table-cell>
          <table:table-cell office:value-type="float" office:value="25059929" calcext:value-type="float">
            <text:p>25059929</text:p>
          </table:table-cell>
          <table:table-cell table:number-columns-repeated="2" office:value-type="float" office:value="50119858" calcext:value-type="float">
            <text:p>50119858</text:p>
          </table:table-cell>
        </table:table-row>
        <table:table-row table:style-name="ro1">
          <table:table-cell table:formula="of:=MAX([.N17:.AQ17])" office:value-type="float" office:value="58410" calcext:value-type="float">
            <text:p>58410</text:p>
          </table:table-cell>
          <table:table-cell table:formula="of:=MIN([.N17:.AQ17])" office:value-type="float" office:value="40824" calcext:value-type="float">
            <text:p>40824</text:p>
          </table:table-cell>
          <table:table-cell table:formula="of:=ABS([.A17]-[.B17])" office:value-type="float" office:value="17586" calcext:value-type="float">
            <text:p>17586</text:p>
          </table:table-cell>
          <table:table-cell table:formula="of:=[.K17]" office:value-type="float" office:value="47341" calcext:value-type="float">
            <text:p>473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6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7341" calcext:value-type="float">
            <text:p>47341</text:p>
          </table:table-cell>
          <table:table-cell office:value-type="float" office:value="40824" calcext:value-type="float">
            <text:p>40824</text:p>
          </table:table-cell>
          <table:table-cell office:value-type="float" office:value="42753" calcext:value-type="float">
            <text:p>42753</text:p>
          </table:table-cell>
          <table:table-cell office:value-type="float" office:value="47341" calcext:value-type="float">
            <text:p>47341</text:p>
          </table:table-cell>
          <table:table-cell office:value-type="float" office:value="58410" calcext:value-type="float">
            <text:p>58410</text:p>
          </table:table-cell>
          <table:table-cell office:value-type="float" office:value="43834" calcext:value-type="float">
            <text:p>43834</text:p>
          </table:table-cell>
          <table:table-cell office:value-type="float" office:value="43597" calcext:value-type="float">
            <text:p>43597</text:p>
          </table:table-cell>
          <table:table-cell office:value-type="float" office:value="43091" calcext:value-type="float">
            <text:p>43091</text:p>
          </table:table-cell>
          <table:table-cell office:value-type="float" office:value="41778" calcext:value-type="float">
            <text:p>41778</text:p>
          </table:table-cell>
          <table:table-cell office:value-type="float" office:value="41735" calcext:value-type="float">
            <text:p>41735</text:p>
          </table:table-cell>
          <table:table-cell office:value-type="float" office:value="42724" calcext:value-type="float">
            <text:p>42724</text:p>
          </table:table-cell>
          <table:table-cell office:value-type="float" office:value="43299" calcext:value-type="float">
            <text:p>43299</text:p>
          </table:table-cell>
          <table:table-cell office:value-type="float" office:value="44137" calcext:value-type="float">
            <text:p>44137</text:p>
          </table:table-cell>
          <table:table-cell office:value-type="float" office:value="43369" calcext:value-type="float">
            <text:p>43369</text:p>
          </table:table-cell>
          <table:table-cell office:value-type="float" office:value="43502" calcext:value-type="float">
            <text:p>43502</text:p>
          </table:table-cell>
          <table:table-cell office:value-type="float" office:value="42752" calcext:value-type="float">
            <text:p>42752</text:p>
          </table:table-cell>
          <table:table-cell office:value-type="float" office:value="41695" calcext:value-type="float">
            <text:p>41695</text:p>
          </table:table-cell>
          <table:table-cell office:value-type="float" office:value="40971" calcext:value-type="float">
            <text:p>40971</text:p>
          </table:table-cell>
          <table:table-cell office:value-type="float" office:value="40910" calcext:value-type="float">
            <text:p>40910</text:p>
          </table:table-cell>
          <table:table-cell office:value-type="float" office:value="41234" calcext:value-type="float">
            <text:p>41234</text:p>
          </table:table-cell>
          <table:table-cell office:value-type="float" office:value="40824" calcext:value-type="float">
            <text:p>40824</text:p>
          </table:table-cell>
          <table:table-cell office:value-type="float" office:value="40842" calcext:value-type="float">
            <text:p>40842</text:p>
          </table:table-cell>
          <table:table-cell office:value-type="float" office:value="42260" calcext:value-type="float">
            <text:p>42260</text:p>
          </table:table-cell>
          <table:table-cell office:value-type="float" office:value="41219" calcext:value-type="float">
            <text:p>41219</text:p>
          </table:table-cell>
          <table:table-cell office:value-type="float" office:value="41304" calcext:value-type="float">
            <text:p>41304</text:p>
          </table:table-cell>
          <table:table-cell office:value-type="float" office:value="41565" calcext:value-type="float">
            <text:p>41565</text:p>
          </table:table-cell>
          <table:table-cell office:value-type="float" office:value="40892" calcext:value-type="float">
            <text:p>40892</text:p>
          </table:table-cell>
          <table:table-cell office:value-type="float" office:value="41171" calcext:value-type="float">
            <text:p>41171</text:p>
          </table:table-cell>
          <table:table-cell office:value-type="float" office:value="41867" calcext:value-type="float">
            <text:p>41867</text:p>
          </table:table-cell>
          <table:table-cell office:value-type="float" office:value="41352" calcext:value-type="float">
            <text:p>41352</text:p>
          </table:table-cell>
          <table:table-cell office:value-type="float" office:value="41645" calcext:value-type="float">
            <text:p>41645</text:p>
          </table:table-cell>
          <table:table-cell office:value-type="float" office:value="42094" calcext:value-type="float">
            <text:p>42094</text:p>
          </table:table-cell>
          <table:table-cell office:value-type="float" office:value="41199" calcext:value-type="float">
            <text:p>41199</text:p>
          </table:table-cell>
          <table:table-cell office:value-type="float" office:value="1282613" calcext:value-type="float">
            <text:p>1282613</text:p>
          </table:table-cell>
          <table:table-cell office:value-type="string" calcext:value-type="string">
            <text:p>OK</text:p>
          </table:table-cell>
          <table:table-cell office:value-type="float" office:value="25151624" calcext:value-type="float">
            <text:p>25151624</text:p>
          </table:table-cell>
          <table:table-cell office:value-type="float" office:value="25141625" calcext:value-type="float">
            <text:p>25141625</text:p>
          </table:table-cell>
          <table:table-cell table:number-columns-repeated="2" office:value-type="float" office:value="50283250" calcext:value-type="float">
            <text:p>50283250</text:p>
          </table:table-cell>
        </table:table-row>
        <table:table-row table:style-name="ro1">
          <table:table-cell table:formula="of:=MAX([.N18:.AQ18])" office:value-type="float" office:value="46204" calcext:value-type="float">
            <text:p>46204</text:p>
          </table:table-cell>
          <table:table-cell table:formula="of:=MIN([.N18:.AQ18])" office:value-type="float" office:value="40642" calcext:value-type="float">
            <text:p>40642</text:p>
          </table:table-cell>
          <table:table-cell table:formula="of:=ABS([.A18]-[.B18])" office:value-type="float" office:value="5562" calcext:value-type="float">
            <text:p>5562</text:p>
          </table:table-cell>
          <table:table-cell table:formula="of:=[.K18]" office:value-type="float" office:value="44831" calcext:value-type="float">
            <text:p>448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7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4831" calcext:value-type="float">
            <text:p>44831</text:p>
          </table:table-cell>
          <table:table-cell office:value-type="float" office:value="40642" calcext:value-type="float">
            <text:p>40642</text:p>
          </table:table-cell>
          <table:table-cell office:value-type="float" office:value="42072" calcext:value-type="float">
            <text:p>42072</text:p>
          </table:table-cell>
          <table:table-cell office:value-type="float" office:value="44831" calcext:value-type="float">
            <text:p>44831</text:p>
          </table:table-cell>
          <table:table-cell office:value-type="float" office:value="43790" calcext:value-type="float">
            <text:p>43790</text:p>
          </table:table-cell>
          <table:table-cell office:value-type="float" office:value="42610" calcext:value-type="float">
            <text:p>42610</text:p>
          </table:table-cell>
          <table:table-cell office:value-type="float" office:value="41528" calcext:value-type="float">
            <text:p>41528</text:p>
          </table:table-cell>
          <table:table-cell office:value-type="float" office:value="42976" calcext:value-type="float">
            <text:p>42976</text:p>
          </table:table-cell>
          <table:table-cell office:value-type="float" office:value="41494" calcext:value-type="float">
            <text:p>41494</text:p>
          </table:table-cell>
          <table:table-cell office:value-type="float" office:value="41034" calcext:value-type="float">
            <text:p>41034</text:p>
          </table:table-cell>
          <table:table-cell office:value-type="float" office:value="42583" calcext:value-type="float">
            <text:p>42583</text:p>
          </table:table-cell>
          <table:table-cell office:value-type="float" office:value="42151" calcext:value-type="float">
            <text:p>42151</text:p>
          </table:table-cell>
          <table:table-cell office:value-type="float" office:value="41818" calcext:value-type="float">
            <text:p>41818</text:p>
          </table:table-cell>
          <table:table-cell office:value-type="float" office:value="46204" calcext:value-type="float">
            <text:p>46204</text:p>
          </table:table-cell>
          <table:table-cell office:value-type="float" office:value="41443" calcext:value-type="float">
            <text:p>41443</text:p>
          </table:table-cell>
          <table:table-cell office:value-type="float" office:value="42538" calcext:value-type="float">
            <text:p>42538</text:p>
          </table:table-cell>
          <table:table-cell office:value-type="float" office:value="43984" calcext:value-type="float">
            <text:p>43984</text:p>
          </table:table-cell>
          <table:table-cell office:value-type="float" office:value="41699" calcext:value-type="float">
            <text:p>41699</text:p>
          </table:table-cell>
          <table:table-cell office:value-type="float" office:value="43449" calcext:value-type="float">
            <text:p>43449</text:p>
          </table:table-cell>
          <table:table-cell office:value-type="float" office:value="40737" calcext:value-type="float">
            <text:p>40737</text:p>
          </table:table-cell>
          <table:table-cell office:value-type="float" office:value="42584" calcext:value-type="float">
            <text:p>42584</text:p>
          </table:table-cell>
          <table:table-cell office:value-type="float" office:value="41026" calcext:value-type="float">
            <text:p>41026</text:p>
          </table:table-cell>
          <table:table-cell office:value-type="float" office:value="40642" calcext:value-type="float">
            <text:p>40642</text:p>
          </table:table-cell>
          <table:table-cell office:value-type="float" office:value="40974" calcext:value-type="float">
            <text:p>40974</text:p>
          </table:table-cell>
          <table:table-cell office:value-type="float" office:value="41113" calcext:value-type="float">
            <text:p>41113</text:p>
          </table:table-cell>
          <table:table-cell office:value-type="float" office:value="40848" calcext:value-type="float">
            <text:p>40848</text:p>
          </table:table-cell>
          <table:table-cell office:value-type="float" office:value="40881" calcext:value-type="float">
            <text:p>40881</text:p>
          </table:table-cell>
          <table:table-cell office:value-type="float" office:value="41729" calcext:value-type="float">
            <text:p>41729</text:p>
          </table:table-cell>
          <table:table-cell office:value-type="float" office:value="40953" calcext:value-type="float">
            <text:p>40953</text:p>
          </table:table-cell>
          <table:table-cell office:value-type="float" office:value="41674" calcext:value-type="float">
            <text:p>41674</text:p>
          </table:table-cell>
          <table:table-cell office:value-type="float" office:value="42687" calcext:value-type="float">
            <text:p>42687</text:p>
          </table:table-cell>
          <table:table-cell office:value-type="float" office:value="40769" calcext:value-type="float">
            <text:p>40769</text:p>
          </table:table-cell>
          <table:table-cell office:value-type="float" office:value="41417" calcext:value-type="float">
            <text:p>41417</text:p>
          </table:table-cell>
          <table:table-cell office:value-type="float" office:value="1262166" calcext:value-type="float">
            <text:p>1262166</text:p>
          </table:table-cell>
          <table:table-cell office:value-type="string" calcext:value-type="string">
            <text:p>OK</text:p>
          </table:table-cell>
          <table:table-cell office:value-type="float" office:value="24854634" calcext:value-type="float">
            <text:p>24854634</text:p>
          </table:table-cell>
          <table:table-cell office:value-type="float" office:value="24844635" calcext:value-type="float">
            <text:p>24844635</text:p>
          </table:table-cell>
          <table:table-cell table:number-columns-repeated="2" office:value-type="float" office:value="49689270" calcext:value-type="float">
            <text:p>49689270</text:p>
          </table:table-cell>
        </table:table-row>
        <table:table-row table:style-name="ro1">
          <table:table-cell table:formula="of:=MAX([.N19:.AQ19])" office:value-type="float" office:value="52838" calcext:value-type="float">
            <text:p>52838</text:p>
          </table:table-cell>
          <table:table-cell table:formula="of:=MIN([.N19:.AQ19])" office:value-type="float" office:value="40900" calcext:value-type="float">
            <text:p>40900</text:p>
          </table:table-cell>
          <table:table-cell table:formula="of:=ABS([.A19]-[.B19])" office:value-type="float" office:value="11938" calcext:value-type="float">
            <text:p>11938</text:p>
          </table:table-cell>
          <table:table-cell table:formula="of:=[.K19]" office:value-type="float" office:value="52838" calcext:value-type="float">
            <text:p>5283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8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2838" calcext:value-type="float">
            <text:p>52838</text:p>
          </table:table-cell>
          <table:table-cell office:value-type="float" office:value="40900" calcext:value-type="float">
            <text:p>40900</text:p>
          </table:table-cell>
          <table:table-cell office:value-type="float" office:value="42946" calcext:value-type="float">
            <text:p>42946</text:p>
          </table:table-cell>
          <table:table-cell office:value-type="float" office:value="52838" calcext:value-type="float">
            <text:p>52838</text:p>
          </table:table-cell>
          <table:table-cell office:value-type="float" office:value="43534" calcext:value-type="float">
            <text:p>43534</text:p>
          </table:table-cell>
          <table:table-cell office:value-type="float" office:value="41958" calcext:value-type="float">
            <text:p>41958</text:p>
          </table:table-cell>
          <table:table-cell office:value-type="float" office:value="41357" calcext:value-type="float">
            <text:p>41357</text:p>
          </table:table-cell>
          <table:table-cell office:value-type="float" office:value="41680" calcext:value-type="float">
            <text:p>41680</text:p>
          </table:table-cell>
          <table:table-cell office:value-type="float" office:value="41454" calcext:value-type="float">
            <text:p>41454</text:p>
          </table:table-cell>
          <table:table-cell office:value-type="float" office:value="41922" calcext:value-type="float">
            <text:p>41922</text:p>
          </table:table-cell>
          <table:table-cell office:value-type="float" office:value="43473" calcext:value-type="float">
            <text:p>43473</text:p>
          </table:table-cell>
          <table:table-cell office:value-type="float" office:value="41600" calcext:value-type="float">
            <text:p>41600</text:p>
          </table:table-cell>
          <table:table-cell office:value-type="float" office:value="43623" calcext:value-type="float">
            <text:p>43623</text:p>
          </table:table-cell>
          <table:table-cell office:value-type="float" office:value="42961" calcext:value-type="float">
            <text:p>42961</text:p>
          </table:table-cell>
          <table:table-cell office:value-type="float" office:value="43427" calcext:value-type="float">
            <text:p>43427</text:p>
          </table:table-cell>
          <table:table-cell office:value-type="float" office:value="41656" calcext:value-type="float">
            <text:p>41656</text:p>
          </table:table-cell>
          <table:table-cell office:value-type="float" office:value="43183" calcext:value-type="float">
            <text:p>43183</text:p>
          </table:table-cell>
          <table:table-cell office:value-type="float" office:value="43175" calcext:value-type="float">
            <text:p>43175</text:p>
          </table:table-cell>
          <table:table-cell office:value-type="float" office:value="41034" calcext:value-type="float">
            <text:p>41034</text:p>
          </table:table-cell>
          <table:table-cell office:value-type="float" office:value="41510" calcext:value-type="float">
            <text:p>41510</text:p>
          </table:table-cell>
          <table:table-cell office:value-type="float" office:value="43335" calcext:value-type="float">
            <text:p>43335</text:p>
          </table:table-cell>
          <table:table-cell office:value-type="float" office:value="40957" calcext:value-type="float">
            <text:p>40957</text:p>
          </table:table-cell>
          <table:table-cell office:value-type="float" office:value="42658" calcext:value-type="float">
            <text:p>42658</text:p>
          </table:table-cell>
          <table:table-cell office:value-type="float" office:value="42243" calcext:value-type="float">
            <text:p>42243</text:p>
          </table:table-cell>
          <table:table-cell office:value-type="float" office:value="41724" calcext:value-type="float">
            <text:p>41724</text:p>
          </table:table-cell>
          <table:table-cell office:value-type="float" office:value="41799" calcext:value-type="float">
            <text:p>41799</text:p>
          </table:table-cell>
          <table:table-cell office:value-type="float" office:value="41470" calcext:value-type="float">
            <text:p>41470</text:p>
          </table:table-cell>
          <table:table-cell office:value-type="float" office:value="40900" calcext:value-type="float">
            <text:p>40900</text:p>
          </table:table-cell>
          <table:table-cell office:value-type="float" office:value="46572" calcext:value-type="float">
            <text:p>46572</text:p>
          </table:table-cell>
          <table:table-cell office:value-type="float" office:value="43027" calcext:value-type="float">
            <text:p>43027</text:p>
          </table:table-cell>
          <table:table-cell office:value-type="float" office:value="43524" calcext:value-type="float">
            <text:p>43524</text:p>
          </table:table-cell>
          <table:table-cell office:value-type="float" office:value="46255" calcext:value-type="float">
            <text:p>46255</text:p>
          </table:table-cell>
          <table:table-cell office:value-type="float" office:value="43549" calcext:value-type="float">
            <text:p>43549</text:p>
          </table:table-cell>
          <table:table-cell office:value-type="float" office:value="1288398" calcext:value-type="float">
            <text:p>1288398</text:p>
          </table:table-cell>
          <table:table-cell office:value-type="string" calcext:value-type="string">
            <text:p>OK</text:p>
          </table:table-cell>
          <table:table-cell office:value-type="float" office:value="25087621" calcext:value-type="float">
            <text:p>25087621</text:p>
          </table:table-cell>
          <table:table-cell office:value-type="float" office:value="25077622" calcext:value-type="float">
            <text:p>25077622</text:p>
          </table:table-cell>
          <table:table-cell table:number-columns-repeated="2" office:value-type="float" office:value="50155244" calcext:value-type="float">
            <text:p>50155244</text:p>
          </table:table-cell>
        </table:table-row>
        <table:table-row table:style-name="ro1">
          <table:table-cell table:formula="of:=MAX([.N20:.AQ20])" office:value-type="float" office:value="46318" calcext:value-type="float">
            <text:p>46318</text:p>
          </table:table-cell>
          <table:table-cell table:formula="of:=MIN([.N20:.AQ20])" office:value-type="float" office:value="40751" calcext:value-type="float">
            <text:p>40751</text:p>
          </table:table-cell>
          <table:table-cell table:formula="of:=ABS([.A20]-[.B20])" office:value-type="float" office:value="5567" calcext:value-type="float">
            <text:p>5567</text:p>
          </table:table-cell>
          <table:table-cell table:formula="of:=[.K20]" office:value-type="float" office:value="45115" calcext:value-type="float">
            <text:p>451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9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5115" calcext:value-type="float">
            <text:p>45115</text:p>
          </table:table-cell>
          <table:table-cell office:value-type="float" office:value="40751" calcext:value-type="float">
            <text:p>40751</text:p>
          </table:table-cell>
          <table:table-cell office:value-type="float" office:value="42795" calcext:value-type="float">
            <text:p>42795</text:p>
          </table:table-cell>
          <table:table-cell office:value-type="float" office:value="45115" calcext:value-type="float">
            <text:p>45115</text:p>
          </table:table-cell>
          <table:table-cell office:value-type="float" office:value="46318" calcext:value-type="float">
            <text:p>46318</text:p>
          </table:table-cell>
          <table:table-cell office:value-type="float" office:value="41541" calcext:value-type="float">
            <text:p>41541</text:p>
          </table:table-cell>
          <table:table-cell office:value-type="float" office:value="43677" calcext:value-type="float">
            <text:p>43677</text:p>
          </table:table-cell>
          <table:table-cell office:value-type="float" office:value="42096" calcext:value-type="float">
            <text:p>42096</text:p>
          </table:table-cell>
          <table:table-cell office:value-type="float" office:value="41709" calcext:value-type="float">
            <text:p>41709</text:p>
          </table:table-cell>
          <table:table-cell office:value-type="float" office:value="41710" calcext:value-type="float">
            <text:p>41710</text:p>
          </table:table-cell>
          <table:table-cell office:value-type="float" office:value="40924" calcext:value-type="float">
            <text:p>40924</text:p>
          </table:table-cell>
          <table:table-cell office:value-type="float" office:value="43421" calcext:value-type="float">
            <text:p>43421</text:p>
          </table:table-cell>
          <table:table-cell office:value-type="float" office:value="40751" calcext:value-type="float">
            <text:p>40751</text:p>
          </table:table-cell>
          <table:table-cell office:value-type="float" office:value="41141" calcext:value-type="float">
            <text:p>41141</text:p>
          </table:table-cell>
          <table:table-cell office:value-type="float" office:value="44068" calcext:value-type="float">
            <text:p>44068</text:p>
          </table:table-cell>
          <table:table-cell office:value-type="float" office:value="44222" calcext:value-type="float">
            <text:p>44222</text:p>
          </table:table-cell>
          <table:table-cell office:value-type="float" office:value="42052" calcext:value-type="float">
            <text:p>42052</text:p>
          </table:table-cell>
          <table:table-cell office:value-type="float" office:value="43424" calcext:value-type="float">
            <text:p>43424</text:p>
          </table:table-cell>
          <table:table-cell office:value-type="float" office:value="43943" calcext:value-type="float">
            <text:p>43943</text:p>
          </table:table-cell>
          <table:table-cell office:value-type="float" office:value="43816" calcext:value-type="float">
            <text:p>43816</text:p>
          </table:table-cell>
          <table:table-cell office:value-type="float" office:value="42948" calcext:value-type="float">
            <text:p>42948</text:p>
          </table:table-cell>
          <table:table-cell office:value-type="float" office:value="42435" calcext:value-type="float">
            <text:p>42435</text:p>
          </table:table-cell>
          <table:table-cell office:value-type="float" office:value="41506" calcext:value-type="float">
            <text:p>41506</text:p>
          </table:table-cell>
          <table:table-cell office:value-type="float" office:value="42117" calcext:value-type="float">
            <text:p>42117</text:p>
          </table:table-cell>
          <table:table-cell office:value-type="float" office:value="42654" calcext:value-type="float">
            <text:p>42654</text:p>
          </table:table-cell>
          <table:table-cell office:value-type="float" office:value="42561" calcext:value-type="float">
            <text:p>42561</text:p>
          </table:table-cell>
          <table:table-cell office:value-type="float" office:value="42778" calcext:value-type="float">
            <text:p>42778</text:p>
          </table:table-cell>
          <table:table-cell office:value-type="float" office:value="42293" calcext:value-type="float">
            <text:p>42293</text:p>
          </table:table-cell>
          <table:table-cell office:value-type="float" office:value="41112" calcext:value-type="float">
            <text:p>41112</text:p>
          </table:table-cell>
          <table:table-cell office:value-type="float" office:value="43845" calcext:value-type="float">
            <text:p>43845</text:p>
          </table:table-cell>
          <table:table-cell office:value-type="float" office:value="43993" calcext:value-type="float">
            <text:p>43993</text:p>
          </table:table-cell>
          <table:table-cell office:value-type="float" office:value="41898" calcext:value-type="float">
            <text:p>41898</text:p>
          </table:table-cell>
          <table:table-cell office:value-type="float" office:value="43793" calcext:value-type="float">
            <text:p>43793</text:p>
          </table:table-cell>
          <table:table-cell office:value-type="float" office:value="1283861" calcext:value-type="float">
            <text:p>1283861</text:p>
          </table:table-cell>
          <table:table-cell office:value-type="string" calcext:value-type="string">
            <text:p>OK</text:p>
          </table:table-cell>
          <table:table-cell office:value-type="float" office:value="24837747" calcext:value-type="float">
            <text:p>24837747</text:p>
          </table:table-cell>
          <table:table-cell office:value-type="float" office:value="24827748" calcext:value-type="float">
            <text:p>24827748</text:p>
          </table:table-cell>
          <table:table-cell table:number-columns-repeated="2" office:value-type="float" office:value="49655496" calcext:value-type="float">
            <text:p>49655496</text:p>
          </table:table-cell>
        </table:table-row>
        <table:table-row table:style-name="ro1">
          <table:table-cell table:formula="of:=MAX([.N21:.AQ21])" office:value-type="float" office:value="52591" calcext:value-type="float">
            <text:p>52591</text:p>
          </table:table-cell>
          <table:table-cell table:formula="of:=MIN([.N21:.AQ21])" office:value-type="float" office:value="41260" calcext:value-type="float">
            <text:p>41260</text:p>
          </table:table-cell>
          <table:table-cell table:formula="of:=ABS([.A21]-[.B21])" office:value-type="float" office:value="11331" calcext:value-type="float">
            <text:p>11331</text:p>
          </table:table-cell>
          <table:table-cell table:formula="of:=[.K21]" office:value-type="float" office:value="52591" calcext:value-type="float">
            <text:p>525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0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2591" calcext:value-type="float">
            <text:p>52591</text:p>
          </table:table-cell>
          <table:table-cell office:value-type="float" office:value="41260" calcext:value-type="float">
            <text:p>41260</text:p>
          </table:table-cell>
          <table:table-cell office:value-type="float" office:value="44294" calcext:value-type="float">
            <text:p>44294</text:p>
          </table:table-cell>
          <table:table-cell office:value-type="float" office:value="52591" calcext:value-type="float">
            <text:p>52591</text:p>
          </table:table-cell>
          <table:table-cell office:value-type="float" office:value="51376" calcext:value-type="float">
            <text:p>51376</text:p>
          </table:table-cell>
          <table:table-cell office:value-type="float" office:value="42352" calcext:value-type="float">
            <text:p>42352</text:p>
          </table:table-cell>
          <table:table-cell office:value-type="float" office:value="42877" calcext:value-type="float">
            <text:p>42877</text:p>
          </table:table-cell>
          <table:table-cell office:value-type="float" office:value="41260" calcext:value-type="float">
            <text:p>41260</text:p>
          </table:table-cell>
          <table:table-cell office:value-type="float" office:value="45574" calcext:value-type="float">
            <text:p>45574</text:p>
          </table:table-cell>
          <table:table-cell office:value-type="float" office:value="44038" calcext:value-type="float">
            <text:p>44038</text:p>
          </table:table-cell>
          <table:table-cell office:value-type="float" office:value="45341" calcext:value-type="float">
            <text:p>45341</text:p>
          </table:table-cell>
          <table:table-cell office:value-type="float" office:value="43237" calcext:value-type="float">
            <text:p>43237</text:p>
          </table:table-cell>
          <table:table-cell office:value-type="float" office:value="43911" calcext:value-type="float">
            <text:p>43911</text:p>
          </table:table-cell>
          <table:table-cell office:value-type="float" office:value="46367" calcext:value-type="float">
            <text:p>46367</text:p>
          </table:table-cell>
          <table:table-cell office:value-type="float" office:value="43890" calcext:value-type="float">
            <text:p>43890</text:p>
          </table:table-cell>
          <table:table-cell office:value-type="float" office:value="43852" calcext:value-type="float">
            <text:p>43852</text:p>
          </table:table-cell>
          <table:table-cell office:value-type="float" office:value="43675" calcext:value-type="float">
            <text:p>43675</text:p>
          </table:table-cell>
          <table:table-cell office:value-type="float" office:value="43182" calcext:value-type="float">
            <text:p>43182</text:p>
          </table:table-cell>
          <table:table-cell office:value-type="float" office:value="44908" calcext:value-type="float">
            <text:p>44908</text:p>
          </table:table-cell>
          <table:table-cell office:value-type="float" office:value="46080" calcext:value-type="float">
            <text:p>46080</text:p>
          </table:table-cell>
          <table:table-cell office:value-type="float" office:value="46288" calcext:value-type="float">
            <text:p>46288</text:p>
          </table:table-cell>
          <table:table-cell office:value-type="float" office:value="41822" calcext:value-type="float">
            <text:p>41822</text:p>
          </table:table-cell>
          <table:table-cell office:value-type="float" office:value="42631" calcext:value-type="float">
            <text:p>42631</text:p>
          </table:table-cell>
          <table:table-cell office:value-type="float" office:value="44997" calcext:value-type="float">
            <text:p>44997</text:p>
          </table:table-cell>
          <table:table-cell office:value-type="float" office:value="41926" calcext:value-type="float">
            <text:p>41926</text:p>
          </table:table-cell>
          <table:table-cell office:value-type="float" office:value="43141" calcext:value-type="float">
            <text:p>43141</text:p>
          </table:table-cell>
          <table:table-cell office:value-type="float" office:value="44774" calcext:value-type="float">
            <text:p>44774</text:p>
          </table:table-cell>
          <table:table-cell office:value-type="float" office:value="42545" calcext:value-type="float">
            <text:p>42545</text:p>
          </table:table-cell>
          <table:table-cell office:value-type="float" office:value="42602" calcext:value-type="float">
            <text:p>42602</text:p>
          </table:table-cell>
          <table:table-cell office:value-type="float" office:value="43874" calcext:value-type="float">
            <text:p>43874</text:p>
          </table:table-cell>
          <table:table-cell office:value-type="float" office:value="43477" calcext:value-type="float">
            <text:p>43477</text:p>
          </table:table-cell>
          <table:table-cell office:value-type="float" office:value="42276" calcext:value-type="float">
            <text:p>42276</text:p>
          </table:table-cell>
          <table:table-cell office:value-type="float" office:value="43963" calcext:value-type="float">
            <text:p>43963</text:p>
          </table:table-cell>
          <table:table-cell office:value-type="float" office:value="1328827" calcext:value-type="float">
            <text:p>1328827</text:p>
          </table:table-cell>
          <table:table-cell office:value-type="string" calcext:value-type="string">
            <text:p>OK</text:p>
          </table:table-cell>
          <table:table-cell office:value-type="float" office:value="25036201" calcext:value-type="float">
            <text:p>25036201</text:p>
          </table:table-cell>
          <table:table-cell office:value-type="float" office:value="25026202" calcext:value-type="float">
            <text:p>25026202</text:p>
          </table:table-cell>
          <table:table-cell table:number-columns-repeated="2" office:value-type="float" office:value="50052404" calcext:value-type="float">
            <text:p>50052404</text:p>
          </table:table-cell>
        </table:table-row>
        <table:table-row table:style-name="ro1">
          <table:table-cell table:formula="of:=MAX([.N22:.AQ22])" office:value-type="float" office:value="55509" calcext:value-type="float">
            <text:p>55509</text:p>
          </table:table-cell>
          <table:table-cell table:formula="of:=MIN([.N22:.AQ22])" office:value-type="float" office:value="40210" calcext:value-type="float">
            <text:p>40210</text:p>
          </table:table-cell>
          <table:table-cell table:formula="of:=ABS([.A22]-[.B22])" office:value-type="float" office:value="15299" calcext:value-type="float">
            <text:p>15299</text:p>
          </table:table-cell>
          <table:table-cell table:formula="of:=[.K22]" office:value-type="float" office:value="51110" calcext:value-type="float">
            <text:p>511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1110" calcext:value-type="float">
            <text:p>51110</text:p>
          </table:table-cell>
          <table:table-cell office:value-type="float" office:value="40210" calcext:value-type="float">
            <text:p>40210</text:p>
          </table:table-cell>
          <table:table-cell office:value-type="float" office:value="43158" calcext:value-type="float">
            <text:p>43158</text:p>
          </table:table-cell>
          <table:table-cell office:value-type="float" office:value="51110" calcext:value-type="float">
            <text:p>51110</text:p>
          </table:table-cell>
          <table:table-cell office:value-type="float" office:value="46613" calcext:value-type="float">
            <text:p>46613</text:p>
          </table:table-cell>
          <table:table-cell office:value-type="float" office:value="41137" calcext:value-type="float">
            <text:p>41137</text:p>
          </table:table-cell>
          <table:table-cell office:value-type="float" office:value="41505" calcext:value-type="float">
            <text:p>41505</text:p>
          </table:table-cell>
          <table:table-cell office:value-type="float" office:value="42098" calcext:value-type="float">
            <text:p>42098</text:p>
          </table:table-cell>
          <table:table-cell office:value-type="float" office:value="41139" calcext:value-type="float">
            <text:p>41139</text:p>
          </table:table-cell>
          <table:table-cell office:value-type="float" office:value="41748" calcext:value-type="float">
            <text:p>41748</text:p>
          </table:table-cell>
          <table:table-cell office:value-type="float" office:value="42086" calcext:value-type="float">
            <text:p>42086</text:p>
          </table:table-cell>
          <table:table-cell office:value-type="float" office:value="40750" calcext:value-type="float">
            <text:p>40750</text:p>
          </table:table-cell>
          <table:table-cell office:value-type="float" office:value="43375" calcext:value-type="float">
            <text:p>43375</text:p>
          </table:table-cell>
          <table:table-cell office:value-type="float" office:value="42259" calcext:value-type="float">
            <text:p>42259</text:p>
          </table:table-cell>
          <table:table-cell office:value-type="float" office:value="42182" calcext:value-type="float">
            <text:p>42182</text:p>
          </table:table-cell>
          <table:table-cell office:value-type="float" office:value="55509" calcext:value-type="float">
            <text:p>55509</text:p>
          </table:table-cell>
          <table:table-cell office:value-type="float" office:value="43454" calcext:value-type="float">
            <text:p>43454</text:p>
          </table:table-cell>
          <table:table-cell office:value-type="float" office:value="45052" calcext:value-type="float">
            <text:p>45052</text:p>
          </table:table-cell>
          <table:table-cell office:value-type="float" office:value="44703" calcext:value-type="float">
            <text:p>44703</text:p>
          </table:table-cell>
          <table:table-cell office:value-type="float" office:value="42804" calcext:value-type="float">
            <text:p>42804</text:p>
          </table:table-cell>
          <table:table-cell office:value-type="float" office:value="41187" calcext:value-type="float">
            <text:p>41187</text:p>
          </table:table-cell>
          <table:table-cell office:value-type="float" office:value="42486" calcext:value-type="float">
            <text:p>42486</text:p>
          </table:table-cell>
          <table:table-cell office:value-type="float" office:value="41019" calcext:value-type="float">
            <text:p>41019</text:p>
          </table:table-cell>
          <table:table-cell office:value-type="float" office:value="50957" calcext:value-type="float">
            <text:p>50957</text:p>
          </table:table-cell>
          <table:table-cell office:value-type="float" office:value="40210" calcext:value-type="float">
            <text:p>40210</text:p>
          </table:table-cell>
          <table:table-cell office:value-type="float" office:value="40522" calcext:value-type="float">
            <text:p>40522</text:p>
          </table:table-cell>
          <table:table-cell office:value-type="float" office:value="41021" calcext:value-type="float">
            <text:p>41021</text:p>
          </table:table-cell>
          <table:table-cell office:value-type="float" office:value="43995" calcext:value-type="float">
            <text:p>43995</text:p>
          </table:table-cell>
          <table:table-cell office:value-type="float" office:value="41963" calcext:value-type="float">
            <text:p>41963</text:p>
          </table:table-cell>
          <table:table-cell office:value-type="float" office:value="41858" calcext:value-type="float">
            <text:p>41858</text:p>
          </table:table-cell>
          <table:table-cell office:value-type="float" office:value="40960" calcext:value-type="float">
            <text:p>40960</text:p>
          </table:table-cell>
          <table:table-cell office:value-type="float" office:value="40301" calcext:value-type="float">
            <text:p>40301</text:p>
          </table:table-cell>
          <table:table-cell office:value-type="float" office:value="40747" calcext:value-type="float">
            <text:p>40747</text:p>
          </table:table-cell>
          <table:table-cell office:value-type="float" office:value="1294750" calcext:value-type="float">
            <text:p>1294750</text:p>
          </table:table-cell>
          <table:table-cell office:value-type="string" calcext:value-type="string">
            <text:p>OK</text:p>
          </table:table-cell>
          <table:table-cell office:value-type="float" office:value="24895162" calcext:value-type="float">
            <text:p>24895162</text:p>
          </table:table-cell>
          <table:table-cell office:value-type="float" office:value="24885163" calcext:value-type="float">
            <text:p>24885163</text:p>
          </table:table-cell>
          <table:table-cell table:number-columns-repeated="2" office:value-type="float" office:value="49770326" calcext:value-type="float">
            <text:p>49770326</text:p>
          </table:table-cell>
        </table:table-row>
        <table:table-row table:style-name="ro1">
          <table:table-cell table:formula="of:=MAX([.N23:.AQ23])" office:value-type="float" office:value="50294" calcext:value-type="float">
            <text:p>50294</text:p>
          </table:table-cell>
          <table:table-cell table:formula="of:=MIN([.N23:.AQ23])" office:value-type="float" office:value="40710" calcext:value-type="float">
            <text:p>40710</text:p>
          </table:table-cell>
          <table:table-cell table:formula="of:=ABS([.A23]-[.B23])" office:value-type="float" office:value="9584" calcext:value-type="float">
            <text:p>9584</text:p>
          </table:table-cell>
          <table:table-cell table:formula="of:=[.K23]" office:value-type="float" office:value="50294" calcext:value-type="float">
            <text:p>5029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2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0294" calcext:value-type="float">
            <text:p>50294</text:p>
          </table:table-cell>
          <table:table-cell office:value-type="float" office:value="40710" calcext:value-type="float">
            <text:p>40710</text:p>
          </table:table-cell>
          <table:table-cell office:value-type="float" office:value="44426" calcext:value-type="float">
            <text:p>44426</text:p>
          </table:table-cell>
          <table:table-cell office:value-type="float" office:value="50294" calcext:value-type="float">
            <text:p>50294</text:p>
          </table:table-cell>
          <table:table-cell office:value-type="float" office:value="48246" calcext:value-type="float">
            <text:p>48246</text:p>
          </table:table-cell>
          <table:table-cell office:value-type="float" office:value="47208" calcext:value-type="float">
            <text:p>47208</text:p>
          </table:table-cell>
          <table:table-cell office:value-type="float" office:value="44429" calcext:value-type="float">
            <text:p>44429</text:p>
          </table:table-cell>
          <table:table-cell office:value-type="float" office:value="47664" calcext:value-type="float">
            <text:p>47664</text:p>
          </table:table-cell>
          <table:table-cell office:value-type="float" office:value="44330" calcext:value-type="float">
            <text:p>44330</text:p>
          </table:table-cell>
          <table:table-cell office:value-type="float" office:value="46070" calcext:value-type="float">
            <text:p>46070</text:p>
          </table:table-cell>
          <table:table-cell office:value-type="float" office:value="43453" calcext:value-type="float">
            <text:p>43453</text:p>
          </table:table-cell>
          <table:table-cell office:value-type="float" office:value="43849" calcext:value-type="float">
            <text:p>43849</text:p>
          </table:table-cell>
          <table:table-cell office:value-type="float" office:value="42950" calcext:value-type="float">
            <text:p>42950</text:p>
          </table:table-cell>
          <table:table-cell office:value-type="float" office:value="41511" calcext:value-type="float">
            <text:p>41511</text:p>
          </table:table-cell>
          <table:table-cell office:value-type="float" office:value="45008" calcext:value-type="float">
            <text:p>45008</text:p>
          </table:table-cell>
          <table:table-cell office:value-type="float" office:value="40710" calcext:value-type="float">
            <text:p>40710</text:p>
          </table:table-cell>
          <table:table-cell office:value-type="float" office:value="41723" calcext:value-type="float">
            <text:p>41723</text:p>
          </table:table-cell>
          <table:table-cell office:value-type="float" office:value="46376" calcext:value-type="float">
            <text:p>46376</text:p>
          </table:table-cell>
          <table:table-cell office:value-type="float" office:value="44536" calcext:value-type="float">
            <text:p>44536</text:p>
          </table:table-cell>
          <table:table-cell office:value-type="float" office:value="42668" calcext:value-type="float">
            <text:p>42668</text:p>
          </table:table-cell>
          <table:table-cell office:value-type="float" office:value="42287" calcext:value-type="float">
            <text:p>42287</text:p>
          </table:table-cell>
          <table:table-cell office:value-type="float" office:value="43056" calcext:value-type="float">
            <text:p>43056</text:p>
          </table:table-cell>
          <table:table-cell office:value-type="float" office:value="42724" calcext:value-type="float">
            <text:p>42724</text:p>
          </table:table-cell>
          <table:table-cell office:value-type="float" office:value="42874" calcext:value-type="float">
            <text:p>42874</text:p>
          </table:table-cell>
          <table:table-cell office:value-type="float" office:value="44687" calcext:value-type="float">
            <text:p>44687</text:p>
          </table:table-cell>
          <table:table-cell office:value-type="float" office:value="43362" calcext:value-type="float">
            <text:p>43362</text:p>
          </table:table-cell>
          <table:table-cell office:value-type="float" office:value="44519" calcext:value-type="float">
            <text:p>44519</text:p>
          </table:table-cell>
          <table:table-cell office:value-type="float" office:value="45962" calcext:value-type="float">
            <text:p>45962</text:p>
          </table:table-cell>
          <table:table-cell office:value-type="float" office:value="45659" calcext:value-type="float">
            <text:p>45659</text:p>
          </table:table-cell>
          <table:table-cell office:value-type="float" office:value="45022" calcext:value-type="float">
            <text:p>45022</text:p>
          </table:table-cell>
          <table:table-cell office:value-type="float" office:value="43645" calcext:value-type="float">
            <text:p>43645</text:p>
          </table:table-cell>
          <table:table-cell office:value-type="float" office:value="43180" calcext:value-type="float">
            <text:p>43180</text:p>
          </table:table-cell>
          <table:table-cell office:value-type="float" office:value="44778" calcext:value-type="float">
            <text:p>44778</text:p>
          </table:table-cell>
          <table:table-cell office:value-type="float" office:value="1332780" calcext:value-type="float">
            <text:p>1332780</text:p>
          </table:table-cell>
          <table:table-cell office:value-type="string" calcext:value-type="string">
            <text:p>OK</text:p>
          </table:table-cell>
          <table:table-cell office:value-type="float" office:value="25133959" calcext:value-type="float">
            <text:p>25133959</text:p>
          </table:table-cell>
          <table:table-cell office:value-type="float" office:value="25123960" calcext:value-type="float">
            <text:p>25123960</text:p>
          </table:table-cell>
          <table:table-cell table:number-columns-repeated="2" office:value-type="float" office:value="50247920" calcext:value-type="float">
            <text:p>50247920</text:p>
          </table:table-cell>
        </table:table-row>
        <table:table-row table:style-name="ro1">
          <table:table-cell table:formula="of:=MAX([.N24:.AQ24])" office:value-type="float" office:value="54277" calcext:value-type="float">
            <text:p>54277</text:p>
          </table:table-cell>
          <table:table-cell table:formula="of:=MIN([.N24:.AQ24])" office:value-type="float" office:value="41917" calcext:value-type="float">
            <text:p>41917</text:p>
          </table:table-cell>
          <table:table-cell table:formula="of:=ABS([.A24]-[.B24])" office:value-type="float" office:value="12360" calcext:value-type="float">
            <text:p>12360</text:p>
          </table:table-cell>
          <table:table-cell table:formula="of:=[.K24]" office:value-type="float" office:value="54240" calcext:value-type="float">
            <text:p>542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3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4240" calcext:value-type="float">
            <text:p>54240</text:p>
          </table:table-cell>
          <table:table-cell office:value-type="float" office:value="41917" calcext:value-type="float">
            <text:p>41917</text:p>
          </table:table-cell>
          <table:table-cell office:value-type="float" office:value="45798" calcext:value-type="float">
            <text:p>45798</text:p>
          </table:table-cell>
          <table:table-cell office:value-type="float" office:value="54240" calcext:value-type="float">
            <text:p>54240</text:p>
          </table:table-cell>
          <table:table-cell office:value-type="float" office:value="49377" calcext:value-type="float">
            <text:p>49377</text:p>
          </table:table-cell>
          <table:table-cell office:value-type="float" office:value="43327" calcext:value-type="float">
            <text:p>43327</text:p>
          </table:table-cell>
          <table:table-cell office:value-type="float" office:value="45476" calcext:value-type="float">
            <text:p>45476</text:p>
          </table:table-cell>
          <table:table-cell office:value-type="float" office:value="42186" calcext:value-type="float">
            <text:p>42186</text:p>
          </table:table-cell>
          <table:table-cell office:value-type="float" office:value="42779" calcext:value-type="float">
            <text:p>42779</text:p>
          </table:table-cell>
          <table:table-cell office:value-type="float" office:value="44116" calcext:value-type="float">
            <text:p>44116</text:p>
          </table:table-cell>
          <table:table-cell office:value-type="float" office:value="42300" calcext:value-type="float">
            <text:p>42300</text:p>
          </table:table-cell>
          <table:table-cell office:value-type="float" office:value="46710" calcext:value-type="float">
            <text:p>46710</text:p>
          </table:table-cell>
          <table:table-cell office:value-type="float" office:value="44447" calcext:value-type="float">
            <text:p>44447</text:p>
          </table:table-cell>
          <table:table-cell office:value-type="float" office:value="46803" calcext:value-type="float">
            <text:p>46803</text:p>
          </table:table-cell>
          <table:table-cell office:value-type="float" office:value="47510" calcext:value-type="float">
            <text:p>47510</text:p>
          </table:table-cell>
          <table:table-cell office:value-type="float" office:value="45384" calcext:value-type="float">
            <text:p>45384</text:p>
          </table:table-cell>
          <table:table-cell office:value-type="float" office:value="41917" calcext:value-type="float">
            <text:p>41917</text:p>
          </table:table-cell>
          <table:table-cell office:value-type="float" office:value="42039" calcext:value-type="float">
            <text:p>42039</text:p>
          </table:table-cell>
          <table:table-cell office:value-type="float" office:value="48203" calcext:value-type="float">
            <text:p>48203</text:p>
          </table:table-cell>
          <table:table-cell office:value-type="float" office:value="48943" calcext:value-type="float">
            <text:p>48943</text:p>
          </table:table-cell>
          <table:table-cell office:value-type="float" office:value="44287" calcext:value-type="float">
            <text:p>44287</text:p>
          </table:table-cell>
          <table:table-cell office:value-type="float" office:value="43470" calcext:value-type="float">
            <text:p>43470</text:p>
          </table:table-cell>
          <table:table-cell office:value-type="float" office:value="44202" calcext:value-type="float">
            <text:p>44202</text:p>
          </table:table-cell>
          <table:table-cell office:value-type="float" office:value="44162" calcext:value-type="float">
            <text:p>44162</text:p>
          </table:table-cell>
          <table:table-cell office:value-type="float" office:value="45638" calcext:value-type="float">
            <text:p>45638</text:p>
          </table:table-cell>
          <table:table-cell office:value-type="float" office:value="44734" calcext:value-type="float">
            <text:p>44734</text:p>
          </table:table-cell>
          <table:table-cell office:value-type="float" office:value="48171" calcext:value-type="float">
            <text:p>48171</text:p>
          </table:table-cell>
          <table:table-cell office:value-type="float" office:value="54277" calcext:value-type="float">
            <text:p>54277</text:p>
          </table:table-cell>
          <table:table-cell office:value-type="float" office:value="47851" calcext:value-type="float">
            <text:p>47851</text:p>
          </table:table-cell>
          <table:table-cell office:value-type="float" office:value="47740" calcext:value-type="float">
            <text:p>47740</text:p>
          </table:table-cell>
          <table:table-cell office:value-type="float" office:value="44986" calcext:value-type="float">
            <text:p>44986</text:p>
          </table:table-cell>
          <table:table-cell office:value-type="float" office:value="44436" calcext:value-type="float">
            <text:p>44436</text:p>
          </table:table-cell>
          <table:table-cell office:value-type="float" office:value="44244" calcext:value-type="float">
            <text:p>44244</text:p>
          </table:table-cell>
          <table:table-cell office:value-type="float" office:value="1373955" calcext:value-type="float">
            <text:p>1373955</text:p>
          </table:table-cell>
          <table:table-cell office:value-type="string" calcext:value-type="string">
            <text:p>OK</text:p>
          </table:table-cell>
          <table:table-cell office:value-type="float" office:value="25038288" calcext:value-type="float">
            <text:p>25038288</text:p>
          </table:table-cell>
          <table:table-cell office:value-type="float" office:value="25028289" calcext:value-type="float">
            <text:p>25028289</text:p>
          </table:table-cell>
          <table:table-cell table:number-columns-repeated="2" office:value-type="float" office:value="50056578" calcext:value-type="float">
            <text:p>50056578</text:p>
          </table:table-cell>
        </table:table-row>
        <table:table-row table:style-name="ro1">
          <table:table-cell table:formula="of:=MAX([.N25:.AQ25])" office:value-type="float" office:value="49901" calcext:value-type="float">
            <text:p>49901</text:p>
          </table:table-cell>
          <table:table-cell table:formula="of:=MIN([.N25:.AQ25])" office:value-type="float" office:value="41689" calcext:value-type="float">
            <text:p>41689</text:p>
          </table:table-cell>
          <table:table-cell table:formula="of:=ABS([.A25]-[.B25])" office:value-type="float" office:value="8212" calcext:value-type="float">
            <text:p>8212</text:p>
          </table:table-cell>
          <table:table-cell table:formula="of:=[.K25]" office:value-type="float" office:value="49901" calcext:value-type="float">
            <text:p>499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4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9901" calcext:value-type="float">
            <text:p>49901</text:p>
          </table:table-cell>
          <table:table-cell office:value-type="float" office:value="41689" calcext:value-type="float">
            <text:p>41689</text:p>
          </table:table-cell>
          <table:table-cell office:value-type="float" office:value="44294" calcext:value-type="float">
            <text:p>44294</text:p>
          </table:table-cell>
          <table:table-cell office:value-type="float" office:value="49901" calcext:value-type="float">
            <text:p>49901</text:p>
          </table:table-cell>
          <table:table-cell office:value-type="float" office:value="45203" calcext:value-type="float">
            <text:p>45203</text:p>
          </table:table-cell>
          <table:table-cell office:value-type="float" office:value="43697" calcext:value-type="float">
            <text:p>43697</text:p>
          </table:table-cell>
          <table:table-cell office:value-type="float" office:value="43758" calcext:value-type="float">
            <text:p>43758</text:p>
          </table:table-cell>
          <table:table-cell office:value-type="float" office:value="44283" calcext:value-type="float">
            <text:p>44283</text:p>
          </table:table-cell>
          <table:table-cell office:value-type="float" office:value="47468" calcext:value-type="float">
            <text:p>47468</text:p>
          </table:table-cell>
          <table:table-cell office:value-type="float" office:value="43495" calcext:value-type="float">
            <text:p>43495</text:p>
          </table:table-cell>
          <table:table-cell office:value-type="float" office:value="45259" calcext:value-type="float">
            <text:p>45259</text:p>
          </table:table-cell>
          <table:table-cell office:value-type="float" office:value="47554" calcext:value-type="float">
            <text:p>47554</text:p>
          </table:table-cell>
          <table:table-cell office:value-type="float" office:value="47753" calcext:value-type="float">
            <text:p>47753</text:p>
          </table:table-cell>
          <table:table-cell office:value-type="float" office:value="42051" calcext:value-type="float">
            <text:p>42051</text:p>
          </table:table-cell>
          <table:table-cell office:value-type="float" office:value="43521" calcext:value-type="float">
            <text:p>43521</text:p>
          </table:table-cell>
          <table:table-cell office:value-type="float" office:value="44189" calcext:value-type="float">
            <text:p>44189</text:p>
          </table:table-cell>
          <table:table-cell office:value-type="float" office:value="42752" calcext:value-type="float">
            <text:p>42752</text:p>
          </table:table-cell>
          <table:table-cell office:value-type="float" office:value="41689" calcext:value-type="float">
            <text:p>41689</text:p>
          </table:table-cell>
          <table:table-cell office:value-type="float" office:value="42999" calcext:value-type="float">
            <text:p>42999</text:p>
          </table:table-cell>
          <table:table-cell office:value-type="float" office:value="43265" calcext:value-type="float">
            <text:p>43265</text:p>
          </table:table-cell>
          <table:table-cell office:value-type="float" office:value="42361" calcext:value-type="float">
            <text:p>42361</text:p>
          </table:table-cell>
          <table:table-cell office:value-type="float" office:value="42802" calcext:value-type="float">
            <text:p>42802</text:p>
          </table:table-cell>
          <table:table-cell office:value-type="float" office:value="46149" calcext:value-type="float">
            <text:p>46149</text:p>
          </table:table-cell>
          <table:table-cell office:value-type="float" office:value="44742" calcext:value-type="float">
            <text:p>44742</text:p>
          </table:table-cell>
          <table:table-cell office:value-type="float" office:value="43669" calcext:value-type="float">
            <text:p>43669</text:p>
          </table:table-cell>
          <table:table-cell office:value-type="float" office:value="42742" calcext:value-type="float">
            <text:p>42742</text:p>
          </table:table-cell>
          <table:table-cell office:value-type="float" office:value="44463" calcext:value-type="float">
            <text:p>44463</text:p>
          </table:table-cell>
          <table:table-cell office:value-type="float" office:value="42842" calcext:value-type="float">
            <text:p>42842</text:p>
          </table:table-cell>
          <table:table-cell office:value-type="float" office:value="44254" calcext:value-type="float">
            <text:p>44254</text:p>
          </table:table-cell>
          <table:table-cell office:value-type="float" office:value="44924" calcext:value-type="float">
            <text:p>44924</text:p>
          </table:table-cell>
          <table:table-cell office:value-type="float" office:value="42688" calcext:value-type="float">
            <text:p>42688</text:p>
          </table:table-cell>
          <table:table-cell office:value-type="float" office:value="43826" calcext:value-type="float">
            <text:p>43826</text:p>
          </table:table-cell>
          <table:table-cell office:value-type="float" office:value="44544" calcext:value-type="float">
            <text:p>44544</text:p>
          </table:table-cell>
          <table:table-cell office:value-type="float" office:value="1328843" calcext:value-type="float">
            <text:p>1328843</text:p>
          </table:table-cell>
          <table:table-cell office:value-type="string" calcext:value-type="string">
            <text:p>OK</text:p>
          </table:table-cell>
          <table:table-cell office:value-type="float" office:value="25107327" calcext:value-type="float">
            <text:p>25107327</text:p>
          </table:table-cell>
          <table:table-cell office:value-type="float" office:value="25097328" calcext:value-type="float">
            <text:p>25097328</text:p>
          </table:table-cell>
          <table:table-cell table:number-columns-repeated="2" office:value-type="float" office:value="50194656" calcext:value-type="float">
            <text:p>50194656</text:p>
          </table:table-cell>
        </table:table-row>
        <table:table-row table:style-name="ro1">
          <table:table-cell table:formula="of:=MAX([.N26:.AQ26])" office:value-type="float" office:value="50221" calcext:value-type="float">
            <text:p>50221</text:p>
          </table:table-cell>
          <table:table-cell table:formula="of:=MIN([.N26:.AQ26])" office:value-type="float" office:value="41850" calcext:value-type="float">
            <text:p>41850</text:p>
          </table:table-cell>
          <table:table-cell table:formula="of:=ABS([.A26]-[.B26])" office:value-type="float" office:value="8371" calcext:value-type="float">
            <text:p>8371</text:p>
          </table:table-cell>
          <table:table-cell table:formula="of:=[.K26]" office:value-type="float" office:value="50022" calcext:value-type="float">
            <text:p>500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5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0022" calcext:value-type="float">
            <text:p>50022</text:p>
          </table:table-cell>
          <table:table-cell office:value-type="float" office:value="41850" calcext:value-type="float">
            <text:p>41850</text:p>
          </table:table-cell>
          <table:table-cell office:value-type="float" office:value="45011" calcext:value-type="float">
            <text:p>45011</text:p>
          </table:table-cell>
          <table:table-cell office:value-type="float" office:value="50022" calcext:value-type="float">
            <text:p>50022</text:p>
          </table:table-cell>
          <table:table-cell office:value-type="float" office:value="50221" calcext:value-type="float">
            <text:p>50221</text:p>
          </table:table-cell>
          <table:table-cell office:value-type="float" office:value="46504" calcext:value-type="float">
            <text:p>46504</text:p>
          </table:table-cell>
          <table:table-cell office:value-type="float" office:value="41850" calcext:value-type="float">
            <text:p>41850</text:p>
          </table:table-cell>
          <table:table-cell office:value-type="float" office:value="44550" calcext:value-type="float">
            <text:p>44550</text:p>
          </table:table-cell>
          <table:table-cell office:value-type="float" office:value="47142" calcext:value-type="float">
            <text:p>47142</text:p>
          </table:table-cell>
          <table:table-cell office:value-type="float" office:value="45005" calcext:value-type="float">
            <text:p>45005</text:p>
          </table:table-cell>
          <table:table-cell office:value-type="float" office:value="43287" calcext:value-type="float">
            <text:p>43287</text:p>
          </table:table-cell>
          <table:table-cell office:value-type="float" office:value="43530" calcext:value-type="float">
            <text:p>43530</text:p>
          </table:table-cell>
          <table:table-cell office:value-type="float" office:value="43625" calcext:value-type="float">
            <text:p>43625</text:p>
          </table:table-cell>
          <table:table-cell office:value-type="float" office:value="45715" calcext:value-type="float">
            <text:p>45715</text:p>
          </table:table-cell>
          <table:table-cell office:value-type="float" office:value="45500" calcext:value-type="float">
            <text:p>45500</text:p>
          </table:table-cell>
          <table:table-cell office:value-type="float" office:value="43925" calcext:value-type="float">
            <text:p>43925</text:p>
          </table:table-cell>
          <table:table-cell office:value-type="float" office:value="47346" calcext:value-type="float">
            <text:p>47346</text:p>
          </table:table-cell>
          <table:table-cell office:value-type="float" office:value="43473" calcext:value-type="float">
            <text:p>43473</text:p>
          </table:table-cell>
          <table:table-cell office:value-type="float" office:value="44904" calcext:value-type="float">
            <text:p>44904</text:p>
          </table:table-cell>
          <table:table-cell office:value-type="float" office:value="43733" calcext:value-type="float">
            <text:p>43733</text:p>
          </table:table-cell>
          <table:table-cell office:value-type="float" office:value="46911" calcext:value-type="float">
            <text:p>46911</text:p>
          </table:table-cell>
          <table:table-cell office:value-type="float" office:value="45432" calcext:value-type="float">
            <text:p>45432</text:p>
          </table:table-cell>
          <table:table-cell office:value-type="float" office:value="44172" calcext:value-type="float">
            <text:p>44172</text:p>
          </table:table-cell>
          <table:table-cell office:value-type="float" office:value="42943" calcext:value-type="float">
            <text:p>42943</text:p>
          </table:table-cell>
          <table:table-cell office:value-type="float" office:value="43372" calcext:value-type="float">
            <text:p>43372</text:p>
          </table:table-cell>
          <table:table-cell office:value-type="float" office:value="43454" calcext:value-type="float">
            <text:p>43454</text:p>
          </table:table-cell>
          <table:table-cell office:value-type="float" office:value="45016" calcext:value-type="float">
            <text:p>45016</text:p>
          </table:table-cell>
          <table:table-cell office:value-type="float" office:value="44326" calcext:value-type="float">
            <text:p>44326</text:p>
          </table:table-cell>
          <table:table-cell office:value-type="float" office:value="43970" calcext:value-type="float">
            <text:p>43970</text:p>
          </table:table-cell>
          <table:table-cell office:value-type="float" office:value="45610" calcext:value-type="float">
            <text:p>45610</text:p>
          </table:table-cell>
          <table:table-cell office:value-type="float" office:value="46699" calcext:value-type="float">
            <text:p>46699</text:p>
          </table:table-cell>
          <table:table-cell office:value-type="float" office:value="44523" calcext:value-type="float">
            <text:p>44523</text:p>
          </table:table-cell>
          <table:table-cell office:value-type="float" office:value="43578" calcext:value-type="float">
            <text:p>43578</text:p>
          </table:table-cell>
          <table:table-cell office:value-type="float" office:value="1350338" calcext:value-type="float">
            <text:p>1350338</text:p>
          </table:table-cell>
          <table:table-cell office:value-type="string" calcext:value-type="string">
            <text:p>OK</text:p>
          </table:table-cell>
          <table:table-cell office:value-type="float" office:value="24932808" calcext:value-type="float">
            <text:p>24932808</text:p>
          </table:table-cell>
          <table:table-cell office:value-type="float" office:value="24922809" calcext:value-type="float">
            <text:p>24922809</text:p>
          </table:table-cell>
          <table:table-cell table:number-columns-repeated="2" office:value-type="float" office:value="49845618" calcext:value-type="float">
            <text:p>49845618</text:p>
          </table:table-cell>
        </table:table-row>
        <table:table-row table:style-name="ro1">
          <table:table-cell table:formula="of:=MAX([.N27:.AQ27])" office:value-type="float" office:value="59846" calcext:value-type="float">
            <text:p>59846</text:p>
          </table:table-cell>
          <table:table-cell table:formula="of:=MIN([.N27:.AQ27])" office:value-type="float" office:value="41970" calcext:value-type="float">
            <text:p>41970</text:p>
          </table:table-cell>
          <table:table-cell table:formula="of:=ABS([.A27]-[.B27])" office:value-type="float" office:value="17876" calcext:value-type="float">
            <text:p>17876</text:p>
          </table:table-cell>
          <table:table-cell table:formula="of:=[.K27]" office:value-type="float" office:value="59846" calcext:value-type="float">
            <text:p>598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6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9846" calcext:value-type="float">
            <text:p>59846</text:p>
          </table:table-cell>
          <table:table-cell office:value-type="float" office:value="41970" calcext:value-type="float">
            <text:p>41970</text:p>
          </table:table-cell>
          <table:table-cell office:value-type="float" office:value="46962" calcext:value-type="float">
            <text:p>46962</text:p>
          </table:table-cell>
          <table:table-cell office:value-type="float" office:value="59846" calcext:value-type="float">
            <text:p>59846</text:p>
          </table:table-cell>
          <table:table-cell office:value-type="float" office:value="55367" calcext:value-type="float">
            <text:p>55367</text:p>
          </table:table-cell>
          <table:table-cell office:value-type="float" office:value="46007" calcext:value-type="float">
            <text:p>46007</text:p>
          </table:table-cell>
          <table:table-cell office:value-type="float" office:value="47622" calcext:value-type="float">
            <text:p>47622</text:p>
          </table:table-cell>
          <table:table-cell office:value-type="float" office:value="43741" calcext:value-type="float">
            <text:p>43741</text:p>
          </table:table-cell>
          <table:table-cell office:value-type="float" office:value="41970" calcext:value-type="float">
            <text:p>41970</text:p>
          </table:table-cell>
          <table:table-cell office:value-type="float" office:value="44225" calcext:value-type="float">
            <text:p>44225</text:p>
          </table:table-cell>
          <table:table-cell office:value-type="float" office:value="43999" calcext:value-type="float">
            <text:p>43999</text:p>
          </table:table-cell>
          <table:table-cell office:value-type="float" office:value="43291" calcext:value-type="float">
            <text:p>43291</text:p>
          </table:table-cell>
          <table:table-cell office:value-type="float" office:value="47594" calcext:value-type="float">
            <text:p>47594</text:p>
          </table:table-cell>
          <table:table-cell office:value-type="float" office:value="45056" calcext:value-type="float">
            <text:p>45056</text:p>
          </table:table-cell>
          <table:table-cell office:value-type="float" office:value="51517" calcext:value-type="float">
            <text:p>51517</text:p>
          </table:table-cell>
          <table:table-cell office:value-type="float" office:value="47281" calcext:value-type="float">
            <text:p>47281</text:p>
          </table:table-cell>
          <table:table-cell office:value-type="float" office:value="46076" calcext:value-type="float">
            <text:p>46076</text:p>
          </table:table-cell>
          <table:table-cell office:value-type="float" office:value="47018" calcext:value-type="float">
            <text:p>47018</text:p>
          </table:table-cell>
          <table:table-cell office:value-type="float" office:value="48028" calcext:value-type="float">
            <text:p>48028</text:p>
          </table:table-cell>
          <table:table-cell office:value-type="float" office:value="45408" calcext:value-type="float">
            <text:p>45408</text:p>
          </table:table-cell>
          <table:table-cell office:value-type="float" office:value="48926" calcext:value-type="float">
            <text:p>48926</text:p>
          </table:table-cell>
          <table:table-cell office:value-type="float" office:value="49091" calcext:value-type="float">
            <text:p>49091</text:p>
          </table:table-cell>
          <table:table-cell office:value-type="float" office:value="48534" calcext:value-type="float">
            <text:p>48534</text:p>
          </table:table-cell>
          <table:table-cell office:value-type="float" office:value="45353" calcext:value-type="float">
            <text:p>45353</text:p>
          </table:table-cell>
          <table:table-cell office:value-type="float" office:value="50475" calcext:value-type="float">
            <text:p>50475</text:p>
          </table:table-cell>
          <table:table-cell office:value-type="float" office:value="50776" calcext:value-type="float">
            <text:p>50776</text:p>
          </table:table-cell>
          <table:table-cell office:value-type="float" office:value="45676" calcext:value-type="float">
            <text:p>45676</text:p>
          </table:table-cell>
          <table:table-cell office:value-type="float" office:value="44150" calcext:value-type="float">
            <text:p>44150</text:p>
          </table:table-cell>
          <table:table-cell office:value-type="float" office:value="43419" calcext:value-type="float">
            <text:p>43419</text:p>
          </table:table-cell>
          <table:table-cell office:value-type="float" office:value="43995" calcext:value-type="float">
            <text:p>43995</text:p>
          </table:table-cell>
          <table:table-cell office:value-type="float" office:value="43728" calcext:value-type="float">
            <text:p>43728</text:p>
          </table:table-cell>
          <table:table-cell office:value-type="float" office:value="44956" calcext:value-type="float">
            <text:p>44956</text:p>
          </table:table-cell>
          <table:table-cell office:value-type="float" office:value="45753" calcext:value-type="float">
            <text:p>45753</text:p>
          </table:table-cell>
          <table:table-cell office:value-type="float" office:value="1408878" calcext:value-type="float">
            <text:p>1408878</text:p>
          </table:table-cell>
          <table:table-cell office:value-type="string" calcext:value-type="string">
            <text:p>OK</text:p>
          </table:table-cell>
          <table:table-cell office:value-type="float" office:value="24795595" calcext:value-type="float">
            <text:p>24795595</text:p>
          </table:table-cell>
          <table:table-cell office:value-type="float" office:value="24785596" calcext:value-type="float">
            <text:p>24785596</text:p>
          </table:table-cell>
          <table:table-cell table:number-columns-repeated="2" office:value-type="float" office:value="49571192" calcext:value-type="float">
            <text:p>49571192</text:p>
          </table:table-cell>
        </table:table-row>
        <table:table-row table:style-name="ro1">
          <table:table-cell table:formula="of:=MAX([.N28:.AQ28])" office:value-type="float" office:value="56909" calcext:value-type="float">
            <text:p>56909</text:p>
          </table:table-cell>
          <table:table-cell table:formula="of:=MIN([.N28:.AQ28])" office:value-type="float" office:value="42530" calcext:value-type="float">
            <text:p>42530</text:p>
          </table:table-cell>
          <table:table-cell table:formula="of:=ABS([.A28]-[.B28])" office:value-type="float" office:value="14379" calcext:value-type="float">
            <text:p>14379</text:p>
          </table:table-cell>
          <table:table-cell table:formula="of:=[.K28]" office:value-type="float" office:value="56909" calcext:value-type="float">
            <text:p>569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7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6909" calcext:value-type="float">
            <text:p>56909</text:p>
          </table:table-cell>
          <table:table-cell office:value-type="float" office:value="42530" calcext:value-type="float">
            <text:p>42530</text:p>
          </table:table-cell>
          <table:table-cell office:value-type="float" office:value="46197" calcext:value-type="float">
            <text:p>46197</text:p>
          </table:table-cell>
          <table:table-cell office:value-type="float" office:value="56909" calcext:value-type="float">
            <text:p>56909</text:p>
          </table:table-cell>
          <table:table-cell office:value-type="float" office:value="52200" calcext:value-type="float">
            <text:p>52200</text:p>
          </table:table-cell>
          <table:table-cell office:value-type="float" office:value="44316" calcext:value-type="float">
            <text:p>44316</text:p>
          </table:table-cell>
          <table:table-cell office:value-type="float" office:value="44080" calcext:value-type="float">
            <text:p>44080</text:p>
          </table:table-cell>
          <table:table-cell office:value-type="float" office:value="48876" calcext:value-type="float">
            <text:p>48876</text:p>
          </table:table-cell>
          <table:table-cell office:value-type="float" office:value="43027" calcext:value-type="float">
            <text:p>43027</text:p>
          </table:table-cell>
          <table:table-cell office:value-type="float" office:value="45590" calcext:value-type="float">
            <text:p>45590</text:p>
          </table:table-cell>
          <table:table-cell office:value-type="float" office:value="44686" calcext:value-type="float">
            <text:p>44686</text:p>
          </table:table-cell>
          <table:table-cell office:value-type="float" office:value="46134" calcext:value-type="float">
            <text:p>46134</text:p>
          </table:table-cell>
          <table:table-cell office:value-type="float" office:value="47503" calcext:value-type="float">
            <text:p>47503</text:p>
          </table:table-cell>
          <table:table-cell office:value-type="float" office:value="47754" calcext:value-type="float">
            <text:p>47754</text:p>
          </table:table-cell>
          <table:table-cell office:value-type="float" office:value="45880" calcext:value-type="float">
            <text:p>45880</text:p>
          </table:table-cell>
          <table:table-cell office:value-type="float" office:value="45375" calcext:value-type="float">
            <text:p>45375</text:p>
          </table:table-cell>
          <table:table-cell office:value-type="float" office:value="48481" calcext:value-type="float">
            <text:p>48481</text:p>
          </table:table-cell>
          <table:table-cell office:value-type="float" office:value="48824" calcext:value-type="float">
            <text:p>48824</text:p>
          </table:table-cell>
          <table:table-cell office:value-type="float" office:value="45168" calcext:value-type="float">
            <text:p>45168</text:p>
          </table:table-cell>
          <table:table-cell office:value-type="float" office:value="47346" calcext:value-type="float">
            <text:p>47346</text:p>
          </table:table-cell>
          <table:table-cell office:value-type="float" office:value="43854" calcext:value-type="float">
            <text:p>43854</text:p>
          </table:table-cell>
          <table:table-cell office:value-type="float" office:value="45143" calcext:value-type="float">
            <text:p>45143</text:p>
          </table:table-cell>
          <table:table-cell office:value-type="float" office:value="43243" calcext:value-type="float">
            <text:p>43243</text:p>
          </table:table-cell>
          <table:table-cell office:value-type="float" office:value="42530" calcext:value-type="float">
            <text:p>42530</text:p>
          </table:table-cell>
          <table:table-cell office:value-type="float" office:value="43425" calcext:value-type="float">
            <text:p>43425</text:p>
          </table:table-cell>
          <table:table-cell office:value-type="float" office:value="45116" calcext:value-type="float">
            <text:p>45116</text:p>
          </table:table-cell>
          <table:table-cell office:value-type="float" office:value="45988" calcext:value-type="float">
            <text:p>45988</text:p>
          </table:table-cell>
          <table:table-cell office:value-type="float" office:value="44307" calcext:value-type="float">
            <text:p>44307</text:p>
          </table:table-cell>
          <table:table-cell office:value-type="float" office:value="47257" calcext:value-type="float">
            <text:p>47257</text:p>
          </table:table-cell>
          <table:table-cell office:value-type="float" office:value="46397" calcext:value-type="float">
            <text:p>46397</text:p>
          </table:table-cell>
          <table:table-cell office:value-type="float" office:value="45083" calcext:value-type="float">
            <text:p>45083</text:p>
          </table:table-cell>
          <table:table-cell office:value-type="float" office:value="45134" calcext:value-type="float">
            <text:p>45134</text:p>
          </table:table-cell>
          <table:table-cell office:value-type="float" office:value="46304" calcext:value-type="float">
            <text:p>46304</text:p>
          </table:table-cell>
          <table:table-cell office:value-type="float" office:value="1385930" calcext:value-type="float">
            <text:p>1385930</text:p>
          </table:table-cell>
          <table:table-cell office:value-type="string" calcext:value-type="string">
            <text:p>OK</text:p>
          </table:table-cell>
          <table:table-cell office:value-type="float" office:value="25135996" calcext:value-type="float">
            <text:p>25135996</text:p>
          </table:table-cell>
          <table:table-cell office:value-type="float" office:value="25125997" calcext:value-type="float">
            <text:p>25125997</text:p>
          </table:table-cell>
          <table:table-cell table:number-columns-repeated="2" office:value-type="float" office:value="50251994" calcext:value-type="float">
            <text:p>50251994</text:p>
          </table:table-cell>
        </table:table-row>
        <table:table-row table:style-name="ro1">
          <table:table-cell table:formula="of:=MAX([.N29:.AQ29])" office:value-type="float" office:value="52246" calcext:value-type="float">
            <text:p>52246</text:p>
          </table:table-cell>
          <table:table-cell table:formula="of:=MIN([.N29:.AQ29])" office:value-type="float" office:value="41848" calcext:value-type="float">
            <text:p>41848</text:p>
          </table:table-cell>
          <table:table-cell table:formula="of:=ABS([.A29]-[.B29])" office:value-type="float" office:value="10398" calcext:value-type="float">
            <text:p>10398</text:p>
          </table:table-cell>
          <table:table-cell table:formula="of:=[.K29]" office:value-type="float" office:value="52246" calcext:value-type="float">
            <text:p>5224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8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2246" calcext:value-type="float">
            <text:p>52246</text:p>
          </table:table-cell>
          <table:table-cell office:value-type="float" office:value="41848" calcext:value-type="float">
            <text:p>41848</text:p>
          </table:table-cell>
          <table:table-cell office:value-type="float" office:value="45280" calcext:value-type="float">
            <text:p>45280</text:p>
          </table:table-cell>
          <table:table-cell office:value-type="float" office:value="52246" calcext:value-type="float">
            <text:p>52246</text:p>
          </table:table-cell>
          <table:table-cell office:value-type="float" office:value="49993" calcext:value-type="float">
            <text:p>49993</text:p>
          </table:table-cell>
          <table:table-cell office:value-type="float" office:value="43643" calcext:value-type="float">
            <text:p>43643</text:p>
          </table:table-cell>
          <table:table-cell office:value-type="float" office:value="47004" calcext:value-type="float">
            <text:p>47004</text:p>
          </table:table-cell>
          <table:table-cell office:value-type="float" office:value="46288" calcext:value-type="float">
            <text:p>46288</text:p>
          </table:table-cell>
          <table:table-cell office:value-type="float" office:value="45927" calcext:value-type="float">
            <text:p>45927</text:p>
          </table:table-cell>
          <table:table-cell office:value-type="float" office:value="49134" calcext:value-type="float">
            <text:p>49134</text:p>
          </table:table-cell>
          <table:table-cell office:value-type="float" office:value="45475" calcext:value-type="float">
            <text:p>45475</text:p>
          </table:table-cell>
          <table:table-cell office:value-type="float" office:value="44762" calcext:value-type="float">
            <text:p>44762</text:p>
          </table:table-cell>
          <table:table-cell office:value-type="float" office:value="44559" calcext:value-type="float">
            <text:p>44559</text:p>
          </table:table-cell>
          <table:table-cell office:value-type="float" office:value="48083" calcext:value-type="float">
            <text:p>48083</text:p>
          </table:table-cell>
          <table:table-cell office:value-type="float" office:value="48574" calcext:value-type="float">
            <text:p>48574</text:p>
          </table:table-cell>
          <table:table-cell office:value-type="float" office:value="48348" calcext:value-type="float">
            <text:p>48348</text:p>
          </table:table-cell>
          <table:table-cell office:value-type="float" office:value="44639" calcext:value-type="float">
            <text:p>44639</text:p>
          </table:table-cell>
          <table:table-cell office:value-type="float" office:value="44848" calcext:value-type="float">
            <text:p>44848</text:p>
          </table:table-cell>
          <table:table-cell office:value-type="float" office:value="47072" calcext:value-type="float">
            <text:p>47072</text:p>
          </table:table-cell>
          <table:table-cell office:value-type="float" office:value="41848" calcext:value-type="float">
            <text:p>41848</text:p>
          </table:table-cell>
          <table:table-cell office:value-type="float" office:value="45048" calcext:value-type="float">
            <text:p>45048</text:p>
          </table:table-cell>
          <table:table-cell office:value-type="float" office:value="42767" calcext:value-type="float">
            <text:p>42767</text:p>
          </table:table-cell>
          <table:table-cell office:value-type="float" office:value="46132" calcext:value-type="float">
            <text:p>46132</text:p>
          </table:table-cell>
          <table:table-cell office:value-type="float" office:value="42631" calcext:value-type="float">
            <text:p>42631</text:p>
          </table:table-cell>
          <table:table-cell office:value-type="float" office:value="42280" calcext:value-type="float">
            <text:p>42280</text:p>
          </table:table-cell>
          <table:table-cell office:value-type="float" office:value="42625" calcext:value-type="float">
            <text:p>42625</text:p>
          </table:table-cell>
          <table:table-cell office:value-type="float" office:value="42679" calcext:value-type="float">
            <text:p>42679</text:p>
          </table:table-cell>
          <table:table-cell office:value-type="float" office:value="44224" calcext:value-type="float">
            <text:p>44224</text:p>
          </table:table-cell>
          <table:table-cell office:value-type="float" office:value="42841" calcext:value-type="float">
            <text:p>42841</text:p>
          </table:table-cell>
          <table:table-cell office:value-type="float" office:value="44609" calcext:value-type="float">
            <text:p>44609</text:p>
          </table:table-cell>
          <table:table-cell office:value-type="float" office:value="43610" calcext:value-type="float">
            <text:p>43610</text:p>
          </table:table-cell>
          <table:table-cell office:value-type="float" office:value="43194" calcext:value-type="float">
            <text:p>43194</text:p>
          </table:table-cell>
          <table:table-cell office:value-type="float" office:value="43338" calcext:value-type="float">
            <text:p>43338</text:p>
          </table:table-cell>
          <table:table-cell office:value-type="float" office:value="1358421" calcext:value-type="float">
            <text:p>1358421</text:p>
          </table:table-cell>
          <table:table-cell office:value-type="string" calcext:value-type="string">
            <text:p>OK</text:p>
          </table:table-cell>
          <table:table-cell office:value-type="float" office:value="24968516" calcext:value-type="float">
            <text:p>24968516</text:p>
          </table:table-cell>
          <table:table-cell office:value-type="float" office:value="24958517" calcext:value-type="float">
            <text:p>24958517</text:p>
          </table:table-cell>
          <table:table-cell table:number-columns-repeated="2" office:value-type="float" office:value="49917034" calcext:value-type="float">
            <text:p>49917034</text:p>
          </table:table-cell>
        </table:table-row>
        <table:table-row table:style-name="ro1">
          <table:table-cell table:formula="of:=MAX([.N30:.AQ30])" office:value-type="float" office:value="54157" calcext:value-type="float">
            <text:p>54157</text:p>
          </table:table-cell>
          <table:table-cell table:formula="of:=MIN([.N30:.AQ30])" office:value-type="float" office:value="41627" calcext:value-type="float">
            <text:p>41627</text:p>
          </table:table-cell>
          <table:table-cell table:formula="of:=ABS([.A30]-[.B30])" office:value-type="float" office:value="12530" calcext:value-type="float">
            <text:p>12530</text:p>
          </table:table-cell>
          <table:table-cell table:formula="of:=[.K30]" office:value-type="float" office:value="54157" calcext:value-type="float">
            <text:p>541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9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4157" calcext:value-type="float">
            <text:p>54157</text:p>
          </table:table-cell>
          <table:table-cell office:value-type="float" office:value="41627" calcext:value-type="float">
            <text:p>41627</text:p>
          </table:table-cell>
          <table:table-cell office:value-type="float" office:value="46187" calcext:value-type="float">
            <text:p>46187</text:p>
          </table:table-cell>
          <table:table-cell office:value-type="float" office:value="54157" calcext:value-type="float">
            <text:p>54157</text:p>
          </table:table-cell>
          <table:table-cell office:value-type="float" office:value="45058" calcext:value-type="float">
            <text:p>45058</text:p>
          </table:table-cell>
          <table:table-cell office:value-type="float" office:value="50925" calcext:value-type="float">
            <text:p>50925</text:p>
          </table:table-cell>
          <table:table-cell office:value-type="float" office:value="43302" calcext:value-type="float">
            <text:p>43302</text:p>
          </table:table-cell>
          <table:table-cell office:value-type="float" office:value="43853" calcext:value-type="float">
            <text:p>43853</text:p>
          </table:table-cell>
          <table:table-cell office:value-type="float" office:value="44542" calcext:value-type="float">
            <text:p>44542</text:p>
          </table:table-cell>
          <table:table-cell office:value-type="float" office:value="48189" calcext:value-type="float">
            <text:p>48189</text:p>
          </table:table-cell>
          <table:table-cell office:value-type="float" office:value="50664" calcext:value-type="float">
            <text:p>50664</text:p>
          </table:table-cell>
          <table:table-cell office:value-type="float" office:value="47584" calcext:value-type="float">
            <text:p>47584</text:p>
          </table:table-cell>
          <table:table-cell office:value-type="float" office:value="49630" calcext:value-type="float">
            <text:p>49630</text:p>
          </table:table-cell>
          <table:table-cell office:value-type="float" office:value="46450" calcext:value-type="float">
            <text:p>46450</text:p>
          </table:table-cell>
          <table:table-cell office:value-type="float" office:value="49768" calcext:value-type="float">
            <text:p>49768</text:p>
          </table:table-cell>
          <table:table-cell office:value-type="float" office:value="44876" calcext:value-type="float">
            <text:p>44876</text:p>
          </table:table-cell>
          <table:table-cell office:value-type="float" office:value="51151" calcext:value-type="float">
            <text:p>51151</text:p>
          </table:table-cell>
          <table:table-cell office:value-type="float" office:value="45585" calcext:value-type="float">
            <text:p>45585</text:p>
          </table:table-cell>
          <table:table-cell office:value-type="float" office:value="46729" calcext:value-type="float">
            <text:p>46729</text:p>
          </table:table-cell>
          <table:table-cell office:value-type="float" office:value="47981" calcext:value-type="float">
            <text:p>47981</text:p>
          </table:table-cell>
          <table:table-cell office:value-type="float" office:value="41627" calcext:value-type="float">
            <text:p>41627</text:p>
          </table:table-cell>
          <table:table-cell office:value-type="float" office:value="46041" calcext:value-type="float">
            <text:p>46041</text:p>
          </table:table-cell>
          <table:table-cell office:value-type="float" office:value="47280" calcext:value-type="float">
            <text:p>47280</text:p>
          </table:table-cell>
          <table:table-cell office:value-type="float" office:value="42516" calcext:value-type="float">
            <text:p>42516</text:p>
          </table:table-cell>
          <table:table-cell office:value-type="float" office:value="43016" calcext:value-type="float">
            <text:p>43016</text:p>
          </table:table-cell>
          <table:table-cell office:value-type="float" office:value="42276" calcext:value-type="float">
            <text:p>42276</text:p>
          </table:table-cell>
          <table:table-cell office:value-type="float" office:value="46409" calcext:value-type="float">
            <text:p>46409</text:p>
          </table:table-cell>
          <table:table-cell office:value-type="float" office:value="41804" calcext:value-type="float">
            <text:p>41804</text:p>
          </table:table-cell>
          <table:table-cell office:value-type="float" office:value="45234" calcext:value-type="float">
            <text:p>45234</text:p>
          </table:table-cell>
          <table:table-cell office:value-type="float" office:value="43885" calcext:value-type="float">
            <text:p>43885</text:p>
          </table:table-cell>
          <table:table-cell office:value-type="float" office:value="46077" calcext:value-type="float">
            <text:p>46077</text:p>
          </table:table-cell>
          <table:table-cell office:value-type="float" office:value="44094" calcext:value-type="float">
            <text:p>44094</text:p>
          </table:table-cell>
          <table:table-cell office:value-type="float" office:value="44935" calcext:value-type="float">
            <text:p>44935</text:p>
          </table:table-cell>
          <table:table-cell office:value-type="float" office:value="1385638" calcext:value-type="float">
            <text:p>1385638</text:p>
          </table:table-cell>
          <table:table-cell office:value-type="string" calcext:value-type="string">
            <text:p>OK</text:p>
          </table:table-cell>
          <table:table-cell office:value-type="float" office:value="25108378" calcext:value-type="float">
            <text:p>25108378</text:p>
          </table:table-cell>
          <table:table-cell office:value-type="float" office:value="25098379" calcext:value-type="float">
            <text:p>25098379</text:p>
          </table:table-cell>
          <table:table-cell table:number-columns-repeated="2" office:value-type="float" office:value="50196758" calcext:value-type="float">
            <text:p>50196758</text:p>
          </table:table-cell>
        </table:table-row>
        <table:table-row table:style-name="ro1">
          <table:table-cell table:formula="of:=MAX([.N31:.AQ31])" office:value-type="float" office:value="55646" calcext:value-type="float">
            <text:p>55646</text:p>
          </table:table-cell>
          <table:table-cell table:formula="of:=MIN([.N31:.AQ31])" office:value-type="float" office:value="41957" calcext:value-type="float">
            <text:p>41957</text:p>
          </table:table-cell>
          <table:table-cell table:formula="of:=ABS([.A31]-[.B31])" office:value-type="float" office:value="13689" calcext:value-type="float">
            <text:p>13689</text:p>
          </table:table-cell>
          <table:table-cell table:formula="of:=[.K31]" office:value-type="float" office:value="44963" calcext:value-type="float">
            <text:p>449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0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4963" calcext:value-type="float">
            <text:p>44963</text:p>
          </table:table-cell>
          <table:table-cell office:value-type="float" office:value="41957" calcext:value-type="float">
            <text:p>41957</text:p>
          </table:table-cell>
          <table:table-cell office:value-type="float" office:value="46528" calcext:value-type="float">
            <text:p>46528</text:p>
          </table:table-cell>
          <table:table-cell office:value-type="float" office:value="44963" calcext:value-type="float">
            <text:p>44963</text:p>
          </table:table-cell>
          <table:table-cell office:value-type="float" office:value="52264" calcext:value-type="float">
            <text:p>52264</text:p>
          </table:table-cell>
          <table:table-cell office:value-type="float" office:value="44663" calcext:value-type="float">
            <text:p>44663</text:p>
          </table:table-cell>
          <table:table-cell office:value-type="float" office:value="43138" calcext:value-type="float">
            <text:p>43138</text:p>
          </table:table-cell>
          <table:table-cell office:value-type="float" office:value="41957" calcext:value-type="float">
            <text:p>41957</text:p>
          </table:table-cell>
          <table:table-cell office:value-type="float" office:value="45679" calcext:value-type="float">
            <text:p>45679</text:p>
          </table:table-cell>
          <table:table-cell office:value-type="float" office:value="43854" calcext:value-type="float">
            <text:p>43854</text:p>
          </table:table-cell>
          <table:table-cell office:value-type="float" office:value="43604" calcext:value-type="float">
            <text:p>43604</text:p>
          </table:table-cell>
          <table:table-cell office:value-type="float" office:value="45049" calcext:value-type="float">
            <text:p>45049</text:p>
          </table:table-cell>
          <table:table-cell office:value-type="float" office:value="44726" calcext:value-type="float">
            <text:p>44726</text:p>
          </table:table-cell>
          <table:table-cell office:value-type="float" office:value="47814" calcext:value-type="float">
            <text:p>47814</text:p>
          </table:table-cell>
          <table:table-cell office:value-type="float" office:value="55574" calcext:value-type="float">
            <text:p>55574</text:p>
          </table:table-cell>
          <table:table-cell office:value-type="float" office:value="45073" calcext:value-type="float">
            <text:p>45073</text:p>
          </table:table-cell>
          <table:table-cell office:value-type="float" office:value="54510" calcext:value-type="float">
            <text:p>54510</text:p>
          </table:table-cell>
          <table:table-cell office:value-type="float" office:value="46348" calcext:value-type="float">
            <text:p>46348</text:p>
          </table:table-cell>
          <table:table-cell office:value-type="float" office:value="46723" calcext:value-type="float">
            <text:p>46723</text:p>
          </table:table-cell>
          <table:table-cell office:value-type="float" office:value="46159" calcext:value-type="float">
            <text:p>46159</text:p>
          </table:table-cell>
          <table:table-cell office:value-type="float" office:value="43540" calcext:value-type="float">
            <text:p>43540</text:p>
          </table:table-cell>
          <table:table-cell office:value-type="float" office:value="44507" calcext:value-type="float">
            <text:p>44507</text:p>
          </table:table-cell>
          <table:table-cell office:value-type="float" office:value="43278" calcext:value-type="float">
            <text:p>43278</text:p>
          </table:table-cell>
          <table:table-cell office:value-type="float" office:value="43856" calcext:value-type="float">
            <text:p>43856</text:p>
          </table:table-cell>
          <table:table-cell office:value-type="float" office:value="42012" calcext:value-type="float">
            <text:p>42012</text:p>
          </table:table-cell>
          <table:table-cell office:value-type="float" office:value="43272" calcext:value-type="float">
            <text:p>43272</text:p>
          </table:table-cell>
          <table:table-cell office:value-type="float" office:value="44454" calcext:value-type="float">
            <text:p>44454</text:p>
          </table:table-cell>
          <table:table-cell office:value-type="float" office:value="50672" calcext:value-type="float">
            <text:p>50672</text:p>
          </table:table-cell>
          <table:table-cell office:value-type="float" office:value="45417" calcext:value-type="float">
            <text:p>45417</text:p>
          </table:table-cell>
          <table:table-cell office:value-type="float" office:value="50705" calcext:value-type="float">
            <text:p>50705</text:p>
          </table:table-cell>
          <table:table-cell office:value-type="float" office:value="55646" calcext:value-type="float">
            <text:p>55646</text:p>
          </table:table-cell>
          <table:table-cell office:value-type="float" office:value="47276" calcext:value-type="float">
            <text:p>47276</text:p>
          </table:table-cell>
          <table:table-cell office:value-type="float" office:value="49123" calcext:value-type="float">
            <text:p>49123</text:p>
          </table:table-cell>
          <table:table-cell office:value-type="float" office:value="1395856" calcext:value-type="float">
            <text:p>1395856</text:p>
          </table:table-cell>
          <table:table-cell office:value-type="string" calcext:value-type="string">
            <text:p>OK</text:p>
          </table:table-cell>
          <table:table-cell office:value-type="float" office:value="25093438" calcext:value-type="float">
            <text:p>25093438</text:p>
          </table:table-cell>
          <table:table-cell office:value-type="float" office:value="25083439" calcext:value-type="float">
            <text:p>25083439</text:p>
          </table:table-cell>
          <table:table-cell table:number-columns-repeated="2" office:value-type="float" office:value="50166878" calcext:value-type="float">
            <text:p>50166878</text:p>
          </table:table-cell>
        </table:table-row>
        <table:table-row table:style-name="ro1">
          <table:table-cell table:formula="of:=MAX([.N32:.AQ32])" office:value-type="float" office:value="53795" calcext:value-type="float">
            <text:p>53795</text:p>
          </table:table-cell>
          <table:table-cell table:formula="of:=MIN([.N32:.AQ32])" office:value-type="float" office:value="42748" calcext:value-type="float">
            <text:p>42748</text:p>
          </table:table-cell>
          <table:table-cell table:formula="of:=ABS([.A32]-[.B32])" office:value-type="float" office:value="11047" calcext:value-type="float">
            <text:p>11047</text:p>
          </table:table-cell>
          <table:table-cell table:formula="of:=[.K32]" office:value-type="float" office:value="53795" calcext:value-type="float">
            <text:p>537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3795" calcext:value-type="float">
            <text:p>53795</text:p>
          </table:table-cell>
          <table:table-cell office:value-type="float" office:value="42748" calcext:value-type="float">
            <text:p>42748</text:p>
          </table:table-cell>
          <table:table-cell office:value-type="float" office:value="47822" calcext:value-type="float">
            <text:p>47822</text:p>
          </table:table-cell>
          <table:table-cell office:value-type="float" office:value="53795" calcext:value-type="float">
            <text:p>53795</text:p>
          </table:table-cell>
          <table:table-cell office:value-type="float" office:value="46548" calcext:value-type="float">
            <text:p>46548</text:p>
          </table:table-cell>
          <table:table-cell office:value-type="float" office:value="48716" calcext:value-type="float">
            <text:p>48716</text:p>
          </table:table-cell>
          <table:table-cell office:value-type="float" office:value="49916" calcext:value-type="float">
            <text:p>49916</text:p>
          </table:table-cell>
          <table:table-cell office:value-type="float" office:value="49700" calcext:value-type="float">
            <text:p>49700</text:p>
          </table:table-cell>
          <table:table-cell office:value-type="float" office:value="52039" calcext:value-type="float">
            <text:p>52039</text:p>
          </table:table-cell>
          <table:table-cell office:value-type="float" office:value="47138" calcext:value-type="float">
            <text:p>47138</text:p>
          </table:table-cell>
          <table:table-cell office:value-type="float" office:value="45439" calcext:value-type="float">
            <text:p>45439</text:p>
          </table:table-cell>
          <table:table-cell office:value-type="float" office:value="49848" calcext:value-type="float">
            <text:p>49848</text:p>
          </table:table-cell>
          <table:table-cell office:value-type="float" office:value="47389" calcext:value-type="float">
            <text:p>47389</text:p>
          </table:table-cell>
          <table:table-cell office:value-type="float" office:value="48635" calcext:value-type="float">
            <text:p>48635</text:p>
          </table:table-cell>
          <table:table-cell office:value-type="float" office:value="47828" calcext:value-type="float">
            <text:p>47828</text:p>
          </table:table-cell>
          <table:table-cell office:value-type="float" office:value="49909" calcext:value-type="float">
            <text:p>49909</text:p>
          </table:table-cell>
          <table:table-cell office:value-type="float" office:value="50539" calcext:value-type="float">
            <text:p>50539</text:p>
          </table:table-cell>
          <table:table-cell office:value-type="float" office:value="51919" calcext:value-type="float">
            <text:p>51919</text:p>
          </table:table-cell>
          <table:table-cell office:value-type="float" office:value="47609" calcext:value-type="float">
            <text:p>47609</text:p>
          </table:table-cell>
          <table:table-cell office:value-type="float" office:value="50157" calcext:value-type="float">
            <text:p>50157</text:p>
          </table:table-cell>
          <table:table-cell office:value-type="float" office:value="45179" calcext:value-type="float">
            <text:p>45179</text:p>
          </table:table-cell>
          <table:table-cell office:value-type="float" office:value="43644" calcext:value-type="float">
            <text:p>43644</text:p>
          </table:table-cell>
          <table:table-cell office:value-type="float" office:value="44475" calcext:value-type="float">
            <text:p>44475</text:p>
          </table:table-cell>
          <table:table-cell office:value-type="float" office:value="44381" calcext:value-type="float">
            <text:p>44381</text:p>
          </table:table-cell>
          <table:table-cell office:value-type="float" office:value="42748" calcext:value-type="float">
            <text:p>42748</text:p>
          </table:table-cell>
          <table:table-cell office:value-type="float" office:value="47766" calcext:value-type="float">
            <text:p>47766</text:p>
          </table:table-cell>
          <table:table-cell office:value-type="float" office:value="48432" calcext:value-type="float">
            <text:p>48432</text:p>
          </table:table-cell>
          <table:table-cell office:value-type="float" office:value="49332" calcext:value-type="float">
            <text:p>49332</text:p>
          </table:table-cell>
          <table:table-cell office:value-type="float" office:value="45241" calcext:value-type="float">
            <text:p>45241</text:p>
          </table:table-cell>
          <table:table-cell office:value-type="float" office:value="47684" calcext:value-type="float">
            <text:p>47684</text:p>
          </table:table-cell>
          <table:table-cell office:value-type="float" office:value="47631" calcext:value-type="float">
            <text:p>47631</text:p>
          </table:table-cell>
          <table:table-cell office:value-type="float" office:value="45403" calcext:value-type="float">
            <text:p>45403</text:p>
          </table:table-cell>
          <table:table-cell office:value-type="float" office:value="45646" calcext:value-type="float">
            <text:p>45646</text:p>
          </table:table-cell>
          <table:table-cell office:value-type="float" office:value="1434686" calcext:value-type="float">
            <text:p>1434686</text:p>
          </table:table-cell>
          <table:table-cell office:value-type="string" calcext:value-type="string">
            <text:p>OK</text:p>
          </table:table-cell>
          <table:table-cell office:value-type="float" office:value="24835252" calcext:value-type="float">
            <text:p>24835252</text:p>
          </table:table-cell>
          <table:table-cell office:value-type="float" office:value="24825253" calcext:value-type="float">
            <text:p>24825253</text:p>
          </table:table-cell>
          <table:table-cell table:number-columns-repeated="2" office:value-type="float" office:value="49650506" calcext:value-type="float">
            <text:p>49650506</text:p>
          </table:table-cell>
        </table:table-row>
        <table:table-row table:style-name="ro1">
          <table:table-cell table:formula="of:=MAX([.N33:.AQ33])" office:value-type="float" office:value="54962" calcext:value-type="float">
            <text:p>54962</text:p>
          </table:table-cell>
          <table:table-cell table:formula="of:=MIN([.N33:.AQ33])" office:value-type="float" office:value="43431" calcext:value-type="float">
            <text:p>43431</text:p>
          </table:table-cell>
          <table:table-cell table:formula="of:=ABS([.A33]-[.B33])" office:value-type="float" office:value="11531" calcext:value-type="float">
            <text:p>11531</text:p>
          </table:table-cell>
          <table:table-cell table:formula="of:=[.K33]" office:value-type="float" office:value="53016" calcext:value-type="float">
            <text:p>53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2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3016" calcext:value-type="float">
            <text:p>53016</text:p>
          </table:table-cell>
          <table:table-cell office:value-type="float" office:value="43431" calcext:value-type="float">
            <text:p>43431</text:p>
          </table:table-cell>
          <table:table-cell office:value-type="float" office:value="48320" calcext:value-type="float">
            <text:p>48320</text:p>
          </table:table-cell>
          <table:table-cell office:value-type="float" office:value="53016" calcext:value-type="float">
            <text:p>53016</text:p>
          </table:table-cell>
          <table:table-cell office:value-type="float" office:value="54962" calcext:value-type="float">
            <text:p>54962</text:p>
          </table:table-cell>
          <table:table-cell office:value-type="float" office:value="47388" calcext:value-type="float">
            <text:p>47388</text:p>
          </table:table-cell>
          <table:table-cell office:value-type="float" office:value="46657" calcext:value-type="float">
            <text:p>46657</text:p>
          </table:table-cell>
          <table:table-cell office:value-type="float" office:value="44674" calcext:value-type="float">
            <text:p>44674</text:p>
          </table:table-cell>
          <table:table-cell office:value-type="float" office:value="44596" calcext:value-type="float">
            <text:p>44596</text:p>
          </table:table-cell>
          <table:table-cell office:value-type="float" office:value="43591" calcext:value-type="float">
            <text:p>43591</text:p>
          </table:table-cell>
          <table:table-cell office:value-type="float" office:value="47857" calcext:value-type="float">
            <text:p>47857</text:p>
          </table:table-cell>
          <table:table-cell office:value-type="float" office:value="46445" calcext:value-type="float">
            <text:p>46445</text:p>
          </table:table-cell>
          <table:table-cell office:value-type="float" office:value="43431" calcext:value-type="float">
            <text:p>43431</text:p>
          </table:table-cell>
          <table:table-cell office:value-type="float" office:value="46122" calcext:value-type="float">
            <text:p>46122</text:p>
          </table:table-cell>
          <table:table-cell office:value-type="float" office:value="46906" calcext:value-type="float">
            <text:p>46906</text:p>
          </table:table-cell>
          <table:table-cell office:value-type="float" office:value="47077" calcext:value-type="float">
            <text:p>47077</text:p>
          </table:table-cell>
          <table:table-cell office:value-type="float" office:value="51056" calcext:value-type="float">
            <text:p>51056</text:p>
          </table:table-cell>
          <table:table-cell office:value-type="float" office:value="45592" calcext:value-type="float">
            <text:p>45592</text:p>
          </table:table-cell>
          <table:table-cell office:value-type="float" office:value="47597" calcext:value-type="float">
            <text:p>47597</text:p>
          </table:table-cell>
          <table:table-cell office:value-type="float" office:value="50154" calcext:value-type="float">
            <text:p>50154</text:p>
          </table:table-cell>
          <table:table-cell office:value-type="float" office:value="46836" calcext:value-type="float">
            <text:p>46836</text:p>
          </table:table-cell>
          <table:table-cell office:value-type="float" office:value="51816" calcext:value-type="float">
            <text:p>51816</text:p>
          </table:table-cell>
          <table:table-cell office:value-type="float" office:value="52947" calcext:value-type="float">
            <text:p>52947</text:p>
          </table:table-cell>
          <table:table-cell office:value-type="float" office:value="50551" calcext:value-type="float">
            <text:p>50551</text:p>
          </table:table-cell>
          <table:table-cell office:value-type="float" office:value="46534" calcext:value-type="float">
            <text:p>46534</text:p>
          </table:table-cell>
          <table:table-cell office:value-type="float" office:value="49385" calcext:value-type="float">
            <text:p>49385</text:p>
          </table:table-cell>
          <table:table-cell office:value-type="float" office:value="50421" calcext:value-type="float">
            <text:p>50421</text:p>
          </table:table-cell>
          <table:table-cell office:value-type="float" office:value="48429" calcext:value-type="float">
            <text:p>48429</text:p>
          </table:table-cell>
          <table:table-cell office:value-type="float" office:value="51058" calcext:value-type="float">
            <text:p>51058</text:p>
          </table:table-cell>
          <table:table-cell office:value-type="float" office:value="47902" calcext:value-type="float">
            <text:p>47902</text:p>
          </table:table-cell>
          <table:table-cell office:value-type="float" office:value="50785" calcext:value-type="float">
            <text:p>50785</text:p>
          </table:table-cell>
          <table:table-cell office:value-type="float" office:value="47437" calcext:value-type="float">
            <text:p>47437</text:p>
          </table:table-cell>
          <table:table-cell office:value-type="float" office:value="48384" calcext:value-type="float">
            <text:p>48384</text:p>
          </table:table-cell>
          <table:table-cell office:value-type="float" office:value="1449606" calcext:value-type="float">
            <text:p>1449606</text:p>
          </table:table-cell>
          <table:table-cell office:value-type="string" calcext:value-type="string">
            <text:p>OK</text:p>
          </table:table-cell>
          <table:table-cell office:value-type="float" office:value="25313116" calcext:value-type="float">
            <text:p>25313116</text:p>
          </table:table-cell>
          <table:table-cell office:value-type="float" office:value="25303117" calcext:value-type="float">
            <text:p>25303117</text:p>
          </table:table-cell>
          <table:table-cell table:number-columns-repeated="2" office:value-type="float" office:value="50606234" calcext:value-type="float">
            <text:p>50606234</text:p>
          </table:table-cell>
        </table:table-row>
        <table:table-row table:style-name="ro1">
          <table:table-cell table:formula="of:=MAX([.N34:.AQ34])" office:value-type="float" office:value="61482" calcext:value-type="float">
            <text:p>61482</text:p>
          </table:table-cell>
          <table:table-cell table:formula="of:=MIN([.N34:.AQ34])" office:value-type="float" office:value="42756" calcext:value-type="float">
            <text:p>42756</text:p>
          </table:table-cell>
          <table:table-cell table:formula="of:=ABS([.A34]-[.B34])" office:value-type="float" office:value="18726" calcext:value-type="float">
            <text:p>18726</text:p>
          </table:table-cell>
          <table:table-cell table:formula="of:=[.K34]" office:value-type="float" office:value="56110" calcext:value-type="float">
            <text:p>561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3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6110" calcext:value-type="float">
            <text:p>56110</text:p>
          </table:table-cell>
          <table:table-cell office:value-type="float" office:value="42756" calcext:value-type="float">
            <text:p>42756</text:p>
          </table:table-cell>
          <table:table-cell office:value-type="float" office:value="47491" calcext:value-type="float">
            <text:p>47491</text:p>
          </table:table-cell>
          <table:table-cell office:value-type="float" office:value="56110" calcext:value-type="float">
            <text:p>56110</text:p>
          </table:table-cell>
          <table:table-cell office:value-type="float" office:value="61482" calcext:value-type="float">
            <text:p>61482</text:p>
          </table:table-cell>
          <table:table-cell office:value-type="float" office:value="47979" calcext:value-type="float">
            <text:p>47979</text:p>
          </table:table-cell>
          <table:table-cell office:value-type="float" office:value="45662" calcext:value-type="float">
            <text:p>45662</text:p>
          </table:table-cell>
          <table:table-cell office:value-type="float" office:value="48031" calcext:value-type="float">
            <text:p>48031</text:p>
          </table:table-cell>
          <table:table-cell office:value-type="float" office:value="46412" calcext:value-type="float">
            <text:p>46412</text:p>
          </table:table-cell>
          <table:table-cell office:value-type="float" office:value="45769" calcext:value-type="float">
            <text:p>45769</text:p>
          </table:table-cell>
          <table:table-cell office:value-type="float" office:value="48327" calcext:value-type="float">
            <text:p>48327</text:p>
          </table:table-cell>
          <table:table-cell office:value-type="float" office:value="44146" calcext:value-type="float">
            <text:p>44146</text:p>
          </table:table-cell>
          <table:table-cell office:value-type="float" office:value="47143" calcext:value-type="float">
            <text:p>47143</text:p>
          </table:table-cell>
          <table:table-cell office:value-type="float" office:value="44702" calcext:value-type="float">
            <text:p>44702</text:p>
          </table:table-cell>
          <table:table-cell office:value-type="float" office:value="49842" calcext:value-type="float">
            <text:p>49842</text:p>
          </table:table-cell>
          <table:table-cell office:value-type="float" office:value="56695" calcext:value-type="float">
            <text:p>56695</text:p>
          </table:table-cell>
          <table:table-cell office:value-type="float" office:value="50221" calcext:value-type="float">
            <text:p>50221</text:p>
          </table:table-cell>
          <table:table-cell office:value-type="float" office:value="50539" calcext:value-type="float">
            <text:p>50539</text:p>
          </table:table-cell>
          <table:table-cell office:value-type="float" office:value="47205" calcext:value-type="float">
            <text:p>47205</text:p>
          </table:table-cell>
          <table:table-cell office:value-type="float" office:value="44863" calcext:value-type="float">
            <text:p>44863</text:p>
          </table:table-cell>
          <table:table-cell office:value-type="float" office:value="46535" calcext:value-type="float">
            <text:p>46535</text:p>
          </table:table-cell>
          <table:table-cell office:value-type="float" office:value="44093" calcext:value-type="float">
            <text:p>44093</text:p>
          </table:table-cell>
          <table:table-cell office:value-type="float" office:value="43359" calcext:value-type="float">
            <text:p>43359</text:p>
          </table:table-cell>
          <table:table-cell office:value-type="float" office:value="46429" calcext:value-type="float">
            <text:p>46429</text:p>
          </table:table-cell>
          <table:table-cell office:value-type="float" office:value="47309" calcext:value-type="float">
            <text:p>47309</text:p>
          </table:table-cell>
          <table:table-cell office:value-type="float" office:value="49947" calcext:value-type="float">
            <text:p>49947</text:p>
          </table:table-cell>
          <table:table-cell office:value-type="float" office:value="46135" calcext:value-type="float">
            <text:p>46135</text:p>
          </table:table-cell>
          <table:table-cell office:value-type="float" office:value="45409" calcext:value-type="float">
            <text:p>45409</text:p>
          </table:table-cell>
          <table:table-cell office:value-type="float" office:value="42759" calcext:value-type="float">
            <text:p>42759</text:p>
          </table:table-cell>
          <table:table-cell office:value-type="float" office:value="46986" calcext:value-type="float">
            <text:p>46986</text:p>
          </table:table-cell>
          <table:table-cell office:value-type="float" office:value="44774" calcext:value-type="float">
            <text:p>44774</text:p>
          </table:table-cell>
          <table:table-cell office:value-type="float" office:value="42756" calcext:value-type="float">
            <text:p>42756</text:p>
          </table:table-cell>
          <table:table-cell office:value-type="float" office:value="43131" calcext:value-type="float">
            <text:p>43131</text:p>
          </table:table-cell>
          <table:table-cell office:value-type="float" office:value="1424750" calcext:value-type="float">
            <text:p>1424750</text:p>
          </table:table-cell>
          <table:table-cell office:value-type="string" calcext:value-type="string">
            <text:p>OK</text:p>
          </table:table-cell>
          <table:table-cell office:value-type="float" office:value="24961290" calcext:value-type="float">
            <text:p>24961290</text:p>
          </table:table-cell>
          <table:table-cell office:value-type="float" office:value="24951291" calcext:value-type="float">
            <text:p>24951291</text:p>
          </table:table-cell>
          <table:table-cell table:number-columns-repeated="2" office:value-type="float" office:value="49902582" calcext:value-type="float">
            <text:p>49902582</text:p>
          </table:table-cell>
        </table:table-row>
        <table:table-row table:style-name="ro1">
          <table:table-cell table:formula="of:=MAX([.N35:.AQ35])" office:value-type="float" office:value="57378" calcext:value-type="float">
            <text:p>57378</text:p>
          </table:table-cell>
          <table:table-cell table:formula="of:=MIN([.N35:.AQ35])" office:value-type="float" office:value="41107" calcext:value-type="float">
            <text:p>41107</text:p>
          </table:table-cell>
          <table:table-cell table:formula="of:=ABS([.A35]-[.B35])" office:value-type="float" office:value="16271" calcext:value-type="float">
            <text:p>16271</text:p>
          </table:table-cell>
          <table:table-cell table:formula="of:=[.K35]" office:value-type="float" office:value="47747" calcext:value-type="float">
            <text:p>477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4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7747" calcext:value-type="float">
            <text:p>47747</text:p>
          </table:table-cell>
          <table:table-cell office:value-type="float" office:value="41107" calcext:value-type="float">
            <text:p>41107</text:p>
          </table:table-cell>
          <table:table-cell office:value-type="float" office:value="45359" calcext:value-type="float">
            <text:p>45359</text:p>
          </table:table-cell>
          <table:table-cell office:value-type="float" office:value="47747" calcext:value-type="float">
            <text:p>47747</text:p>
          </table:table-cell>
          <table:table-cell office:value-type="float" office:value="57378" calcext:value-type="float">
            <text:p>57378</text:p>
          </table:table-cell>
          <table:table-cell office:value-type="float" office:value="42155" calcext:value-type="float">
            <text:p>42155</text:p>
          </table:table-cell>
          <table:table-cell office:value-type="float" office:value="42929" calcext:value-type="float">
            <text:p>42929</text:p>
          </table:table-cell>
          <table:table-cell office:value-type="float" office:value="43726" calcext:value-type="float">
            <text:p>43726</text:p>
          </table:table-cell>
          <table:table-cell office:value-type="float" office:value="43078" calcext:value-type="float">
            <text:p>43078</text:p>
          </table:table-cell>
          <table:table-cell office:value-type="float" office:value="43853" calcext:value-type="float">
            <text:p>43853</text:p>
          </table:table-cell>
          <table:table-cell office:value-type="float" office:value="43408" calcext:value-type="float">
            <text:p>43408</text:p>
          </table:table-cell>
          <table:table-cell office:value-type="float" office:value="46045" calcext:value-type="float">
            <text:p>46045</text:p>
          </table:table-cell>
          <table:table-cell office:value-type="float" office:value="45065" calcext:value-type="float">
            <text:p>45065</text:p>
          </table:table-cell>
          <table:table-cell office:value-type="float" office:value="45913" calcext:value-type="float">
            <text:p>45913</text:p>
          </table:table-cell>
          <table:table-cell office:value-type="float" office:value="46546" calcext:value-type="float">
            <text:p>46546</text:p>
          </table:table-cell>
          <table:table-cell office:value-type="float" office:value="46003" calcext:value-type="float">
            <text:p>46003</text:p>
          </table:table-cell>
          <table:table-cell office:value-type="float" office:value="49339" calcext:value-type="float">
            <text:p>49339</text:p>
          </table:table-cell>
          <table:table-cell office:value-type="float" office:value="46391" calcext:value-type="float">
            <text:p>46391</text:p>
          </table:table-cell>
          <table:table-cell office:value-type="float" office:value="46312" calcext:value-type="float">
            <text:p>46312</text:p>
          </table:table-cell>
          <table:table-cell office:value-type="float" office:value="46823" calcext:value-type="float">
            <text:p>46823</text:p>
          </table:table-cell>
          <table:table-cell office:value-type="float" office:value="45420" calcext:value-type="float">
            <text:p>45420</text:p>
          </table:table-cell>
          <table:table-cell office:value-type="float" office:value="48094" calcext:value-type="float">
            <text:p>48094</text:p>
          </table:table-cell>
          <table:table-cell office:value-type="float" office:value="47689" calcext:value-type="float">
            <text:p>47689</text:p>
          </table:table-cell>
          <table:table-cell office:value-type="float" office:value="44060" calcext:value-type="float">
            <text:p>44060</text:p>
          </table:table-cell>
          <table:table-cell office:value-type="float" office:value="41875" calcext:value-type="float">
            <text:p>41875</text:p>
          </table:table-cell>
          <table:table-cell office:value-type="float" office:value="44626" calcext:value-type="float">
            <text:p>44626</text:p>
          </table:table-cell>
          <table:table-cell office:value-type="float" office:value="45900" calcext:value-type="float">
            <text:p>45900</text:p>
          </table:table-cell>
          <table:table-cell office:value-type="float" office:value="46657" calcext:value-type="float">
            <text:p>46657</text:p>
          </table:table-cell>
          <table:table-cell office:value-type="float" office:value="43362" calcext:value-type="float">
            <text:p>43362</text:p>
          </table:table-cell>
          <table:table-cell office:value-type="float" office:value="41107" calcext:value-type="float">
            <text:p>41107</text:p>
          </table:table-cell>
          <table:table-cell office:value-type="float" office:value="41737" calcext:value-type="float">
            <text:p>41737</text:p>
          </table:table-cell>
          <table:table-cell office:value-type="float" office:value="41672" calcext:value-type="float">
            <text:p>41672</text:p>
          </table:table-cell>
          <table:table-cell office:value-type="float" office:value="45862" calcext:value-type="float">
            <text:p>45862</text:p>
          </table:table-cell>
          <table:table-cell office:value-type="float" office:value="1360772" calcext:value-type="float">
            <text:p>1360772</text:p>
          </table:table-cell>
          <table:table-cell office:value-type="string" calcext:value-type="string">
            <text:p>OK</text:p>
          </table:table-cell>
          <table:table-cell office:value-type="float" office:value="24878344" calcext:value-type="float">
            <text:p>24878344</text:p>
          </table:table-cell>
          <table:table-cell office:value-type="float" office:value="24868345" calcext:value-type="float">
            <text:p>24868345</text:p>
          </table:table-cell>
          <table:table-cell table:number-columns-repeated="2" office:value-type="float" office:value="49736690" calcext:value-type="float">
            <text:p>49736690</text:p>
          </table:table-cell>
        </table:table-row>
        <table:table-row table:style-name="ro1">
          <table:table-cell table:formula="of:=MAX([.N36:.AQ36])" office:value-type="float" office:value="58074" calcext:value-type="float">
            <text:p>58074</text:p>
          </table:table-cell>
          <table:table-cell table:formula="of:=MIN([.N36:.AQ36])" office:value-type="float" office:value="42289" calcext:value-type="float">
            <text:p>42289</text:p>
          </table:table-cell>
          <table:table-cell table:formula="of:=ABS([.A36]-[.B36])" office:value-type="float" office:value="15785" calcext:value-type="float">
            <text:p>15785</text:p>
          </table:table-cell>
          <table:table-cell table:formula="of:=[.K36]" office:value-type="float" office:value="58074" calcext:value-type="float">
            <text:p>580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5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8074" calcext:value-type="float">
            <text:p>58074</text:p>
          </table:table-cell>
          <table:table-cell office:value-type="float" office:value="42289" calcext:value-type="float">
            <text:p>42289</text:p>
          </table:table-cell>
          <table:table-cell office:value-type="float" office:value="45234" calcext:value-type="float">
            <text:p>45234</text:p>
          </table:table-cell>
          <table:table-cell office:value-type="float" office:value="58074" calcext:value-type="float">
            <text:p>58074</text:p>
          </table:table-cell>
          <table:table-cell office:value-type="float" office:value="43683" calcext:value-type="float">
            <text:p>43683</text:p>
          </table:table-cell>
          <table:table-cell office:value-type="float" office:value="48500" calcext:value-type="float">
            <text:p>48500</text:p>
          </table:table-cell>
          <table:table-cell office:value-type="float" office:value="43200" calcext:value-type="float">
            <text:p>43200</text:p>
          </table:table-cell>
          <table:table-cell office:value-type="float" office:value="43827" calcext:value-type="float">
            <text:p>43827</text:p>
          </table:table-cell>
          <table:table-cell office:value-type="float" office:value="45226" calcext:value-type="float">
            <text:p>45226</text:p>
          </table:table-cell>
          <table:table-cell office:value-type="float" office:value="50714" calcext:value-type="float">
            <text:p>50714</text:p>
          </table:table-cell>
          <table:table-cell office:value-type="float" office:value="44720" calcext:value-type="float">
            <text:p>44720</text:p>
          </table:table-cell>
          <table:table-cell office:value-type="float" office:value="46269" calcext:value-type="float">
            <text:p>46269</text:p>
          </table:table-cell>
          <table:table-cell office:value-type="float" office:value="43215" calcext:value-type="float">
            <text:p>43215</text:p>
          </table:table-cell>
          <table:table-cell office:value-type="float" office:value="42760" calcext:value-type="float">
            <text:p>42760</text:p>
          </table:table-cell>
          <table:table-cell office:value-type="float" office:value="47447" calcext:value-type="float">
            <text:p>47447</text:p>
          </table:table-cell>
          <table:table-cell office:value-type="float" office:value="43087" calcext:value-type="float">
            <text:p>43087</text:p>
          </table:table-cell>
          <table:table-cell office:value-type="float" office:value="42462" calcext:value-type="float">
            <text:p>42462</text:p>
          </table:table-cell>
          <table:table-cell office:value-type="float" office:value="45328" calcext:value-type="float">
            <text:p>45328</text:p>
          </table:table-cell>
          <table:table-cell office:value-type="float" office:value="46119" calcext:value-type="float">
            <text:p>46119</text:p>
          </table:table-cell>
          <table:table-cell office:value-type="float" office:value="44516" calcext:value-type="float">
            <text:p>44516</text:p>
          </table:table-cell>
          <table:table-cell office:value-type="float" office:value="47600" calcext:value-type="float">
            <text:p>47600</text:p>
          </table:table-cell>
          <table:table-cell office:value-type="float" office:value="47180" calcext:value-type="float">
            <text:p>47180</text:p>
          </table:table-cell>
          <table:table-cell office:value-type="float" office:value="43714" calcext:value-type="float">
            <text:p>43714</text:p>
          </table:table-cell>
          <table:table-cell office:value-type="float" office:value="46349" calcext:value-type="float">
            <text:p>46349</text:p>
          </table:table-cell>
          <table:table-cell office:value-type="float" office:value="42469" calcext:value-type="float">
            <text:p>42469</text:p>
          </table:table-cell>
          <table:table-cell office:value-type="float" office:value="43374" calcext:value-type="float">
            <text:p>43374</text:p>
          </table:table-cell>
          <table:table-cell office:value-type="float" office:value="42532" calcext:value-type="float">
            <text:p>42532</text:p>
          </table:table-cell>
          <table:table-cell office:value-type="float" office:value="43266" calcext:value-type="float">
            <text:p>43266</text:p>
          </table:table-cell>
          <table:table-cell office:value-type="float" office:value="42289" calcext:value-type="float">
            <text:p>42289</text:p>
          </table:table-cell>
          <table:table-cell office:value-type="float" office:value="42647" calcext:value-type="float">
            <text:p>42647</text:p>
          </table:table-cell>
          <table:table-cell office:value-type="float" office:value="45298" calcext:value-type="float">
            <text:p>45298</text:p>
          </table:table-cell>
          <table:table-cell office:value-type="float" office:value="45363" calcext:value-type="float">
            <text:p>45363</text:p>
          </table:table-cell>
          <table:table-cell office:value-type="float" office:value="45808" calcext:value-type="float">
            <text:p>45808</text:p>
          </table:table-cell>
          <table:table-cell office:value-type="float" office:value="1357036" calcext:value-type="float">
            <text:p>1357036</text:p>
          </table:table-cell>
          <table:table-cell office:value-type="string" calcext:value-type="string">
            <text:p>OK</text:p>
          </table:table-cell>
          <table:table-cell office:value-type="float" office:value="25041808" calcext:value-type="float">
            <text:p>25041808</text:p>
          </table:table-cell>
          <table:table-cell office:value-type="float" office:value="25031809" calcext:value-type="float">
            <text:p>25031809</text:p>
          </table:table-cell>
          <table:table-cell table:number-columns-repeated="2" office:value-type="float" office:value="50063618" calcext:value-type="float">
            <text:p>50063618</text:p>
          </table:table-cell>
        </table:table-row>
        <table:table-row table:style-name="ro1">
          <table:table-cell table:formula="of:=MAX([.N37:.AQ37])" office:value-type="float" office:value="52263" calcext:value-type="float">
            <text:p>52263</text:p>
          </table:table-cell>
          <table:table-cell table:formula="of:=MIN([.N37:.AQ37])" office:value-type="float" office:value="41256" calcext:value-type="float">
            <text:p>41256</text:p>
          </table:table-cell>
          <table:table-cell table:formula="of:=ABS([.A37]-[.B37])" office:value-type="float" office:value="11007" calcext:value-type="float">
            <text:p>11007</text:p>
          </table:table-cell>
          <table:table-cell table:formula="of:=[.K37]" office:value-type="float" office:value="44295" calcext:value-type="float">
            <text:p>442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6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4295" calcext:value-type="float">
            <text:p>44295</text:p>
          </table:table-cell>
          <table:table-cell office:value-type="float" office:value="41256" calcext:value-type="float">
            <text:p>41256</text:p>
          </table:table-cell>
          <table:table-cell office:value-type="float" office:value="44162" calcext:value-type="float">
            <text:p>44162</text:p>
          </table:table-cell>
          <table:table-cell office:value-type="float" office:value="44295" calcext:value-type="float">
            <text:p>44295</text:p>
          </table:table-cell>
          <table:table-cell office:value-type="float" office:value="52263" calcext:value-type="float">
            <text:p>52263</text:p>
          </table:table-cell>
          <table:table-cell office:value-type="float" office:value="47865" calcext:value-type="float">
            <text:p>47865</text:p>
          </table:table-cell>
          <table:table-cell office:value-type="float" office:value="44353" calcext:value-type="float">
            <text:p>44353</text:p>
          </table:table-cell>
          <table:table-cell office:value-type="float" office:value="47093" calcext:value-type="float">
            <text:p>47093</text:p>
          </table:table-cell>
          <table:table-cell office:value-type="float" office:value="45370" calcext:value-type="float">
            <text:p>45370</text:p>
          </table:table-cell>
          <table:table-cell office:value-type="float" office:value="45686" calcext:value-type="float">
            <text:p>45686</text:p>
          </table:table-cell>
          <table:table-cell office:value-type="float" office:value="45341" calcext:value-type="float">
            <text:p>45341</text:p>
          </table:table-cell>
          <table:table-cell office:value-type="float" office:value="42716" calcext:value-type="float">
            <text:p>42716</text:p>
          </table:table-cell>
          <table:table-cell office:value-type="float" office:value="42457" calcext:value-type="float">
            <text:p>42457</text:p>
          </table:table-cell>
          <table:table-cell office:value-type="float" office:value="43305" calcext:value-type="float">
            <text:p>43305</text:p>
          </table:table-cell>
          <table:table-cell office:value-type="float" office:value="44353" calcext:value-type="float">
            <text:p>44353</text:p>
          </table:table-cell>
          <table:table-cell office:value-type="float" office:value="44121" calcext:value-type="float">
            <text:p>44121</text:p>
          </table:table-cell>
          <table:table-cell office:value-type="float" office:value="43519" calcext:value-type="float">
            <text:p>43519</text:p>
          </table:table-cell>
          <table:table-cell office:value-type="float" office:value="41629" calcext:value-type="float">
            <text:p>41629</text:p>
          </table:table-cell>
          <table:table-cell office:value-type="float" office:value="41331" calcext:value-type="float">
            <text:p>41331</text:p>
          </table:table-cell>
          <table:table-cell office:value-type="float" office:value="42182" calcext:value-type="float">
            <text:p>42182</text:p>
          </table:table-cell>
          <table:table-cell office:value-type="float" office:value="44037" calcext:value-type="float">
            <text:p>44037</text:p>
          </table:table-cell>
          <table:table-cell office:value-type="float" office:value="44045" calcext:value-type="float">
            <text:p>44045</text:p>
          </table:table-cell>
          <table:table-cell office:value-type="float" office:value="44366" calcext:value-type="float">
            <text:p>44366</text:p>
          </table:table-cell>
          <table:table-cell office:value-type="float" office:value="44752" calcext:value-type="float">
            <text:p>44752</text:p>
          </table:table-cell>
          <table:table-cell office:value-type="float" office:value="43968" calcext:value-type="float">
            <text:p>43968</text:p>
          </table:table-cell>
          <table:table-cell office:value-type="float" office:value="41499" calcext:value-type="float">
            <text:p>41499</text:p>
          </table:table-cell>
          <table:table-cell office:value-type="float" office:value="45191" calcext:value-type="float">
            <text:p>45191</text:p>
          </table:table-cell>
          <table:table-cell office:value-type="float" office:value="41256" calcext:value-type="float">
            <text:p>41256</text:p>
          </table:table-cell>
          <table:table-cell office:value-type="float" office:value="43664" calcext:value-type="float">
            <text:p>43664</text:p>
          </table:table-cell>
          <table:table-cell office:value-type="float" office:value="43117" calcext:value-type="float">
            <text:p>43117</text:p>
          </table:table-cell>
          <table:table-cell office:value-type="float" office:value="42130" calcext:value-type="float">
            <text:p>42130</text:p>
          </table:table-cell>
          <table:table-cell office:value-type="float" office:value="42617" calcext:value-type="float">
            <text:p>42617</text:p>
          </table:table-cell>
          <table:table-cell office:value-type="float" office:value="46352" calcext:value-type="float">
            <text:p>46352</text:p>
          </table:table-cell>
          <table:table-cell office:value-type="float" office:value="1324873" calcext:value-type="float">
            <text:p>1324873</text:p>
          </table:table-cell>
          <table:table-cell office:value-type="string" calcext:value-type="string">
            <text:p>OK</text:p>
          </table:table-cell>
          <table:table-cell office:value-type="float" office:value="25180602" calcext:value-type="float">
            <text:p>25180602</text:p>
          </table:table-cell>
          <table:table-cell office:value-type="float" office:value="25170603" calcext:value-type="float">
            <text:p>25170603</text:p>
          </table:table-cell>
          <table:table-cell table:number-columns-repeated="2" office:value-type="float" office:value="50341206" calcext:value-type="float">
            <text:p>50341206</text:p>
          </table:table-cell>
        </table:table-row>
        <table:table-row table:style-name="ro1">
          <table:table-cell table:formula="of:=MAX([.N38:.AQ38])" office:value-type="float" office:value="51267" calcext:value-type="float">
            <text:p>51267</text:p>
          </table:table-cell>
          <table:table-cell table:formula="of:=MIN([.N38:.AQ38])" office:value-type="float" office:value="41575" calcext:value-type="float">
            <text:p>41575</text:p>
          </table:table-cell>
          <table:table-cell table:formula="of:=ABS([.A38]-[.B38])" office:value-type="float" office:value="9692" calcext:value-type="float">
            <text:p>9692</text:p>
          </table:table-cell>
          <table:table-cell table:formula="of:=[.K38]" office:value-type="float" office:value="43527" calcext:value-type="float">
            <text:p>435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7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3527" calcext:value-type="float">
            <text:p>43527</text:p>
          </table:table-cell>
          <table:table-cell office:value-type="float" office:value="41575" calcext:value-type="float">
            <text:p>41575</text:p>
          </table:table-cell>
          <table:table-cell office:value-type="float" office:value="44865" calcext:value-type="float">
            <text:p>44865</text:p>
          </table:table-cell>
          <table:table-cell office:value-type="float" office:value="43527" calcext:value-type="float">
            <text:p>43527</text:p>
          </table:table-cell>
          <table:table-cell office:value-type="float" office:value="47081" calcext:value-type="float">
            <text:p>47081</text:p>
          </table:table-cell>
          <table:table-cell office:value-type="float" office:value="51267" calcext:value-type="float">
            <text:p>51267</text:p>
          </table:table-cell>
          <table:table-cell office:value-type="float" office:value="42944" calcext:value-type="float">
            <text:p>42944</text:p>
          </table:table-cell>
          <table:table-cell office:value-type="float" office:value="44476" calcext:value-type="float">
            <text:p>44476</text:p>
          </table:table-cell>
          <table:table-cell office:value-type="float" office:value="42551" calcext:value-type="float">
            <text:p>42551</text:p>
          </table:table-cell>
          <table:table-cell office:value-type="float" office:value="43465" calcext:value-type="float">
            <text:p>43465</text:p>
          </table:table-cell>
          <table:table-cell office:value-type="float" office:value="43420" calcext:value-type="float">
            <text:p>43420</text:p>
          </table:table-cell>
          <table:table-cell office:value-type="float" office:value="42896" calcext:value-type="float">
            <text:p>42896</text:p>
          </table:table-cell>
          <table:table-cell office:value-type="float" office:value="42382" calcext:value-type="float">
            <text:p>42382</text:p>
          </table:table-cell>
          <table:table-cell office:value-type="float" office:value="42939" calcext:value-type="float">
            <text:p>42939</text:p>
          </table:table-cell>
          <table:table-cell office:value-type="float" office:value="43585" calcext:value-type="float">
            <text:p>43585</text:p>
          </table:table-cell>
          <table:table-cell office:value-type="float" office:value="46644" calcext:value-type="float">
            <text:p>46644</text:p>
          </table:table-cell>
          <table:table-cell office:value-type="float" office:value="44128" calcext:value-type="float">
            <text:p>44128</text:p>
          </table:table-cell>
          <table:table-cell office:value-type="float" office:value="43859" calcext:value-type="float">
            <text:p>43859</text:p>
          </table:table-cell>
          <table:table-cell office:value-type="float" office:value="45029" calcext:value-type="float">
            <text:p>45029</text:p>
          </table:table-cell>
          <table:table-cell office:value-type="float" office:value="45946" calcext:value-type="float">
            <text:p>45946</text:p>
          </table:table-cell>
          <table:table-cell office:value-type="float" office:value="42698" calcext:value-type="float">
            <text:p>42698</text:p>
          </table:table-cell>
          <table:table-cell office:value-type="float" office:value="48818" calcext:value-type="float">
            <text:p>48818</text:p>
          </table:table-cell>
          <table:table-cell office:value-type="float" office:value="44097" calcext:value-type="float">
            <text:p>44097</text:p>
          </table:table-cell>
          <table:table-cell office:value-type="float" office:value="41575" calcext:value-type="float">
            <text:p>41575</text:p>
          </table:table-cell>
          <table:table-cell office:value-type="float" office:value="44130" calcext:value-type="float">
            <text:p>44130</text:p>
          </table:table-cell>
          <table:table-cell office:value-type="float" office:value="45286" calcext:value-type="float">
            <text:p>45286</text:p>
          </table:table-cell>
          <table:table-cell office:value-type="float" office:value="45301" calcext:value-type="float">
            <text:p>45301</text:p>
          </table:table-cell>
          <table:table-cell office:value-type="float" office:value="45918" calcext:value-type="float">
            <text:p>45918</text:p>
          </table:table-cell>
          <table:table-cell office:value-type="float" office:value="44769" calcext:value-type="float">
            <text:p>44769</text:p>
          </table:table-cell>
          <table:table-cell office:value-type="float" office:value="45131" calcext:value-type="float">
            <text:p>45131</text:p>
          </table:table-cell>
          <table:table-cell office:value-type="float" office:value="45524" calcext:value-type="float">
            <text:p>45524</text:p>
          </table:table-cell>
          <table:table-cell office:value-type="float" office:value="49561" calcext:value-type="float">
            <text:p>49561</text:p>
          </table:table-cell>
          <table:table-cell office:value-type="float" office:value="47004" calcext:value-type="float">
            <text:p>47004</text:p>
          </table:table-cell>
          <table:table-cell office:value-type="float" office:value="1345951" calcext:value-type="float">
            <text:p>1345951</text:p>
          </table:table-cell>
          <table:table-cell office:value-type="string" calcext:value-type="string">
            <text:p>OK</text:p>
          </table:table-cell>
          <table:table-cell office:value-type="float" office:value="24869834" calcext:value-type="float">
            <text:p>24869834</text:p>
          </table:table-cell>
          <table:table-cell office:value-type="float" office:value="24859835" calcext:value-type="float">
            <text:p>24859835</text:p>
          </table:table-cell>
          <table:table-cell table:number-columns-repeated="2" office:value-type="float" office:value="49719670" calcext:value-type="float">
            <text:p>49719670</text:p>
          </table:table-cell>
        </table:table-row>
        <table:table-row table:style-name="ro1">
          <table:table-cell table:formula="of:=MAX([.N39:.AQ39])" office:value-type="float" office:value="53719" calcext:value-type="float">
            <text:p>53719</text:p>
          </table:table-cell>
          <table:table-cell table:formula="of:=MIN([.N39:.AQ39])" office:value-type="float" office:value="41752" calcext:value-type="float">
            <text:p>41752</text:p>
          </table:table-cell>
          <table:table-cell table:formula="of:=ABS([.A39]-[.B39])" office:value-type="float" office:value="11967" calcext:value-type="float">
            <text:p>11967</text:p>
          </table:table-cell>
          <table:table-cell table:formula="of:=[.K39]" office:value-type="float" office:value="53719" calcext:value-type="float">
            <text:p>537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8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3719" calcext:value-type="float">
            <text:p>53719</text:p>
          </table:table-cell>
          <table:table-cell office:value-type="float" office:value="41752" calcext:value-type="float">
            <text:p>41752</text:p>
          </table:table-cell>
          <table:table-cell office:value-type="float" office:value="44364" calcext:value-type="float">
            <text:p>44364</text:p>
          </table:table-cell>
          <table:table-cell office:value-type="float" office:value="53719" calcext:value-type="float">
            <text:p>53719</text:p>
          </table:table-cell>
          <table:table-cell office:value-type="float" office:value="42346" calcext:value-type="float">
            <text:p>42346</text:p>
          </table:table-cell>
          <table:table-cell office:value-type="float" office:value="43835" calcext:value-type="float">
            <text:p>43835</text:p>
          </table:table-cell>
          <table:table-cell office:value-type="float" office:value="42784" calcext:value-type="float">
            <text:p>42784</text:p>
          </table:table-cell>
          <table:table-cell office:value-type="float" office:value="44555" calcext:value-type="float">
            <text:p>44555</text:p>
          </table:table-cell>
          <table:table-cell office:value-type="float" office:value="42868" calcext:value-type="float">
            <text:p>42868</text:p>
          </table:table-cell>
          <table:table-cell office:value-type="float" office:value="45285" calcext:value-type="float">
            <text:p>45285</text:p>
          </table:table-cell>
          <table:table-cell office:value-type="float" office:value="42203" calcext:value-type="float">
            <text:p>42203</text:p>
          </table:table-cell>
          <table:table-cell office:value-type="float" office:value="44983" calcext:value-type="float">
            <text:p>44983</text:p>
          </table:table-cell>
          <table:table-cell office:value-type="float" office:value="43882" calcext:value-type="float">
            <text:p>43882</text:p>
          </table:table-cell>
          <table:table-cell office:value-type="float" office:value="45770" calcext:value-type="float">
            <text:p>45770</text:p>
          </table:table-cell>
          <table:table-cell office:value-type="float" office:value="45005" calcext:value-type="float">
            <text:p>45005</text:p>
          </table:table-cell>
          <table:table-cell office:value-type="float" office:value="43543" calcext:value-type="float">
            <text:p>43543</text:p>
          </table:table-cell>
          <table:table-cell office:value-type="float" office:value="45694" calcext:value-type="float">
            <text:p>45694</text:p>
          </table:table-cell>
          <table:table-cell office:value-type="float" office:value="43061" calcext:value-type="float">
            <text:p>43061</text:p>
          </table:table-cell>
          <table:table-cell office:value-type="float" office:value="46575" calcext:value-type="float">
            <text:p>46575</text:p>
          </table:table-cell>
          <table:table-cell office:value-type="float" office:value="44791" calcext:value-type="float">
            <text:p>44791</text:p>
          </table:table-cell>
          <table:table-cell office:value-type="float" office:value="45119" calcext:value-type="float">
            <text:p>45119</text:p>
          </table:table-cell>
          <table:table-cell office:value-type="float" office:value="43047" calcext:value-type="float">
            <text:p>43047</text:p>
          </table:table-cell>
          <table:table-cell office:value-type="float" office:value="44583" calcext:value-type="float">
            <text:p>44583</text:p>
          </table:table-cell>
          <table:table-cell office:value-type="float" office:value="41787" calcext:value-type="float">
            <text:p>41787</text:p>
          </table:table-cell>
          <table:table-cell office:value-type="float" office:value="41752" calcext:value-type="float">
            <text:p>41752</text:p>
          </table:table-cell>
          <table:table-cell office:value-type="float" office:value="42833" calcext:value-type="float">
            <text:p>42833</text:p>
          </table:table-cell>
          <table:table-cell office:value-type="float" office:value="42309" calcext:value-type="float">
            <text:p>42309</text:p>
          </table:table-cell>
          <table:table-cell office:value-type="float" office:value="43479" calcext:value-type="float">
            <text:p>43479</text:p>
          </table:table-cell>
          <table:table-cell office:value-type="float" office:value="43335" calcext:value-type="float">
            <text:p>43335</text:p>
          </table:table-cell>
          <table:table-cell office:value-type="float" office:value="42918" calcext:value-type="float">
            <text:p>42918</text:p>
          </table:table-cell>
          <table:table-cell office:value-type="float" office:value="45815" calcext:value-type="float">
            <text:p>45815</text:p>
          </table:table-cell>
          <table:table-cell office:value-type="float" office:value="46920" calcext:value-type="float">
            <text:p>46920</text:p>
          </table:table-cell>
          <table:table-cell office:value-type="float" office:value="46147" calcext:value-type="float">
            <text:p>46147</text:p>
          </table:table-cell>
          <table:table-cell office:value-type="float" office:value="1330943" calcext:value-type="float">
            <text:p>1330943</text:p>
          </table:table-cell>
          <table:table-cell office:value-type="string" calcext:value-type="string">
            <text:p>OK</text:p>
          </table:table-cell>
          <table:table-cell office:value-type="float" office:value="24989286" calcext:value-type="float">
            <text:p>24989286</text:p>
          </table:table-cell>
          <table:table-cell office:value-type="float" office:value="24979287" calcext:value-type="float">
            <text:p>24979287</text:p>
          </table:table-cell>
          <table:table-cell table:number-columns-repeated="2" office:value-type="float" office:value="49958574" calcext:value-type="float">
            <text:p>49958574</text:p>
          </table:table-cell>
        </table:table-row>
        <table:table-row table:style-name="ro1">
          <table:table-cell table:formula="of:=MAX([.N40:.AQ40])" office:value-type="float" office:value="54186" calcext:value-type="float">
            <text:p>54186</text:p>
          </table:table-cell>
          <table:table-cell table:formula="of:=MIN([.N40:.AQ40])" office:value-type="float" office:value="41440" calcext:value-type="float">
            <text:p>41440</text:p>
          </table:table-cell>
          <table:table-cell table:formula="of:=ABS([.A40]-[.B40])" office:value-type="float" office:value="12746" calcext:value-type="float">
            <text:p>12746</text:p>
          </table:table-cell>
          <table:table-cell table:formula="of:=[.K40]" office:value-type="float" office:value="54186" calcext:value-type="float">
            <text:p>5418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9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4186" calcext:value-type="float">
            <text:p>54186</text:p>
          </table:table-cell>
          <table:table-cell office:value-type="float" office:value="41440" calcext:value-type="float">
            <text:p>41440</text:p>
          </table:table-cell>
          <table:table-cell office:value-type="float" office:value="43882" calcext:value-type="float">
            <text:p>43882</text:p>
          </table:table-cell>
          <table:table-cell office:value-type="float" office:value="54186" calcext:value-type="float">
            <text:p>54186</text:p>
          </table:table-cell>
          <table:table-cell office:value-type="float" office:value="41897" calcext:value-type="float">
            <text:p>41897</text:p>
          </table:table-cell>
          <table:table-cell office:value-type="float" office:value="41808" calcext:value-type="float">
            <text:p>41808</text:p>
          </table:table-cell>
          <table:table-cell office:value-type="float" office:value="45048" calcext:value-type="float">
            <text:p>45048</text:p>
          </table:table-cell>
          <table:table-cell office:value-type="float" office:value="41932" calcext:value-type="float">
            <text:p>41932</text:p>
          </table:table-cell>
          <table:table-cell office:value-type="float" office:value="42504" calcext:value-type="float">
            <text:p>42504</text:p>
          </table:table-cell>
          <table:table-cell office:value-type="float" office:value="45726" calcext:value-type="float">
            <text:p>45726</text:p>
          </table:table-cell>
          <table:table-cell office:value-type="float" office:value="44621" calcext:value-type="float">
            <text:p>44621</text:p>
          </table:table-cell>
          <table:table-cell office:value-type="float" office:value="44873" calcext:value-type="float">
            <text:p>44873</text:p>
          </table:table-cell>
          <table:table-cell office:value-type="float" office:value="42443" calcext:value-type="float">
            <text:p>42443</text:p>
          </table:table-cell>
          <table:table-cell office:value-type="float" office:value="42257" calcext:value-type="float">
            <text:p>42257</text:p>
          </table:table-cell>
          <table:table-cell office:value-type="float" office:value="41440" calcext:value-type="float">
            <text:p>41440</text:p>
          </table:table-cell>
          <table:table-cell office:value-type="float" office:value="42926" calcext:value-type="float">
            <text:p>42926</text:p>
          </table:table-cell>
          <table:table-cell office:value-type="float" office:value="42540" calcext:value-type="float">
            <text:p>42540</text:p>
          </table:table-cell>
          <table:table-cell office:value-type="float" office:value="42309" calcext:value-type="float">
            <text:p>42309</text:p>
          </table:table-cell>
          <table:table-cell office:value-type="float" office:value="43362" calcext:value-type="float">
            <text:p>43362</text:p>
          </table:table-cell>
          <table:table-cell office:value-type="float" office:value="44128" calcext:value-type="float">
            <text:p>44128</text:p>
          </table:table-cell>
          <table:table-cell office:value-type="float" office:value="46996" calcext:value-type="float">
            <text:p>46996</text:p>
          </table:table-cell>
          <table:table-cell office:value-type="float" office:value="48201" calcext:value-type="float">
            <text:p>48201</text:p>
          </table:table-cell>
          <table:table-cell office:value-type="float" office:value="42873" calcext:value-type="float">
            <text:p>42873</text:p>
          </table:table-cell>
          <table:table-cell office:value-type="float" office:value="43426" calcext:value-type="float">
            <text:p>43426</text:p>
          </table:table-cell>
          <table:table-cell office:value-type="float" office:value="46855" calcext:value-type="float">
            <text:p>46855</text:p>
          </table:table-cell>
          <table:table-cell office:value-type="float" office:value="44197" calcext:value-type="float">
            <text:p>44197</text:p>
          </table:table-cell>
          <table:table-cell office:value-type="float" office:value="41821" calcext:value-type="float">
            <text:p>41821</text:p>
          </table:table-cell>
          <table:table-cell office:value-type="float" office:value="45988" calcext:value-type="float">
            <text:p>45988</text:p>
          </table:table-cell>
          <table:table-cell office:value-type="float" office:value="43085" calcext:value-type="float">
            <text:p>43085</text:p>
          </table:table-cell>
          <table:table-cell office:value-type="float" office:value="41494" calcext:value-type="float">
            <text:p>41494</text:p>
          </table:table-cell>
          <table:table-cell office:value-type="float" office:value="42798" calcext:value-type="float">
            <text:p>42798</text:p>
          </table:table-cell>
          <table:table-cell office:value-type="float" office:value="42263" calcext:value-type="float">
            <text:p>42263</text:p>
          </table:table-cell>
          <table:table-cell office:value-type="float" office:value="42479" calcext:value-type="float">
            <text:p>42479</text:p>
          </table:table-cell>
          <table:table-cell office:value-type="float" office:value="1316476" calcext:value-type="float">
            <text:p>1316476</text:p>
          </table:table-cell>
          <table:table-cell office:value-type="string" calcext:value-type="string">
            <text:p>OK</text:p>
          </table:table-cell>
          <table:table-cell office:value-type="float" office:value="24903576" calcext:value-type="float">
            <text:p>24903576</text:p>
          </table:table-cell>
          <table:table-cell office:value-type="float" office:value="24893577" calcext:value-type="float">
            <text:p>24893577</text:p>
          </table:table-cell>
          <table:table-cell table:number-columns-repeated="2" office:value-type="float" office:value="49787154" calcext:value-type="float">
            <text:p>49787154</text:p>
          </table:table-cell>
        </table:table-row>
        <table:table-row table:style-name="ro1">
          <table:table-cell table:formula="of:=MAX([.N41:.AQ41])" office:value-type="float" office:value="52526" calcext:value-type="float">
            <text:p>52526</text:p>
          </table:table-cell>
          <table:table-cell table:formula="of:=MIN([.N41:.AQ41])" office:value-type="float" office:value="41231" calcext:value-type="float">
            <text:p>41231</text:p>
          </table:table-cell>
          <table:table-cell table:formula="of:=ABS([.A41]-[.B41])" office:value-type="float" office:value="11295" calcext:value-type="float">
            <text:p>11295</text:p>
          </table:table-cell>
          <table:table-cell table:formula="of:=[.K41]" office:value-type="float" office:value="52526" calcext:value-type="float">
            <text:p>525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0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2526" calcext:value-type="float">
            <text:p>52526</text:p>
          </table:table-cell>
          <table:table-cell office:value-type="float" office:value="41231" calcext:value-type="float">
            <text:p>41231</text:p>
          </table:table-cell>
          <table:table-cell office:value-type="float" office:value="44588" calcext:value-type="float">
            <text:p>44588</text:p>
          </table:table-cell>
          <table:table-cell office:value-type="float" office:value="52526" calcext:value-type="float">
            <text:p>52526</text:p>
          </table:table-cell>
          <table:table-cell office:value-type="float" office:value="43367" calcext:value-type="float">
            <text:p>43367</text:p>
          </table:table-cell>
          <table:table-cell office:value-type="float" office:value="45380" calcext:value-type="float">
            <text:p>45380</text:p>
          </table:table-cell>
          <table:table-cell office:value-type="float" office:value="47425" calcext:value-type="float">
            <text:p>47425</text:p>
          </table:table-cell>
          <table:table-cell office:value-type="float" office:value="43212" calcext:value-type="float">
            <text:p>43212</text:p>
          </table:table-cell>
          <table:table-cell office:value-type="float" office:value="46788" calcext:value-type="float">
            <text:p>46788</text:p>
          </table:table-cell>
          <table:table-cell office:value-type="float" office:value="45776" calcext:value-type="float">
            <text:p>45776</text:p>
          </table:table-cell>
          <table:table-cell office:value-type="float" office:value="41954" calcext:value-type="float">
            <text:p>41954</text:p>
          </table:table-cell>
          <table:table-cell office:value-type="float" office:value="42710" calcext:value-type="float">
            <text:p>42710</text:p>
          </table:table-cell>
          <table:table-cell office:value-type="float" office:value="42405" calcext:value-type="float">
            <text:p>42405</text:p>
          </table:table-cell>
          <table:table-cell office:value-type="float" office:value="44792" calcext:value-type="float">
            <text:p>44792</text:p>
          </table:table-cell>
          <table:table-cell office:value-type="float" office:value="45183" calcext:value-type="float">
            <text:p>45183</text:p>
          </table:table-cell>
          <table:table-cell office:value-type="float" office:value="45129" calcext:value-type="float">
            <text:p>45129</text:p>
          </table:table-cell>
          <table:table-cell office:value-type="float" office:value="44768" calcext:value-type="float">
            <text:p>44768</text:p>
          </table:table-cell>
          <table:table-cell office:value-type="float" office:value="43715" calcext:value-type="float">
            <text:p>43715</text:p>
          </table:table-cell>
          <table:table-cell office:value-type="float" office:value="47363" calcext:value-type="float">
            <text:p>47363</text:p>
          </table:table-cell>
          <table:table-cell office:value-type="float" office:value="45323" calcext:value-type="float">
            <text:p>45323</text:p>
          </table:table-cell>
          <table:table-cell office:value-type="float" office:value="50449" calcext:value-type="float">
            <text:p>50449</text:p>
          </table:table-cell>
          <table:table-cell office:value-type="float" office:value="49692" calcext:value-type="float">
            <text:p>49692</text:p>
          </table:table-cell>
          <table:table-cell office:value-type="float" office:value="46671" calcext:value-type="float">
            <text:p>46671</text:p>
          </table:table-cell>
          <table:table-cell office:value-type="float" office:value="41394" calcext:value-type="float">
            <text:p>41394</text:p>
          </table:table-cell>
          <table:table-cell office:value-type="float" office:value="43140" calcext:value-type="float">
            <text:p>43140</text:p>
          </table:table-cell>
          <table:table-cell office:value-type="float" office:value="42118" calcext:value-type="float">
            <text:p>42118</text:p>
          </table:table-cell>
          <table:table-cell office:value-type="float" office:value="42541" calcext:value-type="float">
            <text:p>42541</text:p>
          </table:table-cell>
          <table:table-cell office:value-type="float" office:value="43441" calcext:value-type="float">
            <text:p>43441</text:p>
          </table:table-cell>
          <table:table-cell office:value-type="float" office:value="42006" calcext:value-type="float">
            <text:p>42006</text:p>
          </table:table-cell>
          <table:table-cell office:value-type="float" office:value="42279" calcext:value-type="float">
            <text:p>42279</text:p>
          </table:table-cell>
          <table:table-cell office:value-type="float" office:value="41231" calcext:value-type="float">
            <text:p>41231</text:p>
          </table:table-cell>
          <table:table-cell office:value-type="float" office:value="42759" calcext:value-type="float">
            <text:p>42759</text:p>
          </table:table-cell>
          <table:table-cell office:value-type="float" office:value="42112" calcext:value-type="float">
            <text:p>42112</text:p>
          </table:table-cell>
          <table:table-cell office:value-type="float" office:value="1337649" calcext:value-type="float">
            <text:p>1337649</text:p>
          </table:table-cell>
          <table:table-cell office:value-type="string" calcext:value-type="string">
            <text:p>OK</text:p>
          </table:table-cell>
          <table:table-cell office:value-type="float" office:value="25055596" calcext:value-type="float">
            <text:p>25055596</text:p>
          </table:table-cell>
          <table:table-cell office:value-type="float" office:value="25045597" calcext:value-type="float">
            <text:p>25045597</text:p>
          </table:table-cell>
          <table:table-cell table:number-columns-repeated="2" office:value-type="float" office:value="50091194" calcext:value-type="float">
            <text:p>50091194</text:p>
          </table:table-cell>
        </table:table-row>
        <table:table-row table:style-name="ro1">
          <table:table-cell table:formula="of:=MAX([.N42:.AQ42])" office:value-type="float" office:value="105371" calcext:value-type="float">
            <text:p>105371</text:p>
          </table:table-cell>
          <table:table-cell table:formula="of:=MIN([.N42:.AQ42])" office:value-type="float" office:value="40882" calcext:value-type="float">
            <text:p>40882</text:p>
          </table:table-cell>
          <table:table-cell table:formula="of:=ABS([.A42]-[.B42])" office:value-type="float" office:value="64489" calcext:value-type="float">
            <text:p>64489</text:p>
          </table:table-cell>
          <table:table-cell table:formula="of:=[.K42]" office:value-type="float" office:value="47849" calcext:value-type="float">
            <text:p>478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7849" calcext:value-type="float">
            <text:p>47849</text:p>
          </table:table-cell>
          <table:table-cell office:value-type="float" office:value="40882" calcext:value-type="float">
            <text:p>40882</text:p>
          </table:table-cell>
          <table:table-cell office:value-type="float" office:value="48635" calcext:value-type="float">
            <text:p>48635</text:p>
          </table:table-cell>
          <table:table-cell office:value-type="float" office:value="47849" calcext:value-type="float">
            <text:p>47849</text:p>
          </table:table-cell>
          <table:table-cell office:value-type="float" office:value="51541" calcext:value-type="float">
            <text:p>51541</text:p>
          </table:table-cell>
          <table:table-cell office:value-type="float" office:value="47306" calcext:value-type="float">
            <text:p>47306</text:p>
          </table:table-cell>
          <table:table-cell office:value-type="float" office:value="43233" calcext:value-type="float">
            <text:p>43233</text:p>
          </table:table-cell>
          <table:table-cell office:value-type="float" office:value="43954" calcext:value-type="float">
            <text:p>43954</text:p>
          </table:table-cell>
          <table:table-cell office:value-type="float" office:value="40882" calcext:value-type="float">
            <text:p>40882</text:p>
          </table:table-cell>
          <table:table-cell office:value-type="float" office:value="42857" calcext:value-type="float">
            <text:p>42857</text:p>
          </table:table-cell>
          <table:table-cell office:value-type="float" office:value="44054" calcext:value-type="float">
            <text:p>44054</text:p>
          </table:table-cell>
          <table:table-cell office:value-type="float" office:value="41072" calcext:value-type="float">
            <text:p>41072</text:p>
          </table:table-cell>
          <table:table-cell office:value-type="float" office:value="41174" calcext:value-type="float">
            <text:p>41174</text:p>
          </table:table-cell>
          <table:table-cell office:value-type="float" office:value="45818" calcext:value-type="float">
            <text:p>45818</text:p>
          </table:table-cell>
          <table:table-cell office:value-type="float" office:value="46275" calcext:value-type="float">
            <text:p>46275</text:p>
          </table:table-cell>
          <table:table-cell office:value-type="float" office:value="47143" calcext:value-type="float">
            <text:p>47143</text:p>
          </table:table-cell>
          <table:table-cell office:value-type="float" office:value="42261" calcext:value-type="float">
            <text:p>42261</text:p>
          </table:table-cell>
          <table:table-cell office:value-type="float" office:value="48742" calcext:value-type="float">
            <text:p>48742</text:p>
          </table:table-cell>
          <table:table-cell office:value-type="float" office:value="45662" calcext:value-type="float">
            <text:p>45662</text:p>
          </table:table-cell>
          <table:table-cell office:value-type="float" office:value="105371" calcext:value-type="float">
            <text:p>105371</text:p>
          </table:table-cell>
          <table:table-cell office:value-type="float" office:value="83101" calcext:value-type="float">
            <text:p>83101</text:p>
          </table:table-cell>
          <table:table-cell office:value-type="float" office:value="53348" calcext:value-type="float">
            <text:p>53348</text:p>
          </table:table-cell>
          <table:table-cell office:value-type="float" office:value="43993" calcext:value-type="float">
            <text:p>43993</text:p>
          </table:table-cell>
          <table:table-cell office:value-type="float" office:value="42799" calcext:value-type="float">
            <text:p>42799</text:p>
          </table:table-cell>
          <table:table-cell office:value-type="float" office:value="43762" calcext:value-type="float">
            <text:p>43762</text:p>
          </table:table-cell>
          <table:table-cell office:value-type="float" office:value="44421" calcext:value-type="float">
            <text:p>44421</text:p>
          </table:table-cell>
          <table:table-cell office:value-type="float" office:value="45520" calcext:value-type="float">
            <text:p>45520</text:p>
          </table:table-cell>
          <table:table-cell office:value-type="float" office:value="45883" calcext:value-type="float">
            <text:p>45883</text:p>
          </table:table-cell>
          <table:table-cell office:value-type="float" office:value="47742" calcext:value-type="float">
            <text:p>47742</text:p>
          </table:table-cell>
          <table:table-cell office:value-type="float" office:value="44694" calcext:value-type="float">
            <text:p>44694</text:p>
          </table:table-cell>
          <table:table-cell office:value-type="float" office:value="48841" calcext:value-type="float">
            <text:p>48841</text:p>
          </table:table-cell>
          <table:table-cell office:value-type="float" office:value="45844" calcext:value-type="float">
            <text:p>45844</text:p>
          </table:table-cell>
          <table:table-cell office:value-type="float" office:value="43924" calcext:value-type="float">
            <text:p>43924</text:p>
          </table:table-cell>
          <table:table-cell office:value-type="float" office:value="1459066" calcext:value-type="float">
            <text:p>1459066</text:p>
          </table:table-cell>
          <table:table-cell office:value-type="string" calcext:value-type="string">
            <text:p>OK</text:p>
          </table:table-cell>
          <table:table-cell office:value-type="float" office:value="25133622" calcext:value-type="float">
            <text:p>25133622</text:p>
          </table:table-cell>
          <table:table-cell office:value-type="float" office:value="25123623" calcext:value-type="float">
            <text:p>25123623</text:p>
          </table:table-cell>
          <table:table-cell table:number-columns-repeated="2" office:value-type="float" office:value="50247246" calcext:value-type="float">
            <text:p>50247246</text:p>
          </table:table-cell>
        </table:table-row>
        <table:table-row table:style-name="ro1">
          <table:table-cell table:formula="of:=MAX([.N43:.AQ43])" office:value-type="float" office:value="57644" calcext:value-type="float">
            <text:p>57644</text:p>
          </table:table-cell>
          <table:table-cell table:formula="of:=MIN([.N43:.AQ43])" office:value-type="float" office:value="42850" calcext:value-type="float">
            <text:p>42850</text:p>
          </table:table-cell>
          <table:table-cell table:formula="of:=ABS([.A43]-[.B43])" office:value-type="float" office:value="14794" calcext:value-type="float">
            <text:p>14794</text:p>
          </table:table-cell>
          <table:table-cell table:formula="of:=[.K43]" office:value-type="float" office:value="57644" calcext:value-type="float">
            <text:p>576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2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7644" calcext:value-type="float">
            <text:p>57644</text:p>
          </table:table-cell>
          <table:table-cell office:value-type="float" office:value="42850" calcext:value-type="float">
            <text:p>42850</text:p>
          </table:table-cell>
          <table:table-cell office:value-type="float" office:value="47401" calcext:value-type="float">
            <text:p>47401</text:p>
          </table:table-cell>
          <table:table-cell office:value-type="float" office:value="57644" calcext:value-type="float">
            <text:p>57644</text:p>
          </table:table-cell>
          <table:table-cell office:value-type="float" office:value="53024" calcext:value-type="float">
            <text:p>53024</text:p>
          </table:table-cell>
          <table:table-cell office:value-type="float" office:value="44019" calcext:value-type="float">
            <text:p>44019</text:p>
          </table:table-cell>
          <table:table-cell office:value-type="float" office:value="49225" calcext:value-type="float">
            <text:p>49225</text:p>
          </table:table-cell>
          <table:table-cell office:value-type="float" office:value="44660" calcext:value-type="float">
            <text:p>44660</text:p>
          </table:table-cell>
          <table:table-cell office:value-type="float" office:value="48253" calcext:value-type="float">
            <text:p>48253</text:p>
          </table:table-cell>
          <table:table-cell office:value-type="float" office:value="51153" calcext:value-type="float">
            <text:p>51153</text:p>
          </table:table-cell>
          <table:table-cell office:value-type="float" office:value="46293" calcext:value-type="float">
            <text:p>46293</text:p>
          </table:table-cell>
          <table:table-cell office:value-type="float" office:value="45912" calcext:value-type="float">
            <text:p>45912</text:p>
          </table:table-cell>
          <table:table-cell office:value-type="float" office:value="49357" calcext:value-type="float">
            <text:p>49357</text:p>
          </table:table-cell>
          <table:table-cell office:value-type="float" office:value="48800" calcext:value-type="float">
            <text:p>48800</text:p>
          </table:table-cell>
          <table:table-cell office:value-type="float" office:value="50298" calcext:value-type="float">
            <text:p>50298</text:p>
          </table:table-cell>
          <table:table-cell office:value-type="float" office:value="51963" calcext:value-type="float">
            <text:p>51963</text:p>
          </table:table-cell>
          <table:table-cell office:value-type="float" office:value="42850" calcext:value-type="float">
            <text:p>42850</text:p>
          </table:table-cell>
          <table:table-cell office:value-type="float" office:value="45160" calcext:value-type="float">
            <text:p>45160</text:p>
          </table:table-cell>
          <table:table-cell office:value-type="float" office:value="43435" calcext:value-type="float">
            <text:p>43435</text:p>
          </table:table-cell>
          <table:table-cell office:value-type="float" office:value="43340" calcext:value-type="float">
            <text:p>43340</text:p>
          </table:table-cell>
          <table:table-cell office:value-type="float" office:value="46189" calcext:value-type="float">
            <text:p>46189</text:p>
          </table:table-cell>
          <table:table-cell office:value-type="float" office:value="47275" calcext:value-type="float">
            <text:p>47275</text:p>
          </table:table-cell>
          <table:table-cell office:value-type="float" office:value="47064" calcext:value-type="float">
            <text:p>47064</text:p>
          </table:table-cell>
          <table:table-cell office:value-type="float" office:value="46930" calcext:value-type="float">
            <text:p>46930</text:p>
          </table:table-cell>
          <table:table-cell office:value-type="float" office:value="46594" calcext:value-type="float">
            <text:p>46594</text:p>
          </table:table-cell>
          <table:table-cell office:value-type="float" office:value="46035" calcext:value-type="float">
            <text:p>46035</text:p>
          </table:table-cell>
          <table:table-cell office:value-type="float" office:value="48453" calcext:value-type="float">
            <text:p>48453</text:p>
          </table:table-cell>
          <table:table-cell office:value-type="float" office:value="46237" calcext:value-type="float">
            <text:p>46237</text:p>
          </table:table-cell>
          <table:table-cell office:value-type="float" office:value="47593" calcext:value-type="float">
            <text:p>47593</text:p>
          </table:table-cell>
          <table:table-cell office:value-type="float" office:value="51305" calcext:value-type="float">
            <text:p>51305</text:p>
          </table:table-cell>
          <table:table-cell office:value-type="float" office:value="45251" calcext:value-type="float">
            <text:p>45251</text:p>
          </table:table-cell>
          <table:table-cell office:value-type="float" office:value="43919" calcext:value-type="float">
            <text:p>43919</text:p>
          </table:table-cell>
          <table:table-cell office:value-type="float" office:value="43816" calcext:value-type="float">
            <text:p>43816</text:p>
          </table:table-cell>
          <table:table-cell office:value-type="float" office:value="1422047" calcext:value-type="float">
            <text:p>1422047</text:p>
          </table:table-cell>
          <table:table-cell office:value-type="string" calcext:value-type="string">
            <text:p>OK</text:p>
          </table:table-cell>
          <table:table-cell office:value-type="float" office:value="24973151" calcext:value-type="float">
            <text:p>24973151</text:p>
          </table:table-cell>
          <table:table-cell office:value-type="float" office:value="24963152" calcext:value-type="float">
            <text:p>24963152</text:p>
          </table:table-cell>
          <table:table-cell table:number-columns-repeated="2" office:value-type="float" office:value="49926304" calcext:value-type="float">
            <text:p>49926304</text:p>
          </table:table-cell>
        </table:table-row>
        <table:table-row table:style-name="ro1">
          <table:table-cell table:formula="of:=MAX([.N44:.AQ44])" office:value-type="float" office:value="135826" calcext:value-type="float">
            <text:p>135826</text:p>
          </table:table-cell>
          <table:table-cell table:formula="of:=MIN([.N44:.AQ44])" office:value-type="float" office:value="43597" calcext:value-type="float">
            <text:p>43597</text:p>
          </table:table-cell>
          <table:table-cell table:formula="of:=ABS([.A44]-[.B44])" office:value-type="float" office:value="92229" calcext:value-type="float">
            <text:p>92229</text:p>
          </table:table-cell>
          <table:table-cell table:formula="of:=[.K44]" office:value-type="float" office:value="56635" calcext:value-type="float">
            <text:p>5663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3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6635" calcext:value-type="float">
            <text:p>56635</text:p>
          </table:table-cell>
          <table:table-cell office:value-type="float" office:value="43597" calcext:value-type="float">
            <text:p>43597</text:p>
          </table:table-cell>
          <table:table-cell office:value-type="float" office:value="49703" calcext:value-type="float">
            <text:p>49703</text:p>
          </table:table-cell>
          <table:table-cell office:value-type="float" office:value="56635" calcext:value-type="float">
            <text:p>56635</text:p>
          </table:table-cell>
          <table:table-cell office:value-type="float" office:value="54586" calcext:value-type="float">
            <text:p>54586</text:p>
          </table:table-cell>
          <table:table-cell office:value-type="float" office:value="44913" calcext:value-type="float">
            <text:p>44913</text:p>
          </table:table-cell>
          <table:table-cell office:value-type="float" office:value="44157" calcext:value-type="float">
            <text:p>44157</text:p>
          </table:table-cell>
          <table:table-cell office:value-type="float" office:value="44541" calcext:value-type="float">
            <text:p>44541</text:p>
          </table:table-cell>
          <table:table-cell office:value-type="float" office:value="45762" calcext:value-type="float">
            <text:p>45762</text:p>
          </table:table-cell>
          <table:table-cell office:value-type="float" office:value="47936" calcext:value-type="float">
            <text:p>47936</text:p>
          </table:table-cell>
          <table:table-cell office:value-type="float" office:value="46082" calcext:value-type="float">
            <text:p>46082</text:p>
          </table:table-cell>
          <table:table-cell office:value-type="float" office:value="48028" calcext:value-type="float">
            <text:p>48028</text:p>
          </table:table-cell>
          <table:table-cell office:value-type="float" office:value="48156" calcext:value-type="float">
            <text:p>48156</text:p>
          </table:table-cell>
          <table:table-cell office:value-type="float" office:value="52163" calcext:value-type="float">
            <text:p>52163</text:p>
          </table:table-cell>
          <table:table-cell office:value-type="float" office:value="44194" calcext:value-type="float">
            <text:p>44194</text:p>
          </table:table-cell>
          <table:table-cell office:value-type="float" office:value="50501" calcext:value-type="float">
            <text:p>50501</text:p>
          </table:table-cell>
          <table:table-cell office:value-type="float" office:value="45580" calcext:value-type="float">
            <text:p>45580</text:p>
          </table:table-cell>
          <table:table-cell office:value-type="float" office:value="47416" calcext:value-type="float">
            <text:p>47416</text:p>
          </table:table-cell>
          <table:table-cell office:value-type="float" office:value="44528" calcext:value-type="float">
            <text:p>44528</text:p>
          </table:table-cell>
          <table:table-cell office:value-type="float" office:value="44009" calcext:value-type="float">
            <text:p>44009</text:p>
          </table:table-cell>
          <table:table-cell office:value-type="float" office:value="46545" calcext:value-type="float">
            <text:p>46545</text:p>
          </table:table-cell>
          <table:table-cell office:value-type="float" office:value="47771" calcext:value-type="float">
            <text:p>47771</text:p>
          </table:table-cell>
          <table:table-cell office:value-type="float" office:value="45708" calcext:value-type="float">
            <text:p>45708</text:p>
          </table:table-cell>
          <table:table-cell office:value-type="float" office:value="44591" calcext:value-type="float">
            <text:p>44591</text:p>
          </table:table-cell>
          <table:table-cell office:value-type="float" office:value="43597" calcext:value-type="float">
            <text:p>43597</text:p>
          </table:table-cell>
          <table:table-cell office:value-type="float" office:value="43877" calcext:value-type="float">
            <text:p>43877</text:p>
          </table:table-cell>
          <table:table-cell office:value-type="float" office:value="45883" calcext:value-type="float">
            <text:p>45883</text:p>
          </table:table-cell>
          <table:table-cell office:value-type="float" office:value="45052" calcext:value-type="float">
            <text:p>45052</text:p>
          </table:table-cell>
          <table:table-cell office:value-type="float" office:value="43619" calcext:value-type="float">
            <text:p>43619</text:p>
          </table:table-cell>
          <table:table-cell office:value-type="float" office:value="46171" calcext:value-type="float">
            <text:p>46171</text:p>
          </table:table-cell>
          <table:table-cell office:value-type="float" office:value="46679" calcext:value-type="float">
            <text:p>46679</text:p>
          </table:table-cell>
          <table:table-cell office:value-type="float" office:value="46586" calcext:value-type="float">
            <text:p>46586</text:p>
          </table:table-cell>
          <table:table-cell office:value-type="float" office:value="135826" calcext:value-type="float">
            <text:p>135826</text:p>
          </table:table-cell>
          <table:table-cell office:value-type="float" office:value="1491092" calcext:value-type="float">
            <text:p>1491092</text:p>
          </table:table-cell>
          <table:table-cell office:value-type="string" calcext:value-type="string">
            <text:p>OK</text:p>
          </table:table-cell>
          <table:table-cell office:value-type="float" office:value="24915672" calcext:value-type="float">
            <text:p>24915672</text:p>
          </table:table-cell>
          <table:table-cell office:value-type="float" office:value="24905673" calcext:value-type="float">
            <text:p>24905673</text:p>
          </table:table-cell>
          <table:table-cell table:number-columns-repeated="2" office:value-type="float" office:value="49811346" calcext:value-type="float">
            <text:p>49811346</text:p>
          </table:table-cell>
        </table:table-row>
        <table:table-row table:style-name="ro1">
          <table:table-cell table:formula="of:=MAX([.N45:.AQ45])" office:value-type="float" office:value="50792" calcext:value-type="float">
            <text:p>50792</text:p>
          </table:table-cell>
          <table:table-cell table:formula="of:=MIN([.N45:.AQ45])" office:value-type="float" office:value="42757" calcext:value-type="float">
            <text:p>42757</text:p>
          </table:table-cell>
          <table:table-cell table:formula="of:=ABS([.A45]-[.B45])" office:value-type="float" office:value="8035" calcext:value-type="float">
            <text:p>8035</text:p>
          </table:table-cell>
          <table:table-cell table:formula="of:=[.K45]" office:value-type="float" office:value="50792" calcext:value-type="float">
            <text:p>5079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4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0792" calcext:value-type="float">
            <text:p>50792</text:p>
          </table:table-cell>
          <table:table-cell office:value-type="float" office:value="42757" calcext:value-type="float">
            <text:p>42757</text:p>
          </table:table-cell>
          <table:table-cell office:value-type="float" office:value="45050" calcext:value-type="float">
            <text:p>45050</text:p>
          </table:table-cell>
          <table:table-cell office:value-type="float" office:value="50792" calcext:value-type="float">
            <text:p>50792</text:p>
          </table:table-cell>
          <table:table-cell office:value-type="float" office:value="46305" calcext:value-type="float">
            <text:p>46305</text:p>
          </table:table-cell>
          <table:table-cell office:value-type="float" office:value="44582" calcext:value-type="float">
            <text:p>44582</text:p>
          </table:table-cell>
          <table:table-cell office:value-type="float" office:value="44642" calcext:value-type="float">
            <text:p>44642</text:p>
          </table:table-cell>
          <table:table-cell office:value-type="float" office:value="42757" calcext:value-type="float">
            <text:p>42757</text:p>
          </table:table-cell>
          <table:table-cell office:value-type="float" office:value="44529" calcext:value-type="float">
            <text:p>44529</text:p>
          </table:table-cell>
          <table:table-cell office:value-type="float" office:value="45120" calcext:value-type="float">
            <text:p>45120</text:p>
          </table:table-cell>
          <table:table-cell office:value-type="float" office:value="43717" calcext:value-type="float">
            <text:p>43717</text:p>
          </table:table-cell>
          <table:table-cell office:value-type="float" office:value="44168" calcext:value-type="float">
            <text:p>44168</text:p>
          </table:table-cell>
          <table:table-cell office:value-type="float" office:value="48545" calcext:value-type="float">
            <text:p>48545</text:p>
          </table:table-cell>
          <table:table-cell office:value-type="float" office:value="44463" calcext:value-type="float">
            <text:p>44463</text:p>
          </table:table-cell>
          <table:table-cell office:value-type="float" office:value="46104" calcext:value-type="float">
            <text:p>46104</text:p>
          </table:table-cell>
          <table:table-cell office:value-type="float" office:value="47508" calcext:value-type="float">
            <text:p>47508</text:p>
          </table:table-cell>
          <table:table-cell office:value-type="float" office:value="46666" calcext:value-type="float">
            <text:p>46666</text:p>
          </table:table-cell>
          <table:table-cell office:value-type="float" office:value="43539" calcext:value-type="float">
            <text:p>43539</text:p>
          </table:table-cell>
          <table:table-cell office:value-type="float" office:value="44275" calcext:value-type="float">
            <text:p>44275</text:p>
          </table:table-cell>
          <table:table-cell office:value-type="float" office:value="44380" calcext:value-type="float">
            <text:p>44380</text:p>
          </table:table-cell>
          <table:table-cell office:value-type="float" office:value="43753" calcext:value-type="float">
            <text:p>43753</text:p>
          </table:table-cell>
          <table:table-cell office:value-type="float" office:value="44514" calcext:value-type="float">
            <text:p>44514</text:p>
          </table:table-cell>
          <table:table-cell office:value-type="float" office:value="43293" calcext:value-type="float">
            <text:p>43293</text:p>
          </table:table-cell>
          <table:table-cell office:value-type="float" office:value="44241" calcext:value-type="float">
            <text:p>44241</text:p>
          </table:table-cell>
          <table:table-cell office:value-type="float" office:value="43853" calcext:value-type="float">
            <text:p>43853</text:p>
          </table:table-cell>
          <table:table-cell office:value-type="float" office:value="44504" calcext:value-type="float">
            <text:p>44504</text:p>
          </table:table-cell>
          <table:table-cell office:value-type="float" office:value="45160" calcext:value-type="float">
            <text:p>45160</text:p>
          </table:table-cell>
          <table:table-cell office:value-type="float" office:value="45152" calcext:value-type="float">
            <text:p>45152</text:p>
          </table:table-cell>
          <table:table-cell office:value-type="float" office:value="43240" calcext:value-type="float">
            <text:p>43240</text:p>
          </table:table-cell>
          <table:table-cell office:value-type="float" office:value="43363" calcext:value-type="float">
            <text:p>43363</text:p>
          </table:table-cell>
          <table:table-cell office:value-type="float" office:value="47486" calcext:value-type="float">
            <text:p>47486</text:p>
          </table:table-cell>
          <table:table-cell office:value-type="float" office:value="43868" calcext:value-type="float">
            <text:p>43868</text:p>
          </table:table-cell>
          <table:table-cell office:value-type="float" office:value="46997" calcext:value-type="float">
            <text:p>46997</text:p>
          </table:table-cell>
          <table:table-cell office:value-type="float" office:value="1351516" calcext:value-type="float">
            <text:p>1351516</text:p>
          </table:table-cell>
          <table:table-cell office:value-type="string" calcext:value-type="string">
            <text:p>OK</text:p>
          </table:table-cell>
          <table:table-cell office:value-type="float" office:value="24702094" calcext:value-type="float">
            <text:p>24702094</text:p>
          </table:table-cell>
          <table:table-cell office:value-type="float" office:value="24692095" calcext:value-type="float">
            <text:p>24692095</text:p>
          </table:table-cell>
          <table:table-cell table:number-columns-repeated="2" office:value-type="float" office:value="49384190" calcext:value-type="float">
            <text:p>49384190</text:p>
          </table:table-cell>
        </table:table-row>
        <table:table-row table:style-name="ro1">
          <table:table-cell table:formula="of:=MAX([.N46:.AQ46])" office:value-type="float" office:value="52488" calcext:value-type="float">
            <text:p>52488</text:p>
          </table:table-cell>
          <table:table-cell table:formula="of:=MIN([.N46:.AQ46])" office:value-type="float" office:value="42248" calcext:value-type="float">
            <text:p>42248</text:p>
          </table:table-cell>
          <table:table-cell table:formula="of:=ABS([.A46]-[.B46])" office:value-type="float" office:value="10240" calcext:value-type="float">
            <text:p>10240</text:p>
          </table:table-cell>
          <table:table-cell table:formula="of:=[.K46]" office:value-type="float" office:value="49209" calcext:value-type="float">
            <text:p>492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5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9209" calcext:value-type="float">
            <text:p>49209</text:p>
          </table:table-cell>
          <table:table-cell office:value-type="float" office:value="42248" calcext:value-type="float">
            <text:p>42248</text:p>
          </table:table-cell>
          <table:table-cell office:value-type="float" office:value="46808" calcext:value-type="float">
            <text:p>46808</text:p>
          </table:table-cell>
          <table:table-cell office:value-type="float" office:value="49209" calcext:value-type="float">
            <text:p>49209</text:p>
          </table:table-cell>
          <table:table-cell office:value-type="float" office:value="52488" calcext:value-type="float">
            <text:p>52488</text:p>
          </table:table-cell>
          <table:table-cell office:value-type="float" office:value="51316" calcext:value-type="float">
            <text:p>51316</text:p>
          </table:table-cell>
          <table:table-cell office:value-type="float" office:value="47304" calcext:value-type="float">
            <text:p>47304</text:p>
          </table:table-cell>
          <table:table-cell office:value-type="float" office:value="48865" calcext:value-type="float">
            <text:p>48865</text:p>
          </table:table-cell>
          <table:table-cell office:value-type="float" office:value="45282" calcext:value-type="float">
            <text:p>45282</text:p>
          </table:table-cell>
          <table:table-cell office:value-type="float" office:value="47783" calcext:value-type="float">
            <text:p>47783</text:p>
          </table:table-cell>
          <table:table-cell office:value-type="float" office:value="47134" calcext:value-type="float">
            <text:p>47134</text:p>
          </table:table-cell>
          <table:table-cell office:value-type="float" office:value="47983" calcext:value-type="float">
            <text:p>47983</text:p>
          </table:table-cell>
          <table:table-cell office:value-type="float" office:value="45160" calcext:value-type="float">
            <text:p>45160</text:p>
          </table:table-cell>
          <table:table-cell office:value-type="float" office:value="51569" calcext:value-type="float">
            <text:p>51569</text:p>
          </table:table-cell>
          <table:table-cell office:value-type="float" office:value="43898" calcext:value-type="float">
            <text:p>43898</text:p>
          </table:table-cell>
          <table:table-cell office:value-type="float" office:value="43804" calcext:value-type="float">
            <text:p>43804</text:p>
          </table:table-cell>
          <table:table-cell office:value-type="float" office:value="44511" calcext:value-type="float">
            <text:p>44511</text:p>
          </table:table-cell>
          <table:table-cell office:value-type="float" office:value="48263" calcext:value-type="float">
            <text:p>48263</text:p>
          </table:table-cell>
          <table:table-cell office:value-type="float" office:value="44299" calcext:value-type="float">
            <text:p>44299</text:p>
          </table:table-cell>
          <table:table-cell office:value-type="float" office:value="45592" calcext:value-type="float">
            <text:p>45592</text:p>
          </table:table-cell>
          <table:table-cell office:value-type="float" office:value="47001" calcext:value-type="float">
            <text:p>47001</text:p>
          </table:table-cell>
          <table:table-cell office:value-type="float" office:value="45467" calcext:value-type="float">
            <text:p>45467</text:p>
          </table:table-cell>
          <table:table-cell office:value-type="float" office:value="43634" calcext:value-type="float">
            <text:p>43634</text:p>
          </table:table-cell>
          <table:table-cell office:value-type="float" office:value="51401" calcext:value-type="float">
            <text:p>51401</text:p>
          </table:table-cell>
          <table:table-cell office:value-type="float" office:value="44921" calcext:value-type="float">
            <text:p>44921</text:p>
          </table:table-cell>
          <table:table-cell office:value-type="float" office:value="49176" calcext:value-type="float">
            <text:p>49176</text:p>
          </table:table-cell>
          <table:table-cell office:value-type="float" office:value="42455" calcext:value-type="float">
            <text:p>42455</text:p>
          </table:table-cell>
          <table:table-cell office:value-type="float" office:value="42248" calcext:value-type="float">
            <text:p>42248</text:p>
          </table:table-cell>
          <table:table-cell office:value-type="float" office:value="46822" calcext:value-type="float">
            <text:p>46822</text:p>
          </table:table-cell>
          <table:table-cell office:value-type="float" office:value="46347" calcext:value-type="float">
            <text:p>46347</text:p>
          </table:table-cell>
          <table:table-cell office:value-type="float" office:value="49739" calcext:value-type="float">
            <text:p>49739</text:p>
          </table:table-cell>
          <table:table-cell office:value-type="float" office:value="45911" calcext:value-type="float">
            <text:p>45911</text:p>
          </table:table-cell>
          <table:table-cell office:value-type="float" office:value="44686" calcext:value-type="float">
            <text:p>44686</text:p>
          </table:table-cell>
          <table:table-cell office:value-type="float" office:value="1404268" calcext:value-type="float">
            <text:p>1404268</text:p>
          </table:table-cell>
          <table:table-cell office:value-type="string" calcext:value-type="string">
            <text:p>OK</text:p>
          </table:table-cell>
          <table:table-cell office:value-type="float" office:value="24961159" calcext:value-type="float">
            <text:p>24961159</text:p>
          </table:table-cell>
          <table:table-cell office:value-type="float" office:value="24951160" calcext:value-type="float">
            <text:p>24951160</text:p>
          </table:table-cell>
          <table:table-cell table:number-columns-repeated="2" office:value-type="float" office:value="49902320" calcext:value-type="float">
            <text:p>49902320</text:p>
          </table:table-cell>
        </table:table-row>
        <table:table-row table:style-name="ro1">
          <table:table-cell table:formula="of:=MAX([.N47:.AQ47])" office:value-type="float" office:value="52351" calcext:value-type="float">
            <text:p>52351</text:p>
          </table:table-cell>
          <table:table-cell table:formula="of:=MIN([.N47:.AQ47])" office:value-type="float" office:value="41747" calcext:value-type="float">
            <text:p>41747</text:p>
          </table:table-cell>
          <table:table-cell table:formula="of:=ABS([.A47]-[.B47])" office:value-type="float" office:value="10604" calcext:value-type="float">
            <text:p>10604</text:p>
          </table:table-cell>
          <table:table-cell table:formula="of:=[.K47]" office:value-type="float" office:value="45808" calcext:value-type="float">
            <text:p>458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6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5808" calcext:value-type="float">
            <text:p>45808</text:p>
          </table:table-cell>
          <table:table-cell office:value-type="float" office:value="41747" calcext:value-type="float">
            <text:p>41747</text:p>
          </table:table-cell>
          <table:table-cell office:value-type="float" office:value="46845" calcext:value-type="float">
            <text:p>46845</text:p>
          </table:table-cell>
          <table:table-cell office:value-type="float" office:value="45808" calcext:value-type="float">
            <text:p>45808</text:p>
          </table:table-cell>
          <table:table-cell office:value-type="float" office:value="47578" calcext:value-type="float">
            <text:p>47578</text:p>
          </table:table-cell>
          <table:table-cell office:value-type="float" office:value="52351" calcext:value-type="float">
            <text:p>52351</text:p>
          </table:table-cell>
          <table:table-cell office:value-type="float" office:value="44718" calcext:value-type="float">
            <text:p>44718</text:p>
          </table:table-cell>
          <table:table-cell office:value-type="float" office:value="44378" calcext:value-type="float">
            <text:p>44378</text:p>
          </table:table-cell>
          <table:table-cell office:value-type="float" office:value="47113" calcext:value-type="float">
            <text:p>47113</text:p>
          </table:table-cell>
          <table:table-cell office:value-type="float" office:value="46687" calcext:value-type="float">
            <text:p>46687</text:p>
          </table:table-cell>
          <table:table-cell office:value-type="float" office:value="44341" calcext:value-type="float">
            <text:p>44341</text:p>
          </table:table-cell>
          <table:table-cell office:value-type="float" office:value="46996" calcext:value-type="float">
            <text:p>46996</text:p>
          </table:table-cell>
          <table:table-cell office:value-type="float" office:value="46854" calcext:value-type="float">
            <text:p>46854</text:p>
          </table:table-cell>
          <table:table-cell office:value-type="float" office:value="48809" calcext:value-type="float">
            <text:p>48809</text:p>
          </table:table-cell>
          <table:table-cell office:value-type="float" office:value="46935" calcext:value-type="float">
            <text:p>46935</text:p>
          </table:table-cell>
          <table:table-cell office:value-type="float" office:value="46738" calcext:value-type="float">
            <text:p>46738</text:p>
          </table:table-cell>
          <table:table-cell office:value-type="float" office:value="46024" calcext:value-type="float">
            <text:p>46024</text:p>
          </table:table-cell>
          <table:table-cell office:value-type="float" office:value="44338" calcext:value-type="float">
            <text:p>44338</text:p>
          </table:table-cell>
          <table:table-cell office:value-type="float" office:value="47940" calcext:value-type="float">
            <text:p>47940</text:p>
          </table:table-cell>
          <table:table-cell office:value-type="float" office:value="50592" calcext:value-type="float">
            <text:p>50592</text:p>
          </table:table-cell>
          <table:table-cell office:value-type="float" office:value="50656" calcext:value-type="float">
            <text:p>50656</text:p>
          </table:table-cell>
          <table:table-cell office:value-type="float" office:value="47716" calcext:value-type="float">
            <text:p>47716</text:p>
          </table:table-cell>
          <table:table-cell office:value-type="float" office:value="46754" calcext:value-type="float">
            <text:p>46754</text:p>
          </table:table-cell>
          <table:table-cell office:value-type="float" office:value="47575" calcext:value-type="float">
            <text:p>47575</text:p>
          </table:table-cell>
          <table:table-cell office:value-type="float" office:value="44900" calcext:value-type="float">
            <text:p>44900</text:p>
          </table:table-cell>
          <table:table-cell office:value-type="float" office:value="51440" calcext:value-type="float">
            <text:p>51440</text:p>
          </table:table-cell>
          <table:table-cell office:value-type="float" office:value="47671" calcext:value-type="float">
            <text:p>47671</text:p>
          </table:table-cell>
          <table:table-cell office:value-type="float" office:value="45988" calcext:value-type="float">
            <text:p>45988</text:p>
          </table:table-cell>
          <table:table-cell office:value-type="float" office:value="45481" calcext:value-type="float">
            <text:p>45481</text:p>
          </table:table-cell>
          <table:table-cell office:value-type="float" office:value="41747" calcext:value-type="float">
            <text:p>41747</text:p>
          </table:table-cell>
          <table:table-cell office:value-type="float" office:value="41804" calcext:value-type="float">
            <text:p>41804</text:p>
          </table:table-cell>
          <table:table-cell office:value-type="float" office:value="50029" calcext:value-type="float">
            <text:p>50029</text:p>
          </table:table-cell>
          <table:table-cell office:value-type="float" office:value="45416" calcext:value-type="float">
            <text:p>45416</text:p>
          </table:table-cell>
          <table:table-cell office:value-type="float" office:value="1405377" calcext:value-type="float">
            <text:p>1405377</text:p>
          </table:table-cell>
          <table:table-cell office:value-type="string" calcext:value-type="string">
            <text:p>OK</text:p>
          </table:table-cell>
          <table:table-cell office:value-type="float" office:value="24839867" calcext:value-type="float">
            <text:p>24839867</text:p>
          </table:table-cell>
          <table:table-cell office:value-type="float" office:value="24829868" calcext:value-type="float">
            <text:p>24829868</text:p>
          </table:table-cell>
          <table:table-cell table:number-columns-repeated="2" office:value-type="float" office:value="49659736" calcext:value-type="float">
            <text:p>49659736</text:p>
          </table:table-cell>
        </table:table-row>
        <table:table-row table:style-name="ro1">
          <table:table-cell table:formula="of:=MAX([.N48:.AQ48])" office:value-type="float" office:value="65739" calcext:value-type="float">
            <text:p>65739</text:p>
          </table:table-cell>
          <table:table-cell table:formula="of:=MIN([.N48:.AQ48])" office:value-type="float" office:value="41789" calcext:value-type="float">
            <text:p>41789</text:p>
          </table:table-cell>
          <table:table-cell table:formula="of:=ABS([.A48]-[.B48])" office:value-type="float" office:value="23950" calcext:value-type="float">
            <text:p>23950</text:p>
          </table:table-cell>
          <table:table-cell table:formula="of:=[.K48]" office:value-type="float" office:value="51654" calcext:value-type="float">
            <text:p>5165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7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1654" calcext:value-type="float">
            <text:p>51654</text:p>
          </table:table-cell>
          <table:table-cell office:value-type="float" office:value="41789" calcext:value-type="float">
            <text:p>41789</text:p>
          </table:table-cell>
          <table:table-cell office:value-type="float" office:value="46175" calcext:value-type="float">
            <text:p>46175</text:p>
          </table:table-cell>
          <table:table-cell office:value-type="float" office:value="51654" calcext:value-type="float">
            <text:p>51654</text:p>
          </table:table-cell>
          <table:table-cell office:value-type="float" office:value="65739" calcext:value-type="float">
            <text:p>65739</text:p>
          </table:table-cell>
          <table:table-cell office:value-type="float" office:value="45959" calcext:value-type="float">
            <text:p>45959</text:p>
          </table:table-cell>
          <table:table-cell office:value-type="float" office:value="44901" calcext:value-type="float">
            <text:p>44901</text:p>
          </table:table-cell>
          <table:table-cell office:value-type="float" office:value="48563" calcext:value-type="float">
            <text:p>48563</text:p>
          </table:table-cell>
          <table:table-cell office:value-type="float" office:value="44985" calcext:value-type="float">
            <text:p>44985</text:p>
          </table:table-cell>
          <table:table-cell office:value-type="float" office:value="43949" calcext:value-type="float">
            <text:p>43949</text:p>
          </table:table-cell>
          <table:table-cell office:value-type="float" office:value="45151" calcext:value-type="float">
            <text:p>45151</text:p>
          </table:table-cell>
          <table:table-cell office:value-type="float" office:value="47069" calcext:value-type="float">
            <text:p>47069</text:p>
          </table:table-cell>
          <table:table-cell office:value-type="float" office:value="45515" calcext:value-type="float">
            <text:p>45515</text:p>
          </table:table-cell>
          <table:table-cell office:value-type="float" office:value="51443" calcext:value-type="float">
            <text:p>51443</text:p>
          </table:table-cell>
          <table:table-cell office:value-type="float" office:value="44802" calcext:value-type="float">
            <text:p>44802</text:p>
          </table:table-cell>
          <table:table-cell office:value-type="float" office:value="43479" calcext:value-type="float">
            <text:p>43479</text:p>
          </table:table-cell>
          <table:table-cell office:value-type="float" office:value="49369" calcext:value-type="float">
            <text:p>49369</text:p>
          </table:table-cell>
          <table:table-cell office:value-type="float" office:value="44487" calcext:value-type="float">
            <text:p>44487</text:p>
          </table:table-cell>
          <table:table-cell office:value-type="float" office:value="45214" calcext:value-type="float">
            <text:p>45214</text:p>
          </table:table-cell>
          <table:table-cell office:value-type="float" office:value="44782" calcext:value-type="float">
            <text:p>44782</text:p>
          </table:table-cell>
          <table:table-cell office:value-type="float" office:value="43240" calcext:value-type="float">
            <text:p>43240</text:p>
          </table:table-cell>
          <table:table-cell office:value-type="float" office:value="44948" calcext:value-type="float">
            <text:p>44948</text:p>
          </table:table-cell>
          <table:table-cell office:value-type="float" office:value="45705" calcext:value-type="float">
            <text:p>45705</text:p>
          </table:table-cell>
          <table:table-cell office:value-type="float" office:value="43692" calcext:value-type="float">
            <text:p>43692</text:p>
          </table:table-cell>
          <table:table-cell office:value-type="float" office:value="43178" calcext:value-type="float">
            <text:p>43178</text:p>
          </table:table-cell>
          <table:table-cell office:value-type="float" office:value="43957" calcext:value-type="float">
            <text:p>43957</text:p>
          </table:table-cell>
          <table:table-cell office:value-type="float" office:value="44190" calcext:value-type="float">
            <text:p>44190</text:p>
          </table:table-cell>
          <table:table-cell office:value-type="float" office:value="41789" calcext:value-type="float">
            <text:p>41789</text:p>
          </table:table-cell>
          <table:table-cell office:value-type="float" office:value="44816" calcext:value-type="float">
            <text:p>44816</text:p>
          </table:table-cell>
          <table:table-cell office:value-type="float" office:value="44036" calcext:value-type="float">
            <text:p>44036</text:p>
          </table:table-cell>
          <table:table-cell office:value-type="float" office:value="45208" calcext:value-type="float">
            <text:p>45208</text:p>
          </table:table-cell>
          <table:table-cell office:value-type="float" office:value="47884" calcext:value-type="float">
            <text:p>47884</text:p>
          </table:table-cell>
          <table:table-cell office:value-type="float" office:value="45546" calcext:value-type="float">
            <text:p>45546</text:p>
          </table:table-cell>
          <table:table-cell office:value-type="float" office:value="1385250" calcext:value-type="float">
            <text:p>1385250</text:p>
          </table:table-cell>
          <table:table-cell office:value-type="string" calcext:value-type="string">
            <text:p>OK</text:p>
          </table:table-cell>
          <table:table-cell office:value-type="float" office:value="24956360" calcext:value-type="float">
            <text:p>24956360</text:p>
          </table:table-cell>
          <table:table-cell office:value-type="float" office:value="24946361" calcext:value-type="float">
            <text:p>24946361</text:p>
          </table:table-cell>
          <table:table-cell table:number-columns-repeated="2" office:value-type="float" office:value="49892722" calcext:value-type="float">
            <text:p>49892722</text:p>
          </table:table-cell>
        </table:table-row>
        <table:table-row table:style-name="ro1">
          <table:table-cell table:formula="of:=MAX([.N49:.AQ49])" office:value-type="float" office:value="57649" calcext:value-type="float">
            <text:p>57649</text:p>
          </table:table-cell>
          <table:table-cell table:formula="of:=MIN([.N49:.AQ49])" office:value-type="float" office:value="42654" calcext:value-type="float">
            <text:p>42654</text:p>
          </table:table-cell>
          <table:table-cell table:formula="of:=ABS([.A49]-[.B49])" office:value-type="float" office:value="14995" calcext:value-type="float">
            <text:p>14995</text:p>
          </table:table-cell>
          <table:table-cell table:formula="of:=[.K49]" office:value-type="float" office:value="57417" calcext:value-type="float">
            <text:p>574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8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7417" calcext:value-type="float">
            <text:p>57417</text:p>
          </table:table-cell>
          <table:table-cell office:value-type="float" office:value="42654" calcext:value-type="float">
            <text:p>42654</text:p>
          </table:table-cell>
          <table:table-cell office:value-type="float" office:value="47662" calcext:value-type="float">
            <text:p>47662</text:p>
          </table:table-cell>
          <table:table-cell office:value-type="float" office:value="57417" calcext:value-type="float">
            <text:p>57417</text:p>
          </table:table-cell>
          <table:table-cell office:value-type="float" office:value="57649" calcext:value-type="float">
            <text:p>57649</text:p>
          </table:table-cell>
          <table:table-cell office:value-type="float" office:value="44863" calcext:value-type="float">
            <text:p>44863</text:p>
          </table:table-cell>
          <table:table-cell office:value-type="float" office:value="42997" calcext:value-type="float">
            <text:p>42997</text:p>
          </table:table-cell>
          <table:table-cell office:value-type="float" office:value="46251" calcext:value-type="float">
            <text:p>46251</text:p>
          </table:table-cell>
          <table:table-cell office:value-type="float" office:value="46160" calcext:value-type="float">
            <text:p>46160</text:p>
          </table:table-cell>
          <table:table-cell office:value-type="float" office:value="48021" calcext:value-type="float">
            <text:p>48021</text:p>
          </table:table-cell>
          <table:table-cell office:value-type="float" office:value="47332" calcext:value-type="float">
            <text:p>47332</text:p>
          </table:table-cell>
          <table:table-cell office:value-type="float" office:value="45431" calcext:value-type="float">
            <text:p>45431</text:p>
          </table:table-cell>
          <table:table-cell office:value-type="float" office:value="50986" calcext:value-type="float">
            <text:p>50986</text:p>
          </table:table-cell>
          <table:table-cell office:value-type="float" office:value="52717" calcext:value-type="float">
            <text:p>52717</text:p>
          </table:table-cell>
          <table:table-cell office:value-type="float" office:value="55107" calcext:value-type="float">
            <text:p>55107</text:p>
          </table:table-cell>
          <table:table-cell office:value-type="float" office:value="54974" calcext:value-type="float">
            <text:p>54974</text:p>
          </table:table-cell>
          <table:table-cell office:value-type="float" office:value="48017" calcext:value-type="float">
            <text:p>48017</text:p>
          </table:table-cell>
          <table:table-cell office:value-type="float" office:value="52715" calcext:value-type="float">
            <text:p>52715</text:p>
          </table:table-cell>
          <table:table-cell office:value-type="float" office:value="43172" calcext:value-type="float">
            <text:p>43172</text:p>
          </table:table-cell>
          <table:table-cell office:value-type="float" office:value="46446" calcext:value-type="float">
            <text:p>46446</text:p>
          </table:table-cell>
          <table:table-cell office:value-type="float" office:value="43105" calcext:value-type="float">
            <text:p>43105</text:p>
          </table:table-cell>
          <table:table-cell office:value-type="float" office:value="45813" calcext:value-type="float">
            <text:p>45813</text:p>
          </table:table-cell>
          <table:table-cell office:value-type="float" office:value="45472" calcext:value-type="float">
            <text:p>45472</text:p>
          </table:table-cell>
          <table:table-cell office:value-type="float" office:value="47534" calcext:value-type="float">
            <text:p>47534</text:p>
          </table:table-cell>
          <table:table-cell office:value-type="float" office:value="45001" calcext:value-type="float">
            <text:p>45001</text:p>
          </table:table-cell>
          <table:table-cell office:value-type="float" office:value="47635" calcext:value-type="float">
            <text:p>47635</text:p>
          </table:table-cell>
          <table:table-cell office:value-type="float" office:value="43876" calcext:value-type="float">
            <text:p>43876</text:p>
          </table:table-cell>
          <table:table-cell office:value-type="float" office:value="42654" calcext:value-type="float">
            <text:p>42654</text:p>
          </table:table-cell>
          <table:table-cell office:value-type="float" office:value="48904" calcext:value-type="float">
            <text:p>48904</text:p>
          </table:table-cell>
          <table:table-cell office:value-type="float" office:value="44429" calcext:value-type="float">
            <text:p>44429</text:p>
          </table:table-cell>
          <table:table-cell office:value-type="float" office:value="44538" calcext:value-type="float">
            <text:p>44538</text:p>
          </table:table-cell>
          <table:table-cell office:value-type="float" office:value="43940" calcext:value-type="float">
            <text:p>43940</text:p>
          </table:table-cell>
          <table:table-cell office:value-type="float" office:value="46712" calcext:value-type="float">
            <text:p>46712</text:p>
          </table:table-cell>
          <table:table-cell office:value-type="float" office:value="1429868" calcext:value-type="float">
            <text:p>1429868</text:p>
          </table:table-cell>
          <table:table-cell office:value-type="string" calcext:value-type="string">
            <text:p>OK</text:p>
          </table:table-cell>
          <table:table-cell office:value-type="float" office:value="25007290" calcext:value-type="float">
            <text:p>25007290</text:p>
          </table:table-cell>
          <table:table-cell office:value-type="float" office:value="24997291" calcext:value-type="float">
            <text:p>24997291</text:p>
          </table:table-cell>
          <table:table-cell table:number-columns-repeated="2" office:value-type="float" office:value="49994582" calcext:value-type="float">
            <text:p>49994582</text:p>
          </table:table-cell>
        </table:table-row>
        <table:table-row table:style-name="ro1">
          <table:table-cell table:formula="of:=MAX([.N50:.AQ50])" office:value-type="float" office:value="50583" calcext:value-type="float">
            <text:p>50583</text:p>
          </table:table-cell>
          <table:table-cell table:formula="of:=MIN([.N50:.AQ50])" office:value-type="float" office:value="41504" calcext:value-type="float">
            <text:p>41504</text:p>
          </table:table-cell>
          <table:table-cell table:formula="of:=ABS([.A50]-[.B50])" office:value-type="float" office:value="9079" calcext:value-type="float">
            <text:p>9079</text:p>
          </table:table-cell>
          <table:table-cell table:formula="of:=[.K50]" office:value-type="float" office:value="49674" calcext:value-type="float">
            <text:p>4967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9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9674" calcext:value-type="float">
            <text:p>49674</text:p>
          </table:table-cell>
          <table:table-cell office:value-type="float" office:value="41504" calcext:value-type="float">
            <text:p>41504</text:p>
          </table:table-cell>
          <table:table-cell office:value-type="float" office:value="45080" calcext:value-type="float">
            <text:p>45080</text:p>
          </table:table-cell>
          <table:table-cell office:value-type="float" office:value="49674" calcext:value-type="float">
            <text:p>49674</text:p>
          </table:table-cell>
          <table:table-cell office:value-type="float" office:value="42909" calcext:value-type="float">
            <text:p>42909</text:p>
          </table:table-cell>
          <table:table-cell office:value-type="float" office:value="41504" calcext:value-type="float">
            <text:p>41504</text:p>
          </table:table-cell>
          <table:table-cell office:value-type="float" office:value="46096" calcext:value-type="float">
            <text:p>46096</text:p>
          </table:table-cell>
          <table:table-cell office:value-type="float" office:value="45558" calcext:value-type="float">
            <text:p>45558</text:p>
          </table:table-cell>
          <table:table-cell office:value-type="float" office:value="45510" calcext:value-type="float">
            <text:p>45510</text:p>
          </table:table-cell>
          <table:table-cell office:value-type="float" office:value="42394" calcext:value-type="float">
            <text:p>42394</text:p>
          </table:table-cell>
          <table:table-cell office:value-type="float" office:value="43520" calcext:value-type="float">
            <text:p>43520</text:p>
          </table:table-cell>
          <table:table-cell office:value-type="float" office:value="41961" calcext:value-type="float">
            <text:p>41961</text:p>
          </table:table-cell>
          <table:table-cell office:value-type="float" office:value="46586" calcext:value-type="float">
            <text:p>46586</text:p>
          </table:table-cell>
          <table:table-cell office:value-type="float" office:value="41686" calcext:value-type="float">
            <text:p>41686</text:p>
          </table:table-cell>
          <table:table-cell office:value-type="float" office:value="42050" calcext:value-type="float">
            <text:p>42050</text:p>
          </table:table-cell>
          <table:table-cell office:value-type="float" office:value="43988" calcext:value-type="float">
            <text:p>43988</text:p>
          </table:table-cell>
          <table:table-cell office:value-type="float" office:value="42407" calcext:value-type="float">
            <text:p>42407</text:p>
          </table:table-cell>
          <table:table-cell office:value-type="float" office:value="46411" calcext:value-type="float">
            <text:p>46411</text:p>
          </table:table-cell>
          <table:table-cell office:value-type="float" office:value="45211" calcext:value-type="float">
            <text:p>45211</text:p>
          </table:table-cell>
          <table:table-cell office:value-type="float" office:value="45674" calcext:value-type="float">
            <text:p>45674</text:p>
          </table:table-cell>
          <table:table-cell office:value-type="float" office:value="47676" calcext:value-type="float">
            <text:p>47676</text:p>
          </table:table-cell>
          <table:table-cell office:value-type="float" office:value="50583" calcext:value-type="float">
            <text:p>50583</text:p>
          </table:table-cell>
          <table:table-cell office:value-type="float" office:value="47339" calcext:value-type="float">
            <text:p>47339</text:p>
          </table:table-cell>
          <table:table-cell office:value-type="float" office:value="46406" calcext:value-type="float">
            <text:p>46406</text:p>
          </table:table-cell>
          <table:table-cell office:value-type="float" office:value="42861" calcext:value-type="float">
            <text:p>42861</text:p>
          </table:table-cell>
          <table:table-cell office:value-type="float" office:value="46004" calcext:value-type="float">
            <text:p>46004</text:p>
          </table:table-cell>
          <table:table-cell office:value-type="float" office:value="43538" calcext:value-type="float">
            <text:p>43538</text:p>
          </table:table-cell>
          <table:table-cell office:value-type="float" office:value="46442" calcext:value-type="float">
            <text:p>46442</text:p>
          </table:table-cell>
          <table:table-cell office:value-type="float" office:value="46207" calcext:value-type="float">
            <text:p>46207</text:p>
          </table:table-cell>
          <table:table-cell office:value-type="float" office:value="47930" calcext:value-type="float">
            <text:p>47930</text:p>
          </table:table-cell>
          <table:table-cell office:value-type="float" office:value="44445" calcext:value-type="float">
            <text:p>44445</text:p>
          </table:table-cell>
          <table:table-cell office:value-type="float" office:value="46742" calcext:value-type="float">
            <text:p>46742</text:p>
          </table:table-cell>
          <table:table-cell office:value-type="float" office:value="43095" calcext:value-type="float">
            <text:p>43095</text:p>
          </table:table-cell>
          <table:table-cell office:value-type="float" office:value="1352407" calcext:value-type="float">
            <text:p>1352407</text:p>
          </table:table-cell>
          <table:table-cell office:value-type="string" calcext:value-type="string">
            <text:p>OK</text:p>
          </table:table-cell>
          <table:table-cell office:value-type="float" office:value="24998464" calcext:value-type="float">
            <text:p>24998464</text:p>
          </table:table-cell>
          <table:table-cell office:value-type="float" office:value="24988465" calcext:value-type="float">
            <text:p>24988465</text:p>
          </table:table-cell>
          <table:table-cell table:number-columns-repeated="2" office:value-type="float" office:value="49976930" calcext:value-type="float">
            <text:p>49976930</text:p>
          </table:table-cell>
        </table:table-row>
        <table:table-row table:style-name="ro1">
          <table:table-cell table:formula="of:=MAX([.N51:.AQ51])" office:value-type="float" office:value="52772" calcext:value-type="float">
            <text:p>52772</text:p>
          </table:table-cell>
          <table:table-cell table:formula="of:=MIN([.N51:.AQ51])" office:value-type="float" office:value="42380" calcext:value-type="float">
            <text:p>42380</text:p>
          </table:table-cell>
          <table:table-cell table:formula="of:=ABS([.A51]-[.B51])" office:value-type="float" office:value="10392" calcext:value-type="float">
            <text:p>10392</text:p>
          </table:table-cell>
          <table:table-cell table:formula="of:=[.K51]" office:value-type="float" office:value="52772" calcext:value-type="float">
            <text:p>527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0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2772" calcext:value-type="float">
            <text:p>52772</text:p>
          </table:table-cell>
          <table:table-cell office:value-type="float" office:value="42380" calcext:value-type="float">
            <text:p>42380</text:p>
          </table:table-cell>
          <table:table-cell office:value-type="float" office:value="45225" calcext:value-type="float">
            <text:p>45225</text:p>
          </table:table-cell>
          <table:table-cell office:value-type="float" office:value="52772" calcext:value-type="float">
            <text:p>52772</text:p>
          </table:table-cell>
          <table:table-cell office:value-type="float" office:value="52342" calcext:value-type="float">
            <text:p>52342</text:p>
          </table:table-cell>
          <table:table-cell office:value-type="float" office:value="48220" calcext:value-type="float">
            <text:p>48220</text:p>
          </table:table-cell>
          <table:table-cell office:value-type="float" office:value="45835" calcext:value-type="float">
            <text:p>45835</text:p>
          </table:table-cell>
          <table:table-cell office:value-type="float" office:value="46751" calcext:value-type="float">
            <text:p>46751</text:p>
          </table:table-cell>
          <table:table-cell office:value-type="float" office:value="45901" calcext:value-type="float">
            <text:p>45901</text:p>
          </table:table-cell>
          <table:table-cell office:value-type="float" office:value="47160" calcext:value-type="float">
            <text:p>47160</text:p>
          </table:table-cell>
          <table:table-cell office:value-type="float" office:value="46559" calcext:value-type="float">
            <text:p>46559</text:p>
          </table:table-cell>
          <table:table-cell office:value-type="float" office:value="44166" calcext:value-type="float">
            <text:p>44166</text:p>
          </table:table-cell>
          <table:table-cell office:value-type="float" office:value="43055" calcext:value-type="float">
            <text:p>43055</text:p>
          </table:table-cell>
          <table:table-cell office:value-type="float" office:value="44200" calcext:value-type="float">
            <text:p>44200</text:p>
          </table:table-cell>
          <table:table-cell office:value-type="float" office:value="44348" calcext:value-type="float">
            <text:p>44348</text:p>
          </table:table-cell>
          <table:table-cell office:value-type="float" office:value="45224" calcext:value-type="float">
            <text:p>45224</text:p>
          </table:table-cell>
          <table:table-cell office:value-type="float" office:value="42616" calcext:value-type="float">
            <text:p>42616</text:p>
          </table:table-cell>
          <table:table-cell office:value-type="float" office:value="43812" calcext:value-type="float">
            <text:p>43812</text:p>
          </table:table-cell>
          <table:table-cell office:value-type="float" office:value="43445" calcext:value-type="float">
            <text:p>43445</text:p>
          </table:table-cell>
          <table:table-cell office:value-type="float" office:value="43232" calcext:value-type="float">
            <text:p>43232</text:p>
          </table:table-cell>
          <table:table-cell office:value-type="float" office:value="43094" calcext:value-type="float">
            <text:p>43094</text:p>
          </table:table-cell>
          <table:table-cell office:value-type="float" office:value="43346" calcext:value-type="float">
            <text:p>43346</text:p>
          </table:table-cell>
          <table:table-cell office:value-type="float" office:value="42380" calcext:value-type="float">
            <text:p>42380</text:p>
          </table:table-cell>
          <table:table-cell office:value-type="float" office:value="43221" calcext:value-type="float">
            <text:p>43221</text:p>
          </table:table-cell>
          <table:table-cell office:value-type="float" office:value="42927" calcext:value-type="float">
            <text:p>42927</text:p>
          </table:table-cell>
          <table:table-cell office:value-type="float" office:value="44250" calcext:value-type="float">
            <text:p>44250</text:p>
          </table:table-cell>
          <table:table-cell office:value-type="float" office:value="46068" calcext:value-type="float">
            <text:p>46068</text:p>
          </table:table-cell>
          <table:table-cell office:value-type="float" office:value="44780" calcext:value-type="float">
            <text:p>44780</text:p>
          </table:table-cell>
          <table:table-cell office:value-type="float" office:value="47759" calcext:value-type="float">
            <text:p>47759</text:p>
          </table:table-cell>
          <table:table-cell office:value-type="float" office:value="45511" calcext:value-type="float">
            <text:p>45511</text:p>
          </table:table-cell>
          <table:table-cell office:value-type="float" office:value="45531" calcext:value-type="float">
            <text:p>45531</text:p>
          </table:table-cell>
          <table:table-cell office:value-type="float" office:value="44012" calcext:value-type="float">
            <text:p>44012</text:p>
          </table:table-cell>
          <table:table-cell office:value-type="float" office:value="44234" calcext:value-type="float">
            <text:p>44234</text:p>
          </table:table-cell>
          <table:table-cell office:value-type="float" office:value="1356751" calcext:value-type="float">
            <text:p>1356751</text:p>
          </table:table-cell>
          <table:table-cell office:value-type="string" calcext:value-type="string">
            <text:p>OK</text:p>
          </table:table-cell>
          <table:table-cell office:value-type="float" office:value="25132657" calcext:value-type="float">
            <text:p>25132657</text:p>
          </table:table-cell>
          <table:table-cell office:value-type="float" office:value="25122658" calcext:value-type="float">
            <text:p>25122658</text:p>
          </table:table-cell>
          <table:table-cell table:number-columns-repeated="2" office:value-type="float" office:value="50245316" calcext:value-type="float">
            <text:p>50245316</text:p>
          </table:table-cell>
        </table:table-row>
        <table:table-row table:style-name="ro1">
          <table:table-cell table:formula="of:=MAX([.N52:.AQ52])" office:value-type="float" office:value="53761" calcext:value-type="float">
            <text:p>53761</text:p>
          </table:table-cell>
          <table:table-cell table:formula="of:=MIN([.N52:.AQ52])" office:value-type="float" office:value="41703" calcext:value-type="float">
            <text:p>41703</text:p>
          </table:table-cell>
          <table:table-cell table:formula="of:=ABS([.A52]-[.B52])" office:value-type="float" office:value="12058" calcext:value-type="float">
            <text:p>12058</text:p>
          </table:table-cell>
          <table:table-cell table:formula="of:=[.K52]" office:value-type="float" office:value="53761" calcext:value-type="float">
            <text:p>537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3761" calcext:value-type="float">
            <text:p>53761</text:p>
          </table:table-cell>
          <table:table-cell office:value-type="float" office:value="41703" calcext:value-type="float">
            <text:p>41703</text:p>
          </table:table-cell>
          <table:table-cell office:value-type="float" office:value="44312" calcext:value-type="float">
            <text:p>44312</text:p>
          </table:table-cell>
          <table:table-cell office:value-type="float" office:value="53761" calcext:value-type="float">
            <text:p>53761</text:p>
          </table:table-cell>
          <table:table-cell office:value-type="float" office:value="45753" calcext:value-type="float">
            <text:p>45753</text:p>
          </table:table-cell>
          <table:table-cell office:value-type="float" office:value="44367" calcext:value-type="float">
            <text:p>44367</text:p>
          </table:table-cell>
          <table:table-cell office:value-type="float" office:value="44100" calcext:value-type="float">
            <text:p>44100</text:p>
          </table:table-cell>
          <table:table-cell office:value-type="float" office:value="45697" calcext:value-type="float">
            <text:p>45697</text:p>
          </table:table-cell>
          <table:table-cell office:value-type="float" office:value="44043" calcext:value-type="float">
            <text:p>44043</text:p>
          </table:table-cell>
          <table:table-cell office:value-type="float" office:value="42723" calcext:value-type="float">
            <text:p>42723</text:p>
          </table:table-cell>
          <table:table-cell office:value-type="float" office:value="43055" calcext:value-type="float">
            <text:p>43055</text:p>
          </table:table-cell>
          <table:table-cell office:value-type="float" office:value="42227" calcext:value-type="float">
            <text:p>42227</text:p>
          </table:table-cell>
          <table:table-cell office:value-type="float" office:value="42683" calcext:value-type="float">
            <text:p>42683</text:p>
          </table:table-cell>
          <table:table-cell office:value-type="float" office:value="44789" calcext:value-type="float">
            <text:p>44789</text:p>
          </table:table-cell>
          <table:table-cell office:value-type="float" office:value="43701" calcext:value-type="float">
            <text:p>43701</text:p>
          </table:table-cell>
          <table:table-cell office:value-type="float" office:value="44093" calcext:value-type="float">
            <text:p>44093</text:p>
          </table:table-cell>
          <table:table-cell office:value-type="float" office:value="43485" calcext:value-type="float">
            <text:p>43485</text:p>
          </table:table-cell>
          <table:table-cell office:value-type="float" office:value="43667" calcext:value-type="float">
            <text:p>43667</text:p>
          </table:table-cell>
          <table:table-cell office:value-type="float" office:value="42197" calcext:value-type="float">
            <text:p>42197</text:p>
          </table:table-cell>
          <table:table-cell office:value-type="float" office:value="44685" calcext:value-type="float">
            <text:p>44685</text:p>
          </table:table-cell>
          <table:table-cell office:value-type="float" office:value="44141" calcext:value-type="float">
            <text:p>44141</text:p>
          </table:table-cell>
          <table:table-cell office:value-type="float" office:value="44497" calcext:value-type="float">
            <text:p>44497</text:p>
          </table:table-cell>
          <table:table-cell office:value-type="float" office:value="44260" calcext:value-type="float">
            <text:p>44260</text:p>
          </table:table-cell>
          <table:table-cell office:value-type="float" office:value="46839" calcext:value-type="float">
            <text:p>46839</text:p>
          </table:table-cell>
          <table:table-cell office:value-type="float" office:value="41703" calcext:value-type="float">
            <text:p>41703</text:p>
          </table:table-cell>
          <table:table-cell office:value-type="float" office:value="43646" calcext:value-type="float">
            <text:p>43646</text:p>
          </table:table-cell>
          <table:table-cell office:value-type="float" office:value="44100" calcext:value-type="float">
            <text:p>44100</text:p>
          </table:table-cell>
          <table:table-cell office:value-type="float" office:value="43671" calcext:value-type="float">
            <text:p>43671</text:p>
          </table:table-cell>
          <table:table-cell office:value-type="float" office:value="42416" calcext:value-type="float">
            <text:p>42416</text:p>
          </table:table-cell>
          <table:table-cell office:value-type="float" office:value="44774" calcext:value-type="float">
            <text:p>44774</text:p>
          </table:table-cell>
          <table:table-cell office:value-type="float" office:value="45349" calcext:value-type="float">
            <text:p>45349</text:p>
          </table:table-cell>
          <table:table-cell office:value-type="float" office:value="42595" calcext:value-type="float">
            <text:p>42595</text:p>
          </table:table-cell>
          <table:table-cell office:value-type="float" office:value="46347" calcext:value-type="float">
            <text:p>46347</text:p>
          </table:table-cell>
          <table:table-cell office:value-type="float" office:value="1329364" calcext:value-type="float">
            <text:p>1329364</text:p>
          </table:table-cell>
          <table:table-cell office:value-type="string" calcext:value-type="string">
            <text:p>OK</text:p>
          </table:table-cell>
          <table:table-cell office:value-type="float" office:value="24831095" calcext:value-type="float">
            <text:p>24831095</text:p>
          </table:table-cell>
          <table:table-cell office:value-type="float" office:value="24821096" calcext:value-type="float">
            <text:p>24821096</text:p>
          </table:table-cell>
          <table:table-cell table:number-columns-repeated="2" office:value-type="float" office:value="49642192" calcext:value-type="float">
            <text:p>49642192</text:p>
          </table:table-cell>
        </table:table-row>
        <table:table-row table:style-name="ro1">
          <table:table-cell table:formula="of:=MAX([.N53:.AQ53])" office:value-type="float" office:value="54138" calcext:value-type="float">
            <text:p>54138</text:p>
          </table:table-cell>
          <table:table-cell table:formula="of:=MIN([.N53:.AQ53])" office:value-type="float" office:value="41554" calcext:value-type="float">
            <text:p>41554</text:p>
          </table:table-cell>
          <table:table-cell table:formula="of:=ABS([.A53]-[.B53])" office:value-type="float" office:value="12584" calcext:value-type="float">
            <text:p>12584</text:p>
          </table:table-cell>
          <table:table-cell table:formula="of:=[.K53]" office:value-type="float" office:value="54138" calcext:value-type="float">
            <text:p>541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2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4138" calcext:value-type="float">
            <text:p>54138</text:p>
          </table:table-cell>
          <table:table-cell office:value-type="float" office:value="41554" calcext:value-type="float">
            <text:p>41554</text:p>
          </table:table-cell>
          <table:table-cell office:value-type="float" office:value="45110" calcext:value-type="float">
            <text:p>45110</text:p>
          </table:table-cell>
          <table:table-cell office:value-type="float" office:value="54138" calcext:value-type="float">
            <text:p>54138</text:p>
          </table:table-cell>
          <table:table-cell office:value-type="float" office:value="45125" calcext:value-type="float">
            <text:p>45125</text:p>
          </table:table-cell>
          <table:table-cell office:value-type="float" office:value="43481" calcext:value-type="float">
            <text:p>43481</text:p>
          </table:table-cell>
          <table:table-cell office:value-type="float" office:value="47421" calcext:value-type="float">
            <text:p>47421</text:p>
          </table:table-cell>
          <table:table-cell office:value-type="float" office:value="44251" calcext:value-type="float">
            <text:p>44251</text:p>
          </table:table-cell>
          <table:table-cell office:value-type="float" office:value="46517" calcext:value-type="float">
            <text:p>46517</text:p>
          </table:table-cell>
          <table:table-cell office:value-type="float" office:value="48938" calcext:value-type="float">
            <text:p>48938</text:p>
          </table:table-cell>
          <table:table-cell office:value-type="float" office:value="43515" calcext:value-type="float">
            <text:p>43515</text:p>
          </table:table-cell>
          <table:table-cell office:value-type="float" office:value="41554" calcext:value-type="float">
            <text:p>41554</text:p>
          </table:table-cell>
          <table:table-cell office:value-type="float" office:value="45610" calcext:value-type="float">
            <text:p>45610</text:p>
          </table:table-cell>
          <table:table-cell office:value-type="float" office:value="42195" calcext:value-type="float">
            <text:p>42195</text:p>
          </table:table-cell>
          <table:table-cell office:value-type="float" office:value="44807" calcext:value-type="float">
            <text:p>44807</text:p>
          </table:table-cell>
          <table:table-cell office:value-type="float" office:value="43240" calcext:value-type="float">
            <text:p>43240</text:p>
          </table:table-cell>
          <table:table-cell office:value-type="float" office:value="47122" calcext:value-type="float">
            <text:p>47122</text:p>
          </table:table-cell>
          <table:table-cell office:value-type="float" office:value="42417" calcext:value-type="float">
            <text:p>42417</text:p>
          </table:table-cell>
          <table:table-cell office:value-type="float" office:value="43458" calcext:value-type="float">
            <text:p>43458</text:p>
          </table:table-cell>
          <table:table-cell office:value-type="float" office:value="46441" calcext:value-type="float">
            <text:p>46441</text:p>
          </table:table-cell>
          <table:table-cell office:value-type="float" office:value="43216" calcext:value-type="float">
            <text:p>43216</text:p>
          </table:table-cell>
          <table:table-cell office:value-type="float" office:value="41657" calcext:value-type="float">
            <text:p>41657</text:p>
          </table:table-cell>
          <table:table-cell office:value-type="float" office:value="44610" calcext:value-type="float">
            <text:p>44610</text:p>
          </table:table-cell>
          <table:table-cell office:value-type="float" office:value="45634" calcext:value-type="float">
            <text:p>45634</text:p>
          </table:table-cell>
          <table:table-cell office:value-type="float" office:value="45052" calcext:value-type="float">
            <text:p>45052</text:p>
          </table:table-cell>
          <table:table-cell office:value-type="float" office:value="43664" calcext:value-type="float">
            <text:p>43664</text:p>
          </table:table-cell>
          <table:table-cell office:value-type="float" office:value="42792" calcext:value-type="float">
            <text:p>42792</text:p>
          </table:table-cell>
          <table:table-cell office:value-type="float" office:value="42661" calcext:value-type="float">
            <text:p>42661</text:p>
          </table:table-cell>
          <table:table-cell office:value-type="float" office:value="44403" calcext:value-type="float">
            <text:p>44403</text:p>
          </table:table-cell>
          <table:table-cell office:value-type="float" office:value="44513" calcext:value-type="float">
            <text:p>44513</text:p>
          </table:table-cell>
          <table:table-cell office:value-type="float" office:value="49865" calcext:value-type="float">
            <text:p>49865</text:p>
          </table:table-cell>
          <table:table-cell office:value-type="float" office:value="49138" calcext:value-type="float">
            <text:p>49138</text:p>
          </table:table-cell>
          <table:table-cell office:value-type="float" office:value="45868" calcext:value-type="float">
            <text:p>45868</text:p>
          </table:table-cell>
          <table:table-cell office:value-type="float" office:value="1353303" calcext:value-type="float">
            <text:p>1353303</text:p>
          </table:table-cell>
          <table:table-cell office:value-type="string" calcext:value-type="string">
            <text:p>OK</text:p>
          </table:table-cell>
          <table:table-cell office:value-type="float" office:value="25120948" calcext:value-type="float">
            <text:p>25120948</text:p>
          </table:table-cell>
          <table:table-cell office:value-type="float" office:value="25110949" calcext:value-type="float">
            <text:p>25110949</text:p>
          </table:table-cell>
          <table:table-cell table:number-columns-repeated="2" office:value-type="float" office:value="50221898" calcext:value-type="float">
            <text:p>50221898</text:p>
          </table:table-cell>
        </table:table-row>
        <table:table-row table:style-name="ro1">
          <table:table-cell table:formula="of:=MAX([.N54:.AQ54])" office:value-type="float" office:value="49775" calcext:value-type="float">
            <text:p>49775</text:p>
          </table:table-cell>
          <table:table-cell table:formula="of:=MIN([.N54:.AQ54])" office:value-type="float" office:value="41732" calcext:value-type="float">
            <text:p>41732</text:p>
          </table:table-cell>
          <table:table-cell table:formula="of:=ABS([.A54]-[.B54])" office:value-type="float" office:value="8043" calcext:value-type="float">
            <text:p>8043</text:p>
          </table:table-cell>
          <table:table-cell table:formula="of:=[.K54]" office:value-type="float" office:value="49775" calcext:value-type="float">
            <text:p>4977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3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9775" calcext:value-type="float">
            <text:p>49775</text:p>
          </table:table-cell>
          <table:table-cell office:value-type="float" office:value="41732" calcext:value-type="float">
            <text:p>41732</text:p>
          </table:table-cell>
          <table:table-cell office:value-type="float" office:value="45127" calcext:value-type="float">
            <text:p>45127</text:p>
          </table:table-cell>
          <table:table-cell office:value-type="float" office:value="49775" calcext:value-type="float">
            <text:p>49775</text:p>
          </table:table-cell>
          <table:table-cell office:value-type="float" office:value="47152" calcext:value-type="float">
            <text:p>47152</text:p>
          </table:table-cell>
          <table:table-cell office:value-type="float" office:value="45140" calcext:value-type="float">
            <text:p>45140</text:p>
          </table:table-cell>
          <table:table-cell office:value-type="float" office:value="47006" calcext:value-type="float">
            <text:p>47006</text:p>
          </table:table-cell>
          <table:table-cell office:value-type="float" office:value="43876" calcext:value-type="float">
            <text:p>43876</text:p>
          </table:table-cell>
          <table:table-cell office:value-type="float" office:value="43850" calcext:value-type="float">
            <text:p>43850</text:p>
          </table:table-cell>
          <table:table-cell office:value-type="float" office:value="42739" calcext:value-type="float">
            <text:p>42739</text:p>
          </table:table-cell>
          <table:table-cell office:value-type="float" office:value="44493" calcext:value-type="float">
            <text:p>44493</text:p>
          </table:table-cell>
          <table:table-cell office:value-type="float" office:value="42874" calcext:value-type="float">
            <text:p>42874</text:p>
          </table:table-cell>
          <table:table-cell office:value-type="float" office:value="44969" calcext:value-type="float">
            <text:p>44969</text:p>
          </table:table-cell>
          <table:table-cell office:value-type="float" office:value="45456" calcext:value-type="float">
            <text:p>45456</text:p>
          </table:table-cell>
          <table:table-cell office:value-type="float" office:value="46809" calcext:value-type="float">
            <text:p>46809</text:p>
          </table:table-cell>
          <table:table-cell office:value-type="float" office:value="45464" calcext:value-type="float">
            <text:p>45464</text:p>
          </table:table-cell>
          <table:table-cell office:value-type="float" office:value="45022" calcext:value-type="float">
            <text:p>45022</text:p>
          </table:table-cell>
          <table:table-cell office:value-type="float" office:value="45430" calcext:value-type="float">
            <text:p>45430</text:p>
          </table:table-cell>
          <table:table-cell office:value-type="float" office:value="46167" calcext:value-type="float">
            <text:p>46167</text:p>
          </table:table-cell>
          <table:table-cell office:value-type="float" office:value="44620" calcext:value-type="float">
            <text:p>44620</text:p>
          </table:table-cell>
          <table:table-cell office:value-type="float" office:value="48287" calcext:value-type="float">
            <text:p>48287</text:p>
          </table:table-cell>
          <table:table-cell office:value-type="float" office:value="44112" calcext:value-type="float">
            <text:p>44112</text:p>
          </table:table-cell>
          <table:table-cell office:value-type="float" office:value="42528" calcext:value-type="float">
            <text:p>42528</text:p>
          </table:table-cell>
          <table:table-cell office:value-type="float" office:value="41732" calcext:value-type="float">
            <text:p>41732</text:p>
          </table:table-cell>
          <table:table-cell office:value-type="float" office:value="41976" calcext:value-type="float">
            <text:p>41976</text:p>
          </table:table-cell>
          <table:table-cell office:value-type="float" office:value="42703" calcext:value-type="float">
            <text:p>42703</text:p>
          </table:table-cell>
          <table:table-cell office:value-type="float" office:value="43754" calcext:value-type="float">
            <text:p>43754</text:p>
          </table:table-cell>
          <table:table-cell office:value-type="float" office:value="44102" calcext:value-type="float">
            <text:p>44102</text:p>
          </table:table-cell>
          <table:table-cell office:value-type="float" office:value="44150" calcext:value-type="float">
            <text:p>44150</text:p>
          </table:table-cell>
          <table:table-cell office:value-type="float" office:value="47377" calcext:value-type="float">
            <text:p>47377</text:p>
          </table:table-cell>
          <table:table-cell office:value-type="float" office:value="46961" calcext:value-type="float">
            <text:p>46961</text:p>
          </table:table-cell>
          <table:table-cell office:value-type="float" office:value="47102" calcext:value-type="float">
            <text:p>47102</text:p>
          </table:table-cell>
          <table:table-cell office:value-type="float" office:value="48187" calcext:value-type="float">
            <text:p>48187</text:p>
          </table:table-cell>
          <table:table-cell office:value-type="float" office:value="1353813" calcext:value-type="float">
            <text:p>1353813</text:p>
          </table:table-cell>
          <table:table-cell office:value-type="string" calcext:value-type="string">
            <text:p>OK</text:p>
          </table:table-cell>
          <table:table-cell office:value-type="float" office:value="24901942" calcext:value-type="float">
            <text:p>24901942</text:p>
          </table:table-cell>
          <table:table-cell office:value-type="float" office:value="24891943" calcext:value-type="float">
            <text:p>24891943</text:p>
          </table:table-cell>
          <table:table-cell table:number-columns-repeated="2" office:value-type="float" office:value="49783886" calcext:value-type="float">
            <text:p>49783886</text:p>
          </table:table-cell>
        </table:table-row>
        <table:table-row table:style-name="ro1">
          <table:table-cell table:formula="of:=MAX([.N55:.AQ55])" office:value-type="float" office:value="51456" calcext:value-type="float">
            <text:p>51456</text:p>
          </table:table-cell>
          <table:table-cell table:formula="of:=MIN([.N55:.AQ55])" office:value-type="float" office:value="42237" calcext:value-type="float">
            <text:p>42237</text:p>
          </table:table-cell>
          <table:table-cell table:formula="of:=ABS([.A55]-[.B55])" office:value-type="float" office:value="9219" calcext:value-type="float">
            <text:p>9219</text:p>
          </table:table-cell>
          <table:table-cell table:formula="of:=[.K55]" office:value-type="float" office:value="51456" calcext:value-type="float">
            <text:p>5145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4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1456" calcext:value-type="float">
            <text:p>51456</text:p>
          </table:table-cell>
          <table:table-cell office:value-type="float" office:value="42237" calcext:value-type="float">
            <text:p>42237</text:p>
          </table:table-cell>
          <table:table-cell office:value-type="float" office:value="45483" calcext:value-type="float">
            <text:p>45483</text:p>
          </table:table-cell>
          <table:table-cell office:value-type="float" office:value="51456" calcext:value-type="float">
            <text:p>51456</text:p>
          </table:table-cell>
          <table:table-cell office:value-type="float" office:value="50466" calcext:value-type="float">
            <text:p>50466</text:p>
          </table:table-cell>
          <table:table-cell office:value-type="float" office:value="45217" calcext:value-type="float">
            <text:p>45217</text:p>
          </table:table-cell>
          <table:table-cell office:value-type="float" office:value="45124" calcext:value-type="float">
            <text:p>45124</text:p>
          </table:table-cell>
          <table:table-cell office:value-type="float" office:value="46226" calcext:value-type="float">
            <text:p>46226</text:p>
          </table:table-cell>
          <table:table-cell office:value-type="float" office:value="44218" calcext:value-type="float">
            <text:p>44218</text:p>
          </table:table-cell>
          <table:table-cell office:value-type="float" office:value="44462" calcext:value-type="float">
            <text:p>44462</text:p>
          </table:table-cell>
          <table:table-cell office:value-type="float" office:value="44183" calcext:value-type="float">
            <text:p>44183</text:p>
          </table:table-cell>
          <table:table-cell office:value-type="float" office:value="43069" calcext:value-type="float">
            <text:p>43069</text:p>
          </table:table-cell>
          <table:table-cell office:value-type="float" office:value="44325" calcext:value-type="float">
            <text:p>44325</text:p>
          </table:table-cell>
          <table:table-cell office:value-type="float" office:value="43440" calcext:value-type="float">
            <text:p>43440</text:p>
          </table:table-cell>
          <table:table-cell office:value-type="float" office:value="43786" calcext:value-type="float">
            <text:p>43786</text:p>
          </table:table-cell>
          <table:table-cell office:value-type="float" office:value="46789" calcext:value-type="float">
            <text:p>46789</text:p>
          </table:table-cell>
          <table:table-cell office:value-type="float" office:value="44498" calcext:value-type="float">
            <text:p>44498</text:p>
          </table:table-cell>
          <table:table-cell office:value-type="float" office:value="44991" calcext:value-type="float">
            <text:p>44991</text:p>
          </table:table-cell>
          <table:table-cell office:value-type="float" office:value="45154" calcext:value-type="float">
            <text:p>45154</text:p>
          </table:table-cell>
          <table:table-cell office:value-type="float" office:value="45069" calcext:value-type="float">
            <text:p>45069</text:p>
          </table:table-cell>
          <table:table-cell office:value-type="float" office:value="43432" calcext:value-type="float">
            <text:p>43432</text:p>
          </table:table-cell>
          <table:table-cell office:value-type="float" office:value="51373" calcext:value-type="float">
            <text:p>51373</text:p>
          </table:table-cell>
          <table:table-cell office:value-type="float" office:value="42731" calcext:value-type="float">
            <text:p>42731</text:p>
          </table:table-cell>
          <table:table-cell office:value-type="float" office:value="44271" calcext:value-type="float">
            <text:p>44271</text:p>
          </table:table-cell>
          <table:table-cell office:value-type="float" office:value="44067" calcext:value-type="float">
            <text:p>44067</text:p>
          </table:table-cell>
          <table:table-cell office:value-type="float" office:value="46081" calcext:value-type="float">
            <text:p>46081</text:p>
          </table:table-cell>
          <table:table-cell office:value-type="float" office:value="44730" calcext:value-type="float">
            <text:p>44730</text:p>
          </table:table-cell>
          <table:table-cell office:value-type="float" office:value="44199" calcext:value-type="float">
            <text:p>44199</text:p>
          </table:table-cell>
          <table:table-cell office:value-type="float" office:value="48676" calcext:value-type="float">
            <text:p>48676</text:p>
          </table:table-cell>
          <table:table-cell office:value-type="float" office:value="47049" calcext:value-type="float">
            <text:p>47049</text:p>
          </table:table-cell>
          <table:table-cell office:value-type="float" office:value="48407" calcext:value-type="float">
            <text:p>48407</text:p>
          </table:table-cell>
          <table:table-cell office:value-type="float" office:value="44783" calcext:value-type="float">
            <text:p>44783</text:p>
          </table:table-cell>
          <table:table-cell office:value-type="float" office:value="42237" calcext:value-type="float">
            <text:p>42237</text:p>
          </table:table-cell>
          <table:table-cell office:value-type="float" office:value="1364509" calcext:value-type="float">
            <text:p>1364509</text:p>
          </table:table-cell>
          <table:table-cell office:value-type="string" calcext:value-type="string">
            <text:p>OK</text:p>
          </table:table-cell>
          <table:table-cell office:value-type="float" office:value="24930407" calcext:value-type="float">
            <text:p>24930407</text:p>
          </table:table-cell>
          <table:table-cell office:value-type="float" office:value="24920408" calcext:value-type="float">
            <text:p>24920408</text:p>
          </table:table-cell>
          <table:table-cell table:number-columns-repeated="2" office:value-type="float" office:value="49840816" calcext:value-type="float">
            <text:p>49840816</text:p>
          </table:table-cell>
        </table:table-row>
        <table:table-row table:style-name="ro1">
          <table:table-cell table:formula="of:=MAX([.N56:.AQ56])" office:value-type="float" office:value="55556" calcext:value-type="float">
            <text:p>55556</text:p>
          </table:table-cell>
          <table:table-cell table:formula="of:=MIN([.N56:.AQ56])" office:value-type="float" office:value="41334" calcext:value-type="float">
            <text:p>41334</text:p>
          </table:table-cell>
          <table:table-cell table:formula="of:=ABS([.A56]-[.B56])" office:value-type="float" office:value="14222" calcext:value-type="float">
            <text:p>14222</text:p>
          </table:table-cell>
          <table:table-cell table:formula="of:=[.K56]" office:value-type="float" office:value="55556" calcext:value-type="float">
            <text:p>555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5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5556" calcext:value-type="float">
            <text:p>55556</text:p>
          </table:table-cell>
          <table:table-cell office:value-type="float" office:value="41334" calcext:value-type="float">
            <text:p>41334</text:p>
          </table:table-cell>
          <table:table-cell office:value-type="float" office:value="45292" calcext:value-type="float">
            <text:p>45292</text:p>
          </table:table-cell>
          <table:table-cell office:value-type="float" office:value="55556" calcext:value-type="float">
            <text:p>55556</text:p>
          </table:table-cell>
          <table:table-cell office:value-type="float" office:value="50993" calcext:value-type="float">
            <text:p>50993</text:p>
          </table:table-cell>
          <table:table-cell office:value-type="float" office:value="46311" calcext:value-type="float">
            <text:p>46311</text:p>
          </table:table-cell>
          <table:table-cell office:value-type="float" office:value="47069" calcext:value-type="float">
            <text:p>47069</text:p>
          </table:table-cell>
          <table:table-cell office:value-type="float" office:value="41612" calcext:value-type="float">
            <text:p>41612</text:p>
          </table:table-cell>
          <table:table-cell office:value-type="float" office:value="42241" calcext:value-type="float">
            <text:p>42241</text:p>
          </table:table-cell>
          <table:table-cell office:value-type="float" office:value="47068" calcext:value-type="float">
            <text:p>47068</text:p>
          </table:table-cell>
          <table:table-cell office:value-type="float" office:value="45047" calcext:value-type="float">
            <text:p>45047</text:p>
          </table:table-cell>
          <table:table-cell office:value-type="float" office:value="48008" calcext:value-type="float">
            <text:p>48008</text:p>
          </table:table-cell>
          <table:table-cell office:value-type="float" office:value="46289" calcext:value-type="float">
            <text:p>46289</text:p>
          </table:table-cell>
          <table:table-cell office:value-type="float" office:value="46803" calcext:value-type="float">
            <text:p>46803</text:p>
          </table:table-cell>
          <table:table-cell office:value-type="float" office:value="45492" calcext:value-type="float">
            <text:p>45492</text:p>
          </table:table-cell>
          <table:table-cell office:value-type="float" office:value="49025" calcext:value-type="float">
            <text:p>49025</text:p>
          </table:table-cell>
          <table:table-cell office:value-type="float" office:value="48024" calcext:value-type="float">
            <text:p>48024</text:p>
          </table:table-cell>
          <table:table-cell office:value-type="float" office:value="43433" calcext:value-type="float">
            <text:p>43433</text:p>
          </table:table-cell>
          <table:table-cell office:value-type="float" office:value="43195" calcext:value-type="float">
            <text:p>43195</text:p>
          </table:table-cell>
          <table:table-cell office:value-type="float" office:value="44426" calcext:value-type="float">
            <text:p>44426</text:p>
          </table:table-cell>
          <table:table-cell office:value-type="float" office:value="43183" calcext:value-type="float">
            <text:p>43183</text:p>
          </table:table-cell>
          <table:table-cell office:value-type="float" office:value="42298" calcext:value-type="float">
            <text:p>42298</text:p>
          </table:table-cell>
          <table:table-cell office:value-type="float" office:value="41542" calcext:value-type="float">
            <text:p>41542</text:p>
          </table:table-cell>
          <table:table-cell office:value-type="float" office:value="48083" calcext:value-type="float">
            <text:p>48083</text:p>
          </table:table-cell>
          <table:table-cell office:value-type="float" office:value="41334" calcext:value-type="float">
            <text:p>41334</text:p>
          </table:table-cell>
          <table:table-cell office:value-type="float" office:value="45343" calcext:value-type="float">
            <text:p>45343</text:p>
          </table:table-cell>
          <table:table-cell office:value-type="float" office:value="45010" calcext:value-type="float">
            <text:p>45010</text:p>
          </table:table-cell>
          <table:table-cell office:value-type="float" office:value="42764" calcext:value-type="float">
            <text:p>42764</text:p>
          </table:table-cell>
          <table:table-cell office:value-type="float" office:value="45466" calcext:value-type="float">
            <text:p>45466</text:p>
          </table:table-cell>
          <table:table-cell office:value-type="float" office:value="43795" calcext:value-type="float">
            <text:p>43795</text:p>
          </table:table-cell>
          <table:table-cell office:value-type="float" office:value="42882" calcext:value-type="float">
            <text:p>42882</text:p>
          </table:table-cell>
          <table:table-cell office:value-type="float" office:value="44118" calcext:value-type="float">
            <text:p>44118</text:p>
          </table:table-cell>
          <table:table-cell office:value-type="float" office:value="42360" calcext:value-type="float">
            <text:p>42360</text:p>
          </table:table-cell>
          <table:table-cell office:value-type="float" office:value="1358770" calcext:value-type="float">
            <text:p>1358770</text:p>
          </table:table-cell>
          <table:table-cell office:value-type="string" calcext:value-type="string">
            <text:p>OK</text:p>
          </table:table-cell>
          <table:table-cell office:value-type="float" office:value="25112829" calcext:value-type="float">
            <text:p>25112829</text:p>
          </table:table-cell>
          <table:table-cell office:value-type="float" office:value="25102830" calcext:value-type="float">
            <text:p>25102830</text:p>
          </table:table-cell>
          <table:table-cell table:number-columns-repeated="2" office:value-type="float" office:value="50205660" calcext:value-type="float">
            <text:p>50205660</text:p>
          </table:table-cell>
        </table:table-row>
        <table:table-row table:style-name="ro1">
          <table:table-cell table:formula="of:=MAX([.N57:.AQ57])" office:value-type="float" office:value="53573" calcext:value-type="float">
            <text:p>53573</text:p>
          </table:table-cell>
          <table:table-cell table:formula="of:=MIN([.N57:.AQ57])" office:value-type="float" office:value="41176" calcext:value-type="float">
            <text:p>41176</text:p>
          </table:table-cell>
          <table:table-cell table:formula="of:=ABS([.A57]-[.B57])" office:value-type="float" office:value="12397" calcext:value-type="float">
            <text:p>12397</text:p>
          </table:table-cell>
          <table:table-cell table:formula="of:=[.K57]" office:value-type="float" office:value="51870" calcext:value-type="float">
            <text:p>518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6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1870" calcext:value-type="float">
            <text:p>51870</text:p>
          </table:table-cell>
          <table:table-cell office:value-type="float" office:value="41176" calcext:value-type="float">
            <text:p>41176</text:p>
          </table:table-cell>
          <table:table-cell office:value-type="float" office:value="44275" calcext:value-type="float">
            <text:p>44275</text:p>
          </table:table-cell>
          <table:table-cell office:value-type="float" office:value="51870" calcext:value-type="float">
            <text:p>51870</text:p>
          </table:table-cell>
          <table:table-cell office:value-type="float" office:value="53573" calcext:value-type="float">
            <text:p>53573</text:p>
          </table:table-cell>
          <table:table-cell office:value-type="float" office:value="43942" calcext:value-type="float">
            <text:p>43942</text:p>
          </table:table-cell>
          <table:table-cell office:value-type="float" office:value="46577" calcext:value-type="float">
            <text:p>46577</text:p>
          </table:table-cell>
          <table:table-cell office:value-type="float" office:value="43841" calcext:value-type="float">
            <text:p>43841</text:p>
          </table:table-cell>
          <table:table-cell office:value-type="float" office:value="44577" calcext:value-type="float">
            <text:p>44577</text:p>
          </table:table-cell>
          <table:table-cell office:value-type="float" office:value="45277" calcext:value-type="float">
            <text:p>45277</text:p>
          </table:table-cell>
          <table:table-cell office:value-type="float" office:value="45487" calcext:value-type="float">
            <text:p>45487</text:p>
          </table:table-cell>
          <table:table-cell office:value-type="float" office:value="43172" calcext:value-type="float">
            <text:p>43172</text:p>
          </table:table-cell>
          <table:table-cell office:value-type="float" office:value="41176" calcext:value-type="float">
            <text:p>41176</text:p>
          </table:table-cell>
          <table:table-cell office:value-type="float" office:value="44974" calcext:value-type="float">
            <text:p>44974</text:p>
          </table:table-cell>
          <table:table-cell office:value-type="float" office:value="42790" calcext:value-type="float">
            <text:p>42790</text:p>
          </table:table-cell>
          <table:table-cell office:value-type="float" office:value="43581" calcext:value-type="float">
            <text:p>43581</text:p>
          </table:table-cell>
          <table:table-cell office:value-type="float" office:value="44951" calcext:value-type="float">
            <text:p>44951</text:p>
          </table:table-cell>
          <table:table-cell office:value-type="float" office:value="44002" calcext:value-type="float">
            <text:p>44002</text:p>
          </table:table-cell>
          <table:table-cell office:value-type="float" office:value="43453" calcext:value-type="float">
            <text:p>43453</text:p>
          </table:table-cell>
          <table:table-cell office:value-type="float" office:value="44402" calcext:value-type="float">
            <text:p>44402</text:p>
          </table:table-cell>
          <table:table-cell office:value-type="float" office:value="41856" calcext:value-type="float">
            <text:p>41856</text:p>
          </table:table-cell>
          <table:table-cell office:value-type="float" office:value="44160" calcext:value-type="float">
            <text:p>44160</text:p>
          </table:table-cell>
          <table:table-cell office:value-type="float" office:value="43369" calcext:value-type="float">
            <text:p>43369</text:p>
          </table:table-cell>
          <table:table-cell office:value-type="float" office:value="43985" calcext:value-type="float">
            <text:p>43985</text:p>
          </table:table-cell>
          <table:table-cell office:value-type="float" office:value="43473" calcext:value-type="float">
            <text:p>43473</text:p>
          </table:table-cell>
          <table:table-cell office:value-type="float" office:value="43517" calcext:value-type="float">
            <text:p>43517</text:p>
          </table:table-cell>
          <table:table-cell office:value-type="float" office:value="42057" calcext:value-type="float">
            <text:p>42057</text:p>
          </table:table-cell>
          <table:table-cell office:value-type="float" office:value="41393" calcext:value-type="float">
            <text:p>41393</text:p>
          </table:table-cell>
          <table:table-cell office:value-type="float" office:value="42196" calcext:value-type="float">
            <text:p>42196</text:p>
          </table:table-cell>
          <table:table-cell office:value-type="float" office:value="45450" calcext:value-type="float">
            <text:p>45450</text:p>
          </table:table-cell>
          <table:table-cell office:value-type="float" office:value="45737" calcext:value-type="float">
            <text:p>45737</text:p>
          </table:table-cell>
          <table:table-cell office:value-type="float" office:value="41403" calcext:value-type="float">
            <text:p>41403</text:p>
          </table:table-cell>
          <table:table-cell office:value-type="float" office:value="42035" calcext:value-type="float">
            <text:p>42035</text:p>
          </table:table-cell>
          <table:table-cell office:value-type="float" office:value="1328276" calcext:value-type="float">
            <text:p>1328276</text:p>
          </table:table-cell>
          <table:table-cell office:value-type="string" calcext:value-type="string">
            <text:p>OK</text:p>
          </table:table-cell>
          <table:table-cell office:value-type="float" office:value="25005125" calcext:value-type="float">
            <text:p>25005125</text:p>
          </table:table-cell>
          <table:table-cell office:value-type="float" office:value="24995126" calcext:value-type="float">
            <text:p>24995126</text:p>
          </table:table-cell>
          <table:table-cell table:number-columns-repeated="2" office:value-type="float" office:value="49990252" calcext:value-type="float">
            <text:p>49990252</text:p>
          </table:table-cell>
        </table:table-row>
        <table:table-row table:style-name="ro1">
          <table:table-cell table:formula="of:=MAX([.N58:.AQ58])" office:value-type="float" office:value="47745" calcext:value-type="float">
            <text:p>47745</text:p>
          </table:table-cell>
          <table:table-cell table:formula="of:=MIN([.N58:.AQ58])" office:value-type="float" office:value="40643" calcext:value-type="float">
            <text:p>40643</text:p>
          </table:table-cell>
          <table:table-cell table:formula="of:=ABS([.A58]-[.B58])" office:value-type="float" office:value="7102" calcext:value-type="float">
            <text:p>7102</text:p>
          </table:table-cell>
          <table:table-cell table:formula="of:=[.K58]" office:value-type="float" office:value="45973" calcext:value-type="float">
            <text:p>4597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7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5973" calcext:value-type="float">
            <text:p>45973</text:p>
          </table:table-cell>
          <table:table-cell office:value-type="float" office:value="40643" calcext:value-type="float">
            <text:p>40643</text:p>
          </table:table-cell>
          <table:table-cell office:value-type="float" office:value="43664" calcext:value-type="float">
            <text:p>43664</text:p>
          </table:table-cell>
          <table:table-cell office:value-type="float" office:value="45973" calcext:value-type="float">
            <text:p>45973</text:p>
          </table:table-cell>
          <table:table-cell office:value-type="float" office:value="47060" calcext:value-type="float">
            <text:p>47060</text:p>
          </table:table-cell>
          <table:table-cell office:value-type="float" office:value="42939" calcext:value-type="float">
            <text:p>42939</text:p>
          </table:table-cell>
          <table:table-cell office:value-type="float" office:value="45500" calcext:value-type="float">
            <text:p>45500</text:p>
          </table:table-cell>
          <table:table-cell office:value-type="float" office:value="42197" calcext:value-type="float">
            <text:p>42197</text:p>
          </table:table-cell>
          <table:table-cell office:value-type="float" office:value="42541" calcext:value-type="float">
            <text:p>42541</text:p>
          </table:table-cell>
          <table:table-cell office:value-type="float" office:value="41465" calcext:value-type="float">
            <text:p>41465</text:p>
          </table:table-cell>
          <table:table-cell office:value-type="float" office:value="42593" calcext:value-type="float">
            <text:p>42593</text:p>
          </table:table-cell>
          <table:table-cell office:value-type="float" office:value="46759" calcext:value-type="float">
            <text:p>46759</text:p>
          </table:table-cell>
          <table:table-cell office:value-type="float" office:value="44308" calcext:value-type="float">
            <text:p>44308</text:p>
          </table:table-cell>
          <table:table-cell office:value-type="float" office:value="43072" calcext:value-type="float">
            <text:p>43072</text:p>
          </table:table-cell>
          <table:table-cell office:value-type="float" office:value="45020" calcext:value-type="float">
            <text:p>45020</text:p>
          </table:table-cell>
          <table:table-cell office:value-type="float" office:value="45287" calcext:value-type="float">
            <text:p>45287</text:p>
          </table:table-cell>
          <table:table-cell office:value-type="float" office:value="43718" calcext:value-type="float">
            <text:p>43718</text:p>
          </table:table-cell>
          <table:table-cell office:value-type="float" office:value="43320" calcext:value-type="float">
            <text:p>43320</text:p>
          </table:table-cell>
          <table:table-cell office:value-type="float" office:value="42843" calcext:value-type="float">
            <text:p>42843</text:p>
          </table:table-cell>
          <table:table-cell office:value-type="float" office:value="42938" calcext:value-type="float">
            <text:p>42938</text:p>
          </table:table-cell>
          <table:table-cell office:value-type="float" office:value="42530" calcext:value-type="float">
            <text:p>42530</text:p>
          </table:table-cell>
          <table:table-cell office:value-type="float" office:value="42555" calcext:value-type="float">
            <text:p>42555</text:p>
          </table:table-cell>
          <table:table-cell office:value-type="float" office:value="44057" calcext:value-type="float">
            <text:p>44057</text:p>
          </table:table-cell>
          <table:table-cell office:value-type="float" office:value="44826" calcext:value-type="float">
            <text:p>44826</text:p>
          </table:table-cell>
          <table:table-cell office:value-type="float" office:value="43678" calcext:value-type="float">
            <text:p>43678</text:p>
          </table:table-cell>
          <table:table-cell office:value-type="float" office:value="41536" calcext:value-type="float">
            <text:p>41536</text:p>
          </table:table-cell>
          <table:table-cell office:value-type="float" office:value="44699" calcext:value-type="float">
            <text:p>44699</text:p>
          </table:table-cell>
          <table:table-cell office:value-type="float" office:value="47745" calcext:value-type="float">
            <text:p>47745</text:p>
          </table:table-cell>
          <table:table-cell office:value-type="float" office:value="42958" calcext:value-type="float">
            <text:p>42958</text:p>
          </table:table-cell>
          <table:table-cell office:value-type="float" office:value="41990" calcext:value-type="float">
            <text:p>41990</text:p>
          </table:table-cell>
          <table:table-cell office:value-type="float" office:value="44258" calcext:value-type="float">
            <text:p>44258</text:p>
          </table:table-cell>
          <table:table-cell office:value-type="float" office:value="40940" calcext:value-type="float">
            <text:p>40940</text:p>
          </table:table-cell>
          <table:table-cell office:value-type="float" office:value="40643" calcext:value-type="float">
            <text:p>40643</text:p>
          </table:table-cell>
          <table:table-cell office:value-type="float" office:value="1309948" calcext:value-type="float">
            <text:p>1309948</text:p>
          </table:table-cell>
          <table:table-cell office:value-type="string" calcext:value-type="string">
            <text:p>OK</text:p>
          </table:table-cell>
          <table:table-cell office:value-type="float" office:value="24859435" calcext:value-type="float">
            <text:p>24859435</text:p>
          </table:table-cell>
          <table:table-cell office:value-type="float" office:value="24849436" calcext:value-type="float">
            <text:p>24849436</text:p>
          </table:table-cell>
          <table:table-cell table:number-columns-repeated="2" office:value-type="float" office:value="49698872" calcext:value-type="float">
            <text:p>49698872</text:p>
          </table:table-cell>
        </table:table-row>
        <table:table-row table:style-name="ro1">
          <table:table-cell table:formula="of:=MAX([.N59:.AQ59])" office:value-type="float" office:value="55961" calcext:value-type="float">
            <text:p>55961</text:p>
          </table:table-cell>
          <table:table-cell table:formula="of:=MIN([.N59:.AQ59])" office:value-type="float" office:value="41282" calcext:value-type="float">
            <text:p>41282</text:p>
          </table:table-cell>
          <table:table-cell table:formula="of:=ABS([.A59]-[.B59])" office:value-type="float" office:value="14679" calcext:value-type="float">
            <text:p>14679</text:p>
          </table:table-cell>
          <table:table-cell table:formula="of:=[.K59]" office:value-type="float" office:value="55961" calcext:value-type="float">
            <text:p>5596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8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5961" calcext:value-type="float">
            <text:p>55961</text:p>
          </table:table-cell>
          <table:table-cell office:value-type="float" office:value="41282" calcext:value-type="float">
            <text:p>41282</text:p>
          </table:table-cell>
          <table:table-cell office:value-type="float" office:value="45520" calcext:value-type="float">
            <text:p>45520</text:p>
          </table:table-cell>
          <table:table-cell office:value-type="float" office:value="55961" calcext:value-type="float">
            <text:p>55961</text:p>
          </table:table-cell>
          <table:table-cell office:value-type="float" office:value="47764" calcext:value-type="float">
            <text:p>47764</text:p>
          </table:table-cell>
          <table:table-cell office:value-type="float" office:value="47249" calcext:value-type="float">
            <text:p>47249</text:p>
          </table:table-cell>
          <table:table-cell office:value-type="float" office:value="43042" calcext:value-type="float">
            <text:p>43042</text:p>
          </table:table-cell>
          <table:table-cell office:value-type="float" office:value="42369" calcext:value-type="float">
            <text:p>42369</text:p>
          </table:table-cell>
          <table:table-cell office:value-type="float" office:value="45584" calcext:value-type="float">
            <text:p>45584</text:p>
          </table:table-cell>
          <table:table-cell office:value-type="float" office:value="41282" calcext:value-type="float">
            <text:p>41282</text:p>
          </table:table-cell>
          <table:table-cell office:value-type="float" office:value="44239" calcext:value-type="float">
            <text:p>44239</text:p>
          </table:table-cell>
          <table:table-cell office:value-type="float" office:value="44862" calcext:value-type="float">
            <text:p>44862</text:p>
          </table:table-cell>
          <table:table-cell office:value-type="float" office:value="43643" calcext:value-type="float">
            <text:p>43643</text:p>
          </table:table-cell>
          <table:table-cell office:value-type="float" office:value="45828" calcext:value-type="float">
            <text:p>45828</text:p>
          </table:table-cell>
          <table:table-cell office:value-type="float" office:value="45676" calcext:value-type="float">
            <text:p>45676</text:p>
          </table:table-cell>
          <table:table-cell office:value-type="float" office:value="46470" calcext:value-type="float">
            <text:p>46470</text:p>
          </table:table-cell>
          <table:table-cell office:value-type="float" office:value="45632" calcext:value-type="float">
            <text:p>45632</text:p>
          </table:table-cell>
          <table:table-cell office:value-type="float" office:value="44494" calcext:value-type="float">
            <text:p>44494</text:p>
          </table:table-cell>
          <table:table-cell office:value-type="float" office:value="48227" calcext:value-type="float">
            <text:p>48227</text:p>
          </table:table-cell>
          <table:table-cell office:value-type="float" office:value="54814" calcext:value-type="float">
            <text:p>54814</text:p>
          </table:table-cell>
          <table:table-cell office:value-type="float" office:value="45911" calcext:value-type="float">
            <text:p>45911</text:p>
          </table:table-cell>
          <table:table-cell office:value-type="float" office:value="46629" calcext:value-type="float">
            <text:p>46629</text:p>
          </table:table-cell>
          <table:table-cell office:value-type="float" office:value="44137" calcext:value-type="float">
            <text:p>44137</text:p>
          </table:table-cell>
          <table:table-cell office:value-type="float" office:value="44065" calcext:value-type="float">
            <text:p>44065</text:p>
          </table:table-cell>
          <table:table-cell office:value-type="float" office:value="44153" calcext:value-type="float">
            <text:p>44153</text:p>
          </table:table-cell>
          <table:table-cell office:value-type="float" office:value="44710" calcext:value-type="float">
            <text:p>44710</text:p>
          </table:table-cell>
          <table:table-cell office:value-type="float" office:value="45968" calcext:value-type="float">
            <text:p>45968</text:p>
          </table:table-cell>
          <table:table-cell office:value-type="float" office:value="43839" calcext:value-type="float">
            <text:p>43839</text:p>
          </table:table-cell>
          <table:table-cell office:value-type="float" office:value="44721" calcext:value-type="float">
            <text:p>44721</text:p>
          </table:table-cell>
          <table:table-cell office:value-type="float" office:value="45230" calcext:value-type="float">
            <text:p>45230</text:p>
          </table:table-cell>
          <table:table-cell office:value-type="float" office:value="43505" calcext:value-type="float">
            <text:p>43505</text:p>
          </table:table-cell>
          <table:table-cell office:value-type="float" office:value="43462" calcext:value-type="float">
            <text:p>43462</text:p>
          </table:table-cell>
          <table:table-cell office:value-type="float" office:value="42157" calcext:value-type="float">
            <text:p>42157</text:p>
          </table:table-cell>
          <table:table-cell office:value-type="float" office:value="1365623" calcext:value-type="float">
            <text:p>1365623</text:p>
          </table:table-cell>
          <table:table-cell office:value-type="string" calcext:value-type="string">
            <text:p>OK</text:p>
          </table:table-cell>
          <table:table-cell office:value-type="float" office:value="24845930" calcext:value-type="float">
            <text:p>24845930</text:p>
          </table:table-cell>
          <table:table-cell office:value-type="float" office:value="24835931" calcext:value-type="float">
            <text:p>24835931</text:p>
          </table:table-cell>
          <table:table-cell table:number-columns-repeated="2" office:value-type="float" office:value="49671862" calcext:value-type="float">
            <text:p>49671862</text:p>
          </table:table-cell>
        </table:table-row>
        <table:table-row table:style-name="ro1">
          <table:table-cell table:formula="of:=MAX([.N60:.AQ60])" office:value-type="float" office:value="54373" calcext:value-type="float">
            <text:p>54373</text:p>
          </table:table-cell>
          <table:table-cell table:formula="of:=MIN([.N60:.AQ60])" office:value-type="float" office:value="42171" calcext:value-type="float">
            <text:p>42171</text:p>
          </table:table-cell>
          <table:table-cell table:formula="of:=ABS([.A60]-[.B60])" office:value-type="float" office:value="12202" calcext:value-type="float">
            <text:p>12202</text:p>
          </table:table-cell>
          <table:table-cell table:formula="of:=[.K60]" office:value-type="float" office:value="54373" calcext:value-type="float">
            <text:p>5437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9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4373" calcext:value-type="float">
            <text:p>54373</text:p>
          </table:table-cell>
          <table:table-cell office:value-type="float" office:value="42171" calcext:value-type="float">
            <text:p>42171</text:p>
          </table:table-cell>
          <table:table-cell office:value-type="float" office:value="46030" calcext:value-type="float">
            <text:p>46030</text:p>
          </table:table-cell>
          <table:table-cell office:value-type="float" office:value="54373" calcext:value-type="float">
            <text:p>54373</text:p>
          </table:table-cell>
          <table:table-cell office:value-type="float" office:value="47141" calcext:value-type="float">
            <text:p>47141</text:p>
          </table:table-cell>
          <table:table-cell office:value-type="float" office:value="44315" calcext:value-type="float">
            <text:p>44315</text:p>
          </table:table-cell>
          <table:table-cell office:value-type="float" office:value="46091" calcext:value-type="float">
            <text:p>46091</text:p>
          </table:table-cell>
          <table:table-cell office:value-type="float" office:value="43972" calcext:value-type="float">
            <text:p>43972</text:p>
          </table:table-cell>
          <table:table-cell office:value-type="float" office:value="47397" calcext:value-type="float">
            <text:p>47397</text:p>
          </table:table-cell>
          <table:table-cell office:value-type="float" office:value="44858" calcext:value-type="float">
            <text:p>44858</text:p>
          </table:table-cell>
          <table:table-cell office:value-type="float" office:value="45348" calcext:value-type="float">
            <text:p>45348</text:p>
          </table:table-cell>
          <table:table-cell office:value-type="float" office:value="47567" calcext:value-type="float">
            <text:p>47567</text:p>
          </table:table-cell>
          <table:table-cell office:value-type="float" office:value="49385" calcext:value-type="float">
            <text:p>49385</text:p>
          </table:table-cell>
          <table:table-cell office:value-type="float" office:value="45703" calcext:value-type="float">
            <text:p>45703</text:p>
          </table:table-cell>
          <table:table-cell office:value-type="float" office:value="48428" calcext:value-type="float">
            <text:p>48428</text:p>
          </table:table-cell>
          <table:table-cell office:value-type="float" office:value="46139" calcext:value-type="float">
            <text:p>46139</text:p>
          </table:table-cell>
          <table:table-cell office:value-type="float" office:value="49456" calcext:value-type="float">
            <text:p>49456</text:p>
          </table:table-cell>
          <table:table-cell office:value-type="float" office:value="46300" calcext:value-type="float">
            <text:p>46300</text:p>
          </table:table-cell>
          <table:table-cell office:value-type="float" office:value="44599" calcext:value-type="float">
            <text:p>44599</text:p>
          </table:table-cell>
          <table:table-cell office:value-type="float" office:value="47228" calcext:value-type="float">
            <text:p>47228</text:p>
          </table:table-cell>
          <table:table-cell office:value-type="float" office:value="43243" calcext:value-type="float">
            <text:p>43243</text:p>
          </table:table-cell>
          <table:table-cell office:value-type="float" office:value="43765" calcext:value-type="float">
            <text:p>43765</text:p>
          </table:table-cell>
          <table:table-cell office:value-type="float" office:value="47477" calcext:value-type="float">
            <text:p>47477</text:p>
          </table:table-cell>
          <table:table-cell office:value-type="float" office:value="47665" calcext:value-type="float">
            <text:p>47665</text:p>
          </table:table-cell>
          <table:table-cell office:value-type="float" office:value="53113" calcext:value-type="float">
            <text:p>53113</text:p>
          </table:table-cell>
          <table:table-cell office:value-type="float" office:value="45708" calcext:value-type="float">
            <text:p>45708</text:p>
          </table:table-cell>
          <table:table-cell office:value-type="float" office:value="44579" calcext:value-type="float">
            <text:p>44579</text:p>
          </table:table-cell>
          <table:table-cell office:value-type="float" office:value="42746" calcext:value-type="float">
            <text:p>42746</text:p>
          </table:table-cell>
          <table:table-cell office:value-type="float" office:value="45372" calcext:value-type="float">
            <text:p>45372</text:p>
          </table:table-cell>
          <table:table-cell office:value-type="float" office:value="42184" calcext:value-type="float">
            <text:p>42184</text:p>
          </table:table-cell>
          <table:table-cell office:value-type="float" office:value="42171" calcext:value-type="float">
            <text:p>42171</text:p>
          </table:table-cell>
          <table:table-cell office:value-type="float" office:value="42240" calcext:value-type="float">
            <text:p>42240</text:p>
          </table:table-cell>
          <table:table-cell office:value-type="float" office:value="42362" calcext:value-type="float">
            <text:p>42362</text:p>
          </table:table-cell>
          <table:table-cell office:value-type="float" office:value="1380925" calcext:value-type="float">
            <text:p>1380925</text:p>
          </table:table-cell>
          <table:table-cell office:value-type="string" calcext:value-type="string">
            <text:p>OK</text:p>
          </table:table-cell>
          <table:table-cell office:value-type="float" office:value="25040915" calcext:value-type="float">
            <text:p>25040915</text:p>
          </table:table-cell>
          <table:table-cell office:value-type="float" office:value="25030916" calcext:value-type="float">
            <text:p>25030916</text:p>
          </table:table-cell>
          <table:table-cell table:number-columns-repeated="2" office:value-type="float" office:value="50061832" calcext:value-type="float">
            <text:p>50061832</text:p>
          </table:table-cell>
        </table:table-row>
        <table:table-row table:style-name="ro1">
          <table:table-cell table:formula="of:=MAX([.N61:.AQ61])" office:value-type="float" office:value="50017" calcext:value-type="float">
            <text:p>50017</text:p>
          </table:table-cell>
          <table:table-cell table:formula="of:=MIN([.N61:.AQ61])" office:value-type="float" office:value="42720" calcext:value-type="float">
            <text:p>42720</text:p>
          </table:table-cell>
          <table:table-cell table:formula="of:=ABS([.A61]-[.B61])" office:value-type="float" office:value="7297" calcext:value-type="float">
            <text:p>7297</text:p>
          </table:table-cell>
          <table:table-cell table:formula="of:=[.K61]" office:value-type="float" office:value="50017" calcext:value-type="float">
            <text:p>500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0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0017" calcext:value-type="float">
            <text:p>50017</text:p>
          </table:table-cell>
          <table:table-cell office:value-type="float" office:value="42720" calcext:value-type="float">
            <text:p>42720</text:p>
          </table:table-cell>
          <table:table-cell office:value-type="float" office:value="45972" calcext:value-type="float">
            <text:p>45972</text:p>
          </table:table-cell>
          <table:table-cell office:value-type="float" office:value="50017" calcext:value-type="float">
            <text:p>50017</text:p>
          </table:table-cell>
          <table:table-cell office:value-type="float" office:value="49582" calcext:value-type="float">
            <text:p>49582</text:p>
          </table:table-cell>
          <table:table-cell office:value-type="float" office:value="47932" calcext:value-type="float">
            <text:p>47932</text:p>
          </table:table-cell>
          <table:table-cell office:value-type="float" office:value="47866" calcext:value-type="float">
            <text:p>47866</text:p>
          </table:table-cell>
          <table:table-cell office:value-type="float" office:value="44416" calcext:value-type="float">
            <text:p>44416</text:p>
          </table:table-cell>
          <table:table-cell office:value-type="float" office:value="43053" calcext:value-type="float">
            <text:p>43053</text:p>
          </table:table-cell>
          <table:table-cell office:value-type="float" office:value="42720" calcext:value-type="float">
            <text:p>42720</text:p>
          </table:table-cell>
          <table:table-cell office:value-type="float" office:value="45706" calcext:value-type="float">
            <text:p>45706</text:p>
          </table:table-cell>
          <table:table-cell office:value-type="float" office:value="44152" calcext:value-type="float">
            <text:p>44152</text:p>
          </table:table-cell>
          <table:table-cell office:value-type="float" office:value="45811" calcext:value-type="float">
            <text:p>45811</text:p>
          </table:table-cell>
          <table:table-cell office:value-type="float" office:value="47207" calcext:value-type="float">
            <text:p>47207</text:p>
          </table:table-cell>
          <table:table-cell office:value-type="float" office:value="46164" calcext:value-type="float">
            <text:p>46164</text:p>
          </table:table-cell>
          <table:table-cell office:value-type="float" office:value="48341" calcext:value-type="float">
            <text:p>48341</text:p>
          </table:table-cell>
          <table:table-cell office:value-type="float" office:value="48818" calcext:value-type="float">
            <text:p>48818</text:p>
          </table:table-cell>
          <table:table-cell office:value-type="float" office:value="43396" calcext:value-type="float">
            <text:p>43396</text:p>
          </table:table-cell>
          <table:table-cell office:value-type="float" office:value="44800" calcext:value-type="float">
            <text:p>44800</text:p>
          </table:table-cell>
          <table:table-cell office:value-type="float" office:value="46372" calcext:value-type="float">
            <text:p>46372</text:p>
          </table:table-cell>
          <table:table-cell office:value-type="float" office:value="45013" calcext:value-type="float">
            <text:p>45013</text:p>
          </table:table-cell>
          <table:table-cell office:value-type="float" office:value="44039" calcext:value-type="float">
            <text:p>44039</text:p>
          </table:table-cell>
          <table:table-cell office:value-type="float" office:value="44266" calcext:value-type="float">
            <text:p>44266</text:p>
          </table:table-cell>
          <table:table-cell office:value-type="float" office:value="45988" calcext:value-type="float">
            <text:p>45988</text:p>
          </table:table-cell>
          <table:table-cell office:value-type="float" office:value="46314" calcext:value-type="float">
            <text:p>46314</text:p>
          </table:table-cell>
          <table:table-cell office:value-type="float" office:value="44186" calcext:value-type="float">
            <text:p>44186</text:p>
          </table:table-cell>
          <table:table-cell office:value-type="float" office:value="48975" calcext:value-type="float">
            <text:p>48975</text:p>
          </table:table-cell>
          <table:table-cell office:value-type="float" office:value="46622" calcext:value-type="float">
            <text:p>46622</text:p>
          </table:table-cell>
          <table:table-cell office:value-type="float" office:value="46013" calcext:value-type="float">
            <text:p>46013</text:p>
          </table:table-cell>
          <table:table-cell office:value-type="float" office:value="44349" calcext:value-type="float">
            <text:p>44349</text:p>
          </table:table-cell>
          <table:table-cell office:value-type="float" office:value="44362" calcext:value-type="float">
            <text:p>44362</text:p>
          </table:table-cell>
          <table:table-cell office:value-type="float" office:value="46352" calcext:value-type="float">
            <text:p>46352</text:p>
          </table:table-cell>
          <table:table-cell office:value-type="float" office:value="46332" calcext:value-type="float">
            <text:p>46332</text:p>
          </table:table-cell>
          <table:table-cell office:value-type="float" office:value="1379164" calcext:value-type="float">
            <text:p>1379164</text:p>
          </table:table-cell>
          <table:table-cell office:value-type="string" calcext:value-type="string">
            <text:p>OK</text:p>
          </table:table-cell>
          <table:table-cell office:value-type="float" office:value="25305586" calcext:value-type="float">
            <text:p>25305586</text:p>
          </table:table-cell>
          <table:table-cell office:value-type="float" office:value="25295587" calcext:value-type="float">
            <text:p>25295587</text:p>
          </table:table-cell>
          <table:table-cell table:number-columns-repeated="2" office:value-type="float" office:value="50591174" calcext:value-type="float">
            <text:p>50591174</text:p>
          </table:table-cell>
        </table:table-row>
        <table:table-row table:style-name="ro1">
          <table:table-cell table:formula="of:=MAX([.N62:.AQ62])" office:value-type="float" office:value="53341" calcext:value-type="float">
            <text:p>53341</text:p>
          </table:table-cell>
          <table:table-cell table:formula="of:=MIN([.N62:.AQ62])" office:value-type="float" office:value="42030" calcext:value-type="float">
            <text:p>42030</text:p>
          </table:table-cell>
          <table:table-cell table:formula="of:=ABS([.A62]-[.B62])" office:value-type="float" office:value="11311" calcext:value-type="float">
            <text:p>11311</text:p>
          </table:table-cell>
          <table:table-cell table:formula="of:=[.K62]" office:value-type="float" office:value="53341" calcext:value-type="float">
            <text:p>5334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3341" calcext:value-type="float">
            <text:p>53341</text:p>
          </table:table-cell>
          <table:table-cell office:value-type="float" office:value="42030" calcext:value-type="float">
            <text:p>42030</text:p>
          </table:table-cell>
          <table:table-cell office:value-type="float" office:value="44273" calcext:value-type="float">
            <text:p>44273</text:p>
          </table:table-cell>
          <table:table-cell office:value-type="float" office:value="53341" calcext:value-type="float">
            <text:p>53341</text:p>
          </table:table-cell>
          <table:table-cell office:value-type="float" office:value="45760" calcext:value-type="float">
            <text:p>45760</text:p>
          </table:table-cell>
          <table:table-cell office:value-type="float" office:value="42183" calcext:value-type="float">
            <text:p>42183</text:p>
          </table:table-cell>
          <table:table-cell office:value-type="float" office:value="42297" calcext:value-type="float">
            <text:p>42297</text:p>
          </table:table-cell>
          <table:table-cell office:value-type="float" office:value="48378" calcext:value-type="float">
            <text:p>48378</text:p>
          </table:table-cell>
          <table:table-cell office:value-type="float" office:value="44638" calcext:value-type="float">
            <text:p>44638</text:p>
          </table:table-cell>
          <table:table-cell office:value-type="float" office:value="44480" calcext:value-type="float">
            <text:p>44480</text:p>
          </table:table-cell>
          <table:table-cell office:value-type="float" office:value="42030" calcext:value-type="float">
            <text:p>42030</text:p>
          </table:table-cell>
          <table:table-cell office:value-type="float" office:value="42411" calcext:value-type="float">
            <text:p>42411</text:p>
          </table:table-cell>
          <table:table-cell office:value-type="float" office:value="43335" calcext:value-type="float">
            <text:p>43335</text:p>
          </table:table-cell>
          <table:table-cell office:value-type="float" office:value="43950" calcext:value-type="float">
            <text:p>43950</text:p>
          </table:table-cell>
          <table:table-cell office:value-type="float" office:value="44788" calcext:value-type="float">
            <text:p>44788</text:p>
          </table:table-cell>
          <table:table-cell office:value-type="float" office:value="45214" calcext:value-type="float">
            <text:p>45214</text:p>
          </table:table-cell>
          <table:table-cell office:value-type="float" office:value="44438" calcext:value-type="float">
            <text:p>44438</text:p>
          </table:table-cell>
          <table:table-cell office:value-type="float" office:value="44971" calcext:value-type="float">
            <text:p>44971</text:p>
          </table:table-cell>
          <table:table-cell office:value-type="float" office:value="44124" calcext:value-type="float">
            <text:p>44124</text:p>
          </table:table-cell>
          <table:table-cell office:value-type="float" office:value="45099" calcext:value-type="float">
            <text:p>45099</text:p>
          </table:table-cell>
          <table:table-cell office:value-type="float" office:value="44616" calcext:value-type="float">
            <text:p>44616</text:p>
          </table:table-cell>
          <table:table-cell office:value-type="float" office:value="43645" calcext:value-type="float">
            <text:p>43645</text:p>
          </table:table-cell>
          <table:table-cell office:value-type="float" office:value="44306" calcext:value-type="float">
            <text:p>44306</text:p>
          </table:table-cell>
          <table:table-cell office:value-type="float" office:value="44452" calcext:value-type="float">
            <text:p>44452</text:p>
          </table:table-cell>
          <table:table-cell office:value-type="float" office:value="43809" calcext:value-type="float">
            <text:p>43809</text:p>
          </table:table-cell>
          <table:table-cell office:value-type="float" office:value="43337" calcext:value-type="float">
            <text:p>43337</text:p>
          </table:table-cell>
          <table:table-cell office:value-type="float" office:value="42574" calcext:value-type="float">
            <text:p>42574</text:p>
          </table:table-cell>
          <table:table-cell office:value-type="float" office:value="42382" calcext:value-type="float">
            <text:p>42382</text:p>
          </table:table-cell>
          <table:table-cell office:value-type="float" office:value="44467" calcext:value-type="float">
            <text:p>44467</text:p>
          </table:table-cell>
          <table:table-cell office:value-type="float" office:value="43682" calcext:value-type="float">
            <text:p>43682</text:p>
          </table:table-cell>
          <table:table-cell office:value-type="float" office:value="43211" calcext:value-type="float">
            <text:p>43211</text:p>
          </table:table-cell>
          <table:table-cell office:value-type="float" office:value="43020" calcext:value-type="float">
            <text:p>43020</text:p>
          </table:table-cell>
          <table:table-cell office:value-type="float" office:value="43269" calcext:value-type="float">
            <text:p>43269</text:p>
          </table:table-cell>
          <table:table-cell office:value-type="float" office:value="1328207" calcext:value-type="float">
            <text:p>1328207</text:p>
          </table:table-cell>
          <table:table-cell office:value-type="string" calcext:value-type="string">
            <text:p>OK</text:p>
          </table:table-cell>
          <table:table-cell office:value-type="float" office:value="25454152" calcext:value-type="float">
            <text:p>25454152</text:p>
          </table:table-cell>
          <table:table-cell office:value-type="float" office:value="25444153" calcext:value-type="float">
            <text:p>25444153</text:p>
          </table:table-cell>
          <table:table-cell table:number-columns-repeated="2" office:value-type="float" office:value="50888306" calcext:value-type="float">
            <text:p>50888306</text:p>
          </table:table-cell>
        </table:table-row>
        <table:table-row table:style-name="ro1">
          <table:table-cell table:formula="of:=MAX([.N63:.AQ63])" office:value-type="float" office:value="58714" calcext:value-type="float">
            <text:p>58714</text:p>
          </table:table-cell>
          <table:table-cell table:formula="of:=MIN([.N63:.AQ63])" office:value-type="float" office:value="42517" calcext:value-type="float">
            <text:p>42517</text:p>
          </table:table-cell>
          <table:table-cell table:formula="of:=ABS([.A63]-[.B63])" office:value-type="float" office:value="16197" calcext:value-type="float">
            <text:p>16197</text:p>
          </table:table-cell>
          <table:table-cell table:formula="of:=[.K63]" office:value-type="float" office:value="58714" calcext:value-type="float">
            <text:p>587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2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8714" calcext:value-type="float">
            <text:p>58714</text:p>
          </table:table-cell>
          <table:table-cell office:value-type="float" office:value="42517" calcext:value-type="float">
            <text:p>42517</text:p>
          </table:table-cell>
          <table:table-cell office:value-type="float" office:value="46519" calcext:value-type="float">
            <text:p>46519</text:p>
          </table:table-cell>
          <table:table-cell office:value-type="float" office:value="58714" calcext:value-type="float">
            <text:p>58714</text:p>
          </table:table-cell>
          <table:table-cell office:value-type="float" office:value="49622" calcext:value-type="float">
            <text:p>49622</text:p>
          </table:table-cell>
          <table:table-cell office:value-type="float" office:value="45135" calcext:value-type="float">
            <text:p>45135</text:p>
          </table:table-cell>
          <table:table-cell office:value-type="float" office:value="44436" calcext:value-type="float">
            <text:p>44436</text:p>
          </table:table-cell>
          <table:table-cell office:value-type="float" office:value="45698" calcext:value-type="float">
            <text:p>45698</text:p>
          </table:table-cell>
          <table:table-cell office:value-type="float" office:value="46729" calcext:value-type="float">
            <text:p>46729</text:p>
          </table:table-cell>
          <table:table-cell office:value-type="float" office:value="45211" calcext:value-type="float">
            <text:p>45211</text:p>
          </table:table-cell>
          <table:table-cell office:value-type="float" office:value="49345" calcext:value-type="float">
            <text:p>49345</text:p>
          </table:table-cell>
          <table:table-cell office:value-type="float" office:value="55322" calcext:value-type="float">
            <text:p>55322</text:p>
          </table:table-cell>
          <table:table-cell office:value-type="float" office:value="50381" calcext:value-type="float">
            <text:p>50381</text:p>
          </table:table-cell>
          <table:table-cell office:value-type="float" office:value="46338" calcext:value-type="float">
            <text:p>46338</text:p>
          </table:table-cell>
          <table:table-cell office:value-type="float" office:value="46220" calcext:value-type="float">
            <text:p>46220</text:p>
          </table:table-cell>
          <table:table-cell office:value-type="float" office:value="45196" calcext:value-type="float">
            <text:p>45196</text:p>
          </table:table-cell>
          <table:table-cell office:value-type="float" office:value="46546" calcext:value-type="float">
            <text:p>46546</text:p>
          </table:table-cell>
          <table:table-cell office:value-type="float" office:value="44249" calcext:value-type="float">
            <text:p>44249</text:p>
          </table:table-cell>
          <table:table-cell office:value-type="float" office:value="43727" calcext:value-type="float">
            <text:p>43727</text:p>
          </table:table-cell>
          <table:table-cell office:value-type="float" office:value="44579" calcext:value-type="float">
            <text:p>44579</text:p>
          </table:table-cell>
          <table:table-cell office:value-type="float" office:value="44745" calcext:value-type="float">
            <text:p>44745</text:p>
          </table:table-cell>
          <table:table-cell office:value-type="float" office:value="45337" calcext:value-type="float">
            <text:p>45337</text:p>
          </table:table-cell>
          <table:table-cell office:value-type="float" office:value="42517" calcext:value-type="float">
            <text:p>42517</text:p>
          </table:table-cell>
          <table:table-cell office:value-type="float" office:value="44765" calcext:value-type="float">
            <text:p>44765</text:p>
          </table:table-cell>
          <table:table-cell office:value-type="float" office:value="45810" calcext:value-type="float">
            <text:p>45810</text:p>
          </table:table-cell>
          <table:table-cell office:value-type="float" office:value="46109" calcext:value-type="float">
            <text:p>46109</text:p>
          </table:table-cell>
          <table:table-cell office:value-type="float" office:value="45135" calcext:value-type="float">
            <text:p>45135</text:p>
          </table:table-cell>
          <table:table-cell office:value-type="float" office:value="45378" calcext:value-type="float">
            <text:p>45378</text:p>
          </table:table-cell>
          <table:table-cell office:value-type="float" office:value="46785" calcext:value-type="float">
            <text:p>46785</text:p>
          </table:table-cell>
          <table:table-cell office:value-type="float" office:value="45421" calcext:value-type="float">
            <text:p>45421</text:p>
          </table:table-cell>
          <table:table-cell office:value-type="float" office:value="45756" calcext:value-type="float">
            <text:p>45756</text:p>
          </table:table-cell>
          <table:table-cell office:value-type="float" office:value="43690" calcext:value-type="float">
            <text:p>43690</text:p>
          </table:table-cell>
          <table:table-cell office:value-type="float" office:value="46679" calcext:value-type="float">
            <text:p>46679</text:p>
          </table:table-cell>
          <table:table-cell office:value-type="float" office:value="1395575" calcext:value-type="float">
            <text:p>1395575</text:p>
          </table:table-cell>
          <table:table-cell office:value-type="string" calcext:value-type="string">
            <text:p>OK</text:p>
          </table:table-cell>
          <table:table-cell office:value-type="float" office:value="24930099" calcext:value-type="float">
            <text:p>24930099</text:p>
          </table:table-cell>
          <table:table-cell office:value-type="float" office:value="24920100" calcext:value-type="float">
            <text:p>24920100</text:p>
          </table:table-cell>
          <table:table-cell table:number-columns-repeated="2" office:value-type="float" office:value="49840200" calcext:value-type="float">
            <text:p>49840200</text:p>
          </table:table-cell>
        </table:table-row>
        <table:table-row table:style-name="ro1">
          <table:table-cell table:formula="of:=MAX([.N64:.AQ64])" office:value-type="float" office:value="48892" calcext:value-type="float">
            <text:p>48892</text:p>
          </table:table-cell>
          <table:table-cell table:formula="of:=MIN([.N64:.AQ64])" office:value-type="float" office:value="40932" calcext:value-type="float">
            <text:p>40932</text:p>
          </table:table-cell>
          <table:table-cell table:formula="of:=ABS([.A64]-[.B64])" office:value-type="float" office:value="7960" calcext:value-type="float">
            <text:p>7960</text:p>
          </table:table-cell>
          <table:table-cell table:formula="of:=[.K64]" office:value-type="float" office:value="48095" calcext:value-type="float">
            <text:p>4809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3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8095" calcext:value-type="float">
            <text:p>48095</text:p>
          </table:table-cell>
          <table:table-cell office:value-type="float" office:value="40932" calcext:value-type="float">
            <text:p>40932</text:p>
          </table:table-cell>
          <table:table-cell office:value-type="float" office:value="43685" calcext:value-type="float">
            <text:p>43685</text:p>
          </table:table-cell>
          <table:table-cell office:value-type="float" office:value="48095" calcext:value-type="float">
            <text:p>48095</text:p>
          </table:table-cell>
          <table:table-cell office:value-type="float" office:value="45141" calcext:value-type="float">
            <text:p>45141</text:p>
          </table:table-cell>
          <table:table-cell office:value-type="float" office:value="46208" calcext:value-type="float">
            <text:p>46208</text:p>
          </table:table-cell>
          <table:table-cell office:value-type="float" office:value="44460" calcext:value-type="float">
            <text:p>44460</text:p>
          </table:table-cell>
          <table:table-cell office:value-type="float" office:value="48892" calcext:value-type="float">
            <text:p>48892</text:p>
          </table:table-cell>
          <table:table-cell office:value-type="float" office:value="43450" calcext:value-type="float">
            <text:p>43450</text:p>
          </table:table-cell>
          <table:table-cell office:value-type="float" office:value="43167" calcext:value-type="float">
            <text:p>43167</text:p>
          </table:table-cell>
          <table:table-cell office:value-type="float" office:value="41561" calcext:value-type="float">
            <text:p>41561</text:p>
          </table:table-cell>
          <table:table-cell office:value-type="float" office:value="40960" calcext:value-type="float">
            <text:p>40960</text:p>
          </table:table-cell>
          <table:table-cell office:value-type="float" office:value="45801" calcext:value-type="float">
            <text:p>45801</text:p>
          </table:table-cell>
          <table:table-cell office:value-type="float" office:value="42131" calcext:value-type="float">
            <text:p>42131</text:p>
          </table:table-cell>
          <table:table-cell office:value-type="float" office:value="41492" calcext:value-type="float">
            <text:p>41492</text:p>
          </table:table-cell>
          <table:table-cell office:value-type="float" office:value="42499" calcext:value-type="float">
            <text:p>42499</text:p>
          </table:table-cell>
          <table:table-cell office:value-type="float" office:value="44200" calcext:value-type="float">
            <text:p>44200</text:p>
          </table:table-cell>
          <table:table-cell office:value-type="float" office:value="43754" calcext:value-type="float">
            <text:p>43754</text:p>
          </table:table-cell>
          <table:table-cell office:value-type="float" office:value="48592" calcext:value-type="float">
            <text:p>48592</text:p>
          </table:table-cell>
          <table:table-cell office:value-type="float" office:value="44937" calcext:value-type="float">
            <text:p>44937</text:p>
          </table:table-cell>
          <table:table-cell office:value-type="float" office:value="44230" calcext:value-type="float">
            <text:p>44230</text:p>
          </table:table-cell>
          <table:table-cell office:value-type="float" office:value="42490" calcext:value-type="float">
            <text:p>42490</text:p>
          </table:table-cell>
          <table:table-cell office:value-type="float" office:value="43881" calcext:value-type="float">
            <text:p>43881</text:p>
          </table:table-cell>
          <table:table-cell office:value-type="float" office:value="42343" calcext:value-type="float">
            <text:p>42343</text:p>
          </table:table-cell>
          <table:table-cell office:value-type="float" office:value="45279" calcext:value-type="float">
            <text:p>45279</text:p>
          </table:table-cell>
          <table:table-cell office:value-type="float" office:value="44750" calcext:value-type="float">
            <text:p>44750</text:p>
          </table:table-cell>
          <table:table-cell office:value-type="float" office:value="41697" calcext:value-type="float">
            <text:p>41697</text:p>
          </table:table-cell>
          <table:table-cell office:value-type="float" office:value="40932" calcext:value-type="float">
            <text:p>40932</text:p>
          </table:table-cell>
          <table:table-cell office:value-type="float" office:value="41384" calcext:value-type="float">
            <text:p>41384</text:p>
          </table:table-cell>
          <table:table-cell office:value-type="float" office:value="41700" calcext:value-type="float">
            <text:p>41700</text:p>
          </table:table-cell>
          <table:table-cell office:value-type="float" office:value="42502" calcext:value-type="float">
            <text:p>42502</text:p>
          </table:table-cell>
          <table:table-cell office:value-type="float" office:value="42117" calcext:value-type="float">
            <text:p>42117</text:p>
          </table:table-cell>
          <table:table-cell office:value-type="float" office:value="41919" calcext:value-type="float">
            <text:p>41919</text:p>
          </table:table-cell>
          <table:table-cell office:value-type="float" office:value="1310564" calcext:value-type="float">
            <text:p>1310564</text:p>
          </table:table-cell>
          <table:table-cell office:value-type="string" calcext:value-type="string">
            <text:p>OK</text:p>
          </table:table-cell>
          <table:table-cell office:value-type="float" office:value="25089023" calcext:value-type="float">
            <text:p>25089023</text:p>
          </table:table-cell>
          <table:table-cell office:value-type="float" office:value="25079024" calcext:value-type="float">
            <text:p>25079024</text:p>
          </table:table-cell>
          <table:table-cell table:number-columns-repeated="2" office:value-type="float" office:value="50158048" calcext:value-type="float">
            <text:p>50158048</text:p>
          </table:table-cell>
        </table:table-row>
        <table:table-row table:style-name="ro1">
          <table:table-cell table:formula="of:=MAX([.N65:.AQ65])" office:value-type="float" office:value="46711" calcext:value-type="float">
            <text:p>46711</text:p>
          </table:table-cell>
          <table:table-cell table:formula="of:=MIN([.N65:.AQ65])" office:value-type="float" office:value="40562" calcext:value-type="float">
            <text:p>40562</text:p>
          </table:table-cell>
          <table:table-cell table:formula="of:=ABS([.A65]-[.B65])" office:value-type="float" office:value="6149" calcext:value-type="float">
            <text:p>6149</text:p>
          </table:table-cell>
          <table:table-cell table:formula="of:=[.K65]" office:value-type="float" office:value="46711" calcext:value-type="float">
            <text:p>467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4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6711" calcext:value-type="float">
            <text:p>46711</text:p>
          </table:table-cell>
          <table:table-cell office:value-type="float" office:value="40562" calcext:value-type="float">
            <text:p>40562</text:p>
          </table:table-cell>
          <table:table-cell office:value-type="float" office:value="42462" calcext:value-type="float">
            <text:p>42462</text:p>
          </table:table-cell>
          <table:table-cell office:value-type="float" office:value="46711" calcext:value-type="float">
            <text:p>46711</text:p>
          </table:table-cell>
          <table:table-cell office:value-type="float" office:value="44322" calcext:value-type="float">
            <text:p>44322</text:p>
          </table:table-cell>
          <table:table-cell office:value-type="float" office:value="41985" calcext:value-type="float">
            <text:p>41985</text:p>
          </table:table-cell>
          <table:table-cell office:value-type="float" office:value="42592" calcext:value-type="float">
            <text:p>42592</text:p>
          </table:table-cell>
          <table:table-cell office:value-type="float" office:value="41431" calcext:value-type="float">
            <text:p>41431</text:p>
          </table:table-cell>
          <table:table-cell office:value-type="float" office:value="44890" calcext:value-type="float">
            <text:p>44890</text:p>
          </table:table-cell>
          <table:table-cell office:value-type="float" office:value="42882" calcext:value-type="float">
            <text:p>42882</text:p>
          </table:table-cell>
          <table:table-cell office:value-type="float" office:value="45551" calcext:value-type="float">
            <text:p>45551</text:p>
          </table:table-cell>
          <table:table-cell office:value-type="float" office:value="41679" calcext:value-type="float">
            <text:p>41679</text:p>
          </table:table-cell>
          <table:table-cell office:value-type="float" office:value="42803" calcext:value-type="float">
            <text:p>42803</text:p>
          </table:table-cell>
          <table:table-cell office:value-type="float" office:value="42103" calcext:value-type="float">
            <text:p>42103</text:p>
          </table:table-cell>
          <table:table-cell office:value-type="float" office:value="42732" calcext:value-type="float">
            <text:p>42732</text:p>
          </table:table-cell>
          <table:table-cell office:value-type="float" office:value="42411" calcext:value-type="float">
            <text:p>42411</text:p>
          </table:table-cell>
          <table:table-cell office:value-type="float" office:value="41848" calcext:value-type="float">
            <text:p>41848</text:p>
          </table:table-cell>
          <table:table-cell office:value-type="float" office:value="42636" calcext:value-type="float">
            <text:p>42636</text:p>
          </table:table-cell>
          <table:table-cell office:value-type="float" office:value="40562" calcext:value-type="float">
            <text:p>40562</text:p>
          </table:table-cell>
          <table:table-cell office:value-type="float" office:value="41129" calcext:value-type="float">
            <text:p>41129</text:p>
          </table:table-cell>
          <table:table-cell office:value-type="float" office:value="41572" calcext:value-type="float">
            <text:p>41572</text:p>
          </table:table-cell>
          <table:table-cell office:value-type="float" office:value="42524" calcext:value-type="float">
            <text:p>42524</text:p>
          </table:table-cell>
          <table:table-cell office:value-type="float" office:value="41995" calcext:value-type="float">
            <text:p>41995</text:p>
          </table:table-cell>
          <table:table-cell office:value-type="float" office:value="41993" calcext:value-type="float">
            <text:p>41993</text:p>
          </table:table-cell>
          <table:table-cell office:value-type="float" office:value="42586" calcext:value-type="float">
            <text:p>42586</text:p>
          </table:table-cell>
          <table:table-cell office:value-type="float" office:value="44085" calcext:value-type="float">
            <text:p>44085</text:p>
          </table:table-cell>
          <table:table-cell office:value-type="float" office:value="41319" calcext:value-type="float">
            <text:p>41319</text:p>
          </table:table-cell>
          <table:table-cell office:value-type="float" office:value="41244" calcext:value-type="float">
            <text:p>41244</text:p>
          </table:table-cell>
          <table:table-cell office:value-type="float" office:value="40832" calcext:value-type="float">
            <text:p>40832</text:p>
          </table:table-cell>
          <table:table-cell office:value-type="float" office:value="41810" calcext:value-type="float">
            <text:p>41810</text:p>
          </table:table-cell>
          <table:table-cell office:value-type="float" office:value="42572" calcext:value-type="float">
            <text:p>42572</text:p>
          </table:table-cell>
          <table:table-cell office:value-type="float" office:value="41396" calcext:value-type="float">
            <text:p>41396</text:p>
          </table:table-cell>
          <table:table-cell office:value-type="float" office:value="41676" calcext:value-type="float">
            <text:p>41676</text:p>
          </table:table-cell>
          <table:table-cell office:value-type="float" office:value="1273871" calcext:value-type="float">
            <text:p>1273871</text:p>
          </table:table-cell>
          <table:table-cell office:value-type="string" calcext:value-type="string">
            <text:p>OK</text:p>
          </table:table-cell>
          <table:table-cell office:value-type="float" office:value="24633042" calcext:value-type="float">
            <text:p>24633042</text:p>
          </table:table-cell>
          <table:table-cell office:value-type="float" office:value="24623043" calcext:value-type="float">
            <text:p>24623043</text:p>
          </table:table-cell>
          <table:table-cell table:number-columns-repeated="2" office:value-type="float" office:value="49246086" calcext:value-type="float">
            <text:p>49246086</text:p>
          </table:table-cell>
        </table:table-row>
        <table:table-row table:style-name="ro1">
          <table:table-cell table:formula="of:=MAX([.N66:.AQ66])" office:value-type="float" office:value="46774" calcext:value-type="float">
            <text:p>46774</text:p>
          </table:table-cell>
          <table:table-cell table:formula="of:=MIN([.N66:.AQ66])" office:value-type="float" office:value="41167" calcext:value-type="float">
            <text:p>41167</text:p>
          </table:table-cell>
          <table:table-cell table:formula="of:=ABS([.A66]-[.B66])" office:value-type="float" office:value="5607" calcext:value-type="float">
            <text:p>5607</text:p>
          </table:table-cell>
          <table:table-cell table:formula="of:=[.K66]" office:value-type="float" office:value="46071" calcext:value-type="float">
            <text:p>4607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5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6071" calcext:value-type="float">
            <text:p>46071</text:p>
          </table:table-cell>
          <table:table-cell office:value-type="float" office:value="41167" calcext:value-type="float">
            <text:p>41167</text:p>
          </table:table-cell>
          <table:table-cell office:value-type="float" office:value="43311" calcext:value-type="float">
            <text:p>43311</text:p>
          </table:table-cell>
          <table:table-cell office:value-type="float" office:value="46071" calcext:value-type="float">
            <text:p>46071</text:p>
          </table:table-cell>
          <table:table-cell office:value-type="float" office:value="42270" calcext:value-type="float">
            <text:p>42270</text:p>
          </table:table-cell>
          <table:table-cell office:value-type="float" office:value="45490" calcext:value-type="float">
            <text:p>45490</text:p>
          </table:table-cell>
          <table:table-cell office:value-type="float" office:value="41804" calcext:value-type="float">
            <text:p>41804</text:p>
          </table:table-cell>
          <table:table-cell office:value-type="float" office:value="46774" calcext:value-type="float">
            <text:p>46774</text:p>
          </table:table-cell>
          <table:table-cell office:value-type="float" office:value="41985" calcext:value-type="float">
            <text:p>41985</text:p>
          </table:table-cell>
          <table:table-cell office:value-type="float" office:value="43122" calcext:value-type="float">
            <text:p>43122</text:p>
          </table:table-cell>
          <table:table-cell office:value-type="float" office:value="44200" calcext:value-type="float">
            <text:p>44200</text:p>
          </table:table-cell>
          <table:table-cell office:value-type="float" office:value="46128" calcext:value-type="float">
            <text:p>46128</text:p>
          </table:table-cell>
          <table:table-cell office:value-type="float" office:value="43245" calcext:value-type="float">
            <text:p>43245</text:p>
          </table:table-cell>
          <table:table-cell office:value-type="float" office:value="44606" calcext:value-type="float">
            <text:p>44606</text:p>
          </table:table-cell>
          <table:table-cell office:value-type="float" office:value="41777" calcext:value-type="float">
            <text:p>41777</text:p>
          </table:table-cell>
          <table:table-cell office:value-type="float" office:value="43140" calcext:value-type="float">
            <text:p>43140</text:p>
          </table:table-cell>
          <table:table-cell office:value-type="float" office:value="41776" calcext:value-type="float">
            <text:p>41776</text:p>
          </table:table-cell>
          <table:table-cell office:value-type="float" office:value="46221" calcext:value-type="float">
            <text:p>46221</text:p>
          </table:table-cell>
          <table:table-cell office:value-type="float" office:value="42916" calcext:value-type="float">
            <text:p>42916</text:p>
          </table:table-cell>
          <table:table-cell office:value-type="float" office:value="43398" calcext:value-type="float">
            <text:p>43398</text:p>
          </table:table-cell>
          <table:table-cell office:value-type="float" office:value="44722" calcext:value-type="float">
            <text:p>44722</text:p>
          </table:table-cell>
          <table:table-cell office:value-type="float" office:value="45755" calcext:value-type="float">
            <text:p>45755</text:p>
          </table:table-cell>
          <table:table-cell office:value-type="float" office:value="43000" calcext:value-type="float">
            <text:p>43000</text:p>
          </table:table-cell>
          <table:table-cell office:value-type="float" office:value="42353" calcext:value-type="float">
            <text:p>42353</text:p>
          </table:table-cell>
          <table:table-cell office:value-type="float" office:value="41855" calcext:value-type="float">
            <text:p>41855</text:p>
          </table:table-cell>
          <table:table-cell office:value-type="float" office:value="42755" calcext:value-type="float">
            <text:p>42755</text:p>
          </table:table-cell>
          <table:table-cell office:value-type="float" office:value="41167" calcext:value-type="float">
            <text:p>41167</text:p>
          </table:table-cell>
          <table:table-cell office:value-type="float" office:value="41259" calcext:value-type="float">
            <text:p>41259</text:p>
          </table:table-cell>
          <table:table-cell office:value-type="float" office:value="44545" calcext:value-type="float">
            <text:p>44545</text:p>
          </table:table-cell>
          <table:table-cell office:value-type="float" office:value="41938" calcext:value-type="float">
            <text:p>41938</text:p>
          </table:table-cell>
          <table:table-cell office:value-type="float" office:value="41640" calcext:value-type="float">
            <text:p>41640</text:p>
          </table:table-cell>
          <table:table-cell office:value-type="float" office:value="41261" calcext:value-type="float">
            <text:p>41261</text:p>
          </table:table-cell>
          <table:table-cell office:value-type="float" office:value="42171" calcext:value-type="float">
            <text:p>42171</text:p>
          </table:table-cell>
          <table:table-cell office:value-type="float" office:value="1299344" calcext:value-type="float">
            <text:p>1299344</text:p>
          </table:table-cell>
          <table:table-cell office:value-type="string" calcext:value-type="string">
            <text:p>OK</text:p>
          </table:table-cell>
          <table:table-cell office:value-type="float" office:value="25004568" calcext:value-type="float">
            <text:p>25004568</text:p>
          </table:table-cell>
          <table:table-cell office:value-type="float" office:value="24994569" calcext:value-type="float">
            <text:p>24994569</text:p>
          </table:table-cell>
          <table:table-cell table:number-columns-repeated="2" office:value-type="float" office:value="49989138" calcext:value-type="float">
            <text:p>49989138</text:p>
          </table:table-cell>
        </table:table-row>
        <table:table-row table:style-name="ro1">
          <table:table-cell table:formula="of:=MAX([.N67:.AQ67])" office:value-type="float" office:value="57510" calcext:value-type="float">
            <text:p>57510</text:p>
          </table:table-cell>
          <table:table-cell table:formula="of:=MIN([.N67:.AQ67])" office:value-type="float" office:value="42028" calcext:value-type="float">
            <text:p>42028</text:p>
          </table:table-cell>
          <table:table-cell table:formula="of:=ABS([.A67]-[.B67])" office:value-type="float" office:value="15482" calcext:value-type="float">
            <text:p>15482</text:p>
          </table:table-cell>
          <table:table-cell table:formula="of:=[.K67]" office:value-type="float" office:value="57510" calcext:value-type="float">
            <text:p>575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6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7510" calcext:value-type="float">
            <text:p>57510</text:p>
          </table:table-cell>
          <table:table-cell office:value-type="float" office:value="42028" calcext:value-type="float">
            <text:p>42028</text:p>
          </table:table-cell>
          <table:table-cell office:value-type="float" office:value="45324" calcext:value-type="float">
            <text:p>45324</text:p>
          </table:table-cell>
          <table:table-cell office:value-type="float" office:value="57510" calcext:value-type="float">
            <text:p>57510</text:p>
          </table:table-cell>
          <table:table-cell office:value-type="float" office:value="53511" calcext:value-type="float">
            <text:p>53511</text:p>
          </table:table-cell>
          <table:table-cell office:value-type="float" office:value="46976" calcext:value-type="float">
            <text:p>46976</text:p>
          </table:table-cell>
          <table:table-cell office:value-type="float" office:value="45188" calcext:value-type="float">
            <text:p>45188</text:p>
          </table:table-cell>
          <table:table-cell office:value-type="float" office:value="42028" calcext:value-type="float">
            <text:p>42028</text:p>
          </table:table-cell>
          <table:table-cell office:value-type="float" office:value="45395" calcext:value-type="float">
            <text:p>45395</text:p>
          </table:table-cell>
          <table:table-cell office:value-type="float" office:value="43841" calcext:value-type="float">
            <text:p>43841</text:p>
          </table:table-cell>
          <table:table-cell office:value-type="float" office:value="44957" calcext:value-type="float">
            <text:p>44957</text:p>
          </table:table-cell>
          <table:table-cell office:value-type="float" office:value="43485" calcext:value-type="float">
            <text:p>43485</text:p>
          </table:table-cell>
          <table:table-cell office:value-type="float" office:value="43129" calcext:value-type="float">
            <text:p>43129</text:p>
          </table:table-cell>
          <table:table-cell office:value-type="float" office:value="46969" calcext:value-type="float">
            <text:p>46969</text:p>
          </table:table-cell>
          <table:table-cell office:value-type="float" office:value="45369" calcext:value-type="float">
            <text:p>45369</text:p>
          </table:table-cell>
          <table:table-cell office:value-type="float" office:value="46239" calcext:value-type="float">
            <text:p>46239</text:p>
          </table:table-cell>
          <table:table-cell office:value-type="float" office:value="44869" calcext:value-type="float">
            <text:p>44869</text:p>
          </table:table-cell>
          <table:table-cell office:value-type="float" office:value="44831" calcext:value-type="float">
            <text:p>44831</text:p>
          </table:table-cell>
          <table:table-cell office:value-type="float" office:value="44551" calcext:value-type="float">
            <text:p>44551</text:p>
          </table:table-cell>
          <table:table-cell office:value-type="float" office:value="43491" calcext:value-type="float">
            <text:p>43491</text:p>
          </table:table-cell>
          <table:table-cell office:value-type="float" office:value="43765" calcext:value-type="float">
            <text:p>43765</text:p>
          </table:table-cell>
          <table:table-cell office:value-type="float" office:value="47261" calcext:value-type="float">
            <text:p>47261</text:p>
          </table:table-cell>
          <table:table-cell office:value-type="float" office:value="46123" calcext:value-type="float">
            <text:p>46123</text:p>
          </table:table-cell>
          <table:table-cell office:value-type="float" office:value="43971" calcext:value-type="float">
            <text:p>43971</text:p>
          </table:table-cell>
          <table:table-cell office:value-type="float" office:value="42048" calcext:value-type="float">
            <text:p>42048</text:p>
          </table:table-cell>
          <table:table-cell office:value-type="float" office:value="43019" calcext:value-type="float">
            <text:p>43019</text:p>
          </table:table-cell>
          <table:table-cell office:value-type="float" office:value="42783" calcext:value-type="float">
            <text:p>42783</text:p>
          </table:table-cell>
          <table:table-cell office:value-type="float" office:value="45246" calcext:value-type="float">
            <text:p>45246</text:p>
          </table:table-cell>
          <table:table-cell office:value-type="float" office:value="45619" calcext:value-type="float">
            <text:p>45619</text:p>
          </table:table-cell>
          <table:table-cell office:value-type="float" office:value="45046" calcext:value-type="float">
            <text:p>45046</text:p>
          </table:table-cell>
          <table:table-cell office:value-type="float" office:value="43028" calcext:value-type="float">
            <text:p>43028</text:p>
          </table:table-cell>
          <table:table-cell office:value-type="float" office:value="44915" calcext:value-type="float">
            <text:p>44915</text:p>
          </table:table-cell>
          <table:table-cell office:value-type="float" office:value="44586" calcext:value-type="float">
            <text:p>44586</text:p>
          </table:table-cell>
          <table:table-cell office:value-type="float" office:value="1359749" calcext:value-type="float">
            <text:p>1359749</text:p>
          </table:table-cell>
          <table:table-cell office:value-type="string" calcext:value-type="string">
            <text:p>OK</text:p>
          </table:table-cell>
          <table:table-cell office:value-type="float" office:value="25056224" calcext:value-type="float">
            <text:p>25056224</text:p>
          </table:table-cell>
          <table:table-cell office:value-type="float" office:value="25046225" calcext:value-type="float">
            <text:p>25046225</text:p>
          </table:table-cell>
          <table:table-cell table:number-columns-repeated="2" office:value-type="float" office:value="50092450" calcext:value-type="float">
            <text:p>50092450</text:p>
          </table:table-cell>
        </table:table-row>
        <table:table-row table:style-name="ro1">
          <table:table-cell table:formula="of:=MAX([.N68:.AQ68])" office:value-type="float" office:value="48277" calcext:value-type="float">
            <text:p>48277</text:p>
          </table:table-cell>
          <table:table-cell table:formula="of:=MIN([.N68:.AQ68])" office:value-type="float" office:value="41313" calcext:value-type="float">
            <text:p>41313</text:p>
          </table:table-cell>
          <table:table-cell table:formula="of:=ABS([.A68]-[.B68])" office:value-type="float" office:value="6964" calcext:value-type="float">
            <text:p>6964</text:p>
          </table:table-cell>
          <table:table-cell table:formula="of:=[.K68]" office:value-type="float" office:value="48277" calcext:value-type="float">
            <text:p>482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7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8277" calcext:value-type="float">
            <text:p>48277</text:p>
          </table:table-cell>
          <table:table-cell office:value-type="float" office:value="41313" calcext:value-type="float">
            <text:p>41313</text:p>
          </table:table-cell>
          <table:table-cell office:value-type="float" office:value="44389" calcext:value-type="float">
            <text:p>44389</text:p>
          </table:table-cell>
          <table:table-cell office:value-type="float" office:value="48277" calcext:value-type="float">
            <text:p>48277</text:p>
          </table:table-cell>
          <table:table-cell office:value-type="float" office:value="47177" calcext:value-type="float">
            <text:p>47177</text:p>
          </table:table-cell>
          <table:table-cell office:value-type="float" office:value="42554" calcext:value-type="float">
            <text:p>42554</text:p>
          </table:table-cell>
          <table:table-cell office:value-type="float" office:value="45459" calcext:value-type="float">
            <text:p>45459</text:p>
          </table:table-cell>
          <table:table-cell office:value-type="float" office:value="41718" calcext:value-type="float">
            <text:p>41718</text:p>
          </table:table-cell>
          <table:table-cell office:value-type="float" office:value="46757" calcext:value-type="float">
            <text:p>46757</text:p>
          </table:table-cell>
          <table:table-cell office:value-type="float" office:value="42819" calcext:value-type="float">
            <text:p>42819</text:p>
          </table:table-cell>
          <table:table-cell office:value-type="float" office:value="43461" calcext:value-type="float">
            <text:p>43461</text:p>
          </table:table-cell>
          <table:table-cell office:value-type="float" office:value="45898" calcext:value-type="float">
            <text:p>45898</text:p>
          </table:table-cell>
          <table:table-cell office:value-type="float" office:value="46353" calcext:value-type="float">
            <text:p>46353</text:p>
          </table:table-cell>
          <table:table-cell office:value-type="float" office:value="47839" calcext:value-type="float">
            <text:p>47839</text:p>
          </table:table-cell>
          <table:table-cell office:value-type="float" office:value="46856" calcext:value-type="float">
            <text:p>46856</text:p>
          </table:table-cell>
          <table:table-cell office:value-type="float" office:value="46395" calcext:value-type="float">
            <text:p>46395</text:p>
          </table:table-cell>
          <table:table-cell office:value-type="float" office:value="45271" calcext:value-type="float">
            <text:p>45271</text:p>
          </table:table-cell>
          <table:table-cell office:value-type="float" office:value="43532" calcext:value-type="float">
            <text:p>43532</text:p>
          </table:table-cell>
          <table:table-cell office:value-type="float" office:value="43182" calcext:value-type="float">
            <text:p>43182</text:p>
          </table:table-cell>
          <table:table-cell office:value-type="float" office:value="42349" calcext:value-type="float">
            <text:p>42349</text:p>
          </table:table-cell>
          <table:table-cell office:value-type="float" office:value="43559" calcext:value-type="float">
            <text:p>43559</text:p>
          </table:table-cell>
          <table:table-cell office:value-type="float" office:value="47623" calcext:value-type="float">
            <text:p>47623</text:p>
          </table:table-cell>
          <table:table-cell office:value-type="float" office:value="42143" calcext:value-type="float">
            <text:p>42143</text:p>
          </table:table-cell>
          <table:table-cell office:value-type="float" office:value="41392" calcext:value-type="float">
            <text:p>41392</text:p>
          </table:table-cell>
          <table:table-cell office:value-type="float" office:value="43165" calcext:value-type="float">
            <text:p>43165</text:p>
          </table:table-cell>
          <table:table-cell office:value-type="float" office:value="42371" calcext:value-type="float">
            <text:p>42371</text:p>
          </table:table-cell>
          <table:table-cell office:value-type="float" office:value="41313" calcext:value-type="float">
            <text:p>41313</text:p>
          </table:table-cell>
          <table:table-cell office:value-type="float" office:value="42132" calcext:value-type="float">
            <text:p>42132</text:p>
          </table:table-cell>
          <table:table-cell office:value-type="float" office:value="42776" calcext:value-type="float">
            <text:p>42776</text:p>
          </table:table-cell>
          <table:table-cell office:value-type="float" office:value="43980" calcext:value-type="float">
            <text:p>43980</text:p>
          </table:table-cell>
          <table:table-cell office:value-type="float" office:value="46766" calcext:value-type="float">
            <text:p>46766</text:p>
          </table:table-cell>
          <table:table-cell office:value-type="float" office:value="45095" calcext:value-type="float">
            <text:p>45095</text:p>
          </table:table-cell>
          <table:table-cell office:value-type="float" office:value="43465" calcext:value-type="float">
            <text:p>43465</text:p>
          </table:table-cell>
          <table:table-cell office:value-type="float" office:value="1331677" calcext:value-type="float">
            <text:p>1331677</text:p>
          </table:table-cell>
          <table:table-cell office:value-type="string" calcext:value-type="string">
            <text:p>OK</text:p>
          </table:table-cell>
          <table:table-cell office:value-type="float" office:value="25172570" calcext:value-type="float">
            <text:p>25172570</text:p>
          </table:table-cell>
          <table:table-cell office:value-type="float" office:value="25162571" calcext:value-type="float">
            <text:p>25162571</text:p>
          </table:table-cell>
          <table:table-cell table:number-columns-repeated="2" office:value-type="float" office:value="50325142" calcext:value-type="float">
            <text:p>50325142</text:p>
          </table:table-cell>
        </table:table-row>
        <table:table-row table:style-name="ro1">
          <table:table-cell table:formula="of:=MAX([.N69:.AQ69])" office:value-type="float" office:value="54002" calcext:value-type="float">
            <text:p>54002</text:p>
          </table:table-cell>
          <table:table-cell table:formula="of:=MIN([.N69:.AQ69])" office:value-type="float" office:value="41501" calcext:value-type="float">
            <text:p>41501</text:p>
          </table:table-cell>
          <table:table-cell table:formula="of:=ABS([.A69]-[.B69])" office:value-type="float" office:value="12501" calcext:value-type="float">
            <text:p>12501</text:p>
          </table:table-cell>
          <table:table-cell table:formula="of:=[.K69]" office:value-type="float" office:value="54002" calcext:value-type="float">
            <text:p>540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8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4002" calcext:value-type="float">
            <text:p>54002</text:p>
          </table:table-cell>
          <table:table-cell office:value-type="float" office:value="41501" calcext:value-type="float">
            <text:p>41501</text:p>
          </table:table-cell>
          <table:table-cell office:value-type="float" office:value="45944" calcext:value-type="float">
            <text:p>45944</text:p>
          </table:table-cell>
          <table:table-cell office:value-type="float" office:value="54002" calcext:value-type="float">
            <text:p>54002</text:p>
          </table:table-cell>
          <table:table-cell office:value-type="float" office:value="52457" calcext:value-type="float">
            <text:p>52457</text:p>
          </table:table-cell>
          <table:table-cell office:value-type="float" office:value="42328" calcext:value-type="float">
            <text:p>42328</text:p>
          </table:table-cell>
          <table:table-cell office:value-type="float" office:value="41900" calcext:value-type="float">
            <text:p>41900</text:p>
          </table:table-cell>
          <table:table-cell office:value-type="float" office:value="41709" calcext:value-type="float">
            <text:p>41709</text:p>
          </table:table-cell>
          <table:table-cell office:value-type="float" office:value="42107" calcext:value-type="float">
            <text:p>42107</text:p>
          </table:table-cell>
          <table:table-cell office:value-type="float" office:value="47148" calcext:value-type="float">
            <text:p>47148</text:p>
          </table:table-cell>
          <table:table-cell office:value-type="float" office:value="48887" calcext:value-type="float">
            <text:p>48887</text:p>
          </table:table-cell>
          <table:table-cell office:value-type="float" office:value="42097" calcext:value-type="float">
            <text:p>42097</text:p>
          </table:table-cell>
          <table:table-cell office:value-type="float" office:value="46872" calcext:value-type="float">
            <text:p>46872</text:p>
          </table:table-cell>
          <table:table-cell office:value-type="float" office:value="43509" calcext:value-type="float">
            <text:p>43509</text:p>
          </table:table-cell>
          <table:table-cell office:value-type="float" office:value="48445" calcext:value-type="float">
            <text:p>48445</text:p>
          </table:table-cell>
          <table:table-cell office:value-type="float" office:value="45814" calcext:value-type="float">
            <text:p>45814</text:p>
          </table:table-cell>
          <table:table-cell office:value-type="float" office:value="42193" calcext:value-type="float">
            <text:p>42193</text:p>
          </table:table-cell>
          <table:table-cell office:value-type="float" office:value="42344" calcext:value-type="float">
            <text:p>42344</text:p>
          </table:table-cell>
          <table:table-cell office:value-type="float" office:value="41501" calcext:value-type="float">
            <text:p>41501</text:p>
          </table:table-cell>
          <table:table-cell office:value-type="float" office:value="48702" calcext:value-type="float">
            <text:p>48702</text:p>
          </table:table-cell>
          <table:table-cell office:value-type="float" office:value="47605" calcext:value-type="float">
            <text:p>47605</text:p>
          </table:table-cell>
          <table:table-cell office:value-type="float" office:value="42325" calcext:value-type="float">
            <text:p>42325</text:p>
          </table:table-cell>
          <table:table-cell office:value-type="float" office:value="43771" calcext:value-type="float">
            <text:p>43771</text:p>
          </table:table-cell>
          <table:table-cell office:value-type="float" office:value="48529" calcext:value-type="float">
            <text:p>48529</text:p>
          </table:table-cell>
          <table:table-cell office:value-type="float" office:value="44742" calcext:value-type="float">
            <text:p>44742</text:p>
          </table:table-cell>
          <table:table-cell office:value-type="float" office:value="47269" calcext:value-type="float">
            <text:p>47269</text:p>
          </table:table-cell>
          <table:table-cell office:value-type="float" office:value="49553" calcext:value-type="float">
            <text:p>49553</text:p>
          </table:table-cell>
          <table:table-cell office:value-type="float" office:value="48194" calcext:value-type="float">
            <text:p>48194</text:p>
          </table:table-cell>
          <table:table-cell office:value-type="float" office:value="50005" calcext:value-type="float">
            <text:p>50005</text:p>
          </table:table-cell>
          <table:table-cell office:value-type="float" office:value="47362" calcext:value-type="float">
            <text:p>47362</text:p>
          </table:table-cell>
          <table:table-cell office:value-type="float" office:value="46475" calcext:value-type="float">
            <text:p>46475</text:p>
          </table:table-cell>
          <table:table-cell office:value-type="float" office:value="45934" calcext:value-type="float">
            <text:p>45934</text:p>
          </table:table-cell>
          <table:table-cell office:value-type="float" office:value="44544" calcext:value-type="float">
            <text:p>44544</text:p>
          </table:table-cell>
          <table:table-cell office:value-type="float" office:value="1378323" calcext:value-type="float">
            <text:p>1378323</text:p>
          </table:table-cell>
          <table:table-cell office:value-type="string" calcext:value-type="string">
            <text:p>OK</text:p>
          </table:table-cell>
          <table:table-cell office:value-type="float" office:value="24998155" calcext:value-type="float">
            <text:p>24998155</text:p>
          </table:table-cell>
          <table:table-cell office:value-type="float" office:value="24988156" calcext:value-type="float">
            <text:p>24988156</text:p>
          </table:table-cell>
          <table:table-cell table:number-columns-repeated="2" office:value-type="float" office:value="49976312" calcext:value-type="float">
            <text:p>49976312</text:p>
          </table:table-cell>
        </table:table-row>
        <table:table-row table:style-name="ro1">
          <table:table-cell table:formula="of:=MAX([.N70:.AQ70])" office:value-type="float" office:value="50717" calcext:value-type="float">
            <text:p>50717</text:p>
          </table:table-cell>
          <table:table-cell table:formula="of:=MIN([.N70:.AQ70])" office:value-type="float" office:value="41008" calcext:value-type="float">
            <text:p>41008</text:p>
          </table:table-cell>
          <table:table-cell table:formula="of:=ABS([.A70]-[.B70])" office:value-type="float" office:value="9709" calcext:value-type="float">
            <text:p>9709</text:p>
          </table:table-cell>
          <table:table-cell table:formula="of:=[.K70]" office:value-type="float" office:value="50717" calcext:value-type="float">
            <text:p>507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9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0717" calcext:value-type="float">
            <text:p>50717</text:p>
          </table:table-cell>
          <table:table-cell office:value-type="float" office:value="41008" calcext:value-type="float">
            <text:p>41008</text:p>
          </table:table-cell>
          <table:table-cell office:value-type="float" office:value="43878" calcext:value-type="float">
            <text:p>43878</text:p>
          </table:table-cell>
          <table:table-cell office:value-type="float" office:value="50717" calcext:value-type="float">
            <text:p>50717</text:p>
          </table:table-cell>
          <table:table-cell office:value-type="float" office:value="48793" calcext:value-type="float">
            <text:p>48793</text:p>
          </table:table-cell>
          <table:table-cell office:value-type="float" office:value="45365" calcext:value-type="float">
            <text:p>45365</text:p>
          </table:table-cell>
          <table:table-cell office:value-type="float" office:value="42565" calcext:value-type="float">
            <text:p>42565</text:p>
          </table:table-cell>
          <table:table-cell office:value-type="float" office:value="43175" calcext:value-type="float">
            <text:p>43175</text:p>
          </table:table-cell>
          <table:table-cell office:value-type="float" office:value="41402" calcext:value-type="float">
            <text:p>41402</text:p>
          </table:table-cell>
          <table:table-cell office:value-type="float" office:value="41244" calcext:value-type="float">
            <text:p>41244</text:p>
          </table:table-cell>
          <table:table-cell office:value-type="float" office:value="41625" calcext:value-type="float">
            <text:p>41625</text:p>
          </table:table-cell>
          <table:table-cell office:value-type="float" office:value="42495" calcext:value-type="float">
            <text:p>42495</text:p>
          </table:table-cell>
          <table:table-cell office:value-type="float" office:value="41949" calcext:value-type="float">
            <text:p>41949</text:p>
          </table:table-cell>
          <table:table-cell office:value-type="float" office:value="42779" calcext:value-type="float">
            <text:p>42779</text:p>
          </table:table-cell>
          <table:table-cell office:value-type="float" office:value="42512" calcext:value-type="float">
            <text:p>42512</text:p>
          </table:table-cell>
          <table:table-cell office:value-type="float" office:value="43726" calcext:value-type="float">
            <text:p>43726</text:p>
          </table:table-cell>
          <table:table-cell office:value-type="float" office:value="42192" calcext:value-type="float">
            <text:p>42192</text:p>
          </table:table-cell>
          <table:table-cell office:value-type="float" office:value="42403" calcext:value-type="float">
            <text:p>42403</text:p>
          </table:table-cell>
          <table:table-cell office:value-type="float" office:value="41493" calcext:value-type="float">
            <text:p>41493</text:p>
          </table:table-cell>
          <table:table-cell office:value-type="float" office:value="45564" calcext:value-type="float">
            <text:p>45564</text:p>
          </table:table-cell>
          <table:table-cell office:value-type="float" office:value="44096" calcext:value-type="float">
            <text:p>44096</text:p>
          </table:table-cell>
          <table:table-cell office:value-type="float" office:value="44790" calcext:value-type="float">
            <text:p>44790</text:p>
          </table:table-cell>
          <table:table-cell office:value-type="float" office:value="41008" calcext:value-type="float">
            <text:p>41008</text:p>
          </table:table-cell>
          <table:table-cell office:value-type="float" office:value="43451" calcext:value-type="float">
            <text:p>43451</text:p>
          </table:table-cell>
          <table:table-cell office:value-type="float" office:value="44316" calcext:value-type="float">
            <text:p>44316</text:p>
          </table:table-cell>
          <table:table-cell office:value-type="float" office:value="45237" calcext:value-type="float">
            <text:p>45237</text:p>
          </table:table-cell>
          <table:table-cell office:value-type="float" office:value="44837" calcext:value-type="float">
            <text:p>44837</text:p>
          </table:table-cell>
          <table:table-cell office:value-type="float" office:value="44623" calcext:value-type="float">
            <text:p>44623</text:p>
          </table:table-cell>
          <table:table-cell office:value-type="float" office:value="43275" calcext:value-type="float">
            <text:p>43275</text:p>
          </table:table-cell>
          <table:table-cell office:value-type="float" office:value="42775" calcext:value-type="float">
            <text:p>42775</text:p>
          </table:table-cell>
          <table:table-cell office:value-type="float" office:value="43395" calcext:value-type="float">
            <text:p>43395</text:p>
          </table:table-cell>
          <table:table-cell office:value-type="float" office:value="45350" calcext:value-type="float">
            <text:p>45350</text:p>
          </table:table-cell>
          <table:table-cell office:value-type="float" office:value="49196" calcext:value-type="float">
            <text:p>49196</text:p>
          </table:table-cell>
          <table:table-cell office:value-type="float" office:value="1316348" calcext:value-type="float">
            <text:p>1316348</text:p>
          </table:table-cell>
          <table:table-cell office:value-type="string" calcext:value-type="string">
            <text:p>OK</text:p>
          </table:table-cell>
          <table:table-cell office:value-type="float" office:value="24788593" calcext:value-type="float">
            <text:p>24788593</text:p>
          </table:table-cell>
          <table:table-cell office:value-type="float" office:value="24778594" calcext:value-type="float">
            <text:p>24778594</text:p>
          </table:table-cell>
          <table:table-cell table:number-columns-repeated="2" office:value-type="float" office:value="49557188" calcext:value-type="float">
            <text:p>49557188</text:p>
          </table:table-cell>
        </table:table-row>
        <table:table-row table:style-name="ro1">
          <table:table-cell table:formula="of:=MAX([.N71:.AQ71])" office:value-type="float" office:value="56813" calcext:value-type="float">
            <text:p>56813</text:p>
          </table:table-cell>
          <table:table-cell table:formula="of:=MIN([.N71:.AQ71])" office:value-type="float" office:value="42801" calcext:value-type="float">
            <text:p>42801</text:p>
          </table:table-cell>
          <table:table-cell table:formula="of:=ABS([.A71]-[.B71])" office:value-type="float" office:value="14012" calcext:value-type="float">
            <text:p>14012</text:p>
          </table:table-cell>
          <table:table-cell table:formula="of:=[.K71]" office:value-type="float" office:value="56748" calcext:value-type="float">
            <text:p>5674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0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6748" calcext:value-type="float">
            <text:p>56748</text:p>
          </table:table-cell>
          <table:table-cell office:value-type="float" office:value="42801" calcext:value-type="float">
            <text:p>42801</text:p>
          </table:table-cell>
          <table:table-cell office:value-type="float" office:value="46070" calcext:value-type="float">
            <text:p>46070</text:p>
          </table:table-cell>
          <table:table-cell office:value-type="float" office:value="56748" calcext:value-type="float">
            <text:p>56748</text:p>
          </table:table-cell>
          <table:table-cell office:value-type="float" office:value="46961" calcext:value-type="float">
            <text:p>46961</text:p>
          </table:table-cell>
          <table:table-cell office:value-type="float" office:value="56813" calcext:value-type="float">
            <text:p>56813</text:p>
          </table:table-cell>
          <table:table-cell office:value-type="float" office:value="45944" calcext:value-type="float">
            <text:p>45944</text:p>
          </table:table-cell>
          <table:table-cell office:value-type="float" office:value="47105" calcext:value-type="float">
            <text:p>47105</text:p>
          </table:table-cell>
          <table:table-cell office:value-type="float" office:value="45429" calcext:value-type="float">
            <text:p>45429</text:p>
          </table:table-cell>
          <table:table-cell office:value-type="float" office:value="46557" calcext:value-type="float">
            <text:p>46557</text:p>
          </table:table-cell>
          <table:table-cell office:value-type="float" office:value="45279" calcext:value-type="float">
            <text:p>45279</text:p>
          </table:table-cell>
          <table:table-cell office:value-type="float" office:value="49221" calcext:value-type="float">
            <text:p>49221</text:p>
          </table:table-cell>
          <table:table-cell office:value-type="float" office:value="44392" calcext:value-type="float">
            <text:p>44392</text:p>
          </table:table-cell>
          <table:table-cell office:value-type="float" office:value="44706" calcext:value-type="float">
            <text:p>44706</text:p>
          </table:table-cell>
          <table:table-cell office:value-type="float" office:value="44657" calcext:value-type="float">
            <text:p>44657</text:p>
          </table:table-cell>
          <table:table-cell office:value-type="float" office:value="42801" calcext:value-type="float">
            <text:p>42801</text:p>
          </table:table-cell>
          <table:table-cell office:value-type="float" office:value="45203" calcext:value-type="float">
            <text:p>45203</text:p>
          </table:table-cell>
          <table:table-cell office:value-type="float" office:value="43866" calcext:value-type="float">
            <text:p>43866</text:p>
          </table:table-cell>
          <table:table-cell office:value-type="float" office:value="45686" calcext:value-type="float">
            <text:p>45686</text:p>
          </table:table-cell>
          <table:table-cell office:value-type="float" office:value="44623" calcext:value-type="float">
            <text:p>44623</text:p>
          </table:table-cell>
          <table:table-cell office:value-type="float" office:value="45223" calcext:value-type="float">
            <text:p>45223</text:p>
          </table:table-cell>
          <table:table-cell office:value-type="float" office:value="44419" calcext:value-type="float">
            <text:p>44419</text:p>
          </table:table-cell>
          <table:table-cell office:value-type="float" office:value="45103" calcext:value-type="float">
            <text:p>45103</text:p>
          </table:table-cell>
          <table:table-cell office:value-type="float" office:value="45661" calcext:value-type="float">
            <text:p>45661</text:p>
          </table:table-cell>
          <table:table-cell office:value-type="float" office:value="44684" calcext:value-type="float">
            <text:p>44684</text:p>
          </table:table-cell>
          <table:table-cell office:value-type="float" office:value="46264" calcext:value-type="float">
            <text:p>46264</text:p>
          </table:table-cell>
          <table:table-cell office:value-type="float" office:value="44975" calcext:value-type="float">
            <text:p>44975</text:p>
          </table:table-cell>
          <table:table-cell office:value-type="float" office:value="47536" calcext:value-type="float">
            <text:p>47536</text:p>
          </table:table-cell>
          <table:table-cell office:value-type="float" office:value="44915" calcext:value-type="float">
            <text:p>44915</text:p>
          </table:table-cell>
          <table:table-cell office:value-type="float" office:value="46435" calcext:value-type="float">
            <text:p>46435</text:p>
          </table:table-cell>
          <table:table-cell office:value-type="float" office:value="43470" calcext:value-type="float">
            <text:p>43470</text:p>
          </table:table-cell>
          <table:table-cell office:value-type="float" office:value="43640" calcext:value-type="float">
            <text:p>43640</text:p>
          </table:table-cell>
          <table:table-cell office:value-type="float" office:value="43808" calcext:value-type="float">
            <text:p>43808</text:p>
          </table:table-cell>
          <table:table-cell office:value-type="float" office:value="1382124" calcext:value-type="float">
            <text:p>1382124</text:p>
          </table:table-cell>
          <table:table-cell office:value-type="string" calcext:value-type="string">
            <text:p>OK</text:p>
          </table:table-cell>
          <table:table-cell office:value-type="float" office:value="25159741" calcext:value-type="float">
            <text:p>25159741</text:p>
          </table:table-cell>
          <table:table-cell office:value-type="float" office:value="25149742" calcext:value-type="float">
            <text:p>25149742</text:p>
          </table:table-cell>
          <table:table-cell table:number-columns-repeated="2" office:value-type="float" office:value="50299484" calcext:value-type="float">
            <text:p>50299484</text:p>
          </table:table-cell>
        </table:table-row>
        <table:table-row table:style-name="ro1">
          <table:table-cell table:formula="of:=MAX([.N72:.AQ72])" office:value-type="float" office:value="60454" calcext:value-type="float">
            <text:p>60454</text:p>
          </table:table-cell>
          <table:table-cell table:formula="of:=MIN([.N72:.AQ72])" office:value-type="float" office:value="41314" calcext:value-type="float">
            <text:p>41314</text:p>
          </table:table-cell>
          <table:table-cell table:formula="of:=ABS([.A72]-[.B72])" office:value-type="float" office:value="19140" calcext:value-type="float">
            <text:p>19140</text:p>
          </table:table-cell>
          <table:table-cell table:formula="of:=[.K72]" office:value-type="float" office:value="53628" calcext:value-type="float">
            <text:p>536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53628" calcext:value-type="float">
            <text:p>53628</text:p>
          </table:table-cell>
          <table:table-cell office:value-type="float" office:value="41314" calcext:value-type="float">
            <text:p>41314</text:p>
          </table:table-cell>
          <table:table-cell office:value-type="float" office:value="44290" calcext:value-type="float">
            <text:p>44290</text:p>
          </table:table-cell>
          <table:table-cell office:value-type="float" office:value="53628" calcext:value-type="float">
            <text:p>53628</text:p>
          </table:table-cell>
          <table:table-cell office:value-type="float" office:value="49705" calcext:value-type="float">
            <text:p>49705</text:p>
          </table:table-cell>
          <table:table-cell office:value-type="float" office:value="44689" calcext:value-type="float">
            <text:p>44689</text:p>
          </table:table-cell>
          <table:table-cell office:value-type="float" office:value="41859" calcext:value-type="float">
            <text:p>41859</text:p>
          </table:table-cell>
          <table:table-cell office:value-type="float" office:value="43179" calcext:value-type="float">
            <text:p>43179</text:p>
          </table:table-cell>
          <table:table-cell office:value-type="float" office:value="42638" calcext:value-type="float">
            <text:p>42638</text:p>
          </table:table-cell>
          <table:table-cell office:value-type="float" office:value="43702" calcext:value-type="float">
            <text:p>43702</text:p>
          </table:table-cell>
          <table:table-cell office:value-type="float" office:value="43854" calcext:value-type="float">
            <text:p>43854</text:p>
          </table:table-cell>
          <table:table-cell office:value-type="float" office:value="43886" calcext:value-type="float">
            <text:p>43886</text:p>
          </table:table-cell>
          <table:table-cell office:value-type="float" office:value="43851" calcext:value-type="float">
            <text:p>43851</text:p>
          </table:table-cell>
          <table:table-cell office:value-type="float" office:value="60454" calcext:value-type="float">
            <text:p>60454</text:p>
          </table:table-cell>
          <table:table-cell office:value-type="float" office:value="43592" calcext:value-type="float">
            <text:p>43592</text:p>
          </table:table-cell>
          <table:table-cell office:value-type="float" office:value="44032" calcext:value-type="float">
            <text:p>44032</text:p>
          </table:table-cell>
          <table:table-cell office:value-type="float" office:value="43032" calcext:value-type="float">
            <text:p>43032</text:p>
          </table:table-cell>
          <table:table-cell office:value-type="float" office:value="42603" calcext:value-type="float">
            <text:p>42603</text:p>
          </table:table-cell>
          <table:table-cell office:value-type="float" office:value="42854" calcext:value-type="float">
            <text:p>42854</text:p>
          </table:table-cell>
          <table:table-cell office:value-type="float" office:value="43170" calcext:value-type="float">
            <text:p>43170</text:p>
          </table:table-cell>
          <table:table-cell office:value-type="float" office:value="41314" calcext:value-type="float">
            <text:p>41314</text:p>
          </table:table-cell>
          <table:table-cell office:value-type="float" office:value="43710" calcext:value-type="float">
            <text:p>43710</text:p>
          </table:table-cell>
          <table:table-cell office:value-type="float" office:value="42449" calcext:value-type="float">
            <text:p>42449</text:p>
          </table:table-cell>
          <table:table-cell office:value-type="float" office:value="41706" calcext:value-type="float">
            <text:p>41706</text:p>
          </table:table-cell>
          <table:table-cell office:value-type="float" office:value="41547" calcext:value-type="float">
            <text:p>41547</text:p>
          </table:table-cell>
          <table:table-cell office:value-type="float" office:value="42172" calcext:value-type="float">
            <text:p>42172</text:p>
          </table:table-cell>
          <table:table-cell office:value-type="float" office:value="43604" calcext:value-type="float">
            <text:p>43604</text:p>
          </table:table-cell>
          <table:table-cell office:value-type="float" office:value="43778" calcext:value-type="float">
            <text:p>43778</text:p>
          </table:table-cell>
          <table:table-cell office:value-type="float" office:value="44241" calcext:value-type="float">
            <text:p>44241</text:p>
          </table:table-cell>
          <table:table-cell office:value-type="float" office:value="43315" calcext:value-type="float">
            <text:p>43315</text:p>
          </table:table-cell>
          <table:table-cell office:value-type="float" office:value="42044" calcext:value-type="float">
            <text:p>42044</text:p>
          </table:table-cell>
          <table:table-cell office:value-type="float" office:value="44918" calcext:value-type="float">
            <text:p>44918</text:p>
          </table:table-cell>
          <table:table-cell office:value-type="float" office:value="43175" calcext:value-type="float">
            <text:p>43175</text:p>
          </table:table-cell>
          <table:table-cell office:value-type="float" office:value="1328701" calcext:value-type="float">
            <text:p>1328701</text:p>
          </table:table-cell>
          <table:table-cell office:value-type="string" calcext:value-type="string">
            <text:p>OK</text:p>
          </table:table-cell>
          <table:table-cell office:value-type="float" office:value="25060676" calcext:value-type="float">
            <text:p>25060676</text:p>
          </table:table-cell>
          <table:table-cell office:value-type="float" office:value="25050677" calcext:value-type="float">
            <text:p>25050677</text:p>
          </table:table-cell>
          <table:table-cell table:number-columns-repeated="2" office:value-type="float" office:value="50101354" calcext:value-type="float">
            <text:p>50101354</text:p>
          </table:table-cell>
        </table:table-row>
        <table:table-row table:style-name="ro2" table:number-rows-repeated="4">
          <table:table-cell table:style-name="Default" table:number-columns-repeated="4"/>
          <table:table-cell table:number-columns-repeated="45"/>
        </table:table-row>
        <table:table-row table:style-name="ro1">
          <table:table-cell table:style-name="ce1" office:value-type="string" calcext:value-type="string">
            <text:p>TmaxAllAVG</text:p>
          </table:table-cell>
          <table:table-cell table:style-name="ce1" office:value-type="string" calcext:value-type="string">
            <text:p>TminAllAVG</text:p>
          </table:table-cell>
          <table:table-cell table:style-name="ce1" office:value-type="string" calcext:value-type="string">
            <text:p>DeltaAllAVG</text:p>
          </table:table-cell>
          <table:table-cell table:style-name="ce1" office:value-type="string" calcext:value-type="string">
            <text:p>TfirstAVG</text:p>
          </table:table-cell>
          <table:table-cell table:number-columns-repeated="45"/>
        </table:table-row>
        <table:table-row table:style-name="ro1">
          <table:table-cell table:formula="of:=AVERAGE([.A2:.A72])" office:value-type="float" office:value="54649.2253521127" calcext:value-type="float">
            <text:p>54649.2253521127</text:p>
          </table:table-cell>
          <table:table-cell table:formula="of:=AVERAGE([.B2:.B72])" office:value-type="float" office:value="41477.5633802817" calcext:value-type="float">
            <text:p>41477.5633802817</text:p>
          </table:table-cell>
          <table:table-cell table:formula="of:=AVERAGE([.C2:.C72])" office:value-type="float" office:value="13171.661971831" calcext:value-type="float">
            <text:p>13171.661971831</text:p>
          </table:table-cell>
          <table:table-cell table:formula="of:=AVERAGE([.D2:.D72])" office:value-type="float" office:value="50842.8732394366" calcext:value-type="float">
            <text:p>50842.8732394366</text:p>
          </table:table-cell>
          <table:table-cell table:number-columns-repeated="45"/>
        </table:table-row>
      </table:table>
      <table:table table:name="InsertionSortTest20000" table:style-name="ta1">
        <table:table-column table:style-name="co23" table:number-columns-repeated="4" table:default-cell-style-name="ce2"/>
        <table:table-column table:style-name="co23" table:number-columns-repeated="45" table:default-cell-style-name="Default"/>
        <table:table-row table:style-name="ro1">
          <table:table-cell table:style-name="ce1" office:value-type="string" calcext:value-type="string">
            <text:p>TmaxAll</text:p>
          </table:table-cell>
          <table:table-cell table:style-name="ce1" office:value-type="string" calcext:value-type="string">
            <text:p>TminAll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Tfir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stset</text:p>
          </table:table-cell>
          <table:table-cell office:value-type="string" calcext:value-type="string">
            <text:p>InstanceI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nsertionSort.Tfirst</text:p>
          </table:table-cell>
          <table:table-cell office:value-type="string" calcext:value-type="string">
            <text:p>InsertionSort.Tmin</text:p>
          </table:table-cell>
          <table:table-cell office:value-type="string" calcext:value-type="string">
            <text:p>InsertionSort.Tavg</text:p>
          </table:table-cell>
          <table:table-cell office:value-type="string" calcext:value-type="string">
            <text:p>InsertionSort.Tall</text:p>
          </table:table-cell>
          <table:table-cell office:value-type="string" calcext:value-type="string">
            <text:p>InsertionSort.Tsum</text:p>
          </table:table-cell>
          <table:table-cell office:value-type="string" calcext:value-type="string">
            <text:p>InsertionSort.Check</text:p>
          </table:table-cell>
          <table:table-cell office:value-type="string" calcext:value-type="string">
            <text:p>InsertionSort.CMP</text:p>
          </table:table-cell>
          <table:table-cell office:value-type="string" calcext:value-type="string">
            <text:p>InsertionSort.SWAP</text:p>
          </table:table-cell>
          <table:table-cell office:value-type="string" calcext:value-type="string">
            <text:p>InsertionSort.WRITE</text:p>
          </table:table-cell>
          <table:table-cell office:value-type="string" calcext:value-type="string">
            <text:p>InsertionSort.READ</text:p>
          </table:table-cell>
          <table:table-cell table:number-columns-repeated="29"/>
        </table:table-row>
        <table:table-row table:style-name="ro1">
          <table:table-cell table:formula="of:=MAX([.N2:.AQ2])" office:value-type="float" office:value="168838" calcext:value-type="float">
            <text:p>168838</text:p>
          </table:table-cell>
          <table:table-cell table:formula="of:=MIN([.N2:.AQ2])" office:value-type="float" office:value="158286" calcext:value-type="float">
            <text:p>158286</text:p>
          </table:table-cell>
          <table:table-cell table:formula="of:=ABS([.A2]-[.B2])" office:value-type="float" office:value="10552" calcext:value-type="float">
            <text:p>10552</text:p>
          </table:table-cell>
          <table:table-cell table:formula="of:=[.K2]" office:value-type="float" office:value="158286" calcext:value-type="float">
            <text:p>158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58286" calcext:value-type="float">
            <text:p>158286</text:p>
          </table:table-cell>
          <table:table-cell office:value-type="float" office:value="164945" calcext:value-type="float">
            <text:p>164945</text:p>
          </table:table-cell>
          <table:table-cell office:value-type="float" office:value="158286" calcext:value-type="float">
            <text:p>158286</text:p>
          </table:table-cell>
          <table:table-cell office:value-type="float" office:value="166386" calcext:value-type="float">
            <text:p>166386</text:p>
          </table:table-cell>
          <table:table-cell office:value-type="float" office:value="167301" calcext:value-type="float">
            <text:p>167301</text:p>
          </table:table-cell>
          <table:table-cell office:value-type="float" office:value="165740" calcext:value-type="float">
            <text:p>165740</text:p>
          </table:table-cell>
          <table:table-cell office:value-type="float" office:value="168655" calcext:value-type="float">
            <text:p>168655</text:p>
          </table:table-cell>
          <table:table-cell office:value-type="float" office:value="165105" calcext:value-type="float">
            <text:p>165105</text:p>
          </table:table-cell>
          <table:table-cell office:value-type="float" office:value="165305" calcext:value-type="float">
            <text:p>165305</text:p>
          </table:table-cell>
          <table:table-cell office:value-type="float" office:value="164774" calcext:value-type="float">
            <text:p>164774</text:p>
          </table:table-cell>
          <table:table-cell office:value-type="float" office:value="166368" calcext:value-type="float">
            <text:p>166368</text:p>
          </table:table-cell>
          <table:table-cell office:value-type="float" office:value="168838" calcext:value-type="float">
            <text:p>168838</text:p>
          </table:table-cell>
          <table:table-cell office:value-type="float" office:value="165362" calcext:value-type="float">
            <text:p>165362</text:p>
          </table:table-cell>
          <table:table-cell office:value-type="float" office:value="167205" calcext:value-type="float">
            <text:p>167205</text:p>
          </table:table-cell>
          <table:table-cell office:value-type="float" office:value="164976" calcext:value-type="float">
            <text:p>164976</text:p>
          </table:table-cell>
          <table:table-cell office:value-type="float" office:value="164931" calcext:value-type="float">
            <text:p>164931</text:p>
          </table:table-cell>
          <table:table-cell office:value-type="float" office:value="164576" calcext:value-type="float">
            <text:p>164576</text:p>
          </table:table-cell>
          <table:table-cell office:value-type="float" office:value="165042" calcext:value-type="float">
            <text:p>165042</text:p>
          </table:table-cell>
          <table:table-cell office:value-type="float" office:value="164178" calcext:value-type="float">
            <text:p>164178</text:p>
          </table:table-cell>
          <table:table-cell office:value-type="float" office:value="164513" calcext:value-type="float">
            <text:p>164513</text:p>
          </table:table-cell>
          <table:table-cell office:value-type="float" office:value="166594" calcext:value-type="float">
            <text:p>166594</text:p>
          </table:table-cell>
          <table:table-cell office:value-type="float" office:value="164240" calcext:value-type="float">
            <text:p>164240</text:p>
          </table:table-cell>
          <table:table-cell office:value-type="float" office:value="164364" calcext:value-type="float">
            <text:p>164364</text:p>
          </table:table-cell>
          <table:table-cell office:value-type="float" office:value="163961" calcext:value-type="float">
            <text:p>163961</text:p>
          </table:table-cell>
          <table:table-cell office:value-type="float" office:value="165304" calcext:value-type="float">
            <text:p>165304</text:p>
          </table:table-cell>
          <table:table-cell office:value-type="float" office:value="164361" calcext:value-type="float">
            <text:p>164361</text:p>
          </table:table-cell>
          <table:table-cell office:value-type="float" office:value="162438" calcext:value-type="float">
            <text:p>162438</text:p>
          </table:table-cell>
          <table:table-cell office:value-type="float" office:value="163513" calcext:value-type="float">
            <text:p>163513</text:p>
          </table:table-cell>
          <table:table-cell office:value-type="float" office:value="163413" calcext:value-type="float">
            <text:p>163413</text:p>
          </table:table-cell>
          <table:table-cell office:value-type="float" office:value="163604" calcext:value-type="float">
            <text:p>163604</text:p>
          </table:table-cell>
          <table:table-cell office:value-type="float" office:value="163027" calcext:value-type="float">
            <text:p>163027</text:p>
          </table:table-cell>
          <table:table-cell office:value-type="float" office:value="165990" calcext:value-type="float">
            <text:p>165990</text:p>
          </table:table-cell>
          <table:table-cell office:value-type="float" office:value="4948350" calcext:value-type="float">
            <text:p>4948350</text:p>
          </table:table-cell>
          <table:table-cell office:value-type="string" calcext:value-type="string">
            <text:p>OK</text:p>
          </table:table-cell>
          <table:table-cell office:value-type="float" office:value="100135567" calcext:value-type="float">
            <text:p>100135567</text:p>
          </table:table-cell>
          <table:table-cell office:value-type="float" office:value="100115568" calcext:value-type="float">
            <text:p>100115568</text:p>
          </table:table-cell>
          <table:table-cell table:number-columns-repeated="2" office:value-type="float" office:value="200231136" calcext:value-type="float">
            <text:p>200231136</text:p>
          </table:table-cell>
        </table:table-row>
        <table:table-row table:style-name="ro1">
          <table:table-cell table:formula="of:=MAX([.N3:.AQ3])" office:value-type="float" office:value="168255" calcext:value-type="float">
            <text:p>168255</text:p>
          </table:table-cell>
          <table:table-cell table:formula="of:=MIN([.N3:.AQ3])" office:value-type="float" office:value="162484" calcext:value-type="float">
            <text:p>162484</text:p>
          </table:table-cell>
          <table:table-cell table:formula="of:=ABS([.A3]-[.B3])" office:value-type="float" office:value="5771" calcext:value-type="float">
            <text:p>5771</text:p>
          </table:table-cell>
          <table:table-cell table:formula="of:=[.K3]" office:value-type="float" office:value="168155" calcext:value-type="float">
            <text:p>1681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8155" calcext:value-type="float">
            <text:p>168155</text:p>
          </table:table-cell>
          <table:table-cell office:value-type="float" office:value="162484" calcext:value-type="float">
            <text:p>162484</text:p>
          </table:table-cell>
          <table:table-cell office:value-type="float" office:value="164210" calcext:value-type="float">
            <text:p>164210</text:p>
          </table:table-cell>
          <table:table-cell office:value-type="float" office:value="168155" calcext:value-type="float">
            <text:p>168155</text:p>
          </table:table-cell>
          <table:table-cell office:value-type="float" office:value="164975" calcext:value-type="float">
            <text:p>164975</text:p>
          </table:table-cell>
          <table:table-cell office:value-type="float" office:value="165939" calcext:value-type="float">
            <text:p>165939</text:p>
          </table:table-cell>
          <table:table-cell office:value-type="float" office:value="165103" calcext:value-type="float">
            <text:p>165103</text:p>
          </table:table-cell>
          <table:table-cell office:value-type="float" office:value="164344" calcext:value-type="float">
            <text:p>164344</text:p>
          </table:table-cell>
          <table:table-cell office:value-type="float" office:value="163084" calcext:value-type="float">
            <text:p>163084</text:p>
          </table:table-cell>
          <table:table-cell office:value-type="float" office:value="165499" calcext:value-type="float">
            <text:p>165499</text:p>
          </table:table-cell>
          <table:table-cell office:value-type="float" office:value="163853" calcext:value-type="float">
            <text:p>163853</text:p>
          </table:table-cell>
          <table:table-cell office:value-type="float" office:value="164991" calcext:value-type="float">
            <text:p>164991</text:p>
          </table:table-cell>
          <table:table-cell office:value-type="float" office:value="168255" calcext:value-type="float">
            <text:p>168255</text:p>
          </table:table-cell>
          <table:table-cell office:value-type="float" office:value="164108" calcext:value-type="float">
            <text:p>164108</text:p>
          </table:table-cell>
          <table:table-cell office:value-type="float" office:value="162520" calcext:value-type="float">
            <text:p>162520</text:p>
          </table:table-cell>
          <table:table-cell office:value-type="float" office:value="163191" calcext:value-type="float">
            <text:p>163191</text:p>
          </table:table-cell>
          <table:table-cell office:value-type="float" office:value="162576" calcext:value-type="float">
            <text:p>162576</text:p>
          </table:table-cell>
          <table:table-cell office:value-type="float" office:value="164902" calcext:value-type="float">
            <text:p>164902</text:p>
          </table:table-cell>
          <table:table-cell office:value-type="float" office:value="164571" calcext:value-type="float">
            <text:p>164571</text:p>
          </table:table-cell>
          <table:table-cell office:value-type="float" office:value="162484" calcext:value-type="float">
            <text:p>162484</text:p>
          </table:table-cell>
          <table:table-cell office:value-type="float" office:value="163276" calcext:value-type="float">
            <text:p>163276</text:p>
          </table:table-cell>
          <table:table-cell office:value-type="float" office:value="163724" calcext:value-type="float">
            <text:p>163724</text:p>
          </table:table-cell>
          <table:table-cell office:value-type="float" office:value="164489" calcext:value-type="float">
            <text:p>164489</text:p>
          </table:table-cell>
          <table:table-cell office:value-type="float" office:value="162895" calcext:value-type="float">
            <text:p>162895</text:p>
          </table:table-cell>
          <table:table-cell office:value-type="float" office:value="163497" calcext:value-type="float">
            <text:p>163497</text:p>
          </table:table-cell>
          <table:table-cell office:value-type="float" office:value="163560" calcext:value-type="float">
            <text:p>163560</text:p>
          </table:table-cell>
          <table:table-cell office:value-type="float" office:value="166933" calcext:value-type="float">
            <text:p>166933</text:p>
          </table:table-cell>
          <table:table-cell office:value-type="float" office:value="163409" calcext:value-type="float">
            <text:p>163409</text:p>
          </table:table-cell>
          <table:table-cell office:value-type="float" office:value="163143" calcext:value-type="float">
            <text:p>163143</text:p>
          </table:table-cell>
          <table:table-cell office:value-type="float" office:value="163080" calcext:value-type="float">
            <text:p>163080</text:p>
          </table:table-cell>
          <table:table-cell office:value-type="float" office:value="163276" calcext:value-type="float">
            <text:p>163276</text:p>
          </table:table-cell>
          <table:table-cell office:value-type="float" office:value="163166" calcext:value-type="float">
            <text:p>163166</text:p>
          </table:table-cell>
          <table:table-cell office:value-type="float" office:value="163327" calcext:value-type="float">
            <text:p>163327</text:p>
          </table:table-cell>
          <table:table-cell office:value-type="float" office:value="4926325" calcext:value-type="float">
            <text:p>4926325</text:p>
          </table:table-cell>
          <table:table-cell office:value-type="string" calcext:value-type="string">
            <text:p>OK</text:p>
          </table:table-cell>
          <table:table-cell office:value-type="float" office:value="100416466" calcext:value-type="float">
            <text:p>100416466</text:p>
          </table:table-cell>
          <table:table-cell office:value-type="float" office:value="100396467" calcext:value-type="float">
            <text:p>100396467</text:p>
          </table:table-cell>
          <table:table-cell table:number-columns-repeated="2" office:value-type="float" office:value="200792934" calcext:value-type="float">
            <text:p>200792934</text:p>
          </table:table-cell>
        </table:table-row>
        <table:table-row table:style-name="ro1">
          <table:table-cell table:formula="of:=MAX([.N4:.AQ4])" office:value-type="float" office:value="174758" calcext:value-type="float">
            <text:p>174758</text:p>
          </table:table-cell>
          <table:table-cell table:formula="of:=MIN([.N4:.AQ4])" office:value-type="float" office:value="161876" calcext:value-type="float">
            <text:p>161876</text:p>
          </table:table-cell>
          <table:table-cell table:formula="of:=ABS([.A4]-[.B4])" office:value-type="float" office:value="12882" calcext:value-type="float">
            <text:p>12882</text:p>
          </table:table-cell>
          <table:table-cell table:formula="of:=[.K4]" office:value-type="float" office:value="165015" calcext:value-type="float">
            <text:p>165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5015" calcext:value-type="float">
            <text:p>165015</text:p>
          </table:table-cell>
          <table:table-cell office:value-type="float" office:value="161876" calcext:value-type="float">
            <text:p>161876</text:p>
          </table:table-cell>
          <table:table-cell office:value-type="float" office:value="164102" calcext:value-type="float">
            <text:p>164102</text:p>
          </table:table-cell>
          <table:table-cell office:value-type="float" office:value="165015" calcext:value-type="float">
            <text:p>165015</text:p>
          </table:table-cell>
          <table:table-cell office:value-type="float" office:value="164120" calcext:value-type="float">
            <text:p>164120</text:p>
          </table:table-cell>
          <table:table-cell office:value-type="float" office:value="166934" calcext:value-type="float">
            <text:p>166934</text:p>
          </table:table-cell>
          <table:table-cell office:value-type="float" office:value="162279" calcext:value-type="float">
            <text:p>162279</text:p>
          </table:table-cell>
          <table:table-cell office:value-type="float" office:value="162685" calcext:value-type="float">
            <text:p>162685</text:p>
          </table:table-cell>
          <table:table-cell office:value-type="float" office:value="163511" calcext:value-type="float">
            <text:p>163511</text:p>
          </table:table-cell>
          <table:table-cell office:value-type="float" office:value="165824" calcext:value-type="float">
            <text:p>165824</text:p>
          </table:table-cell>
          <table:table-cell office:value-type="float" office:value="163360" calcext:value-type="float">
            <text:p>163360</text:p>
          </table:table-cell>
          <table:table-cell office:value-type="float" office:value="174758" calcext:value-type="float">
            <text:p>174758</text:p>
          </table:table-cell>
          <table:table-cell office:value-type="float" office:value="166742" calcext:value-type="float">
            <text:p>166742</text:p>
          </table:table-cell>
          <table:table-cell office:value-type="float" office:value="162749" calcext:value-type="float">
            <text:p>162749</text:p>
          </table:table-cell>
          <table:table-cell office:value-type="float" office:value="163304" calcext:value-type="float">
            <text:p>163304</text:p>
          </table:table-cell>
          <table:table-cell office:value-type="float" office:value="162529" calcext:value-type="float">
            <text:p>162529</text:p>
          </table:table-cell>
          <table:table-cell office:value-type="float" office:value="165117" calcext:value-type="float">
            <text:p>165117</text:p>
          </table:table-cell>
          <table:table-cell office:value-type="float" office:value="162772" calcext:value-type="float">
            <text:p>162772</text:p>
          </table:table-cell>
          <table:table-cell office:value-type="float" office:value="161876" calcext:value-type="float">
            <text:p>161876</text:p>
          </table:table-cell>
          <table:table-cell office:value-type="float" office:value="164256" calcext:value-type="float">
            <text:p>164256</text:p>
          </table:table-cell>
          <table:table-cell office:value-type="float" office:value="163404" calcext:value-type="float">
            <text:p>163404</text:p>
          </table:table-cell>
          <table:table-cell office:value-type="float" office:value="162706" calcext:value-type="float">
            <text:p>162706</text:p>
          </table:table-cell>
          <table:table-cell office:value-type="float" office:value="164840" calcext:value-type="float">
            <text:p>164840</text:p>
          </table:table-cell>
          <table:table-cell office:value-type="float" office:value="164540" calcext:value-type="float">
            <text:p>164540</text:p>
          </table:table-cell>
          <table:table-cell office:value-type="float" office:value="162634" calcext:value-type="float">
            <text:p>162634</text:p>
          </table:table-cell>
          <table:table-cell office:value-type="float" office:value="162148" calcext:value-type="float">
            <text:p>162148</text:p>
          </table:table-cell>
          <table:table-cell office:value-type="float" office:value="165232" calcext:value-type="float">
            <text:p>165232</text:p>
          </table:table-cell>
          <table:table-cell office:value-type="float" office:value="163657" calcext:value-type="float">
            <text:p>163657</text:p>
          </table:table-cell>
          <table:table-cell office:value-type="float" office:value="162251" calcext:value-type="float">
            <text:p>162251</text:p>
          </table:table-cell>
          <table:table-cell office:value-type="float" office:value="162962" calcext:value-type="float">
            <text:p>162962</text:p>
          </table:table-cell>
          <table:table-cell office:value-type="float" office:value="164959" calcext:value-type="float">
            <text:p>164959</text:p>
          </table:table-cell>
          <table:table-cell office:value-type="float" office:value="163014" calcext:value-type="float">
            <text:p>163014</text:p>
          </table:table-cell>
          <table:table-cell office:value-type="float" office:value="162888" calcext:value-type="float">
            <text:p>162888</text:p>
          </table:table-cell>
          <table:table-cell office:value-type="float" office:value="4923066" calcext:value-type="float">
            <text:p>4923066</text:p>
          </table:table-cell>
          <table:table-cell office:value-type="string" calcext:value-type="string">
            <text:p>OK</text:p>
          </table:table-cell>
          <table:table-cell office:value-type="float" office:value="99964732" calcext:value-type="float">
            <text:p>99964732</text:p>
          </table:table-cell>
          <table:table-cell office:value-type="float" office:value="99944733" calcext:value-type="float">
            <text:p>99944733</text:p>
          </table:table-cell>
          <table:table-cell table:number-columns-repeated="2" office:value-type="float" office:value="199889466" calcext:value-type="float">
            <text:p>199889466</text:p>
          </table:table-cell>
        </table:table-row>
        <table:table-row table:style-name="ro1">
          <table:table-cell table:formula="of:=MAX([.N5:.AQ5])" office:value-type="float" office:value="178327" calcext:value-type="float">
            <text:p>178327</text:p>
          </table:table-cell>
          <table:table-cell table:formula="of:=MIN([.N5:.AQ5])" office:value-type="float" office:value="153856" calcext:value-type="float">
            <text:p>153856</text:p>
          </table:table-cell>
          <table:table-cell table:formula="of:=ABS([.A5]-[.B5])" office:value-type="float" office:value="24471" calcext:value-type="float">
            <text:p>24471</text:p>
          </table:table-cell>
          <table:table-cell table:formula="of:=[.K5]" office:value-type="float" office:value="153856" calcext:value-type="float">
            <text:p>1538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53856" calcext:value-type="float">
            <text:p>153856</text:p>
          </table:table-cell>
          <table:table-cell office:value-type="float" office:value="166271" calcext:value-type="float">
            <text:p>166271</text:p>
          </table:table-cell>
          <table:table-cell office:value-type="float" office:value="153856" calcext:value-type="float">
            <text:p>153856</text:p>
          </table:table-cell>
          <table:table-cell office:value-type="float" office:value="170618" calcext:value-type="float">
            <text:p>170618</text:p>
          </table:table-cell>
          <table:table-cell office:value-type="float" office:value="163200" calcext:value-type="float">
            <text:p>163200</text:p>
          </table:table-cell>
          <table:table-cell office:value-type="float" office:value="164227" calcext:value-type="float">
            <text:p>164227</text:p>
          </table:table-cell>
          <table:table-cell office:value-type="float" office:value="161277" calcext:value-type="float">
            <text:p>161277</text:p>
          </table:table-cell>
          <table:table-cell office:value-type="float" office:value="167732" calcext:value-type="float">
            <text:p>167732</text:p>
          </table:table-cell>
          <table:table-cell office:value-type="float" office:value="163581" calcext:value-type="float">
            <text:p>163581</text:p>
          </table:table-cell>
          <table:table-cell office:value-type="float" office:value="162017" calcext:value-type="float">
            <text:p>162017</text:p>
          </table:table-cell>
          <table:table-cell office:value-type="float" office:value="161731" calcext:value-type="float">
            <text:p>161731</text:p>
          </table:table-cell>
          <table:table-cell office:value-type="float" office:value="166922" calcext:value-type="float">
            <text:p>166922</text:p>
          </table:table-cell>
          <table:table-cell office:value-type="float" office:value="163408" calcext:value-type="float">
            <text:p>163408</text:p>
          </table:table-cell>
          <table:table-cell office:value-type="float" office:value="163913" calcext:value-type="float">
            <text:p>163913</text:p>
          </table:table-cell>
          <table:table-cell office:value-type="float" office:value="165427" calcext:value-type="float">
            <text:p>165427</text:p>
          </table:table-cell>
          <table:table-cell office:value-type="float" office:value="162771" calcext:value-type="float">
            <text:p>162771</text:p>
          </table:table-cell>
          <table:table-cell office:value-type="float" office:value="163173" calcext:value-type="float">
            <text:p>163173</text:p>
          </table:table-cell>
          <table:table-cell office:value-type="float" office:value="162567" calcext:value-type="float">
            <text:p>162567</text:p>
          </table:table-cell>
          <table:table-cell office:value-type="float" office:value="161679" calcext:value-type="float">
            <text:p>161679</text:p>
          </table:table-cell>
          <table:table-cell office:value-type="float" office:value="163550" calcext:value-type="float">
            <text:p>163550</text:p>
          </table:table-cell>
          <table:table-cell office:value-type="float" office:value="163363" calcext:value-type="float">
            <text:p>163363</text:p>
          </table:table-cell>
          <table:table-cell office:value-type="float" office:value="161580" calcext:value-type="float">
            <text:p>161580</text:p>
          </table:table-cell>
          <table:table-cell office:value-type="float" office:value="164727" calcext:value-type="float">
            <text:p>164727</text:p>
          </table:table-cell>
          <table:table-cell office:value-type="float" office:value="170073" calcext:value-type="float">
            <text:p>170073</text:p>
          </table:table-cell>
          <table:table-cell office:value-type="float" office:value="177797" calcext:value-type="float">
            <text:p>177797</text:p>
          </table:table-cell>
          <table:table-cell office:value-type="float" office:value="172950" calcext:value-type="float">
            <text:p>172950</text:p>
          </table:table-cell>
          <table:table-cell office:value-type="float" office:value="175197" calcext:value-type="float">
            <text:p>175197</text:p>
          </table:table-cell>
          <table:table-cell office:value-type="float" office:value="167246" calcext:value-type="float">
            <text:p>167246</text:p>
          </table:table-cell>
          <table:table-cell office:value-type="float" office:value="166721" calcext:value-type="float">
            <text:p>166721</text:p>
          </table:table-cell>
          <table:table-cell office:value-type="float" office:value="172395" calcext:value-type="float">
            <text:p>172395</text:p>
          </table:table-cell>
          <table:table-cell office:value-type="float" office:value="176132" calcext:value-type="float">
            <text:p>176132</text:p>
          </table:table-cell>
          <table:table-cell office:value-type="float" office:value="178327" calcext:value-type="float">
            <text:p>178327</text:p>
          </table:table-cell>
          <table:table-cell office:value-type="float" office:value="4988157" calcext:value-type="float">
            <text:p>4988157</text:p>
          </table:table-cell>
          <table:table-cell office:value-type="string" calcext:value-type="string">
            <text:p>OK</text:p>
          </table:table-cell>
          <table:table-cell office:value-type="float" office:value="100798912" calcext:value-type="float">
            <text:p>100798912</text:p>
          </table:table-cell>
          <table:table-cell office:value-type="float" office:value="100778913" calcext:value-type="float">
            <text:p>100778913</text:p>
          </table:table-cell>
          <table:table-cell table:number-columns-repeated="2" office:value-type="float" office:value="201557826" calcext:value-type="float">
            <text:p>201557826</text:p>
          </table:table-cell>
        </table:table-row>
        <table:table-row table:style-name="ro1">
          <table:table-cell table:formula="of:=MAX([.N6:.AQ6])" office:value-type="float" office:value="176684" calcext:value-type="float">
            <text:p>176684</text:p>
          </table:table-cell>
          <table:table-cell table:formula="of:=MIN([.N6:.AQ6])" office:value-type="float" office:value="160900" calcext:value-type="float">
            <text:p>160900</text:p>
          </table:table-cell>
          <table:table-cell table:formula="of:=ABS([.A6]-[.B6])" office:value-type="float" office:value="15784" calcext:value-type="float">
            <text:p>15784</text:p>
          </table:table-cell>
          <table:table-cell table:formula="of:=[.K6]" office:value-type="float" office:value="167536" calcext:value-type="float">
            <text:p>1675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536" calcext:value-type="float">
            <text:p>167536</text:p>
          </table:table-cell>
          <table:table-cell office:value-type="float" office:value="160900" calcext:value-type="float">
            <text:p>160900</text:p>
          </table:table-cell>
          <table:table-cell office:value-type="float" office:value="168808" calcext:value-type="float">
            <text:p>168808</text:p>
          </table:table-cell>
          <table:table-cell office:value-type="float" office:value="167536" calcext:value-type="float">
            <text:p>167536</text:p>
          </table:table-cell>
          <table:table-cell office:value-type="float" office:value="173517" calcext:value-type="float">
            <text:p>173517</text:p>
          </table:table-cell>
          <table:table-cell office:value-type="float" office:value="171746" calcext:value-type="float">
            <text:p>171746</text:p>
          </table:table-cell>
          <table:table-cell office:value-type="float" office:value="170478" calcext:value-type="float">
            <text:p>170478</text:p>
          </table:table-cell>
          <table:table-cell office:value-type="float" office:value="175117" calcext:value-type="float">
            <text:p>175117</text:p>
          </table:table-cell>
          <table:table-cell office:value-type="float" office:value="162056" calcext:value-type="float">
            <text:p>162056</text:p>
          </table:table-cell>
          <table:table-cell office:value-type="float" office:value="162100" calcext:value-type="float">
            <text:p>162100</text:p>
          </table:table-cell>
          <table:table-cell office:value-type="float" office:value="165387" calcext:value-type="float">
            <text:p>165387</text:p>
          </table:table-cell>
          <table:table-cell office:value-type="float" office:value="161490" calcext:value-type="float">
            <text:p>161490</text:p>
          </table:table-cell>
          <table:table-cell office:value-type="float" office:value="167068" calcext:value-type="float">
            <text:p>167068</text:p>
          </table:table-cell>
          <table:table-cell office:value-type="float" office:value="166125" calcext:value-type="float">
            <text:p>166125</text:p>
          </table:table-cell>
          <table:table-cell office:value-type="float" office:value="160900" calcext:value-type="float">
            <text:p>160900</text:p>
          </table:table-cell>
          <table:table-cell office:value-type="float" office:value="161008" calcext:value-type="float">
            <text:p>161008</text:p>
          </table:table-cell>
          <table:table-cell office:value-type="float" office:value="164665" calcext:value-type="float">
            <text:p>164665</text:p>
          </table:table-cell>
          <table:table-cell office:value-type="float" office:value="161869" calcext:value-type="float">
            <text:p>161869</text:p>
          </table:table-cell>
          <table:table-cell office:value-type="float" office:value="163939" calcext:value-type="float">
            <text:p>163939</text:p>
          </table:table-cell>
          <table:table-cell office:value-type="float" office:value="170474" calcext:value-type="float">
            <text:p>170474</text:p>
          </table:table-cell>
          <table:table-cell office:value-type="float" office:value="162976" calcext:value-type="float">
            <text:p>162976</text:p>
          </table:table-cell>
          <table:table-cell office:value-type="float" office:value="161954" calcext:value-type="float">
            <text:p>161954</text:p>
          </table:table-cell>
          <table:table-cell office:value-type="float" office:value="167067" calcext:value-type="float">
            <text:p>167067</text:p>
          </table:table-cell>
          <table:table-cell office:value-type="float" office:value="174139" calcext:value-type="float">
            <text:p>174139</text:p>
          </table:table-cell>
          <table:table-cell office:value-type="float" office:value="175543" calcext:value-type="float">
            <text:p>175543</text:p>
          </table:table-cell>
          <table:table-cell office:value-type="float" office:value="176217" calcext:value-type="float">
            <text:p>176217</text:p>
          </table:table-cell>
          <table:table-cell office:value-type="float" office:value="173150" calcext:value-type="float">
            <text:p>173150</text:p>
          </table:table-cell>
          <table:table-cell office:value-type="float" office:value="176242" calcext:value-type="float">
            <text:p>176242</text:p>
          </table:table-cell>
          <table:table-cell office:value-type="float" office:value="174809" calcext:value-type="float">
            <text:p>174809</text:p>
          </table:table-cell>
          <table:table-cell office:value-type="float" office:value="173834" calcext:value-type="float">
            <text:p>173834</text:p>
          </table:table-cell>
          <table:table-cell office:value-type="float" office:value="176684" calcext:value-type="float">
            <text:p>176684</text:p>
          </table:table-cell>
          <table:table-cell office:value-type="float" office:value="172521" calcext:value-type="float">
            <text:p>172521</text:p>
          </table:table-cell>
          <table:table-cell office:value-type="float" office:value="173646" calcext:value-type="float">
            <text:p>173646</text:p>
          </table:table-cell>
          <table:table-cell office:value-type="float" office:value="5064257" calcext:value-type="float">
            <text:p>5064257</text:p>
          </table:table-cell>
          <table:table-cell office:value-type="string" calcext:value-type="string">
            <text:p>OK</text:p>
          </table:table-cell>
          <table:table-cell office:value-type="float" office:value="100851205" calcext:value-type="float">
            <text:p>100851205</text:p>
          </table:table-cell>
          <table:table-cell office:value-type="float" office:value="100831206" calcext:value-type="float">
            <text:p>100831206</text:p>
          </table:table-cell>
          <table:table-cell table:number-columns-repeated="2" office:value-type="float" office:value="201662412" calcext:value-type="float">
            <text:p>201662412</text:p>
          </table:table-cell>
        </table:table-row>
        <table:table-row table:style-name="ro1">
          <table:table-cell table:formula="of:=MAX([.N7:.AQ7])" office:value-type="float" office:value="180294" calcext:value-type="float">
            <text:p>180294</text:p>
          </table:table-cell>
          <table:table-cell table:formula="of:=MIN([.N7:.AQ7])" office:value-type="float" office:value="163770" calcext:value-type="float">
            <text:p>163770</text:p>
          </table:table-cell>
          <table:table-cell table:formula="of:=ABS([.A7]-[.B7])" office:value-type="float" office:value="16524" calcext:value-type="float">
            <text:p>16524</text:p>
          </table:table-cell>
          <table:table-cell table:formula="of:=[.K7]" office:value-type="float" office:value="179891" calcext:value-type="float">
            <text:p>1798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9891" calcext:value-type="float">
            <text:p>179891</text:p>
          </table:table-cell>
          <table:table-cell office:value-type="float" office:value="163770" calcext:value-type="float">
            <text:p>163770</text:p>
          </table:table-cell>
          <table:table-cell office:value-type="float" office:value="171848" calcext:value-type="float">
            <text:p>171848</text:p>
          </table:table-cell>
          <table:table-cell office:value-type="float" office:value="179891" calcext:value-type="float">
            <text:p>179891</text:p>
          </table:table-cell>
          <table:table-cell office:value-type="float" office:value="163770" calcext:value-type="float">
            <text:p>163770</text:p>
          </table:table-cell>
          <table:table-cell office:value-type="float" office:value="174329" calcext:value-type="float">
            <text:p>174329</text:p>
          </table:table-cell>
          <table:table-cell office:value-type="float" office:value="176787" calcext:value-type="float">
            <text:p>176787</text:p>
          </table:table-cell>
          <table:table-cell office:value-type="float" office:value="178792" calcext:value-type="float">
            <text:p>178792</text:p>
          </table:table-cell>
          <table:table-cell office:value-type="float" office:value="177099" calcext:value-type="float">
            <text:p>177099</text:p>
          </table:table-cell>
          <table:table-cell office:value-type="float" office:value="172572" calcext:value-type="float">
            <text:p>172572</text:p>
          </table:table-cell>
          <table:table-cell office:value-type="float" office:value="167698" calcext:value-type="float">
            <text:p>167698</text:p>
          </table:table-cell>
          <table:table-cell office:value-type="float" office:value="176511" calcext:value-type="float">
            <text:p>176511</text:p>
          </table:table-cell>
          <table:table-cell office:value-type="float" office:value="180294" calcext:value-type="float">
            <text:p>180294</text:p>
          </table:table-cell>
          <table:table-cell office:value-type="float" office:value="168696" calcext:value-type="float">
            <text:p>168696</text:p>
          </table:table-cell>
          <table:table-cell office:value-type="float" office:value="169698" calcext:value-type="float">
            <text:p>169698</text:p>
          </table:table-cell>
          <table:table-cell office:value-type="float" office:value="166232" calcext:value-type="float">
            <text:p>166232</text:p>
          </table:table-cell>
          <table:table-cell office:value-type="float" office:value="168069" calcext:value-type="float">
            <text:p>168069</text:p>
          </table:table-cell>
          <table:table-cell office:value-type="float" office:value="164047" calcext:value-type="float">
            <text:p>164047</text:p>
          </table:table-cell>
          <table:table-cell office:value-type="float" office:value="171364" calcext:value-type="float">
            <text:p>171364</text:p>
          </table:table-cell>
          <table:table-cell office:value-type="float" office:value="169237" calcext:value-type="float">
            <text:p>169237</text:p>
          </table:table-cell>
          <table:table-cell office:value-type="float" office:value="169240" calcext:value-type="float">
            <text:p>169240</text:p>
          </table:table-cell>
          <table:table-cell office:value-type="float" office:value="170806" calcext:value-type="float">
            <text:p>170806</text:p>
          </table:table-cell>
          <table:table-cell office:value-type="float" office:value="171310" calcext:value-type="float">
            <text:p>171310</text:p>
          </table:table-cell>
          <table:table-cell office:value-type="float" office:value="172262" calcext:value-type="float">
            <text:p>172262</text:p>
          </table:table-cell>
          <table:table-cell office:value-type="float" office:value="176672" calcext:value-type="float">
            <text:p>176672</text:p>
          </table:table-cell>
          <table:table-cell office:value-type="float" office:value="170506" calcext:value-type="float">
            <text:p>170506</text:p>
          </table:table-cell>
          <table:table-cell office:value-type="float" office:value="168250" calcext:value-type="float">
            <text:p>168250</text:p>
          </table:table-cell>
          <table:table-cell office:value-type="float" office:value="168030" calcext:value-type="float">
            <text:p>168030</text:p>
          </table:table-cell>
          <table:table-cell office:value-type="float" office:value="166005" calcext:value-type="float">
            <text:p>166005</text:p>
          </table:table-cell>
          <table:table-cell office:value-type="float" office:value="175489" calcext:value-type="float">
            <text:p>175489</text:p>
          </table:table-cell>
          <table:table-cell office:value-type="float" office:value="175685" calcext:value-type="float">
            <text:p>175685</text:p>
          </table:table-cell>
          <table:table-cell office:value-type="float" office:value="175518" calcext:value-type="float">
            <text:p>175518</text:p>
          </table:table-cell>
          <table:table-cell office:value-type="float" office:value="170597" calcext:value-type="float">
            <text:p>170597</text:p>
          </table:table-cell>
          <table:table-cell office:value-type="float" office:value="5155456" calcext:value-type="float">
            <text:p>5155456</text:p>
          </table:table-cell>
          <table:table-cell office:value-type="string" calcext:value-type="string">
            <text:p>OK</text:p>
          </table:table-cell>
          <table:table-cell office:value-type="float" office:value="100265289" calcext:value-type="float">
            <text:p>100265289</text:p>
          </table:table-cell>
          <table:table-cell office:value-type="float" office:value="100245290" calcext:value-type="float">
            <text:p>100245290</text:p>
          </table:table-cell>
          <table:table-cell table:number-columns-repeated="2" office:value-type="float" office:value="200490580" calcext:value-type="float">
            <text:p>200490580</text:p>
          </table:table-cell>
        </table:table-row>
        <table:table-row table:style-name="ro1">
          <table:table-cell table:formula="of:=MAX([.N8:.AQ8])" office:value-type="float" office:value="179094" calcext:value-type="float">
            <text:p>179094</text:p>
          </table:table-cell>
          <table:table-cell table:formula="of:=MIN([.N8:.AQ8])" office:value-type="float" office:value="165657" calcext:value-type="float">
            <text:p>165657</text:p>
          </table:table-cell>
          <table:table-cell table:formula="of:=ABS([.A8]-[.B8])" office:value-type="float" office:value="13437" calcext:value-type="float">
            <text:p>13437</text:p>
          </table:table-cell>
          <table:table-cell table:formula="of:=[.K8]" office:value-type="float" office:value="174134" calcext:value-type="float">
            <text:p>1741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4134" calcext:value-type="float">
            <text:p>174134</text:p>
          </table:table-cell>
          <table:table-cell office:value-type="float" office:value="165657" calcext:value-type="float">
            <text:p>165657</text:p>
          </table:table-cell>
          <table:table-cell office:value-type="float" office:value="170848" calcext:value-type="float">
            <text:p>170848</text:p>
          </table:table-cell>
          <table:table-cell office:value-type="float" office:value="174134" calcext:value-type="float">
            <text:p>174134</text:p>
          </table:table-cell>
          <table:table-cell office:value-type="float" office:value="166805" calcext:value-type="float">
            <text:p>166805</text:p>
          </table:table-cell>
          <table:table-cell office:value-type="float" office:value="166158" calcext:value-type="float">
            <text:p>166158</text:p>
          </table:table-cell>
          <table:table-cell office:value-type="float" office:value="167019" calcext:value-type="float">
            <text:p>167019</text:p>
          </table:table-cell>
          <table:table-cell office:value-type="float" office:value="167588" calcext:value-type="float">
            <text:p>167588</text:p>
          </table:table-cell>
          <table:table-cell office:value-type="float" office:value="169174" calcext:value-type="float">
            <text:p>169174</text:p>
          </table:table-cell>
          <table:table-cell office:value-type="float" office:value="170172" calcext:value-type="float">
            <text:p>170172</text:p>
          </table:table-cell>
          <table:table-cell office:value-type="float" office:value="179094" calcext:value-type="float">
            <text:p>179094</text:p>
          </table:table-cell>
          <table:table-cell office:value-type="float" office:value="173448" calcext:value-type="float">
            <text:p>173448</text:p>
          </table:table-cell>
          <table:table-cell office:value-type="float" office:value="172978" calcext:value-type="float">
            <text:p>172978</text:p>
          </table:table-cell>
          <table:table-cell office:value-type="float" office:value="167704" calcext:value-type="float">
            <text:p>167704</text:p>
          </table:table-cell>
          <table:table-cell office:value-type="float" office:value="167599" calcext:value-type="float">
            <text:p>167599</text:p>
          </table:table-cell>
          <table:table-cell office:value-type="float" office:value="173945" calcext:value-type="float">
            <text:p>173945</text:p>
          </table:table-cell>
          <table:table-cell office:value-type="float" office:value="169746" calcext:value-type="float">
            <text:p>169746</text:p>
          </table:table-cell>
          <table:table-cell office:value-type="float" office:value="176033" calcext:value-type="float">
            <text:p>176033</text:p>
          </table:table-cell>
          <table:table-cell office:value-type="float" office:value="169575" calcext:value-type="float">
            <text:p>169575</text:p>
          </table:table-cell>
          <table:table-cell office:value-type="float" office:value="175003" calcext:value-type="float">
            <text:p>175003</text:p>
          </table:table-cell>
          <table:table-cell office:value-type="float" office:value="169164" calcext:value-type="float">
            <text:p>169164</text:p>
          </table:table-cell>
          <table:table-cell office:value-type="float" office:value="167237" calcext:value-type="float">
            <text:p>167237</text:p>
          </table:table-cell>
          <table:table-cell office:value-type="float" office:value="168471" calcext:value-type="float">
            <text:p>168471</text:p>
          </table:table-cell>
          <table:table-cell office:value-type="float" office:value="167564" calcext:value-type="float">
            <text:p>167564</text:p>
          </table:table-cell>
          <table:table-cell office:value-type="float" office:value="168652" calcext:value-type="float">
            <text:p>168652</text:p>
          </table:table-cell>
          <table:table-cell office:value-type="float" office:value="169007" calcext:value-type="float">
            <text:p>169007</text:p>
          </table:table-cell>
          <table:table-cell office:value-type="float" office:value="165657" calcext:value-type="float">
            <text:p>165657</text:p>
          </table:table-cell>
          <table:table-cell office:value-type="float" office:value="173802" calcext:value-type="float">
            <text:p>173802</text:p>
          </table:table-cell>
          <table:table-cell office:value-type="float" office:value="170015" calcext:value-type="float">
            <text:p>170015</text:p>
          </table:table-cell>
          <table:table-cell office:value-type="float" office:value="172985" calcext:value-type="float">
            <text:p>172985</text:p>
          </table:table-cell>
          <table:table-cell office:value-type="float" office:value="173503" calcext:value-type="float">
            <text:p>173503</text:p>
          </table:table-cell>
          <table:table-cell office:value-type="float" office:value="175675" calcext:value-type="float">
            <text:p>175675</text:p>
          </table:table-cell>
          <table:table-cell office:value-type="float" office:value="177543" calcext:value-type="float">
            <text:p>177543</text:p>
          </table:table-cell>
          <table:table-cell office:value-type="float" office:value="5125450" calcext:value-type="float">
            <text:p>5125450</text:p>
          </table:table-cell>
          <table:table-cell office:value-type="string" calcext:value-type="string">
            <text:p>OK</text:p>
          </table:table-cell>
          <table:table-cell office:value-type="float" office:value="99879772" calcext:value-type="float">
            <text:p>99879772</text:p>
          </table:table-cell>
          <table:table-cell office:value-type="float" office:value="99859773" calcext:value-type="float">
            <text:p>99859773</text:p>
          </table:table-cell>
          <table:table-cell table:number-columns-repeated="2" office:value-type="float" office:value="199719546" calcext:value-type="float">
            <text:p>199719546</text:p>
          </table:table-cell>
        </table:table-row>
        <table:table-row table:style-name="ro1">
          <table:table-cell table:formula="of:=MAX([.N9:.AQ9])" office:value-type="float" office:value="188359" calcext:value-type="float">
            <text:p>188359</text:p>
          </table:table-cell>
          <table:table-cell table:formula="of:=MIN([.N9:.AQ9])" office:value-type="float" office:value="161109" calcext:value-type="float">
            <text:p>161109</text:p>
          </table:table-cell>
          <table:table-cell table:formula="of:=ABS([.A9]-[.B9])" office:value-type="float" office:value="27250" calcext:value-type="float">
            <text:p>27250</text:p>
          </table:table-cell>
          <table:table-cell table:formula="of:=[.K9]" office:value-type="float" office:value="180674" calcext:value-type="float">
            <text:p>1806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8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80674" calcext:value-type="float">
            <text:p>180674</text:p>
          </table:table-cell>
          <table:table-cell office:value-type="float" office:value="161109" calcext:value-type="float">
            <text:p>161109</text:p>
          </table:table-cell>
          <table:table-cell office:value-type="float" office:value="169088" calcext:value-type="float">
            <text:p>169088</text:p>
          </table:table-cell>
          <table:table-cell office:value-type="float" office:value="180674" calcext:value-type="float">
            <text:p>180674</text:p>
          </table:table-cell>
          <table:table-cell office:value-type="float" office:value="163771" calcext:value-type="float">
            <text:p>163771</text:p>
          </table:table-cell>
          <table:table-cell office:value-type="float" office:value="166795" calcext:value-type="float">
            <text:p>166795</text:p>
          </table:table-cell>
          <table:table-cell office:value-type="float" office:value="162425" calcext:value-type="float">
            <text:p>162425</text:p>
          </table:table-cell>
          <table:table-cell office:value-type="float" office:value="163689" calcext:value-type="float">
            <text:p>163689</text:p>
          </table:table-cell>
          <table:table-cell office:value-type="float" office:value="164128" calcext:value-type="float">
            <text:p>164128</text:p>
          </table:table-cell>
          <table:table-cell office:value-type="float" office:value="164772" calcext:value-type="float">
            <text:p>164772</text:p>
          </table:table-cell>
          <table:table-cell office:value-type="float" office:value="163631" calcext:value-type="float">
            <text:p>163631</text:p>
          </table:table-cell>
          <table:table-cell office:value-type="float" office:value="162590" calcext:value-type="float">
            <text:p>162590</text:p>
          </table:table-cell>
          <table:table-cell office:value-type="float" office:value="171238" calcext:value-type="float">
            <text:p>171238</text:p>
          </table:table-cell>
          <table:table-cell office:value-type="float" office:value="168870" calcext:value-type="float">
            <text:p>168870</text:p>
          </table:table-cell>
          <table:table-cell office:value-type="float" office:value="167559" calcext:value-type="float">
            <text:p>167559</text:p>
          </table:table-cell>
          <table:table-cell office:value-type="float" office:value="167383" calcext:value-type="float">
            <text:p>167383</text:p>
          </table:table-cell>
          <table:table-cell office:value-type="float" office:value="162606" calcext:value-type="float">
            <text:p>162606</text:p>
          </table:table-cell>
          <table:table-cell office:value-type="float" office:value="161109" calcext:value-type="float">
            <text:p>161109</text:p>
          </table:table-cell>
          <table:table-cell office:value-type="float" office:value="166605" calcext:value-type="float">
            <text:p>166605</text:p>
          </table:table-cell>
          <table:table-cell office:value-type="float" office:value="165645" calcext:value-type="float">
            <text:p>165645</text:p>
          </table:table-cell>
          <table:table-cell office:value-type="float" office:value="171744" calcext:value-type="float">
            <text:p>171744</text:p>
          </table:table-cell>
          <table:table-cell office:value-type="float" office:value="176224" calcext:value-type="float">
            <text:p>176224</text:p>
          </table:table-cell>
          <table:table-cell office:value-type="float" office:value="175322" calcext:value-type="float">
            <text:p>175322</text:p>
          </table:table-cell>
          <table:table-cell office:value-type="float" office:value="172830" calcext:value-type="float">
            <text:p>172830</text:p>
          </table:table-cell>
          <table:table-cell office:value-type="float" office:value="174273" calcext:value-type="float">
            <text:p>174273</text:p>
          </table:table-cell>
          <table:table-cell office:value-type="float" office:value="173203" calcext:value-type="float">
            <text:p>173203</text:p>
          </table:table-cell>
          <table:table-cell office:value-type="float" office:value="172690" calcext:value-type="float">
            <text:p>172690</text:p>
          </table:table-cell>
          <table:table-cell office:value-type="float" office:value="188359" calcext:value-type="float">
            <text:p>188359</text:p>
          </table:table-cell>
          <table:table-cell office:value-type="float" office:value="171778" calcext:value-type="float">
            <text:p>171778</text:p>
          </table:table-cell>
          <table:table-cell office:value-type="float" office:value="167074" calcext:value-type="float">
            <text:p>167074</text:p>
          </table:table-cell>
          <table:table-cell office:value-type="float" office:value="166433" calcext:value-type="float">
            <text:p>166433</text:p>
          </table:table-cell>
          <table:table-cell office:value-type="float" office:value="172452" calcext:value-type="float">
            <text:p>172452</text:p>
          </table:table-cell>
          <table:table-cell office:value-type="float" office:value="166791" calcext:value-type="float">
            <text:p>166791</text:p>
          </table:table-cell>
          <table:table-cell office:value-type="float" office:value="5072663" calcext:value-type="float">
            <text:p>5072663</text:p>
          </table:table-cell>
          <table:table-cell office:value-type="string" calcext:value-type="string">
            <text:p>OK</text:p>
          </table:table-cell>
          <table:table-cell office:value-type="float" office:value="100022532" calcext:value-type="float">
            <text:p>100022532</text:p>
          </table:table-cell>
          <table:table-cell office:value-type="float" office:value="100002533" calcext:value-type="float">
            <text:p>100002533</text:p>
          </table:table-cell>
          <table:table-cell table:number-columns-repeated="2" office:value-type="float" office:value="200005066" calcext:value-type="float">
            <text:p>200005066</text:p>
          </table:table-cell>
        </table:table-row>
        <table:table-row table:style-name="ro1">
          <table:table-cell table:formula="of:=MAX([.N10:.AQ10])" office:value-type="float" office:value="169732" calcext:value-type="float">
            <text:p>169732</text:p>
          </table:table-cell>
          <table:table-cell table:formula="of:=MIN([.N10:.AQ10])" office:value-type="float" office:value="162461" calcext:value-type="float">
            <text:p>162461</text:p>
          </table:table-cell>
          <table:table-cell table:formula="of:=ABS([.A10]-[.B10])" office:value-type="float" office:value="7271" calcext:value-type="float">
            <text:p>7271</text:p>
          </table:table-cell>
          <table:table-cell table:formula="of:=[.K10]" office:value-type="float" office:value="163553" calcext:value-type="float">
            <text:p>1635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9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3553" calcext:value-type="float">
            <text:p>163553</text:p>
          </table:table-cell>
          <table:table-cell office:value-type="float" office:value="162461" calcext:value-type="float">
            <text:p>162461</text:p>
          </table:table-cell>
          <table:table-cell office:value-type="float" office:value="165719" calcext:value-type="float">
            <text:p>165719</text:p>
          </table:table-cell>
          <table:table-cell office:value-type="float" office:value="163553" calcext:value-type="float">
            <text:p>163553</text:p>
          </table:table-cell>
          <table:table-cell office:value-type="float" office:value="165257" calcext:value-type="float">
            <text:p>165257</text:p>
          </table:table-cell>
          <table:table-cell office:value-type="float" office:value="166516" calcext:value-type="float">
            <text:p>166516</text:p>
          </table:table-cell>
          <table:table-cell office:value-type="float" office:value="166956" calcext:value-type="float">
            <text:p>166956</text:p>
          </table:table-cell>
          <table:table-cell office:value-type="float" office:value="167743" calcext:value-type="float">
            <text:p>167743</text:p>
          </table:table-cell>
          <table:table-cell office:value-type="float" office:value="164979" calcext:value-type="float">
            <text:p>164979</text:p>
          </table:table-cell>
          <table:table-cell office:value-type="float" office:value="166524" calcext:value-type="float">
            <text:p>166524</text:p>
          </table:table-cell>
          <table:table-cell office:value-type="float" office:value="166272" calcext:value-type="float">
            <text:p>166272</text:p>
          </table:table-cell>
          <table:table-cell office:value-type="float" office:value="165702" calcext:value-type="float">
            <text:p>165702</text:p>
          </table:table-cell>
          <table:table-cell office:value-type="float" office:value="167526" calcext:value-type="float">
            <text:p>167526</text:p>
          </table:table-cell>
          <table:table-cell office:value-type="float" office:value="164921" calcext:value-type="float">
            <text:p>164921</text:p>
          </table:table-cell>
          <table:table-cell office:value-type="float" office:value="166920" calcext:value-type="float">
            <text:p>166920</text:p>
          </table:table-cell>
          <table:table-cell office:value-type="float" office:value="166429" calcext:value-type="float">
            <text:p>166429</text:p>
          </table:table-cell>
          <table:table-cell office:value-type="float" office:value="166104" calcext:value-type="float">
            <text:p>166104</text:p>
          </table:table-cell>
          <table:table-cell office:value-type="float" office:value="164364" calcext:value-type="float">
            <text:p>164364</text:p>
          </table:table-cell>
          <table:table-cell office:value-type="float" office:value="164455" calcext:value-type="float">
            <text:p>164455</text:p>
          </table:table-cell>
          <table:table-cell office:value-type="float" office:value="168040" calcext:value-type="float">
            <text:p>168040</text:p>
          </table:table-cell>
          <table:table-cell office:value-type="float" office:value="165168" calcext:value-type="float">
            <text:p>165168</text:p>
          </table:table-cell>
          <table:table-cell office:value-type="float" office:value="163948" calcext:value-type="float">
            <text:p>163948</text:p>
          </table:table-cell>
          <table:table-cell office:value-type="float" office:value="165981" calcext:value-type="float">
            <text:p>165981</text:p>
          </table:table-cell>
          <table:table-cell office:value-type="float" office:value="165627" calcext:value-type="float">
            <text:p>165627</text:p>
          </table:table-cell>
          <table:table-cell office:value-type="float" office:value="163636" calcext:value-type="float">
            <text:p>163636</text:p>
          </table:table-cell>
          <table:table-cell office:value-type="float" office:value="169732" calcext:value-type="float">
            <text:p>169732</text:p>
          </table:table-cell>
          <table:table-cell office:value-type="float" office:value="164569" calcext:value-type="float">
            <text:p>164569</text:p>
          </table:table-cell>
          <table:table-cell office:value-type="float" office:value="165224" calcext:value-type="float">
            <text:p>165224</text:p>
          </table:table-cell>
          <table:table-cell office:value-type="float" office:value="168610" calcext:value-type="float">
            <text:p>168610</text:p>
          </table:table-cell>
          <table:table-cell office:value-type="float" office:value="164860" calcext:value-type="float">
            <text:p>164860</text:p>
          </table:table-cell>
          <table:table-cell office:value-type="float" office:value="165243" calcext:value-type="float">
            <text:p>165243</text:p>
          </table:table-cell>
          <table:table-cell office:value-type="float" office:value="164270" calcext:value-type="float">
            <text:p>164270</text:p>
          </table:table-cell>
          <table:table-cell office:value-type="float" office:value="162461" calcext:value-type="float">
            <text:p>162461</text:p>
          </table:table-cell>
          <table:table-cell office:value-type="float" office:value="4971590" calcext:value-type="float">
            <text:p>4971590</text:p>
          </table:table-cell>
          <table:table-cell office:value-type="string" calcext:value-type="string">
            <text:p>OK</text:p>
          </table:table-cell>
          <table:table-cell office:value-type="float" office:value="100670087" calcext:value-type="float">
            <text:p>100670087</text:p>
          </table:table-cell>
          <table:table-cell office:value-type="float" office:value="100650088" calcext:value-type="float">
            <text:p>100650088</text:p>
          </table:table-cell>
          <table:table-cell table:number-columns-repeated="2" office:value-type="float" office:value="201300176" calcext:value-type="float">
            <text:p>201300176</text:p>
          </table:table-cell>
        </table:table-row>
        <table:table-row table:style-name="ro1">
          <table:table-cell table:formula="of:=MAX([.N11:.AQ11])" office:value-type="float" office:value="174551" calcext:value-type="float">
            <text:p>174551</text:p>
          </table:table-cell>
          <table:table-cell table:formula="of:=MIN([.N11:.AQ11])" office:value-type="float" office:value="163345" calcext:value-type="float">
            <text:p>163345</text:p>
          </table:table-cell>
          <table:table-cell table:formula="of:=ABS([.A11]-[.B11])" office:value-type="float" office:value="11206" calcext:value-type="float">
            <text:p>11206</text:p>
          </table:table-cell>
          <table:table-cell table:formula="of:=[.K11]" office:value-type="float" office:value="170725" calcext:value-type="float">
            <text:p>1707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0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0725" calcext:value-type="float">
            <text:p>170725</text:p>
          </table:table-cell>
          <table:table-cell office:value-type="float" office:value="163345" calcext:value-type="float">
            <text:p>163345</text:p>
          </table:table-cell>
          <table:table-cell office:value-type="float" office:value="168252" calcext:value-type="float">
            <text:p>168252</text:p>
          </table:table-cell>
          <table:table-cell office:value-type="float" office:value="170725" calcext:value-type="float">
            <text:p>170725</text:p>
          </table:table-cell>
          <table:table-cell office:value-type="float" office:value="163345" calcext:value-type="float">
            <text:p>163345</text:p>
          </table:table-cell>
          <table:table-cell office:value-type="float" office:value="167529" calcext:value-type="float">
            <text:p>167529</text:p>
          </table:table-cell>
          <table:table-cell office:value-type="float" office:value="170600" calcext:value-type="float">
            <text:p>170600</text:p>
          </table:table-cell>
          <table:table-cell office:value-type="float" office:value="174551" calcext:value-type="float">
            <text:p>174551</text:p>
          </table:table-cell>
          <table:table-cell office:value-type="float" office:value="171640" calcext:value-type="float">
            <text:p>171640</text:p>
          </table:table-cell>
          <table:table-cell office:value-type="float" office:value="168534" calcext:value-type="float">
            <text:p>168534</text:p>
          </table:table-cell>
          <table:table-cell office:value-type="float" office:value="163821" calcext:value-type="float">
            <text:p>163821</text:p>
          </table:table-cell>
          <table:table-cell office:value-type="float" office:value="168070" calcext:value-type="float">
            <text:p>168070</text:p>
          </table:table-cell>
          <table:table-cell office:value-type="float" office:value="173709" calcext:value-type="float">
            <text:p>173709</text:p>
          </table:table-cell>
          <table:table-cell office:value-type="float" office:value="170871" calcext:value-type="float">
            <text:p>170871</text:p>
          </table:table-cell>
          <table:table-cell office:value-type="float" office:value="174474" calcext:value-type="float">
            <text:p>174474</text:p>
          </table:table-cell>
          <table:table-cell office:value-type="float" office:value="168018" calcext:value-type="float">
            <text:p>168018</text:p>
          </table:table-cell>
          <table:table-cell office:value-type="float" office:value="169161" calcext:value-type="float">
            <text:p>169161</text:p>
          </table:table-cell>
          <table:table-cell office:value-type="float" office:value="168893" calcext:value-type="float">
            <text:p>168893</text:p>
          </table:table-cell>
          <table:table-cell office:value-type="float" office:value="165242" calcext:value-type="float">
            <text:p>165242</text:p>
          </table:table-cell>
          <table:table-cell office:value-type="float" office:value="171004" calcext:value-type="float">
            <text:p>171004</text:p>
          </table:table-cell>
          <table:table-cell office:value-type="float" office:value="166237" calcext:value-type="float">
            <text:p>166237</text:p>
          </table:table-cell>
          <table:table-cell office:value-type="float" office:value="167686" calcext:value-type="float">
            <text:p>167686</text:p>
          </table:table-cell>
          <table:table-cell office:value-type="float" office:value="163380" calcext:value-type="float">
            <text:p>163380</text:p>
          </table:table-cell>
          <table:table-cell office:value-type="float" office:value="164986" calcext:value-type="float">
            <text:p>164986</text:p>
          </table:table-cell>
          <table:table-cell office:value-type="float" office:value="168654" calcext:value-type="float">
            <text:p>168654</text:p>
          </table:table-cell>
          <table:table-cell office:value-type="float" office:value="171621" calcext:value-type="float">
            <text:p>171621</text:p>
          </table:table-cell>
          <table:table-cell office:value-type="float" office:value="164201" calcext:value-type="float">
            <text:p>164201</text:p>
          </table:table-cell>
          <table:table-cell office:value-type="float" office:value="166274" calcext:value-type="float">
            <text:p>166274</text:p>
          </table:table-cell>
          <table:table-cell office:value-type="float" office:value="165384" calcext:value-type="float">
            <text:p>165384</text:p>
          </table:table-cell>
          <table:table-cell office:value-type="float" office:value="169535" calcext:value-type="float">
            <text:p>169535</text:p>
          </table:table-cell>
          <table:table-cell office:value-type="float" office:value="167394" calcext:value-type="float">
            <text:p>167394</text:p>
          </table:table-cell>
          <table:table-cell office:value-type="float" office:value="165911" calcext:value-type="float">
            <text:p>165911</text:p>
          </table:table-cell>
          <table:table-cell office:value-type="float" office:value="166126" calcext:value-type="float">
            <text:p>166126</text:p>
          </table:table-cell>
          <table:table-cell office:value-type="float" office:value="5047576" calcext:value-type="float">
            <text:p>5047576</text:p>
          </table:table-cell>
          <table:table-cell office:value-type="string" calcext:value-type="string">
            <text:p>OK</text:p>
          </table:table-cell>
          <table:table-cell office:value-type="float" office:value="100558575" calcext:value-type="float">
            <text:p>100558575</text:p>
          </table:table-cell>
          <table:table-cell office:value-type="float" office:value="100538576" calcext:value-type="float">
            <text:p>100538576</text:p>
          </table:table-cell>
          <table:table-cell table:number-columns-repeated="2" office:value-type="float" office:value="201077152" calcext:value-type="float">
            <text:p>201077152</text:p>
          </table:table-cell>
        </table:table-row>
        <table:table-row table:style-name="ro1">
          <table:table-cell table:formula="of:=MAX([.N12:.AQ12])" office:value-type="float" office:value="188988" calcext:value-type="float">
            <text:p>188988</text:p>
          </table:table-cell>
          <table:table-cell table:formula="of:=MIN([.N12:.AQ12])" office:value-type="float" office:value="163161" calcext:value-type="float">
            <text:p>163161</text:p>
          </table:table-cell>
          <table:table-cell table:formula="of:=ABS([.A12]-[.B12])" office:value-type="float" office:value="25827" calcext:value-type="float">
            <text:p>25827</text:p>
          </table:table-cell>
          <table:table-cell table:formula="of:=[.K12]" office:value-type="float" office:value="167028" calcext:value-type="float">
            <text:p>1670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1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028" calcext:value-type="float">
            <text:p>16702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70532" calcext:value-type="float">
            <text:p>170532</text:p>
          </table:table-cell>
          <table:table-cell office:value-type="float" office:value="167028" calcext:value-type="float">
            <text:p>167028</text:p>
          </table:table-cell>
          <table:table-cell office:value-type="float" office:value="164083" calcext:value-type="float">
            <text:p>164083</text:p>
          </table:table-cell>
          <table:table-cell office:value-type="float" office:value="165003" calcext:value-type="float">
            <text:p>165003</text:p>
          </table:table-cell>
          <table:table-cell office:value-type="float" office:value="163571" calcext:value-type="float">
            <text:p>163571</text:p>
          </table:table-cell>
          <table:table-cell office:value-type="float" office:value="165488" calcext:value-type="float">
            <text:p>165488</text:p>
          </table:table-cell>
          <table:table-cell office:value-type="float" office:value="166742" calcext:value-type="float">
            <text:p>166742</text:p>
          </table:table-cell>
          <table:table-cell office:value-type="float" office:value="163473" calcext:value-type="float">
            <text:p>163473</text:p>
          </table:table-cell>
          <table:table-cell office:value-type="float" office:value="163499" calcext:value-type="float">
            <text:p>163499</text:p>
          </table:table-cell>
          <table:table-cell office:value-type="float" office:value="166416" calcext:value-type="float">
            <text:p>166416</text:p>
          </table:table-cell>
          <table:table-cell office:value-type="float" office:value="171911" calcext:value-type="float">
            <text:p>171911</text:p>
          </table:table-cell>
          <table:table-cell office:value-type="float" office:value="172450" calcext:value-type="float">
            <text:p>172450</text:p>
          </table:table-cell>
          <table:table-cell office:value-type="float" office:value="172177" calcext:value-type="float">
            <text:p>172177</text:p>
          </table:table-cell>
          <table:table-cell office:value-type="float" office:value="169390" calcext:value-type="float">
            <text:p>169390</text:p>
          </table:table-cell>
          <table:table-cell office:value-type="float" office:value="169414" calcext:value-type="float">
            <text:p>169414</text:p>
          </table:table-cell>
          <table:table-cell office:value-type="float" office:value="169537" calcext:value-type="float">
            <text:p>169537</text:p>
          </table:table-cell>
          <table:table-cell office:value-type="float" office:value="163412" calcext:value-type="float">
            <text:p>163412</text:p>
          </table:table-cell>
          <table:table-cell office:value-type="float" office:value="172284" calcext:value-type="float">
            <text:p>172284</text:p>
          </table:table-cell>
          <table:table-cell office:value-type="float" office:value="181263" calcext:value-type="float">
            <text:p>181263</text:p>
          </table:table-cell>
          <table:table-cell office:value-type="float" office:value="177851" calcext:value-type="float">
            <text:p>177851</text:p>
          </table:table-cell>
          <table:table-cell office:value-type="float" office:value="183794" calcext:value-type="float">
            <text:p>183794</text:p>
          </table:table-cell>
          <table:table-cell office:value-type="float" office:value="188988" calcext:value-type="float">
            <text:p>188988</text:p>
          </table:table-cell>
          <table:table-cell office:value-type="float" office:value="180464" calcext:value-type="float">
            <text:p>180464</text:p>
          </table:table-cell>
          <table:table-cell office:value-type="float" office:value="175105" calcext:value-type="float">
            <text:p>175105</text:p>
          </table:table-cell>
          <table:table-cell office:value-type="float" office:value="172839" calcext:value-type="float">
            <text:p>172839</text:p>
          </table:table-cell>
          <table:table-cell office:value-type="float" office:value="176153" calcext:value-type="float">
            <text:p>176153</text:p>
          </table:table-cell>
          <table:table-cell office:value-type="float" office:value="171914" calcext:value-type="float">
            <text:p>171914</text:p>
          </table:table-cell>
          <table:table-cell office:value-type="float" office:value="168525" calcext:value-type="float">
            <text:p>168525</text:p>
          </table:table-cell>
          <table:table-cell office:value-type="float" office:value="165885" calcext:value-type="float">
            <text:p>165885</text:p>
          </table:table-cell>
          <table:table-cell office:value-type="float" office:value="164167" calcext:value-type="float">
            <text:p>164167</text:p>
          </table:table-cell>
          <table:table-cell office:value-type="float" office:value="163161" calcext:value-type="float">
            <text:p>163161</text:p>
          </table:table-cell>
          <table:table-cell office:value-type="float" office:value="5115987" calcext:value-type="float">
            <text:p>5115987</text:p>
          </table:table-cell>
          <table:table-cell office:value-type="string" calcext:value-type="string">
            <text:p>OK</text:p>
          </table:table-cell>
          <table:table-cell office:value-type="float" office:value="100052992" calcext:value-type="float">
            <text:p>100052992</text:p>
          </table:table-cell>
          <table:table-cell office:value-type="float" office:value="100032993" calcext:value-type="float">
            <text:p>100032993</text:p>
          </table:table-cell>
          <table:table-cell table:number-columns-repeated="2" office:value-type="float" office:value="200065986" calcext:value-type="float">
            <text:p>200065986</text:p>
          </table:table-cell>
        </table:table-row>
        <table:table-row table:style-name="ro1">
          <table:table-cell table:formula="of:=MAX([.N13:.AQ13])" office:value-type="float" office:value="176608" calcext:value-type="float">
            <text:p>176608</text:p>
          </table:table-cell>
          <table:table-cell table:formula="of:=MIN([.N13:.AQ13])" office:value-type="float" office:value="164171" calcext:value-type="float">
            <text:p>164171</text:p>
          </table:table-cell>
          <table:table-cell table:formula="of:=ABS([.A13]-[.B13])" office:value-type="float" office:value="12437" calcext:value-type="float">
            <text:p>12437</text:p>
          </table:table-cell>
          <table:table-cell table:formula="of:=[.K13]" office:value-type="float" office:value="175271" calcext:value-type="float">
            <text:p>1752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2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5271" calcext:value-type="float">
            <text:p>175271</text:p>
          </table:table-cell>
          <table:table-cell office:value-type="float" office:value="164171" calcext:value-type="float">
            <text:p>164171</text:p>
          </table:table-cell>
          <table:table-cell office:value-type="float" office:value="168178" calcext:value-type="float">
            <text:p>168178</text:p>
          </table:table-cell>
          <table:table-cell office:value-type="float" office:value="175271" calcext:value-type="float">
            <text:p>175271</text:p>
          </table:table-cell>
          <table:table-cell office:value-type="float" office:value="166489" calcext:value-type="float">
            <text:p>166489</text:p>
          </table:table-cell>
          <table:table-cell office:value-type="float" office:value="168731" calcext:value-type="float">
            <text:p>168731</text:p>
          </table:table-cell>
          <table:table-cell office:value-type="float" office:value="167300" calcext:value-type="float">
            <text:p>167300</text:p>
          </table:table-cell>
          <table:table-cell office:value-type="float" office:value="168989" calcext:value-type="float">
            <text:p>168989</text:p>
          </table:table-cell>
          <table:table-cell office:value-type="float" office:value="166607" calcext:value-type="float">
            <text:p>166607</text:p>
          </table:table-cell>
          <table:table-cell office:value-type="float" office:value="164171" calcext:value-type="float">
            <text:p>164171</text:p>
          </table:table-cell>
          <table:table-cell office:value-type="float" office:value="165057" calcext:value-type="float">
            <text:p>165057</text:p>
          </table:table-cell>
          <table:table-cell office:value-type="float" office:value="166557" calcext:value-type="float">
            <text:p>166557</text:p>
          </table:table-cell>
          <table:table-cell office:value-type="float" office:value="169273" calcext:value-type="float">
            <text:p>169273</text:p>
          </table:table-cell>
          <table:table-cell office:value-type="float" office:value="165258" calcext:value-type="float">
            <text:p>165258</text:p>
          </table:table-cell>
          <table:table-cell office:value-type="float" office:value="167004" calcext:value-type="float">
            <text:p>167004</text:p>
          </table:table-cell>
          <table:table-cell office:value-type="float" office:value="166862" calcext:value-type="float">
            <text:p>166862</text:p>
          </table:table-cell>
          <table:table-cell office:value-type="float" office:value="167646" calcext:value-type="float">
            <text:p>167646</text:p>
          </table:table-cell>
          <table:table-cell office:value-type="float" office:value="166682" calcext:value-type="float">
            <text:p>166682</text:p>
          </table:table-cell>
          <table:table-cell office:value-type="float" office:value="165588" calcext:value-type="float">
            <text:p>165588</text:p>
          </table:table-cell>
          <table:table-cell office:value-type="float" office:value="169507" calcext:value-type="float">
            <text:p>169507</text:p>
          </table:table-cell>
          <table:table-cell office:value-type="float" office:value="166876" calcext:value-type="float">
            <text:p>166876</text:p>
          </table:table-cell>
          <table:table-cell office:value-type="float" office:value="166770" calcext:value-type="float">
            <text:p>166770</text:p>
          </table:table-cell>
          <table:table-cell office:value-type="float" office:value="168158" calcext:value-type="float">
            <text:p>168158</text:p>
          </table:table-cell>
          <table:table-cell office:value-type="float" office:value="166712" calcext:value-type="float">
            <text:p>166712</text:p>
          </table:table-cell>
          <table:table-cell office:value-type="float" office:value="166451" calcext:value-type="float">
            <text:p>166451</text:p>
          </table:table-cell>
          <table:table-cell office:value-type="float" office:value="168988" calcext:value-type="float">
            <text:p>168988</text:p>
          </table:table-cell>
          <table:table-cell office:value-type="float" office:value="164869" calcext:value-type="float">
            <text:p>164869</text:p>
          </table:table-cell>
          <table:table-cell office:value-type="float" office:value="169251" calcext:value-type="float">
            <text:p>169251</text:p>
          </table:table-cell>
          <table:table-cell office:value-type="float" office:value="173250" calcext:value-type="float">
            <text:p>173250</text:p>
          </table:table-cell>
          <table:table-cell office:value-type="float" office:value="174165" calcext:value-type="float">
            <text:p>174165</text:p>
          </table:table-cell>
          <table:table-cell office:value-type="float" office:value="176608" calcext:value-type="float">
            <text:p>176608</text:p>
          </table:table-cell>
          <table:table-cell office:value-type="float" office:value="168300" calcext:value-type="float">
            <text:p>168300</text:p>
          </table:table-cell>
          <table:table-cell office:value-type="float" office:value="167978" calcext:value-type="float">
            <text:p>167978</text:p>
          </table:table-cell>
          <table:table-cell office:value-type="float" office:value="5045368" calcext:value-type="float">
            <text:p>5045368</text:p>
          </table:table-cell>
          <table:table-cell office:value-type="string" calcext:value-type="string">
            <text:p>OK</text:p>
          </table:table-cell>
          <table:table-cell office:value-type="float" office:value="100132266" calcext:value-type="float">
            <text:p>100132266</text:p>
          </table:table-cell>
          <table:table-cell office:value-type="float" office:value="100112267" calcext:value-type="float">
            <text:p>100112267</text:p>
          </table:table-cell>
          <table:table-cell table:number-columns-repeated="2" office:value-type="float" office:value="200224534" calcext:value-type="float">
            <text:p>200224534</text:p>
          </table:table-cell>
        </table:table-row>
        <table:table-row table:style-name="ro1">
          <table:table-cell table:formula="of:=MAX([.N14:.AQ14])" office:value-type="float" office:value="180707" calcext:value-type="float">
            <text:p>180707</text:p>
          </table:table-cell>
          <table:table-cell table:formula="of:=MIN([.N14:.AQ14])" office:value-type="float" office:value="164937" calcext:value-type="float">
            <text:p>164937</text:p>
          </table:table-cell>
          <table:table-cell table:formula="of:=ABS([.A14]-[.B14])" office:value-type="float" office:value="15770" calcext:value-type="float">
            <text:p>15770</text:p>
          </table:table-cell>
          <table:table-cell table:formula="of:=[.K14]" office:value-type="float" office:value="174737" calcext:value-type="float">
            <text:p>1747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3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4737" calcext:value-type="float">
            <text:p>174737</text:p>
          </table:table-cell>
          <table:table-cell office:value-type="float" office:value="164937" calcext:value-type="float">
            <text:p>164937</text:p>
          </table:table-cell>
          <table:table-cell office:value-type="float" office:value="170385" calcext:value-type="float">
            <text:p>170385</text:p>
          </table:table-cell>
          <table:table-cell office:value-type="float" office:value="174737" calcext:value-type="float">
            <text:p>174737</text:p>
          </table:table-cell>
          <table:table-cell office:value-type="float" office:value="165480" calcext:value-type="float">
            <text:p>165480</text:p>
          </table:table-cell>
          <table:table-cell office:value-type="float" office:value="167632" calcext:value-type="float">
            <text:p>167632</text:p>
          </table:table-cell>
          <table:table-cell office:value-type="float" office:value="171482" calcext:value-type="float">
            <text:p>171482</text:p>
          </table:table-cell>
          <table:table-cell office:value-type="float" office:value="165983" calcext:value-type="float">
            <text:p>165983</text:p>
          </table:table-cell>
          <table:table-cell office:value-type="float" office:value="175268" calcext:value-type="float">
            <text:p>175268</text:p>
          </table:table-cell>
          <table:table-cell office:value-type="float" office:value="172661" calcext:value-type="float">
            <text:p>172661</text:p>
          </table:table-cell>
          <table:table-cell office:value-type="float" office:value="173577" calcext:value-type="float">
            <text:p>173577</text:p>
          </table:table-cell>
          <table:table-cell office:value-type="float" office:value="169891" calcext:value-type="float">
            <text:p>169891</text:p>
          </table:table-cell>
          <table:table-cell office:value-type="float" office:value="180707" calcext:value-type="float">
            <text:p>180707</text:p>
          </table:table-cell>
          <table:table-cell office:value-type="float" office:value="172956" calcext:value-type="float">
            <text:p>172956</text:p>
          </table:table-cell>
          <table:table-cell office:value-type="float" office:value="172318" calcext:value-type="float">
            <text:p>172318</text:p>
          </table:table-cell>
          <table:table-cell office:value-type="float" office:value="172916" calcext:value-type="float">
            <text:p>172916</text:p>
          </table:table-cell>
          <table:table-cell office:value-type="float" office:value="174855" calcext:value-type="float">
            <text:p>174855</text:p>
          </table:table-cell>
          <table:table-cell office:value-type="float" office:value="172741" calcext:value-type="float">
            <text:p>172741</text:p>
          </table:table-cell>
          <table:table-cell office:value-type="float" office:value="172009" calcext:value-type="float">
            <text:p>172009</text:p>
          </table:table-cell>
          <table:table-cell office:value-type="float" office:value="173582" calcext:value-type="float">
            <text:p>173582</text:p>
          </table:table-cell>
          <table:table-cell office:value-type="float" office:value="166184" calcext:value-type="float">
            <text:p>166184</text:p>
          </table:table-cell>
          <table:table-cell office:value-type="float" office:value="168054" calcext:value-type="float">
            <text:p>168054</text:p>
          </table:table-cell>
          <table:table-cell office:value-type="float" office:value="168102" calcext:value-type="float">
            <text:p>168102</text:p>
          </table:table-cell>
          <table:table-cell office:value-type="float" office:value="167448" calcext:value-type="float">
            <text:p>167448</text:p>
          </table:table-cell>
          <table:table-cell office:value-type="float" office:value="165290" calcext:value-type="float">
            <text:p>165290</text:p>
          </table:table-cell>
          <table:table-cell office:value-type="float" office:value="166651" calcext:value-type="float">
            <text:p>166651</text:p>
          </table:table-cell>
          <table:table-cell office:value-type="float" office:value="166227" calcext:value-type="float">
            <text:p>166227</text:p>
          </table:table-cell>
          <table:table-cell office:value-type="float" office:value="168698" calcext:value-type="float">
            <text:p>168698</text:p>
          </table:table-cell>
          <table:table-cell office:value-type="float" office:value="168552" calcext:value-type="float">
            <text:p>168552</text:p>
          </table:table-cell>
          <table:table-cell office:value-type="float" office:value="165256" calcext:value-type="float">
            <text:p>165256</text:p>
          </table:table-cell>
          <table:table-cell office:value-type="float" office:value="168879" calcext:value-type="float">
            <text:p>168879</text:p>
          </table:table-cell>
          <table:table-cell office:value-type="float" office:value="178506" calcext:value-type="float">
            <text:p>178506</text:p>
          </table:table-cell>
          <table:table-cell office:value-type="float" office:value="164937" calcext:value-type="float">
            <text:p>164937</text:p>
          </table:table-cell>
          <table:table-cell office:value-type="float" office:value="5111579" calcext:value-type="float">
            <text:p>5111579</text:p>
          </table:table-cell>
          <table:table-cell office:value-type="string" calcext:value-type="string">
            <text:p>OK</text:p>
          </table:table-cell>
          <table:table-cell office:value-type="float" office:value="99748439" calcext:value-type="float">
            <text:p>99748439</text:p>
          </table:table-cell>
          <table:table-cell office:value-type="float" office:value="99728440" calcext:value-type="float">
            <text:p>99728440</text:p>
          </table:table-cell>
          <table:table-cell table:number-columns-repeated="2" office:value-type="float" office:value="199456880" calcext:value-type="float">
            <text:p>199456880</text:p>
          </table:table-cell>
        </table:table-row>
        <table:table-row table:style-name="ro1">
          <table:table-cell table:formula="of:=MAX([.N15:.AQ15])" office:value-type="float" office:value="177366" calcext:value-type="float">
            <text:p>177366</text:p>
          </table:table-cell>
          <table:table-cell table:formula="of:=MIN([.N15:.AQ15])" office:value-type="float" office:value="160832" calcext:value-type="float">
            <text:p>160832</text:p>
          </table:table-cell>
          <table:table-cell table:formula="of:=ABS([.A15]-[.B15])" office:value-type="float" office:value="16534" calcext:value-type="float">
            <text:p>16534</text:p>
          </table:table-cell>
          <table:table-cell table:formula="of:=[.K15]" office:value-type="float" office:value="168438" calcext:value-type="float">
            <text:p>168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4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8438" calcext:value-type="float">
            <text:p>168438</text:p>
          </table:table-cell>
          <table:table-cell office:value-type="float" office:value="160832" calcext:value-type="float">
            <text:p>160832</text:p>
          </table:table-cell>
          <table:table-cell office:value-type="float" office:value="168685" calcext:value-type="float">
            <text:p>168685</text:p>
          </table:table-cell>
          <table:table-cell office:value-type="float" office:value="168438" calcext:value-type="float">
            <text:p>168438</text:p>
          </table:table-cell>
          <table:table-cell office:value-type="float" office:value="167161" calcext:value-type="float">
            <text:p>167161</text:p>
          </table:table-cell>
          <table:table-cell office:value-type="float" office:value="164689" calcext:value-type="float">
            <text:p>164689</text:p>
          </table:table-cell>
          <table:table-cell office:value-type="float" office:value="165323" calcext:value-type="float">
            <text:p>165323</text:p>
          </table:table-cell>
          <table:table-cell office:value-type="float" office:value="175320" calcext:value-type="float">
            <text:p>175320</text:p>
          </table:table-cell>
          <table:table-cell office:value-type="float" office:value="169300" calcext:value-type="float">
            <text:p>169300</text:p>
          </table:table-cell>
          <table:table-cell office:value-type="float" office:value="172095" calcext:value-type="float">
            <text:p>172095</text:p>
          </table:table-cell>
          <table:table-cell office:value-type="float" office:value="177366" calcext:value-type="float">
            <text:p>177366</text:p>
          </table:table-cell>
          <table:table-cell office:value-type="float" office:value="171613" calcext:value-type="float">
            <text:p>171613</text:p>
          </table:table-cell>
          <table:table-cell office:value-type="float" office:value="171043" calcext:value-type="float">
            <text:p>171043</text:p>
          </table:table-cell>
          <table:table-cell office:value-type="float" office:value="167113" calcext:value-type="float">
            <text:p>167113</text:p>
          </table:table-cell>
          <table:table-cell office:value-type="float" office:value="161683" calcext:value-type="float">
            <text:p>161683</text:p>
          </table:table-cell>
          <table:table-cell office:value-type="float" office:value="166053" calcext:value-type="float">
            <text:p>166053</text:p>
          </table:table-cell>
          <table:table-cell office:value-type="float" office:value="162546" calcext:value-type="float">
            <text:p>162546</text:p>
          </table:table-cell>
          <table:table-cell office:value-type="float" office:value="165080" calcext:value-type="float">
            <text:p>165080</text:p>
          </table:table-cell>
          <table:table-cell office:value-type="float" office:value="160832" calcext:value-type="float">
            <text:p>160832</text:p>
          </table:table-cell>
          <table:table-cell office:value-type="float" office:value="166987" calcext:value-type="float">
            <text:p>166987</text:p>
          </table:table-cell>
          <table:table-cell office:value-type="float" office:value="164486" calcext:value-type="float">
            <text:p>164486</text:p>
          </table:table-cell>
          <table:table-cell office:value-type="float" office:value="168431" calcext:value-type="float">
            <text:p>168431</text:p>
          </table:table-cell>
          <table:table-cell office:value-type="float" office:value="170469" calcext:value-type="float">
            <text:p>170469</text:p>
          </table:table-cell>
          <table:table-cell office:value-type="float" office:value="168147" calcext:value-type="float">
            <text:p>168147</text:p>
          </table:table-cell>
          <table:table-cell office:value-type="float" office:value="169942" calcext:value-type="float">
            <text:p>169942</text:p>
          </table:table-cell>
          <table:table-cell office:value-type="float" office:value="173343" calcext:value-type="float">
            <text:p>173343</text:p>
          </table:table-cell>
          <table:table-cell office:value-type="float" office:value="172171" calcext:value-type="float">
            <text:p>172171</text:p>
          </table:table-cell>
          <table:table-cell office:value-type="float" office:value="167458" calcext:value-type="float">
            <text:p>167458</text:p>
          </table:table-cell>
          <table:table-cell office:value-type="float" office:value="171891" calcext:value-type="float">
            <text:p>171891</text:p>
          </table:table-cell>
          <table:table-cell office:value-type="float" office:value="173301" calcext:value-type="float">
            <text:p>173301</text:p>
          </table:table-cell>
          <table:table-cell office:value-type="float" office:value="171138" calcext:value-type="float">
            <text:p>171138</text:p>
          </table:table-cell>
          <table:table-cell office:value-type="float" office:value="166181" calcext:value-type="float">
            <text:p>166181</text:p>
          </table:table-cell>
          <table:table-cell office:value-type="float" office:value="170977" calcext:value-type="float">
            <text:p>170977</text:p>
          </table:table-cell>
          <table:table-cell office:value-type="float" office:value="5060577" calcext:value-type="float">
            <text:p>5060577</text:p>
          </table:table-cell>
          <table:table-cell office:value-type="string" calcext:value-type="string">
            <text:p>OK</text:p>
          </table:table-cell>
          <table:table-cell office:value-type="float" office:value="99325717" calcext:value-type="float">
            <text:p>99325717</text:p>
          </table:table-cell>
          <table:table-cell office:value-type="float" office:value="99305718" calcext:value-type="float">
            <text:p>99305718</text:p>
          </table:table-cell>
          <table:table-cell table:number-columns-repeated="2" office:value-type="float" office:value="198611436" calcext:value-type="float">
            <text:p>198611436</text:p>
          </table:table-cell>
        </table:table-row>
        <table:table-row table:style-name="ro1">
          <table:table-cell table:formula="of:=MAX([.N16:.AQ16])" office:value-type="float" office:value="177011" calcext:value-type="float">
            <text:p>177011</text:p>
          </table:table-cell>
          <table:table-cell table:formula="of:=MIN([.N16:.AQ16])" office:value-type="float" office:value="163586" calcext:value-type="float">
            <text:p>163586</text:p>
          </table:table-cell>
          <table:table-cell table:formula="of:=ABS([.A16]-[.B16])" office:value-type="float" office:value="13425" calcext:value-type="float">
            <text:p>13425</text:p>
          </table:table-cell>
          <table:table-cell table:formula="of:=[.K16]" office:value-type="float" office:value="177011" calcext:value-type="float">
            <text:p>177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5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7011" calcext:value-type="float">
            <text:p>177011</text:p>
          </table:table-cell>
          <table:table-cell office:value-type="float" office:value="163586" calcext:value-type="float">
            <text:p>163586</text:p>
          </table:table-cell>
          <table:table-cell office:value-type="float" office:value="166440" calcext:value-type="float">
            <text:p>166440</text:p>
          </table:table-cell>
          <table:table-cell office:value-type="float" office:value="177011" calcext:value-type="float">
            <text:p>177011</text:p>
          </table:table-cell>
          <table:table-cell office:value-type="float" office:value="171209" calcext:value-type="float">
            <text:p>171209</text:p>
          </table:table-cell>
          <table:table-cell office:value-type="float" office:value="171312" calcext:value-type="float">
            <text:p>171312</text:p>
          </table:table-cell>
          <table:table-cell office:value-type="float" office:value="171069" calcext:value-type="float">
            <text:p>171069</text:p>
          </table:table-cell>
          <table:table-cell office:value-type="float" office:value="167464" calcext:value-type="float">
            <text:p>167464</text:p>
          </table:table-cell>
          <table:table-cell office:value-type="float" office:value="166457" calcext:value-type="float">
            <text:p>166457</text:p>
          </table:table-cell>
          <table:table-cell office:value-type="float" office:value="165610" calcext:value-type="float">
            <text:p>165610</text:p>
          </table:table-cell>
          <table:table-cell office:value-type="float" office:value="164710" calcext:value-type="float">
            <text:p>164710</text:p>
          </table:table-cell>
          <table:table-cell office:value-type="float" office:value="164461" calcext:value-type="float">
            <text:p>164461</text:p>
          </table:table-cell>
          <table:table-cell office:value-type="float" office:value="170237" calcext:value-type="float">
            <text:p>170237</text:p>
          </table:table-cell>
          <table:table-cell office:value-type="float" office:value="164983" calcext:value-type="float">
            <text:p>164983</text:p>
          </table:table-cell>
          <table:table-cell office:value-type="float" office:value="165153" calcext:value-type="float">
            <text:p>165153</text:p>
          </table:table-cell>
          <table:table-cell office:value-type="float" office:value="164404" calcext:value-type="float">
            <text:p>164404</text:p>
          </table:table-cell>
          <table:table-cell office:value-type="float" office:value="167015" calcext:value-type="float">
            <text:p>167015</text:p>
          </table:table-cell>
          <table:table-cell office:value-type="float" office:value="165051" calcext:value-type="float">
            <text:p>165051</text:p>
          </table:table-cell>
          <table:table-cell office:value-type="float" office:value="164190" calcext:value-type="float">
            <text:p>164190</text:p>
          </table:table-cell>
          <table:table-cell office:value-type="float" office:value="165717" calcext:value-type="float">
            <text:p>165717</text:p>
          </table:table-cell>
          <table:table-cell office:value-type="float" office:value="166520" calcext:value-type="float">
            <text:p>166520</text:p>
          </table:table-cell>
          <table:table-cell office:value-type="float" office:value="163586" calcext:value-type="float">
            <text:p>163586</text:p>
          </table:table-cell>
          <table:table-cell office:value-type="float" office:value="167087" calcext:value-type="float">
            <text:p>167087</text:p>
          </table:table-cell>
          <table:table-cell office:value-type="float" office:value="166756" calcext:value-type="float">
            <text:p>166756</text:p>
          </table:table-cell>
          <table:table-cell office:value-type="float" office:value="165809" calcext:value-type="float">
            <text:p>165809</text:p>
          </table:table-cell>
          <table:table-cell office:value-type="float" office:value="165049" calcext:value-type="float">
            <text:p>165049</text:p>
          </table:table-cell>
          <table:table-cell office:value-type="float" office:value="166000" calcext:value-type="float">
            <text:p>166000</text:p>
          </table:table-cell>
          <table:table-cell office:value-type="float" office:value="164034" calcext:value-type="float">
            <text:p>164034</text:p>
          </table:table-cell>
          <table:table-cell office:value-type="float" office:value="164239" calcext:value-type="float">
            <text:p>164239</text:p>
          </table:table-cell>
          <table:table-cell office:value-type="float" office:value="164756" calcext:value-type="float">
            <text:p>164756</text:p>
          </table:table-cell>
          <table:table-cell office:value-type="float" office:value="165045" calcext:value-type="float">
            <text:p>165045</text:p>
          </table:table-cell>
          <table:table-cell office:value-type="float" office:value="164265" calcext:value-type="float">
            <text:p>164265</text:p>
          </table:table-cell>
          <table:table-cell office:value-type="float" office:value="164023" calcext:value-type="float">
            <text:p>164023</text:p>
          </table:table-cell>
          <table:table-cell office:value-type="float" office:value="4993222" calcext:value-type="float">
            <text:p>4993222</text:p>
          </table:table-cell>
          <table:table-cell office:value-type="string" calcext:value-type="string">
            <text:p>OK</text:p>
          </table:table-cell>
          <table:table-cell office:value-type="float" office:value="100495640" calcext:value-type="float">
            <text:p>100495640</text:p>
          </table:table-cell>
          <table:table-cell office:value-type="float" office:value="100475641" calcext:value-type="float">
            <text:p>100475641</text:p>
          </table:table-cell>
          <table:table-cell table:number-columns-repeated="2" office:value-type="float" office:value="200951282" calcext:value-type="float">
            <text:p>200951282</text:p>
          </table:table-cell>
        </table:table-row>
        <table:table-row table:style-name="ro1">
          <table:table-cell table:formula="of:=MAX([.N17:.AQ17])" office:value-type="float" office:value="178979" calcext:value-type="float">
            <text:p>178979</text:p>
          </table:table-cell>
          <table:table-cell table:formula="of:=MIN([.N17:.AQ17])" office:value-type="float" office:value="164007" calcext:value-type="float">
            <text:p>164007</text:p>
          </table:table-cell>
          <table:table-cell table:formula="of:=ABS([.A17]-[.B17])" office:value-type="float" office:value="14972" calcext:value-type="float">
            <text:p>14972</text:p>
          </table:table-cell>
          <table:table-cell table:formula="of:=[.K17]" office:value-type="float" office:value="178979" calcext:value-type="float">
            <text:p>1789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6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8979" calcext:value-type="float">
            <text:p>178979</text:p>
          </table:table-cell>
          <table:table-cell office:value-type="float" office:value="164007" calcext:value-type="float">
            <text:p>164007</text:p>
          </table:table-cell>
          <table:table-cell office:value-type="float" office:value="169273" calcext:value-type="float">
            <text:p>169273</text:p>
          </table:table-cell>
          <table:table-cell office:value-type="float" office:value="178979" calcext:value-type="float">
            <text:p>178979</text:p>
          </table:table-cell>
          <table:table-cell office:value-type="float" office:value="171739" calcext:value-type="float">
            <text:p>171739</text:p>
          </table:table-cell>
          <table:table-cell office:value-type="float" office:value="169812" calcext:value-type="float">
            <text:p>169812</text:p>
          </table:table-cell>
          <table:table-cell office:value-type="float" office:value="174752" calcext:value-type="float">
            <text:p>174752</text:p>
          </table:table-cell>
          <table:table-cell office:value-type="float" office:value="172683" calcext:value-type="float">
            <text:p>172683</text:p>
          </table:table-cell>
          <table:table-cell office:value-type="float" office:value="166068" calcext:value-type="float">
            <text:p>166068</text:p>
          </table:table-cell>
          <table:table-cell office:value-type="float" office:value="166121" calcext:value-type="float">
            <text:p>166121</text:p>
          </table:table-cell>
          <table:table-cell office:value-type="float" office:value="170428" calcext:value-type="float">
            <text:p>170428</text:p>
          </table:table-cell>
          <table:table-cell office:value-type="float" office:value="171792" calcext:value-type="float">
            <text:p>171792</text:p>
          </table:table-cell>
          <table:table-cell office:value-type="float" office:value="176362" calcext:value-type="float">
            <text:p>176362</text:p>
          </table:table-cell>
          <table:table-cell office:value-type="float" office:value="174473" calcext:value-type="float">
            <text:p>174473</text:p>
          </table:table-cell>
          <table:table-cell office:value-type="float" office:value="170777" calcext:value-type="float">
            <text:p>170777</text:p>
          </table:table-cell>
          <table:table-cell office:value-type="float" office:value="170461" calcext:value-type="float">
            <text:p>170461</text:p>
          </table:table-cell>
          <table:table-cell office:value-type="float" office:value="166526" calcext:value-type="float">
            <text:p>166526</text:p>
          </table:table-cell>
          <table:table-cell office:value-type="float" office:value="168565" calcext:value-type="float">
            <text:p>168565</text:p>
          </table:table-cell>
          <table:table-cell office:value-type="float" office:value="165668" calcext:value-type="float">
            <text:p>165668</text:p>
          </table:table-cell>
          <table:table-cell office:value-type="float" office:value="166414" calcext:value-type="float">
            <text:p>166414</text:p>
          </table:table-cell>
          <table:table-cell office:value-type="float" office:value="167204" calcext:value-type="float">
            <text:p>167204</text:p>
          </table:table-cell>
          <table:table-cell office:value-type="float" office:value="167562" calcext:value-type="float">
            <text:p>167562</text:p>
          </table:table-cell>
          <table:table-cell office:value-type="float" office:value="164007" calcext:value-type="float">
            <text:p>164007</text:p>
          </table:table-cell>
          <table:table-cell office:value-type="float" office:value="168380" calcext:value-type="float">
            <text:p>168380</text:p>
          </table:table-cell>
          <table:table-cell office:value-type="float" office:value="168783" calcext:value-type="float">
            <text:p>168783</text:p>
          </table:table-cell>
          <table:table-cell office:value-type="float" office:value="173206" calcext:value-type="float">
            <text:p>173206</text:p>
          </table:table-cell>
          <table:table-cell office:value-type="float" office:value="173754" calcext:value-type="float">
            <text:p>173754</text:p>
          </table:table-cell>
          <table:table-cell office:value-type="float" office:value="164614" calcext:value-type="float">
            <text:p>164614</text:p>
          </table:table-cell>
          <table:table-cell office:value-type="float" office:value="166561" calcext:value-type="float">
            <text:p>166561</text:p>
          </table:table-cell>
          <table:table-cell office:value-type="float" office:value="167013" calcext:value-type="float">
            <text:p>167013</text:p>
          </table:table-cell>
          <table:table-cell office:value-type="float" office:value="164229" calcext:value-type="float">
            <text:p>164229</text:p>
          </table:table-cell>
          <table:table-cell office:value-type="float" office:value="164093" calcext:value-type="float">
            <text:p>164093</text:p>
          </table:table-cell>
          <table:table-cell office:value-type="float" office:value="167183" calcext:value-type="float">
            <text:p>167183</text:p>
          </table:table-cell>
          <table:table-cell office:value-type="float" office:value="5078209" calcext:value-type="float">
            <text:p>5078209</text:p>
          </table:table-cell>
          <table:table-cell office:value-type="string" calcext:value-type="string">
            <text:p>OK</text:p>
          </table:table-cell>
          <table:table-cell office:value-type="float" office:value="99526929" calcext:value-type="float">
            <text:p>99526929</text:p>
          </table:table-cell>
          <table:table-cell office:value-type="float" office:value="99506930" calcext:value-type="float">
            <text:p>99506930</text:p>
          </table:table-cell>
          <table:table-cell table:number-columns-repeated="2" office:value-type="float" office:value="199013860" calcext:value-type="float">
            <text:p>199013860</text:p>
          </table:table-cell>
        </table:table-row>
        <table:table-row table:style-name="ro1">
          <table:table-cell table:formula="of:=MAX([.N18:.AQ18])" office:value-type="float" office:value="176730" calcext:value-type="float">
            <text:p>176730</text:p>
          </table:table-cell>
          <table:table-cell table:formula="of:=MIN([.N18:.AQ18])" office:value-type="float" office:value="160971" calcext:value-type="float">
            <text:p>160971</text:p>
          </table:table-cell>
          <table:table-cell table:formula="of:=ABS([.A18]-[.B18])" office:value-type="float" office:value="15759" calcext:value-type="float">
            <text:p>15759</text:p>
          </table:table-cell>
          <table:table-cell table:formula="of:=[.K18]" office:value-type="float" office:value="168535" calcext:value-type="float">
            <text:p>1685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7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8535" calcext:value-type="float">
            <text:p>168535</text:p>
          </table:table-cell>
          <table:table-cell office:value-type="float" office:value="160971" calcext:value-type="float">
            <text:p>160971</text:p>
          </table:table-cell>
          <table:table-cell office:value-type="float" office:value="169146" calcext:value-type="float">
            <text:p>169146</text:p>
          </table:table-cell>
          <table:table-cell office:value-type="float" office:value="168535" calcext:value-type="float">
            <text:p>168535</text:p>
          </table:table-cell>
          <table:table-cell office:value-type="float" office:value="171282" calcext:value-type="float">
            <text:p>171282</text:p>
          </table:table-cell>
          <table:table-cell office:value-type="float" office:value="169163" calcext:value-type="float">
            <text:p>169163</text:p>
          </table:table-cell>
          <table:table-cell office:value-type="float" office:value="173111" calcext:value-type="float">
            <text:p>173111</text:p>
          </table:table-cell>
          <table:table-cell office:value-type="float" office:value="174921" calcext:value-type="float">
            <text:p>174921</text:p>
          </table:table-cell>
          <table:table-cell office:value-type="float" office:value="171823" calcext:value-type="float">
            <text:p>171823</text:p>
          </table:table-cell>
          <table:table-cell office:value-type="float" office:value="171877" calcext:value-type="float">
            <text:p>171877</text:p>
          </table:table-cell>
          <table:table-cell office:value-type="float" office:value="170179" calcext:value-type="float">
            <text:p>170179</text:p>
          </table:table-cell>
          <table:table-cell office:value-type="float" office:value="169599" calcext:value-type="float">
            <text:p>169599</text:p>
          </table:table-cell>
          <table:table-cell office:value-type="float" office:value="176730" calcext:value-type="float">
            <text:p>176730</text:p>
          </table:table-cell>
          <table:table-cell office:value-type="float" office:value="174585" calcext:value-type="float">
            <text:p>174585</text:p>
          </table:table-cell>
          <table:table-cell office:value-type="float" office:value="171599" calcext:value-type="float">
            <text:p>171599</text:p>
          </table:table-cell>
          <table:table-cell office:value-type="float" office:value="172114" calcext:value-type="float">
            <text:p>172114</text:p>
          </table:table-cell>
          <table:table-cell office:value-type="float" office:value="162697" calcext:value-type="float">
            <text:p>162697</text:p>
          </table:table-cell>
          <table:table-cell office:value-type="float" office:value="168115" calcext:value-type="float">
            <text:p>168115</text:p>
          </table:table-cell>
          <table:table-cell office:value-type="float" office:value="173078" calcext:value-type="float">
            <text:p>173078</text:p>
          </table:table-cell>
          <table:table-cell office:value-type="float" office:value="171030" calcext:value-type="float">
            <text:p>171030</text:p>
          </table:table-cell>
          <table:table-cell office:value-type="float" office:value="166555" calcext:value-type="float">
            <text:p>166555</text:p>
          </table:table-cell>
          <table:table-cell office:value-type="float" office:value="168359" calcext:value-type="float">
            <text:p>168359</text:p>
          </table:table-cell>
          <table:table-cell office:value-type="float" office:value="168086" calcext:value-type="float">
            <text:p>168086</text:p>
          </table:table-cell>
          <table:table-cell office:value-type="float" office:value="173075" calcext:value-type="float">
            <text:p>173075</text:p>
          </table:table-cell>
          <table:table-cell office:value-type="float" office:value="171701" calcext:value-type="float">
            <text:p>171701</text:p>
          </table:table-cell>
          <table:table-cell office:value-type="float" office:value="172655" calcext:value-type="float">
            <text:p>172655</text:p>
          </table:table-cell>
          <table:table-cell office:value-type="float" office:value="166022" calcext:value-type="float">
            <text:p>166022</text:p>
          </table:table-cell>
          <table:table-cell office:value-type="float" office:value="163552" calcext:value-type="float">
            <text:p>163552</text:p>
          </table:table-cell>
          <table:table-cell office:value-type="float" office:value="160971" calcext:value-type="float">
            <text:p>160971</text:p>
          </table:table-cell>
          <table:table-cell office:value-type="float" office:value="162136" calcext:value-type="float">
            <text:p>162136</text:p>
          </table:table-cell>
          <table:table-cell office:value-type="float" office:value="165194" calcext:value-type="float">
            <text:p>165194</text:p>
          </table:table-cell>
          <table:table-cell office:value-type="float" office:value="163499" calcext:value-type="float">
            <text:p>163499</text:p>
          </table:table-cell>
          <table:table-cell office:value-type="float" office:value="162140" calcext:value-type="float">
            <text:p>162140</text:p>
          </table:table-cell>
          <table:table-cell office:value-type="float" office:value="5074383" calcext:value-type="float">
            <text:p>5074383</text:p>
          </table:table-cell>
          <table:table-cell office:value-type="string" calcext:value-type="string">
            <text:p>OK</text:p>
          </table:table-cell>
          <table:table-cell office:value-type="float" office:value="99905707" calcext:value-type="float">
            <text:p>99905707</text:p>
          </table:table-cell>
          <table:table-cell office:value-type="float" office:value="99885708" calcext:value-type="float">
            <text:p>99885708</text:p>
          </table:table-cell>
          <table:table-cell table:number-columns-repeated="2" office:value-type="float" office:value="199771416" calcext:value-type="float">
            <text:p>199771416</text:p>
          </table:table-cell>
        </table:table-row>
        <table:table-row table:style-name="ro1">
          <table:table-cell table:formula="of:=MAX([.N19:.AQ19])" office:value-type="float" office:value="172991" calcext:value-type="float">
            <text:p>172991</text:p>
          </table:table-cell>
          <table:table-cell table:formula="of:=MIN([.N19:.AQ19])" office:value-type="float" office:value="160679" calcext:value-type="float">
            <text:p>160679</text:p>
          </table:table-cell>
          <table:table-cell table:formula="of:=ABS([.A19]-[.B19])" office:value-type="float" office:value="12312" calcext:value-type="float">
            <text:p>12312</text:p>
          </table:table-cell>
          <table:table-cell table:formula="of:=[.K19]" office:value-type="float" office:value="165814" calcext:value-type="float">
            <text:p>1658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8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5814" calcext:value-type="float">
            <text:p>165814</text:p>
          </table:table-cell>
          <table:table-cell office:value-type="float" office:value="160679" calcext:value-type="float">
            <text:p>160679</text:p>
          </table:table-cell>
          <table:table-cell office:value-type="float" office:value="167713" calcext:value-type="float">
            <text:p>167713</text:p>
          </table:table-cell>
          <table:table-cell office:value-type="float" office:value="165814" calcext:value-type="float">
            <text:p>165814</text:p>
          </table:table-cell>
          <table:table-cell office:value-type="float" office:value="161336" calcext:value-type="float">
            <text:p>161336</text:p>
          </table:table-cell>
          <table:table-cell office:value-type="float" office:value="170653" calcext:value-type="float">
            <text:p>170653</text:p>
          </table:table-cell>
          <table:table-cell office:value-type="float" office:value="172991" calcext:value-type="float">
            <text:p>172991</text:p>
          </table:table-cell>
          <table:table-cell office:value-type="float" office:value="167339" calcext:value-type="float">
            <text:p>167339</text:p>
          </table:table-cell>
          <table:table-cell office:value-type="float" office:value="168942" calcext:value-type="float">
            <text:p>168942</text:p>
          </table:table-cell>
          <table:table-cell office:value-type="float" office:value="171401" calcext:value-type="float">
            <text:p>171401</text:p>
          </table:table-cell>
          <table:table-cell office:value-type="float" office:value="170901" calcext:value-type="float">
            <text:p>170901</text:p>
          </table:table-cell>
          <table:table-cell office:value-type="float" office:value="166190" calcext:value-type="float">
            <text:p>166190</text:p>
          </table:table-cell>
          <table:table-cell office:value-type="float" office:value="164306" calcext:value-type="float">
            <text:p>164306</text:p>
          </table:table-cell>
          <table:table-cell office:value-type="float" office:value="165291" calcext:value-type="float">
            <text:p>165291</text:p>
          </table:table-cell>
          <table:table-cell office:value-type="float" office:value="163941" calcext:value-type="float">
            <text:p>163941</text:p>
          </table:table-cell>
          <table:table-cell office:value-type="float" office:value="164383" calcext:value-type="float">
            <text:p>164383</text:p>
          </table:table-cell>
          <table:table-cell office:value-type="float" office:value="163223" calcext:value-type="float">
            <text:p>163223</text:p>
          </table:table-cell>
          <table:table-cell office:value-type="float" office:value="160679" calcext:value-type="float">
            <text:p>160679</text:p>
          </table:table-cell>
          <table:table-cell office:value-type="float" office:value="165804" calcext:value-type="float">
            <text:p>165804</text:p>
          </table:table-cell>
          <table:table-cell office:value-type="float" office:value="171665" calcext:value-type="float">
            <text:p>171665</text:p>
          </table:table-cell>
          <table:table-cell office:value-type="float" office:value="166154" calcext:value-type="float">
            <text:p>166154</text:p>
          </table:table-cell>
          <table:table-cell office:value-type="float" office:value="170842" calcext:value-type="float">
            <text:p>170842</text:p>
          </table:table-cell>
          <table:table-cell office:value-type="float" office:value="165795" calcext:value-type="float">
            <text:p>165795</text:p>
          </table:table-cell>
          <table:table-cell office:value-type="float" office:value="169413" calcext:value-type="float">
            <text:p>169413</text:p>
          </table:table-cell>
          <table:table-cell office:value-type="float" office:value="168111" calcext:value-type="float">
            <text:p>168111</text:p>
          </table:table-cell>
          <table:table-cell office:value-type="float" office:value="172150" calcext:value-type="float">
            <text:p>172150</text:p>
          </table:table-cell>
          <table:table-cell office:value-type="float" office:value="169739" calcext:value-type="float">
            <text:p>169739</text:p>
          </table:table-cell>
          <table:table-cell office:value-type="float" office:value="172733" calcext:value-type="float">
            <text:p>172733</text:p>
          </table:table-cell>
          <table:table-cell office:value-type="float" office:value="168545" calcext:value-type="float">
            <text:p>168545</text:p>
          </table:table-cell>
          <table:table-cell office:value-type="float" office:value="171458" calcext:value-type="float">
            <text:p>171458</text:p>
          </table:table-cell>
          <table:table-cell office:value-type="float" office:value="168390" calcext:value-type="float">
            <text:p>168390</text:p>
          </table:table-cell>
          <table:table-cell office:value-type="float" office:value="167098" calcext:value-type="float">
            <text:p>167098</text:p>
          </table:table-cell>
          <table:table-cell office:value-type="float" office:value="166104" calcext:value-type="float">
            <text:p>166104</text:p>
          </table:table-cell>
          <table:table-cell office:value-type="float" office:value="5031391" calcext:value-type="float">
            <text:p>5031391</text:p>
          </table:table-cell>
          <table:table-cell office:value-type="string" calcext:value-type="string">
            <text:p>OK</text:p>
          </table:table-cell>
          <table:table-cell office:value-type="float" office:value="101044854" calcext:value-type="float">
            <text:p>101044854</text:p>
          </table:table-cell>
          <table:table-cell office:value-type="float" office:value="101024855" calcext:value-type="float">
            <text:p>101024855</text:p>
          </table:table-cell>
          <table:table-cell table:number-columns-repeated="2" office:value-type="float" office:value="202049710" calcext:value-type="float">
            <text:p>202049710</text:p>
          </table:table-cell>
        </table:table-row>
        <table:table-row table:style-name="ro1">
          <table:table-cell table:formula="of:=MAX([.N20:.AQ20])" office:value-type="float" office:value="178189" calcext:value-type="float">
            <text:p>178189</text:p>
          </table:table-cell>
          <table:table-cell table:formula="of:=MIN([.N20:.AQ20])" office:value-type="float" office:value="160993" calcext:value-type="float">
            <text:p>160993</text:p>
          </table:table-cell>
          <table:table-cell table:formula="of:=ABS([.A20]-[.B20])" office:value-type="float" office:value="17196" calcext:value-type="float">
            <text:p>17196</text:p>
          </table:table-cell>
          <table:table-cell table:formula="of:=[.K20]" office:value-type="float" office:value="167366" calcext:value-type="float">
            <text:p>1673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9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366" calcext:value-type="float">
            <text:p>167366</text:p>
          </table:table-cell>
          <table:table-cell office:value-type="float" office:value="160993" calcext:value-type="float">
            <text:p>160993</text:p>
          </table:table-cell>
          <table:table-cell office:value-type="float" office:value="169430" calcext:value-type="float">
            <text:p>169430</text:p>
          </table:table-cell>
          <table:table-cell office:value-type="float" office:value="167366" calcext:value-type="float">
            <text:p>167366</text:p>
          </table:table-cell>
          <table:table-cell office:value-type="float" office:value="160993" calcext:value-type="float">
            <text:p>160993</text:p>
          </table:table-cell>
          <table:table-cell office:value-type="float" office:value="166012" calcext:value-type="float">
            <text:p>166012</text:p>
          </table:table-cell>
          <table:table-cell office:value-type="float" office:value="171292" calcext:value-type="float">
            <text:p>171292</text:p>
          </table:table-cell>
          <table:table-cell office:value-type="float" office:value="168277" calcext:value-type="float">
            <text:p>168277</text:p>
          </table:table-cell>
          <table:table-cell office:value-type="float" office:value="167536" calcext:value-type="float">
            <text:p>167536</text:p>
          </table:table-cell>
          <table:table-cell office:value-type="float" office:value="166282" calcext:value-type="float">
            <text:p>166282</text:p>
          </table:table-cell>
          <table:table-cell office:value-type="float" office:value="166473" calcext:value-type="float">
            <text:p>166473</text:p>
          </table:table-cell>
          <table:table-cell office:value-type="float" office:value="170983" calcext:value-type="float">
            <text:p>170983</text:p>
          </table:table-cell>
          <table:table-cell office:value-type="float" office:value="171464" calcext:value-type="float">
            <text:p>171464</text:p>
          </table:table-cell>
          <table:table-cell office:value-type="float" office:value="171204" calcext:value-type="float">
            <text:p>171204</text:p>
          </table:table-cell>
          <table:table-cell office:value-type="float" office:value="174772" calcext:value-type="float">
            <text:p>174772</text:p>
          </table:table-cell>
          <table:table-cell office:value-type="float" office:value="172359" calcext:value-type="float">
            <text:p>172359</text:p>
          </table:table-cell>
          <table:table-cell office:value-type="float" office:value="172623" calcext:value-type="float">
            <text:p>172623</text:p>
          </table:table-cell>
          <table:table-cell office:value-type="float" office:value="169172" calcext:value-type="float">
            <text:p>169172</text:p>
          </table:table-cell>
          <table:table-cell office:value-type="float" office:value="175950" calcext:value-type="float">
            <text:p>175950</text:p>
          </table:table-cell>
          <table:table-cell office:value-type="float" office:value="168475" calcext:value-type="float">
            <text:p>168475</text:p>
          </table:table-cell>
          <table:table-cell office:value-type="float" office:value="171474" calcext:value-type="float">
            <text:p>171474</text:p>
          </table:table-cell>
          <table:table-cell office:value-type="float" office:value="170445" calcext:value-type="float">
            <text:p>170445</text:p>
          </table:table-cell>
          <table:table-cell office:value-type="float" office:value="173963" calcext:value-type="float">
            <text:p>173963</text:p>
          </table:table-cell>
          <table:table-cell office:value-type="float" office:value="166535" calcext:value-type="float">
            <text:p>166535</text:p>
          </table:table-cell>
          <table:table-cell office:value-type="float" office:value="168682" calcext:value-type="float">
            <text:p>168682</text:p>
          </table:table-cell>
          <table:table-cell office:value-type="float" office:value="168121" calcext:value-type="float">
            <text:p>168121</text:p>
          </table:table-cell>
          <table:table-cell office:value-type="float" office:value="167169" calcext:value-type="float">
            <text:p>167169</text:p>
          </table:table-cell>
          <table:table-cell office:value-type="float" office:value="178189" calcext:value-type="float">
            <text:p>178189</text:p>
          </table:table-cell>
          <table:table-cell office:value-type="float" office:value="168047" calcext:value-type="float">
            <text:p>168047</text:p>
          </table:table-cell>
          <table:table-cell office:value-type="float" office:value="166166" calcext:value-type="float">
            <text:p>166166</text:p>
          </table:table-cell>
          <table:table-cell office:value-type="float" office:value="168498" calcext:value-type="float">
            <text:p>168498</text:p>
          </table:table-cell>
          <table:table-cell office:value-type="float" office:value="168568" calcext:value-type="float">
            <text:p>168568</text:p>
          </table:table-cell>
          <table:table-cell office:value-type="float" office:value="165821" calcext:value-type="float">
            <text:p>165821</text:p>
          </table:table-cell>
          <table:table-cell office:value-type="float" office:value="5082911" calcext:value-type="float">
            <text:p>5082911</text:p>
          </table:table-cell>
          <table:table-cell office:value-type="string" calcext:value-type="string">
            <text:p>OK</text:p>
          </table:table-cell>
          <table:table-cell office:value-type="float" office:value="100020641" calcext:value-type="float">
            <text:p>100020641</text:p>
          </table:table-cell>
          <table:table-cell office:value-type="float" office:value="100000642" calcext:value-type="float">
            <text:p>100000642</text:p>
          </table:table-cell>
          <table:table-cell table:number-columns-repeated="2" office:value-type="float" office:value="200001284" calcext:value-type="float">
            <text:p>200001284</text:p>
          </table:table-cell>
        </table:table-row>
        <table:table-row table:style-name="ro1">
          <table:table-cell table:formula="of:=MAX([.N21:.AQ21])" office:value-type="float" office:value="188645" calcext:value-type="float">
            <text:p>188645</text:p>
          </table:table-cell>
          <table:table-cell table:formula="of:=MIN([.N21:.AQ21])" office:value-type="float" office:value="163903" calcext:value-type="float">
            <text:p>163903</text:p>
          </table:table-cell>
          <table:table-cell table:formula="of:=ABS([.A21]-[.B21])" office:value-type="float" office:value="24742" calcext:value-type="float">
            <text:p>24742</text:p>
          </table:table-cell>
          <table:table-cell table:formula="of:=[.K21]" office:value-type="float" office:value="169098" calcext:value-type="float">
            <text:p>1690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0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9098" calcext:value-type="float">
            <text:p>169098</text:p>
          </table:table-cell>
          <table:table-cell office:value-type="float" office:value="163903" calcext:value-type="float">
            <text:p>163903</text:p>
          </table:table-cell>
          <table:table-cell office:value-type="float" office:value="170950" calcext:value-type="float">
            <text:p>170950</text:p>
          </table:table-cell>
          <table:table-cell office:value-type="float" office:value="169098" calcext:value-type="float">
            <text:p>169098</text:p>
          </table:table-cell>
          <table:table-cell office:value-type="float" office:value="170633" calcext:value-type="float">
            <text:p>170633</text:p>
          </table:table-cell>
          <table:table-cell office:value-type="float" office:value="167501" calcext:value-type="float">
            <text:p>167501</text:p>
          </table:table-cell>
          <table:table-cell office:value-type="float" office:value="163903" calcext:value-type="float">
            <text:p>163903</text:p>
          </table:table-cell>
          <table:table-cell office:value-type="float" office:value="177040" calcext:value-type="float">
            <text:p>177040</text:p>
          </table:table-cell>
          <table:table-cell office:value-type="float" office:value="167321" calcext:value-type="float">
            <text:p>167321</text:p>
          </table:table-cell>
          <table:table-cell office:value-type="float" office:value="171237" calcext:value-type="float">
            <text:p>171237</text:p>
          </table:table-cell>
          <table:table-cell office:value-type="float" office:value="169673" calcext:value-type="float">
            <text:p>169673</text:p>
          </table:table-cell>
          <table:table-cell office:value-type="float" office:value="173856" calcext:value-type="float">
            <text:p>173856</text:p>
          </table:table-cell>
          <table:table-cell office:value-type="float" office:value="177114" calcext:value-type="float">
            <text:p>177114</text:p>
          </table:table-cell>
          <table:table-cell office:value-type="float" office:value="188645" calcext:value-type="float">
            <text:p>188645</text:p>
          </table:table-cell>
          <table:table-cell office:value-type="float" office:value="170109" calcext:value-type="float">
            <text:p>170109</text:p>
          </table:table-cell>
          <table:table-cell office:value-type="float" office:value="171647" calcext:value-type="float">
            <text:p>171647</text:p>
          </table:table-cell>
          <table:table-cell office:value-type="float" office:value="169647" calcext:value-type="float">
            <text:p>169647</text:p>
          </table:table-cell>
          <table:table-cell office:value-type="float" office:value="167097" calcext:value-type="float">
            <text:p>167097</text:p>
          </table:table-cell>
          <table:table-cell office:value-type="float" office:value="169292" calcext:value-type="float">
            <text:p>169292</text:p>
          </table:table-cell>
          <table:table-cell office:value-type="float" office:value="168220" calcext:value-type="float">
            <text:p>168220</text:p>
          </table:table-cell>
          <table:table-cell office:value-type="float" office:value="166435" calcext:value-type="float">
            <text:p>166435</text:p>
          </table:table-cell>
          <table:table-cell office:value-type="float" office:value="167880" calcext:value-type="float">
            <text:p>167880</text:p>
          </table:table-cell>
          <table:table-cell office:value-type="float" office:value="166757" calcext:value-type="float">
            <text:p>166757</text:p>
          </table:table-cell>
          <table:table-cell office:value-type="float" office:value="170008" calcext:value-type="float">
            <text:p>170008</text:p>
          </table:table-cell>
          <table:table-cell office:value-type="float" office:value="171789" calcext:value-type="float">
            <text:p>171789</text:p>
          </table:table-cell>
          <table:table-cell office:value-type="float" office:value="172828" calcext:value-type="float">
            <text:p>172828</text:p>
          </table:table-cell>
          <table:table-cell office:value-type="float" office:value="169403" calcext:value-type="float">
            <text:p>169403</text:p>
          </table:table-cell>
          <table:table-cell office:value-type="float" office:value="170460" calcext:value-type="float">
            <text:p>170460</text:p>
          </table:table-cell>
          <table:table-cell office:value-type="float" office:value="168833" calcext:value-type="float">
            <text:p>168833</text:p>
          </table:table-cell>
          <table:table-cell office:value-type="float" office:value="169282" calcext:value-type="float">
            <text:p>169282</text:p>
          </table:table-cell>
          <table:table-cell office:value-type="float" office:value="170632" calcext:value-type="float">
            <text:p>170632</text:p>
          </table:table-cell>
          <table:table-cell office:value-type="float" office:value="173942" calcext:value-type="float">
            <text:p>173942</text:p>
          </table:table-cell>
          <table:table-cell office:value-type="float" office:value="178238" calcext:value-type="float">
            <text:p>178238</text:p>
          </table:table-cell>
          <table:table-cell office:value-type="float" office:value="5128520" calcext:value-type="float">
            <text:p>5128520</text:p>
          </table:table-cell>
          <table:table-cell office:value-type="string" calcext:value-type="string">
            <text:p>OK</text:p>
          </table:table-cell>
          <table:table-cell office:value-type="float" office:value="100945787" calcext:value-type="float">
            <text:p>100945787</text:p>
          </table:table-cell>
          <table:table-cell office:value-type="float" office:value="100925788" calcext:value-type="float">
            <text:p>100925788</text:p>
          </table:table-cell>
          <table:table-cell table:number-columns-repeated="2" office:value-type="float" office:value="201851576" calcext:value-type="float">
            <text:p>201851576</text:p>
          </table:table-cell>
        </table:table-row>
        <table:table-row table:style-name="ro1">
          <table:table-cell table:formula="of:=MAX([.N22:.AQ22])" office:value-type="float" office:value="185001" calcext:value-type="float">
            <text:p>185001</text:p>
          </table:table-cell>
          <table:table-cell table:formula="of:=MIN([.N22:.AQ22])" office:value-type="float" office:value="160626" calcext:value-type="float">
            <text:p>160626</text:p>
          </table:table-cell>
          <table:table-cell table:formula="of:=ABS([.A22]-[.B22])" office:value-type="float" office:value="24375" calcext:value-type="float">
            <text:p>24375</text:p>
          </table:table-cell>
          <table:table-cell table:formula="of:=[.K22]" office:value-type="float" office:value="171447" calcext:value-type="float">
            <text:p>1714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1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1447" calcext:value-type="float">
            <text:p>171447</text:p>
          </table:table-cell>
          <table:table-cell office:value-type="float" office:value="160626" calcext:value-type="float">
            <text:p>160626</text:p>
          </table:table-cell>
          <table:table-cell office:value-type="float" office:value="168148" calcext:value-type="float">
            <text:p>168148</text:p>
          </table:table-cell>
          <table:table-cell office:value-type="float" office:value="171447" calcext:value-type="float">
            <text:p>171447</text:p>
          </table:table-cell>
          <table:table-cell office:value-type="float" office:value="174579" calcext:value-type="float">
            <text:p>174579</text:p>
          </table:table-cell>
          <table:table-cell office:value-type="float" office:value="176809" calcext:value-type="float">
            <text:p>176809</text:p>
          </table:table-cell>
          <table:table-cell office:value-type="float" office:value="172412" calcext:value-type="float">
            <text:p>172412</text:p>
          </table:table-cell>
          <table:table-cell office:value-type="float" office:value="185001" calcext:value-type="float">
            <text:p>185001</text:p>
          </table:table-cell>
          <table:table-cell office:value-type="float" office:value="174639" calcext:value-type="float">
            <text:p>174639</text:p>
          </table:table-cell>
          <table:table-cell office:value-type="float" office:value="173484" calcext:value-type="float">
            <text:p>173484</text:p>
          </table:table-cell>
          <table:table-cell office:value-type="float" office:value="173751" calcext:value-type="float">
            <text:p>173751</text:p>
          </table:table-cell>
          <table:table-cell office:value-type="float" office:value="166542" calcext:value-type="float">
            <text:p>166542</text:p>
          </table:table-cell>
          <table:table-cell office:value-type="float" office:value="172735" calcext:value-type="float">
            <text:p>172735</text:p>
          </table:table-cell>
          <table:table-cell office:value-type="float" office:value="171559" calcext:value-type="float">
            <text:p>171559</text:p>
          </table:table-cell>
          <table:table-cell office:value-type="float" office:value="167745" calcext:value-type="float">
            <text:p>167745</text:p>
          </table:table-cell>
          <table:table-cell office:value-type="float" office:value="165245" calcext:value-type="float">
            <text:p>165245</text:p>
          </table:table-cell>
          <table:table-cell office:value-type="float" office:value="161973" calcext:value-type="float">
            <text:p>161973</text:p>
          </table:table-cell>
          <table:table-cell office:value-type="float" office:value="160626" calcext:value-type="float">
            <text:p>160626</text:p>
          </table:table-cell>
          <table:table-cell office:value-type="float" office:value="166208" calcext:value-type="float">
            <text:p>166208</text:p>
          </table:table-cell>
          <table:table-cell office:value-type="float" office:value="164572" calcext:value-type="float">
            <text:p>164572</text:p>
          </table:table-cell>
          <table:table-cell office:value-type="float" office:value="161348" calcext:value-type="float">
            <text:p>161348</text:p>
          </table:table-cell>
          <table:table-cell office:value-type="float" office:value="162681" calcext:value-type="float">
            <text:p>162681</text:p>
          </table:table-cell>
          <table:table-cell office:value-type="float" office:value="162930" calcext:value-type="float">
            <text:p>162930</text:p>
          </table:table-cell>
          <table:table-cell office:value-type="float" office:value="161571" calcext:value-type="float">
            <text:p>161571</text:p>
          </table:table-cell>
          <table:table-cell office:value-type="float" office:value="163235" calcext:value-type="float">
            <text:p>163235</text:p>
          </table:table-cell>
          <table:table-cell office:value-type="float" office:value="177623" calcext:value-type="float">
            <text:p>177623</text:p>
          </table:table-cell>
          <table:table-cell office:value-type="float" office:value="164348" calcext:value-type="float">
            <text:p>164348</text:p>
          </table:table-cell>
          <table:table-cell office:value-type="float" office:value="162292" calcext:value-type="float">
            <text:p>162292</text:p>
          </table:table-cell>
          <table:table-cell office:value-type="float" office:value="162162" calcext:value-type="float">
            <text:p>162162</text:p>
          </table:table-cell>
          <table:table-cell office:value-type="float" office:value="162832" calcext:value-type="float">
            <text:p>162832</text:p>
          </table:table-cell>
          <table:table-cell office:value-type="float" office:value="167433" calcext:value-type="float">
            <text:p>167433</text:p>
          </table:table-cell>
          <table:table-cell office:value-type="float" office:value="168704" calcext:value-type="float">
            <text:p>168704</text:p>
          </table:table-cell>
          <table:table-cell office:value-type="float" office:value="167979" calcext:value-type="float">
            <text:p>167979</text:p>
          </table:table-cell>
          <table:table-cell office:value-type="float" office:value="5044465" calcext:value-type="float">
            <text:p>5044465</text:p>
          </table:table-cell>
          <table:table-cell office:value-type="string" calcext:value-type="string">
            <text:p>OK</text:p>
          </table:table-cell>
          <table:table-cell office:value-type="float" office:value="100008036" calcext:value-type="float">
            <text:p>100008036</text:p>
          </table:table-cell>
          <table:table-cell office:value-type="float" office:value="99988037" calcext:value-type="float">
            <text:p>99988037</text:p>
          </table:table-cell>
          <table:table-cell table:number-columns-repeated="2" office:value-type="float" office:value="199976074" calcext:value-type="float">
            <text:p>199976074</text:p>
          </table:table-cell>
        </table:table-row>
        <table:table-row table:style-name="ro1">
          <table:table-cell table:formula="of:=MAX([.N23:.AQ23])" office:value-type="float" office:value="174171" calcext:value-type="float">
            <text:p>174171</text:p>
          </table:table-cell>
          <table:table-cell table:formula="of:=MIN([.N23:.AQ23])" office:value-type="float" office:value="161517" calcext:value-type="float">
            <text:p>161517</text:p>
          </table:table-cell>
          <table:table-cell table:formula="of:=ABS([.A23]-[.B23])" office:value-type="float" office:value="12654" calcext:value-type="float">
            <text:p>12654</text:p>
          </table:table-cell>
          <table:table-cell table:formula="of:=[.K23]" office:value-type="float" office:value="167487" calcext:value-type="float">
            <text:p>1674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2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487" calcext:value-type="float">
            <text:p>167487</text:p>
          </table:table-cell>
          <table:table-cell office:value-type="float" office:value="161517" calcext:value-type="float">
            <text:p>161517</text:p>
          </table:table-cell>
          <table:table-cell office:value-type="float" office:value="165683" calcext:value-type="float">
            <text:p>165683</text:p>
          </table:table-cell>
          <table:table-cell office:value-type="float" office:value="167487" calcext:value-type="float">
            <text:p>167487</text:p>
          </table:table-cell>
          <table:table-cell office:value-type="float" office:value="161517" calcext:value-type="float">
            <text:p>161517</text:p>
          </table:table-cell>
          <table:table-cell office:value-type="float" office:value="164910" calcext:value-type="float">
            <text:p>164910</text:p>
          </table:table-cell>
          <table:table-cell office:value-type="float" office:value="165845" calcext:value-type="float">
            <text:p>165845</text:p>
          </table:table-cell>
          <table:table-cell office:value-type="float" office:value="166632" calcext:value-type="float">
            <text:p>166632</text:p>
          </table:table-cell>
          <table:table-cell office:value-type="float" office:value="174171" calcext:value-type="float">
            <text:p>174171</text:p>
          </table:table-cell>
          <table:table-cell office:value-type="float" office:value="171290" calcext:value-type="float">
            <text:p>171290</text:p>
          </table:table-cell>
          <table:table-cell office:value-type="float" office:value="162896" calcext:value-type="float">
            <text:p>162896</text:p>
          </table:table-cell>
          <table:table-cell office:value-type="float" office:value="165236" calcext:value-type="float">
            <text:p>165236</text:p>
          </table:table-cell>
          <table:table-cell office:value-type="float" office:value="167255" calcext:value-type="float">
            <text:p>167255</text:p>
          </table:table-cell>
          <table:table-cell office:value-type="float" office:value="170229" calcext:value-type="float">
            <text:p>170229</text:p>
          </table:table-cell>
          <table:table-cell office:value-type="float" office:value="166274" calcext:value-type="float">
            <text:p>166274</text:p>
          </table:table-cell>
          <table:table-cell office:value-type="float" office:value="167197" calcext:value-type="float">
            <text:p>167197</text:p>
          </table:table-cell>
          <table:table-cell office:value-type="float" office:value="164927" calcext:value-type="float">
            <text:p>164927</text:p>
          </table:table-cell>
          <table:table-cell office:value-type="float" office:value="163693" calcext:value-type="float">
            <text:p>163693</text:p>
          </table:table-cell>
          <table:table-cell office:value-type="float" office:value="163943" calcext:value-type="float">
            <text:p>163943</text:p>
          </table:table-cell>
          <table:table-cell office:value-type="float" office:value="165195" calcext:value-type="float">
            <text:p>165195</text:p>
          </table:table-cell>
          <table:table-cell office:value-type="float" office:value="163722" calcext:value-type="float">
            <text:p>163722</text:p>
          </table:table-cell>
          <table:table-cell office:value-type="float" office:value="163208" calcext:value-type="float">
            <text:p>163208</text:p>
          </table:table-cell>
          <table:table-cell office:value-type="float" office:value="167213" calcext:value-type="float">
            <text:p>167213</text:p>
          </table:table-cell>
          <table:table-cell office:value-type="float" office:value="164721" calcext:value-type="float">
            <text:p>164721</text:p>
          </table:table-cell>
          <table:table-cell office:value-type="float" office:value="163347" calcext:value-type="float">
            <text:p>163347</text:p>
          </table:table-cell>
          <table:table-cell office:value-type="float" office:value="164040" calcext:value-type="float">
            <text:p>164040</text:p>
          </table:table-cell>
          <table:table-cell office:value-type="float" office:value="166008" calcext:value-type="float">
            <text:p>166008</text:p>
          </table:table-cell>
          <table:table-cell office:value-type="float" office:value="165743" calcext:value-type="float">
            <text:p>165743</text:p>
          </table:table-cell>
          <table:table-cell office:value-type="float" office:value="164162" calcext:value-type="float">
            <text:p>164162</text:p>
          </table:table-cell>
          <table:table-cell office:value-type="float" office:value="164065" calcext:value-type="float">
            <text:p>164065</text:p>
          </table:table-cell>
          <table:table-cell office:value-type="float" office:value="167470" calcext:value-type="float">
            <text:p>167470</text:p>
          </table:table-cell>
          <table:table-cell office:value-type="float" office:value="164847" calcext:value-type="float">
            <text:p>164847</text:p>
          </table:table-cell>
          <table:table-cell office:value-type="float" office:value="163274" calcext:value-type="float">
            <text:p>163274</text:p>
          </table:table-cell>
          <table:table-cell office:value-type="float" office:value="4970517" calcext:value-type="float">
            <text:p>4970517</text:p>
          </table:table-cell>
          <table:table-cell office:value-type="string" calcext:value-type="string">
            <text:p>OK</text:p>
          </table:table-cell>
          <table:table-cell office:value-type="float" office:value="100142627" calcext:value-type="float">
            <text:p>100142627</text:p>
          </table:table-cell>
          <table:table-cell office:value-type="float" office:value="100122628" calcext:value-type="float">
            <text:p>100122628</text:p>
          </table:table-cell>
          <table:table-cell table:number-columns-repeated="2" office:value-type="float" office:value="200245256" calcext:value-type="float">
            <text:p>200245256</text:p>
          </table:table-cell>
        </table:table-row>
        <table:table-row table:style-name="ro1">
          <table:table-cell table:formula="of:=MAX([.N24:.AQ24])" office:value-type="float" office:value="169821" calcext:value-type="float">
            <text:p>169821</text:p>
          </table:table-cell>
          <table:table-cell table:formula="of:=MIN([.N24:.AQ24])" office:value-type="float" office:value="163218" calcext:value-type="float">
            <text:p>163218</text:p>
          </table:table-cell>
          <table:table-cell table:formula="of:=ABS([.A24]-[.B24])" office:value-type="float" office:value="6603" calcext:value-type="float">
            <text:p>6603</text:p>
          </table:table-cell>
          <table:table-cell table:formula="of:=[.K24]" office:value-type="float" office:value="167510" calcext:value-type="float">
            <text:p>1675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3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510" calcext:value-type="float">
            <text:p>167510</text:p>
          </table:table-cell>
          <table:table-cell office:value-type="float" office:value="163218" calcext:value-type="float">
            <text:p>163218</text:p>
          </table:table-cell>
          <table:table-cell office:value-type="float" office:value="166025" calcext:value-type="float">
            <text:p>166025</text:p>
          </table:table-cell>
          <table:table-cell office:value-type="float" office:value="167510" calcext:value-type="float">
            <text:p>167510</text:p>
          </table:table-cell>
          <table:table-cell office:value-type="float" office:value="164906" calcext:value-type="float">
            <text:p>164906</text:p>
          </table:table-cell>
          <table:table-cell office:value-type="float" office:value="165172" calcext:value-type="float">
            <text:p>165172</text:p>
          </table:table-cell>
          <table:table-cell office:value-type="float" office:value="166030" calcext:value-type="float">
            <text:p>166030</text:p>
          </table:table-cell>
          <table:table-cell office:value-type="float" office:value="164809" calcext:value-type="float">
            <text:p>164809</text:p>
          </table:table-cell>
          <table:table-cell office:value-type="float" office:value="164986" calcext:value-type="float">
            <text:p>164986</text:p>
          </table:table-cell>
          <table:table-cell office:value-type="float" office:value="164310" calcext:value-type="float">
            <text:p>164310</text:p>
          </table:table-cell>
          <table:table-cell office:value-type="float" office:value="165035" calcext:value-type="float">
            <text:p>165035</text:p>
          </table:table-cell>
          <table:table-cell office:value-type="float" office:value="166079" calcext:value-type="float">
            <text:p>166079</text:p>
          </table:table-cell>
          <table:table-cell office:value-type="float" office:value="166121" calcext:value-type="float">
            <text:p>166121</text:p>
          </table:table-cell>
          <table:table-cell office:value-type="float" office:value="168882" calcext:value-type="float">
            <text:p>168882</text:p>
          </table:table-cell>
          <table:table-cell office:value-type="float" office:value="169724" calcext:value-type="float">
            <text:p>169724</text:p>
          </table:table-cell>
          <table:table-cell office:value-type="float" office:value="168230" calcext:value-type="float">
            <text:p>168230</text:p>
          </table:table-cell>
          <table:table-cell office:value-type="float" office:value="165444" calcext:value-type="float">
            <text:p>165444</text:p>
          </table:table-cell>
          <table:table-cell office:value-type="float" office:value="165071" calcext:value-type="float">
            <text:p>165071</text:p>
          </table:table-cell>
          <table:table-cell office:value-type="float" office:value="167511" calcext:value-type="float">
            <text:p>167511</text:p>
          </table:table-cell>
          <table:table-cell office:value-type="float" office:value="163304" calcext:value-type="float">
            <text:p>163304</text:p>
          </table:table-cell>
          <table:table-cell office:value-type="float" office:value="165298" calcext:value-type="float">
            <text:p>165298</text:p>
          </table:table-cell>
          <table:table-cell office:value-type="float" office:value="163218" calcext:value-type="float">
            <text:p>163218</text:p>
          </table:table-cell>
          <table:table-cell office:value-type="float" office:value="164421" calcext:value-type="float">
            <text:p>164421</text:p>
          </table:table-cell>
          <table:table-cell office:value-type="float" office:value="165480" calcext:value-type="float">
            <text:p>165480</text:p>
          </table:table-cell>
          <table:table-cell office:value-type="float" office:value="164602" calcext:value-type="float">
            <text:p>164602</text:p>
          </table:table-cell>
          <table:table-cell office:value-type="float" office:value="165105" calcext:value-type="float">
            <text:p>165105</text:p>
          </table:table-cell>
          <table:table-cell office:value-type="float" office:value="167844" calcext:value-type="float">
            <text:p>167844</text:p>
          </table:table-cell>
          <table:table-cell office:value-type="float" office:value="164385" calcext:value-type="float">
            <text:p>164385</text:p>
          </table:table-cell>
          <table:table-cell office:value-type="float" office:value="165719" calcext:value-type="float">
            <text:p>165719</text:p>
          </table:table-cell>
          <table:table-cell office:value-type="float" office:value="167256" calcext:value-type="float">
            <text:p>167256</text:p>
          </table:table-cell>
          <table:table-cell office:value-type="float" office:value="167211" calcext:value-type="float">
            <text:p>167211</text:p>
          </table:table-cell>
          <table:table-cell office:value-type="float" office:value="167292" calcext:value-type="float">
            <text:p>167292</text:p>
          </table:table-cell>
          <table:table-cell office:value-type="float" office:value="169821" calcext:value-type="float">
            <text:p>169821</text:p>
          </table:table-cell>
          <table:table-cell office:value-type="float" office:value="4980776" calcext:value-type="float">
            <text:p>4980776</text:p>
          </table:table-cell>
          <table:table-cell office:value-type="string" calcext:value-type="string">
            <text:p>OK</text:p>
          </table:table-cell>
          <table:table-cell office:value-type="float" office:value="100647965" calcext:value-type="float">
            <text:p>100647965</text:p>
          </table:table-cell>
          <table:table-cell office:value-type="float" office:value="100627966" calcext:value-type="float">
            <text:p>100627966</text:p>
          </table:table-cell>
          <table:table-cell table:number-columns-repeated="2" office:value-type="float" office:value="201255932" calcext:value-type="float">
            <text:p>201255932</text:p>
          </table:table-cell>
        </table:table-row>
        <table:table-row table:style-name="ro1">
          <table:table-cell table:formula="of:=MAX([.N25:.AQ25])" office:value-type="float" office:value="177214" calcext:value-type="float">
            <text:p>177214</text:p>
          </table:table-cell>
          <table:table-cell table:formula="of:=MIN([.N25:.AQ25])" office:value-type="float" office:value="159703" calcext:value-type="float">
            <text:p>159703</text:p>
          </table:table-cell>
          <table:table-cell table:formula="of:=ABS([.A25]-[.B25])" office:value-type="float" office:value="17511" calcext:value-type="float">
            <text:p>17511</text:p>
          </table:table-cell>
          <table:table-cell table:formula="of:=[.K25]" office:value-type="float" office:value="167806" calcext:value-type="float">
            <text:p>1678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4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806" calcext:value-type="float">
            <text:p>167806</text:p>
          </table:table-cell>
          <table:table-cell office:value-type="float" office:value="159703" calcext:value-type="float">
            <text:p>159703</text:p>
          </table:table-cell>
          <table:table-cell office:value-type="float" office:value="165901" calcext:value-type="float">
            <text:p>165901</text:p>
          </table:table-cell>
          <table:table-cell office:value-type="float" office:value="167806" calcext:value-type="float">
            <text:p>167806</text:p>
          </table:table-cell>
          <table:table-cell office:value-type="float" office:value="159703" calcext:value-type="float">
            <text:p>159703</text:p>
          </table:table-cell>
          <table:table-cell office:value-type="float" office:value="161604" calcext:value-type="float">
            <text:p>161604</text:p>
          </table:table-cell>
          <table:table-cell office:value-type="float" office:value="161694" calcext:value-type="float">
            <text:p>161694</text:p>
          </table:table-cell>
          <table:table-cell office:value-type="float" office:value="161424" calcext:value-type="float">
            <text:p>161424</text:p>
          </table:table-cell>
          <table:table-cell office:value-type="float" office:value="165274" calcext:value-type="float">
            <text:p>165274</text:p>
          </table:table-cell>
          <table:table-cell office:value-type="float" office:value="162770" calcext:value-type="float">
            <text:p>162770</text:p>
          </table:table-cell>
          <table:table-cell office:value-type="float" office:value="163974" calcext:value-type="float">
            <text:p>163974</text:p>
          </table:table-cell>
          <table:table-cell office:value-type="float" office:value="162537" calcext:value-type="float">
            <text:p>162537</text:p>
          </table:table-cell>
          <table:table-cell office:value-type="float" office:value="165327" calcext:value-type="float">
            <text:p>165327</text:p>
          </table:table-cell>
          <table:table-cell office:value-type="float" office:value="161996" calcext:value-type="float">
            <text:p>161996</text:p>
          </table:table-cell>
          <table:table-cell office:value-type="float" office:value="162637" calcext:value-type="float">
            <text:p>162637</text:p>
          </table:table-cell>
          <table:table-cell office:value-type="float" office:value="167141" calcext:value-type="float">
            <text:p>167141</text:p>
          </table:table-cell>
          <table:table-cell office:value-type="float" office:value="170611" calcext:value-type="float">
            <text:p>170611</text:p>
          </table:table-cell>
          <table:table-cell office:value-type="float" office:value="161981" calcext:value-type="float">
            <text:p>161981</text:p>
          </table:table-cell>
          <table:table-cell office:value-type="float" office:value="163658" calcext:value-type="float">
            <text:p>163658</text:p>
          </table:table-cell>
          <table:table-cell office:value-type="float" office:value="167312" calcext:value-type="float">
            <text:p>167312</text:p>
          </table:table-cell>
          <table:table-cell office:value-type="float" office:value="166517" calcext:value-type="float">
            <text:p>166517</text:p>
          </table:table-cell>
          <table:table-cell office:value-type="float" office:value="167282" calcext:value-type="float">
            <text:p>167282</text:p>
          </table:table-cell>
          <table:table-cell office:value-type="float" office:value="165002" calcext:value-type="float">
            <text:p>165002</text:p>
          </table:table-cell>
          <table:table-cell office:value-type="float" office:value="167395" calcext:value-type="float">
            <text:p>167395</text:p>
          </table:table-cell>
          <table:table-cell office:value-type="float" office:value="165047" calcext:value-type="float">
            <text:p>165047</text:p>
          </table:table-cell>
          <table:table-cell office:value-type="float" office:value="167208" calcext:value-type="float">
            <text:p>167208</text:p>
          </table:table-cell>
          <table:table-cell office:value-type="float" office:value="177214" calcext:value-type="float">
            <text:p>177214</text:p>
          </table:table-cell>
          <table:table-cell office:value-type="float" office:value="169103" calcext:value-type="float">
            <text:p>169103</text:p>
          </table:table-cell>
          <table:table-cell office:value-type="float" office:value="167541" calcext:value-type="float">
            <text:p>167541</text:p>
          </table:table-cell>
          <table:table-cell office:value-type="float" office:value="166006" calcext:value-type="float">
            <text:p>166006</text:p>
          </table:table-cell>
          <table:table-cell office:value-type="float" office:value="169737" calcext:value-type="float">
            <text:p>169737</text:p>
          </table:table-cell>
          <table:table-cell office:value-type="float" office:value="170889" calcext:value-type="float">
            <text:p>170889</text:p>
          </table:table-cell>
          <table:table-cell office:value-type="float" office:value="170665" calcext:value-type="float">
            <text:p>170665</text:p>
          </table:table-cell>
          <table:table-cell office:value-type="float" office:value="4977055" calcext:value-type="float">
            <text:p>4977055</text:p>
          </table:table-cell>
          <table:table-cell office:value-type="string" calcext:value-type="string">
            <text:p>OK</text:p>
          </table:table-cell>
          <table:table-cell office:value-type="float" office:value="100079592" calcext:value-type="float">
            <text:p>100079592</text:p>
          </table:table-cell>
          <table:table-cell office:value-type="float" office:value="100059593" calcext:value-type="float">
            <text:p>100059593</text:p>
          </table:table-cell>
          <table:table-cell table:number-columns-repeated="2" office:value-type="float" office:value="200119186" calcext:value-type="float">
            <text:p>200119186</text:p>
          </table:table-cell>
        </table:table-row>
        <table:table-row table:style-name="ro1">
          <table:table-cell table:formula="of:=MAX([.N26:.AQ26])" office:value-type="float" office:value="177195" calcext:value-type="float">
            <text:p>177195</text:p>
          </table:table-cell>
          <table:table-cell table:formula="of:=MIN([.N26:.AQ26])" office:value-type="float" office:value="160149" calcext:value-type="float">
            <text:p>160149</text:p>
          </table:table-cell>
          <table:table-cell table:formula="of:=ABS([.A26]-[.B26])" office:value-type="float" office:value="17046" calcext:value-type="float">
            <text:p>17046</text:p>
          </table:table-cell>
          <table:table-cell table:formula="of:=[.K26]" office:value-type="float" office:value="172363" calcext:value-type="float">
            <text:p>1723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5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2363" calcext:value-type="float">
            <text:p>172363</text:p>
          </table:table-cell>
          <table:table-cell office:value-type="float" office:value="160149" calcext:value-type="float">
            <text:p>160149</text:p>
          </table:table-cell>
          <table:table-cell office:value-type="float" office:value="165975" calcext:value-type="float">
            <text:p>165975</text:p>
          </table:table-cell>
          <table:table-cell office:value-type="float" office:value="172363" calcext:value-type="float">
            <text:p>172363</text:p>
          </table:table-cell>
          <table:table-cell office:value-type="float" office:value="165378" calcext:value-type="float">
            <text:p>165378</text:p>
          </table:table-cell>
          <table:table-cell office:value-type="float" office:value="177195" calcext:value-type="float">
            <text:p>177195</text:p>
          </table:table-cell>
          <table:table-cell office:value-type="float" office:value="171783" calcext:value-type="float">
            <text:p>171783</text:p>
          </table:table-cell>
          <table:table-cell office:value-type="float" office:value="168660" calcext:value-type="float">
            <text:p>168660</text:p>
          </table:table-cell>
          <table:table-cell office:value-type="float" office:value="169178" calcext:value-type="float">
            <text:p>169178</text:p>
          </table:table-cell>
          <table:table-cell office:value-type="float" office:value="166700" calcext:value-type="float">
            <text:p>166700</text:p>
          </table:table-cell>
          <table:table-cell office:value-type="float" office:value="166296" calcext:value-type="float">
            <text:p>166296</text:p>
          </table:table-cell>
          <table:table-cell office:value-type="float" office:value="165639" calcext:value-type="float">
            <text:p>165639</text:p>
          </table:table-cell>
          <table:table-cell office:value-type="float" office:value="175021" calcext:value-type="float">
            <text:p>175021</text:p>
          </table:table-cell>
          <table:table-cell office:value-type="float" office:value="176384" calcext:value-type="float">
            <text:p>176384</text:p>
          </table:table-cell>
          <table:table-cell office:value-type="float" office:value="166109" calcext:value-type="float">
            <text:p>166109</text:p>
          </table:table-cell>
          <table:table-cell office:value-type="float" office:value="160777" calcext:value-type="float">
            <text:p>160777</text:p>
          </table:table-cell>
          <table:table-cell office:value-type="float" office:value="161271" calcext:value-type="float">
            <text:p>161271</text:p>
          </table:table-cell>
          <table:table-cell office:value-type="float" office:value="160149" calcext:value-type="float">
            <text:p>160149</text:p>
          </table:table-cell>
          <table:table-cell office:value-type="float" office:value="162668" calcext:value-type="float">
            <text:p>162668</text:p>
          </table:table-cell>
          <table:table-cell office:value-type="float" office:value="160951" calcext:value-type="float">
            <text:p>160951</text:p>
          </table:table-cell>
          <table:table-cell office:value-type="float" office:value="163044" calcext:value-type="float">
            <text:p>163044</text:p>
          </table:table-cell>
          <table:table-cell office:value-type="float" office:value="164595" calcext:value-type="float">
            <text:p>164595</text:p>
          </table:table-cell>
          <table:table-cell office:value-type="float" office:value="164095" calcext:value-type="float">
            <text:p>164095</text:p>
          </table:table-cell>
          <table:table-cell office:value-type="float" office:value="163582" calcext:value-type="float">
            <text:p>163582</text:p>
          </table:table-cell>
          <table:table-cell office:value-type="float" office:value="164787" calcext:value-type="float">
            <text:p>164787</text:p>
          </table:table-cell>
          <table:table-cell office:value-type="float" office:value="163789" calcext:value-type="float">
            <text:p>163789</text:p>
          </table:table-cell>
          <table:table-cell office:value-type="float" office:value="164193" calcext:value-type="float">
            <text:p>164193</text:p>
          </table:table-cell>
          <table:table-cell office:value-type="float" office:value="164850" calcext:value-type="float">
            <text:p>164850</text:p>
          </table:table-cell>
          <table:table-cell office:value-type="float" office:value="160160" calcext:value-type="float">
            <text:p>160160</text:p>
          </table:table-cell>
          <table:table-cell office:value-type="float" office:value="165096" calcext:value-type="float">
            <text:p>165096</text:p>
          </table:table-cell>
          <table:table-cell office:value-type="float" office:value="168184" calcext:value-type="float">
            <text:p>168184</text:p>
          </table:table-cell>
          <table:table-cell office:value-type="float" office:value="164374" calcext:value-type="float">
            <text:p>164374</text:p>
          </table:table-cell>
          <table:table-cell office:value-type="float" office:value="161982" calcext:value-type="float">
            <text:p>161982</text:p>
          </table:table-cell>
          <table:table-cell office:value-type="float" office:value="4979253" calcext:value-type="float">
            <text:p>4979253</text:p>
          </table:table-cell>
          <table:table-cell office:value-type="string" calcext:value-type="string">
            <text:p>OK</text:p>
          </table:table-cell>
          <table:table-cell office:value-type="float" office:value="100115780" calcext:value-type="float">
            <text:p>100115780</text:p>
          </table:table-cell>
          <table:table-cell office:value-type="float" office:value="100095781" calcext:value-type="float">
            <text:p>100095781</text:p>
          </table:table-cell>
          <table:table-cell table:number-columns-repeated="2" office:value-type="float" office:value="200191562" calcext:value-type="float">
            <text:p>200191562</text:p>
          </table:table-cell>
        </table:table-row>
        <table:table-row table:style-name="ro1">
          <table:table-cell table:formula="of:=MAX([.N27:.AQ27])" office:value-type="float" office:value="172128" calcext:value-type="float">
            <text:p>172128</text:p>
          </table:table-cell>
          <table:table-cell table:formula="of:=MIN([.N27:.AQ27])" office:value-type="float" office:value="161957" calcext:value-type="float">
            <text:p>161957</text:p>
          </table:table-cell>
          <table:table-cell table:formula="of:=ABS([.A27]-[.B27])" office:value-type="float" office:value="10171" calcext:value-type="float">
            <text:p>10171</text:p>
          </table:table-cell>
          <table:table-cell table:formula="of:=[.K27]" office:value-type="float" office:value="167647" calcext:value-type="float">
            <text:p>1676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6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647" calcext:value-type="float">
            <text:p>167647</text:p>
          </table:table-cell>
          <table:table-cell office:value-type="float" office:value="161957" calcext:value-type="float">
            <text:p>161957</text:p>
          </table:table-cell>
          <table:table-cell office:value-type="float" office:value="166982" calcext:value-type="float">
            <text:p>166982</text:p>
          </table:table-cell>
          <table:table-cell office:value-type="float" office:value="167647" calcext:value-type="float">
            <text:p>167647</text:p>
          </table:table-cell>
          <table:table-cell office:value-type="float" office:value="168686" calcext:value-type="float">
            <text:p>168686</text:p>
          </table:table-cell>
          <table:table-cell office:value-type="float" office:value="165697" calcext:value-type="float">
            <text:p>165697</text:p>
          </table:table-cell>
          <table:table-cell office:value-type="float" office:value="167000" calcext:value-type="float">
            <text:p>167000</text:p>
          </table:table-cell>
          <table:table-cell office:value-type="float" office:value="165404" calcext:value-type="float">
            <text:p>165404</text:p>
          </table:table-cell>
          <table:table-cell office:value-type="float" office:value="168370" calcext:value-type="float">
            <text:p>168370</text:p>
          </table:table-cell>
          <table:table-cell office:value-type="float" office:value="169103" calcext:value-type="float">
            <text:p>169103</text:p>
          </table:table-cell>
          <table:table-cell office:value-type="float" office:value="167805" calcext:value-type="float">
            <text:p>167805</text:p>
          </table:table-cell>
          <table:table-cell office:value-type="float" office:value="168857" calcext:value-type="float">
            <text:p>168857</text:p>
          </table:table-cell>
          <table:table-cell office:value-type="float" office:value="170830" calcext:value-type="float">
            <text:p>170830</text:p>
          </table:table-cell>
          <table:table-cell office:value-type="float" office:value="165403" calcext:value-type="float">
            <text:p>165403</text:p>
          </table:table-cell>
          <table:table-cell office:value-type="float" office:value="168325" calcext:value-type="float">
            <text:p>168325</text:p>
          </table:table-cell>
          <table:table-cell office:value-type="float" office:value="163470" calcext:value-type="float">
            <text:p>163470</text:p>
          </table:table-cell>
          <table:table-cell office:value-type="float" office:value="165068" calcext:value-type="float">
            <text:p>165068</text:p>
          </table:table-cell>
          <table:table-cell office:value-type="float" office:value="167063" calcext:value-type="float">
            <text:p>167063</text:p>
          </table:table-cell>
          <table:table-cell office:value-type="float" office:value="169245" calcext:value-type="float">
            <text:p>169245</text:p>
          </table:table-cell>
          <table:table-cell office:value-type="float" office:value="165726" calcext:value-type="float">
            <text:p>165726</text:p>
          </table:table-cell>
          <table:table-cell office:value-type="float" office:value="167389" calcext:value-type="float">
            <text:p>167389</text:p>
          </table:table-cell>
          <table:table-cell office:value-type="float" office:value="164433" calcext:value-type="float">
            <text:p>164433</text:p>
          </table:table-cell>
          <table:table-cell office:value-type="float" office:value="165172" calcext:value-type="float">
            <text:p>165172</text:p>
          </table:table-cell>
          <table:table-cell office:value-type="float" office:value="168578" calcext:value-type="float">
            <text:p>168578</text:p>
          </table:table-cell>
          <table:table-cell office:value-type="float" office:value="168266" calcext:value-type="float">
            <text:p>168266</text:p>
          </table:table-cell>
          <table:table-cell office:value-type="float" office:value="169153" calcext:value-type="float">
            <text:p>169153</text:p>
          </table:table-cell>
          <table:table-cell office:value-type="float" office:value="165865" calcext:value-type="float">
            <text:p>165865</text:p>
          </table:table-cell>
          <table:table-cell office:value-type="float" office:value="166535" calcext:value-type="float">
            <text:p>166535</text:p>
          </table:table-cell>
          <table:table-cell office:value-type="float" office:value="172128" calcext:value-type="float">
            <text:p>172128</text:p>
          </table:table-cell>
          <table:table-cell office:value-type="float" office:value="164730" calcext:value-type="float">
            <text:p>164730</text:p>
          </table:table-cell>
          <table:table-cell office:value-type="float" office:value="167717" calcext:value-type="float">
            <text:p>167717</text:p>
          </table:table-cell>
          <table:table-cell office:value-type="float" office:value="163849" calcext:value-type="float">
            <text:p>163849</text:p>
          </table:table-cell>
          <table:table-cell office:value-type="float" office:value="161957" calcext:value-type="float">
            <text:p>161957</text:p>
          </table:table-cell>
          <table:table-cell office:value-type="float" office:value="5009471" calcext:value-type="float">
            <text:p>5009471</text:p>
          </table:table-cell>
          <table:table-cell office:value-type="string" calcext:value-type="string">
            <text:p>OK</text:p>
          </table:table-cell>
          <table:table-cell office:value-type="float" office:value="99739524" calcext:value-type="float">
            <text:p>99739524</text:p>
          </table:table-cell>
          <table:table-cell office:value-type="float" office:value="99719525" calcext:value-type="float">
            <text:p>99719525</text:p>
          </table:table-cell>
          <table:table-cell table:number-columns-repeated="2" office:value-type="float" office:value="199439050" calcext:value-type="float">
            <text:p>199439050</text:p>
          </table:table-cell>
        </table:table-row>
        <table:table-row table:style-name="ro1">
          <table:table-cell table:formula="of:=MAX([.N28:.AQ28])" office:value-type="float" office:value="170450" calcext:value-type="float">
            <text:p>170450</text:p>
          </table:table-cell>
          <table:table-cell table:formula="of:=MIN([.N28:.AQ28])" office:value-type="float" office:value="160073" calcext:value-type="float">
            <text:p>160073</text:p>
          </table:table-cell>
          <table:table-cell table:formula="of:=ABS([.A28]-[.B28])" office:value-type="float" office:value="10377" calcext:value-type="float">
            <text:p>10377</text:p>
          </table:table-cell>
          <table:table-cell table:formula="of:=[.K28]" office:value-type="float" office:value="167637" calcext:value-type="float">
            <text:p>1676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7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637" calcext:value-type="float">
            <text:p>167637</text:p>
          </table:table-cell>
          <table:table-cell office:value-type="float" office:value="160073" calcext:value-type="float">
            <text:p>160073</text:p>
          </table:table-cell>
          <table:table-cell office:value-type="float" office:value="163999" calcext:value-type="float">
            <text:p>163999</text:p>
          </table:table-cell>
          <table:table-cell office:value-type="float" office:value="167637" calcext:value-type="float">
            <text:p>167637</text:p>
          </table:table-cell>
          <table:table-cell office:value-type="float" office:value="160073" calcext:value-type="float">
            <text:p>160073</text:p>
          </table:table-cell>
          <table:table-cell office:value-type="float" office:value="162984" calcext:value-type="float">
            <text:p>162984</text:p>
          </table:table-cell>
          <table:table-cell office:value-type="float" office:value="163564" calcext:value-type="float">
            <text:p>163564</text:p>
          </table:table-cell>
          <table:table-cell office:value-type="float" office:value="163183" calcext:value-type="float">
            <text:p>163183</text:p>
          </table:table-cell>
          <table:table-cell office:value-type="float" office:value="162558" calcext:value-type="float">
            <text:p>162558</text:p>
          </table:table-cell>
          <table:table-cell office:value-type="float" office:value="163719" calcext:value-type="float">
            <text:p>163719</text:p>
          </table:table-cell>
          <table:table-cell office:value-type="float" office:value="163350" calcext:value-type="float">
            <text:p>163350</text:p>
          </table:table-cell>
          <table:table-cell office:value-type="float" office:value="162781" calcext:value-type="float">
            <text:p>162781</text:p>
          </table:table-cell>
          <table:table-cell office:value-type="float" office:value="170450" calcext:value-type="float">
            <text:p>170450</text:p>
          </table:table-cell>
          <table:table-cell office:value-type="float" office:value="163937" calcext:value-type="float">
            <text:p>163937</text:p>
          </table:table-cell>
          <table:table-cell office:value-type="float" office:value="163629" calcext:value-type="float">
            <text:p>163629</text:p>
          </table:table-cell>
          <table:table-cell office:value-type="float" office:value="164671" calcext:value-type="float">
            <text:p>164671</text:p>
          </table:table-cell>
          <table:table-cell office:value-type="float" office:value="162804" calcext:value-type="float">
            <text:p>162804</text:p>
          </table:table-cell>
          <table:table-cell office:value-type="float" office:value="163228" calcext:value-type="float">
            <text:p>163228</text:p>
          </table:table-cell>
          <table:table-cell office:value-type="float" office:value="163484" calcext:value-type="float">
            <text:p>163484</text:p>
          </table:table-cell>
          <table:table-cell office:value-type="float" office:value="163656" calcext:value-type="float">
            <text:p>163656</text:p>
          </table:table-cell>
          <table:table-cell office:value-type="float" office:value="162859" calcext:value-type="float">
            <text:p>162859</text:p>
          </table:table-cell>
          <table:table-cell office:value-type="float" office:value="167285" calcext:value-type="float">
            <text:p>167285</text:p>
          </table:table-cell>
          <table:table-cell office:value-type="float" office:value="166744" calcext:value-type="float">
            <text:p>166744</text:p>
          </table:table-cell>
          <table:table-cell office:value-type="float" office:value="167526" calcext:value-type="float">
            <text:p>167526</text:p>
          </table:table-cell>
          <table:table-cell office:value-type="float" office:value="162847" calcext:value-type="float">
            <text:p>162847</text:p>
          </table:table-cell>
          <table:table-cell office:value-type="float" office:value="167248" calcext:value-type="float">
            <text:p>167248</text:p>
          </table:table-cell>
          <table:table-cell office:value-type="float" office:value="168133" calcext:value-type="float">
            <text:p>168133</text:p>
          </table:table-cell>
          <table:table-cell office:value-type="float" office:value="161953" calcext:value-type="float">
            <text:p>161953</text:p>
          </table:table-cell>
          <table:table-cell office:value-type="float" office:value="161818" calcext:value-type="float">
            <text:p>161818</text:p>
          </table:table-cell>
          <table:table-cell office:value-type="float" office:value="161805" calcext:value-type="float">
            <text:p>161805</text:p>
          </table:table-cell>
          <table:table-cell office:value-type="float" office:value="161516" calcext:value-type="float">
            <text:p>161516</text:p>
          </table:table-cell>
          <table:table-cell office:value-type="float" office:value="162643" calcext:value-type="float">
            <text:p>162643</text:p>
          </table:table-cell>
          <table:table-cell office:value-type="float" office:value="161891" calcext:value-type="float">
            <text:p>161891</text:p>
          </table:table-cell>
          <table:table-cell office:value-type="float" office:value="4919976" calcext:value-type="float">
            <text:p>4919976</text:p>
          </table:table-cell>
          <table:table-cell office:value-type="string" calcext:value-type="string">
            <text:p>OK</text:p>
          </table:table-cell>
          <table:table-cell office:value-type="float" office:value="100016521" calcext:value-type="float">
            <text:p>100016521</text:p>
          </table:table-cell>
          <table:table-cell office:value-type="float" office:value="99996522" calcext:value-type="float">
            <text:p>99996522</text:p>
          </table:table-cell>
          <table:table-cell table:number-columns-repeated="2" office:value-type="float" office:value="199993044" calcext:value-type="float">
            <text:p>199993044</text:p>
          </table:table-cell>
        </table:table-row>
        <table:table-row table:style-name="ro1">
          <table:table-cell table:formula="of:=MAX([.N29:.AQ29])" office:value-type="float" office:value="168104" calcext:value-type="float">
            <text:p>168104</text:p>
          </table:table-cell>
          <table:table-cell table:formula="of:=MIN([.N29:.AQ29])" office:value-type="float" office:value="160603" calcext:value-type="float">
            <text:p>160603</text:p>
          </table:table-cell>
          <table:table-cell table:formula="of:=ABS([.A29]-[.B29])" office:value-type="float" office:value="7501" calcext:value-type="float">
            <text:p>7501</text:p>
          </table:table-cell>
          <table:table-cell table:formula="of:=[.K29]" office:value-type="float" office:value="162386" calcext:value-type="float">
            <text:p>162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8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2386" calcext:value-type="float">
            <text:p>162386</text:p>
          </table:table-cell>
          <table:table-cell office:value-type="float" office:value="160603" calcext:value-type="float">
            <text:p>160603</text:p>
          </table:table-cell>
          <table:table-cell office:value-type="float" office:value="163453" calcext:value-type="float">
            <text:p>163453</text:p>
          </table:table-cell>
          <table:table-cell office:value-type="float" office:value="162386" calcext:value-type="float">
            <text:p>162386</text:p>
          </table:table-cell>
          <table:table-cell office:value-type="float" office:value="160603" calcext:value-type="float">
            <text:p>160603</text:p>
          </table:table-cell>
          <table:table-cell office:value-type="float" office:value="163260" calcext:value-type="float">
            <text:p>163260</text:p>
          </table:table-cell>
          <table:table-cell office:value-type="float" office:value="162846" calcext:value-type="float">
            <text:p>162846</text:p>
          </table:table-cell>
          <table:table-cell office:value-type="float" office:value="163234" calcext:value-type="float">
            <text:p>163234</text:p>
          </table:table-cell>
          <table:table-cell office:value-type="float" office:value="163925" calcext:value-type="float">
            <text:p>163925</text:p>
          </table:table-cell>
          <table:table-cell office:value-type="float" office:value="162967" calcext:value-type="float">
            <text:p>162967</text:p>
          </table:table-cell>
          <table:table-cell office:value-type="float" office:value="162317" calcext:value-type="float">
            <text:p>162317</text:p>
          </table:table-cell>
          <table:table-cell office:value-type="float" office:value="161437" calcext:value-type="float">
            <text:p>161437</text:p>
          </table:table-cell>
          <table:table-cell office:value-type="float" office:value="165744" calcext:value-type="float">
            <text:p>165744</text:p>
          </table:table-cell>
          <table:table-cell office:value-type="float" office:value="163296" calcext:value-type="float">
            <text:p>163296</text:p>
          </table:table-cell>
          <table:table-cell office:value-type="float" office:value="161496" calcext:value-type="float">
            <text:p>161496</text:p>
          </table:table-cell>
          <table:table-cell office:value-type="float" office:value="161323" calcext:value-type="float">
            <text:p>161323</text:p>
          </table:table-cell>
          <table:table-cell office:value-type="float" office:value="163973" calcext:value-type="float">
            <text:p>163973</text:p>
          </table:table-cell>
          <table:table-cell office:value-type="float" office:value="161698" calcext:value-type="float">
            <text:p>161698</text:p>
          </table:table-cell>
          <table:table-cell office:value-type="float" office:value="162403" calcext:value-type="float">
            <text:p>162403</text:p>
          </table:table-cell>
          <table:table-cell office:value-type="float" office:value="162688" calcext:value-type="float">
            <text:p>162688</text:p>
          </table:table-cell>
          <table:table-cell office:value-type="float" office:value="164251" calcext:value-type="float">
            <text:p>164251</text:p>
          </table:table-cell>
          <table:table-cell office:value-type="float" office:value="164303" calcext:value-type="float">
            <text:p>164303</text:p>
          </table:table-cell>
          <table:table-cell office:value-type="float" office:value="165062" calcext:value-type="float">
            <text:p>165062</text:p>
          </table:table-cell>
          <table:table-cell office:value-type="float" office:value="163939" calcext:value-type="float">
            <text:p>163939</text:p>
          </table:table-cell>
          <table:table-cell office:value-type="float" office:value="162354" calcext:value-type="float">
            <text:p>162354</text:p>
          </table:table-cell>
          <table:table-cell office:value-type="float" office:value="163154" calcext:value-type="float">
            <text:p>163154</text:p>
          </table:table-cell>
          <table:table-cell office:value-type="float" office:value="165974" calcext:value-type="float">
            <text:p>165974</text:p>
          </table:table-cell>
          <table:table-cell office:value-type="float" office:value="164032" calcext:value-type="float">
            <text:p>164032</text:p>
          </table:table-cell>
          <table:table-cell office:value-type="float" office:value="163431" calcext:value-type="float">
            <text:p>163431</text:p>
          </table:table-cell>
          <table:table-cell office:value-type="float" office:value="161788" calcext:value-type="float">
            <text:p>161788</text:p>
          </table:table-cell>
          <table:table-cell office:value-type="float" office:value="165489" calcext:value-type="float">
            <text:p>165489</text:p>
          </table:table-cell>
          <table:table-cell office:value-type="float" office:value="166116" calcext:value-type="float">
            <text:p>166116</text:p>
          </table:table-cell>
          <table:table-cell office:value-type="float" office:value="168104" calcext:value-type="float">
            <text:p>168104</text:p>
          </table:table-cell>
          <table:table-cell office:value-type="float" office:value="4903593" calcext:value-type="float">
            <text:p>4903593</text:p>
          </table:table-cell>
          <table:table-cell office:value-type="string" calcext:value-type="string">
            <text:p>OK</text:p>
          </table:table-cell>
          <table:table-cell office:value-type="float" office:value="99194677" calcext:value-type="float">
            <text:p>99194677</text:p>
          </table:table-cell>
          <table:table-cell office:value-type="float" office:value="99174678" calcext:value-type="float">
            <text:p>99174678</text:p>
          </table:table-cell>
          <table:table-cell table:number-columns-repeated="2" office:value-type="float" office:value="198349356" calcext:value-type="float">
            <text:p>198349356</text:p>
          </table:table-cell>
        </table:table-row>
        <table:table-row table:style-name="ro1">
          <table:table-cell table:formula="of:=MAX([.N30:.AQ30])" office:value-type="float" office:value="186034" calcext:value-type="float">
            <text:p>186034</text:p>
          </table:table-cell>
          <table:table-cell table:formula="of:=MIN([.N30:.AQ30])" office:value-type="float" office:value="164223" calcext:value-type="float">
            <text:p>164223</text:p>
          </table:table-cell>
          <table:table-cell table:formula="of:=ABS([.A30]-[.B30])" office:value-type="float" office:value="21811" calcext:value-type="float">
            <text:p>21811</text:p>
          </table:table-cell>
          <table:table-cell table:formula="of:=[.K30]" office:value-type="float" office:value="176970" calcext:value-type="float">
            <text:p>1769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9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6970" calcext:value-type="float">
            <text:p>176970</text:p>
          </table:table-cell>
          <table:table-cell office:value-type="float" office:value="164223" calcext:value-type="float">
            <text:p>164223</text:p>
          </table:table-cell>
          <table:table-cell office:value-type="float" office:value="169316" calcext:value-type="float">
            <text:p>169316</text:p>
          </table:table-cell>
          <table:table-cell office:value-type="float" office:value="176970" calcext:value-type="float">
            <text:p>176970</text:p>
          </table:table-cell>
          <table:table-cell office:value-type="float" office:value="186034" calcext:value-type="float">
            <text:p>186034</text:p>
          </table:table-cell>
          <table:table-cell office:value-type="float" office:value="179555" calcext:value-type="float">
            <text:p>179555</text:p>
          </table:table-cell>
          <table:table-cell office:value-type="float" office:value="168471" calcext:value-type="float">
            <text:p>168471</text:p>
          </table:table-cell>
          <table:table-cell office:value-type="float" office:value="171593" calcext:value-type="float">
            <text:p>171593</text:p>
          </table:table-cell>
          <table:table-cell office:value-type="float" office:value="169471" calcext:value-type="float">
            <text:p>169471</text:p>
          </table:table-cell>
          <table:table-cell office:value-type="float" office:value="165581" calcext:value-type="float">
            <text:p>165581</text:p>
          </table:table-cell>
          <table:table-cell office:value-type="float" office:value="170375" calcext:value-type="float">
            <text:p>170375</text:p>
          </table:table-cell>
          <table:table-cell office:value-type="float" office:value="170929" calcext:value-type="float">
            <text:p>170929</text:p>
          </table:table-cell>
          <table:table-cell office:value-type="float" office:value="170549" calcext:value-type="float">
            <text:p>170549</text:p>
          </table:table-cell>
          <table:table-cell office:value-type="float" office:value="167544" calcext:value-type="float">
            <text:p>167544</text:p>
          </table:table-cell>
          <table:table-cell office:value-type="float" office:value="167068" calcext:value-type="float">
            <text:p>167068</text:p>
          </table:table-cell>
          <table:table-cell office:value-type="float" office:value="170766" calcext:value-type="float">
            <text:p>170766</text:p>
          </table:table-cell>
          <table:table-cell office:value-type="float" office:value="167974" calcext:value-type="float">
            <text:p>167974</text:p>
          </table:table-cell>
          <table:table-cell office:value-type="float" office:value="167788" calcext:value-type="float">
            <text:p>167788</text:p>
          </table:table-cell>
          <table:table-cell office:value-type="float" office:value="167915" calcext:value-type="float">
            <text:p>167915</text:p>
          </table:table-cell>
          <table:table-cell office:value-type="float" office:value="169009" calcext:value-type="float">
            <text:p>169009</text:p>
          </table:table-cell>
          <table:table-cell office:value-type="float" office:value="166493" calcext:value-type="float">
            <text:p>166493</text:p>
          </table:table-cell>
          <table:table-cell office:value-type="float" office:value="165416" calcext:value-type="float">
            <text:p>165416</text:p>
          </table:table-cell>
          <table:table-cell office:value-type="float" office:value="169025" calcext:value-type="float">
            <text:p>169025</text:p>
          </table:table-cell>
          <table:table-cell office:value-type="float" office:value="168817" calcext:value-type="float">
            <text:p>168817</text:p>
          </table:table-cell>
          <table:table-cell office:value-type="float" office:value="168931" calcext:value-type="float">
            <text:p>168931</text:p>
          </table:table-cell>
          <table:table-cell office:value-type="float" office:value="172089" calcext:value-type="float">
            <text:p>172089</text:p>
          </table:table-cell>
          <table:table-cell office:value-type="float" office:value="166362" calcext:value-type="float">
            <text:p>166362</text:p>
          </table:table-cell>
          <table:table-cell office:value-type="float" office:value="166361" calcext:value-type="float">
            <text:p>166361</text:p>
          </table:table-cell>
          <table:table-cell office:value-type="float" office:value="167117" calcext:value-type="float">
            <text:p>167117</text:p>
          </table:table-cell>
          <table:table-cell office:value-type="float" office:value="165641" calcext:value-type="float">
            <text:p>165641</text:p>
          </table:table-cell>
          <table:table-cell office:value-type="float" office:value="165228" calcext:value-type="float">
            <text:p>165228</text:p>
          </table:table-cell>
          <table:table-cell office:value-type="float" office:value="166188" calcext:value-type="float">
            <text:p>166188</text:p>
          </table:table-cell>
          <table:table-cell office:value-type="float" office:value="164223" calcext:value-type="float">
            <text:p>164223</text:p>
          </table:table-cell>
          <table:table-cell office:value-type="float" office:value="5079483" calcext:value-type="float">
            <text:p>5079483</text:p>
          </table:table-cell>
          <table:table-cell office:value-type="string" calcext:value-type="string">
            <text:p>OK</text:p>
          </table:table-cell>
          <table:table-cell office:value-type="float" office:value="99555427" calcext:value-type="float">
            <text:p>99555427</text:p>
          </table:table-cell>
          <table:table-cell office:value-type="float" office:value="99535428" calcext:value-type="float">
            <text:p>99535428</text:p>
          </table:table-cell>
          <table:table-cell table:number-columns-repeated="2" office:value-type="float" office:value="199070856" calcext:value-type="float">
            <text:p>199070856</text:p>
          </table:table-cell>
        </table:table-row>
        <table:table-row table:style-name="ro1">
          <table:table-cell table:formula="of:=MAX([.N31:.AQ31])" office:value-type="float" office:value="190200" calcext:value-type="float">
            <text:p>190200</text:p>
          </table:table-cell>
          <table:table-cell table:formula="of:=MIN([.N31:.AQ31])" office:value-type="float" office:value="162627" calcext:value-type="float">
            <text:p>162627</text:p>
          </table:table-cell>
          <table:table-cell table:formula="of:=ABS([.A31]-[.B31])" office:value-type="float" office:value="27573" calcext:value-type="float">
            <text:p>27573</text:p>
          </table:table-cell>
          <table:table-cell table:formula="of:=[.K31]" office:value-type="float" office:value="168381" calcext:value-type="float">
            <text:p>16838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0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8381" calcext:value-type="float">
            <text:p>168381</text:p>
          </table:table-cell>
          <table:table-cell office:value-type="float" office:value="162627" calcext:value-type="float">
            <text:p>162627</text:p>
          </table:table-cell>
          <table:table-cell office:value-type="float" office:value="168921" calcext:value-type="float">
            <text:p>168921</text:p>
          </table:table-cell>
          <table:table-cell office:value-type="float" office:value="168381" calcext:value-type="float">
            <text:p>168381</text:p>
          </table:table-cell>
          <table:table-cell office:value-type="float" office:value="162627" calcext:value-type="float">
            <text:p>162627</text:p>
          </table:table-cell>
          <table:table-cell office:value-type="float" office:value="164693" calcext:value-type="float">
            <text:p>164693</text:p>
          </table:table-cell>
          <table:table-cell office:value-type="float" office:value="167028" calcext:value-type="float">
            <text:p>167028</text:p>
          </table:table-cell>
          <table:table-cell office:value-type="float" office:value="167020" calcext:value-type="float">
            <text:p>167020</text:p>
          </table:table-cell>
          <table:table-cell office:value-type="float" office:value="168813" calcext:value-type="float">
            <text:p>168813</text:p>
          </table:table-cell>
          <table:table-cell office:value-type="float" office:value="168527" calcext:value-type="float">
            <text:p>168527</text:p>
          </table:table-cell>
          <table:table-cell office:value-type="float" office:value="169103" calcext:value-type="float">
            <text:p>169103</text:p>
          </table:table-cell>
          <table:table-cell office:value-type="float" office:value="169607" calcext:value-type="float">
            <text:p>169607</text:p>
          </table:table-cell>
          <table:table-cell office:value-type="float" office:value="169098" calcext:value-type="float">
            <text:p>169098</text:p>
          </table:table-cell>
          <table:table-cell office:value-type="float" office:value="171078" calcext:value-type="float">
            <text:p>171078</text:p>
          </table:table-cell>
          <table:table-cell office:value-type="float" office:value="168169" calcext:value-type="float">
            <text:p>168169</text:p>
          </table:table-cell>
          <table:table-cell office:value-type="float" office:value="163256" calcext:value-type="float">
            <text:p>163256</text:p>
          </table:table-cell>
          <table:table-cell office:value-type="float" office:value="165142" calcext:value-type="float">
            <text:p>165142</text:p>
          </table:table-cell>
          <table:table-cell office:value-type="float" office:value="164167" calcext:value-type="float">
            <text:p>164167</text:p>
          </table:table-cell>
          <table:table-cell office:value-type="float" office:value="165609" calcext:value-type="float">
            <text:p>165609</text:p>
          </table:table-cell>
          <table:table-cell office:value-type="float" office:value="169878" calcext:value-type="float">
            <text:p>169878</text:p>
          </table:table-cell>
          <table:table-cell office:value-type="float" office:value="169545" calcext:value-type="float">
            <text:p>169545</text:p>
          </table:table-cell>
          <table:table-cell office:value-type="float" office:value="165915" calcext:value-type="float">
            <text:p>165915</text:p>
          </table:table-cell>
          <table:table-cell office:value-type="float" office:value="163865" calcext:value-type="float">
            <text:p>163865</text:p>
          </table:table-cell>
          <table:table-cell office:value-type="float" office:value="164868" calcext:value-type="float">
            <text:p>164868</text:p>
          </table:table-cell>
          <table:table-cell office:value-type="float" office:value="168534" calcext:value-type="float">
            <text:p>168534</text:p>
          </table:table-cell>
          <table:table-cell office:value-type="float" office:value="171991" calcext:value-type="float">
            <text:p>171991</text:p>
          </table:table-cell>
          <table:table-cell office:value-type="float" office:value="173140" calcext:value-type="float">
            <text:p>173140</text:p>
          </table:table-cell>
          <table:table-cell office:value-type="float" office:value="172812" calcext:value-type="float">
            <text:p>172812</text:p>
          </table:table-cell>
          <table:table-cell office:value-type="float" office:value="170211" calcext:value-type="float">
            <text:p>170211</text:p>
          </table:table-cell>
          <table:table-cell office:value-type="float" office:value="173221" calcext:value-type="float">
            <text:p>173221</text:p>
          </table:table-cell>
          <table:table-cell office:value-type="float" office:value="170104" calcext:value-type="float">
            <text:p>170104</text:p>
          </table:table-cell>
          <table:table-cell office:value-type="float" office:value="171029" calcext:value-type="float">
            <text:p>171029</text:p>
          </table:table-cell>
          <table:table-cell office:value-type="float" office:value="190200" calcext:value-type="float">
            <text:p>190200</text:p>
          </table:table-cell>
          <table:table-cell office:value-type="float" office:value="5067631" calcext:value-type="float">
            <text:p>5067631</text:p>
          </table:table-cell>
          <table:table-cell office:value-type="string" calcext:value-type="string">
            <text:p>OK</text:p>
          </table:table-cell>
          <table:table-cell office:value-type="float" office:value="100455901" calcext:value-type="float">
            <text:p>100455901</text:p>
          </table:table-cell>
          <table:table-cell office:value-type="float" office:value="100435902" calcext:value-type="float">
            <text:p>100435902</text:p>
          </table:table-cell>
          <table:table-cell table:number-columns-repeated="2" office:value-type="float" office:value="200871804" calcext:value-type="float">
            <text:p>200871804</text:p>
          </table:table-cell>
        </table:table-row>
        <table:table-row table:style-name="ro1">
          <table:table-cell table:formula="of:=MAX([.N32:.AQ32])" office:value-type="float" office:value="181236" calcext:value-type="float">
            <text:p>181236</text:p>
          </table:table-cell>
          <table:table-cell table:formula="of:=MIN([.N32:.AQ32])" office:value-type="float" office:value="162356" calcext:value-type="float">
            <text:p>162356</text:p>
          </table:table-cell>
          <table:table-cell table:formula="of:=ABS([.A32]-[.B32])" office:value-type="float" office:value="18880" calcext:value-type="float">
            <text:p>18880</text:p>
          </table:table-cell>
          <table:table-cell table:formula="of:=[.K32]" office:value-type="float" office:value="173847" calcext:value-type="float">
            <text:p>17384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1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3847" calcext:value-type="float">
            <text:p>173847</text:p>
          </table:table-cell>
          <table:table-cell office:value-type="float" office:value="162356" calcext:value-type="float">
            <text:p>162356</text:p>
          </table:table-cell>
          <table:table-cell office:value-type="float" office:value="169626" calcext:value-type="float">
            <text:p>169626</text:p>
          </table:table-cell>
          <table:table-cell office:value-type="float" office:value="173847" calcext:value-type="float">
            <text:p>173847</text:p>
          </table:table-cell>
          <table:table-cell office:value-type="float" office:value="162356" calcext:value-type="float">
            <text:p>162356</text:p>
          </table:table-cell>
          <table:table-cell office:value-type="float" office:value="168114" calcext:value-type="float">
            <text:p>168114</text:p>
          </table:table-cell>
          <table:table-cell office:value-type="float" office:value="168917" calcext:value-type="float">
            <text:p>168917</text:p>
          </table:table-cell>
          <table:table-cell office:value-type="float" office:value="171299" calcext:value-type="float">
            <text:p>171299</text:p>
          </table:table-cell>
          <table:table-cell office:value-type="float" office:value="167478" calcext:value-type="float">
            <text:p>167478</text:p>
          </table:table-cell>
          <table:table-cell office:value-type="float" office:value="175413" calcext:value-type="float">
            <text:p>175413</text:p>
          </table:table-cell>
          <table:table-cell office:value-type="float" office:value="165158" calcext:value-type="float">
            <text:p>165158</text:p>
          </table:table-cell>
          <table:table-cell office:value-type="float" office:value="167951" calcext:value-type="float">
            <text:p>167951</text:p>
          </table:table-cell>
          <table:table-cell office:value-type="float" office:value="168058" calcext:value-type="float">
            <text:p>168058</text:p>
          </table:table-cell>
          <table:table-cell office:value-type="float" office:value="167085" calcext:value-type="float">
            <text:p>167085</text:p>
          </table:table-cell>
          <table:table-cell office:value-type="float" office:value="168174" calcext:value-type="float">
            <text:p>168174</text:p>
          </table:table-cell>
          <table:table-cell office:value-type="float" office:value="167118" calcext:value-type="float">
            <text:p>167118</text:p>
          </table:table-cell>
          <table:table-cell office:value-type="float" office:value="162686" calcext:value-type="float">
            <text:p>162686</text:p>
          </table:table-cell>
          <table:table-cell office:value-type="float" office:value="181236" calcext:value-type="float">
            <text:p>181236</text:p>
          </table:table-cell>
          <table:table-cell office:value-type="float" office:value="174346" calcext:value-type="float">
            <text:p>174346</text:p>
          </table:table-cell>
          <table:table-cell office:value-type="float" office:value="170018" calcext:value-type="float">
            <text:p>170018</text:p>
          </table:table-cell>
          <table:table-cell office:value-type="float" office:value="172092" calcext:value-type="float">
            <text:p>172092</text:p>
          </table:table-cell>
          <table:table-cell office:value-type="float" office:value="168958" calcext:value-type="float">
            <text:p>168958</text:p>
          </table:table-cell>
          <table:table-cell office:value-type="float" office:value="168785" calcext:value-type="float">
            <text:p>168785</text:p>
          </table:table-cell>
          <table:table-cell office:value-type="float" office:value="168653" calcext:value-type="float">
            <text:p>168653</text:p>
          </table:table-cell>
          <table:table-cell office:value-type="float" office:value="166720" calcext:value-type="float">
            <text:p>166720</text:p>
          </table:table-cell>
          <table:table-cell office:value-type="float" office:value="169128" calcext:value-type="float">
            <text:p>169128</text:p>
          </table:table-cell>
          <table:table-cell office:value-type="float" office:value="168053" calcext:value-type="float">
            <text:p>168053</text:p>
          </table:table-cell>
          <table:table-cell office:value-type="float" office:value="169158" calcext:value-type="float">
            <text:p>169158</text:p>
          </table:table-cell>
          <table:table-cell office:value-type="float" office:value="173497" calcext:value-type="float">
            <text:p>173497</text:p>
          </table:table-cell>
          <table:table-cell office:value-type="float" office:value="175749" calcext:value-type="float">
            <text:p>175749</text:p>
          </table:table-cell>
          <table:table-cell office:value-type="float" office:value="164883" calcext:value-type="float">
            <text:p>164883</text:p>
          </table:table-cell>
          <table:table-cell office:value-type="float" office:value="171196" calcext:value-type="float">
            <text:p>171196</text:p>
          </table:table-cell>
          <table:table-cell office:value-type="float" office:value="172675" calcext:value-type="float">
            <text:p>172675</text:p>
          </table:table-cell>
          <table:table-cell office:value-type="float" office:value="5088801" calcext:value-type="float">
            <text:p>5088801</text:p>
          </table:table-cell>
          <table:table-cell office:value-type="string" calcext:value-type="string">
            <text:p>OK</text:p>
          </table:table-cell>
          <table:table-cell office:value-type="float" office:value="99769409" calcext:value-type="float">
            <text:p>99769409</text:p>
          </table:table-cell>
          <table:table-cell office:value-type="float" office:value="99749410" calcext:value-type="float">
            <text:p>99749410</text:p>
          </table:table-cell>
          <table:table-cell table:number-columns-repeated="2" office:value-type="float" office:value="199498820" calcext:value-type="float">
            <text:p>199498820</text:p>
          </table:table-cell>
        </table:table-row>
        <table:table-row table:style-name="ro1">
          <table:table-cell table:formula="of:=MAX([.N33:.AQ33])" office:value-type="float" office:value="178200" calcext:value-type="float">
            <text:p>178200</text:p>
          </table:table-cell>
          <table:table-cell table:formula="of:=MIN([.N33:.AQ33])" office:value-type="float" office:value="161760" calcext:value-type="float">
            <text:p>161760</text:p>
          </table:table-cell>
          <table:table-cell table:formula="of:=ABS([.A33]-[.B33])" office:value-type="float" office:value="16440" calcext:value-type="float">
            <text:p>16440</text:p>
          </table:table-cell>
          <table:table-cell table:formula="of:=[.K33]" office:value-type="float" office:value="165008" calcext:value-type="float">
            <text:p>165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2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5008" calcext:value-type="float">
            <text:p>165008</text:p>
          </table:table-cell>
          <table:table-cell office:value-type="float" office:value="161760" calcext:value-type="float">
            <text:p>161760</text:p>
          </table:table-cell>
          <table:table-cell office:value-type="float" office:value="165977" calcext:value-type="float">
            <text:p>165977</text:p>
          </table:table-cell>
          <table:table-cell office:value-type="float" office:value="165008" calcext:value-type="float">
            <text:p>165008</text:p>
          </table:table-cell>
          <table:table-cell office:value-type="float" office:value="162299" calcext:value-type="float">
            <text:p>162299</text:p>
          </table:table-cell>
          <table:table-cell office:value-type="float" office:value="164507" calcext:value-type="float">
            <text:p>164507</text:p>
          </table:table-cell>
          <table:table-cell office:value-type="float" office:value="165189" calcext:value-type="float">
            <text:p>165189</text:p>
          </table:table-cell>
          <table:table-cell office:value-type="float" office:value="163440" calcext:value-type="float">
            <text:p>163440</text:p>
          </table:table-cell>
          <table:table-cell office:value-type="float" office:value="166495" calcext:value-type="float">
            <text:p>166495</text:p>
          </table:table-cell>
          <table:table-cell office:value-type="float" office:value="164987" calcext:value-type="float">
            <text:p>164987</text:p>
          </table:table-cell>
          <table:table-cell office:value-type="float" office:value="162990" calcext:value-type="float">
            <text:p>162990</text:p>
          </table:table-cell>
          <table:table-cell office:value-type="float" office:value="163673" calcext:value-type="float">
            <text:p>163673</text:p>
          </table:table-cell>
          <table:table-cell office:value-type="float" office:value="165365" calcext:value-type="float">
            <text:p>165365</text:p>
          </table:table-cell>
          <table:table-cell office:value-type="float" office:value="164822" calcext:value-type="float">
            <text:p>164822</text:p>
          </table:table-cell>
          <table:table-cell office:value-type="float" office:value="161760" calcext:value-type="float">
            <text:p>161760</text:p>
          </table:table-cell>
          <table:table-cell office:value-type="float" office:value="162919" calcext:value-type="float">
            <text:p>162919</text:p>
          </table:table-cell>
          <table:table-cell office:value-type="float" office:value="164295" calcext:value-type="float">
            <text:p>164295</text:p>
          </table:table-cell>
          <table:table-cell office:value-type="float" office:value="164140" calcext:value-type="float">
            <text:p>164140</text:p>
          </table:table-cell>
          <table:table-cell office:value-type="float" office:value="162389" calcext:value-type="float">
            <text:p>162389</text:p>
          </table:table-cell>
          <table:table-cell office:value-type="float" office:value="164490" calcext:value-type="float">
            <text:p>164490</text:p>
          </table:table-cell>
          <table:table-cell office:value-type="float" office:value="163851" calcext:value-type="float">
            <text:p>163851</text:p>
          </table:table-cell>
          <table:table-cell office:value-type="float" office:value="171535" calcext:value-type="float">
            <text:p>171535</text:p>
          </table:table-cell>
          <table:table-cell office:value-type="float" office:value="178200" calcext:value-type="float">
            <text:p>178200</text:p>
          </table:table-cell>
          <table:table-cell office:value-type="float" office:value="168284" calcext:value-type="float">
            <text:p>168284</text:p>
          </table:table-cell>
          <table:table-cell office:value-type="float" office:value="162734" calcext:value-type="float">
            <text:p>162734</text:p>
          </table:table-cell>
          <table:table-cell office:value-type="float" office:value="167015" calcext:value-type="float">
            <text:p>167015</text:p>
          </table:table-cell>
          <table:table-cell office:value-type="float" office:value="168346" calcext:value-type="float">
            <text:p>168346</text:p>
          </table:table-cell>
          <table:table-cell office:value-type="float" office:value="168622" calcext:value-type="float">
            <text:p>168622</text:p>
          </table:table-cell>
          <table:table-cell office:value-type="float" office:value="167123" calcext:value-type="float">
            <text:p>167123</text:p>
          </table:table-cell>
          <table:table-cell office:value-type="float" office:value="165142" calcext:value-type="float">
            <text:p>165142</text:p>
          </table:table-cell>
          <table:table-cell office:value-type="float" office:value="166922" calcext:value-type="float">
            <text:p>166922</text:p>
          </table:table-cell>
          <table:table-cell office:value-type="float" office:value="171916" calcext:value-type="float">
            <text:p>171916</text:p>
          </table:table-cell>
          <table:table-cell office:value-type="float" office:value="170865" calcext:value-type="float">
            <text:p>170865</text:p>
          </table:table-cell>
          <table:table-cell office:value-type="float" office:value="4979323" calcext:value-type="float">
            <text:p>4979323</text:p>
          </table:table-cell>
          <table:table-cell office:value-type="string" calcext:value-type="string">
            <text:p>OK</text:p>
          </table:table-cell>
          <table:table-cell office:value-type="float" office:value="99521485" calcext:value-type="float">
            <text:p>99521485</text:p>
          </table:table-cell>
          <table:table-cell office:value-type="float" office:value="99501486" calcext:value-type="float">
            <text:p>99501486</text:p>
          </table:table-cell>
          <table:table-cell table:number-columns-repeated="2" office:value-type="float" office:value="199002972" calcext:value-type="float">
            <text:p>199002972</text:p>
          </table:table-cell>
        </table:table-row>
        <table:table-row table:style-name="ro1">
          <table:table-cell table:formula="of:=MAX([.N34:.AQ34])" office:value-type="float" office:value="179142" calcext:value-type="float">
            <text:p>179142</text:p>
          </table:table-cell>
          <table:table-cell table:formula="of:=MIN([.N34:.AQ34])" office:value-type="float" office:value="168716" calcext:value-type="float">
            <text:p>168716</text:p>
          </table:table-cell>
          <table:table-cell table:formula="of:=ABS([.A34]-[.B34])" office:value-type="float" office:value="10426" calcext:value-type="float">
            <text:p>10426</text:p>
          </table:table-cell>
          <table:table-cell table:formula="of:=[.K34]" office:value-type="float" office:value="173168" calcext:value-type="float">
            <text:p>17316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3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3168" calcext:value-type="float">
            <text:p>173168</text:p>
          </table:table-cell>
          <table:table-cell office:value-type="float" office:value="168716" calcext:value-type="float">
            <text:p>168716</text:p>
          </table:table-cell>
          <table:table-cell office:value-type="float" office:value="172093" calcext:value-type="float">
            <text:p>172093</text:p>
          </table:table-cell>
          <table:table-cell office:value-type="float" office:value="173168" calcext:value-type="float">
            <text:p>173168</text:p>
          </table:table-cell>
          <table:table-cell office:value-type="float" office:value="171068" calcext:value-type="float">
            <text:p>171068</text:p>
          </table:table-cell>
          <table:table-cell office:value-type="float" office:value="168730" calcext:value-type="float">
            <text:p>168730</text:p>
          </table:table-cell>
          <table:table-cell office:value-type="float" office:value="170234" calcext:value-type="float">
            <text:p>170234</text:p>
          </table:table-cell>
          <table:table-cell office:value-type="float" office:value="173410" calcext:value-type="float">
            <text:p>173410</text:p>
          </table:table-cell>
          <table:table-cell office:value-type="float" office:value="169335" calcext:value-type="float">
            <text:p>169335</text:p>
          </table:table-cell>
          <table:table-cell office:value-type="float" office:value="170485" calcext:value-type="float">
            <text:p>170485</text:p>
          </table:table-cell>
          <table:table-cell office:value-type="float" office:value="168716" calcext:value-type="float">
            <text:p>168716</text:p>
          </table:table-cell>
          <table:table-cell office:value-type="float" office:value="170783" calcext:value-type="float">
            <text:p>170783</text:p>
          </table:table-cell>
          <table:table-cell office:value-type="float" office:value="174442" calcext:value-type="float">
            <text:p>174442</text:p>
          </table:table-cell>
          <table:table-cell office:value-type="float" office:value="170889" calcext:value-type="float">
            <text:p>170889</text:p>
          </table:table-cell>
          <table:table-cell office:value-type="float" office:value="171132" calcext:value-type="float">
            <text:p>171132</text:p>
          </table:table-cell>
          <table:table-cell office:value-type="float" office:value="170844" calcext:value-type="float">
            <text:p>170844</text:p>
          </table:table-cell>
          <table:table-cell office:value-type="float" office:value="172468" calcext:value-type="float">
            <text:p>172468</text:p>
          </table:table-cell>
          <table:table-cell office:value-type="float" office:value="171452" calcext:value-type="float">
            <text:p>171452</text:p>
          </table:table-cell>
          <table:table-cell office:value-type="float" office:value="170366" calcext:value-type="float">
            <text:p>170366</text:p>
          </table:table-cell>
          <table:table-cell office:value-type="float" office:value="172648" calcext:value-type="float">
            <text:p>172648</text:p>
          </table:table-cell>
          <table:table-cell office:value-type="float" office:value="171310" calcext:value-type="float">
            <text:p>171310</text:p>
          </table:table-cell>
          <table:table-cell office:value-type="float" office:value="170965" calcext:value-type="float">
            <text:p>170965</text:p>
          </table:table-cell>
          <table:table-cell office:value-type="float" office:value="173055" calcext:value-type="float">
            <text:p>173055</text:p>
          </table:table-cell>
          <table:table-cell office:value-type="float" office:value="171272" calcext:value-type="float">
            <text:p>171272</text:p>
          </table:table-cell>
          <table:table-cell office:value-type="float" office:value="177486" calcext:value-type="float">
            <text:p>177486</text:p>
          </table:table-cell>
          <table:table-cell office:value-type="float" office:value="172165" calcext:value-type="float">
            <text:p>172165</text:p>
          </table:table-cell>
          <table:table-cell office:value-type="float" office:value="169992" calcext:value-type="float">
            <text:p>169992</text:p>
          </table:table-cell>
          <table:table-cell office:value-type="float" office:value="172825" calcext:value-type="float">
            <text:p>172825</text:p>
          </table:table-cell>
          <table:table-cell office:value-type="float" office:value="179142" calcext:value-type="float">
            <text:p>179142</text:p>
          </table:table-cell>
          <table:table-cell office:value-type="float" office:value="176092" calcext:value-type="float">
            <text:p>176092</text:p>
          </table:table-cell>
          <table:table-cell office:value-type="float" office:value="171954" calcext:value-type="float">
            <text:p>171954</text:p>
          </table:table-cell>
          <table:table-cell office:value-type="float" office:value="173714" calcext:value-type="float">
            <text:p>173714</text:p>
          </table:table-cell>
          <table:table-cell office:value-type="float" office:value="172652" calcext:value-type="float">
            <text:p>172652</text:p>
          </table:table-cell>
          <table:table-cell office:value-type="float" office:value="5162794" calcext:value-type="float">
            <text:p>5162794</text:p>
          </table:table-cell>
          <table:table-cell office:value-type="string" calcext:value-type="string">
            <text:p>OK</text:p>
          </table:table-cell>
          <table:table-cell office:value-type="float" office:value="99470262" calcext:value-type="float">
            <text:p>99470262</text:p>
          </table:table-cell>
          <table:table-cell office:value-type="float" office:value="99450263" calcext:value-type="float">
            <text:p>99450263</text:p>
          </table:table-cell>
          <table:table-cell table:number-columns-repeated="2" office:value-type="float" office:value="198900526" calcext:value-type="float">
            <text:p>198900526</text:p>
          </table:table-cell>
        </table:table-row>
        <table:table-row table:style-name="ro1">
          <table:table-cell table:formula="of:=MAX([.N35:.AQ35])" office:value-type="float" office:value="174965" calcext:value-type="float">
            <text:p>174965</text:p>
          </table:table-cell>
          <table:table-cell table:formula="of:=MIN([.N35:.AQ35])" office:value-type="float" office:value="162088" calcext:value-type="float">
            <text:p>162088</text:p>
          </table:table-cell>
          <table:table-cell table:formula="of:=ABS([.A35]-[.B35])" office:value-type="float" office:value="12877" calcext:value-type="float">
            <text:p>12877</text:p>
          </table:table-cell>
          <table:table-cell table:formula="of:=[.K35]" office:value-type="float" office:value="167058" calcext:value-type="float">
            <text:p>1670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4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058" calcext:value-type="float">
            <text:p>167058</text:p>
          </table:table-cell>
          <table:table-cell office:value-type="float" office:value="162088" calcext:value-type="float">
            <text:p>162088</text:p>
          </table:table-cell>
          <table:table-cell office:value-type="float" office:value="168254" calcext:value-type="float">
            <text:p>168254</text:p>
          </table:table-cell>
          <table:table-cell office:value-type="float" office:value="167058" calcext:value-type="float">
            <text:p>167058</text:p>
          </table:table-cell>
          <table:table-cell office:value-type="float" office:value="171831" calcext:value-type="float">
            <text:p>171831</text:p>
          </table:table-cell>
          <table:table-cell office:value-type="float" office:value="166121" calcext:value-type="float">
            <text:p>166121</text:p>
          </table:table-cell>
          <table:table-cell office:value-type="float" office:value="168925" calcext:value-type="float">
            <text:p>168925</text:p>
          </table:table-cell>
          <table:table-cell office:value-type="float" office:value="171335" calcext:value-type="float">
            <text:p>171335</text:p>
          </table:table-cell>
          <table:table-cell office:value-type="float" office:value="165562" calcext:value-type="float">
            <text:p>165562</text:p>
          </table:table-cell>
          <table:table-cell office:value-type="float" office:value="164568" calcext:value-type="float">
            <text:p>164568</text:p>
          </table:table-cell>
          <table:table-cell office:value-type="float" office:value="162942" calcext:value-type="float">
            <text:p>162942</text:p>
          </table:table-cell>
          <table:table-cell office:value-type="float" office:value="162088" calcext:value-type="float">
            <text:p>162088</text:p>
          </table:table-cell>
          <table:table-cell office:value-type="float" office:value="167681" calcext:value-type="float">
            <text:p>167681</text:p>
          </table:table-cell>
          <table:table-cell office:value-type="float" office:value="174951" calcext:value-type="float">
            <text:p>174951</text:p>
          </table:table-cell>
          <table:table-cell office:value-type="float" office:value="162584" calcext:value-type="float">
            <text:p>162584</text:p>
          </table:table-cell>
          <table:table-cell office:value-type="float" office:value="166389" calcext:value-type="float">
            <text:p>166389</text:p>
          </table:table-cell>
          <table:table-cell office:value-type="float" office:value="168845" calcext:value-type="float">
            <text:p>168845</text:p>
          </table:table-cell>
          <table:table-cell office:value-type="float" office:value="169720" calcext:value-type="float">
            <text:p>169720</text:p>
          </table:table-cell>
          <table:table-cell office:value-type="float" office:value="162975" calcext:value-type="float">
            <text:p>162975</text:p>
          </table:table-cell>
          <table:table-cell office:value-type="float" office:value="169112" calcext:value-type="float">
            <text:p>169112</text:p>
          </table:table-cell>
          <table:table-cell office:value-type="float" office:value="166052" calcext:value-type="float">
            <text:p>166052</text:p>
          </table:table-cell>
          <table:table-cell office:value-type="float" office:value="167849" calcext:value-type="float">
            <text:p>167849</text:p>
          </table:table-cell>
          <table:table-cell office:value-type="float" office:value="167233" calcext:value-type="float">
            <text:p>167233</text:p>
          </table:table-cell>
          <table:table-cell office:value-type="float" office:value="170377" calcext:value-type="float">
            <text:p>170377</text:p>
          </table:table-cell>
          <table:table-cell office:value-type="float" office:value="164738" calcext:value-type="float">
            <text:p>164738</text:p>
          </table:table-cell>
          <table:table-cell office:value-type="float" office:value="166634" calcext:value-type="float">
            <text:p>166634</text:p>
          </table:table-cell>
          <table:table-cell office:value-type="float" office:value="167197" calcext:value-type="float">
            <text:p>167197</text:p>
          </table:table-cell>
          <table:table-cell office:value-type="float" office:value="164654" calcext:value-type="float">
            <text:p>164654</text:p>
          </table:table-cell>
          <table:table-cell office:value-type="float" office:value="172630" calcext:value-type="float">
            <text:p>172630</text:p>
          </table:table-cell>
          <table:table-cell office:value-type="float" office:value="174358" calcext:value-type="float">
            <text:p>174358</text:p>
          </table:table-cell>
          <table:table-cell office:value-type="float" office:value="174865" calcext:value-type="float">
            <text:p>174865</text:p>
          </table:table-cell>
          <table:table-cell office:value-type="float" office:value="174965" calcext:value-type="float">
            <text:p>174965</text:p>
          </table:table-cell>
          <table:table-cell office:value-type="float" office:value="173396" calcext:value-type="float">
            <text:p>173396</text:p>
          </table:table-cell>
          <table:table-cell office:value-type="float" office:value="5047635" calcext:value-type="float">
            <text:p>5047635</text:p>
          </table:table-cell>
          <table:table-cell office:value-type="string" calcext:value-type="string">
            <text:p>OK</text:p>
          </table:table-cell>
          <table:table-cell office:value-type="float" office:value="100509038" calcext:value-type="float">
            <text:p>100509038</text:p>
          </table:table-cell>
          <table:table-cell office:value-type="float" office:value="100489039" calcext:value-type="float">
            <text:p>100489039</text:p>
          </table:table-cell>
          <table:table-cell table:number-columns-repeated="2" office:value-type="float" office:value="200978078" calcext:value-type="float">
            <text:p>200978078</text:p>
          </table:table-cell>
        </table:table-row>
        <table:table-row table:style-name="ro1">
          <table:table-cell table:formula="of:=MAX([.N36:.AQ36])" office:value-type="float" office:value="176418" calcext:value-type="float">
            <text:p>176418</text:p>
          </table:table-cell>
          <table:table-cell table:formula="of:=MIN([.N36:.AQ36])" office:value-type="float" office:value="162076" calcext:value-type="float">
            <text:p>162076</text:p>
          </table:table-cell>
          <table:table-cell table:formula="of:=ABS([.A36]-[.B36])" office:value-type="float" office:value="14342" calcext:value-type="float">
            <text:p>14342</text:p>
          </table:table-cell>
          <table:table-cell table:formula="of:=[.K36]" office:value-type="float" office:value="175903" calcext:value-type="float">
            <text:p>1759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5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5903" calcext:value-type="float">
            <text:p>175903</text:p>
          </table:table-cell>
          <table:table-cell office:value-type="float" office:value="162076" calcext:value-type="float">
            <text:p>162076</text:p>
          </table:table-cell>
          <table:table-cell office:value-type="float" office:value="169036" calcext:value-type="float">
            <text:p>169036</text:p>
          </table:table-cell>
          <table:table-cell office:value-type="float" office:value="175903" calcext:value-type="float">
            <text:p>175903</text:p>
          </table:table-cell>
          <table:table-cell office:value-type="float" office:value="163765" calcext:value-type="float">
            <text:p>163765</text:p>
          </table:table-cell>
          <table:table-cell office:value-type="float" office:value="165704" calcext:value-type="float">
            <text:p>165704</text:p>
          </table:table-cell>
          <table:table-cell office:value-type="float" office:value="164694" calcext:value-type="float">
            <text:p>164694</text:p>
          </table:table-cell>
          <table:table-cell office:value-type="float" office:value="169949" calcext:value-type="float">
            <text:p>169949</text:p>
          </table:table-cell>
          <table:table-cell office:value-type="float" office:value="163428" calcext:value-type="float">
            <text:p>163428</text:p>
          </table:table-cell>
          <table:table-cell office:value-type="float" office:value="162242" calcext:value-type="float">
            <text:p>162242</text:p>
          </table:table-cell>
          <table:table-cell office:value-type="float" office:value="170442" calcext:value-type="float">
            <text:p>170442</text:p>
          </table:table-cell>
          <table:table-cell office:value-type="float" office:value="172534" calcext:value-type="float">
            <text:p>172534</text:p>
          </table:table-cell>
          <table:table-cell office:value-type="float" office:value="165894" calcext:value-type="float">
            <text:p>165894</text:p>
          </table:table-cell>
          <table:table-cell office:value-type="float" office:value="170598" calcext:value-type="float">
            <text:p>170598</text:p>
          </table:table-cell>
          <table:table-cell office:value-type="float" office:value="166577" calcext:value-type="float">
            <text:p>166577</text:p>
          </table:table-cell>
          <table:table-cell office:value-type="float" office:value="170269" calcext:value-type="float">
            <text:p>170269</text:p>
          </table:table-cell>
          <table:table-cell office:value-type="float" office:value="172458" calcext:value-type="float">
            <text:p>172458</text:p>
          </table:table-cell>
          <table:table-cell office:value-type="float" office:value="167591" calcext:value-type="float">
            <text:p>167591</text:p>
          </table:table-cell>
          <table:table-cell office:value-type="float" office:value="166572" calcext:value-type="float">
            <text:p>166572</text:p>
          </table:table-cell>
          <table:table-cell office:value-type="float" office:value="173131" calcext:value-type="float">
            <text:p>173131</text:p>
          </table:table-cell>
          <table:table-cell office:value-type="float" office:value="162076" calcext:value-type="float">
            <text:p>162076</text:p>
          </table:table-cell>
          <table:table-cell office:value-type="float" office:value="174407" calcext:value-type="float">
            <text:p>174407</text:p>
          </table:table-cell>
          <table:table-cell office:value-type="float" office:value="175304" calcext:value-type="float">
            <text:p>175304</text:p>
          </table:table-cell>
          <table:table-cell office:value-type="float" office:value="176418" calcext:value-type="float">
            <text:p>176418</text:p>
          </table:table-cell>
          <table:table-cell office:value-type="float" office:value="168588" calcext:value-type="float">
            <text:p>168588</text:p>
          </table:table-cell>
          <table:table-cell office:value-type="float" office:value="174559" calcext:value-type="float">
            <text:p>174559</text:p>
          </table:table-cell>
          <table:table-cell office:value-type="float" office:value="165475" calcext:value-type="float">
            <text:p>165475</text:p>
          </table:table-cell>
          <table:table-cell office:value-type="float" office:value="166723" calcext:value-type="float">
            <text:p>166723</text:p>
          </table:table-cell>
          <table:table-cell office:value-type="float" office:value="172912" calcext:value-type="float">
            <text:p>172912</text:p>
          </table:table-cell>
          <table:table-cell office:value-type="float" office:value="172429" calcext:value-type="float">
            <text:p>172429</text:p>
          </table:table-cell>
          <table:table-cell office:value-type="float" office:value="170880" calcext:value-type="float">
            <text:p>170880</text:p>
          </table:table-cell>
          <table:table-cell office:value-type="float" office:value="165986" calcext:value-type="float">
            <text:p>165986</text:p>
          </table:table-cell>
          <table:table-cell office:value-type="float" office:value="163588" calcext:value-type="float">
            <text:p>163588</text:p>
          </table:table-cell>
          <table:table-cell office:value-type="float" office:value="5071096" calcext:value-type="float">
            <text:p>5071096</text:p>
          </table:table-cell>
          <table:table-cell office:value-type="string" calcext:value-type="string">
            <text:p>OK</text:p>
          </table:table-cell>
          <table:table-cell office:value-type="float" office:value="100536614" calcext:value-type="float">
            <text:p>100536614</text:p>
          </table:table-cell>
          <table:table-cell office:value-type="float" office:value="100516615" calcext:value-type="float">
            <text:p>100516615</text:p>
          </table:table-cell>
          <table:table-cell table:number-columns-repeated="2" office:value-type="float" office:value="201033230" calcext:value-type="float">
            <text:p>201033230</text:p>
          </table:table-cell>
        </table:table-row>
        <table:table-row table:style-name="ro1">
          <table:table-cell table:formula="of:=MAX([.N37:.AQ37])" office:value-type="float" office:value="189091" calcext:value-type="float">
            <text:p>189091</text:p>
          </table:table-cell>
          <table:table-cell table:formula="of:=MIN([.N37:.AQ37])" office:value-type="float" office:value="160953" calcext:value-type="float">
            <text:p>160953</text:p>
          </table:table-cell>
          <table:table-cell table:formula="of:=ABS([.A37]-[.B37])" office:value-type="float" office:value="28138" calcext:value-type="float">
            <text:p>28138</text:p>
          </table:table-cell>
          <table:table-cell table:formula="of:=[.K37]" office:value-type="float" office:value="163833" calcext:value-type="float">
            <text:p>1638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6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3833" calcext:value-type="float">
            <text:p>163833</text:p>
          </table:table-cell>
          <table:table-cell office:value-type="float" office:value="160953" calcext:value-type="float">
            <text:p>160953</text:p>
          </table:table-cell>
          <table:table-cell office:value-type="float" office:value="169065" calcext:value-type="float">
            <text:p>169065</text:p>
          </table:table-cell>
          <table:table-cell office:value-type="float" office:value="163833" calcext:value-type="float">
            <text:p>163833</text:p>
          </table:table-cell>
          <table:table-cell office:value-type="float" office:value="160953" calcext:value-type="float">
            <text:p>160953</text:p>
          </table:table-cell>
          <table:table-cell office:value-type="float" office:value="165955" calcext:value-type="float">
            <text:p>165955</text:p>
          </table:table-cell>
          <table:table-cell office:value-type="float" office:value="166631" calcext:value-type="float">
            <text:p>166631</text:p>
          </table:table-cell>
          <table:table-cell office:value-type="float" office:value="168454" calcext:value-type="float">
            <text:p>168454</text:p>
          </table:table-cell>
          <table:table-cell office:value-type="float" office:value="167019" calcext:value-type="float">
            <text:p>167019</text:p>
          </table:table-cell>
          <table:table-cell office:value-type="float" office:value="168922" calcext:value-type="float">
            <text:p>168922</text:p>
          </table:table-cell>
          <table:table-cell office:value-type="float" office:value="164051" calcext:value-type="float">
            <text:p>164051</text:p>
          </table:table-cell>
          <table:table-cell office:value-type="float" office:value="165290" calcext:value-type="float">
            <text:p>165290</text:p>
          </table:table-cell>
          <table:table-cell office:value-type="float" office:value="171817" calcext:value-type="float">
            <text:p>171817</text:p>
          </table:table-cell>
          <table:table-cell office:value-type="float" office:value="174168" calcext:value-type="float">
            <text:p>174168</text:p>
          </table:table-cell>
          <table:table-cell office:value-type="float" office:value="177939" calcext:value-type="float">
            <text:p>177939</text:p>
          </table:table-cell>
          <table:table-cell office:value-type="float" office:value="176317" calcext:value-type="float">
            <text:p>176317</text:p>
          </table:table-cell>
          <table:table-cell office:value-type="float" office:value="189091" calcext:value-type="float">
            <text:p>189091</text:p>
          </table:table-cell>
          <table:table-cell office:value-type="float" office:value="170855" calcext:value-type="float">
            <text:p>170855</text:p>
          </table:table-cell>
          <table:table-cell office:value-type="float" office:value="164715" calcext:value-type="float">
            <text:p>164715</text:p>
          </table:table-cell>
          <table:table-cell office:value-type="float" office:value="168995" calcext:value-type="float">
            <text:p>168995</text:p>
          </table:table-cell>
          <table:table-cell office:value-type="float" office:value="164648" calcext:value-type="float">
            <text:p>164648</text:p>
          </table:table-cell>
          <table:table-cell office:value-type="float" office:value="162798" calcext:value-type="float">
            <text:p>162798</text:p>
          </table:table-cell>
          <table:table-cell office:value-type="float" office:value="165159" calcext:value-type="float">
            <text:p>165159</text:p>
          </table:table-cell>
          <table:table-cell office:value-type="float" office:value="177023" calcext:value-type="float">
            <text:p>177023</text:p>
          </table:table-cell>
          <table:table-cell office:value-type="float" office:value="170168" calcext:value-type="float">
            <text:p>170168</text:p>
          </table:table-cell>
          <table:table-cell office:value-type="float" office:value="169147" calcext:value-type="float">
            <text:p>169147</text:p>
          </table:table-cell>
          <table:table-cell office:value-type="float" office:value="165097" calcext:value-type="float">
            <text:p>165097</text:p>
          </table:table-cell>
          <table:table-cell office:value-type="float" office:value="167300" calcext:value-type="float">
            <text:p>167300</text:p>
          </table:table-cell>
          <table:table-cell office:value-type="float" office:value="171263" calcext:value-type="float">
            <text:p>171263</text:p>
          </table:table-cell>
          <table:table-cell office:value-type="float" office:value="162941" calcext:value-type="float">
            <text:p>162941</text:p>
          </table:table-cell>
          <table:table-cell office:value-type="float" office:value="165170" calcext:value-type="float">
            <text:p>165170</text:p>
          </table:table-cell>
          <table:table-cell office:value-type="float" office:value="172431" calcext:value-type="float">
            <text:p>172431</text:p>
          </table:table-cell>
          <table:table-cell office:value-type="float" office:value="173813" calcext:value-type="float">
            <text:p>173813</text:p>
          </table:table-cell>
          <table:table-cell office:value-type="float" office:value="5071963" calcext:value-type="float">
            <text:p>5071963</text:p>
          </table:table-cell>
          <table:table-cell office:value-type="string" calcext:value-type="string">
            <text:p>OK</text:p>
          </table:table-cell>
          <table:table-cell office:value-type="float" office:value="99257937" calcext:value-type="float">
            <text:p>99257937</text:p>
          </table:table-cell>
          <table:table-cell office:value-type="float" office:value="99237938" calcext:value-type="float">
            <text:p>99237938</text:p>
          </table:table-cell>
          <table:table-cell table:number-columns-repeated="2" office:value-type="float" office:value="198475876" calcext:value-type="float">
            <text:p>198475876</text:p>
          </table:table-cell>
        </table:table-row>
        <table:table-row table:style-name="ro1">
          <table:table-cell table:formula="of:=MAX([.N38:.AQ38])" office:value-type="float" office:value="183024" calcext:value-type="float">
            <text:p>183024</text:p>
          </table:table-cell>
          <table:table-cell table:formula="of:=MIN([.N38:.AQ38])" office:value-type="float" office:value="164239" calcext:value-type="float">
            <text:p>164239</text:p>
          </table:table-cell>
          <table:table-cell table:formula="of:=ABS([.A38]-[.B38])" office:value-type="float" office:value="18785" calcext:value-type="float">
            <text:p>18785</text:p>
          </table:table-cell>
          <table:table-cell table:formula="of:=[.K38]" office:value-type="float" office:value="182261" calcext:value-type="float">
            <text:p>1822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7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82261" calcext:value-type="float">
            <text:p>182261</text:p>
          </table:table-cell>
          <table:table-cell office:value-type="float" office:value="164239" calcext:value-type="float">
            <text:p>164239</text:p>
          </table:table-cell>
          <table:table-cell office:value-type="float" office:value="171381" calcext:value-type="float">
            <text:p>171381</text:p>
          </table:table-cell>
          <table:table-cell office:value-type="float" office:value="182261" calcext:value-type="float">
            <text:p>182261</text:p>
          </table:table-cell>
          <table:table-cell office:value-type="float" office:value="165911" calcext:value-type="float">
            <text:p>165911</text:p>
          </table:table-cell>
          <table:table-cell office:value-type="float" office:value="183024" calcext:value-type="float">
            <text:p>183024</text:p>
          </table:table-cell>
          <table:table-cell office:value-type="float" office:value="176052" calcext:value-type="float">
            <text:p>176052</text:p>
          </table:table-cell>
          <table:table-cell office:value-type="float" office:value="179413" calcext:value-type="float">
            <text:p>179413</text:p>
          </table:table-cell>
          <table:table-cell office:value-type="float" office:value="174185" calcext:value-type="float">
            <text:p>174185</text:p>
          </table:table-cell>
          <table:table-cell office:value-type="float" office:value="176451" calcext:value-type="float">
            <text:p>176451</text:p>
          </table:table-cell>
          <table:table-cell office:value-type="float" office:value="180259" calcext:value-type="float">
            <text:p>180259</text:p>
          </table:table-cell>
          <table:table-cell office:value-type="float" office:value="171711" calcext:value-type="float">
            <text:p>171711</text:p>
          </table:table-cell>
          <table:table-cell office:value-type="float" office:value="176062" calcext:value-type="float">
            <text:p>176062</text:p>
          </table:table-cell>
          <table:table-cell office:value-type="float" office:value="171546" calcext:value-type="float">
            <text:p>171546</text:p>
          </table:table-cell>
          <table:table-cell office:value-type="float" office:value="168938" calcext:value-type="float">
            <text:p>168938</text:p>
          </table:table-cell>
          <table:table-cell office:value-type="float" office:value="168648" calcext:value-type="float">
            <text:p>168648</text:p>
          </table:table-cell>
          <table:table-cell office:value-type="float" office:value="175111" calcext:value-type="float">
            <text:p>175111</text:p>
          </table:table-cell>
          <table:table-cell office:value-type="float" office:value="168352" calcext:value-type="float">
            <text:p>168352</text:p>
          </table:table-cell>
          <table:table-cell office:value-type="float" office:value="167236" calcext:value-type="float">
            <text:p>167236</text:p>
          </table:table-cell>
          <table:table-cell office:value-type="float" office:value="168625" calcext:value-type="float">
            <text:p>168625</text:p>
          </table:table-cell>
          <table:table-cell office:value-type="float" office:value="168871" calcext:value-type="float">
            <text:p>168871</text:p>
          </table:table-cell>
          <table:table-cell office:value-type="float" office:value="165871" calcext:value-type="float">
            <text:p>165871</text:p>
          </table:table-cell>
          <table:table-cell office:value-type="float" office:value="168150" calcext:value-type="float">
            <text:p>168150</text:p>
          </table:table-cell>
          <table:table-cell office:value-type="float" office:value="166751" calcext:value-type="float">
            <text:p>166751</text:p>
          </table:table-cell>
          <table:table-cell office:value-type="float" office:value="166018" calcext:value-type="float">
            <text:p>166018</text:p>
          </table:table-cell>
          <table:table-cell office:value-type="float" office:value="173319" calcext:value-type="float">
            <text:p>173319</text:p>
          </table:table-cell>
          <table:table-cell office:value-type="float" office:value="169393" calcext:value-type="float">
            <text:p>169393</text:p>
          </table:table-cell>
          <table:table-cell office:value-type="float" office:value="168785" calcext:value-type="float">
            <text:p>168785</text:p>
          </table:table-cell>
          <table:table-cell office:value-type="float" office:value="170553" calcext:value-type="float">
            <text:p>170553</text:p>
          </table:table-cell>
          <table:table-cell office:value-type="float" office:value="173148" calcext:value-type="float">
            <text:p>173148</text:p>
          </table:table-cell>
          <table:table-cell office:value-type="float" office:value="164239" calcext:value-type="float">
            <text:p>164239</text:p>
          </table:table-cell>
          <table:table-cell office:value-type="float" office:value="166933" calcext:value-type="float">
            <text:p>166933</text:p>
          </table:table-cell>
          <table:table-cell office:value-type="float" office:value="165615" calcext:value-type="float">
            <text:p>165615</text:p>
          </table:table-cell>
          <table:table-cell office:value-type="float" office:value="5141431" calcext:value-type="float">
            <text:p>5141431</text:p>
          </table:table-cell>
          <table:table-cell office:value-type="string" calcext:value-type="string">
            <text:p>OK</text:p>
          </table:table-cell>
          <table:table-cell office:value-type="float" office:value="99903393" calcext:value-type="float">
            <text:p>99903393</text:p>
          </table:table-cell>
          <table:table-cell office:value-type="float" office:value="99883394" calcext:value-type="float">
            <text:p>99883394</text:p>
          </table:table-cell>
          <table:table-cell table:number-columns-repeated="2" office:value-type="float" office:value="199766788" calcext:value-type="float">
            <text:p>199766788</text:p>
          </table:table-cell>
        </table:table-row>
        <table:table-row table:style-name="ro1">
          <table:table-cell table:formula="of:=MAX([.N39:.AQ39])" office:value-type="float" office:value="171415" calcext:value-type="float">
            <text:p>171415</text:p>
          </table:table-cell>
          <table:table-cell table:formula="of:=MIN([.N39:.AQ39])" office:value-type="float" office:value="161378" calcext:value-type="float">
            <text:p>161378</text:p>
          </table:table-cell>
          <table:table-cell table:formula="of:=ABS([.A39]-[.B39])" office:value-type="float" office:value="10037" calcext:value-type="float">
            <text:p>10037</text:p>
          </table:table-cell>
          <table:table-cell table:formula="of:=[.K39]" office:value-type="float" office:value="168419" calcext:value-type="float">
            <text:p>1684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8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8419" calcext:value-type="float">
            <text:p>168419</text:p>
          </table:table-cell>
          <table:table-cell office:value-type="float" office:value="161378" calcext:value-type="float">
            <text:p>161378</text:p>
          </table:table-cell>
          <table:table-cell office:value-type="float" office:value="165020" calcext:value-type="float">
            <text:p>165020</text:p>
          </table:table-cell>
          <table:table-cell office:value-type="float" office:value="168419" calcext:value-type="float">
            <text:p>168419</text:p>
          </table:table-cell>
          <table:table-cell office:value-type="float" office:value="163497" calcext:value-type="float">
            <text:p>163497</text:p>
          </table:table-cell>
          <table:table-cell office:value-type="float" office:value="170498" calcext:value-type="float">
            <text:p>170498</text:p>
          </table:table-cell>
          <table:table-cell office:value-type="float" office:value="165601" calcext:value-type="float">
            <text:p>165601</text:p>
          </table:table-cell>
          <table:table-cell office:value-type="float" office:value="171415" calcext:value-type="float">
            <text:p>171415</text:p>
          </table:table-cell>
          <table:table-cell office:value-type="float" office:value="165514" calcext:value-type="float">
            <text:p>165514</text:p>
          </table:table-cell>
          <table:table-cell office:value-type="float" office:value="166191" calcext:value-type="float">
            <text:p>166191</text:p>
          </table:table-cell>
          <table:table-cell office:value-type="float" office:value="163709" calcext:value-type="float">
            <text:p>163709</text:p>
          </table:table-cell>
          <table:table-cell office:value-type="float" office:value="166026" calcext:value-type="float">
            <text:p>166026</text:p>
          </table:table-cell>
          <table:table-cell office:value-type="float" office:value="166436" calcext:value-type="float">
            <text:p>166436</text:p>
          </table:table-cell>
          <table:table-cell office:value-type="float" office:value="163273" calcext:value-type="float">
            <text:p>163273</text:p>
          </table:table-cell>
          <table:table-cell office:value-type="float" office:value="162800" calcext:value-type="float">
            <text:p>162800</text:p>
          </table:table-cell>
          <table:table-cell office:value-type="float" office:value="166283" calcext:value-type="float">
            <text:p>166283</text:p>
          </table:table-cell>
          <table:table-cell office:value-type="float" office:value="165465" calcext:value-type="float">
            <text:p>165465</text:p>
          </table:table-cell>
          <table:table-cell office:value-type="float" office:value="166393" calcext:value-type="float">
            <text:p>166393</text:p>
          </table:table-cell>
          <table:table-cell office:value-type="float" office:value="163546" calcext:value-type="float">
            <text:p>163546</text:p>
          </table:table-cell>
          <table:table-cell office:value-type="float" office:value="164787" calcext:value-type="float">
            <text:p>164787</text:p>
          </table:table-cell>
          <table:table-cell office:value-type="float" office:value="162668" calcext:value-type="float">
            <text:p>162668</text:p>
          </table:table-cell>
          <table:table-cell office:value-type="float" office:value="165817" calcext:value-type="float">
            <text:p>165817</text:p>
          </table:table-cell>
          <table:table-cell office:value-type="float" office:value="163884" calcext:value-type="float">
            <text:p>163884</text:p>
          </table:table-cell>
          <table:table-cell office:value-type="float" office:value="162416" calcext:value-type="float">
            <text:p>162416</text:p>
          </table:table-cell>
          <table:table-cell office:value-type="float" office:value="161378" calcext:value-type="float">
            <text:p>161378</text:p>
          </table:table-cell>
          <table:table-cell office:value-type="float" office:value="162587" calcext:value-type="float">
            <text:p>162587</text:p>
          </table:table-cell>
          <table:table-cell office:value-type="float" office:value="167811" calcext:value-type="float">
            <text:p>167811</text:p>
          </table:table-cell>
          <table:table-cell office:value-type="float" office:value="161847" calcext:value-type="float">
            <text:p>161847</text:p>
          </table:table-cell>
          <table:table-cell office:value-type="float" office:value="163908" calcext:value-type="float">
            <text:p>163908</text:p>
          </table:table-cell>
          <table:table-cell office:value-type="float" office:value="163527" calcext:value-type="float">
            <text:p>163527</text:p>
          </table:table-cell>
          <table:table-cell office:value-type="float" office:value="164227" calcext:value-type="float">
            <text:p>164227</text:p>
          </table:table-cell>
          <table:table-cell office:value-type="float" office:value="165166" calcext:value-type="float">
            <text:p>165166</text:p>
          </table:table-cell>
          <table:table-cell office:value-type="float" office:value="165531" calcext:value-type="float">
            <text:p>165531</text:p>
          </table:table-cell>
          <table:table-cell office:value-type="float" office:value="4950620" calcext:value-type="float">
            <text:p>4950620</text:p>
          </table:table-cell>
          <table:table-cell office:value-type="string" calcext:value-type="string">
            <text:p>OK</text:p>
          </table:table-cell>
          <table:table-cell office:value-type="float" office:value="99193176" calcext:value-type="float">
            <text:p>99193176</text:p>
          </table:table-cell>
          <table:table-cell office:value-type="float" office:value="99173177" calcext:value-type="float">
            <text:p>99173177</text:p>
          </table:table-cell>
          <table:table-cell table:number-columns-repeated="2" office:value-type="float" office:value="198346354" calcext:value-type="float">
            <text:p>198346354</text:p>
          </table:table-cell>
        </table:table-row>
        <table:table-row table:style-name="ro1">
          <table:table-cell table:formula="of:=MAX([.N40:.AQ40])" office:value-type="float" office:value="172526" calcext:value-type="float">
            <text:p>172526</text:p>
          </table:table-cell>
          <table:table-cell table:formula="of:=MIN([.N40:.AQ40])" office:value-type="float" office:value="163614" calcext:value-type="float">
            <text:p>163614</text:p>
          </table:table-cell>
          <table:table-cell table:formula="of:=ABS([.A40]-[.B40])" office:value-type="float" office:value="8912" calcext:value-type="float">
            <text:p>8912</text:p>
          </table:table-cell>
          <table:table-cell table:formula="of:=[.K40]" office:value-type="float" office:value="167684" calcext:value-type="float">
            <text:p>1676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9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684" calcext:value-type="float">
            <text:p>167684</text:p>
          </table:table-cell>
          <table:table-cell office:value-type="float" office:value="163614" calcext:value-type="float">
            <text:p>163614</text:p>
          </table:table-cell>
          <table:table-cell office:value-type="float" office:value="166921" calcext:value-type="float">
            <text:p>166921</text:p>
          </table:table-cell>
          <table:table-cell office:value-type="float" office:value="167684" calcext:value-type="float">
            <text:p>167684</text:p>
          </table:table-cell>
          <table:table-cell office:value-type="float" office:value="164203" calcext:value-type="float">
            <text:p>164203</text:p>
          </table:table-cell>
          <table:table-cell office:value-type="float" office:value="164333" calcext:value-type="float">
            <text:p>164333</text:p>
          </table:table-cell>
          <table:table-cell office:value-type="float" office:value="164728" calcext:value-type="float">
            <text:p>164728</text:p>
          </table:table-cell>
          <table:table-cell office:value-type="float" office:value="167224" calcext:value-type="float">
            <text:p>167224</text:p>
          </table:table-cell>
          <table:table-cell office:value-type="float" office:value="164527" calcext:value-type="float">
            <text:p>164527</text:p>
          </table:table-cell>
          <table:table-cell office:value-type="float" office:value="165736" calcext:value-type="float">
            <text:p>165736</text:p>
          </table:table-cell>
          <table:table-cell office:value-type="float" office:value="164497" calcext:value-type="float">
            <text:p>164497</text:p>
          </table:table-cell>
          <table:table-cell office:value-type="float" office:value="163788" calcext:value-type="float">
            <text:p>163788</text:p>
          </table:table-cell>
          <table:table-cell office:value-type="float" office:value="169996" calcext:value-type="float">
            <text:p>169996</text:p>
          </table:table-cell>
          <table:table-cell office:value-type="float" office:value="166766" calcext:value-type="float">
            <text:p>166766</text:p>
          </table:table-cell>
          <table:table-cell office:value-type="float" office:value="169124" calcext:value-type="float">
            <text:p>169124</text:p>
          </table:table-cell>
          <table:table-cell office:value-type="float" office:value="168513" calcext:value-type="float">
            <text:p>168513</text:p>
          </table:table-cell>
          <table:table-cell office:value-type="float" office:value="167501" calcext:value-type="float">
            <text:p>167501</text:p>
          </table:table-cell>
          <table:table-cell office:value-type="float" office:value="170266" calcext:value-type="float">
            <text:p>170266</text:p>
          </table:table-cell>
          <table:table-cell office:value-type="float" office:value="164807" calcext:value-type="float">
            <text:p>164807</text:p>
          </table:table-cell>
          <table:table-cell office:value-type="float" office:value="166594" calcext:value-type="float">
            <text:p>166594</text:p>
          </table:table-cell>
          <table:table-cell office:value-type="float" office:value="170272" calcext:value-type="float">
            <text:p>170272</text:p>
          </table:table-cell>
          <table:table-cell office:value-type="float" office:value="165053" calcext:value-type="float">
            <text:p>165053</text:p>
          </table:table-cell>
          <table:table-cell office:value-type="float" office:value="163614" calcext:value-type="float">
            <text:p>163614</text:p>
          </table:table-cell>
          <table:table-cell office:value-type="float" office:value="168234" calcext:value-type="float">
            <text:p>168234</text:p>
          </table:table-cell>
          <table:table-cell office:value-type="float" office:value="172526" calcext:value-type="float">
            <text:p>172526</text:p>
          </table:table-cell>
          <table:table-cell office:value-type="float" office:value="171411" calcext:value-type="float">
            <text:p>171411</text:p>
          </table:table-cell>
          <table:table-cell office:value-type="float" office:value="167285" calcext:value-type="float">
            <text:p>167285</text:p>
          </table:table-cell>
          <table:table-cell office:value-type="float" office:value="166871" calcext:value-type="float">
            <text:p>166871</text:p>
          </table:table-cell>
          <table:table-cell office:value-type="float" office:value="166757" calcext:value-type="float">
            <text:p>166757</text:p>
          </table:table-cell>
          <table:table-cell office:value-type="float" office:value="167608" calcext:value-type="float">
            <text:p>167608</text:p>
          </table:table-cell>
          <table:table-cell office:value-type="float" office:value="165298" calcext:value-type="float">
            <text:p>165298</text:p>
          </table:table-cell>
          <table:table-cell office:value-type="float" office:value="164057" calcext:value-type="float">
            <text:p>164057</text:p>
          </table:table-cell>
          <table:table-cell office:value-type="float" office:value="168362" calcext:value-type="float">
            <text:p>168362</text:p>
          </table:table-cell>
          <table:table-cell office:value-type="float" office:value="5007635" calcext:value-type="float">
            <text:p>5007635</text:p>
          </table:table-cell>
          <table:table-cell office:value-type="string" calcext:value-type="string">
            <text:p>OK</text:p>
          </table:table-cell>
          <table:table-cell office:value-type="float" office:value="99567027" calcext:value-type="float">
            <text:p>99567027</text:p>
          </table:table-cell>
          <table:table-cell office:value-type="float" office:value="99547028" calcext:value-type="float">
            <text:p>99547028</text:p>
          </table:table-cell>
          <table:table-cell table:number-columns-repeated="2" office:value-type="float" office:value="199094056" calcext:value-type="float">
            <text:p>199094056</text:p>
          </table:table-cell>
        </table:table-row>
        <table:table-row table:style-name="ro1">
          <table:table-cell table:formula="of:=MAX([.N41:.AQ41])" office:value-type="float" office:value="170401" calcext:value-type="float">
            <text:p>170401</text:p>
          </table:table-cell>
          <table:table-cell table:formula="of:=MIN([.N41:.AQ41])" office:value-type="float" office:value="161620" calcext:value-type="float">
            <text:p>161620</text:p>
          </table:table-cell>
          <table:table-cell table:formula="of:=ABS([.A41]-[.B41])" office:value-type="float" office:value="8781" calcext:value-type="float">
            <text:p>8781</text:p>
          </table:table-cell>
          <table:table-cell table:formula="of:=[.K41]" office:value-type="float" office:value="168193" calcext:value-type="float">
            <text:p>1681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0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8193" calcext:value-type="float">
            <text:p>168193</text:p>
          </table:table-cell>
          <table:table-cell office:value-type="float" office:value="161620" calcext:value-type="float">
            <text:p>161620</text:p>
          </table:table-cell>
          <table:table-cell office:value-type="float" office:value="164970" calcext:value-type="float">
            <text:p>164970</text:p>
          </table:table-cell>
          <table:table-cell office:value-type="float" office:value="168193" calcext:value-type="float">
            <text:p>168193</text:p>
          </table:table-cell>
          <table:table-cell office:value-type="float" office:value="161620" calcext:value-type="float">
            <text:p>161620</text:p>
          </table:table-cell>
          <table:table-cell office:value-type="float" office:value="164045" calcext:value-type="float">
            <text:p>164045</text:p>
          </table:table-cell>
          <table:table-cell office:value-type="float" office:value="168148" calcext:value-type="float">
            <text:p>168148</text:p>
          </table:table-cell>
          <table:table-cell office:value-type="float" office:value="163683" calcext:value-type="float">
            <text:p>163683</text:p>
          </table:table-cell>
          <table:table-cell office:value-type="float" office:value="166797" calcext:value-type="float">
            <text:p>166797</text:p>
          </table:table-cell>
          <table:table-cell office:value-type="float" office:value="167015" calcext:value-type="float">
            <text:p>167015</text:p>
          </table:table-cell>
          <table:table-cell office:value-type="float" office:value="165007" calcext:value-type="float">
            <text:p>165007</text:p>
          </table:table-cell>
          <table:table-cell office:value-type="float" office:value="166940" calcext:value-type="float">
            <text:p>166940</text:p>
          </table:table-cell>
          <table:table-cell office:value-type="float" office:value="169026" calcext:value-type="float">
            <text:p>169026</text:p>
          </table:table-cell>
          <table:table-cell office:value-type="float" office:value="167889" calcext:value-type="float">
            <text:p>167889</text:p>
          </table:table-cell>
          <table:table-cell office:value-type="float" office:value="163011" calcext:value-type="float">
            <text:p>163011</text:p>
          </table:table-cell>
          <table:table-cell office:value-type="float" office:value="163606" calcext:value-type="float">
            <text:p>163606</text:p>
          </table:table-cell>
          <table:table-cell office:value-type="float" office:value="163629" calcext:value-type="float">
            <text:p>163629</text:p>
          </table:table-cell>
          <table:table-cell office:value-type="float" office:value="163948" calcext:value-type="float">
            <text:p>163948</text:p>
          </table:table-cell>
          <table:table-cell office:value-type="float" office:value="168324" calcext:value-type="float">
            <text:p>168324</text:p>
          </table:table-cell>
          <table:table-cell office:value-type="float" office:value="164969" calcext:value-type="float">
            <text:p>164969</text:p>
          </table:table-cell>
          <table:table-cell office:value-type="float" office:value="161737" calcext:value-type="float">
            <text:p>161737</text:p>
          </table:table-cell>
          <table:table-cell office:value-type="float" office:value="164349" calcext:value-type="float">
            <text:p>164349</text:p>
          </table:table-cell>
          <table:table-cell office:value-type="float" office:value="162556" calcext:value-type="float">
            <text:p>162556</text:p>
          </table:table-cell>
          <table:table-cell office:value-type="float" office:value="164877" calcext:value-type="float">
            <text:p>164877</text:p>
          </table:table-cell>
          <table:table-cell office:value-type="float" office:value="162664" calcext:value-type="float">
            <text:p>162664</text:p>
          </table:table-cell>
          <table:table-cell office:value-type="float" office:value="161860" calcext:value-type="float">
            <text:p>161860</text:p>
          </table:table-cell>
          <table:table-cell office:value-type="float" office:value="170401" calcext:value-type="float">
            <text:p>170401</text:p>
          </table:table-cell>
          <table:table-cell office:value-type="float" office:value="165293" calcext:value-type="float">
            <text:p>165293</text:p>
          </table:table-cell>
          <table:table-cell office:value-type="float" office:value="165793" calcext:value-type="float">
            <text:p>165793</text:p>
          </table:table-cell>
          <table:table-cell office:value-type="float" office:value="163391" calcext:value-type="float">
            <text:p>163391</text:p>
          </table:table-cell>
          <table:table-cell office:value-type="float" office:value="163627" calcext:value-type="float">
            <text:p>163627</text:p>
          </table:table-cell>
          <table:table-cell office:value-type="float" office:value="161709" calcext:value-type="float">
            <text:p>161709</text:p>
          </table:table-cell>
          <table:table-cell office:value-type="float" office:value="164996" calcext:value-type="float">
            <text:p>164996</text:p>
          </table:table-cell>
          <table:table-cell office:value-type="float" office:value="4949103" calcext:value-type="float">
            <text:p>4949103</text:p>
          </table:table-cell>
          <table:table-cell office:value-type="string" calcext:value-type="string">
            <text:p>OK</text:p>
          </table:table-cell>
          <table:table-cell office:value-type="float" office:value="100584455" calcext:value-type="float">
            <text:p>100584455</text:p>
          </table:table-cell>
          <table:table-cell office:value-type="float" office:value="100564456" calcext:value-type="float">
            <text:p>100564456</text:p>
          </table:table-cell>
          <table:table-cell table:number-columns-repeated="2" office:value-type="float" office:value="201128912" calcext:value-type="float">
            <text:p>201128912</text:p>
          </table:table-cell>
        </table:table-row>
        <table:table-row table:style-name="ro1">
          <table:table-cell table:formula="of:=MAX([.N42:.AQ42])" office:value-type="float" office:value="177879" calcext:value-type="float">
            <text:p>177879</text:p>
          </table:table-cell>
          <table:table-cell table:formula="of:=MIN([.N42:.AQ42])" office:value-type="float" office:value="161397" calcext:value-type="float">
            <text:p>161397</text:p>
          </table:table-cell>
          <table:table-cell table:formula="of:=ABS([.A42]-[.B42])" office:value-type="float" office:value="16482" calcext:value-type="float">
            <text:p>16482</text:p>
          </table:table-cell>
          <table:table-cell table:formula="of:=[.K42]" office:value-type="float" office:value="172052" calcext:value-type="float">
            <text:p>17205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1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2052" calcext:value-type="float">
            <text:p>172052</text:p>
          </table:table-cell>
          <table:table-cell office:value-type="float" office:value="161397" calcext:value-type="float">
            <text:p>161397</text:p>
          </table:table-cell>
          <table:table-cell office:value-type="float" office:value="170537" calcext:value-type="float">
            <text:p>170537</text:p>
          </table:table-cell>
          <table:table-cell office:value-type="float" office:value="172052" calcext:value-type="float">
            <text:p>172052</text:p>
          </table:table-cell>
          <table:table-cell office:value-type="float" office:value="169063" calcext:value-type="float">
            <text:p>169063</text:p>
          </table:table-cell>
          <table:table-cell office:value-type="float" office:value="172910" calcext:value-type="float">
            <text:p>172910</text:p>
          </table:table-cell>
          <table:table-cell office:value-type="float" office:value="161397" calcext:value-type="float">
            <text:p>161397</text:p>
          </table:table-cell>
          <table:table-cell office:value-type="float" office:value="167585" calcext:value-type="float">
            <text:p>167585</text:p>
          </table:table-cell>
          <table:table-cell office:value-type="float" office:value="167553" calcext:value-type="float">
            <text:p>167553</text:p>
          </table:table-cell>
          <table:table-cell office:value-type="float" office:value="169387" calcext:value-type="float">
            <text:p>169387</text:p>
          </table:table-cell>
          <table:table-cell office:value-type="float" office:value="165502" calcext:value-type="float">
            <text:p>165502</text:p>
          </table:table-cell>
          <table:table-cell office:value-type="float" office:value="167915" calcext:value-type="float">
            <text:p>167915</text:p>
          </table:table-cell>
          <table:table-cell office:value-type="float" office:value="175376" calcext:value-type="float">
            <text:p>175376</text:p>
          </table:table-cell>
          <table:table-cell office:value-type="float" office:value="173753" calcext:value-type="float">
            <text:p>173753</text:p>
          </table:table-cell>
          <table:table-cell office:value-type="float" office:value="169054" calcext:value-type="float">
            <text:p>169054</text:p>
          </table:table-cell>
          <table:table-cell office:value-type="float" office:value="177879" calcext:value-type="float">
            <text:p>177879</text:p>
          </table:table-cell>
          <table:table-cell office:value-type="float" office:value="175997" calcext:value-type="float">
            <text:p>175997</text:p>
          </table:table-cell>
          <table:table-cell office:value-type="float" office:value="177658" calcext:value-type="float">
            <text:p>177658</text:p>
          </table:table-cell>
          <table:table-cell office:value-type="float" office:value="175009" calcext:value-type="float">
            <text:p>175009</text:p>
          </table:table-cell>
          <table:table-cell office:value-type="float" office:value="176478" calcext:value-type="float">
            <text:p>176478</text:p>
          </table:table-cell>
          <table:table-cell office:value-type="float" office:value="170986" calcext:value-type="float">
            <text:p>170986</text:p>
          </table:table-cell>
          <table:table-cell office:value-type="float" office:value="170520" calcext:value-type="float">
            <text:p>170520</text:p>
          </table:table-cell>
          <table:table-cell office:value-type="float" office:value="173886" calcext:value-type="float">
            <text:p>173886</text:p>
          </table:table-cell>
          <table:table-cell office:value-type="float" office:value="165740" calcext:value-type="float">
            <text:p>165740</text:p>
          </table:table-cell>
          <table:table-cell office:value-type="float" office:value="168386" calcext:value-type="float">
            <text:p>168386</text:p>
          </table:table-cell>
          <table:table-cell office:value-type="float" office:value="171776" calcext:value-type="float">
            <text:p>171776</text:p>
          </table:table-cell>
          <table:table-cell office:value-type="float" office:value="167090" calcext:value-type="float">
            <text:p>167090</text:p>
          </table:table-cell>
          <table:table-cell office:value-type="float" office:value="167372" calcext:value-type="float">
            <text:p>167372</text:p>
          </table:table-cell>
          <table:table-cell office:value-type="float" office:value="169068" calcext:value-type="float">
            <text:p>169068</text:p>
          </table:table-cell>
          <table:table-cell office:value-type="float" office:value="167789" calcext:value-type="float">
            <text:p>167789</text:p>
          </table:table-cell>
          <table:table-cell office:value-type="float" office:value="171173" calcext:value-type="float">
            <text:p>171173</text:p>
          </table:table-cell>
          <table:table-cell office:value-type="float" office:value="169165" calcext:value-type="float">
            <text:p>169165</text:p>
          </table:table-cell>
          <table:table-cell office:value-type="float" office:value="168607" calcext:value-type="float">
            <text:p>168607</text:p>
          </table:table-cell>
          <table:table-cell office:value-type="float" office:value="5116126" calcext:value-type="float">
            <text:p>5116126</text:p>
          </table:table-cell>
          <table:table-cell office:value-type="string" calcext:value-type="string">
            <text:p>OK</text:p>
          </table:table-cell>
          <table:table-cell office:value-type="float" office:value="100459791" calcext:value-type="float">
            <text:p>100459791</text:p>
          </table:table-cell>
          <table:table-cell office:value-type="float" office:value="100439792" calcext:value-type="float">
            <text:p>100439792</text:p>
          </table:table-cell>
          <table:table-cell table:number-columns-repeated="2" office:value-type="float" office:value="200879584" calcext:value-type="float">
            <text:p>200879584</text:p>
          </table:table-cell>
        </table:table-row>
        <table:table-row table:style-name="ro1">
          <table:table-cell table:formula="of:=MAX([.N43:.AQ43])" office:value-type="float" office:value="175789" calcext:value-type="float">
            <text:p>175789</text:p>
          </table:table-cell>
          <table:table-cell table:formula="of:=MIN([.N43:.AQ43])" office:value-type="float" office:value="162785" calcext:value-type="float">
            <text:p>162785</text:p>
          </table:table-cell>
          <table:table-cell table:formula="of:=ABS([.A43]-[.B43])" office:value-type="float" office:value="13004" calcext:value-type="float">
            <text:p>13004</text:p>
          </table:table-cell>
          <table:table-cell table:formula="of:=[.K43]" office:value-type="float" office:value="175518" calcext:value-type="float">
            <text:p>1755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2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5518" calcext:value-type="float">
            <text:p>175518</text:p>
          </table:table-cell>
          <table:table-cell office:value-type="float" office:value="162785" calcext:value-type="float">
            <text:p>162785</text:p>
          </table:table-cell>
          <table:table-cell office:value-type="float" office:value="168403" calcext:value-type="float">
            <text:p>168403</text:p>
          </table:table-cell>
          <table:table-cell office:value-type="float" office:value="175518" calcext:value-type="float">
            <text:p>175518</text:p>
          </table:table-cell>
          <table:table-cell office:value-type="float" office:value="166708" calcext:value-type="float">
            <text:p>166708</text:p>
          </table:table-cell>
          <table:table-cell office:value-type="float" office:value="169327" calcext:value-type="float">
            <text:p>169327</text:p>
          </table:table-cell>
          <table:table-cell office:value-type="float" office:value="169891" calcext:value-type="float">
            <text:p>169891</text:p>
          </table:table-cell>
          <table:table-cell office:value-type="float" office:value="170085" calcext:value-type="float">
            <text:p>170085</text:p>
          </table:table-cell>
          <table:table-cell office:value-type="float" office:value="165633" calcext:value-type="float">
            <text:p>165633</text:p>
          </table:table-cell>
          <table:table-cell office:value-type="float" office:value="163812" calcext:value-type="float">
            <text:p>163812</text:p>
          </table:table-cell>
          <table:table-cell office:value-type="float" office:value="175789" calcext:value-type="float">
            <text:p>175789</text:p>
          </table:table-cell>
          <table:table-cell office:value-type="float" office:value="171405" calcext:value-type="float">
            <text:p>171405</text:p>
          </table:table-cell>
          <table:table-cell office:value-type="float" office:value="166173" calcext:value-type="float">
            <text:p>166173</text:p>
          </table:table-cell>
          <table:table-cell office:value-type="float" office:value="171402" calcext:value-type="float">
            <text:p>171402</text:p>
          </table:table-cell>
          <table:table-cell office:value-type="float" office:value="169062" calcext:value-type="float">
            <text:p>169062</text:p>
          </table:table-cell>
          <table:table-cell office:value-type="float" office:value="170648" calcext:value-type="float">
            <text:p>170648</text:p>
          </table:table-cell>
          <table:table-cell office:value-type="float" office:value="168403" calcext:value-type="float">
            <text:p>168403</text:p>
          </table:table-cell>
          <table:table-cell office:value-type="float" office:value="169715" calcext:value-type="float">
            <text:p>169715</text:p>
          </table:table-cell>
          <table:table-cell office:value-type="float" office:value="165577" calcext:value-type="float">
            <text:p>165577</text:p>
          </table:table-cell>
          <table:table-cell office:value-type="float" office:value="164730" calcext:value-type="float">
            <text:p>164730</text:p>
          </table:table-cell>
          <table:table-cell office:value-type="float" office:value="162785" calcext:value-type="float">
            <text:p>162785</text:p>
          </table:table-cell>
          <table:table-cell office:value-type="float" office:value="166228" calcext:value-type="float">
            <text:p>166228</text:p>
          </table:table-cell>
          <table:table-cell office:value-type="float" office:value="167867" calcext:value-type="float">
            <text:p>167867</text:p>
          </table:table-cell>
          <table:table-cell office:value-type="float" office:value="166055" calcext:value-type="float">
            <text:p>166055</text:p>
          </table:table-cell>
          <table:table-cell office:value-type="float" office:value="168629" calcext:value-type="float">
            <text:p>168629</text:p>
          </table:table-cell>
          <table:table-cell office:value-type="float" office:value="172685" calcext:value-type="float">
            <text:p>172685</text:p>
          </table:table-cell>
          <table:table-cell office:value-type="float" office:value="167209" calcext:value-type="float">
            <text:p>167209</text:p>
          </table:table-cell>
          <table:table-cell office:value-type="float" office:value="166831" calcext:value-type="float">
            <text:p>166831</text:p>
          </table:table-cell>
          <table:table-cell office:value-type="float" office:value="168262" calcext:value-type="float">
            <text:p>168262</text:p>
          </table:table-cell>
          <table:table-cell office:value-type="float" office:value="169640" calcext:value-type="float">
            <text:p>169640</text:p>
          </table:table-cell>
          <table:table-cell office:value-type="float" office:value="168794" calcext:value-type="float">
            <text:p>168794</text:p>
          </table:table-cell>
          <table:table-cell office:value-type="float" office:value="169842" calcext:value-type="float">
            <text:p>169842</text:p>
          </table:table-cell>
          <table:table-cell office:value-type="float" office:value="163395" calcext:value-type="float">
            <text:p>163395</text:p>
          </table:table-cell>
          <table:table-cell office:value-type="float" office:value="5052100" calcext:value-type="float">
            <text:p>5052100</text:p>
          </table:table-cell>
          <table:table-cell office:value-type="string" calcext:value-type="string">
            <text:p>OK</text:p>
          </table:table-cell>
          <table:table-cell office:value-type="float" office:value="100238746" calcext:value-type="float">
            <text:p>100238746</text:p>
          </table:table-cell>
          <table:table-cell office:value-type="float" office:value="100218747" calcext:value-type="float">
            <text:p>100218747</text:p>
          </table:table-cell>
          <table:table-cell table:number-columns-repeated="2" office:value-type="float" office:value="200437494" calcext:value-type="float">
            <text:p>200437494</text:p>
          </table:table-cell>
        </table:table-row>
        <table:table-row table:style-name="ro1">
          <table:table-cell table:formula="of:=MAX([.N44:.AQ44])" office:value-type="float" office:value="180778" calcext:value-type="float">
            <text:p>180778</text:p>
          </table:table-cell>
          <table:table-cell table:formula="of:=MIN([.N44:.AQ44])" office:value-type="float" office:value="162803" calcext:value-type="float">
            <text:p>162803</text:p>
          </table:table-cell>
          <table:table-cell table:formula="of:=ABS([.A44]-[.B44])" office:value-type="float" office:value="17975" calcext:value-type="float">
            <text:p>17975</text:p>
          </table:table-cell>
          <table:table-cell table:formula="of:=[.K44]" office:value-type="float" office:value="171453" calcext:value-type="float">
            <text:p>17145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3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1453" calcext:value-type="float">
            <text:p>171453</text:p>
          </table:table-cell>
          <table:table-cell office:value-type="float" office:value="162803" calcext:value-type="float">
            <text:p>162803</text:p>
          </table:table-cell>
          <table:table-cell office:value-type="float" office:value="171026" calcext:value-type="float">
            <text:p>171026</text:p>
          </table:table-cell>
          <table:table-cell office:value-type="float" office:value="171453" calcext:value-type="float">
            <text:p>171453</text:p>
          </table:table-cell>
          <table:table-cell office:value-type="float" office:value="166520" calcext:value-type="float">
            <text:p>166520</text:p>
          </table:table-cell>
          <table:table-cell office:value-type="float" office:value="169564" calcext:value-type="float">
            <text:p>169564</text:p>
          </table:table-cell>
          <table:table-cell office:value-type="float" office:value="170837" calcext:value-type="float">
            <text:p>170837</text:p>
          </table:table-cell>
          <table:table-cell office:value-type="float" office:value="179721" calcext:value-type="float">
            <text:p>179721</text:p>
          </table:table-cell>
          <table:table-cell office:value-type="float" office:value="179314" calcext:value-type="float">
            <text:p>179314</text:p>
          </table:table-cell>
          <table:table-cell office:value-type="float" office:value="179813" calcext:value-type="float">
            <text:p>179813</text:p>
          </table:table-cell>
          <table:table-cell office:value-type="float" office:value="180778" calcext:value-type="float">
            <text:p>180778</text:p>
          </table:table-cell>
          <table:table-cell office:value-type="float" office:value="175331" calcext:value-type="float">
            <text:p>175331</text:p>
          </table:table-cell>
          <table:table-cell office:value-type="float" office:value="167878" calcext:value-type="float">
            <text:p>167878</text:p>
          </table:table-cell>
          <table:table-cell office:value-type="float" office:value="164393" calcext:value-type="float">
            <text:p>164393</text:p>
          </table:table-cell>
          <table:table-cell office:value-type="float" office:value="165384" calcext:value-type="float">
            <text:p>165384</text:p>
          </table:table-cell>
          <table:table-cell office:value-type="float" office:value="170690" calcext:value-type="float">
            <text:p>170690</text:p>
          </table:table-cell>
          <table:table-cell office:value-type="float" office:value="179175" calcext:value-type="float">
            <text:p>179175</text:p>
          </table:table-cell>
          <table:table-cell office:value-type="float" office:value="177106" calcext:value-type="float">
            <text:p>177106</text:p>
          </table:table-cell>
          <table:table-cell office:value-type="float" office:value="166838" calcext:value-type="float">
            <text:p>166838</text:p>
          </table:table-cell>
          <table:table-cell office:value-type="float" office:value="171728" calcext:value-type="float">
            <text:p>171728</text:p>
          </table:table-cell>
          <table:table-cell office:value-type="float" office:value="162803" calcext:value-type="float">
            <text:p>162803</text:p>
          </table:table-cell>
          <table:table-cell office:value-type="float" office:value="169086" calcext:value-type="float">
            <text:p>169086</text:p>
          </table:table-cell>
          <table:table-cell office:value-type="float" office:value="177935" calcext:value-type="float">
            <text:p>177935</text:p>
          </table:table-cell>
          <table:table-cell office:value-type="float" office:value="167651" calcext:value-type="float">
            <text:p>167651</text:p>
          </table:table-cell>
          <table:table-cell office:value-type="float" office:value="164269" calcext:value-type="float">
            <text:p>164269</text:p>
          </table:table-cell>
          <table:table-cell office:value-type="float" office:value="176241" calcext:value-type="float">
            <text:p>176241</text:p>
          </table:table-cell>
          <table:table-cell office:value-type="float" office:value="171276" calcext:value-type="float">
            <text:p>171276</text:p>
          </table:table-cell>
          <table:table-cell office:value-type="float" office:value="172926" calcext:value-type="float">
            <text:p>172926</text:p>
          </table:table-cell>
          <table:table-cell office:value-type="float" office:value="171061" calcext:value-type="float">
            <text:p>171061</text:p>
          </table:table-cell>
          <table:table-cell office:value-type="float" office:value="170178" calcext:value-type="float">
            <text:p>170178</text:p>
          </table:table-cell>
          <table:table-cell office:value-type="float" office:value="163147" calcext:value-type="float">
            <text:p>163147</text:p>
          </table:table-cell>
          <table:table-cell office:value-type="float" office:value="164867" calcext:value-type="float">
            <text:p>164867</text:p>
          </table:table-cell>
          <table:table-cell office:value-type="float" office:value="162827" calcext:value-type="float">
            <text:p>162827</text:p>
          </table:table-cell>
          <table:table-cell office:value-type="float" office:value="5130790" calcext:value-type="float">
            <text:p>5130790</text:p>
          </table:table-cell>
          <table:table-cell office:value-type="string" calcext:value-type="string">
            <text:p>OK</text:p>
          </table:table-cell>
          <table:table-cell office:value-type="float" office:value="98944075" calcext:value-type="float">
            <text:p>98944075</text:p>
          </table:table-cell>
          <table:table-cell office:value-type="float" office:value="98924076" calcext:value-type="float">
            <text:p>98924076</text:p>
          </table:table-cell>
          <table:table-cell table:number-columns-repeated="2" office:value-type="float" office:value="197848152" calcext:value-type="float">
            <text:p>197848152</text:p>
          </table:table-cell>
        </table:table-row>
        <table:table-row table:style-name="ro1">
          <table:table-cell table:formula="of:=MAX([.N45:.AQ45])" office:value-type="float" office:value="176354" calcext:value-type="float">
            <text:p>176354</text:p>
          </table:table-cell>
          <table:table-cell table:formula="of:=MIN([.N45:.AQ45])" office:value-type="float" office:value="160967" calcext:value-type="float">
            <text:p>160967</text:p>
          </table:table-cell>
          <table:table-cell table:formula="of:=ABS([.A45]-[.B45])" office:value-type="float" office:value="15387" calcext:value-type="float">
            <text:p>15387</text:p>
          </table:table-cell>
          <table:table-cell table:formula="of:=[.K45]" office:value-type="float" office:value="166324" calcext:value-type="float">
            <text:p>16632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4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6324" calcext:value-type="float">
            <text:p>166324</text:p>
          </table:table-cell>
          <table:table-cell office:value-type="float" office:value="160967" calcext:value-type="float">
            <text:p>160967</text:p>
          </table:table-cell>
          <table:table-cell office:value-type="float" office:value="165591" calcext:value-type="float">
            <text:p>165591</text:p>
          </table:table-cell>
          <table:table-cell office:value-type="float" office:value="166324" calcext:value-type="float">
            <text:p>166324</text:p>
          </table:table-cell>
          <table:table-cell office:value-type="float" office:value="160967" calcext:value-type="float">
            <text:p>160967</text:p>
          </table:table-cell>
          <table:table-cell office:value-type="float" office:value="169385" calcext:value-type="float">
            <text:p>169385</text:p>
          </table:table-cell>
          <table:table-cell office:value-type="float" office:value="167066" calcext:value-type="float">
            <text:p>167066</text:p>
          </table:table-cell>
          <table:table-cell office:value-type="float" office:value="168830" calcext:value-type="float">
            <text:p>168830</text:p>
          </table:table-cell>
          <table:table-cell office:value-type="float" office:value="166440" calcext:value-type="float">
            <text:p>166440</text:p>
          </table:table-cell>
          <table:table-cell office:value-type="float" office:value="162573" calcext:value-type="float">
            <text:p>162573</text:p>
          </table:table-cell>
          <table:table-cell office:value-type="float" office:value="162501" calcext:value-type="float">
            <text:p>162501</text:p>
          </table:table-cell>
          <table:table-cell office:value-type="float" office:value="169495" calcext:value-type="float">
            <text:p>169495</text:p>
          </table:table-cell>
          <table:table-cell office:value-type="float" office:value="175886" calcext:value-type="float">
            <text:p>175886</text:p>
          </table:table-cell>
          <table:table-cell office:value-type="float" office:value="175878" calcext:value-type="float">
            <text:p>175878</text:p>
          </table:table-cell>
          <table:table-cell office:value-type="float" office:value="176354" calcext:value-type="float">
            <text:p>176354</text:p>
          </table:table-cell>
          <table:table-cell office:value-type="float" office:value="166489" calcext:value-type="float">
            <text:p>166489</text:p>
          </table:table-cell>
          <table:table-cell office:value-type="float" office:value="164626" calcext:value-type="float">
            <text:p>164626</text:p>
          </table:table-cell>
          <table:table-cell office:value-type="float" office:value="162767" calcext:value-type="float">
            <text:p>162767</text:p>
          </table:table-cell>
          <table:table-cell office:value-type="float" office:value="162855" calcext:value-type="float">
            <text:p>162855</text:p>
          </table:table-cell>
          <table:table-cell office:value-type="float" office:value="164531" calcext:value-type="float">
            <text:p>164531</text:p>
          </table:table-cell>
          <table:table-cell office:value-type="float" office:value="163077" calcext:value-type="float">
            <text:p>163077</text:p>
          </table:table-cell>
          <table:table-cell office:value-type="float" office:value="162257" calcext:value-type="float">
            <text:p>162257</text:p>
          </table:table-cell>
          <table:table-cell office:value-type="float" office:value="163585" calcext:value-type="float">
            <text:p>163585</text:p>
          </table:table-cell>
          <table:table-cell office:value-type="float" office:value="162984" calcext:value-type="float">
            <text:p>162984</text:p>
          </table:table-cell>
          <table:table-cell office:value-type="float" office:value="162361" calcext:value-type="float">
            <text:p>162361</text:p>
          </table:table-cell>
          <table:table-cell office:value-type="float" office:value="164762" calcext:value-type="float">
            <text:p>164762</text:p>
          </table:table-cell>
          <table:table-cell office:value-type="float" office:value="163949" calcext:value-type="float">
            <text:p>163949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2952" calcext:value-type="float">
            <text:p>162952</text:p>
          </table:table-cell>
          <table:table-cell office:value-type="float" office:value="163048" calcext:value-type="float">
            <text:p>163048</text:p>
          </table:table-cell>
          <table:table-cell office:value-type="float" office:value="162386" calcext:value-type="float">
            <text:p>162386</text:p>
          </table:table-cell>
          <table:table-cell office:value-type="float" office:value="164309" calcext:value-type="float">
            <text:p>164309</text:p>
          </table:table-cell>
          <table:table-cell office:value-type="float" office:value="167044" calcext:value-type="float">
            <text:p>167044</text:p>
          </table:table-cell>
          <table:table-cell office:value-type="float" office:value="4967730" calcext:value-type="float">
            <text:p>4967730</text:p>
          </table:table-cell>
          <table:table-cell office:value-type="string" calcext:value-type="string">
            <text:p>OK</text:p>
          </table:table-cell>
          <table:table-cell office:value-type="float" office:value="99938479" calcext:value-type="float">
            <text:p>99938479</text:p>
          </table:table-cell>
          <table:table-cell office:value-type="float" office:value="99918480" calcext:value-type="float">
            <text:p>99918480</text:p>
          </table:table-cell>
          <table:table-cell table:number-columns-repeated="2" office:value-type="float" office:value="199836960" calcext:value-type="float">
            <text:p>199836960</text:p>
          </table:table-cell>
        </table:table-row>
        <table:table-row table:style-name="ro1">
          <table:table-cell table:formula="of:=MAX([.N46:.AQ46])" office:value-type="float" office:value="172208" calcext:value-type="float">
            <text:p>172208</text:p>
          </table:table-cell>
          <table:table-cell table:formula="of:=MIN([.N46:.AQ46])" office:value-type="float" office:value="162603" calcext:value-type="float">
            <text:p>162603</text:p>
          </table:table-cell>
          <table:table-cell table:formula="of:=ABS([.A46]-[.B46])" office:value-type="float" office:value="9605" calcext:value-type="float">
            <text:p>9605</text:p>
          </table:table-cell>
          <table:table-cell table:formula="of:=[.K46]" office:value-type="float" office:value="167510" calcext:value-type="float">
            <text:p>1675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5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510" calcext:value-type="float">
            <text:p>167510</text:p>
          </table:table-cell>
          <table:table-cell office:value-type="float" office:value="162603" calcext:value-type="float">
            <text:p>162603</text:p>
          </table:table-cell>
          <table:table-cell office:value-type="float" office:value="165161" calcext:value-type="float">
            <text:p>165161</text:p>
          </table:table-cell>
          <table:table-cell office:value-type="float" office:value="167510" calcext:value-type="float">
            <text:p>167510</text:p>
          </table:table-cell>
          <table:table-cell office:value-type="float" office:value="165983" calcext:value-type="float">
            <text:p>165983</text:p>
          </table:table-cell>
          <table:table-cell office:value-type="float" office:value="163898" calcext:value-type="float">
            <text:p>163898</text:p>
          </table:table-cell>
          <table:table-cell office:value-type="float" office:value="162731" calcext:value-type="float">
            <text:p>162731</text:p>
          </table:table-cell>
          <table:table-cell office:value-type="float" office:value="168911" calcext:value-type="float">
            <text:p>168911</text:p>
          </table:table-cell>
          <table:table-cell office:value-type="float" office:value="166746" calcext:value-type="float">
            <text:p>166746</text:p>
          </table:table-cell>
          <table:table-cell office:value-type="float" office:value="162747" calcext:value-type="float">
            <text:p>162747</text:p>
          </table:table-cell>
          <table:table-cell office:value-type="float" office:value="165136" calcext:value-type="float">
            <text:p>165136</text:p>
          </table:table-cell>
          <table:table-cell office:value-type="float" office:value="166771" calcext:value-type="float">
            <text:p>166771</text:p>
          </table:table-cell>
          <table:table-cell office:value-type="float" office:value="172208" calcext:value-type="float">
            <text:p>172208</text:p>
          </table:table-cell>
          <table:table-cell office:value-type="float" office:value="166338" calcext:value-type="float">
            <text:p>166338</text:p>
          </table:table-cell>
          <table:table-cell office:value-type="float" office:value="164163" calcext:value-type="float">
            <text:p>164163</text:p>
          </table:table-cell>
          <table:table-cell office:value-type="float" office:value="165793" calcext:value-type="float">
            <text:p>165793</text:p>
          </table:table-cell>
          <table:table-cell office:value-type="float" office:value="162764" calcext:value-type="float">
            <text:p>162764</text:p>
          </table:table-cell>
          <table:table-cell office:value-type="float" office:value="163715" calcext:value-type="float">
            <text:p>163715</text:p>
          </table:table-cell>
          <table:table-cell office:value-type="float" office:value="164872" calcext:value-type="float">
            <text:p>164872</text:p>
          </table:table-cell>
          <table:table-cell office:value-type="float" office:value="166366" calcext:value-type="float">
            <text:p>166366</text:p>
          </table:table-cell>
          <table:table-cell office:value-type="float" office:value="164099" calcext:value-type="float">
            <text:p>164099</text:p>
          </table:table-cell>
          <table:table-cell office:value-type="float" office:value="163373" calcext:value-type="float">
            <text:p>163373</text:p>
          </table:table-cell>
          <table:table-cell office:value-type="float" office:value="163083" calcext:value-type="float">
            <text:p>163083</text:p>
          </table:table-cell>
          <table:table-cell office:value-type="float" office:value="166770" calcext:value-type="float">
            <text:p>166770</text:p>
          </table:table-cell>
          <table:table-cell office:value-type="float" office:value="165058" calcext:value-type="float">
            <text:p>165058</text:p>
          </table:table-cell>
          <table:table-cell office:value-type="float" office:value="164490" calcext:value-type="float">
            <text:p>164490</text:p>
          </table:table-cell>
          <table:table-cell office:value-type="float" office:value="166501" calcext:value-type="float">
            <text:p>166501</text:p>
          </table:table-cell>
          <table:table-cell office:value-type="float" office:value="163018" calcext:value-type="float">
            <text:p>163018</text:p>
          </table:table-cell>
          <table:table-cell office:value-type="float" office:value="162603" calcext:value-type="float">
            <text:p>162603</text:p>
          </table:table-cell>
          <table:table-cell office:value-type="float" office:value="164543" calcext:value-type="float">
            <text:p>164543</text:p>
          </table:table-cell>
          <table:table-cell office:value-type="float" office:value="167705" calcext:value-type="float">
            <text:p>167705</text:p>
          </table:table-cell>
          <table:table-cell office:value-type="float" office:value="163571" calcext:value-type="float">
            <text:p>163571</text:p>
          </table:table-cell>
          <table:table-cell office:value-type="float" office:value="163373" calcext:value-type="float">
            <text:p>163373</text:p>
          </table:table-cell>
          <table:table-cell office:value-type="float" office:value="4954839" calcext:value-type="float">
            <text:p>4954839</text:p>
          </table:table-cell>
          <table:table-cell office:value-type="string" calcext:value-type="string">
            <text:p>OK</text:p>
          </table:table-cell>
          <table:table-cell office:value-type="float" office:value="99817647" calcext:value-type="float">
            <text:p>99817647</text:p>
          </table:table-cell>
          <table:table-cell office:value-type="float" office:value="99797648" calcext:value-type="float">
            <text:p>99797648</text:p>
          </table:table-cell>
          <table:table-cell table:number-columns-repeated="2" office:value-type="float" office:value="199595296" calcext:value-type="float">
            <text:p>199595296</text:p>
          </table:table-cell>
        </table:table-row>
        <table:table-row table:style-name="ro1">
          <table:table-cell table:formula="of:=MAX([.N47:.AQ47])" office:value-type="float" office:value="178403" calcext:value-type="float">
            <text:p>178403</text:p>
          </table:table-cell>
          <table:table-cell table:formula="of:=MIN([.N47:.AQ47])" office:value-type="float" office:value="152521" calcext:value-type="float">
            <text:p>152521</text:p>
          </table:table-cell>
          <table:table-cell table:formula="of:=ABS([.A47]-[.B47])" office:value-type="float" office:value="25882" calcext:value-type="float">
            <text:p>25882</text:p>
          </table:table-cell>
          <table:table-cell table:formula="of:=[.K47]" office:value-type="float" office:value="152521" calcext:value-type="float">
            <text:p>1525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6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52521" calcext:value-type="float">
            <text:p>152521</text:p>
          </table:table-cell>
          <table:table-cell office:value-type="float" office:value="167662" calcext:value-type="float">
            <text:p>167662</text:p>
          </table:table-cell>
          <table:table-cell office:value-type="float" office:value="152521" calcext:value-type="float">
            <text:p>152521</text:p>
          </table:table-cell>
          <table:table-cell office:value-type="float" office:value="159798" calcext:value-type="float">
            <text:p>159798</text:p>
          </table:table-cell>
          <table:table-cell office:value-type="float" office:value="161580" calcext:value-type="float">
            <text:p>161580</text:p>
          </table:table-cell>
          <table:table-cell office:value-type="float" office:value="161521" calcext:value-type="float">
            <text:p>161521</text:p>
          </table:table-cell>
          <table:table-cell office:value-type="float" office:value="161628" calcext:value-type="float">
            <text:p>161628</text:p>
          </table:table-cell>
          <table:table-cell office:value-type="float" office:value="163548" calcext:value-type="float">
            <text:p>163548</text:p>
          </table:table-cell>
          <table:table-cell office:value-type="float" office:value="162617" calcext:value-type="float">
            <text:p>162617</text:p>
          </table:table-cell>
          <table:table-cell office:value-type="float" office:value="162412" calcext:value-type="float">
            <text:p>162412</text:p>
          </table:table-cell>
          <table:table-cell office:value-type="float" office:value="161563" calcext:value-type="float">
            <text:p>161563</text:p>
          </table:table-cell>
          <table:table-cell office:value-type="float" office:value="163339" calcext:value-type="float">
            <text:p>163339</text:p>
          </table:table-cell>
          <table:table-cell office:value-type="float" office:value="163570" calcext:value-type="float">
            <text:p>163570</text:p>
          </table:table-cell>
          <table:table-cell office:value-type="float" office:value="162815" calcext:value-type="float">
            <text:p>162815</text:p>
          </table:table-cell>
          <table:table-cell office:value-type="float" office:value="162754" calcext:value-type="float">
            <text:p>162754</text:p>
          </table:table-cell>
          <table:table-cell office:value-type="float" office:value="166133" calcext:value-type="float">
            <text:p>166133</text:p>
          </table:table-cell>
          <table:table-cell office:value-type="float" office:value="165672" calcext:value-type="float">
            <text:p>165672</text:p>
          </table:table-cell>
          <table:table-cell office:value-type="float" office:value="166662" calcext:value-type="float">
            <text:p>166662</text:p>
          </table:table-cell>
          <table:table-cell office:value-type="float" office:value="163085" calcext:value-type="float">
            <text:p>163085</text:p>
          </table:table-cell>
          <table:table-cell office:value-type="float" office:value="171307" calcext:value-type="float">
            <text:p>171307</text:p>
          </table:table-cell>
          <table:table-cell office:value-type="float" office:value="175013" calcext:value-type="float">
            <text:p>175013</text:p>
          </table:table-cell>
          <table:table-cell office:value-type="float" office:value="178403" calcext:value-type="float">
            <text:p>178403</text:p>
          </table:table-cell>
          <table:table-cell office:value-type="float" office:value="173590" calcext:value-type="float">
            <text:p>173590</text:p>
          </table:table-cell>
          <table:table-cell office:value-type="float" office:value="175703" calcext:value-type="float">
            <text:p>175703</text:p>
          </table:table-cell>
          <table:table-cell office:value-type="float" office:value="176763" calcext:value-type="float">
            <text:p>176763</text:p>
          </table:table-cell>
          <table:table-cell office:value-type="float" office:value="175918" calcext:value-type="float">
            <text:p>175918</text:p>
          </table:table-cell>
          <table:table-cell office:value-type="float" office:value="175138" calcext:value-type="float">
            <text:p>175138</text:p>
          </table:table-cell>
          <table:table-cell office:value-type="float" office:value="172072" calcext:value-type="float">
            <text:p>172072</text:p>
          </table:table-cell>
          <table:table-cell office:value-type="float" office:value="175309" calcext:value-type="float">
            <text:p>175309</text:p>
          </table:table-cell>
          <table:table-cell office:value-type="float" office:value="173799" calcext:value-type="float">
            <text:p>173799</text:p>
          </table:table-cell>
          <table:table-cell office:value-type="float" office:value="169938" calcext:value-type="float">
            <text:p>169938</text:p>
          </table:table-cell>
          <table:table-cell office:value-type="float" office:value="175698" calcext:value-type="float">
            <text:p>175698</text:p>
          </table:table-cell>
          <table:table-cell office:value-type="float" office:value="5029869" calcext:value-type="float">
            <text:p>5029869</text:p>
          </table:table-cell>
          <table:table-cell office:value-type="string" calcext:value-type="string">
            <text:p>OK</text:p>
          </table:table-cell>
          <table:table-cell office:value-type="float" office:value="100267552" calcext:value-type="float">
            <text:p>100267552</text:p>
          </table:table-cell>
          <table:table-cell office:value-type="float" office:value="100247553" calcext:value-type="float">
            <text:p>100247553</text:p>
          </table:table-cell>
          <table:table-cell table:number-columns-repeated="2" office:value-type="float" office:value="200495106" calcext:value-type="float">
            <text:p>200495106</text:p>
          </table:table-cell>
        </table:table-row>
        <table:table-row table:style-name="ro1">
          <table:table-cell table:formula="of:=MAX([.N48:.AQ48])" office:value-type="float" office:value="175720" calcext:value-type="float">
            <text:p>175720</text:p>
          </table:table-cell>
          <table:table-cell table:formula="of:=MIN([.N48:.AQ48])" office:value-type="float" office:value="162013" calcext:value-type="float">
            <text:p>162013</text:p>
          </table:table-cell>
          <table:table-cell table:formula="of:=ABS([.A48]-[.B48])" office:value-type="float" office:value="13707" calcext:value-type="float">
            <text:p>13707</text:p>
          </table:table-cell>
          <table:table-cell table:formula="of:=[.K48]" office:value-type="float" office:value="174480" calcext:value-type="float">
            <text:p>1744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7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4480" calcext:value-type="float">
            <text:p>174480</text:p>
          </table:table-cell>
          <table:table-cell office:value-type="float" office:value="162013" calcext:value-type="float">
            <text:p>162013</text:p>
          </table:table-cell>
          <table:table-cell office:value-type="float" office:value="166633" calcext:value-type="float">
            <text:p>166633</text:p>
          </table:table-cell>
          <table:table-cell office:value-type="float" office:value="174480" calcext:value-type="float">
            <text:p>174480</text:p>
          </table:table-cell>
          <table:table-cell office:value-type="float" office:value="174117" calcext:value-type="float">
            <text:p>174117</text:p>
          </table:table-cell>
          <table:table-cell office:value-type="float" office:value="171001" calcext:value-type="float">
            <text:p>171001</text:p>
          </table:table-cell>
          <table:table-cell office:value-type="float" office:value="170006" calcext:value-type="float">
            <text:p>170006</text:p>
          </table:table-cell>
          <table:table-cell office:value-type="float" office:value="170245" calcext:value-type="float">
            <text:p>170245</text:p>
          </table:table-cell>
          <table:table-cell office:value-type="float" office:value="165710" calcext:value-type="float">
            <text:p>165710</text:p>
          </table:table-cell>
          <table:table-cell office:value-type="float" office:value="164713" calcext:value-type="float">
            <text:p>164713</text:p>
          </table:table-cell>
          <table:table-cell office:value-type="float" office:value="163771" calcext:value-type="float">
            <text:p>163771</text:p>
          </table:table-cell>
          <table:table-cell office:value-type="float" office:value="163593" calcext:value-type="float">
            <text:p>163593</text:p>
          </table:table-cell>
          <table:table-cell office:value-type="float" office:value="166407" calcext:value-type="float">
            <text:p>166407</text:p>
          </table:table-cell>
          <table:table-cell office:value-type="float" office:value="164163" calcext:value-type="float">
            <text:p>164163</text:p>
          </table:table-cell>
          <table:table-cell office:value-type="float" office:value="162604" calcext:value-type="float">
            <text:p>162604</text:p>
          </table:table-cell>
          <table:table-cell office:value-type="float" office:value="164704" calcext:value-type="float">
            <text:p>164704</text:p>
          </table:table-cell>
          <table:table-cell office:value-type="float" office:value="164552" calcext:value-type="float">
            <text:p>164552</text:p>
          </table:table-cell>
          <table:table-cell office:value-type="float" office:value="163717" calcext:value-type="float">
            <text:p>163717</text:p>
          </table:table-cell>
          <table:table-cell office:value-type="float" office:value="164258" calcext:value-type="float">
            <text:p>164258</text:p>
          </table:table-cell>
          <table:table-cell office:value-type="float" office:value="175720" calcext:value-type="float">
            <text:p>175720</text:p>
          </table:table-cell>
          <table:table-cell office:value-type="float" office:value="164985" calcext:value-type="float">
            <text:p>164985</text:p>
          </table:table-cell>
          <table:table-cell office:value-type="float" office:value="167192" calcext:value-type="float">
            <text:p>167192</text:p>
          </table:table-cell>
          <table:table-cell office:value-type="float" office:value="163488" calcext:value-type="float">
            <text:p>163488</text:p>
          </table:table-cell>
          <table:table-cell office:value-type="float" office:value="164258" calcext:value-type="float">
            <text:p>164258</text:p>
          </table:table-cell>
          <table:table-cell office:value-type="float" office:value="164465" calcext:value-type="float">
            <text:p>164465</text:p>
          </table:table-cell>
          <table:table-cell office:value-type="float" office:value="163384" calcext:value-type="float">
            <text:p>163384</text:p>
          </table:table-cell>
          <table:table-cell office:value-type="float" office:value="162013" calcext:value-type="float">
            <text:p>162013</text:p>
          </table:table-cell>
          <table:table-cell office:value-type="float" office:value="163946" calcext:value-type="float">
            <text:p>163946</text:p>
          </table:table-cell>
          <table:table-cell office:value-type="float" office:value="163632" calcext:value-type="float">
            <text:p>163632</text:p>
          </table:table-cell>
          <table:table-cell office:value-type="float" office:value="163475" calcext:value-type="float">
            <text:p>163475</text:p>
          </table:table-cell>
          <table:table-cell office:value-type="float" office:value="172781" calcext:value-type="float">
            <text:p>172781</text:p>
          </table:table-cell>
          <table:table-cell office:value-type="float" office:value="169788" calcext:value-type="float">
            <text:p>169788</text:p>
          </table:table-cell>
          <table:table-cell office:value-type="float" office:value="171829" calcext:value-type="float">
            <text:p>171829</text:p>
          </table:table-cell>
          <table:table-cell office:value-type="float" office:value="4998997" calcext:value-type="float">
            <text:p>4998997</text:p>
          </table:table-cell>
          <table:table-cell office:value-type="string" calcext:value-type="string">
            <text:p>OK</text:p>
          </table:table-cell>
          <table:table-cell office:value-type="float" office:value="99342013" calcext:value-type="float">
            <text:p>99342013</text:p>
          </table:table-cell>
          <table:table-cell office:value-type="float" office:value="99322014" calcext:value-type="float">
            <text:p>99322014</text:p>
          </table:table-cell>
          <table:table-cell table:number-columns-repeated="2" office:value-type="float" office:value="198644028" calcext:value-type="float">
            <text:p>198644028</text:p>
          </table:table-cell>
        </table:table-row>
        <table:table-row table:style-name="ro1">
          <table:table-cell table:formula="of:=MAX([.N49:.AQ49])" office:value-type="float" office:value="170088" calcext:value-type="float">
            <text:p>170088</text:p>
          </table:table-cell>
          <table:table-cell table:formula="of:=MIN([.N49:.AQ49])" office:value-type="float" office:value="163459" calcext:value-type="float">
            <text:p>163459</text:p>
          </table:table-cell>
          <table:table-cell table:formula="of:=ABS([.A49]-[.B49])" office:value-type="float" office:value="6629" calcext:value-type="float">
            <text:p>6629</text:p>
          </table:table-cell>
          <table:table-cell table:formula="of:=[.K49]" office:value-type="float" office:value="166831" calcext:value-type="float">
            <text:p>16683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8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6831" calcext:value-type="float">
            <text:p>166831</text:p>
          </table:table-cell>
          <table:table-cell office:value-type="float" office:value="163459" calcext:value-type="float">
            <text:p>163459</text:p>
          </table:table-cell>
          <table:table-cell office:value-type="float" office:value="166318" calcext:value-type="float">
            <text:p>166318</text:p>
          </table:table-cell>
          <table:table-cell office:value-type="float" office:value="166831" calcext:value-type="float">
            <text:p>166831</text:p>
          </table:table-cell>
          <table:table-cell office:value-type="float" office:value="167615" calcext:value-type="float">
            <text:p>167615</text:p>
          </table:table-cell>
          <table:table-cell office:value-type="float" office:value="170088" calcext:value-type="float">
            <text:p>170088</text:p>
          </table:table-cell>
          <table:table-cell office:value-type="float" office:value="166267" calcext:value-type="float">
            <text:p>166267</text:p>
          </table:table-cell>
          <table:table-cell office:value-type="float" office:value="164056" calcext:value-type="float">
            <text:p>164056</text:p>
          </table:table-cell>
          <table:table-cell office:value-type="float" office:value="163637" calcext:value-type="float">
            <text:p>163637</text:p>
          </table:table-cell>
          <table:table-cell office:value-type="float" office:value="163880" calcext:value-type="float">
            <text:p>163880</text:p>
          </table:table-cell>
          <table:table-cell office:value-type="float" office:value="165144" calcext:value-type="float">
            <text:p>165144</text:p>
          </table:table-cell>
          <table:table-cell office:value-type="float" office:value="164074" calcext:value-type="float">
            <text:p>164074</text:p>
          </table:table-cell>
          <table:table-cell office:value-type="float" office:value="169514" calcext:value-type="float">
            <text:p>169514</text:p>
          </table:table-cell>
          <table:table-cell office:value-type="float" office:value="166909" calcext:value-type="float">
            <text:p>166909</text:p>
          </table:table-cell>
          <table:table-cell office:value-type="float" office:value="163459" calcext:value-type="float">
            <text:p>163459</text:p>
          </table:table-cell>
          <table:table-cell office:value-type="float" office:value="164723" calcext:value-type="float">
            <text:p>164723</text:p>
          </table:table-cell>
          <table:table-cell office:value-type="float" office:value="165427" calcext:value-type="float">
            <text:p>165427</text:p>
          </table:table-cell>
          <table:table-cell office:value-type="float" office:value="164340" calcext:value-type="float">
            <text:p>164340</text:p>
          </table:table-cell>
          <table:table-cell office:value-type="float" office:value="163883" calcext:value-type="float">
            <text:p>163883</text:p>
          </table:table-cell>
          <table:table-cell office:value-type="float" office:value="165213" calcext:value-type="float">
            <text:p>165213</text:p>
          </table:table-cell>
          <table:table-cell office:value-type="float" office:value="164593" calcext:value-type="float">
            <text:p>164593</text:p>
          </table:table-cell>
          <table:table-cell office:value-type="float" office:value="167522" calcext:value-type="float">
            <text:p>167522</text:p>
          </table:table-cell>
          <table:table-cell office:value-type="float" office:value="169457" calcext:value-type="float">
            <text:p>169457</text:p>
          </table:table-cell>
          <table:table-cell office:value-type="float" office:value="169211" calcext:value-type="float">
            <text:p>169211</text:p>
          </table:table-cell>
          <table:table-cell office:value-type="float" office:value="167723" calcext:value-type="float">
            <text:p>167723</text:p>
          </table:table-cell>
          <table:table-cell office:value-type="float" office:value="169557" calcext:value-type="float">
            <text:p>169557</text:p>
          </table:table-cell>
          <table:table-cell office:value-type="float" office:value="168338" calcext:value-type="float">
            <text:p>168338</text:p>
          </table:table-cell>
          <table:table-cell office:value-type="float" office:value="165504" calcext:value-type="float">
            <text:p>165504</text:p>
          </table:table-cell>
          <table:table-cell office:value-type="float" office:value="166838" calcext:value-type="float">
            <text:p>166838</text:p>
          </table:table-cell>
          <table:table-cell office:value-type="float" office:value="164849" calcext:value-type="float">
            <text:p>164849</text:p>
          </table:table-cell>
          <table:table-cell office:value-type="float" office:value="165907" calcext:value-type="float">
            <text:p>165907</text:p>
          </table:table-cell>
          <table:table-cell office:value-type="float" office:value="167113" calcext:value-type="float">
            <text:p>167113</text:p>
          </table:table-cell>
          <table:table-cell office:value-type="float" office:value="167877" calcext:value-type="float">
            <text:p>167877</text:p>
          </table:table-cell>
          <table:table-cell office:value-type="float" office:value="4989549" calcext:value-type="float">
            <text:p>4989549</text:p>
          </table:table-cell>
          <table:table-cell office:value-type="string" calcext:value-type="string">
            <text:p>OK</text:p>
          </table:table-cell>
          <table:table-cell office:value-type="float" office:value="99364836" calcext:value-type="float">
            <text:p>99364836</text:p>
          </table:table-cell>
          <table:table-cell office:value-type="float" office:value="99344837" calcext:value-type="float">
            <text:p>99344837</text:p>
          </table:table-cell>
          <table:table-cell table:number-columns-repeated="2" office:value-type="float" office:value="198689674" calcext:value-type="float">
            <text:p>198689674</text:p>
          </table:table-cell>
        </table:table-row>
        <table:table-row table:style-name="ro1">
          <table:table-cell table:formula="of:=MAX([.N50:.AQ50])" office:value-type="float" office:value="173762" calcext:value-type="float">
            <text:p>173762</text:p>
          </table:table-cell>
          <table:table-cell table:formula="of:=MIN([.N50:.AQ50])" office:value-type="float" office:value="161908" calcext:value-type="float">
            <text:p>161908</text:p>
          </table:table-cell>
          <table:table-cell table:formula="of:=ABS([.A50]-[.B50])" office:value-type="float" office:value="11854" calcext:value-type="float">
            <text:p>11854</text:p>
          </table:table-cell>
          <table:table-cell table:formula="of:=[.K50]" office:value-type="float" office:value="168512" calcext:value-type="float">
            <text:p>1685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9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8512" calcext:value-type="float">
            <text:p>168512</text:p>
          </table:table-cell>
          <table:table-cell office:value-type="float" office:value="161908" calcext:value-type="float">
            <text:p>161908</text:p>
          </table:table-cell>
          <table:table-cell office:value-type="float" office:value="166877" calcext:value-type="float">
            <text:p>166877</text:p>
          </table:table-cell>
          <table:table-cell office:value-type="float" office:value="168512" calcext:value-type="float">
            <text:p>168512</text:p>
          </table:table-cell>
          <table:table-cell office:value-type="float" office:value="169136" calcext:value-type="float">
            <text:p>169136</text:p>
          </table:table-cell>
          <table:table-cell office:value-type="float" office:value="170383" calcext:value-type="float">
            <text:p>170383</text:p>
          </table:table-cell>
          <table:table-cell office:value-type="float" office:value="166020" calcext:value-type="float">
            <text:p>166020</text:p>
          </table:table-cell>
          <table:table-cell office:value-type="float" office:value="173762" calcext:value-type="float">
            <text:p>173762</text:p>
          </table:table-cell>
          <table:table-cell office:value-type="float" office:value="171433" calcext:value-type="float">
            <text:p>171433</text:p>
          </table:table-cell>
          <table:table-cell office:value-type="float" office:value="164573" calcext:value-type="float">
            <text:p>164573</text:p>
          </table:table-cell>
          <table:table-cell office:value-type="float" office:value="162866" calcext:value-type="float">
            <text:p>162866</text:p>
          </table:table-cell>
          <table:table-cell office:value-type="float" office:value="164719" calcext:value-type="float">
            <text:p>164719</text:p>
          </table:table-cell>
          <table:table-cell office:value-type="float" office:value="165223" calcext:value-type="float">
            <text:p>165223</text:p>
          </table:table-cell>
          <table:table-cell office:value-type="float" office:value="164308" calcext:value-type="float">
            <text:p>164308</text:p>
          </table:table-cell>
          <table:table-cell office:value-type="float" office:value="163447" calcext:value-type="float">
            <text:p>163447</text:p>
          </table:table-cell>
          <table:table-cell office:value-type="float" office:value="162852" calcext:value-type="float">
            <text:p>162852</text:p>
          </table:table-cell>
          <table:table-cell office:value-type="float" office:value="167848" calcext:value-type="float">
            <text:p>167848</text:p>
          </table:table-cell>
          <table:table-cell office:value-type="float" office:value="162207" calcext:value-type="float">
            <text:p>162207</text:p>
          </table:table-cell>
          <table:table-cell office:value-type="float" office:value="162240" calcext:value-type="float">
            <text:p>162240</text:p>
          </table:table-cell>
          <table:table-cell office:value-type="float" office:value="168976" calcext:value-type="float">
            <text:p>168976</text:p>
          </table:table-cell>
          <table:table-cell office:value-type="float" office:value="166763" calcext:value-type="float">
            <text:p>166763</text:p>
          </table:table-cell>
          <table:table-cell office:value-type="float" office:value="166925" calcext:value-type="float">
            <text:p>166925</text:p>
          </table:table-cell>
          <table:table-cell office:value-type="float" office:value="161908" calcext:value-type="float">
            <text:p>161908</text:p>
          </table:table-cell>
          <table:table-cell office:value-type="float" office:value="166841" calcext:value-type="float">
            <text:p>166841</text:p>
          </table:table-cell>
          <table:table-cell office:value-type="float" office:value="166673" calcext:value-type="float">
            <text:p>166673</text:p>
          </table:table-cell>
          <table:table-cell office:value-type="float" office:value="172996" calcext:value-type="float">
            <text:p>172996</text:p>
          </table:table-cell>
          <table:table-cell office:value-type="float" office:value="164861" calcext:value-type="float">
            <text:p>164861</text:p>
          </table:table-cell>
          <table:table-cell office:value-type="float" office:value="169993" calcext:value-type="float">
            <text:p>169993</text:p>
          </table:table-cell>
          <table:table-cell office:value-type="float" office:value="168562" calcext:value-type="float">
            <text:p>168562</text:p>
          </table:table-cell>
          <table:table-cell office:value-type="float" office:value="168139" calcext:value-type="float">
            <text:p>168139</text:p>
          </table:table-cell>
          <table:table-cell office:value-type="float" office:value="169241" calcext:value-type="float">
            <text:p>169241</text:p>
          </table:table-cell>
          <table:table-cell office:value-type="float" office:value="166761" calcext:value-type="float">
            <text:p>166761</text:p>
          </table:table-cell>
          <table:table-cell office:value-type="float" office:value="168161" calcext:value-type="float">
            <text:p>168161</text:p>
          </table:table-cell>
          <table:table-cell office:value-type="float" office:value="5006329" calcext:value-type="float">
            <text:p>5006329</text:p>
          </table:table-cell>
          <table:table-cell office:value-type="string" calcext:value-type="string">
            <text:p>OK</text:p>
          </table:table-cell>
          <table:table-cell office:value-type="float" office:value="99774550" calcext:value-type="float">
            <text:p>99774550</text:p>
          </table:table-cell>
          <table:table-cell office:value-type="float" office:value="99754551" calcext:value-type="float">
            <text:p>99754551</text:p>
          </table:table-cell>
          <table:table-cell table:number-columns-repeated="2" office:value-type="float" office:value="199509102" calcext:value-type="float">
            <text:p>199509102</text:p>
          </table:table-cell>
        </table:table-row>
        <table:table-row table:style-name="ro1">
          <table:table-cell table:formula="of:=MAX([.N51:.AQ51])" office:value-type="float" office:value="191909" calcext:value-type="float">
            <text:p>191909</text:p>
          </table:table-cell>
          <table:table-cell table:formula="of:=MIN([.N51:.AQ51])" office:value-type="float" office:value="162598" calcext:value-type="float">
            <text:p>162598</text:p>
          </table:table-cell>
          <table:table-cell table:formula="of:=ABS([.A51]-[.B51])" office:value-type="float" office:value="29311" calcext:value-type="float">
            <text:p>29311</text:p>
          </table:table-cell>
          <table:table-cell table:formula="of:=[.K51]" office:value-type="float" office:value="167086" calcext:value-type="float">
            <text:p>16708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0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086" calcext:value-type="float">
            <text:p>167086</text:p>
          </table:table-cell>
          <table:table-cell office:value-type="float" office:value="162598" calcext:value-type="float">
            <text:p>162598</text:p>
          </table:table-cell>
          <table:table-cell office:value-type="float" office:value="168584" calcext:value-type="float">
            <text:p>168584</text:p>
          </table:table-cell>
          <table:table-cell office:value-type="float" office:value="167086" calcext:value-type="float">
            <text:p>167086</text:p>
          </table:table-cell>
          <table:table-cell office:value-type="float" office:value="191909" calcext:value-type="float">
            <text:p>191909</text:p>
          </table:table-cell>
          <table:table-cell office:value-type="float" office:value="171384" calcext:value-type="float">
            <text:p>171384</text:p>
          </table:table-cell>
          <table:table-cell office:value-type="float" office:value="173723" calcext:value-type="float">
            <text:p>173723</text:p>
          </table:table-cell>
          <table:table-cell office:value-type="float" office:value="175774" calcext:value-type="float">
            <text:p>175774</text:p>
          </table:table-cell>
          <table:table-cell office:value-type="float" office:value="173070" calcext:value-type="float">
            <text:p>173070</text:p>
          </table:table-cell>
          <table:table-cell office:value-type="float" office:value="166446" calcext:value-type="float">
            <text:p>166446</text:p>
          </table:table-cell>
          <table:table-cell office:value-type="float" office:value="171041" calcext:value-type="float">
            <text:p>171041</text:p>
          </table:table-cell>
          <table:table-cell office:value-type="float" office:value="169734" calcext:value-type="float">
            <text:p>169734</text:p>
          </table:table-cell>
          <table:table-cell office:value-type="float" office:value="179769" calcext:value-type="float">
            <text:p>179769</text:p>
          </table:table-cell>
          <table:table-cell office:value-type="float" office:value="178600" calcext:value-type="float">
            <text:p>178600</text:p>
          </table:table-cell>
          <table:table-cell office:value-type="float" office:value="166679" calcext:value-type="float">
            <text:p>166679</text:p>
          </table:table-cell>
          <table:table-cell office:value-type="float" office:value="171209" calcext:value-type="float">
            <text:p>171209</text:p>
          </table:table-cell>
          <table:table-cell office:value-type="float" office:value="168872" calcext:value-type="float">
            <text:p>168872</text:p>
          </table:table-cell>
          <table:table-cell office:value-type="float" office:value="168708" calcext:value-type="float">
            <text:p>168708</text:p>
          </table:table-cell>
          <table:table-cell office:value-type="float" office:value="163523" calcext:value-type="float">
            <text:p>163523</text:p>
          </table:table-cell>
          <table:table-cell office:value-type="float" office:value="163872" calcext:value-type="float">
            <text:p>163872</text:p>
          </table:table-cell>
          <table:table-cell office:value-type="float" office:value="165026" calcext:value-type="float">
            <text:p>165026</text:p>
          </table:table-cell>
          <table:table-cell office:value-type="float" office:value="164575" calcext:value-type="float">
            <text:p>164575</text:p>
          </table:table-cell>
          <table:table-cell office:value-type="float" office:value="162598" calcext:value-type="float">
            <text:p>162598</text:p>
          </table:table-cell>
          <table:table-cell office:value-type="float" office:value="162714" calcext:value-type="float">
            <text:p>162714</text:p>
          </table:table-cell>
          <table:table-cell office:value-type="float" office:value="164876" calcext:value-type="float">
            <text:p>164876</text:p>
          </table:table-cell>
          <table:table-cell office:value-type="float" office:value="163607" calcext:value-type="float">
            <text:p>163607</text:p>
          </table:table-cell>
          <table:table-cell office:value-type="float" office:value="163993" calcext:value-type="float">
            <text:p>163993</text:p>
          </table:table-cell>
          <table:table-cell office:value-type="float" office:value="163086" calcext:value-type="float">
            <text:p>163086</text:p>
          </table:table-cell>
          <table:table-cell office:value-type="float" office:value="165885" calcext:value-type="float">
            <text:p>165885</text:p>
          </table:table-cell>
          <table:table-cell office:value-type="float" office:value="167491" calcext:value-type="float">
            <text:p>167491</text:p>
          </table:table-cell>
          <table:table-cell office:value-type="float" office:value="164559" calcext:value-type="float">
            <text:p>164559</text:p>
          </table:table-cell>
          <table:table-cell office:value-type="float" office:value="164491" calcext:value-type="float">
            <text:p>164491</text:p>
          </table:table-cell>
          <table:table-cell office:value-type="float" office:value="163238" calcext:value-type="float">
            <text:p>163238</text:p>
          </table:table-cell>
          <table:table-cell office:value-type="float" office:value="5057538" calcext:value-type="float">
            <text:p>5057538</text:p>
          </table:table-cell>
          <table:table-cell office:value-type="string" calcext:value-type="string">
            <text:p>OK</text:p>
          </table:table-cell>
          <table:table-cell office:value-type="float" office:value="100410802" calcext:value-type="float">
            <text:p>100410802</text:p>
          </table:table-cell>
          <table:table-cell office:value-type="float" office:value="100390803" calcext:value-type="float">
            <text:p>100390803</text:p>
          </table:table-cell>
          <table:table-cell table:number-columns-repeated="2" office:value-type="float" office:value="200781606" calcext:value-type="float">
            <text:p>200781606</text:p>
          </table:table-cell>
        </table:table-row>
        <table:table-row table:style-name="ro1">
          <table:table-cell table:formula="of:=MAX([.N52:.AQ52])" office:value-type="float" office:value="173145" calcext:value-type="float">
            <text:p>173145</text:p>
          </table:table-cell>
          <table:table-cell table:formula="of:=MIN([.N52:.AQ52])" office:value-type="float" office:value="162407" calcext:value-type="float">
            <text:p>162407</text:p>
          </table:table-cell>
          <table:table-cell table:formula="of:=ABS([.A52]-[.B52])" office:value-type="float" office:value="10738" calcext:value-type="float">
            <text:p>10738</text:p>
          </table:table-cell>
          <table:table-cell table:formula="of:=[.K52]" office:value-type="float" office:value="170217" calcext:value-type="float">
            <text:p>1702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1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0217" calcext:value-type="float">
            <text:p>170217</text:p>
          </table:table-cell>
          <table:table-cell office:value-type="float" office:value="162407" calcext:value-type="float">
            <text:p>162407</text:p>
          </table:table-cell>
          <table:table-cell office:value-type="float" office:value="165899" calcext:value-type="float">
            <text:p>165899</text:p>
          </table:table-cell>
          <table:table-cell office:value-type="float" office:value="170217" calcext:value-type="float">
            <text:p>170217</text:p>
          </table:table-cell>
          <table:table-cell office:value-type="float" office:value="168894" calcext:value-type="float">
            <text:p>168894</text:p>
          </table:table-cell>
          <table:table-cell office:value-type="float" office:value="170443" calcext:value-type="float">
            <text:p>170443</text:p>
          </table:table-cell>
          <table:table-cell office:value-type="float" office:value="169898" calcext:value-type="float">
            <text:p>169898</text:p>
          </table:table-cell>
          <table:table-cell office:value-type="float" office:value="172388" calcext:value-type="float">
            <text:p>172388</text:p>
          </table:table-cell>
          <table:table-cell office:value-type="float" office:value="164185" calcext:value-type="float">
            <text:p>164185</text:p>
          </table:table-cell>
          <table:table-cell office:value-type="float" office:value="167258" calcext:value-type="float">
            <text:p>167258</text:p>
          </table:table-cell>
          <table:table-cell office:value-type="float" office:value="168273" calcext:value-type="float">
            <text:p>168273</text:p>
          </table:table-cell>
          <table:table-cell office:value-type="float" office:value="164601" calcext:value-type="float">
            <text:p>164601</text:p>
          </table:table-cell>
          <table:table-cell office:value-type="float" office:value="173145" calcext:value-type="float">
            <text:p>173145</text:p>
          </table:table-cell>
          <table:table-cell office:value-type="float" office:value="170442" calcext:value-type="float">
            <text:p>170442</text:p>
          </table:table-cell>
          <table:table-cell office:value-type="float" office:value="164427" calcext:value-type="float">
            <text:p>164427</text:p>
          </table:table-cell>
          <table:table-cell office:value-type="float" office:value="163835" calcext:value-type="float">
            <text:p>163835</text:p>
          </table:table-cell>
          <table:table-cell office:value-type="float" office:value="168066" calcext:value-type="float">
            <text:p>168066</text:p>
          </table:table-cell>
          <table:table-cell office:value-type="float" office:value="164102" calcext:value-type="float">
            <text:p>164102</text:p>
          </table:table-cell>
          <table:table-cell office:value-type="float" office:value="164193" calcext:value-type="float">
            <text:p>164193</text:p>
          </table:table-cell>
          <table:table-cell office:value-type="float" office:value="165212" calcext:value-type="float">
            <text:p>165212</text:p>
          </table:table-cell>
          <table:table-cell office:value-type="float" office:value="164565" calcext:value-type="float">
            <text:p>164565</text:p>
          </table:table-cell>
          <table:table-cell office:value-type="float" office:value="162768" calcext:value-type="float">
            <text:p>162768</text:p>
          </table:table-cell>
          <table:table-cell office:value-type="float" office:value="162726" calcext:value-type="float">
            <text:p>162726</text:p>
          </table:table-cell>
          <table:table-cell office:value-type="float" office:value="163891" calcext:value-type="float">
            <text:p>163891</text:p>
          </table:table-cell>
          <table:table-cell office:value-type="float" office:value="164575" calcext:value-type="float">
            <text:p>164575</text:p>
          </table:table-cell>
          <table:table-cell office:value-type="float" office:value="162948" calcext:value-type="float">
            <text:p>162948</text:p>
          </table:table-cell>
          <table:table-cell office:value-type="float" office:value="163567" calcext:value-type="float">
            <text:p>163567</text:p>
          </table:table-cell>
          <table:table-cell office:value-type="float" office:value="163896" calcext:value-type="float">
            <text:p>163896</text:p>
          </table:table-cell>
          <table:table-cell office:value-type="float" office:value="163595" calcext:value-type="float">
            <text:p>163595</text:p>
          </table:table-cell>
          <table:table-cell office:value-type="float" office:value="162407" calcext:value-type="float">
            <text:p>162407</text:p>
          </table:table-cell>
          <table:table-cell office:value-type="float" office:value="163187" calcext:value-type="float">
            <text:p>163187</text:p>
          </table:table-cell>
          <table:table-cell office:value-type="float" office:value="163777" calcext:value-type="float">
            <text:p>163777</text:p>
          </table:table-cell>
          <table:table-cell office:value-type="float" office:value="165496" calcext:value-type="float">
            <text:p>165496</text:p>
          </table:table-cell>
          <table:table-cell office:value-type="float" office:value="4976977" calcext:value-type="float">
            <text:p>4976977</text:p>
          </table:table-cell>
          <table:table-cell office:value-type="string" calcext:value-type="string">
            <text:p>OK</text:p>
          </table:table-cell>
          <table:table-cell office:value-type="float" office:value="99566732" calcext:value-type="float">
            <text:p>99566732</text:p>
          </table:table-cell>
          <table:table-cell office:value-type="float" office:value="99546733" calcext:value-type="float">
            <text:p>99546733</text:p>
          </table:table-cell>
          <table:table-cell table:number-columns-repeated="2" office:value-type="float" office:value="199093466" calcext:value-type="float">
            <text:p>199093466</text:p>
          </table:table-cell>
        </table:table-row>
        <table:table-row table:style-name="ro1">
          <table:table-cell table:formula="of:=MAX([.N53:.AQ53])" office:value-type="float" office:value="170250" calcext:value-type="float">
            <text:p>170250</text:p>
          </table:table-cell>
          <table:table-cell table:formula="of:=MIN([.N53:.AQ53])" office:value-type="float" office:value="161816" calcext:value-type="float">
            <text:p>161816</text:p>
          </table:table-cell>
          <table:table-cell table:formula="of:=ABS([.A53]-[.B53])" office:value-type="float" office:value="8434" calcext:value-type="float">
            <text:p>8434</text:p>
          </table:table-cell>
          <table:table-cell table:formula="of:=[.K53]" office:value-type="float" office:value="163502" calcext:value-type="float">
            <text:p>1635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2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3502" calcext:value-type="float">
            <text:p>163502</text:p>
          </table:table-cell>
          <table:table-cell office:value-type="float" office:value="161816" calcext:value-type="float">
            <text:p>161816</text:p>
          </table:table-cell>
          <table:table-cell office:value-type="float" office:value="165321" calcext:value-type="float">
            <text:p>165321</text:p>
          </table:table-cell>
          <table:table-cell office:value-type="float" office:value="163502" calcext:value-type="float">
            <text:p>163502</text:p>
          </table:table-cell>
          <table:table-cell office:value-type="float" office:value="161816" calcext:value-type="float">
            <text:p>161816</text:p>
          </table:table-cell>
          <table:table-cell office:value-type="float" office:value="162841" calcext:value-type="float">
            <text:p>162841</text:p>
          </table:table-cell>
          <table:table-cell office:value-type="float" office:value="164768" calcext:value-type="float">
            <text:p>164768</text:p>
          </table:table-cell>
          <table:table-cell office:value-type="float" office:value="165259" calcext:value-type="float">
            <text:p>165259</text:p>
          </table:table-cell>
          <table:table-cell office:value-type="float" office:value="165647" calcext:value-type="float">
            <text:p>165647</text:p>
          </table:table-cell>
          <table:table-cell office:value-type="float" office:value="163522" calcext:value-type="float">
            <text:p>163522</text:p>
          </table:table-cell>
          <table:table-cell office:value-type="float" office:value="164441" calcext:value-type="float">
            <text:p>164441</text:p>
          </table:table-cell>
          <table:table-cell office:value-type="float" office:value="162670" calcext:value-type="float">
            <text:p>162670</text:p>
          </table:table-cell>
          <table:table-cell office:value-type="float" office:value="167102" calcext:value-type="float">
            <text:p>167102</text:p>
          </table:table-cell>
          <table:table-cell office:value-type="float" office:value="166305" calcext:value-type="float">
            <text:p>166305</text:p>
          </table:table-cell>
          <table:table-cell office:value-type="float" office:value="163960" calcext:value-type="float">
            <text:p>163960</text:p>
          </table:table-cell>
          <table:table-cell office:value-type="float" office:value="167419" calcext:value-type="float">
            <text:p>167419</text:p>
          </table:table-cell>
          <table:table-cell office:value-type="float" office:value="165334" calcext:value-type="float">
            <text:p>165334</text:p>
          </table:table-cell>
          <table:table-cell office:value-type="float" office:value="165382" calcext:value-type="float">
            <text:p>165382</text:p>
          </table:table-cell>
          <table:table-cell office:value-type="float" office:value="163739" calcext:value-type="float">
            <text:p>163739</text:p>
          </table:table-cell>
          <table:table-cell office:value-type="float" office:value="163524" calcext:value-type="float">
            <text:p>163524</text:p>
          </table:table-cell>
          <table:table-cell office:value-type="float" office:value="163320" calcext:value-type="float">
            <text:p>163320</text:p>
          </table:table-cell>
          <table:table-cell office:value-type="float" office:value="167987" calcext:value-type="float">
            <text:p>167987</text:p>
          </table:table-cell>
          <table:table-cell office:value-type="float" office:value="163576" calcext:value-type="float">
            <text:p>163576</text:p>
          </table:table-cell>
          <table:table-cell office:value-type="float" office:value="163248" calcext:value-type="float">
            <text:p>163248</text:p>
          </table:table-cell>
          <table:table-cell office:value-type="float" office:value="170250" calcext:value-type="float">
            <text:p>170250</text:p>
          </table:table-cell>
          <table:table-cell office:value-type="float" office:value="166321" calcext:value-type="float">
            <text:p>166321</text:p>
          </table:table-cell>
          <table:table-cell office:value-type="float" office:value="167652" calcext:value-type="float">
            <text:p>167652</text:p>
          </table:table-cell>
          <table:table-cell office:value-type="float" office:value="163693" calcext:value-type="float">
            <text:p>163693</text:p>
          </table:table-cell>
          <table:table-cell office:value-type="float" office:value="168504" calcext:value-type="float">
            <text:p>168504</text:p>
          </table:table-cell>
          <table:table-cell office:value-type="float" office:value="165292" calcext:value-type="float">
            <text:p>165292</text:p>
          </table:table-cell>
          <table:table-cell office:value-type="float" office:value="163700" calcext:value-type="float">
            <text:p>163700</text:p>
          </table:table-cell>
          <table:table-cell office:value-type="float" office:value="169986" calcext:value-type="float">
            <text:p>169986</text:p>
          </table:table-cell>
          <table:table-cell office:value-type="float" office:value="168891" calcext:value-type="float">
            <text:p>168891</text:p>
          </table:table-cell>
          <table:table-cell office:value-type="float" office:value="4959651" calcext:value-type="float">
            <text:p>4959651</text:p>
          </table:table-cell>
          <table:table-cell office:value-type="string" calcext:value-type="string">
            <text:p>OK</text:p>
          </table:table-cell>
          <table:table-cell office:value-type="float" office:value="99755824" calcext:value-type="float">
            <text:p>99755824</text:p>
          </table:table-cell>
          <table:table-cell office:value-type="float" office:value="99735825" calcext:value-type="float">
            <text:p>99735825</text:p>
          </table:table-cell>
          <table:table-cell table:number-columns-repeated="2" office:value-type="float" office:value="199471650" calcext:value-type="float">
            <text:p>199471650</text:p>
          </table:table-cell>
        </table:table-row>
        <table:table-row table:style-name="ro1">
          <table:table-cell table:formula="of:=MAX([.N54:.AQ54])" office:value-type="float" office:value="176174" calcext:value-type="float">
            <text:p>176174</text:p>
          </table:table-cell>
          <table:table-cell table:formula="of:=MIN([.N54:.AQ54])" office:value-type="float" office:value="153292" calcext:value-type="float">
            <text:p>153292</text:p>
          </table:table-cell>
          <table:table-cell table:formula="of:=ABS([.A54]-[.B54])" office:value-type="float" office:value="22882" calcext:value-type="float">
            <text:p>22882</text:p>
          </table:table-cell>
          <table:table-cell table:formula="of:=[.K54]" office:value-type="float" office:value="153292" calcext:value-type="float">
            <text:p>1532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3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53292" calcext:value-type="float">
            <text:p>153292</text:p>
          </table:table-cell>
          <table:table-cell office:value-type="float" office:value="165127" calcext:value-type="float">
            <text:p>165127</text:p>
          </table:table-cell>
          <table:table-cell office:value-type="float" office:value="153292" calcext:value-type="float">
            <text:p>153292</text:p>
          </table:table-cell>
          <table:table-cell office:value-type="float" office:value="164819" calcext:value-type="float">
            <text:p>164819</text:p>
          </table:table-cell>
          <table:table-cell office:value-type="float" office:value="176174" calcext:value-type="float">
            <text:p>176174</text:p>
          </table:table-cell>
          <table:table-cell office:value-type="float" office:value="167508" calcext:value-type="float">
            <text:p>167508</text:p>
          </table:table-cell>
          <table:table-cell office:value-type="float" office:value="170954" calcext:value-type="float">
            <text:p>170954</text:p>
          </table:table-cell>
          <table:table-cell office:value-type="float" office:value="164077" calcext:value-type="float">
            <text:p>164077</text:p>
          </table:table-cell>
          <table:table-cell office:value-type="float" office:value="161806" calcext:value-type="float">
            <text:p>161806</text:p>
          </table:table-cell>
          <table:table-cell office:value-type="float" office:value="167532" calcext:value-type="float">
            <text:p>167532</text:p>
          </table:table-cell>
          <table:table-cell office:value-type="float" office:value="164275" calcext:value-type="float">
            <text:p>164275</text:p>
          </table:table-cell>
          <table:table-cell office:value-type="float" office:value="169740" calcext:value-type="float">
            <text:p>169740</text:p>
          </table:table-cell>
          <table:table-cell office:value-type="float" office:value="164805" calcext:value-type="float">
            <text:p>164805</text:p>
          </table:table-cell>
          <table:table-cell office:value-type="float" office:value="164487" calcext:value-type="float">
            <text:p>164487</text:p>
          </table:table-cell>
          <table:table-cell office:value-type="float" office:value="162176" calcext:value-type="float">
            <text:p>162176</text:p>
          </table:table-cell>
          <table:table-cell office:value-type="float" office:value="163160" calcext:value-type="float">
            <text:p>163160</text:p>
          </table:table-cell>
          <table:table-cell office:value-type="float" office:value="167275" calcext:value-type="float">
            <text:p>167275</text:p>
          </table:table-cell>
          <table:table-cell office:value-type="float" office:value="164061" calcext:value-type="float">
            <text:p>164061</text:p>
          </table:table-cell>
          <table:table-cell office:value-type="float" office:value="164996" calcext:value-type="float">
            <text:p>164996</text:p>
          </table:table-cell>
          <table:table-cell office:value-type="float" office:value="163116" calcext:value-type="float">
            <text:p>163116</text:p>
          </table:table-cell>
          <table:table-cell office:value-type="float" office:value="164396" calcext:value-type="float">
            <text:p>164396</text:p>
          </table:table-cell>
          <table:table-cell office:value-type="float" office:value="162161" calcext:value-type="float">
            <text:p>162161</text:p>
          </table:table-cell>
          <table:table-cell office:value-type="float" office:value="167237" calcext:value-type="float">
            <text:p>167237</text:p>
          </table:table-cell>
          <table:table-cell office:value-type="float" office:value="161632" calcext:value-type="float">
            <text:p>161632</text:p>
          </table:table-cell>
          <table:table-cell office:value-type="float" office:value="164295" calcext:value-type="float">
            <text:p>164295</text:p>
          </table:table-cell>
          <table:table-cell office:value-type="float" office:value="163411" calcext:value-type="float">
            <text:p>163411</text:p>
          </table:table-cell>
          <table:table-cell office:value-type="float" office:value="168002" calcext:value-type="float">
            <text:p>168002</text:p>
          </table:table-cell>
          <table:table-cell office:value-type="float" office:value="165873" calcext:value-type="float">
            <text:p>165873</text:p>
          </table:table-cell>
          <table:table-cell office:value-type="float" office:value="166603" calcext:value-type="float">
            <text:p>166603</text:p>
          </table:table-cell>
          <table:table-cell office:value-type="float" office:value="162534" calcext:value-type="float">
            <text:p>162534</text:p>
          </table:table-cell>
          <table:table-cell office:value-type="float" office:value="169868" calcext:value-type="float">
            <text:p>169868</text:p>
          </table:table-cell>
          <table:table-cell office:value-type="float" office:value="163569" calcext:value-type="float">
            <text:p>163569</text:p>
          </table:table-cell>
          <table:table-cell office:value-type="float" office:value="4953834" calcext:value-type="float">
            <text:p>4953834</text:p>
          </table:table-cell>
          <table:table-cell office:value-type="string" calcext:value-type="string">
            <text:p>OK</text:p>
          </table:table-cell>
          <table:table-cell office:value-type="float" office:value="100204898" calcext:value-type="float">
            <text:p>100204898</text:p>
          </table:table-cell>
          <table:table-cell office:value-type="float" office:value="100184899" calcext:value-type="float">
            <text:p>100184899</text:p>
          </table:table-cell>
          <table:table-cell table:number-columns-repeated="2" office:value-type="float" office:value="200369798" calcext:value-type="float">
            <text:p>200369798</text:p>
          </table:table-cell>
        </table:table-row>
        <table:table-row table:style-name="ro1">
          <table:table-cell table:formula="of:=MAX([.N55:.AQ55])" office:value-type="float" office:value="170181" calcext:value-type="float">
            <text:p>170181</text:p>
          </table:table-cell>
          <table:table-cell table:formula="of:=MIN([.N55:.AQ55])" office:value-type="float" office:value="161480" calcext:value-type="float">
            <text:p>161480</text:p>
          </table:table-cell>
          <table:table-cell table:formula="of:=ABS([.A55]-[.B55])" office:value-type="float" office:value="8701" calcext:value-type="float">
            <text:p>8701</text:p>
          </table:table-cell>
          <table:table-cell table:formula="of:=[.K55]" office:value-type="float" office:value="170145" calcext:value-type="float">
            <text:p>17014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4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0145" calcext:value-type="float">
            <text:p>170145</text:p>
          </table:table-cell>
          <table:table-cell office:value-type="float" office:value="161480" calcext:value-type="float">
            <text:p>161480</text:p>
          </table:table-cell>
          <table:table-cell office:value-type="float" office:value="165841" calcext:value-type="float">
            <text:p>165841</text:p>
          </table:table-cell>
          <table:table-cell office:value-type="float" office:value="170145" calcext:value-type="float">
            <text:p>170145</text:p>
          </table:table-cell>
          <table:table-cell office:value-type="float" office:value="163729" calcext:value-type="float">
            <text:p>163729</text:p>
          </table:table-cell>
          <table:table-cell office:value-type="float" office:value="164847" calcext:value-type="float">
            <text:p>164847</text:p>
          </table:table-cell>
          <table:table-cell office:value-type="float" office:value="168111" calcext:value-type="float">
            <text:p>168111</text:p>
          </table:table-cell>
          <table:table-cell office:value-type="float" office:value="165214" calcext:value-type="float">
            <text:p>165214</text:p>
          </table:table-cell>
          <table:table-cell office:value-type="float" office:value="163921" calcext:value-type="float">
            <text:p>163921</text:p>
          </table:table-cell>
          <table:table-cell office:value-type="float" office:value="165514" calcext:value-type="float">
            <text:p>165514</text:p>
          </table:table-cell>
          <table:table-cell office:value-type="float" office:value="166420" calcext:value-type="float">
            <text:p>166420</text:p>
          </table:table-cell>
          <table:table-cell office:value-type="float" office:value="163330" calcext:value-type="float">
            <text:p>163330</text:p>
          </table:table-cell>
          <table:table-cell office:value-type="float" office:value="170181" calcext:value-type="float">
            <text:p>170181</text:p>
          </table:table-cell>
          <table:table-cell office:value-type="float" office:value="164475" calcext:value-type="float">
            <text:p>164475</text:p>
          </table:table-cell>
          <table:table-cell office:value-type="float" office:value="168876" calcext:value-type="float">
            <text:p>168876</text:p>
          </table:table-cell>
          <table:table-cell office:value-type="float" office:value="166342" calcext:value-type="float">
            <text:p>166342</text:p>
          </table:table-cell>
          <table:table-cell office:value-type="float" office:value="163178" calcext:value-type="float">
            <text:p>163178</text:p>
          </table:table-cell>
          <table:table-cell office:value-type="float" office:value="165133" calcext:value-type="float">
            <text:p>165133</text:p>
          </table:table-cell>
          <table:table-cell office:value-type="float" office:value="169636" calcext:value-type="float">
            <text:p>169636</text:p>
          </table:table-cell>
          <table:table-cell office:value-type="float" office:value="165097" calcext:value-type="float">
            <text:p>165097</text:p>
          </table:table-cell>
          <table:table-cell office:value-type="float" office:value="166558" calcext:value-type="float">
            <text:p>166558</text:p>
          </table:table-cell>
          <table:table-cell office:value-type="float" office:value="163326" calcext:value-type="float">
            <text:p>163326</text:p>
          </table:table-cell>
          <table:table-cell office:value-type="float" office:value="166060" calcext:value-type="float">
            <text:p>166060</text:p>
          </table:table-cell>
          <table:table-cell office:value-type="float" office:value="167468" calcext:value-type="float">
            <text:p>167468</text:p>
          </table:table-cell>
          <table:table-cell office:value-type="float" office:value="169760" calcext:value-type="float">
            <text:p>169760</text:p>
          </table:table-cell>
          <table:table-cell office:value-type="float" office:value="166028" calcext:value-type="float">
            <text:p>166028</text:p>
          </table:table-cell>
          <table:table-cell office:value-type="float" office:value="168411" calcext:value-type="float">
            <text:p>168411</text:p>
          </table:table-cell>
          <table:table-cell office:value-type="float" office:value="163515" calcext:value-type="float">
            <text:p>163515</text:p>
          </table:table-cell>
          <table:table-cell office:value-type="float" office:value="162341" calcext:value-type="float">
            <text:p>162341</text:p>
          </table:table-cell>
          <table:table-cell office:value-type="float" office:value="161480" calcext:value-type="float">
            <text:p>161480</text:p>
          </table:table-cell>
          <table:table-cell office:value-type="float" office:value="164478" calcext:value-type="float">
            <text:p>164478</text:p>
          </table:table-cell>
          <table:table-cell office:value-type="float" office:value="166413" calcext:value-type="float">
            <text:p>166413</text:p>
          </table:table-cell>
          <table:table-cell office:value-type="float" office:value="165248" calcext:value-type="float">
            <text:p>165248</text:p>
          </table:table-cell>
          <table:table-cell office:value-type="float" office:value="4975235" calcext:value-type="float">
            <text:p>4975235</text:p>
          </table:table-cell>
          <table:table-cell office:value-type="string" calcext:value-type="string">
            <text:p>OK</text:p>
          </table:table-cell>
          <table:table-cell office:value-type="float" office:value="99964062" calcext:value-type="float">
            <text:p>99964062</text:p>
          </table:table-cell>
          <table:table-cell office:value-type="float" office:value="99944063" calcext:value-type="float">
            <text:p>99944063</text:p>
          </table:table-cell>
          <table:table-cell table:number-columns-repeated="2" office:value-type="float" office:value="199888126" calcext:value-type="float">
            <text:p>199888126</text:p>
          </table:table-cell>
        </table:table-row>
        <table:table-row table:style-name="ro1">
          <table:table-cell table:formula="of:=MAX([.N56:.AQ56])" office:value-type="float" office:value="170761" calcext:value-type="float">
            <text:p>170761</text:p>
          </table:table-cell>
          <table:table-cell table:formula="of:=MIN([.N56:.AQ56])" office:value-type="float" office:value="162407" calcext:value-type="float">
            <text:p>162407</text:p>
          </table:table-cell>
          <table:table-cell table:formula="of:=ABS([.A56]-[.B56])" office:value-type="float" office:value="8354" calcext:value-type="float">
            <text:p>8354</text:p>
          </table:table-cell>
          <table:table-cell table:formula="of:=[.K56]" office:value-type="float" office:value="170444" calcext:value-type="float">
            <text:p>17044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5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70444" calcext:value-type="float">
            <text:p>170444</text:p>
          </table:table-cell>
          <table:table-cell office:value-type="float" office:value="162407" calcext:value-type="float">
            <text:p>162407</text:p>
          </table:table-cell>
          <table:table-cell office:value-type="float" office:value="165992" calcext:value-type="float">
            <text:p>165992</text:p>
          </table:table-cell>
          <table:table-cell office:value-type="float" office:value="170444" calcext:value-type="float">
            <text:p>170444</text:p>
          </table:table-cell>
          <table:table-cell office:value-type="float" office:value="163988" calcext:value-type="float">
            <text:p>163988</text:p>
          </table:table-cell>
          <table:table-cell office:value-type="float" office:value="167476" calcext:value-type="float">
            <text:p>167476</text:p>
          </table:table-cell>
          <table:table-cell office:value-type="float" office:value="165133" calcext:value-type="float">
            <text:p>165133</text:p>
          </table:table-cell>
          <table:table-cell office:value-type="float" office:value="165839" calcext:value-type="float">
            <text:p>165839</text:p>
          </table:table-cell>
          <table:table-cell office:value-type="float" office:value="162407" calcext:value-type="float">
            <text:p>162407</text:p>
          </table:table-cell>
          <table:table-cell office:value-type="float" office:value="168877" calcext:value-type="float">
            <text:p>168877</text:p>
          </table:table-cell>
          <table:table-cell office:value-type="float" office:value="167735" calcext:value-type="float">
            <text:p>167735</text:p>
          </table:table-cell>
          <table:table-cell office:value-type="float" office:value="164915" calcext:value-type="float">
            <text:p>164915</text:p>
          </table:table-cell>
          <table:table-cell office:value-type="float" office:value="164197" calcext:value-type="float">
            <text:p>164197</text:p>
          </table:table-cell>
          <table:table-cell office:value-type="float" office:value="170761" calcext:value-type="float">
            <text:p>170761</text:p>
          </table:table-cell>
          <table:table-cell office:value-type="float" office:value="165829" calcext:value-type="float">
            <text:p>165829</text:p>
          </table:table-cell>
          <table:table-cell office:value-type="float" office:value="165451" calcext:value-type="float">
            <text:p>165451</text:p>
          </table:table-cell>
          <table:table-cell office:value-type="float" office:value="166240" calcext:value-type="float">
            <text:p>166240</text:p>
          </table:table-cell>
          <table:table-cell office:value-type="float" office:value="167593" calcext:value-type="float">
            <text:p>167593</text:p>
          </table:table-cell>
          <table:table-cell office:value-type="float" office:value="165780" calcext:value-type="float">
            <text:p>165780</text:p>
          </table:table-cell>
          <table:table-cell office:value-type="float" office:value="166178" calcext:value-type="float">
            <text:p>166178</text:p>
          </table:table-cell>
          <table:table-cell office:value-type="float" office:value="162786" calcext:value-type="float">
            <text:p>162786</text:p>
          </table:table-cell>
          <table:table-cell office:value-type="float" office:value="167323" calcext:value-type="float">
            <text:p>167323</text:p>
          </table:table-cell>
          <table:table-cell office:value-type="float" office:value="165322" calcext:value-type="float">
            <text:p>165322</text:p>
          </table:table-cell>
          <table:table-cell office:value-type="float" office:value="166503" calcext:value-type="float">
            <text:p>166503</text:p>
          </table:table-cell>
          <table:table-cell office:value-type="float" office:value="162809" calcext:value-type="float">
            <text:p>162809</text:p>
          </table:table-cell>
          <table:table-cell office:value-type="float" office:value="163913" calcext:value-type="float">
            <text:p>163913</text:p>
          </table:table-cell>
          <table:table-cell office:value-type="float" office:value="168312" calcext:value-type="float">
            <text:p>168312</text:p>
          </table:table-cell>
          <table:table-cell office:value-type="float" office:value="166470" calcext:value-type="float">
            <text:p>166470</text:p>
          </table:table-cell>
          <table:table-cell office:value-type="float" office:value="166439" calcext:value-type="float">
            <text:p>166439</text:p>
          </table:table-cell>
          <table:table-cell office:value-type="float" office:value="162473" calcext:value-type="float">
            <text:p>162473</text:p>
          </table:table-cell>
          <table:table-cell office:value-type="float" office:value="167880" calcext:value-type="float">
            <text:p>167880</text:p>
          </table:table-cell>
          <table:table-cell office:value-type="float" office:value="166082" calcext:value-type="float">
            <text:p>166082</text:p>
          </table:table-cell>
          <table:table-cell office:value-type="float" office:value="164632" calcext:value-type="float">
            <text:p>164632</text:p>
          </table:table-cell>
          <table:table-cell office:value-type="float" office:value="4979787" calcext:value-type="float">
            <text:p>4979787</text:p>
          </table:table-cell>
          <table:table-cell office:value-type="string" calcext:value-type="string">
            <text:p>OK</text:p>
          </table:table-cell>
          <table:table-cell office:value-type="float" office:value="99370482" calcext:value-type="float">
            <text:p>99370482</text:p>
          </table:table-cell>
          <table:table-cell office:value-type="float" office:value="99350483" calcext:value-type="float">
            <text:p>99350483</text:p>
          </table:table-cell>
          <table:table-cell table:number-columns-repeated="2" office:value-type="float" office:value="198700966" calcext:value-type="float">
            <text:p>198700966</text:p>
          </table:table-cell>
        </table:table-row>
        <table:table-row table:style-name="ro1">
          <table:table-cell table:formula="of:=MAX([.N57:.AQ57])" office:value-type="float" office:value="171164" calcext:value-type="float">
            <text:p>171164</text:p>
          </table:table-cell>
          <table:table-cell table:formula="of:=MIN([.N57:.AQ57])" office:value-type="float" office:value="160934" calcext:value-type="float">
            <text:p>160934</text:p>
          </table:table-cell>
          <table:table-cell table:formula="of:=ABS([.A57]-[.B57])" office:value-type="float" office:value="10230" calcext:value-type="float">
            <text:p>10230</text:p>
          </table:table-cell>
          <table:table-cell table:formula="of:=[.K57]" office:value-type="float" office:value="169338" calcext:value-type="float">
            <text:p>16933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6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9338" calcext:value-type="float">
            <text:p>169338</text:p>
          </table:table-cell>
          <table:table-cell office:value-type="float" office:value="160934" calcext:value-type="float">
            <text:p>160934</text:p>
          </table:table-cell>
          <table:table-cell office:value-type="float" office:value="165133" calcext:value-type="float">
            <text:p>165133</text:p>
          </table:table-cell>
          <table:table-cell office:value-type="float" office:value="169338" calcext:value-type="float">
            <text:p>169338</text:p>
          </table:table-cell>
          <table:table-cell office:value-type="float" office:value="163182" calcext:value-type="float">
            <text:p>163182</text:p>
          </table:table-cell>
          <table:table-cell office:value-type="float" office:value="162558" calcext:value-type="float">
            <text:p>162558</text:p>
          </table:table-cell>
          <table:table-cell office:value-type="float" office:value="162250" calcext:value-type="float">
            <text:p>162250</text:p>
          </table:table-cell>
          <table:table-cell office:value-type="float" office:value="171164" calcext:value-type="float">
            <text:p>171164</text:p>
          </table:table-cell>
          <table:table-cell office:value-type="float" office:value="161641" calcext:value-type="float">
            <text:p>161641</text:p>
          </table:table-cell>
          <table:table-cell office:value-type="float" office:value="163586" calcext:value-type="float">
            <text:p>163586</text:p>
          </table:table-cell>
          <table:table-cell office:value-type="float" office:value="166315" calcext:value-type="float">
            <text:p>166315</text:p>
          </table:table-cell>
          <table:table-cell office:value-type="float" office:value="162007" calcext:value-type="float">
            <text:p>162007</text:p>
          </table:table-cell>
          <table:table-cell office:value-type="float" office:value="165225" calcext:value-type="float">
            <text:p>165225</text:p>
          </table:table-cell>
          <table:table-cell office:value-type="float" office:value="166278" calcext:value-type="float">
            <text:p>166278</text:p>
          </table:table-cell>
          <table:table-cell office:value-type="float" office:value="169025" calcext:value-type="float">
            <text:p>169025</text:p>
          </table:table-cell>
          <table:table-cell office:value-type="float" office:value="160934" calcext:value-type="float">
            <text:p>160934</text:p>
          </table:table-cell>
          <table:table-cell office:value-type="float" office:value="170622" calcext:value-type="float">
            <text:p>170622</text:p>
          </table:table-cell>
          <table:table-cell office:value-type="float" office:value="166610" calcext:value-type="float">
            <text:p>166610</text:p>
          </table:table-cell>
          <table:table-cell office:value-type="float" office:value="167103" calcext:value-type="float">
            <text:p>167103</text:p>
          </table:table-cell>
          <table:table-cell office:value-type="float" office:value="164456" calcext:value-type="float">
            <text:p>164456</text:p>
          </table:table-cell>
          <table:table-cell office:value-type="float" office:value="163110" calcext:value-type="float">
            <text:p>163110</text:p>
          </table:table-cell>
          <table:table-cell office:value-type="float" office:value="161652" calcext:value-type="float">
            <text:p>161652</text:p>
          </table:table-cell>
          <table:table-cell office:value-type="float" office:value="168855" calcext:value-type="float">
            <text:p>168855</text:p>
          </table:table-cell>
          <table:table-cell office:value-type="float" office:value="164490" calcext:value-type="float">
            <text:p>164490</text:p>
          </table:table-cell>
          <table:table-cell office:value-type="float" office:value="163096" calcext:value-type="float">
            <text:p>163096</text:p>
          </table:table-cell>
          <table:table-cell office:value-type="float" office:value="163756" calcext:value-type="float">
            <text:p>163756</text:p>
          </table:table-cell>
          <table:table-cell office:value-type="float" office:value="169174" calcext:value-type="float">
            <text:p>169174</text:p>
          </table:table-cell>
          <table:table-cell office:value-type="float" office:value="162572" calcext:value-type="float">
            <text:p>162572</text:p>
          </table:table-cell>
          <table:table-cell office:value-type="float" office:value="163079" calcext:value-type="float">
            <text:p>163079</text:p>
          </table:table-cell>
          <table:table-cell office:value-type="float" office:value="168565" calcext:value-type="float">
            <text:p>168565</text:p>
          </table:table-cell>
          <table:table-cell office:value-type="float" office:value="163414" calcext:value-type="float">
            <text:p>163414</text:p>
          </table:table-cell>
          <table:table-cell office:value-type="float" office:value="164257" calcext:value-type="float">
            <text:p>164257</text:p>
          </table:table-cell>
          <table:table-cell office:value-type="float" office:value="165679" calcext:value-type="float">
            <text:p>165679</text:p>
          </table:table-cell>
          <table:table-cell office:value-type="float" office:value="4953993" calcext:value-type="float">
            <text:p>4953993</text:p>
          </table:table-cell>
          <table:table-cell office:value-type="string" calcext:value-type="string">
            <text:p>OK</text:p>
          </table:table-cell>
          <table:table-cell office:value-type="float" office:value="100098467" calcext:value-type="float">
            <text:p>100098467</text:p>
          </table:table-cell>
          <table:table-cell office:value-type="float" office:value="100078468" calcext:value-type="float">
            <text:p>100078468</text:p>
          </table:table-cell>
          <table:table-cell table:number-columns-repeated="2" office:value-type="float" office:value="200156936" calcext:value-type="float">
            <text:p>200156936</text:p>
          </table:table-cell>
        </table:table-row>
        <table:table-row table:style-name="ro1">
          <table:table-cell table:formula="of:=MAX([.N58:.AQ58])" office:value-type="float" office:value="169232" calcext:value-type="float">
            <text:p>169232</text:p>
          </table:table-cell>
          <table:table-cell table:formula="of:=MIN([.N58:.AQ58])" office:value-type="float" office:value="162185" calcext:value-type="float">
            <text:p>162185</text:p>
          </table:table-cell>
          <table:table-cell table:formula="of:=ABS([.A58]-[.B58])" office:value-type="float" office:value="7047" calcext:value-type="float">
            <text:p>7047</text:p>
          </table:table-cell>
          <table:table-cell table:formula="of:=[.K58]" office:value-type="float" office:value="165603" calcext:value-type="float">
            <text:p>16560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7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5603" calcext:value-type="float">
            <text:p>165603</text:p>
          </table:table-cell>
          <table:table-cell office:value-type="float" office:value="162185" calcext:value-type="float">
            <text:p>162185</text:p>
          </table:table-cell>
          <table:table-cell office:value-type="float" office:value="164863" calcext:value-type="float">
            <text:p>164863</text:p>
          </table:table-cell>
          <table:table-cell office:value-type="float" office:value="165603" calcext:value-type="float">
            <text:p>165603</text:p>
          </table:table-cell>
          <table:table-cell office:value-type="float" office:value="164081" calcext:value-type="float">
            <text:p>164081</text:p>
          </table:table-cell>
          <table:table-cell office:value-type="float" office:value="166719" calcext:value-type="float">
            <text:p>166719</text:p>
          </table:table-cell>
          <table:table-cell office:value-type="float" office:value="163208" calcext:value-type="float">
            <text:p>163208</text:p>
          </table:table-cell>
          <table:table-cell office:value-type="float" office:value="162707" calcext:value-type="float">
            <text:p>162707</text:p>
          </table:table-cell>
          <table:table-cell office:value-type="float" office:value="169232" calcext:value-type="float">
            <text:p>169232</text:p>
          </table:table-cell>
          <table:table-cell office:value-type="float" office:value="164101" calcext:value-type="float">
            <text:p>164101</text:p>
          </table:table-cell>
          <table:table-cell office:value-type="float" office:value="162185" calcext:value-type="float">
            <text:p>162185</text:p>
          </table:table-cell>
          <table:table-cell office:value-type="float" office:value="166446" calcext:value-type="float">
            <text:p>166446</text:p>
          </table:table-cell>
          <table:table-cell office:value-type="float" office:value="166832" calcext:value-type="float">
            <text:p>166832</text:p>
          </table:table-cell>
          <table:table-cell office:value-type="float" office:value="165281" calcext:value-type="float">
            <text:p>165281</text:p>
          </table:table-cell>
          <table:table-cell office:value-type="float" office:value="163274" calcext:value-type="float">
            <text:p>163274</text:p>
          </table:table-cell>
          <table:table-cell office:value-type="float" office:value="162660" calcext:value-type="float">
            <text:p>162660</text:p>
          </table:table-cell>
          <table:table-cell office:value-type="float" office:value="163469" calcext:value-type="float">
            <text:p>163469</text:p>
          </table:table-cell>
          <table:table-cell office:value-type="float" office:value="165798" calcext:value-type="float">
            <text:p>165798</text:p>
          </table:table-cell>
          <table:table-cell office:value-type="float" office:value="162612" calcext:value-type="float">
            <text:p>162612</text:p>
          </table:table-cell>
          <table:table-cell office:value-type="float" office:value="164134" calcext:value-type="float">
            <text:p>164134</text:p>
          </table:table-cell>
          <table:table-cell office:value-type="float" office:value="165639" calcext:value-type="float">
            <text:p>165639</text:p>
          </table:table-cell>
          <table:table-cell office:value-type="float" office:value="163455" calcext:value-type="float">
            <text:p>163455</text:p>
          </table:table-cell>
          <table:table-cell office:value-type="float" office:value="165185" calcext:value-type="float">
            <text:p>165185</text:p>
          </table:table-cell>
          <table:table-cell office:value-type="float" office:value="164342" calcext:value-type="float">
            <text:p>164342</text:p>
          </table:table-cell>
          <table:table-cell office:value-type="float" office:value="165761" calcext:value-type="float">
            <text:p>165761</text:p>
          </table:table-cell>
          <table:table-cell office:value-type="float" office:value="166709" calcext:value-type="float">
            <text:p>166709</text:p>
          </table:table-cell>
          <table:table-cell office:value-type="float" office:value="168127" calcext:value-type="float">
            <text:p>168127</text:p>
          </table:table-cell>
          <table:table-cell office:value-type="float" office:value="164637" calcext:value-type="float">
            <text:p>164637</text:p>
          </table:table-cell>
          <table:table-cell office:value-type="float" office:value="166049" calcext:value-type="float">
            <text:p>166049</text:p>
          </table:table-cell>
          <table:table-cell office:value-type="float" office:value="164310" calcext:value-type="float">
            <text:p>164310</text:p>
          </table:table-cell>
          <table:table-cell office:value-type="float" office:value="166054" calcext:value-type="float">
            <text:p>166054</text:p>
          </table:table-cell>
          <table:table-cell office:value-type="float" office:value="162822" calcext:value-type="float">
            <text:p>162822</text:p>
          </table:table-cell>
          <table:table-cell office:value-type="float" office:value="164476" calcext:value-type="float">
            <text:p>164476</text:p>
          </table:table-cell>
          <table:table-cell office:value-type="float" office:value="4945908" calcext:value-type="float">
            <text:p>4945908</text:p>
          </table:table-cell>
          <table:table-cell office:value-type="string" calcext:value-type="string">
            <text:p>OK</text:p>
          </table:table-cell>
          <table:table-cell office:value-type="float" office:value="100577221" calcext:value-type="float">
            <text:p>100577221</text:p>
          </table:table-cell>
          <table:table-cell office:value-type="float" office:value="100557222" calcext:value-type="float">
            <text:p>100557222</text:p>
          </table:table-cell>
          <table:table-cell table:number-columns-repeated="2" office:value-type="float" office:value="201114444" calcext:value-type="float">
            <text:p>201114444</text:p>
          </table:table-cell>
        </table:table-row>
        <table:table-row table:style-name="ro1">
          <table:table-cell table:formula="of:=MAX([.N59:.AQ59])" office:value-type="float" office:value="182708" calcext:value-type="float">
            <text:p>182708</text:p>
          </table:table-cell>
          <table:table-cell table:formula="of:=MIN([.N59:.AQ59])" office:value-type="float" office:value="159437" calcext:value-type="float">
            <text:p>159437</text:p>
          </table:table-cell>
          <table:table-cell table:formula="of:=ABS([.A59]-[.B59])" office:value-type="float" office:value="23271" calcext:value-type="float">
            <text:p>23271</text:p>
          </table:table-cell>
          <table:table-cell table:formula="of:=[.K59]" office:value-type="float" office:value="166650" calcext:value-type="float">
            <text:p>1666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8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6650" calcext:value-type="float">
            <text:p>166650</text:p>
          </table:table-cell>
          <table:table-cell office:value-type="float" office:value="159437" calcext:value-type="float">
            <text:p>159437</text:p>
          </table:table-cell>
          <table:table-cell office:value-type="float" office:value="165145" calcext:value-type="float">
            <text:p>165145</text:p>
          </table:table-cell>
          <table:table-cell office:value-type="float" office:value="166650" calcext:value-type="float">
            <text:p>166650</text:p>
          </table:table-cell>
          <table:table-cell office:value-type="float" office:value="159437" calcext:value-type="float">
            <text:p>159437</text:p>
          </table:table-cell>
          <table:table-cell office:value-type="float" office:value="163225" calcext:value-type="float">
            <text:p>163225</text:p>
          </table:table-cell>
          <table:table-cell office:value-type="float" office:value="165776" calcext:value-type="float">
            <text:p>165776</text:p>
          </table:table-cell>
          <table:table-cell office:value-type="float" office:value="167326" calcext:value-type="float">
            <text:p>167326</text:p>
          </table:table-cell>
          <table:table-cell office:value-type="float" office:value="163805" calcext:value-type="float">
            <text:p>163805</text:p>
          </table:table-cell>
          <table:table-cell office:value-type="float" office:value="162910" calcext:value-type="float">
            <text:p>162910</text:p>
          </table:table-cell>
          <table:table-cell office:value-type="float" office:value="164791" calcext:value-type="float">
            <text:p>164791</text:p>
          </table:table-cell>
          <table:table-cell office:value-type="float" office:value="164681" calcext:value-type="float">
            <text:p>164681</text:p>
          </table:table-cell>
          <table:table-cell office:value-type="float" office:value="168591" calcext:value-type="float">
            <text:p>168591</text:p>
          </table:table-cell>
          <table:table-cell office:value-type="float" office:value="165973" calcext:value-type="float">
            <text:p>165973</text:p>
          </table:table-cell>
          <table:table-cell office:value-type="float" office:value="166020" calcext:value-type="float">
            <text:p>166020</text:p>
          </table:table-cell>
          <table:table-cell office:value-type="float" office:value="162274" calcext:value-type="float">
            <text:p>162274</text:p>
          </table:table-cell>
          <table:table-cell office:value-type="float" office:value="165971" calcext:value-type="float">
            <text:p>165971</text:p>
          </table:table-cell>
          <table:table-cell office:value-type="float" office:value="165045" calcext:value-type="float">
            <text:p>165045</text:p>
          </table:table-cell>
          <table:table-cell office:value-type="float" office:value="167970" calcext:value-type="float">
            <text:p>167970</text:p>
          </table:table-cell>
          <table:table-cell office:value-type="float" office:value="161736" calcext:value-type="float">
            <text:p>161736</text:p>
          </table:table-cell>
          <table:table-cell office:value-type="float" office:value="165150" calcext:value-type="float">
            <text:p>165150</text:p>
          </table:table-cell>
          <table:table-cell office:value-type="float" office:value="162747" calcext:value-type="float">
            <text:p>162747</text:p>
          </table:table-cell>
          <table:table-cell office:value-type="float" office:value="167175" calcext:value-type="float">
            <text:p>167175</text:p>
          </table:table-cell>
          <table:table-cell office:value-type="float" office:value="166697" calcext:value-type="float">
            <text:p>166697</text:p>
          </table:table-cell>
          <table:table-cell office:value-type="float" office:value="165084" calcext:value-type="float">
            <text:p>165084</text:p>
          </table:table-cell>
          <table:table-cell office:value-type="float" office:value="182708" calcext:value-type="float">
            <text:p>182708</text:p>
          </table:table-cell>
          <table:table-cell office:value-type="float" office:value="164181" calcext:value-type="float">
            <text:p>164181</text:p>
          </table:table-cell>
          <table:table-cell office:value-type="float" office:value="165804" calcext:value-type="float">
            <text:p>165804</text:p>
          </table:table-cell>
          <table:table-cell office:value-type="float" office:value="162755" calcext:value-type="float">
            <text:p>162755</text:p>
          </table:table-cell>
          <table:table-cell office:value-type="float" office:value="162397" calcext:value-type="float">
            <text:p>162397</text:p>
          </table:table-cell>
          <table:table-cell office:value-type="float" office:value="163364" calcext:value-type="float">
            <text:p>163364</text:p>
          </table:table-cell>
          <table:table-cell office:value-type="float" office:value="162692" calcext:value-type="float">
            <text:p>162692</text:p>
          </table:table-cell>
          <table:table-cell office:value-type="float" office:value="161424" calcext:value-type="float">
            <text:p>161424</text:p>
          </table:table-cell>
          <table:table-cell office:value-type="float" office:value="4954359" calcext:value-type="float">
            <text:p>4954359</text:p>
          </table:table-cell>
          <table:table-cell office:value-type="string" calcext:value-type="string">
            <text:p>OK</text:p>
          </table:table-cell>
          <table:table-cell office:value-type="float" office:value="100096404" calcext:value-type="float">
            <text:p>100096404</text:p>
          </table:table-cell>
          <table:table-cell office:value-type="float" office:value="100076405" calcext:value-type="float">
            <text:p>100076405</text:p>
          </table:table-cell>
          <table:table-cell table:number-columns-repeated="2" office:value-type="float" office:value="200152810" calcext:value-type="float">
            <text:p>200152810</text:p>
          </table:table-cell>
        </table:table-row>
        <table:table-row table:style-name="ro1">
          <table:table-cell table:formula="of:=MAX([.N60:.AQ60])" office:value-type="float" office:value="176913" calcext:value-type="float">
            <text:p>176913</text:p>
          </table:table-cell>
          <table:table-cell table:formula="of:=MIN([.N60:.AQ60])" office:value-type="float" office:value="161584" calcext:value-type="float">
            <text:p>161584</text:p>
          </table:table-cell>
          <table:table-cell table:formula="of:=ABS([.A60]-[.B60])" office:value-type="float" office:value="15329" calcext:value-type="float">
            <text:p>15329</text:p>
          </table:table-cell>
          <table:table-cell table:formula="of:=[.K60]" office:value-type="float" office:value="164230" calcext:value-type="float">
            <text:p>16423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9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4230" calcext:value-type="float">
            <text:p>164230</text:p>
          </table:table-cell>
          <table:table-cell office:value-type="float" office:value="161584" calcext:value-type="float">
            <text:p>161584</text:p>
          </table:table-cell>
          <table:table-cell office:value-type="float" office:value="166087" calcext:value-type="float">
            <text:p>166087</text:p>
          </table:table-cell>
          <table:table-cell office:value-type="float" office:value="164230" calcext:value-type="float">
            <text:p>164230</text:p>
          </table:table-cell>
          <table:table-cell office:value-type="float" office:value="161643" calcext:value-type="float">
            <text:p>161643</text:p>
          </table:table-cell>
          <table:table-cell office:value-type="float" office:value="161983" calcext:value-type="float">
            <text:p>161983</text:p>
          </table:table-cell>
          <table:table-cell office:value-type="float" office:value="161584" calcext:value-type="float">
            <text:p>161584</text:p>
          </table:table-cell>
          <table:table-cell office:value-type="float" office:value="161948" calcext:value-type="float">
            <text:p>161948</text:p>
          </table:table-cell>
          <table:table-cell office:value-type="float" office:value="165553" calcext:value-type="float">
            <text:p>165553</text:p>
          </table:table-cell>
          <table:table-cell office:value-type="float" office:value="162916" calcext:value-type="float">
            <text:p>162916</text:p>
          </table:table-cell>
          <table:table-cell office:value-type="float" office:value="162319" calcext:value-type="float">
            <text:p>162319</text:p>
          </table:table-cell>
          <table:table-cell office:value-type="float" office:value="163411" calcext:value-type="float">
            <text:p>163411</text:p>
          </table:table-cell>
          <table:table-cell office:value-type="float" office:value="161755" calcext:value-type="float">
            <text:p>161755</text:p>
          </table:table-cell>
          <table:table-cell office:value-type="float" office:value="166252" calcext:value-type="float">
            <text:p>166252</text:p>
          </table:table-cell>
          <table:table-cell office:value-type="float" office:value="167571" calcext:value-type="float">
            <text:p>167571</text:p>
          </table:table-cell>
          <table:table-cell office:value-type="float" office:value="162870" calcext:value-type="float">
            <text:p>162870</text:p>
          </table:table-cell>
          <table:table-cell office:value-type="float" office:value="162182" calcext:value-type="float">
            <text:p>162182</text:p>
          </table:table-cell>
          <table:table-cell office:value-type="float" office:value="164545" calcext:value-type="float">
            <text:p>164545</text:p>
          </table:table-cell>
          <table:table-cell office:value-type="float" office:value="165961" calcext:value-type="float">
            <text:p>165961</text:p>
          </table:table-cell>
          <table:table-cell office:value-type="float" office:value="164296" calcext:value-type="float">
            <text:p>164296</text:p>
          </table:table-cell>
          <table:table-cell office:value-type="float" office:value="167521" calcext:value-type="float">
            <text:p>167521</text:p>
          </table:table-cell>
          <table:table-cell office:value-type="float" office:value="166558" calcext:value-type="float">
            <text:p>166558</text:p>
          </table:table-cell>
          <table:table-cell office:value-type="float" office:value="167074" calcext:value-type="float">
            <text:p>167074</text:p>
          </table:table-cell>
          <table:table-cell office:value-type="float" office:value="167406" calcext:value-type="float">
            <text:p>167406</text:p>
          </table:table-cell>
          <table:table-cell office:value-type="float" office:value="166969" calcext:value-type="float">
            <text:p>166969</text:p>
          </table:table-cell>
          <table:table-cell office:value-type="float" office:value="162314" calcext:value-type="float">
            <text:p>162314</text:p>
          </table:table-cell>
          <table:table-cell office:value-type="float" office:value="170638" calcext:value-type="float">
            <text:p>170638</text:p>
          </table:table-cell>
          <table:table-cell office:value-type="float" office:value="162723" calcext:value-type="float">
            <text:p>162723</text:p>
          </table:table-cell>
          <table:table-cell office:value-type="float" office:value="174111" calcext:value-type="float">
            <text:p>174111</text:p>
          </table:table-cell>
          <table:table-cell office:value-type="float" office:value="176913" calcext:value-type="float">
            <text:p>176913</text:p>
          </table:table-cell>
          <table:table-cell office:value-type="float" office:value="175158" calcext:value-type="float">
            <text:p>175158</text:p>
          </table:table-cell>
          <table:table-cell office:value-type="float" office:value="171912" calcext:value-type="float">
            <text:p>171912</text:p>
          </table:table-cell>
          <table:table-cell office:value-type="float" office:value="172298" calcext:value-type="float">
            <text:p>172298</text:p>
          </table:table-cell>
          <table:table-cell office:value-type="float" office:value="4982614" calcext:value-type="float">
            <text:p>4982614</text:p>
          </table:table-cell>
          <table:table-cell office:value-type="string" calcext:value-type="string">
            <text:p>OK</text:p>
          </table:table-cell>
          <table:table-cell office:value-type="float" office:value="100275591" calcext:value-type="float">
            <text:p>100275591</text:p>
          </table:table-cell>
          <table:table-cell office:value-type="float" office:value="100255592" calcext:value-type="float">
            <text:p>100255592</text:p>
          </table:table-cell>
          <table:table-cell table:number-columns-repeated="2" office:value-type="float" office:value="200511184" calcext:value-type="float">
            <text:p>200511184</text:p>
          </table:table-cell>
        </table:table-row>
        <table:table-row table:style-name="ro1">
          <table:table-cell table:formula="of:=MAX([.N61:.AQ61])" office:value-type="float" office:value="180503" calcext:value-type="float">
            <text:p>180503</text:p>
          </table:table-cell>
          <table:table-cell table:formula="of:=MIN([.N61:.AQ61])" office:value-type="float" office:value="163607" calcext:value-type="float">
            <text:p>163607</text:p>
          </table:table-cell>
          <table:table-cell table:formula="of:=ABS([.A61]-[.B61])" office:value-type="float" office:value="16896" calcext:value-type="float">
            <text:p>16896</text:p>
          </table:table-cell>
          <table:table-cell table:formula="of:=[.K61]" office:value-type="float" office:value="180429" calcext:value-type="float">
            <text:p>1804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0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80429" calcext:value-type="float">
            <text:p>180429</text:p>
          </table:table-cell>
          <table:table-cell office:value-type="float" office:value="163607" calcext:value-type="float">
            <text:p>163607</text:p>
          </table:table-cell>
          <table:table-cell office:value-type="float" office:value="171991" calcext:value-type="float">
            <text:p>171991</text:p>
          </table:table-cell>
          <table:table-cell office:value-type="float" office:value="180429" calcext:value-type="float">
            <text:p>180429</text:p>
          </table:table-cell>
          <table:table-cell office:value-type="float" office:value="168053" calcext:value-type="float">
            <text:p>168053</text:p>
          </table:table-cell>
          <table:table-cell office:value-type="float" office:value="170974" calcext:value-type="float">
            <text:p>170974</text:p>
          </table:table-cell>
          <table:table-cell office:value-type="float" office:value="176587" calcext:value-type="float">
            <text:p>176587</text:p>
          </table:table-cell>
          <table:table-cell office:value-type="float" office:value="175536" calcext:value-type="float">
            <text:p>175536</text:p>
          </table:table-cell>
          <table:table-cell office:value-type="float" office:value="170635" calcext:value-type="float">
            <text:p>170635</text:p>
          </table:table-cell>
          <table:table-cell office:value-type="float" office:value="172810" calcext:value-type="float">
            <text:p>172810</text:p>
          </table:table-cell>
          <table:table-cell office:value-type="float" office:value="179686" calcext:value-type="float">
            <text:p>179686</text:p>
          </table:table-cell>
          <table:table-cell office:value-type="float" office:value="180503" calcext:value-type="float">
            <text:p>180503</text:p>
          </table:table-cell>
          <table:table-cell office:value-type="float" office:value="170810" calcext:value-type="float">
            <text:p>170810</text:p>
          </table:table-cell>
          <table:table-cell office:value-type="float" office:value="177434" calcext:value-type="float">
            <text:p>177434</text:p>
          </table:table-cell>
          <table:table-cell office:value-type="float" office:value="177068" calcext:value-type="float">
            <text:p>177068</text:p>
          </table:table-cell>
          <table:table-cell office:value-type="float" office:value="174826" calcext:value-type="float">
            <text:p>174826</text:p>
          </table:table-cell>
          <table:table-cell office:value-type="float" office:value="178493" calcext:value-type="float">
            <text:p>178493</text:p>
          </table:table-cell>
          <table:table-cell office:value-type="float" office:value="174581" calcext:value-type="float">
            <text:p>174581</text:p>
          </table:table-cell>
          <table:table-cell office:value-type="float" office:value="174981" calcext:value-type="float">
            <text:p>174981</text:p>
          </table:table-cell>
          <table:table-cell office:value-type="float" office:value="176381" calcext:value-type="float">
            <text:p>176381</text:p>
          </table:table-cell>
          <table:table-cell office:value-type="float" office:value="166169" calcext:value-type="float">
            <text:p>166169</text:p>
          </table:table-cell>
          <table:table-cell office:value-type="float" office:value="163607" calcext:value-type="float">
            <text:p>163607</text:p>
          </table:table-cell>
          <table:table-cell office:value-type="float" office:value="165609" calcext:value-type="float">
            <text:p>165609</text:p>
          </table:table-cell>
          <table:table-cell office:value-type="float" office:value="165392" calcext:value-type="float">
            <text:p>165392</text:p>
          </table:table-cell>
          <table:table-cell office:value-type="float" office:value="170599" calcext:value-type="float">
            <text:p>170599</text:p>
          </table:table-cell>
          <table:table-cell office:value-type="float" office:value="172317" calcext:value-type="float">
            <text:p>172317</text:p>
          </table:table-cell>
          <table:table-cell office:value-type="float" office:value="169200" calcext:value-type="float">
            <text:p>169200</text:p>
          </table:table-cell>
          <table:table-cell office:value-type="float" office:value="166151" calcext:value-type="float">
            <text:p>166151</text:p>
          </table:table-cell>
          <table:table-cell office:value-type="float" office:value="168721" calcext:value-type="float">
            <text:p>168721</text:p>
          </table:table-cell>
          <table:table-cell office:value-type="float" office:value="166010" calcext:value-type="float">
            <text:p>166010</text:p>
          </table:table-cell>
          <table:table-cell office:value-type="float" office:value="170674" calcext:value-type="float">
            <text:p>170674</text:p>
          </table:table-cell>
          <table:table-cell office:value-type="float" office:value="169733" calcext:value-type="float">
            <text:p>169733</text:p>
          </table:table-cell>
          <table:table-cell office:value-type="float" office:value="165788" calcext:value-type="float">
            <text:p>165788</text:p>
          </table:table-cell>
          <table:table-cell office:value-type="float" office:value="5159757" calcext:value-type="float">
            <text:p>5159757</text:p>
          </table:table-cell>
          <table:table-cell office:value-type="string" calcext:value-type="string">
            <text:p>OK</text:p>
          </table:table-cell>
          <table:table-cell office:value-type="float" office:value="100353268" calcext:value-type="float">
            <text:p>100353268</text:p>
          </table:table-cell>
          <table:table-cell office:value-type="float" office:value="100333269" calcext:value-type="float">
            <text:p>100333269</text:p>
          </table:table-cell>
          <table:table-cell table:number-columns-repeated="2" office:value-type="float" office:value="200666538" calcext:value-type="float">
            <text:p>200666538</text:p>
          </table:table-cell>
        </table:table-row>
        <table:table-row table:style-name="ro1">
          <table:table-cell table:formula="of:=MAX([.N62:.AQ62])" office:value-type="float" office:value="171586" calcext:value-type="float">
            <text:p>171586</text:p>
          </table:table-cell>
          <table:table-cell table:formula="of:=MIN([.N62:.AQ62])" office:value-type="float" office:value="160042" calcext:value-type="float">
            <text:p>160042</text:p>
          </table:table-cell>
          <table:table-cell table:formula="of:=ABS([.A62]-[.B62])" office:value-type="float" office:value="11544" calcext:value-type="float">
            <text:p>11544</text:p>
          </table:table-cell>
          <table:table-cell table:formula="of:=[.K62]" office:value-type="float" office:value="166660" calcext:value-type="float">
            <text:p>1666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1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6660" calcext:value-type="float">
            <text:p>166660</text:p>
          </table:table-cell>
          <table:table-cell office:value-type="float" office:value="160042" calcext:value-type="float">
            <text:p>160042</text:p>
          </table:table-cell>
          <table:table-cell office:value-type="float" office:value="165407" calcext:value-type="float">
            <text:p>165407</text:p>
          </table:table-cell>
          <table:table-cell office:value-type="float" office:value="166660" calcext:value-type="float">
            <text:p>166660</text:p>
          </table:table-cell>
          <table:table-cell office:value-type="float" office:value="160042" calcext:value-type="float">
            <text:p>160042</text:p>
          </table:table-cell>
          <table:table-cell office:value-type="float" office:value="168310" calcext:value-type="float">
            <text:p>168310</text:p>
          </table:table-cell>
          <table:table-cell office:value-type="float" office:value="163618" calcext:value-type="float">
            <text:p>163618</text:p>
          </table:table-cell>
          <table:table-cell office:value-type="float" office:value="169291" calcext:value-type="float">
            <text:p>169291</text:p>
          </table:table-cell>
          <table:table-cell office:value-type="float" office:value="167554" calcext:value-type="float">
            <text:p>167554</text:p>
          </table:table-cell>
          <table:table-cell office:value-type="float" office:value="163895" calcext:value-type="float">
            <text:p>163895</text:p>
          </table:table-cell>
          <table:table-cell office:value-type="float" office:value="167670" calcext:value-type="float">
            <text:p>167670</text:p>
          </table:table-cell>
          <table:table-cell office:value-type="float" office:value="167029" calcext:value-type="float">
            <text:p>167029</text:p>
          </table:table-cell>
          <table:table-cell office:value-type="float" office:value="171586" calcext:value-type="float">
            <text:p>171586</text:p>
          </table:table-cell>
          <table:table-cell office:value-type="float" office:value="170650" calcext:value-type="float">
            <text:p>170650</text:p>
          </table:table-cell>
          <table:table-cell office:value-type="float" office:value="166627" calcext:value-type="float">
            <text:p>166627</text:p>
          </table:table-cell>
          <table:table-cell office:value-type="float" office:value="163098" calcext:value-type="float">
            <text:p>163098</text:p>
          </table:table-cell>
          <table:table-cell office:value-type="float" office:value="169685" calcext:value-type="float">
            <text:p>169685</text:p>
          </table:table-cell>
          <table:table-cell office:value-type="float" office:value="170694" calcext:value-type="float">
            <text:p>170694</text:p>
          </table:table-cell>
          <table:table-cell office:value-type="float" office:value="171106" calcext:value-type="float">
            <text:p>171106</text:p>
          </table:table-cell>
          <table:table-cell office:value-type="float" office:value="165194" calcext:value-type="float">
            <text:p>165194</text:p>
          </table:table-cell>
          <table:table-cell office:value-type="float" office:value="166917" calcext:value-type="float">
            <text:p>166917</text:p>
          </table:table-cell>
          <table:table-cell office:value-type="float" office:value="163230" calcext:value-type="float">
            <text:p>163230</text:p>
          </table:table-cell>
          <table:table-cell office:value-type="float" office:value="162841" calcext:value-type="float">
            <text:p>162841</text:p>
          </table:table-cell>
          <table:table-cell office:value-type="float" office:value="161899" calcext:value-type="float">
            <text:p>161899</text:p>
          </table:table-cell>
          <table:table-cell office:value-type="float" office:value="161659" calcext:value-type="float">
            <text:p>161659</text:p>
          </table:table-cell>
          <table:table-cell office:value-type="float" office:value="163291" calcext:value-type="float">
            <text:p>163291</text:p>
          </table:table-cell>
          <table:table-cell office:value-type="float" office:value="162723" calcext:value-type="float">
            <text:p>162723</text:p>
          </table:table-cell>
          <table:table-cell office:value-type="float" office:value="162302" calcext:value-type="float">
            <text:p>162302</text:p>
          </table:table-cell>
          <table:table-cell office:value-type="float" office:value="162010" calcext:value-type="float">
            <text:p>162010</text:p>
          </table:table-cell>
          <table:table-cell office:value-type="float" office:value="163685" calcext:value-type="float">
            <text:p>163685</text:p>
          </table:table-cell>
          <table:table-cell office:value-type="float" office:value="161602" calcext:value-type="float">
            <text:p>161602</text:p>
          </table:table-cell>
          <table:table-cell office:value-type="float" office:value="162049" calcext:value-type="float">
            <text:p>162049</text:p>
          </table:table-cell>
          <table:table-cell office:value-type="float" office:value="165322" calcext:value-type="float">
            <text:p>165322</text:p>
          </table:table-cell>
          <table:table-cell office:value-type="float" office:value="4962239" calcext:value-type="float">
            <text:p>4962239</text:p>
          </table:table-cell>
          <table:table-cell office:value-type="string" calcext:value-type="string">
            <text:p>OK</text:p>
          </table:table-cell>
          <table:table-cell office:value-type="float" office:value="100306871" calcext:value-type="float">
            <text:p>100306871</text:p>
          </table:table-cell>
          <table:table-cell office:value-type="float" office:value="100286872" calcext:value-type="float">
            <text:p>100286872</text:p>
          </table:table-cell>
          <table:table-cell table:number-columns-repeated="2" office:value-type="float" office:value="200573744" calcext:value-type="float">
            <text:p>200573744</text:p>
          </table:table-cell>
        </table:table-row>
        <table:table-row table:style-name="ro1">
          <table:table-cell table:formula="of:=MAX([.N63:.AQ63])" office:value-type="float" office:value="182808" calcext:value-type="float">
            <text:p>182808</text:p>
          </table:table-cell>
          <table:table-cell table:formula="of:=MIN([.N63:.AQ63])" office:value-type="float" office:value="161261" calcext:value-type="float">
            <text:p>161261</text:p>
          </table:table-cell>
          <table:table-cell table:formula="of:=ABS([.A63]-[.B63])" office:value-type="float" office:value="21547" calcext:value-type="float">
            <text:p>21547</text:p>
          </table:table-cell>
          <table:table-cell table:formula="of:=[.K63]" office:value-type="float" office:value="169664" calcext:value-type="float">
            <text:p>1696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2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9664" calcext:value-type="float">
            <text:p>169664</text:p>
          </table:table-cell>
          <table:table-cell office:value-type="float" office:value="161261" calcext:value-type="float">
            <text:p>161261</text:p>
          </table:table-cell>
          <table:table-cell office:value-type="float" office:value="167731" calcext:value-type="float">
            <text:p>167731</text:p>
          </table:table-cell>
          <table:table-cell office:value-type="float" office:value="169664" calcext:value-type="float">
            <text:p>169664</text:p>
          </table:table-cell>
          <table:table-cell office:value-type="float" office:value="161261" calcext:value-type="float">
            <text:p>161261</text:p>
          </table:table-cell>
          <table:table-cell office:value-type="float" office:value="165125" calcext:value-type="float">
            <text:p>165125</text:p>
          </table:table-cell>
          <table:table-cell office:value-type="float" office:value="163825" calcext:value-type="float">
            <text:p>163825</text:p>
          </table:table-cell>
          <table:table-cell office:value-type="float" office:value="163980" calcext:value-type="float">
            <text:p>163980</text:p>
          </table:table-cell>
          <table:table-cell office:value-type="float" office:value="164845" calcext:value-type="float">
            <text:p>164845</text:p>
          </table:table-cell>
          <table:table-cell office:value-type="float" office:value="165043" calcext:value-type="float">
            <text:p>165043</text:p>
          </table:table-cell>
          <table:table-cell office:value-type="float" office:value="162415" calcext:value-type="float">
            <text:p>162415</text:p>
          </table:table-cell>
          <table:table-cell office:value-type="float" office:value="162760" calcext:value-type="float">
            <text:p>162760</text:p>
          </table:table-cell>
          <table:table-cell office:value-type="float" office:value="164493" calcext:value-type="float">
            <text:p>164493</text:p>
          </table:table-cell>
          <table:table-cell office:value-type="float" office:value="165436" calcext:value-type="float">
            <text:p>165436</text:p>
          </table:table-cell>
          <table:table-cell office:value-type="float" office:value="162636" calcext:value-type="float">
            <text:p>162636</text:p>
          </table:table-cell>
          <table:table-cell office:value-type="float" office:value="168506" calcext:value-type="float">
            <text:p>168506</text:p>
          </table:table-cell>
          <table:table-cell office:value-type="float" office:value="166050" calcext:value-type="float">
            <text:p>166050</text:p>
          </table:table-cell>
          <table:table-cell office:value-type="float" office:value="167035" calcext:value-type="float">
            <text:p>167035</text:p>
          </table:table-cell>
          <table:table-cell office:value-type="float" office:value="170735" calcext:value-type="float">
            <text:p>170735</text:p>
          </table:table-cell>
          <table:table-cell office:value-type="float" office:value="172910" calcext:value-type="float">
            <text:p>172910</text:p>
          </table:table-cell>
          <table:table-cell office:value-type="float" office:value="172499" calcext:value-type="float">
            <text:p>172499</text:p>
          </table:table-cell>
          <table:table-cell office:value-type="float" office:value="181687" calcext:value-type="float">
            <text:p>181687</text:p>
          </table:table-cell>
          <table:table-cell office:value-type="float" office:value="182808" calcext:value-type="float">
            <text:p>182808</text:p>
          </table:table-cell>
          <table:table-cell office:value-type="float" office:value="164099" calcext:value-type="float">
            <text:p>164099</text:p>
          </table:table-cell>
          <table:table-cell office:value-type="float" office:value="163887" calcext:value-type="float">
            <text:p>163887</text:p>
          </table:table-cell>
          <table:table-cell office:value-type="float" office:value="170177" calcext:value-type="float">
            <text:p>170177</text:p>
          </table:table-cell>
          <table:table-cell office:value-type="float" office:value="172039" calcext:value-type="float">
            <text:p>172039</text:p>
          </table:table-cell>
          <table:table-cell office:value-type="float" office:value="172038" calcext:value-type="float">
            <text:p>172038</text:p>
          </table:table-cell>
          <table:table-cell office:value-type="float" office:value="168408" calcext:value-type="float">
            <text:p>168408</text:p>
          </table:table-cell>
          <table:table-cell office:value-type="float" office:value="168260" calcext:value-type="float">
            <text:p>168260</text:p>
          </table:table-cell>
          <table:table-cell office:value-type="float" office:value="166442" calcext:value-type="float">
            <text:p>166442</text:p>
          </table:table-cell>
          <table:table-cell office:value-type="float" office:value="166819" calcext:value-type="float">
            <text:p>166819</text:p>
          </table:table-cell>
          <table:table-cell office:value-type="float" office:value="166076" calcext:value-type="float">
            <text:p>166076</text:p>
          </table:table-cell>
          <table:table-cell office:value-type="float" office:value="5031958" calcext:value-type="float">
            <text:p>5031958</text:p>
          </table:table-cell>
          <table:table-cell office:value-type="string" calcext:value-type="string">
            <text:p>OK</text:p>
          </table:table-cell>
          <table:table-cell office:value-type="float" office:value="99599223" calcext:value-type="float">
            <text:p>99599223</text:p>
          </table:table-cell>
          <table:table-cell office:value-type="float" office:value="99579224" calcext:value-type="float">
            <text:p>99579224</text:p>
          </table:table-cell>
          <table:table-cell table:number-columns-repeated="2" office:value-type="float" office:value="199158448" calcext:value-type="float">
            <text:p>199158448</text:p>
          </table:table-cell>
        </table:table-row>
        <table:table-row table:style-name="ro1">
          <table:table-cell table:formula="of:=MAX([.N64:.AQ64])" office:value-type="float" office:value="173141" calcext:value-type="float">
            <text:p>173141</text:p>
          </table:table-cell>
          <table:table-cell table:formula="of:=MIN([.N64:.AQ64])" office:value-type="float" office:value="158592" calcext:value-type="float">
            <text:p>158592</text:p>
          </table:table-cell>
          <table:table-cell table:formula="of:=ABS([.A64]-[.B64])" office:value-type="float" office:value="14549" calcext:value-type="float">
            <text:p>14549</text:p>
          </table:table-cell>
          <table:table-cell table:formula="of:=[.K64]" office:value-type="float" office:value="158592" calcext:value-type="float">
            <text:p>15859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3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58592" calcext:value-type="float">
            <text:p>158592</text:p>
          </table:table-cell>
          <table:table-cell office:value-type="float" office:value="165912" calcext:value-type="float">
            <text:p>165912</text:p>
          </table:table-cell>
          <table:table-cell office:value-type="float" office:value="158592" calcext:value-type="float">
            <text:p>158592</text:p>
          </table:table-cell>
          <table:table-cell office:value-type="float" office:value="161862" calcext:value-type="float">
            <text:p>161862</text:p>
          </table:table-cell>
          <table:table-cell office:value-type="float" office:value="165280" calcext:value-type="float">
            <text:p>165280</text:p>
          </table:table-cell>
          <table:table-cell office:value-type="float" office:value="166515" calcext:value-type="float">
            <text:p>166515</text:p>
          </table:table-cell>
          <table:table-cell office:value-type="float" office:value="168705" calcext:value-type="float">
            <text:p>168705</text:p>
          </table:table-cell>
          <table:table-cell office:value-type="float" office:value="173141" calcext:value-type="float">
            <text:p>173141</text:p>
          </table:table-cell>
          <table:table-cell office:value-type="float" office:value="164593" calcext:value-type="float">
            <text:p>164593</text:p>
          </table:table-cell>
          <table:table-cell office:value-type="float" office:value="165309" calcext:value-type="float">
            <text:p>165309</text:p>
          </table:table-cell>
          <table:table-cell office:value-type="float" office:value="167317" calcext:value-type="float">
            <text:p>167317</text:p>
          </table:table-cell>
          <table:table-cell office:value-type="float" office:value="170232" calcext:value-type="float">
            <text:p>170232</text:p>
          </table:table-cell>
          <table:table-cell office:value-type="float" office:value="169431" calcext:value-type="float">
            <text:p>169431</text:p>
          </table:table-cell>
          <table:table-cell office:value-type="float" office:value="167595" calcext:value-type="float">
            <text:p>167595</text:p>
          </table:table-cell>
          <table:table-cell office:value-type="float" office:value="167914" calcext:value-type="float">
            <text:p>167914</text:p>
          </table:table-cell>
          <table:table-cell office:value-type="float" office:value="168209" calcext:value-type="float">
            <text:p>168209</text:p>
          </table:table-cell>
          <table:table-cell office:value-type="float" office:value="165549" calcext:value-type="float">
            <text:p>165549</text:p>
          </table:table-cell>
          <table:table-cell office:value-type="float" office:value="165140" calcext:value-type="float">
            <text:p>165140</text:p>
          </table:table-cell>
          <table:table-cell office:value-type="float" office:value="163550" calcext:value-type="float">
            <text:p>163550</text:p>
          </table:table-cell>
          <table:table-cell office:value-type="float" office:value="165617" calcext:value-type="float">
            <text:p>165617</text:p>
          </table:table-cell>
          <table:table-cell office:value-type="float" office:value="167936" calcext:value-type="float">
            <text:p>167936</text:p>
          </table:table-cell>
          <table:table-cell office:value-type="float" office:value="163788" calcext:value-type="float">
            <text:p>163788</text:p>
          </table:table-cell>
          <table:table-cell office:value-type="float" office:value="164584" calcext:value-type="float">
            <text:p>164584</text:p>
          </table:table-cell>
          <table:table-cell office:value-type="float" office:value="165150" calcext:value-type="float">
            <text:p>165150</text:p>
          </table:table-cell>
          <table:table-cell office:value-type="float" office:value="164508" calcext:value-type="float">
            <text:p>164508</text:p>
          </table:table-cell>
          <table:table-cell office:value-type="float" office:value="163795" calcext:value-type="float">
            <text:p>163795</text:p>
          </table:table-cell>
          <table:table-cell office:value-type="float" office:value="166136" calcext:value-type="float">
            <text:p>166136</text:p>
          </table:table-cell>
          <table:table-cell office:value-type="float" office:value="164715" calcext:value-type="float">
            <text:p>164715</text:p>
          </table:table-cell>
          <table:table-cell office:value-type="float" office:value="163330" calcext:value-type="float">
            <text:p>163330</text:p>
          </table:table-cell>
          <table:table-cell office:value-type="float" office:value="167100" calcext:value-type="float">
            <text:p>167100</text:p>
          </table:table-cell>
          <table:table-cell office:value-type="float" office:value="165642" calcext:value-type="float">
            <text:p>165642</text:p>
          </table:table-cell>
          <table:table-cell office:value-type="float" office:value="166132" calcext:value-type="float">
            <text:p>166132</text:p>
          </table:table-cell>
          <table:table-cell office:value-type="float" office:value="4977367" calcext:value-type="float">
            <text:p>4977367</text:p>
          </table:table-cell>
          <table:table-cell office:value-type="string" calcext:value-type="string">
            <text:p>OK</text:p>
          </table:table-cell>
          <table:table-cell office:value-type="float" office:value="99682449" calcext:value-type="float">
            <text:p>99682449</text:p>
          </table:table-cell>
          <table:table-cell office:value-type="float" office:value="99662450" calcext:value-type="float">
            <text:p>99662450</text:p>
          </table:table-cell>
          <table:table-cell table:number-columns-repeated="2" office:value-type="float" office:value="199324900" calcext:value-type="float">
            <text:p>199324900</text:p>
          </table:table-cell>
        </table:table-row>
        <table:table-row table:style-name="ro1">
          <table:table-cell table:formula="of:=MAX([.N65:.AQ65])" office:value-type="float" office:value="174548" calcext:value-type="float">
            <text:p>174548</text:p>
          </table:table-cell>
          <table:table-cell table:formula="of:=MIN([.N65:.AQ65])" office:value-type="float" office:value="161606" calcext:value-type="float">
            <text:p>161606</text:p>
          </table:table-cell>
          <table:table-cell table:formula="of:=ABS([.A65]-[.B65])" office:value-type="float" office:value="12942" calcext:value-type="float">
            <text:p>12942</text:p>
          </table:table-cell>
          <table:table-cell table:formula="of:=[.K65]" office:value-type="float" office:value="167154" calcext:value-type="float">
            <text:p>16715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4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7154" calcext:value-type="float">
            <text:p>167154</text:p>
          </table:table-cell>
          <table:table-cell office:value-type="float" office:value="161606" calcext:value-type="float">
            <text:p>161606</text:p>
          </table:table-cell>
          <table:table-cell office:value-type="float" office:value="164609" calcext:value-type="float">
            <text:p>164609</text:p>
          </table:table-cell>
          <table:table-cell office:value-type="float" office:value="167154" calcext:value-type="float">
            <text:p>167154</text:p>
          </table:table-cell>
          <table:table-cell office:value-type="float" office:value="161606" calcext:value-type="float">
            <text:p>161606</text:p>
          </table:table-cell>
          <table:table-cell office:value-type="float" office:value="168015" calcext:value-type="float">
            <text:p>168015</text:p>
          </table:table-cell>
          <table:table-cell office:value-type="float" office:value="162926" calcext:value-type="float">
            <text:p>162926</text:p>
          </table:table-cell>
          <table:table-cell office:value-type="float" office:value="165030" calcext:value-type="float">
            <text:p>165030</text:p>
          </table:table-cell>
          <table:table-cell office:value-type="float" office:value="163035" calcext:value-type="float">
            <text:p>163035</text:p>
          </table:table-cell>
          <table:table-cell office:value-type="float" office:value="164870" calcext:value-type="float">
            <text:p>164870</text:p>
          </table:table-cell>
          <table:table-cell office:value-type="float" office:value="174548" calcext:value-type="float">
            <text:p>174548</text:p>
          </table:table-cell>
          <table:table-cell office:value-type="float" office:value="165305" calcext:value-type="float">
            <text:p>165305</text:p>
          </table:table-cell>
          <table:table-cell office:value-type="float" office:value="165070" calcext:value-type="float">
            <text:p>165070</text:p>
          </table:table-cell>
          <table:table-cell office:value-type="float" office:value="165157" calcext:value-type="float">
            <text:p>165157</text:p>
          </table:table-cell>
          <table:table-cell office:value-type="float" office:value="163186" calcext:value-type="float">
            <text:p>163186</text:p>
          </table:table-cell>
          <table:table-cell office:value-type="float" office:value="164650" calcext:value-type="float">
            <text:p>164650</text:p>
          </table:table-cell>
          <table:table-cell office:value-type="float" office:value="165037" calcext:value-type="float">
            <text:p>165037</text:p>
          </table:table-cell>
          <table:table-cell office:value-type="float" office:value="163807" calcext:value-type="float">
            <text:p>163807</text:p>
          </table:table-cell>
          <table:table-cell office:value-type="float" office:value="163779" calcext:value-type="float">
            <text:p>163779</text:p>
          </table:table-cell>
          <table:table-cell office:value-type="float" office:value="164040" calcext:value-type="float">
            <text:p>164040</text:p>
          </table:table-cell>
          <table:table-cell office:value-type="float" office:value="162717" calcext:value-type="float">
            <text:p>162717</text:p>
          </table:table-cell>
          <table:table-cell office:value-type="float" office:value="165716" calcext:value-type="float">
            <text:p>165716</text:p>
          </table:table-cell>
          <table:table-cell office:value-type="float" office:value="163796" calcext:value-type="float">
            <text:p>163796</text:p>
          </table:table-cell>
          <table:table-cell office:value-type="float" office:value="163174" calcext:value-type="float">
            <text:p>163174</text:p>
          </table:table-cell>
          <table:table-cell office:value-type="float" office:value="163821" calcext:value-type="float">
            <text:p>163821</text:p>
          </table:table-cell>
          <table:table-cell office:value-type="float" office:value="165120" calcext:value-type="float">
            <text:p>165120</text:p>
          </table:table-cell>
          <table:table-cell office:value-type="float" office:value="166708" calcext:value-type="float">
            <text:p>166708</text:p>
          </table:table-cell>
          <table:table-cell office:value-type="float" office:value="163793" calcext:value-type="float">
            <text:p>163793</text:p>
          </table:table-cell>
          <table:table-cell office:value-type="float" office:value="164479" calcext:value-type="float">
            <text:p>164479</text:p>
          </table:table-cell>
          <table:table-cell office:value-type="float" office:value="161627" calcext:value-type="float">
            <text:p>161627</text:p>
          </table:table-cell>
          <table:table-cell office:value-type="float" office:value="162875" calcext:value-type="float">
            <text:p>162875</text:p>
          </table:table-cell>
          <table:table-cell office:value-type="float" office:value="164454" calcext:value-type="float">
            <text:p>164454</text:p>
          </table:table-cell>
          <table:table-cell office:value-type="float" office:value="162798" calcext:value-type="float">
            <text:p>162798</text:p>
          </table:table-cell>
          <table:table-cell office:value-type="float" office:value="4938293" calcext:value-type="float">
            <text:p>4938293</text:p>
          </table:table-cell>
          <table:table-cell office:value-type="string" calcext:value-type="string">
            <text:p>OK</text:p>
          </table:table-cell>
          <table:table-cell office:value-type="float" office:value="99569531" calcext:value-type="float">
            <text:p>99569531</text:p>
          </table:table-cell>
          <table:table-cell office:value-type="float" office:value="99549532" calcext:value-type="float">
            <text:p>99549532</text:p>
          </table:table-cell>
          <table:table-cell table:number-columns-repeated="2" office:value-type="float" office:value="199099064" calcext:value-type="float">
            <text:p>199099064</text:p>
          </table:table-cell>
        </table:table-row>
        <table:table-row table:style-name="ro1">
          <table:table-cell table:formula="of:=MAX([.N66:.AQ66])" office:value-type="float" office:value="165813" calcext:value-type="float">
            <text:p>165813</text:p>
          </table:table-cell>
          <table:table-cell table:formula="of:=MIN([.N66:.AQ66])" office:value-type="float" office:value="159914" calcext:value-type="float">
            <text:p>159914</text:p>
          </table:table-cell>
          <table:table-cell table:formula="of:=ABS([.A66]-[.B66])" office:value-type="float" office:value="5899" calcext:value-type="float">
            <text:p>5899</text:p>
          </table:table-cell>
          <table:table-cell table:formula="of:=[.K66]" office:value-type="float" office:value="162514" calcext:value-type="float">
            <text:p>1625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5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2514" calcext:value-type="float">
            <text:p>162514</text:p>
          </table:table-cell>
          <table:table-cell office:value-type="float" office:value="159914" calcext:value-type="float">
            <text:p>159914</text:p>
          </table:table-cell>
          <table:table-cell office:value-type="float" office:value="162188" calcext:value-type="float">
            <text:p>162188</text:p>
          </table:table-cell>
          <table:table-cell office:value-type="float" office:value="162514" calcext:value-type="float">
            <text:p>162514</text:p>
          </table:table-cell>
          <table:table-cell office:value-type="float" office:value="159938" calcext:value-type="float">
            <text:p>159938</text:p>
          </table:table-cell>
          <table:table-cell office:value-type="float" office:value="161601" calcext:value-type="float">
            <text:p>161601</text:p>
          </table:table-cell>
          <table:table-cell office:value-type="float" office:value="163459" calcext:value-type="float">
            <text:p>163459</text:p>
          </table:table-cell>
          <table:table-cell office:value-type="float" office:value="160124" calcext:value-type="float">
            <text:p>160124</text:p>
          </table:table-cell>
          <table:table-cell office:value-type="float" office:value="162941" calcext:value-type="float">
            <text:p>162941</text:p>
          </table:table-cell>
          <table:table-cell office:value-type="float" office:value="162334" calcext:value-type="float">
            <text:p>162334</text:p>
          </table:table-cell>
          <table:table-cell office:value-type="float" office:value="160249" calcext:value-type="float">
            <text:p>160249</text:p>
          </table:table-cell>
          <table:table-cell office:value-type="float" office:value="160747" calcext:value-type="float">
            <text:p>160747</text:p>
          </table:table-cell>
          <table:table-cell office:value-type="float" office:value="163766" calcext:value-type="float">
            <text:p>163766</text:p>
          </table:table-cell>
          <table:table-cell office:value-type="float" office:value="161304" calcext:value-type="float">
            <text:p>161304</text:p>
          </table:table-cell>
          <table:table-cell office:value-type="float" office:value="159914" calcext:value-type="float">
            <text:p>159914</text:p>
          </table:table-cell>
          <table:table-cell office:value-type="float" office:value="165813" calcext:value-type="float">
            <text:p>165813</text:p>
          </table:table-cell>
          <table:table-cell office:value-type="float" office:value="160873" calcext:value-type="float">
            <text:p>160873</text:p>
          </table:table-cell>
          <table:table-cell office:value-type="float" office:value="160978" calcext:value-type="float">
            <text:p>160978</text:p>
          </table:table-cell>
          <table:table-cell office:value-type="float" office:value="163175" calcext:value-type="float">
            <text:p>163175</text:p>
          </table:table-cell>
          <table:table-cell office:value-type="float" office:value="161144" calcext:value-type="float">
            <text:p>161144</text:p>
          </table:table-cell>
          <table:table-cell office:value-type="float" office:value="164152" calcext:value-type="float">
            <text:p>164152</text:p>
          </table:table-cell>
          <table:table-cell office:value-type="float" office:value="165412" calcext:value-type="float">
            <text:p>165412</text:p>
          </table:table-cell>
          <table:table-cell office:value-type="float" office:value="163886" calcext:value-type="float">
            <text:p>163886</text:p>
          </table:table-cell>
          <table:table-cell office:value-type="float" office:value="162870" calcext:value-type="float">
            <text:p>162870</text:p>
          </table:table-cell>
          <table:table-cell office:value-type="float" office:value="161948" calcext:value-type="float">
            <text:p>161948</text:p>
          </table:table-cell>
          <table:table-cell office:value-type="float" office:value="160968" calcext:value-type="float">
            <text:p>160968</text:p>
          </table:table-cell>
          <table:table-cell office:value-type="float" office:value="162704" calcext:value-type="float">
            <text:p>162704</text:p>
          </table:table-cell>
          <table:table-cell office:value-type="float" office:value="165499" calcext:value-type="float">
            <text:p>165499</text:p>
          </table:table-cell>
          <table:table-cell office:value-type="float" office:value="160444" calcext:value-type="float">
            <text:p>160444</text:p>
          </table:table-cell>
          <table:table-cell office:value-type="float" office:value="162699" calcext:value-type="float">
            <text:p>162699</text:p>
          </table:table-cell>
          <table:table-cell office:value-type="float" office:value="162494" calcext:value-type="float">
            <text:p>162494</text:p>
          </table:table-cell>
          <table:table-cell office:value-type="float" office:value="160458" calcext:value-type="float">
            <text:p>160458</text:p>
          </table:table-cell>
          <table:table-cell office:value-type="float" office:value="161233" calcext:value-type="float">
            <text:p>161233</text:p>
          </table:table-cell>
          <table:table-cell office:value-type="float" office:value="4865641" calcext:value-type="float">
            <text:p>4865641</text:p>
          </table:table-cell>
          <table:table-cell office:value-type="string" calcext:value-type="string">
            <text:p>OK</text:p>
          </table:table-cell>
          <table:table-cell office:value-type="float" office:value="99854540" calcext:value-type="float">
            <text:p>99854540</text:p>
          </table:table-cell>
          <table:table-cell office:value-type="float" office:value="99834541" calcext:value-type="float">
            <text:p>99834541</text:p>
          </table:table-cell>
          <table:table-cell table:number-columns-repeated="2" office:value-type="float" office:value="199669082" calcext:value-type="float">
            <text:p>199669082</text:p>
          </table:table-cell>
        </table:table-row>
        <table:table-row table:style-name="ro1">
          <table:table-cell table:formula="of:=MAX([.N67:.AQ67])" office:value-type="float" office:value="168607" calcext:value-type="float">
            <text:p>168607</text:p>
          </table:table-cell>
          <table:table-cell table:formula="of:=MIN([.N67:.AQ67])" office:value-type="float" office:value="161787" calcext:value-type="float">
            <text:p>161787</text:p>
          </table:table-cell>
          <table:table-cell table:formula="of:=ABS([.A67]-[.B67])" office:value-type="float" office:value="6820" calcext:value-type="float">
            <text:p>6820</text:p>
          </table:table-cell>
          <table:table-cell table:formula="of:=[.K67]" office:value-type="float" office:value="164149" calcext:value-type="float">
            <text:p>16414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6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4149" calcext:value-type="float">
            <text:p>164149</text:p>
          </table:table-cell>
          <table:table-cell office:value-type="float" office:value="161787" calcext:value-type="float">
            <text:p>161787</text:p>
          </table:table-cell>
          <table:table-cell office:value-type="float" office:value="164306" calcext:value-type="float">
            <text:p>164306</text:p>
          </table:table-cell>
          <table:table-cell office:value-type="float" office:value="164149" calcext:value-type="float">
            <text:p>164149</text:p>
          </table:table-cell>
          <table:table-cell office:value-type="float" office:value="163539" calcext:value-type="float">
            <text:p>163539</text:p>
          </table:table-cell>
          <table:table-cell office:value-type="float" office:value="163710" calcext:value-type="float">
            <text:p>163710</text:p>
          </table:table-cell>
          <table:table-cell office:value-type="float" office:value="164884" calcext:value-type="float">
            <text:p>164884</text:p>
          </table:table-cell>
          <table:table-cell office:value-type="float" office:value="168607" calcext:value-type="float">
            <text:p>168607</text:p>
          </table:table-cell>
          <table:table-cell office:value-type="float" office:value="166393" calcext:value-type="float">
            <text:p>166393</text:p>
          </table:table-cell>
          <table:table-cell office:value-type="float" office:value="165056" calcext:value-type="float">
            <text:p>165056</text:p>
          </table:table-cell>
          <table:table-cell office:value-type="float" office:value="164939" calcext:value-type="float">
            <text:p>164939</text:p>
          </table:table-cell>
          <table:table-cell office:value-type="float" office:value="162565" calcext:value-type="float">
            <text:p>162565</text:p>
          </table:table-cell>
          <table:table-cell office:value-type="float" office:value="166069" calcext:value-type="float">
            <text:p>166069</text:p>
          </table:table-cell>
          <table:table-cell office:value-type="float" office:value="164344" calcext:value-type="float">
            <text:p>164344</text:p>
          </table:table-cell>
          <table:table-cell office:value-type="float" office:value="162309" calcext:value-type="float">
            <text:p>162309</text:p>
          </table:table-cell>
          <table:table-cell office:value-type="float" office:value="161787" calcext:value-type="float">
            <text:p>161787</text:p>
          </table:table-cell>
          <table:table-cell office:value-type="float" office:value="163135" calcext:value-type="float">
            <text:p>163135</text:p>
          </table:table-cell>
          <table:table-cell office:value-type="float" office:value="164781" calcext:value-type="float">
            <text:p>164781</text:p>
          </table:table-cell>
          <table:table-cell office:value-type="float" office:value="163367" calcext:value-type="float">
            <text:p>163367</text:p>
          </table:table-cell>
          <table:table-cell office:value-type="float" office:value="164391" calcext:value-type="float">
            <text:p>164391</text:p>
          </table:table-cell>
          <table:table-cell office:value-type="float" office:value="163662" calcext:value-type="float">
            <text:p>163662</text:p>
          </table:table-cell>
          <table:table-cell office:value-type="float" office:value="164794" calcext:value-type="float">
            <text:p>164794</text:p>
          </table:table-cell>
          <table:table-cell office:value-type="float" office:value="165103" calcext:value-type="float">
            <text:p>165103</text:p>
          </table:table-cell>
          <table:table-cell office:value-type="float" office:value="164808" calcext:value-type="float">
            <text:p>164808</text:p>
          </table:table-cell>
          <table:table-cell office:value-type="float" office:value="164236" calcext:value-type="float">
            <text:p>164236</text:p>
          </table:table-cell>
          <table:table-cell office:value-type="float" office:value="166354" calcext:value-type="float">
            <text:p>166354</text:p>
          </table:table-cell>
          <table:table-cell office:value-type="float" office:value="166478" calcext:value-type="float">
            <text:p>166478</text:p>
          </table:table-cell>
          <table:table-cell office:value-type="float" office:value="162367" calcext:value-type="float">
            <text:p>162367</text:p>
          </table:table-cell>
          <table:table-cell office:value-type="float" office:value="163408" calcext:value-type="float">
            <text:p>163408</text:p>
          </table:table-cell>
          <table:table-cell office:value-type="float" office:value="164569" calcext:value-type="float">
            <text:p>164569</text:p>
          </table:table-cell>
          <table:table-cell office:value-type="float" office:value="163001" calcext:value-type="float">
            <text:p>163001</text:p>
          </table:table-cell>
          <table:table-cell office:value-type="float" office:value="163116" calcext:value-type="float">
            <text:p>163116</text:p>
          </table:table-cell>
          <table:table-cell office:value-type="float" office:value="163272" calcext:value-type="float">
            <text:p>163272</text:p>
          </table:table-cell>
          <table:table-cell office:value-type="float" office:value="4929193" calcext:value-type="float">
            <text:p>4929193</text:p>
          </table:table-cell>
          <table:table-cell office:value-type="string" calcext:value-type="string">
            <text:p>OK</text:p>
          </table:table-cell>
          <table:table-cell office:value-type="float" office:value="101176072" calcext:value-type="float">
            <text:p>101176072</text:p>
          </table:table-cell>
          <table:table-cell office:value-type="float" office:value="101156073" calcext:value-type="float">
            <text:p>101156073</text:p>
          </table:table-cell>
          <table:table-cell table:number-columns-repeated="2" office:value-type="float" office:value="202312146" calcext:value-type="float">
            <text:p>202312146</text:p>
          </table:table-cell>
        </table:table-row>
        <table:table-row table:style-name="ro1">
          <table:table-cell table:formula="of:=MAX([.N68:.AQ68])" office:value-type="float" office:value="168271" calcext:value-type="float">
            <text:p>168271</text:p>
          </table:table-cell>
          <table:table-cell table:formula="of:=MIN([.N68:.AQ68])" office:value-type="float" office:value="156609" calcext:value-type="float">
            <text:p>156609</text:p>
          </table:table-cell>
          <table:table-cell table:formula="of:=ABS([.A68]-[.B68])" office:value-type="float" office:value="11662" calcext:value-type="float">
            <text:p>11662</text:p>
          </table:table-cell>
          <table:table-cell table:formula="of:=[.K68]" office:value-type="float" office:value="156609" calcext:value-type="float">
            <text:p>15660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7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56609" calcext:value-type="float">
            <text:p>156609</text:p>
          </table:table-cell>
          <table:table-cell office:value-type="float" office:value="165150" calcext:value-type="float">
            <text:p>165150</text:p>
          </table:table-cell>
          <table:table-cell office:value-type="float" office:value="156609" calcext:value-type="float">
            <text:p>156609</text:p>
          </table:table-cell>
          <table:table-cell office:value-type="float" office:value="164613" calcext:value-type="float">
            <text:p>164613</text:p>
          </table:table-cell>
          <table:table-cell office:value-type="float" office:value="164102" calcext:value-type="float">
            <text:p>164102</text:p>
          </table:table-cell>
          <table:table-cell office:value-type="float" office:value="164763" calcext:value-type="float">
            <text:p>164763</text:p>
          </table:table-cell>
          <table:table-cell office:value-type="float" office:value="164218" calcext:value-type="float">
            <text:p>164218</text:p>
          </table:table-cell>
          <table:table-cell office:value-type="float" office:value="166614" calcext:value-type="float">
            <text:p>166614</text:p>
          </table:table-cell>
          <table:table-cell office:value-type="float" office:value="164713" calcext:value-type="float">
            <text:p>164713</text:p>
          </table:table-cell>
          <table:table-cell office:value-type="float" office:value="164213" calcext:value-type="float">
            <text:p>164213</text:p>
          </table:table-cell>
          <table:table-cell office:value-type="float" office:value="164587" calcext:value-type="float">
            <text:p>164587</text:p>
          </table:table-cell>
          <table:table-cell office:value-type="float" office:value="167446" calcext:value-type="float">
            <text:p>167446</text:p>
          </table:table-cell>
          <table:table-cell office:value-type="float" office:value="165245" calcext:value-type="float">
            <text:p>165245</text:p>
          </table:table-cell>
          <table:table-cell office:value-type="float" office:value="167206" calcext:value-type="float">
            <text:p>167206</text:p>
          </table:table-cell>
          <table:table-cell office:value-type="float" office:value="163846" calcext:value-type="float">
            <text:p>163846</text:p>
          </table:table-cell>
          <table:table-cell office:value-type="float" office:value="163989" calcext:value-type="float">
            <text:p>163989</text:p>
          </table:table-cell>
          <table:table-cell office:value-type="float" office:value="163982" calcext:value-type="float">
            <text:p>163982</text:p>
          </table:table-cell>
          <table:table-cell office:value-type="float" office:value="165662" calcext:value-type="float">
            <text:p>165662</text:p>
          </table:table-cell>
          <table:table-cell office:value-type="float" office:value="163103" calcext:value-type="float">
            <text:p>163103</text:p>
          </table:table-cell>
          <table:table-cell office:value-type="float" office:value="164318" calcext:value-type="float">
            <text:p>164318</text:p>
          </table:table-cell>
          <table:table-cell office:value-type="float" office:value="166479" calcext:value-type="float">
            <text:p>166479</text:p>
          </table:table-cell>
          <table:table-cell office:value-type="float" office:value="163340" calcext:value-type="float">
            <text:p>163340</text:p>
          </table:table-cell>
          <table:table-cell office:value-type="float" office:value="165809" calcext:value-type="float">
            <text:p>165809</text:p>
          </table:table-cell>
          <table:table-cell office:value-type="float" office:value="167441" calcext:value-type="float">
            <text:p>167441</text:p>
          </table:table-cell>
          <table:table-cell office:value-type="float" office:value="166433" calcext:value-type="float">
            <text:p>166433</text:p>
          </table:table-cell>
          <table:table-cell office:value-type="float" office:value="166624" calcext:value-type="float">
            <text:p>166624</text:p>
          </table:table-cell>
          <table:table-cell office:value-type="float" office:value="164643" calcext:value-type="float">
            <text:p>164643</text:p>
          </table:table-cell>
          <table:table-cell office:value-type="float" office:value="165671" calcext:value-type="float">
            <text:p>165671</text:p>
          </table:table-cell>
          <table:table-cell office:value-type="float" office:value="166474" calcext:value-type="float">
            <text:p>166474</text:p>
          </table:table-cell>
          <table:table-cell office:value-type="float" office:value="166973" calcext:value-type="float">
            <text:p>166973</text:p>
          </table:table-cell>
          <table:table-cell office:value-type="float" office:value="168271" calcext:value-type="float">
            <text:p>168271</text:p>
          </table:table-cell>
          <table:table-cell office:value-type="float" office:value="167136" calcext:value-type="float">
            <text:p>167136</text:p>
          </table:table-cell>
          <table:table-cell office:value-type="float" office:value="4954523" calcext:value-type="float">
            <text:p>4954523</text:p>
          </table:table-cell>
          <table:table-cell office:value-type="string" calcext:value-type="string">
            <text:p>OK</text:p>
          </table:table-cell>
          <table:table-cell office:value-type="float" office:value="100643282" calcext:value-type="float">
            <text:p>100643282</text:p>
          </table:table-cell>
          <table:table-cell office:value-type="float" office:value="100623283" calcext:value-type="float">
            <text:p>100623283</text:p>
          </table:table-cell>
          <table:table-cell table:number-columns-repeated="2" office:value-type="float" office:value="201246566" calcext:value-type="float">
            <text:p>201246566</text:p>
          </table:table-cell>
        </table:table-row>
        <table:table-row table:style-name="ro1">
          <table:table-cell table:formula="of:=MAX([.N69:.AQ69])" office:value-type="float" office:value="182482" calcext:value-type="float">
            <text:p>182482</text:p>
          </table:table-cell>
          <table:table-cell table:formula="of:=MIN([.N69:.AQ69])" office:value-type="float" office:value="160978" calcext:value-type="float">
            <text:p>160978</text:p>
          </table:table-cell>
          <table:table-cell table:formula="of:=ABS([.A69]-[.B69])" office:value-type="float" office:value="21504" calcext:value-type="float">
            <text:p>21504</text:p>
          </table:table-cell>
          <table:table-cell table:formula="of:=[.K69]" office:value-type="float" office:value="163872" calcext:value-type="float">
            <text:p>1638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8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3872" calcext:value-type="float">
            <text:p>163872</text:p>
          </table:table-cell>
          <table:table-cell office:value-type="float" office:value="160978" calcext:value-type="float">
            <text:p>160978</text:p>
          </table:table-cell>
          <table:table-cell office:value-type="float" office:value="168124" calcext:value-type="float">
            <text:p>168124</text:p>
          </table:table-cell>
          <table:table-cell office:value-type="float" office:value="163872" calcext:value-type="float">
            <text:p>163872</text:p>
          </table:table-cell>
          <table:table-cell office:value-type="float" office:value="160978" calcext:value-type="float">
            <text:p>160978</text:p>
          </table:table-cell>
          <table:table-cell office:value-type="float" office:value="165585" calcext:value-type="float">
            <text:p>165585</text:p>
          </table:table-cell>
          <table:table-cell office:value-type="float" office:value="163911" calcext:value-type="float">
            <text:p>163911</text:p>
          </table:table-cell>
          <table:table-cell office:value-type="float" office:value="165922" calcext:value-type="float">
            <text:p>165922</text:p>
          </table:table-cell>
          <table:table-cell office:value-type="float" office:value="164255" calcext:value-type="float">
            <text:p>164255</text:p>
          </table:table-cell>
          <table:table-cell office:value-type="float" office:value="165461" calcext:value-type="float">
            <text:p>165461</text:p>
          </table:table-cell>
          <table:table-cell office:value-type="float" office:value="163753" calcext:value-type="float">
            <text:p>163753</text:p>
          </table:table-cell>
          <table:table-cell office:value-type="float" office:value="165783" calcext:value-type="float">
            <text:p>165783</text:p>
          </table:table-cell>
          <table:table-cell office:value-type="float" office:value="168989" calcext:value-type="float">
            <text:p>168989</text:p>
          </table:table-cell>
          <table:table-cell office:value-type="float" office:value="167131" calcext:value-type="float">
            <text:p>167131</text:p>
          </table:table-cell>
          <table:table-cell office:value-type="float" office:value="163762" calcext:value-type="float">
            <text:p>163762</text:p>
          </table:table-cell>
          <table:table-cell office:value-type="float" office:value="166628" calcext:value-type="float">
            <text:p>166628</text:p>
          </table:table-cell>
          <table:table-cell office:value-type="float" office:value="165882" calcext:value-type="float">
            <text:p>165882</text:p>
          </table:table-cell>
          <table:table-cell office:value-type="float" office:value="167446" calcext:value-type="float">
            <text:p>167446</text:p>
          </table:table-cell>
          <table:table-cell office:value-type="float" office:value="167882" calcext:value-type="float">
            <text:p>167882</text:p>
          </table:table-cell>
          <table:table-cell office:value-type="float" office:value="167908" calcext:value-type="float">
            <text:p>167908</text:p>
          </table:table-cell>
          <table:table-cell office:value-type="float" office:value="171912" calcext:value-type="float">
            <text:p>171912</text:p>
          </table:table-cell>
          <table:table-cell office:value-type="float" office:value="170952" calcext:value-type="float">
            <text:p>170952</text:p>
          </table:table-cell>
          <table:table-cell office:value-type="float" office:value="171030" calcext:value-type="float">
            <text:p>171030</text:p>
          </table:table-cell>
          <table:table-cell office:value-type="float" office:value="169860" calcext:value-type="float">
            <text:p>169860</text:p>
          </table:table-cell>
          <table:table-cell office:value-type="float" office:value="173148" calcext:value-type="float">
            <text:p>173148</text:p>
          </table:table-cell>
          <table:table-cell office:value-type="float" office:value="169189" calcext:value-type="float">
            <text:p>169189</text:p>
          </table:table-cell>
          <table:table-cell office:value-type="float" office:value="168556" calcext:value-type="float">
            <text:p>168556</text:p>
          </table:table-cell>
          <table:table-cell office:value-type="float" office:value="168334" calcext:value-type="float">
            <text:p>168334</text:p>
          </table:table-cell>
          <table:table-cell office:value-type="float" office:value="167620" calcext:value-type="float">
            <text:p>167620</text:p>
          </table:table-cell>
          <table:table-cell office:value-type="float" office:value="171147" calcext:value-type="float">
            <text:p>171147</text:p>
          </table:table-cell>
          <table:table-cell office:value-type="float" office:value="182482" calcext:value-type="float">
            <text:p>182482</text:p>
          </table:table-cell>
          <table:table-cell office:value-type="float" office:value="174586" calcext:value-type="float">
            <text:p>174586</text:p>
          </table:table-cell>
          <table:table-cell office:value-type="float" office:value="169773" calcext:value-type="float">
            <text:p>169773</text:p>
          </table:table-cell>
          <table:table-cell office:value-type="float" office:value="5043737" calcext:value-type="float">
            <text:p>5043737</text:p>
          </table:table-cell>
          <table:table-cell office:value-type="string" calcext:value-type="string">
            <text:p>OK</text:p>
          </table:table-cell>
          <table:table-cell office:value-type="float" office:value="100056781" calcext:value-type="float">
            <text:p>100056781</text:p>
          </table:table-cell>
          <table:table-cell office:value-type="float" office:value="100036782" calcext:value-type="float">
            <text:p>100036782</text:p>
          </table:table-cell>
          <table:table-cell table:number-columns-repeated="2" office:value-type="float" office:value="200073564" calcext:value-type="float">
            <text:p>200073564</text:p>
          </table:table-cell>
        </table:table-row>
        <table:table-row table:style-name="ro1">
          <table:table-cell table:formula="of:=MAX([.N70:.AQ70])" office:value-type="float" office:value="180316" calcext:value-type="float">
            <text:p>180316</text:p>
          </table:table-cell>
          <table:table-cell table:formula="of:=MIN([.N70:.AQ70])" office:value-type="float" office:value="161841" calcext:value-type="float">
            <text:p>161841</text:p>
          </table:table-cell>
          <table:table-cell table:formula="of:=ABS([.A70]-[.B70])" office:value-type="float" office:value="18475" calcext:value-type="float">
            <text:p>18475</text:p>
          </table:table-cell>
          <table:table-cell table:formula="of:=[.K70]" office:value-type="float" office:value="166238" calcext:value-type="float">
            <text:p>16623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9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office:value-type="float" office:value="166238" calcext:value-type="float">
            <text:p>166238</text:p>
          </table:table-cell>
          <table:table-cell office:value-type="float" office:value="161841" calcext:value-type="float">
            <text:p>161841</text:p>
          </table:table-cell>
          <table:table-cell office:value-type="float" office:value="169609" calcext:value-type="float">
            <text:p>169609</text:p>
          </table:table-cell>
          <table:table-cell office:value-type="float" office:value="166238" calcext:value-type="float">
            <text:p>166238</text:p>
          </table:table-cell>
          <table:table-cell office:value-type="float" office:value="168703" calcext:value-type="float">
            <text:p>168703</text:p>
          </table:table-cell>
          <table:table-cell office:value-type="float" office:value="171688" calcext:value-type="float">
            <text:p>171688</text:p>
          </table:table-cell>
          <table:table-cell office:value-type="float" office:value="172312" calcext:value-type="float">
            <text:p>172312</text:p>
          </table:table-cell>
          <table:table-cell office:value-type="float" office:value="178890" calcext:value-type="float">
            <text:p>178890</text:p>
          </table:table-cell>
          <table:table-cell office:value-type="float" office:value="173840" calcext:value-type="float">
            <text:p>173840</text:p>
          </table:table-cell>
          <table:table-cell office:value-type="float" office:value="176948" calcext:value-type="float">
            <text:p>176948</text:p>
          </table:table-cell>
          <table:table-cell office:value-type="float" office:value="171406" calcext:value-type="float">
            <text:p>171406</text:p>
          </table:table-cell>
          <table:table-cell office:value-type="float" office:value="166108" calcext:value-type="float">
            <text:p>166108</text:p>
          </table:table-cell>
          <table:table-cell office:value-type="float" office:value="165093" calcext:value-type="float">
            <text:p>165093</text:p>
          </table:table-cell>
          <table:table-cell office:value-type="float" office:value="164644" calcext:value-type="float">
            <text:p>164644</text:p>
          </table:table-cell>
          <table:table-cell office:value-type="float" office:value="161841" calcext:value-type="float">
            <text:p>161841</text:p>
          </table:table-cell>
          <table:table-cell office:value-type="float" office:value="163647" calcext:value-type="float">
            <text:p>163647</text:p>
          </table:table-cell>
          <table:table-cell office:value-type="float" office:value="163824" calcext:value-type="float">
            <text:p>163824</text:p>
          </table:table-cell>
          <table:table-cell office:value-type="float" office:value="165676" calcext:value-type="float">
            <text:p>165676</text:p>
          </table:table-cell>
          <table:table-cell office:value-type="float" office:value="163341" calcext:value-type="float">
            <text:p>163341</text:p>
          </table:table-cell>
          <table:table-cell office:value-type="float" office:value="168614" calcext:value-type="float">
            <text:p>168614</text:p>
          </table:table-cell>
          <table:table-cell office:value-type="float" office:value="166427" calcext:value-type="float">
            <text:p>166427</text:p>
          </table:table-cell>
          <table:table-cell office:value-type="float" office:value="167786" calcext:value-type="float">
            <text:p>167786</text:p>
          </table:table-cell>
          <table:table-cell office:value-type="float" office:value="165836" calcext:value-type="float">
            <text:p>165836</text:p>
          </table:table-cell>
          <table:table-cell office:value-type="float" office:value="165874" calcext:value-type="float">
            <text:p>165874</text:p>
          </table:table-cell>
          <table:table-cell office:value-type="float" office:value="166868" calcext:value-type="float">
            <text:p>166868</text:p>
          </table:table-cell>
          <table:table-cell office:value-type="float" office:value="174075" calcext:value-type="float">
            <text:p>174075</text:p>
          </table:table-cell>
          <table:table-cell office:value-type="float" office:value="180316" calcext:value-type="float">
            <text:p>180316</text:p>
          </table:table-cell>
          <table:table-cell office:value-type="float" office:value="176629" calcext:value-type="float">
            <text:p>176629</text:p>
          </table:table-cell>
          <table:table-cell office:value-type="float" office:value="169453" calcext:value-type="float">
            <text:p>169453</text:p>
          </table:table-cell>
          <table:table-cell office:value-type="float" office:value="169837" calcext:value-type="float">
            <text:p>169837</text:p>
          </table:table-cell>
          <table:table-cell office:value-type="float" office:value="178598" calcext:value-type="float">
            <text:p>178598</text:p>
          </table:table-cell>
          <table:table-cell office:value-type="float" office:value="175454" calcext:value-type="float">
            <text:p>175454</text:p>
          </table:table-cell>
          <table:table-cell office:value-type="float" office:value="168307" calcext:value-type="float">
            <text:p>168307</text:p>
          </table:table-cell>
          <table:table-cell office:value-type="float" office:value="5088273" calcext:value-type="float">
            <text:p>5088273</text:p>
          </table:table-cell>
          <table:table-cell office:value-type="string" calcext:value-type="string">
            <text:p>OK</text:p>
          </table:table-cell>
          <table:table-cell office:value-type="float" office:value="100248875" calcext:value-type="float">
            <text:p>100248875</text:p>
          </table:table-cell>
          <table:table-cell office:value-type="float" office:value="100228876" calcext:value-type="float">
            <text:p>100228876</text:p>
          </table:table-cell>
          <table:table-cell table:number-columns-repeated="2" office:value-type="float" office:value="200457752" calcext:value-type="float">
            <text:p>200457752</text:p>
          </table:table-cell>
        </table:table-row>
        <table:table-row table:style-name="ro1">
          <table:table-cell table:formula="of:=MAX([.N71:.AQ71])" office:value-type="float" office:value="184517" calcext:value-type="float">
            <text:p>184517</text:p>
          </table:table-cell>
          <table:table-cell table:formula="of:=MIN([.N71:.AQ71])" office:value-type="float" office:value="162721" calcext:value-type="float">
            <text:p>162721</text:p>
          </table:table-cell>
          <table:table-cell table:formula="of:=ABS([.A71]-[.B71])" office:value-type="float" office:value="21796" calcext:value-type="float">
            <text:p>21796</text:p>
          </table:table-cell>
          <table:table-cell table:formula="of:=[.K71]" office:value-type="float" office:value="162721" calcext:value-type="float">
            <text:p>1627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0</text:p>
          </table:table-cell>
          <table:table-cell office:value-type="string" calcext:value-type="string">
            <text:p>DON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62721" calcext:value-type="float">
            <text:p>162721</text:p>
          </table:table-cell>
          <table:table-cell office:value-type="float" office:value="171865" calcext:value-type="float">
            <text:p>171865</text:p>
          </table:table-cell>
          <table:table-cell office:value-type="float" office:value="162721" calcext:value-type="float">
            <text:p>162721</text:p>
          </table:table-cell>
          <table:table-cell office:value-type="float" office:value="164705" calcext:value-type="float">
            <text:p>164705</text:p>
          </table:table-cell>
          <table:table-cell office:value-type="float" office:value="164551" calcext:value-type="float">
            <text:p>164551</text:p>
          </table:table-cell>
          <table:table-cell office:value-type="float" office:value="171939" calcext:value-type="float">
            <text:p>171939</text:p>
          </table:table-cell>
          <table:table-cell office:value-type="float" office:value="176819" calcext:value-type="float">
            <text:p>176819</text:p>
          </table:table-cell>
          <table:table-cell office:value-type="float" office:value="173552" calcext:value-type="float">
            <text:p>173552</text:p>
          </table:table-cell>
          <table:table-cell office:value-type="float" office:value="172265" calcext:value-type="float">
            <text:p>172265</text:p>
          </table:table-cell>
          <table:table-cell office:value-type="float" office:value="169777" calcext:value-type="float">
            <text:p>169777</text:p>
          </table:table-cell>
          <table:table-cell office:value-type="float" office:value="167048" calcext:value-type="float">
            <text:p>167048</text:p>
          </table:table-cell>
          <table:table-cell office:value-type="float" office:value="171351" calcext:value-type="float">
            <text:p>171351</text:p>
          </table:table-cell>
          <table:table-cell office:value-type="float" office:value="175176" calcext:value-type="float">
            <text:p>175176</text:p>
          </table:table-cell>
          <table:table-cell office:value-type="float" office:value="174099" calcext:value-type="float">
            <text:p>174099</text:p>
          </table:table-cell>
          <table:table-cell office:value-type="float" office:value="184517" calcext:value-type="float">
            <text:p>184517</text:p>
          </table:table-cell>
          <table:table-cell office:value-type="float" office:value="174720" calcext:value-type="float">
            <text:p>174720</text:p>
          </table:table-cell>
          <table:table-cell office:value-type="float" office:value="175940" calcext:value-type="float">
            <text:p>175940</text:p>
          </table:table-cell>
          <table:table-cell office:value-type="float" office:value="177702" calcext:value-type="float">
            <text:p>177702</text:p>
          </table:table-cell>
          <table:table-cell office:value-type="float" office:value="183349" calcext:value-type="float">
            <text:p>183349</text:p>
          </table:table-cell>
          <table:table-cell office:value-type="float" office:value="174745" calcext:value-type="float">
            <text:p>174745</text:p>
          </table:table-cell>
          <table:table-cell office:value-type="float" office:value="167008" calcext:value-type="float">
            <text:p>167008</text:p>
          </table:table-cell>
          <table:table-cell office:value-type="float" office:value="170394" calcext:value-type="float">
            <text:p>170394</text:p>
          </table:table-cell>
          <table:table-cell office:value-type="float" office:value="174798" calcext:value-type="float">
            <text:p>174798</text:p>
          </table:table-cell>
          <table:table-cell office:value-type="float" office:value="178328" calcext:value-type="float">
            <text:p>178328</text:p>
          </table:table-cell>
          <table:table-cell office:value-type="float" office:value="170245" calcext:value-type="float">
            <text:p>170245</text:p>
          </table:table-cell>
          <table:table-cell office:value-type="float" office:value="166867" calcext:value-type="float">
            <text:p>166867</text:p>
          </table:table-cell>
          <table:table-cell office:value-type="float" office:value="168712" calcext:value-type="float">
            <text:p>168712</text:p>
          </table:table-cell>
          <table:table-cell office:value-type="float" office:value="170903" calcext:value-type="float">
            <text:p>170903</text:p>
          </table:table-cell>
          <table:table-cell office:value-type="float" office:value="165265" calcext:value-type="float">
            <text:p>165265</text:p>
          </table:table-cell>
          <table:table-cell office:value-type="float" office:value="164097" calcext:value-type="float">
            <text:p>164097</text:p>
          </table:table-cell>
          <table:table-cell office:value-type="float" office:value="172854" calcext:value-type="float">
            <text:p>172854</text:p>
          </table:table-cell>
          <table:table-cell office:value-type="float" office:value="171525" calcext:value-type="float">
            <text:p>171525</text:p>
          </table:table-cell>
          <table:table-cell office:value-type="float" office:value="5155972" calcext:value-type="float">
            <text:p>5155972</text:p>
          </table:table-cell>
          <table:table-cell office:value-type="string" calcext:value-type="string">
            <text:p>OK</text:p>
          </table:table-cell>
          <table:table-cell office:value-type="float" office:value="99886287" calcext:value-type="float">
            <text:p>99886287</text:p>
          </table:table-cell>
          <table:table-cell office:value-type="float" office:value="99866288" calcext:value-type="float">
            <text:p>99866288</text:p>
          </table:table-cell>
          <table:table-cell table:number-columns-repeated="2" office:value-type="float" office:value="199732576" calcext:value-type="float">
            <text:p>199732576</text:p>
          </table:table-cell>
        </table:table-row>
        <table:table-row table:style-name="ro1">
          <table:table-cell table:formula="of:=MAX([.N72:.AQ72])" office:value-type="float" office:value="47341" calcext:value-type="float">
            <text:p>47341</text:p>
          </table:table-cell>
          <table:table-cell table:formula="of:=MIN([.N72:.AQ72])" office:value-type="float" office:value="39569" calcext:value-type="float">
            <text:p>39569</text:p>
          </table:table-cell>
          <table:table-cell table:formula="of:=ABS([.A72]-[.B72])" office:value-type="float" office:value="7772" calcext:value-type="float">
            <text:p>7772</text:p>
          </table:table-cell>
          <table:table-cell table:formula="of:=[.K72]" office:value-type="float" office:value="47341" calcext:value-type="float">
            <text:p>4734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7341" calcext:value-type="float">
            <text:p>47341</text:p>
          </table:table-cell>
          <table:table-cell office:value-type="float" office:value="39569" calcext:value-type="float">
            <text:p>39569</text:p>
          </table:table-cell>
          <table:table-cell office:value-type="float" office:value="41956" calcext:value-type="float">
            <text:p>41956</text:p>
          </table:table-cell>
          <table:table-cell office:value-type="float" office:value="47341" calcext:value-type="float">
            <text:p>47341</text:p>
          </table:table-cell>
          <table:table-cell office:value-type="float" office:value="42675" calcext:value-type="float">
            <text:p>42675</text:p>
          </table:table-cell>
          <table:table-cell office:value-type="float" office:value="41876" calcext:value-type="float">
            <text:p>41876</text:p>
          </table:table-cell>
          <table:table-cell office:value-type="float" office:value="41335" calcext:value-type="float">
            <text:p>41335</text:p>
          </table:table-cell>
          <table:table-cell office:value-type="float" office:value="41372" calcext:value-type="float">
            <text:p>41372</text:p>
          </table:table-cell>
          <table:table-cell office:value-type="float" office:value="43493" calcext:value-type="float">
            <text:p>43493</text:p>
          </table:table-cell>
          <table:table-cell office:value-type="float" office:value="42826" calcext:value-type="float">
            <text:p>42826</text:p>
          </table:table-cell>
          <table:table-cell office:value-type="float" office:value="41015" calcext:value-type="float">
            <text:p>41015</text:p>
          </table:table-cell>
          <table:table-cell office:value-type="float" office:value="40982" calcext:value-type="float">
            <text:p>40982</text:p>
          </table:table-cell>
          <table:table-cell office:value-type="float" office:value="41933" calcext:value-type="float">
            <text:p>41933</text:p>
          </table:table-cell>
          <table:table-cell office:value-type="float" office:value="40764" calcext:value-type="float">
            <text:p>40764</text:p>
          </table:table-cell>
          <table:table-cell office:value-type="float" office:value="40641" calcext:value-type="float">
            <text:p>40641</text:p>
          </table:table-cell>
          <table:table-cell office:value-type="float" office:value="40489" calcext:value-type="float">
            <text:p>40489</text:p>
          </table:table-cell>
          <table:table-cell office:value-type="float" office:value="41228" calcext:value-type="float">
            <text:p>41228</text:p>
          </table:table-cell>
          <table:table-cell office:value-type="float" office:value="40596" calcext:value-type="float">
            <text:p>40596</text:p>
          </table:table-cell>
          <table:table-cell office:value-type="float" office:value="40211" calcext:value-type="float">
            <text:p>40211</text:p>
          </table:table-cell>
          <table:table-cell office:value-type="float" office:value="41011" calcext:value-type="float">
            <text:p>41011</text:p>
          </table:table-cell>
          <table:table-cell office:value-type="float" office:value="39939" calcext:value-type="float">
            <text:p>39939</text:p>
          </table:table-cell>
          <table:table-cell office:value-type="float" office:value="41736" calcext:value-type="float">
            <text:p>41736</text:p>
          </table:table-cell>
          <table:table-cell office:value-type="float" office:value="45626" calcext:value-type="float">
            <text:p>45626</text:p>
          </table:table-cell>
          <table:table-cell office:value-type="float" office:value="44667" calcext:value-type="float">
            <text:p>44667</text:p>
          </table:table-cell>
          <table:table-cell office:value-type="float" office:value="46880" calcext:value-type="float">
            <text:p>46880</text:p>
          </table:table-cell>
          <table:table-cell office:value-type="float" office:value="41910" calcext:value-type="float">
            <text:p>41910</text:p>
          </table:table-cell>
          <table:table-cell office:value-type="float" office:value="40521" calcext:value-type="float">
            <text:p>40521</text:p>
          </table:table-cell>
          <table:table-cell office:value-type="float" office:value="39569" calcext:value-type="float">
            <text:p>39569</text:p>
          </table:table-cell>
          <table:table-cell office:value-type="float" office:value="40482" calcext:value-type="float">
            <text:p>40482</text:p>
          </table:table-cell>
          <table:table-cell office:value-type="float" office:value="42328" calcext:value-type="float">
            <text:p>42328</text:p>
          </table:table-cell>
          <table:table-cell office:value-type="float" office:value="42498" calcext:value-type="float">
            <text:p>42498</text:p>
          </table:table-cell>
          <table:table-cell office:value-type="float" office:value="42275" calcext:value-type="float">
            <text:p>42275</text:p>
          </table:table-cell>
          <table:table-cell office:value-type="float" office:value="40485" calcext:value-type="float">
            <text:p>40485</text:p>
          </table:table-cell>
          <table:table-cell office:value-type="float" office:value="1258704" calcext:value-type="float">
            <text:p>1258704</text:p>
          </table:table-cell>
          <table:table-cell office:value-type="string" calcext:value-type="string">
            <text:p>OK</text:p>
          </table:table-cell>
          <table:table-cell office:value-type="float" office:value="25284044" calcext:value-type="float">
            <text:p>25284044</text:p>
          </table:table-cell>
          <table:table-cell office:value-type="float" office:value="25274045" calcext:value-type="float">
            <text:p>25274045</text:p>
          </table:table-cell>
          <table:table-cell table:number-columns-repeated="2" office:value-type="float" office:value="50548090" calcext:value-type="float">
            <text:p>50548090</text:p>
          </table:table-cell>
        </table:table-row>
        <table:table-row table:style-name="ro2" table:number-rows-repeated="4">
          <table:table-cell table:style-name="Default" table:number-columns-repeated="4"/>
          <table:table-cell table:number-columns-repeated="45"/>
        </table:table-row>
        <table:table-row table:style-name="ro1">
          <table:table-cell table:style-name="ce1" office:value-type="string" calcext:value-type="string">
            <text:p>TmaxAllAVG</text:p>
          </table:table-cell>
          <table:table-cell table:style-name="ce1" office:value-type="string" calcext:value-type="string">
            <text:p>TminAllAVG</text:p>
          </table:table-cell>
          <table:table-cell table:style-name="ce1" office:value-type="string" calcext:value-type="string">
            <text:p>DeltaAllAVG</text:p>
          </table:table-cell>
          <table:table-cell table:style-name="ce1" office:value-type="string" calcext:value-type="string">
            <text:p>TfirstAVG</text:p>
          </table:table-cell>
          <table:table-cell table:number-columns-repeated="45"/>
        </table:table-row>
        <table:table-row table:style-name="ro1">
          <table:table-cell table:formula="of:=AVERAGE([.A2:.A72])" office:value-type="float" office:value="174861.873239437" calcext:value-type="float">
            <text:p>174861.873239437</text:p>
          </table:table-cell>
          <table:table-cell table:formula="of:=AVERAGE([.B2:.B72])" office:value-type="float" office:value="159881.732394366" calcext:value-type="float">
            <text:p>159881.732394366</text:p>
          </table:table-cell>
          <table:table-cell table:formula="of:=AVERAGE([.C2:.C72])" office:value-type="float" office:value="14980.1408450704" calcext:value-type="float">
            <text:p>14980.1408450704</text:p>
          </table:table-cell>
          <table:table-cell table:formula="of:=AVERAGE([.D2:.D72])" office:value-type="float" office:value="166630.436619718" calcext:value-type="float">
            <text:p>166630.436619718</text:p>
          </table:table-cell>
          <table:table-cell table:number-columns-repeated="45"/>
        </table:table-row>
      </table:table>
      <table:table table:name="InsertionSortTest30000" table:style-name="ta1">
        <table:table-column table:style-name="co23" table:number-columns-repeated="4" table:default-cell-style-name="ce2"/>
        <table:table-column table:style-name="co23" table:number-columns-repeated="45" table:default-cell-style-name="Default"/>
        <table:table-row table:style-name="ro1">
          <table:table-cell table:style-name="ce1" office:value-type="string" calcext:value-type="string">
            <text:p>TmaxAll</text:p>
          </table:table-cell>
          <table:table-cell table:style-name="ce1" office:value-type="string" calcext:value-type="string">
            <text:p>TminAll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Tfir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stset</text:p>
          </table:table-cell>
          <table:table-cell office:value-type="string" calcext:value-type="string">
            <text:p>InstanceI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nsertionSort.Tfirst</text:p>
          </table:table-cell>
          <table:table-cell office:value-type="string" calcext:value-type="string">
            <text:p>InsertionSort.Tmin</text:p>
          </table:table-cell>
          <table:table-cell office:value-type="string" calcext:value-type="string">
            <text:p>InsertionSort.Tavg</text:p>
          </table:table-cell>
          <table:table-cell office:value-type="string" calcext:value-type="string">
            <text:p>InsertionSort.Tall</text:p>
          </table:table-cell>
          <table:table-cell office:value-type="string" calcext:value-type="string">
            <text:p>InsertionSort.Tsum</text:p>
          </table:table-cell>
          <table:table-cell office:value-type="string" calcext:value-type="string">
            <text:p>InsertionSort.Check</text:p>
          </table:table-cell>
          <table:table-cell office:value-type="string" calcext:value-type="string">
            <text:p>InsertionSort.CMP</text:p>
          </table:table-cell>
          <table:table-cell office:value-type="string" calcext:value-type="string">
            <text:p>InsertionSort.SWAP</text:p>
          </table:table-cell>
          <table:table-cell office:value-type="string" calcext:value-type="string">
            <text:p>InsertionSort.WRITE</text:p>
          </table:table-cell>
          <table:table-cell office:value-type="string" calcext:value-type="string">
            <text:p>InsertionSort.READ</text:p>
          </table:table-cell>
          <table:table-cell table:number-columns-repeated="29"/>
        </table:table-row>
        <table:table-row table:style-name="ro1">
          <table:table-cell table:formula="of:=MAX([.N2:.AQ2])" office:value-type="float" office:value="394769" calcext:value-type="float">
            <text:p>394769</text:p>
          </table:table-cell>
          <table:table-cell table:formula="of:=MIN([.N2:.AQ2])" office:value-type="float" office:value="361047" calcext:value-type="float">
            <text:p>361047</text:p>
          </table:table-cell>
          <table:table-cell table:formula="of:=ABS([.A2]-[.B2])" office:value-type="float" office:value="33722" calcext:value-type="float">
            <text:p>33722</text:p>
          </table:table-cell>
          <table:table-cell table:formula="of:=[.K2]" office:value-type="float" office:value="367399" calcext:value-type="float">
            <text:p>3673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7399" calcext:value-type="float">
            <text:p>367399</text:p>
          </table:table-cell>
          <table:table-cell office:value-type="float" office:value="361047" calcext:value-type="float">
            <text:p>361047</text:p>
          </table:table-cell>
          <table:table-cell office:value-type="float" office:value="374349" calcext:value-type="float">
            <text:p>374349</text:p>
          </table:table-cell>
          <table:table-cell office:value-type="float" office:value="367399" calcext:value-type="float">
            <text:p>367399</text:p>
          </table:table-cell>
          <table:table-cell office:value-type="float" office:value="361047" calcext:value-type="float">
            <text:p>361047</text:p>
          </table:table-cell>
          <table:table-cell office:value-type="float" office:value="371434" calcext:value-type="float">
            <text:p>371434</text:p>
          </table:table-cell>
          <table:table-cell office:value-type="float" office:value="368171" calcext:value-type="float">
            <text:p>368171</text:p>
          </table:table-cell>
          <table:table-cell office:value-type="float" office:value="366156" calcext:value-type="float">
            <text:p>366156</text:p>
          </table:table-cell>
          <table:table-cell office:value-type="float" office:value="370631" calcext:value-type="float">
            <text:p>370631</text:p>
          </table:table-cell>
          <table:table-cell office:value-type="float" office:value="370638" calcext:value-type="float">
            <text:p>370638</text:p>
          </table:table-cell>
          <table:table-cell office:value-type="float" office:value="376035" calcext:value-type="float">
            <text:p>376035</text:p>
          </table:table-cell>
          <table:table-cell office:value-type="float" office:value="375299" calcext:value-type="float">
            <text:p>375299</text:p>
          </table:table-cell>
          <table:table-cell office:value-type="float" office:value="375414" calcext:value-type="float">
            <text:p>375414</text:p>
          </table:table-cell>
          <table:table-cell office:value-type="float" office:value="374764" calcext:value-type="float">
            <text:p>374764</text:p>
          </table:table-cell>
          <table:table-cell office:value-type="float" office:value="373183" calcext:value-type="float">
            <text:p>373183</text:p>
          </table:table-cell>
          <table:table-cell office:value-type="float" office:value="368796" calcext:value-type="float">
            <text:p>368796</text:p>
          </table:table-cell>
          <table:table-cell office:value-type="float" office:value="365825" calcext:value-type="float">
            <text:p>365825</text:p>
          </table:table-cell>
          <table:table-cell office:value-type="float" office:value="369146" calcext:value-type="float">
            <text:p>369146</text:p>
          </table:table-cell>
          <table:table-cell office:value-type="float" office:value="384081" calcext:value-type="float">
            <text:p>384081</text:p>
          </table:table-cell>
          <table:table-cell office:value-type="float" office:value="390710" calcext:value-type="float">
            <text:p>390710</text:p>
          </table:table-cell>
          <table:table-cell office:value-type="float" office:value="394769" calcext:value-type="float">
            <text:p>394769</text:p>
          </table:table-cell>
          <table:table-cell office:value-type="float" office:value="380165" calcext:value-type="float">
            <text:p>380165</text:p>
          </table:table-cell>
          <table:table-cell office:value-type="float" office:value="383431" calcext:value-type="float">
            <text:p>383431</text:p>
          </table:table-cell>
          <table:table-cell office:value-type="float" office:value="370936" calcext:value-type="float">
            <text:p>370936</text:p>
          </table:table-cell>
          <table:table-cell office:value-type="float" office:value="368869" calcext:value-type="float">
            <text:p>368869</text:p>
          </table:table-cell>
          <table:table-cell office:value-type="float" office:value="377390" calcext:value-type="float">
            <text:p>377390</text:p>
          </table:table-cell>
          <table:table-cell office:value-type="float" office:value="370315" calcext:value-type="float">
            <text:p>370315</text:p>
          </table:table-cell>
          <table:table-cell office:value-type="float" office:value="377208" calcext:value-type="float">
            <text:p>377208</text:p>
          </table:table-cell>
          <table:table-cell office:value-type="float" office:value="391622" calcext:value-type="float">
            <text:p>391622</text:p>
          </table:table-cell>
          <table:table-cell office:value-type="float" office:value="376463" calcext:value-type="float">
            <text:p>376463</text:p>
          </table:table-cell>
          <table:table-cell office:value-type="float" office:value="369074" calcext:value-type="float">
            <text:p>369074</text:p>
          </table:table-cell>
          <table:table-cell office:value-type="float" office:value="370701" calcext:value-type="float">
            <text:p>370701</text:p>
          </table:table-cell>
          <table:table-cell office:value-type="float" office:value="370827" calcext:value-type="float">
            <text:p>370827</text:p>
          </table:table-cell>
          <table:table-cell office:value-type="float" office:value="11230499" calcext:value-type="float">
            <text:p>11230499</text:p>
          </table:table-cell>
          <table:table-cell office:value-type="string" calcext:value-type="string">
            <text:p>OK</text:p>
          </table:table-cell>
          <table:table-cell office:value-type="float" office:value="225080410" calcext:value-type="float">
            <text:p>225080410</text:p>
          </table:table-cell>
          <table:table-cell office:value-type="float" office:value="225050411" calcext:value-type="float">
            <text:p>225050411</text:p>
          </table:table-cell>
          <table:table-cell table:number-columns-repeated="2" office:value-type="float" office:value="450100822" calcext:value-type="float">
            <text:p>450100822</text:p>
          </table:table-cell>
        </table:table-row>
        <table:table-row table:style-name="ro1">
          <table:table-cell table:formula="of:=MAX([.N3:.AQ3])" office:value-type="float" office:value="402940" calcext:value-type="float">
            <text:p>402940</text:p>
          </table:table-cell>
          <table:table-cell table:formula="of:=MIN([.N3:.AQ3])" office:value-type="float" office:value="360510" calcext:value-type="float">
            <text:p>360510</text:p>
          </table:table-cell>
          <table:table-cell table:formula="of:=ABS([.A3]-[.B3])" office:value-type="float" office:value="42430" calcext:value-type="float">
            <text:p>42430</text:p>
          </table:table-cell>
          <table:table-cell table:formula="of:=[.K3]" office:value-type="float" office:value="370044" calcext:value-type="float">
            <text:p>370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0044" calcext:value-type="float">
            <text:p>370044</text:p>
          </table:table-cell>
          <table:table-cell office:value-type="float" office:value="360510" calcext:value-type="float">
            <text:p>360510</text:p>
          </table:table-cell>
          <table:table-cell office:value-type="float" office:value="370431" calcext:value-type="float">
            <text:p>370431</text:p>
          </table:table-cell>
          <table:table-cell office:value-type="float" office:value="370044" calcext:value-type="float">
            <text:p>370044</text:p>
          </table:table-cell>
          <table:table-cell office:value-type="float" office:value="371561" calcext:value-type="float">
            <text:p>371561</text:p>
          </table:table-cell>
          <table:table-cell office:value-type="float" office:value="379695" calcext:value-type="float">
            <text:p>379695</text:p>
          </table:table-cell>
          <table:table-cell office:value-type="float" office:value="362126" calcext:value-type="float">
            <text:p>362126</text:p>
          </table:table-cell>
          <table:table-cell office:value-type="float" office:value="360586" calcext:value-type="float">
            <text:p>360586</text:p>
          </table:table-cell>
          <table:table-cell office:value-type="float" office:value="362374" calcext:value-type="float">
            <text:p>362374</text:p>
          </table:table-cell>
          <table:table-cell office:value-type="float" office:value="360510" calcext:value-type="float">
            <text:p>360510</text:p>
          </table:table-cell>
          <table:table-cell office:value-type="float" office:value="368156" calcext:value-type="float">
            <text:p>368156</text:p>
          </table:table-cell>
          <table:table-cell office:value-type="float" office:value="370190" calcext:value-type="float">
            <text:p>370190</text:p>
          </table:table-cell>
          <table:table-cell office:value-type="float" office:value="370353" calcext:value-type="float">
            <text:p>370353</text:p>
          </table:table-cell>
          <table:table-cell office:value-type="float" office:value="366252" calcext:value-type="float">
            <text:p>366252</text:p>
          </table:table-cell>
          <table:table-cell office:value-type="float" office:value="362457" calcext:value-type="float">
            <text:p>362457</text:p>
          </table:table-cell>
          <table:table-cell office:value-type="float" office:value="361301" calcext:value-type="float">
            <text:p>361301</text:p>
          </table:table-cell>
          <table:table-cell office:value-type="float" office:value="362723" calcext:value-type="float">
            <text:p>362723</text:p>
          </table:table-cell>
          <table:table-cell office:value-type="float" office:value="370275" calcext:value-type="float">
            <text:p>370275</text:p>
          </table:table-cell>
          <table:table-cell office:value-type="float" office:value="372943" calcext:value-type="float">
            <text:p>372943</text:p>
          </table:table-cell>
          <table:table-cell office:value-type="float" office:value="371360" calcext:value-type="float">
            <text:p>371360</text:p>
          </table:table-cell>
          <table:table-cell office:value-type="float" office:value="388679" calcext:value-type="float">
            <text:p>388679</text:p>
          </table:table-cell>
          <table:table-cell office:value-type="float" office:value="377071" calcext:value-type="float">
            <text:p>377071</text:p>
          </table:table-cell>
          <table:table-cell office:value-type="float" office:value="376288" calcext:value-type="float">
            <text:p>376288</text:p>
          </table:table-cell>
          <table:table-cell office:value-type="float" office:value="367848" calcext:value-type="float">
            <text:p>367848</text:p>
          </table:table-cell>
          <table:table-cell office:value-type="float" office:value="367120" calcext:value-type="float">
            <text:p>367120</text:p>
          </table:table-cell>
          <table:table-cell office:value-type="float" office:value="377888" calcext:value-type="float">
            <text:p>377888</text:p>
          </table:table-cell>
          <table:table-cell office:value-type="float" office:value="362139" calcext:value-type="float">
            <text:p>362139</text:p>
          </table:table-cell>
          <table:table-cell office:value-type="float" office:value="362247" calcext:value-type="float">
            <text:p>362247</text:p>
          </table:table-cell>
          <table:table-cell office:value-type="float" office:value="360850" calcext:value-type="float">
            <text:p>360850</text:p>
          </table:table-cell>
          <table:table-cell office:value-type="float" office:value="369454" calcext:value-type="float">
            <text:p>369454</text:p>
          </table:table-cell>
          <table:table-cell office:value-type="float" office:value="380889" calcext:value-type="float">
            <text:p>380889</text:p>
          </table:table-cell>
          <table:table-cell office:value-type="float" office:value="402940" calcext:value-type="float">
            <text:p>402940</text:p>
          </table:table-cell>
          <table:table-cell office:value-type="float" office:value="376630" calcext:value-type="float">
            <text:p>376630</text:p>
          </table:table-cell>
          <table:table-cell office:value-type="float" office:value="11112949" calcext:value-type="float">
            <text:p>11112949</text:p>
          </table:table-cell>
          <table:table-cell office:value-type="string" calcext:value-type="string">
            <text:p>OK</text:p>
          </table:table-cell>
          <table:table-cell office:value-type="float" office:value="224332063" calcext:value-type="float">
            <text:p>224332063</text:p>
          </table:table-cell>
          <table:table-cell office:value-type="float" office:value="224302064" calcext:value-type="float">
            <text:p>224302064</text:p>
          </table:table-cell>
          <table:table-cell table:number-columns-repeated="2" office:value-type="float" office:value="448604128" calcext:value-type="float">
            <text:p>448604128</text:p>
          </table:table-cell>
        </table:table-row>
        <table:table-row table:style-name="ro1">
          <table:table-cell table:formula="of:=MAX([.N4:.AQ4])" office:value-type="float" office:value="379206" calcext:value-type="float">
            <text:p>379206</text:p>
          </table:table-cell>
          <table:table-cell table:formula="of:=MIN([.N4:.AQ4])" office:value-type="float" office:value="363497" calcext:value-type="float">
            <text:p>363497</text:p>
          </table:table-cell>
          <table:table-cell table:formula="of:=ABS([.A4]-[.B4])" office:value-type="float" office:value="15709" calcext:value-type="float">
            <text:p>15709</text:p>
          </table:table-cell>
          <table:table-cell table:formula="of:=[.K4]" office:value-type="float" office:value="367035" calcext:value-type="float">
            <text:p>3670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7035" calcext:value-type="float">
            <text:p>367035</text:p>
          </table:table-cell>
          <table:table-cell office:value-type="float" office:value="363497" calcext:value-type="float">
            <text:p>363497</text:p>
          </table:table-cell>
          <table:table-cell office:value-type="float" office:value="370909" calcext:value-type="float">
            <text:p>370909</text:p>
          </table:table-cell>
          <table:table-cell office:value-type="float" office:value="367035" calcext:value-type="float">
            <text:p>367035</text:p>
          </table:table-cell>
          <table:table-cell office:value-type="float" office:value="363497" calcext:value-type="float">
            <text:p>363497</text:p>
          </table:table-cell>
          <table:table-cell office:value-type="float" office:value="369643" calcext:value-type="float">
            <text:p>369643</text:p>
          </table:table-cell>
          <table:table-cell office:value-type="float" office:value="369081" calcext:value-type="float">
            <text:p>369081</text:p>
          </table:table-cell>
          <table:table-cell office:value-type="float" office:value="366575" calcext:value-type="float">
            <text:p>366575</text:p>
          </table:table-cell>
          <table:table-cell office:value-type="float" office:value="368412" calcext:value-type="float">
            <text:p>368412</text:p>
          </table:table-cell>
          <table:table-cell office:value-type="float" office:value="365494" calcext:value-type="float">
            <text:p>365494</text:p>
          </table:table-cell>
          <table:table-cell office:value-type="float" office:value="366581" calcext:value-type="float">
            <text:p>366581</text:p>
          </table:table-cell>
          <table:table-cell office:value-type="float" office:value="367353" calcext:value-type="float">
            <text:p>367353</text:p>
          </table:table-cell>
          <table:table-cell office:value-type="float" office:value="376764" calcext:value-type="float">
            <text:p>376764</text:p>
          </table:table-cell>
          <table:table-cell office:value-type="float" office:value="378800" calcext:value-type="float">
            <text:p>378800</text:p>
          </table:table-cell>
          <table:table-cell office:value-type="float" office:value="375064" calcext:value-type="float">
            <text:p>375064</text:p>
          </table:table-cell>
          <table:table-cell office:value-type="float" office:value="375516" calcext:value-type="float">
            <text:p>375516</text:p>
          </table:table-cell>
          <table:table-cell office:value-type="float" office:value="374306" calcext:value-type="float">
            <text:p>374306</text:p>
          </table:table-cell>
          <table:table-cell office:value-type="float" office:value="372830" calcext:value-type="float">
            <text:p>372830</text:p>
          </table:table-cell>
          <table:table-cell office:value-type="float" office:value="370446" calcext:value-type="float">
            <text:p>370446</text:p>
          </table:table-cell>
          <table:table-cell office:value-type="float" office:value="371594" calcext:value-type="float">
            <text:p>371594</text:p>
          </table:table-cell>
          <table:table-cell office:value-type="float" office:value="371145" calcext:value-type="float">
            <text:p>371145</text:p>
          </table:table-cell>
          <table:table-cell office:value-type="float" office:value="366523" calcext:value-type="float">
            <text:p>366523</text:p>
          </table:table-cell>
          <table:table-cell office:value-type="float" office:value="366053" calcext:value-type="float">
            <text:p>366053</text:p>
          </table:table-cell>
          <table:table-cell office:value-type="float" office:value="368314" calcext:value-type="float">
            <text:p>368314</text:p>
          </table:table-cell>
          <table:table-cell office:value-type="float" office:value="367254" calcext:value-type="float">
            <text:p>367254</text:p>
          </table:table-cell>
          <table:table-cell office:value-type="float" office:value="368261" calcext:value-type="float">
            <text:p>368261</text:p>
          </table:table-cell>
          <table:table-cell office:value-type="float" office:value="365447" calcext:value-type="float">
            <text:p>365447</text:p>
          </table:table-cell>
          <table:table-cell office:value-type="float" office:value="372231" calcext:value-type="float">
            <text:p>372231</text:p>
          </table:table-cell>
          <table:table-cell office:value-type="float" office:value="376213" calcext:value-type="float">
            <text:p>376213</text:p>
          </table:table-cell>
          <table:table-cell office:value-type="float" office:value="377766" calcext:value-type="float">
            <text:p>377766</text:p>
          </table:table-cell>
          <table:table-cell office:value-type="float" office:value="378538" calcext:value-type="float">
            <text:p>378538</text:p>
          </table:table-cell>
          <table:table-cell office:value-type="float" office:value="371333" calcext:value-type="float">
            <text:p>371333</text:p>
          </table:table-cell>
          <table:table-cell office:value-type="float" office:value="379206" calcext:value-type="float">
            <text:p>379206</text:p>
          </table:table-cell>
          <table:table-cell office:value-type="float" office:value="11127275" calcext:value-type="float">
            <text:p>11127275</text:p>
          </table:table-cell>
          <table:table-cell office:value-type="string" calcext:value-type="string">
            <text:p>OK</text:p>
          </table:table-cell>
          <table:table-cell office:value-type="float" office:value="223885670" calcext:value-type="float">
            <text:p>223885670</text:p>
          </table:table-cell>
          <table:table-cell office:value-type="float" office:value="223855671" calcext:value-type="float">
            <text:p>223855671</text:p>
          </table:table-cell>
          <table:table-cell table:number-columns-repeated="2" office:value-type="float" office:value="447711342" calcext:value-type="float">
            <text:p>447711342</text:p>
          </table:table-cell>
        </table:table-row>
        <table:table-row table:style-name="ro1">
          <table:table-cell table:formula="of:=MAX([.N5:.AQ5])" office:value-type="float" office:value="403986" calcext:value-type="float">
            <text:p>403986</text:p>
          </table:table-cell>
          <table:table-cell table:formula="of:=MIN([.N5:.AQ5])" office:value-type="float" office:value="366088" calcext:value-type="float">
            <text:p>366088</text:p>
          </table:table-cell>
          <table:table-cell table:formula="of:=ABS([.A5]-[.B5])" office:value-type="float" office:value="37898" calcext:value-type="float">
            <text:p>37898</text:p>
          </table:table-cell>
          <table:table-cell table:formula="of:=[.K5]" office:value-type="float" office:value="375674" calcext:value-type="float">
            <text:p>3756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5674" calcext:value-type="float">
            <text:p>375674</text:p>
          </table:table-cell>
          <table:table-cell office:value-type="float" office:value="366088" calcext:value-type="float">
            <text:p>366088</text:p>
          </table:table-cell>
          <table:table-cell office:value-type="float" office:value="378104" calcext:value-type="float">
            <text:p>378104</text:p>
          </table:table-cell>
          <table:table-cell office:value-type="float" office:value="375674" calcext:value-type="float">
            <text:p>375674</text:p>
          </table:table-cell>
          <table:table-cell office:value-type="float" office:value="377996" calcext:value-type="float">
            <text:p>377996</text:p>
          </table:table-cell>
          <table:table-cell office:value-type="float" office:value="385138" calcext:value-type="float">
            <text:p>385138</text:p>
          </table:table-cell>
          <table:table-cell office:value-type="float" office:value="378689" calcext:value-type="float">
            <text:p>378689</text:p>
          </table:table-cell>
          <table:table-cell office:value-type="float" office:value="374177" calcext:value-type="float">
            <text:p>374177</text:p>
          </table:table-cell>
          <table:table-cell office:value-type="float" office:value="366088" calcext:value-type="float">
            <text:p>366088</text:p>
          </table:table-cell>
          <table:table-cell office:value-type="float" office:value="375031" calcext:value-type="float">
            <text:p>375031</text:p>
          </table:table-cell>
          <table:table-cell office:value-type="float" office:value="374837" calcext:value-type="float">
            <text:p>374837</text:p>
          </table:table-cell>
          <table:table-cell office:value-type="float" office:value="369250" calcext:value-type="float">
            <text:p>369250</text:p>
          </table:table-cell>
          <table:table-cell office:value-type="float" office:value="380009" calcext:value-type="float">
            <text:p>380009</text:p>
          </table:table-cell>
          <table:table-cell office:value-type="float" office:value="384564" calcext:value-type="float">
            <text:p>384564</text:p>
          </table:table-cell>
          <table:table-cell office:value-type="float" office:value="376400" calcext:value-type="float">
            <text:p>376400</text:p>
          </table:table-cell>
          <table:table-cell office:value-type="float" office:value="378957" calcext:value-type="float">
            <text:p>378957</text:p>
          </table:table-cell>
          <table:table-cell office:value-type="float" office:value="394659" calcext:value-type="float">
            <text:p>394659</text:p>
          </table:table-cell>
          <table:table-cell office:value-type="float" office:value="403986" calcext:value-type="float">
            <text:p>403986</text:p>
          </table:table-cell>
          <table:table-cell office:value-type="float" office:value="383656" calcext:value-type="float">
            <text:p>383656</text:p>
          </table:table-cell>
          <table:table-cell office:value-type="float" office:value="380400" calcext:value-type="float">
            <text:p>380400</text:p>
          </table:table-cell>
          <table:table-cell office:value-type="float" office:value="377961" calcext:value-type="float">
            <text:p>377961</text:p>
          </table:table-cell>
          <table:table-cell office:value-type="float" office:value="375766" calcext:value-type="float">
            <text:p>375766</text:p>
          </table:table-cell>
          <table:table-cell office:value-type="float" office:value="378919" calcext:value-type="float">
            <text:p>378919</text:p>
          </table:table-cell>
          <table:table-cell office:value-type="float" office:value="380673" calcext:value-type="float">
            <text:p>380673</text:p>
          </table:table-cell>
          <table:table-cell office:value-type="float" office:value="383595" calcext:value-type="float">
            <text:p>383595</text:p>
          </table:table-cell>
          <table:table-cell office:value-type="float" office:value="374420" calcext:value-type="float">
            <text:p>374420</text:p>
          </table:table-cell>
          <table:table-cell office:value-type="float" office:value="373385" calcext:value-type="float">
            <text:p>373385</text:p>
          </table:table-cell>
          <table:table-cell office:value-type="float" office:value="374354" calcext:value-type="float">
            <text:p>374354</text:p>
          </table:table-cell>
          <table:table-cell office:value-type="float" office:value="375462" calcext:value-type="float">
            <text:p>375462</text:p>
          </table:table-cell>
          <table:table-cell office:value-type="float" office:value="374160" calcext:value-type="float">
            <text:p>374160</text:p>
          </table:table-cell>
          <table:table-cell office:value-type="float" office:value="369368" calcext:value-type="float">
            <text:p>369368</text:p>
          </table:table-cell>
          <table:table-cell office:value-type="float" office:value="371941" calcext:value-type="float">
            <text:p>371941</text:p>
          </table:table-cell>
          <table:table-cell office:value-type="float" office:value="373609" calcext:value-type="float">
            <text:p>373609</text:p>
          </table:table-cell>
          <table:table-cell office:value-type="float" office:value="11343124" calcext:value-type="float">
            <text:p>11343124</text:p>
          </table:table-cell>
          <table:table-cell office:value-type="string" calcext:value-type="string">
            <text:p>OK</text:p>
          </table:table-cell>
          <table:table-cell office:value-type="float" office:value="224427515" calcext:value-type="float">
            <text:p>224427515</text:p>
          </table:table-cell>
          <table:table-cell office:value-type="float" office:value="224397516" calcext:value-type="float">
            <text:p>224397516</text:p>
          </table:table-cell>
          <table:table-cell table:number-columns-repeated="2" office:value-type="float" office:value="448795032" calcext:value-type="float">
            <text:p>448795032</text:p>
          </table:table-cell>
        </table:table-row>
        <table:table-row table:style-name="ro1">
          <table:table-cell table:formula="of:=MAX([.N6:.AQ6])" office:value-type="float" office:value="390300" calcext:value-type="float">
            <text:p>390300</text:p>
          </table:table-cell>
          <table:table-cell table:formula="of:=MIN([.N6:.AQ6])" office:value-type="float" office:value="350269" calcext:value-type="float">
            <text:p>350269</text:p>
          </table:table-cell>
          <table:table-cell table:formula="of:=ABS([.A6]-[.B6])" office:value-type="float" office:value="40031" calcext:value-type="float">
            <text:p>40031</text:p>
          </table:table-cell>
          <table:table-cell table:formula="of:=[.K6]" office:value-type="float" office:value="350269" calcext:value-type="float">
            <text:p>3502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50269" calcext:value-type="float">
            <text:p>350269</text:p>
          </table:table-cell>
          <table:table-cell office:value-type="float" office:value="371246" calcext:value-type="float">
            <text:p>371246</text:p>
          </table:table-cell>
          <table:table-cell office:value-type="float" office:value="350269" calcext:value-type="float">
            <text:p>350269</text:p>
          </table:table-cell>
          <table:table-cell office:value-type="float" office:value="362683" calcext:value-type="float">
            <text:p>362683</text:p>
          </table:table-cell>
          <table:table-cell office:value-type="float" office:value="373889" calcext:value-type="float">
            <text:p>373889</text:p>
          </table:table-cell>
          <table:table-cell office:value-type="float" office:value="370981" calcext:value-type="float">
            <text:p>370981</text:p>
          </table:table-cell>
          <table:table-cell office:value-type="float" office:value="368651" calcext:value-type="float">
            <text:p>368651</text:p>
          </table:table-cell>
          <table:table-cell office:value-type="float" office:value="380507" calcext:value-type="float">
            <text:p>380507</text:p>
          </table:table-cell>
          <table:table-cell office:value-type="float" office:value="370252" calcext:value-type="float">
            <text:p>370252</text:p>
          </table:table-cell>
          <table:table-cell office:value-type="float" office:value="375348" calcext:value-type="float">
            <text:p>375348</text:p>
          </table:table-cell>
          <table:table-cell office:value-type="float" office:value="372658" calcext:value-type="float">
            <text:p>372658</text:p>
          </table:table-cell>
          <table:table-cell office:value-type="float" office:value="372584" calcext:value-type="float">
            <text:p>372584</text:p>
          </table:table-cell>
          <table:table-cell office:value-type="float" office:value="390300" calcext:value-type="float">
            <text:p>390300</text:p>
          </table:table-cell>
          <table:table-cell office:value-type="float" office:value="378308" calcext:value-type="float">
            <text:p>378308</text:p>
          </table:table-cell>
          <table:table-cell office:value-type="float" office:value="384984" calcext:value-type="float">
            <text:p>384984</text:p>
          </table:table-cell>
          <table:table-cell office:value-type="float" office:value="372086" calcext:value-type="float">
            <text:p>372086</text:p>
          </table:table-cell>
          <table:table-cell office:value-type="float" office:value="363103" calcext:value-type="float">
            <text:p>363103</text:p>
          </table:table-cell>
          <table:table-cell office:value-type="float" office:value="367112" calcext:value-type="float">
            <text:p>367112</text:p>
          </table:table-cell>
          <table:table-cell office:value-type="float" office:value="367682" calcext:value-type="float">
            <text:p>367682</text:p>
          </table:table-cell>
          <table:table-cell office:value-type="float" office:value="364173" calcext:value-type="float">
            <text:p>364173</text:p>
          </table:table-cell>
          <table:table-cell office:value-type="float" office:value="368535" calcext:value-type="float">
            <text:p>368535</text:p>
          </table:table-cell>
          <table:table-cell office:value-type="float" office:value="364714" calcext:value-type="float">
            <text:p>364714</text:p>
          </table:table-cell>
          <table:table-cell office:value-type="float" office:value="365999" calcext:value-type="float">
            <text:p>365999</text:p>
          </table:table-cell>
          <table:table-cell office:value-type="float" office:value="371569" calcext:value-type="float">
            <text:p>371569</text:p>
          </table:table-cell>
          <table:table-cell office:value-type="float" office:value="367963" calcext:value-type="float">
            <text:p>367963</text:p>
          </table:table-cell>
          <table:table-cell office:value-type="float" office:value="363463" calcext:value-type="float">
            <text:p>363463</text:p>
          </table:table-cell>
          <table:table-cell office:value-type="float" office:value="368269" calcext:value-type="float">
            <text:p>368269</text:p>
          </table:table-cell>
          <table:table-cell office:value-type="float" office:value="381767" calcext:value-type="float">
            <text:p>381767</text:p>
          </table:table-cell>
          <table:table-cell office:value-type="float" office:value="380710" calcext:value-type="float">
            <text:p>380710</text:p>
          </table:table-cell>
          <table:table-cell office:value-type="float" office:value="377947" calcext:value-type="float">
            <text:p>377947</text:p>
          </table:table-cell>
          <table:table-cell office:value-type="float" office:value="375084" calcext:value-type="float">
            <text:p>375084</text:p>
          </table:table-cell>
          <table:table-cell office:value-type="float" office:value="365808" calcext:value-type="float">
            <text:p>365808</text:p>
          </table:table-cell>
          <table:table-cell office:value-type="float" office:value="11137398" calcext:value-type="float">
            <text:p>11137398</text:p>
          </table:table-cell>
          <table:table-cell office:value-type="string" calcext:value-type="string">
            <text:p>OK</text:p>
          </table:table-cell>
          <table:table-cell office:value-type="float" office:value="225416570" calcext:value-type="float">
            <text:p>225416570</text:p>
          </table:table-cell>
          <table:table-cell office:value-type="float" office:value="225386571" calcext:value-type="float">
            <text:p>225386571</text:p>
          </table:table-cell>
          <table:table-cell table:number-columns-repeated="2" office:value-type="float" office:value="450773142" calcext:value-type="float">
            <text:p>450773142</text:p>
          </table:table-cell>
        </table:table-row>
        <table:table-row table:style-name="ro1">
          <table:table-cell table:formula="of:=MAX([.N7:.AQ7])" office:value-type="float" office:value="398999" calcext:value-type="float">
            <text:p>398999</text:p>
          </table:table-cell>
          <table:table-cell table:formula="of:=MIN([.N7:.AQ7])" office:value-type="float" office:value="363151" calcext:value-type="float">
            <text:p>363151</text:p>
          </table:table-cell>
          <table:table-cell table:formula="of:=ABS([.A7]-[.B7])" office:value-type="float" office:value="35848" calcext:value-type="float">
            <text:p>35848</text:p>
          </table:table-cell>
          <table:table-cell table:formula="of:=[.K7]" office:value-type="float" office:value="367101" calcext:value-type="float">
            <text:p>3671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7101" calcext:value-type="float">
            <text:p>367101</text:p>
          </table:table-cell>
          <table:table-cell office:value-type="float" office:value="363151" calcext:value-type="float">
            <text:p>363151</text:p>
          </table:table-cell>
          <table:table-cell office:value-type="float" office:value="375583" calcext:value-type="float">
            <text:p>375583</text:p>
          </table:table-cell>
          <table:table-cell office:value-type="float" office:value="367101" calcext:value-type="float">
            <text:p>367101</text:p>
          </table:table-cell>
          <table:table-cell office:value-type="float" office:value="372626" calcext:value-type="float">
            <text:p>372626</text:p>
          </table:table-cell>
          <table:table-cell office:value-type="float" office:value="376905" calcext:value-type="float">
            <text:p>376905</text:p>
          </table:table-cell>
          <table:table-cell office:value-type="float" office:value="374294" calcext:value-type="float">
            <text:p>374294</text:p>
          </table:table-cell>
          <table:table-cell office:value-type="float" office:value="387850" calcext:value-type="float">
            <text:p>387850</text:p>
          </table:table-cell>
          <table:table-cell office:value-type="float" office:value="398818" calcext:value-type="float">
            <text:p>398818</text:p>
          </table:table-cell>
          <table:table-cell office:value-type="float" office:value="378665" calcext:value-type="float">
            <text:p>378665</text:p>
          </table:table-cell>
          <table:table-cell office:value-type="float" office:value="375193" calcext:value-type="float">
            <text:p>375193</text:p>
          </table:table-cell>
          <table:table-cell office:value-type="float" office:value="383787" calcext:value-type="float">
            <text:p>383787</text:p>
          </table:table-cell>
          <table:table-cell office:value-type="float" office:value="383141" calcext:value-type="float">
            <text:p>383141</text:p>
          </table:table-cell>
          <table:table-cell office:value-type="float" office:value="381096" calcext:value-type="float">
            <text:p>381096</text:p>
          </table:table-cell>
          <table:table-cell office:value-type="float" office:value="372938" calcext:value-type="float">
            <text:p>372938</text:p>
          </table:table-cell>
          <table:table-cell office:value-type="float" office:value="369628" calcext:value-type="float">
            <text:p>369628</text:p>
          </table:table-cell>
          <table:table-cell office:value-type="float" office:value="368392" calcext:value-type="float">
            <text:p>368392</text:p>
          </table:table-cell>
          <table:table-cell office:value-type="float" office:value="368541" calcext:value-type="float">
            <text:p>368541</text:p>
          </table:table-cell>
          <table:table-cell office:value-type="float" office:value="367959" calcext:value-type="float">
            <text:p>367959</text:p>
          </table:table-cell>
          <table:table-cell office:value-type="float" office:value="369748" calcext:value-type="float">
            <text:p>369748</text:p>
          </table:table-cell>
          <table:table-cell office:value-type="float" office:value="367635" calcext:value-type="float">
            <text:p>367635</text:p>
          </table:table-cell>
          <table:table-cell office:value-type="float" office:value="365636" calcext:value-type="float">
            <text:p>365636</text:p>
          </table:table-cell>
          <table:table-cell office:value-type="float" office:value="363856" calcext:value-type="float">
            <text:p>363856</text:p>
          </table:table-cell>
          <table:table-cell office:value-type="float" office:value="364095" calcext:value-type="float">
            <text:p>364095</text:p>
          </table:table-cell>
          <table:table-cell office:value-type="float" office:value="382176" calcext:value-type="float">
            <text:p>382176</text:p>
          </table:table-cell>
          <table:table-cell office:value-type="float" office:value="382958" calcext:value-type="float">
            <text:p>382958</text:p>
          </table:table-cell>
          <table:table-cell office:value-type="float" office:value="375502" calcext:value-type="float">
            <text:p>375502</text:p>
          </table:table-cell>
          <table:table-cell office:value-type="float" office:value="398999" calcext:value-type="float">
            <text:p>398999</text:p>
          </table:table-cell>
          <table:table-cell office:value-type="float" office:value="386263" calcext:value-type="float">
            <text:p>386263</text:p>
          </table:table-cell>
          <table:table-cell office:value-type="float" office:value="370487" calcext:value-type="float">
            <text:p>370487</text:p>
          </table:table-cell>
          <table:table-cell office:value-type="float" office:value="372188" calcext:value-type="float">
            <text:p>372188</text:p>
          </table:table-cell>
          <table:table-cell office:value-type="float" office:value="363151" calcext:value-type="float">
            <text:p>363151</text:p>
          </table:table-cell>
          <table:table-cell office:value-type="float" office:value="377876" calcext:value-type="float">
            <text:p>377876</text:p>
          </table:table-cell>
          <table:table-cell office:value-type="float" office:value="11267504" calcext:value-type="float">
            <text:p>11267504</text:p>
          </table:table-cell>
          <table:table-cell office:value-type="string" calcext:value-type="string">
            <text:p>OK</text:p>
          </table:table-cell>
          <table:table-cell office:value-type="float" office:value="224538782" calcext:value-type="float">
            <text:p>224538782</text:p>
          </table:table-cell>
          <table:table-cell office:value-type="float" office:value="224508783" calcext:value-type="float">
            <text:p>224508783</text:p>
          </table:table-cell>
          <table:table-cell table:number-columns-repeated="2" office:value-type="float" office:value="449017566" calcext:value-type="float">
            <text:p>449017566</text:p>
          </table:table-cell>
        </table:table-row>
        <table:table-row table:style-name="ro1">
          <table:table-cell table:formula="of:=MAX([.N8:.AQ8])" office:value-type="float" office:value="392020" calcext:value-type="float">
            <text:p>392020</text:p>
          </table:table-cell>
          <table:table-cell table:formula="of:=MIN([.N8:.AQ8])" office:value-type="float" office:value="364418" calcext:value-type="float">
            <text:p>364418</text:p>
          </table:table-cell>
          <table:table-cell table:formula="of:=ABS([.A8]-[.B8])" office:value-type="float" office:value="27602" calcext:value-type="float">
            <text:p>27602</text:p>
          </table:table-cell>
          <table:table-cell table:formula="of:=[.K8]" office:value-type="float" office:value="392020" calcext:value-type="float">
            <text:p>39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92020" calcext:value-type="float">
            <text:p>392020</text:p>
          </table:table-cell>
          <table:table-cell office:value-type="float" office:value="364418" calcext:value-type="float">
            <text:p>364418</text:p>
          </table:table-cell>
          <table:table-cell office:value-type="float" office:value="372502" calcext:value-type="float">
            <text:p>372502</text:p>
          </table:table-cell>
          <table:table-cell office:value-type="float" office:value="392020" calcext:value-type="float">
            <text:p>392020</text:p>
          </table:table-cell>
          <table:table-cell office:value-type="float" office:value="377128" calcext:value-type="float">
            <text:p>377128</text:p>
          </table:table-cell>
          <table:table-cell office:value-type="float" office:value="386628" calcext:value-type="float">
            <text:p>386628</text:p>
          </table:table-cell>
          <table:table-cell office:value-type="float" office:value="386428" calcext:value-type="float">
            <text:p>386428</text:p>
          </table:table-cell>
          <table:table-cell office:value-type="float" office:value="377442" calcext:value-type="float">
            <text:p>377442</text:p>
          </table:table-cell>
          <table:table-cell office:value-type="float" office:value="371046" calcext:value-type="float">
            <text:p>371046</text:p>
          </table:table-cell>
          <table:table-cell office:value-type="float" office:value="368203" calcext:value-type="float">
            <text:p>368203</text:p>
          </table:table-cell>
          <table:table-cell office:value-type="float" office:value="365898" calcext:value-type="float">
            <text:p>365898</text:p>
          </table:table-cell>
          <table:table-cell office:value-type="float" office:value="367164" calcext:value-type="float">
            <text:p>367164</text:p>
          </table:table-cell>
          <table:table-cell office:value-type="float" office:value="368403" calcext:value-type="float">
            <text:p>368403</text:p>
          </table:table-cell>
          <table:table-cell office:value-type="float" office:value="379594" calcext:value-type="float">
            <text:p>379594</text:p>
          </table:table-cell>
          <table:table-cell office:value-type="float" office:value="374860" calcext:value-type="float">
            <text:p>374860</text:p>
          </table:table-cell>
          <table:table-cell office:value-type="float" office:value="388479" calcext:value-type="float">
            <text:p>388479</text:p>
          </table:table-cell>
          <table:table-cell office:value-type="float" office:value="378216" calcext:value-type="float">
            <text:p>378216</text:p>
          </table:table-cell>
          <table:table-cell office:value-type="float" office:value="372265" calcext:value-type="float">
            <text:p>372265</text:p>
          </table:table-cell>
          <table:table-cell office:value-type="float" office:value="372626" calcext:value-type="float">
            <text:p>372626</text:p>
          </table:table-cell>
          <table:table-cell office:value-type="float" office:value="370564" calcext:value-type="float">
            <text:p>370564</text:p>
          </table:table-cell>
          <table:table-cell office:value-type="float" office:value="366439" calcext:value-type="float">
            <text:p>366439</text:p>
          </table:table-cell>
          <table:table-cell office:value-type="float" office:value="378136" calcext:value-type="float">
            <text:p>378136</text:p>
          </table:table-cell>
          <table:table-cell office:value-type="float" office:value="367252" calcext:value-type="float">
            <text:p>367252</text:p>
          </table:table-cell>
          <table:table-cell office:value-type="float" office:value="364418" calcext:value-type="float">
            <text:p>364418</text:p>
          </table:table-cell>
          <table:table-cell office:value-type="float" office:value="365626" calcext:value-type="float">
            <text:p>365626</text:p>
          </table:table-cell>
          <table:table-cell office:value-type="float" office:value="369861" calcext:value-type="float">
            <text:p>369861</text:p>
          </table:table-cell>
          <table:table-cell office:value-type="float" office:value="364695" calcext:value-type="float">
            <text:p>364695</text:p>
          </table:table-cell>
          <table:table-cell office:value-type="float" office:value="365353" calcext:value-type="float">
            <text:p>365353</text:p>
          </table:table-cell>
          <table:table-cell office:value-type="float" office:value="369242" calcext:value-type="float">
            <text:p>369242</text:p>
          </table:table-cell>
          <table:table-cell office:value-type="float" office:value="366039" calcext:value-type="float">
            <text:p>366039</text:p>
          </table:table-cell>
          <table:table-cell office:value-type="float" office:value="370801" calcext:value-type="float">
            <text:p>370801</text:p>
          </table:table-cell>
          <table:table-cell office:value-type="float" office:value="365193" calcext:value-type="float">
            <text:p>365193</text:p>
          </table:table-cell>
          <table:table-cell office:value-type="float" office:value="365058" calcext:value-type="float">
            <text:p>365058</text:p>
          </table:table-cell>
          <table:table-cell office:value-type="float" office:value="11175077" calcext:value-type="float">
            <text:p>11175077</text:p>
          </table:table-cell>
          <table:table-cell office:value-type="string" calcext:value-type="string">
            <text:p>OK</text:p>
          </table:table-cell>
          <table:table-cell office:value-type="float" office:value="224095143" calcext:value-type="float">
            <text:p>224095143</text:p>
          </table:table-cell>
          <table:table-cell office:value-type="float" office:value="224065144" calcext:value-type="float">
            <text:p>224065144</text:p>
          </table:table-cell>
          <table:table-cell table:number-columns-repeated="2" office:value-type="float" office:value="448130288" calcext:value-type="float">
            <text:p>448130288</text:p>
          </table:table-cell>
        </table:table-row>
        <table:table-row table:style-name="ro1">
          <table:table-cell table:formula="of:=MAX([.N9:.AQ9])" office:value-type="float" office:value="399630" calcext:value-type="float">
            <text:p>399630</text:p>
          </table:table-cell>
          <table:table-cell table:formula="of:=MIN([.N9:.AQ9])" office:value-type="float" office:value="362978" calcext:value-type="float">
            <text:p>362978</text:p>
          </table:table-cell>
          <table:table-cell table:formula="of:=ABS([.A9]-[.B9])" office:value-type="float" office:value="36652" calcext:value-type="float">
            <text:p>36652</text:p>
          </table:table-cell>
          <table:table-cell table:formula="of:=[.K9]" office:value-type="float" office:value="364943" calcext:value-type="float">
            <text:p>3649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8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4943" calcext:value-type="float">
            <text:p>364943</text:p>
          </table:table-cell>
          <table:table-cell office:value-type="float" office:value="362978" calcext:value-type="float">
            <text:p>362978</text:p>
          </table:table-cell>
          <table:table-cell office:value-type="float" office:value="377617" calcext:value-type="float">
            <text:p>377617</text:p>
          </table:table-cell>
          <table:table-cell office:value-type="float" office:value="364943" calcext:value-type="float">
            <text:p>364943</text:p>
          </table:table-cell>
          <table:table-cell office:value-type="float" office:value="362978" calcext:value-type="float">
            <text:p>362978</text:p>
          </table:table-cell>
          <table:table-cell office:value-type="float" office:value="372887" calcext:value-type="float">
            <text:p>372887</text:p>
          </table:table-cell>
          <table:table-cell office:value-type="float" office:value="375310" calcext:value-type="float">
            <text:p>375310</text:p>
          </table:table-cell>
          <table:table-cell office:value-type="float" office:value="368176" calcext:value-type="float">
            <text:p>368176</text:p>
          </table:table-cell>
          <table:table-cell office:value-type="float" office:value="366672" calcext:value-type="float">
            <text:p>366672</text:p>
          </table:table-cell>
          <table:table-cell office:value-type="float" office:value="364672" calcext:value-type="float">
            <text:p>364672</text:p>
          </table:table-cell>
          <table:table-cell office:value-type="float" office:value="366565" calcext:value-type="float">
            <text:p>366565</text:p>
          </table:table-cell>
          <table:table-cell office:value-type="float" office:value="367767" calcext:value-type="float">
            <text:p>367767</text:p>
          </table:table-cell>
          <table:table-cell office:value-type="float" office:value="364124" calcext:value-type="float">
            <text:p>364124</text:p>
          </table:table-cell>
          <table:table-cell office:value-type="float" office:value="375785" calcext:value-type="float">
            <text:p>375785</text:p>
          </table:table-cell>
          <table:table-cell office:value-type="float" office:value="366967" calcext:value-type="float">
            <text:p>366967</text:p>
          </table:table-cell>
          <table:table-cell office:value-type="float" office:value="375740" calcext:value-type="float">
            <text:p>375740</text:p>
          </table:table-cell>
          <table:table-cell office:value-type="float" office:value="372472" calcext:value-type="float">
            <text:p>372472</text:p>
          </table:table-cell>
          <table:table-cell office:value-type="float" office:value="391975" calcext:value-type="float">
            <text:p>391975</text:p>
          </table:table-cell>
          <table:table-cell office:value-type="float" office:value="388233" calcext:value-type="float">
            <text:p>388233</text:p>
          </table:table-cell>
          <table:table-cell office:value-type="float" office:value="399630" calcext:value-type="float">
            <text:p>399630</text:p>
          </table:table-cell>
          <table:table-cell office:value-type="float" office:value="376509" calcext:value-type="float">
            <text:p>376509</text:p>
          </table:table-cell>
          <table:table-cell office:value-type="float" office:value="385470" calcext:value-type="float">
            <text:p>385470</text:p>
          </table:table-cell>
          <table:table-cell office:value-type="float" office:value="381174" calcext:value-type="float">
            <text:p>381174</text:p>
          </table:table-cell>
          <table:table-cell office:value-type="float" office:value="382735" calcext:value-type="float">
            <text:p>382735</text:p>
          </table:table-cell>
          <table:table-cell office:value-type="float" office:value="394673" calcext:value-type="float">
            <text:p>394673</text:p>
          </table:table-cell>
          <table:table-cell office:value-type="float" office:value="383351" calcext:value-type="float">
            <text:p>383351</text:p>
          </table:table-cell>
          <table:table-cell office:value-type="float" office:value="387821" calcext:value-type="float">
            <text:p>387821</text:p>
          </table:table-cell>
          <table:table-cell office:value-type="float" office:value="383046" calcext:value-type="float">
            <text:p>383046</text:p>
          </table:table-cell>
          <table:table-cell office:value-type="float" office:value="379622" calcext:value-type="float">
            <text:p>379622</text:p>
          </table:table-cell>
          <table:table-cell office:value-type="float" office:value="377712" calcext:value-type="float">
            <text:p>377712</text:p>
          </table:table-cell>
          <table:table-cell office:value-type="float" office:value="376631" calcext:value-type="float">
            <text:p>376631</text:p>
          </table:table-cell>
          <table:table-cell office:value-type="float" office:value="380253" calcext:value-type="float">
            <text:p>380253</text:p>
          </table:table-cell>
          <table:table-cell office:value-type="float" office:value="394621" calcext:value-type="float">
            <text:p>394621</text:p>
          </table:table-cell>
          <table:table-cell office:value-type="float" office:value="11328514" calcext:value-type="float">
            <text:p>11328514</text:p>
          </table:table-cell>
          <table:table-cell office:value-type="string" calcext:value-type="string">
            <text:p>OK</text:p>
          </table:table-cell>
          <table:table-cell office:value-type="float" office:value="223546452" calcext:value-type="float">
            <text:p>223546452</text:p>
          </table:table-cell>
          <table:table-cell office:value-type="float" office:value="223516453" calcext:value-type="float">
            <text:p>223516453</text:p>
          </table:table-cell>
          <table:table-cell table:number-columns-repeated="2" office:value-type="float" office:value="447032906" calcext:value-type="float">
            <text:p>447032906</text:p>
          </table:table-cell>
        </table:table-row>
        <table:table-row table:style-name="ro1">
          <table:table-cell table:formula="of:=MAX([.N10:.AQ10])" office:value-type="float" office:value="398492" calcext:value-type="float">
            <text:p>398492</text:p>
          </table:table-cell>
          <table:table-cell table:formula="of:=MIN([.N10:.AQ10])" office:value-type="float" office:value="365988" calcext:value-type="float">
            <text:p>365988</text:p>
          </table:table-cell>
          <table:table-cell table:formula="of:=ABS([.A10]-[.B10])" office:value-type="float" office:value="32504" calcext:value-type="float">
            <text:p>32504</text:p>
          </table:table-cell>
          <table:table-cell table:formula="of:=[.K10]" office:value-type="float" office:value="382687" calcext:value-type="float">
            <text:p>3826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9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82687" calcext:value-type="float">
            <text:p>382687</text:p>
          </table:table-cell>
          <table:table-cell office:value-type="float" office:value="365988" calcext:value-type="float">
            <text:p>365988</text:p>
          </table:table-cell>
          <table:table-cell office:value-type="float" office:value="383981" calcext:value-type="float">
            <text:p>383981</text:p>
          </table:table-cell>
          <table:table-cell office:value-type="float" office:value="382687" calcext:value-type="float">
            <text:p>382687</text:p>
          </table:table-cell>
          <table:table-cell office:value-type="float" office:value="387393" calcext:value-type="float">
            <text:p>387393</text:p>
          </table:table-cell>
          <table:table-cell office:value-type="float" office:value="386673" calcext:value-type="float">
            <text:p>386673</text:p>
          </table:table-cell>
          <table:table-cell office:value-type="float" office:value="379197" calcext:value-type="float">
            <text:p>379197</text:p>
          </table:table-cell>
          <table:table-cell office:value-type="float" office:value="377476" calcext:value-type="float">
            <text:p>377476</text:p>
          </table:table-cell>
          <table:table-cell office:value-type="float" office:value="368831" calcext:value-type="float">
            <text:p>368831</text:p>
          </table:table-cell>
          <table:table-cell office:value-type="float" office:value="365988" calcext:value-type="float">
            <text:p>365988</text:p>
          </table:table-cell>
          <table:table-cell office:value-type="float" office:value="382276" calcext:value-type="float">
            <text:p>382276</text:p>
          </table:table-cell>
          <table:table-cell office:value-type="float" office:value="393111" calcext:value-type="float">
            <text:p>393111</text:p>
          </table:table-cell>
          <table:table-cell office:value-type="float" office:value="397008" calcext:value-type="float">
            <text:p>397008</text:p>
          </table:table-cell>
          <table:table-cell office:value-type="float" office:value="393007" calcext:value-type="float">
            <text:p>393007</text:p>
          </table:table-cell>
          <table:table-cell office:value-type="float" office:value="390168" calcext:value-type="float">
            <text:p>390168</text:p>
          </table:table-cell>
          <table:table-cell office:value-type="float" office:value="398492" calcext:value-type="float">
            <text:p>398492</text:p>
          </table:table-cell>
          <table:table-cell office:value-type="float" office:value="396430" calcext:value-type="float">
            <text:p>396430</text:p>
          </table:table-cell>
          <table:table-cell office:value-type="float" office:value="392985" calcext:value-type="float">
            <text:p>392985</text:p>
          </table:table-cell>
          <table:table-cell office:value-type="float" office:value="393646" calcext:value-type="float">
            <text:p>393646</text:p>
          </table:table-cell>
          <table:table-cell office:value-type="float" office:value="395366" calcext:value-type="float">
            <text:p>395366</text:p>
          </table:table-cell>
          <table:table-cell office:value-type="float" office:value="388249" calcext:value-type="float">
            <text:p>388249</text:p>
          </table:table-cell>
          <table:table-cell office:value-type="float" office:value="379961" calcext:value-type="float">
            <text:p>379961</text:p>
          </table:table-cell>
          <table:table-cell office:value-type="float" office:value="378635" calcext:value-type="float">
            <text:p>378635</text:p>
          </table:table-cell>
          <table:table-cell office:value-type="float" office:value="374102" calcext:value-type="float">
            <text:p>374102</text:p>
          </table:table-cell>
          <table:table-cell office:value-type="float" office:value="390464" calcext:value-type="float">
            <text:p>390464</text:p>
          </table:table-cell>
          <table:table-cell office:value-type="float" office:value="380337" calcext:value-type="float">
            <text:p>380337</text:p>
          </table:table-cell>
          <table:table-cell office:value-type="float" office:value="375667" calcext:value-type="float">
            <text:p>375667</text:p>
          </table:table-cell>
          <table:table-cell office:value-type="float" office:value="372476" calcext:value-type="float">
            <text:p>372476</text:p>
          </table:table-cell>
          <table:table-cell office:value-type="float" office:value="381040" calcext:value-type="float">
            <text:p>381040</text:p>
          </table:table-cell>
          <table:table-cell office:value-type="float" office:value="373831" calcext:value-type="float">
            <text:p>373831</text:p>
          </table:table-cell>
          <table:table-cell office:value-type="float" office:value="371505" calcext:value-type="float">
            <text:p>371505</text:p>
          </table:table-cell>
          <table:table-cell office:value-type="float" office:value="390102" calcext:value-type="float">
            <text:p>390102</text:p>
          </table:table-cell>
          <table:table-cell office:value-type="float" office:value="382328" calcext:value-type="float">
            <text:p>382328</text:p>
          </table:table-cell>
          <table:table-cell office:value-type="float" office:value="11519431" calcext:value-type="float">
            <text:p>11519431</text:p>
          </table:table-cell>
          <table:table-cell office:value-type="string" calcext:value-type="string">
            <text:p>OK</text:p>
          </table:table-cell>
          <table:table-cell office:value-type="float" office:value="225352660" calcext:value-type="float">
            <text:p>225352660</text:p>
          </table:table-cell>
          <table:table-cell office:value-type="float" office:value="225322661" calcext:value-type="float">
            <text:p>225322661</text:p>
          </table:table-cell>
          <table:table-cell table:number-columns-repeated="2" office:value-type="float" office:value="450645322" calcext:value-type="float">
            <text:p>450645322</text:p>
          </table:table-cell>
        </table:table-row>
        <table:table-row table:style-name="ro1">
          <table:table-cell table:formula="of:=MAX([.N11:.AQ11])" office:value-type="float" office:value="384781" calcext:value-type="float">
            <text:p>384781</text:p>
          </table:table-cell>
          <table:table-cell table:formula="of:=MIN([.N11:.AQ11])" office:value-type="float" office:value="365347" calcext:value-type="float">
            <text:p>365347</text:p>
          </table:table-cell>
          <table:table-cell table:formula="of:=ABS([.A11]-[.B11])" office:value-type="float" office:value="19434" calcext:value-type="float">
            <text:p>19434</text:p>
          </table:table-cell>
          <table:table-cell table:formula="of:=[.K11]" office:value-type="float" office:value="378565" calcext:value-type="float">
            <text:p>3785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0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8565" calcext:value-type="float">
            <text:p>378565</text:p>
          </table:table-cell>
          <table:table-cell office:value-type="float" office:value="365347" calcext:value-type="float">
            <text:p>365347</text:p>
          </table:table-cell>
          <table:table-cell office:value-type="float" office:value="371184" calcext:value-type="float">
            <text:p>371184</text:p>
          </table:table-cell>
          <table:table-cell office:value-type="float" office:value="378565" calcext:value-type="float">
            <text:p>378565</text:p>
          </table:table-cell>
          <table:table-cell office:value-type="float" office:value="371668" calcext:value-type="float">
            <text:p>371668</text:p>
          </table:table-cell>
          <table:table-cell office:value-type="float" office:value="377919" calcext:value-type="float">
            <text:p>377919</text:p>
          </table:table-cell>
          <table:table-cell office:value-type="float" office:value="384781" calcext:value-type="float">
            <text:p>384781</text:p>
          </table:table-cell>
          <table:table-cell office:value-type="float" office:value="380772" calcext:value-type="float">
            <text:p>380772</text:p>
          </table:table-cell>
          <table:table-cell office:value-type="float" office:value="378378" calcext:value-type="float">
            <text:p>378378</text:p>
          </table:table-cell>
          <table:table-cell office:value-type="float" office:value="370529" calcext:value-type="float">
            <text:p>370529</text:p>
          </table:table-cell>
          <table:table-cell office:value-type="float" office:value="368473" calcext:value-type="float">
            <text:p>368473</text:p>
          </table:table-cell>
          <table:table-cell office:value-type="float" office:value="374589" calcext:value-type="float">
            <text:p>374589</text:p>
          </table:table-cell>
          <table:table-cell office:value-type="float" office:value="370651" calcext:value-type="float">
            <text:p>370651</text:p>
          </table:table-cell>
          <table:table-cell office:value-type="float" office:value="371988" calcext:value-type="float">
            <text:p>371988</text:p>
          </table:table-cell>
          <table:table-cell office:value-type="float" office:value="369428" calcext:value-type="float">
            <text:p>369428</text:p>
          </table:table-cell>
          <table:table-cell office:value-type="float" office:value="373440" calcext:value-type="float">
            <text:p>373440</text:p>
          </table:table-cell>
          <table:table-cell office:value-type="float" office:value="373948" calcext:value-type="float">
            <text:p>373948</text:p>
          </table:table-cell>
          <table:table-cell office:value-type="float" office:value="366590" calcext:value-type="float">
            <text:p>366590</text:p>
          </table:table-cell>
          <table:table-cell office:value-type="float" office:value="367902" calcext:value-type="float">
            <text:p>367902</text:p>
          </table:table-cell>
          <table:table-cell office:value-type="float" office:value="371257" calcext:value-type="float">
            <text:p>371257</text:p>
          </table:table-cell>
          <table:table-cell office:value-type="float" office:value="367425" calcext:value-type="float">
            <text:p>367425</text:p>
          </table:table-cell>
          <table:table-cell office:value-type="float" office:value="371139" calcext:value-type="float">
            <text:p>371139</text:p>
          </table:table-cell>
          <table:table-cell office:value-type="float" office:value="371258" calcext:value-type="float">
            <text:p>371258</text:p>
          </table:table-cell>
          <table:table-cell office:value-type="float" office:value="369541" calcext:value-type="float">
            <text:p>369541</text:p>
          </table:table-cell>
          <table:table-cell office:value-type="float" office:value="365819" calcext:value-type="float">
            <text:p>365819</text:p>
          </table:table-cell>
          <table:table-cell office:value-type="float" office:value="370864" calcext:value-type="float">
            <text:p>370864</text:p>
          </table:table-cell>
          <table:table-cell office:value-type="float" office:value="365658" calcext:value-type="float">
            <text:p>365658</text:p>
          </table:table-cell>
          <table:table-cell office:value-type="float" office:value="367028" calcext:value-type="float">
            <text:p>367028</text:p>
          </table:table-cell>
          <table:table-cell office:value-type="float" office:value="368887" calcext:value-type="float">
            <text:p>368887</text:p>
          </table:table-cell>
          <table:table-cell office:value-type="float" office:value="366586" calcext:value-type="float">
            <text:p>366586</text:p>
          </table:table-cell>
          <table:table-cell office:value-type="float" office:value="365770" calcext:value-type="float">
            <text:p>365770</text:p>
          </table:table-cell>
          <table:table-cell office:value-type="float" office:value="369328" calcext:value-type="float">
            <text:p>369328</text:p>
          </table:table-cell>
          <table:table-cell office:value-type="float" office:value="365347" calcext:value-type="float">
            <text:p>365347</text:p>
          </table:table-cell>
          <table:table-cell office:value-type="float" office:value="11135528" calcext:value-type="float">
            <text:p>11135528</text:p>
          </table:table-cell>
          <table:table-cell office:value-type="string" calcext:value-type="string">
            <text:p>OK</text:p>
          </table:table-cell>
          <table:table-cell office:value-type="float" office:value="224855550" calcext:value-type="float">
            <text:p>224855550</text:p>
          </table:table-cell>
          <table:table-cell office:value-type="float" office:value="224825551" calcext:value-type="float">
            <text:p>224825551</text:p>
          </table:table-cell>
          <table:table-cell table:number-columns-repeated="2" office:value-type="float" office:value="449651102" calcext:value-type="float">
            <text:p>449651102</text:p>
          </table:table-cell>
        </table:table-row>
        <table:table-row table:style-name="ro1">
          <table:table-cell table:formula="of:=MAX([.N12:.AQ12])" office:value-type="float" office:value="381410" calcext:value-type="float">
            <text:p>381410</text:p>
          </table:table-cell>
          <table:table-cell table:formula="of:=MIN([.N12:.AQ12])" office:value-type="float" office:value="360270" calcext:value-type="float">
            <text:p>360270</text:p>
          </table:table-cell>
          <table:table-cell table:formula="of:=ABS([.A12]-[.B12])" office:value-type="float" office:value="21140" calcext:value-type="float">
            <text:p>21140</text:p>
          </table:table-cell>
          <table:table-cell table:formula="of:=[.K12]" office:value-type="float" office:value="366266" calcext:value-type="float">
            <text:p>3662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1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6266" calcext:value-type="float">
            <text:p>366266</text:p>
          </table:table-cell>
          <table:table-cell office:value-type="float" office:value="360270" calcext:value-type="float">
            <text:p>360270</text:p>
          </table:table-cell>
          <table:table-cell office:value-type="float" office:value="371536" calcext:value-type="float">
            <text:p>371536</text:p>
          </table:table-cell>
          <table:table-cell office:value-type="float" office:value="366266" calcext:value-type="float">
            <text:p>366266</text:p>
          </table:table-cell>
          <table:table-cell office:value-type="float" office:value="360270" calcext:value-type="float">
            <text:p>360270</text:p>
          </table:table-cell>
          <table:table-cell office:value-type="float" office:value="373880" calcext:value-type="float">
            <text:p>373880</text:p>
          </table:table-cell>
          <table:table-cell office:value-type="float" office:value="371106" calcext:value-type="float">
            <text:p>371106</text:p>
          </table:table-cell>
          <table:table-cell office:value-type="float" office:value="372422" calcext:value-type="float">
            <text:p>372422</text:p>
          </table:table-cell>
          <table:table-cell office:value-type="float" office:value="370504" calcext:value-type="float">
            <text:p>370504</text:p>
          </table:table-cell>
          <table:table-cell office:value-type="float" office:value="369969" calcext:value-type="float">
            <text:p>369969</text:p>
          </table:table-cell>
          <table:table-cell office:value-type="float" office:value="371843" calcext:value-type="float">
            <text:p>371843</text:p>
          </table:table-cell>
          <table:table-cell office:value-type="float" office:value="376519" calcext:value-type="float">
            <text:p>376519</text:p>
          </table:table-cell>
          <table:table-cell office:value-type="float" office:value="372572" calcext:value-type="float">
            <text:p>372572</text:p>
          </table:table-cell>
          <table:table-cell office:value-type="float" office:value="380459" calcext:value-type="float">
            <text:p>380459</text:p>
          </table:table-cell>
          <table:table-cell office:value-type="float" office:value="370409" calcext:value-type="float">
            <text:p>370409</text:p>
          </table:table-cell>
          <table:table-cell office:value-type="float" office:value="375203" calcext:value-type="float">
            <text:p>375203</text:p>
          </table:table-cell>
          <table:table-cell office:value-type="float" office:value="369091" calcext:value-type="float">
            <text:p>369091</text:p>
          </table:table-cell>
          <table:table-cell office:value-type="float" office:value="367923" calcext:value-type="float">
            <text:p>367923</text:p>
          </table:table-cell>
          <table:table-cell office:value-type="float" office:value="372310" calcext:value-type="float">
            <text:p>372310</text:p>
          </table:table-cell>
          <table:table-cell office:value-type="float" office:value="373905" calcext:value-type="float">
            <text:p>373905</text:p>
          </table:table-cell>
          <table:table-cell office:value-type="float" office:value="376136" calcext:value-type="float">
            <text:p>376136</text:p>
          </table:table-cell>
          <table:table-cell office:value-type="float" office:value="381410" calcext:value-type="float">
            <text:p>381410</text:p>
          </table:table-cell>
          <table:table-cell office:value-type="float" office:value="366522" calcext:value-type="float">
            <text:p>366522</text:p>
          </table:table-cell>
          <table:table-cell office:value-type="float" office:value="368934" calcext:value-type="float">
            <text:p>368934</text:p>
          </table:table-cell>
          <table:table-cell office:value-type="float" office:value="366124" calcext:value-type="float">
            <text:p>366124</text:p>
          </table:table-cell>
          <table:table-cell office:value-type="float" office:value="371482" calcext:value-type="float">
            <text:p>371482</text:p>
          </table:table-cell>
          <table:table-cell office:value-type="float" office:value="366319" calcext:value-type="float">
            <text:p>366319</text:p>
          </table:table-cell>
          <table:table-cell office:value-type="float" office:value="367393" calcext:value-type="float">
            <text:p>367393</text:p>
          </table:table-cell>
          <table:table-cell office:value-type="float" office:value="369366" calcext:value-type="float">
            <text:p>369366</text:p>
          </table:table-cell>
          <table:table-cell office:value-type="float" office:value="371562" calcext:value-type="float">
            <text:p>371562</text:p>
          </table:table-cell>
          <table:table-cell office:value-type="float" office:value="376850" calcext:value-type="float">
            <text:p>376850</text:p>
          </table:table-cell>
          <table:table-cell office:value-type="float" office:value="376139" calcext:value-type="float">
            <text:p>376139</text:p>
          </table:table-cell>
          <table:table-cell office:value-type="float" office:value="373206" calcext:value-type="float">
            <text:p>373206</text:p>
          </table:table-cell>
          <table:table-cell office:value-type="float" office:value="11146094" calcext:value-type="float">
            <text:p>11146094</text:p>
          </table:table-cell>
          <table:table-cell office:value-type="string" calcext:value-type="string">
            <text:p>OK</text:p>
          </table:table-cell>
          <table:table-cell office:value-type="float" office:value="227958869" calcext:value-type="float">
            <text:p>227958869</text:p>
          </table:table-cell>
          <table:table-cell office:value-type="float" office:value="227928870" calcext:value-type="float">
            <text:p>227928870</text:p>
          </table:table-cell>
          <table:table-cell table:number-columns-repeated="2" office:value-type="float" office:value="455857740" calcext:value-type="float">
            <text:p>455857740</text:p>
          </table:table-cell>
        </table:table-row>
        <table:table-row table:style-name="ro1">
          <table:table-cell table:formula="of:=MAX([.N13:.AQ13])" office:value-type="float" office:value="410417" calcext:value-type="float">
            <text:p>410417</text:p>
          </table:table-cell>
          <table:table-cell table:formula="of:=MIN([.N13:.AQ13])" office:value-type="float" office:value="366693" calcext:value-type="float">
            <text:p>366693</text:p>
          </table:table-cell>
          <table:table-cell table:formula="of:=ABS([.A13]-[.B13])" office:value-type="float" office:value="43724" calcext:value-type="float">
            <text:p>43724</text:p>
          </table:table-cell>
          <table:table-cell table:formula="of:=[.K13]" office:value-type="float" office:value="370886" calcext:value-type="float">
            <text:p>3708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2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0886" calcext:value-type="float">
            <text:p>370886</text:p>
          </table:table-cell>
          <table:table-cell office:value-type="float" office:value="366693" calcext:value-type="float">
            <text:p>366693</text:p>
          </table:table-cell>
          <table:table-cell office:value-type="float" office:value="387336" calcext:value-type="float">
            <text:p>387336</text:p>
          </table:table-cell>
          <table:table-cell office:value-type="float" office:value="370886" calcext:value-type="float">
            <text:p>370886</text:p>
          </table:table-cell>
          <table:table-cell office:value-type="float" office:value="366693" calcext:value-type="float">
            <text:p>366693</text:p>
          </table:table-cell>
          <table:table-cell office:value-type="float" office:value="384121" calcext:value-type="float">
            <text:p>384121</text:p>
          </table:table-cell>
          <table:table-cell office:value-type="float" office:value="396049" calcext:value-type="float">
            <text:p>396049</text:p>
          </table:table-cell>
          <table:table-cell office:value-type="float" office:value="410417" calcext:value-type="float">
            <text:p>410417</text:p>
          </table:table-cell>
          <table:table-cell office:value-type="float" office:value="401368" calcext:value-type="float">
            <text:p>401368</text:p>
          </table:table-cell>
          <table:table-cell office:value-type="float" office:value="386002" calcext:value-type="float">
            <text:p>386002</text:p>
          </table:table-cell>
          <table:table-cell office:value-type="float" office:value="397022" calcext:value-type="float">
            <text:p>397022</text:p>
          </table:table-cell>
          <table:table-cell office:value-type="float" office:value="382697" calcext:value-type="float">
            <text:p>382697</text:p>
          </table:table-cell>
          <table:table-cell office:value-type="float" office:value="379942" calcext:value-type="float">
            <text:p>379942</text:p>
          </table:table-cell>
          <table:table-cell office:value-type="float" office:value="380274" calcext:value-type="float">
            <text:p>380274</text:p>
          </table:table-cell>
          <table:table-cell office:value-type="float" office:value="376143" calcext:value-type="float">
            <text:p>376143</text:p>
          </table:table-cell>
          <table:table-cell office:value-type="float" office:value="377664" calcext:value-type="float">
            <text:p>377664</text:p>
          </table:table-cell>
          <table:table-cell office:value-type="float" office:value="378193" calcext:value-type="float">
            <text:p>378193</text:p>
          </table:table-cell>
          <table:table-cell office:value-type="float" office:value="386519" calcext:value-type="float">
            <text:p>386519</text:p>
          </table:table-cell>
          <table:table-cell office:value-type="float" office:value="387191" calcext:value-type="float">
            <text:p>387191</text:p>
          </table:table-cell>
          <table:table-cell office:value-type="float" office:value="396888" calcext:value-type="float">
            <text:p>396888</text:p>
          </table:table-cell>
          <table:table-cell office:value-type="float" office:value="382037" calcext:value-type="float">
            <text:p>382037</text:p>
          </table:table-cell>
          <table:table-cell office:value-type="float" office:value="395029" calcext:value-type="float">
            <text:p>395029</text:p>
          </table:table-cell>
          <table:table-cell office:value-type="float" office:value="396077" calcext:value-type="float">
            <text:p>396077</text:p>
          </table:table-cell>
          <table:table-cell office:value-type="float" office:value="397186" calcext:value-type="float">
            <text:p>397186</text:p>
          </table:table-cell>
          <table:table-cell office:value-type="float" office:value="389759" calcext:value-type="float">
            <text:p>389759</text:p>
          </table:table-cell>
          <table:table-cell office:value-type="float" office:value="393665" calcext:value-type="float">
            <text:p>393665</text:p>
          </table:table-cell>
          <table:table-cell office:value-type="float" office:value="387056" calcext:value-type="float">
            <text:p>387056</text:p>
          </table:table-cell>
          <table:table-cell office:value-type="float" office:value="383317" calcext:value-type="float">
            <text:p>383317</text:p>
          </table:table-cell>
          <table:table-cell office:value-type="float" office:value="380074" calcext:value-type="float">
            <text:p>380074</text:p>
          </table:table-cell>
          <table:table-cell office:value-type="float" office:value="379800" calcext:value-type="float">
            <text:p>379800</text:p>
          </table:table-cell>
          <table:table-cell office:value-type="float" office:value="383318" calcext:value-type="float">
            <text:p>383318</text:p>
          </table:table-cell>
          <table:table-cell office:value-type="float" office:value="398026" calcext:value-type="float">
            <text:p>398026</text:p>
          </table:table-cell>
          <table:table-cell office:value-type="float" office:value="396683" calcext:value-type="float">
            <text:p>396683</text:p>
          </table:table-cell>
          <table:table-cell office:value-type="float" office:value="11620096" calcext:value-type="float">
            <text:p>11620096</text:p>
          </table:table-cell>
          <table:table-cell office:value-type="string" calcext:value-type="string">
            <text:p>OK</text:p>
          </table:table-cell>
          <table:table-cell office:value-type="float" office:value="223883432" calcext:value-type="float">
            <text:p>223883432</text:p>
          </table:table-cell>
          <table:table-cell office:value-type="float" office:value="223853433" calcext:value-type="float">
            <text:p>223853433</text:p>
          </table:table-cell>
          <table:table-cell table:number-columns-repeated="2" office:value-type="float" office:value="447706866" calcext:value-type="float">
            <text:p>447706866</text:p>
          </table:table-cell>
        </table:table-row>
        <table:table-row table:style-name="ro1">
          <table:table-cell table:formula="of:=MAX([.N14:.AQ14])" office:value-type="float" office:value="394638" calcext:value-type="float">
            <text:p>394638</text:p>
          </table:table-cell>
          <table:table-cell table:formula="of:=MIN([.N14:.AQ14])" office:value-type="float" office:value="367206" calcext:value-type="float">
            <text:p>367206</text:p>
          </table:table-cell>
          <table:table-cell table:formula="of:=ABS([.A14]-[.B14])" office:value-type="float" office:value="27432" calcext:value-type="float">
            <text:p>27432</text:p>
          </table:table-cell>
          <table:table-cell table:formula="of:=[.K14]" office:value-type="float" office:value="377406" calcext:value-type="float">
            <text:p>3774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3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7406" calcext:value-type="float">
            <text:p>377406</text:p>
          </table:table-cell>
          <table:table-cell office:value-type="float" office:value="367206" calcext:value-type="float">
            <text:p>367206</text:p>
          </table:table-cell>
          <table:table-cell office:value-type="float" office:value="378048" calcext:value-type="float">
            <text:p>378048</text:p>
          </table:table-cell>
          <table:table-cell office:value-type="float" office:value="377406" calcext:value-type="float">
            <text:p>377406</text:p>
          </table:table-cell>
          <table:table-cell office:value-type="float" office:value="389505" calcext:value-type="float">
            <text:p>389505</text:p>
          </table:table-cell>
          <table:table-cell office:value-type="float" office:value="389166" calcext:value-type="float">
            <text:p>389166</text:p>
          </table:table-cell>
          <table:table-cell office:value-type="float" office:value="377655" calcext:value-type="float">
            <text:p>377655</text:p>
          </table:table-cell>
          <table:table-cell office:value-type="float" office:value="376683" calcext:value-type="float">
            <text:p>376683</text:p>
          </table:table-cell>
          <table:table-cell office:value-type="float" office:value="380736" calcext:value-type="float">
            <text:p>380736</text:p>
          </table:table-cell>
          <table:table-cell office:value-type="float" office:value="379633" calcext:value-type="float">
            <text:p>379633</text:p>
          </table:table-cell>
          <table:table-cell office:value-type="float" office:value="376596" calcext:value-type="float">
            <text:p>376596</text:p>
          </table:table-cell>
          <table:table-cell office:value-type="float" office:value="374252" calcext:value-type="float">
            <text:p>374252</text:p>
          </table:table-cell>
          <table:table-cell office:value-type="float" office:value="376684" calcext:value-type="float">
            <text:p>376684</text:p>
          </table:table-cell>
          <table:table-cell office:value-type="float" office:value="378334" calcext:value-type="float">
            <text:p>378334</text:p>
          </table:table-cell>
          <table:table-cell office:value-type="float" office:value="367206" calcext:value-type="float">
            <text:p>367206</text:p>
          </table:table-cell>
          <table:table-cell office:value-type="float" office:value="369068" calcext:value-type="float">
            <text:p>369068</text:p>
          </table:table-cell>
          <table:table-cell office:value-type="float" office:value="373358" calcext:value-type="float">
            <text:p>373358</text:p>
          </table:table-cell>
          <table:table-cell office:value-type="float" office:value="370819" calcext:value-type="float">
            <text:p>370819</text:p>
          </table:table-cell>
          <table:table-cell office:value-type="float" office:value="367941" calcext:value-type="float">
            <text:p>367941</text:p>
          </table:table-cell>
          <table:table-cell office:value-type="float" office:value="386408" calcext:value-type="float">
            <text:p>386408</text:p>
          </table:table-cell>
          <table:table-cell office:value-type="float" office:value="391304" calcext:value-type="float">
            <text:p>391304</text:p>
          </table:table-cell>
          <table:table-cell office:value-type="float" office:value="394638" calcext:value-type="float">
            <text:p>394638</text:p>
          </table:table-cell>
          <table:table-cell office:value-type="float" office:value="381576" calcext:value-type="float">
            <text:p>381576</text:p>
          </table:table-cell>
          <table:table-cell office:value-type="float" office:value="372422" calcext:value-type="float">
            <text:p>372422</text:p>
          </table:table-cell>
          <table:table-cell office:value-type="float" office:value="367480" calcext:value-type="float">
            <text:p>367480</text:p>
          </table:table-cell>
          <table:table-cell office:value-type="float" office:value="370804" calcext:value-type="float">
            <text:p>370804</text:p>
          </table:table-cell>
          <table:table-cell office:value-type="float" office:value="378783" calcext:value-type="float">
            <text:p>378783</text:p>
          </table:table-cell>
          <table:table-cell office:value-type="float" office:value="382145" calcext:value-type="float">
            <text:p>382145</text:p>
          </table:table-cell>
          <table:table-cell office:value-type="float" office:value="384907" calcext:value-type="float">
            <text:p>384907</text:p>
          </table:table-cell>
          <table:table-cell office:value-type="float" office:value="376509" calcext:value-type="float">
            <text:p>376509</text:p>
          </table:table-cell>
          <table:table-cell office:value-type="float" office:value="375237" calcext:value-type="float">
            <text:p>375237</text:p>
          </table:table-cell>
          <table:table-cell office:value-type="float" office:value="374051" calcext:value-type="float">
            <text:p>374051</text:p>
          </table:table-cell>
          <table:table-cell office:value-type="float" office:value="380138" calcext:value-type="float">
            <text:p>380138</text:p>
          </table:table-cell>
          <table:table-cell office:value-type="float" office:value="11341444" calcext:value-type="float">
            <text:p>11341444</text:p>
          </table:table-cell>
          <table:table-cell office:value-type="string" calcext:value-type="string">
            <text:p>OK</text:p>
          </table:table-cell>
          <table:table-cell office:value-type="float" office:value="224482438" calcext:value-type="float">
            <text:p>224482438</text:p>
          </table:table-cell>
          <table:table-cell office:value-type="float" office:value="224452439" calcext:value-type="float">
            <text:p>224452439</text:p>
          </table:table-cell>
          <table:table-cell table:number-columns-repeated="2" office:value-type="float" office:value="448904878" calcext:value-type="float">
            <text:p>448904878</text:p>
          </table:table-cell>
        </table:table-row>
        <table:table-row table:style-name="ro1">
          <table:table-cell table:formula="of:=MAX([.N15:.AQ15])" office:value-type="float" office:value="391952" calcext:value-type="float">
            <text:p>391952</text:p>
          </table:table-cell>
          <table:table-cell table:formula="of:=MIN([.N15:.AQ15])" office:value-type="float" office:value="364997" calcext:value-type="float">
            <text:p>364997</text:p>
          </table:table-cell>
          <table:table-cell table:formula="of:=ABS([.A15]-[.B15])" office:value-type="float" office:value="26955" calcext:value-type="float">
            <text:p>26955</text:p>
          </table:table-cell>
          <table:table-cell table:formula="of:=[.K15]" office:value-type="float" office:value="368046" calcext:value-type="float">
            <text:p>3680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4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8046" calcext:value-type="float">
            <text:p>368046</text:p>
          </table:table-cell>
          <table:table-cell office:value-type="float" office:value="364997" calcext:value-type="float">
            <text:p>364997</text:p>
          </table:table-cell>
          <table:table-cell office:value-type="float" office:value="373034" calcext:value-type="float">
            <text:p>373034</text:p>
          </table:table-cell>
          <table:table-cell office:value-type="float" office:value="368046" calcext:value-type="float">
            <text:p>368046</text:p>
          </table:table-cell>
          <table:table-cell office:value-type="float" office:value="365645" calcext:value-type="float">
            <text:p>365645</text:p>
          </table:table-cell>
          <table:table-cell office:value-type="float" office:value="372098" calcext:value-type="float">
            <text:p>372098</text:p>
          </table:table-cell>
          <table:table-cell office:value-type="float" office:value="364997" calcext:value-type="float">
            <text:p>364997</text:p>
          </table:table-cell>
          <table:table-cell office:value-type="float" office:value="368474" calcext:value-type="float">
            <text:p>368474</text:p>
          </table:table-cell>
          <table:table-cell office:value-type="float" office:value="373589" calcext:value-type="float">
            <text:p>373589</text:p>
          </table:table-cell>
          <table:table-cell office:value-type="float" office:value="376341" calcext:value-type="float">
            <text:p>376341</text:p>
          </table:table-cell>
          <table:table-cell office:value-type="float" office:value="367390" calcext:value-type="float">
            <text:p>367390</text:p>
          </table:table-cell>
          <table:table-cell office:value-type="float" office:value="365630" calcext:value-type="float">
            <text:p>365630</text:p>
          </table:table-cell>
          <table:table-cell office:value-type="float" office:value="370724" calcext:value-type="float">
            <text:p>370724</text:p>
          </table:table-cell>
          <table:table-cell office:value-type="float" office:value="371820" calcext:value-type="float">
            <text:p>371820</text:p>
          </table:table-cell>
          <table:table-cell office:value-type="float" office:value="365192" calcext:value-type="float">
            <text:p>365192</text:p>
          </table:table-cell>
          <table:table-cell office:value-type="float" office:value="367125" calcext:value-type="float">
            <text:p>367125</text:p>
          </table:table-cell>
          <table:table-cell office:value-type="float" office:value="371100" calcext:value-type="float">
            <text:p>371100</text:p>
          </table:table-cell>
          <table:table-cell office:value-type="float" office:value="365725" calcext:value-type="float">
            <text:p>365725</text:p>
          </table:table-cell>
          <table:table-cell office:value-type="float" office:value="372302" calcext:value-type="float">
            <text:p>372302</text:p>
          </table:table-cell>
          <table:table-cell office:value-type="float" office:value="375534" calcext:value-type="float">
            <text:p>375534</text:p>
          </table:table-cell>
          <table:table-cell office:value-type="float" office:value="372439" calcext:value-type="float">
            <text:p>372439</text:p>
          </table:table-cell>
          <table:table-cell office:value-type="float" office:value="379690" calcext:value-type="float">
            <text:p>379690</text:p>
          </table:table-cell>
          <table:table-cell office:value-type="float" office:value="367520" calcext:value-type="float">
            <text:p>367520</text:p>
          </table:table-cell>
          <table:table-cell office:value-type="float" office:value="366924" calcext:value-type="float">
            <text:p>366924</text:p>
          </table:table-cell>
          <table:table-cell office:value-type="float" office:value="381882" calcext:value-type="float">
            <text:p>381882</text:p>
          </table:table-cell>
          <table:table-cell office:value-type="float" office:value="391952" calcext:value-type="float">
            <text:p>391952</text:p>
          </table:table-cell>
          <table:table-cell office:value-type="float" office:value="379577" calcext:value-type="float">
            <text:p>379577</text:p>
          </table:table-cell>
          <table:table-cell office:value-type="float" office:value="374143" calcext:value-type="float">
            <text:p>374143</text:p>
          </table:table-cell>
          <table:table-cell office:value-type="float" office:value="383218" calcext:value-type="float">
            <text:p>383218</text:p>
          </table:table-cell>
          <table:table-cell office:value-type="float" office:value="381547" calcext:value-type="float">
            <text:p>381547</text:p>
          </table:table-cell>
          <table:table-cell office:value-type="float" office:value="377602" calcext:value-type="float">
            <text:p>377602</text:p>
          </table:table-cell>
          <table:table-cell office:value-type="float" office:value="379473" calcext:value-type="float">
            <text:p>379473</text:p>
          </table:table-cell>
          <table:table-cell office:value-type="float" office:value="373342" calcext:value-type="float">
            <text:p>373342</text:p>
          </table:table-cell>
          <table:table-cell office:value-type="float" office:value="11191041" calcext:value-type="float">
            <text:p>11191041</text:p>
          </table:table-cell>
          <table:table-cell office:value-type="string" calcext:value-type="string">
            <text:p>OK</text:p>
          </table:table-cell>
          <table:table-cell office:value-type="float" office:value="224891919" calcext:value-type="float">
            <text:p>224891919</text:p>
          </table:table-cell>
          <table:table-cell office:value-type="float" office:value="224861920" calcext:value-type="float">
            <text:p>224861920</text:p>
          </table:table-cell>
          <table:table-cell table:number-columns-repeated="2" office:value-type="float" office:value="449723840" calcext:value-type="float">
            <text:p>449723840</text:p>
          </table:table-cell>
        </table:table-row>
        <table:table-row table:style-name="ro1">
          <table:table-cell table:formula="of:=MAX([.N16:.AQ16])" office:value-type="float" office:value="397019" calcext:value-type="float">
            <text:p>397019</text:p>
          </table:table-cell>
          <table:table-cell table:formula="of:=MIN([.N16:.AQ16])" office:value-type="float" office:value="365510" calcext:value-type="float">
            <text:p>365510</text:p>
          </table:table-cell>
          <table:table-cell table:formula="of:=ABS([.A16]-[.B16])" office:value-type="float" office:value="31509" calcext:value-type="float">
            <text:p>31509</text:p>
          </table:table-cell>
          <table:table-cell table:formula="of:=[.K16]" office:value-type="float" office:value="376468" calcext:value-type="float">
            <text:p>3764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5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6468" calcext:value-type="float">
            <text:p>376468</text:p>
          </table:table-cell>
          <table:table-cell office:value-type="float" office:value="365510" calcext:value-type="float">
            <text:p>365510</text:p>
          </table:table-cell>
          <table:table-cell office:value-type="float" office:value="379458" calcext:value-type="float">
            <text:p>379458</text:p>
          </table:table-cell>
          <table:table-cell office:value-type="float" office:value="376468" calcext:value-type="float">
            <text:p>376468</text:p>
          </table:table-cell>
          <table:table-cell office:value-type="float" office:value="365510" calcext:value-type="float">
            <text:p>365510</text:p>
          </table:table-cell>
          <table:table-cell office:value-type="float" office:value="378926" calcext:value-type="float">
            <text:p>378926</text:p>
          </table:table-cell>
          <table:table-cell office:value-type="float" office:value="377110" calcext:value-type="float">
            <text:p>377110</text:p>
          </table:table-cell>
          <table:table-cell office:value-type="float" office:value="373674" calcext:value-type="float">
            <text:p>373674</text:p>
          </table:table-cell>
          <table:table-cell office:value-type="float" office:value="378530" calcext:value-type="float">
            <text:p>378530</text:p>
          </table:table-cell>
          <table:table-cell office:value-type="float" office:value="383298" calcext:value-type="float">
            <text:p>383298</text:p>
          </table:table-cell>
          <table:table-cell office:value-type="float" office:value="378392" calcext:value-type="float">
            <text:p>378392</text:p>
          </table:table-cell>
          <table:table-cell office:value-type="float" office:value="379057" calcext:value-type="float">
            <text:p>379057</text:p>
          </table:table-cell>
          <table:table-cell office:value-type="float" office:value="388492" calcext:value-type="float">
            <text:p>388492</text:p>
          </table:table-cell>
          <table:table-cell office:value-type="float" office:value="387865" calcext:value-type="float">
            <text:p>387865</text:p>
          </table:table-cell>
          <table:table-cell office:value-type="float" office:value="378156" calcext:value-type="float">
            <text:p>378156</text:p>
          </table:table-cell>
          <table:table-cell office:value-type="float" office:value="376562" calcext:value-type="float">
            <text:p>376562</text:p>
          </table:table-cell>
          <table:table-cell office:value-type="float" office:value="378383" calcext:value-type="float">
            <text:p>378383</text:p>
          </table:table-cell>
          <table:table-cell office:value-type="float" office:value="379729" calcext:value-type="float">
            <text:p>379729</text:p>
          </table:table-cell>
          <table:table-cell office:value-type="float" office:value="387953" calcext:value-type="float">
            <text:p>387953</text:p>
          </table:table-cell>
          <table:table-cell office:value-type="float" office:value="389288" calcext:value-type="float">
            <text:p>389288</text:p>
          </table:table-cell>
          <table:table-cell office:value-type="float" office:value="380462" calcext:value-type="float">
            <text:p>380462</text:p>
          </table:table-cell>
          <table:table-cell office:value-type="float" office:value="376156" calcext:value-type="float">
            <text:p>376156</text:p>
          </table:table-cell>
          <table:table-cell office:value-type="float" office:value="375830" calcext:value-type="float">
            <text:p>375830</text:p>
          </table:table-cell>
          <table:table-cell office:value-type="float" office:value="375400" calcext:value-type="float">
            <text:p>375400</text:p>
          </table:table-cell>
          <table:table-cell office:value-type="float" office:value="373446" calcext:value-type="float">
            <text:p>373446</text:p>
          </table:table-cell>
          <table:table-cell office:value-type="float" office:value="390994" calcext:value-type="float">
            <text:p>390994</text:p>
          </table:table-cell>
          <table:table-cell office:value-type="float" office:value="377261" calcext:value-type="float">
            <text:p>377261</text:p>
          </table:table-cell>
          <table:table-cell office:value-type="float" office:value="385419" calcext:value-type="float">
            <text:p>385419</text:p>
          </table:table-cell>
          <table:table-cell office:value-type="float" office:value="397019" calcext:value-type="float">
            <text:p>397019</text:p>
          </table:table-cell>
          <table:table-cell office:value-type="float" office:value="374740" calcext:value-type="float">
            <text:p>374740</text:p>
          </table:table-cell>
          <table:table-cell office:value-type="float" office:value="374120" calcext:value-type="float">
            <text:p>374120</text:p>
          </table:table-cell>
          <table:table-cell office:value-type="float" office:value="373907" calcext:value-type="float">
            <text:p>373907</text:p>
          </table:table-cell>
          <table:table-cell office:value-type="float" office:value="371617" calcext:value-type="float">
            <text:p>371617</text:p>
          </table:table-cell>
          <table:table-cell office:value-type="float" office:value="11383764" calcext:value-type="float">
            <text:p>11383764</text:p>
          </table:table-cell>
          <table:table-cell office:value-type="string" calcext:value-type="string">
            <text:p>OK</text:p>
          </table:table-cell>
          <table:table-cell office:value-type="float" office:value="224333127" calcext:value-type="float">
            <text:p>224333127</text:p>
          </table:table-cell>
          <table:table-cell office:value-type="float" office:value="224303128" calcext:value-type="float">
            <text:p>224303128</text:p>
          </table:table-cell>
          <table:table-cell table:number-columns-repeated="2" office:value-type="float" office:value="448606256" calcext:value-type="float">
            <text:p>448606256</text:p>
          </table:table-cell>
        </table:table-row>
        <table:table-row table:style-name="ro1">
          <table:table-cell table:formula="of:=MAX([.N17:.AQ17])" office:value-type="float" office:value="374303" calcext:value-type="float">
            <text:p>374303</text:p>
          </table:table-cell>
          <table:table-cell table:formula="of:=MIN([.N17:.AQ17])" office:value-type="float" office:value="364385" calcext:value-type="float">
            <text:p>364385</text:p>
          </table:table-cell>
          <table:table-cell table:formula="of:=ABS([.A17]-[.B17])" office:value-type="float" office:value="9918" calcext:value-type="float">
            <text:p>9918</text:p>
          </table:table-cell>
          <table:table-cell table:formula="of:=[.K17]" office:value-type="float" office:value="368066" calcext:value-type="float">
            <text:p>36806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6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8066" calcext:value-type="float">
            <text:p>368066</text:p>
          </table:table-cell>
          <table:table-cell office:value-type="float" office:value="364385" calcext:value-type="float">
            <text:p>364385</text:p>
          </table:table-cell>
          <table:table-cell office:value-type="float" office:value="369072" calcext:value-type="float">
            <text:p>369072</text:p>
          </table:table-cell>
          <table:table-cell office:value-type="float" office:value="368066" calcext:value-type="float">
            <text:p>368066</text:p>
          </table:table-cell>
          <table:table-cell office:value-type="float" office:value="364385" calcext:value-type="float">
            <text:p>364385</text:p>
          </table:table-cell>
          <table:table-cell office:value-type="float" office:value="370657" calcext:value-type="float">
            <text:p>370657</text:p>
          </table:table-cell>
          <table:table-cell office:value-type="float" office:value="365691" calcext:value-type="float">
            <text:p>365691</text:p>
          </table:table-cell>
          <table:table-cell office:value-type="float" office:value="366749" calcext:value-type="float">
            <text:p>366749</text:p>
          </table:table-cell>
          <table:table-cell office:value-type="float" office:value="369027" calcext:value-type="float">
            <text:p>369027</text:p>
          </table:table-cell>
          <table:table-cell office:value-type="float" office:value="367147" calcext:value-type="float">
            <text:p>367147</text:p>
          </table:table-cell>
          <table:table-cell office:value-type="float" office:value="370028" calcext:value-type="float">
            <text:p>370028</text:p>
          </table:table-cell>
          <table:table-cell office:value-type="float" office:value="367433" calcext:value-type="float">
            <text:p>367433</text:p>
          </table:table-cell>
          <table:table-cell office:value-type="float" office:value="374303" calcext:value-type="float">
            <text:p>374303</text:p>
          </table:table-cell>
          <table:table-cell office:value-type="float" office:value="373479" calcext:value-type="float">
            <text:p>373479</text:p>
          </table:table-cell>
          <table:table-cell office:value-type="float" office:value="367320" calcext:value-type="float">
            <text:p>367320</text:p>
          </table:table-cell>
          <table:table-cell office:value-type="float" office:value="369329" calcext:value-type="float">
            <text:p>369329</text:p>
          </table:table-cell>
          <table:table-cell office:value-type="float" office:value="371720" calcext:value-type="float">
            <text:p>371720</text:p>
          </table:table-cell>
          <table:table-cell office:value-type="float" office:value="370796" calcext:value-type="float">
            <text:p>370796</text:p>
          </table:table-cell>
          <table:table-cell office:value-type="float" office:value="371914" calcext:value-type="float">
            <text:p>371914</text:p>
          </table:table-cell>
          <table:table-cell office:value-type="float" office:value="370263" calcext:value-type="float">
            <text:p>370263</text:p>
          </table:table-cell>
          <table:table-cell office:value-type="float" office:value="368642" calcext:value-type="float">
            <text:p>368642</text:p>
          </table:table-cell>
          <table:table-cell office:value-type="float" office:value="366357" calcext:value-type="float">
            <text:p>366357</text:p>
          </table:table-cell>
          <table:table-cell office:value-type="float" office:value="368236" calcext:value-type="float">
            <text:p>368236</text:p>
          </table:table-cell>
          <table:table-cell office:value-type="float" office:value="366490" calcext:value-type="float">
            <text:p>366490</text:p>
          </table:table-cell>
          <table:table-cell office:value-type="float" office:value="371199" calcext:value-type="float">
            <text:p>371199</text:p>
          </table:table-cell>
          <table:table-cell office:value-type="float" office:value="371993" calcext:value-type="float">
            <text:p>371993</text:p>
          </table:table-cell>
          <table:table-cell office:value-type="float" office:value="367539" calcext:value-type="float">
            <text:p>367539</text:p>
          </table:table-cell>
          <table:table-cell office:value-type="float" office:value="367582" calcext:value-type="float">
            <text:p>367582</text:p>
          </table:table-cell>
          <table:table-cell office:value-type="float" office:value="371981" calcext:value-type="float">
            <text:p>371981</text:p>
          </table:table-cell>
          <table:table-cell office:value-type="float" office:value="368150" calcext:value-type="float">
            <text:p>368150</text:p>
          </table:table-cell>
          <table:table-cell office:value-type="float" office:value="367805" calcext:value-type="float">
            <text:p>367805</text:p>
          </table:table-cell>
          <table:table-cell office:value-type="float" office:value="369257" calcext:value-type="float">
            <text:p>369257</text:p>
          </table:table-cell>
          <table:table-cell office:value-type="float" office:value="368622" calcext:value-type="float">
            <text:p>368622</text:p>
          </table:table-cell>
          <table:table-cell office:value-type="float" office:value="11072160" calcext:value-type="float">
            <text:p>11072160</text:p>
          </table:table-cell>
          <table:table-cell office:value-type="string" calcext:value-type="string">
            <text:p>OK</text:p>
          </table:table-cell>
          <table:table-cell office:value-type="float" office:value="225337320" calcext:value-type="float">
            <text:p>225337320</text:p>
          </table:table-cell>
          <table:table-cell office:value-type="float" office:value="225307321" calcext:value-type="float">
            <text:p>225307321</text:p>
          </table:table-cell>
          <table:table-cell table:number-columns-repeated="2" office:value-type="float" office:value="450614642" calcext:value-type="float">
            <text:p>450614642</text:p>
          </table:table-cell>
        </table:table-row>
        <table:table-row table:style-name="ro1">
          <table:table-cell table:formula="of:=MAX([.N18:.AQ18])" office:value-type="float" office:value="401117" calcext:value-type="float">
            <text:p>401117</text:p>
          </table:table-cell>
          <table:table-cell table:formula="of:=MIN([.N18:.AQ18])" office:value-type="float" office:value="365146" calcext:value-type="float">
            <text:p>365146</text:p>
          </table:table-cell>
          <table:table-cell table:formula="of:=ABS([.A18]-[.B18])" office:value-type="float" office:value="35971" calcext:value-type="float">
            <text:p>35971</text:p>
          </table:table-cell>
          <table:table-cell table:formula="of:=[.K18]" office:value-type="float" office:value="365146" calcext:value-type="float">
            <text:p>3651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7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65146" calcext:value-type="float">
            <text:p>365146</text:p>
          </table:table-cell>
          <table:table-cell office:value-type="float" office:value="382791" calcext:value-type="float">
            <text:p>382791</text:p>
          </table:table-cell>
          <table:table-cell office:value-type="float" office:value="365146" calcext:value-type="float">
            <text:p>365146</text:p>
          </table:table-cell>
          <table:table-cell office:value-type="float" office:value="366713" calcext:value-type="float">
            <text:p>366713</text:p>
          </table:table-cell>
          <table:table-cell office:value-type="float" office:value="374851" calcext:value-type="float">
            <text:p>374851</text:p>
          </table:table-cell>
          <table:table-cell office:value-type="float" office:value="368692" calcext:value-type="float">
            <text:p>368692</text:p>
          </table:table-cell>
          <table:table-cell office:value-type="float" office:value="369394" calcext:value-type="float">
            <text:p>369394</text:p>
          </table:table-cell>
          <table:table-cell office:value-type="float" office:value="369672" calcext:value-type="float">
            <text:p>369672</text:p>
          </table:table-cell>
          <table:table-cell office:value-type="float" office:value="371079" calcext:value-type="float">
            <text:p>371079</text:p>
          </table:table-cell>
          <table:table-cell office:value-type="float" office:value="366694" calcext:value-type="float">
            <text:p>366694</text:p>
          </table:table-cell>
          <table:table-cell office:value-type="float" office:value="384268" calcext:value-type="float">
            <text:p>384268</text:p>
          </table:table-cell>
          <table:table-cell office:value-type="float" office:value="394416" calcext:value-type="float">
            <text:p>394416</text:p>
          </table:table-cell>
          <table:table-cell office:value-type="float" office:value="395637" calcext:value-type="float">
            <text:p>395637</text:p>
          </table:table-cell>
          <table:table-cell office:value-type="float" office:value="401117" calcext:value-type="float">
            <text:p>401117</text:p>
          </table:table-cell>
          <table:table-cell office:value-type="float" office:value="393113" calcext:value-type="float">
            <text:p>393113</text:p>
          </table:table-cell>
          <table:table-cell office:value-type="float" office:value="391863" calcext:value-type="float">
            <text:p>391863</text:p>
          </table:table-cell>
          <table:table-cell office:value-type="float" office:value="394711" calcext:value-type="float">
            <text:p>394711</text:p>
          </table:table-cell>
          <table:table-cell office:value-type="float" office:value="396110" calcext:value-type="float">
            <text:p>396110</text:p>
          </table:table-cell>
          <table:table-cell office:value-type="float" office:value="395245" calcext:value-type="float">
            <text:p>395245</text:p>
          </table:table-cell>
          <table:table-cell office:value-type="float" office:value="391644" calcext:value-type="float">
            <text:p>391644</text:p>
          </table:table-cell>
          <table:table-cell office:value-type="float" office:value="386486" calcext:value-type="float">
            <text:p>386486</text:p>
          </table:table-cell>
          <table:table-cell office:value-type="float" office:value="385748" calcext:value-type="float">
            <text:p>385748</text:p>
          </table:table-cell>
          <table:table-cell office:value-type="float" office:value="367412" calcext:value-type="float">
            <text:p>367412</text:p>
          </table:table-cell>
          <table:table-cell office:value-type="float" office:value="374315" calcext:value-type="float">
            <text:p>374315</text:p>
          </table:table-cell>
          <table:table-cell office:value-type="float" office:value="387696" calcext:value-type="float">
            <text:p>387696</text:p>
          </table:table-cell>
          <table:table-cell office:value-type="float" office:value="396129" calcext:value-type="float">
            <text:p>396129</text:p>
          </table:table-cell>
          <table:table-cell office:value-type="float" office:value="391623" calcext:value-type="float">
            <text:p>391623</text:p>
          </table:table-cell>
          <table:table-cell office:value-type="float" office:value="388828" calcext:value-type="float">
            <text:p>388828</text:p>
          </table:table-cell>
          <table:table-cell office:value-type="float" office:value="378543" calcext:value-type="float">
            <text:p>378543</text:p>
          </table:table-cell>
          <table:table-cell office:value-type="float" office:value="380494" calcext:value-type="float">
            <text:p>380494</text:p>
          </table:table-cell>
          <table:table-cell office:value-type="float" office:value="375470" calcext:value-type="float">
            <text:p>375470</text:p>
          </table:table-cell>
          <table:table-cell office:value-type="float" office:value="380645" calcext:value-type="float">
            <text:p>380645</text:p>
          </table:table-cell>
          <table:table-cell office:value-type="float" office:value="11483754" calcext:value-type="float">
            <text:p>11483754</text:p>
          </table:table-cell>
          <table:table-cell office:value-type="string" calcext:value-type="string">
            <text:p>OK</text:p>
          </table:table-cell>
          <table:table-cell office:value-type="float" office:value="225250252" calcext:value-type="float">
            <text:p>225250252</text:p>
          </table:table-cell>
          <table:table-cell office:value-type="float" office:value="225220253" calcext:value-type="float">
            <text:p>225220253</text:p>
          </table:table-cell>
          <table:table-cell table:number-columns-repeated="2" office:value-type="float" office:value="450440506" calcext:value-type="float">
            <text:p>450440506</text:p>
          </table:table-cell>
        </table:table-row>
        <table:table-row table:style-name="ro1">
          <table:table-cell table:formula="of:=MAX([.N19:.AQ19])" office:value-type="float" office:value="381358" calcext:value-type="float">
            <text:p>381358</text:p>
          </table:table-cell>
          <table:table-cell table:formula="of:=MIN([.N19:.AQ19])" office:value-type="float" office:value="361032" calcext:value-type="float">
            <text:p>361032</text:p>
          </table:table-cell>
          <table:table-cell table:formula="of:=ABS([.A19]-[.B19])" office:value-type="float" office:value="20326" calcext:value-type="float">
            <text:p>20326</text:p>
          </table:table-cell>
          <table:table-cell table:formula="of:=[.K19]" office:value-type="float" office:value="368702" calcext:value-type="float">
            <text:p>3687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8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8702" calcext:value-type="float">
            <text:p>368702</text:p>
          </table:table-cell>
          <table:table-cell office:value-type="float" office:value="361032" calcext:value-type="float">
            <text:p>361032</text:p>
          </table:table-cell>
          <table:table-cell office:value-type="float" office:value="368775" calcext:value-type="float">
            <text:p>368775</text:p>
          </table:table-cell>
          <table:table-cell office:value-type="float" office:value="368702" calcext:value-type="float">
            <text:p>368702</text:p>
          </table:table-cell>
          <table:table-cell office:value-type="float" office:value="361032" calcext:value-type="float">
            <text:p>361032</text:p>
          </table:table-cell>
          <table:table-cell office:value-type="float" office:value="378077" calcext:value-type="float">
            <text:p>378077</text:p>
          </table:table-cell>
          <table:table-cell office:value-type="float" office:value="368211" calcext:value-type="float">
            <text:p>368211</text:p>
          </table:table-cell>
          <table:table-cell office:value-type="float" office:value="379848" calcext:value-type="float">
            <text:p>379848</text:p>
          </table:table-cell>
          <table:table-cell office:value-type="float" office:value="371207" calcext:value-type="float">
            <text:p>371207</text:p>
          </table:table-cell>
          <table:table-cell office:value-type="float" office:value="366326" calcext:value-type="float">
            <text:p>366326</text:p>
          </table:table-cell>
          <table:table-cell office:value-type="float" office:value="370182" calcext:value-type="float">
            <text:p>370182</text:p>
          </table:table-cell>
          <table:table-cell office:value-type="float" office:value="373405" calcext:value-type="float">
            <text:p>373405</text:p>
          </table:table-cell>
          <table:table-cell office:value-type="float" office:value="381358" calcext:value-type="float">
            <text:p>381358</text:p>
          </table:table-cell>
          <table:table-cell office:value-type="float" office:value="374548" calcext:value-type="float">
            <text:p>374548</text:p>
          </table:table-cell>
          <table:table-cell office:value-type="float" office:value="366974" calcext:value-type="float">
            <text:p>366974</text:p>
          </table:table-cell>
          <table:table-cell office:value-type="float" office:value="368268" calcext:value-type="float">
            <text:p>368268</text:p>
          </table:table-cell>
          <table:table-cell office:value-type="float" office:value="377457" calcext:value-type="float">
            <text:p>377457</text:p>
          </table:table-cell>
          <table:table-cell office:value-type="float" office:value="369525" calcext:value-type="float">
            <text:p>369525</text:p>
          </table:table-cell>
          <table:table-cell office:value-type="float" office:value="366043" calcext:value-type="float">
            <text:p>366043</text:p>
          </table:table-cell>
          <table:table-cell office:value-type="float" office:value="372454" calcext:value-type="float">
            <text:p>372454</text:p>
          </table:table-cell>
          <table:table-cell office:value-type="float" office:value="368134" calcext:value-type="float">
            <text:p>368134</text:p>
          </table:table-cell>
          <table:table-cell office:value-type="float" office:value="363898" calcext:value-type="float">
            <text:p>363898</text:p>
          </table:table-cell>
          <table:table-cell office:value-type="float" office:value="363061" calcext:value-type="float">
            <text:p>363061</text:p>
          </table:table-cell>
          <table:table-cell office:value-type="float" office:value="366048" calcext:value-type="float">
            <text:p>366048</text:p>
          </table:table-cell>
          <table:table-cell office:value-type="float" office:value="364914" calcext:value-type="float">
            <text:p>364914</text:p>
          </table:table-cell>
          <table:table-cell office:value-type="float" office:value="368287" calcext:value-type="float">
            <text:p>368287</text:p>
          </table:table-cell>
          <table:table-cell office:value-type="float" office:value="364477" calcext:value-type="float">
            <text:p>364477</text:p>
          </table:table-cell>
          <table:table-cell office:value-type="float" office:value="364233" calcext:value-type="float">
            <text:p>364233</text:p>
          </table:table-cell>
          <table:table-cell office:value-type="float" office:value="367878" calcext:value-type="float">
            <text:p>367878</text:p>
          </table:table-cell>
          <table:table-cell office:value-type="float" office:value="364158" calcext:value-type="float">
            <text:p>364158</text:p>
          </table:table-cell>
          <table:table-cell office:value-type="float" office:value="364932" calcext:value-type="float">
            <text:p>364932</text:p>
          </table:table-cell>
          <table:table-cell office:value-type="float" office:value="365028" calcext:value-type="float">
            <text:p>365028</text:p>
          </table:table-cell>
          <table:table-cell office:value-type="float" office:value="364603" calcext:value-type="float">
            <text:p>364603</text:p>
          </table:table-cell>
          <table:table-cell office:value-type="float" office:value="11063268" calcext:value-type="float">
            <text:p>11063268</text:p>
          </table:table-cell>
          <table:table-cell office:value-type="string" calcext:value-type="string">
            <text:p>OK</text:p>
          </table:table-cell>
          <table:table-cell office:value-type="float" office:value="225180527" calcext:value-type="float">
            <text:p>225180527</text:p>
          </table:table-cell>
          <table:table-cell office:value-type="float" office:value="225150528" calcext:value-type="float">
            <text:p>225150528</text:p>
          </table:table-cell>
          <table:table-cell table:number-columns-repeated="2" office:value-type="float" office:value="450301056" calcext:value-type="float">
            <text:p>450301056</text:p>
          </table:table-cell>
        </table:table-row>
        <table:table-row table:style-name="ro1">
          <table:table-cell table:formula="of:=MAX([.N20:.AQ20])" office:value-type="float" office:value="372412" calcext:value-type="float">
            <text:p>372412</text:p>
          </table:table-cell>
          <table:table-cell table:formula="of:=MIN([.N20:.AQ20])" office:value-type="float" office:value="356483" calcext:value-type="float">
            <text:p>356483</text:p>
          </table:table-cell>
          <table:table-cell table:formula="of:=ABS([.A20]-[.B20])" office:value-type="float" office:value="15929" calcext:value-type="float">
            <text:p>15929</text:p>
          </table:table-cell>
          <table:table-cell table:formula="of:=[.K20]" office:value-type="float" office:value="360959" calcext:value-type="float">
            <text:p>3609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9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0959" calcext:value-type="float">
            <text:p>360959</text:p>
          </table:table-cell>
          <table:table-cell office:value-type="float" office:value="356483" calcext:value-type="float">
            <text:p>356483</text:p>
          </table:table-cell>
          <table:table-cell office:value-type="float" office:value="363594" calcext:value-type="float">
            <text:p>363594</text:p>
          </table:table-cell>
          <table:table-cell office:value-type="float" office:value="360959" calcext:value-type="float">
            <text:p>360959</text:p>
          </table:table-cell>
          <table:table-cell office:value-type="float" office:value="356483" calcext:value-type="float">
            <text:p>356483</text:p>
          </table:table-cell>
          <table:table-cell office:value-type="float" office:value="369835" calcext:value-type="float">
            <text:p>369835</text:p>
          </table:table-cell>
          <table:table-cell office:value-type="float" office:value="362172" calcext:value-type="float">
            <text:p>362172</text:p>
          </table:table-cell>
          <table:table-cell office:value-type="float" office:value="363483" calcext:value-type="float">
            <text:p>363483</text:p>
          </table:table-cell>
          <table:table-cell office:value-type="float" office:value="366282" calcext:value-type="float">
            <text:p>366282</text:p>
          </table:table-cell>
          <table:table-cell office:value-type="float" office:value="362988" calcext:value-type="float">
            <text:p>362988</text:p>
          </table:table-cell>
          <table:table-cell office:value-type="float" office:value="363032" calcext:value-type="float">
            <text:p>363032</text:p>
          </table:table-cell>
          <table:table-cell office:value-type="float" office:value="365183" calcext:value-type="float">
            <text:p>365183</text:p>
          </table:table-cell>
          <table:table-cell office:value-type="float" office:value="367450" calcext:value-type="float">
            <text:p>367450</text:p>
          </table:table-cell>
          <table:table-cell office:value-type="float" office:value="365886" calcext:value-type="float">
            <text:p>365886</text:p>
          </table:table-cell>
          <table:table-cell office:value-type="float" office:value="361264" calcext:value-type="float">
            <text:p>361264</text:p>
          </table:table-cell>
          <table:table-cell office:value-type="float" office:value="361577" calcext:value-type="float">
            <text:p>361577</text:p>
          </table:table-cell>
          <table:table-cell office:value-type="float" office:value="364345" calcext:value-type="float">
            <text:p>364345</text:p>
          </table:table-cell>
          <table:table-cell office:value-type="float" office:value="362550" calcext:value-type="float">
            <text:p>362550</text:p>
          </table:table-cell>
          <table:table-cell office:value-type="float" office:value="361493" calcext:value-type="float">
            <text:p>361493</text:p>
          </table:table-cell>
          <table:table-cell office:value-type="float" office:value="362546" calcext:value-type="float">
            <text:p>362546</text:p>
          </table:table-cell>
          <table:table-cell office:value-type="float" office:value="362922" calcext:value-type="float">
            <text:p>362922</text:p>
          </table:table-cell>
          <table:table-cell office:value-type="float" office:value="362640" calcext:value-type="float">
            <text:p>362640</text:p>
          </table:table-cell>
          <table:table-cell office:value-type="float" office:value="361043" calcext:value-type="float">
            <text:p>361043</text:p>
          </table:table-cell>
          <table:table-cell office:value-type="float" office:value="361700" calcext:value-type="float">
            <text:p>361700</text:p>
          </table:table-cell>
          <table:table-cell office:value-type="float" office:value="362241" calcext:value-type="float">
            <text:p>362241</text:p>
          </table:table-cell>
          <table:table-cell office:value-type="float" office:value="365955" calcext:value-type="float">
            <text:p>365955</text:p>
          </table:table-cell>
          <table:table-cell office:value-type="float" office:value="361860" calcext:value-type="float">
            <text:p>361860</text:p>
          </table:table-cell>
          <table:table-cell office:value-type="float" office:value="361028" calcext:value-type="float">
            <text:p>361028</text:p>
          </table:table-cell>
          <table:table-cell office:value-type="float" office:value="363900" calcext:value-type="float">
            <text:p>363900</text:p>
          </table:table-cell>
          <table:table-cell office:value-type="float" office:value="372412" calcext:value-type="float">
            <text:p>372412</text:p>
          </table:table-cell>
          <table:table-cell office:value-type="float" office:value="369684" calcext:value-type="float">
            <text:p>369684</text:p>
          </table:table-cell>
          <table:table-cell office:value-type="float" office:value="361560" calcext:value-type="float">
            <text:p>361560</text:p>
          </table:table-cell>
          <table:table-cell office:value-type="float" office:value="363348" calcext:value-type="float">
            <text:p>363348</text:p>
          </table:table-cell>
          <table:table-cell office:value-type="float" office:value="10907821" calcext:value-type="float">
            <text:p>10907821</text:p>
          </table:table-cell>
          <table:table-cell office:value-type="string" calcext:value-type="string">
            <text:p>OK</text:p>
          </table:table-cell>
          <table:table-cell office:value-type="float" office:value="224766734" calcext:value-type="float">
            <text:p>224766734</text:p>
          </table:table-cell>
          <table:table-cell office:value-type="float" office:value="224736735" calcext:value-type="float">
            <text:p>224736735</text:p>
          </table:table-cell>
          <table:table-cell table:number-columns-repeated="2" office:value-type="float" office:value="449473470" calcext:value-type="float">
            <text:p>449473470</text:p>
          </table:table-cell>
        </table:table-row>
        <table:table-row table:style-name="ro1">
          <table:table-cell table:formula="of:=MAX([.N21:.AQ21])" office:value-type="float" office:value="385274" calcext:value-type="float">
            <text:p>385274</text:p>
          </table:table-cell>
          <table:table-cell table:formula="of:=MIN([.N21:.AQ21])" office:value-type="float" office:value="362109" calcext:value-type="float">
            <text:p>362109</text:p>
          </table:table-cell>
          <table:table-cell table:formula="of:=ABS([.A21]-[.B21])" office:value-type="float" office:value="23165" calcext:value-type="float">
            <text:p>23165</text:p>
          </table:table-cell>
          <table:table-cell table:formula="of:=[.K21]" office:value-type="float" office:value="362109" calcext:value-type="float">
            <text:p>3621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0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62109" calcext:value-type="float">
            <text:p>362109</text:p>
          </table:table-cell>
          <table:table-cell office:value-type="float" office:value="369528" calcext:value-type="float">
            <text:p>369528</text:p>
          </table:table-cell>
          <table:table-cell office:value-type="float" office:value="362109" calcext:value-type="float">
            <text:p>362109</text:p>
          </table:table-cell>
          <table:table-cell office:value-type="float" office:value="365380" calcext:value-type="float">
            <text:p>365380</text:p>
          </table:table-cell>
          <table:table-cell office:value-type="float" office:value="373379" calcext:value-type="float">
            <text:p>373379</text:p>
          </table:table-cell>
          <table:table-cell office:value-type="float" office:value="367089" calcext:value-type="float">
            <text:p>367089</text:p>
          </table:table-cell>
          <table:table-cell office:value-type="float" office:value="369623" calcext:value-type="float">
            <text:p>369623</text:p>
          </table:table-cell>
          <table:table-cell office:value-type="float" office:value="375363" calcext:value-type="float">
            <text:p>375363</text:p>
          </table:table-cell>
          <table:table-cell office:value-type="float" office:value="378885" calcext:value-type="float">
            <text:p>378885</text:p>
          </table:table-cell>
          <table:table-cell office:value-type="float" office:value="380033" calcext:value-type="float">
            <text:p>380033</text:p>
          </table:table-cell>
          <table:table-cell office:value-type="float" office:value="375831" calcext:value-type="float">
            <text:p>375831</text:p>
          </table:table-cell>
          <table:table-cell office:value-type="float" office:value="366863" calcext:value-type="float">
            <text:p>366863</text:p>
          </table:table-cell>
          <table:table-cell office:value-type="float" office:value="373341" calcext:value-type="float">
            <text:p>373341</text:p>
          </table:table-cell>
          <table:table-cell office:value-type="float" office:value="385274" calcext:value-type="float">
            <text:p>385274</text:p>
          </table:table-cell>
          <table:table-cell office:value-type="float" office:value="379593" calcext:value-type="float">
            <text:p>379593</text:p>
          </table:table-cell>
          <table:table-cell office:value-type="float" office:value="378597" calcext:value-type="float">
            <text:p>378597</text:p>
          </table:table-cell>
          <table:table-cell office:value-type="float" office:value="364187" calcext:value-type="float">
            <text:p>364187</text:p>
          </table:table-cell>
          <table:table-cell office:value-type="float" office:value="363992" calcext:value-type="float">
            <text:p>363992</text:p>
          </table:table-cell>
          <table:table-cell office:value-type="float" office:value="368329" calcext:value-type="float">
            <text:p>368329</text:p>
          </table:table-cell>
          <table:table-cell office:value-type="float" office:value="365226" calcext:value-type="float">
            <text:p>365226</text:p>
          </table:table-cell>
          <table:table-cell office:value-type="float" office:value="364134" calcext:value-type="float">
            <text:p>364134</text:p>
          </table:table-cell>
          <table:table-cell office:value-type="float" office:value="364194" calcext:value-type="float">
            <text:p>364194</text:p>
          </table:table-cell>
          <table:table-cell office:value-type="float" office:value="365245" calcext:value-type="float">
            <text:p>365245</text:p>
          </table:table-cell>
          <table:table-cell office:value-type="float" office:value="365874" calcext:value-type="float">
            <text:p>365874</text:p>
          </table:table-cell>
          <table:table-cell office:value-type="float" office:value="368188" calcext:value-type="float">
            <text:p>368188</text:p>
          </table:table-cell>
          <table:table-cell office:value-type="float" office:value="364783" calcext:value-type="float">
            <text:p>364783</text:p>
          </table:table-cell>
          <table:table-cell office:value-type="float" office:value="368286" calcext:value-type="float">
            <text:p>368286</text:p>
          </table:table-cell>
          <table:table-cell office:value-type="float" office:value="370946" calcext:value-type="float">
            <text:p>370946</text:p>
          </table:table-cell>
          <table:table-cell office:value-type="float" office:value="364850" calcext:value-type="float">
            <text:p>364850</text:p>
          </table:table-cell>
          <table:table-cell office:value-type="float" office:value="365116" calcext:value-type="float">
            <text:p>365116</text:p>
          </table:table-cell>
          <table:table-cell office:value-type="float" office:value="365131" calcext:value-type="float">
            <text:p>365131</text:p>
          </table:table-cell>
          <table:table-cell office:value-type="float" office:value="366021" calcext:value-type="float">
            <text:p>366021</text:p>
          </table:table-cell>
          <table:table-cell office:value-type="float" office:value="11085862" calcext:value-type="float">
            <text:p>11085862</text:p>
          </table:table-cell>
          <table:table-cell office:value-type="string" calcext:value-type="string">
            <text:p>OK</text:p>
          </table:table-cell>
          <table:table-cell office:value-type="float" office:value="224372423" calcext:value-type="float">
            <text:p>224372423</text:p>
          </table:table-cell>
          <table:table-cell office:value-type="float" office:value="224342424" calcext:value-type="float">
            <text:p>224342424</text:p>
          </table:table-cell>
          <table:table-cell table:number-columns-repeated="2" office:value-type="float" office:value="448684848" calcext:value-type="float">
            <text:p>448684848</text:p>
          </table:table-cell>
        </table:table-row>
        <table:table-row table:style-name="ro1">
          <table:table-cell table:formula="of:=MAX([.N22:.AQ22])" office:value-type="float" office:value="370614" calcext:value-type="float">
            <text:p>370614</text:p>
          </table:table-cell>
          <table:table-cell table:formula="of:=MIN([.N22:.AQ22])" office:value-type="float" office:value="358918" calcext:value-type="float">
            <text:p>358918</text:p>
          </table:table-cell>
          <table:table-cell table:formula="of:=ABS([.A22]-[.B22])" office:value-type="float" office:value="11696" calcext:value-type="float">
            <text:p>11696</text:p>
          </table:table-cell>
          <table:table-cell table:formula="of:=[.K22]" office:value-type="float" office:value="360253" calcext:value-type="float">
            <text:p>3602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1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0253" calcext:value-type="float">
            <text:p>360253</text:p>
          </table:table-cell>
          <table:table-cell office:value-type="float" office:value="358918" calcext:value-type="float">
            <text:p>358918</text:p>
          </table:table-cell>
          <table:table-cell office:value-type="float" office:value="365261" calcext:value-type="float">
            <text:p>365261</text:p>
          </table:table-cell>
          <table:table-cell office:value-type="float" office:value="360253" calcext:value-type="float">
            <text:p>360253</text:p>
          </table:table-cell>
          <table:table-cell office:value-type="float" office:value="358918" calcext:value-type="float">
            <text:p>358918</text:p>
          </table:table-cell>
          <table:table-cell office:value-type="float" office:value="367603" calcext:value-type="float">
            <text:p>367603</text:p>
          </table:table-cell>
          <table:table-cell office:value-type="float" office:value="366357" calcext:value-type="float">
            <text:p>366357</text:p>
          </table:table-cell>
          <table:table-cell office:value-type="float" office:value="365398" calcext:value-type="float">
            <text:p>365398</text:p>
          </table:table-cell>
          <table:table-cell office:value-type="float" office:value="366416" calcext:value-type="float">
            <text:p>366416</text:p>
          </table:table-cell>
          <table:table-cell office:value-type="float" office:value="362615" calcext:value-type="float">
            <text:p>362615</text:p>
          </table:table-cell>
          <table:table-cell office:value-type="float" office:value="363261" calcext:value-type="float">
            <text:p>363261</text:p>
          </table:table-cell>
          <table:table-cell office:value-type="float" office:value="367621" calcext:value-type="float">
            <text:p>367621</text:p>
          </table:table-cell>
          <table:table-cell office:value-type="float" office:value="362876" calcext:value-type="float">
            <text:p>362876</text:p>
          </table:table-cell>
          <table:table-cell office:value-type="float" office:value="368630" calcext:value-type="float">
            <text:p>368630</text:p>
          </table:table-cell>
          <table:table-cell office:value-type="float" office:value="365190" calcext:value-type="float">
            <text:p>365190</text:p>
          </table:table-cell>
          <table:table-cell office:value-type="float" office:value="364109" calcext:value-type="float">
            <text:p>364109</text:p>
          </table:table-cell>
          <table:table-cell office:value-type="float" office:value="367967" calcext:value-type="float">
            <text:p>367967</text:p>
          </table:table-cell>
          <table:table-cell office:value-type="float" office:value="365876" calcext:value-type="float">
            <text:p>365876</text:p>
          </table:table-cell>
          <table:table-cell office:value-type="float" office:value="364373" calcext:value-type="float">
            <text:p>364373</text:p>
          </table:table-cell>
          <table:table-cell office:value-type="float" office:value="366314" calcext:value-type="float">
            <text:p>366314</text:p>
          </table:table-cell>
          <table:table-cell office:value-type="float" office:value="362841" calcext:value-type="float">
            <text:p>362841</text:p>
          </table:table-cell>
          <table:table-cell office:value-type="float" office:value="363990" calcext:value-type="float">
            <text:p>363990</text:p>
          </table:table-cell>
          <table:table-cell office:value-type="float" office:value="367361" calcext:value-type="float">
            <text:p>367361</text:p>
          </table:table-cell>
          <table:table-cell office:value-type="float" office:value="366840" calcext:value-type="float">
            <text:p>366840</text:p>
          </table:table-cell>
          <table:table-cell office:value-type="float" office:value="366195" calcext:value-type="float">
            <text:p>366195</text:p>
          </table:table-cell>
          <table:table-cell office:value-type="float" office:value="370614" calcext:value-type="float">
            <text:p>370614</text:p>
          </table:table-cell>
          <table:table-cell office:value-type="float" office:value="363596" calcext:value-type="float">
            <text:p>363596</text:p>
          </table:table-cell>
          <table:table-cell office:value-type="float" office:value="366723" calcext:value-type="float">
            <text:p>366723</text:p>
          </table:table-cell>
          <table:table-cell office:value-type="float" office:value="367553" calcext:value-type="float">
            <text:p>367553</text:p>
          </table:table-cell>
          <table:table-cell office:value-type="float" office:value="365574" calcext:value-type="float">
            <text:p>365574</text:p>
          </table:table-cell>
          <table:table-cell office:value-type="float" office:value="364544" calcext:value-type="float">
            <text:p>364544</text:p>
          </table:table-cell>
          <table:table-cell office:value-type="float" office:value="363766" calcext:value-type="float">
            <text:p>363766</text:p>
          </table:table-cell>
          <table:table-cell office:value-type="float" office:value="364464" calcext:value-type="float">
            <text:p>364464</text:p>
          </table:table-cell>
          <table:table-cell office:value-type="float" office:value="10957838" calcext:value-type="float">
            <text:p>10957838</text:p>
          </table:table-cell>
          <table:table-cell office:value-type="string" calcext:value-type="string">
            <text:p>OK</text:p>
          </table:table-cell>
          <table:table-cell office:value-type="float" office:value="226294440" calcext:value-type="float">
            <text:p>226294440</text:p>
          </table:table-cell>
          <table:table-cell office:value-type="float" office:value="226264441" calcext:value-type="float">
            <text:p>226264441</text:p>
          </table:table-cell>
          <table:table-cell table:number-columns-repeated="2" office:value-type="float" office:value="452528882" calcext:value-type="float">
            <text:p>452528882</text:p>
          </table:table-cell>
        </table:table-row>
        <table:table-row table:style-name="ro1">
          <table:table-cell table:formula="of:=MAX([.N23:.AQ23])" office:value-type="float" office:value="393534" calcext:value-type="float">
            <text:p>393534</text:p>
          </table:table-cell>
          <table:table-cell table:formula="of:=MIN([.N23:.AQ23])" office:value-type="float" office:value="356368" calcext:value-type="float">
            <text:p>356368</text:p>
          </table:table-cell>
          <table:table-cell table:formula="of:=ABS([.A23]-[.B23])" office:value-type="float" office:value="37166" calcext:value-type="float">
            <text:p>37166</text:p>
          </table:table-cell>
          <table:table-cell table:formula="of:=[.K23]" office:value-type="float" office:value="356368" calcext:value-type="float">
            <text:p>3563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2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56368" calcext:value-type="float">
            <text:p>356368</text:p>
          </table:table-cell>
          <table:table-cell office:value-type="float" office:value="374672" calcext:value-type="float">
            <text:p>374672</text:p>
          </table:table-cell>
          <table:table-cell office:value-type="float" office:value="356368" calcext:value-type="float">
            <text:p>356368</text:p>
          </table:table-cell>
          <table:table-cell office:value-type="float" office:value="364578" calcext:value-type="float">
            <text:p>364578</text:p>
          </table:table-cell>
          <table:table-cell office:value-type="float" office:value="367483" calcext:value-type="float">
            <text:p>367483</text:p>
          </table:table-cell>
          <table:table-cell office:value-type="float" office:value="363085" calcext:value-type="float">
            <text:p>363085</text:p>
          </table:table-cell>
          <table:table-cell office:value-type="float" office:value="362303" calcext:value-type="float">
            <text:p>362303</text:p>
          </table:table-cell>
          <table:table-cell office:value-type="float" office:value="364776" calcext:value-type="float">
            <text:p>364776</text:p>
          </table:table-cell>
          <table:table-cell office:value-type="float" office:value="368943" calcext:value-type="float">
            <text:p>368943</text:p>
          </table:table-cell>
          <table:table-cell office:value-type="float" office:value="392268" calcext:value-type="float">
            <text:p>392268</text:p>
          </table:table-cell>
          <table:table-cell office:value-type="float" office:value="384938" calcext:value-type="float">
            <text:p>384938</text:p>
          </table:table-cell>
          <table:table-cell office:value-type="float" office:value="386734" calcext:value-type="float">
            <text:p>386734</text:p>
          </table:table-cell>
          <table:table-cell office:value-type="float" office:value="388144" calcext:value-type="float">
            <text:p>388144</text:p>
          </table:table-cell>
          <table:table-cell office:value-type="float" office:value="369578" calcext:value-type="float">
            <text:p>369578</text:p>
          </table:table-cell>
          <table:table-cell office:value-type="float" office:value="363527" calcext:value-type="float">
            <text:p>363527</text:p>
          </table:table-cell>
          <table:table-cell office:value-type="float" office:value="369503" calcext:value-type="float">
            <text:p>369503</text:p>
          </table:table-cell>
          <table:table-cell office:value-type="float" office:value="367644" calcext:value-type="float">
            <text:p>367644</text:p>
          </table:table-cell>
          <table:table-cell office:value-type="float" office:value="381077" calcext:value-type="float">
            <text:p>381077</text:p>
          </table:table-cell>
          <table:table-cell office:value-type="float" office:value="367302" calcext:value-type="float">
            <text:p>367302</text:p>
          </table:table-cell>
          <table:table-cell office:value-type="float" office:value="380073" calcext:value-type="float">
            <text:p>380073</text:p>
          </table:table-cell>
          <table:table-cell office:value-type="float" office:value="379422" calcext:value-type="float">
            <text:p>379422</text:p>
          </table:table-cell>
          <table:table-cell office:value-type="float" office:value="393534" calcext:value-type="float">
            <text:p>393534</text:p>
          </table:table-cell>
          <table:table-cell office:value-type="float" office:value="384286" calcext:value-type="float">
            <text:p>384286</text:p>
          </table:table-cell>
          <table:table-cell office:value-type="float" office:value="381423" calcext:value-type="float">
            <text:p>381423</text:p>
          </table:table-cell>
          <table:table-cell office:value-type="float" office:value="377219" calcext:value-type="float">
            <text:p>377219</text:p>
          </table:table-cell>
          <table:table-cell office:value-type="float" office:value="379679" calcext:value-type="float">
            <text:p>379679</text:p>
          </table:table-cell>
          <table:table-cell office:value-type="float" office:value="372884" calcext:value-type="float">
            <text:p>372884</text:p>
          </table:table-cell>
          <table:table-cell office:value-type="float" office:value="374106" calcext:value-type="float">
            <text:p>374106</text:p>
          </table:table-cell>
          <table:table-cell office:value-type="float" office:value="382383" calcext:value-type="float">
            <text:p>382383</text:p>
          </table:table-cell>
          <table:table-cell office:value-type="float" office:value="371822" calcext:value-type="float">
            <text:p>371822</text:p>
          </table:table-cell>
          <table:table-cell office:value-type="float" office:value="374009" calcext:value-type="float">
            <text:p>374009</text:p>
          </table:table-cell>
          <table:table-cell office:value-type="float" office:value="371094" calcext:value-type="float">
            <text:p>371094</text:p>
          </table:table-cell>
          <table:table-cell office:value-type="float" office:value="11240185" calcext:value-type="float">
            <text:p>11240185</text:p>
          </table:table-cell>
          <table:table-cell office:value-type="string" calcext:value-type="string">
            <text:p>OK</text:p>
          </table:table-cell>
          <table:table-cell office:value-type="float" office:value="226267962" calcext:value-type="float">
            <text:p>226267962</text:p>
          </table:table-cell>
          <table:table-cell office:value-type="float" office:value="226237963" calcext:value-type="float">
            <text:p>226237963</text:p>
          </table:table-cell>
          <table:table-cell table:number-columns-repeated="2" office:value-type="float" office:value="452475926" calcext:value-type="float">
            <text:p>452475926</text:p>
          </table:table-cell>
        </table:table-row>
        <table:table-row table:style-name="ro1">
          <table:table-cell table:formula="of:=MAX([.N24:.AQ24])" office:value-type="float" office:value="406863" calcext:value-type="float">
            <text:p>406863</text:p>
          </table:table-cell>
          <table:table-cell table:formula="of:=MIN([.N24:.AQ24])" office:value-type="float" office:value="367078" calcext:value-type="float">
            <text:p>367078</text:p>
          </table:table-cell>
          <table:table-cell table:formula="of:=ABS([.A24]-[.B24])" office:value-type="float" office:value="39785" calcext:value-type="float">
            <text:p>39785</text:p>
          </table:table-cell>
          <table:table-cell table:formula="of:=[.K24]" office:value-type="float" office:value="371018" calcext:value-type="float">
            <text:p>371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3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1018" calcext:value-type="float">
            <text:p>371018</text:p>
          </table:table-cell>
          <table:table-cell office:value-type="float" office:value="367078" calcext:value-type="float">
            <text:p>367078</text:p>
          </table:table-cell>
          <table:table-cell office:value-type="float" office:value="382801" calcext:value-type="float">
            <text:p>382801</text:p>
          </table:table-cell>
          <table:table-cell office:value-type="float" office:value="371018" calcext:value-type="float">
            <text:p>371018</text:p>
          </table:table-cell>
          <table:table-cell office:value-type="float" office:value="367078" calcext:value-type="float">
            <text:p>367078</text:p>
          </table:table-cell>
          <table:table-cell office:value-type="float" office:value="379765" calcext:value-type="float">
            <text:p>379765</text:p>
          </table:table-cell>
          <table:table-cell office:value-type="float" office:value="377578" calcext:value-type="float">
            <text:p>377578</text:p>
          </table:table-cell>
          <table:table-cell office:value-type="float" office:value="377783" calcext:value-type="float">
            <text:p>377783</text:p>
          </table:table-cell>
          <table:table-cell office:value-type="float" office:value="379255" calcext:value-type="float">
            <text:p>379255</text:p>
          </table:table-cell>
          <table:table-cell office:value-type="float" office:value="375248" calcext:value-type="float">
            <text:p>375248</text:p>
          </table:table-cell>
          <table:table-cell office:value-type="float" office:value="374590" calcext:value-type="float">
            <text:p>374590</text:p>
          </table:table-cell>
          <table:table-cell office:value-type="float" office:value="375680" calcext:value-type="float">
            <text:p>375680</text:p>
          </table:table-cell>
          <table:table-cell office:value-type="float" office:value="376187" calcext:value-type="float">
            <text:p>376187</text:p>
          </table:table-cell>
          <table:table-cell office:value-type="float" office:value="382158" calcext:value-type="float">
            <text:p>382158</text:p>
          </table:table-cell>
          <table:table-cell office:value-type="float" office:value="374817" calcext:value-type="float">
            <text:p>374817</text:p>
          </table:table-cell>
          <table:table-cell office:value-type="float" office:value="374820" calcext:value-type="float">
            <text:p>374820</text:p>
          </table:table-cell>
          <table:table-cell office:value-type="float" office:value="380449" calcext:value-type="float">
            <text:p>380449</text:p>
          </table:table-cell>
          <table:table-cell office:value-type="float" office:value="374133" calcext:value-type="float">
            <text:p>374133</text:p>
          </table:table-cell>
          <table:table-cell office:value-type="float" office:value="377059" calcext:value-type="float">
            <text:p>377059</text:p>
          </table:table-cell>
          <table:table-cell office:value-type="float" office:value="380886" calcext:value-type="float">
            <text:p>380886</text:p>
          </table:table-cell>
          <table:table-cell office:value-type="float" office:value="382042" calcext:value-type="float">
            <text:p>382042</text:p>
          </table:table-cell>
          <table:table-cell office:value-type="float" office:value="393065" calcext:value-type="float">
            <text:p>393065</text:p>
          </table:table-cell>
          <table:table-cell office:value-type="float" office:value="398061" calcext:value-type="float">
            <text:p>398061</text:p>
          </table:table-cell>
          <table:table-cell office:value-type="float" office:value="396801" calcext:value-type="float">
            <text:p>396801</text:p>
          </table:table-cell>
          <table:table-cell office:value-type="float" office:value="406132" calcext:value-type="float">
            <text:p>406132</text:p>
          </table:table-cell>
          <table:table-cell office:value-type="float" office:value="406863" calcext:value-type="float">
            <text:p>406863</text:p>
          </table:table-cell>
          <table:table-cell office:value-type="float" office:value="395806" calcext:value-type="float">
            <text:p>395806</text:p>
          </table:table-cell>
          <table:table-cell office:value-type="float" office:value="388327" calcext:value-type="float">
            <text:p>388327</text:p>
          </table:table-cell>
          <table:table-cell office:value-type="float" office:value="389715" calcext:value-type="float">
            <text:p>389715</text:p>
          </table:table-cell>
          <table:table-cell office:value-type="float" office:value="382047" calcext:value-type="float">
            <text:p>382047</text:p>
          </table:table-cell>
          <table:table-cell office:value-type="float" office:value="384060" calcext:value-type="float">
            <text:p>384060</text:p>
          </table:table-cell>
          <table:table-cell office:value-type="float" office:value="382802" calcext:value-type="float">
            <text:p>382802</text:p>
          </table:table-cell>
          <table:table-cell office:value-type="float" office:value="379833" calcext:value-type="float">
            <text:p>379833</text:p>
          </table:table-cell>
          <table:table-cell office:value-type="float" office:value="11484058" calcext:value-type="float">
            <text:p>11484058</text:p>
          </table:table-cell>
          <table:table-cell office:value-type="string" calcext:value-type="string">
            <text:p>OK</text:p>
          </table:table-cell>
          <table:table-cell office:value-type="float" office:value="226175740" calcext:value-type="float">
            <text:p>226175740</text:p>
          </table:table-cell>
          <table:table-cell office:value-type="float" office:value="226145741" calcext:value-type="float">
            <text:p>226145741</text:p>
          </table:table-cell>
          <table:table-cell table:number-columns-repeated="2" office:value-type="float" office:value="452291482" calcext:value-type="float">
            <text:p>452291482</text:p>
          </table:table-cell>
        </table:table-row>
        <table:table-row table:style-name="ro1">
          <table:table-cell table:formula="of:=MAX([.N25:.AQ25])" office:value-type="float" office:value="411813" calcext:value-type="float">
            <text:p>411813</text:p>
          </table:table-cell>
          <table:table-cell table:formula="of:=MIN([.N25:.AQ25])" office:value-type="float" office:value="372129" calcext:value-type="float">
            <text:p>372129</text:p>
          </table:table-cell>
          <table:table-cell table:formula="of:=ABS([.A25]-[.B25])" office:value-type="float" office:value="39684" calcext:value-type="float">
            <text:p>39684</text:p>
          </table:table-cell>
          <table:table-cell table:formula="of:=[.K25]" office:value-type="float" office:value="395016" calcext:value-type="float">
            <text:p>395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4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95016" calcext:value-type="float">
            <text:p>395016</text:p>
          </table:table-cell>
          <table:table-cell office:value-type="float" office:value="372129" calcext:value-type="float">
            <text:p>372129</text:p>
          </table:table-cell>
          <table:table-cell office:value-type="float" office:value="385635" calcext:value-type="float">
            <text:p>385635</text:p>
          </table:table-cell>
          <table:table-cell office:value-type="float" office:value="395016" calcext:value-type="float">
            <text:p>395016</text:p>
          </table:table-cell>
          <table:table-cell office:value-type="float" office:value="390898" calcext:value-type="float">
            <text:p>390898</text:p>
          </table:table-cell>
          <table:table-cell office:value-type="float" office:value="394707" calcext:value-type="float">
            <text:p>394707</text:p>
          </table:table-cell>
          <table:table-cell office:value-type="float" office:value="395166" calcext:value-type="float">
            <text:p>395166</text:p>
          </table:table-cell>
          <table:table-cell office:value-type="float" office:value="394475" calcext:value-type="float">
            <text:p>394475</text:p>
          </table:table-cell>
          <table:table-cell office:value-type="float" office:value="385398" calcext:value-type="float">
            <text:p>385398</text:p>
          </table:table-cell>
          <table:table-cell office:value-type="float" office:value="382376" calcext:value-type="float">
            <text:p>382376</text:p>
          </table:table-cell>
          <table:table-cell office:value-type="float" office:value="374203" calcext:value-type="float">
            <text:p>374203</text:p>
          </table:table-cell>
          <table:table-cell office:value-type="float" office:value="391877" calcext:value-type="float">
            <text:p>391877</text:p>
          </table:table-cell>
          <table:table-cell office:value-type="float" office:value="389875" calcext:value-type="float">
            <text:p>389875</text:p>
          </table:table-cell>
          <table:table-cell office:value-type="float" office:value="393689" calcext:value-type="float">
            <text:p>393689</text:p>
          </table:table-cell>
          <table:table-cell office:value-type="float" office:value="411813" calcext:value-type="float">
            <text:p>411813</text:p>
          </table:table-cell>
          <table:table-cell office:value-type="float" office:value="400144" calcext:value-type="float">
            <text:p>400144</text:p>
          </table:table-cell>
          <table:table-cell office:value-type="float" office:value="398578" calcext:value-type="float">
            <text:p>398578</text:p>
          </table:table-cell>
          <table:table-cell office:value-type="float" office:value="398625" calcext:value-type="float">
            <text:p>398625</text:p>
          </table:table-cell>
          <table:table-cell office:value-type="float" office:value="386865" calcext:value-type="float">
            <text:p>386865</text:p>
          </table:table-cell>
          <table:table-cell office:value-type="float" office:value="376585" calcext:value-type="float">
            <text:p>376585</text:p>
          </table:table-cell>
          <table:table-cell office:value-type="float" office:value="380776" calcext:value-type="float">
            <text:p>380776</text:p>
          </table:table-cell>
          <table:table-cell office:value-type="float" office:value="381107" calcext:value-type="float">
            <text:p>381107</text:p>
          </table:table-cell>
          <table:table-cell office:value-type="float" office:value="372129" calcext:value-type="float">
            <text:p>372129</text:p>
          </table:table-cell>
          <table:table-cell office:value-type="float" office:value="378100" calcext:value-type="float">
            <text:p>378100</text:p>
          </table:table-cell>
          <table:table-cell office:value-type="float" office:value="373610" calcext:value-type="float">
            <text:p>373610</text:p>
          </table:table-cell>
          <table:table-cell office:value-type="float" office:value="372363" calcext:value-type="float">
            <text:p>372363</text:p>
          </table:table-cell>
          <table:table-cell office:value-type="float" office:value="374236" calcext:value-type="float">
            <text:p>374236</text:p>
          </table:table-cell>
          <table:table-cell office:value-type="float" office:value="378392" calcext:value-type="float">
            <text:p>378392</text:p>
          </table:table-cell>
          <table:table-cell office:value-type="float" office:value="378207" calcext:value-type="float">
            <text:p>378207</text:p>
          </table:table-cell>
          <table:table-cell office:value-type="float" office:value="381293" calcext:value-type="float">
            <text:p>381293</text:p>
          </table:table-cell>
          <table:table-cell office:value-type="float" office:value="379742" calcext:value-type="float">
            <text:p>379742</text:p>
          </table:table-cell>
          <table:table-cell office:value-type="float" office:value="380842" calcext:value-type="float">
            <text:p>380842</text:p>
          </table:table-cell>
          <table:table-cell office:value-type="float" office:value="377984" calcext:value-type="float">
            <text:p>377984</text:p>
          </table:table-cell>
          <table:table-cell office:value-type="float" office:value="11569071" calcext:value-type="float">
            <text:p>11569071</text:p>
          </table:table-cell>
          <table:table-cell office:value-type="string" calcext:value-type="string">
            <text:p>OK</text:p>
          </table:table-cell>
          <table:table-cell office:value-type="float" office:value="226407794" calcext:value-type="float">
            <text:p>226407794</text:p>
          </table:table-cell>
          <table:table-cell office:value-type="float" office:value="226377795" calcext:value-type="float">
            <text:p>226377795</text:p>
          </table:table-cell>
          <table:table-cell table:number-columns-repeated="2" office:value-type="float" office:value="452755590" calcext:value-type="float">
            <text:p>452755590</text:p>
          </table:table-cell>
        </table:table-row>
        <table:table-row table:style-name="ro1">
          <table:table-cell table:formula="of:=MAX([.N26:.AQ26])" office:value-type="float" office:value="400285" calcext:value-type="float">
            <text:p>400285</text:p>
          </table:table-cell>
          <table:table-cell table:formula="of:=MIN([.N26:.AQ26])" office:value-type="float" office:value="373330" calcext:value-type="float">
            <text:p>373330</text:p>
          </table:table-cell>
          <table:table-cell table:formula="of:=ABS([.A26]-[.B26])" office:value-type="float" office:value="26955" calcext:value-type="float">
            <text:p>26955</text:p>
          </table:table-cell>
          <table:table-cell table:formula="of:=[.K26]" office:value-type="float" office:value="399089" calcext:value-type="float">
            <text:p>39908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5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99089" calcext:value-type="float">
            <text:p>399089</text:p>
          </table:table-cell>
          <table:table-cell office:value-type="float" office:value="373330" calcext:value-type="float">
            <text:p>373330</text:p>
          </table:table-cell>
          <table:table-cell office:value-type="float" office:value="384486" calcext:value-type="float">
            <text:p>384486</text:p>
          </table:table-cell>
          <table:table-cell office:value-type="float" office:value="399089" calcext:value-type="float">
            <text:p>399089</text:p>
          </table:table-cell>
          <table:table-cell office:value-type="float" office:value="382105" calcext:value-type="float">
            <text:p>382105</text:p>
          </table:table-cell>
          <table:table-cell office:value-type="float" office:value="383793" calcext:value-type="float">
            <text:p>383793</text:p>
          </table:table-cell>
          <table:table-cell office:value-type="float" office:value="373544" calcext:value-type="float">
            <text:p>373544</text:p>
          </table:table-cell>
          <table:table-cell office:value-type="float" office:value="378030" calcext:value-type="float">
            <text:p>378030</text:p>
          </table:table-cell>
          <table:table-cell office:value-type="float" office:value="378781" calcext:value-type="float">
            <text:p>378781</text:p>
          </table:table-cell>
          <table:table-cell office:value-type="float" office:value="373330" calcext:value-type="float">
            <text:p>373330</text:p>
          </table:table-cell>
          <table:table-cell office:value-type="float" office:value="380740" calcext:value-type="float">
            <text:p>380740</text:p>
          </table:table-cell>
          <table:table-cell office:value-type="float" office:value="386777" calcext:value-type="float">
            <text:p>386777</text:p>
          </table:table-cell>
          <table:table-cell office:value-type="float" office:value="384137" calcext:value-type="float">
            <text:p>384137</text:p>
          </table:table-cell>
          <table:table-cell office:value-type="float" office:value="398211" calcext:value-type="float">
            <text:p>398211</text:p>
          </table:table-cell>
          <table:table-cell office:value-type="float" office:value="392507" calcext:value-type="float">
            <text:p>392507</text:p>
          </table:table-cell>
          <table:table-cell office:value-type="float" office:value="384729" calcext:value-type="float">
            <text:p>384729</text:p>
          </table:table-cell>
          <table:table-cell office:value-type="float" office:value="393279" calcext:value-type="float">
            <text:p>393279</text:p>
          </table:table-cell>
          <table:table-cell office:value-type="float" office:value="388024" calcext:value-type="float">
            <text:p>388024</text:p>
          </table:table-cell>
          <table:table-cell office:value-type="float" office:value="400285" calcext:value-type="float">
            <text:p>400285</text:p>
          </table:table-cell>
          <table:table-cell office:value-type="float" office:value="390315" calcext:value-type="float">
            <text:p>390315</text:p>
          </table:table-cell>
          <table:table-cell office:value-type="float" office:value="387605" calcext:value-type="float">
            <text:p>387605</text:p>
          </table:table-cell>
          <table:table-cell office:value-type="float" office:value="383094" calcext:value-type="float">
            <text:p>383094</text:p>
          </table:table-cell>
          <table:table-cell office:value-type="float" office:value="389787" calcext:value-type="float">
            <text:p>389787</text:p>
          </table:table-cell>
          <table:table-cell office:value-type="float" office:value="381408" calcext:value-type="float">
            <text:p>381408</text:p>
          </table:table-cell>
          <table:table-cell office:value-type="float" office:value="385075" calcext:value-type="float">
            <text:p>385075</text:p>
          </table:table-cell>
          <table:table-cell office:value-type="float" office:value="384601" calcext:value-type="float">
            <text:p>384601</text:p>
          </table:table-cell>
          <table:table-cell office:value-type="float" office:value="379700" calcext:value-type="float">
            <text:p>379700</text:p>
          </table:table-cell>
          <table:table-cell office:value-type="float" office:value="374341" calcext:value-type="float">
            <text:p>374341</text:p>
          </table:table-cell>
          <table:table-cell office:value-type="float" office:value="379370" calcext:value-type="float">
            <text:p>379370</text:p>
          </table:table-cell>
          <table:table-cell office:value-type="float" office:value="379840" calcext:value-type="float">
            <text:p>379840</text:p>
          </table:table-cell>
          <table:table-cell office:value-type="float" office:value="380122" calcext:value-type="float">
            <text:p>380122</text:p>
          </table:table-cell>
          <table:table-cell office:value-type="float" office:value="382281" calcext:value-type="float">
            <text:p>382281</text:p>
          </table:table-cell>
          <table:table-cell office:value-type="float" office:value="379683" calcext:value-type="float">
            <text:p>379683</text:p>
          </table:table-cell>
          <table:table-cell office:value-type="float" office:value="11534583" calcext:value-type="float">
            <text:p>11534583</text:p>
          </table:table-cell>
          <table:table-cell office:value-type="string" calcext:value-type="string">
            <text:p>OK</text:p>
          </table:table-cell>
          <table:table-cell office:value-type="float" office:value="225153507" calcext:value-type="float">
            <text:p>225153507</text:p>
          </table:table-cell>
          <table:table-cell office:value-type="float" office:value="225123508" calcext:value-type="float">
            <text:p>225123508</text:p>
          </table:table-cell>
          <table:table-cell table:number-columns-repeated="2" office:value-type="float" office:value="450247016" calcext:value-type="float">
            <text:p>450247016</text:p>
          </table:table-cell>
        </table:table-row>
        <table:table-row table:style-name="ro1">
          <table:table-cell table:formula="of:=MAX([.N27:.AQ27])" office:value-type="float" office:value="426573" calcext:value-type="float">
            <text:p>426573</text:p>
          </table:table-cell>
          <table:table-cell table:formula="of:=MIN([.N27:.AQ27])" office:value-type="float" office:value="368203" calcext:value-type="float">
            <text:p>368203</text:p>
          </table:table-cell>
          <table:table-cell table:formula="of:=ABS([.A27]-[.B27])" office:value-type="float" office:value="58370" calcext:value-type="float">
            <text:p>58370</text:p>
          </table:table-cell>
          <table:table-cell table:formula="of:=[.K27]" office:value-type="float" office:value="383550" calcext:value-type="float">
            <text:p>3835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6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83550" calcext:value-type="float">
            <text:p>383550</text:p>
          </table:table-cell>
          <table:table-cell office:value-type="float" office:value="368203" calcext:value-type="float">
            <text:p>368203</text:p>
          </table:table-cell>
          <table:table-cell office:value-type="float" office:value="380999" calcext:value-type="float">
            <text:p>380999</text:p>
          </table:table-cell>
          <table:table-cell office:value-type="float" office:value="383550" calcext:value-type="float">
            <text:p>383550</text:p>
          </table:table-cell>
          <table:table-cell office:value-type="float" office:value="381778" calcext:value-type="float">
            <text:p>381778</text:p>
          </table:table-cell>
          <table:table-cell office:value-type="float" office:value="385648" calcext:value-type="float">
            <text:p>385648</text:p>
          </table:table-cell>
          <table:table-cell office:value-type="float" office:value="377666" calcext:value-type="float">
            <text:p>377666</text:p>
          </table:table-cell>
          <table:table-cell office:value-type="float" office:value="376850" calcext:value-type="float">
            <text:p>376850</text:p>
          </table:table-cell>
          <table:table-cell office:value-type="float" office:value="382707" calcext:value-type="float">
            <text:p>382707</text:p>
          </table:table-cell>
          <table:table-cell office:value-type="float" office:value="376877" calcext:value-type="float">
            <text:p>376877</text:p>
          </table:table-cell>
          <table:table-cell office:value-type="float" office:value="375394" calcext:value-type="float">
            <text:p>375394</text:p>
          </table:table-cell>
          <table:table-cell office:value-type="float" office:value="388573" calcext:value-type="float">
            <text:p>388573</text:p>
          </table:table-cell>
          <table:table-cell office:value-type="float" office:value="426573" calcext:value-type="float">
            <text:p>426573</text:p>
          </table:table-cell>
          <table:table-cell office:value-type="float" office:value="377402" calcext:value-type="float">
            <text:p>377402</text:p>
          </table:table-cell>
          <table:table-cell office:value-type="float" office:value="389233" calcext:value-type="float">
            <text:p>389233</text:p>
          </table:table-cell>
          <table:table-cell office:value-type="float" office:value="382197" calcext:value-type="float">
            <text:p>382197</text:p>
          </table:table-cell>
          <table:table-cell office:value-type="float" office:value="391948" calcext:value-type="float">
            <text:p>391948</text:p>
          </table:table-cell>
          <table:table-cell office:value-type="float" office:value="383057" calcext:value-type="float">
            <text:p>383057</text:p>
          </table:table-cell>
          <table:table-cell office:value-type="float" office:value="384379" calcext:value-type="float">
            <text:p>384379</text:p>
          </table:table-cell>
          <table:table-cell office:value-type="float" office:value="384889" calcext:value-type="float">
            <text:p>384889</text:p>
          </table:table-cell>
          <table:table-cell office:value-type="float" office:value="380489" calcext:value-type="float">
            <text:p>380489</text:p>
          </table:table-cell>
          <table:table-cell office:value-type="float" office:value="382521" calcext:value-type="float">
            <text:p>382521</text:p>
          </table:table-cell>
          <table:table-cell office:value-type="float" office:value="387167" calcext:value-type="float">
            <text:p>387167</text:p>
          </table:table-cell>
          <table:table-cell office:value-type="float" office:value="381138" calcext:value-type="float">
            <text:p>381138</text:p>
          </table:table-cell>
          <table:table-cell office:value-type="float" office:value="375173" calcext:value-type="float">
            <text:p>375173</text:p>
          </table:table-cell>
          <table:table-cell office:value-type="float" office:value="369736" calcext:value-type="float">
            <text:p>369736</text:p>
          </table:table-cell>
          <table:table-cell office:value-type="float" office:value="371457" calcext:value-type="float">
            <text:p>371457</text:p>
          </table:table-cell>
          <table:table-cell office:value-type="float" office:value="370432" calcext:value-type="float">
            <text:p>370432</text:p>
          </table:table-cell>
          <table:table-cell office:value-type="float" office:value="368203" calcext:value-type="float">
            <text:p>368203</text:p>
          </table:table-cell>
          <table:table-cell office:value-type="float" office:value="371059" calcext:value-type="float">
            <text:p>371059</text:p>
          </table:table-cell>
          <table:table-cell office:value-type="float" office:value="369886" calcext:value-type="float">
            <text:p>369886</text:p>
          </table:table-cell>
          <table:table-cell office:value-type="float" office:value="377684" calcext:value-type="float">
            <text:p>377684</text:p>
          </table:table-cell>
          <table:table-cell office:value-type="float" office:value="376312" calcext:value-type="float">
            <text:p>376312</text:p>
          </table:table-cell>
          <table:table-cell office:value-type="float" office:value="11429978" calcext:value-type="float">
            <text:p>11429978</text:p>
          </table:table-cell>
          <table:table-cell office:value-type="string" calcext:value-type="string">
            <text:p>OK</text:p>
          </table:table-cell>
          <table:table-cell office:value-type="float" office:value="224233654" calcext:value-type="float">
            <text:p>224233654</text:p>
          </table:table-cell>
          <table:table-cell office:value-type="float" office:value="224203655" calcext:value-type="float">
            <text:p>224203655</text:p>
          </table:table-cell>
          <table:table-cell table:number-columns-repeated="2" office:value-type="float" office:value="448407310" calcext:value-type="float">
            <text:p>448407310</text:p>
          </table:table-cell>
        </table:table-row>
        <table:table-row table:style-name="ro1">
          <table:table-cell table:formula="of:=MAX([.N28:.AQ28])" office:value-type="float" office:value="403470" calcext:value-type="float">
            <text:p>403470</text:p>
          </table:table-cell>
          <table:table-cell table:formula="of:=MIN([.N28:.AQ28])" office:value-type="float" office:value="362319" calcext:value-type="float">
            <text:p>362319</text:p>
          </table:table-cell>
          <table:table-cell table:formula="of:=ABS([.A28]-[.B28])" office:value-type="float" office:value="41151" calcext:value-type="float">
            <text:p>41151</text:p>
          </table:table-cell>
          <table:table-cell table:formula="of:=[.K28]" office:value-type="float" office:value="362319" calcext:value-type="float">
            <text:p>3623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7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62319" calcext:value-type="float">
            <text:p>362319</text:p>
          </table:table-cell>
          <table:table-cell office:value-type="float" office:value="372320" calcext:value-type="float">
            <text:p>372320</text:p>
          </table:table-cell>
          <table:table-cell office:value-type="float" office:value="362319" calcext:value-type="float">
            <text:p>362319</text:p>
          </table:table-cell>
          <table:table-cell office:value-type="float" office:value="364369" calcext:value-type="float">
            <text:p>364369</text:p>
          </table:table-cell>
          <table:table-cell office:value-type="float" office:value="372221" calcext:value-type="float">
            <text:p>372221</text:p>
          </table:table-cell>
          <table:table-cell office:value-type="float" office:value="364411" calcext:value-type="float">
            <text:p>364411</text:p>
          </table:table-cell>
          <table:table-cell office:value-type="float" office:value="366788" calcext:value-type="float">
            <text:p>366788</text:p>
          </table:table-cell>
          <table:table-cell office:value-type="float" office:value="370250" calcext:value-type="float">
            <text:p>370250</text:p>
          </table:table-cell>
          <table:table-cell office:value-type="float" office:value="366230" calcext:value-type="float">
            <text:p>366230</text:p>
          </table:table-cell>
          <table:table-cell office:value-type="float" office:value="363342" calcext:value-type="float">
            <text:p>363342</text:p>
          </table:table-cell>
          <table:table-cell office:value-type="float" office:value="365473" calcext:value-type="float">
            <text:p>365473</text:p>
          </table:table-cell>
          <table:table-cell office:value-type="float" office:value="367753" calcext:value-type="float">
            <text:p>367753</text:p>
          </table:table-cell>
          <table:table-cell office:value-type="float" office:value="371185" calcext:value-type="float">
            <text:p>371185</text:p>
          </table:table-cell>
          <table:table-cell office:value-type="float" office:value="365995" calcext:value-type="float">
            <text:p>365995</text:p>
          </table:table-cell>
          <table:table-cell office:value-type="float" office:value="365040" calcext:value-type="float">
            <text:p>365040</text:p>
          </table:table-cell>
          <table:table-cell office:value-type="float" office:value="368605" calcext:value-type="float">
            <text:p>368605</text:p>
          </table:table-cell>
          <table:table-cell office:value-type="float" office:value="365130" calcext:value-type="float">
            <text:p>365130</text:p>
          </table:table-cell>
          <table:table-cell office:value-type="float" office:value="365091" calcext:value-type="float">
            <text:p>365091</text:p>
          </table:table-cell>
          <table:table-cell office:value-type="float" office:value="380973" calcext:value-type="float">
            <text:p>380973</text:p>
          </table:table-cell>
          <table:table-cell office:value-type="float" office:value="403470" calcext:value-type="float">
            <text:p>403470</text:p>
          </table:table-cell>
          <table:table-cell office:value-type="float" office:value="379867" calcext:value-type="float">
            <text:p>379867</text:p>
          </table:table-cell>
          <table:table-cell office:value-type="float" office:value="373268" calcext:value-type="float">
            <text:p>373268</text:p>
          </table:table-cell>
          <table:table-cell office:value-type="float" office:value="374007" calcext:value-type="float">
            <text:p>374007</text:p>
          </table:table-cell>
          <table:table-cell office:value-type="float" office:value="380727" calcext:value-type="float">
            <text:p>380727</text:p>
          </table:table-cell>
          <table:table-cell office:value-type="float" office:value="379058" calcext:value-type="float">
            <text:p>379058</text:p>
          </table:table-cell>
          <table:table-cell office:value-type="float" office:value="373809" calcext:value-type="float">
            <text:p>373809</text:p>
          </table:table-cell>
          <table:table-cell office:value-type="float" office:value="381642" calcext:value-type="float">
            <text:p>381642</text:p>
          </table:table-cell>
          <table:table-cell office:value-type="float" office:value="379254" calcext:value-type="float">
            <text:p>379254</text:p>
          </table:table-cell>
          <table:table-cell office:value-type="float" office:value="374165" calcext:value-type="float">
            <text:p>374165</text:p>
          </table:table-cell>
          <table:table-cell office:value-type="float" office:value="372074" calcext:value-type="float">
            <text:p>372074</text:p>
          </table:table-cell>
          <table:table-cell office:value-type="float" office:value="371872" calcext:value-type="float">
            <text:p>371872</text:p>
          </table:table-cell>
          <table:table-cell office:value-type="float" office:value="381229" calcext:value-type="float">
            <text:p>381229</text:p>
          </table:table-cell>
          <table:table-cell office:value-type="float" office:value="11169617" calcext:value-type="float">
            <text:p>11169617</text:p>
          </table:table-cell>
          <table:table-cell office:value-type="string" calcext:value-type="string">
            <text:p>OK</text:p>
          </table:table-cell>
          <table:table-cell office:value-type="float" office:value="224471063" calcext:value-type="float">
            <text:p>224471063</text:p>
          </table:table-cell>
          <table:table-cell office:value-type="float" office:value="224441064" calcext:value-type="float">
            <text:p>224441064</text:p>
          </table:table-cell>
          <table:table-cell table:number-columns-repeated="2" office:value-type="float" office:value="448882128" calcext:value-type="float">
            <text:p>448882128</text:p>
          </table:table-cell>
        </table:table-row>
        <table:table-row table:style-name="ro1">
          <table:table-cell table:formula="of:=MAX([.N29:.AQ29])" office:value-type="float" office:value="378093" calcext:value-type="float">
            <text:p>378093</text:p>
          </table:table-cell>
          <table:table-cell table:formula="of:=MIN([.N29:.AQ29])" office:value-type="float" office:value="360601" calcext:value-type="float">
            <text:p>360601</text:p>
          </table:table-cell>
          <table:table-cell table:formula="of:=ABS([.A29]-[.B29])" office:value-type="float" office:value="17492" calcext:value-type="float">
            <text:p>17492</text:p>
          </table:table-cell>
          <table:table-cell table:formula="of:=[.K29]" office:value-type="float" office:value="361561" calcext:value-type="float">
            <text:p>36156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8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1561" calcext:value-type="float">
            <text:p>361561</text:p>
          </table:table-cell>
          <table:table-cell office:value-type="float" office:value="360601" calcext:value-type="float">
            <text:p>360601</text:p>
          </table:table-cell>
          <table:table-cell office:value-type="float" office:value="368095" calcext:value-type="float">
            <text:p>368095</text:p>
          </table:table-cell>
          <table:table-cell office:value-type="float" office:value="361561" calcext:value-type="float">
            <text:p>361561</text:p>
          </table:table-cell>
          <table:table-cell office:value-type="float" office:value="360601" calcext:value-type="float">
            <text:p>360601</text:p>
          </table:table-cell>
          <table:table-cell office:value-type="float" office:value="371593" calcext:value-type="float">
            <text:p>371593</text:p>
          </table:table-cell>
          <table:table-cell office:value-type="float" office:value="368985" calcext:value-type="float">
            <text:p>368985</text:p>
          </table:table-cell>
          <table:table-cell office:value-type="float" office:value="371358" calcext:value-type="float">
            <text:p>371358</text:p>
          </table:table-cell>
          <table:table-cell office:value-type="float" office:value="368208" calcext:value-type="float">
            <text:p>368208</text:p>
          </table:table-cell>
          <table:table-cell office:value-type="float" office:value="371108" calcext:value-type="float">
            <text:p>371108</text:p>
          </table:table-cell>
          <table:table-cell office:value-type="float" office:value="367658" calcext:value-type="float">
            <text:p>367658</text:p>
          </table:table-cell>
          <table:table-cell office:value-type="float" office:value="366561" calcext:value-type="float">
            <text:p>366561</text:p>
          </table:table-cell>
          <table:table-cell office:value-type="float" office:value="367452" calcext:value-type="float">
            <text:p>367452</text:p>
          </table:table-cell>
          <table:table-cell office:value-type="float" office:value="369251" calcext:value-type="float">
            <text:p>369251</text:p>
          </table:table-cell>
          <table:table-cell office:value-type="float" office:value="364987" calcext:value-type="float">
            <text:p>364987</text:p>
          </table:table-cell>
          <table:table-cell office:value-type="float" office:value="366342" calcext:value-type="float">
            <text:p>366342</text:p>
          </table:table-cell>
          <table:table-cell office:value-type="float" office:value="367458" calcext:value-type="float">
            <text:p>367458</text:p>
          </table:table-cell>
          <table:table-cell office:value-type="float" office:value="366064" calcext:value-type="float">
            <text:p>366064</text:p>
          </table:table-cell>
          <table:table-cell office:value-type="float" office:value="367783" calcext:value-type="float">
            <text:p>367783</text:p>
          </table:table-cell>
          <table:table-cell office:value-type="float" office:value="378093" calcext:value-type="float">
            <text:p>378093</text:p>
          </table:table-cell>
          <table:table-cell office:value-type="float" office:value="372213" calcext:value-type="float">
            <text:p>372213</text:p>
          </table:table-cell>
          <table:table-cell office:value-type="float" office:value="367825" calcext:value-type="float">
            <text:p>367825</text:p>
          </table:table-cell>
          <table:table-cell office:value-type="float" office:value="367586" calcext:value-type="float">
            <text:p>367586</text:p>
          </table:table-cell>
          <table:table-cell office:value-type="float" office:value="368342" calcext:value-type="float">
            <text:p>368342</text:p>
          </table:table-cell>
          <table:table-cell office:value-type="float" office:value="367565" calcext:value-type="float">
            <text:p>367565</text:p>
          </table:table-cell>
          <table:table-cell office:value-type="float" office:value="370064" calcext:value-type="float">
            <text:p>370064</text:p>
          </table:table-cell>
          <table:table-cell office:value-type="float" office:value="367433" calcext:value-type="float">
            <text:p>367433</text:p>
          </table:table-cell>
          <table:table-cell office:value-type="float" office:value="368125" calcext:value-type="float">
            <text:p>368125</text:p>
          </table:table-cell>
          <table:table-cell office:value-type="float" office:value="370817" calcext:value-type="float">
            <text:p>370817</text:p>
          </table:table-cell>
          <table:table-cell office:value-type="float" office:value="368419" calcext:value-type="float">
            <text:p>368419</text:p>
          </table:table-cell>
          <table:table-cell office:value-type="float" office:value="365877" calcext:value-type="float">
            <text:p>365877</text:p>
          </table:table-cell>
          <table:table-cell office:value-type="float" office:value="366532" calcext:value-type="float">
            <text:p>366532</text:p>
          </table:table-cell>
          <table:table-cell office:value-type="float" office:value="367015" calcext:value-type="float">
            <text:p>367015</text:p>
          </table:table-cell>
          <table:table-cell office:value-type="float" office:value="11042876" calcext:value-type="float">
            <text:p>11042876</text:p>
          </table:table-cell>
          <table:table-cell office:value-type="string" calcext:value-type="string">
            <text:p>OK</text:p>
          </table:table-cell>
          <table:table-cell office:value-type="float" office:value="224416508" calcext:value-type="float">
            <text:p>224416508</text:p>
          </table:table-cell>
          <table:table-cell office:value-type="float" office:value="224386509" calcext:value-type="float">
            <text:p>224386509</text:p>
          </table:table-cell>
          <table:table-cell table:number-columns-repeated="2" office:value-type="float" office:value="448773018" calcext:value-type="float">
            <text:p>448773018</text:p>
          </table:table-cell>
        </table:table-row>
        <table:table-row table:style-name="ro1">
          <table:table-cell table:formula="of:=MAX([.N30:.AQ30])" office:value-type="float" office:value="383543" calcext:value-type="float">
            <text:p>383543</text:p>
          </table:table-cell>
          <table:table-cell table:formula="of:=MIN([.N30:.AQ30])" office:value-type="float" office:value="359446" calcext:value-type="float">
            <text:p>359446</text:p>
          </table:table-cell>
          <table:table-cell table:formula="of:=ABS([.A30]-[.B30])" office:value-type="float" office:value="24097" calcext:value-type="float">
            <text:p>24097</text:p>
          </table:table-cell>
          <table:table-cell table:formula="of:=[.K30]" office:value-type="float" office:value="364686" calcext:value-type="float">
            <text:p>3646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9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4686" calcext:value-type="float">
            <text:p>364686</text:p>
          </table:table-cell>
          <table:table-cell office:value-type="float" office:value="359446" calcext:value-type="float">
            <text:p>359446</text:p>
          </table:table-cell>
          <table:table-cell office:value-type="float" office:value="369783" calcext:value-type="float">
            <text:p>369783</text:p>
          </table:table-cell>
          <table:table-cell office:value-type="float" office:value="364686" calcext:value-type="float">
            <text:p>364686</text:p>
          </table:table-cell>
          <table:table-cell office:value-type="float" office:value="359446" calcext:value-type="float">
            <text:p>359446</text:p>
          </table:table-cell>
          <table:table-cell office:value-type="float" office:value="376979" calcext:value-type="float">
            <text:p>376979</text:p>
          </table:table-cell>
          <table:table-cell office:value-type="float" office:value="366007" calcext:value-type="float">
            <text:p>366007</text:p>
          </table:table-cell>
          <table:table-cell office:value-type="float" office:value="369595" calcext:value-type="float">
            <text:p>369595</text:p>
          </table:table-cell>
          <table:table-cell office:value-type="float" office:value="372383" calcext:value-type="float">
            <text:p>372383</text:p>
          </table:table-cell>
          <table:table-cell office:value-type="float" office:value="367119" calcext:value-type="float">
            <text:p>367119</text:p>
          </table:table-cell>
          <table:table-cell office:value-type="float" office:value="365406" calcext:value-type="float">
            <text:p>365406</text:p>
          </table:table-cell>
          <table:table-cell office:value-type="float" office:value="367336" calcext:value-type="float">
            <text:p>367336</text:p>
          </table:table-cell>
          <table:table-cell office:value-type="float" office:value="376951" calcext:value-type="float">
            <text:p>376951</text:p>
          </table:table-cell>
          <table:table-cell office:value-type="float" office:value="373463" calcext:value-type="float">
            <text:p>373463</text:p>
          </table:table-cell>
          <table:table-cell office:value-type="float" office:value="371135" calcext:value-type="float">
            <text:p>371135</text:p>
          </table:table-cell>
          <table:table-cell office:value-type="float" office:value="379006" calcext:value-type="float">
            <text:p>379006</text:p>
          </table:table-cell>
          <table:table-cell office:value-type="float" office:value="383543" calcext:value-type="float">
            <text:p>383543</text:p>
          </table:table-cell>
          <table:table-cell office:value-type="float" office:value="373834" calcext:value-type="float">
            <text:p>373834</text:p>
          </table:table-cell>
          <table:table-cell office:value-type="float" office:value="365431" calcext:value-type="float">
            <text:p>365431</text:p>
          </table:table-cell>
          <table:table-cell office:value-type="float" office:value="367192" calcext:value-type="float">
            <text:p>367192</text:p>
          </table:table-cell>
          <table:table-cell office:value-type="float" office:value="370132" calcext:value-type="float">
            <text:p>370132</text:p>
          </table:table-cell>
          <table:table-cell office:value-type="float" office:value="369058" calcext:value-type="float">
            <text:p>369058</text:p>
          </table:table-cell>
          <table:table-cell office:value-type="float" office:value="365519" calcext:value-type="float">
            <text:p>365519</text:p>
          </table:table-cell>
          <table:table-cell office:value-type="float" office:value="370360" calcext:value-type="float">
            <text:p>370360</text:p>
          </table:table-cell>
          <table:table-cell office:value-type="float" office:value="364509" calcext:value-type="float">
            <text:p>364509</text:p>
          </table:table-cell>
          <table:table-cell office:value-type="float" office:value="373080" calcext:value-type="float">
            <text:p>373080</text:p>
          </table:table-cell>
          <table:table-cell office:value-type="float" office:value="364032" calcext:value-type="float">
            <text:p>364032</text:p>
          </table:table-cell>
          <table:table-cell office:value-type="float" office:value="365733" calcext:value-type="float">
            <text:p>365733</text:p>
          </table:table-cell>
          <table:table-cell office:value-type="float" office:value="368095" calcext:value-type="float">
            <text:p>368095</text:p>
          </table:table-cell>
          <table:table-cell office:value-type="float" office:value="378890" calcext:value-type="float">
            <text:p>378890</text:p>
          </table:table-cell>
          <table:table-cell office:value-type="float" office:value="376143" calcext:value-type="float">
            <text:p>376143</text:p>
          </table:table-cell>
          <table:table-cell office:value-type="float" office:value="364831" calcext:value-type="float">
            <text:p>364831</text:p>
          </table:table-cell>
          <table:table-cell office:value-type="float" office:value="363616" calcext:value-type="float">
            <text:p>363616</text:p>
          </table:table-cell>
          <table:table-cell office:value-type="float" office:value="11093510" calcext:value-type="float">
            <text:p>11093510</text:p>
          </table:table-cell>
          <table:table-cell office:value-type="string" calcext:value-type="string">
            <text:p>OK</text:p>
          </table:table-cell>
          <table:table-cell office:value-type="float" office:value="225119449" calcext:value-type="float">
            <text:p>225119449</text:p>
          </table:table-cell>
          <table:table-cell office:value-type="float" office:value="225089450" calcext:value-type="float">
            <text:p>225089450</text:p>
          </table:table-cell>
          <table:table-cell table:number-columns-repeated="2" office:value-type="float" office:value="450178900" calcext:value-type="float">
            <text:p>450178900</text:p>
          </table:table-cell>
        </table:table-row>
        <table:table-row table:style-name="ro1">
          <table:table-cell table:formula="of:=MAX([.N31:.AQ31])" office:value-type="float" office:value="385376" calcext:value-type="float">
            <text:p>385376</text:p>
          </table:table-cell>
          <table:table-cell table:formula="of:=MIN([.N31:.AQ31])" office:value-type="float" office:value="361357" calcext:value-type="float">
            <text:p>361357</text:p>
          </table:table-cell>
          <table:table-cell table:formula="of:=ABS([.A31]-[.B31])" office:value-type="float" office:value="24019" calcext:value-type="float">
            <text:p>24019</text:p>
          </table:table-cell>
          <table:table-cell table:formula="of:=[.K31]" office:value-type="float" office:value="362573" calcext:value-type="float">
            <text:p>3625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0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2573" calcext:value-type="float">
            <text:p>362573</text:p>
          </table:table-cell>
          <table:table-cell office:value-type="float" office:value="361357" calcext:value-type="float">
            <text:p>361357</text:p>
          </table:table-cell>
          <table:table-cell office:value-type="float" office:value="368654" calcext:value-type="float">
            <text:p>368654</text:p>
          </table:table-cell>
          <table:table-cell office:value-type="float" office:value="362573" calcext:value-type="float">
            <text:p>362573</text:p>
          </table:table-cell>
          <table:table-cell office:value-type="float" office:value="361357" calcext:value-type="float">
            <text:p>361357</text:p>
          </table:table-cell>
          <table:table-cell office:value-type="float" office:value="371241" calcext:value-type="float">
            <text:p>371241</text:p>
          </table:table-cell>
          <table:table-cell office:value-type="float" office:value="366829" calcext:value-type="float">
            <text:p>366829</text:p>
          </table:table-cell>
          <table:table-cell office:value-type="float" office:value="365303" calcext:value-type="float">
            <text:p>365303</text:p>
          </table:table-cell>
          <table:table-cell office:value-type="float" office:value="385376" calcext:value-type="float">
            <text:p>385376</text:p>
          </table:table-cell>
          <table:table-cell office:value-type="float" office:value="366883" calcext:value-type="float">
            <text:p>366883</text:p>
          </table:table-cell>
          <table:table-cell office:value-type="float" office:value="366039" calcext:value-type="float">
            <text:p>366039</text:p>
          </table:table-cell>
          <table:table-cell office:value-type="float" office:value="367369" calcext:value-type="float">
            <text:p>367369</text:p>
          </table:table-cell>
          <table:table-cell office:value-type="float" office:value="368245" calcext:value-type="float">
            <text:p>368245</text:p>
          </table:table-cell>
          <table:table-cell office:value-type="float" office:value="372971" calcext:value-type="float">
            <text:p>372971</text:p>
          </table:table-cell>
          <table:table-cell office:value-type="float" office:value="364760" calcext:value-type="float">
            <text:p>364760</text:p>
          </table:table-cell>
          <table:table-cell office:value-type="float" office:value="366247" calcext:value-type="float">
            <text:p>366247</text:p>
          </table:table-cell>
          <table:table-cell office:value-type="float" office:value="373311" calcext:value-type="float">
            <text:p>373311</text:p>
          </table:table-cell>
          <table:table-cell office:value-type="float" office:value="366280" calcext:value-type="float">
            <text:p>366280</text:p>
          </table:table-cell>
          <table:table-cell office:value-type="float" office:value="364824" calcext:value-type="float">
            <text:p>364824</text:p>
          </table:table-cell>
          <table:table-cell office:value-type="float" office:value="366614" calcext:value-type="float">
            <text:p>366614</text:p>
          </table:table-cell>
          <table:table-cell office:value-type="float" office:value="364914" calcext:value-type="float">
            <text:p>364914</text:p>
          </table:table-cell>
          <table:table-cell office:value-type="float" office:value="368688" calcext:value-type="float">
            <text:p>368688</text:p>
          </table:table-cell>
          <table:table-cell office:value-type="float" office:value="363604" calcext:value-type="float">
            <text:p>363604</text:p>
          </table:table-cell>
          <table:table-cell office:value-type="float" office:value="363818" calcext:value-type="float">
            <text:p>363818</text:p>
          </table:table-cell>
          <table:table-cell office:value-type="float" office:value="365917" calcext:value-type="float">
            <text:p>365917</text:p>
          </table:table-cell>
          <table:table-cell office:value-type="float" office:value="368084" calcext:value-type="float">
            <text:p>368084</text:p>
          </table:table-cell>
          <table:table-cell office:value-type="float" office:value="364386" calcext:value-type="float">
            <text:p>364386</text:p>
          </table:table-cell>
          <table:table-cell office:value-type="float" office:value="363617" calcext:value-type="float">
            <text:p>363617</text:p>
          </table:table-cell>
          <table:table-cell office:value-type="float" office:value="373064" calcext:value-type="float">
            <text:p>373064</text:p>
          </table:table-cell>
          <table:table-cell office:value-type="float" office:value="371178" calcext:value-type="float">
            <text:p>371178</text:p>
          </table:table-cell>
          <table:table-cell office:value-type="float" office:value="381268" calcext:value-type="float">
            <text:p>381268</text:p>
          </table:table-cell>
          <table:table-cell office:value-type="float" office:value="381537" calcext:value-type="float">
            <text:p>381537</text:p>
          </table:table-cell>
          <table:table-cell office:value-type="float" office:value="373326" calcext:value-type="float">
            <text:p>373326</text:p>
          </table:table-cell>
          <table:table-cell office:value-type="float" office:value="11059623" calcext:value-type="float">
            <text:p>11059623</text:p>
          </table:table-cell>
          <table:table-cell office:value-type="string" calcext:value-type="string">
            <text:p>OK</text:p>
          </table:table-cell>
          <table:table-cell office:value-type="float" office:value="225424997" calcext:value-type="float">
            <text:p>225424997</text:p>
          </table:table-cell>
          <table:table-cell office:value-type="float" office:value="225394998" calcext:value-type="float">
            <text:p>225394998</text:p>
          </table:table-cell>
          <table:table-cell table:number-columns-repeated="2" office:value-type="float" office:value="450789996" calcext:value-type="float">
            <text:p>450789996</text:p>
          </table:table-cell>
        </table:table-row>
        <table:table-row table:style-name="ro1">
          <table:table-cell table:formula="of:=MAX([.N32:.AQ32])" office:value-type="float" office:value="401362" calcext:value-type="float">
            <text:p>401362</text:p>
          </table:table-cell>
          <table:table-cell table:formula="of:=MIN([.N32:.AQ32])" office:value-type="float" office:value="375632" calcext:value-type="float">
            <text:p>375632</text:p>
          </table:table-cell>
          <table:table-cell table:formula="of:=ABS([.A32]-[.B32])" office:value-type="float" office:value="25730" calcext:value-type="float">
            <text:p>25730</text:p>
          </table:table-cell>
          <table:table-cell table:formula="of:=[.K32]" office:value-type="float" office:value="401362" calcext:value-type="float">
            <text:p>40136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1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401362" calcext:value-type="float">
            <text:p>401362</text:p>
          </table:table-cell>
          <table:table-cell office:value-type="float" office:value="375632" calcext:value-type="float">
            <text:p>375632</text:p>
          </table:table-cell>
          <table:table-cell office:value-type="float" office:value="386458" calcext:value-type="float">
            <text:p>386458</text:p>
          </table:table-cell>
          <table:table-cell office:value-type="float" office:value="401362" calcext:value-type="float">
            <text:p>401362</text:p>
          </table:table-cell>
          <table:table-cell office:value-type="float" office:value="398466" calcext:value-type="float">
            <text:p>398466</text:p>
          </table:table-cell>
          <table:table-cell office:value-type="float" office:value="400666" calcext:value-type="float">
            <text:p>400666</text:p>
          </table:table-cell>
          <table:table-cell office:value-type="float" office:value="393878" calcext:value-type="float">
            <text:p>393878</text:p>
          </table:table-cell>
          <table:table-cell office:value-type="float" office:value="387949" calcext:value-type="float">
            <text:p>387949</text:p>
          </table:table-cell>
          <table:table-cell office:value-type="float" office:value="375632" calcext:value-type="float">
            <text:p>375632</text:p>
          </table:table-cell>
          <table:table-cell office:value-type="float" office:value="381260" calcext:value-type="float">
            <text:p>381260</text:p>
          </table:table-cell>
          <table:table-cell office:value-type="float" office:value="376479" calcext:value-type="float">
            <text:p>376479</text:p>
          </table:table-cell>
          <table:table-cell office:value-type="float" office:value="376935" calcext:value-type="float">
            <text:p>376935</text:p>
          </table:table-cell>
          <table:table-cell office:value-type="float" office:value="392824" calcext:value-type="float">
            <text:p>392824</text:p>
          </table:table-cell>
          <table:table-cell office:value-type="float" office:value="389801" calcext:value-type="float">
            <text:p>389801</text:p>
          </table:table-cell>
          <table:table-cell office:value-type="float" office:value="385473" calcext:value-type="float">
            <text:p>385473</text:p>
          </table:table-cell>
          <table:table-cell office:value-type="float" office:value="386099" calcext:value-type="float">
            <text:p>386099</text:p>
          </table:table-cell>
          <table:table-cell office:value-type="float" office:value="384627" calcext:value-type="float">
            <text:p>384627</text:p>
          </table:table-cell>
          <table:table-cell office:value-type="float" office:value="387615" calcext:value-type="float">
            <text:p>387615</text:p>
          </table:table-cell>
          <table:table-cell office:value-type="float" office:value="388113" calcext:value-type="float">
            <text:p>388113</text:p>
          </table:table-cell>
          <table:table-cell office:value-type="float" office:value="380149" calcext:value-type="float">
            <text:p>380149</text:p>
          </table:table-cell>
          <table:table-cell office:value-type="float" office:value="388067" calcext:value-type="float">
            <text:p>388067</text:p>
          </table:table-cell>
          <table:table-cell office:value-type="float" office:value="378100" calcext:value-type="float">
            <text:p>378100</text:p>
          </table:table-cell>
          <table:table-cell office:value-type="float" office:value="385027" calcext:value-type="float">
            <text:p>385027</text:p>
          </table:table-cell>
          <table:table-cell office:value-type="float" office:value="384689" calcext:value-type="float">
            <text:p>384689</text:p>
          </table:table-cell>
          <table:table-cell office:value-type="float" office:value="390871" calcext:value-type="float">
            <text:p>390871</text:p>
          </table:table-cell>
          <table:table-cell office:value-type="float" office:value="398834" calcext:value-type="float">
            <text:p>398834</text:p>
          </table:table-cell>
          <table:table-cell office:value-type="float" office:value="389284" calcext:value-type="float">
            <text:p>389284</text:p>
          </table:table-cell>
          <table:table-cell office:value-type="float" office:value="382715" calcext:value-type="float">
            <text:p>382715</text:p>
          </table:table-cell>
          <table:table-cell office:value-type="float" office:value="379396" calcext:value-type="float">
            <text:p>379396</text:p>
          </table:table-cell>
          <table:table-cell office:value-type="float" office:value="386874" calcext:value-type="float">
            <text:p>386874</text:p>
          </table:table-cell>
          <table:table-cell office:value-type="float" office:value="381389" calcext:value-type="float">
            <text:p>381389</text:p>
          </table:table-cell>
          <table:table-cell office:value-type="float" office:value="380145" calcext:value-type="float">
            <text:p>380145</text:p>
          </table:table-cell>
          <table:table-cell office:value-type="float" office:value="381033" calcext:value-type="float">
            <text:p>381033</text:p>
          </table:table-cell>
          <table:table-cell office:value-type="float" office:value="11593752" calcext:value-type="float">
            <text:p>11593752</text:p>
          </table:table-cell>
          <table:table-cell office:value-type="string" calcext:value-type="string">
            <text:p>OK</text:p>
          </table:table-cell>
          <table:table-cell office:value-type="float" office:value="227108106" calcext:value-type="float">
            <text:p>227108106</text:p>
          </table:table-cell>
          <table:table-cell office:value-type="float" office:value="227078107" calcext:value-type="float">
            <text:p>227078107</text:p>
          </table:table-cell>
          <table:table-cell table:number-columns-repeated="2" office:value-type="float" office:value="454156214" calcext:value-type="float">
            <text:p>454156214</text:p>
          </table:table-cell>
        </table:table-row>
        <table:table-row table:style-name="ro1">
          <table:table-cell table:formula="of:=MAX([.N33:.AQ33])" office:value-type="float" office:value="402633" calcext:value-type="float">
            <text:p>402633</text:p>
          </table:table-cell>
          <table:table-cell table:formula="of:=MIN([.N33:.AQ33])" office:value-type="float" office:value="366111" calcext:value-type="float">
            <text:p>366111</text:p>
          </table:table-cell>
          <table:table-cell table:formula="of:=ABS([.A33]-[.B33])" office:value-type="float" office:value="36522" calcext:value-type="float">
            <text:p>36522</text:p>
          </table:table-cell>
          <table:table-cell table:formula="of:=[.K33]" office:value-type="float" office:value="375118" calcext:value-type="float">
            <text:p>3751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2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5118" calcext:value-type="float">
            <text:p>375118</text:p>
          </table:table-cell>
          <table:table-cell office:value-type="float" office:value="366111" calcext:value-type="float">
            <text:p>366111</text:p>
          </table:table-cell>
          <table:table-cell office:value-type="float" office:value="373046" calcext:value-type="float">
            <text:p>373046</text:p>
          </table:table-cell>
          <table:table-cell office:value-type="float" office:value="375118" calcext:value-type="float">
            <text:p>375118</text:p>
          </table:table-cell>
          <table:table-cell office:value-type="float" office:value="367196" calcext:value-type="float">
            <text:p>367196</text:p>
          </table:table-cell>
          <table:table-cell office:value-type="float" office:value="382920" calcext:value-type="float">
            <text:p>382920</text:p>
          </table:table-cell>
          <table:table-cell office:value-type="float" office:value="366887" calcext:value-type="float">
            <text:p>366887</text:p>
          </table:table-cell>
          <table:table-cell office:value-type="float" office:value="370137" calcext:value-type="float">
            <text:p>370137</text:p>
          </table:table-cell>
          <table:table-cell office:value-type="float" office:value="375057" calcext:value-type="float">
            <text:p>375057</text:p>
          </table:table-cell>
          <table:table-cell office:value-type="float" office:value="370254" calcext:value-type="float">
            <text:p>370254</text:p>
          </table:table-cell>
          <table:table-cell office:value-type="float" office:value="371886" calcext:value-type="float">
            <text:p>371886</text:p>
          </table:table-cell>
          <table:table-cell office:value-type="float" office:value="376467" calcext:value-type="float">
            <text:p>376467</text:p>
          </table:table-cell>
          <table:table-cell office:value-type="float" office:value="371133" calcext:value-type="float">
            <text:p>371133</text:p>
          </table:table-cell>
          <table:table-cell office:value-type="float" office:value="377468" calcext:value-type="float">
            <text:p>377468</text:p>
          </table:table-cell>
          <table:table-cell office:value-type="float" office:value="373149" calcext:value-type="float">
            <text:p>373149</text:p>
          </table:table-cell>
          <table:table-cell office:value-type="float" office:value="370363" calcext:value-type="float">
            <text:p>370363</text:p>
          </table:table-cell>
          <table:table-cell office:value-type="float" office:value="373687" calcext:value-type="float">
            <text:p>373687</text:p>
          </table:table-cell>
          <table:table-cell office:value-type="float" office:value="371075" calcext:value-type="float">
            <text:p>371075</text:p>
          </table:table-cell>
          <table:table-cell office:value-type="float" office:value="367768" calcext:value-type="float">
            <text:p>367768</text:p>
          </table:table-cell>
          <table:table-cell office:value-type="float" office:value="367715" calcext:value-type="float">
            <text:p>367715</text:p>
          </table:table-cell>
          <table:table-cell office:value-type="float" office:value="369746" calcext:value-type="float">
            <text:p>369746</text:p>
          </table:table-cell>
          <table:table-cell office:value-type="float" office:value="367883" calcext:value-type="float">
            <text:p>367883</text:p>
          </table:table-cell>
          <table:table-cell office:value-type="float" office:value="368301" calcext:value-type="float">
            <text:p>368301</text:p>
          </table:table-cell>
          <table:table-cell office:value-type="float" office:value="366111" calcext:value-type="float">
            <text:p>366111</text:p>
          </table:table-cell>
          <table:table-cell office:value-type="float" office:value="381083" calcext:value-type="float">
            <text:p>381083</text:p>
          </table:table-cell>
          <table:table-cell office:value-type="float" office:value="402633" calcext:value-type="float">
            <text:p>402633</text:p>
          </table:table-cell>
          <table:table-cell office:value-type="float" office:value="375851" calcext:value-type="float">
            <text:p>375851</text:p>
          </table:table-cell>
          <table:table-cell office:value-type="float" office:value="374605" calcext:value-type="float">
            <text:p>374605</text:p>
          </table:table-cell>
          <table:table-cell office:value-type="float" office:value="371248" calcext:value-type="float">
            <text:p>371248</text:p>
          </table:table-cell>
          <table:table-cell office:value-type="float" office:value="370326" calcext:value-type="float">
            <text:p>370326</text:p>
          </table:table-cell>
          <table:table-cell office:value-type="float" office:value="367742" calcext:value-type="float">
            <text:p>367742</text:p>
          </table:table-cell>
          <table:table-cell office:value-type="float" office:value="367614" calcext:value-type="float">
            <text:p>367614</text:p>
          </table:table-cell>
          <table:table-cell office:value-type="float" office:value="379960" calcext:value-type="float">
            <text:p>379960</text:p>
          </table:table-cell>
          <table:table-cell office:value-type="float" office:value="11191383" calcext:value-type="float">
            <text:p>11191383</text:p>
          </table:table-cell>
          <table:table-cell office:value-type="string" calcext:value-type="string">
            <text:p>OK</text:p>
          </table:table-cell>
          <table:table-cell office:value-type="float" office:value="225075511" calcext:value-type="float">
            <text:p>225075511</text:p>
          </table:table-cell>
          <table:table-cell office:value-type="float" office:value="225045512" calcext:value-type="float">
            <text:p>225045512</text:p>
          </table:table-cell>
          <table:table-cell table:number-columns-repeated="2" office:value-type="float" office:value="450091024" calcext:value-type="float">
            <text:p>450091024</text:p>
          </table:table-cell>
        </table:table-row>
        <table:table-row table:style-name="ro1">
          <table:table-cell table:formula="of:=MAX([.N34:.AQ34])" office:value-type="float" office:value="387625" calcext:value-type="float">
            <text:p>387625</text:p>
          </table:table-cell>
          <table:table-cell table:formula="of:=MIN([.N34:.AQ34])" office:value-type="float" office:value="369562" calcext:value-type="float">
            <text:p>369562</text:p>
          </table:table-cell>
          <table:table-cell table:formula="of:=ABS([.A34]-[.B34])" office:value-type="float" office:value="18063" calcext:value-type="float">
            <text:p>18063</text:p>
          </table:table-cell>
          <table:table-cell table:formula="of:=[.K34]" office:value-type="float" office:value="371274" calcext:value-type="float">
            <text:p>3712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3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1274" calcext:value-type="float">
            <text:p>371274</text:p>
          </table:table-cell>
          <table:table-cell office:value-type="float" office:value="369562" calcext:value-type="float">
            <text:p>369562</text:p>
          </table:table-cell>
          <table:table-cell office:value-type="float" office:value="374214" calcext:value-type="float">
            <text:p>374214</text:p>
          </table:table-cell>
          <table:table-cell office:value-type="float" office:value="371274" calcext:value-type="float">
            <text:p>371274</text:p>
          </table:table-cell>
          <table:table-cell office:value-type="float" office:value="369954" calcext:value-type="float">
            <text:p>369954</text:p>
          </table:table-cell>
          <table:table-cell office:value-type="float" office:value="376507" calcext:value-type="float">
            <text:p>376507</text:p>
          </table:table-cell>
          <table:table-cell office:value-type="float" office:value="369591" calcext:value-type="float">
            <text:p>369591</text:p>
          </table:table-cell>
          <table:table-cell office:value-type="float" office:value="371349" calcext:value-type="float">
            <text:p>371349</text:p>
          </table:table-cell>
          <table:table-cell office:value-type="float" office:value="372061" calcext:value-type="float">
            <text:p>372061</text:p>
          </table:table-cell>
          <table:table-cell office:value-type="float" office:value="371613" calcext:value-type="float">
            <text:p>371613</text:p>
          </table:table-cell>
          <table:table-cell office:value-type="float" office:value="387625" calcext:value-type="float">
            <text:p>387625</text:p>
          </table:table-cell>
          <table:table-cell office:value-type="float" office:value="381383" calcext:value-type="float">
            <text:p>381383</text:p>
          </table:table-cell>
          <table:table-cell office:value-type="float" office:value="377552" calcext:value-type="float">
            <text:p>377552</text:p>
          </table:table-cell>
          <table:table-cell office:value-type="float" office:value="381970" calcext:value-type="float">
            <text:p>381970</text:p>
          </table:table-cell>
          <table:table-cell office:value-type="float" office:value="371623" calcext:value-type="float">
            <text:p>371623</text:p>
          </table:table-cell>
          <table:table-cell office:value-type="float" office:value="377395" calcext:value-type="float">
            <text:p>377395</text:p>
          </table:table-cell>
          <table:table-cell office:value-type="float" office:value="372587" calcext:value-type="float">
            <text:p>372587</text:p>
          </table:table-cell>
          <table:table-cell office:value-type="float" office:value="373090" calcext:value-type="float">
            <text:p>373090</text:p>
          </table:table-cell>
          <table:table-cell office:value-type="float" office:value="374111" calcext:value-type="float">
            <text:p>374111</text:p>
          </table:table-cell>
          <table:table-cell office:value-type="float" office:value="373671" calcext:value-type="float">
            <text:p>373671</text:p>
          </table:table-cell>
          <table:table-cell office:value-type="float" office:value="369888" calcext:value-type="float">
            <text:p>369888</text:p>
          </table:table-cell>
          <table:table-cell office:value-type="float" office:value="372568" calcext:value-type="float">
            <text:p>372568</text:p>
          </table:table-cell>
          <table:table-cell office:value-type="float" office:value="379580" calcext:value-type="float">
            <text:p>379580</text:p>
          </table:table-cell>
          <table:table-cell office:value-type="float" office:value="371998" calcext:value-type="float">
            <text:p>371998</text:p>
          </table:table-cell>
          <table:table-cell office:value-type="float" office:value="372455" calcext:value-type="float">
            <text:p>372455</text:p>
          </table:table-cell>
          <table:table-cell office:value-type="float" office:value="375506" calcext:value-type="float">
            <text:p>375506</text:p>
          </table:table-cell>
          <table:table-cell office:value-type="float" office:value="370708" calcext:value-type="float">
            <text:p>370708</text:p>
          </table:table-cell>
          <table:table-cell office:value-type="float" office:value="371125" calcext:value-type="float">
            <text:p>371125</text:p>
          </table:table-cell>
          <table:table-cell office:value-type="float" office:value="377638" calcext:value-type="float">
            <text:p>377638</text:p>
          </table:table-cell>
          <table:table-cell office:value-type="float" office:value="376406" calcext:value-type="float">
            <text:p>376406</text:p>
          </table:table-cell>
          <table:table-cell office:value-type="float" office:value="371562" calcext:value-type="float">
            <text:p>371562</text:p>
          </table:table-cell>
          <table:table-cell office:value-type="float" office:value="374071" calcext:value-type="float">
            <text:p>374071</text:p>
          </table:table-cell>
          <table:table-cell office:value-type="float" office:value="369562" calcext:value-type="float">
            <text:p>369562</text:p>
          </table:table-cell>
          <table:table-cell office:value-type="float" office:value="11226423" calcext:value-type="float">
            <text:p>11226423</text:p>
          </table:table-cell>
          <table:table-cell office:value-type="string" calcext:value-type="string">
            <text:p>OK</text:p>
          </table:table-cell>
          <table:table-cell office:value-type="float" office:value="226116690" calcext:value-type="float">
            <text:p>226116690</text:p>
          </table:table-cell>
          <table:table-cell office:value-type="float" office:value="226086691" calcext:value-type="float">
            <text:p>226086691</text:p>
          </table:table-cell>
          <table:table-cell table:number-columns-repeated="2" office:value-type="float" office:value="452173382" calcext:value-type="float">
            <text:p>452173382</text:p>
          </table:table-cell>
        </table:table-row>
        <table:table-row table:style-name="ro1">
          <table:table-cell table:formula="of:=MAX([.N35:.AQ35])" office:value-type="float" office:value="390017" calcext:value-type="float">
            <text:p>390017</text:p>
          </table:table-cell>
          <table:table-cell table:formula="of:=MIN([.N35:.AQ35])" office:value-type="float" office:value="368651" calcext:value-type="float">
            <text:p>368651</text:p>
          </table:table-cell>
          <table:table-cell table:formula="of:=ABS([.A35]-[.B35])" office:value-type="float" office:value="21366" calcext:value-type="float">
            <text:p>21366</text:p>
          </table:table-cell>
          <table:table-cell table:formula="of:=[.K35]" office:value-type="float" office:value="368845" calcext:value-type="float">
            <text:p>3688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4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8845" calcext:value-type="float">
            <text:p>368845</text:p>
          </table:table-cell>
          <table:table-cell office:value-type="float" office:value="368651" calcext:value-type="float">
            <text:p>368651</text:p>
          </table:table-cell>
          <table:table-cell office:value-type="float" office:value="376390" calcext:value-type="float">
            <text:p>376390</text:p>
          </table:table-cell>
          <table:table-cell office:value-type="float" office:value="368845" calcext:value-type="float">
            <text:p>368845</text:p>
          </table:table-cell>
          <table:table-cell office:value-type="float" office:value="371428" calcext:value-type="float">
            <text:p>371428</text:p>
          </table:table-cell>
          <table:table-cell office:value-type="float" office:value="377870" calcext:value-type="float">
            <text:p>377870</text:p>
          </table:table-cell>
          <table:table-cell office:value-type="float" office:value="370733" calcext:value-type="float">
            <text:p>370733</text:p>
          </table:table-cell>
          <table:table-cell office:value-type="float" office:value="370969" calcext:value-type="float">
            <text:p>370969</text:p>
          </table:table-cell>
          <table:table-cell office:value-type="float" office:value="379165" calcext:value-type="float">
            <text:p>379165</text:p>
          </table:table-cell>
          <table:table-cell office:value-type="float" office:value="368651" calcext:value-type="float">
            <text:p>368651</text:p>
          </table:table-cell>
          <table:table-cell office:value-type="float" office:value="380067" calcext:value-type="float">
            <text:p>380067</text:p>
          </table:table-cell>
          <table:table-cell office:value-type="float" office:value="385651" calcext:value-type="float">
            <text:p>385651</text:p>
          </table:table-cell>
          <table:table-cell office:value-type="float" office:value="388902" calcext:value-type="float">
            <text:p>388902</text:p>
          </table:table-cell>
          <table:table-cell office:value-type="float" office:value="389325" calcext:value-type="float">
            <text:p>389325</text:p>
          </table:table-cell>
          <table:table-cell office:value-type="float" office:value="374666" calcext:value-type="float">
            <text:p>374666</text:p>
          </table:table-cell>
          <table:table-cell office:value-type="float" office:value="372615" calcext:value-type="float">
            <text:p>372615</text:p>
          </table:table-cell>
          <table:table-cell office:value-type="float" office:value="374498" calcext:value-type="float">
            <text:p>374498</text:p>
          </table:table-cell>
          <table:table-cell office:value-type="float" office:value="390017" calcext:value-type="float">
            <text:p>390017</text:p>
          </table:table-cell>
          <table:table-cell office:value-type="float" office:value="374156" calcext:value-type="float">
            <text:p>374156</text:p>
          </table:table-cell>
          <table:table-cell office:value-type="float" office:value="375793" calcext:value-type="float">
            <text:p>375793</text:p>
          </table:table-cell>
          <table:table-cell office:value-type="float" office:value="373333" calcext:value-type="float">
            <text:p>373333</text:p>
          </table:table-cell>
          <table:table-cell office:value-type="float" office:value="369173" calcext:value-type="float">
            <text:p>369173</text:p>
          </table:table-cell>
          <table:table-cell office:value-type="float" office:value="372830" calcext:value-type="float">
            <text:p>372830</text:p>
          </table:table-cell>
          <table:table-cell office:value-type="float" office:value="373099" calcext:value-type="float">
            <text:p>373099</text:p>
          </table:table-cell>
          <table:table-cell office:value-type="float" office:value="369908" calcext:value-type="float">
            <text:p>369908</text:p>
          </table:table-cell>
          <table:table-cell office:value-type="float" office:value="376082" calcext:value-type="float">
            <text:p>376082</text:p>
          </table:table-cell>
          <table:table-cell office:value-type="float" office:value="373372" calcext:value-type="float">
            <text:p>373372</text:p>
          </table:table-cell>
          <table:table-cell office:value-type="float" office:value="374206" calcext:value-type="float">
            <text:p>374206</text:p>
          </table:table-cell>
          <table:table-cell office:value-type="float" office:value="383553" calcext:value-type="float">
            <text:p>383553</text:p>
          </table:table-cell>
          <table:table-cell office:value-type="float" office:value="379740" calcext:value-type="float">
            <text:p>379740</text:p>
          </table:table-cell>
          <table:table-cell office:value-type="float" office:value="381371" calcext:value-type="float">
            <text:p>381371</text:p>
          </table:table-cell>
          <table:table-cell office:value-type="float" office:value="375509" calcext:value-type="float">
            <text:p>375509</text:p>
          </table:table-cell>
          <table:table-cell office:value-type="float" office:value="376173" calcext:value-type="float">
            <text:p>376173</text:p>
          </table:table-cell>
          <table:table-cell office:value-type="float" office:value="11291700" calcext:value-type="float">
            <text:p>11291700</text:p>
          </table:table-cell>
          <table:table-cell office:value-type="string" calcext:value-type="string">
            <text:p>OK</text:p>
          </table:table-cell>
          <table:table-cell office:value-type="float" office:value="224788422" calcext:value-type="float">
            <text:p>224788422</text:p>
          </table:table-cell>
          <table:table-cell office:value-type="float" office:value="224758423" calcext:value-type="float">
            <text:p>224758423</text:p>
          </table:table-cell>
          <table:table-cell table:number-columns-repeated="2" office:value-type="float" office:value="449516846" calcext:value-type="float">
            <text:p>449516846</text:p>
          </table:table-cell>
        </table:table-row>
        <table:table-row table:style-name="ro1">
          <table:table-cell table:formula="of:=MAX([.N36:.AQ36])" office:value-type="float" office:value="386817" calcext:value-type="float">
            <text:p>386817</text:p>
          </table:table-cell>
          <table:table-cell table:formula="of:=MIN([.N36:.AQ36])" office:value-type="float" office:value="360046" calcext:value-type="float">
            <text:p>360046</text:p>
          </table:table-cell>
          <table:table-cell table:formula="of:=ABS([.A36]-[.B36])" office:value-type="float" office:value="26771" calcext:value-type="float">
            <text:p>26771</text:p>
          </table:table-cell>
          <table:table-cell table:formula="of:=[.K36]" office:value-type="float" office:value="367127" calcext:value-type="float">
            <text:p>3671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5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7127" calcext:value-type="float">
            <text:p>367127</text:p>
          </table:table-cell>
          <table:table-cell office:value-type="float" office:value="360046" calcext:value-type="float">
            <text:p>360046</text:p>
          </table:table-cell>
          <table:table-cell office:value-type="float" office:value="370146" calcext:value-type="float">
            <text:p>370146</text:p>
          </table:table-cell>
          <table:table-cell office:value-type="float" office:value="367127" calcext:value-type="float">
            <text:p>367127</text:p>
          </table:table-cell>
          <table:table-cell office:value-type="float" office:value="360046" calcext:value-type="float">
            <text:p>360046</text:p>
          </table:table-cell>
          <table:table-cell office:value-type="float" office:value="373901" calcext:value-type="float">
            <text:p>373901</text:p>
          </table:table-cell>
          <table:table-cell office:value-type="float" office:value="366627" calcext:value-type="float">
            <text:p>366627</text:p>
          </table:table-cell>
          <table:table-cell office:value-type="float" office:value="370313" calcext:value-type="float">
            <text:p>370313</text:p>
          </table:table-cell>
          <table:table-cell office:value-type="float" office:value="368198" calcext:value-type="float">
            <text:p>368198</text:p>
          </table:table-cell>
          <table:table-cell office:value-type="float" office:value="368686" calcext:value-type="float">
            <text:p>368686</text:p>
          </table:table-cell>
          <table:table-cell office:value-type="float" office:value="369079" calcext:value-type="float">
            <text:p>369079</text:p>
          </table:table-cell>
          <table:table-cell office:value-type="float" office:value="370525" calcext:value-type="float">
            <text:p>370525</text:p>
          </table:table-cell>
          <table:table-cell office:value-type="float" office:value="371744" calcext:value-type="float">
            <text:p>371744</text:p>
          </table:table-cell>
          <table:table-cell office:value-type="float" office:value="386817" calcext:value-type="float">
            <text:p>386817</text:p>
          </table:table-cell>
          <table:table-cell office:value-type="float" office:value="375401" calcext:value-type="float">
            <text:p>375401</text:p>
          </table:table-cell>
          <table:table-cell office:value-type="float" office:value="376184" calcext:value-type="float">
            <text:p>376184</text:p>
          </table:table-cell>
          <table:table-cell office:value-type="float" office:value="373700" calcext:value-type="float">
            <text:p>373700</text:p>
          </table:table-cell>
          <table:table-cell office:value-type="float" office:value="376285" calcext:value-type="float">
            <text:p>376285</text:p>
          </table:table-cell>
          <table:table-cell office:value-type="float" office:value="366301" calcext:value-type="float">
            <text:p>366301</text:p>
          </table:table-cell>
          <table:table-cell office:value-type="float" office:value="371258" calcext:value-type="float">
            <text:p>371258</text:p>
          </table:table-cell>
          <table:table-cell office:value-type="float" office:value="369296" calcext:value-type="float">
            <text:p>369296</text:p>
          </table:table-cell>
          <table:table-cell office:value-type="float" office:value="368875" calcext:value-type="float">
            <text:p>368875</text:p>
          </table:table-cell>
          <table:table-cell office:value-type="float" office:value="368112" calcext:value-type="float">
            <text:p>368112</text:p>
          </table:table-cell>
          <table:table-cell office:value-type="float" office:value="370453" calcext:value-type="float">
            <text:p>370453</text:p>
          </table:table-cell>
          <table:table-cell office:value-type="float" office:value="365653" calcext:value-type="float">
            <text:p>365653</text:p>
          </table:table-cell>
          <table:table-cell office:value-type="float" office:value="372542" calcext:value-type="float">
            <text:p>372542</text:p>
          </table:table-cell>
          <table:table-cell office:value-type="float" office:value="367222" calcext:value-type="float">
            <text:p>367222</text:p>
          </table:table-cell>
          <table:table-cell office:value-type="float" office:value="369155" calcext:value-type="float">
            <text:p>369155</text:p>
          </table:table-cell>
          <table:table-cell office:value-type="float" office:value="369164" calcext:value-type="float">
            <text:p>369164</text:p>
          </table:table-cell>
          <table:table-cell office:value-type="float" office:value="365781" calcext:value-type="float">
            <text:p>365781</text:p>
          </table:table-cell>
          <table:table-cell office:value-type="float" office:value="370604" calcext:value-type="float">
            <text:p>370604</text:p>
          </table:table-cell>
          <table:table-cell office:value-type="float" office:value="369808" calcext:value-type="float">
            <text:p>369808</text:p>
          </table:table-cell>
          <table:table-cell office:value-type="float" office:value="365526" calcext:value-type="float">
            <text:p>365526</text:p>
          </table:table-cell>
          <table:table-cell office:value-type="float" office:value="11104383" calcext:value-type="float">
            <text:p>11104383</text:p>
          </table:table-cell>
          <table:table-cell office:value-type="string" calcext:value-type="string">
            <text:p>OK</text:p>
          </table:table-cell>
          <table:table-cell office:value-type="float" office:value="225461946" calcext:value-type="float">
            <text:p>225461946</text:p>
          </table:table-cell>
          <table:table-cell office:value-type="float" office:value="225431947" calcext:value-type="float">
            <text:p>225431947</text:p>
          </table:table-cell>
          <table:table-cell table:number-columns-repeated="2" office:value-type="float" office:value="450863894" calcext:value-type="float">
            <text:p>450863894</text:p>
          </table:table-cell>
        </table:table-row>
        <table:table-row table:style-name="ro1">
          <table:table-cell table:formula="of:=MAX([.N37:.AQ37])" office:value-type="float" office:value="377992" calcext:value-type="float">
            <text:p>377992</text:p>
          </table:table-cell>
          <table:table-cell table:formula="of:=MIN([.N37:.AQ37])" office:value-type="float" office:value="361241" calcext:value-type="float">
            <text:p>361241</text:p>
          </table:table-cell>
          <table:table-cell table:formula="of:=ABS([.A37]-[.B37])" office:value-type="float" office:value="16751" calcext:value-type="float">
            <text:p>16751</text:p>
          </table:table-cell>
          <table:table-cell table:formula="of:=[.K37]" office:value-type="float" office:value="367864" calcext:value-type="float">
            <text:p>36786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6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7864" calcext:value-type="float">
            <text:p>367864</text:p>
          </table:table-cell>
          <table:table-cell office:value-type="float" office:value="361241" calcext:value-type="float">
            <text:p>361241</text:p>
          </table:table-cell>
          <table:table-cell office:value-type="float" office:value="372012" calcext:value-type="float">
            <text:p>372012</text:p>
          </table:table-cell>
          <table:table-cell office:value-type="float" office:value="367864" calcext:value-type="float">
            <text:p>367864</text:p>
          </table:table-cell>
          <table:table-cell office:value-type="float" office:value="361241" calcext:value-type="float">
            <text:p>361241</text:p>
          </table:table-cell>
          <table:table-cell office:value-type="float" office:value="377749" calcext:value-type="float">
            <text:p>377749</text:p>
          </table:table-cell>
          <table:table-cell office:value-type="float" office:value="371299" calcext:value-type="float">
            <text:p>371299</text:p>
          </table:table-cell>
          <table:table-cell office:value-type="float" office:value="372768" calcext:value-type="float">
            <text:p>372768</text:p>
          </table:table-cell>
          <table:table-cell office:value-type="float" office:value="372125" calcext:value-type="float">
            <text:p>372125</text:p>
          </table:table-cell>
          <table:table-cell office:value-type="float" office:value="369477" calcext:value-type="float">
            <text:p>369477</text:p>
          </table:table-cell>
          <table:table-cell office:value-type="float" office:value="372387" calcext:value-type="float">
            <text:p>372387</text:p>
          </table:table-cell>
          <table:table-cell office:value-type="float" office:value="377992" calcext:value-type="float">
            <text:p>377992</text:p>
          </table:table-cell>
          <table:table-cell office:value-type="float" office:value="371126" calcext:value-type="float">
            <text:p>371126</text:p>
          </table:table-cell>
          <table:table-cell office:value-type="float" office:value="376234" calcext:value-type="float">
            <text:p>376234</text:p>
          </table:table-cell>
          <table:table-cell office:value-type="float" office:value="371674" calcext:value-type="float">
            <text:p>371674</text:p>
          </table:table-cell>
          <table:table-cell office:value-type="float" office:value="370655" calcext:value-type="float">
            <text:p>370655</text:p>
          </table:table-cell>
          <table:table-cell office:value-type="float" office:value="373711" calcext:value-type="float">
            <text:p>373711</text:p>
          </table:table-cell>
          <table:table-cell office:value-type="float" office:value="370035" calcext:value-type="float">
            <text:p>370035</text:p>
          </table:table-cell>
          <table:table-cell office:value-type="float" office:value="371565" calcext:value-type="float">
            <text:p>371565</text:p>
          </table:table-cell>
          <table:table-cell office:value-type="float" office:value="372526" calcext:value-type="float">
            <text:p>372526</text:p>
          </table:table-cell>
          <table:table-cell office:value-type="float" office:value="370781" calcext:value-type="float">
            <text:p>370781</text:p>
          </table:table-cell>
          <table:table-cell office:value-type="float" office:value="372487" calcext:value-type="float">
            <text:p>372487</text:p>
          </table:table-cell>
          <table:table-cell office:value-type="float" office:value="373933" calcext:value-type="float">
            <text:p>373933</text:p>
          </table:table-cell>
          <table:table-cell office:value-type="float" office:value="373130" calcext:value-type="float">
            <text:p>373130</text:p>
          </table:table-cell>
          <table:table-cell office:value-type="float" office:value="370553" calcext:value-type="float">
            <text:p>370553</text:p>
          </table:table-cell>
          <table:table-cell office:value-type="float" office:value="371109" calcext:value-type="float">
            <text:p>371109</text:p>
          </table:table-cell>
          <table:table-cell office:value-type="float" office:value="374534" calcext:value-type="float">
            <text:p>374534</text:p>
          </table:table-cell>
          <table:table-cell office:value-type="float" office:value="372723" calcext:value-type="float">
            <text:p>372723</text:p>
          </table:table-cell>
          <table:table-cell office:value-type="float" office:value="371293" calcext:value-type="float">
            <text:p>371293</text:p>
          </table:table-cell>
          <table:table-cell office:value-type="float" office:value="376516" calcext:value-type="float">
            <text:p>376516</text:p>
          </table:table-cell>
          <table:table-cell office:value-type="float" office:value="370208" calcext:value-type="float">
            <text:p>370208</text:p>
          </table:table-cell>
          <table:table-cell office:value-type="float" office:value="372824" calcext:value-type="float">
            <text:p>372824</text:p>
          </table:table-cell>
          <table:table-cell office:value-type="float" office:value="369842" calcext:value-type="float">
            <text:p>369842</text:p>
          </table:table-cell>
          <table:table-cell office:value-type="float" office:value="11160361" calcext:value-type="float">
            <text:p>11160361</text:p>
          </table:table-cell>
          <table:table-cell office:value-type="string" calcext:value-type="string">
            <text:p>OK</text:p>
          </table:table-cell>
          <table:table-cell office:value-type="float" office:value="224766383" calcext:value-type="float">
            <text:p>224766383</text:p>
          </table:table-cell>
          <table:table-cell office:value-type="float" office:value="224736384" calcext:value-type="float">
            <text:p>224736384</text:p>
          </table:table-cell>
          <table:table-cell table:number-columns-repeated="2" office:value-type="float" office:value="449472768" calcext:value-type="float">
            <text:p>449472768</text:p>
          </table:table-cell>
        </table:table-row>
        <table:table-row table:style-name="ro1">
          <table:table-cell table:formula="of:=MAX([.N38:.AQ38])" office:value-type="float" office:value="387882" calcext:value-type="float">
            <text:p>387882</text:p>
          </table:table-cell>
          <table:table-cell table:formula="of:=MIN([.N38:.AQ38])" office:value-type="float" office:value="364121" calcext:value-type="float">
            <text:p>364121</text:p>
          </table:table-cell>
          <table:table-cell table:formula="of:=ABS([.A38]-[.B38])" office:value-type="float" office:value="23761" calcext:value-type="float">
            <text:p>23761</text:p>
          </table:table-cell>
          <table:table-cell table:formula="of:=[.K38]" office:value-type="float" office:value="365697" calcext:value-type="float">
            <text:p>36569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7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5697" calcext:value-type="float">
            <text:p>365697</text:p>
          </table:table-cell>
          <table:table-cell office:value-type="float" office:value="364121" calcext:value-type="float">
            <text:p>364121</text:p>
          </table:table-cell>
          <table:table-cell office:value-type="float" office:value="370711" calcext:value-type="float">
            <text:p>370711</text:p>
          </table:table-cell>
          <table:table-cell office:value-type="float" office:value="365697" calcext:value-type="float">
            <text:p>365697</text:p>
          </table:table-cell>
          <table:table-cell office:value-type="float" office:value="364121" calcext:value-type="float">
            <text:p>364121</text:p>
          </table:table-cell>
          <table:table-cell office:value-type="float" office:value="375746" calcext:value-type="float">
            <text:p>375746</text:p>
          </table:table-cell>
          <table:table-cell office:value-type="float" office:value="366726" calcext:value-type="float">
            <text:p>366726</text:p>
          </table:table-cell>
          <table:table-cell office:value-type="float" office:value="379341" calcext:value-type="float">
            <text:p>379341</text:p>
          </table:table-cell>
          <table:table-cell office:value-type="float" office:value="371351" calcext:value-type="float">
            <text:p>371351</text:p>
          </table:table-cell>
          <table:table-cell office:value-type="float" office:value="368308" calcext:value-type="float">
            <text:p>368308</text:p>
          </table:table-cell>
          <table:table-cell office:value-type="float" office:value="369244" calcext:value-type="float">
            <text:p>369244</text:p>
          </table:table-cell>
          <table:table-cell office:value-type="float" office:value="370607" calcext:value-type="float">
            <text:p>370607</text:p>
          </table:table-cell>
          <table:table-cell office:value-type="float" office:value="373098" calcext:value-type="float">
            <text:p>373098</text:p>
          </table:table-cell>
          <table:table-cell office:value-type="float" office:value="374191" calcext:value-type="float">
            <text:p>374191</text:p>
          </table:table-cell>
          <table:table-cell office:value-type="float" office:value="367244" calcext:value-type="float">
            <text:p>367244</text:p>
          </table:table-cell>
          <table:table-cell office:value-type="float" office:value="370791" calcext:value-type="float">
            <text:p>370791</text:p>
          </table:table-cell>
          <table:table-cell office:value-type="float" office:value="371492" calcext:value-type="float">
            <text:p>371492</text:p>
          </table:table-cell>
          <table:table-cell office:value-type="float" office:value="368942" calcext:value-type="float">
            <text:p>368942</text:p>
          </table:table-cell>
          <table:table-cell office:value-type="float" office:value="369946" calcext:value-type="float">
            <text:p>369946</text:p>
          </table:table-cell>
          <table:table-cell office:value-type="float" office:value="370407" calcext:value-type="float">
            <text:p>370407</text:p>
          </table:table-cell>
          <table:table-cell office:value-type="float" office:value="370432" calcext:value-type="float">
            <text:p>370432</text:p>
          </table:table-cell>
          <table:table-cell office:value-type="float" office:value="369338" calcext:value-type="float">
            <text:p>369338</text:p>
          </table:table-cell>
          <table:table-cell office:value-type="float" office:value="370530" calcext:value-type="float">
            <text:p>370530</text:p>
          </table:table-cell>
          <table:table-cell office:value-type="float" office:value="369082" calcext:value-type="float">
            <text:p>369082</text:p>
          </table:table-cell>
          <table:table-cell office:value-type="float" office:value="368253" calcext:value-type="float">
            <text:p>368253</text:p>
          </table:table-cell>
          <table:table-cell office:value-type="float" office:value="371306" calcext:value-type="float">
            <text:p>371306</text:p>
          </table:table-cell>
          <table:table-cell office:value-type="float" office:value="369469" calcext:value-type="float">
            <text:p>369469</text:p>
          </table:table-cell>
          <table:table-cell office:value-type="float" office:value="368514" calcext:value-type="float">
            <text:p>368514</text:p>
          </table:table-cell>
          <table:table-cell office:value-type="float" office:value="368806" calcext:value-type="float">
            <text:p>368806</text:p>
          </table:table-cell>
          <table:table-cell office:value-type="float" office:value="370924" calcext:value-type="float">
            <text:p>370924</text:p>
          </table:table-cell>
          <table:table-cell office:value-type="float" office:value="371770" calcext:value-type="float">
            <text:p>371770</text:p>
          </table:table-cell>
          <table:table-cell office:value-type="float" office:value="387882" calcext:value-type="float">
            <text:p>387882</text:p>
          </table:table-cell>
          <table:table-cell office:value-type="float" office:value="367781" calcext:value-type="float">
            <text:p>367781</text:p>
          </table:table-cell>
          <table:table-cell office:value-type="float" office:value="11121339" calcext:value-type="float">
            <text:p>11121339</text:p>
          </table:table-cell>
          <table:table-cell office:value-type="string" calcext:value-type="string">
            <text:p>OK</text:p>
          </table:table-cell>
          <table:table-cell office:value-type="float" office:value="224641160" calcext:value-type="float">
            <text:p>224641160</text:p>
          </table:table-cell>
          <table:table-cell office:value-type="float" office:value="224611161" calcext:value-type="float">
            <text:p>224611161</text:p>
          </table:table-cell>
          <table:table-cell table:number-columns-repeated="2" office:value-type="float" office:value="449222322" calcext:value-type="float">
            <text:p>449222322</text:p>
          </table:table-cell>
        </table:table-row>
        <table:table-row table:style-name="ro1">
          <table:table-cell table:formula="of:=MAX([.N39:.AQ39])" office:value-type="float" office:value="374268" calcext:value-type="float">
            <text:p>374268</text:p>
          </table:table-cell>
          <table:table-cell table:formula="of:=MIN([.N39:.AQ39])" office:value-type="float" office:value="362462" calcext:value-type="float">
            <text:p>362462</text:p>
          </table:table-cell>
          <table:table-cell table:formula="of:=ABS([.A39]-[.B39])" office:value-type="float" office:value="11806" calcext:value-type="float">
            <text:p>11806</text:p>
          </table:table-cell>
          <table:table-cell table:formula="of:=[.K39]" office:value-type="float" office:value="368853" calcext:value-type="float">
            <text:p>3688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8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8853" calcext:value-type="float">
            <text:p>368853</text:p>
          </table:table-cell>
          <table:table-cell office:value-type="float" office:value="362462" calcext:value-type="float">
            <text:p>362462</text:p>
          </table:table-cell>
          <table:table-cell office:value-type="float" office:value="367752" calcext:value-type="float">
            <text:p>367752</text:p>
          </table:table-cell>
          <table:table-cell office:value-type="float" office:value="368853" calcext:value-type="float">
            <text:p>368853</text:p>
          </table:table-cell>
          <table:table-cell office:value-type="float" office:value="362462" calcext:value-type="float">
            <text:p>362462</text:p>
          </table:table-cell>
          <table:table-cell office:value-type="float" office:value="373402" calcext:value-type="float">
            <text:p>373402</text:p>
          </table:table-cell>
          <table:table-cell office:value-type="float" office:value="367519" calcext:value-type="float">
            <text:p>367519</text:p>
          </table:table-cell>
          <table:table-cell office:value-type="float" office:value="368334" calcext:value-type="float">
            <text:p>368334</text:p>
          </table:table-cell>
          <table:table-cell office:value-type="float" office:value="370152" calcext:value-type="float">
            <text:p>370152</text:p>
          </table:table-cell>
          <table:table-cell office:value-type="float" office:value="368875" calcext:value-type="float">
            <text:p>368875</text:p>
          </table:table-cell>
          <table:table-cell office:value-type="float" office:value="364139" calcext:value-type="float">
            <text:p>364139</text:p>
          </table:table-cell>
          <table:table-cell office:value-type="float" office:value="374268" calcext:value-type="float">
            <text:p>374268</text:p>
          </table:table-cell>
          <table:table-cell office:value-type="float" office:value="365897" calcext:value-type="float">
            <text:p>365897</text:p>
          </table:table-cell>
          <table:table-cell office:value-type="float" office:value="373085" calcext:value-type="float">
            <text:p>373085</text:p>
          </table:table-cell>
          <table:table-cell office:value-type="float" office:value="368770" calcext:value-type="float">
            <text:p>368770</text:p>
          </table:table-cell>
          <table:table-cell office:value-type="float" office:value="367590" calcext:value-type="float">
            <text:p>367590</text:p>
          </table:table-cell>
          <table:table-cell office:value-type="float" office:value="369422" calcext:value-type="float">
            <text:p>369422</text:p>
          </table:table-cell>
          <table:table-cell office:value-type="float" office:value="366201" calcext:value-type="float">
            <text:p>366201</text:p>
          </table:table-cell>
          <table:table-cell office:value-type="float" office:value="365628" calcext:value-type="float">
            <text:p>365628</text:p>
          </table:table-cell>
          <table:table-cell office:value-type="float" office:value="368601" calcext:value-type="float">
            <text:p>368601</text:p>
          </table:table-cell>
          <table:table-cell office:value-type="float" office:value="366189" calcext:value-type="float">
            <text:p>366189</text:p>
          </table:table-cell>
          <table:table-cell office:value-type="float" office:value="363445" calcext:value-type="float">
            <text:p>363445</text:p>
          </table:table-cell>
          <table:table-cell office:value-type="float" office:value="365782" calcext:value-type="float">
            <text:p>365782</text:p>
          </table:table-cell>
          <table:table-cell office:value-type="float" office:value="369082" calcext:value-type="float">
            <text:p>369082</text:p>
          </table:table-cell>
          <table:table-cell office:value-type="float" office:value="363750" calcext:value-type="float">
            <text:p>363750</text:p>
          </table:table-cell>
          <table:table-cell office:value-type="float" office:value="370404" calcext:value-type="float">
            <text:p>370404</text:p>
          </table:table-cell>
          <table:table-cell office:value-type="float" office:value="366001" calcext:value-type="float">
            <text:p>366001</text:p>
          </table:table-cell>
          <table:table-cell office:value-type="float" office:value="367832" calcext:value-type="float">
            <text:p>367832</text:p>
          </table:table-cell>
          <table:table-cell office:value-type="float" office:value="368254" calcext:value-type="float">
            <text:p>368254</text:p>
          </table:table-cell>
          <table:table-cell office:value-type="float" office:value="364566" calcext:value-type="float">
            <text:p>364566</text:p>
          </table:table-cell>
          <table:table-cell office:value-type="float" office:value="370946" calcext:value-type="float">
            <text:p>370946</text:p>
          </table:table-cell>
          <table:table-cell office:value-type="float" office:value="367710" calcext:value-type="float">
            <text:p>367710</text:p>
          </table:table-cell>
          <table:table-cell office:value-type="float" office:value="365430" calcext:value-type="float">
            <text:p>365430</text:p>
          </table:table-cell>
          <table:table-cell office:value-type="float" office:value="11032589" calcext:value-type="float">
            <text:p>11032589</text:p>
          </table:table-cell>
          <table:table-cell office:value-type="string" calcext:value-type="string">
            <text:p>OK</text:p>
          </table:table-cell>
          <table:table-cell office:value-type="float" office:value="225120387" calcext:value-type="float">
            <text:p>225120387</text:p>
          </table:table-cell>
          <table:table-cell office:value-type="float" office:value="225090388" calcext:value-type="float">
            <text:p>225090388</text:p>
          </table:table-cell>
          <table:table-cell table:number-columns-repeated="2" office:value-type="float" office:value="450180776" calcext:value-type="float">
            <text:p>450180776</text:p>
          </table:table-cell>
        </table:table-row>
        <table:table-row table:style-name="ro1">
          <table:table-cell table:formula="of:=MAX([.N40:.AQ40])" office:value-type="float" office:value="374445" calcext:value-type="float">
            <text:p>374445</text:p>
          </table:table-cell>
          <table:table-cell table:formula="of:=MIN([.N40:.AQ40])" office:value-type="float" office:value="359669" calcext:value-type="float">
            <text:p>359669</text:p>
          </table:table-cell>
          <table:table-cell table:formula="of:=ABS([.A40]-[.B40])" office:value-type="float" office:value="14776" calcext:value-type="float">
            <text:p>14776</text:p>
          </table:table-cell>
          <table:table-cell table:formula="of:=[.K40]" office:value-type="float" office:value="365083" calcext:value-type="float">
            <text:p>3650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9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5083" calcext:value-type="float">
            <text:p>365083</text:p>
          </table:table-cell>
          <table:table-cell office:value-type="float" office:value="359669" calcext:value-type="float">
            <text:p>359669</text:p>
          </table:table-cell>
          <table:table-cell office:value-type="float" office:value="369571" calcext:value-type="float">
            <text:p>369571</text:p>
          </table:table-cell>
          <table:table-cell office:value-type="float" office:value="365083" calcext:value-type="float">
            <text:p>365083</text:p>
          </table:table-cell>
          <table:table-cell office:value-type="float" office:value="359669" calcext:value-type="float">
            <text:p>359669</text:p>
          </table:table-cell>
          <table:table-cell office:value-type="float" office:value="374445" calcext:value-type="float">
            <text:p>374445</text:p>
          </table:table-cell>
          <table:table-cell office:value-type="float" office:value="367566" calcext:value-type="float">
            <text:p>367566</text:p>
          </table:table-cell>
          <table:table-cell office:value-type="float" office:value="370603" calcext:value-type="float">
            <text:p>370603</text:p>
          </table:table-cell>
          <table:table-cell office:value-type="float" office:value="370140" calcext:value-type="float">
            <text:p>370140</text:p>
          </table:table-cell>
          <table:table-cell office:value-type="float" office:value="367794" calcext:value-type="float">
            <text:p>367794</text:p>
          </table:table-cell>
          <table:table-cell office:value-type="float" office:value="369851" calcext:value-type="float">
            <text:p>369851</text:p>
          </table:table-cell>
          <table:table-cell office:value-type="float" office:value="373815" calcext:value-type="float">
            <text:p>373815</text:p>
          </table:table-cell>
          <table:table-cell office:value-type="float" office:value="367247" calcext:value-type="float">
            <text:p>367247</text:p>
          </table:table-cell>
          <table:table-cell office:value-type="float" office:value="373490" calcext:value-type="float">
            <text:p>373490</text:p>
          </table:table-cell>
          <table:table-cell office:value-type="float" office:value="373078" calcext:value-type="float">
            <text:p>373078</text:p>
          </table:table-cell>
          <table:table-cell office:value-type="float" office:value="369214" calcext:value-type="float">
            <text:p>369214</text:p>
          </table:table-cell>
          <table:table-cell office:value-type="float" office:value="370466" calcext:value-type="float">
            <text:p>370466</text:p>
          </table:table-cell>
          <table:table-cell office:value-type="float" office:value="365744" calcext:value-type="float">
            <text:p>365744</text:p>
          </table:table-cell>
          <table:table-cell office:value-type="float" office:value="370716" calcext:value-type="float">
            <text:p>370716</text:p>
          </table:table-cell>
          <table:table-cell office:value-type="float" office:value="370952" calcext:value-type="float">
            <text:p>370952</text:p>
          </table:table-cell>
          <table:table-cell office:value-type="float" office:value="368479" calcext:value-type="float">
            <text:p>368479</text:p>
          </table:table-cell>
          <table:table-cell office:value-type="float" office:value="368619" calcext:value-type="float">
            <text:p>368619</text:p>
          </table:table-cell>
          <table:table-cell office:value-type="float" office:value="370767" calcext:value-type="float">
            <text:p>370767</text:p>
          </table:table-cell>
          <table:table-cell office:value-type="float" office:value="368808" calcext:value-type="float">
            <text:p>368808</text:p>
          </table:table-cell>
          <table:table-cell office:value-type="float" office:value="367385" calcext:value-type="float">
            <text:p>367385</text:p>
          </table:table-cell>
          <table:table-cell office:value-type="float" office:value="370200" calcext:value-type="float">
            <text:p>370200</text:p>
          </table:table-cell>
          <table:table-cell office:value-type="float" office:value="373668" calcext:value-type="float">
            <text:p>373668</text:p>
          </table:table-cell>
          <table:table-cell office:value-type="float" office:value="368224" calcext:value-type="float">
            <text:p>368224</text:p>
          </table:table-cell>
          <table:table-cell office:value-type="float" office:value="370514" calcext:value-type="float">
            <text:p>370514</text:p>
          </table:table-cell>
          <table:table-cell office:value-type="float" office:value="369957" calcext:value-type="float">
            <text:p>369957</text:p>
          </table:table-cell>
          <table:table-cell office:value-type="float" office:value="370100" calcext:value-type="float">
            <text:p>370100</text:p>
          </table:table-cell>
          <table:table-cell office:value-type="float" office:value="369332" calcext:value-type="float">
            <text:p>369332</text:p>
          </table:table-cell>
          <table:table-cell office:value-type="float" office:value="371213" calcext:value-type="float">
            <text:p>371213</text:p>
          </table:table-cell>
          <table:table-cell office:value-type="float" office:value="11087139" calcext:value-type="float">
            <text:p>11087139</text:p>
          </table:table-cell>
          <table:table-cell office:value-type="string" calcext:value-type="string">
            <text:p>OK</text:p>
          </table:table-cell>
          <table:table-cell office:value-type="float" office:value="223706664" calcext:value-type="float">
            <text:p>223706664</text:p>
          </table:table-cell>
          <table:table-cell office:value-type="float" office:value="223676665" calcext:value-type="float">
            <text:p>223676665</text:p>
          </table:table-cell>
          <table:table-cell table:number-columns-repeated="2" office:value-type="float" office:value="447353330" calcext:value-type="float">
            <text:p>447353330</text:p>
          </table:table-cell>
        </table:table-row>
        <table:table-row table:style-name="ro1">
          <table:table-cell table:formula="of:=MAX([.N41:.AQ41])" office:value-type="float" office:value="390362" calcext:value-type="float">
            <text:p>390362</text:p>
          </table:table-cell>
          <table:table-cell table:formula="of:=MIN([.N41:.AQ41])" office:value-type="float" office:value="363904" calcext:value-type="float">
            <text:p>363904</text:p>
          </table:table-cell>
          <table:table-cell table:formula="of:=ABS([.A41]-[.B41])" office:value-type="float" office:value="26458" calcext:value-type="float">
            <text:p>26458</text:p>
          </table:table-cell>
          <table:table-cell table:formula="of:=[.K41]" office:value-type="float" office:value="369439" calcext:value-type="float">
            <text:p>3694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0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9439" calcext:value-type="float">
            <text:p>369439</text:p>
          </table:table-cell>
          <table:table-cell office:value-type="float" office:value="363904" calcext:value-type="float">
            <text:p>363904</text:p>
          </table:table-cell>
          <table:table-cell office:value-type="float" office:value="372121" calcext:value-type="float">
            <text:p>372121</text:p>
          </table:table-cell>
          <table:table-cell office:value-type="float" office:value="369439" calcext:value-type="float">
            <text:p>369439</text:p>
          </table:table-cell>
          <table:table-cell office:value-type="float" office:value="363904" calcext:value-type="float">
            <text:p>363904</text:p>
          </table:table-cell>
          <table:table-cell office:value-type="float" office:value="373430" calcext:value-type="float">
            <text:p>373430</text:p>
          </table:table-cell>
          <table:table-cell office:value-type="float" office:value="373881" calcext:value-type="float">
            <text:p>373881</text:p>
          </table:table-cell>
          <table:table-cell office:value-type="float" office:value="371582" calcext:value-type="float">
            <text:p>371582</text:p>
          </table:table-cell>
          <table:table-cell office:value-type="float" office:value="371981" calcext:value-type="float">
            <text:p>371981</text:p>
          </table:table-cell>
          <table:table-cell office:value-type="float" office:value="373646" calcext:value-type="float">
            <text:p>373646</text:p>
          </table:table-cell>
          <table:table-cell office:value-type="float" office:value="367941" calcext:value-type="float">
            <text:p>367941</text:p>
          </table:table-cell>
          <table:table-cell office:value-type="float" office:value="373827" calcext:value-type="float">
            <text:p>373827</text:p>
          </table:table-cell>
          <table:table-cell office:value-type="float" office:value="374749" calcext:value-type="float">
            <text:p>374749</text:p>
          </table:table-cell>
          <table:table-cell office:value-type="float" office:value="373266" calcext:value-type="float">
            <text:p>373266</text:p>
          </table:table-cell>
          <table:table-cell office:value-type="float" office:value="371444" calcext:value-type="float">
            <text:p>371444</text:p>
          </table:table-cell>
          <table:table-cell office:value-type="float" office:value="373497" calcext:value-type="float">
            <text:p>373497</text:p>
          </table:table-cell>
          <table:table-cell office:value-type="float" office:value="370233" calcext:value-type="float">
            <text:p>370233</text:p>
          </table:table-cell>
          <table:table-cell office:value-type="float" office:value="371595" calcext:value-type="float">
            <text:p>371595</text:p>
          </table:table-cell>
          <table:table-cell office:value-type="float" office:value="370425" calcext:value-type="float">
            <text:p>370425</text:p>
          </table:table-cell>
          <table:table-cell office:value-type="float" office:value="390362" calcext:value-type="float">
            <text:p>390362</text:p>
          </table:table-cell>
          <table:table-cell office:value-type="float" office:value="373332" calcext:value-type="float">
            <text:p>373332</text:p>
          </table:table-cell>
          <table:table-cell office:value-type="float" office:value="369283" calcext:value-type="float">
            <text:p>369283</text:p>
          </table:table-cell>
          <table:table-cell office:value-type="float" office:value="371955" calcext:value-type="float">
            <text:p>371955</text:p>
          </table:table-cell>
          <table:table-cell office:value-type="float" office:value="368770" calcext:value-type="float">
            <text:p>368770</text:p>
          </table:table-cell>
          <table:table-cell office:value-type="float" office:value="370163" calcext:value-type="float">
            <text:p>370163</text:p>
          </table:table-cell>
          <table:table-cell office:value-type="float" office:value="376224" calcext:value-type="float">
            <text:p>376224</text:p>
          </table:table-cell>
          <table:table-cell office:value-type="float" office:value="367451" calcext:value-type="float">
            <text:p>367451</text:p>
          </table:table-cell>
          <table:table-cell office:value-type="float" office:value="372751" calcext:value-type="float">
            <text:p>372751</text:p>
          </table:table-cell>
          <table:table-cell office:value-type="float" office:value="377036" calcext:value-type="float">
            <text:p>377036</text:p>
          </table:table-cell>
          <table:table-cell office:value-type="float" office:value="368789" calcext:value-type="float">
            <text:p>368789</text:p>
          </table:table-cell>
          <table:table-cell office:value-type="float" office:value="370649" calcext:value-type="float">
            <text:p>370649</text:p>
          </table:table-cell>
          <table:table-cell office:value-type="float" office:value="369719" calcext:value-type="float">
            <text:p>369719</text:p>
          </table:table-cell>
          <table:table-cell office:value-type="float" office:value="372327" calcext:value-type="float">
            <text:p>372327</text:p>
          </table:table-cell>
          <table:table-cell office:value-type="float" office:value="11163651" calcext:value-type="float">
            <text:p>11163651</text:p>
          </table:table-cell>
          <table:table-cell office:value-type="string" calcext:value-type="string">
            <text:p>OK</text:p>
          </table:table-cell>
          <table:table-cell office:value-type="float" office:value="226653531" calcext:value-type="float">
            <text:p>226653531</text:p>
          </table:table-cell>
          <table:table-cell office:value-type="float" office:value="226623532" calcext:value-type="float">
            <text:p>226623532</text:p>
          </table:table-cell>
          <table:table-cell table:number-columns-repeated="2" office:value-type="float" office:value="453247064" calcext:value-type="float">
            <text:p>453247064</text:p>
          </table:table-cell>
        </table:table-row>
        <table:table-row table:style-name="ro1">
          <table:table-cell table:formula="of:=MAX([.N42:.AQ42])" office:value-type="float" office:value="378039" calcext:value-type="float">
            <text:p>378039</text:p>
          </table:table-cell>
          <table:table-cell table:formula="of:=MIN([.N42:.AQ42])" office:value-type="float" office:value="364595" calcext:value-type="float">
            <text:p>364595</text:p>
          </table:table-cell>
          <table:table-cell table:formula="of:=ABS([.A42]-[.B42])" office:value-type="float" office:value="13444" calcext:value-type="float">
            <text:p>13444</text:p>
          </table:table-cell>
          <table:table-cell table:formula="of:=[.K42]" office:value-type="float" office:value="371396" calcext:value-type="float">
            <text:p>37139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1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1396" calcext:value-type="float">
            <text:p>371396</text:p>
          </table:table-cell>
          <table:table-cell office:value-type="float" office:value="364595" calcext:value-type="float">
            <text:p>364595</text:p>
          </table:table-cell>
          <table:table-cell office:value-type="float" office:value="370664" calcext:value-type="float">
            <text:p>370664</text:p>
          </table:table-cell>
          <table:table-cell office:value-type="float" office:value="371396" calcext:value-type="float">
            <text:p>371396</text:p>
          </table:table-cell>
          <table:table-cell office:value-type="float" office:value="364595" calcext:value-type="float">
            <text:p>364595</text:p>
          </table:table-cell>
          <table:table-cell office:value-type="float" office:value="378039" calcext:value-type="float">
            <text:p>378039</text:p>
          </table:table-cell>
          <table:table-cell office:value-type="float" office:value="367682" calcext:value-type="float">
            <text:p>367682</text:p>
          </table:table-cell>
          <table:table-cell office:value-type="float" office:value="369992" calcext:value-type="float">
            <text:p>369992</text:p>
          </table:table-cell>
          <table:table-cell office:value-type="float" office:value="371796" calcext:value-type="float">
            <text:p>371796</text:p>
          </table:table-cell>
          <table:table-cell office:value-type="float" office:value="368058" calcext:value-type="float">
            <text:p>368058</text:p>
          </table:table-cell>
          <table:table-cell office:value-type="float" office:value="369696" calcext:value-type="float">
            <text:p>369696</text:p>
          </table:table-cell>
          <table:table-cell office:value-type="float" office:value="374893" calcext:value-type="float">
            <text:p>374893</text:p>
          </table:table-cell>
          <table:table-cell office:value-type="float" office:value="367851" calcext:value-type="float">
            <text:p>367851</text:p>
          </table:table-cell>
          <table:table-cell office:value-type="float" office:value="373535" calcext:value-type="float">
            <text:p>373535</text:p>
          </table:table-cell>
          <table:table-cell office:value-type="float" office:value="369529" calcext:value-type="float">
            <text:p>369529</text:p>
          </table:table-cell>
          <table:table-cell office:value-type="float" office:value="369885" calcext:value-type="float">
            <text:p>369885</text:p>
          </table:table-cell>
          <table:table-cell office:value-type="float" office:value="370399" calcext:value-type="float">
            <text:p>370399</text:p>
          </table:table-cell>
          <table:table-cell office:value-type="float" office:value="367632" calcext:value-type="float">
            <text:p>367632</text:p>
          </table:table-cell>
          <table:table-cell office:value-type="float" office:value="372219" calcext:value-type="float">
            <text:p>372219</text:p>
          </table:table-cell>
          <table:table-cell office:value-type="float" office:value="372042" calcext:value-type="float">
            <text:p>372042</text:p>
          </table:table-cell>
          <table:table-cell office:value-type="float" office:value="368590" calcext:value-type="float">
            <text:p>368590</text:p>
          </table:table-cell>
          <table:table-cell office:value-type="float" office:value="371222" calcext:value-type="float">
            <text:p>371222</text:p>
          </table:table-cell>
          <table:table-cell office:value-type="float" office:value="370380" calcext:value-type="float">
            <text:p>370380</text:p>
          </table:table-cell>
          <table:table-cell office:value-type="float" office:value="372011" calcext:value-type="float">
            <text:p>372011</text:p>
          </table:table-cell>
          <table:table-cell office:value-type="float" office:value="370774" calcext:value-type="float">
            <text:p>370774</text:p>
          </table:table-cell>
          <table:table-cell office:value-type="float" office:value="371355" calcext:value-type="float">
            <text:p>371355</text:p>
          </table:table-cell>
          <table:table-cell office:value-type="float" office:value="369541" calcext:value-type="float">
            <text:p>369541</text:p>
          </table:table-cell>
          <table:table-cell office:value-type="float" office:value="369523" calcext:value-type="float">
            <text:p>369523</text:p>
          </table:table-cell>
          <table:table-cell office:value-type="float" office:value="371534" calcext:value-type="float">
            <text:p>371534</text:p>
          </table:table-cell>
          <table:table-cell office:value-type="float" office:value="372123" calcext:value-type="float">
            <text:p>372123</text:p>
          </table:table-cell>
          <table:table-cell office:value-type="float" office:value="370186" calcext:value-type="float">
            <text:p>370186</text:p>
          </table:table-cell>
          <table:table-cell office:value-type="float" office:value="372148" calcext:value-type="float">
            <text:p>372148</text:p>
          </table:table-cell>
          <table:table-cell office:value-type="float" office:value="371307" calcext:value-type="float">
            <text:p>371307</text:p>
          </table:table-cell>
          <table:table-cell office:value-type="float" office:value="11119933" calcext:value-type="float">
            <text:p>11119933</text:p>
          </table:table-cell>
          <table:table-cell office:value-type="string" calcext:value-type="string">
            <text:p>OK</text:p>
          </table:table-cell>
          <table:table-cell office:value-type="float" office:value="226077389" calcext:value-type="float">
            <text:p>226077389</text:p>
          </table:table-cell>
          <table:table-cell office:value-type="float" office:value="226047390" calcext:value-type="float">
            <text:p>226047390</text:p>
          </table:table-cell>
          <table:table-cell table:number-columns-repeated="2" office:value-type="float" office:value="452094780" calcext:value-type="float">
            <text:p>452094780</text:p>
          </table:table-cell>
        </table:table-row>
        <table:table-row table:style-name="ro1">
          <table:table-cell table:formula="of:=MAX([.N43:.AQ43])" office:value-type="float" office:value="392418" calcext:value-type="float">
            <text:p>392418</text:p>
          </table:table-cell>
          <table:table-cell table:formula="of:=MIN([.N43:.AQ43])" office:value-type="float" office:value="366787" calcext:value-type="float">
            <text:p>366787</text:p>
          </table:table-cell>
          <table:table-cell table:formula="of:=ABS([.A43]-[.B43])" office:value-type="float" office:value="25631" calcext:value-type="float">
            <text:p>25631</text:p>
          </table:table-cell>
          <table:table-cell table:formula="of:=[.K43]" office:value-type="float" office:value="372312" calcext:value-type="float">
            <text:p>3723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2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2312" calcext:value-type="float">
            <text:p>372312</text:p>
          </table:table-cell>
          <table:table-cell office:value-type="float" office:value="366787" calcext:value-type="float">
            <text:p>366787</text:p>
          </table:table-cell>
          <table:table-cell office:value-type="float" office:value="376753" calcext:value-type="float">
            <text:p>376753</text:p>
          </table:table-cell>
          <table:table-cell office:value-type="float" office:value="372312" calcext:value-type="float">
            <text:p>372312</text:p>
          </table:table-cell>
          <table:table-cell office:value-type="float" office:value="370274" calcext:value-type="float">
            <text:p>370274</text:p>
          </table:table-cell>
          <table:table-cell office:value-type="float" office:value="385729" calcext:value-type="float">
            <text:p>385729</text:p>
          </table:table-cell>
          <table:table-cell office:value-type="float" office:value="392418" calcext:value-type="float">
            <text:p>392418</text:p>
          </table:table-cell>
          <table:table-cell office:value-type="float" office:value="391991" calcext:value-type="float">
            <text:p>391991</text:p>
          </table:table-cell>
          <table:table-cell office:value-type="float" office:value="378581" calcext:value-type="float">
            <text:p>378581</text:p>
          </table:table-cell>
          <table:table-cell office:value-type="float" office:value="368563" calcext:value-type="float">
            <text:p>368563</text:p>
          </table:table-cell>
          <table:table-cell office:value-type="float" office:value="367549" calcext:value-type="float">
            <text:p>367549</text:p>
          </table:table-cell>
          <table:table-cell office:value-type="float" office:value="376948" calcext:value-type="float">
            <text:p>376948</text:p>
          </table:table-cell>
          <table:table-cell office:value-type="float" office:value="381733" calcext:value-type="float">
            <text:p>381733</text:p>
          </table:table-cell>
          <table:table-cell office:value-type="float" office:value="387564" calcext:value-type="float">
            <text:p>387564</text:p>
          </table:table-cell>
          <table:table-cell office:value-type="float" office:value="382369" calcext:value-type="float">
            <text:p>382369</text:p>
          </table:table-cell>
          <table:table-cell office:value-type="float" office:value="379708" calcext:value-type="float">
            <text:p>379708</text:p>
          </table:table-cell>
          <table:table-cell office:value-type="float" office:value="379651" calcext:value-type="float">
            <text:p>379651</text:p>
          </table:table-cell>
          <table:table-cell office:value-type="float" office:value="378662" calcext:value-type="float">
            <text:p>378662</text:p>
          </table:table-cell>
          <table:table-cell office:value-type="float" office:value="373286" calcext:value-type="float">
            <text:p>373286</text:p>
          </table:table-cell>
          <table:table-cell office:value-type="float" office:value="372764" calcext:value-type="float">
            <text:p>372764</text:p>
          </table:table-cell>
          <table:table-cell office:value-type="float" office:value="369213" calcext:value-type="float">
            <text:p>369213</text:p>
          </table:table-cell>
          <table:table-cell office:value-type="float" office:value="369895" calcext:value-type="float">
            <text:p>369895</text:p>
          </table:table-cell>
          <table:table-cell office:value-type="float" office:value="368445" calcext:value-type="float">
            <text:p>368445</text:p>
          </table:table-cell>
          <table:table-cell office:value-type="float" office:value="366787" calcext:value-type="float">
            <text:p>366787</text:p>
          </table:table-cell>
          <table:table-cell office:value-type="float" office:value="369775" calcext:value-type="float">
            <text:p>369775</text:p>
          </table:table-cell>
          <table:table-cell office:value-type="float" office:value="374778" calcext:value-type="float">
            <text:p>374778</text:p>
          </table:table-cell>
          <table:table-cell office:value-type="float" office:value="369216" calcext:value-type="float">
            <text:p>369216</text:p>
          </table:table-cell>
          <table:table-cell office:value-type="float" office:value="368339" calcext:value-type="float">
            <text:p>368339</text:p>
          </table:table-cell>
          <table:table-cell office:value-type="float" office:value="385268" calcext:value-type="float">
            <text:p>385268</text:p>
          </table:table-cell>
          <table:table-cell office:value-type="float" office:value="377508" calcext:value-type="float">
            <text:p>377508</text:p>
          </table:table-cell>
          <table:table-cell office:value-type="float" office:value="381889" calcext:value-type="float">
            <text:p>381889</text:p>
          </table:table-cell>
          <table:table-cell office:value-type="float" office:value="381145" calcext:value-type="float">
            <text:p>381145</text:p>
          </table:table-cell>
          <table:table-cell office:value-type="float" office:value="380233" calcext:value-type="float">
            <text:p>380233</text:p>
          </table:table-cell>
          <table:table-cell office:value-type="float" office:value="11302593" calcext:value-type="float">
            <text:p>11302593</text:p>
          </table:table-cell>
          <table:table-cell office:value-type="string" calcext:value-type="string">
            <text:p>OK</text:p>
          </table:table-cell>
          <table:table-cell office:value-type="float" office:value="225987770" calcext:value-type="float">
            <text:p>225987770</text:p>
          </table:table-cell>
          <table:table-cell office:value-type="float" office:value="225957771" calcext:value-type="float">
            <text:p>225957771</text:p>
          </table:table-cell>
          <table:table-cell table:number-columns-repeated="2" office:value-type="float" office:value="451915542" calcext:value-type="float">
            <text:p>451915542</text:p>
          </table:table-cell>
        </table:table-row>
        <table:table-row table:style-name="ro1">
          <table:table-cell table:formula="of:=MAX([.N44:.AQ44])" office:value-type="float" office:value="398528" calcext:value-type="float">
            <text:p>398528</text:p>
          </table:table-cell>
          <table:table-cell table:formula="of:=MIN([.N44:.AQ44])" office:value-type="float" office:value="356109" calcext:value-type="float">
            <text:p>356109</text:p>
          </table:table-cell>
          <table:table-cell table:formula="of:=ABS([.A44]-[.B44])" office:value-type="float" office:value="42419" calcext:value-type="float">
            <text:p>42419</text:p>
          </table:table-cell>
          <table:table-cell table:formula="of:=[.K44]" office:value-type="float" office:value="356109" calcext:value-type="float">
            <text:p>3561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3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56109" calcext:value-type="float">
            <text:p>356109</text:p>
          </table:table-cell>
          <table:table-cell office:value-type="float" office:value="378739" calcext:value-type="float">
            <text:p>378739</text:p>
          </table:table-cell>
          <table:table-cell office:value-type="float" office:value="356109" calcext:value-type="float">
            <text:p>356109</text:p>
          </table:table-cell>
          <table:table-cell office:value-type="float" office:value="377905" calcext:value-type="float">
            <text:p>377905</text:p>
          </table:table-cell>
          <table:table-cell office:value-type="float" office:value="378551" calcext:value-type="float">
            <text:p>378551</text:p>
          </table:table-cell>
          <table:table-cell office:value-type="float" office:value="389022" calcext:value-type="float">
            <text:p>389022</text:p>
          </table:table-cell>
          <table:table-cell office:value-type="float" office:value="398528" calcext:value-type="float">
            <text:p>398528</text:p>
          </table:table-cell>
          <table:table-cell office:value-type="float" office:value="374744" calcext:value-type="float">
            <text:p>374744</text:p>
          </table:table-cell>
          <table:table-cell office:value-type="float" office:value="373945" calcext:value-type="float">
            <text:p>373945</text:p>
          </table:table-cell>
          <table:table-cell office:value-type="float" office:value="369803" calcext:value-type="float">
            <text:p>369803</text:p>
          </table:table-cell>
          <table:table-cell office:value-type="float" office:value="382348" calcext:value-type="float">
            <text:p>382348</text:p>
          </table:table-cell>
          <table:table-cell office:value-type="float" office:value="384749" calcext:value-type="float">
            <text:p>384749</text:p>
          </table:table-cell>
          <table:table-cell office:value-type="float" office:value="387567" calcext:value-type="float">
            <text:p>387567</text:p>
          </table:table-cell>
          <table:table-cell office:value-type="float" office:value="384038" calcext:value-type="float">
            <text:p>384038</text:p>
          </table:table-cell>
          <table:table-cell office:value-type="float" office:value="380769" calcext:value-type="float">
            <text:p>380769</text:p>
          </table:table-cell>
          <table:table-cell office:value-type="float" office:value="382175" calcext:value-type="float">
            <text:p>382175</text:p>
          </table:table-cell>
          <table:table-cell office:value-type="float" office:value="382336" calcext:value-type="float">
            <text:p>382336</text:p>
          </table:table-cell>
          <table:table-cell office:value-type="float" office:value="384531" calcext:value-type="float">
            <text:p>384531</text:p>
          </table:table-cell>
          <table:table-cell office:value-type="float" office:value="386865" calcext:value-type="float">
            <text:p>386865</text:p>
          </table:table-cell>
          <table:table-cell office:value-type="float" office:value="382587" calcext:value-type="float">
            <text:p>382587</text:p>
          </table:table-cell>
          <table:table-cell office:value-type="float" office:value="384015" calcext:value-type="float">
            <text:p>384015</text:p>
          </table:table-cell>
          <table:table-cell office:value-type="float" office:value="379772" calcext:value-type="float">
            <text:p>379772</text:p>
          </table:table-cell>
          <table:table-cell office:value-type="float" office:value="372504" calcext:value-type="float">
            <text:p>372504</text:p>
          </table:table-cell>
          <table:table-cell office:value-type="float" office:value="371269" calcext:value-type="float">
            <text:p>371269</text:p>
          </table:table-cell>
          <table:table-cell office:value-type="float" office:value="375900" calcext:value-type="float">
            <text:p>375900</text:p>
          </table:table-cell>
          <table:table-cell office:value-type="float" office:value="370883" calcext:value-type="float">
            <text:p>370883</text:p>
          </table:table-cell>
          <table:table-cell office:value-type="float" office:value="367890" calcext:value-type="float">
            <text:p>367890</text:p>
          </table:table-cell>
          <table:table-cell office:value-type="float" office:value="373269" calcext:value-type="float">
            <text:p>373269</text:p>
          </table:table-cell>
          <table:table-cell office:value-type="float" office:value="382113" calcext:value-type="float">
            <text:p>382113</text:p>
          </table:table-cell>
          <table:table-cell office:value-type="float" office:value="376132" calcext:value-type="float">
            <text:p>376132</text:p>
          </table:table-cell>
          <table:table-cell office:value-type="float" office:value="375498" calcext:value-type="float">
            <text:p>375498</text:p>
          </table:table-cell>
          <table:table-cell office:value-type="float" office:value="376371" calcext:value-type="float">
            <text:p>376371</text:p>
          </table:table-cell>
          <table:table-cell office:value-type="float" office:value="11362188" calcext:value-type="float">
            <text:p>11362188</text:p>
          </table:table-cell>
          <table:table-cell office:value-type="string" calcext:value-type="string">
            <text:p>OK</text:p>
          </table:table-cell>
          <table:table-cell office:value-type="float" office:value="223882841" calcext:value-type="float">
            <text:p>223882841</text:p>
          </table:table-cell>
          <table:table-cell office:value-type="float" office:value="223852842" calcext:value-type="float">
            <text:p>223852842</text:p>
          </table:table-cell>
          <table:table-cell table:number-columns-repeated="2" office:value-type="float" office:value="447705684" calcext:value-type="float">
            <text:p>447705684</text:p>
          </table:table-cell>
        </table:table-row>
        <table:table-row table:style-name="ro1">
          <table:table-cell table:formula="of:=MAX([.N45:.AQ45])" office:value-type="float" office:value="389363" calcext:value-type="float">
            <text:p>389363</text:p>
          </table:table-cell>
          <table:table-cell table:formula="of:=MIN([.N45:.AQ45])" office:value-type="float" office:value="366624" calcext:value-type="float">
            <text:p>366624</text:p>
          </table:table-cell>
          <table:table-cell table:formula="of:=ABS([.A45]-[.B45])" office:value-type="float" office:value="22739" calcext:value-type="float">
            <text:p>22739</text:p>
          </table:table-cell>
          <table:table-cell table:formula="of:=[.K45]" office:value-type="float" office:value="373381" calcext:value-type="float">
            <text:p>3733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4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3381" calcext:value-type="float">
            <text:p>373381</text:p>
          </table:table-cell>
          <table:table-cell office:value-type="float" office:value="366624" calcext:value-type="float">
            <text:p>366624</text:p>
          </table:table-cell>
          <table:table-cell office:value-type="float" office:value="377119" calcext:value-type="float">
            <text:p>377119</text:p>
          </table:table-cell>
          <table:table-cell office:value-type="float" office:value="373381" calcext:value-type="float">
            <text:p>373381</text:p>
          </table:table-cell>
          <table:table-cell office:value-type="float" office:value="369548" calcext:value-type="float">
            <text:p>369548</text:p>
          </table:table-cell>
          <table:table-cell office:value-type="float" office:value="383170" calcext:value-type="float">
            <text:p>383170</text:p>
          </table:table-cell>
          <table:table-cell office:value-type="float" office:value="377545" calcext:value-type="float">
            <text:p>377545</text:p>
          </table:table-cell>
          <table:table-cell office:value-type="float" office:value="378441" calcext:value-type="float">
            <text:p>378441</text:p>
          </table:table-cell>
          <table:table-cell office:value-type="float" office:value="380341" calcext:value-type="float">
            <text:p>380341</text:p>
          </table:table-cell>
          <table:table-cell office:value-type="float" office:value="375839" calcext:value-type="float">
            <text:p>375839</text:p>
          </table:table-cell>
          <table:table-cell office:value-type="float" office:value="377475" calcext:value-type="float">
            <text:p>377475</text:p>
          </table:table-cell>
          <table:table-cell office:value-type="float" office:value="382438" calcext:value-type="float">
            <text:p>382438</text:p>
          </table:table-cell>
          <table:table-cell office:value-type="float" office:value="389363" calcext:value-type="float">
            <text:p>389363</text:p>
          </table:table-cell>
          <table:table-cell office:value-type="float" office:value="387602" calcext:value-type="float">
            <text:p>387602</text:p>
          </table:table-cell>
          <table:table-cell office:value-type="float" office:value="386209" calcext:value-type="float">
            <text:p>386209</text:p>
          </table:table-cell>
          <table:table-cell office:value-type="float" office:value="377752" calcext:value-type="float">
            <text:p>377752</text:p>
          </table:table-cell>
          <table:table-cell office:value-type="float" office:value="377526" calcext:value-type="float">
            <text:p>377526</text:p>
          </table:table-cell>
          <table:table-cell office:value-type="float" office:value="371552" calcext:value-type="float">
            <text:p>371552</text:p>
          </table:table-cell>
          <table:table-cell office:value-type="float" office:value="366624" calcext:value-type="float">
            <text:p>366624</text:p>
          </table:table-cell>
          <table:table-cell office:value-type="float" office:value="374854" calcext:value-type="float">
            <text:p>374854</text:p>
          </table:table-cell>
          <table:table-cell office:value-type="float" office:value="370302" calcext:value-type="float">
            <text:p>370302</text:p>
          </table:table-cell>
          <table:table-cell office:value-type="float" office:value="367789" calcext:value-type="float">
            <text:p>367789</text:p>
          </table:table-cell>
          <table:table-cell office:value-type="float" office:value="371923" calcext:value-type="float">
            <text:p>371923</text:p>
          </table:table-cell>
          <table:table-cell office:value-type="float" office:value="375019" calcext:value-type="float">
            <text:p>375019</text:p>
          </table:table-cell>
          <table:table-cell office:value-type="float" office:value="370008" calcext:value-type="float">
            <text:p>370008</text:p>
          </table:table-cell>
          <table:table-cell office:value-type="float" office:value="379259" calcext:value-type="float">
            <text:p>379259</text:p>
          </table:table-cell>
          <table:table-cell office:value-type="float" office:value="376120" calcext:value-type="float">
            <text:p>376120</text:p>
          </table:table-cell>
          <table:table-cell office:value-type="float" office:value="378070" calcext:value-type="float">
            <text:p>378070</text:p>
          </table:table-cell>
          <table:table-cell office:value-type="float" office:value="382431" calcext:value-type="float">
            <text:p>382431</text:p>
          </table:table-cell>
          <table:table-cell office:value-type="float" office:value="382589" calcext:value-type="float">
            <text:p>382589</text:p>
          </table:table-cell>
          <table:table-cell office:value-type="float" office:value="381236" calcext:value-type="float">
            <text:p>381236</text:p>
          </table:table-cell>
          <table:table-cell office:value-type="float" office:value="379053" calcext:value-type="float">
            <text:p>379053</text:p>
          </table:table-cell>
          <table:table-cell office:value-type="float" office:value="370116" calcext:value-type="float">
            <text:p>370116</text:p>
          </table:table-cell>
          <table:table-cell office:value-type="float" office:value="11313575" calcext:value-type="float">
            <text:p>11313575</text:p>
          </table:table-cell>
          <table:table-cell office:value-type="string" calcext:value-type="string">
            <text:p>OK</text:p>
          </table:table-cell>
          <table:table-cell office:value-type="float" office:value="225354139" calcext:value-type="float">
            <text:p>225354139</text:p>
          </table:table-cell>
          <table:table-cell office:value-type="float" office:value="225324140" calcext:value-type="float">
            <text:p>225324140</text:p>
          </table:table-cell>
          <table:table-cell table:number-columns-repeated="2" office:value-type="float" office:value="450648280" calcext:value-type="float">
            <text:p>450648280</text:p>
          </table:table-cell>
        </table:table-row>
        <table:table-row table:style-name="ro1">
          <table:table-cell table:formula="of:=MAX([.N46:.AQ46])" office:value-type="float" office:value="396184" calcext:value-type="float">
            <text:p>396184</text:p>
          </table:table-cell>
          <table:table-cell table:formula="of:=MIN([.N46:.AQ46])" office:value-type="float" office:value="362735" calcext:value-type="float">
            <text:p>362735</text:p>
          </table:table-cell>
          <table:table-cell table:formula="of:=ABS([.A46]-[.B46])" office:value-type="float" office:value="33449" calcext:value-type="float">
            <text:p>33449</text:p>
          </table:table-cell>
          <table:table-cell table:formula="of:=[.K46]" office:value-type="float" office:value="380026" calcext:value-type="float">
            <text:p>3800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5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80026" calcext:value-type="float">
            <text:p>380026</text:p>
          </table:table-cell>
          <table:table-cell office:value-type="float" office:value="362735" calcext:value-type="float">
            <text:p>362735</text:p>
          </table:table-cell>
          <table:table-cell office:value-type="float" office:value="380956" calcext:value-type="float">
            <text:p>380956</text:p>
          </table:table-cell>
          <table:table-cell office:value-type="float" office:value="380026" calcext:value-type="float">
            <text:p>380026</text:p>
          </table:table-cell>
          <table:table-cell office:value-type="float" office:value="362735" calcext:value-type="float">
            <text:p>362735</text:p>
          </table:table-cell>
          <table:table-cell office:value-type="float" office:value="374016" calcext:value-type="float">
            <text:p>374016</text:p>
          </table:table-cell>
          <table:table-cell office:value-type="float" office:value="377640" calcext:value-type="float">
            <text:p>377640</text:p>
          </table:table-cell>
          <table:table-cell office:value-type="float" office:value="382321" calcext:value-type="float">
            <text:p>382321</text:p>
          </table:table-cell>
          <table:table-cell office:value-type="float" office:value="384468" calcext:value-type="float">
            <text:p>384468</text:p>
          </table:table-cell>
          <table:table-cell office:value-type="float" office:value="383235" calcext:value-type="float">
            <text:p>383235</text:p>
          </table:table-cell>
          <table:table-cell office:value-type="float" office:value="385022" calcext:value-type="float">
            <text:p>385022</text:p>
          </table:table-cell>
          <table:table-cell office:value-type="float" office:value="387366" calcext:value-type="float">
            <text:p>387366</text:p>
          </table:table-cell>
          <table:table-cell office:value-type="float" office:value="388009" calcext:value-type="float">
            <text:p>388009</text:p>
          </table:table-cell>
          <table:table-cell office:value-type="float" office:value="392024" calcext:value-type="float">
            <text:p>392024</text:p>
          </table:table-cell>
          <table:table-cell office:value-type="float" office:value="392776" calcext:value-type="float">
            <text:p>392776</text:p>
          </table:table-cell>
          <table:table-cell office:value-type="float" office:value="382325" calcext:value-type="float">
            <text:p>382325</text:p>
          </table:table-cell>
          <table:table-cell office:value-type="float" office:value="389816" calcext:value-type="float">
            <text:p>389816</text:p>
          </table:table-cell>
          <table:table-cell office:value-type="float" office:value="386376" calcext:value-type="float">
            <text:p>386376</text:p>
          </table:table-cell>
          <table:table-cell office:value-type="float" office:value="386603" calcext:value-type="float">
            <text:p>386603</text:p>
          </table:table-cell>
          <table:table-cell office:value-type="float" office:value="378919" calcext:value-type="float">
            <text:p>378919</text:p>
          </table:table-cell>
          <table:table-cell office:value-type="float" office:value="380740" calcext:value-type="float">
            <text:p>380740</text:p>
          </table:table-cell>
          <table:table-cell office:value-type="float" office:value="375241" calcext:value-type="float">
            <text:p>375241</text:p>
          </table:table-cell>
          <table:table-cell office:value-type="float" office:value="374984" calcext:value-type="float">
            <text:p>374984</text:p>
          </table:table-cell>
          <table:table-cell office:value-type="float" office:value="396184" calcext:value-type="float">
            <text:p>396184</text:p>
          </table:table-cell>
          <table:table-cell office:value-type="float" office:value="379740" calcext:value-type="float">
            <text:p>379740</text:p>
          </table:table-cell>
          <table:table-cell office:value-type="float" office:value="386347" calcext:value-type="float">
            <text:p>386347</text:p>
          </table:table-cell>
          <table:table-cell office:value-type="float" office:value="378776" calcext:value-type="float">
            <text:p>378776</text:p>
          </table:table-cell>
          <table:table-cell office:value-type="float" office:value="382288" calcext:value-type="float">
            <text:p>382288</text:p>
          </table:table-cell>
          <table:table-cell office:value-type="float" office:value="379176" calcext:value-type="float">
            <text:p>379176</text:p>
          </table:table-cell>
          <table:table-cell office:value-type="float" office:value="373208" calcext:value-type="float">
            <text:p>373208</text:p>
          </table:table-cell>
          <table:table-cell office:value-type="float" office:value="368051" calcext:value-type="float">
            <text:p>368051</text:p>
          </table:table-cell>
          <table:table-cell office:value-type="float" office:value="369627" calcext:value-type="float">
            <text:p>369627</text:p>
          </table:table-cell>
          <table:table-cell office:value-type="float" office:value="370654" calcext:value-type="float">
            <text:p>370654</text:p>
          </table:table-cell>
          <table:table-cell office:value-type="float" office:value="11428693" calcext:value-type="float">
            <text:p>11428693</text:p>
          </table:table-cell>
          <table:table-cell office:value-type="string" calcext:value-type="string">
            <text:p>OK</text:p>
          </table:table-cell>
          <table:table-cell office:value-type="float" office:value="223513452" calcext:value-type="float">
            <text:p>223513452</text:p>
          </table:table-cell>
          <table:table-cell office:value-type="float" office:value="223483453" calcext:value-type="float">
            <text:p>223483453</text:p>
          </table:table-cell>
          <table:table-cell table:number-columns-repeated="2" office:value-type="float" office:value="446966906" calcext:value-type="float">
            <text:p>446966906</text:p>
          </table:table-cell>
        </table:table-row>
        <table:table-row table:style-name="ro1">
          <table:table-cell table:formula="of:=MAX([.N47:.AQ47])" office:value-type="float" office:value="383605" calcext:value-type="float">
            <text:p>383605</text:p>
          </table:table-cell>
          <table:table-cell table:formula="of:=MIN([.N47:.AQ47])" office:value-type="float" office:value="344023" calcext:value-type="float">
            <text:p>344023</text:p>
          </table:table-cell>
          <table:table-cell table:formula="of:=ABS([.A47]-[.B47])" office:value-type="float" office:value="39582" calcext:value-type="float">
            <text:p>39582</text:p>
          </table:table-cell>
          <table:table-cell table:formula="of:=[.K47]" office:value-type="float" office:value="344023" calcext:value-type="float">
            <text:p>3440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6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44023" calcext:value-type="float">
            <text:p>344023</text:p>
          </table:table-cell>
          <table:table-cell office:value-type="float" office:value="374648" calcext:value-type="float">
            <text:p>374648</text:p>
          </table:table-cell>
          <table:table-cell office:value-type="float" office:value="344023" calcext:value-type="float">
            <text:p>344023</text:p>
          </table:table-cell>
          <table:table-cell office:value-type="float" office:value="378882" calcext:value-type="float">
            <text:p>378882</text:p>
          </table:table-cell>
          <table:table-cell office:value-type="float" office:value="381501" calcext:value-type="float">
            <text:p>381501</text:p>
          </table:table-cell>
          <table:table-cell office:value-type="float" office:value="373779" calcext:value-type="float">
            <text:p>373779</text:p>
          </table:table-cell>
          <table:table-cell office:value-type="float" office:value="371065" calcext:value-type="float">
            <text:p>371065</text:p>
          </table:table-cell>
          <table:table-cell office:value-type="float" office:value="378736" calcext:value-type="float">
            <text:p>378736</text:p>
          </table:table-cell>
          <table:table-cell office:value-type="float" office:value="379344" calcext:value-type="float">
            <text:p>379344</text:p>
          </table:table-cell>
          <table:table-cell office:value-type="float" office:value="373163" calcext:value-type="float">
            <text:p>373163</text:p>
          </table:table-cell>
          <table:table-cell office:value-type="float" office:value="372881" calcext:value-type="float">
            <text:p>372881</text:p>
          </table:table-cell>
          <table:table-cell office:value-type="float" office:value="371395" calcext:value-type="float">
            <text:p>371395</text:p>
          </table:table-cell>
          <table:table-cell office:value-type="float" office:value="374559" calcext:value-type="float">
            <text:p>374559</text:p>
          </table:table-cell>
          <table:table-cell office:value-type="float" office:value="378630" calcext:value-type="float">
            <text:p>378630</text:p>
          </table:table-cell>
          <table:table-cell office:value-type="float" office:value="380330" calcext:value-type="float">
            <text:p>380330</text:p>
          </table:table-cell>
          <table:table-cell office:value-type="float" office:value="378443" calcext:value-type="float">
            <text:p>378443</text:p>
          </table:table-cell>
          <table:table-cell office:value-type="float" office:value="371492" calcext:value-type="float">
            <text:p>371492</text:p>
          </table:table-cell>
          <table:table-cell office:value-type="float" office:value="371844" calcext:value-type="float">
            <text:p>371844</text:p>
          </table:table-cell>
          <table:table-cell office:value-type="float" office:value="372457" calcext:value-type="float">
            <text:p>372457</text:p>
          </table:table-cell>
          <table:table-cell office:value-type="float" office:value="368616" calcext:value-type="float">
            <text:p>368616</text:p>
          </table:table-cell>
          <table:table-cell office:value-type="float" office:value="368580" calcext:value-type="float">
            <text:p>368580</text:p>
          </table:table-cell>
          <table:table-cell office:value-type="float" office:value="372526" calcext:value-type="float">
            <text:p>372526</text:p>
          </table:table-cell>
          <table:table-cell office:value-type="float" office:value="370540" calcext:value-type="float">
            <text:p>370540</text:p>
          </table:table-cell>
          <table:table-cell office:value-type="float" office:value="370564" calcext:value-type="float">
            <text:p>370564</text:p>
          </table:table-cell>
          <table:table-cell office:value-type="float" office:value="377310" calcext:value-type="float">
            <text:p>377310</text:p>
          </table:table-cell>
          <table:table-cell office:value-type="float" office:value="370215" calcext:value-type="float">
            <text:p>370215</text:p>
          </table:table-cell>
          <table:table-cell office:value-type="float" office:value="377983" calcext:value-type="float">
            <text:p>377983</text:p>
          </table:table-cell>
          <table:table-cell office:value-type="float" office:value="380723" calcext:value-type="float">
            <text:p>380723</text:p>
          </table:table-cell>
          <table:table-cell office:value-type="float" office:value="382125" calcext:value-type="float">
            <text:p>382125</text:p>
          </table:table-cell>
          <table:table-cell office:value-type="float" office:value="381042" calcext:value-type="float">
            <text:p>381042</text:p>
          </table:table-cell>
          <table:table-cell office:value-type="float" office:value="383605" calcext:value-type="float">
            <text:p>383605</text:p>
          </table:table-cell>
          <table:table-cell office:value-type="float" office:value="383106" calcext:value-type="float">
            <text:p>383106</text:p>
          </table:table-cell>
          <table:table-cell office:value-type="float" office:value="11239459" calcext:value-type="float">
            <text:p>11239459</text:p>
          </table:table-cell>
          <table:table-cell office:value-type="string" calcext:value-type="string">
            <text:p>OK</text:p>
          </table:table-cell>
          <table:table-cell office:value-type="float" office:value="224922166" calcext:value-type="float">
            <text:p>224922166</text:p>
          </table:table-cell>
          <table:table-cell office:value-type="float" office:value="224892167" calcext:value-type="float">
            <text:p>224892167</text:p>
          </table:table-cell>
          <table:table-cell table:number-columns-repeated="2" office:value-type="float" office:value="449784334" calcext:value-type="float">
            <text:p>449784334</text:p>
          </table:table-cell>
        </table:table-row>
        <table:table-row table:style-name="ro1">
          <table:table-cell table:formula="of:=MAX([.N48:.AQ48])" office:value-type="float" office:value="392756" calcext:value-type="float">
            <text:p>392756</text:p>
          </table:table-cell>
          <table:table-cell table:formula="of:=MIN([.N48:.AQ48])" office:value-type="float" office:value="367679" calcext:value-type="float">
            <text:p>367679</text:p>
          </table:table-cell>
          <table:table-cell table:formula="of:=ABS([.A48]-[.B48])" office:value-type="float" office:value="25077" calcext:value-type="float">
            <text:p>25077</text:p>
          </table:table-cell>
          <table:table-cell table:formula="of:=[.K48]" office:value-type="float" office:value="379760" calcext:value-type="float">
            <text:p>3797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7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9760" calcext:value-type="float">
            <text:p>379760</text:p>
          </table:table-cell>
          <table:table-cell office:value-type="float" office:value="367679" calcext:value-type="float">
            <text:p>367679</text:p>
          </table:table-cell>
          <table:table-cell office:value-type="float" office:value="379225" calcext:value-type="float">
            <text:p>379225</text:p>
          </table:table-cell>
          <table:table-cell office:value-type="float" office:value="379760" calcext:value-type="float">
            <text:p>379760</text:p>
          </table:table-cell>
          <table:table-cell office:value-type="float" office:value="375001" calcext:value-type="float">
            <text:p>375001</text:p>
          </table:table-cell>
          <table:table-cell office:value-type="float" office:value="379627" calcext:value-type="float">
            <text:p>379627</text:p>
          </table:table-cell>
          <table:table-cell office:value-type="float" office:value="374221" calcext:value-type="float">
            <text:p>374221</text:p>
          </table:table-cell>
          <table:table-cell office:value-type="float" office:value="372844" calcext:value-type="float">
            <text:p>372844</text:p>
          </table:table-cell>
          <table:table-cell office:value-type="float" office:value="373745" calcext:value-type="float">
            <text:p>373745</text:p>
          </table:table-cell>
          <table:table-cell office:value-type="float" office:value="374795" calcext:value-type="float">
            <text:p>374795</text:p>
          </table:table-cell>
          <table:table-cell office:value-type="float" office:value="371913" calcext:value-type="float">
            <text:p>371913</text:p>
          </table:table-cell>
          <table:table-cell office:value-type="float" office:value="385162" calcext:value-type="float">
            <text:p>385162</text:p>
          </table:table-cell>
          <table:table-cell office:value-type="float" office:value="386649" calcext:value-type="float">
            <text:p>386649</text:p>
          </table:table-cell>
          <table:table-cell office:value-type="float" office:value="387877" calcext:value-type="float">
            <text:p>387877</text:p>
          </table:table-cell>
          <table:table-cell office:value-type="float" office:value="378451" calcext:value-type="float">
            <text:p>378451</text:p>
          </table:table-cell>
          <table:table-cell office:value-type="float" office:value="384307" calcext:value-type="float">
            <text:p>384307</text:p>
          </table:table-cell>
          <table:table-cell office:value-type="float" office:value="379211" calcext:value-type="float">
            <text:p>379211</text:p>
          </table:table-cell>
          <table:table-cell office:value-type="float" office:value="376780" calcext:value-type="float">
            <text:p>376780</text:p>
          </table:table-cell>
          <table:table-cell office:value-type="float" office:value="377501" calcext:value-type="float">
            <text:p>377501</text:p>
          </table:table-cell>
          <table:table-cell office:value-type="float" office:value="388941" calcext:value-type="float">
            <text:p>388941</text:p>
          </table:table-cell>
          <table:table-cell office:value-type="float" office:value="369458" calcext:value-type="float">
            <text:p>369458</text:p>
          </table:table-cell>
          <table:table-cell office:value-type="float" office:value="368442" calcext:value-type="float">
            <text:p>368442</text:p>
          </table:table-cell>
          <table:table-cell office:value-type="float" office:value="367679" calcext:value-type="float">
            <text:p>367679</text:p>
          </table:table-cell>
          <table:table-cell office:value-type="float" office:value="376709" calcext:value-type="float">
            <text:p>376709</text:p>
          </table:table-cell>
          <table:table-cell office:value-type="float" office:value="382891" calcext:value-type="float">
            <text:p>382891</text:p>
          </table:table-cell>
          <table:table-cell office:value-type="float" office:value="392756" calcext:value-type="float">
            <text:p>392756</text:p>
          </table:table-cell>
          <table:table-cell office:value-type="float" office:value="384549" calcext:value-type="float">
            <text:p>384549</text:p>
          </table:table-cell>
          <table:table-cell office:value-type="float" office:value="376082" calcext:value-type="float">
            <text:p>376082</text:p>
          </table:table-cell>
          <table:table-cell office:value-type="float" office:value="380002" calcext:value-type="float">
            <text:p>380002</text:p>
          </table:table-cell>
          <table:table-cell office:value-type="float" office:value="378816" calcext:value-type="float">
            <text:p>378816</text:p>
          </table:table-cell>
          <table:table-cell office:value-type="float" office:value="384087" calcext:value-type="float">
            <text:p>384087</text:p>
          </table:table-cell>
          <table:table-cell office:value-type="float" office:value="386084" calcext:value-type="float">
            <text:p>386084</text:p>
          </table:table-cell>
          <table:table-cell office:value-type="float" office:value="382438" calcext:value-type="float">
            <text:p>382438</text:p>
          </table:table-cell>
          <table:table-cell office:value-type="float" office:value="11376778" calcext:value-type="float">
            <text:p>11376778</text:p>
          </table:table-cell>
          <table:table-cell office:value-type="string" calcext:value-type="string">
            <text:p>OK</text:p>
          </table:table-cell>
          <table:table-cell office:value-type="float" office:value="223334893" calcext:value-type="float">
            <text:p>223334893</text:p>
          </table:table-cell>
          <table:table-cell office:value-type="float" office:value="223304894" calcext:value-type="float">
            <text:p>223304894</text:p>
          </table:table-cell>
          <table:table-cell table:number-columns-repeated="2" office:value-type="float" office:value="446609788" calcext:value-type="float">
            <text:p>446609788</text:p>
          </table:table-cell>
        </table:table-row>
        <table:table-row table:style-name="ro1">
          <table:table-cell table:formula="of:=MAX([.N49:.AQ49])" office:value-type="float" office:value="393191" calcext:value-type="float">
            <text:p>393191</text:p>
          </table:table-cell>
          <table:table-cell table:formula="of:=MIN([.N49:.AQ49])" office:value-type="float" office:value="362507" calcext:value-type="float">
            <text:p>362507</text:p>
          </table:table-cell>
          <table:table-cell table:formula="of:=ABS([.A49]-[.B49])" office:value-type="float" office:value="30684" calcext:value-type="float">
            <text:p>30684</text:p>
          </table:table-cell>
          <table:table-cell table:formula="of:=[.K49]" office:value-type="float" office:value="371535" calcext:value-type="float">
            <text:p>37153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8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1535" calcext:value-type="float">
            <text:p>371535</text:p>
          </table:table-cell>
          <table:table-cell office:value-type="float" office:value="362507" calcext:value-type="float">
            <text:p>362507</text:p>
          </table:table-cell>
          <table:table-cell office:value-type="float" office:value="378528" calcext:value-type="float">
            <text:p>378528</text:p>
          </table:table-cell>
          <table:table-cell office:value-type="float" office:value="371535" calcext:value-type="float">
            <text:p>371535</text:p>
          </table:table-cell>
          <table:table-cell office:value-type="float" office:value="362507" calcext:value-type="float">
            <text:p>362507</text:p>
          </table:table-cell>
          <table:table-cell office:value-type="float" office:value="372355" calcext:value-type="float">
            <text:p>372355</text:p>
          </table:table-cell>
          <table:table-cell office:value-type="float" office:value="374947" calcext:value-type="float">
            <text:p>374947</text:p>
          </table:table-cell>
          <table:table-cell office:value-type="float" office:value="384320" calcext:value-type="float">
            <text:p>384320</text:p>
          </table:table-cell>
          <table:table-cell office:value-type="float" office:value="381589" calcext:value-type="float">
            <text:p>381589</text:p>
          </table:table-cell>
          <table:table-cell office:value-type="float" office:value="373994" calcext:value-type="float">
            <text:p>373994</text:p>
          </table:table-cell>
          <table:table-cell office:value-type="float" office:value="385065" calcext:value-type="float">
            <text:p>385065</text:p>
          </table:table-cell>
          <table:table-cell office:value-type="float" office:value="377966" calcext:value-type="float">
            <text:p>377966</text:p>
          </table:table-cell>
          <table:table-cell office:value-type="float" office:value="383016" calcext:value-type="float">
            <text:p>383016</text:p>
          </table:table-cell>
          <table:table-cell office:value-type="float" office:value="385123" calcext:value-type="float">
            <text:p>385123</text:p>
          </table:table-cell>
          <table:table-cell office:value-type="float" office:value="380488" calcext:value-type="float">
            <text:p>380488</text:p>
          </table:table-cell>
          <table:table-cell office:value-type="float" office:value="388191" calcext:value-type="float">
            <text:p>388191</text:p>
          </table:table-cell>
          <table:table-cell office:value-type="float" office:value="393191" calcext:value-type="float">
            <text:p>393191</text:p>
          </table:table-cell>
          <table:table-cell office:value-type="float" office:value="382298" calcext:value-type="float">
            <text:p>382298</text:p>
          </table:table-cell>
          <table:table-cell office:value-type="float" office:value="374299" calcext:value-type="float">
            <text:p>374299</text:p>
          </table:table-cell>
          <table:table-cell office:value-type="float" office:value="378028" calcext:value-type="float">
            <text:p>378028</text:p>
          </table:table-cell>
          <table:table-cell office:value-type="float" office:value="384267" calcext:value-type="float">
            <text:p>384267</text:p>
          </table:table-cell>
          <table:table-cell office:value-type="float" office:value="380341" calcext:value-type="float">
            <text:p>380341</text:p>
          </table:table-cell>
          <table:table-cell office:value-type="float" office:value="383639" calcext:value-type="float">
            <text:p>383639</text:p>
          </table:table-cell>
          <table:table-cell office:value-type="float" office:value="384144" calcext:value-type="float">
            <text:p>384144</text:p>
          </table:table-cell>
          <table:table-cell office:value-type="float" office:value="370397" calcext:value-type="float">
            <text:p>370397</text:p>
          </table:table-cell>
          <table:table-cell office:value-type="float" office:value="386806" calcext:value-type="float">
            <text:p>386806</text:p>
          </table:table-cell>
          <table:table-cell office:value-type="float" office:value="380052" calcext:value-type="float">
            <text:p>380052</text:p>
          </table:table-cell>
          <table:table-cell office:value-type="float" office:value="373961" calcext:value-type="float">
            <text:p>373961</text:p>
          </table:table-cell>
          <table:table-cell office:value-type="float" office:value="374005" calcext:value-type="float">
            <text:p>374005</text:p>
          </table:table-cell>
          <table:table-cell office:value-type="float" office:value="377314" calcext:value-type="float">
            <text:p>377314</text:p>
          </table:table-cell>
          <table:table-cell office:value-type="float" office:value="366865" calcext:value-type="float">
            <text:p>366865</text:p>
          </table:table-cell>
          <table:table-cell office:value-type="float" office:value="368668" calcext:value-type="float">
            <text:p>368668</text:p>
          </table:table-cell>
          <table:table-cell office:value-type="float" office:value="376493" calcext:value-type="float">
            <text:p>376493</text:p>
          </table:table-cell>
          <table:table-cell office:value-type="float" office:value="11355864" calcext:value-type="float">
            <text:p>11355864</text:p>
          </table:table-cell>
          <table:table-cell office:value-type="string" calcext:value-type="string">
            <text:p>OK</text:p>
          </table:table-cell>
          <table:table-cell office:value-type="float" office:value="225875271" calcext:value-type="float">
            <text:p>225875271</text:p>
          </table:table-cell>
          <table:table-cell office:value-type="float" office:value="225845272" calcext:value-type="float">
            <text:p>225845272</text:p>
          </table:table-cell>
          <table:table-cell table:number-columns-repeated="2" office:value-type="float" office:value="451690544" calcext:value-type="float">
            <text:p>451690544</text:p>
          </table:table-cell>
        </table:table-row>
        <table:table-row table:style-name="ro1">
          <table:table-cell table:formula="of:=MAX([.N50:.AQ50])" office:value-type="float" office:value="387265" calcext:value-type="float">
            <text:p>387265</text:p>
          </table:table-cell>
          <table:table-cell table:formula="of:=MIN([.N50:.AQ50])" office:value-type="float" office:value="366396" calcext:value-type="float">
            <text:p>366396</text:p>
          </table:table-cell>
          <table:table-cell table:formula="of:=ABS([.A50]-[.B50])" office:value-type="float" office:value="20869" calcext:value-type="float">
            <text:p>20869</text:p>
          </table:table-cell>
          <table:table-cell table:formula="of:=[.K50]" office:value-type="float" office:value="378436" calcext:value-type="float">
            <text:p>3784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9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8436" calcext:value-type="float">
            <text:p>378436</text:p>
          </table:table-cell>
          <table:table-cell office:value-type="float" office:value="366396" calcext:value-type="float">
            <text:p>366396</text:p>
          </table:table-cell>
          <table:table-cell office:value-type="float" office:value="372365" calcext:value-type="float">
            <text:p>372365</text:p>
          </table:table-cell>
          <table:table-cell office:value-type="float" office:value="378436" calcext:value-type="float">
            <text:p>378436</text:p>
          </table:table-cell>
          <table:table-cell office:value-type="float" office:value="374992" calcext:value-type="float">
            <text:p>374992</text:p>
          </table:table-cell>
          <table:table-cell office:value-type="float" office:value="376933" calcext:value-type="float">
            <text:p>376933</text:p>
          </table:table-cell>
          <table:table-cell office:value-type="float" office:value="369410" calcext:value-type="float">
            <text:p>369410</text:p>
          </table:table-cell>
          <table:table-cell office:value-type="float" office:value="366396" calcext:value-type="float">
            <text:p>366396</text:p>
          </table:table-cell>
          <table:table-cell office:value-type="float" office:value="373695" calcext:value-type="float">
            <text:p>373695</text:p>
          </table:table-cell>
          <table:table-cell office:value-type="float" office:value="369179" calcext:value-type="float">
            <text:p>369179</text:p>
          </table:table-cell>
          <table:table-cell office:value-type="float" office:value="369065" calcext:value-type="float">
            <text:p>369065</text:p>
          </table:table-cell>
          <table:table-cell office:value-type="float" office:value="366897" calcext:value-type="float">
            <text:p>366897</text:p>
          </table:table-cell>
          <table:table-cell office:value-type="float" office:value="370220" calcext:value-type="float">
            <text:p>370220</text:p>
          </table:table-cell>
          <table:table-cell office:value-type="float" office:value="373672" calcext:value-type="float">
            <text:p>373672</text:p>
          </table:table-cell>
          <table:table-cell office:value-type="float" office:value="367023" calcext:value-type="float">
            <text:p>367023</text:p>
          </table:table-cell>
          <table:table-cell office:value-type="float" office:value="369522" calcext:value-type="float">
            <text:p>369522</text:p>
          </table:table-cell>
          <table:table-cell office:value-type="float" office:value="368414" calcext:value-type="float">
            <text:p>368414</text:p>
          </table:table-cell>
          <table:table-cell office:value-type="float" office:value="367915" calcext:value-type="float">
            <text:p>367915</text:p>
          </table:table-cell>
          <table:table-cell office:value-type="float" office:value="368464" calcext:value-type="float">
            <text:p>368464</text:p>
          </table:table-cell>
          <table:table-cell office:value-type="float" office:value="387265" calcext:value-type="float">
            <text:p>387265</text:p>
          </table:table-cell>
          <table:table-cell office:value-type="float" office:value="381156" calcext:value-type="float">
            <text:p>381156</text:p>
          </table:table-cell>
          <table:table-cell office:value-type="float" office:value="379533" calcext:value-type="float">
            <text:p>379533</text:p>
          </table:table-cell>
          <table:table-cell office:value-type="float" office:value="368235" calcext:value-type="float">
            <text:p>368235</text:p>
          </table:table-cell>
          <table:table-cell office:value-type="float" office:value="374859" calcext:value-type="float">
            <text:p>374859</text:p>
          </table:table-cell>
          <table:table-cell office:value-type="float" office:value="368603" calcext:value-type="float">
            <text:p>368603</text:p>
          </table:table-cell>
          <table:table-cell office:value-type="float" office:value="372037" calcext:value-type="float">
            <text:p>372037</text:p>
          </table:table-cell>
          <table:table-cell office:value-type="float" office:value="367279" calcext:value-type="float">
            <text:p>367279</text:p>
          </table:table-cell>
          <table:table-cell office:value-type="float" office:value="370880" calcext:value-type="float">
            <text:p>370880</text:p>
          </table:table-cell>
          <table:table-cell office:value-type="float" office:value="369373" calcext:value-type="float">
            <text:p>369373</text:p>
          </table:table-cell>
          <table:table-cell office:value-type="float" office:value="376675" calcext:value-type="float">
            <text:p>376675</text:p>
          </table:table-cell>
          <table:table-cell office:value-type="float" office:value="381899" calcext:value-type="float">
            <text:p>381899</text:p>
          </table:table-cell>
          <table:table-cell office:value-type="float" office:value="374870" calcext:value-type="float">
            <text:p>374870</text:p>
          </table:table-cell>
          <table:table-cell office:value-type="float" office:value="368074" calcext:value-type="float">
            <text:p>368074</text:p>
          </table:table-cell>
          <table:table-cell office:value-type="float" office:value="11170971" calcext:value-type="float">
            <text:p>11170971</text:p>
          </table:table-cell>
          <table:table-cell office:value-type="string" calcext:value-type="string">
            <text:p>OK</text:p>
          </table:table-cell>
          <table:table-cell office:value-type="float" office:value="224519598" calcext:value-type="float">
            <text:p>224519598</text:p>
          </table:table-cell>
          <table:table-cell office:value-type="float" office:value="224489599" calcext:value-type="float">
            <text:p>224489599</text:p>
          </table:table-cell>
          <table:table-cell table:number-columns-repeated="2" office:value-type="float" office:value="448979198" calcext:value-type="float">
            <text:p>448979198</text:p>
          </table:table-cell>
        </table:table-row>
        <table:table-row table:style-name="ro1">
          <table:table-cell table:formula="of:=MAX([.N51:.AQ51])" office:value-type="float" office:value="392571" calcext:value-type="float">
            <text:p>392571</text:p>
          </table:table-cell>
          <table:table-cell table:formula="of:=MIN([.N51:.AQ51])" office:value-type="float" office:value="365576" calcext:value-type="float">
            <text:p>365576</text:p>
          </table:table-cell>
          <table:table-cell table:formula="of:=ABS([.A51]-[.B51])" office:value-type="float" office:value="26995" calcext:value-type="float">
            <text:p>26995</text:p>
          </table:table-cell>
          <table:table-cell table:formula="of:=[.K51]" office:value-type="float" office:value="376508" calcext:value-type="float">
            <text:p>3765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0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6508" calcext:value-type="float">
            <text:p>376508</text:p>
          </table:table-cell>
          <table:table-cell office:value-type="float" office:value="365576" calcext:value-type="float">
            <text:p>365576</text:p>
          </table:table-cell>
          <table:table-cell office:value-type="float" office:value="374750" calcext:value-type="float">
            <text:p>374750</text:p>
          </table:table-cell>
          <table:table-cell office:value-type="float" office:value="376508" calcext:value-type="float">
            <text:p>376508</text:p>
          </table:table-cell>
          <table:table-cell office:value-type="float" office:value="366979" calcext:value-type="float">
            <text:p>366979</text:p>
          </table:table-cell>
          <table:table-cell office:value-type="float" office:value="376755" calcext:value-type="float">
            <text:p>376755</text:p>
          </table:table-cell>
          <table:table-cell office:value-type="float" office:value="372442" calcext:value-type="float">
            <text:p>372442</text:p>
          </table:table-cell>
          <table:table-cell office:value-type="float" office:value="369935" calcext:value-type="float">
            <text:p>369935</text:p>
          </table:table-cell>
          <table:table-cell office:value-type="float" office:value="372890" calcext:value-type="float">
            <text:p>372890</text:p>
          </table:table-cell>
          <table:table-cell office:value-type="float" office:value="370104" calcext:value-type="float">
            <text:p>370104</text:p>
          </table:table-cell>
          <table:table-cell office:value-type="float" office:value="369430" calcext:value-type="float">
            <text:p>369430</text:p>
          </table:table-cell>
          <table:table-cell office:value-type="float" office:value="373580" calcext:value-type="float">
            <text:p>373580</text:p>
          </table:table-cell>
          <table:table-cell office:value-type="float" office:value="372520" calcext:value-type="float">
            <text:p>372520</text:p>
          </table:table-cell>
          <table:table-cell office:value-type="float" office:value="374280" calcext:value-type="float">
            <text:p>374280</text:p>
          </table:table-cell>
          <table:table-cell office:value-type="float" office:value="369305" calcext:value-type="float">
            <text:p>369305</text:p>
          </table:table-cell>
          <table:table-cell office:value-type="float" office:value="370978" calcext:value-type="float">
            <text:p>370978</text:p>
          </table:table-cell>
          <table:table-cell office:value-type="float" office:value="381262" calcext:value-type="float">
            <text:p>381262</text:p>
          </table:table-cell>
          <table:table-cell office:value-type="float" office:value="385875" calcext:value-type="float">
            <text:p>385875</text:p>
          </table:table-cell>
          <table:table-cell office:value-type="float" office:value="387886" calcext:value-type="float">
            <text:p>387886</text:p>
          </table:table-cell>
          <table:table-cell office:value-type="float" office:value="380034" calcext:value-type="float">
            <text:p>380034</text:p>
          </table:table-cell>
          <table:table-cell office:value-type="float" office:value="374548" calcext:value-type="float">
            <text:p>374548</text:p>
          </table:table-cell>
          <table:table-cell office:value-type="float" office:value="387146" calcext:value-type="float">
            <text:p>387146</text:p>
          </table:table-cell>
          <table:table-cell office:value-type="float" office:value="378510" calcext:value-type="float">
            <text:p>378510</text:p>
          </table:table-cell>
          <table:table-cell office:value-type="float" office:value="368522" calcext:value-type="float">
            <text:p>368522</text:p>
          </table:table-cell>
          <table:table-cell office:value-type="float" office:value="369523" calcext:value-type="float">
            <text:p>369523</text:p>
          </table:table-cell>
          <table:table-cell office:value-type="float" office:value="379589" calcext:value-type="float">
            <text:p>379589</text:p>
          </table:table-cell>
          <table:table-cell office:value-type="float" office:value="369788" calcext:value-type="float">
            <text:p>369788</text:p>
          </table:table-cell>
          <table:table-cell office:value-type="float" office:value="375501" calcext:value-type="float">
            <text:p>375501</text:p>
          </table:table-cell>
          <table:table-cell office:value-type="float" office:value="392571" calcext:value-type="float">
            <text:p>392571</text:p>
          </table:table-cell>
          <table:table-cell office:value-type="float" office:value="369552" calcext:value-type="float">
            <text:p>369552</text:p>
          </table:table-cell>
          <table:table-cell office:value-type="float" office:value="370175" calcext:value-type="float">
            <text:p>370175</text:p>
          </table:table-cell>
          <table:table-cell office:value-type="float" office:value="370755" calcext:value-type="float">
            <text:p>370755</text:p>
          </table:table-cell>
          <table:table-cell office:value-type="float" office:value="365576" calcext:value-type="float">
            <text:p>365576</text:p>
          </table:table-cell>
          <table:table-cell office:value-type="float" office:value="11242519" calcext:value-type="float">
            <text:p>11242519</text:p>
          </table:table-cell>
          <table:table-cell office:value-type="string" calcext:value-type="string">
            <text:p>OK</text:p>
          </table:table-cell>
          <table:table-cell office:value-type="float" office:value="223266439" calcext:value-type="float">
            <text:p>223266439</text:p>
          </table:table-cell>
          <table:table-cell office:value-type="float" office:value="223236440" calcext:value-type="float">
            <text:p>223236440</text:p>
          </table:table-cell>
          <table:table-cell table:number-columns-repeated="2" office:value-type="float" office:value="446472880" calcext:value-type="float">
            <text:p>446472880</text:p>
          </table:table-cell>
        </table:table-row>
        <table:table-row table:style-name="ro1">
          <table:table-cell table:formula="of:=MAX([.N52:.AQ52])" office:value-type="float" office:value="381703" calcext:value-type="float">
            <text:p>381703</text:p>
          </table:table-cell>
          <table:table-cell table:formula="of:=MIN([.N52:.AQ52])" office:value-type="float" office:value="360829" calcext:value-type="float">
            <text:p>360829</text:p>
          </table:table-cell>
          <table:table-cell table:formula="of:=ABS([.A52]-[.B52])" office:value-type="float" office:value="20874" calcext:value-type="float">
            <text:p>20874</text:p>
          </table:table-cell>
          <table:table-cell table:formula="of:=[.K52]" office:value-type="float" office:value="365569" calcext:value-type="float">
            <text:p>36556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1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5569" calcext:value-type="float">
            <text:p>365569</text:p>
          </table:table-cell>
          <table:table-cell office:value-type="float" office:value="360829" calcext:value-type="float">
            <text:p>360829</text:p>
          </table:table-cell>
          <table:table-cell office:value-type="float" office:value="371487" calcext:value-type="float">
            <text:p>371487</text:p>
          </table:table-cell>
          <table:table-cell office:value-type="float" office:value="365569" calcext:value-type="float">
            <text:p>365569</text:p>
          </table:table-cell>
          <table:table-cell office:value-type="float" office:value="360829" calcext:value-type="float">
            <text:p>360829</text:p>
          </table:table-cell>
          <table:table-cell office:value-type="float" office:value="374655" calcext:value-type="float">
            <text:p>374655</text:p>
          </table:table-cell>
          <table:table-cell office:value-type="float" office:value="369824" calcext:value-type="float">
            <text:p>369824</text:p>
          </table:table-cell>
          <table:table-cell office:value-type="float" office:value="368536" calcext:value-type="float">
            <text:p>368536</text:p>
          </table:table-cell>
          <table:table-cell office:value-type="float" office:value="377970" calcext:value-type="float">
            <text:p>377970</text:p>
          </table:table-cell>
          <table:table-cell office:value-type="float" office:value="366321" calcext:value-type="float">
            <text:p>366321</text:p>
          </table:table-cell>
          <table:table-cell office:value-type="float" office:value="368970" calcext:value-type="float">
            <text:p>368970</text:p>
          </table:table-cell>
          <table:table-cell office:value-type="float" office:value="371674" calcext:value-type="float">
            <text:p>371674</text:p>
          </table:table-cell>
          <table:table-cell office:value-type="float" office:value="366124" calcext:value-type="float">
            <text:p>366124</text:p>
          </table:table-cell>
          <table:table-cell office:value-type="float" office:value="380353" calcext:value-type="float">
            <text:p>380353</text:p>
          </table:table-cell>
          <table:table-cell office:value-type="float" office:value="372159" calcext:value-type="float">
            <text:p>372159</text:p>
          </table:table-cell>
          <table:table-cell office:value-type="float" office:value="368393" calcext:value-type="float">
            <text:p>368393</text:p>
          </table:table-cell>
          <table:table-cell office:value-type="float" office:value="372779" calcext:value-type="float">
            <text:p>372779</text:p>
          </table:table-cell>
          <table:table-cell office:value-type="float" office:value="367516" calcext:value-type="float">
            <text:p>367516</text:p>
          </table:table-cell>
          <table:table-cell office:value-type="float" office:value="368848" calcext:value-type="float">
            <text:p>368848</text:p>
          </table:table-cell>
          <table:table-cell office:value-type="float" office:value="372495" calcext:value-type="float">
            <text:p>372495</text:p>
          </table:table-cell>
          <table:table-cell office:value-type="float" office:value="365953" calcext:value-type="float">
            <text:p>365953</text:p>
          </table:table-cell>
          <table:table-cell office:value-type="float" office:value="369429" calcext:value-type="float">
            <text:p>369429</text:p>
          </table:table-cell>
          <table:table-cell office:value-type="float" office:value="369660" calcext:value-type="float">
            <text:p>369660</text:p>
          </table:table-cell>
          <table:table-cell office:value-type="float" office:value="368678" calcext:value-type="float">
            <text:p>368678</text:p>
          </table:table-cell>
          <table:table-cell office:value-type="float" office:value="370494" calcext:value-type="float">
            <text:p>370494</text:p>
          </table:table-cell>
          <table:table-cell office:value-type="float" office:value="371766" calcext:value-type="float">
            <text:p>371766</text:p>
          </table:table-cell>
          <table:table-cell office:value-type="float" office:value="376509" calcext:value-type="float">
            <text:p>376509</text:p>
          </table:table-cell>
          <table:table-cell office:value-type="float" office:value="380620" calcext:value-type="float">
            <text:p>380620</text:p>
          </table:table-cell>
          <table:table-cell office:value-type="float" office:value="380828" calcext:value-type="float">
            <text:p>380828</text:p>
          </table:table-cell>
          <table:table-cell office:value-type="float" office:value="381703" calcext:value-type="float">
            <text:p>381703</text:p>
          </table:table-cell>
          <table:table-cell office:value-type="float" office:value="373264" calcext:value-type="float">
            <text:p>373264</text:p>
          </table:table-cell>
          <table:table-cell office:value-type="float" office:value="370028" calcext:value-type="float">
            <text:p>370028</text:p>
          </table:table-cell>
          <table:table-cell office:value-type="float" office:value="372668" calcext:value-type="float">
            <text:p>372668</text:p>
          </table:table-cell>
          <table:table-cell office:value-type="float" office:value="11144615" calcext:value-type="float">
            <text:p>11144615</text:p>
          </table:table-cell>
          <table:table-cell office:value-type="string" calcext:value-type="string">
            <text:p>OK</text:p>
          </table:table-cell>
          <table:table-cell office:value-type="float" office:value="224366906" calcext:value-type="float">
            <text:p>224366906</text:p>
          </table:table-cell>
          <table:table-cell office:value-type="float" office:value="224336907" calcext:value-type="float">
            <text:p>224336907</text:p>
          </table:table-cell>
          <table:table-cell table:number-columns-repeated="2" office:value-type="float" office:value="448673814" calcext:value-type="float">
            <text:p>448673814</text:p>
          </table:table-cell>
        </table:table-row>
        <table:table-row table:style-name="ro1">
          <table:table-cell table:formula="of:=MAX([.N53:.AQ53])" office:value-type="float" office:value="381426" calcext:value-type="float">
            <text:p>381426</text:p>
          </table:table-cell>
          <table:table-cell table:formula="of:=MIN([.N53:.AQ53])" office:value-type="float" office:value="365365" calcext:value-type="float">
            <text:p>365365</text:p>
          </table:table-cell>
          <table:table-cell table:formula="of:=ABS([.A53]-[.B53])" office:value-type="float" office:value="16061" calcext:value-type="float">
            <text:p>16061</text:p>
          </table:table-cell>
          <table:table-cell table:formula="of:=[.K53]" office:value-type="float" office:value="368738" calcext:value-type="float">
            <text:p>36873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2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8738" calcext:value-type="float">
            <text:p>368738</text:p>
          </table:table-cell>
          <table:table-cell office:value-type="float" office:value="365365" calcext:value-type="float">
            <text:p>365365</text:p>
          </table:table-cell>
          <table:table-cell office:value-type="float" office:value="373091" calcext:value-type="float">
            <text:p>373091</text:p>
          </table:table-cell>
          <table:table-cell office:value-type="float" office:value="368738" calcext:value-type="float">
            <text:p>368738</text:p>
          </table:table-cell>
          <table:table-cell office:value-type="float" office:value="365365" calcext:value-type="float">
            <text:p>365365</text:p>
          </table:table-cell>
          <table:table-cell office:value-type="float" office:value="371743" calcext:value-type="float">
            <text:p>371743</text:p>
          </table:table-cell>
          <table:table-cell office:value-type="float" office:value="374539" calcext:value-type="float">
            <text:p>374539</text:p>
          </table:table-cell>
          <table:table-cell office:value-type="float" office:value="373413" calcext:value-type="float">
            <text:p>373413</text:p>
          </table:table-cell>
          <table:table-cell office:value-type="float" office:value="369820" calcext:value-type="float">
            <text:p>369820</text:p>
          </table:table-cell>
          <table:table-cell office:value-type="float" office:value="370155" calcext:value-type="float">
            <text:p>370155</text:p>
          </table:table-cell>
          <table:table-cell office:value-type="float" office:value="374619" calcext:value-type="float">
            <text:p>374619</text:p>
          </table:table-cell>
          <table:table-cell office:value-type="float" office:value="375632" calcext:value-type="float">
            <text:p>375632</text:p>
          </table:table-cell>
          <table:table-cell office:value-type="float" office:value="377321" calcext:value-type="float">
            <text:p>377321</text:p>
          </table:table-cell>
          <table:table-cell office:value-type="float" office:value="371634" calcext:value-type="float">
            <text:p>371634</text:p>
          </table:table-cell>
          <table:table-cell office:value-type="float" office:value="373909" calcext:value-type="float">
            <text:p>373909</text:p>
          </table:table-cell>
          <table:table-cell office:value-type="float" office:value="373242" calcext:value-type="float">
            <text:p>373242</text:p>
          </table:table-cell>
          <table:table-cell office:value-type="float" office:value="370175" calcext:value-type="float">
            <text:p>370175</text:p>
          </table:table-cell>
          <table:table-cell office:value-type="float" office:value="371648" calcext:value-type="float">
            <text:p>371648</text:p>
          </table:table-cell>
          <table:table-cell office:value-type="float" office:value="371320" calcext:value-type="float">
            <text:p>371320</text:p>
          </table:table-cell>
          <table:table-cell office:value-type="float" office:value="371480" calcext:value-type="float">
            <text:p>371480</text:p>
          </table:table-cell>
          <table:table-cell office:value-type="float" office:value="374313" calcext:value-type="float">
            <text:p>374313</text:p>
          </table:table-cell>
          <table:table-cell office:value-type="float" office:value="371654" calcext:value-type="float">
            <text:p>371654</text:p>
          </table:table-cell>
          <table:table-cell office:value-type="float" office:value="372259" calcext:value-type="float">
            <text:p>372259</text:p>
          </table:table-cell>
          <table:table-cell office:value-type="float" office:value="377072" calcext:value-type="float">
            <text:p>377072</text:p>
          </table:table-cell>
          <table:table-cell office:value-type="float" office:value="375769" calcext:value-type="float">
            <text:p>375769</text:p>
          </table:table-cell>
          <table:table-cell office:value-type="float" office:value="381426" calcext:value-type="float">
            <text:p>381426</text:p>
          </table:table-cell>
          <table:table-cell office:value-type="float" office:value="378758" calcext:value-type="float">
            <text:p>378758</text:p>
          </table:table-cell>
          <table:table-cell office:value-type="float" office:value="376485" calcext:value-type="float">
            <text:p>376485</text:p>
          </table:table-cell>
          <table:table-cell office:value-type="float" office:value="370325" calcext:value-type="float">
            <text:p>370325</text:p>
          </table:table-cell>
          <table:table-cell office:value-type="float" office:value="367951" calcext:value-type="float">
            <text:p>367951</text:p>
          </table:table-cell>
          <table:table-cell office:value-type="float" office:value="374706" calcext:value-type="float">
            <text:p>374706</text:p>
          </table:table-cell>
          <table:table-cell office:value-type="float" office:value="376582" calcext:value-type="float">
            <text:p>376582</text:p>
          </table:table-cell>
          <table:table-cell office:value-type="float" office:value="370697" calcext:value-type="float">
            <text:p>370697</text:p>
          </table:table-cell>
          <table:table-cell office:value-type="float" office:value="11192750" calcext:value-type="float">
            <text:p>11192750</text:p>
          </table:table-cell>
          <table:table-cell office:value-type="string" calcext:value-type="string">
            <text:p>OK</text:p>
          </table:table-cell>
          <table:table-cell office:value-type="float" office:value="224692404" calcext:value-type="float">
            <text:p>224692404</text:p>
          </table:table-cell>
          <table:table-cell office:value-type="float" office:value="224662405" calcext:value-type="float">
            <text:p>224662405</text:p>
          </table:table-cell>
          <table:table-cell table:number-columns-repeated="2" office:value-type="float" office:value="449324810" calcext:value-type="float">
            <text:p>449324810</text:p>
          </table:table-cell>
        </table:table-row>
        <table:table-row table:style-name="ro1">
          <table:table-cell table:formula="of:=MAX([.N54:.AQ54])" office:value-type="float" office:value="397288" calcext:value-type="float">
            <text:p>397288</text:p>
          </table:table-cell>
          <table:table-cell table:formula="of:=MIN([.N54:.AQ54])" office:value-type="float" office:value="362282" calcext:value-type="float">
            <text:p>362282</text:p>
          </table:table-cell>
          <table:table-cell table:formula="of:=ABS([.A54]-[.B54])" office:value-type="float" office:value="35006" calcext:value-type="float">
            <text:p>35006</text:p>
          </table:table-cell>
          <table:table-cell table:formula="of:=[.K54]" office:value-type="float" office:value="378208" calcext:value-type="float">
            <text:p>3782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3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8208" calcext:value-type="float">
            <text:p>378208</text:p>
          </table:table-cell>
          <table:table-cell office:value-type="float" office:value="362282" calcext:value-type="float">
            <text:p>362282</text:p>
          </table:table-cell>
          <table:table-cell office:value-type="float" office:value="378119" calcext:value-type="float">
            <text:p>378119</text:p>
          </table:table-cell>
          <table:table-cell office:value-type="float" office:value="378208" calcext:value-type="float">
            <text:p>378208</text:p>
          </table:table-cell>
          <table:table-cell office:value-type="float" office:value="362282" calcext:value-type="float">
            <text:p>362282</text:p>
          </table:table-cell>
          <table:table-cell office:value-type="float" office:value="375081" calcext:value-type="float">
            <text:p>375081</text:p>
          </table:table-cell>
          <table:table-cell office:value-type="float" office:value="371183" calcext:value-type="float">
            <text:p>371183</text:p>
          </table:table-cell>
          <table:table-cell office:value-type="float" office:value="382842" calcext:value-type="float">
            <text:p>382842</text:p>
          </table:table-cell>
          <table:table-cell office:value-type="float" office:value="390717" calcext:value-type="float">
            <text:p>390717</text:p>
          </table:table-cell>
          <table:table-cell office:value-type="float" office:value="379559" calcext:value-type="float">
            <text:p>379559</text:p>
          </table:table-cell>
          <table:table-cell office:value-type="float" office:value="384839" calcext:value-type="float">
            <text:p>384839</text:p>
          </table:table-cell>
          <table:table-cell office:value-type="float" office:value="374070" calcext:value-type="float">
            <text:p>374070</text:p>
          </table:table-cell>
          <table:table-cell office:value-type="float" office:value="374937" calcext:value-type="float">
            <text:p>374937</text:p>
          </table:table-cell>
          <table:table-cell office:value-type="float" office:value="375778" calcext:value-type="float">
            <text:p>375778</text:p>
          </table:table-cell>
          <table:table-cell office:value-type="float" office:value="395810" calcext:value-type="float">
            <text:p>395810</text:p>
          </table:table-cell>
          <table:table-cell office:value-type="float" office:value="397288" calcext:value-type="float">
            <text:p>397288</text:p>
          </table:table-cell>
          <table:table-cell office:value-type="float" office:value="373571" calcext:value-type="float">
            <text:p>373571</text:p>
          </table:table-cell>
          <table:table-cell office:value-type="float" office:value="374675" calcext:value-type="float">
            <text:p>374675</text:p>
          </table:table-cell>
          <table:table-cell office:value-type="float" office:value="374309" calcext:value-type="float">
            <text:p>374309</text:p>
          </table:table-cell>
          <table:table-cell office:value-type="float" office:value="386818" calcext:value-type="float">
            <text:p>386818</text:p>
          </table:table-cell>
          <table:table-cell office:value-type="float" office:value="371889" calcext:value-type="float">
            <text:p>371889</text:p>
          </table:table-cell>
          <table:table-cell office:value-type="float" office:value="369915" calcext:value-type="float">
            <text:p>369915</text:p>
          </table:table-cell>
          <table:table-cell office:value-type="float" office:value="370217" calcext:value-type="float">
            <text:p>370217</text:p>
          </table:table-cell>
          <table:table-cell office:value-type="float" office:value="373578" calcext:value-type="float">
            <text:p>373578</text:p>
          </table:table-cell>
          <table:table-cell office:value-type="float" office:value="372111" calcext:value-type="float">
            <text:p>372111</text:p>
          </table:table-cell>
          <table:table-cell office:value-type="float" office:value="381789" calcext:value-type="float">
            <text:p>381789</text:p>
          </table:table-cell>
          <table:table-cell office:value-type="float" office:value="379064" calcext:value-type="float">
            <text:p>379064</text:p>
          </table:table-cell>
          <table:table-cell office:value-type="float" office:value="376673" calcext:value-type="float">
            <text:p>376673</text:p>
          </table:table-cell>
          <table:table-cell office:value-type="float" office:value="378914" calcext:value-type="float">
            <text:p>378914</text:p>
          </table:table-cell>
          <table:table-cell office:value-type="float" office:value="373171" calcext:value-type="float">
            <text:p>373171</text:p>
          </table:table-cell>
          <table:table-cell office:value-type="float" office:value="377232" calcext:value-type="float">
            <text:p>377232</text:p>
          </table:table-cell>
          <table:table-cell office:value-type="float" office:value="384955" calcext:value-type="float">
            <text:p>384955</text:p>
          </table:table-cell>
          <table:table-cell office:value-type="float" office:value="382119" calcext:value-type="float">
            <text:p>382119</text:p>
          </table:table-cell>
          <table:table-cell office:value-type="float" office:value="11343594" calcext:value-type="float">
            <text:p>11343594</text:p>
          </table:table-cell>
          <table:table-cell office:value-type="string" calcext:value-type="string">
            <text:p>OK</text:p>
          </table:table-cell>
          <table:table-cell office:value-type="float" office:value="225447201" calcext:value-type="float">
            <text:p>225447201</text:p>
          </table:table-cell>
          <table:table-cell office:value-type="float" office:value="225417202" calcext:value-type="float">
            <text:p>225417202</text:p>
          </table:table-cell>
          <table:table-cell table:number-columns-repeated="2" office:value-type="float" office:value="450834404" calcext:value-type="float">
            <text:p>450834404</text:p>
          </table:table-cell>
        </table:table-row>
        <table:table-row table:style-name="ro1">
          <table:table-cell table:formula="of:=MAX([.N55:.AQ55])" office:value-type="float" office:value="381120" calcext:value-type="float">
            <text:p>381120</text:p>
          </table:table-cell>
          <table:table-cell table:formula="of:=MIN([.N55:.AQ55])" office:value-type="float" office:value="366903" calcext:value-type="float">
            <text:p>366903</text:p>
          </table:table-cell>
          <table:table-cell table:formula="of:=ABS([.A55]-[.B55])" office:value-type="float" office:value="14217" calcext:value-type="float">
            <text:p>14217</text:p>
          </table:table-cell>
          <table:table-cell table:formula="of:=[.K55]" office:value-type="float" office:value="378238" calcext:value-type="float">
            <text:p>37823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4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8238" calcext:value-type="float">
            <text:p>378238</text:p>
          </table:table-cell>
          <table:table-cell office:value-type="float" office:value="366903" calcext:value-type="float">
            <text:p>366903</text:p>
          </table:table-cell>
          <table:table-cell office:value-type="float" office:value="371815" calcext:value-type="float">
            <text:p>371815</text:p>
          </table:table-cell>
          <table:table-cell office:value-type="float" office:value="378238" calcext:value-type="float">
            <text:p>378238</text:p>
          </table:table-cell>
          <table:table-cell office:value-type="float" office:value="373608" calcext:value-type="float">
            <text:p>373608</text:p>
          </table:table-cell>
          <table:table-cell office:value-type="float" office:value="381120" calcext:value-type="float">
            <text:p>381120</text:p>
          </table:table-cell>
          <table:table-cell office:value-type="float" office:value="372121" calcext:value-type="float">
            <text:p>372121</text:p>
          </table:table-cell>
          <table:table-cell office:value-type="float" office:value="371624" calcext:value-type="float">
            <text:p>371624</text:p>
          </table:table-cell>
          <table:table-cell office:value-type="float" office:value="373569" calcext:value-type="float">
            <text:p>373569</text:p>
          </table:table-cell>
          <table:table-cell office:value-type="float" office:value="371971" calcext:value-type="float">
            <text:p>371971</text:p>
          </table:table-cell>
          <table:table-cell office:value-type="float" office:value="370206" calcext:value-type="float">
            <text:p>370206</text:p>
          </table:table-cell>
          <table:table-cell office:value-type="float" office:value="381094" calcext:value-type="float">
            <text:p>381094</text:p>
          </table:table-cell>
          <table:table-cell office:value-type="float" office:value="372477" calcext:value-type="float">
            <text:p>372477</text:p>
          </table:table-cell>
          <table:table-cell office:value-type="float" office:value="373238" calcext:value-type="float">
            <text:p>373238</text:p>
          </table:table-cell>
          <table:table-cell office:value-type="float" office:value="370587" calcext:value-type="float">
            <text:p>370587</text:p>
          </table:table-cell>
          <table:table-cell office:value-type="float" office:value="368783" calcext:value-type="float">
            <text:p>368783</text:p>
          </table:table-cell>
          <table:table-cell office:value-type="float" office:value="373391" calcext:value-type="float">
            <text:p>373391</text:p>
          </table:table-cell>
          <table:table-cell office:value-type="float" office:value="371496" calcext:value-type="float">
            <text:p>371496</text:p>
          </table:table-cell>
          <table:table-cell office:value-type="float" office:value="366903" calcext:value-type="float">
            <text:p>366903</text:p>
          </table:table-cell>
          <table:table-cell office:value-type="float" office:value="371438" calcext:value-type="float">
            <text:p>371438</text:p>
          </table:table-cell>
          <table:table-cell office:value-type="float" office:value="369125" calcext:value-type="float">
            <text:p>369125</text:p>
          </table:table-cell>
          <table:table-cell office:value-type="float" office:value="369313" calcext:value-type="float">
            <text:p>369313</text:p>
          </table:table-cell>
          <table:table-cell office:value-type="float" office:value="369205" calcext:value-type="float">
            <text:p>369205</text:p>
          </table:table-cell>
          <table:table-cell office:value-type="float" office:value="368926" calcext:value-type="float">
            <text:p>368926</text:p>
          </table:table-cell>
          <table:table-cell office:value-type="float" office:value="369289" calcext:value-type="float">
            <text:p>369289</text:p>
          </table:table-cell>
          <table:table-cell office:value-type="float" office:value="374336" calcext:value-type="float">
            <text:p>374336</text:p>
          </table:table-cell>
          <table:table-cell office:value-type="float" office:value="367767" calcext:value-type="float">
            <text:p>367767</text:p>
          </table:table-cell>
          <table:table-cell office:value-type="float" office:value="370983" calcext:value-type="float">
            <text:p>370983</text:p>
          </table:table-cell>
          <table:table-cell office:value-type="float" office:value="373424" calcext:value-type="float">
            <text:p>373424</text:p>
          </table:table-cell>
          <table:table-cell office:value-type="float" office:value="368540" calcext:value-type="float">
            <text:p>368540</text:p>
          </table:table-cell>
          <table:table-cell office:value-type="float" office:value="370085" calcext:value-type="float">
            <text:p>370085</text:p>
          </table:table-cell>
          <table:table-cell office:value-type="float" office:value="370092" calcext:value-type="float">
            <text:p>370092</text:p>
          </table:table-cell>
          <table:table-cell office:value-type="float" office:value="371513" calcext:value-type="float">
            <text:p>371513</text:p>
          </table:table-cell>
          <table:table-cell office:value-type="float" office:value="11154462" calcext:value-type="float">
            <text:p>11154462</text:p>
          </table:table-cell>
          <table:table-cell office:value-type="string" calcext:value-type="string">
            <text:p>OK</text:p>
          </table:table-cell>
          <table:table-cell office:value-type="float" office:value="225981264" calcext:value-type="float">
            <text:p>225981264</text:p>
          </table:table-cell>
          <table:table-cell office:value-type="float" office:value="225951265" calcext:value-type="float">
            <text:p>225951265</text:p>
          </table:table-cell>
          <table:table-cell table:number-columns-repeated="2" office:value-type="float" office:value="451902530" calcext:value-type="float">
            <text:p>451902530</text:p>
          </table:table-cell>
        </table:table-row>
        <table:table-row table:style-name="ro1">
          <table:table-cell table:formula="of:=MAX([.N56:.AQ56])" office:value-type="float" office:value="379527" calcext:value-type="float">
            <text:p>379527</text:p>
          </table:table-cell>
          <table:table-cell table:formula="of:=MIN([.N56:.AQ56])" office:value-type="float" office:value="368091" calcext:value-type="float">
            <text:p>368091</text:p>
          </table:table-cell>
          <table:table-cell table:formula="of:=ABS([.A56]-[.B56])" office:value-type="float" office:value="11436" calcext:value-type="float">
            <text:p>11436</text:p>
          </table:table-cell>
          <table:table-cell table:formula="of:=[.K56]" office:value-type="float" office:value="369132" calcext:value-type="float">
            <text:p>3691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5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9132" calcext:value-type="float">
            <text:p>369132</text:p>
          </table:table-cell>
          <table:table-cell office:value-type="float" office:value="368091" calcext:value-type="float">
            <text:p>368091</text:p>
          </table:table-cell>
          <table:table-cell office:value-type="float" office:value="373073" calcext:value-type="float">
            <text:p>373073</text:p>
          </table:table-cell>
          <table:table-cell office:value-type="float" office:value="369132" calcext:value-type="float">
            <text:p>369132</text:p>
          </table:table-cell>
          <table:table-cell office:value-type="float" office:value="369728" calcext:value-type="float">
            <text:p>369728</text:p>
          </table:table-cell>
          <table:table-cell office:value-type="float" office:value="379527" calcext:value-type="float">
            <text:p>379527</text:p>
          </table:table-cell>
          <table:table-cell office:value-type="float" office:value="369249" calcext:value-type="float">
            <text:p>369249</text:p>
          </table:table-cell>
          <table:table-cell office:value-type="float" office:value="372838" calcext:value-type="float">
            <text:p>372838</text:p>
          </table:table-cell>
          <table:table-cell office:value-type="float" office:value="373278" calcext:value-type="float">
            <text:p>373278</text:p>
          </table:table-cell>
          <table:table-cell office:value-type="float" office:value="373860" calcext:value-type="float">
            <text:p>373860</text:p>
          </table:table-cell>
          <table:table-cell office:value-type="float" office:value="372253" calcext:value-type="float">
            <text:p>372253</text:p>
          </table:table-cell>
          <table:table-cell office:value-type="float" office:value="370787" calcext:value-type="float">
            <text:p>370787</text:p>
          </table:table-cell>
          <table:table-cell office:value-type="float" office:value="375839" calcext:value-type="float">
            <text:p>375839</text:p>
          </table:table-cell>
          <table:table-cell office:value-type="float" office:value="376673" calcext:value-type="float">
            <text:p>376673</text:p>
          </table:table-cell>
          <table:table-cell office:value-type="float" office:value="373454" calcext:value-type="float">
            <text:p>373454</text:p>
          </table:table-cell>
          <table:table-cell office:value-type="float" office:value="373665" calcext:value-type="float">
            <text:p>373665</text:p>
          </table:table-cell>
          <table:table-cell office:value-type="float" office:value="376024" calcext:value-type="float">
            <text:p>376024</text:p>
          </table:table-cell>
          <table:table-cell office:value-type="float" office:value="373551" calcext:value-type="float">
            <text:p>373551</text:p>
          </table:table-cell>
          <table:table-cell office:value-type="float" office:value="373209" calcext:value-type="float">
            <text:p>373209</text:p>
          </table:table-cell>
          <table:table-cell office:value-type="float" office:value="372721" calcext:value-type="float">
            <text:p>372721</text:p>
          </table:table-cell>
          <table:table-cell office:value-type="float" office:value="379076" calcext:value-type="float">
            <text:p>379076</text:p>
          </table:table-cell>
          <table:table-cell office:value-type="float" office:value="374512" calcext:value-type="float">
            <text:p>374512</text:p>
          </table:table-cell>
          <table:table-cell office:value-type="float" office:value="371054" calcext:value-type="float">
            <text:p>371054</text:p>
          </table:table-cell>
          <table:table-cell office:value-type="float" office:value="370339" calcext:value-type="float">
            <text:p>370339</text:p>
          </table:table-cell>
          <table:table-cell office:value-type="float" office:value="373845" calcext:value-type="float">
            <text:p>373845</text:p>
          </table:table-cell>
          <table:table-cell office:value-type="float" office:value="377873" calcext:value-type="float">
            <text:p>377873</text:p>
          </table:table-cell>
          <table:table-cell office:value-type="float" office:value="369912" calcext:value-type="float">
            <text:p>369912</text:p>
          </table:table-cell>
          <table:table-cell office:value-type="float" office:value="368091" calcext:value-type="float">
            <text:p>368091</text:p>
          </table:table-cell>
          <table:table-cell office:value-type="float" office:value="376794" calcext:value-type="float">
            <text:p>376794</text:p>
          </table:table-cell>
          <table:table-cell office:value-type="float" office:value="374562" calcext:value-type="float">
            <text:p>374562</text:p>
          </table:table-cell>
          <table:table-cell office:value-type="float" office:value="371213" calcext:value-type="float">
            <text:p>371213</text:p>
          </table:table-cell>
          <table:table-cell office:value-type="float" office:value="369476" calcext:value-type="float">
            <text:p>369476</text:p>
          </table:table-cell>
          <table:table-cell office:value-type="float" office:value="369655" calcext:value-type="float">
            <text:p>369655</text:p>
          </table:table-cell>
          <table:table-cell office:value-type="float" office:value="11192190" calcext:value-type="float">
            <text:p>11192190</text:p>
          </table:table-cell>
          <table:table-cell office:value-type="string" calcext:value-type="string">
            <text:p>OK</text:p>
          </table:table-cell>
          <table:table-cell office:value-type="float" office:value="225398128" calcext:value-type="float">
            <text:p>225398128</text:p>
          </table:table-cell>
          <table:table-cell office:value-type="float" office:value="225368129" calcext:value-type="float">
            <text:p>225368129</text:p>
          </table:table-cell>
          <table:table-cell table:number-columns-repeated="2" office:value-type="float" office:value="450736258" calcext:value-type="float">
            <text:p>450736258</text:p>
          </table:table-cell>
        </table:table-row>
        <table:table-row table:style-name="ro1">
          <table:table-cell table:formula="of:=MAX([.N57:.AQ57])" office:value-type="float" office:value="386214" calcext:value-type="float">
            <text:p>386214</text:p>
          </table:table-cell>
          <table:table-cell table:formula="of:=MIN([.N57:.AQ57])" office:value-type="float" office:value="369261" calcext:value-type="float">
            <text:p>369261</text:p>
          </table:table-cell>
          <table:table-cell table:formula="of:=ABS([.A57]-[.B57])" office:value-type="float" office:value="16953" calcext:value-type="float">
            <text:p>16953</text:p>
          </table:table-cell>
          <table:table-cell table:formula="of:=[.K57]" office:value-type="float" office:value="370808" calcext:value-type="float">
            <text:p>3708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6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0808" calcext:value-type="float">
            <text:p>370808</text:p>
          </table:table-cell>
          <table:table-cell office:value-type="float" office:value="369261" calcext:value-type="float">
            <text:p>369261</text:p>
          </table:table-cell>
          <table:table-cell office:value-type="float" office:value="374531" calcext:value-type="float">
            <text:p>374531</text:p>
          </table:table-cell>
          <table:table-cell office:value-type="float" office:value="370808" calcext:value-type="float">
            <text:p>370808</text:p>
          </table:table-cell>
          <table:table-cell office:value-type="float" office:value="370534" calcext:value-type="float">
            <text:p>370534</text:p>
          </table:table-cell>
          <table:table-cell office:value-type="float" office:value="374878" calcext:value-type="float">
            <text:p>374878</text:p>
          </table:table-cell>
          <table:table-cell office:value-type="float" office:value="375556" calcext:value-type="float">
            <text:p>375556</text:p>
          </table:table-cell>
          <table:table-cell office:value-type="float" office:value="371790" calcext:value-type="float">
            <text:p>371790</text:p>
          </table:table-cell>
          <table:table-cell office:value-type="float" office:value="373853" calcext:value-type="float">
            <text:p>373853</text:p>
          </table:table-cell>
          <table:table-cell office:value-type="float" office:value="372028" calcext:value-type="float">
            <text:p>372028</text:p>
          </table:table-cell>
          <table:table-cell office:value-type="float" office:value="369564" calcext:value-type="float">
            <text:p>369564</text:p>
          </table:table-cell>
          <table:table-cell office:value-type="float" office:value="379394" calcext:value-type="float">
            <text:p>379394</text:p>
          </table:table-cell>
          <table:table-cell office:value-type="float" office:value="385498" calcext:value-type="float">
            <text:p>385498</text:p>
          </table:table-cell>
          <table:table-cell office:value-type="float" office:value="386214" calcext:value-type="float">
            <text:p>386214</text:p>
          </table:table-cell>
          <table:table-cell office:value-type="float" office:value="373363" calcext:value-type="float">
            <text:p>373363</text:p>
          </table:table-cell>
          <table:table-cell office:value-type="float" office:value="369851" calcext:value-type="float">
            <text:p>369851</text:p>
          </table:table-cell>
          <table:table-cell office:value-type="float" office:value="376142" calcext:value-type="float">
            <text:p>376142</text:p>
          </table:table-cell>
          <table:table-cell office:value-type="float" office:value="372707" calcext:value-type="float">
            <text:p>372707</text:p>
          </table:table-cell>
          <table:table-cell office:value-type="float" office:value="371763" calcext:value-type="float">
            <text:p>371763</text:p>
          </table:table-cell>
          <table:table-cell office:value-type="float" office:value="371779" calcext:value-type="float">
            <text:p>371779</text:p>
          </table:table-cell>
          <table:table-cell office:value-type="float" office:value="371312" calcext:value-type="float">
            <text:p>371312</text:p>
          </table:table-cell>
          <table:table-cell office:value-type="float" office:value="371581" calcext:value-type="float">
            <text:p>371581</text:p>
          </table:table-cell>
          <table:table-cell office:value-type="float" office:value="372853" calcext:value-type="float">
            <text:p>372853</text:p>
          </table:table-cell>
          <table:table-cell office:value-type="float" office:value="369261" calcext:value-type="float">
            <text:p>369261</text:p>
          </table:table-cell>
          <table:table-cell office:value-type="float" office:value="374550" calcext:value-type="float">
            <text:p>374550</text:p>
          </table:table-cell>
          <table:table-cell office:value-type="float" office:value="376314" calcext:value-type="float">
            <text:p>376314</text:p>
          </table:table-cell>
          <table:table-cell office:value-type="float" office:value="371310" calcext:value-type="float">
            <text:p>371310</text:p>
          </table:table-cell>
          <table:table-cell office:value-type="float" office:value="371683" calcext:value-type="float">
            <text:p>371683</text:p>
          </table:table-cell>
          <table:table-cell office:value-type="float" office:value="376418" calcext:value-type="float">
            <text:p>376418</text:p>
          </table:table-cell>
          <table:table-cell office:value-type="float" office:value="379100" calcext:value-type="float">
            <text:p>379100</text:p>
          </table:table-cell>
          <table:table-cell office:value-type="float" office:value="378367" calcext:value-type="float">
            <text:p>378367</text:p>
          </table:table-cell>
          <table:table-cell office:value-type="float" office:value="376327" calcext:value-type="float">
            <text:p>376327</text:p>
          </table:table-cell>
          <table:table-cell office:value-type="float" office:value="381139" calcext:value-type="float">
            <text:p>381139</text:p>
          </table:table-cell>
          <table:table-cell office:value-type="float" office:value="11235937" calcext:value-type="float">
            <text:p>11235937</text:p>
          </table:table-cell>
          <table:table-cell office:value-type="string" calcext:value-type="string">
            <text:p>OK</text:p>
          </table:table-cell>
          <table:table-cell office:value-type="float" office:value="225254382" calcext:value-type="float">
            <text:p>225254382</text:p>
          </table:table-cell>
          <table:table-cell office:value-type="float" office:value="225224383" calcext:value-type="float">
            <text:p>225224383</text:p>
          </table:table-cell>
          <table:table-cell table:number-columns-repeated="2" office:value-type="float" office:value="450448766" calcext:value-type="float">
            <text:p>450448766</text:p>
          </table:table-cell>
        </table:table-row>
        <table:table-row table:style-name="ro1">
          <table:table-cell table:formula="of:=MAX([.N58:.AQ58])" office:value-type="float" office:value="381731" calcext:value-type="float">
            <text:p>381731</text:p>
          </table:table-cell>
          <table:table-cell table:formula="of:=MIN([.N58:.AQ58])" office:value-type="float" office:value="343134" calcext:value-type="float">
            <text:p>343134</text:p>
          </table:table-cell>
          <table:table-cell table:formula="of:=ABS([.A58]-[.B58])" office:value-type="float" office:value="38597" calcext:value-type="float">
            <text:p>38597</text:p>
          </table:table-cell>
          <table:table-cell table:formula="of:=[.K58]" office:value-type="float" office:value="343134" calcext:value-type="float">
            <text:p>3431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7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43134" calcext:value-type="float">
            <text:p>343134</text:p>
          </table:table-cell>
          <table:table-cell office:value-type="float" office:value="370755" calcext:value-type="float">
            <text:p>370755</text:p>
          </table:table-cell>
          <table:table-cell office:value-type="float" office:value="343134" calcext:value-type="float">
            <text:p>343134</text:p>
          </table:table-cell>
          <table:table-cell office:value-type="float" office:value="364249" calcext:value-type="float">
            <text:p>364249</text:p>
          </table:table-cell>
          <table:table-cell office:value-type="float" office:value="370431" calcext:value-type="float">
            <text:p>370431</text:p>
          </table:table-cell>
          <table:table-cell office:value-type="float" office:value="370726" calcext:value-type="float">
            <text:p>370726</text:p>
          </table:table-cell>
          <table:table-cell office:value-type="float" office:value="370032" calcext:value-type="float">
            <text:p>370032</text:p>
          </table:table-cell>
          <table:table-cell office:value-type="float" office:value="373570" calcext:value-type="float">
            <text:p>373570</text:p>
          </table:table-cell>
          <table:table-cell office:value-type="float" office:value="368018" calcext:value-type="float">
            <text:p>368018</text:p>
          </table:table-cell>
          <table:table-cell office:value-type="float" office:value="370082" calcext:value-type="float">
            <text:p>370082</text:p>
          </table:table-cell>
          <table:table-cell office:value-type="float" office:value="371767" calcext:value-type="float">
            <text:p>371767</text:p>
          </table:table-cell>
          <table:table-cell office:value-type="float" office:value="369051" calcext:value-type="float">
            <text:p>369051</text:p>
          </table:table-cell>
          <table:table-cell office:value-type="float" office:value="379094" calcext:value-type="float">
            <text:p>379094</text:p>
          </table:table-cell>
          <table:table-cell office:value-type="float" office:value="369197" calcext:value-type="float">
            <text:p>369197</text:p>
          </table:table-cell>
          <table:table-cell office:value-type="float" office:value="370633" calcext:value-type="float">
            <text:p>370633</text:p>
          </table:table-cell>
          <table:table-cell office:value-type="float" office:value="373374" calcext:value-type="float">
            <text:p>373374</text:p>
          </table:table-cell>
          <table:table-cell office:value-type="float" office:value="371087" calcext:value-type="float">
            <text:p>371087</text:p>
          </table:table-cell>
          <table:table-cell office:value-type="float" office:value="370078" calcext:value-type="float">
            <text:p>370078</text:p>
          </table:table-cell>
          <table:table-cell office:value-type="float" office:value="369593" calcext:value-type="float">
            <text:p>369593</text:p>
          </table:table-cell>
          <table:table-cell office:value-type="float" office:value="372078" calcext:value-type="float">
            <text:p>372078</text:p>
          </table:table-cell>
          <table:table-cell office:value-type="float" office:value="373285" calcext:value-type="float">
            <text:p>373285</text:p>
          </table:table-cell>
          <table:table-cell office:value-type="float" office:value="375833" calcext:value-type="float">
            <text:p>375833</text:p>
          </table:table-cell>
          <table:table-cell office:value-type="float" office:value="380386" calcext:value-type="float">
            <text:p>380386</text:p>
          </table:table-cell>
          <table:table-cell office:value-type="float" office:value="378426" calcext:value-type="float">
            <text:p>378426</text:p>
          </table:table-cell>
          <table:table-cell office:value-type="float" office:value="381731" calcext:value-type="float">
            <text:p>381731</text:p>
          </table:table-cell>
          <table:table-cell office:value-type="float" office:value="370536" calcext:value-type="float">
            <text:p>370536</text:p>
          </table:table-cell>
          <table:table-cell office:value-type="float" office:value="369741" calcext:value-type="float">
            <text:p>369741</text:p>
          </table:table-cell>
          <table:table-cell office:value-type="float" office:value="368827" calcext:value-type="float">
            <text:p>368827</text:p>
          </table:table-cell>
          <table:table-cell office:value-type="float" office:value="370084" calcext:value-type="float">
            <text:p>370084</text:p>
          </table:table-cell>
          <table:table-cell office:value-type="float" office:value="370340" calcext:value-type="float">
            <text:p>370340</text:p>
          </table:table-cell>
          <table:table-cell office:value-type="float" office:value="366947" calcext:value-type="float">
            <text:p>366947</text:p>
          </table:table-cell>
          <table:table-cell office:value-type="float" office:value="370332" calcext:value-type="float">
            <text:p>370332</text:p>
          </table:table-cell>
          <table:table-cell office:value-type="float" office:value="11122662" calcext:value-type="float">
            <text:p>11122662</text:p>
          </table:table-cell>
          <table:table-cell office:value-type="string" calcext:value-type="string">
            <text:p>OK</text:p>
          </table:table-cell>
          <table:table-cell office:value-type="float" office:value="224819071" calcext:value-type="float">
            <text:p>224819071</text:p>
          </table:table-cell>
          <table:table-cell office:value-type="float" office:value="224789072" calcext:value-type="float">
            <text:p>224789072</text:p>
          </table:table-cell>
          <table:table-cell table:number-columns-repeated="2" office:value-type="float" office:value="449578144" calcext:value-type="float">
            <text:p>449578144</text:p>
          </table:table-cell>
        </table:table-row>
        <table:table-row table:style-name="ro1">
          <table:table-cell table:formula="of:=MAX([.N59:.AQ59])" office:value-type="float" office:value="397343" calcext:value-type="float">
            <text:p>397343</text:p>
          </table:table-cell>
          <table:table-cell table:formula="of:=MIN([.N59:.AQ59])" office:value-type="float" office:value="364520" calcext:value-type="float">
            <text:p>364520</text:p>
          </table:table-cell>
          <table:table-cell table:formula="of:=ABS([.A59]-[.B59])" office:value-type="float" office:value="32823" calcext:value-type="float">
            <text:p>32823</text:p>
          </table:table-cell>
          <table:table-cell table:formula="of:=[.K59]" office:value-type="float" office:value="367734" calcext:value-type="float">
            <text:p>3677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8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7734" calcext:value-type="float">
            <text:p>367734</text:p>
          </table:table-cell>
          <table:table-cell office:value-type="float" office:value="364520" calcext:value-type="float">
            <text:p>364520</text:p>
          </table:table-cell>
          <table:table-cell office:value-type="float" office:value="374405" calcext:value-type="float">
            <text:p>374405</text:p>
          </table:table-cell>
          <table:table-cell office:value-type="float" office:value="367734" calcext:value-type="float">
            <text:p>367734</text:p>
          </table:table-cell>
          <table:table-cell office:value-type="float" office:value="364520" calcext:value-type="float">
            <text:p>364520</text:p>
          </table:table-cell>
          <table:table-cell office:value-type="float" office:value="386667" calcext:value-type="float">
            <text:p>386667</text:p>
          </table:table-cell>
          <table:table-cell office:value-type="float" office:value="371802" calcext:value-type="float">
            <text:p>371802</text:p>
          </table:table-cell>
          <table:table-cell office:value-type="float" office:value="370845" calcext:value-type="float">
            <text:p>370845</text:p>
          </table:table-cell>
          <table:table-cell office:value-type="float" office:value="370523" calcext:value-type="float">
            <text:p>370523</text:p>
          </table:table-cell>
          <table:table-cell office:value-type="float" office:value="376294" calcext:value-type="float">
            <text:p>376294</text:p>
          </table:table-cell>
          <table:table-cell office:value-type="float" office:value="383875" calcext:value-type="float">
            <text:p>383875</text:p>
          </table:table-cell>
          <table:table-cell office:value-type="float" office:value="374469" calcext:value-type="float">
            <text:p>374469</text:p>
          </table:table-cell>
          <table:table-cell office:value-type="float" office:value="373228" calcext:value-type="float">
            <text:p>373228</text:p>
          </table:table-cell>
          <table:table-cell office:value-type="float" office:value="375963" calcext:value-type="float">
            <text:p>375963</text:p>
          </table:table-cell>
          <table:table-cell office:value-type="float" office:value="367774" calcext:value-type="float">
            <text:p>367774</text:p>
          </table:table-cell>
          <table:table-cell office:value-type="float" office:value="368301" calcext:value-type="float">
            <text:p>368301</text:p>
          </table:table-cell>
          <table:table-cell office:value-type="float" office:value="370189" calcext:value-type="float">
            <text:p>370189</text:p>
          </table:table-cell>
          <table:table-cell office:value-type="float" office:value="369046" calcext:value-type="float">
            <text:p>369046</text:p>
          </table:table-cell>
          <table:table-cell office:value-type="float" office:value="369280" calcext:value-type="float">
            <text:p>369280</text:p>
          </table:table-cell>
          <table:table-cell office:value-type="float" office:value="375300" calcext:value-type="float">
            <text:p>375300</text:p>
          </table:table-cell>
          <table:table-cell office:value-type="float" office:value="397343" calcext:value-type="float">
            <text:p>397343</text:p>
          </table:table-cell>
          <table:table-cell office:value-type="float" office:value="386791" calcext:value-type="float">
            <text:p>386791</text:p>
          </table:table-cell>
          <table:table-cell office:value-type="float" office:value="377669" calcext:value-type="float">
            <text:p>377669</text:p>
          </table:table-cell>
          <table:table-cell office:value-type="float" office:value="374620" calcext:value-type="float">
            <text:p>374620</text:p>
          </table:table-cell>
          <table:table-cell office:value-type="float" office:value="369906" calcext:value-type="float">
            <text:p>369906</text:p>
          </table:table-cell>
          <table:table-cell office:value-type="float" office:value="373883" calcext:value-type="float">
            <text:p>373883</text:p>
          </table:table-cell>
          <table:table-cell office:value-type="float" office:value="370091" calcext:value-type="float">
            <text:p>370091</text:p>
          </table:table-cell>
          <table:table-cell office:value-type="float" office:value="368734" calcext:value-type="float">
            <text:p>368734</text:p>
          </table:table-cell>
          <table:table-cell office:value-type="float" office:value="372646" calcext:value-type="float">
            <text:p>372646</text:p>
          </table:table-cell>
          <table:table-cell office:value-type="float" office:value="384570" calcext:value-type="float">
            <text:p>384570</text:p>
          </table:table-cell>
          <table:table-cell office:value-type="float" office:value="378842" calcext:value-type="float">
            <text:p>378842</text:p>
          </table:table-cell>
          <table:table-cell office:value-type="float" office:value="371813" calcext:value-type="float">
            <text:p>371813</text:p>
          </table:table-cell>
          <table:table-cell office:value-type="float" office:value="369460" calcext:value-type="float">
            <text:p>369460</text:p>
          </table:table-cell>
          <table:table-cell office:value-type="float" office:value="11232178" calcext:value-type="float">
            <text:p>11232178</text:p>
          </table:table-cell>
          <table:table-cell office:value-type="string" calcext:value-type="string">
            <text:p>OK</text:p>
          </table:table-cell>
          <table:table-cell office:value-type="float" office:value="223710327" calcext:value-type="float">
            <text:p>223710327</text:p>
          </table:table-cell>
          <table:table-cell office:value-type="float" office:value="223680328" calcext:value-type="float">
            <text:p>223680328</text:p>
          </table:table-cell>
          <table:table-cell table:number-columns-repeated="2" office:value-type="float" office:value="447360656" calcext:value-type="float">
            <text:p>447360656</text:p>
          </table:table-cell>
        </table:table-row>
        <table:table-row table:style-name="ro1">
          <table:table-cell table:formula="of:=MAX([.N60:.AQ60])" office:value-type="float" office:value="387050" calcext:value-type="float">
            <text:p>387050</text:p>
          </table:table-cell>
          <table:table-cell table:formula="of:=MIN([.N60:.AQ60])" office:value-type="float" office:value="348564" calcext:value-type="float">
            <text:p>348564</text:p>
          </table:table-cell>
          <table:table-cell table:formula="of:=ABS([.A60]-[.B60])" office:value-type="float" office:value="38486" calcext:value-type="float">
            <text:p>38486</text:p>
          </table:table-cell>
          <table:table-cell table:formula="of:=[.K60]" office:value-type="float" office:value="348564" calcext:value-type="float">
            <text:p>3485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9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48564" calcext:value-type="float">
            <text:p>348564</text:p>
          </table:table-cell>
          <table:table-cell office:value-type="float" office:value="371871" calcext:value-type="float">
            <text:p>371871</text:p>
          </table:table-cell>
          <table:table-cell office:value-type="float" office:value="348564" calcext:value-type="float">
            <text:p>348564</text:p>
          </table:table-cell>
          <table:table-cell office:value-type="float" office:value="377021" calcext:value-type="float">
            <text:p>377021</text:p>
          </table:table-cell>
          <table:table-cell office:value-type="float" office:value="387050" calcext:value-type="float">
            <text:p>387050</text:p>
          </table:table-cell>
          <table:table-cell office:value-type="float" office:value="373856" calcext:value-type="float">
            <text:p>373856</text:p>
          </table:table-cell>
          <table:table-cell office:value-type="float" office:value="368754" calcext:value-type="float">
            <text:p>368754</text:p>
          </table:table-cell>
          <table:table-cell office:value-type="float" office:value="386048" calcext:value-type="float">
            <text:p>386048</text:p>
          </table:table-cell>
          <table:table-cell office:value-type="float" office:value="370152" calcext:value-type="float">
            <text:p>370152</text:p>
          </table:table-cell>
          <table:table-cell office:value-type="float" office:value="370506" calcext:value-type="float">
            <text:p>370506</text:p>
          </table:table-cell>
          <table:table-cell office:value-type="float" office:value="372045" calcext:value-type="float">
            <text:p>372045</text:p>
          </table:table-cell>
          <table:table-cell office:value-type="float" office:value="375394" calcext:value-type="float">
            <text:p>375394</text:p>
          </table:table-cell>
          <table:table-cell office:value-type="float" office:value="373532" calcext:value-type="float">
            <text:p>373532</text:p>
          </table:table-cell>
          <table:table-cell office:value-type="float" office:value="369949" calcext:value-type="float">
            <text:p>369949</text:p>
          </table:table-cell>
          <table:table-cell office:value-type="float" office:value="371215" calcext:value-type="float">
            <text:p>371215</text:p>
          </table:table-cell>
          <table:table-cell office:value-type="float" office:value="371543" calcext:value-type="float">
            <text:p>371543</text:p>
          </table:table-cell>
          <table:table-cell office:value-type="float" office:value="369580" calcext:value-type="float">
            <text:p>369580</text:p>
          </table:table-cell>
          <table:table-cell office:value-type="float" office:value="371453" calcext:value-type="float">
            <text:p>371453</text:p>
          </table:table-cell>
          <table:table-cell office:value-type="float" office:value="375749" calcext:value-type="float">
            <text:p>375749</text:p>
          </table:table-cell>
          <table:table-cell office:value-type="float" office:value="372328" calcext:value-type="float">
            <text:p>372328</text:p>
          </table:table-cell>
          <table:table-cell office:value-type="float" office:value="368696" calcext:value-type="float">
            <text:p>368696</text:p>
          </table:table-cell>
          <table:table-cell office:value-type="float" office:value="373663" calcext:value-type="float">
            <text:p>373663</text:p>
          </table:table-cell>
          <table:table-cell office:value-type="float" office:value="370427" calcext:value-type="float">
            <text:p>370427</text:p>
          </table:table-cell>
          <table:table-cell office:value-type="float" office:value="369897" calcext:value-type="float">
            <text:p>369897</text:p>
          </table:table-cell>
          <table:table-cell office:value-type="float" office:value="373093" calcext:value-type="float">
            <text:p>373093</text:p>
          </table:table-cell>
          <table:table-cell office:value-type="float" office:value="370495" calcext:value-type="float">
            <text:p>370495</text:p>
          </table:table-cell>
          <table:table-cell office:value-type="float" office:value="368816" calcext:value-type="float">
            <text:p>368816</text:p>
          </table:table-cell>
          <table:table-cell office:value-type="float" office:value="374917" calcext:value-type="float">
            <text:p>374917</text:p>
          </table:table-cell>
          <table:table-cell office:value-type="float" office:value="367295" calcext:value-type="float">
            <text:p>367295</text:p>
          </table:table-cell>
          <table:table-cell office:value-type="float" office:value="372044" calcext:value-type="float">
            <text:p>372044</text:p>
          </table:table-cell>
          <table:table-cell office:value-type="float" office:value="370207" calcext:value-type="float">
            <text:p>370207</text:p>
          </table:table-cell>
          <table:table-cell office:value-type="float" office:value="371850" calcext:value-type="float">
            <text:p>371850</text:p>
          </table:table-cell>
          <table:table-cell office:value-type="float" office:value="11156139" calcext:value-type="float">
            <text:p>11156139</text:p>
          </table:table-cell>
          <table:table-cell office:value-type="string" calcext:value-type="string">
            <text:p>OK</text:p>
          </table:table-cell>
          <table:table-cell office:value-type="float" office:value="224896962" calcext:value-type="float">
            <text:p>224896962</text:p>
          </table:table-cell>
          <table:table-cell office:value-type="float" office:value="224866963" calcext:value-type="float">
            <text:p>224866963</text:p>
          </table:table-cell>
          <table:table-cell table:number-columns-repeated="2" office:value-type="float" office:value="449733926" calcext:value-type="float">
            <text:p>449733926</text:p>
          </table:table-cell>
        </table:table-row>
        <table:table-row table:style-name="ro1">
          <table:table-cell table:formula="of:=MAX([.N61:.AQ61])" office:value-type="float" office:value="388035" calcext:value-type="float">
            <text:p>388035</text:p>
          </table:table-cell>
          <table:table-cell table:formula="of:=MIN([.N61:.AQ61])" office:value-type="float" office:value="367705" calcext:value-type="float">
            <text:p>367705</text:p>
          </table:table-cell>
          <table:table-cell table:formula="of:=ABS([.A61]-[.B61])" office:value-type="float" office:value="20330" calcext:value-type="float">
            <text:p>20330</text:p>
          </table:table-cell>
          <table:table-cell table:formula="of:=[.K61]" office:value-type="float" office:value="373178" calcext:value-type="float">
            <text:p>37317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0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73178" calcext:value-type="float">
            <text:p>373178</text:p>
          </table:table-cell>
          <table:table-cell office:value-type="float" office:value="367705" calcext:value-type="float">
            <text:p>367705</text:p>
          </table:table-cell>
          <table:table-cell office:value-type="float" office:value="375041" calcext:value-type="float">
            <text:p>375041</text:p>
          </table:table-cell>
          <table:table-cell office:value-type="float" office:value="373178" calcext:value-type="float">
            <text:p>373178</text:p>
          </table:table-cell>
          <table:table-cell office:value-type="float" office:value="376730" calcext:value-type="float">
            <text:p>376730</text:p>
          </table:table-cell>
          <table:table-cell office:value-type="float" office:value="385023" calcext:value-type="float">
            <text:p>385023</text:p>
          </table:table-cell>
          <table:table-cell office:value-type="float" office:value="367705" calcext:value-type="float">
            <text:p>367705</text:p>
          </table:table-cell>
          <table:table-cell office:value-type="float" office:value="377090" calcext:value-type="float">
            <text:p>377090</text:p>
          </table:table-cell>
          <table:table-cell office:value-type="float" office:value="373976" calcext:value-type="float">
            <text:p>373976</text:p>
          </table:table-cell>
          <table:table-cell office:value-type="float" office:value="381106" calcext:value-type="float">
            <text:p>381106</text:p>
          </table:table-cell>
          <table:table-cell office:value-type="float" office:value="382290" calcext:value-type="float">
            <text:p>382290</text:p>
          </table:table-cell>
          <table:table-cell office:value-type="float" office:value="388035" calcext:value-type="float">
            <text:p>388035</text:p>
          </table:table-cell>
          <table:table-cell office:value-type="float" office:value="383508" calcext:value-type="float">
            <text:p>383508</text:p>
          </table:table-cell>
          <table:table-cell office:value-type="float" office:value="380262" calcext:value-type="float">
            <text:p>380262</text:p>
          </table:table-cell>
          <table:table-cell office:value-type="float" office:value="382803" calcext:value-type="float">
            <text:p>382803</text:p>
          </table:table-cell>
          <table:table-cell office:value-type="float" office:value="377854" calcext:value-type="float">
            <text:p>377854</text:p>
          </table:table-cell>
          <table:table-cell office:value-type="float" office:value="374558" calcext:value-type="float">
            <text:p>374558</text:p>
          </table:table-cell>
          <table:table-cell office:value-type="float" office:value="368911" calcext:value-type="float">
            <text:p>368911</text:p>
          </table:table-cell>
          <table:table-cell office:value-type="float" office:value="370855" calcext:value-type="float">
            <text:p>370855</text:p>
          </table:table-cell>
          <table:table-cell office:value-type="float" office:value="371623" calcext:value-type="float">
            <text:p>371623</text:p>
          </table:table-cell>
          <table:table-cell office:value-type="float" office:value="369509" calcext:value-type="float">
            <text:p>369509</text:p>
          </table:table-cell>
          <table:table-cell office:value-type="float" office:value="371567" calcext:value-type="float">
            <text:p>371567</text:p>
          </table:table-cell>
          <table:table-cell office:value-type="float" office:value="370311" calcext:value-type="float">
            <text:p>370311</text:p>
          </table:table-cell>
          <table:table-cell office:value-type="float" office:value="368757" calcext:value-type="float">
            <text:p>368757</text:p>
          </table:table-cell>
          <table:table-cell office:value-type="float" office:value="370534" calcext:value-type="float">
            <text:p>370534</text:p>
          </table:table-cell>
          <table:table-cell office:value-type="float" office:value="371587" calcext:value-type="float">
            <text:p>371587</text:p>
          </table:table-cell>
          <table:table-cell office:value-type="float" office:value="372146" calcext:value-type="float">
            <text:p>372146</text:p>
          </table:table-cell>
          <table:table-cell office:value-type="float" office:value="370200" calcext:value-type="float">
            <text:p>370200</text:p>
          </table:table-cell>
          <table:table-cell office:value-type="float" office:value="371118" calcext:value-type="float">
            <text:p>371118</text:p>
          </table:table-cell>
          <table:table-cell office:value-type="float" office:value="371025" calcext:value-type="float">
            <text:p>371025</text:p>
          </table:table-cell>
          <table:table-cell office:value-type="float" office:value="370082" calcext:value-type="float">
            <text:p>370082</text:p>
          </table:table-cell>
          <table:table-cell office:value-type="float" office:value="377854" calcext:value-type="float">
            <text:p>377854</text:p>
          </table:table-cell>
          <table:table-cell office:value-type="float" office:value="381039" calcext:value-type="float">
            <text:p>381039</text:p>
          </table:table-cell>
          <table:table-cell office:value-type="float" office:value="11251236" calcext:value-type="float">
            <text:p>11251236</text:p>
          </table:table-cell>
          <table:table-cell office:value-type="string" calcext:value-type="string">
            <text:p>OK</text:p>
          </table:table-cell>
          <table:table-cell office:value-type="float" office:value="224639943" calcext:value-type="float">
            <text:p>224639943</text:p>
          </table:table-cell>
          <table:table-cell office:value-type="float" office:value="224609944" calcext:value-type="float">
            <text:p>224609944</text:p>
          </table:table-cell>
          <table:table-cell table:number-columns-repeated="2" office:value-type="float" office:value="449219888" calcext:value-type="float">
            <text:p>449219888</text:p>
          </table:table-cell>
        </table:table-row>
        <table:table-row table:style-name="ro1">
          <table:table-cell table:formula="of:=MAX([.N62:.AQ62])" office:value-type="float" office:value="403556" calcext:value-type="float">
            <text:p>403556</text:p>
          </table:table-cell>
          <table:table-cell table:formula="of:=MIN([.N62:.AQ62])" office:value-type="float" office:value="348083" calcext:value-type="float">
            <text:p>348083</text:p>
          </table:table-cell>
          <table:table-cell table:formula="of:=ABS([.A62]-[.B62])" office:value-type="float" office:value="55473" calcext:value-type="float">
            <text:p>55473</text:p>
          </table:table-cell>
          <table:table-cell table:formula="of:=[.K62]" office:value-type="float" office:value="348083" calcext:value-type="float">
            <text:p>34808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1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48083" calcext:value-type="float">
            <text:p>348083</text:p>
          </table:table-cell>
          <table:table-cell office:value-type="float" office:value="371604" calcext:value-type="float">
            <text:p>371604</text:p>
          </table:table-cell>
          <table:table-cell office:value-type="float" office:value="348083" calcext:value-type="float">
            <text:p>348083</text:p>
          </table:table-cell>
          <table:table-cell office:value-type="float" office:value="366030" calcext:value-type="float">
            <text:p>366030</text:p>
          </table:table-cell>
          <table:table-cell office:value-type="float" office:value="378989" calcext:value-type="float">
            <text:p>378989</text:p>
          </table:table-cell>
          <table:table-cell office:value-type="float" office:value="369417" calcext:value-type="float">
            <text:p>369417</text:p>
          </table:table-cell>
          <table:table-cell office:value-type="float" office:value="371776" calcext:value-type="float">
            <text:p>371776</text:p>
          </table:table-cell>
          <table:table-cell office:value-type="float" office:value="403556" calcext:value-type="float">
            <text:p>403556</text:p>
          </table:table-cell>
          <table:table-cell office:value-type="float" office:value="377714" calcext:value-type="float">
            <text:p>377714</text:p>
          </table:table-cell>
          <table:table-cell office:value-type="float" office:value="376644" calcext:value-type="float">
            <text:p>376644</text:p>
          </table:table-cell>
          <table:table-cell office:value-type="float" office:value="375969" calcext:value-type="float">
            <text:p>375969</text:p>
          </table:table-cell>
          <table:table-cell office:value-type="float" office:value="374750" calcext:value-type="float">
            <text:p>374750</text:p>
          </table:table-cell>
          <table:table-cell office:value-type="float" office:value="378257" calcext:value-type="float">
            <text:p>378257</text:p>
          </table:table-cell>
          <table:table-cell office:value-type="float" office:value="369598" calcext:value-type="float">
            <text:p>369598</text:p>
          </table:table-cell>
          <table:table-cell office:value-type="float" office:value="374502" calcext:value-type="float">
            <text:p>374502</text:p>
          </table:table-cell>
          <table:table-cell office:value-type="float" office:value="371209" calcext:value-type="float">
            <text:p>371209</text:p>
          </table:table-cell>
          <table:table-cell office:value-type="float" office:value="368509" calcext:value-type="float">
            <text:p>368509</text:p>
          </table:table-cell>
          <table:table-cell office:value-type="float" office:value="369486" calcext:value-type="float">
            <text:p>369486</text:p>
          </table:table-cell>
          <table:table-cell office:value-type="float" office:value="370687" calcext:value-type="float">
            <text:p>370687</text:p>
          </table:table-cell>
          <table:table-cell office:value-type="float" office:value="369259" calcext:value-type="float">
            <text:p>369259</text:p>
          </table:table-cell>
          <table:table-cell office:value-type="float" office:value="367499" calcext:value-type="float">
            <text:p>367499</text:p>
          </table:table-cell>
          <table:table-cell office:value-type="float" office:value="371818" calcext:value-type="float">
            <text:p>371818</text:p>
          </table:table-cell>
          <table:table-cell office:value-type="float" office:value="367712" calcext:value-type="float">
            <text:p>367712</text:p>
          </table:table-cell>
          <table:table-cell office:value-type="float" office:value="370039" calcext:value-type="float">
            <text:p>370039</text:p>
          </table:table-cell>
          <table:table-cell office:value-type="float" office:value="371725" calcext:value-type="float">
            <text:p>371725</text:p>
          </table:table-cell>
          <table:table-cell office:value-type="float" office:value="369474" calcext:value-type="float">
            <text:p>369474</text:p>
          </table:table-cell>
          <table:table-cell office:value-type="float" office:value="367921" calcext:value-type="float">
            <text:p>367921</text:p>
          </table:table-cell>
          <table:table-cell office:value-type="float" office:value="374880" calcext:value-type="float">
            <text:p>374880</text:p>
          </table:table-cell>
          <table:table-cell office:value-type="float" office:value="370306" calcext:value-type="float">
            <text:p>370306</text:p>
          </table:table-cell>
          <table:table-cell office:value-type="float" office:value="367024" calcext:value-type="float">
            <text:p>367024</text:p>
          </table:table-cell>
          <table:table-cell office:value-type="float" office:value="368485" calcext:value-type="float">
            <text:p>368485</text:p>
          </table:table-cell>
          <table:table-cell office:value-type="float" office:value="366805" calcext:value-type="float">
            <text:p>366805</text:p>
          </table:table-cell>
          <table:table-cell office:value-type="float" office:value="11148123" calcext:value-type="float">
            <text:p>11148123</text:p>
          </table:table-cell>
          <table:table-cell office:value-type="string" calcext:value-type="string">
            <text:p>OK</text:p>
          </table:table-cell>
          <table:table-cell office:value-type="float" office:value="224858557" calcext:value-type="float">
            <text:p>224858557</text:p>
          </table:table-cell>
          <table:table-cell office:value-type="float" office:value="224828558" calcext:value-type="float">
            <text:p>224828558</text:p>
          </table:table-cell>
          <table:table-cell table:number-columns-repeated="2" office:value-type="float" office:value="449657116" calcext:value-type="float">
            <text:p>449657116</text:p>
          </table:table-cell>
        </table:table-row>
        <table:table-row table:style-name="ro1">
          <table:table-cell table:formula="of:=MAX([.N63:.AQ63])" office:value-type="float" office:value="375396" calcext:value-type="float">
            <text:p>375396</text:p>
          </table:table-cell>
          <table:table-cell table:formula="of:=MIN([.N63:.AQ63])" office:value-type="float" office:value="360134" calcext:value-type="float">
            <text:p>360134</text:p>
          </table:table-cell>
          <table:table-cell table:formula="of:=ABS([.A63]-[.B63])" office:value-type="float" office:value="15262" calcext:value-type="float">
            <text:p>15262</text:p>
          </table:table-cell>
          <table:table-cell table:formula="of:=[.K63]" office:value-type="float" office:value="362606" calcext:value-type="float">
            <text:p>3626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2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2606" calcext:value-type="float">
            <text:p>362606</text:p>
          </table:table-cell>
          <table:table-cell office:value-type="float" office:value="360134" calcext:value-type="float">
            <text:p>360134</text:p>
          </table:table-cell>
          <table:table-cell office:value-type="float" office:value="369911" calcext:value-type="float">
            <text:p>369911</text:p>
          </table:table-cell>
          <table:table-cell office:value-type="float" office:value="362606" calcext:value-type="float">
            <text:p>362606</text:p>
          </table:table-cell>
          <table:table-cell office:value-type="float" office:value="360134" calcext:value-type="float">
            <text:p>360134</text:p>
          </table:table-cell>
          <table:table-cell office:value-type="float" office:value="371842" calcext:value-type="float">
            <text:p>371842</text:p>
          </table:table-cell>
          <table:table-cell office:value-type="float" office:value="370218" calcext:value-type="float">
            <text:p>370218</text:p>
          </table:table-cell>
          <table:table-cell office:value-type="float" office:value="367539" calcext:value-type="float">
            <text:p>367539</text:p>
          </table:table-cell>
          <table:table-cell office:value-type="float" office:value="375396" calcext:value-type="float">
            <text:p>375396</text:p>
          </table:table-cell>
          <table:table-cell office:value-type="float" office:value="368573" calcext:value-type="float">
            <text:p>368573</text:p>
          </table:table-cell>
          <table:table-cell office:value-type="float" office:value="367598" calcext:value-type="float">
            <text:p>367598</text:p>
          </table:table-cell>
          <table:table-cell office:value-type="float" office:value="369352" calcext:value-type="float">
            <text:p>369352</text:p>
          </table:table-cell>
          <table:table-cell office:value-type="float" office:value="369039" calcext:value-type="float">
            <text:p>369039</text:p>
          </table:table-cell>
          <table:table-cell office:value-type="float" office:value="373875" calcext:value-type="float">
            <text:p>373875</text:p>
          </table:table-cell>
          <table:table-cell office:value-type="float" office:value="369912" calcext:value-type="float">
            <text:p>369912</text:p>
          </table:table-cell>
          <table:table-cell office:value-type="float" office:value="365638" calcext:value-type="float">
            <text:p>365638</text:p>
          </table:table-cell>
          <table:table-cell office:value-type="float" office:value="371600" calcext:value-type="float">
            <text:p>371600</text:p>
          </table:table-cell>
          <table:table-cell office:value-type="float" office:value="370931" calcext:value-type="float">
            <text:p>370931</text:p>
          </table:table-cell>
          <table:table-cell office:value-type="float" office:value="371603" calcext:value-type="float">
            <text:p>371603</text:p>
          </table:table-cell>
          <table:table-cell office:value-type="float" office:value="372418" calcext:value-type="float">
            <text:p>372418</text:p>
          </table:table-cell>
          <table:table-cell office:value-type="float" office:value="369650" calcext:value-type="float">
            <text:p>369650</text:p>
          </table:table-cell>
          <table:table-cell office:value-type="float" office:value="373041" calcext:value-type="float">
            <text:p>373041</text:p>
          </table:table-cell>
          <table:table-cell office:value-type="float" office:value="371693" calcext:value-type="float">
            <text:p>371693</text:p>
          </table:table-cell>
          <table:table-cell office:value-type="float" office:value="369123" calcext:value-type="float">
            <text:p>369123</text:p>
          </table:table-cell>
          <table:table-cell office:value-type="float" office:value="370791" calcext:value-type="float">
            <text:p>370791</text:p>
          </table:table-cell>
          <table:table-cell office:value-type="float" office:value="374527" calcext:value-type="float">
            <text:p>374527</text:p>
          </table:table-cell>
          <table:table-cell office:value-type="float" office:value="374305" calcext:value-type="float">
            <text:p>374305</text:p>
          </table:table-cell>
          <table:table-cell office:value-type="float" office:value="365620" calcext:value-type="float">
            <text:p>365620</text:p>
          </table:table-cell>
          <table:table-cell office:value-type="float" office:value="374102" calcext:value-type="float">
            <text:p>374102</text:p>
          </table:table-cell>
          <table:table-cell office:value-type="float" office:value="367846" calcext:value-type="float">
            <text:p>367846</text:p>
          </table:table-cell>
          <table:table-cell office:value-type="float" office:value="366667" calcext:value-type="float">
            <text:p>366667</text:p>
          </table:table-cell>
          <table:table-cell office:value-type="float" office:value="373020" calcext:value-type="float">
            <text:p>373020</text:p>
          </table:table-cell>
          <table:table-cell office:value-type="float" office:value="368700" calcext:value-type="float">
            <text:p>368700</text:p>
          </table:table-cell>
          <table:table-cell office:value-type="float" office:value="11097359" calcext:value-type="float">
            <text:p>11097359</text:p>
          </table:table-cell>
          <table:table-cell office:value-type="string" calcext:value-type="string">
            <text:p>OK</text:p>
          </table:table-cell>
          <table:table-cell office:value-type="float" office:value="226039410" calcext:value-type="float">
            <text:p>226039410</text:p>
          </table:table-cell>
          <table:table-cell office:value-type="float" office:value="226009411" calcext:value-type="float">
            <text:p>226009411</text:p>
          </table:table-cell>
          <table:table-cell table:number-columns-repeated="2" office:value-type="float" office:value="452018822" calcext:value-type="float">
            <text:p>452018822</text:p>
          </table:table-cell>
        </table:table-row>
        <table:table-row table:style-name="ro1">
          <table:table-cell table:formula="of:=MAX([.N64:.AQ64])" office:value-type="float" office:value="403232" calcext:value-type="float">
            <text:p>403232</text:p>
          </table:table-cell>
          <table:table-cell table:formula="of:=MIN([.N64:.AQ64])" office:value-type="float" office:value="367853" calcext:value-type="float">
            <text:p>367853</text:p>
          </table:table-cell>
          <table:table-cell table:formula="of:=ABS([.A64]-[.B64])" office:value-type="float" office:value="35379" calcext:value-type="float">
            <text:p>35379</text:p>
          </table:table-cell>
          <table:table-cell table:formula="of:=[.K64]" office:value-type="float" office:value="369879" calcext:value-type="float">
            <text:p>36987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3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9879" calcext:value-type="float">
            <text:p>369879</text:p>
          </table:table-cell>
          <table:table-cell office:value-type="float" office:value="367853" calcext:value-type="float">
            <text:p>367853</text:p>
          </table:table-cell>
          <table:table-cell office:value-type="float" office:value="379041" calcext:value-type="float">
            <text:p>379041</text:p>
          </table:table-cell>
          <table:table-cell office:value-type="float" office:value="369879" calcext:value-type="float">
            <text:p>369879</text:p>
          </table:table-cell>
          <table:table-cell office:value-type="float" office:value="378772" calcext:value-type="float">
            <text:p>378772</text:p>
          </table:table-cell>
          <table:table-cell office:value-type="float" office:value="372915" calcext:value-type="float">
            <text:p>372915</text:p>
          </table:table-cell>
          <table:table-cell office:value-type="float" office:value="370924" calcext:value-type="float">
            <text:p>370924</text:p>
          </table:table-cell>
          <table:table-cell office:value-type="float" office:value="378446" calcext:value-type="float">
            <text:p>378446</text:p>
          </table:table-cell>
          <table:table-cell office:value-type="float" office:value="380009" calcext:value-type="float">
            <text:p>380009</text:p>
          </table:table-cell>
          <table:table-cell office:value-type="float" office:value="374532" calcext:value-type="float">
            <text:p>374532</text:p>
          </table:table-cell>
          <table:table-cell office:value-type="float" office:value="368582" calcext:value-type="float">
            <text:p>368582</text:p>
          </table:table-cell>
          <table:table-cell office:value-type="float" office:value="373100" calcext:value-type="float">
            <text:p>373100</text:p>
          </table:table-cell>
          <table:table-cell office:value-type="float" office:value="384479" calcext:value-type="float">
            <text:p>384479</text:p>
          </table:table-cell>
          <table:table-cell office:value-type="float" office:value="382331" calcext:value-type="float">
            <text:p>382331</text:p>
          </table:table-cell>
          <table:table-cell office:value-type="float" office:value="378647" calcext:value-type="float">
            <text:p>378647</text:p>
          </table:table-cell>
          <table:table-cell office:value-type="float" office:value="367853" calcext:value-type="float">
            <text:p>367853</text:p>
          </table:table-cell>
          <table:table-cell office:value-type="float" office:value="369133" calcext:value-type="float">
            <text:p>369133</text:p>
          </table:table-cell>
          <table:table-cell office:value-type="float" office:value="369689" calcext:value-type="float">
            <text:p>369689</text:p>
          </table:table-cell>
          <table:table-cell office:value-type="float" office:value="369758" calcext:value-type="float">
            <text:p>369758</text:p>
          </table:table-cell>
          <table:table-cell office:value-type="float" office:value="381180" calcext:value-type="float">
            <text:p>381180</text:p>
          </table:table-cell>
          <table:table-cell office:value-type="float" office:value="380486" calcext:value-type="float">
            <text:p>380486</text:p>
          </table:table-cell>
          <table:table-cell office:value-type="float" office:value="383021" calcext:value-type="float">
            <text:p>383021</text:p>
          </table:table-cell>
          <table:table-cell office:value-type="float" office:value="378210" calcext:value-type="float">
            <text:p>378210</text:p>
          </table:table-cell>
          <table:table-cell office:value-type="float" office:value="384017" calcext:value-type="float">
            <text:p>384017</text:p>
          </table:table-cell>
          <table:table-cell office:value-type="float" office:value="378755" calcext:value-type="float">
            <text:p>378755</text:p>
          </table:table-cell>
          <table:table-cell office:value-type="float" office:value="386433" calcext:value-type="float">
            <text:p>386433</text:p>
          </table:table-cell>
          <table:table-cell office:value-type="float" office:value="403232" calcext:value-type="float">
            <text:p>403232</text:p>
          </table:table-cell>
          <table:table-cell office:value-type="float" office:value="380525" calcext:value-type="float">
            <text:p>380525</text:p>
          </table:table-cell>
          <table:table-cell office:value-type="float" office:value="390543" calcext:value-type="float">
            <text:p>390543</text:p>
          </table:table-cell>
          <table:table-cell office:value-type="float" office:value="383460" calcext:value-type="float">
            <text:p>383460</text:p>
          </table:table-cell>
          <table:table-cell office:value-type="float" office:value="386592" calcext:value-type="float">
            <text:p>386592</text:p>
          </table:table-cell>
          <table:table-cell office:value-type="float" office:value="385470" calcext:value-type="float">
            <text:p>385470</text:p>
          </table:table-cell>
          <table:table-cell office:value-type="float" office:value="380259" calcext:value-type="float">
            <text:p>380259</text:p>
          </table:table-cell>
          <table:table-cell office:value-type="float" office:value="11371232" calcext:value-type="float">
            <text:p>11371232</text:p>
          </table:table-cell>
          <table:table-cell office:value-type="string" calcext:value-type="string">
            <text:p>OK</text:p>
          </table:table-cell>
          <table:table-cell office:value-type="float" office:value="225114219" calcext:value-type="float">
            <text:p>225114219</text:p>
          </table:table-cell>
          <table:table-cell office:value-type="float" office:value="225084220" calcext:value-type="float">
            <text:p>225084220</text:p>
          </table:table-cell>
          <table:table-cell table:number-columns-repeated="2" office:value-type="float" office:value="450168440" calcext:value-type="float">
            <text:p>450168440</text:p>
          </table:table-cell>
        </table:table-row>
        <table:table-row table:style-name="ro1">
          <table:table-cell table:formula="of:=MAX([.N65:.AQ65])" office:value-type="float" office:value="392400" calcext:value-type="float">
            <text:p>392400</text:p>
          </table:table-cell>
          <table:table-cell table:formula="of:=MIN([.N65:.AQ65])" office:value-type="float" office:value="367279" calcext:value-type="float">
            <text:p>367279</text:p>
          </table:table-cell>
          <table:table-cell table:formula="of:=ABS([.A65]-[.B65])" office:value-type="float" office:value="25121" calcext:value-type="float">
            <text:p>25121</text:p>
          </table:table-cell>
          <table:table-cell table:formula="of:=[.K65]" office:value-type="float" office:value="383464" calcext:value-type="float">
            <text:p>3834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4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83464" calcext:value-type="float">
            <text:p>383464</text:p>
          </table:table-cell>
          <table:table-cell office:value-type="float" office:value="367279" calcext:value-type="float">
            <text:p>367279</text:p>
          </table:table-cell>
          <table:table-cell office:value-type="float" office:value="378011" calcext:value-type="float">
            <text:p>378011</text:p>
          </table:table-cell>
          <table:table-cell office:value-type="float" office:value="383464" calcext:value-type="float">
            <text:p>383464</text:p>
          </table:table-cell>
          <table:table-cell office:value-type="float" office:value="371479" calcext:value-type="float">
            <text:p>371479</text:p>
          </table:table-cell>
          <table:table-cell office:value-type="float" office:value="392400" calcext:value-type="float">
            <text:p>392400</text:p>
          </table:table-cell>
          <table:table-cell office:value-type="float" office:value="388084" calcext:value-type="float">
            <text:p>388084</text:p>
          </table:table-cell>
          <table:table-cell office:value-type="float" office:value="387630" calcext:value-type="float">
            <text:p>387630</text:p>
          </table:table-cell>
          <table:table-cell office:value-type="float" office:value="385519" calcext:value-type="float">
            <text:p>385519</text:p>
          </table:table-cell>
          <table:table-cell office:value-type="float" office:value="372313" calcext:value-type="float">
            <text:p>372313</text:p>
          </table:table-cell>
          <table:table-cell office:value-type="float" office:value="377480" calcext:value-type="float">
            <text:p>377480</text:p>
          </table:table-cell>
          <table:table-cell office:value-type="float" office:value="376527" calcext:value-type="float">
            <text:p>376527</text:p>
          </table:table-cell>
          <table:table-cell office:value-type="float" office:value="376718" calcext:value-type="float">
            <text:p>376718</text:p>
          </table:table-cell>
          <table:table-cell office:value-type="float" office:value="374593" calcext:value-type="float">
            <text:p>374593</text:p>
          </table:table-cell>
          <table:table-cell office:value-type="float" office:value="369643" calcext:value-type="float">
            <text:p>369643</text:p>
          </table:table-cell>
          <table:table-cell office:value-type="float" office:value="369375" calcext:value-type="float">
            <text:p>369375</text:p>
          </table:table-cell>
          <table:table-cell office:value-type="float" office:value="375145" calcext:value-type="float">
            <text:p>375145</text:p>
          </table:table-cell>
          <table:table-cell office:value-type="float" office:value="367279" calcext:value-type="float">
            <text:p>367279</text:p>
          </table:table-cell>
          <table:table-cell office:value-type="float" office:value="374763" calcext:value-type="float">
            <text:p>374763</text:p>
          </table:table-cell>
          <table:table-cell office:value-type="float" office:value="372168" calcext:value-type="float">
            <text:p>372168</text:p>
          </table:table-cell>
          <table:table-cell office:value-type="float" office:value="370081" calcext:value-type="float">
            <text:p>370081</text:p>
          </table:table-cell>
          <table:table-cell office:value-type="float" office:value="369571" calcext:value-type="float">
            <text:p>369571</text:p>
          </table:table-cell>
          <table:table-cell office:value-type="float" office:value="378093" calcext:value-type="float">
            <text:p>378093</text:p>
          </table:table-cell>
          <table:table-cell office:value-type="float" office:value="380803" calcext:value-type="float">
            <text:p>380803</text:p>
          </table:table-cell>
          <table:table-cell office:value-type="float" office:value="383726" calcext:value-type="float">
            <text:p>383726</text:p>
          </table:table-cell>
          <table:table-cell office:value-type="float" office:value="382004" calcext:value-type="float">
            <text:p>382004</text:p>
          </table:table-cell>
          <table:table-cell office:value-type="float" office:value="379260" calcext:value-type="float">
            <text:p>379260</text:p>
          </table:table-cell>
          <table:table-cell office:value-type="float" office:value="382988" calcext:value-type="float">
            <text:p>382988</text:p>
          </table:table-cell>
          <table:table-cell office:value-type="float" office:value="387896" calcext:value-type="float">
            <text:p>387896</text:p>
          </table:table-cell>
          <table:table-cell office:value-type="float" office:value="379253" calcext:value-type="float">
            <text:p>379253</text:p>
          </table:table-cell>
          <table:table-cell office:value-type="float" office:value="381432" calcext:value-type="float">
            <text:p>381432</text:p>
          </table:table-cell>
          <table:table-cell office:value-type="float" office:value="375422" calcext:value-type="float">
            <text:p>375422</text:p>
          </table:table-cell>
          <table:table-cell office:value-type="float" office:value="375225" calcext:value-type="float">
            <text:p>375225</text:p>
          </table:table-cell>
          <table:table-cell office:value-type="float" office:value="11340334" calcext:value-type="float">
            <text:p>11340334</text:p>
          </table:table-cell>
          <table:table-cell office:value-type="string" calcext:value-type="string">
            <text:p>OK</text:p>
          </table:table-cell>
          <table:table-cell office:value-type="float" office:value="224190883" calcext:value-type="float">
            <text:p>224190883</text:p>
          </table:table-cell>
          <table:table-cell office:value-type="float" office:value="224160884" calcext:value-type="float">
            <text:p>224160884</text:p>
          </table:table-cell>
          <table:table-cell table:number-columns-repeated="2" office:value-type="float" office:value="448321768" calcext:value-type="float">
            <text:p>448321768</text:p>
          </table:table-cell>
        </table:table-row>
        <table:table-row table:style-name="ro1">
          <table:table-cell table:formula="of:=MAX([.N66:.AQ66])" office:value-type="float" office:value="383949" calcext:value-type="float">
            <text:p>383949</text:p>
          </table:table-cell>
          <table:table-cell table:formula="of:=MIN([.N66:.AQ66])" office:value-type="float" office:value="371705" calcext:value-type="float">
            <text:p>371705</text:p>
          </table:table-cell>
          <table:table-cell table:formula="of:=ABS([.A66]-[.B66])" office:value-type="float" office:value="12244" calcext:value-type="float">
            <text:p>12244</text:p>
          </table:table-cell>
          <table:table-cell table:formula="of:=[.K66]" office:value-type="float" office:value="383949" calcext:value-type="float">
            <text:p>38394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5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83949" calcext:value-type="float">
            <text:p>383949</text:p>
          </table:table-cell>
          <table:table-cell office:value-type="float" office:value="371705" calcext:value-type="float">
            <text:p>371705</text:p>
          </table:table-cell>
          <table:table-cell office:value-type="float" office:value="376513" calcext:value-type="float">
            <text:p>376513</text:p>
          </table:table-cell>
          <table:table-cell office:value-type="float" office:value="383949" calcext:value-type="float">
            <text:p>383949</text:p>
          </table:table-cell>
          <table:table-cell office:value-type="float" office:value="371705" calcext:value-type="float">
            <text:p>371705</text:p>
          </table:table-cell>
          <table:table-cell office:value-type="float" office:value="379633" calcext:value-type="float">
            <text:p>379633</text:p>
          </table:table-cell>
          <table:table-cell office:value-type="float" office:value="373694" calcext:value-type="float">
            <text:p>373694</text:p>
          </table:table-cell>
          <table:table-cell office:value-type="float" office:value="372424" calcext:value-type="float">
            <text:p>372424</text:p>
          </table:table-cell>
          <table:table-cell office:value-type="float" office:value="375411" calcext:value-type="float">
            <text:p>375411</text:p>
          </table:table-cell>
          <table:table-cell office:value-type="float" office:value="373798" calcext:value-type="float">
            <text:p>373798</text:p>
          </table:table-cell>
          <table:table-cell office:value-type="float" office:value="372894" calcext:value-type="float">
            <text:p>372894</text:p>
          </table:table-cell>
          <table:table-cell office:value-type="float" office:value="375579" calcext:value-type="float">
            <text:p>375579</text:p>
          </table:table-cell>
          <table:table-cell office:value-type="float" office:value="380892" calcext:value-type="float">
            <text:p>380892</text:p>
          </table:table-cell>
          <table:table-cell office:value-type="float" office:value="377920" calcext:value-type="float">
            <text:p>377920</text:p>
          </table:table-cell>
          <table:table-cell office:value-type="float" office:value="374751" calcext:value-type="float">
            <text:p>374751</text:p>
          </table:table-cell>
          <table:table-cell office:value-type="float" office:value="373874" calcext:value-type="float">
            <text:p>373874</text:p>
          </table:table-cell>
          <table:table-cell office:value-type="float" office:value="375165" calcext:value-type="float">
            <text:p>375165</text:p>
          </table:table-cell>
          <table:table-cell office:value-type="float" office:value="376974" calcext:value-type="float">
            <text:p>376974</text:p>
          </table:table-cell>
          <table:table-cell office:value-type="float" office:value="374432" calcext:value-type="float">
            <text:p>374432</text:p>
          </table:table-cell>
          <table:table-cell office:value-type="float" office:value="373892" calcext:value-type="float">
            <text:p>373892</text:p>
          </table:table-cell>
          <table:table-cell office:value-type="float" office:value="377907" calcext:value-type="float">
            <text:p>377907</text:p>
          </table:table-cell>
          <table:table-cell office:value-type="float" office:value="377754" calcext:value-type="float">
            <text:p>377754</text:p>
          </table:table-cell>
          <table:table-cell office:value-type="float" office:value="377699" calcext:value-type="float">
            <text:p>377699</text:p>
          </table:table-cell>
          <table:table-cell office:value-type="float" office:value="373627" calcext:value-type="float">
            <text:p>373627</text:p>
          </table:table-cell>
          <table:table-cell office:value-type="float" office:value="373686" calcext:value-type="float">
            <text:p>373686</text:p>
          </table:table-cell>
          <table:table-cell office:value-type="float" office:value="379409" calcext:value-type="float">
            <text:p>379409</text:p>
          </table:table-cell>
          <table:table-cell office:value-type="float" office:value="374726" calcext:value-type="float">
            <text:p>374726</text:p>
          </table:table-cell>
          <table:table-cell office:value-type="float" office:value="373123" calcext:value-type="float">
            <text:p>373123</text:p>
          </table:table-cell>
          <table:table-cell office:value-type="float" office:value="380920" calcext:value-type="float">
            <text:p>380920</text:p>
          </table:table-cell>
          <table:table-cell office:value-type="float" office:value="381482" calcext:value-type="float">
            <text:p>381482</text:p>
          </table:table-cell>
          <table:table-cell office:value-type="float" office:value="381340" calcext:value-type="float">
            <text:p>381340</text:p>
          </table:table-cell>
          <table:table-cell office:value-type="float" office:value="382143" calcext:value-type="float">
            <text:p>382143</text:p>
          </table:table-cell>
          <table:table-cell office:value-type="float" office:value="374592" calcext:value-type="float">
            <text:p>374592</text:p>
          </table:table-cell>
          <table:table-cell office:value-type="float" office:value="11295395" calcext:value-type="float">
            <text:p>11295395</text:p>
          </table:table-cell>
          <table:table-cell office:value-type="string" calcext:value-type="string">
            <text:p>OK</text:p>
          </table:table-cell>
          <table:table-cell office:value-type="float" office:value="225601931" calcext:value-type="float">
            <text:p>225601931</text:p>
          </table:table-cell>
          <table:table-cell office:value-type="float" office:value="225571932" calcext:value-type="float">
            <text:p>225571932</text:p>
          </table:table-cell>
          <table:table-cell table:number-columns-repeated="2" office:value-type="float" office:value="451143864" calcext:value-type="float">
            <text:p>451143864</text:p>
          </table:table-cell>
        </table:table-row>
        <table:table-row table:style-name="ro1">
          <table:table-cell table:formula="of:=MAX([.N67:.AQ67])" office:value-type="float" office:value="391405" calcext:value-type="float">
            <text:p>391405</text:p>
          </table:table-cell>
          <table:table-cell table:formula="of:=MIN([.N67:.AQ67])" office:value-type="float" office:value="365080" calcext:value-type="float">
            <text:p>365080</text:p>
          </table:table-cell>
          <table:table-cell table:formula="of:=ABS([.A67]-[.B67])" office:value-type="float" office:value="26325" calcext:value-type="float">
            <text:p>26325</text:p>
          </table:table-cell>
          <table:table-cell table:formula="of:=[.K67]" office:value-type="float" office:value="367246" calcext:value-type="float">
            <text:p>36724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6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7246" calcext:value-type="float">
            <text:p>367246</text:p>
          </table:table-cell>
          <table:table-cell office:value-type="float" office:value="365080" calcext:value-type="float">
            <text:p>365080</text:p>
          </table:table-cell>
          <table:table-cell office:value-type="float" office:value="373384" calcext:value-type="float">
            <text:p>373384</text:p>
          </table:table-cell>
          <table:table-cell office:value-type="float" office:value="367246" calcext:value-type="float">
            <text:p>367246</text:p>
          </table:table-cell>
          <table:table-cell office:value-type="float" office:value="365080" calcext:value-type="float">
            <text:p>365080</text:p>
          </table:table-cell>
          <table:table-cell office:value-type="float" office:value="381674" calcext:value-type="float">
            <text:p>381674</text:p>
          </table:table-cell>
          <table:table-cell office:value-type="float" office:value="379158" calcext:value-type="float">
            <text:p>379158</text:p>
          </table:table-cell>
          <table:table-cell office:value-type="float" office:value="380644" calcext:value-type="float">
            <text:p>380644</text:p>
          </table:table-cell>
          <table:table-cell office:value-type="float" office:value="389575" calcext:value-type="float">
            <text:p>389575</text:p>
          </table:table-cell>
          <table:table-cell office:value-type="float" office:value="371719" calcext:value-type="float">
            <text:p>371719</text:p>
          </table:table-cell>
          <table:table-cell office:value-type="float" office:value="368187" calcext:value-type="float">
            <text:p>368187</text:p>
          </table:table-cell>
          <table:table-cell office:value-type="float" office:value="372814" calcext:value-type="float">
            <text:p>372814</text:p>
          </table:table-cell>
          <table:table-cell office:value-type="float" office:value="373432" calcext:value-type="float">
            <text:p>373432</text:p>
          </table:table-cell>
          <table:table-cell office:value-type="float" office:value="391405" calcext:value-type="float">
            <text:p>391405</text:p>
          </table:table-cell>
          <table:table-cell office:value-type="float" office:value="372474" calcext:value-type="float">
            <text:p>372474</text:p>
          </table:table-cell>
          <table:table-cell office:value-type="float" office:value="370472" calcext:value-type="float">
            <text:p>370472</text:p>
          </table:table-cell>
          <table:table-cell office:value-type="float" office:value="372137" calcext:value-type="float">
            <text:p>372137</text:p>
          </table:table-cell>
          <table:table-cell office:value-type="float" office:value="375010" calcext:value-type="float">
            <text:p>375010</text:p>
          </table:table-cell>
          <table:table-cell office:value-type="float" office:value="368608" calcext:value-type="float">
            <text:p>368608</text:p>
          </table:table-cell>
          <table:table-cell office:value-type="float" office:value="388368" calcext:value-type="float">
            <text:p>388368</text:p>
          </table:table-cell>
          <table:table-cell office:value-type="float" office:value="372785" calcext:value-type="float">
            <text:p>372785</text:p>
          </table:table-cell>
          <table:table-cell office:value-type="float" office:value="368661" calcext:value-type="float">
            <text:p>368661</text:p>
          </table:table-cell>
          <table:table-cell office:value-type="float" office:value="369284" calcext:value-type="float">
            <text:p>369284</text:p>
          </table:table-cell>
          <table:table-cell office:value-type="float" office:value="372003" calcext:value-type="float">
            <text:p>372003</text:p>
          </table:table-cell>
          <table:table-cell office:value-type="float" office:value="370230" calcext:value-type="float">
            <text:p>370230</text:p>
          </table:table-cell>
          <table:table-cell office:value-type="float" office:value="374309" calcext:value-type="float">
            <text:p>374309</text:p>
          </table:table-cell>
          <table:table-cell office:value-type="float" office:value="367683" calcext:value-type="float">
            <text:p>367683</text:p>
          </table:table-cell>
          <table:table-cell office:value-type="float" office:value="372255" calcext:value-type="float">
            <text:p>372255</text:p>
          </table:table-cell>
          <table:table-cell office:value-type="float" office:value="373020" calcext:value-type="float">
            <text:p>373020</text:p>
          </table:table-cell>
          <table:table-cell office:value-type="float" office:value="366910" calcext:value-type="float">
            <text:p>366910</text:p>
          </table:table-cell>
          <table:table-cell office:value-type="float" office:value="368315" calcext:value-type="float">
            <text:p>368315</text:p>
          </table:table-cell>
          <table:table-cell office:value-type="float" office:value="369271" calcext:value-type="float">
            <text:p>369271</text:p>
          </table:table-cell>
          <table:table-cell office:value-type="float" office:value="368819" calcext:value-type="float">
            <text:p>368819</text:p>
          </table:table-cell>
          <table:table-cell office:value-type="float" office:value="11201548" calcext:value-type="float">
            <text:p>11201548</text:p>
          </table:table-cell>
          <table:table-cell office:value-type="string" calcext:value-type="string">
            <text:p>OK</text:p>
          </table:table-cell>
          <table:table-cell office:value-type="float" office:value="226695228" calcext:value-type="float">
            <text:p>226695228</text:p>
          </table:table-cell>
          <table:table-cell office:value-type="float" office:value="226665229" calcext:value-type="float">
            <text:p>226665229</text:p>
          </table:table-cell>
          <table:table-cell table:number-columns-repeated="2" office:value-type="float" office:value="453330458" calcext:value-type="float">
            <text:p>453330458</text:p>
          </table:table-cell>
        </table:table-row>
        <table:table-row table:style-name="ro1">
          <table:table-cell table:formula="of:=MAX([.N68:.AQ68])" office:value-type="float" office:value="389098" calcext:value-type="float">
            <text:p>389098</text:p>
          </table:table-cell>
          <table:table-cell table:formula="of:=MIN([.N68:.AQ68])" office:value-type="float" office:value="365777" calcext:value-type="float">
            <text:p>365777</text:p>
          </table:table-cell>
          <table:table-cell table:formula="of:=ABS([.A68]-[.B68])" office:value-type="float" office:value="23321" calcext:value-type="float">
            <text:p>23321</text:p>
          </table:table-cell>
          <table:table-cell table:formula="of:=[.K68]" office:value-type="float" office:value="368988" calcext:value-type="float">
            <text:p>36898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7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68988" calcext:value-type="float">
            <text:p>368988</text:p>
          </table:table-cell>
          <table:table-cell office:value-type="float" office:value="365777" calcext:value-type="float">
            <text:p>365777</text:p>
          </table:table-cell>
          <table:table-cell office:value-type="float" office:value="374347" calcext:value-type="float">
            <text:p>374347</text:p>
          </table:table-cell>
          <table:table-cell office:value-type="float" office:value="368988" calcext:value-type="float">
            <text:p>368988</text:p>
          </table:table-cell>
          <table:table-cell office:value-type="float" office:value="368732" calcext:value-type="float">
            <text:p>368732</text:p>
          </table:table-cell>
          <table:table-cell office:value-type="float" office:value="373847" calcext:value-type="float">
            <text:p>373847</text:p>
          </table:table-cell>
          <table:table-cell office:value-type="float" office:value="367417" calcext:value-type="float">
            <text:p>367417</text:p>
          </table:table-cell>
          <table:table-cell office:value-type="float" office:value="371265" calcext:value-type="float">
            <text:p>371265</text:p>
          </table:table-cell>
          <table:table-cell office:value-type="float" office:value="373765" calcext:value-type="float">
            <text:p>373765</text:p>
          </table:table-cell>
          <table:table-cell office:value-type="float" office:value="367982" calcext:value-type="float">
            <text:p>367982</text:p>
          </table:table-cell>
          <table:table-cell office:value-type="float" office:value="367879" calcext:value-type="float">
            <text:p>367879</text:p>
          </table:table-cell>
          <table:table-cell office:value-type="float" office:value="367687" calcext:value-type="float">
            <text:p>367687</text:p>
          </table:table-cell>
          <table:table-cell office:value-type="float" office:value="369592" calcext:value-type="float">
            <text:p>369592</text:p>
          </table:table-cell>
          <table:table-cell office:value-type="float" office:value="371919" calcext:value-type="float">
            <text:p>371919</text:p>
          </table:table-cell>
          <table:table-cell office:value-type="float" office:value="365777" calcext:value-type="float">
            <text:p>365777</text:p>
          </table:table-cell>
          <table:table-cell office:value-type="float" office:value="371186" calcext:value-type="float">
            <text:p>371186</text:p>
          </table:table-cell>
          <table:table-cell office:value-type="float" office:value="389098" calcext:value-type="float">
            <text:p>389098</text:p>
          </table:table-cell>
          <table:table-cell office:value-type="float" office:value="374200" calcext:value-type="float">
            <text:p>374200</text:p>
          </table:table-cell>
          <table:table-cell office:value-type="float" office:value="382321" calcext:value-type="float">
            <text:p>382321</text:p>
          </table:table-cell>
          <table:table-cell office:value-type="float" office:value="380041" calcext:value-type="float">
            <text:p>380041</text:p>
          </table:table-cell>
          <table:table-cell office:value-type="float" office:value="377899" calcext:value-type="float">
            <text:p>377899</text:p>
          </table:table-cell>
          <table:table-cell office:value-type="float" office:value="377915" calcext:value-type="float">
            <text:p>377915</text:p>
          </table:table-cell>
          <table:table-cell office:value-type="float" office:value="369225" calcext:value-type="float">
            <text:p>369225</text:p>
          </table:table-cell>
          <table:table-cell office:value-type="float" office:value="365849" calcext:value-type="float">
            <text:p>365849</text:p>
          </table:table-cell>
          <table:table-cell office:value-type="float" office:value="371492" calcext:value-type="float">
            <text:p>371492</text:p>
          </table:table-cell>
          <table:table-cell office:value-type="float" office:value="383743" calcext:value-type="float">
            <text:p>383743</text:p>
          </table:table-cell>
          <table:table-cell office:value-type="float" office:value="381994" calcext:value-type="float">
            <text:p>381994</text:p>
          </table:table-cell>
          <table:table-cell office:value-type="float" office:value="374820" calcext:value-type="float">
            <text:p>374820</text:p>
          </table:table-cell>
          <table:table-cell office:value-type="float" office:value="384281" calcext:value-type="float">
            <text:p>384281</text:p>
          </table:table-cell>
          <table:table-cell office:value-type="float" office:value="382943" calcext:value-type="float">
            <text:p>382943</text:p>
          </table:table-cell>
          <table:table-cell office:value-type="float" office:value="378178" calcext:value-type="float">
            <text:p>378178</text:p>
          </table:table-cell>
          <table:table-cell office:value-type="float" office:value="368700" calcext:value-type="float">
            <text:p>368700</text:p>
          </table:table-cell>
          <table:table-cell office:value-type="float" office:value="381691" calcext:value-type="float">
            <text:p>381691</text:p>
          </table:table-cell>
          <table:table-cell office:value-type="float" office:value="11230426" calcext:value-type="float">
            <text:p>11230426</text:p>
          </table:table-cell>
          <table:table-cell office:value-type="string" calcext:value-type="string">
            <text:p>OK</text:p>
          </table:table-cell>
          <table:table-cell office:value-type="float" office:value="224536856" calcext:value-type="float">
            <text:p>224536856</text:p>
          </table:table-cell>
          <table:table-cell office:value-type="float" office:value="224506857" calcext:value-type="float">
            <text:p>224506857</text:p>
          </table:table-cell>
          <table:table-cell table:number-columns-repeated="2" office:value-type="float" office:value="449013714" calcext:value-type="float">
            <text:p>449013714</text:p>
          </table:table-cell>
        </table:table-row>
        <table:table-row table:style-name="ro1">
          <table:table-cell table:formula="of:=MAX([.N69:.AQ69])" office:value-type="float" office:value="421422" calcext:value-type="float">
            <text:p>421422</text:p>
          </table:table-cell>
          <table:table-cell table:formula="of:=MIN([.N69:.AQ69])" office:value-type="float" office:value="370542" calcext:value-type="float">
            <text:p>370542</text:p>
          </table:table-cell>
          <table:table-cell table:formula="of:=ABS([.A69]-[.B69])" office:value-type="float" office:value="50880" calcext:value-type="float">
            <text:p>50880</text:p>
          </table:table-cell>
          <table:table-cell table:formula="of:=[.K69]" office:value-type="float" office:value="382732" calcext:value-type="float">
            <text:p>38273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8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82732" calcext:value-type="float">
            <text:p>382732</text:p>
          </table:table-cell>
          <table:table-cell office:value-type="float" office:value="370542" calcext:value-type="float">
            <text:p>370542</text:p>
          </table:table-cell>
          <table:table-cell office:value-type="float" office:value="385696" calcext:value-type="float">
            <text:p>385696</text:p>
          </table:table-cell>
          <table:table-cell office:value-type="float" office:value="382732" calcext:value-type="float">
            <text:p>382732</text:p>
          </table:table-cell>
          <table:table-cell office:value-type="float" office:value="374157" calcext:value-type="float">
            <text:p>374157</text:p>
          </table:table-cell>
          <table:table-cell office:value-type="float" office:value="394612" calcext:value-type="float">
            <text:p>394612</text:p>
          </table:table-cell>
          <table:table-cell office:value-type="float" office:value="380735" calcext:value-type="float">
            <text:p>380735</text:p>
          </table:table-cell>
          <table:table-cell office:value-type="float" office:value="373044" calcext:value-type="float">
            <text:p>373044</text:p>
          </table:table-cell>
          <table:table-cell office:value-type="float" office:value="375625" calcext:value-type="float">
            <text:p>375625</text:p>
          </table:table-cell>
          <table:table-cell office:value-type="float" office:value="370542" calcext:value-type="float">
            <text:p>370542</text:p>
          </table:table-cell>
          <table:table-cell office:value-type="float" office:value="381507" calcext:value-type="float">
            <text:p>381507</text:p>
          </table:table-cell>
          <table:table-cell office:value-type="float" office:value="377905" calcext:value-type="float">
            <text:p>377905</text:p>
          </table:table-cell>
          <table:table-cell office:value-type="float" office:value="421422" calcext:value-type="float">
            <text:p>421422</text:p>
          </table:table-cell>
          <table:table-cell office:value-type="float" office:value="394008" calcext:value-type="float">
            <text:p>394008</text:p>
          </table:table-cell>
          <table:table-cell office:value-type="float" office:value="382014" calcext:value-type="float">
            <text:p>382014</text:p>
          </table:table-cell>
          <table:table-cell office:value-type="float" office:value="392562" calcext:value-type="float">
            <text:p>392562</text:p>
          </table:table-cell>
          <table:table-cell office:value-type="float" office:value="388368" calcext:value-type="float">
            <text:p>388368</text:p>
          </table:table-cell>
          <table:table-cell office:value-type="float" office:value="391648" calcext:value-type="float">
            <text:p>391648</text:p>
          </table:table-cell>
          <table:table-cell office:value-type="float" office:value="395228" calcext:value-type="float">
            <text:p>395228</text:p>
          </table:table-cell>
          <table:table-cell office:value-type="float" office:value="376633" calcext:value-type="float">
            <text:p>376633</text:p>
          </table:table-cell>
          <table:table-cell office:value-type="float" office:value="383586" calcext:value-type="float">
            <text:p>383586</text:p>
          </table:table-cell>
          <table:table-cell office:value-type="float" office:value="383351" calcext:value-type="float">
            <text:p>383351</text:p>
          </table:table-cell>
          <table:table-cell office:value-type="float" office:value="380965" calcext:value-type="float">
            <text:p>380965</text:p>
          </table:table-cell>
          <table:table-cell office:value-type="float" office:value="373488" calcext:value-type="float">
            <text:p>373488</text:p>
          </table:table-cell>
          <table:table-cell office:value-type="float" office:value="380200" calcext:value-type="float">
            <text:p>380200</text:p>
          </table:table-cell>
          <table:table-cell office:value-type="float" office:value="374189" calcext:value-type="float">
            <text:p>374189</text:p>
          </table:table-cell>
          <table:table-cell office:value-type="float" office:value="375691" calcext:value-type="float">
            <text:p>375691</text:p>
          </table:table-cell>
          <table:table-cell office:value-type="float" office:value="372890" calcext:value-type="float">
            <text:p>372890</text:p>
          </table:table-cell>
          <table:table-cell office:value-type="float" office:value="373900" calcext:value-type="float">
            <text:p>373900</text:p>
          </table:table-cell>
          <table:table-cell office:value-type="float" office:value="410240" calcext:value-type="float">
            <text:p>410240</text:p>
          </table:table-cell>
          <table:table-cell office:value-type="float" office:value="414981" calcext:value-type="float">
            <text:p>414981</text:p>
          </table:table-cell>
          <table:table-cell office:value-type="float" office:value="407980" calcext:value-type="float">
            <text:p>407980</text:p>
          </table:table-cell>
          <table:table-cell office:value-type="float" office:value="386680" calcext:value-type="float">
            <text:p>386680</text:p>
          </table:table-cell>
          <table:table-cell office:value-type="float" office:value="11570883" calcext:value-type="float">
            <text:p>11570883</text:p>
          </table:table-cell>
          <table:table-cell office:value-type="string" calcext:value-type="string">
            <text:p>OK</text:p>
          </table:table-cell>
          <table:table-cell office:value-type="float" office:value="225064021" calcext:value-type="float">
            <text:p>225064021</text:p>
          </table:table-cell>
          <table:table-cell office:value-type="float" office:value="225034022" calcext:value-type="float">
            <text:p>225034022</text:p>
          </table:table-cell>
          <table:table-cell table:number-columns-repeated="2" office:value-type="float" office:value="450068044" calcext:value-type="float">
            <text:p>450068044</text:p>
          </table:table-cell>
        </table:table-row>
        <table:table-row table:style-name="ro1">
          <table:table-cell table:formula="of:=MAX([.N70:.AQ70])" office:value-type="float" office:value="504085" calcext:value-type="float">
            <text:p>504085</text:p>
          </table:table-cell>
          <table:table-cell table:formula="of:=MIN([.N70:.AQ70])" office:value-type="float" office:value="368386" calcext:value-type="float">
            <text:p>368386</text:p>
          </table:table-cell>
          <table:table-cell table:formula="of:=ABS([.A70]-[.B70])" office:value-type="float" office:value="135699" calcext:value-type="float">
            <text:p>135699</text:p>
          </table:table-cell>
          <table:table-cell table:formula="of:=[.K70]" office:value-type="float" office:value="382998" calcext:value-type="float">
            <text:p>38299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9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office:value-type="float" office:value="382998" calcext:value-type="float">
            <text:p>382998</text:p>
          </table:table-cell>
          <table:table-cell office:value-type="float" office:value="368386" calcext:value-type="float">
            <text:p>368386</text:p>
          </table:table-cell>
          <table:table-cell office:value-type="float" office:value="403901" calcext:value-type="float">
            <text:p>403901</text:p>
          </table:table-cell>
          <table:table-cell office:value-type="float" office:value="382998" calcext:value-type="float">
            <text:p>382998</text:p>
          </table:table-cell>
          <table:table-cell office:value-type="float" office:value="370660" calcext:value-type="float">
            <text:p>370660</text:p>
          </table:table-cell>
          <table:table-cell office:value-type="float" office:value="380474" calcext:value-type="float">
            <text:p>380474</text:p>
          </table:table-cell>
          <table:table-cell office:value-type="float" office:value="378798" calcext:value-type="float">
            <text:p>378798</text:p>
          </table:table-cell>
          <table:table-cell office:value-type="float" office:value="378748" calcext:value-type="float">
            <text:p>378748</text:p>
          </table:table-cell>
          <table:table-cell office:value-type="float" office:value="378904" calcext:value-type="float">
            <text:p>378904</text:p>
          </table:table-cell>
          <table:table-cell office:value-type="float" office:value="406971" calcext:value-type="float">
            <text:p>406971</text:p>
          </table:table-cell>
          <table:table-cell office:value-type="float" office:value="402548" calcext:value-type="float">
            <text:p>402548</text:p>
          </table:table-cell>
          <table:table-cell office:value-type="float" office:value="414278" calcext:value-type="float">
            <text:p>414278</text:p>
          </table:table-cell>
          <table:table-cell office:value-type="float" office:value="403363" calcext:value-type="float">
            <text:p>403363</text:p>
          </table:table-cell>
          <table:table-cell office:value-type="float" office:value="389844" calcext:value-type="float">
            <text:p>389844</text:p>
          </table:table-cell>
          <table:table-cell office:value-type="float" office:value="404670" calcext:value-type="float">
            <text:p>404670</text:p>
          </table:table-cell>
          <table:table-cell office:value-type="float" office:value="419398" calcext:value-type="float">
            <text:p>419398</text:p>
          </table:table-cell>
          <table:table-cell office:value-type="float" office:value="423497" calcext:value-type="float">
            <text:p>423497</text:p>
          </table:table-cell>
          <table:table-cell office:value-type="float" office:value="405520" calcext:value-type="float">
            <text:p>405520</text:p>
          </table:table-cell>
          <table:table-cell office:value-type="float" office:value="421198" calcext:value-type="float">
            <text:p>421198</text:p>
          </table:table-cell>
          <table:table-cell office:value-type="float" office:value="404871" calcext:value-type="float">
            <text:p>404871</text:p>
          </table:table-cell>
          <table:table-cell office:value-type="float" office:value="419253" calcext:value-type="float">
            <text:p>419253</text:p>
          </table:table-cell>
          <table:table-cell office:value-type="float" office:value="504085" calcext:value-type="float">
            <text:p>504085</text:p>
          </table:table-cell>
          <table:table-cell office:value-type="float" office:value="454320" calcext:value-type="float">
            <text:p>454320</text:p>
          </table:table-cell>
          <table:table-cell office:value-type="float" office:value="474265" calcext:value-type="float">
            <text:p>474265</text:p>
          </table:table-cell>
          <table:table-cell office:value-type="float" office:value="460624" calcext:value-type="float">
            <text:p>460624</text:p>
          </table:table-cell>
          <table:table-cell office:value-type="float" office:value="406038" calcext:value-type="float">
            <text:p>406038</text:p>
          </table:table-cell>
          <table:table-cell office:value-type="float" office:value="377018" calcext:value-type="float">
            <text:p>377018</text:p>
          </table:table-cell>
          <table:table-cell office:value-type="float" office:value="385129" calcext:value-type="float">
            <text:p>385129</text:p>
          </table:table-cell>
          <table:table-cell office:value-type="float" office:value="374342" calcext:value-type="float">
            <text:p>374342</text:p>
          </table:table-cell>
          <table:table-cell office:value-type="float" office:value="383532" calcext:value-type="float">
            <text:p>383532</text:p>
          </table:table-cell>
          <table:table-cell office:value-type="float" office:value="374025" calcext:value-type="float">
            <text:p>374025</text:p>
          </table:table-cell>
          <table:table-cell office:value-type="float" office:value="368386" calcext:value-type="float">
            <text:p>368386</text:p>
          </table:table-cell>
          <table:table-cell office:value-type="float" office:value="369288" calcext:value-type="float">
            <text:p>369288</text:p>
          </table:table-cell>
          <table:table-cell office:value-type="float" office:value="12117045" calcext:value-type="float">
            <text:p>12117045</text:p>
          </table:table-cell>
          <table:table-cell office:value-type="string" calcext:value-type="string">
            <text:p>OK</text:p>
          </table:table-cell>
          <table:table-cell office:value-type="float" office:value="223853685" calcext:value-type="float">
            <text:p>223853685</text:p>
          </table:table-cell>
          <table:table-cell office:value-type="float" office:value="223823686" calcext:value-type="float">
            <text:p>223823686</text:p>
          </table:table-cell>
          <table:table-cell table:number-columns-repeated="2" office:value-type="float" office:value="447647372" calcext:value-type="float">
            <text:p>447647372</text:p>
          </table:table-cell>
        </table:table-row>
        <table:table-row table:style-name="ro1">
          <table:table-cell table:formula="of:=MAX([.N71:.AQ71])" office:value-type="float" office:value="398055" calcext:value-type="float">
            <text:p>398055</text:p>
          </table:table-cell>
          <table:table-cell table:formula="of:=MIN([.N71:.AQ71])" office:value-type="float" office:value="367382" calcext:value-type="float">
            <text:p>367382</text:p>
          </table:table-cell>
          <table:table-cell table:formula="of:=ABS([.A71]-[.B71])" office:value-type="float" office:value="30673" calcext:value-type="float">
            <text:p>30673</text:p>
          </table:table-cell>
          <table:table-cell table:formula="of:=[.K71]" office:value-type="float" office:value="367382" calcext:value-type="float">
            <text:p>36738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0</text:p>
          </table:table-cell>
          <table:table-cell office:value-type="string" calcext:value-type="string">
            <text:p>DON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367382" calcext:value-type="float">
            <text:p>367382</text:p>
          </table:table-cell>
          <table:table-cell office:value-type="float" office:value="376678" calcext:value-type="float">
            <text:p>376678</text:p>
          </table:table-cell>
          <table:table-cell office:value-type="float" office:value="367382" calcext:value-type="float">
            <text:p>367382</text:p>
          </table:table-cell>
          <table:table-cell office:value-type="float" office:value="369119" calcext:value-type="float">
            <text:p>369119</text:p>
          </table:table-cell>
          <table:table-cell office:value-type="float" office:value="373912" calcext:value-type="float">
            <text:p>373912</text:p>
          </table:table-cell>
          <table:table-cell office:value-type="float" office:value="376262" calcext:value-type="float">
            <text:p>376262</text:p>
          </table:table-cell>
          <table:table-cell office:value-type="float" office:value="398055" calcext:value-type="float">
            <text:p>398055</text:p>
          </table:table-cell>
          <table:table-cell office:value-type="float" office:value="381416" calcext:value-type="float">
            <text:p>381416</text:p>
          </table:table-cell>
          <table:table-cell office:value-type="float" office:value="386254" calcext:value-type="float">
            <text:p>386254</text:p>
          </table:table-cell>
          <table:table-cell office:value-type="float" office:value="370045" calcext:value-type="float">
            <text:p>370045</text:p>
          </table:table-cell>
          <table:table-cell office:value-type="float" office:value="372432" calcext:value-type="float">
            <text:p>372432</text:p>
          </table:table-cell>
          <table:table-cell office:value-type="float" office:value="368608" calcext:value-type="float">
            <text:p>368608</text:p>
          </table:table-cell>
          <table:table-cell office:value-type="float" office:value="371258" calcext:value-type="float">
            <text:p>371258</text:p>
          </table:table-cell>
          <table:table-cell office:value-type="float" office:value="368475" calcext:value-type="float">
            <text:p>368475</text:p>
          </table:table-cell>
          <table:table-cell office:value-type="float" office:value="368680" calcext:value-type="float">
            <text:p>368680</text:p>
          </table:table-cell>
          <table:table-cell office:value-type="float" office:value="372858" calcext:value-type="float">
            <text:p>372858</text:p>
          </table:table-cell>
          <table:table-cell office:value-type="float" office:value="371282" calcext:value-type="float">
            <text:p>371282</text:p>
          </table:table-cell>
          <table:table-cell office:value-type="float" office:value="367904" calcext:value-type="float">
            <text:p>367904</text:p>
          </table:table-cell>
          <table:table-cell office:value-type="float" office:value="384135" calcext:value-type="float">
            <text:p>384135</text:p>
          </table:table-cell>
          <table:table-cell office:value-type="float" office:value="371665" calcext:value-type="float">
            <text:p>371665</text:p>
          </table:table-cell>
          <table:table-cell office:value-type="float" office:value="384320" calcext:value-type="float">
            <text:p>384320</text:p>
          </table:table-cell>
          <table:table-cell office:value-type="float" office:value="382574" calcext:value-type="float">
            <text:p>382574</text:p>
          </table:table-cell>
          <table:table-cell office:value-type="float" office:value="384967" calcext:value-type="float">
            <text:p>384967</text:p>
          </table:table-cell>
          <table:table-cell office:value-type="float" office:value="371519" calcext:value-type="float">
            <text:p>371519</text:p>
          </table:table-cell>
          <table:table-cell office:value-type="float" office:value="377049" calcext:value-type="float">
            <text:p>377049</text:p>
          </table:table-cell>
          <table:table-cell office:value-type="float" office:value="381779" calcext:value-type="float">
            <text:p>381779</text:p>
          </table:table-cell>
          <table:table-cell office:value-type="float" office:value="373304" calcext:value-type="float">
            <text:p>373304</text:p>
          </table:table-cell>
          <table:table-cell office:value-type="float" office:value="373365" calcext:value-type="float">
            <text:p>373365</text:p>
          </table:table-cell>
          <table:table-cell office:value-type="float" office:value="370275" calcext:value-type="float">
            <text:p>370275</text:p>
          </table:table-cell>
          <table:table-cell office:value-type="float" office:value="383394" calcext:value-type="float">
            <text:p>383394</text:p>
          </table:table-cell>
          <table:table-cell office:value-type="float" office:value="387008" calcext:value-type="float">
            <text:p>387008</text:p>
          </table:table-cell>
          <table:table-cell office:value-type="float" office:value="391059" calcext:value-type="float">
            <text:p>391059</text:p>
          </table:table-cell>
          <table:table-cell office:value-type="float" office:value="11300355" calcext:value-type="float">
            <text:p>11300355</text:p>
          </table:table-cell>
          <table:table-cell office:value-type="string" calcext:value-type="string">
            <text:p>OK</text:p>
          </table:table-cell>
          <table:table-cell office:value-type="float" office:value="223587551" calcext:value-type="float">
            <text:p>223587551</text:p>
          </table:table-cell>
          <table:table-cell office:value-type="float" office:value="223557552" calcext:value-type="float">
            <text:p>223557552</text:p>
          </table:table-cell>
          <table:table-cell table:number-columns-repeated="2" office:value-type="float" office:value="447115104" calcext:value-type="float">
            <text:p>447115104</text:p>
          </table:table-cell>
        </table:table-row>
        <table:table-row table:style-name="ro1">
          <table:table-cell table:formula="of:=MAX([.N72:.AQ72])" office:value-type="float" office:value="45908" calcext:value-type="float">
            <text:p>45908</text:p>
          </table:table-cell>
          <table:table-cell table:formula="of:=MIN([.N72:.AQ72])" office:value-type="float" office:value="40256" calcext:value-type="float">
            <text:p>40256</text:p>
          </table:table-cell>
          <table:table-cell table:formula="of:=ABS([.A72]-[.B72])" office:value-type="float" office:value="5652" calcext:value-type="float">
            <text:p>5652</text:p>
          </table:table-cell>
          <table:table-cell table:formula="of:=[.K72]" office:value-type="float" office:value="45908" calcext:value-type="float">
            <text:p>4590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5908" calcext:value-type="float">
            <text:p>45908</text:p>
          </table:table-cell>
          <table:table-cell office:value-type="float" office:value="40256" calcext:value-type="float">
            <text:p>40256</text:p>
          </table:table-cell>
          <table:table-cell office:value-type="float" office:value="42146" calcext:value-type="float">
            <text:p>42146</text:p>
          </table:table-cell>
          <table:table-cell office:value-type="float" office:value="45908" calcext:value-type="float">
            <text:p>45908</text:p>
          </table:table-cell>
          <table:table-cell office:value-type="float" office:value="45274" calcext:value-type="float">
            <text:p>45274</text:p>
          </table:table-cell>
          <table:table-cell office:value-type="float" office:value="43168" calcext:value-type="float">
            <text:p>43168</text:p>
          </table:table-cell>
          <table:table-cell office:value-type="float" office:value="41976" calcext:value-type="float">
            <text:p>41976</text:p>
          </table:table-cell>
          <table:table-cell office:value-type="float" office:value="42700" calcext:value-type="float">
            <text:p>42700</text:p>
          </table:table-cell>
          <table:table-cell office:value-type="float" office:value="42835" calcext:value-type="float">
            <text:p>42835</text:p>
          </table:table-cell>
          <table:table-cell office:value-type="float" office:value="42605" calcext:value-type="float">
            <text:p>42605</text:p>
          </table:table-cell>
          <table:table-cell office:value-type="float" office:value="43043" calcext:value-type="float">
            <text:p>43043</text:p>
          </table:table-cell>
          <table:table-cell office:value-type="float" office:value="42745" calcext:value-type="float">
            <text:p>42745</text:p>
          </table:table-cell>
          <table:table-cell office:value-type="float" office:value="42338" calcext:value-type="float">
            <text:p>42338</text:p>
          </table:table-cell>
          <table:table-cell office:value-type="float" office:value="42729" calcext:value-type="float">
            <text:p>42729</text:p>
          </table:table-cell>
          <table:table-cell office:value-type="float" office:value="43268" calcext:value-type="float">
            <text:p>43268</text:p>
          </table:table-cell>
          <table:table-cell office:value-type="float" office:value="42639" calcext:value-type="float">
            <text:p>42639</text:p>
          </table:table-cell>
          <table:table-cell office:value-type="float" office:value="41217" calcext:value-type="float">
            <text:p>41217</text:p>
          </table:table-cell>
          <table:table-cell office:value-type="float" office:value="40949" calcext:value-type="float">
            <text:p>40949</text:p>
          </table:table-cell>
          <table:table-cell office:value-type="float" office:value="42006" calcext:value-type="float">
            <text:p>42006</text:p>
          </table:table-cell>
          <table:table-cell office:value-type="float" office:value="41612" calcext:value-type="float">
            <text:p>41612</text:p>
          </table:table-cell>
          <table:table-cell office:value-type="float" office:value="41042" calcext:value-type="float">
            <text:p>41042</text:p>
          </table:table-cell>
          <table:table-cell office:value-type="float" office:value="40256" calcext:value-type="float">
            <text:p>40256</text:p>
          </table:table-cell>
          <table:table-cell office:value-type="float" office:value="41749" calcext:value-type="float">
            <text:p>41749</text:p>
          </table:table-cell>
          <table:table-cell office:value-type="float" office:value="41730" calcext:value-type="float">
            <text:p>41730</text:p>
          </table:table-cell>
          <table:table-cell office:value-type="float" office:value="41771" calcext:value-type="float">
            <text:p>41771</text:p>
          </table:table-cell>
          <table:table-cell office:value-type="float" office:value="41114" calcext:value-type="float">
            <text:p>41114</text:p>
          </table:table-cell>
          <table:table-cell office:value-type="float" office:value="40463" calcext:value-type="float">
            <text:p>40463</text:p>
          </table:table-cell>
          <table:table-cell office:value-type="float" office:value="42470" calcext:value-type="float">
            <text:p>42470</text:p>
          </table:table-cell>
          <table:table-cell office:value-type="float" office:value="41448" calcext:value-type="float">
            <text:p>41448</text:p>
          </table:table-cell>
          <table:table-cell office:value-type="float" office:value="42236" calcext:value-type="float">
            <text:p>42236</text:p>
          </table:table-cell>
          <table:table-cell office:value-type="float" office:value="41509" calcext:value-type="float">
            <text:p>41509</text:p>
          </table:table-cell>
          <table:table-cell office:value-type="float" office:value="40880" calcext:value-type="float">
            <text:p>40880</text:p>
          </table:table-cell>
          <table:table-cell office:value-type="float" office:value="40701" calcext:value-type="float">
            <text:p>40701</text:p>
          </table:table-cell>
          <table:table-cell office:value-type="float" office:value="1264381" calcext:value-type="float">
            <text:p>1264381</text:p>
          </table:table-cell>
          <table:table-cell office:value-type="string" calcext:value-type="string">
            <text:p>OK</text:p>
          </table:table-cell>
          <table:table-cell office:value-type="float" office:value="25326147" calcext:value-type="float">
            <text:p>25326147</text:p>
          </table:table-cell>
          <table:table-cell office:value-type="float" office:value="25316148" calcext:value-type="float">
            <text:p>25316148</text:p>
          </table:table-cell>
          <table:table-cell table:number-columns-repeated="2" office:value-type="float" office:value="50632296" calcext:value-type="float">
            <text:p>50632296</text:p>
          </table:table-cell>
        </table:table-row>
        <table:table-row table:style-name="ro2" table:number-rows-repeated="4">
          <table:table-cell table:style-name="Default" table:number-columns-repeated="4"/>
          <table:table-cell table:number-columns-repeated="45"/>
        </table:table-row>
        <table:table-row table:style-name="ro1">
          <table:table-cell table:style-name="ce1" office:value-type="string" calcext:value-type="string">
            <text:p>TmaxAllAVG</text:p>
          </table:table-cell>
          <table:table-cell table:style-name="ce1" office:value-type="string" calcext:value-type="string">
            <text:p>TminAllAVG</text:p>
          </table:table-cell>
          <table:table-cell table:style-name="ce1" office:value-type="string" calcext:value-type="string">
            <text:p>DeltaAllAVG</text:p>
          </table:table-cell>
          <table:table-cell table:style-name="ce1" office:value-type="string" calcext:value-type="string">
            <text:p>TfirstAVG</text:p>
          </table:table-cell>
          <table:table-cell table:number-columns-repeated="45"/>
        </table:table-row>
        <table:table-row table:style-name="ro1">
          <table:table-cell table:formula="of:=AVERAGE([.A2:.A72])" office:value-type="float" office:value="387921.873239437" calcext:value-type="float">
            <text:p>387921.873239437</text:p>
          </table:table-cell>
          <table:table-cell table:formula="of:=AVERAGE([.B2:.B72])" office:value-type="float" office:value="358879.352112676" calcext:value-type="float">
            <text:p>358879.352112676</text:p>
          </table:table-cell>
          <table:table-cell table:formula="of:=AVERAGE([.C2:.C72])" office:value-type="float" office:value="29042.5211267606" calcext:value-type="float">
            <text:p>29042.5211267606</text:p>
          </table:table-cell>
          <table:table-cell table:formula="of:=AVERAGE([.D2:.D72])" office:value-type="float" office:value="365731.126760563" calcext:value-type="float">
            <text:p>365731.126760563</text:p>
          </table:table-cell>
          <table:table-cell table:number-columns-repeated="45"/>
        </table:table-row>
      </table:table>
      <table:table table:name="InsertionSort40000" table:style-name="ta1">
        <table:table-column table:style-name="co23" table:number-columns-repeated="4" table:default-cell-style-name="ce2"/>
        <table:table-column table:style-name="co23" table:number-columns-repeated="45" table:default-cell-style-name="Default"/>
        <table:table-row table:style-name="ro1">
          <table:table-cell table:style-name="ce1" office:value-type="string" calcext:value-type="string">
            <text:p>TmaxAll</text:p>
          </table:table-cell>
          <table:table-cell table:style-name="ce1" office:value-type="string" calcext:value-type="string">
            <text:p>TminAll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Tfir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stset</text:p>
          </table:table-cell>
          <table:table-cell office:value-type="string" calcext:value-type="string">
            <text:p>InstanceI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nsertionSort.Tfirst</text:p>
          </table:table-cell>
          <table:table-cell office:value-type="string" calcext:value-type="string">
            <text:p>InsertionSort.Tmin</text:p>
          </table:table-cell>
          <table:table-cell office:value-type="string" calcext:value-type="string">
            <text:p>InsertionSort.Tavg</text:p>
          </table:table-cell>
          <table:table-cell office:value-type="string" calcext:value-type="string">
            <text:p>InsertionSort.Tall</text:p>
          </table:table-cell>
          <table:table-cell office:value-type="string" calcext:value-type="string">
            <text:p>InsertionSort.Tsum</text:p>
          </table:table-cell>
          <table:table-cell office:value-type="string" calcext:value-type="string">
            <text:p>InsertionSort.Check</text:p>
          </table:table-cell>
          <table:table-cell office:value-type="string" calcext:value-type="string">
            <text:p>InsertionSort.CMP</text:p>
          </table:table-cell>
          <table:table-cell office:value-type="string" calcext:value-type="string">
            <text:p>InsertionSort.SWAP</text:p>
          </table:table-cell>
          <table:table-cell office:value-type="string" calcext:value-type="string">
            <text:p>InsertionSort.WRITE</text:p>
          </table:table-cell>
          <table:table-cell office:value-type="string" calcext:value-type="string">
            <text:p>InsertionSort.READ</text:p>
          </table:table-cell>
          <table:table-cell table:number-columns-repeated="29"/>
        </table:table-row>
        <table:table-row table:style-name="ro1">
          <table:table-cell table:formula="of:=MAX([.N2:.AQ2])" office:value-type="float" office:value="705452" calcext:value-type="float">
            <text:p>705452</text:p>
          </table:table-cell>
          <table:table-cell table:formula="of:=MIN([.N2:.AQ2])" office:value-type="float" office:value="639143" calcext:value-type="float">
            <text:p>639143</text:p>
          </table:table-cell>
          <table:table-cell table:formula="of:=ABS([.A2]-[.B2])" office:value-type="float" office:value="66309" calcext:value-type="float">
            <text:p>66309</text:p>
          </table:table-cell>
          <table:table-cell table:formula="of:=[.K2]" office:value-type="float" office:value="639143" calcext:value-type="float">
            <text:p>639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39143" calcext:value-type="float">
            <text:p>639143</text:p>
          </table:table-cell>
          <table:table-cell office:value-type="float" office:value="681648" calcext:value-type="float">
            <text:p>681648</text:p>
          </table:table-cell>
          <table:table-cell office:value-type="float" office:value="639143" calcext:value-type="float">
            <text:p>639143</text:p>
          </table:table-cell>
          <table:table-cell office:value-type="float" office:value="649904" calcext:value-type="float">
            <text:p>649904</text:p>
          </table:table-cell>
          <table:table-cell office:value-type="float" office:value="693510" calcext:value-type="float">
            <text:p>693510</text:p>
          </table:table-cell>
          <table:table-cell office:value-type="float" office:value="693325" calcext:value-type="float">
            <text:p>693325</text:p>
          </table:table-cell>
          <table:table-cell office:value-type="float" office:value="663526" calcext:value-type="float">
            <text:p>663526</text:p>
          </table:table-cell>
          <table:table-cell office:value-type="float" office:value="675414" calcext:value-type="float">
            <text:p>675414</text:p>
          </table:table-cell>
          <table:table-cell office:value-type="float" office:value="679686" calcext:value-type="float">
            <text:p>679686</text:p>
          </table:table-cell>
          <table:table-cell office:value-type="float" office:value="676449" calcext:value-type="float">
            <text:p>676449</text:p>
          </table:table-cell>
          <table:table-cell office:value-type="float" office:value="679293" calcext:value-type="float">
            <text:p>679293</text:p>
          </table:table-cell>
          <table:table-cell office:value-type="float" office:value="683948" calcext:value-type="float">
            <text:p>683948</text:p>
          </table:table-cell>
          <table:table-cell office:value-type="float" office:value="677750" calcext:value-type="float">
            <text:p>677750</text:p>
          </table:table-cell>
          <table:table-cell office:value-type="float" office:value="676882" calcext:value-type="float">
            <text:p>676882</text:p>
          </table:table-cell>
          <table:table-cell office:value-type="float" office:value="692511" calcext:value-type="float">
            <text:p>692511</text:p>
          </table:table-cell>
          <table:table-cell office:value-type="float" office:value="692790" calcext:value-type="float">
            <text:p>692790</text:p>
          </table:table-cell>
          <table:table-cell office:value-type="float" office:value="684545" calcext:value-type="float">
            <text:p>684545</text:p>
          </table:table-cell>
          <table:table-cell office:value-type="float" office:value="685011" calcext:value-type="float">
            <text:p>685011</text:p>
          </table:table-cell>
          <table:table-cell office:value-type="float" office:value="677321" calcext:value-type="float">
            <text:p>677321</text:p>
          </table:table-cell>
          <table:table-cell office:value-type="float" office:value="674998" calcext:value-type="float">
            <text:p>674998</text:p>
          </table:table-cell>
          <table:table-cell office:value-type="float" office:value="675252" calcext:value-type="float">
            <text:p>675252</text:p>
          </table:table-cell>
          <table:table-cell office:value-type="float" office:value="683839" calcext:value-type="float">
            <text:p>683839</text:p>
          </table:table-cell>
          <table:table-cell office:value-type="float" office:value="703241" calcext:value-type="float">
            <text:p>703241</text:p>
          </table:table-cell>
          <table:table-cell office:value-type="float" office:value="681435" calcext:value-type="float">
            <text:p>681435</text:p>
          </table:table-cell>
          <table:table-cell office:value-type="float" office:value="673224" calcext:value-type="float">
            <text:p>673224</text:p>
          </table:table-cell>
          <table:table-cell office:value-type="float" office:value="688983" calcext:value-type="float">
            <text:p>688983</text:p>
          </table:table-cell>
          <table:table-cell office:value-type="float" office:value="691882" calcext:value-type="float">
            <text:p>691882</text:p>
          </table:table-cell>
          <table:table-cell office:value-type="float" office:value="681505" calcext:value-type="float">
            <text:p>681505</text:p>
          </table:table-cell>
          <table:table-cell office:value-type="float" office:value="685940" calcext:value-type="float">
            <text:p>685940</text:p>
          </table:table-cell>
          <table:table-cell office:value-type="float" office:value="688631" calcext:value-type="float">
            <text:p>688631</text:p>
          </table:table-cell>
          <table:table-cell office:value-type="float" office:value="705452" calcext:value-type="float">
            <text:p>705452</text:p>
          </table:table-cell>
          <table:table-cell office:value-type="float" office:value="694051" calcext:value-type="float">
            <text:p>694051</text:p>
          </table:table-cell>
          <table:table-cell office:value-type="float" office:value="20449441" calcext:value-type="float">
            <text:p>20449441</text:p>
          </table:table-cell>
          <table:table-cell office:value-type="string" calcext:value-type="string">
            <text:p>OK</text:p>
          </table:table-cell>
          <table:table-cell office:value-type="float" office:value="399750844" calcext:value-type="float">
            <text:p>399750844</text:p>
          </table:table-cell>
          <table:table-cell office:value-type="float" office:value="399710845" calcext:value-type="float">
            <text:p>399710845</text:p>
          </table:table-cell>
          <table:table-cell table:number-columns-repeated="2" office:value-type="float" office:value="799421690" calcext:value-type="float">
            <text:p>799421690</text:p>
          </table:table-cell>
        </table:table-row>
        <table:table-row table:style-name="ro1">
          <table:table-cell table:formula="of:=MAX([.N3:.AQ3])" office:value-type="float" office:value="708879" calcext:value-type="float">
            <text:p>708879</text:p>
          </table:table-cell>
          <table:table-cell table:formula="of:=MIN([.N3:.AQ3])" office:value-type="float" office:value="657361" calcext:value-type="float">
            <text:p>657361</text:p>
          </table:table-cell>
          <table:table-cell table:formula="of:=ABS([.A3]-[.B3])" office:value-type="float" office:value="51518" calcext:value-type="float">
            <text:p>51518</text:p>
          </table:table-cell>
          <table:table-cell table:formula="of:=[.K3]" office:value-type="float" office:value="681470" calcext:value-type="float">
            <text:p>6814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81470" calcext:value-type="float">
            <text:p>681470</text:p>
          </table:table-cell>
          <table:table-cell office:value-type="float" office:value="657361" calcext:value-type="float">
            <text:p>657361</text:p>
          </table:table-cell>
          <table:table-cell office:value-type="float" office:value="685312" calcext:value-type="float">
            <text:p>685312</text:p>
          </table:table-cell>
          <table:table-cell office:value-type="float" office:value="681470" calcext:value-type="float">
            <text:p>681470</text:p>
          </table:table-cell>
          <table:table-cell office:value-type="float" office:value="673382" calcext:value-type="float">
            <text:p>673382</text:p>
          </table:table-cell>
          <table:table-cell office:value-type="float" office:value="661571" calcext:value-type="float">
            <text:p>661571</text:p>
          </table:table-cell>
          <table:table-cell office:value-type="float" office:value="668084" calcext:value-type="float">
            <text:p>668084</text:p>
          </table:table-cell>
          <table:table-cell office:value-type="float" office:value="679341" calcext:value-type="float">
            <text:p>679341</text:p>
          </table:table-cell>
          <table:table-cell office:value-type="float" office:value="699726" calcext:value-type="float">
            <text:p>699726</text:p>
          </table:table-cell>
          <table:table-cell office:value-type="float" office:value="694519" calcext:value-type="float">
            <text:p>694519</text:p>
          </table:table-cell>
          <table:table-cell office:value-type="float" office:value="675883" calcext:value-type="float">
            <text:p>675883</text:p>
          </table:table-cell>
          <table:table-cell office:value-type="float" office:value="672364" calcext:value-type="float">
            <text:p>672364</text:p>
          </table:table-cell>
          <table:table-cell office:value-type="float" office:value="678049" calcext:value-type="float">
            <text:p>678049</text:p>
          </table:table-cell>
          <table:table-cell office:value-type="float" office:value="673147" calcext:value-type="float">
            <text:p>673147</text:p>
          </table:table-cell>
          <table:table-cell office:value-type="float" office:value="683336" calcext:value-type="float">
            <text:p>683336</text:p>
          </table:table-cell>
          <table:table-cell office:value-type="float" office:value="690570" calcext:value-type="float">
            <text:p>690570</text:p>
          </table:table-cell>
          <table:table-cell office:value-type="float" office:value="689355" calcext:value-type="float">
            <text:p>689355</text:p>
          </table:table-cell>
          <table:table-cell office:value-type="float" office:value="708101" calcext:value-type="float">
            <text:p>708101</text:p>
          </table:table-cell>
          <table:table-cell office:value-type="float" office:value="699929" calcext:value-type="float">
            <text:p>699929</text:p>
          </table:table-cell>
          <table:table-cell office:value-type="float" office:value="700722" calcext:value-type="float">
            <text:p>700722</text:p>
          </table:table-cell>
          <table:table-cell office:value-type="float" office:value="702830" calcext:value-type="float">
            <text:p>702830</text:p>
          </table:table-cell>
          <table:table-cell office:value-type="float" office:value="671541" calcext:value-type="float">
            <text:p>671541</text:p>
          </table:table-cell>
          <table:table-cell office:value-type="float" office:value="685599" calcext:value-type="float">
            <text:p>685599</text:p>
          </table:table-cell>
          <table:table-cell office:value-type="float" office:value="665883" calcext:value-type="float">
            <text:p>665883</text:p>
          </table:table-cell>
          <table:table-cell office:value-type="float" office:value="657361" calcext:value-type="float">
            <text:p>657361</text:p>
          </table:table-cell>
          <table:table-cell office:value-type="float" office:value="677683" calcext:value-type="float">
            <text:p>677683</text:p>
          </table:table-cell>
          <table:table-cell office:value-type="float" office:value="678292" calcext:value-type="float">
            <text:p>678292</text:p>
          </table:table-cell>
          <table:table-cell office:value-type="float" office:value="691354" calcext:value-type="float">
            <text:p>691354</text:p>
          </table:table-cell>
          <table:table-cell office:value-type="float" office:value="708879" calcext:value-type="float">
            <text:p>708879</text:p>
          </table:table-cell>
          <table:table-cell office:value-type="float" office:value="690893" calcext:value-type="float">
            <text:p>690893</text:p>
          </table:table-cell>
          <table:table-cell office:value-type="float" office:value="703485" calcext:value-type="float">
            <text:p>703485</text:p>
          </table:table-cell>
          <table:table-cell office:value-type="float" office:value="702931" calcext:value-type="float">
            <text:p>702931</text:p>
          </table:table-cell>
          <table:table-cell office:value-type="float" office:value="693087" calcext:value-type="float">
            <text:p>693087</text:p>
          </table:table-cell>
          <table:table-cell office:value-type="float" office:value="20559367" calcext:value-type="float">
            <text:p>20559367</text:p>
          </table:table-cell>
          <table:table-cell office:value-type="string" calcext:value-type="string">
            <text:p>OK</text:p>
          </table:table-cell>
          <table:table-cell office:value-type="float" office:value="401231161" calcext:value-type="float">
            <text:p>401231161</text:p>
          </table:table-cell>
          <table:table-cell office:value-type="float" office:value="401191162" calcext:value-type="float">
            <text:p>401191162</text:p>
          </table:table-cell>
          <table:table-cell table:number-columns-repeated="2" office:value-type="float" office:value="802382324" calcext:value-type="float">
            <text:p>802382324</text:p>
          </table:table-cell>
        </table:table-row>
        <table:table-row table:style-name="ro1">
          <table:table-cell table:formula="of:=MAX([.N4:.AQ4])" office:value-type="float" office:value="701324" calcext:value-type="float">
            <text:p>701324</text:p>
          </table:table-cell>
          <table:table-cell table:formula="of:=MIN([.N4:.AQ4])" office:value-type="float" office:value="663501" calcext:value-type="float">
            <text:p>663501</text:p>
          </table:table-cell>
          <table:table-cell table:formula="of:=ABS([.A4]-[.B4])" office:value-type="float" office:value="37823" calcext:value-type="float">
            <text:p>37823</text:p>
          </table:table-cell>
          <table:table-cell table:formula="of:=[.K4]" office:value-type="float" office:value="684178" calcext:value-type="float">
            <text:p>684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84178" calcext:value-type="float">
            <text:p>684178</text:p>
          </table:table-cell>
          <table:table-cell office:value-type="float" office:value="663501" calcext:value-type="float">
            <text:p>663501</text:p>
          </table:table-cell>
          <table:table-cell office:value-type="float" office:value="680614" calcext:value-type="float">
            <text:p>680614</text:p>
          </table:table-cell>
          <table:table-cell office:value-type="float" office:value="684178" calcext:value-type="float">
            <text:p>684178</text:p>
          </table:table-cell>
          <table:table-cell office:value-type="float" office:value="682392" calcext:value-type="float">
            <text:p>682392</text:p>
          </table:table-cell>
          <table:table-cell office:value-type="float" office:value="665256" calcext:value-type="float">
            <text:p>665256</text:p>
          </table:table-cell>
          <table:table-cell office:value-type="float" office:value="692912" calcext:value-type="float">
            <text:p>692912</text:p>
          </table:table-cell>
          <table:table-cell office:value-type="float" office:value="700045" calcext:value-type="float">
            <text:p>700045</text:p>
          </table:table-cell>
          <table:table-cell office:value-type="float" office:value="695302" calcext:value-type="float">
            <text:p>695302</text:p>
          </table:table-cell>
          <table:table-cell office:value-type="float" office:value="699494" calcext:value-type="float">
            <text:p>699494</text:p>
          </table:table-cell>
          <table:table-cell office:value-type="float" office:value="687033" calcext:value-type="float">
            <text:p>687033</text:p>
          </table:table-cell>
          <table:table-cell office:value-type="float" office:value="697002" calcext:value-type="float">
            <text:p>697002</text:p>
          </table:table-cell>
          <table:table-cell office:value-type="float" office:value="678635" calcext:value-type="float">
            <text:p>678635</text:p>
          </table:table-cell>
          <table:table-cell office:value-type="float" office:value="693194" calcext:value-type="float">
            <text:p>693194</text:p>
          </table:table-cell>
          <table:table-cell office:value-type="float" office:value="685874" calcext:value-type="float">
            <text:p>685874</text:p>
          </table:table-cell>
          <table:table-cell office:value-type="float" office:value="674447" calcext:value-type="float">
            <text:p>674447</text:p>
          </table:table-cell>
          <table:table-cell office:value-type="float" office:value="669898" calcext:value-type="float">
            <text:p>669898</text:p>
          </table:table-cell>
          <table:table-cell office:value-type="float" office:value="667704" calcext:value-type="float">
            <text:p>667704</text:p>
          </table:table-cell>
          <table:table-cell office:value-type="float" office:value="674809" calcext:value-type="float">
            <text:p>674809</text:p>
          </table:table-cell>
          <table:table-cell office:value-type="float" office:value="669846" calcext:value-type="float">
            <text:p>669846</text:p>
          </table:table-cell>
          <table:table-cell office:value-type="float" office:value="683104" calcext:value-type="float">
            <text:p>683104</text:p>
          </table:table-cell>
          <table:table-cell office:value-type="float" office:value="701324" calcext:value-type="float">
            <text:p>701324</text:p>
          </table:table-cell>
          <table:table-cell office:value-type="float" office:value="676575" calcext:value-type="float">
            <text:p>676575</text:p>
          </table:table-cell>
          <table:table-cell office:value-type="float" office:value="677961" calcext:value-type="float">
            <text:p>677961</text:p>
          </table:table-cell>
          <table:table-cell office:value-type="float" office:value="668487" calcext:value-type="float">
            <text:p>668487</text:p>
          </table:table-cell>
          <table:table-cell office:value-type="float" office:value="671789" calcext:value-type="float">
            <text:p>671789</text:p>
          </table:table-cell>
          <table:table-cell office:value-type="float" office:value="672112" calcext:value-type="float">
            <text:p>672112</text:p>
          </table:table-cell>
          <table:table-cell office:value-type="float" office:value="663501" calcext:value-type="float">
            <text:p>663501</text:p>
          </table:table-cell>
          <table:table-cell office:value-type="float" office:value="667460" calcext:value-type="float">
            <text:p>667460</text:p>
          </table:table-cell>
          <table:table-cell office:value-type="float" office:value="674704" calcext:value-type="float">
            <text:p>674704</text:p>
          </table:table-cell>
          <table:table-cell office:value-type="float" office:value="677409" calcext:value-type="float">
            <text:p>677409</text:p>
          </table:table-cell>
          <table:table-cell office:value-type="float" office:value="682726" calcext:value-type="float">
            <text:p>682726</text:p>
          </table:table-cell>
          <table:table-cell office:value-type="float" office:value="683247" calcext:value-type="float">
            <text:p>683247</text:p>
          </table:table-cell>
          <table:table-cell office:value-type="float" office:value="20418420" calcext:value-type="float">
            <text:p>20418420</text:p>
          </table:table-cell>
          <table:table-cell office:value-type="string" calcext:value-type="string">
            <text:p>OK</text:p>
          </table:table-cell>
          <table:table-cell office:value-type="float" office:value="400445371" calcext:value-type="float">
            <text:p>400445371</text:p>
          </table:table-cell>
          <table:table-cell office:value-type="float" office:value="400405372" calcext:value-type="float">
            <text:p>400405372</text:p>
          </table:table-cell>
          <table:table-cell table:number-columns-repeated="2" office:value-type="float" office:value="800810744" calcext:value-type="float">
            <text:p>800810744</text:p>
          </table:table-cell>
        </table:table-row>
        <table:table-row table:style-name="ro1">
          <table:table-cell table:formula="of:=MAX([.N5:.AQ5])" office:value-type="float" office:value="705114" calcext:value-type="float">
            <text:p>705114</text:p>
          </table:table-cell>
          <table:table-cell table:formula="of:=MIN([.N5:.AQ5])" office:value-type="float" office:value="656203" calcext:value-type="float">
            <text:p>656203</text:p>
          </table:table-cell>
          <table:table-cell table:formula="of:=ABS([.A5]-[.B5])" office:value-type="float" office:value="48911" calcext:value-type="float">
            <text:p>48911</text:p>
          </table:table-cell>
          <table:table-cell table:formula="of:=[.K5]" office:value-type="float" office:value="669208" calcext:value-type="float">
            <text:p>6692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9208" calcext:value-type="float">
            <text:p>669208</text:p>
          </table:table-cell>
          <table:table-cell office:value-type="float" office:value="656203" calcext:value-type="float">
            <text:p>656203</text:p>
          </table:table-cell>
          <table:table-cell office:value-type="float" office:value="673750" calcext:value-type="float">
            <text:p>673750</text:p>
          </table:table-cell>
          <table:table-cell office:value-type="float" office:value="669208" calcext:value-type="float">
            <text:p>669208</text:p>
          </table:table-cell>
          <table:table-cell office:value-type="float" office:value="686618" calcext:value-type="float">
            <text:p>686618</text:p>
          </table:table-cell>
          <table:table-cell office:value-type="float" office:value="680635" calcext:value-type="float">
            <text:p>680635</text:p>
          </table:table-cell>
          <table:table-cell office:value-type="float" office:value="687078" calcext:value-type="float">
            <text:p>687078</text:p>
          </table:table-cell>
          <table:table-cell office:value-type="float" office:value="680653" calcext:value-type="float">
            <text:p>680653</text:p>
          </table:table-cell>
          <table:table-cell office:value-type="float" office:value="679431" calcext:value-type="float">
            <text:p>679431</text:p>
          </table:table-cell>
          <table:table-cell office:value-type="float" office:value="671289" calcext:value-type="float">
            <text:p>671289</text:p>
          </table:table-cell>
          <table:table-cell office:value-type="float" office:value="681971" calcext:value-type="float">
            <text:p>681971</text:p>
          </table:table-cell>
          <table:table-cell office:value-type="float" office:value="698742" calcext:value-type="float">
            <text:p>698742</text:p>
          </table:table-cell>
          <table:table-cell office:value-type="float" office:value="677684" calcext:value-type="float">
            <text:p>677684</text:p>
          </table:table-cell>
          <table:table-cell office:value-type="float" office:value="659010" calcext:value-type="float">
            <text:p>659010</text:p>
          </table:table-cell>
          <table:table-cell office:value-type="float" office:value="664856" calcext:value-type="float">
            <text:p>664856</text:p>
          </table:table-cell>
          <table:table-cell office:value-type="float" office:value="682908" calcext:value-type="float">
            <text:p>682908</text:p>
          </table:table-cell>
          <table:table-cell office:value-type="float" office:value="705114" calcext:value-type="float">
            <text:p>705114</text:p>
          </table:table-cell>
          <table:table-cell office:value-type="float" office:value="699526" calcext:value-type="float">
            <text:p>699526</text:p>
          </table:table-cell>
          <table:table-cell office:value-type="float" office:value="689854" calcext:value-type="float">
            <text:p>689854</text:p>
          </table:table-cell>
          <table:table-cell office:value-type="float" office:value="661543" calcext:value-type="float">
            <text:p>661543</text:p>
          </table:table-cell>
          <table:table-cell office:value-type="float" office:value="674410" calcext:value-type="float">
            <text:p>674410</text:p>
          </table:table-cell>
          <table:table-cell office:value-type="float" office:value="679339" calcext:value-type="float">
            <text:p>679339</text:p>
          </table:table-cell>
          <table:table-cell office:value-type="float" office:value="661211" calcext:value-type="float">
            <text:p>661211</text:p>
          </table:table-cell>
          <table:table-cell office:value-type="float" office:value="656203" calcext:value-type="float">
            <text:p>656203</text:p>
          </table:table-cell>
          <table:table-cell office:value-type="float" office:value="657169" calcext:value-type="float">
            <text:p>657169</text:p>
          </table:table-cell>
          <table:table-cell office:value-type="float" office:value="664691" calcext:value-type="float">
            <text:p>664691</text:p>
          </table:table-cell>
          <table:table-cell office:value-type="float" office:value="657174" calcext:value-type="float">
            <text:p>657174</text:p>
          </table:table-cell>
          <table:table-cell office:value-type="float" office:value="660168" calcext:value-type="float">
            <text:p>660168</text:p>
          </table:table-cell>
          <table:table-cell office:value-type="float" office:value="660044" calcext:value-type="float">
            <text:p>660044</text:p>
          </table:table-cell>
          <table:table-cell office:value-type="float" office:value="671371" calcext:value-type="float">
            <text:p>671371</text:p>
          </table:table-cell>
          <table:table-cell office:value-type="float" office:value="664535" calcext:value-type="float">
            <text:p>664535</text:p>
          </table:table-cell>
          <table:table-cell office:value-type="float" office:value="660236" calcext:value-type="float">
            <text:p>660236</text:p>
          </table:table-cell>
          <table:table-cell office:value-type="float" office:value="669848" calcext:value-type="float">
            <text:p>669848</text:p>
          </table:table-cell>
          <table:table-cell office:value-type="float" office:value="20212519" calcext:value-type="float">
            <text:p>20212519</text:p>
          </table:table-cell>
          <table:table-cell office:value-type="string" calcext:value-type="string">
            <text:p>OK</text:p>
          </table:table-cell>
          <table:table-cell office:value-type="float" office:value="400875245" calcext:value-type="float">
            <text:p>400875245</text:p>
          </table:table-cell>
          <table:table-cell office:value-type="float" office:value="400835246" calcext:value-type="float">
            <text:p>400835246</text:p>
          </table:table-cell>
          <table:table-cell table:number-columns-repeated="2" office:value-type="float" office:value="801670492" calcext:value-type="float">
            <text:p>801670492</text:p>
          </table:table-cell>
        </table:table-row>
        <table:table-row table:style-name="ro1">
          <table:table-cell table:formula="of:=MAX([.N6:.AQ6])" office:value-type="float" office:value="714774" calcext:value-type="float">
            <text:p>714774</text:p>
          </table:table-cell>
          <table:table-cell table:formula="of:=MIN([.N6:.AQ6])" office:value-type="float" office:value="656096" calcext:value-type="float">
            <text:p>656096</text:p>
          </table:table-cell>
          <table:table-cell table:formula="of:=ABS([.A6]-[.B6])" office:value-type="float" office:value="58678" calcext:value-type="float">
            <text:p>58678</text:p>
          </table:table-cell>
          <table:table-cell table:formula="of:=[.K6]" office:value-type="float" office:value="663035" calcext:value-type="float">
            <text:p>6630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3035" calcext:value-type="float">
            <text:p>663035</text:p>
          </table:table-cell>
          <table:table-cell office:value-type="float" office:value="656096" calcext:value-type="float">
            <text:p>656096</text:p>
          </table:table-cell>
          <table:table-cell office:value-type="float" office:value="678580" calcext:value-type="float">
            <text:p>678580</text:p>
          </table:table-cell>
          <table:table-cell office:value-type="float" office:value="663035" calcext:value-type="float">
            <text:p>663035</text:p>
          </table:table-cell>
          <table:table-cell office:value-type="float" office:value="656096" calcext:value-type="float">
            <text:p>656096</text:p>
          </table:table-cell>
          <table:table-cell office:value-type="float" office:value="665912" calcext:value-type="float">
            <text:p>665912</text:p>
          </table:table-cell>
          <table:table-cell office:value-type="float" office:value="672036" calcext:value-type="float">
            <text:p>672036</text:p>
          </table:table-cell>
          <table:table-cell office:value-type="float" office:value="663816" calcext:value-type="float">
            <text:p>663816</text:p>
          </table:table-cell>
          <table:table-cell office:value-type="float" office:value="669140" calcext:value-type="float">
            <text:p>669140</text:p>
          </table:table-cell>
          <table:table-cell office:value-type="float" office:value="663930" calcext:value-type="float">
            <text:p>663930</text:p>
          </table:table-cell>
          <table:table-cell office:value-type="float" office:value="660371" calcext:value-type="float">
            <text:p>660371</text:p>
          </table:table-cell>
          <table:table-cell office:value-type="float" office:value="659166" calcext:value-type="float">
            <text:p>659166</text:p>
          </table:table-cell>
          <table:table-cell office:value-type="float" office:value="674151" calcext:value-type="float">
            <text:p>674151</text:p>
          </table:table-cell>
          <table:table-cell office:value-type="float" office:value="687483" calcext:value-type="float">
            <text:p>687483</text:p>
          </table:table-cell>
          <table:table-cell office:value-type="float" office:value="674578" calcext:value-type="float">
            <text:p>674578</text:p>
          </table:table-cell>
          <table:table-cell office:value-type="float" office:value="656729" calcext:value-type="float">
            <text:p>656729</text:p>
          </table:table-cell>
          <table:table-cell office:value-type="float" office:value="663771" calcext:value-type="float">
            <text:p>663771</text:p>
          </table:table-cell>
          <table:table-cell office:value-type="float" office:value="666069" calcext:value-type="float">
            <text:p>666069</text:p>
          </table:table-cell>
          <table:table-cell office:value-type="float" office:value="679926" calcext:value-type="float">
            <text:p>679926</text:p>
          </table:table-cell>
          <table:table-cell office:value-type="float" office:value="681362" calcext:value-type="float">
            <text:p>681362</text:p>
          </table:table-cell>
          <table:table-cell office:value-type="float" office:value="692960" calcext:value-type="float">
            <text:p>692960</text:p>
          </table:table-cell>
          <table:table-cell office:value-type="float" office:value="696490" calcext:value-type="float">
            <text:p>696490</text:p>
          </table:table-cell>
          <table:table-cell office:value-type="float" office:value="687709" calcext:value-type="float">
            <text:p>687709</text:p>
          </table:table-cell>
          <table:table-cell office:value-type="float" office:value="688067" calcext:value-type="float">
            <text:p>688067</text:p>
          </table:table-cell>
          <table:table-cell office:value-type="float" office:value="714774" calcext:value-type="float">
            <text:p>714774</text:p>
          </table:table-cell>
          <table:table-cell office:value-type="float" office:value="706355" calcext:value-type="float">
            <text:p>706355</text:p>
          </table:table-cell>
          <table:table-cell office:value-type="float" office:value="703587" calcext:value-type="float">
            <text:p>703587</text:p>
          </table:table-cell>
          <table:table-cell office:value-type="float" office:value="701192" calcext:value-type="float">
            <text:p>701192</text:p>
          </table:table-cell>
          <table:table-cell office:value-type="float" office:value="689338" calcext:value-type="float">
            <text:p>689338</text:p>
          </table:table-cell>
          <table:table-cell office:value-type="float" office:value="683870" calcext:value-type="float">
            <text:p>683870</text:p>
          </table:table-cell>
          <table:table-cell office:value-type="float" office:value="679001" calcext:value-type="float">
            <text:p>679001</text:p>
          </table:table-cell>
          <table:table-cell office:value-type="float" office:value="683437" calcext:value-type="float">
            <text:p>683437</text:p>
          </table:table-cell>
          <table:table-cell office:value-type="float" office:value="673068" calcext:value-type="float">
            <text:p>673068</text:p>
          </table:table-cell>
          <table:table-cell office:value-type="float" office:value="20357419" calcext:value-type="float">
            <text:p>20357419</text:p>
          </table:table-cell>
          <table:table-cell office:value-type="string" calcext:value-type="string">
            <text:p>OK</text:p>
          </table:table-cell>
          <table:table-cell office:value-type="float" office:value="400167131" calcext:value-type="float">
            <text:p>400167131</text:p>
          </table:table-cell>
          <table:table-cell office:value-type="float" office:value="400127132" calcext:value-type="float">
            <text:p>400127132</text:p>
          </table:table-cell>
          <table:table-cell table:number-columns-repeated="2" office:value-type="float" office:value="800254264" calcext:value-type="float">
            <text:p>800254264</text:p>
          </table:table-cell>
        </table:table-row>
        <table:table-row table:style-name="ro1">
          <table:table-cell table:formula="of:=MAX([.N7:.AQ7])" office:value-type="float" office:value="701068" calcext:value-type="float">
            <text:p>701068</text:p>
          </table:table-cell>
          <table:table-cell table:formula="of:=MIN([.N7:.AQ7])" office:value-type="float" office:value="658425" calcext:value-type="float">
            <text:p>658425</text:p>
          </table:table-cell>
          <table:table-cell table:formula="of:=ABS([.A7]-[.B7])" office:value-type="float" office:value="42643" calcext:value-type="float">
            <text:p>42643</text:p>
          </table:table-cell>
          <table:table-cell table:formula="of:=[.K7]" office:value-type="float" office:value="701068" calcext:value-type="float">
            <text:p>7010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701068" calcext:value-type="float">
            <text:p>701068</text:p>
          </table:table-cell>
          <table:table-cell office:value-type="float" office:value="658425" calcext:value-type="float">
            <text:p>658425</text:p>
          </table:table-cell>
          <table:table-cell office:value-type="float" office:value="679873" calcext:value-type="float">
            <text:p>679873</text:p>
          </table:table-cell>
          <table:table-cell office:value-type="float" office:value="701068" calcext:value-type="float">
            <text:p>701068</text:p>
          </table:table-cell>
          <table:table-cell office:value-type="float" office:value="695787" calcext:value-type="float">
            <text:p>695787</text:p>
          </table:table-cell>
          <table:table-cell office:value-type="float" office:value="683797" calcext:value-type="float">
            <text:p>683797</text:p>
          </table:table-cell>
          <table:table-cell office:value-type="float" office:value="696685" calcext:value-type="float">
            <text:p>696685</text:p>
          </table:table-cell>
          <table:table-cell office:value-type="float" office:value="689384" calcext:value-type="float">
            <text:p>689384</text:p>
          </table:table-cell>
          <table:table-cell office:value-type="float" office:value="685411" calcext:value-type="float">
            <text:p>685411</text:p>
          </table:table-cell>
          <table:table-cell office:value-type="float" office:value="685773" calcext:value-type="float">
            <text:p>685773</text:p>
          </table:table-cell>
          <table:table-cell office:value-type="float" office:value="669831" calcext:value-type="float">
            <text:p>669831</text:p>
          </table:table-cell>
          <table:table-cell office:value-type="float" office:value="680654" calcext:value-type="float">
            <text:p>680654</text:p>
          </table:table-cell>
          <table:table-cell office:value-type="float" office:value="683651" calcext:value-type="float">
            <text:p>683651</text:p>
          </table:table-cell>
          <table:table-cell office:value-type="float" office:value="676154" calcext:value-type="float">
            <text:p>676154</text:p>
          </table:table-cell>
          <table:table-cell office:value-type="float" office:value="672421" calcext:value-type="float">
            <text:p>672421</text:p>
          </table:table-cell>
          <table:table-cell office:value-type="float" office:value="687029" calcext:value-type="float">
            <text:p>687029</text:p>
          </table:table-cell>
          <table:table-cell office:value-type="float" office:value="664637" calcext:value-type="float">
            <text:p>664637</text:p>
          </table:table-cell>
          <table:table-cell office:value-type="float" office:value="672188" calcext:value-type="float">
            <text:p>672188</text:p>
          </table:table-cell>
          <table:table-cell office:value-type="float" office:value="679585" calcext:value-type="float">
            <text:p>679585</text:p>
          </table:table-cell>
          <table:table-cell office:value-type="float" office:value="668002" calcext:value-type="float">
            <text:p>668002</text:p>
          </table:table-cell>
          <table:table-cell office:value-type="float" office:value="685084" calcext:value-type="float">
            <text:p>685084</text:p>
          </table:table-cell>
          <table:table-cell office:value-type="float" office:value="682376" calcext:value-type="float">
            <text:p>682376</text:p>
          </table:table-cell>
          <table:table-cell office:value-type="float" office:value="677318" calcext:value-type="float">
            <text:p>677318</text:p>
          </table:table-cell>
          <table:table-cell office:value-type="float" office:value="684477" calcext:value-type="float">
            <text:p>684477</text:p>
          </table:table-cell>
          <table:table-cell office:value-type="float" office:value="671523" calcext:value-type="float">
            <text:p>671523</text:p>
          </table:table-cell>
          <table:table-cell office:value-type="float" office:value="699990" calcext:value-type="float">
            <text:p>699990</text:p>
          </table:table-cell>
          <table:table-cell office:value-type="float" office:value="690750" calcext:value-type="float">
            <text:p>690750</text:p>
          </table:table-cell>
          <table:table-cell office:value-type="float" office:value="658425" calcext:value-type="float">
            <text:p>658425</text:p>
          </table:table-cell>
          <table:table-cell office:value-type="float" office:value="664753" calcext:value-type="float">
            <text:p>664753</text:p>
          </table:table-cell>
          <table:table-cell office:value-type="float" office:value="659508" calcext:value-type="float">
            <text:p>659508</text:p>
          </table:table-cell>
          <table:table-cell office:value-type="float" office:value="659707" calcext:value-type="float">
            <text:p>659707</text:p>
          </table:table-cell>
          <table:table-cell office:value-type="float" office:value="673391" calcext:value-type="float">
            <text:p>673391</text:p>
          </table:table-cell>
          <table:table-cell office:value-type="float" office:value="696840" calcext:value-type="float">
            <text:p>696840</text:p>
          </table:table-cell>
          <table:table-cell office:value-type="float" office:value="20396199" calcext:value-type="float">
            <text:p>20396199</text:p>
          </table:table-cell>
          <table:table-cell office:value-type="string" calcext:value-type="string">
            <text:p>OK</text:p>
          </table:table-cell>
          <table:table-cell office:value-type="float" office:value="402489699" calcext:value-type="float">
            <text:p>402489699</text:p>
          </table:table-cell>
          <table:table-cell office:value-type="float" office:value="402449700" calcext:value-type="float">
            <text:p>402449700</text:p>
          </table:table-cell>
          <table:table-cell table:number-columns-repeated="2" office:value-type="float" office:value="804899400" calcext:value-type="float">
            <text:p>804899400</text:p>
          </table:table-cell>
        </table:table-row>
        <table:table-row table:style-name="ro1">
          <table:table-cell table:formula="of:=MAX([.N8:.AQ8])" office:value-type="float" office:value="704889" calcext:value-type="float">
            <text:p>704889</text:p>
          </table:table-cell>
          <table:table-cell table:formula="of:=MIN([.N8:.AQ8])" office:value-type="float" office:value="641384" calcext:value-type="float">
            <text:p>641384</text:p>
          </table:table-cell>
          <table:table-cell table:formula="of:=ABS([.A8]-[.B8])" office:value-type="float" office:value="63505" calcext:value-type="float">
            <text:p>63505</text:p>
          </table:table-cell>
          <table:table-cell table:formula="of:=[.K8]" office:value-type="float" office:value="641384" calcext:value-type="float">
            <text:p>6413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41384" calcext:value-type="float">
            <text:p>641384</text:p>
          </table:table-cell>
          <table:table-cell office:value-type="float" office:value="680997" calcext:value-type="float">
            <text:p>680997</text:p>
          </table:table-cell>
          <table:table-cell office:value-type="float" office:value="641384" calcext:value-type="float">
            <text:p>641384</text:p>
          </table:table-cell>
          <table:table-cell office:value-type="float" office:value="699948" calcext:value-type="float">
            <text:p>699948</text:p>
          </table:table-cell>
          <table:table-cell office:value-type="float" office:value="678196" calcext:value-type="float">
            <text:p>678196</text:p>
          </table:table-cell>
          <table:table-cell office:value-type="float" office:value="689231" calcext:value-type="float">
            <text:p>689231</text:p>
          </table:table-cell>
          <table:table-cell office:value-type="float" office:value="700140" calcext:value-type="float">
            <text:p>700140</text:p>
          </table:table-cell>
          <table:table-cell office:value-type="float" office:value="679405" calcext:value-type="float">
            <text:p>679405</text:p>
          </table:table-cell>
          <table:table-cell office:value-type="float" office:value="676467" calcext:value-type="float">
            <text:p>676467</text:p>
          </table:table-cell>
          <table:table-cell office:value-type="float" office:value="690686" calcext:value-type="float">
            <text:p>690686</text:p>
          </table:table-cell>
          <table:table-cell office:value-type="float" office:value="674213" calcext:value-type="float">
            <text:p>674213</text:p>
          </table:table-cell>
          <table:table-cell office:value-type="float" office:value="669128" calcext:value-type="float">
            <text:p>669128</text:p>
          </table:table-cell>
          <table:table-cell office:value-type="float" office:value="667257" calcext:value-type="float">
            <text:p>667257</text:p>
          </table:table-cell>
          <table:table-cell office:value-type="float" office:value="663453" calcext:value-type="float">
            <text:p>663453</text:p>
          </table:table-cell>
          <table:table-cell office:value-type="float" office:value="679891" calcext:value-type="float">
            <text:p>679891</text:p>
          </table:table-cell>
          <table:table-cell office:value-type="float" office:value="681795" calcext:value-type="float">
            <text:p>681795</text:p>
          </table:table-cell>
          <table:table-cell office:value-type="float" office:value="690025" calcext:value-type="float">
            <text:p>690025</text:p>
          </table:table-cell>
          <table:table-cell office:value-type="float" office:value="703539" calcext:value-type="float">
            <text:p>703539</text:p>
          </table:table-cell>
          <table:table-cell office:value-type="float" office:value="675139" calcext:value-type="float">
            <text:p>675139</text:p>
          </table:table-cell>
          <table:table-cell office:value-type="float" office:value="690261" calcext:value-type="float">
            <text:p>690261</text:p>
          </table:table-cell>
          <table:table-cell office:value-type="float" office:value="699634" calcext:value-type="float">
            <text:p>699634</text:p>
          </table:table-cell>
          <table:table-cell office:value-type="float" office:value="697146" calcext:value-type="float">
            <text:p>697146</text:p>
          </table:table-cell>
          <table:table-cell office:value-type="float" office:value="694776" calcext:value-type="float">
            <text:p>694776</text:p>
          </table:table-cell>
          <table:table-cell office:value-type="float" office:value="675855" calcext:value-type="float">
            <text:p>675855</text:p>
          </table:table-cell>
          <table:table-cell office:value-type="float" office:value="669459" calcext:value-type="float">
            <text:p>669459</text:p>
          </table:table-cell>
          <table:table-cell office:value-type="float" office:value="653582" calcext:value-type="float">
            <text:p>653582</text:p>
          </table:table-cell>
          <table:table-cell office:value-type="float" office:value="676281" calcext:value-type="float">
            <text:p>676281</text:p>
          </table:table-cell>
          <table:table-cell office:value-type="float" office:value="686909" calcext:value-type="float">
            <text:p>686909</text:p>
          </table:table-cell>
          <table:table-cell office:value-type="float" office:value="704889" calcext:value-type="float">
            <text:p>704889</text:p>
          </table:table-cell>
          <table:table-cell office:value-type="float" office:value="679969" calcext:value-type="float">
            <text:p>679969</text:p>
          </table:table-cell>
          <table:table-cell office:value-type="float" office:value="663108" calcext:value-type="float">
            <text:p>663108</text:p>
          </table:table-cell>
          <table:table-cell office:value-type="float" office:value="678164" calcext:value-type="float">
            <text:p>678164</text:p>
          </table:table-cell>
          <table:table-cell office:value-type="float" office:value="20429930" calcext:value-type="float">
            <text:p>20429930</text:p>
          </table:table-cell>
          <table:table-cell office:value-type="string" calcext:value-type="string">
            <text:p>OK</text:p>
          </table:table-cell>
          <table:table-cell office:value-type="float" office:value="400122695" calcext:value-type="float">
            <text:p>400122695</text:p>
          </table:table-cell>
          <table:table-cell office:value-type="float" office:value="400082696" calcext:value-type="float">
            <text:p>400082696</text:p>
          </table:table-cell>
          <table:table-cell table:number-columns-repeated="2" office:value-type="float" office:value="800165392" calcext:value-type="float">
            <text:p>800165392</text:p>
          </table:table-cell>
        </table:table-row>
        <table:table-row table:style-name="ro1">
          <table:table-cell table:formula="of:=MAX([.N9:.AQ9])" office:value-type="float" office:value="690219" calcext:value-type="float">
            <text:p>690219</text:p>
          </table:table-cell>
          <table:table-cell table:formula="of:=MIN([.N9:.AQ9])" office:value-type="float" office:value="650072" calcext:value-type="float">
            <text:p>650072</text:p>
          </table:table-cell>
          <table:table-cell table:formula="of:=ABS([.A9]-[.B9])" office:value-type="float" office:value="40147" calcext:value-type="float">
            <text:p>40147</text:p>
          </table:table-cell>
          <table:table-cell table:formula="of:=[.K9]" office:value-type="float" office:value="669964" calcext:value-type="float">
            <text:p>6699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8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9964" calcext:value-type="float">
            <text:p>669964</text:p>
          </table:table-cell>
          <table:table-cell office:value-type="float" office:value="650072" calcext:value-type="float">
            <text:p>650072</text:p>
          </table:table-cell>
          <table:table-cell office:value-type="float" office:value="662275" calcext:value-type="float">
            <text:p>662275</text:p>
          </table:table-cell>
          <table:table-cell office:value-type="float" office:value="669964" calcext:value-type="float">
            <text:p>669964</text:p>
          </table:table-cell>
          <table:table-cell office:value-type="float" office:value="661069" calcext:value-type="float">
            <text:p>661069</text:p>
          </table:table-cell>
          <table:table-cell office:value-type="float" office:value="650072" calcext:value-type="float">
            <text:p>650072</text:p>
          </table:table-cell>
          <table:table-cell office:value-type="float" office:value="657784" calcext:value-type="float">
            <text:p>657784</text:p>
          </table:table-cell>
          <table:table-cell office:value-type="float" office:value="663410" calcext:value-type="float">
            <text:p>663410</text:p>
          </table:table-cell>
          <table:table-cell office:value-type="float" office:value="676328" calcext:value-type="float">
            <text:p>676328</text:p>
          </table:table-cell>
          <table:table-cell office:value-type="float" office:value="652536" calcext:value-type="float">
            <text:p>652536</text:p>
          </table:table-cell>
          <table:table-cell office:value-type="float" office:value="654743" calcext:value-type="float">
            <text:p>654743</text:p>
          </table:table-cell>
          <table:table-cell office:value-type="float" office:value="660915" calcext:value-type="float">
            <text:p>660915</text:p>
          </table:table-cell>
          <table:table-cell office:value-type="float" office:value="662503" calcext:value-type="float">
            <text:p>662503</text:p>
          </table:table-cell>
          <table:table-cell office:value-type="float" office:value="661995" calcext:value-type="float">
            <text:p>661995</text:p>
          </table:table-cell>
          <table:table-cell office:value-type="float" office:value="672726" calcext:value-type="float">
            <text:p>672726</text:p>
          </table:table-cell>
          <table:table-cell office:value-type="float" office:value="660865" calcext:value-type="float">
            <text:p>660865</text:p>
          </table:table-cell>
          <table:table-cell office:value-type="float" office:value="651202" calcext:value-type="float">
            <text:p>651202</text:p>
          </table:table-cell>
          <table:table-cell office:value-type="float" office:value="666063" calcext:value-type="float">
            <text:p>666063</text:p>
          </table:table-cell>
          <table:table-cell office:value-type="float" office:value="666104" calcext:value-type="float">
            <text:p>666104</text:p>
          </table:table-cell>
          <table:table-cell office:value-type="float" office:value="661373" calcext:value-type="float">
            <text:p>661373</text:p>
          </table:table-cell>
          <table:table-cell office:value-type="float" office:value="650710" calcext:value-type="float">
            <text:p>650710</text:p>
          </table:table-cell>
          <table:table-cell office:value-type="float" office:value="677987" calcext:value-type="float">
            <text:p>677987</text:p>
          </table:table-cell>
          <table:table-cell office:value-type="float" office:value="680410" calcext:value-type="float">
            <text:p>680410</text:p>
          </table:table-cell>
          <table:table-cell office:value-type="float" office:value="652536" calcext:value-type="float">
            <text:p>652536</text:p>
          </table:table-cell>
          <table:table-cell office:value-type="float" office:value="652283" calcext:value-type="float">
            <text:p>652283</text:p>
          </table:table-cell>
          <table:table-cell office:value-type="float" office:value="655089" calcext:value-type="float">
            <text:p>655089</text:p>
          </table:table-cell>
          <table:table-cell office:value-type="float" office:value="678777" calcext:value-type="float">
            <text:p>678777</text:p>
          </table:table-cell>
          <table:table-cell office:value-type="float" office:value="654314" calcext:value-type="float">
            <text:p>654314</text:p>
          </table:table-cell>
          <table:table-cell office:value-type="float" office:value="659393" calcext:value-type="float">
            <text:p>659393</text:p>
          </table:table-cell>
          <table:table-cell office:value-type="float" office:value="660266" calcext:value-type="float">
            <text:p>660266</text:p>
          </table:table-cell>
          <table:table-cell office:value-type="float" office:value="690219" calcext:value-type="float">
            <text:p>690219</text:p>
          </table:table-cell>
          <table:table-cell office:value-type="float" office:value="654861" calcext:value-type="float">
            <text:p>654861</text:p>
          </table:table-cell>
          <table:table-cell office:value-type="float" office:value="651771" calcext:value-type="float">
            <text:p>651771</text:p>
          </table:table-cell>
          <table:table-cell office:value-type="float" office:value="19868268" calcext:value-type="float">
            <text:p>19868268</text:p>
          </table:table-cell>
          <table:table-cell office:value-type="string" calcext:value-type="string">
            <text:p>OK</text:p>
          </table:table-cell>
          <table:table-cell office:value-type="float" office:value="398485560" calcext:value-type="float">
            <text:p>398485560</text:p>
          </table:table-cell>
          <table:table-cell office:value-type="float" office:value="398445561" calcext:value-type="float">
            <text:p>398445561</text:p>
          </table:table-cell>
          <table:table-cell table:number-columns-repeated="2" office:value-type="float" office:value="796891122" calcext:value-type="float">
            <text:p>796891122</text:p>
          </table:table-cell>
        </table:table-row>
        <table:table-row table:style-name="ro1">
          <table:table-cell table:formula="of:=MAX([.N10:.AQ10])" office:value-type="float" office:value="717159" calcext:value-type="float">
            <text:p>717159</text:p>
          </table:table-cell>
          <table:table-cell table:formula="of:=MIN([.N10:.AQ10])" office:value-type="float" office:value="648777" calcext:value-type="float">
            <text:p>648777</text:p>
          </table:table-cell>
          <table:table-cell table:formula="of:=ABS([.A10]-[.B10])" office:value-type="float" office:value="68382" calcext:value-type="float">
            <text:p>68382</text:p>
          </table:table-cell>
          <table:table-cell table:formula="of:=[.K10]" office:value-type="float" office:value="648777" calcext:value-type="float">
            <text:p>6487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9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48777" calcext:value-type="float">
            <text:p>648777</text:p>
          </table:table-cell>
          <table:table-cell office:value-type="float" office:value="677425" calcext:value-type="float">
            <text:p>677425</text:p>
          </table:table-cell>
          <table:table-cell office:value-type="float" office:value="648777" calcext:value-type="float">
            <text:p>648777</text:p>
          </table:table-cell>
          <table:table-cell office:value-type="float" office:value="657591" calcext:value-type="float">
            <text:p>657591</text:p>
          </table:table-cell>
          <table:table-cell office:value-type="float" office:value="658651" calcext:value-type="float">
            <text:p>658651</text:p>
          </table:table-cell>
          <table:table-cell office:value-type="float" office:value="666705" calcext:value-type="float">
            <text:p>666705</text:p>
          </table:table-cell>
          <table:table-cell office:value-type="float" office:value="657623" calcext:value-type="float">
            <text:p>657623</text:p>
          </table:table-cell>
          <table:table-cell office:value-type="float" office:value="659926" calcext:value-type="float">
            <text:p>659926</text:p>
          </table:table-cell>
          <table:table-cell office:value-type="float" office:value="654346" calcext:value-type="float">
            <text:p>654346</text:p>
          </table:table-cell>
          <table:table-cell office:value-type="float" office:value="664835" calcext:value-type="float">
            <text:p>664835</text:p>
          </table:table-cell>
          <table:table-cell office:value-type="float" office:value="670491" calcext:value-type="float">
            <text:p>670491</text:p>
          </table:table-cell>
          <table:table-cell office:value-type="float" office:value="700847" calcext:value-type="float">
            <text:p>700847</text:p>
          </table:table-cell>
          <table:table-cell office:value-type="float" office:value="705564" calcext:value-type="float">
            <text:p>705564</text:p>
          </table:table-cell>
          <table:table-cell office:value-type="float" office:value="703643" calcext:value-type="float">
            <text:p>703643</text:p>
          </table:table-cell>
          <table:table-cell office:value-type="float" office:value="677027" calcext:value-type="float">
            <text:p>677027</text:p>
          </table:table-cell>
          <table:table-cell office:value-type="float" office:value="654857" calcext:value-type="float">
            <text:p>654857</text:p>
          </table:table-cell>
          <table:table-cell office:value-type="float" office:value="683164" calcext:value-type="float">
            <text:p>683164</text:p>
          </table:table-cell>
          <table:table-cell office:value-type="float" office:value="684139" calcext:value-type="float">
            <text:p>684139</text:p>
          </table:table-cell>
          <table:table-cell office:value-type="float" office:value="660319" calcext:value-type="float">
            <text:p>660319</text:p>
          </table:table-cell>
          <table:table-cell office:value-type="float" office:value="658359" calcext:value-type="float">
            <text:p>658359</text:p>
          </table:table-cell>
          <table:table-cell office:value-type="float" office:value="669834" calcext:value-type="float">
            <text:p>669834</text:p>
          </table:table-cell>
          <table:table-cell office:value-type="float" office:value="655756" calcext:value-type="float">
            <text:p>655756</text:p>
          </table:table-cell>
          <table:table-cell office:value-type="float" office:value="695395" calcext:value-type="float">
            <text:p>695395</text:p>
          </table:table-cell>
          <table:table-cell office:value-type="float" office:value="682472" calcext:value-type="float">
            <text:p>682472</text:p>
          </table:table-cell>
          <table:table-cell office:value-type="float" office:value="677201" calcext:value-type="float">
            <text:p>677201</text:p>
          </table:table-cell>
          <table:table-cell office:value-type="float" office:value="717159" calcext:value-type="float">
            <text:p>717159</text:p>
          </table:table-cell>
          <table:table-cell office:value-type="float" office:value="694802" calcext:value-type="float">
            <text:p>694802</text:p>
          </table:table-cell>
          <table:table-cell office:value-type="float" office:value="689811" calcext:value-type="float">
            <text:p>689811</text:p>
          </table:table-cell>
          <table:table-cell office:value-type="float" office:value="709728" calcext:value-type="float">
            <text:p>709728</text:p>
          </table:table-cell>
          <table:table-cell office:value-type="float" office:value="693990" calcext:value-type="float">
            <text:p>693990</text:p>
          </table:table-cell>
          <table:table-cell office:value-type="float" office:value="682687" calcext:value-type="float">
            <text:p>682687</text:p>
          </table:table-cell>
          <table:table-cell office:value-type="float" office:value="687065" calcext:value-type="float">
            <text:p>687065</text:p>
          </table:table-cell>
          <table:table-cell office:value-type="float" office:value="20322764" calcext:value-type="float">
            <text:p>20322764</text:p>
          </table:table-cell>
          <table:table-cell office:value-type="string" calcext:value-type="string">
            <text:p>OK</text:p>
          </table:table-cell>
          <table:table-cell office:value-type="float" office:value="398492696" calcext:value-type="float">
            <text:p>398492696</text:p>
          </table:table-cell>
          <table:table-cell office:value-type="float" office:value="398452697" calcext:value-type="float">
            <text:p>398452697</text:p>
          </table:table-cell>
          <table:table-cell table:number-columns-repeated="2" office:value-type="float" office:value="796905394" calcext:value-type="float">
            <text:p>796905394</text:p>
          </table:table-cell>
        </table:table-row>
        <table:table-row table:style-name="ro1">
          <table:table-cell table:formula="of:=MAX([.N11:.AQ11])" office:value-type="float" office:value="706351" calcext:value-type="float">
            <text:p>706351</text:p>
          </table:table-cell>
          <table:table-cell table:formula="of:=MIN([.N11:.AQ11])" office:value-type="float" office:value="660969" calcext:value-type="float">
            <text:p>660969</text:p>
          </table:table-cell>
          <table:table-cell table:formula="of:=ABS([.A11]-[.B11])" office:value-type="float" office:value="45382" calcext:value-type="float">
            <text:p>45382</text:p>
          </table:table-cell>
          <table:table-cell table:formula="of:=[.K11]" office:value-type="float" office:value="667890" calcext:value-type="float">
            <text:p>6678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0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7890" calcext:value-type="float">
            <text:p>667890</text:p>
          </table:table-cell>
          <table:table-cell office:value-type="float" office:value="660969" calcext:value-type="float">
            <text:p>660969</text:p>
          </table:table-cell>
          <table:table-cell office:value-type="float" office:value="680082" calcext:value-type="float">
            <text:p>680082</text:p>
          </table:table-cell>
          <table:table-cell office:value-type="float" office:value="667890" calcext:value-type="float">
            <text:p>667890</text:p>
          </table:table-cell>
          <table:table-cell office:value-type="float" office:value="699900" calcext:value-type="float">
            <text:p>699900</text:p>
          </table:table-cell>
          <table:table-cell office:value-type="float" office:value="704233" calcext:value-type="float">
            <text:p>704233</text:p>
          </table:table-cell>
          <table:table-cell office:value-type="float" office:value="687648" calcext:value-type="float">
            <text:p>687648</text:p>
          </table:table-cell>
          <table:table-cell office:value-type="float" office:value="668667" calcext:value-type="float">
            <text:p>668667</text:p>
          </table:table-cell>
          <table:table-cell office:value-type="float" office:value="666826" calcext:value-type="float">
            <text:p>666826</text:p>
          </table:table-cell>
          <table:table-cell office:value-type="float" office:value="667829" calcext:value-type="float">
            <text:p>667829</text:p>
          </table:table-cell>
          <table:table-cell office:value-type="float" office:value="664989" calcext:value-type="float">
            <text:p>664989</text:p>
          </table:table-cell>
          <table:table-cell office:value-type="float" office:value="663518" calcext:value-type="float">
            <text:p>663518</text:p>
          </table:table-cell>
          <table:table-cell office:value-type="float" office:value="660969" calcext:value-type="float">
            <text:p>660969</text:p>
          </table:table-cell>
          <table:table-cell office:value-type="float" office:value="675168" calcext:value-type="float">
            <text:p>675168</text:p>
          </table:table-cell>
          <table:table-cell office:value-type="float" office:value="664262" calcext:value-type="float">
            <text:p>664262</text:p>
          </table:table-cell>
          <table:table-cell office:value-type="float" office:value="661060" calcext:value-type="float">
            <text:p>661060</text:p>
          </table:table-cell>
          <table:table-cell office:value-type="float" office:value="664167" calcext:value-type="float">
            <text:p>664167</text:p>
          </table:table-cell>
          <table:table-cell office:value-type="float" office:value="665255" calcext:value-type="float">
            <text:p>665255</text:p>
          </table:table-cell>
          <table:table-cell office:value-type="float" office:value="666345" calcext:value-type="float">
            <text:p>666345</text:p>
          </table:table-cell>
          <table:table-cell office:value-type="float" office:value="686132" calcext:value-type="float">
            <text:p>686132</text:p>
          </table:table-cell>
          <table:table-cell office:value-type="float" office:value="696319" calcext:value-type="float">
            <text:p>696319</text:p>
          </table:table-cell>
          <table:table-cell office:value-type="float" office:value="706351" calcext:value-type="float">
            <text:p>706351</text:p>
          </table:table-cell>
          <table:table-cell office:value-type="float" office:value="700433" calcext:value-type="float">
            <text:p>700433</text:p>
          </table:table-cell>
          <table:table-cell office:value-type="float" office:value="678862" calcext:value-type="float">
            <text:p>678862</text:p>
          </table:table-cell>
          <table:table-cell office:value-type="float" office:value="683580" calcext:value-type="float">
            <text:p>683580</text:p>
          </table:table-cell>
          <table:table-cell office:value-type="float" office:value="688685" calcext:value-type="float">
            <text:p>688685</text:p>
          </table:table-cell>
          <table:table-cell office:value-type="float" office:value="695776" calcext:value-type="float">
            <text:p>695776</text:p>
          </table:table-cell>
          <table:table-cell office:value-type="float" office:value="683711" calcext:value-type="float">
            <text:p>683711</text:p>
          </table:table-cell>
          <table:table-cell office:value-type="float" office:value="685314" calcext:value-type="float">
            <text:p>685314</text:p>
          </table:table-cell>
          <table:table-cell office:value-type="float" office:value="689713" calcext:value-type="float">
            <text:p>689713</text:p>
          </table:table-cell>
          <table:table-cell office:value-type="float" office:value="684765" calcext:value-type="float">
            <text:p>684765</text:p>
          </table:table-cell>
          <table:table-cell office:value-type="float" office:value="689694" calcext:value-type="float">
            <text:p>689694</text:p>
          </table:table-cell>
          <table:table-cell office:value-type="float" office:value="684406" calcext:value-type="float">
            <text:p>684406</text:p>
          </table:table-cell>
          <table:table-cell office:value-type="float" office:value="20402467" calcext:value-type="float">
            <text:p>20402467</text:p>
          </table:table-cell>
          <table:table-cell office:value-type="string" calcext:value-type="string">
            <text:p>OK</text:p>
          </table:table-cell>
          <table:table-cell office:value-type="float" office:value="398489022" calcext:value-type="float">
            <text:p>398489022</text:p>
          </table:table-cell>
          <table:table-cell office:value-type="float" office:value="398449023" calcext:value-type="float">
            <text:p>398449023</text:p>
          </table:table-cell>
          <table:table-cell table:number-columns-repeated="2" office:value-type="float" office:value="796898046" calcext:value-type="float">
            <text:p>796898046</text:p>
          </table:table-cell>
        </table:table-row>
        <table:table-row table:style-name="ro1">
          <table:table-cell table:formula="of:=MAX([.N12:.AQ12])" office:value-type="float" office:value="694042" calcext:value-type="float">
            <text:p>694042</text:p>
          </table:table-cell>
          <table:table-cell table:formula="of:=MIN([.N12:.AQ12])" office:value-type="float" office:value="652029" calcext:value-type="float">
            <text:p>652029</text:p>
          </table:table-cell>
          <table:table-cell table:formula="of:=ABS([.A12]-[.B12])" office:value-type="float" office:value="42013" calcext:value-type="float">
            <text:p>42013</text:p>
          </table:table-cell>
          <table:table-cell table:formula="of:=[.K12]" office:value-type="float" office:value="662333" calcext:value-type="float">
            <text:p>662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1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2333" calcext:value-type="float">
            <text:p>662333</text:p>
          </table:table-cell>
          <table:table-cell office:value-type="float" office:value="652029" calcext:value-type="float">
            <text:p>652029</text:p>
          </table:table-cell>
          <table:table-cell office:value-type="float" office:value="659168" calcext:value-type="float">
            <text:p>659168</text:p>
          </table:table-cell>
          <table:table-cell office:value-type="float" office:value="662333" calcext:value-type="float">
            <text:p>662333</text:p>
          </table:table-cell>
          <table:table-cell office:value-type="float" office:value="694042" calcext:value-type="float">
            <text:p>694042</text:p>
          </table:table-cell>
          <table:table-cell office:value-type="float" office:value="679531" calcext:value-type="float">
            <text:p>679531</text:p>
          </table:table-cell>
          <table:table-cell office:value-type="float" office:value="656928" calcext:value-type="float">
            <text:p>656928</text:p>
          </table:table-cell>
          <table:table-cell office:value-type="float" office:value="656418" calcext:value-type="float">
            <text:p>656418</text:p>
          </table:table-cell>
          <table:table-cell office:value-type="float" office:value="658251" calcext:value-type="float">
            <text:p>658251</text:p>
          </table:table-cell>
          <table:table-cell office:value-type="float" office:value="654121" calcext:value-type="float">
            <text:p>654121</text:p>
          </table:table-cell>
          <table:table-cell office:value-type="float" office:value="657317" calcext:value-type="float">
            <text:p>657317</text:p>
          </table:table-cell>
          <table:table-cell office:value-type="float" office:value="655084" calcext:value-type="float">
            <text:p>655084</text:p>
          </table:table-cell>
          <table:table-cell office:value-type="float" office:value="659013" calcext:value-type="float">
            <text:p>659013</text:p>
          </table:table-cell>
          <table:table-cell office:value-type="float" office:value="660031" calcext:value-type="float">
            <text:p>660031</text:p>
          </table:table-cell>
          <table:table-cell office:value-type="float" office:value="656262" calcext:value-type="float">
            <text:p>656262</text:p>
          </table:table-cell>
          <table:table-cell office:value-type="float" office:value="655315" calcext:value-type="float">
            <text:p>655315</text:p>
          </table:table-cell>
          <table:table-cell office:value-type="float" office:value="662158" calcext:value-type="float">
            <text:p>662158</text:p>
          </table:table-cell>
          <table:table-cell office:value-type="float" office:value="652247" calcext:value-type="float">
            <text:p>652247</text:p>
          </table:table-cell>
          <table:table-cell office:value-type="float" office:value="676913" calcext:value-type="float">
            <text:p>676913</text:p>
          </table:table-cell>
          <table:table-cell office:value-type="float" office:value="653795" calcext:value-type="float">
            <text:p>653795</text:p>
          </table:table-cell>
          <table:table-cell office:value-type="float" office:value="656358" calcext:value-type="float">
            <text:p>656358</text:p>
          </table:table-cell>
          <table:table-cell office:value-type="float" office:value="658687" calcext:value-type="float">
            <text:p>658687</text:p>
          </table:table-cell>
          <table:table-cell office:value-type="float" office:value="653160" calcext:value-type="float">
            <text:p>653160</text:p>
          </table:table-cell>
          <table:table-cell office:value-type="float" office:value="654459" calcext:value-type="float">
            <text:p>654459</text:p>
          </table:table-cell>
          <table:table-cell office:value-type="float" office:value="652029" calcext:value-type="float">
            <text:p>652029</text:p>
          </table:table-cell>
          <table:table-cell office:value-type="float" office:value="657619" calcext:value-type="float">
            <text:p>657619</text:p>
          </table:table-cell>
          <table:table-cell office:value-type="float" office:value="655884" calcext:value-type="float">
            <text:p>655884</text:p>
          </table:table-cell>
          <table:table-cell office:value-type="float" office:value="662908" calcext:value-type="float">
            <text:p>662908</text:p>
          </table:table-cell>
          <table:table-cell office:value-type="float" office:value="655379" calcext:value-type="float">
            <text:p>655379</text:p>
          </table:table-cell>
          <table:table-cell office:value-type="float" office:value="657222" calcext:value-type="float">
            <text:p>657222</text:p>
          </table:table-cell>
          <table:table-cell office:value-type="float" office:value="653826" calcext:value-type="float">
            <text:p>653826</text:p>
          </table:table-cell>
          <table:table-cell office:value-type="float" office:value="655715" calcext:value-type="float">
            <text:p>655715</text:p>
          </table:table-cell>
          <table:table-cell office:value-type="float" office:value="652056" calcext:value-type="float">
            <text:p>652056</text:p>
          </table:table-cell>
          <table:table-cell office:value-type="float" office:value="19775061" calcext:value-type="float">
            <text:p>19775061</text:p>
          </table:table-cell>
          <table:table-cell office:value-type="string" calcext:value-type="string">
            <text:p>OK</text:p>
          </table:table-cell>
          <table:table-cell office:value-type="float" office:value="400561401" calcext:value-type="float">
            <text:p>400561401</text:p>
          </table:table-cell>
          <table:table-cell office:value-type="float" office:value="400521402" calcext:value-type="float">
            <text:p>400521402</text:p>
          </table:table-cell>
          <table:table-cell table:number-columns-repeated="2" office:value-type="float" office:value="801042804" calcext:value-type="float">
            <text:p>801042804</text:p>
          </table:table-cell>
        </table:table-row>
        <table:table-row table:style-name="ro1">
          <table:table-cell table:formula="of:=MAX([.N13:.AQ13])" office:value-type="float" office:value="675051" calcext:value-type="float">
            <text:p>675051</text:p>
          </table:table-cell>
          <table:table-cell table:formula="of:=MIN([.N13:.AQ13])" office:value-type="float" office:value="651530" calcext:value-type="float">
            <text:p>651530</text:p>
          </table:table-cell>
          <table:table-cell table:formula="of:=ABS([.A13]-[.B13])" office:value-type="float" office:value="23521" calcext:value-type="float">
            <text:p>23521</text:p>
          </table:table-cell>
          <table:table-cell table:formula="of:=[.K13]" office:value-type="float" office:value="651530" calcext:value-type="float">
            <text:p>6515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2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51530" calcext:value-type="float">
            <text:p>651530</text:p>
          </table:table-cell>
          <table:table-cell office:value-type="float" office:value="665644" calcext:value-type="float">
            <text:p>665644</text:p>
          </table:table-cell>
          <table:table-cell office:value-type="float" office:value="651530" calcext:value-type="float">
            <text:p>651530</text:p>
          </table:table-cell>
          <table:table-cell office:value-type="float" office:value="665786" calcext:value-type="float">
            <text:p>665786</text:p>
          </table:table-cell>
          <table:table-cell office:value-type="float" office:value="661366" calcext:value-type="float">
            <text:p>661366</text:p>
          </table:table-cell>
          <table:table-cell office:value-type="float" office:value="667319" calcext:value-type="float">
            <text:p>667319</text:p>
          </table:table-cell>
          <table:table-cell office:value-type="float" office:value="662671" calcext:value-type="float">
            <text:p>662671</text:p>
          </table:table-cell>
          <table:table-cell office:value-type="float" office:value="663917" calcext:value-type="float">
            <text:p>663917</text:p>
          </table:table-cell>
          <table:table-cell office:value-type="float" office:value="663011" calcext:value-type="float">
            <text:p>663011</text:p>
          </table:table-cell>
          <table:table-cell office:value-type="float" office:value="664821" calcext:value-type="float">
            <text:p>664821</text:p>
          </table:table-cell>
          <table:table-cell office:value-type="float" office:value="660618" calcext:value-type="float">
            <text:p>660618</text:p>
          </table:table-cell>
          <table:table-cell office:value-type="float" office:value="674820" calcext:value-type="float">
            <text:p>674820</text:p>
          </table:table-cell>
          <table:table-cell office:value-type="float" office:value="673570" calcext:value-type="float">
            <text:p>673570</text:p>
          </table:table-cell>
          <table:table-cell office:value-type="float" office:value="675051" calcext:value-type="float">
            <text:p>675051</text:p>
          </table:table-cell>
          <table:table-cell office:value-type="float" office:value="670997" calcext:value-type="float">
            <text:p>670997</text:p>
          </table:table-cell>
          <table:table-cell office:value-type="float" office:value="672095" calcext:value-type="float">
            <text:p>672095</text:p>
          </table:table-cell>
          <table:table-cell office:value-type="float" office:value="672405" calcext:value-type="float">
            <text:p>672405</text:p>
          </table:table-cell>
          <table:table-cell office:value-type="float" office:value="670961" calcext:value-type="float">
            <text:p>670961</text:p>
          </table:table-cell>
          <table:table-cell office:value-type="float" office:value="667756" calcext:value-type="float">
            <text:p>667756</text:p>
          </table:table-cell>
          <table:table-cell office:value-type="float" office:value="667195" calcext:value-type="float">
            <text:p>667195</text:p>
          </table:table-cell>
          <table:table-cell office:value-type="float" office:value="663929" calcext:value-type="float">
            <text:p>663929</text:p>
          </table:table-cell>
          <table:table-cell office:value-type="float" office:value="663938" calcext:value-type="float">
            <text:p>663938</text:p>
          </table:table-cell>
          <table:table-cell office:value-type="float" office:value="661358" calcext:value-type="float">
            <text:p>661358</text:p>
          </table:table-cell>
          <table:table-cell office:value-type="float" office:value="665018" calcext:value-type="float">
            <text:p>665018</text:p>
          </table:table-cell>
          <table:table-cell office:value-type="float" office:value="666190" calcext:value-type="float">
            <text:p>666190</text:p>
          </table:table-cell>
          <table:table-cell office:value-type="float" office:value="662284" calcext:value-type="float">
            <text:p>662284</text:p>
          </table:table-cell>
          <table:table-cell office:value-type="float" office:value="663454" calcext:value-type="float">
            <text:p>663454</text:p>
          </table:table-cell>
          <table:table-cell office:value-type="float" office:value="668485" calcext:value-type="float">
            <text:p>668485</text:p>
          </table:table-cell>
          <table:table-cell office:value-type="float" office:value="662771" calcext:value-type="float">
            <text:p>662771</text:p>
          </table:table-cell>
          <table:table-cell office:value-type="float" office:value="662722" calcext:value-type="float">
            <text:p>662722</text:p>
          </table:table-cell>
          <table:table-cell office:value-type="float" office:value="662047" calcext:value-type="float">
            <text:p>662047</text:p>
          </table:table-cell>
          <table:table-cell office:value-type="float" office:value="661240" calcext:value-type="float">
            <text:p>661240</text:p>
          </table:table-cell>
          <table:table-cell office:value-type="float" office:value="19969325" calcext:value-type="float">
            <text:p>19969325</text:p>
          </table:table-cell>
          <table:table-cell office:value-type="string" calcext:value-type="string">
            <text:p>OK</text:p>
          </table:table-cell>
          <table:table-cell office:value-type="float" office:value="400496997" calcext:value-type="float">
            <text:p>400496997</text:p>
          </table:table-cell>
          <table:table-cell office:value-type="float" office:value="400456998" calcext:value-type="float">
            <text:p>400456998</text:p>
          </table:table-cell>
          <table:table-cell table:number-columns-repeated="2" office:value-type="float" office:value="800913996" calcext:value-type="float">
            <text:p>800913996</text:p>
          </table:table-cell>
        </table:table-row>
        <table:table-row table:style-name="ro1">
          <table:table-cell table:formula="of:=MAX([.N14:.AQ14])" office:value-type="float" office:value="699159" calcext:value-type="float">
            <text:p>699159</text:p>
          </table:table-cell>
          <table:table-cell table:formula="of:=MIN([.N14:.AQ14])" office:value-type="float" office:value="602255" calcext:value-type="float">
            <text:p>602255</text:p>
          </table:table-cell>
          <table:table-cell table:formula="of:=ABS([.A14]-[.B14])" office:value-type="float" office:value="96904" calcext:value-type="float">
            <text:p>96904</text:p>
          </table:table-cell>
          <table:table-cell table:formula="of:=[.K14]" office:value-type="float" office:value="602255" calcext:value-type="float">
            <text:p>6022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3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02255" calcext:value-type="float">
            <text:p>602255</text:p>
          </table:table-cell>
          <table:table-cell office:value-type="float" office:value="672003" calcext:value-type="float">
            <text:p>672003</text:p>
          </table:table-cell>
          <table:table-cell office:value-type="float" office:value="602255" calcext:value-type="float">
            <text:p>602255</text:p>
          </table:table-cell>
          <table:table-cell office:value-type="float" office:value="655170" calcext:value-type="float">
            <text:p>655170</text:p>
          </table:table-cell>
          <table:table-cell office:value-type="float" office:value="655673" calcext:value-type="float">
            <text:p>655673</text:p>
          </table:table-cell>
          <table:table-cell office:value-type="float" office:value="659096" calcext:value-type="float">
            <text:p>659096</text:p>
          </table:table-cell>
          <table:table-cell office:value-type="float" office:value="658979" calcext:value-type="float">
            <text:p>658979</text:p>
          </table:table-cell>
          <table:table-cell office:value-type="float" office:value="672048" calcext:value-type="float">
            <text:p>672048</text:p>
          </table:table-cell>
          <table:table-cell office:value-type="float" office:value="675254" calcext:value-type="float">
            <text:p>675254</text:p>
          </table:table-cell>
          <table:table-cell office:value-type="float" office:value="687686" calcext:value-type="float">
            <text:p>687686</text:p>
          </table:table-cell>
          <table:table-cell office:value-type="float" office:value="668778" calcext:value-type="float">
            <text:p>668778</text:p>
          </table:table-cell>
          <table:table-cell office:value-type="float" office:value="660333" calcext:value-type="float">
            <text:p>660333</text:p>
          </table:table-cell>
          <table:table-cell office:value-type="float" office:value="665363" calcext:value-type="float">
            <text:p>665363</text:p>
          </table:table-cell>
          <table:table-cell office:value-type="float" office:value="674098" calcext:value-type="float">
            <text:p>674098</text:p>
          </table:table-cell>
          <table:table-cell office:value-type="float" office:value="684896" calcext:value-type="float">
            <text:p>684896</text:p>
          </table:table-cell>
          <table:table-cell office:value-type="float" office:value="683262" calcext:value-type="float">
            <text:p>683262</text:p>
          </table:table-cell>
          <table:table-cell office:value-type="float" office:value="683982" calcext:value-type="float">
            <text:p>683982</text:p>
          </table:table-cell>
          <table:table-cell office:value-type="float" office:value="660235" calcext:value-type="float">
            <text:p>660235</text:p>
          </table:table-cell>
          <table:table-cell office:value-type="float" office:value="668243" calcext:value-type="float">
            <text:p>668243</text:p>
          </table:table-cell>
          <table:table-cell office:value-type="float" office:value="686495" calcext:value-type="float">
            <text:p>686495</text:p>
          </table:table-cell>
          <table:table-cell office:value-type="float" office:value="688879" calcext:value-type="float">
            <text:p>688879</text:p>
          </table:table-cell>
          <table:table-cell office:value-type="float" office:value="698915" calcext:value-type="float">
            <text:p>698915</text:p>
          </table:table-cell>
          <table:table-cell office:value-type="float" office:value="699159" calcext:value-type="float">
            <text:p>699159</text:p>
          </table:table-cell>
          <table:table-cell office:value-type="float" office:value="686800" calcext:value-type="float">
            <text:p>686800</text:p>
          </table:table-cell>
          <table:table-cell office:value-type="float" office:value="690662" calcext:value-type="float">
            <text:p>690662</text:p>
          </table:table-cell>
          <table:table-cell office:value-type="float" office:value="669059" calcext:value-type="float">
            <text:p>669059</text:p>
          </table:table-cell>
          <table:table-cell office:value-type="float" office:value="666810" calcext:value-type="float">
            <text:p>666810</text:p>
          </table:table-cell>
          <table:table-cell office:value-type="float" office:value="680581" calcext:value-type="float">
            <text:p>680581</text:p>
          </table:table-cell>
          <table:table-cell office:value-type="float" office:value="679654" calcext:value-type="float">
            <text:p>679654</text:p>
          </table:table-cell>
          <table:table-cell office:value-type="float" office:value="669929" calcext:value-type="float">
            <text:p>669929</text:p>
          </table:table-cell>
          <table:table-cell office:value-type="float" office:value="657789" calcext:value-type="float">
            <text:p>657789</text:p>
          </table:table-cell>
          <table:table-cell office:value-type="float" office:value="670018" calcext:value-type="float">
            <text:p>670018</text:p>
          </table:table-cell>
          <table:table-cell office:value-type="float" office:value="20160101" calcext:value-type="float">
            <text:p>20160101</text:p>
          </table:table-cell>
          <table:table-cell office:value-type="string" calcext:value-type="string">
            <text:p>OK</text:p>
          </table:table-cell>
          <table:table-cell office:value-type="float" office:value="399511762" calcext:value-type="float">
            <text:p>399511762</text:p>
          </table:table-cell>
          <table:table-cell office:value-type="float" office:value="399471763" calcext:value-type="float">
            <text:p>399471763</text:p>
          </table:table-cell>
          <table:table-cell table:number-columns-repeated="2" office:value-type="float" office:value="798943526" calcext:value-type="float">
            <text:p>798943526</text:p>
          </table:table-cell>
        </table:table-row>
        <table:table-row table:style-name="ro1">
          <table:table-cell table:formula="of:=MAX([.N15:.AQ15])" office:value-type="float" office:value="700932" calcext:value-type="float">
            <text:p>700932</text:p>
          </table:table-cell>
          <table:table-cell table:formula="of:=MIN([.N15:.AQ15])" office:value-type="float" office:value="654752" calcext:value-type="float">
            <text:p>654752</text:p>
          </table:table-cell>
          <table:table-cell table:formula="of:=ABS([.A15]-[.B15])" office:value-type="float" office:value="46180" calcext:value-type="float">
            <text:p>46180</text:p>
          </table:table-cell>
          <table:table-cell table:formula="of:=[.K15]" office:value-type="float" office:value="654752" calcext:value-type="float">
            <text:p>6547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4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54752" calcext:value-type="float">
            <text:p>654752</text:p>
          </table:table-cell>
          <table:table-cell office:value-type="float" office:value="679533" calcext:value-type="float">
            <text:p>679533</text:p>
          </table:table-cell>
          <table:table-cell office:value-type="float" office:value="654752" calcext:value-type="float">
            <text:p>654752</text:p>
          </table:table-cell>
          <table:table-cell office:value-type="float" office:value="657843" calcext:value-type="float">
            <text:p>657843</text:p>
          </table:table-cell>
          <table:table-cell office:value-type="float" office:value="657558" calcext:value-type="float">
            <text:p>657558</text:p>
          </table:table-cell>
          <table:table-cell office:value-type="float" office:value="673800" calcext:value-type="float">
            <text:p>673800</text:p>
          </table:table-cell>
          <table:table-cell office:value-type="float" office:value="685782" calcext:value-type="float">
            <text:p>685782</text:p>
          </table:table-cell>
          <table:table-cell office:value-type="float" office:value="694053" calcext:value-type="float">
            <text:p>694053</text:p>
          </table:table-cell>
          <table:table-cell office:value-type="float" office:value="684212" calcext:value-type="float">
            <text:p>684212</text:p>
          </table:table-cell>
          <table:table-cell office:value-type="float" office:value="679097" calcext:value-type="float">
            <text:p>679097</text:p>
          </table:table-cell>
          <table:table-cell office:value-type="float" office:value="680135" calcext:value-type="float">
            <text:p>680135</text:p>
          </table:table-cell>
          <table:table-cell office:value-type="float" office:value="679670" calcext:value-type="float">
            <text:p>679670</text:p>
          </table:table-cell>
          <table:table-cell office:value-type="float" office:value="679982" calcext:value-type="float">
            <text:p>679982</text:p>
          </table:table-cell>
          <table:table-cell office:value-type="float" office:value="672980" calcext:value-type="float">
            <text:p>672980</text:p>
          </table:table-cell>
          <table:table-cell office:value-type="float" office:value="668356" calcext:value-type="float">
            <text:p>668356</text:p>
          </table:table-cell>
          <table:table-cell office:value-type="float" office:value="695303" calcext:value-type="float">
            <text:p>695303</text:p>
          </table:table-cell>
          <table:table-cell office:value-type="float" office:value="681051" calcext:value-type="float">
            <text:p>681051</text:p>
          </table:table-cell>
          <table:table-cell office:value-type="float" office:value="691528" calcext:value-type="float">
            <text:p>691528</text:p>
          </table:table-cell>
          <table:table-cell office:value-type="float" office:value="700932" calcext:value-type="float">
            <text:p>700932</text:p>
          </table:table-cell>
          <table:table-cell office:value-type="float" office:value="684604" calcext:value-type="float">
            <text:p>684604</text:p>
          </table:table-cell>
          <table:table-cell office:value-type="float" office:value="678509" calcext:value-type="float">
            <text:p>678509</text:p>
          </table:table-cell>
          <table:table-cell office:value-type="float" office:value="686051" calcext:value-type="float">
            <text:p>686051</text:p>
          </table:table-cell>
          <table:table-cell office:value-type="float" office:value="683574" calcext:value-type="float">
            <text:p>683574</text:p>
          </table:table-cell>
          <table:table-cell office:value-type="float" office:value="694738" calcext:value-type="float">
            <text:p>694738</text:p>
          </table:table-cell>
          <table:table-cell office:value-type="float" office:value="676488" calcext:value-type="float">
            <text:p>676488</text:p>
          </table:table-cell>
          <table:table-cell office:value-type="float" office:value="688513" calcext:value-type="float">
            <text:p>688513</text:p>
          </table:table-cell>
          <table:table-cell office:value-type="float" office:value="668735" calcext:value-type="float">
            <text:p>668735</text:p>
          </table:table-cell>
          <table:table-cell office:value-type="float" office:value="673902" calcext:value-type="float">
            <text:p>673902</text:p>
          </table:table-cell>
          <table:table-cell office:value-type="float" office:value="682067" calcext:value-type="float">
            <text:p>682067</text:p>
          </table:table-cell>
          <table:table-cell office:value-type="float" office:value="683884" calcext:value-type="float">
            <text:p>683884</text:p>
          </table:table-cell>
          <table:table-cell office:value-type="float" office:value="676418" calcext:value-type="float">
            <text:p>676418</text:p>
          </table:table-cell>
          <table:table-cell office:value-type="float" office:value="671490" calcext:value-type="float">
            <text:p>671490</text:p>
          </table:table-cell>
          <table:table-cell office:value-type="float" office:value="20386007" calcext:value-type="float">
            <text:p>20386007</text:p>
          </table:table-cell>
          <table:table-cell office:value-type="string" calcext:value-type="string">
            <text:p>OK</text:p>
          </table:table-cell>
          <table:table-cell office:value-type="float" office:value="400411318" calcext:value-type="float">
            <text:p>400411318</text:p>
          </table:table-cell>
          <table:table-cell office:value-type="float" office:value="400371319" calcext:value-type="float">
            <text:p>400371319</text:p>
          </table:table-cell>
          <table:table-cell table:number-columns-repeated="2" office:value-type="float" office:value="800742638" calcext:value-type="float">
            <text:p>800742638</text:p>
          </table:table-cell>
        </table:table-row>
        <table:table-row table:style-name="ro1">
          <table:table-cell table:formula="of:=MAX([.N16:.AQ16])" office:value-type="float" office:value="703998" calcext:value-type="float">
            <text:p>703998</text:p>
          </table:table-cell>
          <table:table-cell table:formula="of:=MIN([.N16:.AQ16])" office:value-type="float" office:value="653144" calcext:value-type="float">
            <text:p>653144</text:p>
          </table:table-cell>
          <table:table-cell table:formula="of:=ABS([.A16]-[.B16])" office:value-type="float" office:value="50854" calcext:value-type="float">
            <text:p>50854</text:p>
          </table:table-cell>
          <table:table-cell table:formula="of:=[.K16]" office:value-type="float" office:value="653700" calcext:value-type="float">
            <text:p>6537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5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53700" calcext:value-type="float">
            <text:p>653700</text:p>
          </table:table-cell>
          <table:table-cell office:value-type="float" office:value="653144" calcext:value-type="float">
            <text:p>653144</text:p>
          </table:table-cell>
          <table:table-cell office:value-type="float" office:value="677534" calcext:value-type="float">
            <text:p>677534</text:p>
          </table:table-cell>
          <table:table-cell office:value-type="float" office:value="653700" calcext:value-type="float">
            <text:p>653700</text:p>
          </table:table-cell>
          <table:table-cell office:value-type="float" office:value="671520" calcext:value-type="float">
            <text:p>671520</text:p>
          </table:table-cell>
          <table:table-cell office:value-type="float" office:value="681174" calcext:value-type="float">
            <text:p>681174</text:p>
          </table:table-cell>
          <table:table-cell office:value-type="float" office:value="682608" calcext:value-type="float">
            <text:p>682608</text:p>
          </table:table-cell>
          <table:table-cell office:value-type="float" office:value="702536" calcext:value-type="float">
            <text:p>702536</text:p>
          </table:table-cell>
          <table:table-cell office:value-type="float" office:value="700456" calcext:value-type="float">
            <text:p>700456</text:p>
          </table:table-cell>
          <table:table-cell office:value-type="float" office:value="699064" calcext:value-type="float">
            <text:p>699064</text:p>
          </table:table-cell>
          <table:table-cell office:value-type="float" office:value="703998" calcext:value-type="float">
            <text:p>703998</text:p>
          </table:table-cell>
          <table:table-cell office:value-type="float" office:value="698389" calcext:value-type="float">
            <text:p>698389</text:p>
          </table:table-cell>
          <table:table-cell office:value-type="float" office:value="684391" calcext:value-type="float">
            <text:p>684391</text:p>
          </table:table-cell>
          <table:table-cell office:value-type="float" office:value="666369" calcext:value-type="float">
            <text:p>666369</text:p>
          </table:table-cell>
          <table:table-cell office:value-type="float" office:value="665578" calcext:value-type="float">
            <text:p>665578</text:p>
          </table:table-cell>
          <table:table-cell office:value-type="float" office:value="666372" calcext:value-type="float">
            <text:p>666372</text:p>
          </table:table-cell>
          <table:table-cell office:value-type="float" office:value="674355" calcext:value-type="float">
            <text:p>674355</text:p>
          </table:table-cell>
          <table:table-cell office:value-type="float" office:value="659114" calcext:value-type="float">
            <text:p>659114</text:p>
          </table:table-cell>
          <table:table-cell office:value-type="float" office:value="653144" calcext:value-type="float">
            <text:p>653144</text:p>
          </table:table-cell>
          <table:table-cell office:value-type="float" office:value="671597" calcext:value-type="float">
            <text:p>671597</text:p>
          </table:table-cell>
          <table:table-cell office:value-type="float" office:value="671832" calcext:value-type="float">
            <text:p>671832</text:p>
          </table:table-cell>
          <table:table-cell office:value-type="float" office:value="678465" calcext:value-type="float">
            <text:p>678465</text:p>
          </table:table-cell>
          <table:table-cell office:value-type="float" office:value="656630" calcext:value-type="float">
            <text:p>656630</text:p>
          </table:table-cell>
          <table:table-cell office:value-type="float" office:value="663792" calcext:value-type="float">
            <text:p>663792</text:p>
          </table:table-cell>
          <table:table-cell office:value-type="float" office:value="672659" calcext:value-type="float">
            <text:p>672659</text:p>
          </table:table-cell>
          <table:table-cell office:value-type="float" office:value="661757" calcext:value-type="float">
            <text:p>661757</text:p>
          </table:table-cell>
          <table:table-cell office:value-type="float" office:value="676284" calcext:value-type="float">
            <text:p>676284</text:p>
          </table:table-cell>
          <table:table-cell office:value-type="float" office:value="675542" calcext:value-type="float">
            <text:p>675542</text:p>
          </table:table-cell>
          <table:table-cell office:value-type="float" office:value="678117" calcext:value-type="float">
            <text:p>678117</text:p>
          </table:table-cell>
          <table:table-cell office:value-type="float" office:value="682742" calcext:value-type="float">
            <text:p>682742</text:p>
          </table:table-cell>
          <table:table-cell office:value-type="float" office:value="694736" calcext:value-type="float">
            <text:p>694736</text:p>
          </table:table-cell>
          <table:table-cell office:value-type="float" office:value="694501" calcext:value-type="float">
            <text:p>694501</text:p>
          </table:table-cell>
          <table:table-cell office:value-type="float" office:value="684606" calcext:value-type="float">
            <text:p>684606</text:p>
          </table:table-cell>
          <table:table-cell office:value-type="float" office:value="20326028" calcext:value-type="float">
            <text:p>20326028</text:p>
          </table:table-cell>
          <table:table-cell office:value-type="string" calcext:value-type="string">
            <text:p>OK</text:p>
          </table:table-cell>
          <table:table-cell office:value-type="float" office:value="397771500" calcext:value-type="float">
            <text:p>397771500</text:p>
          </table:table-cell>
          <table:table-cell office:value-type="float" office:value="397731501" calcext:value-type="float">
            <text:p>397731501</text:p>
          </table:table-cell>
          <table:table-cell table:number-columns-repeated="2" office:value-type="float" office:value="795463002" calcext:value-type="float">
            <text:p>795463002</text:p>
          </table:table-cell>
        </table:table-row>
        <table:table-row table:style-name="ro1">
          <table:table-cell table:formula="of:=MAX([.N17:.AQ17])" office:value-type="float" office:value="697289" calcext:value-type="float">
            <text:p>697289</text:p>
          </table:table-cell>
          <table:table-cell table:formula="of:=MIN([.N17:.AQ17])" office:value-type="float" office:value="652133" calcext:value-type="float">
            <text:p>652133</text:p>
          </table:table-cell>
          <table:table-cell table:formula="of:=ABS([.A17]-[.B17])" office:value-type="float" office:value="45156" calcext:value-type="float">
            <text:p>45156</text:p>
          </table:table-cell>
          <table:table-cell table:formula="of:=[.K17]" office:value-type="float" office:value="673423" calcext:value-type="float">
            <text:p>6734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6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73423" calcext:value-type="float">
            <text:p>673423</text:p>
          </table:table-cell>
          <table:table-cell office:value-type="float" office:value="652133" calcext:value-type="float">
            <text:p>652133</text:p>
          </table:table-cell>
          <table:table-cell office:value-type="float" office:value="673436" calcext:value-type="float">
            <text:p>673436</text:p>
          </table:table-cell>
          <table:table-cell office:value-type="float" office:value="673423" calcext:value-type="float">
            <text:p>673423</text:p>
          </table:table-cell>
          <table:table-cell office:value-type="float" office:value="672990" calcext:value-type="float">
            <text:p>672990</text:p>
          </table:table-cell>
          <table:table-cell office:value-type="float" office:value="656496" calcext:value-type="float">
            <text:p>656496</text:p>
          </table:table-cell>
          <table:table-cell office:value-type="float" office:value="659197" calcext:value-type="float">
            <text:p>659197</text:p>
          </table:table-cell>
          <table:table-cell office:value-type="float" office:value="652133" calcext:value-type="float">
            <text:p>652133</text:p>
          </table:table-cell>
          <table:table-cell office:value-type="float" office:value="661573" calcext:value-type="float">
            <text:p>661573</text:p>
          </table:table-cell>
          <table:table-cell office:value-type="float" office:value="658364" calcext:value-type="float">
            <text:p>658364</text:p>
          </table:table-cell>
          <table:table-cell office:value-type="float" office:value="669383" calcext:value-type="float">
            <text:p>669383</text:p>
          </table:table-cell>
          <table:table-cell office:value-type="float" office:value="670241" calcext:value-type="float">
            <text:p>670241</text:p>
          </table:table-cell>
          <table:table-cell office:value-type="float" office:value="667913" calcext:value-type="float">
            <text:p>667913</text:p>
          </table:table-cell>
          <table:table-cell office:value-type="float" office:value="680017" calcext:value-type="float">
            <text:p>680017</text:p>
          </table:table-cell>
          <table:table-cell office:value-type="float" office:value="681310" calcext:value-type="float">
            <text:p>681310</text:p>
          </table:table-cell>
          <table:table-cell office:value-type="float" office:value="680753" calcext:value-type="float">
            <text:p>680753</text:p>
          </table:table-cell>
          <table:table-cell office:value-type="float" office:value="684283" calcext:value-type="float">
            <text:p>684283</text:p>
          </table:table-cell>
          <table:table-cell office:value-type="float" office:value="680967" calcext:value-type="float">
            <text:p>680967</text:p>
          </table:table-cell>
          <table:table-cell office:value-type="float" office:value="666647" calcext:value-type="float">
            <text:p>666647</text:p>
          </table:table-cell>
          <table:table-cell office:value-type="float" office:value="662055" calcext:value-type="float">
            <text:p>662055</text:p>
          </table:table-cell>
          <table:table-cell office:value-type="float" office:value="670215" calcext:value-type="float">
            <text:p>670215</text:p>
          </table:table-cell>
          <table:table-cell office:value-type="float" office:value="675303" calcext:value-type="float">
            <text:p>675303</text:p>
          </table:table-cell>
          <table:table-cell office:value-type="float" office:value="676284" calcext:value-type="float">
            <text:p>676284</text:p>
          </table:table-cell>
          <table:table-cell office:value-type="float" office:value="671773" calcext:value-type="float">
            <text:p>671773</text:p>
          </table:table-cell>
          <table:table-cell office:value-type="float" office:value="671851" calcext:value-type="float">
            <text:p>671851</text:p>
          </table:table-cell>
          <table:table-cell office:value-type="float" office:value="695587" calcext:value-type="float">
            <text:p>695587</text:p>
          </table:table-cell>
          <table:table-cell office:value-type="float" office:value="697289" calcext:value-type="float">
            <text:p>697289</text:p>
          </table:table-cell>
          <table:table-cell office:value-type="float" office:value="693907" calcext:value-type="float">
            <text:p>693907</text:p>
          </table:table-cell>
          <table:table-cell office:value-type="float" office:value="693268" calcext:value-type="float">
            <text:p>693268</text:p>
          </table:table-cell>
          <table:table-cell office:value-type="float" office:value="663576" calcext:value-type="float">
            <text:p>663576</text:p>
          </table:table-cell>
          <table:table-cell office:value-type="float" office:value="670005" calcext:value-type="float">
            <text:p>670005</text:p>
          </table:table-cell>
          <table:table-cell office:value-type="float" office:value="686613" calcext:value-type="float">
            <text:p>686613</text:p>
          </table:table-cell>
          <table:table-cell office:value-type="float" office:value="659676" calcext:value-type="float">
            <text:p>659676</text:p>
          </table:table-cell>
          <table:table-cell office:value-type="float" office:value="20203092" calcext:value-type="float">
            <text:p>20203092</text:p>
          </table:table-cell>
          <table:table-cell office:value-type="string" calcext:value-type="string">
            <text:p>OK</text:p>
          </table:table-cell>
          <table:table-cell office:value-type="float" office:value="400906751" calcext:value-type="float">
            <text:p>400906751</text:p>
          </table:table-cell>
          <table:table-cell office:value-type="float" office:value="400866752" calcext:value-type="float">
            <text:p>400866752</text:p>
          </table:table-cell>
          <table:table-cell table:number-columns-repeated="2" office:value-type="float" office:value="801733504" calcext:value-type="float">
            <text:p>801733504</text:p>
          </table:table-cell>
        </table:table-row>
        <table:table-row table:style-name="ro1">
          <table:table-cell table:formula="of:=MAX([.N18:.AQ18])" office:value-type="float" office:value="695413" calcext:value-type="float">
            <text:p>695413</text:p>
          </table:table-cell>
          <table:table-cell table:formula="of:=MIN([.N18:.AQ18])" office:value-type="float" office:value="648702" calcext:value-type="float">
            <text:p>648702</text:p>
          </table:table-cell>
          <table:table-cell table:formula="of:=ABS([.A18]-[.B18])" office:value-type="float" office:value="46711" calcext:value-type="float">
            <text:p>46711</text:p>
          </table:table-cell>
          <table:table-cell table:formula="of:=[.K18]" office:value-type="float" office:value="648702" calcext:value-type="float">
            <text:p>6487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7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48702" calcext:value-type="float">
            <text:p>648702</text:p>
          </table:table-cell>
          <table:table-cell office:value-type="float" office:value="671808" calcext:value-type="float">
            <text:p>671808</text:p>
          </table:table-cell>
          <table:table-cell office:value-type="float" office:value="648702" calcext:value-type="float">
            <text:p>648702</text:p>
          </table:table-cell>
          <table:table-cell office:value-type="float" office:value="654349" calcext:value-type="float">
            <text:p>654349</text:p>
          </table:table-cell>
          <table:table-cell office:value-type="float" office:value="655846" calcext:value-type="float">
            <text:p>655846</text:p>
          </table:table-cell>
          <table:table-cell office:value-type="float" office:value="662905" calcext:value-type="float">
            <text:p>662905</text:p>
          </table:table-cell>
          <table:table-cell office:value-type="float" office:value="671907" calcext:value-type="float">
            <text:p>671907</text:p>
          </table:table-cell>
          <table:table-cell office:value-type="float" office:value="669057" calcext:value-type="float">
            <text:p>669057</text:p>
          </table:table-cell>
          <table:table-cell office:value-type="float" office:value="664270" calcext:value-type="float">
            <text:p>664270</text:p>
          </table:table-cell>
          <table:table-cell office:value-type="float" office:value="661781" calcext:value-type="float">
            <text:p>661781</text:p>
          </table:table-cell>
          <table:table-cell office:value-type="float" office:value="658820" calcext:value-type="float">
            <text:p>658820</text:p>
          </table:table-cell>
          <table:table-cell office:value-type="float" office:value="661572" calcext:value-type="float">
            <text:p>661572</text:p>
          </table:table-cell>
          <table:table-cell office:value-type="float" office:value="686271" calcext:value-type="float">
            <text:p>686271</text:p>
          </table:table-cell>
          <table:table-cell office:value-type="float" office:value="683931" calcext:value-type="float">
            <text:p>683931</text:p>
          </table:table-cell>
          <table:table-cell office:value-type="float" office:value="675146" calcext:value-type="float">
            <text:p>675146</text:p>
          </table:table-cell>
          <table:table-cell office:value-type="float" office:value="682061" calcext:value-type="float">
            <text:p>682061</text:p>
          </table:table-cell>
          <table:table-cell office:value-type="float" office:value="678245" calcext:value-type="float">
            <text:p>678245</text:p>
          </table:table-cell>
          <table:table-cell office:value-type="float" office:value="672909" calcext:value-type="float">
            <text:p>672909</text:p>
          </table:table-cell>
          <table:table-cell office:value-type="float" office:value="668621" calcext:value-type="float">
            <text:p>668621</text:p>
          </table:table-cell>
          <table:table-cell office:value-type="float" office:value="664314" calcext:value-type="float">
            <text:p>664314</text:p>
          </table:table-cell>
          <table:table-cell office:value-type="float" office:value="665656" calcext:value-type="float">
            <text:p>665656</text:p>
          </table:table-cell>
          <table:table-cell office:value-type="float" office:value="675603" calcext:value-type="float">
            <text:p>675603</text:p>
          </table:table-cell>
          <table:table-cell office:value-type="float" office:value="694051" calcext:value-type="float">
            <text:p>694051</text:p>
          </table:table-cell>
          <table:table-cell office:value-type="float" office:value="665643" calcext:value-type="float">
            <text:p>665643</text:p>
          </table:table-cell>
          <table:table-cell office:value-type="float" office:value="661931" calcext:value-type="float">
            <text:p>661931</text:p>
          </table:table-cell>
          <table:table-cell office:value-type="float" office:value="684835" calcext:value-type="float">
            <text:p>684835</text:p>
          </table:table-cell>
          <table:table-cell office:value-type="float" office:value="693697" calcext:value-type="float">
            <text:p>693697</text:p>
          </table:table-cell>
          <table:table-cell office:value-type="float" office:value="668356" calcext:value-type="float">
            <text:p>668356</text:p>
          </table:table-cell>
          <table:table-cell office:value-type="float" office:value="677101" calcext:value-type="float">
            <text:p>677101</text:p>
          </table:table-cell>
          <table:table-cell office:value-type="float" office:value="677032" calcext:value-type="float">
            <text:p>677032</text:p>
          </table:table-cell>
          <table:table-cell office:value-type="float" office:value="674239" calcext:value-type="float">
            <text:p>674239</text:p>
          </table:table-cell>
          <table:table-cell office:value-type="float" office:value="695413" calcext:value-type="float">
            <text:p>695413</text:p>
          </table:table-cell>
          <table:table-cell office:value-type="float" office:value="20154264" calcext:value-type="float">
            <text:p>20154264</text:p>
          </table:table-cell>
          <table:table-cell office:value-type="string" calcext:value-type="string">
            <text:p>OK</text:p>
          </table:table-cell>
          <table:table-cell office:value-type="float" office:value="396978409" calcext:value-type="float">
            <text:p>396978409</text:p>
          </table:table-cell>
          <table:table-cell office:value-type="float" office:value="396938410" calcext:value-type="float">
            <text:p>396938410</text:p>
          </table:table-cell>
          <table:table-cell table:number-columns-repeated="2" office:value-type="float" office:value="793876820" calcext:value-type="float">
            <text:p>793876820</text:p>
          </table:table-cell>
        </table:table-row>
        <table:table-row table:style-name="ro1">
          <table:table-cell table:formula="of:=MAX([.N19:.AQ19])" office:value-type="float" office:value="715425" calcext:value-type="float">
            <text:p>715425</text:p>
          </table:table-cell>
          <table:table-cell table:formula="of:=MIN([.N19:.AQ19])" office:value-type="float" office:value="663846" calcext:value-type="float">
            <text:p>663846</text:p>
          </table:table-cell>
          <table:table-cell table:formula="of:=ABS([.A19]-[.B19])" office:value-type="float" office:value="51579" calcext:value-type="float">
            <text:p>51579</text:p>
          </table:table-cell>
          <table:table-cell table:formula="of:=[.K19]" office:value-type="float" office:value="675892" calcext:value-type="float">
            <text:p>6758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8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75892" calcext:value-type="float">
            <text:p>675892</text:p>
          </table:table-cell>
          <table:table-cell office:value-type="float" office:value="663846" calcext:value-type="float">
            <text:p>663846</text:p>
          </table:table-cell>
          <table:table-cell office:value-type="float" office:value="685691" calcext:value-type="float">
            <text:p>685691</text:p>
          </table:table-cell>
          <table:table-cell office:value-type="float" office:value="675892" calcext:value-type="float">
            <text:p>675892</text:p>
          </table:table-cell>
          <table:table-cell office:value-type="float" office:value="715425" calcext:value-type="float">
            <text:p>715425</text:p>
          </table:table-cell>
          <table:table-cell office:value-type="float" office:value="699171" calcext:value-type="float">
            <text:p>699171</text:p>
          </table:table-cell>
          <table:table-cell office:value-type="float" office:value="694528" calcext:value-type="float">
            <text:p>694528</text:p>
          </table:table-cell>
          <table:table-cell office:value-type="float" office:value="708046" calcext:value-type="float">
            <text:p>708046</text:p>
          </table:table-cell>
          <table:table-cell office:value-type="float" office:value="704600" calcext:value-type="float">
            <text:p>704600</text:p>
          </table:table-cell>
          <table:table-cell office:value-type="float" office:value="703889" calcext:value-type="float">
            <text:p>703889</text:p>
          </table:table-cell>
          <table:table-cell office:value-type="float" office:value="707002" calcext:value-type="float">
            <text:p>707002</text:p>
          </table:table-cell>
          <table:table-cell office:value-type="float" office:value="673658" calcext:value-type="float">
            <text:p>673658</text:p>
          </table:table-cell>
          <table:table-cell office:value-type="float" office:value="677696" calcext:value-type="float">
            <text:p>677696</text:p>
          </table:table-cell>
          <table:table-cell office:value-type="float" office:value="672909" calcext:value-type="float">
            <text:p>672909</text:p>
          </table:table-cell>
          <table:table-cell office:value-type="float" office:value="673422" calcext:value-type="float">
            <text:p>673422</text:p>
          </table:table-cell>
          <table:table-cell office:value-type="float" office:value="680240" calcext:value-type="float">
            <text:p>680240</text:p>
          </table:table-cell>
          <table:table-cell office:value-type="float" office:value="663846" calcext:value-type="float">
            <text:p>663846</text:p>
          </table:table-cell>
          <table:table-cell office:value-type="float" office:value="665945" calcext:value-type="float">
            <text:p>665945</text:p>
          </table:table-cell>
          <table:table-cell office:value-type="float" office:value="681807" calcext:value-type="float">
            <text:p>681807</text:p>
          </table:table-cell>
          <table:table-cell office:value-type="float" office:value="683574" calcext:value-type="float">
            <text:p>683574</text:p>
          </table:table-cell>
          <table:table-cell office:value-type="float" office:value="676753" calcext:value-type="float">
            <text:p>676753</text:p>
          </table:table-cell>
          <table:table-cell office:value-type="float" office:value="693258" calcext:value-type="float">
            <text:p>693258</text:p>
          </table:table-cell>
          <table:table-cell office:value-type="float" office:value="689823" calcext:value-type="float">
            <text:p>689823</text:p>
          </table:table-cell>
          <table:table-cell office:value-type="float" office:value="694454" calcext:value-type="float">
            <text:p>694454</text:p>
          </table:table-cell>
          <table:table-cell office:value-type="float" office:value="695722" calcext:value-type="float">
            <text:p>695722</text:p>
          </table:table-cell>
          <table:table-cell office:value-type="float" office:value="701690" calcext:value-type="float">
            <text:p>701690</text:p>
          </table:table-cell>
          <table:table-cell office:value-type="float" office:value="709820" calcext:value-type="float">
            <text:p>709820</text:p>
          </table:table-cell>
          <table:table-cell office:value-type="float" office:value="681946" calcext:value-type="float">
            <text:p>681946</text:p>
          </table:table-cell>
          <table:table-cell office:value-type="float" office:value="671275" calcext:value-type="float">
            <text:p>671275</text:p>
          </table:table-cell>
          <table:table-cell office:value-type="float" office:value="670545" calcext:value-type="float">
            <text:p>670545</text:p>
          </table:table-cell>
          <table:table-cell office:value-type="float" office:value="665280" calcext:value-type="float">
            <text:p>665280</text:p>
          </table:table-cell>
          <table:table-cell office:value-type="float" office:value="669249" calcext:value-type="float">
            <text:p>669249</text:p>
          </table:table-cell>
          <table:table-cell office:value-type="float" office:value="669285" calcext:value-type="float">
            <text:p>669285</text:p>
          </table:table-cell>
          <table:table-cell office:value-type="float" office:value="20570750" calcext:value-type="float">
            <text:p>20570750</text:p>
          </table:table-cell>
          <table:table-cell office:value-type="string" calcext:value-type="string">
            <text:p>OK</text:p>
          </table:table-cell>
          <table:table-cell office:value-type="float" office:value="400372956" calcext:value-type="float">
            <text:p>400372956</text:p>
          </table:table-cell>
          <table:table-cell office:value-type="float" office:value="400332957" calcext:value-type="float">
            <text:p>400332957</text:p>
          </table:table-cell>
          <table:table-cell table:number-columns-repeated="2" office:value-type="float" office:value="800665914" calcext:value-type="float">
            <text:p>800665914</text:p>
          </table:table-cell>
        </table:table-row>
        <table:table-row table:style-name="ro1">
          <table:table-cell table:formula="of:=MAX([.N20:.AQ20])" office:value-type="float" office:value="683235" calcext:value-type="float">
            <text:p>683235</text:p>
          </table:table-cell>
          <table:table-cell table:formula="of:=MIN([.N20:.AQ20])" office:value-type="float" office:value="665347" calcext:value-type="float">
            <text:p>665347</text:p>
          </table:table-cell>
          <table:table-cell table:formula="of:=ABS([.A20]-[.B20])" office:value-type="float" office:value="17888" calcext:value-type="float">
            <text:p>17888</text:p>
          </table:table-cell>
          <table:table-cell table:formula="of:=[.K20]" office:value-type="float" office:value="665347" calcext:value-type="float">
            <text:p>6653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9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65347" calcext:value-type="float">
            <text:p>665347</text:p>
          </table:table-cell>
          <table:table-cell office:value-type="float" office:value="675023" calcext:value-type="float">
            <text:p>675023</text:p>
          </table:table-cell>
          <table:table-cell office:value-type="float" office:value="665347" calcext:value-type="float">
            <text:p>665347</text:p>
          </table:table-cell>
          <table:table-cell office:value-type="float" office:value="673929" calcext:value-type="float">
            <text:p>673929</text:p>
          </table:table-cell>
          <table:table-cell office:value-type="float" office:value="677458" calcext:value-type="float">
            <text:p>677458</text:p>
          </table:table-cell>
          <table:table-cell office:value-type="float" office:value="681487" calcext:value-type="float">
            <text:p>681487</text:p>
          </table:table-cell>
          <table:table-cell office:value-type="float" office:value="670945" calcext:value-type="float">
            <text:p>670945</text:p>
          </table:table-cell>
          <table:table-cell office:value-type="float" office:value="677156" calcext:value-type="float">
            <text:p>677156</text:p>
          </table:table-cell>
          <table:table-cell office:value-type="float" office:value="672627" calcext:value-type="float">
            <text:p>672627</text:p>
          </table:table-cell>
          <table:table-cell office:value-type="float" office:value="674250" calcext:value-type="float">
            <text:p>674250</text:p>
          </table:table-cell>
          <table:table-cell office:value-type="float" office:value="679204" calcext:value-type="float">
            <text:p>679204</text:p>
          </table:table-cell>
          <table:table-cell office:value-type="float" office:value="672973" calcext:value-type="float">
            <text:p>672973</text:p>
          </table:table-cell>
          <table:table-cell office:value-type="float" office:value="683235" calcext:value-type="float">
            <text:p>683235</text:p>
          </table:table-cell>
          <table:table-cell office:value-type="float" office:value="671922" calcext:value-type="float">
            <text:p>671922</text:p>
          </table:table-cell>
          <table:table-cell office:value-type="float" office:value="673321" calcext:value-type="float">
            <text:p>673321</text:p>
          </table:table-cell>
          <table:table-cell office:value-type="float" office:value="674426" calcext:value-type="float">
            <text:p>674426</text:p>
          </table:table-cell>
          <table:table-cell office:value-type="float" office:value="674613" calcext:value-type="float">
            <text:p>674613</text:p>
          </table:table-cell>
          <table:table-cell office:value-type="float" office:value="676456" calcext:value-type="float">
            <text:p>676456</text:p>
          </table:table-cell>
          <table:table-cell office:value-type="float" office:value="675115" calcext:value-type="float">
            <text:p>675115</text:p>
          </table:table-cell>
          <table:table-cell office:value-type="float" office:value="674287" calcext:value-type="float">
            <text:p>674287</text:p>
          </table:table-cell>
          <table:table-cell office:value-type="float" office:value="679740" calcext:value-type="float">
            <text:p>679740</text:p>
          </table:table-cell>
          <table:table-cell office:value-type="float" office:value="672873" calcext:value-type="float">
            <text:p>672873</text:p>
          </table:table-cell>
          <table:table-cell office:value-type="float" office:value="675022" calcext:value-type="float">
            <text:p>675022</text:p>
          </table:table-cell>
          <table:table-cell office:value-type="float" office:value="675924" calcext:value-type="float">
            <text:p>675924</text:p>
          </table:table-cell>
          <table:table-cell office:value-type="float" office:value="674830" calcext:value-type="float">
            <text:p>674830</text:p>
          </table:table-cell>
          <table:table-cell office:value-type="float" office:value="674793" calcext:value-type="float">
            <text:p>674793</text:p>
          </table:table-cell>
          <table:table-cell office:value-type="float" office:value="676250" calcext:value-type="float">
            <text:p>676250</text:p>
          </table:table-cell>
          <table:table-cell office:value-type="float" office:value="675781" calcext:value-type="float">
            <text:p>675781</text:p>
          </table:table-cell>
          <table:table-cell office:value-type="float" office:value="670079" calcext:value-type="float">
            <text:p>670079</text:p>
          </table:table-cell>
          <table:table-cell office:value-type="float" office:value="678498" calcext:value-type="float">
            <text:p>678498</text:p>
          </table:table-cell>
          <table:table-cell office:value-type="float" office:value="673442" calcext:value-type="float">
            <text:p>673442</text:p>
          </table:table-cell>
          <table:table-cell office:value-type="float" office:value="674708" calcext:value-type="float">
            <text:p>674708</text:p>
          </table:table-cell>
          <table:table-cell office:value-type="float" office:value="20250691" calcext:value-type="float">
            <text:p>20250691</text:p>
          </table:table-cell>
          <table:table-cell office:value-type="string" calcext:value-type="string">
            <text:p>OK</text:p>
          </table:table-cell>
          <table:table-cell office:value-type="float" office:value="401313071" calcext:value-type="float">
            <text:p>401313071</text:p>
          </table:table-cell>
          <table:table-cell office:value-type="float" office:value="401273072" calcext:value-type="float">
            <text:p>401273072</text:p>
          </table:table-cell>
          <table:table-cell table:number-columns-repeated="2" office:value-type="float" office:value="802546144" calcext:value-type="float">
            <text:p>802546144</text:p>
          </table:table-cell>
        </table:table-row>
        <table:table-row table:style-name="ro1">
          <table:table-cell table:formula="of:=MAX([.N21:.AQ21])" office:value-type="float" office:value="730941" calcext:value-type="float">
            <text:p>730941</text:p>
          </table:table-cell>
          <table:table-cell table:formula="of:=MIN([.N21:.AQ21])" office:value-type="float" office:value="663080" calcext:value-type="float">
            <text:p>663080</text:p>
          </table:table-cell>
          <table:table-cell table:formula="of:=ABS([.A21]-[.B21])" office:value-type="float" office:value="67861" calcext:value-type="float">
            <text:p>67861</text:p>
          </table:table-cell>
          <table:table-cell table:formula="of:=[.K21]" office:value-type="float" office:value="665343" calcext:value-type="float">
            <text:p>6653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0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5343" calcext:value-type="float">
            <text:p>665343</text:p>
          </table:table-cell>
          <table:table-cell office:value-type="float" office:value="663080" calcext:value-type="float">
            <text:p>663080</text:p>
          </table:table-cell>
          <table:table-cell office:value-type="float" office:value="685377" calcext:value-type="float">
            <text:p>685377</text:p>
          </table:table-cell>
          <table:table-cell office:value-type="float" office:value="665343" calcext:value-type="float">
            <text:p>665343</text:p>
          </table:table-cell>
          <table:table-cell office:value-type="float" office:value="674376" calcext:value-type="float">
            <text:p>674376</text:p>
          </table:table-cell>
          <table:table-cell office:value-type="float" office:value="701614" calcext:value-type="float">
            <text:p>701614</text:p>
          </table:table-cell>
          <table:table-cell office:value-type="float" office:value="700927" calcext:value-type="float">
            <text:p>700927</text:p>
          </table:table-cell>
          <table:table-cell office:value-type="float" office:value="693913" calcext:value-type="float">
            <text:p>693913</text:p>
          </table:table-cell>
          <table:table-cell office:value-type="float" office:value="679274" calcext:value-type="float">
            <text:p>679274</text:p>
          </table:table-cell>
          <table:table-cell office:value-type="float" office:value="678360" calcext:value-type="float">
            <text:p>678360</text:p>
          </table:table-cell>
          <table:table-cell office:value-type="float" office:value="730941" calcext:value-type="float">
            <text:p>730941</text:p>
          </table:table-cell>
          <table:table-cell office:value-type="float" office:value="685156" calcext:value-type="float">
            <text:p>685156</text:p>
          </table:table-cell>
          <table:table-cell office:value-type="float" office:value="715590" calcext:value-type="float">
            <text:p>715590</text:p>
          </table:table-cell>
          <table:table-cell office:value-type="float" office:value="702014" calcext:value-type="float">
            <text:p>702014</text:p>
          </table:table-cell>
          <table:table-cell office:value-type="float" office:value="685176" calcext:value-type="float">
            <text:p>685176</text:p>
          </table:table-cell>
          <table:table-cell office:value-type="float" office:value="700263" calcext:value-type="float">
            <text:p>700263</text:p>
          </table:table-cell>
          <table:table-cell office:value-type="float" office:value="666122" calcext:value-type="float">
            <text:p>666122</text:p>
          </table:table-cell>
          <table:table-cell office:value-type="float" office:value="684506" calcext:value-type="float">
            <text:p>684506</text:p>
          </table:table-cell>
          <table:table-cell office:value-type="float" office:value="677693" calcext:value-type="float">
            <text:p>677693</text:p>
          </table:table-cell>
          <table:table-cell office:value-type="float" office:value="685581" calcext:value-type="float">
            <text:p>685581</text:p>
          </table:table-cell>
          <table:table-cell office:value-type="float" office:value="680291" calcext:value-type="float">
            <text:p>680291</text:p>
          </table:table-cell>
          <table:table-cell office:value-type="float" office:value="673574" calcext:value-type="float">
            <text:p>673574</text:p>
          </table:table-cell>
          <table:table-cell office:value-type="float" office:value="665234" calcext:value-type="float">
            <text:p>665234</text:p>
          </table:table-cell>
          <table:table-cell office:value-type="float" office:value="690174" calcext:value-type="float">
            <text:p>690174</text:p>
          </table:table-cell>
          <table:table-cell office:value-type="float" office:value="683446" calcext:value-type="float">
            <text:p>683446</text:p>
          </table:table-cell>
          <table:table-cell office:value-type="float" office:value="683269" calcext:value-type="float">
            <text:p>683269</text:p>
          </table:table-cell>
          <table:table-cell office:value-type="float" office:value="669442" calcext:value-type="float">
            <text:p>669442</text:p>
          </table:table-cell>
          <table:table-cell office:value-type="float" office:value="664767" calcext:value-type="float">
            <text:p>664767</text:p>
          </table:table-cell>
          <table:table-cell office:value-type="float" office:value="692922" calcext:value-type="float">
            <text:p>692922</text:p>
          </table:table-cell>
          <table:table-cell office:value-type="float" office:value="700400" calcext:value-type="float">
            <text:p>700400</text:p>
          </table:table-cell>
          <table:table-cell office:value-type="float" office:value="702529" calcext:value-type="float">
            <text:p>702529</text:p>
          </table:table-cell>
          <table:table-cell office:value-type="float" office:value="665337" calcext:value-type="float">
            <text:p>665337</text:p>
          </table:table-cell>
          <table:table-cell office:value-type="float" office:value="663080" calcext:value-type="float">
            <text:p>663080</text:p>
          </table:table-cell>
          <table:table-cell office:value-type="float" office:value="20561314" calcext:value-type="float">
            <text:p>20561314</text:p>
          </table:table-cell>
          <table:table-cell office:value-type="string" calcext:value-type="string">
            <text:p>OK</text:p>
          </table:table-cell>
          <table:table-cell office:value-type="float" office:value="401514552" calcext:value-type="float">
            <text:p>401514552</text:p>
          </table:table-cell>
          <table:table-cell office:value-type="float" office:value="401474553" calcext:value-type="float">
            <text:p>401474553</text:p>
          </table:table-cell>
          <table:table-cell table:number-columns-repeated="2" office:value-type="float" office:value="802949106" calcext:value-type="float">
            <text:p>802949106</text:p>
          </table:table-cell>
        </table:table-row>
        <table:table-row table:style-name="ro1">
          <table:table-cell table:formula="of:=MAX([.N22:.AQ22])" office:value-type="float" office:value="693748" calcext:value-type="float">
            <text:p>693748</text:p>
          </table:table-cell>
          <table:table-cell table:formula="of:=MIN([.N22:.AQ22])" office:value-type="float" office:value="648235" calcext:value-type="float">
            <text:p>648235</text:p>
          </table:table-cell>
          <table:table-cell table:formula="of:=ABS([.A22]-[.B22])" office:value-type="float" office:value="45513" calcext:value-type="float">
            <text:p>45513</text:p>
          </table:table-cell>
          <table:table-cell table:formula="of:=[.K22]" office:value-type="float" office:value="656088" calcext:value-type="float">
            <text:p>65608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1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56088" calcext:value-type="float">
            <text:p>656088</text:p>
          </table:table-cell>
          <table:table-cell office:value-type="float" office:value="648235" calcext:value-type="float">
            <text:p>648235</text:p>
          </table:table-cell>
          <table:table-cell office:value-type="float" office:value="665457" calcext:value-type="float">
            <text:p>665457</text:p>
          </table:table-cell>
          <table:table-cell office:value-type="float" office:value="656088" calcext:value-type="float">
            <text:p>656088</text:p>
          </table:table-cell>
          <table:table-cell office:value-type="float" office:value="662274" calcext:value-type="float">
            <text:p>662274</text:p>
          </table:table-cell>
          <table:table-cell office:value-type="float" office:value="655946" calcext:value-type="float">
            <text:p>655946</text:p>
          </table:table-cell>
          <table:table-cell office:value-type="float" office:value="678305" calcext:value-type="float">
            <text:p>678305</text:p>
          </table:table-cell>
          <table:table-cell office:value-type="float" office:value="660282" calcext:value-type="float">
            <text:p>660282</text:p>
          </table:table-cell>
          <table:table-cell office:value-type="float" office:value="672893" calcext:value-type="float">
            <text:p>672893</text:p>
          </table:table-cell>
          <table:table-cell office:value-type="float" office:value="690092" calcext:value-type="float">
            <text:p>690092</text:p>
          </table:table-cell>
          <table:table-cell office:value-type="float" office:value="682240" calcext:value-type="float">
            <text:p>682240</text:p>
          </table:table-cell>
          <table:table-cell office:value-type="float" office:value="652920" calcext:value-type="float">
            <text:p>652920</text:p>
          </table:table-cell>
          <table:table-cell office:value-type="float" office:value="659508" calcext:value-type="float">
            <text:p>659508</text:p>
          </table:table-cell>
          <table:table-cell office:value-type="float" office:value="654401" calcext:value-type="float">
            <text:p>654401</text:p>
          </table:table-cell>
          <table:table-cell office:value-type="float" office:value="648235" calcext:value-type="float">
            <text:p>648235</text:p>
          </table:table-cell>
          <table:table-cell office:value-type="float" office:value="659171" calcext:value-type="float">
            <text:p>659171</text:p>
          </table:table-cell>
          <table:table-cell office:value-type="float" office:value="659109" calcext:value-type="float">
            <text:p>659109</text:p>
          </table:table-cell>
          <table:table-cell office:value-type="float" office:value="653978" calcext:value-type="float">
            <text:p>653978</text:p>
          </table:table-cell>
          <table:table-cell office:value-type="float" office:value="655053" calcext:value-type="float">
            <text:p>655053</text:p>
          </table:table-cell>
          <table:table-cell office:value-type="float" office:value="654261" calcext:value-type="float">
            <text:p>654261</text:p>
          </table:table-cell>
          <table:table-cell office:value-type="float" office:value="657751" calcext:value-type="float">
            <text:p>657751</text:p>
          </table:table-cell>
          <table:table-cell office:value-type="float" office:value="672859" calcext:value-type="float">
            <text:p>672859</text:p>
          </table:table-cell>
          <table:table-cell office:value-type="float" office:value="673945" calcext:value-type="float">
            <text:p>673945</text:p>
          </table:table-cell>
          <table:table-cell office:value-type="float" office:value="693748" calcext:value-type="float">
            <text:p>693748</text:p>
          </table:table-cell>
          <table:table-cell office:value-type="float" office:value="670364" calcext:value-type="float">
            <text:p>670364</text:p>
          </table:table-cell>
          <table:table-cell office:value-type="float" office:value="661158" calcext:value-type="float">
            <text:p>661158</text:p>
          </table:table-cell>
          <table:table-cell office:value-type="float" office:value="669418" calcext:value-type="float">
            <text:p>669418</text:p>
          </table:table-cell>
          <table:table-cell office:value-type="float" office:value="681492" calcext:value-type="float">
            <text:p>681492</text:p>
          </table:table-cell>
          <table:table-cell office:value-type="float" office:value="662059" calcext:value-type="float">
            <text:p>662059</text:p>
          </table:table-cell>
          <table:table-cell office:value-type="float" office:value="655455" calcext:value-type="float">
            <text:p>655455</text:p>
          </table:table-cell>
          <table:table-cell office:value-type="float" office:value="673140" calcext:value-type="float">
            <text:p>673140</text:p>
          </table:table-cell>
          <table:table-cell office:value-type="float" office:value="678654" calcext:value-type="float">
            <text:p>678654</text:p>
          </table:table-cell>
          <table:table-cell office:value-type="float" office:value="658921" calcext:value-type="float">
            <text:p>658921</text:p>
          </table:table-cell>
          <table:table-cell office:value-type="float" office:value="19963720" calcext:value-type="float">
            <text:p>19963720</text:p>
          </table:table-cell>
          <table:table-cell office:value-type="string" calcext:value-type="string">
            <text:p>OK</text:p>
          </table:table-cell>
          <table:table-cell office:value-type="float" office:value="399658235" calcext:value-type="float">
            <text:p>399658235</text:p>
          </table:table-cell>
          <table:table-cell office:value-type="float" office:value="399618236" calcext:value-type="float">
            <text:p>399618236</text:p>
          </table:table-cell>
          <table:table-cell table:number-columns-repeated="2" office:value-type="float" office:value="799236472" calcext:value-type="float">
            <text:p>799236472</text:p>
          </table:table-cell>
        </table:table-row>
        <table:table-row table:style-name="ro1">
          <table:table-cell table:formula="of:=MAX([.N23:.AQ23])" office:value-type="float" office:value="708915" calcext:value-type="float">
            <text:p>708915</text:p>
          </table:table-cell>
          <table:table-cell table:formula="of:=MIN([.N23:.AQ23])" office:value-type="float" office:value="657632" calcext:value-type="float">
            <text:p>657632</text:p>
          </table:table-cell>
          <table:table-cell table:formula="of:=ABS([.A23]-[.B23])" office:value-type="float" office:value="51283" calcext:value-type="float">
            <text:p>51283</text:p>
          </table:table-cell>
          <table:table-cell table:formula="of:=[.K23]" office:value-type="float" office:value="666921" calcext:value-type="float">
            <text:p>6669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2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6921" calcext:value-type="float">
            <text:p>666921</text:p>
          </table:table-cell>
          <table:table-cell office:value-type="float" office:value="657632" calcext:value-type="float">
            <text:p>657632</text:p>
          </table:table-cell>
          <table:table-cell office:value-type="float" office:value="684064" calcext:value-type="float">
            <text:p>684064</text:p>
          </table:table-cell>
          <table:table-cell office:value-type="float" office:value="666921" calcext:value-type="float">
            <text:p>666921</text:p>
          </table:table-cell>
          <table:table-cell office:value-type="float" office:value="672743" calcext:value-type="float">
            <text:p>672743</text:p>
          </table:table-cell>
          <table:table-cell office:value-type="float" office:value="666272" calcext:value-type="float">
            <text:p>666272</text:p>
          </table:table-cell>
          <table:table-cell office:value-type="float" office:value="663443" calcext:value-type="float">
            <text:p>663443</text:p>
          </table:table-cell>
          <table:table-cell office:value-type="float" office:value="657632" calcext:value-type="float">
            <text:p>657632</text:p>
          </table:table-cell>
          <table:table-cell office:value-type="float" office:value="696903" calcext:value-type="float">
            <text:p>696903</text:p>
          </table:table-cell>
          <table:table-cell office:value-type="float" office:value="696686" calcext:value-type="float">
            <text:p>696686</text:p>
          </table:table-cell>
          <table:table-cell office:value-type="float" office:value="693609" calcext:value-type="float">
            <text:p>693609</text:p>
          </table:table-cell>
          <table:table-cell office:value-type="float" office:value="698949" calcext:value-type="float">
            <text:p>698949</text:p>
          </table:table-cell>
          <table:table-cell office:value-type="float" office:value="708915" calcext:value-type="float">
            <text:p>708915</text:p>
          </table:table-cell>
          <table:table-cell office:value-type="float" office:value="690977" calcext:value-type="float">
            <text:p>690977</text:p>
          </table:table-cell>
          <table:table-cell office:value-type="float" office:value="666334" calcext:value-type="float">
            <text:p>666334</text:p>
          </table:table-cell>
          <table:table-cell office:value-type="float" office:value="668836" calcext:value-type="float">
            <text:p>668836</text:p>
          </table:table-cell>
          <table:table-cell office:value-type="float" office:value="681663" calcext:value-type="float">
            <text:p>681663</text:p>
          </table:table-cell>
          <table:table-cell office:value-type="float" office:value="688336" calcext:value-type="float">
            <text:p>688336</text:p>
          </table:table-cell>
          <table:table-cell office:value-type="float" office:value="681528" calcext:value-type="float">
            <text:p>681528</text:p>
          </table:table-cell>
          <table:table-cell office:value-type="float" office:value="701041" calcext:value-type="float">
            <text:p>701041</text:p>
          </table:table-cell>
          <table:table-cell office:value-type="float" office:value="694164" calcext:value-type="float">
            <text:p>694164</text:p>
          </table:table-cell>
          <table:table-cell office:value-type="float" office:value="685323" calcext:value-type="float">
            <text:p>685323</text:p>
          </table:table-cell>
          <table:table-cell office:value-type="float" office:value="679962" calcext:value-type="float">
            <text:p>679962</text:p>
          </table:table-cell>
          <table:table-cell office:value-type="float" office:value="688443" calcext:value-type="float">
            <text:p>688443</text:p>
          </table:table-cell>
          <table:table-cell office:value-type="float" office:value="690676" calcext:value-type="float">
            <text:p>690676</text:p>
          </table:table-cell>
          <table:table-cell office:value-type="float" office:value="689123" calcext:value-type="float">
            <text:p>689123</text:p>
          </table:table-cell>
          <table:table-cell office:value-type="float" office:value="679620" calcext:value-type="float">
            <text:p>679620</text:p>
          </table:table-cell>
          <table:table-cell office:value-type="float" office:value="688162" calcext:value-type="float">
            <text:p>688162</text:p>
          </table:table-cell>
          <table:table-cell office:value-type="float" office:value="694842" calcext:value-type="float">
            <text:p>694842</text:p>
          </table:table-cell>
          <table:table-cell office:value-type="float" office:value="706381" calcext:value-type="float">
            <text:p>706381</text:p>
          </table:table-cell>
          <table:table-cell office:value-type="float" office:value="684912" calcext:value-type="float">
            <text:p>684912</text:p>
          </table:table-cell>
          <table:table-cell office:value-type="float" office:value="670812" calcext:value-type="float">
            <text:p>670812</text:p>
          </table:table-cell>
          <table:table-cell office:value-type="float" office:value="668721" calcext:value-type="float">
            <text:p>668721</text:p>
          </table:table-cell>
          <table:table-cell office:value-type="float" office:value="20521929" calcext:value-type="float">
            <text:p>20521929</text:p>
          </table:table-cell>
          <table:table-cell office:value-type="string" calcext:value-type="string">
            <text:p>OK</text:p>
          </table:table-cell>
          <table:table-cell office:value-type="float" office:value="398921126" calcext:value-type="float">
            <text:p>398921126</text:p>
          </table:table-cell>
          <table:table-cell office:value-type="float" office:value="398881127" calcext:value-type="float">
            <text:p>398881127</text:p>
          </table:table-cell>
          <table:table-cell table:number-columns-repeated="2" office:value-type="float" office:value="797762254" calcext:value-type="float">
            <text:p>797762254</text:p>
          </table:table-cell>
        </table:table-row>
        <table:table-row table:style-name="ro1">
          <table:table-cell table:formula="of:=MAX([.N24:.AQ24])" office:value-type="float" office:value="707413" calcext:value-type="float">
            <text:p>707413</text:p>
          </table:table-cell>
          <table:table-cell table:formula="of:=MIN([.N24:.AQ24])" office:value-type="float" office:value="657702" calcext:value-type="float">
            <text:p>657702</text:p>
          </table:table-cell>
          <table:table-cell table:formula="of:=ABS([.A24]-[.B24])" office:value-type="float" office:value="49711" calcext:value-type="float">
            <text:p>49711</text:p>
          </table:table-cell>
          <table:table-cell table:formula="of:=[.K24]" office:value-type="float" office:value="667236" calcext:value-type="float">
            <text:p>6672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3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7236" calcext:value-type="float">
            <text:p>667236</text:p>
          </table:table-cell>
          <table:table-cell office:value-type="float" office:value="657702" calcext:value-type="float">
            <text:p>657702</text:p>
          </table:table-cell>
          <table:table-cell office:value-type="float" office:value="674526" calcext:value-type="float">
            <text:p>674526</text:p>
          </table:table-cell>
          <table:table-cell office:value-type="float" office:value="667236" calcext:value-type="float">
            <text:p>667236</text:p>
          </table:table-cell>
          <table:table-cell office:value-type="float" office:value="685434" calcext:value-type="float">
            <text:p>685434</text:p>
          </table:table-cell>
          <table:table-cell office:value-type="float" office:value="687310" calcext:value-type="float">
            <text:p>687310</text:p>
          </table:table-cell>
          <table:table-cell office:value-type="float" office:value="707413" calcext:value-type="float">
            <text:p>707413</text:p>
          </table:table-cell>
          <table:table-cell office:value-type="float" office:value="697599" calcext:value-type="float">
            <text:p>697599</text:p>
          </table:table-cell>
          <table:table-cell office:value-type="float" office:value="681198" calcext:value-type="float">
            <text:p>681198</text:p>
          </table:table-cell>
          <table:table-cell office:value-type="float" office:value="695152" calcext:value-type="float">
            <text:p>695152</text:p>
          </table:table-cell>
          <table:table-cell office:value-type="float" office:value="673933" calcext:value-type="float">
            <text:p>673933</text:p>
          </table:table-cell>
          <table:table-cell office:value-type="float" office:value="665247" calcext:value-type="float">
            <text:p>665247</text:p>
          </table:table-cell>
          <table:table-cell office:value-type="float" office:value="663435" calcext:value-type="float">
            <text:p>663435</text:p>
          </table:table-cell>
          <table:table-cell office:value-type="float" office:value="669845" calcext:value-type="float">
            <text:p>669845</text:p>
          </table:table-cell>
          <table:table-cell office:value-type="float" office:value="676904" calcext:value-type="float">
            <text:p>676904</text:p>
          </table:table-cell>
          <table:table-cell office:value-type="float" office:value="685608" calcext:value-type="float">
            <text:p>685608</text:p>
          </table:table-cell>
          <table:table-cell office:value-type="float" office:value="674558" calcext:value-type="float">
            <text:p>674558</text:p>
          </table:table-cell>
          <table:table-cell office:value-type="float" office:value="674870" calcext:value-type="float">
            <text:p>674870</text:p>
          </table:table-cell>
          <table:table-cell office:value-type="float" office:value="679424" calcext:value-type="float">
            <text:p>679424</text:p>
          </table:table-cell>
          <table:table-cell office:value-type="float" office:value="678401" calcext:value-type="float">
            <text:p>678401</text:p>
          </table:table-cell>
          <table:table-cell office:value-type="float" office:value="670426" calcext:value-type="float">
            <text:p>670426</text:p>
          </table:table-cell>
          <table:table-cell office:value-type="float" office:value="657702" calcext:value-type="float">
            <text:p>657702</text:p>
          </table:table-cell>
          <table:table-cell office:value-type="float" office:value="662258" calcext:value-type="float">
            <text:p>662258</text:p>
          </table:table-cell>
          <table:table-cell office:value-type="float" office:value="661039" calcext:value-type="float">
            <text:p>661039</text:p>
          </table:table-cell>
          <table:table-cell office:value-type="float" office:value="662983" calcext:value-type="float">
            <text:p>662983</text:p>
          </table:table-cell>
          <table:table-cell office:value-type="float" office:value="679997" calcext:value-type="float">
            <text:p>679997</text:p>
          </table:table-cell>
          <table:table-cell office:value-type="float" office:value="667982" calcext:value-type="float">
            <text:p>667982</text:p>
          </table:table-cell>
          <table:table-cell office:value-type="float" office:value="675440" calcext:value-type="float">
            <text:p>675440</text:p>
          </table:table-cell>
          <table:table-cell office:value-type="float" office:value="664328" calcext:value-type="float">
            <text:p>664328</text:p>
          </table:table-cell>
          <table:table-cell office:value-type="float" office:value="663030" calcext:value-type="float">
            <text:p>663030</text:p>
          </table:table-cell>
          <table:table-cell office:value-type="float" office:value="663070" calcext:value-type="float">
            <text:p>663070</text:p>
          </table:table-cell>
          <table:table-cell office:value-type="float" office:value="669788" calcext:value-type="float">
            <text:p>669788</text:p>
          </table:table-cell>
          <table:table-cell office:value-type="float" office:value="674195" calcext:value-type="float">
            <text:p>674195</text:p>
          </table:table-cell>
          <table:table-cell office:value-type="float" office:value="20235805" calcext:value-type="float">
            <text:p>20235805</text:p>
          </table:table-cell>
          <table:table-cell office:value-type="string" calcext:value-type="string">
            <text:p>OK</text:p>
          </table:table-cell>
          <table:table-cell office:value-type="float" office:value="401441268" calcext:value-type="float">
            <text:p>401441268</text:p>
          </table:table-cell>
          <table:table-cell office:value-type="float" office:value="401401269" calcext:value-type="float">
            <text:p>401401269</text:p>
          </table:table-cell>
          <table:table-cell table:number-columns-repeated="2" office:value-type="float" office:value="802802538" calcext:value-type="float">
            <text:p>802802538</text:p>
          </table:table-cell>
        </table:table-row>
        <table:table-row table:style-name="ro1">
          <table:table-cell table:formula="of:=MAX([.N25:.AQ25])" office:value-type="float" office:value="718501" calcext:value-type="float">
            <text:p>718501</text:p>
          </table:table-cell>
          <table:table-cell table:formula="of:=MIN([.N25:.AQ25])" office:value-type="float" office:value="658353" calcext:value-type="float">
            <text:p>658353</text:p>
          </table:table-cell>
          <table:table-cell table:formula="of:=ABS([.A25]-[.B25])" office:value-type="float" office:value="60148" calcext:value-type="float">
            <text:p>60148</text:p>
          </table:table-cell>
          <table:table-cell table:formula="of:=[.K25]" office:value-type="float" office:value="672729" calcext:value-type="float">
            <text:p>6727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4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72729" calcext:value-type="float">
            <text:p>672729</text:p>
          </table:table-cell>
          <table:table-cell office:value-type="float" office:value="658353" calcext:value-type="float">
            <text:p>658353</text:p>
          </table:table-cell>
          <table:table-cell office:value-type="float" office:value="682476" calcext:value-type="float">
            <text:p>682476</text:p>
          </table:table-cell>
          <table:table-cell office:value-type="float" office:value="672729" calcext:value-type="float">
            <text:p>672729</text:p>
          </table:table-cell>
          <table:table-cell office:value-type="float" office:value="687570" calcext:value-type="float">
            <text:p>687570</text:p>
          </table:table-cell>
          <table:table-cell office:value-type="float" office:value="672652" calcext:value-type="float">
            <text:p>672652</text:p>
          </table:table-cell>
          <table:table-cell office:value-type="float" office:value="671062" calcext:value-type="float">
            <text:p>671062</text:p>
          </table:table-cell>
          <table:table-cell office:value-type="float" office:value="673324" calcext:value-type="float">
            <text:p>673324</text:p>
          </table:table-cell>
          <table:table-cell office:value-type="float" office:value="689399" calcext:value-type="float">
            <text:p>689399</text:p>
          </table:table-cell>
          <table:table-cell office:value-type="float" office:value="663533" calcext:value-type="float">
            <text:p>663533</text:p>
          </table:table-cell>
          <table:table-cell office:value-type="float" office:value="673009" calcext:value-type="float">
            <text:p>673009</text:p>
          </table:table-cell>
          <table:table-cell office:value-type="float" office:value="689479" calcext:value-type="float">
            <text:p>689479</text:p>
          </table:table-cell>
          <table:table-cell office:value-type="float" office:value="678191" calcext:value-type="float">
            <text:p>678191</text:p>
          </table:table-cell>
          <table:table-cell office:value-type="float" office:value="687969" calcext:value-type="float">
            <text:p>687969</text:p>
          </table:table-cell>
          <table:table-cell office:value-type="float" office:value="678459" calcext:value-type="float">
            <text:p>678459</text:p>
          </table:table-cell>
          <table:table-cell office:value-type="float" office:value="683342" calcext:value-type="float">
            <text:p>683342</text:p>
          </table:table-cell>
          <table:table-cell office:value-type="float" office:value="686057" calcext:value-type="float">
            <text:p>686057</text:p>
          </table:table-cell>
          <table:table-cell office:value-type="float" office:value="684804" calcext:value-type="float">
            <text:p>684804</text:p>
          </table:table-cell>
          <table:table-cell office:value-type="float" office:value="685166" calcext:value-type="float">
            <text:p>685166</text:p>
          </table:table-cell>
          <table:table-cell office:value-type="float" office:value="681328" calcext:value-type="float">
            <text:p>681328</text:p>
          </table:table-cell>
          <table:table-cell office:value-type="float" office:value="718501" calcext:value-type="float">
            <text:p>718501</text:p>
          </table:table-cell>
          <table:table-cell office:value-type="float" office:value="685703" calcext:value-type="float">
            <text:p>685703</text:p>
          </table:table-cell>
          <table:table-cell office:value-type="float" office:value="693445" calcext:value-type="float">
            <text:p>693445</text:p>
          </table:table-cell>
          <table:table-cell office:value-type="float" office:value="688150" calcext:value-type="float">
            <text:p>688150</text:p>
          </table:table-cell>
          <table:table-cell office:value-type="float" office:value="677167" calcext:value-type="float">
            <text:p>677167</text:p>
          </table:table-cell>
          <table:table-cell office:value-type="float" office:value="676208" calcext:value-type="float">
            <text:p>676208</text:p>
          </table:table-cell>
          <table:table-cell office:value-type="float" office:value="685544" calcext:value-type="float">
            <text:p>685544</text:p>
          </table:table-cell>
          <table:table-cell office:value-type="float" office:value="707454" calcext:value-type="float">
            <text:p>707454</text:p>
          </table:table-cell>
          <table:table-cell office:value-type="float" office:value="703668" calcext:value-type="float">
            <text:p>703668</text:p>
          </table:table-cell>
          <table:table-cell office:value-type="float" office:value="683372" calcext:value-type="float">
            <text:p>683372</text:p>
          </table:table-cell>
          <table:table-cell office:value-type="float" office:value="675665" calcext:value-type="float">
            <text:p>675665</text:p>
          </table:table-cell>
          <table:table-cell office:value-type="float" office:value="658353" calcext:value-type="float">
            <text:p>658353</text:p>
          </table:table-cell>
          <table:table-cell office:value-type="float" office:value="662999" calcext:value-type="float">
            <text:p>662999</text:p>
          </table:table-cell>
          <table:table-cell office:value-type="float" office:value="20474302" calcext:value-type="float">
            <text:p>20474302</text:p>
          </table:table-cell>
          <table:table-cell office:value-type="string" calcext:value-type="string">
            <text:p>OK</text:p>
          </table:table-cell>
          <table:table-cell office:value-type="float" office:value="401630085" calcext:value-type="float">
            <text:p>401630085</text:p>
          </table:table-cell>
          <table:table-cell office:value-type="float" office:value="401590086" calcext:value-type="float">
            <text:p>401590086</text:p>
          </table:table-cell>
          <table:table-cell table:number-columns-repeated="2" office:value-type="float" office:value="803180172" calcext:value-type="float">
            <text:p>803180172</text:p>
          </table:table-cell>
        </table:table-row>
        <table:table-row table:style-name="ro1">
          <table:table-cell table:formula="of:=MAX([.N26:.AQ26])" office:value-type="float" office:value="707635" calcext:value-type="float">
            <text:p>707635</text:p>
          </table:table-cell>
          <table:table-cell table:formula="of:=MIN([.N26:.AQ26])" office:value-type="float" office:value="646502" calcext:value-type="float">
            <text:p>646502</text:p>
          </table:table-cell>
          <table:table-cell table:formula="of:=ABS([.A26]-[.B26])" office:value-type="float" office:value="61133" calcext:value-type="float">
            <text:p>61133</text:p>
          </table:table-cell>
          <table:table-cell table:formula="of:=[.K26]" office:value-type="float" office:value="646502" calcext:value-type="float">
            <text:p>6465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5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46502" calcext:value-type="float">
            <text:p>646502</text:p>
          </table:table-cell>
          <table:table-cell office:value-type="float" office:value="675048" calcext:value-type="float">
            <text:p>675048</text:p>
          </table:table-cell>
          <table:table-cell office:value-type="float" office:value="646502" calcext:value-type="float">
            <text:p>646502</text:p>
          </table:table-cell>
          <table:table-cell office:value-type="float" office:value="655080" calcext:value-type="float">
            <text:p>655080</text:p>
          </table:table-cell>
          <table:table-cell office:value-type="float" office:value="659633" calcext:value-type="float">
            <text:p>659633</text:p>
          </table:table-cell>
          <table:table-cell office:value-type="float" office:value="663227" calcext:value-type="float">
            <text:p>663227</text:p>
          </table:table-cell>
          <table:table-cell office:value-type="float" office:value="658847" calcext:value-type="float">
            <text:p>658847</text:p>
          </table:table-cell>
          <table:table-cell office:value-type="float" office:value="669388" calcext:value-type="float">
            <text:p>669388</text:p>
          </table:table-cell>
          <table:table-cell office:value-type="float" office:value="665597" calcext:value-type="float">
            <text:p>665597</text:p>
          </table:table-cell>
          <table:table-cell office:value-type="float" office:value="692649" calcext:value-type="float">
            <text:p>692649</text:p>
          </table:table-cell>
          <table:table-cell office:value-type="float" office:value="696403" calcext:value-type="float">
            <text:p>696403</text:p>
          </table:table-cell>
          <table:table-cell office:value-type="float" office:value="684384" calcext:value-type="float">
            <text:p>684384</text:p>
          </table:table-cell>
          <table:table-cell office:value-type="float" office:value="690066" calcext:value-type="float">
            <text:p>690066</text:p>
          </table:table-cell>
          <table:table-cell office:value-type="float" office:value="677179" calcext:value-type="float">
            <text:p>677179</text:p>
          </table:table-cell>
          <table:table-cell office:value-type="float" office:value="683607" calcext:value-type="float">
            <text:p>683607</text:p>
          </table:table-cell>
          <table:table-cell office:value-type="float" office:value="678168" calcext:value-type="float">
            <text:p>678168</text:p>
          </table:table-cell>
          <table:table-cell office:value-type="float" office:value="702428" calcext:value-type="float">
            <text:p>702428</text:p>
          </table:table-cell>
          <table:table-cell office:value-type="float" office:value="707635" calcext:value-type="float">
            <text:p>707635</text:p>
          </table:table-cell>
          <table:table-cell office:value-type="float" office:value="688276" calcext:value-type="float">
            <text:p>688276</text:p>
          </table:table-cell>
          <table:table-cell office:value-type="float" office:value="682795" calcext:value-type="float">
            <text:p>682795</text:p>
          </table:table-cell>
          <table:table-cell office:value-type="float" office:value="673073" calcext:value-type="float">
            <text:p>673073</text:p>
          </table:table-cell>
          <table:table-cell office:value-type="float" office:value="675770" calcext:value-type="float">
            <text:p>675770</text:p>
          </table:table-cell>
          <table:table-cell office:value-type="float" office:value="681720" calcext:value-type="float">
            <text:p>681720</text:p>
          </table:table-cell>
          <table:table-cell office:value-type="float" office:value="682334" calcext:value-type="float">
            <text:p>682334</text:p>
          </table:table-cell>
          <table:table-cell office:value-type="float" office:value="688359" calcext:value-type="float">
            <text:p>688359</text:p>
          </table:table-cell>
          <table:table-cell office:value-type="float" office:value="677549" calcext:value-type="float">
            <text:p>677549</text:p>
          </table:table-cell>
          <table:table-cell office:value-type="float" office:value="655703" calcext:value-type="float">
            <text:p>655703</text:p>
          </table:table-cell>
          <table:table-cell office:value-type="float" office:value="658183" calcext:value-type="float">
            <text:p>658183</text:p>
          </table:table-cell>
          <table:table-cell office:value-type="float" office:value="653366" calcext:value-type="float">
            <text:p>653366</text:p>
          </table:table-cell>
          <table:table-cell office:value-type="float" office:value="659003" calcext:value-type="float">
            <text:p>659003</text:p>
          </table:table-cell>
          <table:table-cell office:value-type="float" office:value="659010" calcext:value-type="float">
            <text:p>659010</text:p>
          </table:table-cell>
          <table:table-cell office:value-type="float" office:value="685508" calcext:value-type="float">
            <text:p>685508</text:p>
          </table:table-cell>
          <table:table-cell office:value-type="float" office:value="20251442" calcext:value-type="float">
            <text:p>20251442</text:p>
          </table:table-cell>
          <table:table-cell office:value-type="string" calcext:value-type="string">
            <text:p>OK</text:p>
          </table:table-cell>
          <table:table-cell office:value-type="float" office:value="397862858" calcext:value-type="float">
            <text:p>397862858</text:p>
          </table:table-cell>
          <table:table-cell office:value-type="float" office:value="397822859" calcext:value-type="float">
            <text:p>397822859</text:p>
          </table:table-cell>
          <table:table-cell table:number-columns-repeated="2" office:value-type="float" office:value="795645718" calcext:value-type="float">
            <text:p>795645718</text:p>
          </table:table-cell>
        </table:table-row>
        <table:table-row table:style-name="ro1">
          <table:table-cell table:formula="of:=MAX([.N27:.AQ27])" office:value-type="float" office:value="724700" calcext:value-type="float">
            <text:p>724700</text:p>
          </table:table-cell>
          <table:table-cell table:formula="of:=MIN([.N27:.AQ27])" office:value-type="float" office:value="653296" calcext:value-type="float">
            <text:p>653296</text:p>
          </table:table-cell>
          <table:table-cell table:formula="of:=ABS([.A27]-[.B27])" office:value-type="float" office:value="71404" calcext:value-type="float">
            <text:p>71404</text:p>
          </table:table-cell>
          <table:table-cell table:formula="of:=[.K27]" office:value-type="float" office:value="724700" calcext:value-type="float">
            <text:p>7247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6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724700" calcext:value-type="float">
            <text:p>724700</text:p>
          </table:table-cell>
          <table:table-cell office:value-type="float" office:value="653296" calcext:value-type="float">
            <text:p>653296</text:p>
          </table:table-cell>
          <table:table-cell office:value-type="float" office:value="674549" calcext:value-type="float">
            <text:p>674549</text:p>
          </table:table-cell>
          <table:table-cell office:value-type="float" office:value="724700" calcext:value-type="float">
            <text:p>724700</text:p>
          </table:table-cell>
          <table:table-cell office:value-type="float" office:value="701340" calcext:value-type="float">
            <text:p>701340</text:p>
          </table:table-cell>
          <table:table-cell office:value-type="float" office:value="695508" calcext:value-type="float">
            <text:p>695508</text:p>
          </table:table-cell>
          <table:table-cell office:value-type="float" office:value="686414" calcext:value-type="float">
            <text:p>686414</text:p>
          </table:table-cell>
          <table:table-cell office:value-type="float" office:value="698489" calcext:value-type="float">
            <text:p>698489</text:p>
          </table:table-cell>
          <table:table-cell office:value-type="float" office:value="670936" calcext:value-type="float">
            <text:p>670936</text:p>
          </table:table-cell>
          <table:table-cell office:value-type="float" office:value="660532" calcext:value-type="float">
            <text:p>660532</text:p>
          </table:table-cell>
          <table:table-cell office:value-type="float" office:value="658443" calcext:value-type="float">
            <text:p>658443</text:p>
          </table:table-cell>
          <table:table-cell office:value-type="float" office:value="675773" calcext:value-type="float">
            <text:p>675773</text:p>
          </table:table-cell>
          <table:table-cell office:value-type="float" office:value="665966" calcext:value-type="float">
            <text:p>665966</text:p>
          </table:table-cell>
          <table:table-cell office:value-type="float" office:value="668845" calcext:value-type="float">
            <text:p>668845</text:p>
          </table:table-cell>
          <table:table-cell office:value-type="float" office:value="657172" calcext:value-type="float">
            <text:p>657172</text:p>
          </table:table-cell>
          <table:table-cell office:value-type="float" office:value="659419" calcext:value-type="float">
            <text:p>659419</text:p>
          </table:table-cell>
          <table:table-cell office:value-type="float" office:value="658065" calcext:value-type="float">
            <text:p>658065</text:p>
          </table:table-cell>
          <table:table-cell office:value-type="float" office:value="667467" calcext:value-type="float">
            <text:p>667467</text:p>
          </table:table-cell>
          <table:table-cell office:value-type="float" office:value="668238" calcext:value-type="float">
            <text:p>668238</text:p>
          </table:table-cell>
          <table:table-cell office:value-type="float" office:value="704052" calcext:value-type="float">
            <text:p>704052</text:p>
          </table:table-cell>
          <table:table-cell office:value-type="float" office:value="684153" calcext:value-type="float">
            <text:p>684153</text:p>
          </table:table-cell>
          <table:table-cell office:value-type="float" office:value="681761" calcext:value-type="float">
            <text:p>681761</text:p>
          </table:table-cell>
          <table:table-cell office:value-type="float" office:value="661521" calcext:value-type="float">
            <text:p>661521</text:p>
          </table:table-cell>
          <table:table-cell office:value-type="float" office:value="666485" calcext:value-type="float">
            <text:p>666485</text:p>
          </table:table-cell>
          <table:table-cell office:value-type="float" office:value="663997" calcext:value-type="float">
            <text:p>663997</text:p>
          </table:table-cell>
          <table:table-cell office:value-type="float" office:value="653296" calcext:value-type="float">
            <text:p>653296</text:p>
          </table:table-cell>
          <table:table-cell office:value-type="float" office:value="675869" calcext:value-type="float">
            <text:p>675869</text:p>
          </table:table-cell>
          <table:table-cell office:value-type="float" office:value="707406" calcext:value-type="float">
            <text:p>707406</text:p>
          </table:table-cell>
          <table:table-cell office:value-type="float" office:value="690601" calcext:value-type="float">
            <text:p>690601</text:p>
          </table:table-cell>
          <table:table-cell office:value-type="float" office:value="659511" calcext:value-type="float">
            <text:p>659511</text:p>
          </table:table-cell>
          <table:table-cell office:value-type="float" office:value="658130" calcext:value-type="float">
            <text:p>658130</text:p>
          </table:table-cell>
          <table:table-cell office:value-type="float" office:value="653602" calcext:value-type="float">
            <text:p>653602</text:p>
          </table:table-cell>
          <table:table-cell office:value-type="float" office:value="658803" calcext:value-type="float">
            <text:p>658803</text:p>
          </table:table-cell>
          <table:table-cell office:value-type="float" office:value="20236494" calcext:value-type="float">
            <text:p>20236494</text:p>
          </table:table-cell>
          <table:table-cell office:value-type="string" calcext:value-type="string">
            <text:p>OK</text:p>
          </table:table-cell>
          <table:table-cell office:value-type="float" office:value="399420373" calcext:value-type="float">
            <text:p>399420373</text:p>
          </table:table-cell>
          <table:table-cell office:value-type="float" office:value="399380374" calcext:value-type="float">
            <text:p>399380374</text:p>
          </table:table-cell>
          <table:table-cell table:number-columns-repeated="2" office:value-type="float" office:value="798760748" calcext:value-type="float">
            <text:p>798760748</text:p>
          </table:table-cell>
        </table:table-row>
        <table:table-row table:style-name="ro1">
          <table:table-cell table:formula="of:=MAX([.N28:.AQ28])" office:value-type="float" office:value="675289" calcext:value-type="float">
            <text:p>675289</text:p>
          </table:table-cell>
          <table:table-cell table:formula="of:=MIN([.N28:.AQ28])" office:value-type="float" office:value="652205" calcext:value-type="float">
            <text:p>652205</text:p>
          </table:table-cell>
          <table:table-cell table:formula="of:=ABS([.A28]-[.B28])" office:value-type="float" office:value="23084" calcext:value-type="float">
            <text:p>23084</text:p>
          </table:table-cell>
          <table:table-cell table:formula="of:=[.K28]" office:value-type="float" office:value="652205" calcext:value-type="float">
            <text:p>6522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7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52205" calcext:value-type="float">
            <text:p>652205</text:p>
          </table:table-cell>
          <table:table-cell office:value-type="float" office:value="659937" calcext:value-type="float">
            <text:p>659937</text:p>
          </table:table-cell>
          <table:table-cell office:value-type="float" office:value="652205" calcext:value-type="float">
            <text:p>652205</text:p>
          </table:table-cell>
          <table:table-cell office:value-type="float" office:value="659627" calcext:value-type="float">
            <text:p>659627</text:p>
          </table:table-cell>
          <table:table-cell office:value-type="float" office:value="656583" calcext:value-type="float">
            <text:p>656583</text:p>
          </table:table-cell>
          <table:table-cell office:value-type="float" office:value="662862" calcext:value-type="float">
            <text:p>662862</text:p>
          </table:table-cell>
          <table:table-cell office:value-type="float" office:value="659553" calcext:value-type="float">
            <text:p>659553</text:p>
          </table:table-cell>
          <table:table-cell office:value-type="float" office:value="659477" calcext:value-type="float">
            <text:p>659477</text:p>
          </table:table-cell>
          <table:table-cell office:value-type="float" office:value="656724" calcext:value-type="float">
            <text:p>656724</text:p>
          </table:table-cell>
          <table:table-cell office:value-type="float" office:value="665901" calcext:value-type="float">
            <text:p>665901</text:p>
          </table:table-cell>
          <table:table-cell office:value-type="float" office:value="659202" calcext:value-type="float">
            <text:p>659202</text:p>
          </table:table-cell>
          <table:table-cell office:value-type="float" office:value="663989" calcext:value-type="float">
            <text:p>663989</text:p>
          </table:table-cell>
          <table:table-cell office:value-type="float" office:value="660289" calcext:value-type="float">
            <text:p>660289</text:p>
          </table:table-cell>
          <table:table-cell office:value-type="float" office:value="659941" calcext:value-type="float">
            <text:p>659941</text:p>
          </table:table-cell>
          <table:table-cell office:value-type="float" office:value="655002" calcext:value-type="float">
            <text:p>655002</text:p>
          </table:table-cell>
          <table:table-cell office:value-type="float" office:value="667882" calcext:value-type="float">
            <text:p>667882</text:p>
          </table:table-cell>
          <table:table-cell office:value-type="float" office:value="675289" calcext:value-type="float">
            <text:p>675289</text:p>
          </table:table-cell>
          <table:table-cell office:value-type="float" office:value="663374" calcext:value-type="float">
            <text:p>663374</text:p>
          </table:table-cell>
          <table:table-cell office:value-type="float" office:value="656641" calcext:value-type="float">
            <text:p>656641</text:p>
          </table:table-cell>
          <table:table-cell office:value-type="float" office:value="657537" calcext:value-type="float">
            <text:p>657537</text:p>
          </table:table-cell>
          <table:table-cell office:value-type="float" office:value="654991" calcext:value-type="float">
            <text:p>654991</text:p>
          </table:table-cell>
          <table:table-cell office:value-type="float" office:value="661576" calcext:value-type="float">
            <text:p>661576</text:p>
          </table:table-cell>
          <table:table-cell office:value-type="float" office:value="658583" calcext:value-type="float">
            <text:p>658583</text:p>
          </table:table-cell>
          <table:table-cell office:value-type="float" office:value="656231" calcext:value-type="float">
            <text:p>656231</text:p>
          </table:table-cell>
          <table:table-cell office:value-type="float" office:value="668292" calcext:value-type="float">
            <text:p>668292</text:p>
          </table:table-cell>
          <table:table-cell office:value-type="float" office:value="656644" calcext:value-type="float">
            <text:p>656644</text:p>
          </table:table-cell>
          <table:table-cell office:value-type="float" office:value="661182" calcext:value-type="float">
            <text:p>661182</text:p>
          </table:table-cell>
          <table:table-cell office:value-type="float" office:value="658921" calcext:value-type="float">
            <text:p>658921</text:p>
          </table:table-cell>
          <table:table-cell office:value-type="float" office:value="658087" calcext:value-type="float">
            <text:p>658087</text:p>
          </table:table-cell>
          <table:table-cell office:value-type="float" office:value="656759" calcext:value-type="float">
            <text:p>656759</text:p>
          </table:table-cell>
          <table:table-cell office:value-type="float" office:value="659536" calcext:value-type="float">
            <text:p>659536</text:p>
          </table:table-cell>
          <table:table-cell office:value-type="float" office:value="655251" calcext:value-type="float">
            <text:p>655251</text:p>
          </table:table-cell>
          <table:table-cell office:value-type="float" office:value="19798131" calcext:value-type="float">
            <text:p>19798131</text:p>
          </table:table-cell>
          <table:table-cell office:value-type="string" calcext:value-type="string">
            <text:p>OK</text:p>
          </table:table-cell>
          <table:table-cell office:value-type="float" office:value="400447073" calcext:value-type="float">
            <text:p>400447073</text:p>
          </table:table-cell>
          <table:table-cell office:value-type="float" office:value="400407074" calcext:value-type="float">
            <text:p>400407074</text:p>
          </table:table-cell>
          <table:table-cell table:number-columns-repeated="2" office:value-type="float" office:value="800814148" calcext:value-type="float">
            <text:p>800814148</text:p>
          </table:table-cell>
        </table:table-row>
        <table:table-row table:style-name="ro1">
          <table:table-cell table:formula="of:=MAX([.N29:.AQ29])" office:value-type="float" office:value="699484" calcext:value-type="float">
            <text:p>699484</text:p>
          </table:table-cell>
          <table:table-cell table:formula="of:=MIN([.N29:.AQ29])" office:value-type="float" office:value="650182" calcext:value-type="float">
            <text:p>650182</text:p>
          </table:table-cell>
          <table:table-cell table:formula="of:=ABS([.A29]-[.B29])" office:value-type="float" office:value="49302" calcext:value-type="float">
            <text:p>49302</text:p>
          </table:table-cell>
          <table:table-cell table:formula="of:=[.K29]" office:value-type="float" office:value="650182" calcext:value-type="float">
            <text:p>6501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8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50182" calcext:value-type="float">
            <text:p>650182</text:p>
          </table:table-cell>
          <table:table-cell office:value-type="float" office:value="675774" calcext:value-type="float">
            <text:p>675774</text:p>
          </table:table-cell>
          <table:table-cell office:value-type="float" office:value="650182" calcext:value-type="float">
            <text:p>650182</text:p>
          </table:table-cell>
          <table:table-cell office:value-type="float" office:value="659028" calcext:value-type="float">
            <text:p>659028</text:p>
          </table:table-cell>
          <table:table-cell office:value-type="float" office:value="680022" calcext:value-type="float">
            <text:p>680022</text:p>
          </table:table-cell>
          <table:table-cell office:value-type="float" office:value="692887" calcext:value-type="float">
            <text:p>692887</text:p>
          </table:table-cell>
          <table:table-cell office:value-type="float" office:value="658635" calcext:value-type="float">
            <text:p>658635</text:p>
          </table:table-cell>
          <table:table-cell office:value-type="float" office:value="685874" calcext:value-type="float">
            <text:p>685874</text:p>
          </table:table-cell>
          <table:table-cell office:value-type="float" office:value="686477" calcext:value-type="float">
            <text:p>686477</text:p>
          </table:table-cell>
          <table:table-cell office:value-type="float" office:value="673577" calcext:value-type="float">
            <text:p>673577</text:p>
          </table:table-cell>
          <table:table-cell office:value-type="float" office:value="683855" calcext:value-type="float">
            <text:p>683855</text:p>
          </table:table-cell>
          <table:table-cell office:value-type="float" office:value="686454" calcext:value-type="float">
            <text:p>686454</text:p>
          </table:table-cell>
          <table:table-cell office:value-type="float" office:value="683556" calcext:value-type="float">
            <text:p>683556</text:p>
          </table:table-cell>
          <table:table-cell office:value-type="float" office:value="699484" calcext:value-type="float">
            <text:p>699484</text:p>
          </table:table-cell>
          <table:table-cell office:value-type="float" office:value="668377" calcext:value-type="float">
            <text:p>668377</text:p>
          </table:table-cell>
          <table:table-cell office:value-type="float" office:value="660406" calcext:value-type="float">
            <text:p>660406</text:p>
          </table:table-cell>
          <table:table-cell office:value-type="float" office:value="683886" calcext:value-type="float">
            <text:p>683886</text:p>
          </table:table-cell>
          <table:table-cell office:value-type="float" office:value="672107" calcext:value-type="float">
            <text:p>672107</text:p>
          </table:table-cell>
          <table:table-cell office:value-type="float" office:value="666481" calcext:value-type="float">
            <text:p>666481</text:p>
          </table:table-cell>
          <table:table-cell office:value-type="float" office:value="673409" calcext:value-type="float">
            <text:p>673409</text:p>
          </table:table-cell>
          <table:table-cell office:value-type="float" office:value="665549" calcext:value-type="float">
            <text:p>665549</text:p>
          </table:table-cell>
          <table:table-cell office:value-type="float" office:value="688038" calcext:value-type="float">
            <text:p>688038</text:p>
          </table:table-cell>
          <table:table-cell office:value-type="float" office:value="675089" calcext:value-type="float">
            <text:p>675089</text:p>
          </table:table-cell>
          <table:table-cell office:value-type="float" office:value="667660" calcext:value-type="float">
            <text:p>667660</text:p>
          </table:table-cell>
          <table:table-cell office:value-type="float" office:value="667025" calcext:value-type="float">
            <text:p>667025</text:p>
          </table:table-cell>
          <table:table-cell office:value-type="float" office:value="680055" calcext:value-type="float">
            <text:p>680055</text:p>
          </table:table-cell>
          <table:table-cell office:value-type="float" office:value="688857" calcext:value-type="float">
            <text:p>688857</text:p>
          </table:table-cell>
          <table:table-cell office:value-type="float" office:value="673430" calcext:value-type="float">
            <text:p>673430</text:p>
          </table:table-cell>
          <table:table-cell office:value-type="float" office:value="673358" calcext:value-type="float">
            <text:p>673358</text:p>
          </table:table-cell>
          <table:table-cell office:value-type="float" office:value="679074" calcext:value-type="float">
            <text:p>679074</text:p>
          </table:table-cell>
          <table:table-cell office:value-type="float" office:value="695495" calcext:value-type="float">
            <text:p>695495</text:p>
          </table:table-cell>
          <table:table-cell office:value-type="float" office:value="654911" calcext:value-type="float">
            <text:p>654911</text:p>
          </table:table-cell>
          <table:table-cell office:value-type="float" office:value="20273238" calcext:value-type="float">
            <text:p>20273238</text:p>
          </table:table-cell>
          <table:table-cell office:value-type="string" calcext:value-type="string">
            <text:p>OK</text:p>
          </table:table-cell>
          <table:table-cell office:value-type="float" office:value="398682537" calcext:value-type="float">
            <text:p>398682537</text:p>
          </table:table-cell>
          <table:table-cell office:value-type="float" office:value="398642538" calcext:value-type="float">
            <text:p>398642538</text:p>
          </table:table-cell>
          <table:table-cell table:number-columns-repeated="2" office:value-type="float" office:value="797285076" calcext:value-type="float">
            <text:p>797285076</text:p>
          </table:table-cell>
        </table:table-row>
        <table:table-row table:style-name="ro1">
          <table:table-cell table:formula="of:=MAX([.N30:.AQ30])" office:value-type="float" office:value="704015" calcext:value-type="float">
            <text:p>704015</text:p>
          </table:table-cell>
          <table:table-cell table:formula="of:=MIN([.N30:.AQ30])" office:value-type="float" office:value="652062" calcext:value-type="float">
            <text:p>652062</text:p>
          </table:table-cell>
          <table:table-cell table:formula="of:=ABS([.A30]-[.B30])" office:value-type="float" office:value="51953" calcext:value-type="float">
            <text:p>51953</text:p>
          </table:table-cell>
          <table:table-cell table:formula="of:=[.K30]" office:value-type="float" office:value="662785" calcext:value-type="float">
            <text:p>6627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9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2785" calcext:value-type="float">
            <text:p>662785</text:p>
          </table:table-cell>
          <table:table-cell office:value-type="float" office:value="652062" calcext:value-type="float">
            <text:p>652062</text:p>
          </table:table-cell>
          <table:table-cell office:value-type="float" office:value="671269" calcext:value-type="float">
            <text:p>671269</text:p>
          </table:table-cell>
          <table:table-cell office:value-type="float" office:value="662785" calcext:value-type="float">
            <text:p>662785</text:p>
          </table:table-cell>
          <table:table-cell office:value-type="float" office:value="661448" calcext:value-type="float">
            <text:p>661448</text:p>
          </table:table-cell>
          <table:table-cell office:value-type="float" office:value="663464" calcext:value-type="float">
            <text:p>663464</text:p>
          </table:table-cell>
          <table:table-cell office:value-type="float" office:value="659888" calcext:value-type="float">
            <text:p>659888</text:p>
          </table:table-cell>
          <table:table-cell office:value-type="float" office:value="667543" calcext:value-type="float">
            <text:p>667543</text:p>
          </table:table-cell>
          <table:table-cell office:value-type="float" office:value="656141" calcext:value-type="float">
            <text:p>656141</text:p>
          </table:table-cell>
          <table:table-cell office:value-type="float" office:value="668633" calcext:value-type="float">
            <text:p>668633</text:p>
          </table:table-cell>
          <table:table-cell office:value-type="float" office:value="683527" calcext:value-type="float">
            <text:p>683527</text:p>
          </table:table-cell>
          <table:table-cell office:value-type="float" office:value="668408" calcext:value-type="float">
            <text:p>668408</text:p>
          </table:table-cell>
          <table:table-cell office:value-type="float" office:value="656528" calcext:value-type="float">
            <text:p>656528</text:p>
          </table:table-cell>
          <table:table-cell office:value-type="float" office:value="652062" calcext:value-type="float">
            <text:p>652062</text:p>
          </table:table-cell>
          <table:table-cell office:value-type="float" office:value="655012" calcext:value-type="float">
            <text:p>655012</text:p>
          </table:table-cell>
          <table:table-cell office:value-type="float" office:value="654760" calcext:value-type="float">
            <text:p>654760</text:p>
          </table:table-cell>
          <table:table-cell office:value-type="float" office:value="660753" calcext:value-type="float">
            <text:p>660753</text:p>
          </table:table-cell>
          <table:table-cell office:value-type="float" office:value="652386" calcext:value-type="float">
            <text:p>652386</text:p>
          </table:table-cell>
          <table:table-cell office:value-type="float" office:value="659045" calcext:value-type="float">
            <text:p>659045</text:p>
          </table:table-cell>
          <table:table-cell office:value-type="float" office:value="686184" calcext:value-type="float">
            <text:p>686184</text:p>
          </table:table-cell>
          <table:table-cell office:value-type="float" office:value="653279" calcext:value-type="float">
            <text:p>653279</text:p>
          </table:table-cell>
          <table:table-cell office:value-type="float" office:value="683155" calcext:value-type="float">
            <text:p>683155</text:p>
          </table:table-cell>
          <table:table-cell office:value-type="float" office:value="694597" calcext:value-type="float">
            <text:p>694597</text:p>
          </table:table-cell>
          <table:table-cell office:value-type="float" office:value="677909" calcext:value-type="float">
            <text:p>677909</text:p>
          </table:table-cell>
          <table:table-cell office:value-type="float" office:value="704015" calcext:value-type="float">
            <text:p>704015</text:p>
          </table:table-cell>
          <table:table-cell office:value-type="float" office:value="686964" calcext:value-type="float">
            <text:p>686964</text:p>
          </table:table-cell>
          <table:table-cell office:value-type="float" office:value="689983" calcext:value-type="float">
            <text:p>689983</text:p>
          </table:table-cell>
          <table:table-cell office:value-type="float" office:value="685816" calcext:value-type="float">
            <text:p>685816</text:p>
          </table:table-cell>
          <table:table-cell office:value-type="float" office:value="678474" calcext:value-type="float">
            <text:p>678474</text:p>
          </table:table-cell>
          <table:table-cell office:value-type="float" office:value="676415" calcext:value-type="float">
            <text:p>676415</text:p>
          </table:table-cell>
          <table:table-cell office:value-type="float" office:value="680968" calcext:value-type="float">
            <text:p>680968</text:p>
          </table:table-cell>
          <table:table-cell office:value-type="float" office:value="676312" calcext:value-type="float">
            <text:p>676312</text:p>
          </table:table-cell>
          <table:table-cell office:value-type="float" office:value="681626" calcext:value-type="float">
            <text:p>681626</text:p>
          </table:table-cell>
          <table:table-cell office:value-type="float" office:value="20138080" calcext:value-type="float">
            <text:p>20138080</text:p>
          </table:table-cell>
          <table:table-cell office:value-type="string" calcext:value-type="string">
            <text:p>OK</text:p>
          </table:table-cell>
          <table:table-cell office:value-type="float" office:value="400624584" calcext:value-type="float">
            <text:p>400624584</text:p>
          </table:table-cell>
          <table:table-cell office:value-type="float" office:value="400584585" calcext:value-type="float">
            <text:p>400584585</text:p>
          </table:table-cell>
          <table:table-cell table:number-columns-repeated="2" office:value-type="float" office:value="801169170" calcext:value-type="float">
            <text:p>801169170</text:p>
          </table:table-cell>
        </table:table-row>
        <table:table-row table:style-name="ro1">
          <table:table-cell table:formula="of:=MAX([.N31:.AQ31])" office:value-type="float" office:value="708275" calcext:value-type="float">
            <text:p>708275</text:p>
          </table:table-cell>
          <table:table-cell table:formula="of:=MIN([.N31:.AQ31])" office:value-type="float" office:value="656775" calcext:value-type="float">
            <text:p>656775</text:p>
          </table:table-cell>
          <table:table-cell table:formula="of:=ABS([.A31]-[.B31])" office:value-type="float" office:value="51500" calcext:value-type="float">
            <text:p>51500</text:p>
          </table:table-cell>
          <table:table-cell table:formula="of:=[.K31]" office:value-type="float" office:value="678074" calcext:value-type="float">
            <text:p>67807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0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78074" calcext:value-type="float">
            <text:p>678074</text:p>
          </table:table-cell>
          <table:table-cell office:value-type="float" office:value="656775" calcext:value-type="float">
            <text:p>656775</text:p>
          </table:table-cell>
          <table:table-cell office:value-type="float" office:value="680007" calcext:value-type="float">
            <text:p>680007</text:p>
          </table:table-cell>
          <table:table-cell office:value-type="float" office:value="678074" calcext:value-type="float">
            <text:p>678074</text:p>
          </table:table-cell>
          <table:table-cell office:value-type="float" office:value="679633" calcext:value-type="float">
            <text:p>679633</text:p>
          </table:table-cell>
          <table:table-cell office:value-type="float" office:value="663985" calcext:value-type="float">
            <text:p>663985</text:p>
          </table:table-cell>
          <table:table-cell office:value-type="float" office:value="660393" calcext:value-type="float">
            <text:p>660393</text:p>
          </table:table-cell>
          <table:table-cell office:value-type="float" office:value="662935" calcext:value-type="float">
            <text:p>662935</text:p>
          </table:table-cell>
          <table:table-cell office:value-type="float" office:value="660619" calcext:value-type="float">
            <text:p>660619</text:p>
          </table:table-cell>
          <table:table-cell office:value-type="float" office:value="656938" calcext:value-type="float">
            <text:p>656938</text:p>
          </table:table-cell>
          <table:table-cell office:value-type="float" office:value="656775" calcext:value-type="float">
            <text:p>656775</text:p>
          </table:table-cell>
          <table:table-cell office:value-type="float" office:value="661289" calcext:value-type="float">
            <text:p>661289</text:p>
          </table:table-cell>
          <table:table-cell office:value-type="float" office:value="672164" calcext:value-type="float">
            <text:p>672164</text:p>
          </table:table-cell>
          <table:table-cell office:value-type="float" office:value="678732" calcext:value-type="float">
            <text:p>678732</text:p>
          </table:table-cell>
          <table:table-cell office:value-type="float" office:value="685244" calcext:value-type="float">
            <text:p>685244</text:p>
          </table:table-cell>
          <table:table-cell office:value-type="float" office:value="708275" calcext:value-type="float">
            <text:p>708275</text:p>
          </table:table-cell>
          <table:table-cell office:value-type="float" office:value="677055" calcext:value-type="float">
            <text:p>677055</text:p>
          </table:table-cell>
          <table:table-cell office:value-type="float" office:value="684325" calcext:value-type="float">
            <text:p>684325</text:p>
          </table:table-cell>
          <table:table-cell office:value-type="float" office:value="681429" calcext:value-type="float">
            <text:p>681429</text:p>
          </table:table-cell>
          <table:table-cell office:value-type="float" office:value="682101" calcext:value-type="float">
            <text:p>682101</text:p>
          </table:table-cell>
          <table:table-cell office:value-type="float" office:value="678981" calcext:value-type="float">
            <text:p>678981</text:p>
          </table:table-cell>
          <table:table-cell office:value-type="float" office:value="676193" calcext:value-type="float">
            <text:p>676193</text:p>
          </table:table-cell>
          <table:table-cell office:value-type="float" office:value="681616" calcext:value-type="float">
            <text:p>681616</text:p>
          </table:table-cell>
          <table:table-cell office:value-type="float" office:value="695031" calcext:value-type="float">
            <text:p>695031</text:p>
          </table:table-cell>
          <table:table-cell office:value-type="float" office:value="680123" calcext:value-type="float">
            <text:p>680123</text:p>
          </table:table-cell>
          <table:table-cell office:value-type="float" office:value="685871" calcext:value-type="float">
            <text:p>685871</text:p>
          </table:table-cell>
          <table:table-cell office:value-type="float" office:value="694825" calcext:value-type="float">
            <text:p>694825</text:p>
          </table:table-cell>
          <table:table-cell office:value-type="float" office:value="681250" calcext:value-type="float">
            <text:p>681250</text:p>
          </table:table-cell>
          <table:table-cell office:value-type="float" office:value="687441" calcext:value-type="float">
            <text:p>687441</text:p>
          </table:table-cell>
          <table:table-cell office:value-type="float" office:value="689170" calcext:value-type="float">
            <text:p>689170</text:p>
          </table:table-cell>
          <table:table-cell office:value-type="float" office:value="694690" calcext:value-type="float">
            <text:p>694690</text:p>
          </table:table-cell>
          <table:table-cell office:value-type="float" office:value="698669" calcext:value-type="float">
            <text:p>698669</text:p>
          </table:table-cell>
          <table:table-cell office:value-type="float" office:value="706397" calcext:value-type="float">
            <text:p>706397</text:p>
          </table:table-cell>
          <table:table-cell office:value-type="float" office:value="20400223" calcext:value-type="float">
            <text:p>20400223</text:p>
          </table:table-cell>
          <table:table-cell office:value-type="string" calcext:value-type="string">
            <text:p>OK</text:p>
          </table:table-cell>
          <table:table-cell office:value-type="float" office:value="397127593" calcext:value-type="float">
            <text:p>397127593</text:p>
          </table:table-cell>
          <table:table-cell office:value-type="float" office:value="397087594" calcext:value-type="float">
            <text:p>397087594</text:p>
          </table:table-cell>
          <table:table-cell table:number-columns-repeated="2" office:value-type="float" office:value="794175188" calcext:value-type="float">
            <text:p>794175188</text:p>
          </table:table-cell>
        </table:table-row>
        <table:table-row table:style-name="ro1">
          <table:table-cell table:formula="of:=MAX([.N32:.AQ32])" office:value-type="float" office:value="712103" calcext:value-type="float">
            <text:p>712103</text:p>
          </table:table-cell>
          <table:table-cell table:formula="of:=MIN([.N32:.AQ32])" office:value-type="float" office:value="670673" calcext:value-type="float">
            <text:p>670673</text:p>
          </table:table-cell>
          <table:table-cell table:formula="of:=ABS([.A32]-[.B32])" office:value-type="float" office:value="41430" calcext:value-type="float">
            <text:p>41430</text:p>
          </table:table-cell>
          <table:table-cell table:formula="of:=[.K32]" office:value-type="float" office:value="685876" calcext:value-type="float">
            <text:p>6858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1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85876" calcext:value-type="float">
            <text:p>685876</text:p>
          </table:table-cell>
          <table:table-cell office:value-type="float" office:value="670673" calcext:value-type="float">
            <text:p>670673</text:p>
          </table:table-cell>
          <table:table-cell office:value-type="float" office:value="691351" calcext:value-type="float">
            <text:p>691351</text:p>
          </table:table-cell>
          <table:table-cell office:value-type="float" office:value="685876" calcext:value-type="float">
            <text:p>685876</text:p>
          </table:table-cell>
          <table:table-cell office:value-type="float" office:value="672074" calcext:value-type="float">
            <text:p>672074</text:p>
          </table:table-cell>
          <table:table-cell office:value-type="float" office:value="670673" calcext:value-type="float">
            <text:p>670673</text:p>
          </table:table-cell>
          <table:table-cell office:value-type="float" office:value="674574" calcext:value-type="float">
            <text:p>674574</text:p>
          </table:table-cell>
          <table:table-cell office:value-type="float" office:value="691980" calcext:value-type="float">
            <text:p>691980</text:p>
          </table:table-cell>
          <table:table-cell office:value-type="float" office:value="695733" calcext:value-type="float">
            <text:p>695733</text:p>
          </table:table-cell>
          <table:table-cell office:value-type="float" office:value="680842" calcext:value-type="float">
            <text:p>680842</text:p>
          </table:table-cell>
          <table:table-cell office:value-type="float" office:value="686996" calcext:value-type="float">
            <text:p>686996</text:p>
          </table:table-cell>
          <table:table-cell office:value-type="float" office:value="697994" calcext:value-type="float">
            <text:p>697994</text:p>
          </table:table-cell>
          <table:table-cell office:value-type="float" office:value="705610" calcext:value-type="float">
            <text:p>705610</text:p>
          </table:table-cell>
          <table:table-cell office:value-type="float" office:value="704316" calcext:value-type="float">
            <text:p>704316</text:p>
          </table:table-cell>
          <table:table-cell office:value-type="float" office:value="686397" calcext:value-type="float">
            <text:p>686397</text:p>
          </table:table-cell>
          <table:table-cell office:value-type="float" office:value="696070" calcext:value-type="float">
            <text:p>696070</text:p>
          </table:table-cell>
          <table:table-cell office:value-type="float" office:value="706984" calcext:value-type="float">
            <text:p>706984</text:p>
          </table:table-cell>
          <table:table-cell office:value-type="float" office:value="707908" calcext:value-type="float">
            <text:p>707908</text:p>
          </table:table-cell>
          <table:table-cell office:value-type="float" office:value="686391" calcext:value-type="float">
            <text:p>686391</text:p>
          </table:table-cell>
          <table:table-cell office:value-type="float" office:value="680222" calcext:value-type="float">
            <text:p>680222</text:p>
          </table:table-cell>
          <table:table-cell office:value-type="float" office:value="680160" calcext:value-type="float">
            <text:p>680160</text:p>
          </table:table-cell>
          <table:table-cell office:value-type="float" office:value="690621" calcext:value-type="float">
            <text:p>690621</text:p>
          </table:table-cell>
          <table:table-cell office:value-type="float" office:value="683588" calcext:value-type="float">
            <text:p>683588</text:p>
          </table:table-cell>
          <table:table-cell office:value-type="float" office:value="672115" calcext:value-type="float">
            <text:p>672115</text:p>
          </table:table-cell>
          <table:table-cell office:value-type="float" office:value="680685" calcext:value-type="float">
            <text:p>680685</text:p>
          </table:table-cell>
          <table:table-cell office:value-type="float" office:value="698599" calcext:value-type="float">
            <text:p>698599</text:p>
          </table:table-cell>
          <table:table-cell office:value-type="float" office:value="700742" calcext:value-type="float">
            <text:p>700742</text:p>
          </table:table-cell>
          <table:table-cell office:value-type="float" office:value="707556" calcext:value-type="float">
            <text:p>707556</text:p>
          </table:table-cell>
          <table:table-cell office:value-type="float" office:value="712103" calcext:value-type="float">
            <text:p>712103</text:p>
          </table:table-cell>
          <table:table-cell office:value-type="float" office:value="686815" calcext:value-type="float">
            <text:p>686815</text:p>
          </table:table-cell>
          <table:table-cell office:value-type="float" office:value="698362" calcext:value-type="float">
            <text:p>698362</text:p>
          </table:table-cell>
          <table:table-cell office:value-type="float" office:value="694550" calcext:value-type="float">
            <text:p>694550</text:p>
          </table:table-cell>
          <table:table-cell office:value-type="float" office:value="704023" calcext:value-type="float">
            <text:p>704023</text:p>
          </table:table-cell>
          <table:table-cell office:value-type="float" office:value="20740559" calcext:value-type="float">
            <text:p>20740559</text:p>
          </table:table-cell>
          <table:table-cell office:value-type="string" calcext:value-type="string">
            <text:p>OK</text:p>
          </table:table-cell>
          <table:table-cell office:value-type="float" office:value="400315596" calcext:value-type="float">
            <text:p>400315596</text:p>
          </table:table-cell>
          <table:table-cell office:value-type="float" office:value="400275597" calcext:value-type="float">
            <text:p>400275597</text:p>
          </table:table-cell>
          <table:table-cell table:number-columns-repeated="2" office:value-type="float" office:value="800551194" calcext:value-type="float">
            <text:p>800551194</text:p>
          </table:table-cell>
        </table:table-row>
        <table:table-row table:style-name="ro1">
          <table:table-cell table:formula="of:=MAX([.N33:.AQ33])" office:value-type="float" office:value="713875" calcext:value-type="float">
            <text:p>713875</text:p>
          </table:table-cell>
          <table:table-cell table:formula="of:=MIN([.N33:.AQ33])" office:value-type="float" office:value="664537" calcext:value-type="float">
            <text:p>664537</text:p>
          </table:table-cell>
          <table:table-cell table:formula="of:=ABS([.A33]-[.B33])" office:value-type="float" office:value="49338" calcext:value-type="float">
            <text:p>49338</text:p>
          </table:table-cell>
          <table:table-cell table:formula="of:=[.K33]" office:value-type="float" office:value="713875" calcext:value-type="float">
            <text:p>7138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2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713875" calcext:value-type="float">
            <text:p>713875</text:p>
          </table:table-cell>
          <table:table-cell office:value-type="float" office:value="664537" calcext:value-type="float">
            <text:p>664537</text:p>
          </table:table-cell>
          <table:table-cell office:value-type="float" office:value="683052" calcext:value-type="float">
            <text:p>683052</text:p>
          </table:table-cell>
          <table:table-cell office:value-type="float" office:value="713875" calcext:value-type="float">
            <text:p>713875</text:p>
          </table:table-cell>
          <table:table-cell office:value-type="float" office:value="692263" calcext:value-type="float">
            <text:p>692263</text:p>
          </table:table-cell>
          <table:table-cell office:value-type="float" office:value="693061" calcext:value-type="float">
            <text:p>693061</text:p>
          </table:table-cell>
          <table:table-cell office:value-type="float" office:value="684841" calcext:value-type="float">
            <text:p>684841</text:p>
          </table:table-cell>
          <table:table-cell office:value-type="float" office:value="689643" calcext:value-type="float">
            <text:p>689643</text:p>
          </table:table-cell>
          <table:table-cell office:value-type="float" office:value="686976" calcext:value-type="float">
            <text:p>686976</text:p>
          </table:table-cell>
          <table:table-cell office:value-type="float" office:value="681403" calcext:value-type="float">
            <text:p>681403</text:p>
          </table:table-cell>
          <table:table-cell office:value-type="float" office:value="691449" calcext:value-type="float">
            <text:p>691449</text:p>
          </table:table-cell>
          <table:table-cell office:value-type="float" office:value="684754" calcext:value-type="float">
            <text:p>684754</text:p>
          </table:table-cell>
          <table:table-cell office:value-type="float" office:value="680764" calcext:value-type="float">
            <text:p>680764</text:p>
          </table:table-cell>
          <table:table-cell office:value-type="float" office:value="678208" calcext:value-type="float">
            <text:p>678208</text:p>
          </table:table-cell>
          <table:table-cell office:value-type="float" office:value="677872" calcext:value-type="float">
            <text:p>677872</text:p>
          </table:table-cell>
          <table:table-cell office:value-type="float" office:value="670475" calcext:value-type="float">
            <text:p>670475</text:p>
          </table:table-cell>
          <table:table-cell office:value-type="float" office:value="682271" calcext:value-type="float">
            <text:p>682271</text:p>
          </table:table-cell>
          <table:table-cell office:value-type="float" office:value="679573" calcext:value-type="float">
            <text:p>679573</text:p>
          </table:table-cell>
          <table:table-cell office:value-type="float" office:value="698826" calcext:value-type="float">
            <text:p>698826</text:p>
          </table:table-cell>
          <table:table-cell office:value-type="float" office:value="689320" calcext:value-type="float">
            <text:p>689320</text:p>
          </table:table-cell>
          <table:table-cell office:value-type="float" office:value="680616" calcext:value-type="float">
            <text:p>680616</text:p>
          </table:table-cell>
          <table:table-cell office:value-type="float" office:value="693039" calcext:value-type="float">
            <text:p>693039</text:p>
          </table:table-cell>
          <table:table-cell office:value-type="float" office:value="693088" calcext:value-type="float">
            <text:p>693088</text:p>
          </table:table-cell>
          <table:table-cell office:value-type="float" office:value="673966" calcext:value-type="float">
            <text:p>673966</text:p>
          </table:table-cell>
          <table:table-cell office:value-type="float" office:value="678965" calcext:value-type="float">
            <text:p>678965</text:p>
          </table:table-cell>
          <table:table-cell office:value-type="float" office:value="676979" calcext:value-type="float">
            <text:p>676979</text:p>
          </table:table-cell>
          <table:table-cell office:value-type="float" office:value="670253" calcext:value-type="float">
            <text:p>670253</text:p>
          </table:table-cell>
          <table:table-cell office:value-type="float" office:value="664537" calcext:value-type="float">
            <text:p>664537</text:p>
          </table:table-cell>
          <table:table-cell office:value-type="float" office:value="666460" calcext:value-type="float">
            <text:p>666460</text:p>
          </table:table-cell>
          <table:table-cell office:value-type="float" office:value="667216" calcext:value-type="float">
            <text:p>667216</text:p>
          </table:table-cell>
          <table:table-cell office:value-type="float" office:value="683138" calcext:value-type="float">
            <text:p>683138</text:p>
          </table:table-cell>
          <table:table-cell office:value-type="float" office:value="685796" calcext:value-type="float">
            <text:p>685796</text:p>
          </table:table-cell>
          <table:table-cell office:value-type="float" office:value="681957" calcext:value-type="float">
            <text:p>681957</text:p>
          </table:table-cell>
          <table:table-cell office:value-type="float" office:value="20491584" calcext:value-type="float">
            <text:p>20491584</text:p>
          </table:table-cell>
          <table:table-cell office:value-type="string" calcext:value-type="string">
            <text:p>OK</text:p>
          </table:table-cell>
          <table:table-cell office:value-type="float" office:value="400842856" calcext:value-type="float">
            <text:p>400842856</text:p>
          </table:table-cell>
          <table:table-cell office:value-type="float" office:value="400802857" calcext:value-type="float">
            <text:p>400802857</text:p>
          </table:table-cell>
          <table:table-cell table:number-columns-repeated="2" office:value-type="float" office:value="801605714" calcext:value-type="float">
            <text:p>801605714</text:p>
          </table:table-cell>
        </table:table-row>
        <table:table-row table:style-name="ro1">
          <table:table-cell table:formula="of:=MAX([.N34:.AQ34])" office:value-type="float" office:value="715800" calcext:value-type="float">
            <text:p>715800</text:p>
          </table:table-cell>
          <table:table-cell table:formula="of:=MIN([.N34:.AQ34])" office:value-type="float" office:value="667537" calcext:value-type="float">
            <text:p>667537</text:p>
          </table:table-cell>
          <table:table-cell table:formula="of:=ABS([.A34]-[.B34])" office:value-type="float" office:value="48263" calcext:value-type="float">
            <text:p>48263</text:p>
          </table:table-cell>
          <table:table-cell table:formula="of:=[.K34]" office:value-type="float" office:value="679919" calcext:value-type="float">
            <text:p>6799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3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79919" calcext:value-type="float">
            <text:p>679919</text:p>
          </table:table-cell>
          <table:table-cell office:value-type="float" office:value="667537" calcext:value-type="float">
            <text:p>667537</text:p>
          </table:table-cell>
          <table:table-cell office:value-type="float" office:value="691361" calcext:value-type="float">
            <text:p>691361</text:p>
          </table:table-cell>
          <table:table-cell office:value-type="float" office:value="679919" calcext:value-type="float">
            <text:p>679919</text:p>
          </table:table-cell>
          <table:table-cell office:value-type="float" office:value="677582" calcext:value-type="float">
            <text:p>677582</text:p>
          </table:table-cell>
          <table:table-cell office:value-type="float" office:value="680082" calcext:value-type="float">
            <text:p>680082</text:p>
          </table:table-cell>
          <table:table-cell office:value-type="float" office:value="715800" calcext:value-type="float">
            <text:p>715800</text:p>
          </table:table-cell>
          <table:table-cell office:value-type="float" office:value="667537" calcext:value-type="float">
            <text:p>667537</text:p>
          </table:table-cell>
          <table:table-cell office:value-type="float" office:value="680832" calcext:value-type="float">
            <text:p>680832</text:p>
          </table:table-cell>
          <table:table-cell office:value-type="float" office:value="686376" calcext:value-type="float">
            <text:p>686376</text:p>
          </table:table-cell>
          <table:table-cell office:value-type="float" office:value="701601" calcext:value-type="float">
            <text:p>701601</text:p>
          </table:table-cell>
          <table:table-cell office:value-type="float" office:value="681464" calcext:value-type="float">
            <text:p>681464</text:p>
          </table:table-cell>
          <table:table-cell office:value-type="float" office:value="689328" calcext:value-type="float">
            <text:p>689328</text:p>
          </table:table-cell>
          <table:table-cell office:value-type="float" office:value="703368" calcext:value-type="float">
            <text:p>703368</text:p>
          </table:table-cell>
          <table:table-cell office:value-type="float" office:value="682185" calcext:value-type="float">
            <text:p>682185</text:p>
          </table:table-cell>
          <table:table-cell office:value-type="float" office:value="683737" calcext:value-type="float">
            <text:p>683737</text:p>
          </table:table-cell>
          <table:table-cell office:value-type="float" office:value="688155" calcext:value-type="float">
            <text:p>688155</text:p>
          </table:table-cell>
          <table:table-cell office:value-type="float" office:value="695891" calcext:value-type="float">
            <text:p>695891</text:p>
          </table:table-cell>
          <table:table-cell office:value-type="float" office:value="708300" calcext:value-type="float">
            <text:p>708300</text:p>
          </table:table-cell>
          <table:table-cell office:value-type="float" office:value="706601" calcext:value-type="float">
            <text:p>706601</text:p>
          </table:table-cell>
          <table:table-cell office:value-type="float" office:value="709559" calcext:value-type="float">
            <text:p>709559</text:p>
          </table:table-cell>
          <table:table-cell office:value-type="float" office:value="704027" calcext:value-type="float">
            <text:p>704027</text:p>
          </table:table-cell>
          <table:table-cell office:value-type="float" office:value="682161" calcext:value-type="float">
            <text:p>682161</text:p>
          </table:table-cell>
          <table:table-cell office:value-type="float" office:value="677868" calcext:value-type="float">
            <text:p>677868</text:p>
          </table:table-cell>
          <table:table-cell office:value-type="float" office:value="692526" calcext:value-type="float">
            <text:p>692526</text:p>
          </table:table-cell>
          <table:table-cell office:value-type="float" office:value="688863" calcext:value-type="float">
            <text:p>688863</text:p>
          </table:table-cell>
          <table:table-cell office:value-type="float" office:value="687098" calcext:value-type="float">
            <text:p>687098</text:p>
          </table:table-cell>
          <table:table-cell office:value-type="float" office:value="683077" calcext:value-type="float">
            <text:p>683077</text:p>
          </table:table-cell>
          <table:table-cell office:value-type="float" office:value="708226" calcext:value-type="float">
            <text:p>708226</text:p>
          </table:table-cell>
          <table:table-cell office:value-type="float" office:value="695914" calcext:value-type="float">
            <text:p>695914</text:p>
          </table:table-cell>
          <table:table-cell office:value-type="float" office:value="704517" calcext:value-type="float">
            <text:p>704517</text:p>
          </table:table-cell>
          <table:table-cell office:value-type="float" office:value="692209" calcext:value-type="float">
            <text:p>692209</text:p>
          </table:table-cell>
          <table:table-cell office:value-type="float" office:value="686049" calcext:value-type="float">
            <text:p>686049</text:p>
          </table:table-cell>
          <table:table-cell office:value-type="float" office:value="20740852" calcext:value-type="float">
            <text:p>20740852</text:p>
          </table:table-cell>
          <table:table-cell office:value-type="string" calcext:value-type="string">
            <text:p>OK</text:p>
          </table:table-cell>
          <table:table-cell office:value-type="float" office:value="399807660" calcext:value-type="float">
            <text:p>399807660</text:p>
          </table:table-cell>
          <table:table-cell office:value-type="float" office:value="399767661" calcext:value-type="float">
            <text:p>399767661</text:p>
          </table:table-cell>
          <table:table-cell table:number-columns-repeated="2" office:value-type="float" office:value="799535322" calcext:value-type="float">
            <text:p>799535322</text:p>
          </table:table-cell>
        </table:table-row>
        <table:table-row table:style-name="ro1">
          <table:table-cell table:formula="of:=MAX([.N35:.AQ35])" office:value-type="float" office:value="705203" calcext:value-type="float">
            <text:p>705203</text:p>
          </table:table-cell>
          <table:table-cell table:formula="of:=MIN([.N35:.AQ35])" office:value-type="float" office:value="674191" calcext:value-type="float">
            <text:p>674191</text:p>
          </table:table-cell>
          <table:table-cell table:formula="of:=ABS([.A35]-[.B35])" office:value-type="float" office:value="31012" calcext:value-type="float">
            <text:p>31012</text:p>
          </table:table-cell>
          <table:table-cell table:formula="of:=[.K35]" office:value-type="float" office:value="691697" calcext:value-type="float">
            <text:p>6916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4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91697" calcext:value-type="float">
            <text:p>691697</text:p>
          </table:table-cell>
          <table:table-cell office:value-type="float" office:value="674191" calcext:value-type="float">
            <text:p>674191</text:p>
          </table:table-cell>
          <table:table-cell office:value-type="float" office:value="682938" calcext:value-type="float">
            <text:p>682938</text:p>
          </table:table-cell>
          <table:table-cell office:value-type="float" office:value="691697" calcext:value-type="float">
            <text:p>691697</text:p>
          </table:table-cell>
          <table:table-cell office:value-type="float" office:value="694013" calcext:value-type="float">
            <text:p>694013</text:p>
          </table:table-cell>
          <table:table-cell office:value-type="float" office:value="688823" calcext:value-type="float">
            <text:p>688823</text:p>
          </table:table-cell>
          <table:table-cell office:value-type="float" office:value="692993" calcext:value-type="float">
            <text:p>692993</text:p>
          </table:table-cell>
          <table:table-cell office:value-type="float" office:value="679236" calcext:value-type="float">
            <text:p>679236</text:p>
          </table:table-cell>
          <table:table-cell office:value-type="float" office:value="682616" calcext:value-type="float">
            <text:p>682616</text:p>
          </table:table-cell>
          <table:table-cell office:value-type="float" office:value="680482" calcext:value-type="float">
            <text:p>680482</text:p>
          </table:table-cell>
          <table:table-cell office:value-type="float" office:value="681920" calcext:value-type="float">
            <text:p>681920</text:p>
          </table:table-cell>
          <table:table-cell office:value-type="float" office:value="677562" calcext:value-type="float">
            <text:p>677562</text:p>
          </table:table-cell>
          <table:table-cell office:value-type="float" office:value="681929" calcext:value-type="float">
            <text:p>681929</text:p>
          </table:table-cell>
          <table:table-cell office:value-type="float" office:value="676481" calcext:value-type="float">
            <text:p>676481</text:p>
          </table:table-cell>
          <table:table-cell office:value-type="float" office:value="674757" calcext:value-type="float">
            <text:p>674757</text:p>
          </table:table-cell>
          <table:table-cell office:value-type="float" office:value="676100" calcext:value-type="float">
            <text:p>676100</text:p>
          </table:table-cell>
          <table:table-cell office:value-type="float" office:value="675132" calcext:value-type="float">
            <text:p>675132</text:p>
          </table:table-cell>
          <table:table-cell office:value-type="float" office:value="674191" calcext:value-type="float">
            <text:p>674191</text:p>
          </table:table-cell>
          <table:table-cell office:value-type="float" office:value="676794" calcext:value-type="float">
            <text:p>676794</text:p>
          </table:table-cell>
          <table:table-cell office:value-type="float" office:value="674830" calcext:value-type="float">
            <text:p>674830</text:p>
          </table:table-cell>
          <table:table-cell office:value-type="float" office:value="682772" calcext:value-type="float">
            <text:p>682772</text:p>
          </table:table-cell>
          <table:table-cell office:value-type="float" office:value="688902" calcext:value-type="float">
            <text:p>688902</text:p>
          </table:table-cell>
          <table:table-cell office:value-type="float" office:value="687752" calcext:value-type="float">
            <text:p>687752</text:p>
          </table:table-cell>
          <table:table-cell office:value-type="float" office:value="705203" calcext:value-type="float">
            <text:p>705203</text:p>
          </table:table-cell>
          <table:table-cell office:value-type="float" office:value="694628" calcext:value-type="float">
            <text:p>694628</text:p>
          </table:table-cell>
          <table:table-cell office:value-type="float" office:value="683686" calcext:value-type="float">
            <text:p>683686</text:p>
          </table:table-cell>
          <table:table-cell office:value-type="float" office:value="684494" calcext:value-type="float">
            <text:p>684494</text:p>
          </table:table-cell>
          <table:table-cell office:value-type="float" office:value="682661" calcext:value-type="float">
            <text:p>682661</text:p>
          </table:table-cell>
          <table:table-cell office:value-type="float" office:value="690303" calcext:value-type="float">
            <text:p>690303</text:p>
          </table:table-cell>
          <table:table-cell office:value-type="float" office:value="677478" calcext:value-type="float">
            <text:p>677478</text:p>
          </table:table-cell>
          <table:table-cell office:value-type="float" office:value="678837" calcext:value-type="float">
            <text:p>678837</text:p>
          </table:table-cell>
          <table:table-cell office:value-type="float" office:value="676318" calcext:value-type="float">
            <text:p>676318</text:p>
          </table:table-cell>
          <table:table-cell office:value-type="float" office:value="675560" calcext:value-type="float">
            <text:p>675560</text:p>
          </table:table-cell>
          <table:table-cell office:value-type="float" office:value="20488150" calcext:value-type="float">
            <text:p>20488150</text:p>
          </table:table-cell>
          <table:table-cell office:value-type="string" calcext:value-type="string">
            <text:p>OK</text:p>
          </table:table-cell>
          <table:table-cell office:value-type="float" office:value="401194419" calcext:value-type="float">
            <text:p>401194419</text:p>
          </table:table-cell>
          <table:table-cell office:value-type="float" office:value="401154420" calcext:value-type="float">
            <text:p>401154420</text:p>
          </table:table-cell>
          <table:table-cell table:number-columns-repeated="2" office:value-type="float" office:value="802308840" calcext:value-type="float">
            <text:p>802308840</text:p>
          </table:table-cell>
        </table:table-row>
        <table:table-row table:style-name="ro1">
          <table:table-cell table:formula="of:=MAX([.N36:.AQ36])" office:value-type="float" office:value="710857" calcext:value-type="float">
            <text:p>710857</text:p>
          </table:table-cell>
          <table:table-cell table:formula="of:=MIN([.N36:.AQ36])" office:value-type="float" office:value="667314" calcext:value-type="float">
            <text:p>667314</text:p>
          </table:table-cell>
          <table:table-cell table:formula="of:=ABS([.A36]-[.B36])" office:value-type="float" office:value="43543" calcext:value-type="float">
            <text:p>43543</text:p>
          </table:table-cell>
          <table:table-cell table:formula="of:=[.K36]" office:value-type="float" office:value="667314" calcext:value-type="float">
            <text:p>6673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5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67314" calcext:value-type="float">
            <text:p>667314</text:p>
          </table:table-cell>
          <table:table-cell office:value-type="float" office:value="684601" calcext:value-type="float">
            <text:p>684601</text:p>
          </table:table-cell>
          <table:table-cell office:value-type="float" office:value="667314" calcext:value-type="float">
            <text:p>667314</text:p>
          </table:table-cell>
          <table:table-cell office:value-type="float" office:value="710857" calcext:value-type="float">
            <text:p>710857</text:p>
          </table:table-cell>
          <table:table-cell office:value-type="float" office:value="686164" calcext:value-type="float">
            <text:p>686164</text:p>
          </table:table-cell>
          <table:table-cell office:value-type="float" office:value="681498" calcext:value-type="float">
            <text:p>681498</text:p>
          </table:table-cell>
          <table:table-cell office:value-type="float" office:value="677852" calcext:value-type="float">
            <text:p>677852</text:p>
          </table:table-cell>
          <table:table-cell office:value-type="float" office:value="674740" calcext:value-type="float">
            <text:p>674740</text:p>
          </table:table-cell>
          <table:table-cell office:value-type="float" office:value="681317" calcext:value-type="float">
            <text:p>681317</text:p>
          </table:table-cell>
          <table:table-cell office:value-type="float" office:value="680148" calcext:value-type="float">
            <text:p>680148</text:p>
          </table:table-cell>
          <table:table-cell office:value-type="float" office:value="679312" calcext:value-type="float">
            <text:p>679312</text:p>
          </table:table-cell>
          <table:table-cell office:value-type="float" office:value="682093" calcext:value-type="float">
            <text:p>682093</text:p>
          </table:table-cell>
          <table:table-cell office:value-type="float" office:value="681707" calcext:value-type="float">
            <text:p>681707</text:p>
          </table:table-cell>
          <table:table-cell office:value-type="float" office:value="677400" calcext:value-type="float">
            <text:p>677400</text:p>
          </table:table-cell>
          <table:table-cell office:value-type="float" office:value="689419" calcext:value-type="float">
            <text:p>689419</text:p>
          </table:table-cell>
          <table:table-cell office:value-type="float" office:value="678022" calcext:value-type="float">
            <text:p>678022</text:p>
          </table:table-cell>
          <table:table-cell office:value-type="float" office:value="678069" calcext:value-type="float">
            <text:p>678069</text:p>
          </table:table-cell>
          <table:table-cell office:value-type="float" office:value="679415" calcext:value-type="float">
            <text:p>679415</text:p>
          </table:table-cell>
          <table:table-cell office:value-type="float" office:value="675365" calcext:value-type="float">
            <text:p>675365</text:p>
          </table:table-cell>
          <table:table-cell office:value-type="float" office:value="682524" calcext:value-type="float">
            <text:p>682524</text:p>
          </table:table-cell>
          <table:table-cell office:value-type="float" office:value="680880" calcext:value-type="float">
            <text:p>680880</text:p>
          </table:table-cell>
          <table:table-cell office:value-type="float" office:value="684308" calcext:value-type="float">
            <text:p>684308</text:p>
          </table:table-cell>
          <table:table-cell office:value-type="float" office:value="696737" calcext:value-type="float">
            <text:p>696737</text:p>
          </table:table-cell>
          <table:table-cell office:value-type="float" office:value="688339" calcext:value-type="float">
            <text:p>688339</text:p>
          </table:table-cell>
          <table:table-cell office:value-type="float" office:value="696891" calcext:value-type="float">
            <text:p>696891</text:p>
          </table:table-cell>
          <table:table-cell office:value-type="float" office:value="690829" calcext:value-type="float">
            <text:p>690829</text:p>
          </table:table-cell>
          <table:table-cell office:value-type="float" office:value="688498" calcext:value-type="float">
            <text:p>688498</text:p>
          </table:table-cell>
          <table:table-cell office:value-type="float" office:value="691903" calcext:value-type="float">
            <text:p>691903</text:p>
          </table:table-cell>
          <table:table-cell office:value-type="float" office:value="688744" calcext:value-type="float">
            <text:p>688744</text:p>
          </table:table-cell>
          <table:table-cell office:value-type="float" office:value="696160" calcext:value-type="float">
            <text:p>696160</text:p>
          </table:table-cell>
          <table:table-cell office:value-type="float" office:value="688302" calcext:value-type="float">
            <text:p>688302</text:p>
          </table:table-cell>
          <table:table-cell office:value-type="float" office:value="683230" calcext:value-type="float">
            <text:p>683230</text:p>
          </table:table-cell>
          <table:table-cell office:value-type="float" office:value="20538037" calcext:value-type="float">
            <text:p>20538037</text:p>
          </table:table-cell>
          <table:table-cell office:value-type="string" calcext:value-type="string">
            <text:p>OK</text:p>
          </table:table-cell>
          <table:table-cell office:value-type="float" office:value="401234977" calcext:value-type="float">
            <text:p>401234977</text:p>
          </table:table-cell>
          <table:table-cell office:value-type="float" office:value="401194978" calcext:value-type="float">
            <text:p>401194978</text:p>
          </table:table-cell>
          <table:table-cell table:number-columns-repeated="2" office:value-type="float" office:value="802389956" calcext:value-type="float">
            <text:p>802389956</text:p>
          </table:table-cell>
        </table:table-row>
        <table:table-row table:style-name="ro1">
          <table:table-cell table:formula="of:=MAX([.N37:.AQ37])" office:value-type="float" office:value="707863" calcext:value-type="float">
            <text:p>707863</text:p>
          </table:table-cell>
          <table:table-cell table:formula="of:=MIN([.N37:.AQ37])" office:value-type="float" office:value="670605" calcext:value-type="float">
            <text:p>670605</text:p>
          </table:table-cell>
          <table:table-cell table:formula="of:=ABS([.A37]-[.B37])" office:value-type="float" office:value="37258" calcext:value-type="float">
            <text:p>37258</text:p>
          </table:table-cell>
          <table:table-cell table:formula="of:=[.K37]" office:value-type="float" office:value="675217" calcext:value-type="float">
            <text:p>6752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6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75217" calcext:value-type="float">
            <text:p>675217</text:p>
          </table:table-cell>
          <table:table-cell office:value-type="float" office:value="670605" calcext:value-type="float">
            <text:p>670605</text:p>
          </table:table-cell>
          <table:table-cell office:value-type="float" office:value="682765" calcext:value-type="float">
            <text:p>682765</text:p>
          </table:table-cell>
          <table:table-cell office:value-type="float" office:value="675217" calcext:value-type="float">
            <text:p>675217</text:p>
          </table:table-cell>
          <table:table-cell office:value-type="float" office:value="687445" calcext:value-type="float">
            <text:p>687445</text:p>
          </table:table-cell>
          <table:table-cell office:value-type="float" office:value="689330" calcext:value-type="float">
            <text:p>689330</text:p>
          </table:table-cell>
          <table:table-cell office:value-type="float" office:value="706250" calcext:value-type="float">
            <text:p>706250</text:p>
          </table:table-cell>
          <table:table-cell office:value-type="float" office:value="684009" calcext:value-type="float">
            <text:p>684009</text:p>
          </table:table-cell>
          <table:table-cell office:value-type="float" office:value="698242" calcext:value-type="float">
            <text:p>698242</text:p>
          </table:table-cell>
          <table:table-cell office:value-type="float" office:value="692337" calcext:value-type="float">
            <text:p>692337</text:p>
          </table:table-cell>
          <table:table-cell office:value-type="float" office:value="688863" calcext:value-type="float">
            <text:p>688863</text:p>
          </table:table-cell>
          <table:table-cell office:value-type="float" office:value="707863" calcext:value-type="float">
            <text:p>707863</text:p>
          </table:table-cell>
          <table:table-cell office:value-type="float" office:value="693333" calcext:value-type="float">
            <text:p>693333</text:p>
          </table:table-cell>
          <table:table-cell office:value-type="float" office:value="677837" calcext:value-type="float">
            <text:p>677837</text:p>
          </table:table-cell>
          <table:table-cell office:value-type="float" office:value="671170" calcext:value-type="float">
            <text:p>671170</text:p>
          </table:table-cell>
          <table:table-cell office:value-type="float" office:value="672595" calcext:value-type="float">
            <text:p>672595</text:p>
          </table:table-cell>
          <table:table-cell office:value-type="float" office:value="675895" calcext:value-type="float">
            <text:p>675895</text:p>
          </table:table-cell>
          <table:table-cell office:value-type="float" office:value="680081" calcext:value-type="float">
            <text:p>680081</text:p>
          </table:table-cell>
          <table:table-cell office:value-type="float" office:value="677387" calcext:value-type="float">
            <text:p>677387</text:p>
          </table:table-cell>
          <table:table-cell office:value-type="float" office:value="685768" calcext:value-type="float">
            <text:p>685768</text:p>
          </table:table-cell>
          <table:table-cell office:value-type="float" office:value="674386" calcext:value-type="float">
            <text:p>674386</text:p>
          </table:table-cell>
          <table:table-cell office:value-type="float" office:value="673671" calcext:value-type="float">
            <text:p>673671</text:p>
          </table:table-cell>
          <table:table-cell office:value-type="float" office:value="670605" calcext:value-type="float">
            <text:p>670605</text:p>
          </table:table-cell>
          <table:table-cell office:value-type="float" office:value="676715" calcext:value-type="float">
            <text:p>676715</text:p>
          </table:table-cell>
          <table:table-cell office:value-type="float" office:value="675184" calcext:value-type="float">
            <text:p>675184</text:p>
          </table:table-cell>
          <table:table-cell office:value-type="float" office:value="676746" calcext:value-type="float">
            <text:p>676746</text:p>
          </table:table-cell>
          <table:table-cell office:value-type="float" office:value="679681" calcext:value-type="float">
            <text:p>679681</text:p>
          </table:table-cell>
          <table:table-cell office:value-type="float" office:value="678655" calcext:value-type="float">
            <text:p>678655</text:p>
          </table:table-cell>
          <table:table-cell office:value-type="float" office:value="678762" calcext:value-type="float">
            <text:p>678762</text:p>
          </table:table-cell>
          <table:table-cell office:value-type="float" office:value="687523" calcext:value-type="float">
            <text:p>687523</text:p>
          </table:table-cell>
          <table:table-cell office:value-type="float" office:value="681235" calcext:value-type="float">
            <text:p>681235</text:p>
          </table:table-cell>
          <table:table-cell office:value-type="float" office:value="674537" calcext:value-type="float">
            <text:p>674537</text:p>
          </table:table-cell>
          <table:table-cell office:value-type="float" office:value="691643" calcext:value-type="float">
            <text:p>691643</text:p>
          </table:table-cell>
          <table:table-cell office:value-type="float" office:value="20482965" calcext:value-type="float">
            <text:p>20482965</text:p>
          </table:table-cell>
          <table:table-cell office:value-type="string" calcext:value-type="string">
            <text:p>OK</text:p>
          </table:table-cell>
          <table:table-cell office:value-type="float" office:value="398895139" calcext:value-type="float">
            <text:p>398895139</text:p>
          </table:table-cell>
          <table:table-cell office:value-type="float" office:value="398855140" calcext:value-type="float">
            <text:p>398855140</text:p>
          </table:table-cell>
          <table:table-cell table:number-columns-repeated="2" office:value-type="float" office:value="797710280" calcext:value-type="float">
            <text:p>797710280</text:p>
          </table:table-cell>
        </table:table-row>
        <table:table-row table:style-name="ro1">
          <table:table-cell table:formula="of:=MAX([.N38:.AQ38])" office:value-type="float" office:value="715451" calcext:value-type="float">
            <text:p>715451</text:p>
          </table:table-cell>
          <table:table-cell table:formula="of:=MIN([.N38:.AQ38])" office:value-type="float" office:value="662417" calcext:value-type="float">
            <text:p>662417</text:p>
          </table:table-cell>
          <table:table-cell table:formula="of:=ABS([.A38]-[.B38])" office:value-type="float" office:value="53034" calcext:value-type="float">
            <text:p>53034</text:p>
          </table:table-cell>
          <table:table-cell table:formula="of:=[.K38]" office:value-type="float" office:value="662417" calcext:value-type="float">
            <text:p>6624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7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62417" calcext:value-type="float">
            <text:p>662417</text:p>
          </table:table-cell>
          <table:table-cell office:value-type="float" office:value="681468" calcext:value-type="float">
            <text:p>681468</text:p>
          </table:table-cell>
          <table:table-cell office:value-type="float" office:value="662417" calcext:value-type="float">
            <text:p>662417</text:p>
          </table:table-cell>
          <table:table-cell office:value-type="float" office:value="690658" calcext:value-type="float">
            <text:p>690658</text:p>
          </table:table-cell>
          <table:table-cell office:value-type="float" office:value="672050" calcext:value-type="float">
            <text:p>672050</text:p>
          </table:table-cell>
          <table:table-cell office:value-type="float" office:value="689906" calcext:value-type="float">
            <text:p>689906</text:p>
          </table:table-cell>
          <table:table-cell office:value-type="float" office:value="672664" calcext:value-type="float">
            <text:p>672664</text:p>
          </table:table-cell>
          <table:table-cell office:value-type="float" office:value="686747" calcext:value-type="float">
            <text:p>686747</text:p>
          </table:table-cell>
          <table:table-cell office:value-type="float" office:value="678406" calcext:value-type="float">
            <text:p>678406</text:p>
          </table:table-cell>
          <table:table-cell office:value-type="float" office:value="681272" calcext:value-type="float">
            <text:p>681272</text:p>
          </table:table-cell>
          <table:table-cell office:value-type="float" office:value="679765" calcext:value-type="float">
            <text:p>679765</text:p>
          </table:table-cell>
          <table:table-cell office:value-type="float" office:value="679692" calcext:value-type="float">
            <text:p>679692</text:p>
          </table:table-cell>
          <table:table-cell office:value-type="float" office:value="697649" calcext:value-type="float">
            <text:p>697649</text:p>
          </table:table-cell>
          <table:table-cell office:value-type="float" office:value="695387" calcext:value-type="float">
            <text:p>695387</text:p>
          </table:table-cell>
          <table:table-cell office:value-type="float" office:value="676809" calcext:value-type="float">
            <text:p>676809</text:p>
          </table:table-cell>
          <table:table-cell office:value-type="float" office:value="690690" calcext:value-type="float">
            <text:p>690690</text:p>
          </table:table-cell>
          <table:table-cell office:value-type="float" office:value="662819" calcext:value-type="float">
            <text:p>662819</text:p>
          </table:table-cell>
          <table:table-cell office:value-type="float" office:value="668467" calcext:value-type="float">
            <text:p>668467</text:p>
          </table:table-cell>
          <table:table-cell office:value-type="float" office:value="715451" calcext:value-type="float">
            <text:p>715451</text:p>
          </table:table-cell>
          <table:table-cell office:value-type="float" office:value="691486" calcext:value-type="float">
            <text:p>691486</text:p>
          </table:table-cell>
          <table:table-cell office:value-type="float" office:value="687126" calcext:value-type="float">
            <text:p>687126</text:p>
          </table:table-cell>
          <table:table-cell office:value-type="float" office:value="684369" calcext:value-type="float">
            <text:p>684369</text:p>
          </table:table-cell>
          <table:table-cell office:value-type="float" office:value="685401" calcext:value-type="float">
            <text:p>685401</text:p>
          </table:table-cell>
          <table:table-cell office:value-type="float" office:value="680522" calcext:value-type="float">
            <text:p>680522</text:p>
          </table:table-cell>
          <table:table-cell office:value-type="float" office:value="679690" calcext:value-type="float">
            <text:p>679690</text:p>
          </table:table-cell>
          <table:table-cell office:value-type="float" office:value="700506" calcext:value-type="float">
            <text:p>700506</text:p>
          </table:table-cell>
          <table:table-cell office:value-type="float" office:value="669767" calcext:value-type="float">
            <text:p>669767</text:p>
          </table:table-cell>
          <table:table-cell office:value-type="float" office:value="662495" calcext:value-type="float">
            <text:p>662495</text:p>
          </table:table-cell>
          <table:table-cell office:value-type="float" office:value="684153" calcext:value-type="float">
            <text:p>684153</text:p>
          </table:table-cell>
          <table:table-cell office:value-type="float" office:value="664927" calcext:value-type="float">
            <text:p>664927</text:p>
          </table:table-cell>
          <table:table-cell office:value-type="float" office:value="676040" calcext:value-type="float">
            <text:p>676040</text:p>
          </table:table-cell>
          <table:table-cell office:value-type="float" office:value="676714" calcext:value-type="float">
            <text:p>676714</text:p>
          </table:table-cell>
          <table:table-cell office:value-type="float" office:value="20444045" calcext:value-type="float">
            <text:p>20444045</text:p>
          </table:table-cell>
          <table:table-cell office:value-type="string" calcext:value-type="string">
            <text:p>OK</text:p>
          </table:table-cell>
          <table:table-cell office:value-type="float" office:value="401744327" calcext:value-type="float">
            <text:p>401744327</text:p>
          </table:table-cell>
          <table:table-cell office:value-type="float" office:value="401704328" calcext:value-type="float">
            <text:p>401704328</text:p>
          </table:table-cell>
          <table:table-cell table:number-columns-repeated="2" office:value-type="float" office:value="803408656" calcext:value-type="float">
            <text:p>803408656</text:p>
          </table:table-cell>
        </table:table-row>
        <table:table-row table:style-name="ro1">
          <table:table-cell table:formula="of:=MAX([.N39:.AQ39])" office:value-type="float" office:value="719902" calcext:value-type="float">
            <text:p>719902</text:p>
          </table:table-cell>
          <table:table-cell table:formula="of:=MIN([.N39:.AQ39])" office:value-type="float" office:value="652093" calcext:value-type="float">
            <text:p>652093</text:p>
          </table:table-cell>
          <table:table-cell table:formula="of:=ABS([.A39]-[.B39])" office:value-type="float" office:value="67809" calcext:value-type="float">
            <text:p>67809</text:p>
          </table:table-cell>
          <table:table-cell table:formula="of:=[.K39]" office:value-type="float" office:value="662611" calcext:value-type="float">
            <text:p>6626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8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2611" calcext:value-type="float">
            <text:p>662611</text:p>
          </table:table-cell>
          <table:table-cell office:value-type="float" office:value="652093" calcext:value-type="float">
            <text:p>652093</text:p>
          </table:table-cell>
          <table:table-cell office:value-type="float" office:value="671807" calcext:value-type="float">
            <text:p>671807</text:p>
          </table:table-cell>
          <table:table-cell office:value-type="float" office:value="662611" calcext:value-type="float">
            <text:p>662611</text:p>
          </table:table-cell>
          <table:table-cell office:value-type="float" office:value="665726" calcext:value-type="float">
            <text:p>665726</text:p>
          </table:table-cell>
          <table:table-cell office:value-type="float" office:value="665150" calcext:value-type="float">
            <text:p>665150</text:p>
          </table:table-cell>
          <table:table-cell office:value-type="float" office:value="659434" calcext:value-type="float">
            <text:p>659434</text:p>
          </table:table-cell>
          <table:table-cell office:value-type="float" office:value="659788" calcext:value-type="float">
            <text:p>659788</text:p>
          </table:table-cell>
          <table:table-cell office:value-type="float" office:value="674411" calcext:value-type="float">
            <text:p>674411</text:p>
          </table:table-cell>
          <table:table-cell office:value-type="float" office:value="663805" calcext:value-type="float">
            <text:p>663805</text:p>
          </table:table-cell>
          <table:table-cell office:value-type="float" office:value="669414" calcext:value-type="float">
            <text:p>669414</text:p>
          </table:table-cell>
          <table:table-cell office:value-type="float" office:value="702733" calcext:value-type="float">
            <text:p>702733</text:p>
          </table:table-cell>
          <table:table-cell office:value-type="float" office:value="677481" calcext:value-type="float">
            <text:p>677481</text:p>
          </table:table-cell>
          <table:table-cell office:value-type="float" office:value="670419" calcext:value-type="float">
            <text:p>670419</text:p>
          </table:table-cell>
          <table:table-cell office:value-type="float" office:value="687984" calcext:value-type="float">
            <text:p>687984</text:p>
          </table:table-cell>
          <table:table-cell office:value-type="float" office:value="676285" calcext:value-type="float">
            <text:p>676285</text:p>
          </table:table-cell>
          <table:table-cell office:value-type="float" office:value="657876" calcext:value-type="float">
            <text:p>657876</text:p>
          </table:table-cell>
          <table:table-cell office:value-type="float" office:value="658879" calcext:value-type="float">
            <text:p>658879</text:p>
          </table:table-cell>
          <table:table-cell office:value-type="float" office:value="664524" calcext:value-type="float">
            <text:p>664524</text:p>
          </table:table-cell>
          <table:table-cell office:value-type="float" office:value="660691" calcext:value-type="float">
            <text:p>660691</text:p>
          </table:table-cell>
          <table:table-cell office:value-type="float" office:value="652485" calcext:value-type="float">
            <text:p>652485</text:p>
          </table:table-cell>
          <table:table-cell office:value-type="float" office:value="652093" calcext:value-type="float">
            <text:p>652093</text:p>
          </table:table-cell>
          <table:table-cell office:value-type="float" office:value="662017" calcext:value-type="float">
            <text:p>662017</text:p>
          </table:table-cell>
          <table:table-cell office:value-type="float" office:value="671922" calcext:value-type="float">
            <text:p>671922</text:p>
          </table:table-cell>
          <table:table-cell office:value-type="float" office:value="672385" calcext:value-type="float">
            <text:p>672385</text:p>
          </table:table-cell>
          <table:table-cell office:value-type="float" office:value="672623" calcext:value-type="float">
            <text:p>672623</text:p>
          </table:table-cell>
          <table:table-cell office:value-type="float" office:value="675720" calcext:value-type="float">
            <text:p>675720</text:p>
          </table:table-cell>
          <table:table-cell office:value-type="float" office:value="669042" calcext:value-type="float">
            <text:p>669042</text:p>
          </table:table-cell>
          <table:table-cell office:value-type="float" office:value="693198" calcext:value-type="float">
            <text:p>693198</text:p>
          </table:table-cell>
          <table:table-cell office:value-type="float" office:value="676440" calcext:value-type="float">
            <text:p>676440</text:p>
          </table:table-cell>
          <table:table-cell office:value-type="float" office:value="719902" calcext:value-type="float">
            <text:p>719902</text:p>
          </table:table-cell>
          <table:table-cell office:value-type="float" office:value="687755" calcext:value-type="float">
            <text:p>687755</text:p>
          </table:table-cell>
          <table:table-cell office:value-type="float" office:value="671434" calcext:value-type="float">
            <text:p>671434</text:p>
          </table:table-cell>
          <table:table-cell office:value-type="float" office:value="20154227" calcext:value-type="float">
            <text:p>20154227</text:p>
          </table:table-cell>
          <table:table-cell office:value-type="string" calcext:value-type="string">
            <text:p>OK</text:p>
          </table:table-cell>
          <table:table-cell office:value-type="float" office:value="399752155" calcext:value-type="float">
            <text:p>399752155</text:p>
          </table:table-cell>
          <table:table-cell office:value-type="float" office:value="399712156" calcext:value-type="float">
            <text:p>399712156</text:p>
          </table:table-cell>
          <table:table-cell table:number-columns-repeated="2" office:value-type="float" office:value="799424312" calcext:value-type="float">
            <text:p>799424312</text:p>
          </table:table-cell>
        </table:table-row>
        <table:table-row table:style-name="ro1">
          <table:table-cell table:formula="of:=MAX([.N40:.AQ40])" office:value-type="float" office:value="709088" calcext:value-type="float">
            <text:p>709088</text:p>
          </table:table-cell>
          <table:table-cell table:formula="of:=MIN([.N40:.AQ40])" office:value-type="float" office:value="667993" calcext:value-type="float">
            <text:p>667993</text:p>
          </table:table-cell>
          <table:table-cell table:formula="of:=ABS([.A40]-[.B40])" office:value-type="float" office:value="41095" calcext:value-type="float">
            <text:p>41095</text:p>
          </table:table-cell>
          <table:table-cell table:formula="of:=[.K40]" office:value-type="float" office:value="686815" calcext:value-type="float">
            <text:p>6868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9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86815" calcext:value-type="float">
            <text:p>686815</text:p>
          </table:table-cell>
          <table:table-cell office:value-type="float" office:value="667993" calcext:value-type="float">
            <text:p>667993</text:p>
          </table:table-cell>
          <table:table-cell office:value-type="float" office:value="688457" calcext:value-type="float">
            <text:p>688457</text:p>
          </table:table-cell>
          <table:table-cell office:value-type="float" office:value="686815" calcext:value-type="float">
            <text:p>686815</text:p>
          </table:table-cell>
          <table:table-cell office:value-type="float" office:value="709088" calcext:value-type="float">
            <text:p>709088</text:p>
          </table:table-cell>
          <table:table-cell office:value-type="float" office:value="680466" calcext:value-type="float">
            <text:p>680466</text:p>
          </table:table-cell>
          <table:table-cell office:value-type="float" office:value="679960" calcext:value-type="float">
            <text:p>679960</text:p>
          </table:table-cell>
          <table:table-cell office:value-type="float" office:value="689838" calcext:value-type="float">
            <text:p>689838</text:p>
          </table:table-cell>
          <table:table-cell office:value-type="float" office:value="700151" calcext:value-type="float">
            <text:p>700151</text:p>
          </table:table-cell>
          <table:table-cell office:value-type="float" office:value="682830" calcext:value-type="float">
            <text:p>682830</text:p>
          </table:table-cell>
          <table:table-cell office:value-type="float" office:value="703497" calcext:value-type="float">
            <text:p>703497</text:p>
          </table:table-cell>
          <table:table-cell office:value-type="float" office:value="705932" calcext:value-type="float">
            <text:p>705932</text:p>
          </table:table-cell>
          <table:table-cell office:value-type="float" office:value="694950" calcext:value-type="float">
            <text:p>694950</text:p>
          </table:table-cell>
          <table:table-cell office:value-type="float" office:value="695534" calcext:value-type="float">
            <text:p>695534</text:p>
          </table:table-cell>
          <table:table-cell office:value-type="float" office:value="683737" calcext:value-type="float">
            <text:p>683737</text:p>
          </table:table-cell>
          <table:table-cell office:value-type="float" office:value="682278" calcext:value-type="float">
            <text:p>682278</text:p>
          </table:table-cell>
          <table:table-cell office:value-type="float" office:value="687067" calcext:value-type="float">
            <text:p>687067</text:p>
          </table:table-cell>
          <table:table-cell office:value-type="float" office:value="678813" calcext:value-type="float">
            <text:p>678813</text:p>
          </table:table-cell>
          <table:table-cell office:value-type="float" office:value="682214" calcext:value-type="float">
            <text:p>682214</text:p>
          </table:table-cell>
          <table:table-cell office:value-type="float" office:value="692989" calcext:value-type="float">
            <text:p>692989</text:p>
          </table:table-cell>
          <table:table-cell office:value-type="float" office:value="687208" calcext:value-type="float">
            <text:p>687208</text:p>
          </table:table-cell>
          <table:table-cell office:value-type="float" office:value="708416" calcext:value-type="float">
            <text:p>708416</text:p>
          </table:table-cell>
          <table:table-cell office:value-type="float" office:value="690478" calcext:value-type="float">
            <text:p>690478</text:p>
          </table:table-cell>
          <table:table-cell office:value-type="float" office:value="679644" calcext:value-type="float">
            <text:p>679644</text:p>
          </table:table-cell>
          <table:table-cell office:value-type="float" office:value="671081" calcext:value-type="float">
            <text:p>671081</text:p>
          </table:table-cell>
          <table:table-cell office:value-type="float" office:value="676101" calcext:value-type="float">
            <text:p>676101</text:p>
          </table:table-cell>
          <table:table-cell office:value-type="float" office:value="667993" calcext:value-type="float">
            <text:p>667993</text:p>
          </table:table-cell>
          <table:table-cell office:value-type="float" office:value="697528" calcext:value-type="float">
            <text:p>697528</text:p>
          </table:table-cell>
          <table:table-cell office:value-type="float" office:value="694201" calcext:value-type="float">
            <text:p>694201</text:p>
          </table:table-cell>
          <table:table-cell office:value-type="float" office:value="680855" calcext:value-type="float">
            <text:p>680855</text:p>
          </table:table-cell>
          <table:table-cell office:value-type="float" office:value="688883" calcext:value-type="float">
            <text:p>688883</text:p>
          </table:table-cell>
          <table:table-cell office:value-type="float" office:value="691086" calcext:value-type="float">
            <text:p>691086</text:p>
          </table:table-cell>
          <table:table-cell office:value-type="float" office:value="684080" calcext:value-type="float">
            <text:p>684080</text:p>
          </table:table-cell>
          <table:table-cell office:value-type="float" office:value="20653713" calcext:value-type="float">
            <text:p>20653713</text:p>
          </table:table-cell>
          <table:table-cell office:value-type="string" calcext:value-type="string">
            <text:p>OK</text:p>
          </table:table-cell>
          <table:table-cell office:value-type="float" office:value="399801222" calcext:value-type="float">
            <text:p>399801222</text:p>
          </table:table-cell>
          <table:table-cell office:value-type="float" office:value="399761223" calcext:value-type="float">
            <text:p>399761223</text:p>
          </table:table-cell>
          <table:table-cell table:number-columns-repeated="2" office:value-type="float" office:value="799522446" calcext:value-type="float">
            <text:p>799522446</text:p>
          </table:table-cell>
        </table:table-row>
        <table:table-row table:style-name="ro1">
          <table:table-cell table:formula="of:=MAX([.N41:.AQ41])" office:value-type="float" office:value="698196" calcext:value-type="float">
            <text:p>698196</text:p>
          </table:table-cell>
          <table:table-cell table:formula="of:=MIN([.N41:.AQ41])" office:value-type="float" office:value="659232" calcext:value-type="float">
            <text:p>659232</text:p>
          </table:table-cell>
          <table:table-cell table:formula="of:=ABS([.A41]-[.B41])" office:value-type="float" office:value="38964" calcext:value-type="float">
            <text:p>38964</text:p>
          </table:table-cell>
          <table:table-cell table:formula="of:=[.K41]" office:value-type="float" office:value="674736" calcext:value-type="float">
            <text:p>6747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0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74736" calcext:value-type="float">
            <text:p>674736</text:p>
          </table:table-cell>
          <table:table-cell office:value-type="float" office:value="659232" calcext:value-type="float">
            <text:p>659232</text:p>
          </table:table-cell>
          <table:table-cell office:value-type="float" office:value="677160" calcext:value-type="float">
            <text:p>677160</text:p>
          </table:table-cell>
          <table:table-cell office:value-type="float" office:value="674736" calcext:value-type="float">
            <text:p>674736</text:p>
          </table:table-cell>
          <table:table-cell office:value-type="float" office:value="684674" calcext:value-type="float">
            <text:p>684674</text:p>
          </table:table-cell>
          <table:table-cell office:value-type="float" office:value="695058" calcext:value-type="float">
            <text:p>695058</text:p>
          </table:table-cell>
          <table:table-cell office:value-type="float" office:value="697103" calcext:value-type="float">
            <text:p>697103</text:p>
          </table:table-cell>
          <table:table-cell office:value-type="float" office:value="667824" calcext:value-type="float">
            <text:p>667824</text:p>
          </table:table-cell>
          <table:table-cell office:value-type="float" office:value="683300" calcext:value-type="float">
            <text:p>683300</text:p>
          </table:table-cell>
          <table:table-cell office:value-type="float" office:value="681041" calcext:value-type="float">
            <text:p>681041</text:p>
          </table:table-cell>
          <table:table-cell office:value-type="float" office:value="659232" calcext:value-type="float">
            <text:p>659232</text:p>
          </table:table-cell>
          <table:table-cell office:value-type="float" office:value="659872" calcext:value-type="float">
            <text:p>659872</text:p>
          </table:table-cell>
          <table:table-cell office:value-type="float" office:value="680703" calcext:value-type="float">
            <text:p>680703</text:p>
          </table:table-cell>
          <table:table-cell office:value-type="float" office:value="691241" calcext:value-type="float">
            <text:p>691241</text:p>
          </table:table-cell>
          <table:table-cell office:value-type="float" office:value="688329" calcext:value-type="float">
            <text:p>688329</text:p>
          </table:table-cell>
          <table:table-cell office:value-type="float" office:value="698196" calcext:value-type="float">
            <text:p>698196</text:p>
          </table:table-cell>
          <table:table-cell office:value-type="float" office:value="664210" calcext:value-type="float">
            <text:p>664210</text:p>
          </table:table-cell>
          <table:table-cell office:value-type="float" office:value="665130" calcext:value-type="float">
            <text:p>665130</text:p>
          </table:table-cell>
          <table:table-cell office:value-type="float" office:value="672706" calcext:value-type="float">
            <text:p>672706</text:p>
          </table:table-cell>
          <table:table-cell office:value-type="float" office:value="662871" calcext:value-type="float">
            <text:p>662871</text:p>
          </table:table-cell>
          <table:table-cell office:value-type="float" office:value="674270" calcext:value-type="float">
            <text:p>674270</text:p>
          </table:table-cell>
          <table:table-cell office:value-type="float" office:value="673706" calcext:value-type="float">
            <text:p>673706</text:p>
          </table:table-cell>
          <table:table-cell office:value-type="float" office:value="671329" calcext:value-type="float">
            <text:p>671329</text:p>
          </table:table-cell>
          <table:table-cell office:value-type="float" office:value="678842" calcext:value-type="float">
            <text:p>678842</text:p>
          </table:table-cell>
          <table:table-cell office:value-type="float" office:value="680015" calcext:value-type="float">
            <text:p>680015</text:p>
          </table:table-cell>
          <table:table-cell office:value-type="float" office:value="677000" calcext:value-type="float">
            <text:p>677000</text:p>
          </table:table-cell>
          <table:table-cell office:value-type="float" office:value="671804" calcext:value-type="float">
            <text:p>671804</text:p>
          </table:table-cell>
          <table:table-cell office:value-type="float" office:value="681943" calcext:value-type="float">
            <text:p>681943</text:p>
          </table:table-cell>
          <table:table-cell office:value-type="float" office:value="677227" calcext:value-type="float">
            <text:p>677227</text:p>
          </table:table-cell>
          <table:table-cell office:value-type="float" office:value="664721" calcext:value-type="float">
            <text:p>664721</text:p>
          </table:table-cell>
          <table:table-cell office:value-type="float" office:value="683071" calcext:value-type="float">
            <text:p>683071</text:p>
          </table:table-cell>
          <table:table-cell office:value-type="float" office:value="678697" calcext:value-type="float">
            <text:p>678697</text:p>
          </table:table-cell>
          <table:table-cell office:value-type="float" office:value="675950" calcext:value-type="float">
            <text:p>675950</text:p>
          </table:table-cell>
          <table:table-cell office:value-type="float" office:value="20314801" calcext:value-type="float">
            <text:p>20314801</text:p>
          </table:table-cell>
          <table:table-cell office:value-type="string" calcext:value-type="string">
            <text:p>OK</text:p>
          </table:table-cell>
          <table:table-cell office:value-type="float" office:value="401909292" calcext:value-type="float">
            <text:p>401909292</text:p>
          </table:table-cell>
          <table:table-cell office:value-type="float" office:value="401869293" calcext:value-type="float">
            <text:p>401869293</text:p>
          </table:table-cell>
          <table:table-cell table:number-columns-repeated="2" office:value-type="float" office:value="803738586" calcext:value-type="float">
            <text:p>803738586</text:p>
          </table:table-cell>
        </table:table-row>
        <table:table-row table:style-name="ro1">
          <table:table-cell table:formula="of:=MAX([.N42:.AQ42])" office:value-type="float" office:value="710686" calcext:value-type="float">
            <text:p>710686</text:p>
          </table:table-cell>
          <table:table-cell table:formula="of:=MIN([.N42:.AQ42])" office:value-type="float" office:value="658442" calcext:value-type="float">
            <text:p>658442</text:p>
          </table:table-cell>
          <table:table-cell table:formula="of:=ABS([.A42]-[.B42])" office:value-type="float" office:value="52244" calcext:value-type="float">
            <text:p>52244</text:p>
          </table:table-cell>
          <table:table-cell table:formula="of:=[.K42]" office:value-type="float" office:value="667314" calcext:value-type="float">
            <text:p>6673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1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7314" calcext:value-type="float">
            <text:p>667314</text:p>
          </table:table-cell>
          <table:table-cell office:value-type="float" office:value="658442" calcext:value-type="float">
            <text:p>658442</text:p>
          </table:table-cell>
          <table:table-cell office:value-type="float" office:value="683419" calcext:value-type="float">
            <text:p>683419</text:p>
          </table:table-cell>
          <table:table-cell office:value-type="float" office:value="667314" calcext:value-type="float">
            <text:p>667314</text:p>
          </table:table-cell>
          <table:table-cell office:value-type="float" office:value="700008" calcext:value-type="float">
            <text:p>700008</text:p>
          </table:table-cell>
          <table:table-cell office:value-type="float" office:value="690982" calcext:value-type="float">
            <text:p>690982</text:p>
          </table:table-cell>
          <table:table-cell office:value-type="float" office:value="696211" calcext:value-type="float">
            <text:p>696211</text:p>
          </table:table-cell>
          <table:table-cell office:value-type="float" office:value="706226" calcext:value-type="float">
            <text:p>706226</text:p>
          </table:table-cell>
          <table:table-cell office:value-type="float" office:value="707742" calcext:value-type="float">
            <text:p>707742</text:p>
          </table:table-cell>
          <table:table-cell office:value-type="float" office:value="683004" calcext:value-type="float">
            <text:p>683004</text:p>
          </table:table-cell>
          <table:table-cell office:value-type="float" office:value="663551" calcext:value-type="float">
            <text:p>663551</text:p>
          </table:table-cell>
          <table:table-cell office:value-type="float" office:value="675288" calcext:value-type="float">
            <text:p>675288</text:p>
          </table:table-cell>
          <table:table-cell office:value-type="float" office:value="683697" calcext:value-type="float">
            <text:p>683697</text:p>
          </table:table-cell>
          <table:table-cell office:value-type="float" office:value="664254" calcext:value-type="float">
            <text:p>664254</text:p>
          </table:table-cell>
          <table:table-cell office:value-type="float" office:value="675347" calcext:value-type="float">
            <text:p>675347</text:p>
          </table:table-cell>
          <table:table-cell office:value-type="float" office:value="664990" calcext:value-type="float">
            <text:p>664990</text:p>
          </table:table-cell>
          <table:table-cell office:value-type="float" office:value="675456" calcext:value-type="float">
            <text:p>675456</text:p>
          </table:table-cell>
          <table:table-cell office:value-type="float" office:value="668828" calcext:value-type="float">
            <text:p>668828</text:p>
          </table:table-cell>
          <table:table-cell office:value-type="float" office:value="658442" calcext:value-type="float">
            <text:p>658442</text:p>
          </table:table-cell>
          <table:table-cell office:value-type="float" office:value="667237" calcext:value-type="float">
            <text:p>667237</text:p>
          </table:table-cell>
          <table:table-cell office:value-type="float" office:value="680311" calcext:value-type="float">
            <text:p>680311</text:p>
          </table:table-cell>
          <table:table-cell office:value-type="float" office:value="673258" calcext:value-type="float">
            <text:p>673258</text:p>
          </table:table-cell>
          <table:table-cell office:value-type="float" office:value="688540" calcext:value-type="float">
            <text:p>688540</text:p>
          </table:table-cell>
          <table:table-cell office:value-type="float" office:value="677635" calcext:value-type="float">
            <text:p>677635</text:p>
          </table:table-cell>
          <table:table-cell office:value-type="float" office:value="710686" calcext:value-type="float">
            <text:p>710686</text:p>
          </table:table-cell>
          <table:table-cell office:value-type="float" office:value="687908" calcext:value-type="float">
            <text:p>687908</text:p>
          </table:table-cell>
          <table:table-cell office:value-type="float" office:value="687961" calcext:value-type="float">
            <text:p>687961</text:p>
          </table:table-cell>
          <table:table-cell office:value-type="float" office:value="691134" calcext:value-type="float">
            <text:p>691134</text:p>
          </table:table-cell>
          <table:table-cell office:value-type="float" office:value="691851" calcext:value-type="float">
            <text:p>691851</text:p>
          </table:table-cell>
          <table:table-cell office:value-type="float" office:value="707570" calcext:value-type="float">
            <text:p>707570</text:p>
          </table:table-cell>
          <table:table-cell office:value-type="float" office:value="683489" calcext:value-type="float">
            <text:p>683489</text:p>
          </table:table-cell>
          <table:table-cell office:value-type="float" office:value="687223" calcext:value-type="float">
            <text:p>687223</text:p>
          </table:table-cell>
          <table:table-cell office:value-type="float" office:value="686446" calcext:value-type="float">
            <text:p>686446</text:p>
          </table:table-cell>
          <table:table-cell office:value-type="float" office:value="20502589" calcext:value-type="float">
            <text:p>20502589</text:p>
          </table:table-cell>
          <table:table-cell office:value-type="string" calcext:value-type="string">
            <text:p>OK</text:p>
          </table:table-cell>
          <table:table-cell office:value-type="float" office:value="399675023" calcext:value-type="float">
            <text:p>399675023</text:p>
          </table:table-cell>
          <table:table-cell office:value-type="float" office:value="399635024" calcext:value-type="float">
            <text:p>399635024</text:p>
          </table:table-cell>
          <table:table-cell table:number-columns-repeated="2" office:value-type="float" office:value="799270048" calcext:value-type="float">
            <text:p>799270048</text:p>
          </table:table-cell>
        </table:table-row>
        <table:table-row table:style-name="ro1">
          <table:table-cell table:formula="of:=MAX([.N43:.AQ43])" office:value-type="float" office:value="705034" calcext:value-type="float">
            <text:p>705034</text:p>
          </table:table-cell>
          <table:table-cell table:formula="of:=MIN([.N43:.AQ43])" office:value-type="float" office:value="666596" calcext:value-type="float">
            <text:p>666596</text:p>
          </table:table-cell>
          <table:table-cell table:formula="of:=ABS([.A43]-[.B43])" office:value-type="float" office:value="38438" calcext:value-type="float">
            <text:p>38438</text:p>
          </table:table-cell>
          <table:table-cell table:formula="of:=[.K43]" office:value-type="float" office:value="684408" calcext:value-type="float">
            <text:p>6844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2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84408" calcext:value-type="float">
            <text:p>684408</text:p>
          </table:table-cell>
          <table:table-cell office:value-type="float" office:value="666596" calcext:value-type="float">
            <text:p>666596</text:p>
          </table:table-cell>
          <table:table-cell office:value-type="float" office:value="680672" calcext:value-type="float">
            <text:p>680672</text:p>
          </table:table-cell>
          <table:table-cell office:value-type="float" office:value="684408" calcext:value-type="float">
            <text:p>684408</text:p>
          </table:table-cell>
          <table:table-cell office:value-type="float" office:value="676352" calcext:value-type="float">
            <text:p>676352</text:p>
          </table:table-cell>
          <table:table-cell office:value-type="float" office:value="680057" calcext:value-type="float">
            <text:p>680057</text:p>
          </table:table-cell>
          <table:table-cell office:value-type="float" office:value="680528" calcext:value-type="float">
            <text:p>680528</text:p>
          </table:table-cell>
          <table:table-cell office:value-type="float" office:value="668860" calcext:value-type="float">
            <text:p>668860</text:p>
          </table:table-cell>
          <table:table-cell office:value-type="float" office:value="677127" calcext:value-type="float">
            <text:p>677127</text:p>
          </table:table-cell>
          <table:table-cell office:value-type="float" office:value="666596" calcext:value-type="float">
            <text:p>666596</text:p>
          </table:table-cell>
          <table:table-cell office:value-type="float" office:value="680806" calcext:value-type="float">
            <text:p>680806</text:p>
          </table:table-cell>
          <table:table-cell office:value-type="float" office:value="687771" calcext:value-type="float">
            <text:p>687771</text:p>
          </table:table-cell>
          <table:table-cell office:value-type="float" office:value="684796" calcext:value-type="float">
            <text:p>684796</text:p>
          </table:table-cell>
          <table:table-cell office:value-type="float" office:value="674747" calcext:value-type="float">
            <text:p>674747</text:p>
          </table:table-cell>
          <table:table-cell office:value-type="float" office:value="680623" calcext:value-type="float">
            <text:p>680623</text:p>
          </table:table-cell>
          <table:table-cell office:value-type="float" office:value="677877" calcext:value-type="float">
            <text:p>677877</text:p>
          </table:table-cell>
          <table:table-cell office:value-type="float" office:value="677133" calcext:value-type="float">
            <text:p>677133</text:p>
          </table:table-cell>
          <table:table-cell office:value-type="float" office:value="674523" calcext:value-type="float">
            <text:p>674523</text:p>
          </table:table-cell>
          <table:table-cell office:value-type="float" office:value="672338" calcext:value-type="float">
            <text:p>672338</text:p>
          </table:table-cell>
          <table:table-cell office:value-type="float" office:value="675920" calcext:value-type="float">
            <text:p>675920</text:p>
          </table:table-cell>
          <table:table-cell office:value-type="float" office:value="681093" calcext:value-type="float">
            <text:p>681093</text:p>
          </table:table-cell>
          <table:table-cell office:value-type="float" office:value="679006" calcext:value-type="float">
            <text:p>679006</text:p>
          </table:table-cell>
          <table:table-cell office:value-type="float" office:value="685534" calcext:value-type="float">
            <text:p>685534</text:p>
          </table:table-cell>
          <table:table-cell office:value-type="float" office:value="682217" calcext:value-type="float">
            <text:p>682217</text:p>
          </table:table-cell>
          <table:table-cell office:value-type="float" office:value="675480" calcext:value-type="float">
            <text:p>675480</text:p>
          </table:table-cell>
          <table:table-cell office:value-type="float" office:value="681325" calcext:value-type="float">
            <text:p>681325</text:p>
          </table:table-cell>
          <table:table-cell office:value-type="float" office:value="705034" calcext:value-type="float">
            <text:p>705034</text:p>
          </table:table-cell>
          <table:table-cell office:value-type="float" office:value="682384" calcext:value-type="float">
            <text:p>682384</text:p>
          </table:table-cell>
          <table:table-cell office:value-type="float" office:value="683194" calcext:value-type="float">
            <text:p>683194</text:p>
          </table:table-cell>
          <table:table-cell office:value-type="float" office:value="699496" calcext:value-type="float">
            <text:p>699496</text:p>
          </table:table-cell>
          <table:table-cell office:value-type="float" office:value="688090" calcext:value-type="float">
            <text:p>688090</text:p>
          </table:table-cell>
          <table:table-cell office:value-type="float" office:value="679709" calcext:value-type="float">
            <text:p>679709</text:p>
          </table:table-cell>
          <table:table-cell office:value-type="float" office:value="677139" calcext:value-type="float">
            <text:p>677139</text:p>
          </table:table-cell>
          <table:table-cell office:value-type="float" office:value="20420163" calcext:value-type="float">
            <text:p>20420163</text:p>
          </table:table-cell>
          <table:table-cell office:value-type="string" calcext:value-type="string">
            <text:p>OK</text:p>
          </table:table-cell>
          <table:table-cell office:value-type="float" office:value="400605329" calcext:value-type="float">
            <text:p>400605329</text:p>
          </table:table-cell>
          <table:table-cell office:value-type="float" office:value="400565330" calcext:value-type="float">
            <text:p>400565330</text:p>
          </table:table-cell>
          <table:table-cell table:number-columns-repeated="2" office:value-type="float" office:value="801130660" calcext:value-type="float">
            <text:p>801130660</text:p>
          </table:table-cell>
        </table:table-row>
        <table:table-row table:style-name="ro1">
          <table:table-cell table:formula="of:=MAX([.N44:.AQ44])" office:value-type="float" office:value="734285" calcext:value-type="float">
            <text:p>734285</text:p>
          </table:table-cell>
          <table:table-cell table:formula="of:=MIN([.N44:.AQ44])" office:value-type="float" office:value="662741" calcext:value-type="float">
            <text:p>662741</text:p>
          </table:table-cell>
          <table:table-cell table:formula="of:=ABS([.A44]-[.B44])" office:value-type="float" office:value="71544" calcext:value-type="float">
            <text:p>71544</text:p>
          </table:table-cell>
          <table:table-cell table:formula="of:=[.K44]" office:value-type="float" office:value="708620" calcext:value-type="float">
            <text:p>7086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3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708620" calcext:value-type="float">
            <text:p>708620</text:p>
          </table:table-cell>
          <table:table-cell office:value-type="float" office:value="662741" calcext:value-type="float">
            <text:p>662741</text:p>
          </table:table-cell>
          <table:table-cell office:value-type="float" office:value="689434" calcext:value-type="float">
            <text:p>689434</text:p>
          </table:table-cell>
          <table:table-cell office:value-type="float" office:value="708620" calcext:value-type="float">
            <text:p>708620</text:p>
          </table:table-cell>
          <table:table-cell office:value-type="float" office:value="713632" calcext:value-type="float">
            <text:p>713632</text:p>
          </table:table-cell>
          <table:table-cell office:value-type="float" office:value="678228" calcext:value-type="float">
            <text:p>678228</text:p>
          </table:table-cell>
          <table:table-cell office:value-type="float" office:value="688344" calcext:value-type="float">
            <text:p>688344</text:p>
          </table:table-cell>
          <table:table-cell office:value-type="float" office:value="709713" calcext:value-type="float">
            <text:p>709713</text:p>
          </table:table-cell>
          <table:table-cell office:value-type="float" office:value="707790" calcext:value-type="float">
            <text:p>707790</text:p>
          </table:table-cell>
          <table:table-cell office:value-type="float" office:value="708468" calcext:value-type="float">
            <text:p>708468</text:p>
          </table:table-cell>
          <table:table-cell office:value-type="float" office:value="716287" calcext:value-type="float">
            <text:p>716287</text:p>
          </table:table-cell>
          <table:table-cell office:value-type="float" office:value="734285" calcext:value-type="float">
            <text:p>734285</text:p>
          </table:table-cell>
          <table:table-cell office:value-type="float" office:value="711484" calcext:value-type="float">
            <text:p>711484</text:p>
          </table:table-cell>
          <table:table-cell office:value-type="float" office:value="698337" calcext:value-type="float">
            <text:p>698337</text:p>
          </table:table-cell>
          <table:table-cell office:value-type="float" office:value="691013" calcext:value-type="float">
            <text:p>691013</text:p>
          </table:table-cell>
          <table:table-cell office:value-type="float" office:value="688029" calcext:value-type="float">
            <text:p>688029</text:p>
          </table:table-cell>
          <table:table-cell office:value-type="float" office:value="686070" calcext:value-type="float">
            <text:p>686070</text:p>
          </table:table-cell>
          <table:table-cell office:value-type="float" office:value="681815" calcext:value-type="float">
            <text:p>681815</text:p>
          </table:table-cell>
          <table:table-cell office:value-type="float" office:value="671644" calcext:value-type="float">
            <text:p>671644</text:p>
          </table:table-cell>
          <table:table-cell office:value-type="float" office:value="663399" calcext:value-type="float">
            <text:p>663399</text:p>
          </table:table-cell>
          <table:table-cell office:value-type="float" office:value="662741" calcext:value-type="float">
            <text:p>662741</text:p>
          </table:table-cell>
          <table:table-cell office:value-type="float" office:value="663147" calcext:value-type="float">
            <text:p>663147</text:p>
          </table:table-cell>
          <table:table-cell office:value-type="float" office:value="669848" calcext:value-type="float">
            <text:p>669848</text:p>
          </table:table-cell>
          <table:table-cell office:value-type="float" office:value="663054" calcext:value-type="float">
            <text:p>663054</text:p>
          </table:table-cell>
          <table:table-cell office:value-type="float" office:value="697941" calcext:value-type="float">
            <text:p>697941</text:p>
          </table:table-cell>
          <table:table-cell office:value-type="float" office:value="699066" calcext:value-type="float">
            <text:p>699066</text:p>
          </table:table-cell>
          <table:table-cell office:value-type="float" office:value="697799" calcext:value-type="float">
            <text:p>697799</text:p>
          </table:table-cell>
          <table:table-cell office:value-type="float" office:value="685087" calcext:value-type="float">
            <text:p>685087</text:p>
          </table:table-cell>
          <table:table-cell office:value-type="float" office:value="679580" calcext:value-type="float">
            <text:p>679580</text:p>
          </table:table-cell>
          <table:table-cell office:value-type="float" office:value="685934" calcext:value-type="float">
            <text:p>685934</text:p>
          </table:table-cell>
          <table:table-cell office:value-type="float" office:value="668742" calcext:value-type="float">
            <text:p>668742</text:p>
          </table:table-cell>
          <table:table-cell office:value-type="float" office:value="681663" calcext:value-type="float">
            <text:p>681663</text:p>
          </table:table-cell>
          <table:table-cell office:value-type="float" office:value="671262" calcext:value-type="float">
            <text:p>671262</text:p>
          </table:table-cell>
          <table:table-cell office:value-type="float" office:value="20683022" calcext:value-type="float">
            <text:p>20683022</text:p>
          </table:table-cell>
          <table:table-cell office:value-type="string" calcext:value-type="string">
            <text:p>OK</text:p>
          </table:table-cell>
          <table:table-cell office:value-type="float" office:value="399899292" calcext:value-type="float">
            <text:p>399899292</text:p>
          </table:table-cell>
          <table:table-cell office:value-type="float" office:value="399859293" calcext:value-type="float">
            <text:p>399859293</text:p>
          </table:table-cell>
          <table:table-cell table:number-columns-repeated="2" office:value-type="float" office:value="799718586" calcext:value-type="float">
            <text:p>799718586</text:p>
          </table:table-cell>
        </table:table-row>
        <table:table-row table:style-name="ro1">
          <table:table-cell table:formula="of:=MAX([.N45:.AQ45])" office:value-type="float" office:value="710998" calcext:value-type="float">
            <text:p>710998</text:p>
          </table:table-cell>
          <table:table-cell table:formula="of:=MIN([.N45:.AQ45])" office:value-type="float" office:value="658233" calcext:value-type="float">
            <text:p>658233</text:p>
          </table:table-cell>
          <table:table-cell table:formula="of:=ABS([.A45]-[.B45])" office:value-type="float" office:value="52765" calcext:value-type="float">
            <text:p>52765</text:p>
          </table:table-cell>
          <table:table-cell table:formula="of:=[.K45]" office:value-type="float" office:value="658233" calcext:value-type="float">
            <text:p>6582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4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58233" calcext:value-type="float">
            <text:p>658233</text:p>
          </table:table-cell>
          <table:table-cell office:value-type="float" office:value="688757" calcext:value-type="float">
            <text:p>688757</text:p>
          </table:table-cell>
          <table:table-cell office:value-type="float" office:value="658233" calcext:value-type="float">
            <text:p>658233</text:p>
          </table:table-cell>
          <table:table-cell office:value-type="float" office:value="669827" calcext:value-type="float">
            <text:p>669827</text:p>
          </table:table-cell>
          <table:table-cell office:value-type="float" office:value="672240" calcext:value-type="float">
            <text:p>672240</text:p>
          </table:table-cell>
          <table:table-cell office:value-type="float" office:value="689634" calcext:value-type="float">
            <text:p>689634</text:p>
          </table:table-cell>
          <table:table-cell office:value-type="float" office:value="691183" calcext:value-type="float">
            <text:p>691183</text:p>
          </table:table-cell>
          <table:table-cell office:value-type="float" office:value="684436" calcext:value-type="float">
            <text:p>684436</text:p>
          </table:table-cell>
          <table:table-cell office:value-type="float" office:value="673983" calcext:value-type="float">
            <text:p>673983</text:p>
          </table:table-cell>
          <table:table-cell office:value-type="float" office:value="669370" calcext:value-type="float">
            <text:p>669370</text:p>
          </table:table-cell>
          <table:table-cell office:value-type="float" office:value="706926" calcext:value-type="float">
            <text:p>706926</text:p>
          </table:table-cell>
          <table:table-cell office:value-type="float" office:value="695071" calcext:value-type="float">
            <text:p>695071</text:p>
          </table:table-cell>
          <table:table-cell office:value-type="float" office:value="710693" calcext:value-type="float">
            <text:p>710693</text:p>
          </table:table-cell>
          <table:table-cell office:value-type="float" office:value="700680" calcext:value-type="float">
            <text:p>700680</text:p>
          </table:table-cell>
          <table:table-cell office:value-type="float" office:value="705636" calcext:value-type="float">
            <text:p>705636</text:p>
          </table:table-cell>
          <table:table-cell office:value-type="float" office:value="691339" calcext:value-type="float">
            <text:p>691339</text:p>
          </table:table-cell>
          <table:table-cell office:value-type="float" office:value="683789" calcext:value-type="float">
            <text:p>683789</text:p>
          </table:table-cell>
          <table:table-cell office:value-type="float" office:value="710998" calcext:value-type="float">
            <text:p>710998</text:p>
          </table:table-cell>
          <table:table-cell office:value-type="float" office:value="693618" calcext:value-type="float">
            <text:p>693618</text:p>
          </table:table-cell>
          <table:table-cell office:value-type="float" office:value="685255" calcext:value-type="float">
            <text:p>685255</text:p>
          </table:table-cell>
          <table:table-cell office:value-type="float" office:value="685725" calcext:value-type="float">
            <text:p>685725</text:p>
          </table:table-cell>
          <table:table-cell office:value-type="float" office:value="688465" calcext:value-type="float">
            <text:p>688465</text:p>
          </table:table-cell>
          <table:table-cell office:value-type="float" office:value="703055" calcext:value-type="float">
            <text:p>703055</text:p>
          </table:table-cell>
          <table:table-cell office:value-type="float" office:value="696263" calcext:value-type="float">
            <text:p>696263</text:p>
          </table:table-cell>
          <table:table-cell office:value-type="float" office:value="698106" calcext:value-type="float">
            <text:p>698106</text:p>
          </table:table-cell>
          <table:table-cell office:value-type="float" office:value="689036" calcext:value-type="float">
            <text:p>689036</text:p>
          </table:table-cell>
          <table:table-cell office:value-type="float" office:value="697246" calcext:value-type="float">
            <text:p>697246</text:p>
          </table:table-cell>
          <table:table-cell office:value-type="float" office:value="680516" calcext:value-type="float">
            <text:p>680516</text:p>
          </table:table-cell>
          <table:table-cell office:value-type="float" office:value="678402" calcext:value-type="float">
            <text:p>678402</text:p>
          </table:table-cell>
          <table:table-cell office:value-type="float" office:value="683260" calcext:value-type="float">
            <text:p>683260</text:p>
          </table:table-cell>
          <table:table-cell office:value-type="float" office:value="685125" calcext:value-type="float">
            <text:p>685125</text:p>
          </table:table-cell>
          <table:table-cell office:value-type="float" office:value="684616" calcext:value-type="float">
            <text:p>684616</text:p>
          </table:table-cell>
          <table:table-cell office:value-type="float" office:value="20662726" calcext:value-type="float">
            <text:p>20662726</text:p>
          </table:table-cell>
          <table:table-cell office:value-type="string" calcext:value-type="string">
            <text:p>OK</text:p>
          </table:table-cell>
          <table:table-cell office:value-type="float" office:value="401423995" calcext:value-type="float">
            <text:p>401423995</text:p>
          </table:table-cell>
          <table:table-cell office:value-type="float" office:value="401383996" calcext:value-type="float">
            <text:p>401383996</text:p>
          </table:table-cell>
          <table:table-cell table:number-columns-repeated="2" office:value-type="float" office:value="802767992" calcext:value-type="float">
            <text:p>802767992</text:p>
          </table:table-cell>
        </table:table-row>
        <table:table-row table:style-name="ro1">
          <table:table-cell table:formula="of:=MAX([.N46:.AQ46])" office:value-type="float" office:value="700283" calcext:value-type="float">
            <text:p>700283</text:p>
          </table:table-cell>
          <table:table-cell table:formula="of:=MIN([.N46:.AQ46])" office:value-type="float" office:value="668445" calcext:value-type="float">
            <text:p>668445</text:p>
          </table:table-cell>
          <table:table-cell table:formula="of:=ABS([.A46]-[.B46])" office:value-type="float" office:value="31838" calcext:value-type="float">
            <text:p>31838</text:p>
          </table:table-cell>
          <table:table-cell table:formula="of:=[.K46]" office:value-type="float" office:value="700283" calcext:value-type="float">
            <text:p>70028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5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700283" calcext:value-type="float">
            <text:p>700283</text:p>
          </table:table-cell>
          <table:table-cell office:value-type="float" office:value="668445" calcext:value-type="float">
            <text:p>668445</text:p>
          </table:table-cell>
          <table:table-cell office:value-type="float" office:value="682644" calcext:value-type="float">
            <text:p>682644</text:p>
          </table:table-cell>
          <table:table-cell office:value-type="float" office:value="700283" calcext:value-type="float">
            <text:p>700283</text:p>
          </table:table-cell>
          <table:table-cell office:value-type="float" office:value="695313" calcext:value-type="float">
            <text:p>695313</text:p>
          </table:table-cell>
          <table:table-cell office:value-type="float" office:value="685789" calcext:value-type="float">
            <text:p>685789</text:p>
          </table:table-cell>
          <table:table-cell office:value-type="float" office:value="692856" calcext:value-type="float">
            <text:p>692856</text:p>
          </table:table-cell>
          <table:table-cell office:value-type="float" office:value="683383" calcext:value-type="float">
            <text:p>683383</text:p>
          </table:table-cell>
          <table:table-cell office:value-type="float" office:value="687107" calcext:value-type="float">
            <text:p>687107</text:p>
          </table:table-cell>
          <table:table-cell office:value-type="float" office:value="698699" calcext:value-type="float">
            <text:p>698699</text:p>
          </table:table-cell>
          <table:table-cell office:value-type="float" office:value="690555" calcext:value-type="float">
            <text:p>690555</text:p>
          </table:table-cell>
          <table:table-cell office:value-type="float" office:value="680992" calcext:value-type="float">
            <text:p>680992</text:p>
          </table:table-cell>
          <table:table-cell office:value-type="float" office:value="674427" calcext:value-type="float">
            <text:p>674427</text:p>
          </table:table-cell>
          <table:table-cell office:value-type="float" office:value="681060" calcext:value-type="float">
            <text:p>681060</text:p>
          </table:table-cell>
          <table:table-cell office:value-type="float" office:value="681714" calcext:value-type="float">
            <text:p>681714</text:p>
          </table:table-cell>
          <table:table-cell office:value-type="float" office:value="674788" calcext:value-type="float">
            <text:p>674788</text:p>
          </table:table-cell>
          <table:table-cell office:value-type="float" office:value="680102" calcext:value-type="float">
            <text:p>680102</text:p>
          </table:table-cell>
          <table:table-cell office:value-type="float" office:value="670113" calcext:value-type="float">
            <text:p>670113</text:p>
          </table:table-cell>
          <table:table-cell office:value-type="float" office:value="693280" calcext:value-type="float">
            <text:p>693280</text:p>
          </table:table-cell>
          <table:table-cell office:value-type="float" office:value="675758" calcext:value-type="float">
            <text:p>675758</text:p>
          </table:table-cell>
          <table:table-cell office:value-type="float" office:value="671055" calcext:value-type="float">
            <text:p>671055</text:p>
          </table:table-cell>
          <table:table-cell office:value-type="float" office:value="674063" calcext:value-type="float">
            <text:p>674063</text:p>
          </table:table-cell>
          <table:table-cell office:value-type="float" office:value="679304" calcext:value-type="float">
            <text:p>679304</text:p>
          </table:table-cell>
          <table:table-cell office:value-type="float" office:value="684199" calcext:value-type="float">
            <text:p>684199</text:p>
          </table:table-cell>
          <table:table-cell office:value-type="float" office:value="672117" calcext:value-type="float">
            <text:p>672117</text:p>
          </table:table-cell>
          <table:table-cell office:value-type="float" office:value="684130" calcext:value-type="float">
            <text:p>684130</text:p>
          </table:table-cell>
          <table:table-cell office:value-type="float" office:value="682564" calcext:value-type="float">
            <text:p>682564</text:p>
          </table:table-cell>
          <table:table-cell office:value-type="float" office:value="685338" calcext:value-type="float">
            <text:p>685338</text:p>
          </table:table-cell>
          <table:table-cell office:value-type="float" office:value="673233" calcext:value-type="float">
            <text:p>673233</text:p>
          </table:table-cell>
          <table:table-cell office:value-type="float" office:value="668445" calcext:value-type="float">
            <text:p>668445</text:p>
          </table:table-cell>
          <table:table-cell office:value-type="float" office:value="691547" calcext:value-type="float">
            <text:p>691547</text:p>
          </table:table-cell>
          <table:table-cell office:value-type="float" office:value="679668" calcext:value-type="float">
            <text:p>679668</text:p>
          </table:table-cell>
          <table:table-cell office:value-type="float" office:value="687465" calcext:value-type="float">
            <text:p>687465</text:p>
          </table:table-cell>
          <table:table-cell office:value-type="float" office:value="20479347" calcext:value-type="float">
            <text:p>20479347</text:p>
          </table:table-cell>
          <table:table-cell office:value-type="string" calcext:value-type="string">
            <text:p>OK</text:p>
          </table:table-cell>
          <table:table-cell office:value-type="float" office:value="401536772" calcext:value-type="float">
            <text:p>401536772</text:p>
          </table:table-cell>
          <table:table-cell office:value-type="float" office:value="401496773" calcext:value-type="float">
            <text:p>401496773</text:p>
          </table:table-cell>
          <table:table-cell table:number-columns-repeated="2" office:value-type="float" office:value="802993546" calcext:value-type="float">
            <text:p>802993546</text:p>
          </table:table-cell>
        </table:table-row>
        <table:table-row table:style-name="ro1">
          <table:table-cell table:formula="of:=MAX([.N47:.AQ47])" office:value-type="float" office:value="710965" calcext:value-type="float">
            <text:p>710965</text:p>
          </table:table-cell>
          <table:table-cell table:formula="of:=MIN([.N47:.AQ47])" office:value-type="float" office:value="647701" calcext:value-type="float">
            <text:p>647701</text:p>
          </table:table-cell>
          <table:table-cell table:formula="of:=ABS([.A47]-[.B47])" office:value-type="float" office:value="63264" calcext:value-type="float">
            <text:p>63264</text:p>
          </table:table-cell>
          <table:table-cell table:formula="of:=[.K47]" office:value-type="float" office:value="647701" calcext:value-type="float">
            <text:p>6477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6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47701" calcext:value-type="float">
            <text:p>647701</text:p>
          </table:table-cell>
          <table:table-cell office:value-type="float" office:value="671978" calcext:value-type="float">
            <text:p>671978</text:p>
          </table:table-cell>
          <table:table-cell office:value-type="float" office:value="647701" calcext:value-type="float">
            <text:p>647701</text:p>
          </table:table-cell>
          <table:table-cell office:value-type="float" office:value="697821" calcext:value-type="float">
            <text:p>697821</text:p>
          </table:table-cell>
          <table:table-cell office:value-type="float" office:value="665537" calcext:value-type="float">
            <text:p>665537</text:p>
          </table:table-cell>
          <table:table-cell office:value-type="float" office:value="675698" calcext:value-type="float">
            <text:p>675698</text:p>
          </table:table-cell>
          <table:table-cell office:value-type="float" office:value="693699" calcext:value-type="float">
            <text:p>693699</text:p>
          </table:table-cell>
          <table:table-cell office:value-type="float" office:value="675424" calcext:value-type="float">
            <text:p>675424</text:p>
          </table:table-cell>
          <table:table-cell office:value-type="float" office:value="655610" calcext:value-type="float">
            <text:p>655610</text:p>
          </table:table-cell>
          <table:table-cell office:value-type="float" office:value="670405" calcext:value-type="float">
            <text:p>670405</text:p>
          </table:table-cell>
          <table:table-cell office:value-type="float" office:value="668850" calcext:value-type="float">
            <text:p>668850</text:p>
          </table:table-cell>
          <table:table-cell office:value-type="float" office:value="683721" calcext:value-type="float">
            <text:p>683721</text:p>
          </table:table-cell>
          <table:table-cell office:value-type="float" office:value="670053" calcext:value-type="float">
            <text:p>670053</text:p>
          </table:table-cell>
          <table:table-cell office:value-type="float" office:value="663106" calcext:value-type="float">
            <text:p>663106</text:p>
          </table:table-cell>
          <table:table-cell office:value-type="float" office:value="665772" calcext:value-type="float">
            <text:p>665772</text:p>
          </table:table-cell>
          <table:table-cell office:value-type="float" office:value="662329" calcext:value-type="float">
            <text:p>662329</text:p>
          </table:table-cell>
          <table:table-cell office:value-type="float" office:value="667741" calcext:value-type="float">
            <text:p>667741</text:p>
          </table:table-cell>
          <table:table-cell office:value-type="float" office:value="667480" calcext:value-type="float">
            <text:p>667480</text:p>
          </table:table-cell>
          <table:table-cell office:value-type="float" office:value="667213" calcext:value-type="float">
            <text:p>667213</text:p>
          </table:table-cell>
          <table:table-cell office:value-type="float" office:value="685104" calcext:value-type="float">
            <text:p>685104</text:p>
          </table:table-cell>
          <table:table-cell office:value-type="float" office:value="687329" calcext:value-type="float">
            <text:p>687329</text:p>
          </table:table-cell>
          <table:table-cell office:value-type="float" office:value="659016" calcext:value-type="float">
            <text:p>659016</text:p>
          </table:table-cell>
          <table:table-cell office:value-type="float" office:value="710965" calcext:value-type="float">
            <text:p>710965</text:p>
          </table:table-cell>
          <table:table-cell office:value-type="float" office:value="695985" calcext:value-type="float">
            <text:p>695985</text:p>
          </table:table-cell>
          <table:table-cell office:value-type="float" office:value="656406" calcext:value-type="float">
            <text:p>656406</text:p>
          </table:table-cell>
          <table:table-cell office:value-type="float" office:value="658824" calcext:value-type="float">
            <text:p>658824</text:p>
          </table:table-cell>
          <table:table-cell office:value-type="float" office:value="650954" calcext:value-type="float">
            <text:p>650954</text:p>
          </table:table-cell>
          <table:table-cell office:value-type="float" office:value="691391" calcext:value-type="float">
            <text:p>691391</text:p>
          </table:table-cell>
          <table:table-cell office:value-type="float" office:value="663749" calcext:value-type="float">
            <text:p>663749</text:p>
          </table:table-cell>
          <table:table-cell office:value-type="float" office:value="656910" calcext:value-type="float">
            <text:p>656910</text:p>
          </table:table-cell>
          <table:table-cell office:value-type="float" office:value="683091" calcext:value-type="float">
            <text:p>683091</text:p>
          </table:table-cell>
          <table:table-cell office:value-type="float" office:value="661485" calcext:value-type="float">
            <text:p>661485</text:p>
          </table:table-cell>
          <table:table-cell office:value-type="float" office:value="20159369" calcext:value-type="float">
            <text:p>20159369</text:p>
          </table:table-cell>
          <table:table-cell office:value-type="string" calcext:value-type="string">
            <text:p>OK</text:p>
          </table:table-cell>
          <table:table-cell office:value-type="float" office:value="399785512" calcext:value-type="float">
            <text:p>399785512</text:p>
          </table:table-cell>
          <table:table-cell office:value-type="float" office:value="399745513" calcext:value-type="float">
            <text:p>399745513</text:p>
          </table:table-cell>
          <table:table-cell table:number-columns-repeated="2" office:value-type="float" office:value="799491026" calcext:value-type="float">
            <text:p>799491026</text:p>
          </table:table-cell>
        </table:table-row>
        <table:table-row table:style-name="ro1">
          <table:table-cell table:formula="of:=MAX([.N48:.AQ48])" office:value-type="float" office:value="715247" calcext:value-type="float">
            <text:p>715247</text:p>
          </table:table-cell>
          <table:table-cell table:formula="of:=MIN([.N48:.AQ48])" office:value-type="float" office:value="650684" calcext:value-type="float">
            <text:p>650684</text:p>
          </table:table-cell>
          <table:table-cell table:formula="of:=ABS([.A48]-[.B48])" office:value-type="float" office:value="64563" calcext:value-type="float">
            <text:p>64563</text:p>
          </table:table-cell>
          <table:table-cell table:formula="of:=[.K48]" office:value-type="float" office:value="652929" calcext:value-type="float">
            <text:p>6529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7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52929" calcext:value-type="float">
            <text:p>652929</text:p>
          </table:table-cell>
          <table:table-cell office:value-type="float" office:value="650684" calcext:value-type="float">
            <text:p>650684</text:p>
          </table:table-cell>
          <table:table-cell office:value-type="float" office:value="668298" calcext:value-type="float">
            <text:p>668298</text:p>
          </table:table-cell>
          <table:table-cell office:value-type="float" office:value="652929" calcext:value-type="float">
            <text:p>652929</text:p>
          </table:table-cell>
          <table:table-cell office:value-type="float" office:value="674588" calcext:value-type="float">
            <text:p>674588</text:p>
          </table:table-cell>
          <table:table-cell office:value-type="float" office:value="681514" calcext:value-type="float">
            <text:p>681514</text:p>
          </table:table-cell>
          <table:table-cell office:value-type="float" office:value="675542" calcext:value-type="float">
            <text:p>675542</text:p>
          </table:table-cell>
          <table:table-cell office:value-type="float" office:value="657031" calcext:value-type="float">
            <text:p>657031</text:p>
          </table:table-cell>
          <table:table-cell office:value-type="float" office:value="677699" calcext:value-type="float">
            <text:p>677699</text:p>
          </table:table-cell>
          <table:table-cell office:value-type="float" office:value="667006" calcext:value-type="float">
            <text:p>667006</text:p>
          </table:table-cell>
          <table:table-cell office:value-type="float" office:value="672800" calcext:value-type="float">
            <text:p>672800</text:p>
          </table:table-cell>
          <table:table-cell office:value-type="float" office:value="681291" calcext:value-type="float">
            <text:p>681291</text:p>
          </table:table-cell>
          <table:table-cell office:value-type="float" office:value="683197" calcext:value-type="float">
            <text:p>683197</text:p>
          </table:table-cell>
          <table:table-cell office:value-type="float" office:value="676320" calcext:value-type="float">
            <text:p>676320</text:p>
          </table:table-cell>
          <table:table-cell office:value-type="float" office:value="691327" calcext:value-type="float">
            <text:p>691327</text:p>
          </table:table-cell>
          <table:table-cell office:value-type="float" office:value="658158" calcext:value-type="float">
            <text:p>658158</text:p>
          </table:table-cell>
          <table:table-cell office:value-type="float" office:value="683693" calcext:value-type="float">
            <text:p>683693</text:p>
          </table:table-cell>
          <table:table-cell office:value-type="float" office:value="715247" calcext:value-type="float">
            <text:p>715247</text:p>
          </table:table-cell>
          <table:table-cell office:value-type="float" office:value="666002" calcext:value-type="float">
            <text:p>666002</text:p>
          </table:table-cell>
          <table:table-cell office:value-type="float" office:value="687911" calcext:value-type="float">
            <text:p>687911</text:p>
          </table:table-cell>
          <table:table-cell office:value-type="float" office:value="652358" calcext:value-type="float">
            <text:p>652358</text:p>
          </table:table-cell>
          <table:table-cell office:value-type="float" office:value="669408" calcext:value-type="float">
            <text:p>669408</text:p>
          </table:table-cell>
          <table:table-cell office:value-type="float" office:value="656683" calcext:value-type="float">
            <text:p>656683</text:p>
          </table:table-cell>
          <table:table-cell office:value-type="float" office:value="653579" calcext:value-type="float">
            <text:p>653579</text:p>
          </table:table-cell>
          <table:table-cell office:value-type="float" office:value="652686" calcext:value-type="float">
            <text:p>652686</text:p>
          </table:table-cell>
          <table:table-cell office:value-type="float" office:value="658905" calcext:value-type="float">
            <text:p>658905</text:p>
          </table:table-cell>
          <table:table-cell office:value-type="float" office:value="652879" calcext:value-type="float">
            <text:p>652879</text:p>
          </table:table-cell>
          <table:table-cell office:value-type="float" office:value="654780" calcext:value-type="float">
            <text:p>654780</text:p>
          </table:table-cell>
          <table:table-cell office:value-type="float" office:value="650684" calcext:value-type="float">
            <text:p>650684</text:p>
          </table:table-cell>
          <table:table-cell office:value-type="float" office:value="666083" calcext:value-type="float">
            <text:p>666083</text:p>
          </table:table-cell>
          <table:table-cell office:value-type="float" office:value="651985" calcext:value-type="float">
            <text:p>651985</text:p>
          </table:table-cell>
          <table:table-cell office:value-type="float" office:value="675008" calcext:value-type="float">
            <text:p>675008</text:p>
          </table:table-cell>
          <table:table-cell office:value-type="float" office:value="651675" calcext:value-type="float">
            <text:p>651675</text:p>
          </table:table-cell>
          <table:table-cell office:value-type="float" office:value="20048968" calcext:value-type="float">
            <text:p>20048968</text:p>
          </table:table-cell>
          <table:table-cell office:value-type="string" calcext:value-type="string">
            <text:p>OK</text:p>
          </table:table-cell>
          <table:table-cell office:value-type="float" office:value="402610863" calcext:value-type="float">
            <text:p>402610863</text:p>
          </table:table-cell>
          <table:table-cell office:value-type="float" office:value="402570864" calcext:value-type="float">
            <text:p>402570864</text:p>
          </table:table-cell>
          <table:table-cell table:number-columns-repeated="2" office:value-type="float" office:value="805141728" calcext:value-type="float">
            <text:p>805141728</text:p>
          </table:table-cell>
        </table:table-row>
        <table:table-row table:style-name="ro1">
          <table:table-cell table:formula="of:=MAX([.N49:.AQ49])" office:value-type="float" office:value="713954" calcext:value-type="float">
            <text:p>713954</text:p>
          </table:table-cell>
          <table:table-cell table:formula="of:=MIN([.N49:.AQ49])" office:value-type="float" office:value="651143" calcext:value-type="float">
            <text:p>651143</text:p>
          </table:table-cell>
          <table:table-cell table:formula="of:=ABS([.A49]-[.B49])" office:value-type="float" office:value="62811" calcext:value-type="float">
            <text:p>62811</text:p>
          </table:table-cell>
          <table:table-cell table:formula="of:=[.K49]" office:value-type="float" office:value="673677" calcext:value-type="float">
            <text:p>6736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8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73677" calcext:value-type="float">
            <text:p>673677</text:p>
          </table:table-cell>
          <table:table-cell office:value-type="float" office:value="651143" calcext:value-type="float">
            <text:p>651143</text:p>
          </table:table-cell>
          <table:table-cell office:value-type="float" office:value="681971" calcext:value-type="float">
            <text:p>681971</text:p>
          </table:table-cell>
          <table:table-cell office:value-type="float" office:value="673677" calcext:value-type="float">
            <text:p>673677</text:p>
          </table:table-cell>
          <table:table-cell office:value-type="float" office:value="651143" calcext:value-type="float">
            <text:p>651143</text:p>
          </table:table-cell>
          <table:table-cell office:value-type="float" office:value="662712" calcext:value-type="float">
            <text:p>662712</text:p>
          </table:table-cell>
          <table:table-cell office:value-type="float" office:value="677154" calcext:value-type="float">
            <text:p>677154</text:p>
          </table:table-cell>
          <table:table-cell office:value-type="float" office:value="677172" calcext:value-type="float">
            <text:p>677172</text:p>
          </table:table-cell>
          <table:table-cell office:value-type="float" office:value="672378" calcext:value-type="float">
            <text:p>672378</text:p>
          </table:table-cell>
          <table:table-cell office:value-type="float" office:value="681497" calcext:value-type="float">
            <text:p>681497</text:p>
          </table:table-cell>
          <table:table-cell office:value-type="float" office:value="708330" calcext:value-type="float">
            <text:p>708330</text:p>
          </table:table-cell>
          <table:table-cell office:value-type="float" office:value="693011" calcext:value-type="float">
            <text:p>693011</text:p>
          </table:table-cell>
          <table:table-cell office:value-type="float" office:value="713954" calcext:value-type="float">
            <text:p>713954</text:p>
          </table:table-cell>
          <table:table-cell office:value-type="float" office:value="707827" calcext:value-type="float">
            <text:p>707827</text:p>
          </table:table-cell>
          <table:table-cell office:value-type="float" office:value="690659" calcext:value-type="float">
            <text:p>690659</text:p>
          </table:table-cell>
          <table:table-cell office:value-type="float" office:value="678095" calcext:value-type="float">
            <text:p>678095</text:p>
          </table:table-cell>
          <table:table-cell office:value-type="float" office:value="677642" calcext:value-type="float">
            <text:p>677642</text:p>
          </table:table-cell>
          <table:table-cell office:value-type="float" office:value="681295" calcext:value-type="float">
            <text:p>681295</text:p>
          </table:table-cell>
          <table:table-cell office:value-type="float" office:value="671506" calcext:value-type="float">
            <text:p>671506</text:p>
          </table:table-cell>
          <table:table-cell office:value-type="float" office:value="659578" calcext:value-type="float">
            <text:p>659578</text:p>
          </table:table-cell>
          <table:table-cell office:value-type="float" office:value="670740" calcext:value-type="float">
            <text:p>670740</text:p>
          </table:table-cell>
          <table:table-cell office:value-type="float" office:value="690671" calcext:value-type="float">
            <text:p>690671</text:p>
          </table:table-cell>
          <table:table-cell office:value-type="float" office:value="691681" calcext:value-type="float">
            <text:p>691681</text:p>
          </table:table-cell>
          <table:table-cell office:value-type="float" office:value="681628" calcext:value-type="float">
            <text:p>681628</text:p>
          </table:table-cell>
          <table:table-cell office:value-type="float" office:value="667457" calcext:value-type="float">
            <text:p>667457</text:p>
          </table:table-cell>
          <table:table-cell office:value-type="float" office:value="693740" calcext:value-type="float">
            <text:p>693740</text:p>
          </table:table-cell>
          <table:table-cell office:value-type="float" office:value="695476" calcext:value-type="float">
            <text:p>695476</text:p>
          </table:table-cell>
          <table:table-cell office:value-type="float" office:value="687093" calcext:value-type="float">
            <text:p>687093</text:p>
          </table:table-cell>
          <table:table-cell office:value-type="float" office:value="683875" calcext:value-type="float">
            <text:p>683875</text:p>
          </table:table-cell>
          <table:table-cell office:value-type="float" office:value="678633" calcext:value-type="float">
            <text:p>678633</text:p>
          </table:table-cell>
          <table:table-cell office:value-type="float" office:value="672975" calcext:value-type="float">
            <text:p>672975</text:p>
          </table:table-cell>
          <table:table-cell office:value-type="float" office:value="679887" calcext:value-type="float">
            <text:p>679887</text:p>
          </table:table-cell>
          <table:table-cell office:value-type="float" office:value="687657" calcext:value-type="float">
            <text:p>687657</text:p>
          </table:table-cell>
          <table:table-cell office:value-type="float" office:value="20459143" calcext:value-type="float">
            <text:p>20459143</text:p>
          </table:table-cell>
          <table:table-cell office:value-type="string" calcext:value-type="string">
            <text:p>OK</text:p>
          </table:table-cell>
          <table:table-cell office:value-type="float" office:value="400309346" calcext:value-type="float">
            <text:p>400309346</text:p>
          </table:table-cell>
          <table:table-cell office:value-type="float" office:value="400269347" calcext:value-type="float">
            <text:p>400269347</text:p>
          </table:table-cell>
          <table:table-cell table:number-columns-repeated="2" office:value-type="float" office:value="800538694" calcext:value-type="float">
            <text:p>800538694</text:p>
          </table:table-cell>
        </table:table-row>
        <table:table-row table:style-name="ro1">
          <table:table-cell table:formula="of:=MAX([.N50:.AQ50])" office:value-type="float" office:value="704745" calcext:value-type="float">
            <text:p>704745</text:p>
          </table:table-cell>
          <table:table-cell table:formula="of:=MIN([.N50:.AQ50])" office:value-type="float" office:value="661709" calcext:value-type="float">
            <text:p>661709</text:p>
          </table:table-cell>
          <table:table-cell table:formula="of:=ABS([.A50]-[.B50])" office:value-type="float" office:value="43036" calcext:value-type="float">
            <text:p>43036</text:p>
          </table:table-cell>
          <table:table-cell table:formula="of:=[.K50]" office:value-type="float" office:value="691728" calcext:value-type="float">
            <text:p>6917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9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91728" calcext:value-type="float">
            <text:p>691728</text:p>
          </table:table-cell>
          <table:table-cell office:value-type="float" office:value="661709" calcext:value-type="float">
            <text:p>661709</text:p>
          </table:table-cell>
          <table:table-cell office:value-type="float" office:value="682770" calcext:value-type="float">
            <text:p>682770</text:p>
          </table:table-cell>
          <table:table-cell office:value-type="float" office:value="691728" calcext:value-type="float">
            <text:p>691728</text:p>
          </table:table-cell>
          <table:table-cell office:value-type="float" office:value="696583" calcext:value-type="float">
            <text:p>696583</text:p>
          </table:table-cell>
          <table:table-cell office:value-type="float" office:value="689316" calcext:value-type="float">
            <text:p>689316</text:p>
          </table:table-cell>
          <table:table-cell office:value-type="float" office:value="687283" calcext:value-type="float">
            <text:p>687283</text:p>
          </table:table-cell>
          <table:table-cell office:value-type="float" office:value="698646" calcext:value-type="float">
            <text:p>698646</text:p>
          </table:table-cell>
          <table:table-cell office:value-type="float" office:value="672066" calcext:value-type="float">
            <text:p>672066</text:p>
          </table:table-cell>
          <table:table-cell office:value-type="float" office:value="688164" calcext:value-type="float">
            <text:p>688164</text:p>
          </table:table-cell>
          <table:table-cell office:value-type="float" office:value="681161" calcext:value-type="float">
            <text:p>681161</text:p>
          </table:table-cell>
          <table:table-cell office:value-type="float" office:value="696187" calcext:value-type="float">
            <text:p>696187</text:p>
          </table:table-cell>
          <table:table-cell office:value-type="float" office:value="693992" calcext:value-type="float">
            <text:p>693992</text:p>
          </table:table-cell>
          <table:table-cell office:value-type="float" office:value="673530" calcext:value-type="float">
            <text:p>673530</text:p>
          </table:table-cell>
          <table:table-cell office:value-type="float" office:value="676536" calcext:value-type="float">
            <text:p>676536</text:p>
          </table:table-cell>
          <table:table-cell office:value-type="float" office:value="691296" calcext:value-type="float">
            <text:p>691296</text:p>
          </table:table-cell>
          <table:table-cell office:value-type="float" office:value="681649" calcext:value-type="float">
            <text:p>681649</text:p>
          </table:table-cell>
          <table:table-cell office:value-type="float" office:value="704113" calcext:value-type="float">
            <text:p>704113</text:p>
          </table:table-cell>
          <table:table-cell office:value-type="float" office:value="704745" calcext:value-type="float">
            <text:p>704745</text:p>
          </table:table-cell>
          <table:table-cell office:value-type="float" office:value="692569" calcext:value-type="float">
            <text:p>692569</text:p>
          </table:table-cell>
          <table:table-cell office:value-type="float" office:value="685714" calcext:value-type="float">
            <text:p>685714</text:p>
          </table:table-cell>
          <table:table-cell office:value-type="float" office:value="670755" calcext:value-type="float">
            <text:p>670755</text:p>
          </table:table-cell>
          <table:table-cell office:value-type="float" office:value="675107" calcext:value-type="float">
            <text:p>675107</text:p>
          </table:table-cell>
          <table:table-cell office:value-type="float" office:value="682497" calcext:value-type="float">
            <text:p>682497</text:p>
          </table:table-cell>
          <table:table-cell office:value-type="float" office:value="688865" calcext:value-type="float">
            <text:p>688865</text:p>
          </table:table-cell>
          <table:table-cell office:value-type="float" office:value="670463" calcext:value-type="float">
            <text:p>670463</text:p>
          </table:table-cell>
          <table:table-cell office:value-type="float" office:value="670222" calcext:value-type="float">
            <text:p>670222</text:p>
          </table:table-cell>
          <table:table-cell office:value-type="float" office:value="678438" calcext:value-type="float">
            <text:p>678438</text:p>
          </table:table-cell>
          <table:table-cell office:value-type="float" office:value="670620" calcext:value-type="float">
            <text:p>670620</text:p>
          </table:table-cell>
          <table:table-cell office:value-type="float" office:value="662550" calcext:value-type="float">
            <text:p>662550</text:p>
          </table:table-cell>
          <table:table-cell office:value-type="float" office:value="661709" calcext:value-type="float">
            <text:p>661709</text:p>
          </table:table-cell>
          <table:table-cell office:value-type="float" office:value="673617" calcext:value-type="float">
            <text:p>673617</text:p>
          </table:table-cell>
          <table:table-cell office:value-type="float" office:value="672997" calcext:value-type="float">
            <text:p>672997</text:p>
          </table:table-cell>
          <table:table-cell office:value-type="float" office:value="20483118" calcext:value-type="float">
            <text:p>20483118</text:p>
          </table:table-cell>
          <table:table-cell office:value-type="string" calcext:value-type="string">
            <text:p>OK</text:p>
          </table:table-cell>
          <table:table-cell office:value-type="float" office:value="402406636" calcext:value-type="float">
            <text:p>402406636</text:p>
          </table:table-cell>
          <table:table-cell office:value-type="float" office:value="402366637" calcext:value-type="float">
            <text:p>402366637</text:p>
          </table:table-cell>
          <table:table-cell table:number-columns-repeated="2" office:value-type="float" office:value="804733274" calcext:value-type="float">
            <text:p>804733274</text:p>
          </table:table-cell>
        </table:table-row>
        <table:table-row table:style-name="ro1">
          <table:table-cell table:formula="of:=MAX([.N51:.AQ51])" office:value-type="float" office:value="724025" calcext:value-type="float">
            <text:p>724025</text:p>
          </table:table-cell>
          <table:table-cell table:formula="of:=MIN([.N51:.AQ51])" office:value-type="float" office:value="662265" calcext:value-type="float">
            <text:p>662265</text:p>
          </table:table-cell>
          <table:table-cell table:formula="of:=ABS([.A51]-[.B51])" office:value-type="float" office:value="61760" calcext:value-type="float">
            <text:p>61760</text:p>
          </table:table-cell>
          <table:table-cell table:formula="of:=[.K51]" office:value-type="float" office:value="683022" calcext:value-type="float">
            <text:p>6830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0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83022" calcext:value-type="float">
            <text:p>683022</text:p>
          </table:table-cell>
          <table:table-cell office:value-type="float" office:value="662265" calcext:value-type="float">
            <text:p>662265</text:p>
          </table:table-cell>
          <table:table-cell office:value-type="float" office:value="685793" calcext:value-type="float">
            <text:p>685793</text:p>
          </table:table-cell>
          <table:table-cell office:value-type="float" office:value="683022" calcext:value-type="float">
            <text:p>683022</text:p>
          </table:table-cell>
          <table:table-cell office:value-type="float" office:value="685083" calcext:value-type="float">
            <text:p>685083</text:p>
          </table:table-cell>
          <table:table-cell office:value-type="float" office:value="681809" calcext:value-type="float">
            <text:p>681809</text:p>
          </table:table-cell>
          <table:table-cell office:value-type="float" office:value="683701" calcext:value-type="float">
            <text:p>683701</text:p>
          </table:table-cell>
          <table:table-cell office:value-type="float" office:value="667130" calcext:value-type="float">
            <text:p>667130</text:p>
          </table:table-cell>
          <table:table-cell office:value-type="float" office:value="675429" calcext:value-type="float">
            <text:p>675429</text:p>
          </table:table-cell>
          <table:table-cell office:value-type="float" office:value="684036" calcext:value-type="float">
            <text:p>684036</text:p>
          </table:table-cell>
          <table:table-cell office:value-type="float" office:value="679632" calcext:value-type="float">
            <text:p>679632</text:p>
          </table:table-cell>
          <table:table-cell office:value-type="float" office:value="689851" calcext:value-type="float">
            <text:p>689851</text:p>
          </table:table-cell>
          <table:table-cell office:value-type="float" office:value="685067" calcext:value-type="float">
            <text:p>685067</text:p>
          </table:table-cell>
          <table:table-cell office:value-type="float" office:value="702812" calcext:value-type="float">
            <text:p>702812</text:p>
          </table:table-cell>
          <table:table-cell office:value-type="float" office:value="678806" calcext:value-type="float">
            <text:p>678806</text:p>
          </table:table-cell>
          <table:table-cell office:value-type="float" office:value="674659" calcext:value-type="float">
            <text:p>674659</text:p>
          </table:table-cell>
          <table:table-cell office:value-type="float" office:value="685173" calcext:value-type="float">
            <text:p>685173</text:p>
          </table:table-cell>
          <table:table-cell office:value-type="float" office:value="702589" calcext:value-type="float">
            <text:p>702589</text:p>
          </table:table-cell>
          <table:table-cell office:value-type="float" office:value="724025" calcext:value-type="float">
            <text:p>724025</text:p>
          </table:table-cell>
          <table:table-cell office:value-type="float" office:value="695286" calcext:value-type="float">
            <text:p>695286</text:p>
          </table:table-cell>
          <table:table-cell office:value-type="float" office:value="662265" calcext:value-type="float">
            <text:p>662265</text:p>
          </table:table-cell>
          <table:table-cell office:value-type="float" office:value="675609" calcext:value-type="float">
            <text:p>675609</text:p>
          </table:table-cell>
          <table:table-cell office:value-type="float" office:value="680623" calcext:value-type="float">
            <text:p>680623</text:p>
          </table:table-cell>
          <table:table-cell office:value-type="float" office:value="686066" calcext:value-type="float">
            <text:p>686066</text:p>
          </table:table-cell>
          <table:table-cell office:value-type="float" office:value="678873" calcext:value-type="float">
            <text:p>678873</text:p>
          </table:table-cell>
          <table:table-cell office:value-type="float" office:value="705373" calcext:value-type="float">
            <text:p>705373</text:p>
          </table:table-cell>
          <table:table-cell office:value-type="float" office:value="702412" calcext:value-type="float">
            <text:p>702412</text:p>
          </table:table-cell>
          <table:table-cell office:value-type="float" office:value="687338" calcext:value-type="float">
            <text:p>687338</text:p>
          </table:table-cell>
          <table:table-cell office:value-type="float" office:value="678799" calcext:value-type="float">
            <text:p>678799</text:p>
          </table:table-cell>
          <table:table-cell office:value-type="float" office:value="690666" calcext:value-type="float">
            <text:p>690666</text:p>
          </table:table-cell>
          <table:table-cell office:value-type="float" office:value="685010" calcext:value-type="float">
            <text:p>685010</text:p>
          </table:table-cell>
          <table:table-cell office:value-type="float" office:value="686726" calcext:value-type="float">
            <text:p>686726</text:p>
          </table:table-cell>
          <table:table-cell office:value-type="float" office:value="675930" calcext:value-type="float">
            <text:p>675930</text:p>
          </table:table-cell>
          <table:table-cell office:value-type="float" office:value="20573800" calcext:value-type="float">
            <text:p>20573800</text:p>
          </table:table-cell>
          <table:table-cell office:value-type="string" calcext:value-type="string">
            <text:p>OK</text:p>
          </table:table-cell>
          <table:table-cell office:value-type="float" office:value="401207103" calcext:value-type="float">
            <text:p>401207103</text:p>
          </table:table-cell>
          <table:table-cell office:value-type="float" office:value="401167104" calcext:value-type="float">
            <text:p>401167104</text:p>
          </table:table-cell>
          <table:table-cell table:number-columns-repeated="2" office:value-type="float" office:value="802334208" calcext:value-type="float">
            <text:p>802334208</text:p>
          </table:table-cell>
        </table:table-row>
        <table:table-row table:style-name="ro1">
          <table:table-cell table:formula="of:=MAX([.N52:.AQ52])" office:value-type="float" office:value="700884" calcext:value-type="float">
            <text:p>700884</text:p>
          </table:table-cell>
          <table:table-cell table:formula="of:=MIN([.N52:.AQ52])" office:value-type="float" office:value="669485" calcext:value-type="float">
            <text:p>669485</text:p>
          </table:table-cell>
          <table:table-cell table:formula="of:=ABS([.A52]-[.B52])" office:value-type="float" office:value="31399" calcext:value-type="float">
            <text:p>31399</text:p>
          </table:table-cell>
          <table:table-cell table:formula="of:=[.K52]" office:value-type="float" office:value="669485" calcext:value-type="float">
            <text:p>66948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1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69485" calcext:value-type="float">
            <text:p>669485</text:p>
          </table:table-cell>
          <table:table-cell office:value-type="float" office:value="686850" calcext:value-type="float">
            <text:p>686850</text:p>
          </table:table-cell>
          <table:table-cell office:value-type="float" office:value="669485" calcext:value-type="float">
            <text:p>669485</text:p>
          </table:table-cell>
          <table:table-cell office:value-type="float" office:value="677891" calcext:value-type="float">
            <text:p>677891</text:p>
          </table:table-cell>
          <table:table-cell office:value-type="float" office:value="686909" calcext:value-type="float">
            <text:p>686909</text:p>
          </table:table-cell>
          <table:table-cell office:value-type="float" office:value="683888" calcext:value-type="float">
            <text:p>683888</text:p>
          </table:table-cell>
          <table:table-cell office:value-type="float" office:value="679275" calcext:value-type="float">
            <text:p>679275</text:p>
          </table:table-cell>
          <table:table-cell office:value-type="float" office:value="679914" calcext:value-type="float">
            <text:p>679914</text:p>
          </table:table-cell>
          <table:table-cell office:value-type="float" office:value="685156" calcext:value-type="float">
            <text:p>685156</text:p>
          </table:table-cell>
          <table:table-cell office:value-type="float" office:value="683274" calcext:value-type="float">
            <text:p>683274</text:p>
          </table:table-cell>
          <table:table-cell office:value-type="float" office:value="685731" calcext:value-type="float">
            <text:p>685731</text:p>
          </table:table-cell>
          <table:table-cell office:value-type="float" office:value="692003" calcext:value-type="float">
            <text:p>692003</text:p>
          </table:table-cell>
          <table:table-cell office:value-type="float" office:value="684639" calcext:value-type="float">
            <text:p>684639</text:p>
          </table:table-cell>
          <table:table-cell office:value-type="float" office:value="700536" calcext:value-type="float">
            <text:p>700536</text:p>
          </table:table-cell>
          <table:table-cell office:value-type="float" office:value="692143" calcext:value-type="float">
            <text:p>692143</text:p>
          </table:table-cell>
          <table:table-cell office:value-type="float" office:value="688650" calcext:value-type="float">
            <text:p>688650</text:p>
          </table:table-cell>
          <table:table-cell office:value-type="float" office:value="694146" calcext:value-type="float">
            <text:p>694146</text:p>
          </table:table-cell>
          <table:table-cell office:value-type="float" office:value="689985" calcext:value-type="float">
            <text:p>689985</text:p>
          </table:table-cell>
          <table:table-cell office:value-type="float" office:value="686698" calcext:value-type="float">
            <text:p>686698</text:p>
          </table:table-cell>
          <table:table-cell office:value-type="float" office:value="691719" calcext:value-type="float">
            <text:p>691719</text:p>
          </table:table-cell>
          <table:table-cell office:value-type="float" office:value="687137" calcext:value-type="float">
            <text:p>687137</text:p>
          </table:table-cell>
          <table:table-cell office:value-type="float" office:value="688261" calcext:value-type="float">
            <text:p>688261</text:p>
          </table:table-cell>
          <table:table-cell office:value-type="float" office:value="684867" calcext:value-type="float">
            <text:p>684867</text:p>
          </table:table-cell>
          <table:table-cell office:value-type="float" office:value="679022" calcext:value-type="float">
            <text:p>679022</text:p>
          </table:table-cell>
          <table:table-cell office:value-type="float" office:value="682091" calcext:value-type="float">
            <text:p>682091</text:p>
          </table:table-cell>
          <table:table-cell office:value-type="float" office:value="682457" calcext:value-type="float">
            <text:p>682457</text:p>
          </table:table-cell>
          <table:table-cell office:value-type="float" office:value="694020" calcext:value-type="float">
            <text:p>694020</text:p>
          </table:table-cell>
          <table:table-cell office:value-type="float" office:value="688761" calcext:value-type="float">
            <text:p>688761</text:p>
          </table:table-cell>
          <table:table-cell office:value-type="float" office:value="691966" calcext:value-type="float">
            <text:p>691966</text:p>
          </table:table-cell>
          <table:table-cell office:value-type="float" office:value="689517" calcext:value-type="float">
            <text:p>689517</text:p>
          </table:table-cell>
          <table:table-cell office:value-type="float" office:value="700884" calcext:value-type="float">
            <text:p>700884</text:p>
          </table:table-cell>
          <table:table-cell office:value-type="float" office:value="684503" calcext:value-type="float">
            <text:p>684503</text:p>
          </table:table-cell>
          <table:table-cell office:value-type="float" office:value="20605528" calcext:value-type="float">
            <text:p>20605528</text:p>
          </table:table-cell>
          <table:table-cell office:value-type="string" calcext:value-type="string">
            <text:p>OK</text:p>
          </table:table-cell>
          <table:table-cell office:value-type="float" office:value="400663216" calcext:value-type="float">
            <text:p>400663216</text:p>
          </table:table-cell>
          <table:table-cell office:value-type="float" office:value="400623217" calcext:value-type="float">
            <text:p>400623217</text:p>
          </table:table-cell>
          <table:table-cell table:number-columns-repeated="2" office:value-type="float" office:value="801246434" calcext:value-type="float">
            <text:p>801246434</text:p>
          </table:table-cell>
        </table:table-row>
        <table:table-row table:style-name="ro1">
          <table:table-cell table:formula="of:=MAX([.N53:.AQ53])" office:value-type="float" office:value="718622" calcext:value-type="float">
            <text:p>718622</text:p>
          </table:table-cell>
          <table:table-cell table:formula="of:=MIN([.N53:.AQ53])" office:value-type="float" office:value="652589" calcext:value-type="float">
            <text:p>652589</text:p>
          </table:table-cell>
          <table:table-cell table:formula="of:=ABS([.A53]-[.B53])" office:value-type="float" office:value="66033" calcext:value-type="float">
            <text:p>66033</text:p>
          </table:table-cell>
          <table:table-cell table:formula="of:=[.K53]" office:value-type="float" office:value="660588" calcext:value-type="float">
            <text:p>66058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2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0588" calcext:value-type="float">
            <text:p>660588</text:p>
          </table:table-cell>
          <table:table-cell office:value-type="float" office:value="652589" calcext:value-type="float">
            <text:p>652589</text:p>
          </table:table-cell>
          <table:table-cell office:value-type="float" office:value="671970" calcext:value-type="float">
            <text:p>671970</text:p>
          </table:table-cell>
          <table:table-cell office:value-type="float" office:value="660588" calcext:value-type="float">
            <text:p>660588</text:p>
          </table:table-cell>
          <table:table-cell office:value-type="float" office:value="689068" calcext:value-type="float">
            <text:p>689068</text:p>
          </table:table-cell>
          <table:table-cell office:value-type="float" office:value="679899" calcext:value-type="float">
            <text:p>679899</text:p>
          </table:table-cell>
          <table:table-cell office:value-type="float" office:value="675575" calcext:value-type="float">
            <text:p>675575</text:p>
          </table:table-cell>
          <table:table-cell office:value-type="float" office:value="659105" calcext:value-type="float">
            <text:p>659105</text:p>
          </table:table-cell>
          <table:table-cell office:value-type="float" office:value="686832" calcext:value-type="float">
            <text:p>686832</text:p>
          </table:table-cell>
          <table:table-cell office:value-type="float" office:value="675400" calcext:value-type="float">
            <text:p>675400</text:p>
          </table:table-cell>
          <table:table-cell office:value-type="float" office:value="684747" calcext:value-type="float">
            <text:p>684747</text:p>
          </table:table-cell>
          <table:table-cell office:value-type="float" office:value="679693" calcext:value-type="float">
            <text:p>679693</text:p>
          </table:table-cell>
          <table:table-cell office:value-type="float" office:value="706374" calcext:value-type="float">
            <text:p>706374</text:p>
          </table:table-cell>
          <table:table-cell office:value-type="float" office:value="693904" calcext:value-type="float">
            <text:p>693904</text:p>
          </table:table-cell>
          <table:table-cell office:value-type="float" office:value="718622" calcext:value-type="float">
            <text:p>718622</text:p>
          </table:table-cell>
          <table:table-cell office:value-type="float" office:value="670749" calcext:value-type="float">
            <text:p>670749</text:p>
          </table:table-cell>
          <table:table-cell office:value-type="float" office:value="695509" calcext:value-type="float">
            <text:p>695509</text:p>
          </table:table-cell>
          <table:table-cell office:value-type="float" office:value="661900" calcext:value-type="float">
            <text:p>661900</text:p>
          </table:table-cell>
          <table:table-cell office:value-type="float" office:value="661218" calcext:value-type="float">
            <text:p>661218</text:p>
          </table:table-cell>
          <table:table-cell office:value-type="float" office:value="657315" calcext:value-type="float">
            <text:p>657315</text:p>
          </table:table-cell>
          <table:table-cell office:value-type="float" office:value="652589" calcext:value-type="float">
            <text:p>652589</text:p>
          </table:table-cell>
          <table:table-cell office:value-type="float" office:value="666805" calcext:value-type="float">
            <text:p>666805</text:p>
          </table:table-cell>
          <table:table-cell office:value-type="float" office:value="667263" calcext:value-type="float">
            <text:p>667263</text:p>
          </table:table-cell>
          <table:table-cell office:value-type="float" office:value="658930" calcext:value-type="float">
            <text:p>658930</text:p>
          </table:table-cell>
          <table:table-cell office:value-type="float" office:value="657693" calcext:value-type="float">
            <text:p>657693</text:p>
          </table:table-cell>
          <table:table-cell office:value-type="float" office:value="657930" calcext:value-type="float">
            <text:p>657930</text:p>
          </table:table-cell>
          <table:table-cell office:value-type="float" office:value="669627" calcext:value-type="float">
            <text:p>669627</text:p>
          </table:table-cell>
          <table:table-cell office:value-type="float" office:value="655126" calcext:value-type="float">
            <text:p>655126</text:p>
          </table:table-cell>
          <table:table-cell office:value-type="float" office:value="659258" calcext:value-type="float">
            <text:p>659258</text:p>
          </table:table-cell>
          <table:table-cell office:value-type="float" office:value="653697" calcext:value-type="float">
            <text:p>653697</text:p>
          </table:table-cell>
          <table:table-cell office:value-type="float" office:value="656513" calcext:value-type="float">
            <text:p>656513</text:p>
          </table:table-cell>
          <table:table-cell office:value-type="float" office:value="661383" calcext:value-type="float">
            <text:p>661383</text:p>
          </table:table-cell>
          <table:table-cell office:value-type="float" office:value="685788" calcext:value-type="float">
            <text:p>685788</text:p>
          </table:table-cell>
          <table:table-cell office:value-type="float" office:value="20159100" calcext:value-type="float">
            <text:p>20159100</text:p>
          </table:table-cell>
          <table:table-cell office:value-type="string" calcext:value-type="string">
            <text:p>OK</text:p>
          </table:table-cell>
          <table:table-cell office:value-type="float" office:value="400845055" calcext:value-type="float">
            <text:p>400845055</text:p>
          </table:table-cell>
          <table:table-cell office:value-type="float" office:value="400805056" calcext:value-type="float">
            <text:p>400805056</text:p>
          </table:table-cell>
          <table:table-cell table:number-columns-repeated="2" office:value-type="float" office:value="801610112" calcext:value-type="float">
            <text:p>801610112</text:p>
          </table:table-cell>
        </table:table-row>
        <table:table-row table:style-name="ro1">
          <table:table-cell table:formula="of:=MAX([.N54:.AQ54])" office:value-type="float" office:value="711668" calcext:value-type="float">
            <text:p>711668</text:p>
          </table:table-cell>
          <table:table-cell table:formula="of:=MIN([.N54:.AQ54])" office:value-type="float" office:value="653788" calcext:value-type="float">
            <text:p>653788</text:p>
          </table:table-cell>
          <table:table-cell table:formula="of:=ABS([.A54]-[.B54])" office:value-type="float" office:value="57880" calcext:value-type="float">
            <text:p>57880</text:p>
          </table:table-cell>
          <table:table-cell table:formula="of:=[.K54]" office:value-type="float" office:value="663813" calcext:value-type="float">
            <text:p>6638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3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3813" calcext:value-type="float">
            <text:p>663813</text:p>
          </table:table-cell>
          <table:table-cell office:value-type="float" office:value="653788" calcext:value-type="float">
            <text:p>653788</text:p>
          </table:table-cell>
          <table:table-cell office:value-type="float" office:value="683416" calcext:value-type="float">
            <text:p>683416</text:p>
          </table:table-cell>
          <table:table-cell office:value-type="float" office:value="663813" calcext:value-type="float">
            <text:p>663813</text:p>
          </table:table-cell>
          <table:table-cell office:value-type="float" office:value="659963" calcext:value-type="float">
            <text:p>659963</text:p>
          </table:table-cell>
          <table:table-cell office:value-type="float" office:value="693832" calcext:value-type="float">
            <text:p>693832</text:p>
          </table:table-cell>
          <table:table-cell office:value-type="float" office:value="679697" calcext:value-type="float">
            <text:p>679697</text:p>
          </table:table-cell>
          <table:table-cell office:value-type="float" office:value="703636" calcext:value-type="float">
            <text:p>703636</text:p>
          </table:table-cell>
          <table:table-cell office:value-type="float" office:value="696074" calcext:value-type="float">
            <text:p>696074</text:p>
          </table:table-cell>
          <table:table-cell office:value-type="float" office:value="691856" calcext:value-type="float">
            <text:p>691856</text:p>
          </table:table-cell>
          <table:table-cell office:value-type="float" office:value="675139" calcext:value-type="float">
            <text:p>675139</text:p>
          </table:table-cell>
          <table:table-cell office:value-type="float" office:value="653788" calcext:value-type="float">
            <text:p>653788</text:p>
          </table:table-cell>
          <table:table-cell office:value-type="float" office:value="655917" calcext:value-type="float">
            <text:p>655917</text:p>
          </table:table-cell>
          <table:table-cell office:value-type="float" office:value="680654" calcext:value-type="float">
            <text:p>680654</text:p>
          </table:table-cell>
          <table:table-cell office:value-type="float" office:value="711255" calcext:value-type="float">
            <text:p>711255</text:p>
          </table:table-cell>
          <table:table-cell office:value-type="float" office:value="683740" calcext:value-type="float">
            <text:p>683740</text:p>
          </table:table-cell>
          <table:table-cell office:value-type="float" office:value="682739" calcext:value-type="float">
            <text:p>682739</text:p>
          </table:table-cell>
          <table:table-cell office:value-type="float" office:value="687187" calcext:value-type="float">
            <text:p>687187</text:p>
          </table:table-cell>
          <table:table-cell office:value-type="float" office:value="711668" calcext:value-type="float">
            <text:p>711668</text:p>
          </table:table-cell>
          <table:table-cell office:value-type="float" office:value="689480" calcext:value-type="float">
            <text:p>689480</text:p>
          </table:table-cell>
          <table:table-cell office:value-type="float" office:value="680800" calcext:value-type="float">
            <text:p>680800</text:p>
          </table:table-cell>
          <table:table-cell office:value-type="float" office:value="673626" calcext:value-type="float">
            <text:p>673626</text:p>
          </table:table-cell>
          <table:table-cell office:value-type="float" office:value="697839" calcext:value-type="float">
            <text:p>697839</text:p>
          </table:table-cell>
          <table:table-cell office:value-type="float" office:value="689968" calcext:value-type="float">
            <text:p>689968</text:p>
          </table:table-cell>
          <table:table-cell office:value-type="float" office:value="709572" calcext:value-type="float">
            <text:p>709572</text:p>
          </table:table-cell>
          <table:table-cell office:value-type="float" office:value="690688" calcext:value-type="float">
            <text:p>690688</text:p>
          </table:table-cell>
          <table:table-cell office:value-type="float" office:value="691907" calcext:value-type="float">
            <text:p>691907</text:p>
          </table:table-cell>
          <table:table-cell office:value-type="float" office:value="669820" calcext:value-type="float">
            <text:p>669820</text:p>
          </table:table-cell>
          <table:table-cell office:value-type="float" office:value="682677" calcext:value-type="float">
            <text:p>682677</text:p>
          </table:table-cell>
          <table:table-cell office:value-type="float" office:value="706950" calcext:value-type="float">
            <text:p>706950</text:p>
          </table:table-cell>
          <table:table-cell office:value-type="float" office:value="676878" calcext:value-type="float">
            <text:p>676878</text:p>
          </table:table-cell>
          <table:table-cell office:value-type="float" office:value="655001" calcext:value-type="float">
            <text:p>655001</text:p>
          </table:table-cell>
          <table:table-cell office:value-type="float" office:value="656344" calcext:value-type="float">
            <text:p>656344</text:p>
          </table:table-cell>
          <table:table-cell office:value-type="float" office:value="20502508" calcext:value-type="float">
            <text:p>20502508</text:p>
          </table:table-cell>
          <table:table-cell office:value-type="string" calcext:value-type="string">
            <text:p>OK</text:p>
          </table:table-cell>
          <table:table-cell office:value-type="float" office:value="398568066" calcext:value-type="float">
            <text:p>398568066</text:p>
          </table:table-cell>
          <table:table-cell office:value-type="float" office:value="398528067" calcext:value-type="float">
            <text:p>398528067</text:p>
          </table:table-cell>
          <table:table-cell table:number-columns-repeated="2" office:value-type="float" office:value="797056134" calcext:value-type="float">
            <text:p>797056134</text:p>
          </table:table-cell>
        </table:table-row>
        <table:table-row table:style-name="ro1">
          <table:table-cell table:formula="of:=MAX([.N55:.AQ55])" office:value-type="float" office:value="712663" calcext:value-type="float">
            <text:p>712663</text:p>
          </table:table-cell>
          <table:table-cell table:formula="of:=MIN([.N55:.AQ55])" office:value-type="float" office:value="645174" calcext:value-type="float">
            <text:p>645174</text:p>
          </table:table-cell>
          <table:table-cell table:formula="of:=ABS([.A55]-[.B55])" office:value-type="float" office:value="67489" calcext:value-type="float">
            <text:p>67489</text:p>
          </table:table-cell>
          <table:table-cell table:formula="of:=[.K55]" office:value-type="float" office:value="645174" calcext:value-type="float">
            <text:p>6451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4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45174" calcext:value-type="float">
            <text:p>645174</text:p>
          </table:table-cell>
          <table:table-cell office:value-type="float" office:value="684431" calcext:value-type="float">
            <text:p>684431</text:p>
          </table:table-cell>
          <table:table-cell office:value-type="float" office:value="645174" calcext:value-type="float">
            <text:p>645174</text:p>
          </table:table-cell>
          <table:table-cell office:value-type="float" office:value="655621" calcext:value-type="float">
            <text:p>655621</text:p>
          </table:table-cell>
          <table:table-cell office:value-type="float" office:value="687722" calcext:value-type="float">
            <text:p>687722</text:p>
          </table:table-cell>
          <table:table-cell office:value-type="float" office:value="709495" calcext:value-type="float">
            <text:p>709495</text:p>
          </table:table-cell>
          <table:table-cell office:value-type="float" office:value="684769" calcext:value-type="float">
            <text:p>684769</text:p>
          </table:table-cell>
          <table:table-cell office:value-type="float" office:value="677001" calcext:value-type="float">
            <text:p>677001</text:p>
          </table:table-cell>
          <table:table-cell office:value-type="float" office:value="682209" calcext:value-type="float">
            <text:p>682209</text:p>
          </table:table-cell>
          <table:table-cell office:value-type="float" office:value="693212" calcext:value-type="float">
            <text:p>693212</text:p>
          </table:table-cell>
          <table:table-cell office:value-type="float" office:value="672958" calcext:value-type="float">
            <text:p>672958</text:p>
          </table:table-cell>
          <table:table-cell office:value-type="float" office:value="677849" calcext:value-type="float">
            <text:p>677849</text:p>
          </table:table-cell>
          <table:table-cell office:value-type="float" office:value="682312" calcext:value-type="float">
            <text:p>682312</text:p>
          </table:table-cell>
          <table:table-cell office:value-type="float" office:value="673039" calcext:value-type="float">
            <text:p>673039</text:p>
          </table:table-cell>
          <table:table-cell office:value-type="float" office:value="688053" calcext:value-type="float">
            <text:p>688053</text:p>
          </table:table-cell>
          <table:table-cell office:value-type="float" office:value="693140" calcext:value-type="float">
            <text:p>693140</text:p>
          </table:table-cell>
          <table:table-cell office:value-type="float" office:value="681837" calcext:value-type="float">
            <text:p>681837</text:p>
          </table:table-cell>
          <table:table-cell office:value-type="float" office:value="678486" calcext:value-type="float">
            <text:p>678486</text:p>
          </table:table-cell>
          <table:table-cell office:value-type="float" office:value="691787" calcext:value-type="float">
            <text:p>691787</text:p>
          </table:table-cell>
          <table:table-cell office:value-type="float" office:value="682836" calcext:value-type="float">
            <text:p>682836</text:p>
          </table:table-cell>
          <table:table-cell office:value-type="float" office:value="679337" calcext:value-type="float">
            <text:p>679337</text:p>
          </table:table-cell>
          <table:table-cell office:value-type="float" office:value="690057" calcext:value-type="float">
            <text:p>690057</text:p>
          </table:table-cell>
          <table:table-cell office:value-type="float" office:value="679473" calcext:value-type="float">
            <text:p>679473</text:p>
          </table:table-cell>
          <table:table-cell office:value-type="float" office:value="685385" calcext:value-type="float">
            <text:p>685385</text:p>
          </table:table-cell>
          <table:table-cell office:value-type="float" office:value="690148" calcext:value-type="float">
            <text:p>690148</text:p>
          </table:table-cell>
          <table:table-cell office:value-type="float" office:value="700083" calcext:value-type="float">
            <text:p>700083</text:p>
          </table:table-cell>
          <table:table-cell office:value-type="float" office:value="712663" calcext:value-type="float">
            <text:p>712663</text:p>
          </table:table-cell>
          <table:table-cell office:value-type="float" office:value="685998" calcext:value-type="float">
            <text:p>685998</text:p>
          </table:table-cell>
          <table:table-cell office:value-type="float" office:value="676284" calcext:value-type="float">
            <text:p>676284</text:p>
          </table:table-cell>
          <table:table-cell office:value-type="float" office:value="697620" calcext:value-type="float">
            <text:p>697620</text:p>
          </table:table-cell>
          <table:table-cell office:value-type="float" office:value="698751" calcext:value-type="float">
            <text:p>698751</text:p>
          </table:table-cell>
          <table:table-cell office:value-type="float" office:value="679647" calcext:value-type="float">
            <text:p>679647</text:p>
          </table:table-cell>
          <table:table-cell office:value-type="float" office:value="20532946" calcext:value-type="float">
            <text:p>20532946</text:p>
          </table:table-cell>
          <table:table-cell office:value-type="string" calcext:value-type="string">
            <text:p>OK</text:p>
          </table:table-cell>
          <table:table-cell office:value-type="float" office:value="399232494" calcext:value-type="float">
            <text:p>399232494</text:p>
          </table:table-cell>
          <table:table-cell office:value-type="float" office:value="399192495" calcext:value-type="float">
            <text:p>399192495</text:p>
          </table:table-cell>
          <table:table-cell table:number-columns-repeated="2" office:value-type="float" office:value="798384990" calcext:value-type="float">
            <text:p>798384990</text:p>
          </table:table-cell>
        </table:table-row>
        <table:table-row table:style-name="ro1">
          <table:table-cell table:formula="of:=MAX([.N56:.AQ56])" office:value-type="float" office:value="705588" calcext:value-type="float">
            <text:p>705588</text:p>
          </table:table-cell>
          <table:table-cell table:formula="of:=MIN([.N56:.AQ56])" office:value-type="float" office:value="667708" calcext:value-type="float">
            <text:p>667708</text:p>
          </table:table-cell>
          <table:table-cell table:formula="of:=ABS([.A56]-[.B56])" office:value-type="float" office:value="37880" calcext:value-type="float">
            <text:p>37880</text:p>
          </table:table-cell>
          <table:table-cell table:formula="of:=[.K56]" office:value-type="float" office:value="678825" calcext:value-type="float">
            <text:p>67882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5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78825" calcext:value-type="float">
            <text:p>678825</text:p>
          </table:table-cell>
          <table:table-cell office:value-type="float" office:value="667708" calcext:value-type="float">
            <text:p>667708</text:p>
          </table:table-cell>
          <table:table-cell office:value-type="float" office:value="685249" calcext:value-type="float">
            <text:p>685249</text:p>
          </table:table-cell>
          <table:table-cell office:value-type="float" office:value="678825" calcext:value-type="float">
            <text:p>678825</text:p>
          </table:table-cell>
          <table:table-cell office:value-type="float" office:value="695470" calcext:value-type="float">
            <text:p>695470</text:p>
          </table:table-cell>
          <table:table-cell office:value-type="float" office:value="685759" calcext:value-type="float">
            <text:p>685759</text:p>
          </table:table-cell>
          <table:table-cell office:value-type="float" office:value="672330" calcext:value-type="float">
            <text:p>672330</text:p>
          </table:table-cell>
          <table:table-cell office:value-type="float" office:value="688313" calcext:value-type="float">
            <text:p>688313</text:p>
          </table:table-cell>
          <table:table-cell office:value-type="float" office:value="687289" calcext:value-type="float">
            <text:p>687289</text:p>
          </table:table-cell>
          <table:table-cell office:value-type="float" office:value="691766" calcext:value-type="float">
            <text:p>691766</text:p>
          </table:table-cell>
          <table:table-cell office:value-type="float" office:value="695747" calcext:value-type="float">
            <text:p>695747</text:p>
          </table:table-cell>
          <table:table-cell office:value-type="float" office:value="697704" calcext:value-type="float">
            <text:p>697704</text:p>
          </table:table-cell>
          <table:table-cell office:value-type="float" office:value="705344" calcext:value-type="float">
            <text:p>705344</text:p>
          </table:table-cell>
          <table:table-cell office:value-type="float" office:value="705588" calcext:value-type="float">
            <text:p>705588</text:p>
          </table:table-cell>
          <table:table-cell office:value-type="float" office:value="699826" calcext:value-type="float">
            <text:p>699826</text:p>
          </table:table-cell>
          <table:table-cell office:value-type="float" office:value="682422" calcext:value-type="float">
            <text:p>682422</text:p>
          </table:table-cell>
          <table:table-cell office:value-type="float" office:value="681981" calcext:value-type="float">
            <text:p>681981</text:p>
          </table:table-cell>
          <table:table-cell office:value-type="float" office:value="677685" calcext:value-type="float">
            <text:p>677685</text:p>
          </table:table-cell>
          <table:table-cell office:value-type="float" office:value="691720" calcext:value-type="float">
            <text:p>691720</text:p>
          </table:table-cell>
          <table:table-cell office:value-type="float" office:value="693326" calcext:value-type="float">
            <text:p>693326</text:p>
          </table:table-cell>
          <table:table-cell office:value-type="float" office:value="685061" calcext:value-type="float">
            <text:p>685061</text:p>
          </table:table-cell>
          <table:table-cell office:value-type="float" office:value="679779" calcext:value-type="float">
            <text:p>679779</text:p>
          </table:table-cell>
          <table:table-cell office:value-type="float" office:value="669160" calcext:value-type="float">
            <text:p>669160</text:p>
          </table:table-cell>
          <table:table-cell office:value-type="float" office:value="679521" calcext:value-type="float">
            <text:p>679521</text:p>
          </table:table-cell>
          <table:table-cell office:value-type="float" office:value="675417" calcext:value-type="float">
            <text:p>675417</text:p>
          </table:table-cell>
          <table:table-cell office:value-type="float" office:value="667708" calcext:value-type="float">
            <text:p>667708</text:p>
          </table:table-cell>
          <table:table-cell office:value-type="float" office:value="677688" calcext:value-type="float">
            <text:p>677688</text:p>
          </table:table-cell>
          <table:table-cell office:value-type="float" office:value="679102" calcext:value-type="float">
            <text:p>679102</text:p>
          </table:table-cell>
          <table:table-cell office:value-type="float" office:value="682673" calcext:value-type="float">
            <text:p>682673</text:p>
          </table:table-cell>
          <table:table-cell office:value-type="float" office:value="680727" calcext:value-type="float">
            <text:p>680727</text:p>
          </table:table-cell>
          <table:table-cell office:value-type="float" office:value="682627" calcext:value-type="float">
            <text:p>682627</text:p>
          </table:table-cell>
          <table:table-cell office:value-type="float" office:value="683892" calcext:value-type="float">
            <text:p>683892</text:p>
          </table:table-cell>
          <table:table-cell office:value-type="float" office:value="683047" calcext:value-type="float">
            <text:p>683047</text:p>
          </table:table-cell>
          <table:table-cell office:value-type="float" office:value="20557497" calcext:value-type="float">
            <text:p>20557497</text:p>
          </table:table-cell>
          <table:table-cell office:value-type="string" calcext:value-type="string">
            <text:p>OK</text:p>
          </table:table-cell>
          <table:table-cell office:value-type="float" office:value="398969084" calcext:value-type="float">
            <text:p>398969084</text:p>
          </table:table-cell>
          <table:table-cell office:value-type="float" office:value="398929085" calcext:value-type="float">
            <text:p>398929085</text:p>
          </table:table-cell>
          <table:table-cell table:number-columns-repeated="2" office:value-type="float" office:value="797858170" calcext:value-type="float">
            <text:p>797858170</text:p>
          </table:table-cell>
        </table:table-row>
        <table:table-row table:style-name="ro1">
          <table:table-cell table:formula="of:=MAX([.N57:.AQ57])" office:value-type="float" office:value="705632" calcext:value-type="float">
            <text:p>705632</text:p>
          </table:table-cell>
          <table:table-cell table:formula="of:=MIN([.N57:.AQ57])" office:value-type="float" office:value="654664" calcext:value-type="float">
            <text:p>654664</text:p>
          </table:table-cell>
          <table:table-cell table:formula="of:=ABS([.A57]-[.B57])" office:value-type="float" office:value="50968" calcext:value-type="float">
            <text:p>50968</text:p>
          </table:table-cell>
          <table:table-cell table:formula="of:=[.K57]" office:value-type="float" office:value="665790" calcext:value-type="float">
            <text:p>66579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6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5790" calcext:value-type="float">
            <text:p>665790</text:p>
          </table:table-cell>
          <table:table-cell office:value-type="float" office:value="654664" calcext:value-type="float">
            <text:p>654664</text:p>
          </table:table-cell>
          <table:table-cell office:value-type="float" office:value="668703" calcext:value-type="float">
            <text:p>668703</text:p>
          </table:table-cell>
          <table:table-cell office:value-type="float" office:value="665790" calcext:value-type="float">
            <text:p>665790</text:p>
          </table:table-cell>
          <table:table-cell office:value-type="float" office:value="673314" calcext:value-type="float">
            <text:p>673314</text:p>
          </table:table-cell>
          <table:table-cell office:value-type="float" office:value="669022" calcext:value-type="float">
            <text:p>669022</text:p>
          </table:table-cell>
          <table:table-cell office:value-type="float" office:value="672280" calcext:value-type="float">
            <text:p>672280</text:p>
          </table:table-cell>
          <table:table-cell office:value-type="float" office:value="665818" calcext:value-type="float">
            <text:p>665818</text:p>
          </table:table-cell>
          <table:table-cell office:value-type="float" office:value="664205" calcext:value-type="float">
            <text:p>664205</text:p>
          </table:table-cell>
          <table:table-cell office:value-type="float" office:value="662407" calcext:value-type="float">
            <text:p>662407</text:p>
          </table:table-cell>
          <table:table-cell office:value-type="float" office:value="705632" calcext:value-type="float">
            <text:p>705632</text:p>
          </table:table-cell>
          <table:table-cell office:value-type="float" office:value="681618" calcext:value-type="float">
            <text:p>681618</text:p>
          </table:table-cell>
          <table:table-cell office:value-type="float" office:value="679403" calcext:value-type="float">
            <text:p>679403</text:p>
          </table:table-cell>
          <table:table-cell office:value-type="float" office:value="691910" calcext:value-type="float">
            <text:p>691910</text:p>
          </table:table-cell>
          <table:table-cell office:value-type="float" office:value="679748" calcext:value-type="float">
            <text:p>679748</text:p>
          </table:table-cell>
          <table:table-cell office:value-type="float" office:value="683707" calcext:value-type="float">
            <text:p>683707</text:p>
          </table:table-cell>
          <table:table-cell office:value-type="float" office:value="694835" calcext:value-type="float">
            <text:p>694835</text:p>
          </table:table-cell>
          <table:table-cell office:value-type="float" office:value="667506" calcext:value-type="float">
            <text:p>667506</text:p>
          </table:table-cell>
          <table:table-cell office:value-type="float" office:value="655391" calcext:value-type="float">
            <text:p>655391</text:p>
          </table:table-cell>
          <table:table-cell office:value-type="float" office:value="659226" calcext:value-type="float">
            <text:p>659226</text:p>
          </table:table-cell>
          <table:table-cell office:value-type="float" office:value="670443" calcext:value-type="float">
            <text:p>670443</text:p>
          </table:table-cell>
          <table:table-cell office:value-type="float" office:value="655632" calcext:value-type="float">
            <text:p>655632</text:p>
          </table:table-cell>
          <table:table-cell office:value-type="float" office:value="662610" calcext:value-type="float">
            <text:p>662610</text:p>
          </table:table-cell>
          <table:table-cell office:value-type="float" office:value="659398" calcext:value-type="float">
            <text:p>659398</text:p>
          </table:table-cell>
          <table:table-cell office:value-type="float" office:value="666744" calcext:value-type="float">
            <text:p>666744</text:p>
          </table:table-cell>
          <table:table-cell office:value-type="float" office:value="657879" calcext:value-type="float">
            <text:p>657879</text:p>
          </table:table-cell>
          <table:table-cell office:value-type="float" office:value="662985" calcext:value-type="float">
            <text:p>662985</text:p>
          </table:table-cell>
          <table:table-cell office:value-type="float" office:value="656006" calcext:value-type="float">
            <text:p>656006</text:p>
          </table:table-cell>
          <table:table-cell office:value-type="float" office:value="657334" calcext:value-type="float">
            <text:p>657334</text:p>
          </table:table-cell>
          <table:table-cell office:value-type="float" office:value="666516" calcext:value-type="float">
            <text:p>666516</text:p>
          </table:table-cell>
          <table:table-cell office:value-type="float" office:value="654664" calcext:value-type="float">
            <text:p>654664</text:p>
          </table:table-cell>
          <table:table-cell office:value-type="float" office:value="657069" calcext:value-type="float">
            <text:p>657069</text:p>
          </table:table-cell>
          <table:table-cell office:value-type="float" office:value="662002" calcext:value-type="float">
            <text:p>662002</text:p>
          </table:table-cell>
          <table:table-cell office:value-type="float" office:value="20061094" calcext:value-type="float">
            <text:p>20061094</text:p>
          </table:table-cell>
          <table:table-cell office:value-type="string" calcext:value-type="string">
            <text:p>OK</text:p>
          </table:table-cell>
          <table:table-cell office:value-type="float" office:value="399654380" calcext:value-type="float">
            <text:p>399654380</text:p>
          </table:table-cell>
          <table:table-cell office:value-type="float" office:value="399614381" calcext:value-type="float">
            <text:p>399614381</text:p>
          </table:table-cell>
          <table:table-cell table:number-columns-repeated="2" office:value-type="float" office:value="799228762" calcext:value-type="float">
            <text:p>799228762</text:p>
          </table:table-cell>
        </table:table-row>
        <table:table-row table:style-name="ro1">
          <table:table-cell table:formula="of:=MAX([.N58:.AQ58])" office:value-type="float" office:value="707878" calcext:value-type="float">
            <text:p>707878</text:p>
          </table:table-cell>
          <table:table-cell table:formula="of:=MIN([.N58:.AQ58])" office:value-type="float" office:value="659849" calcext:value-type="float">
            <text:p>659849</text:p>
          </table:table-cell>
          <table:table-cell table:formula="of:=ABS([.A58]-[.B58])" office:value-type="float" office:value="48029" calcext:value-type="float">
            <text:p>48029</text:p>
          </table:table-cell>
          <table:table-cell table:formula="of:=[.K58]" office:value-type="float" office:value="659849" calcext:value-type="float">
            <text:p>6598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7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59849" calcext:value-type="float">
            <text:p>659849</text:p>
          </table:table-cell>
          <table:table-cell office:value-type="float" office:value="686778" calcext:value-type="float">
            <text:p>686778</text:p>
          </table:table-cell>
          <table:table-cell office:value-type="float" office:value="659849" calcext:value-type="float">
            <text:p>659849</text:p>
          </table:table-cell>
          <table:table-cell office:value-type="float" office:value="690433" calcext:value-type="float">
            <text:p>690433</text:p>
          </table:table-cell>
          <table:table-cell office:value-type="float" office:value="697103" calcext:value-type="float">
            <text:p>697103</text:p>
          </table:table-cell>
          <table:table-cell office:value-type="float" office:value="703227" calcext:value-type="float">
            <text:p>703227</text:p>
          </table:table-cell>
          <table:table-cell office:value-type="float" office:value="698383" calcext:value-type="float">
            <text:p>698383</text:p>
          </table:table-cell>
          <table:table-cell office:value-type="float" office:value="705816" calcext:value-type="float">
            <text:p>705816</text:p>
          </table:table-cell>
          <table:table-cell office:value-type="float" office:value="680980" calcext:value-type="float">
            <text:p>680980</text:p>
          </table:table-cell>
          <table:table-cell office:value-type="float" office:value="698582" calcext:value-type="float">
            <text:p>698582</text:p>
          </table:table-cell>
          <table:table-cell office:value-type="float" office:value="685816" calcext:value-type="float">
            <text:p>685816</text:p>
          </table:table-cell>
          <table:table-cell office:value-type="float" office:value="674673" calcext:value-type="float">
            <text:p>674673</text:p>
          </table:table-cell>
          <table:table-cell office:value-type="float" office:value="707878" calcext:value-type="float">
            <text:p>707878</text:p>
          </table:table-cell>
          <table:table-cell office:value-type="float" office:value="684688" calcext:value-type="float">
            <text:p>684688</text:p>
          </table:table-cell>
          <table:table-cell office:value-type="float" office:value="687912" calcext:value-type="float">
            <text:p>687912</text:p>
          </table:table-cell>
          <table:table-cell office:value-type="float" office:value="692081" calcext:value-type="float">
            <text:p>692081</text:p>
          </table:table-cell>
          <table:table-cell office:value-type="float" office:value="681330" calcext:value-type="float">
            <text:p>681330</text:p>
          </table:table-cell>
          <table:table-cell office:value-type="float" office:value="685973" calcext:value-type="float">
            <text:p>685973</text:p>
          </table:table-cell>
          <table:table-cell office:value-type="float" office:value="697149" calcext:value-type="float">
            <text:p>697149</text:p>
          </table:table-cell>
          <table:table-cell office:value-type="float" office:value="688174" calcext:value-type="float">
            <text:p>688174</text:p>
          </table:table-cell>
          <table:table-cell office:value-type="float" office:value="685896" calcext:value-type="float">
            <text:p>685896</text:p>
          </table:table-cell>
          <table:table-cell office:value-type="float" office:value="679338" calcext:value-type="float">
            <text:p>679338</text:p>
          </table:table-cell>
          <table:table-cell office:value-type="float" office:value="675069" calcext:value-type="float">
            <text:p>675069</text:p>
          </table:table-cell>
          <table:table-cell office:value-type="float" office:value="707272" calcext:value-type="float">
            <text:p>707272</text:p>
          </table:table-cell>
          <table:table-cell office:value-type="float" office:value="681873" calcext:value-type="float">
            <text:p>681873</text:p>
          </table:table-cell>
          <table:table-cell office:value-type="float" office:value="685824" calcext:value-type="float">
            <text:p>685824</text:p>
          </table:table-cell>
          <table:table-cell office:value-type="float" office:value="680359" calcext:value-type="float">
            <text:p>680359</text:p>
          </table:table-cell>
          <table:table-cell office:value-type="float" office:value="681024" calcext:value-type="float">
            <text:p>681024</text:p>
          </table:table-cell>
          <table:table-cell office:value-type="float" office:value="673393" calcext:value-type="float">
            <text:p>673393</text:p>
          </table:table-cell>
          <table:table-cell office:value-type="float" office:value="671148" calcext:value-type="float">
            <text:p>671148</text:p>
          </table:table-cell>
          <table:table-cell office:value-type="float" office:value="676478" calcext:value-type="float">
            <text:p>676478</text:p>
          </table:table-cell>
          <table:table-cell office:value-type="float" office:value="685639" calcext:value-type="float">
            <text:p>685639</text:p>
          </table:table-cell>
          <table:table-cell office:value-type="float" office:value="20603360" calcext:value-type="float">
            <text:p>20603360</text:p>
          </table:table-cell>
          <table:table-cell office:value-type="string" calcext:value-type="string">
            <text:p>OK</text:p>
          </table:table-cell>
          <table:table-cell office:value-type="float" office:value="400967842" calcext:value-type="float">
            <text:p>400967842</text:p>
          </table:table-cell>
          <table:table-cell office:value-type="float" office:value="400927843" calcext:value-type="float">
            <text:p>400927843</text:p>
          </table:table-cell>
          <table:table-cell table:number-columns-repeated="2" office:value-type="float" office:value="801855686" calcext:value-type="float">
            <text:p>801855686</text:p>
          </table:table-cell>
        </table:table-row>
        <table:table-row table:style-name="ro1">
          <table:table-cell table:formula="of:=MAX([.N59:.AQ59])" office:value-type="float" office:value="695707" calcext:value-type="float">
            <text:p>695707</text:p>
          </table:table-cell>
          <table:table-cell table:formula="of:=MIN([.N59:.AQ59])" office:value-type="float" office:value="655349" calcext:value-type="float">
            <text:p>655349</text:p>
          </table:table-cell>
          <table:table-cell table:formula="of:=ABS([.A59]-[.B59])" office:value-type="float" office:value="40358" calcext:value-type="float">
            <text:p>40358</text:p>
          </table:table-cell>
          <table:table-cell table:formula="of:=[.K59]" office:value-type="float" office:value="688454" calcext:value-type="float">
            <text:p>6884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8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88454" calcext:value-type="float">
            <text:p>688454</text:p>
          </table:table-cell>
          <table:table-cell office:value-type="float" office:value="655349" calcext:value-type="float">
            <text:p>655349</text:p>
          </table:table-cell>
          <table:table-cell office:value-type="float" office:value="673127" calcext:value-type="float">
            <text:p>673127</text:p>
          </table:table-cell>
          <table:table-cell office:value-type="float" office:value="688454" calcext:value-type="float">
            <text:p>688454</text:p>
          </table:table-cell>
          <table:table-cell office:value-type="float" office:value="661298" calcext:value-type="float">
            <text:p>661298</text:p>
          </table:table-cell>
          <table:table-cell office:value-type="float" office:value="663094" calcext:value-type="float">
            <text:p>663094</text:p>
          </table:table-cell>
          <table:table-cell office:value-type="float" office:value="660853" calcext:value-type="float">
            <text:p>660853</text:p>
          </table:table-cell>
          <table:table-cell office:value-type="float" office:value="663232" calcext:value-type="float">
            <text:p>663232</text:p>
          </table:table-cell>
          <table:table-cell office:value-type="float" office:value="686318" calcext:value-type="float">
            <text:p>686318</text:p>
          </table:table-cell>
          <table:table-cell office:value-type="float" office:value="687922" calcext:value-type="float">
            <text:p>687922</text:p>
          </table:table-cell>
          <table:table-cell office:value-type="float" office:value="682666" calcext:value-type="float">
            <text:p>682666</text:p>
          </table:table-cell>
          <table:table-cell office:value-type="float" office:value="692747" calcext:value-type="float">
            <text:p>692747</text:p>
          </table:table-cell>
          <table:table-cell office:value-type="float" office:value="694190" calcext:value-type="float">
            <text:p>694190</text:p>
          </table:table-cell>
          <table:table-cell office:value-type="float" office:value="695707" calcext:value-type="float">
            <text:p>695707</text:p>
          </table:table-cell>
          <table:table-cell office:value-type="float" office:value="684375" calcext:value-type="float">
            <text:p>684375</text:p>
          </table:table-cell>
          <table:table-cell office:value-type="float" office:value="674753" calcext:value-type="float">
            <text:p>674753</text:p>
          </table:table-cell>
          <table:table-cell office:value-type="float" office:value="675914" calcext:value-type="float">
            <text:p>675914</text:p>
          </table:table-cell>
          <table:table-cell office:value-type="float" office:value="668803" calcext:value-type="float">
            <text:p>668803</text:p>
          </table:table-cell>
          <table:table-cell office:value-type="float" office:value="688548" calcext:value-type="float">
            <text:p>688548</text:p>
          </table:table-cell>
          <table:table-cell office:value-type="float" office:value="668459" calcext:value-type="float">
            <text:p>668459</text:p>
          </table:table-cell>
          <table:table-cell office:value-type="float" office:value="664097" calcext:value-type="float">
            <text:p>664097</text:p>
          </table:table-cell>
          <table:table-cell office:value-type="float" office:value="687472" calcext:value-type="float">
            <text:p>687472</text:p>
          </table:table-cell>
          <table:table-cell office:value-type="float" office:value="684860" calcext:value-type="float">
            <text:p>684860</text:p>
          </table:table-cell>
          <table:table-cell office:value-type="float" office:value="655349" calcext:value-type="float">
            <text:p>655349</text:p>
          </table:table-cell>
          <table:table-cell office:value-type="float" office:value="660382" calcext:value-type="float">
            <text:p>660382</text:p>
          </table:table-cell>
          <table:table-cell office:value-type="float" office:value="663641" calcext:value-type="float">
            <text:p>663641</text:p>
          </table:table-cell>
          <table:table-cell office:value-type="float" office:value="672783" calcext:value-type="float">
            <text:p>672783</text:p>
          </table:table-cell>
          <table:table-cell office:value-type="float" office:value="664547" calcext:value-type="float">
            <text:p>664547</text:p>
          </table:table-cell>
          <table:table-cell office:value-type="float" office:value="657473" calcext:value-type="float">
            <text:p>657473</text:p>
          </table:table-cell>
          <table:table-cell office:value-type="float" office:value="658575" calcext:value-type="float">
            <text:p>658575</text:p>
          </table:table-cell>
          <table:table-cell office:value-type="float" office:value="659215" calcext:value-type="float">
            <text:p>659215</text:p>
          </table:table-cell>
          <table:table-cell office:value-type="float" office:value="664359" calcext:value-type="float">
            <text:p>664359</text:p>
          </table:table-cell>
          <table:table-cell office:value-type="float" office:value="663745" calcext:value-type="float">
            <text:p>663745</text:p>
          </table:table-cell>
          <table:table-cell office:value-type="float" office:value="20193831" calcext:value-type="float">
            <text:p>20193831</text:p>
          </table:table-cell>
          <table:table-cell office:value-type="string" calcext:value-type="string">
            <text:p>OK</text:p>
          </table:table-cell>
          <table:table-cell office:value-type="float" office:value="402099724" calcext:value-type="float">
            <text:p>402099724</text:p>
          </table:table-cell>
          <table:table-cell office:value-type="float" office:value="402059725" calcext:value-type="float">
            <text:p>402059725</text:p>
          </table:table-cell>
          <table:table-cell table:number-columns-repeated="2" office:value-type="float" office:value="804119450" calcext:value-type="float">
            <text:p>804119450</text:p>
          </table:table-cell>
        </table:table-row>
        <table:table-row table:style-name="ro1">
          <table:table-cell table:formula="of:=MAX([.N60:.AQ60])" office:value-type="float" office:value="709963" calcext:value-type="float">
            <text:p>709963</text:p>
          </table:table-cell>
          <table:table-cell table:formula="of:=MIN([.N60:.AQ60])" office:value-type="float" office:value="645950" calcext:value-type="float">
            <text:p>645950</text:p>
          </table:table-cell>
          <table:table-cell table:formula="of:=ABS([.A60]-[.B60])" office:value-type="float" office:value="64013" calcext:value-type="float">
            <text:p>64013</text:p>
          </table:table-cell>
          <table:table-cell table:formula="of:=[.K60]" office:value-type="float" office:value="661385" calcext:value-type="float">
            <text:p>66138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9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1385" calcext:value-type="float">
            <text:p>661385</text:p>
          </table:table-cell>
          <table:table-cell office:value-type="float" office:value="645950" calcext:value-type="float">
            <text:p>645950</text:p>
          </table:table-cell>
          <table:table-cell office:value-type="float" office:value="665481" calcext:value-type="float">
            <text:p>665481</text:p>
          </table:table-cell>
          <table:table-cell office:value-type="float" office:value="661385" calcext:value-type="float">
            <text:p>661385</text:p>
          </table:table-cell>
          <table:table-cell office:value-type="float" office:value="687966" calcext:value-type="float">
            <text:p>687966</text:p>
          </table:table-cell>
          <table:table-cell office:value-type="float" office:value="693763" calcext:value-type="float">
            <text:p>693763</text:p>
          </table:table-cell>
          <table:table-cell office:value-type="float" office:value="661292" calcext:value-type="float">
            <text:p>661292</text:p>
          </table:table-cell>
          <table:table-cell office:value-type="float" office:value="709963" calcext:value-type="float">
            <text:p>709963</text:p>
          </table:table-cell>
          <table:table-cell office:value-type="float" office:value="680546" calcext:value-type="float">
            <text:p>680546</text:p>
          </table:table-cell>
          <table:table-cell office:value-type="float" office:value="654085" calcext:value-type="float">
            <text:p>654085</text:p>
          </table:table-cell>
          <table:table-cell office:value-type="float" office:value="657341" calcext:value-type="float">
            <text:p>657341</text:p>
          </table:table-cell>
          <table:table-cell office:value-type="float" office:value="656375" calcext:value-type="float">
            <text:p>656375</text:p>
          </table:table-cell>
          <table:table-cell office:value-type="float" office:value="661048" calcext:value-type="float">
            <text:p>661048</text:p>
          </table:table-cell>
          <table:table-cell office:value-type="float" office:value="657199" calcext:value-type="float">
            <text:p>657199</text:p>
          </table:table-cell>
          <table:table-cell office:value-type="float" office:value="663261" calcext:value-type="float">
            <text:p>663261</text:p>
          </table:table-cell>
          <table:table-cell office:value-type="float" office:value="659172" calcext:value-type="float">
            <text:p>659172</text:p>
          </table:table-cell>
          <table:table-cell office:value-type="float" office:value="648888" calcext:value-type="float">
            <text:p>648888</text:p>
          </table:table-cell>
          <table:table-cell office:value-type="float" office:value="663322" calcext:value-type="float">
            <text:p>663322</text:p>
          </table:table-cell>
          <table:table-cell office:value-type="float" office:value="677797" calcext:value-type="float">
            <text:p>677797</text:p>
          </table:table-cell>
          <table:table-cell office:value-type="float" office:value="665741" calcext:value-type="float">
            <text:p>665741</text:p>
          </table:table-cell>
          <table:table-cell office:value-type="float" office:value="668927" calcext:value-type="float">
            <text:p>668927</text:p>
          </table:table-cell>
          <table:table-cell office:value-type="float" office:value="684430" calcext:value-type="float">
            <text:p>684430</text:p>
          </table:table-cell>
          <table:table-cell office:value-type="float" office:value="661659" calcext:value-type="float">
            <text:p>661659</text:p>
          </table:table-cell>
          <table:table-cell office:value-type="float" office:value="646182" calcext:value-type="float">
            <text:p>646182</text:p>
          </table:table-cell>
          <table:table-cell office:value-type="float" office:value="645950" calcext:value-type="float">
            <text:p>645950</text:p>
          </table:table-cell>
          <table:table-cell office:value-type="float" office:value="662815" calcext:value-type="float">
            <text:p>662815</text:p>
          </table:table-cell>
          <table:table-cell office:value-type="float" office:value="662297" calcext:value-type="float">
            <text:p>662297</text:p>
          </table:table-cell>
          <table:table-cell office:value-type="float" office:value="655056" calcext:value-type="float">
            <text:p>655056</text:p>
          </table:table-cell>
          <table:table-cell office:value-type="float" office:value="657827" calcext:value-type="float">
            <text:p>657827</text:p>
          </table:table-cell>
          <table:table-cell office:value-type="float" office:value="653299" calcext:value-type="float">
            <text:p>653299</text:p>
          </table:table-cell>
          <table:table-cell office:value-type="float" office:value="652190" calcext:value-type="float">
            <text:p>652190</text:p>
          </table:table-cell>
          <table:table-cell office:value-type="float" office:value="659754" calcext:value-type="float">
            <text:p>659754</text:p>
          </table:table-cell>
          <table:table-cell office:value-type="float" office:value="694916" calcext:value-type="float">
            <text:p>694916</text:p>
          </table:table-cell>
          <table:table-cell office:value-type="float" office:value="19964446" calcext:value-type="float">
            <text:p>19964446</text:p>
          </table:table-cell>
          <table:table-cell office:value-type="string" calcext:value-type="string">
            <text:p>OK</text:p>
          </table:table-cell>
          <table:table-cell office:value-type="float" office:value="399312662" calcext:value-type="float">
            <text:p>399312662</text:p>
          </table:table-cell>
          <table:table-cell office:value-type="float" office:value="399272663" calcext:value-type="float">
            <text:p>399272663</text:p>
          </table:table-cell>
          <table:table-cell table:number-columns-repeated="2" office:value-type="float" office:value="798545326" calcext:value-type="float">
            <text:p>798545326</text:p>
          </table:table-cell>
        </table:table-row>
        <table:table-row table:style-name="ro1">
          <table:table-cell table:formula="of:=MAX([.N61:.AQ61])" office:value-type="float" office:value="725221" calcext:value-type="float">
            <text:p>725221</text:p>
          </table:table-cell>
          <table:table-cell table:formula="of:=MIN([.N61:.AQ61])" office:value-type="float" office:value="651339" calcext:value-type="float">
            <text:p>651339</text:p>
          </table:table-cell>
          <table:table-cell table:formula="of:=ABS([.A61]-[.B61])" office:value-type="float" office:value="73882" calcext:value-type="float">
            <text:p>73882</text:p>
          </table:table-cell>
          <table:table-cell table:formula="of:=[.K61]" office:value-type="float" office:value="651339" calcext:value-type="float">
            <text:p>65133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0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51339" calcext:value-type="float">
            <text:p>651339</text:p>
          </table:table-cell>
          <table:table-cell office:value-type="float" office:value="676305" calcext:value-type="float">
            <text:p>676305</text:p>
          </table:table-cell>
          <table:table-cell office:value-type="float" office:value="651339" calcext:value-type="float">
            <text:p>651339</text:p>
          </table:table-cell>
          <table:table-cell office:value-type="float" office:value="659471" calcext:value-type="float">
            <text:p>659471</text:p>
          </table:table-cell>
          <table:table-cell office:value-type="float" office:value="659528" calcext:value-type="float">
            <text:p>659528</text:p>
          </table:table-cell>
          <table:table-cell office:value-type="float" office:value="665640" calcext:value-type="float">
            <text:p>665640</text:p>
          </table:table-cell>
          <table:table-cell office:value-type="float" office:value="661094" calcext:value-type="float">
            <text:p>661094</text:p>
          </table:table-cell>
          <table:table-cell office:value-type="float" office:value="668362" calcext:value-type="float">
            <text:p>668362</text:p>
          </table:table-cell>
          <table:table-cell office:value-type="float" office:value="659254" calcext:value-type="float">
            <text:p>659254</text:p>
          </table:table-cell>
          <table:table-cell office:value-type="float" office:value="655677" calcext:value-type="float">
            <text:p>655677</text:p>
          </table:table-cell>
          <table:table-cell office:value-type="float" office:value="659274" calcext:value-type="float">
            <text:p>659274</text:p>
          </table:table-cell>
          <table:table-cell office:value-type="float" office:value="665688" calcext:value-type="float">
            <text:p>665688</text:p>
          </table:table-cell>
          <table:table-cell office:value-type="float" office:value="659674" calcext:value-type="float">
            <text:p>659674</text:p>
          </table:table-cell>
          <table:table-cell office:value-type="float" office:value="692061" calcext:value-type="float">
            <text:p>692061</text:p>
          </table:table-cell>
          <table:table-cell office:value-type="float" office:value="667937" calcext:value-type="float">
            <text:p>667937</text:p>
          </table:table-cell>
          <table:table-cell office:value-type="float" office:value="659110" calcext:value-type="float">
            <text:p>659110</text:p>
          </table:table-cell>
          <table:table-cell office:value-type="float" office:value="696591" calcext:value-type="float">
            <text:p>696591</text:p>
          </table:table-cell>
          <table:table-cell office:value-type="float" office:value="674215" calcext:value-type="float">
            <text:p>674215</text:p>
          </table:table-cell>
          <table:table-cell office:value-type="float" office:value="675843" calcext:value-type="float">
            <text:p>675843</text:p>
          </table:table-cell>
          <table:table-cell office:value-type="float" office:value="673878" calcext:value-type="float">
            <text:p>673878</text:p>
          </table:table-cell>
          <table:table-cell office:value-type="float" office:value="692069" calcext:value-type="float">
            <text:p>692069</text:p>
          </table:table-cell>
          <table:table-cell office:value-type="float" office:value="702690" calcext:value-type="float">
            <text:p>702690</text:p>
          </table:table-cell>
          <table:table-cell office:value-type="float" office:value="679952" calcext:value-type="float">
            <text:p>679952</text:p>
          </table:table-cell>
          <table:table-cell office:value-type="float" office:value="664090" calcext:value-type="float">
            <text:p>664090</text:p>
          </table:table-cell>
          <table:table-cell office:value-type="float" office:value="666852" calcext:value-type="float">
            <text:p>666852</text:p>
          </table:table-cell>
          <table:table-cell office:value-type="float" office:value="658118" calcext:value-type="float">
            <text:p>658118</text:p>
          </table:table-cell>
          <table:table-cell office:value-type="float" office:value="674914" calcext:value-type="float">
            <text:p>674914</text:p>
          </table:table-cell>
          <table:table-cell office:value-type="float" office:value="685184" calcext:value-type="float">
            <text:p>685184</text:p>
          </table:table-cell>
          <table:table-cell office:value-type="float" office:value="719355" calcext:value-type="float">
            <text:p>719355</text:p>
          </table:table-cell>
          <table:table-cell office:value-type="float" office:value="725221" calcext:value-type="float">
            <text:p>725221</text:p>
          </table:table-cell>
          <table:table-cell office:value-type="float" office:value="712149" calcext:value-type="float">
            <text:p>712149</text:p>
          </table:table-cell>
          <table:table-cell office:value-type="float" office:value="703945" calcext:value-type="float">
            <text:p>703945</text:p>
          </table:table-cell>
          <table:table-cell office:value-type="float" office:value="20289175" calcext:value-type="float">
            <text:p>20289175</text:p>
          </table:table-cell>
          <table:table-cell office:value-type="string" calcext:value-type="string">
            <text:p>OK</text:p>
          </table:table-cell>
          <table:table-cell office:value-type="float" office:value="401464046" calcext:value-type="float">
            <text:p>401464046</text:p>
          </table:table-cell>
          <table:table-cell office:value-type="float" office:value="401424047" calcext:value-type="float">
            <text:p>401424047</text:p>
          </table:table-cell>
          <table:table-cell table:number-columns-repeated="2" office:value-type="float" office:value="802848094" calcext:value-type="float">
            <text:p>802848094</text:p>
          </table:table-cell>
        </table:table-row>
        <table:table-row table:style-name="ro1">
          <table:table-cell table:formula="of:=MAX([.N62:.AQ62])" office:value-type="float" office:value="817108" calcext:value-type="float">
            <text:p>817108</text:p>
          </table:table-cell>
          <table:table-cell table:formula="of:=MIN([.N62:.AQ62])" office:value-type="float" office:value="666810" calcext:value-type="float">
            <text:p>666810</text:p>
          </table:table-cell>
          <table:table-cell table:formula="of:=ABS([.A62]-[.B62])" office:value-type="float" office:value="150298" calcext:value-type="float">
            <text:p>150298</text:p>
          </table:table-cell>
          <table:table-cell table:formula="of:=[.K62]" office:value-type="float" office:value="729218" calcext:value-type="float">
            <text:p>7292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1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729218" calcext:value-type="float">
            <text:p>729218</text:p>
          </table:table-cell>
          <table:table-cell office:value-type="float" office:value="666810" calcext:value-type="float">
            <text:p>666810</text:p>
          </table:table-cell>
          <table:table-cell office:value-type="float" office:value="711517" calcext:value-type="float">
            <text:p>711517</text:p>
          </table:table-cell>
          <table:table-cell office:value-type="float" office:value="729218" calcext:value-type="float">
            <text:p>729218</text:p>
          </table:table-cell>
          <table:table-cell office:value-type="float" office:value="716515" calcext:value-type="float">
            <text:p>716515</text:p>
          </table:table-cell>
          <table:table-cell office:value-type="float" office:value="704425" calcext:value-type="float">
            <text:p>704425</text:p>
          </table:table-cell>
          <table:table-cell office:value-type="float" office:value="750424" calcext:value-type="float">
            <text:p>750424</text:p>
          </table:table-cell>
          <table:table-cell office:value-type="float" office:value="746194" calcext:value-type="float">
            <text:p>746194</text:p>
          </table:table-cell>
          <table:table-cell office:value-type="float" office:value="733096" calcext:value-type="float">
            <text:p>733096</text:p>
          </table:table-cell>
          <table:table-cell office:value-type="float" office:value="707736" calcext:value-type="float">
            <text:p>707736</text:p>
          </table:table-cell>
          <table:table-cell office:value-type="float" office:value="727568" calcext:value-type="float">
            <text:p>727568</text:p>
          </table:table-cell>
          <table:table-cell office:value-type="float" office:value="727229" calcext:value-type="float">
            <text:p>727229</text:p>
          </table:table-cell>
          <table:table-cell office:value-type="float" office:value="751678" calcext:value-type="float">
            <text:p>751678</text:p>
          </table:table-cell>
          <table:table-cell office:value-type="float" office:value="702784" calcext:value-type="float">
            <text:p>702784</text:p>
          </table:table-cell>
          <table:table-cell office:value-type="float" office:value="666810" calcext:value-type="float">
            <text:p>666810</text:p>
          </table:table-cell>
          <table:table-cell office:value-type="float" office:value="758986" calcext:value-type="float">
            <text:p>758986</text:p>
          </table:table-cell>
          <table:table-cell office:value-type="float" office:value="740741" calcext:value-type="float">
            <text:p>740741</text:p>
          </table:table-cell>
          <table:table-cell office:value-type="float" office:value="757010" calcext:value-type="float">
            <text:p>757010</text:p>
          </table:table-cell>
          <table:table-cell office:value-type="float" office:value="758756" calcext:value-type="float">
            <text:p>758756</text:p>
          </table:table-cell>
          <table:table-cell office:value-type="float" office:value="817108" calcext:value-type="float">
            <text:p>817108</text:p>
          </table:table-cell>
          <table:table-cell office:value-type="float" office:value="695749" calcext:value-type="float">
            <text:p>695749</text:p>
          </table:table-cell>
          <table:table-cell office:value-type="float" office:value="680957" calcext:value-type="float">
            <text:p>680957</text:p>
          </table:table-cell>
          <table:table-cell office:value-type="float" office:value="681416" calcext:value-type="float">
            <text:p>681416</text:p>
          </table:table-cell>
          <table:table-cell office:value-type="float" office:value="684503" calcext:value-type="float">
            <text:p>684503</text:p>
          </table:table-cell>
          <table:table-cell office:value-type="float" office:value="678675" calcext:value-type="float">
            <text:p>678675</text:p>
          </table:table-cell>
          <table:table-cell office:value-type="float" office:value="676184" calcext:value-type="float">
            <text:p>676184</text:p>
          </table:table-cell>
          <table:table-cell office:value-type="float" office:value="692823" calcext:value-type="float">
            <text:p>692823</text:p>
          </table:table-cell>
          <table:table-cell office:value-type="float" office:value="677382" calcext:value-type="float">
            <text:p>677382</text:p>
          </table:table-cell>
          <table:table-cell office:value-type="float" office:value="672330" calcext:value-type="float">
            <text:p>672330</text:p>
          </table:table-cell>
          <table:table-cell office:value-type="float" office:value="674903" calcext:value-type="float">
            <text:p>674903</text:p>
          </table:table-cell>
          <table:table-cell office:value-type="float" office:value="683995" calcext:value-type="float">
            <text:p>683995</text:p>
          </table:table-cell>
          <table:table-cell office:value-type="float" office:value="674395" calcext:value-type="float">
            <text:p>674395</text:p>
          </table:table-cell>
          <table:table-cell office:value-type="float" office:value="675934" calcext:value-type="float">
            <text:p>675934</text:p>
          </table:table-cell>
          <table:table-cell office:value-type="float" office:value="21345524" calcext:value-type="float">
            <text:p>21345524</text:p>
          </table:table-cell>
          <table:table-cell office:value-type="string" calcext:value-type="string">
            <text:p>OK</text:p>
          </table:table-cell>
          <table:table-cell office:value-type="float" office:value="399042236" calcext:value-type="float">
            <text:p>399042236</text:p>
          </table:table-cell>
          <table:table-cell office:value-type="float" office:value="399002237" calcext:value-type="float">
            <text:p>399002237</text:p>
          </table:table-cell>
          <table:table-cell table:number-columns-repeated="2" office:value-type="float" office:value="798004474" calcext:value-type="float">
            <text:p>798004474</text:p>
          </table:table-cell>
        </table:table-row>
        <table:table-row table:style-name="ro1">
          <table:table-cell table:formula="of:=MAX([.N63:.AQ63])" office:value-type="float" office:value="710014" calcext:value-type="float">
            <text:p>710014</text:p>
          </table:table-cell>
          <table:table-cell table:formula="of:=MIN([.N63:.AQ63])" office:value-type="float" office:value="659003" calcext:value-type="float">
            <text:p>659003</text:p>
          </table:table-cell>
          <table:table-cell table:formula="of:=ABS([.A63]-[.B63])" office:value-type="float" office:value="51011" calcext:value-type="float">
            <text:p>51011</text:p>
          </table:table-cell>
          <table:table-cell table:formula="of:=[.K63]" office:value-type="float" office:value="699602" calcext:value-type="float">
            <text:p>6996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2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99602" calcext:value-type="float">
            <text:p>699602</text:p>
          </table:table-cell>
          <table:table-cell office:value-type="float" office:value="659003" calcext:value-type="float">
            <text:p>659003</text:p>
          </table:table-cell>
          <table:table-cell office:value-type="float" office:value="677389" calcext:value-type="float">
            <text:p>677389</text:p>
          </table:table-cell>
          <table:table-cell office:value-type="float" office:value="699602" calcext:value-type="float">
            <text:p>699602</text:p>
          </table:table-cell>
          <table:table-cell office:value-type="float" office:value="688062" calcext:value-type="float">
            <text:p>688062</text:p>
          </table:table-cell>
          <table:table-cell office:value-type="float" office:value="678070" calcext:value-type="float">
            <text:p>678070</text:p>
          </table:table-cell>
          <table:table-cell office:value-type="float" office:value="674745" calcext:value-type="float">
            <text:p>674745</text:p>
          </table:table-cell>
          <table:table-cell office:value-type="float" office:value="675853" calcext:value-type="float">
            <text:p>675853</text:p>
          </table:table-cell>
          <table:table-cell office:value-type="float" office:value="689850" calcext:value-type="float">
            <text:p>689850</text:p>
          </table:table-cell>
          <table:table-cell office:value-type="float" office:value="689297" calcext:value-type="float">
            <text:p>689297</text:p>
          </table:table-cell>
          <table:table-cell office:value-type="float" office:value="670373" calcext:value-type="float">
            <text:p>670373</text:p>
          </table:table-cell>
          <table:table-cell office:value-type="float" office:value="673294" calcext:value-type="float">
            <text:p>673294</text:p>
          </table:table-cell>
          <table:table-cell office:value-type="float" office:value="685174" calcext:value-type="float">
            <text:p>685174</text:p>
          </table:table-cell>
          <table:table-cell office:value-type="float" office:value="698918" calcext:value-type="float">
            <text:p>698918</text:p>
          </table:table-cell>
          <table:table-cell office:value-type="float" office:value="673251" calcext:value-type="float">
            <text:p>673251</text:p>
          </table:table-cell>
          <table:table-cell office:value-type="float" office:value="671047" calcext:value-type="float">
            <text:p>671047</text:p>
          </table:table-cell>
          <table:table-cell office:value-type="float" office:value="666936" calcext:value-type="float">
            <text:p>666936</text:p>
          </table:table-cell>
          <table:table-cell office:value-type="float" office:value="680276" calcext:value-type="float">
            <text:p>680276</text:p>
          </table:table-cell>
          <table:table-cell office:value-type="float" office:value="670745" calcext:value-type="float">
            <text:p>670745</text:p>
          </table:table-cell>
          <table:table-cell office:value-type="float" office:value="659003" calcext:value-type="float">
            <text:p>659003</text:p>
          </table:table-cell>
          <table:table-cell office:value-type="float" office:value="659088" calcext:value-type="float">
            <text:p>659088</text:p>
          </table:table-cell>
          <table:table-cell office:value-type="float" office:value="668974" calcext:value-type="float">
            <text:p>668974</text:p>
          </table:table-cell>
          <table:table-cell office:value-type="float" office:value="674015" calcext:value-type="float">
            <text:p>674015</text:p>
          </table:table-cell>
          <table:table-cell office:value-type="float" office:value="699025" calcext:value-type="float">
            <text:p>699025</text:p>
          </table:table-cell>
          <table:table-cell office:value-type="float" office:value="682879" calcext:value-type="float">
            <text:p>682879</text:p>
          </table:table-cell>
          <table:table-cell office:value-type="float" office:value="667502" calcext:value-type="float">
            <text:p>667502</text:p>
          </table:table-cell>
          <table:table-cell office:value-type="float" office:value="680079" calcext:value-type="float">
            <text:p>680079</text:p>
          </table:table-cell>
          <table:table-cell office:value-type="float" office:value="662639" calcext:value-type="float">
            <text:p>662639</text:p>
          </table:table-cell>
          <table:table-cell office:value-type="float" office:value="667063" calcext:value-type="float">
            <text:p>667063</text:p>
          </table:table-cell>
          <table:table-cell office:value-type="float" office:value="659557" calcext:value-type="float">
            <text:p>659557</text:p>
          </table:table-cell>
          <table:table-cell office:value-type="float" office:value="710014" calcext:value-type="float">
            <text:p>710014</text:p>
          </table:table-cell>
          <table:table-cell office:value-type="float" office:value="680853" calcext:value-type="float">
            <text:p>680853</text:p>
          </table:table-cell>
          <table:table-cell office:value-type="float" office:value="665508" calcext:value-type="float">
            <text:p>665508</text:p>
          </table:table-cell>
          <table:table-cell office:value-type="float" office:value="20321692" calcext:value-type="float">
            <text:p>20321692</text:p>
          </table:table-cell>
          <table:table-cell office:value-type="string" calcext:value-type="string">
            <text:p>OK</text:p>
          </table:table-cell>
          <table:table-cell office:value-type="float" office:value="400661455" calcext:value-type="float">
            <text:p>400661455</text:p>
          </table:table-cell>
          <table:table-cell office:value-type="float" office:value="400621456" calcext:value-type="float">
            <text:p>400621456</text:p>
          </table:table-cell>
          <table:table-cell table:number-columns-repeated="2" office:value-type="float" office:value="801242912" calcext:value-type="float">
            <text:p>801242912</text:p>
          </table:table-cell>
        </table:table-row>
        <table:table-row table:style-name="ro1">
          <table:table-cell table:formula="of:=MAX([.N64:.AQ64])" office:value-type="float" office:value="783477" calcext:value-type="float">
            <text:p>783477</text:p>
          </table:table-cell>
          <table:table-cell table:formula="of:=MIN([.N64:.AQ64])" office:value-type="float" office:value="667235" calcext:value-type="float">
            <text:p>667235</text:p>
          </table:table-cell>
          <table:table-cell table:formula="of:=ABS([.A64]-[.B64])" office:value-type="float" office:value="116242" calcext:value-type="float">
            <text:p>116242</text:p>
          </table:table-cell>
          <table:table-cell table:formula="of:=[.K64]" office:value-type="float" office:value="682921" calcext:value-type="float">
            <text:p>6829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3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82921" calcext:value-type="float">
            <text:p>682921</text:p>
          </table:table-cell>
          <table:table-cell office:value-type="float" office:value="667235" calcext:value-type="float">
            <text:p>667235</text:p>
          </table:table-cell>
          <table:table-cell office:value-type="float" office:value="693717" calcext:value-type="float">
            <text:p>693717</text:p>
          </table:table-cell>
          <table:table-cell office:value-type="float" office:value="682921" calcext:value-type="float">
            <text:p>682921</text:p>
          </table:table-cell>
          <table:table-cell office:value-type="float" office:value="702566" calcext:value-type="float">
            <text:p>702566</text:p>
          </table:table-cell>
          <table:table-cell office:value-type="float" office:value="678635" calcext:value-type="float">
            <text:p>678635</text:p>
          </table:table-cell>
          <table:table-cell office:value-type="float" office:value="679974" calcext:value-type="float">
            <text:p>679974</text:p>
          </table:table-cell>
          <table:table-cell office:value-type="float" office:value="671039" calcext:value-type="float">
            <text:p>671039</text:p>
          </table:table-cell>
          <table:table-cell office:value-type="float" office:value="674087" calcext:value-type="float">
            <text:p>674087</text:p>
          </table:table-cell>
          <table:table-cell office:value-type="float" office:value="667235" calcext:value-type="float">
            <text:p>667235</text:p>
          </table:table-cell>
          <table:table-cell office:value-type="float" office:value="674750" calcext:value-type="float">
            <text:p>674750</text:p>
          </table:table-cell>
          <table:table-cell office:value-type="float" office:value="681173" calcext:value-type="float">
            <text:p>681173</text:p>
          </table:table-cell>
          <table:table-cell office:value-type="float" office:value="709371" calcext:value-type="float">
            <text:p>709371</text:p>
          </table:table-cell>
          <table:table-cell office:value-type="float" office:value="730729" calcext:value-type="float">
            <text:p>730729</text:p>
          </table:table-cell>
          <table:table-cell office:value-type="float" office:value="783477" calcext:value-type="float">
            <text:p>783477</text:p>
          </table:table-cell>
          <table:table-cell office:value-type="float" office:value="712024" calcext:value-type="float">
            <text:p>712024</text:p>
          </table:table-cell>
          <table:table-cell office:value-type="float" office:value="692950" calcext:value-type="float">
            <text:p>692950</text:p>
          </table:table-cell>
          <table:table-cell office:value-type="float" office:value="696964" calcext:value-type="float">
            <text:p>696964</text:p>
          </table:table-cell>
          <table:table-cell office:value-type="float" office:value="693949" calcext:value-type="float">
            <text:p>693949</text:p>
          </table:table-cell>
          <table:table-cell office:value-type="float" office:value="676582" calcext:value-type="float">
            <text:p>676582</text:p>
          </table:table-cell>
          <table:table-cell office:value-type="float" office:value="684021" calcext:value-type="float">
            <text:p>684021</text:p>
          </table:table-cell>
          <table:table-cell office:value-type="float" office:value="683134" calcext:value-type="float">
            <text:p>683134</text:p>
          </table:table-cell>
          <table:table-cell office:value-type="float" office:value="679185" calcext:value-type="float">
            <text:p>679185</text:p>
          </table:table-cell>
          <table:table-cell office:value-type="float" office:value="697163" calcext:value-type="float">
            <text:p>697163</text:p>
          </table:table-cell>
          <table:table-cell office:value-type="float" office:value="692951" calcext:value-type="float">
            <text:p>692951</text:p>
          </table:table-cell>
          <table:table-cell office:value-type="float" office:value="688155" calcext:value-type="float">
            <text:p>688155</text:p>
          </table:table-cell>
          <table:table-cell office:value-type="float" office:value="681978" calcext:value-type="float">
            <text:p>681978</text:p>
          </table:table-cell>
          <table:table-cell office:value-type="float" office:value="684496" calcext:value-type="float">
            <text:p>684496</text:p>
          </table:table-cell>
          <table:table-cell office:value-type="float" office:value="695180" calcext:value-type="float">
            <text:p>695180</text:p>
          </table:table-cell>
          <table:table-cell office:value-type="float" office:value="689097" calcext:value-type="float">
            <text:p>689097</text:p>
          </table:table-cell>
          <table:table-cell office:value-type="float" office:value="694693" calcext:value-type="float">
            <text:p>694693</text:p>
          </table:table-cell>
          <table:table-cell office:value-type="float" office:value="693802" calcext:value-type="float">
            <text:p>693802</text:p>
          </table:table-cell>
          <table:table-cell office:value-type="float" office:value="739237" calcext:value-type="float">
            <text:p>739237</text:p>
          </table:table-cell>
          <table:table-cell office:value-type="float" office:value="20811518" calcext:value-type="float">
            <text:p>20811518</text:p>
          </table:table-cell>
          <table:table-cell office:value-type="string" calcext:value-type="string">
            <text:p>OK</text:p>
          </table:table-cell>
          <table:table-cell office:value-type="float" office:value="401120585" calcext:value-type="float">
            <text:p>401120585</text:p>
          </table:table-cell>
          <table:table-cell office:value-type="float" office:value="401080586" calcext:value-type="float">
            <text:p>401080586</text:p>
          </table:table-cell>
          <table:table-cell table:number-columns-repeated="2" office:value-type="float" office:value="802161172" calcext:value-type="float">
            <text:p>802161172</text:p>
          </table:table-cell>
        </table:table-row>
        <table:table-row table:style-name="ro1">
          <table:table-cell table:formula="of:=MAX([.N65:.AQ65])" office:value-type="float" office:value="781639" calcext:value-type="float">
            <text:p>781639</text:p>
          </table:table-cell>
          <table:table-cell table:formula="of:=MIN([.N65:.AQ65])" office:value-type="float" office:value="656765" calcext:value-type="float">
            <text:p>656765</text:p>
          </table:table-cell>
          <table:table-cell table:formula="of:=ABS([.A65]-[.B65])" office:value-type="float" office:value="124874" calcext:value-type="float">
            <text:p>124874</text:p>
          </table:table-cell>
          <table:table-cell table:formula="of:=[.K65]" office:value-type="float" office:value="720414" calcext:value-type="float">
            <text:p>7204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4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720414" calcext:value-type="float">
            <text:p>720414</text:p>
          </table:table-cell>
          <table:table-cell office:value-type="float" office:value="656765" calcext:value-type="float">
            <text:p>656765</text:p>
          </table:table-cell>
          <table:table-cell office:value-type="float" office:value="709323" calcext:value-type="float">
            <text:p>709323</text:p>
          </table:table-cell>
          <table:table-cell office:value-type="float" office:value="720414" calcext:value-type="float">
            <text:p>720414</text:p>
          </table:table-cell>
          <table:table-cell office:value-type="float" office:value="712531" calcext:value-type="float">
            <text:p>712531</text:p>
          </table:table-cell>
          <table:table-cell office:value-type="float" office:value="698659" calcext:value-type="float">
            <text:p>698659</text:p>
          </table:table-cell>
          <table:table-cell office:value-type="float" office:value="705877" calcext:value-type="float">
            <text:p>705877</text:p>
          </table:table-cell>
          <table:table-cell office:value-type="float" office:value="697727" calcext:value-type="float">
            <text:p>697727</text:p>
          </table:table-cell>
          <table:table-cell office:value-type="float" office:value="781639" calcext:value-type="float">
            <text:p>781639</text:p>
          </table:table-cell>
          <table:table-cell office:value-type="float" office:value="677549" calcext:value-type="float">
            <text:p>677549</text:p>
          </table:table-cell>
          <table:table-cell office:value-type="float" office:value="667304" calcext:value-type="float">
            <text:p>667304</text:p>
          </table:table-cell>
          <table:table-cell office:value-type="float" office:value="658468" calcext:value-type="float">
            <text:p>658468</text:p>
          </table:table-cell>
          <table:table-cell office:value-type="float" office:value="656765" calcext:value-type="float">
            <text:p>656765</text:p>
          </table:table-cell>
          <table:table-cell office:value-type="float" office:value="674624" calcext:value-type="float">
            <text:p>674624</text:p>
          </table:table-cell>
          <table:table-cell office:value-type="float" office:value="701736" calcext:value-type="float">
            <text:p>701736</text:p>
          </table:table-cell>
          <table:table-cell office:value-type="float" office:value="669230" calcext:value-type="float">
            <text:p>669230</text:p>
          </table:table-cell>
          <table:table-cell office:value-type="float" office:value="681729" calcext:value-type="float">
            <text:p>681729</text:p>
          </table:table-cell>
          <table:table-cell office:value-type="float" office:value="716085" calcext:value-type="float">
            <text:p>716085</text:p>
          </table:table-cell>
          <table:table-cell office:value-type="float" office:value="737651" calcext:value-type="float">
            <text:p>737651</text:p>
          </table:table-cell>
          <table:table-cell office:value-type="float" office:value="763608" calcext:value-type="float">
            <text:p>763608</text:p>
          </table:table-cell>
          <table:table-cell office:value-type="float" office:value="757464" calcext:value-type="float">
            <text:p>757464</text:p>
          </table:table-cell>
          <table:table-cell office:value-type="float" office:value="752512" calcext:value-type="float">
            <text:p>752512</text:p>
          </table:table-cell>
          <table:table-cell office:value-type="float" office:value="739198" calcext:value-type="float">
            <text:p>739198</text:p>
          </table:table-cell>
          <table:table-cell office:value-type="float" office:value="726995" calcext:value-type="float">
            <text:p>726995</text:p>
          </table:table-cell>
          <table:table-cell office:value-type="float" office:value="721138" calcext:value-type="float">
            <text:p>721138</text:p>
          </table:table-cell>
          <table:table-cell office:value-type="float" office:value="761086" calcext:value-type="float">
            <text:p>761086</text:p>
          </table:table-cell>
          <table:table-cell office:value-type="float" office:value="763808" calcext:value-type="float">
            <text:p>763808</text:p>
          </table:table-cell>
          <table:table-cell office:value-type="float" office:value="719275" calcext:value-type="float">
            <text:p>719275</text:p>
          </table:table-cell>
          <table:table-cell office:value-type="float" office:value="706870" calcext:value-type="float">
            <text:p>706870</text:p>
          </table:table-cell>
          <table:table-cell office:value-type="float" office:value="691849" calcext:value-type="float">
            <text:p>691849</text:p>
          </table:table-cell>
          <table:table-cell office:value-type="float" office:value="677949" calcext:value-type="float">
            <text:p>677949</text:p>
          </table:table-cell>
          <table:table-cell office:value-type="float" office:value="670351" calcext:value-type="float">
            <text:p>670351</text:p>
          </table:table-cell>
          <table:table-cell office:value-type="float" office:value="669614" calcext:value-type="float">
            <text:p>669614</text:p>
          </table:table-cell>
          <table:table-cell office:value-type="float" office:value="21279705" calcext:value-type="float">
            <text:p>21279705</text:p>
          </table:table-cell>
          <table:table-cell office:value-type="string" calcext:value-type="string">
            <text:p>OK</text:p>
          </table:table-cell>
          <table:table-cell office:value-type="float" office:value="400074494" calcext:value-type="float">
            <text:p>400074494</text:p>
          </table:table-cell>
          <table:table-cell office:value-type="float" office:value="400034495" calcext:value-type="float">
            <text:p>400034495</text:p>
          </table:table-cell>
          <table:table-cell table:number-columns-repeated="2" office:value-type="float" office:value="800068990" calcext:value-type="float">
            <text:p>800068990</text:p>
          </table:table-cell>
        </table:table-row>
        <table:table-row table:style-name="ro1">
          <table:table-cell table:formula="of:=MAX([.N66:.AQ66])" office:value-type="float" office:value="719709" calcext:value-type="float">
            <text:p>719709</text:p>
          </table:table-cell>
          <table:table-cell table:formula="of:=MIN([.N66:.AQ66])" office:value-type="float" office:value="655876" calcext:value-type="float">
            <text:p>655876</text:p>
          </table:table-cell>
          <table:table-cell table:formula="of:=ABS([.A66]-[.B66])" office:value-type="float" office:value="63833" calcext:value-type="float">
            <text:p>63833</text:p>
          </table:table-cell>
          <table:table-cell table:formula="of:=[.K66]" office:value-type="float" office:value="695310" calcext:value-type="float">
            <text:p>6953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5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95310" calcext:value-type="float">
            <text:p>695310</text:p>
          </table:table-cell>
          <table:table-cell office:value-type="float" office:value="655876" calcext:value-type="float">
            <text:p>655876</text:p>
          </table:table-cell>
          <table:table-cell office:value-type="float" office:value="677386" calcext:value-type="float">
            <text:p>677386</text:p>
          </table:table-cell>
          <table:table-cell office:value-type="float" office:value="695310" calcext:value-type="float">
            <text:p>695310</text:p>
          </table:table-cell>
          <table:table-cell office:value-type="float" office:value="689820" calcext:value-type="float">
            <text:p>689820</text:p>
          </table:table-cell>
          <table:table-cell office:value-type="float" office:value="693067" calcext:value-type="float">
            <text:p>693067</text:p>
          </table:table-cell>
          <table:table-cell office:value-type="float" office:value="685488" calcext:value-type="float">
            <text:p>685488</text:p>
          </table:table-cell>
          <table:table-cell office:value-type="float" office:value="665637" calcext:value-type="float">
            <text:p>665637</text:p>
          </table:table-cell>
          <table:table-cell office:value-type="float" office:value="679862" calcext:value-type="float">
            <text:p>679862</text:p>
          </table:table-cell>
          <table:table-cell office:value-type="float" office:value="678688" calcext:value-type="float">
            <text:p>678688</text:p>
          </table:table-cell>
          <table:table-cell office:value-type="float" office:value="670397" calcext:value-type="float">
            <text:p>670397</text:p>
          </table:table-cell>
          <table:table-cell office:value-type="float" office:value="669083" calcext:value-type="float">
            <text:p>669083</text:p>
          </table:table-cell>
          <table:table-cell office:value-type="float" office:value="677672" calcext:value-type="float">
            <text:p>677672</text:p>
          </table:table-cell>
          <table:table-cell office:value-type="float" office:value="670040" calcext:value-type="float">
            <text:p>670040</text:p>
          </table:table-cell>
          <table:table-cell office:value-type="float" office:value="661468" calcext:value-type="float">
            <text:p>661468</text:p>
          </table:table-cell>
          <table:table-cell office:value-type="float" office:value="661091" calcext:value-type="float">
            <text:p>661091</text:p>
          </table:table-cell>
          <table:table-cell office:value-type="float" office:value="692896" calcext:value-type="float">
            <text:p>692896</text:p>
          </table:table-cell>
          <table:table-cell office:value-type="float" office:value="719709" calcext:value-type="float">
            <text:p>719709</text:p>
          </table:table-cell>
          <table:table-cell office:value-type="float" office:value="675255" calcext:value-type="float">
            <text:p>675255</text:p>
          </table:table-cell>
          <table:table-cell office:value-type="float" office:value="671626" calcext:value-type="float">
            <text:p>671626</text:p>
          </table:table-cell>
          <table:table-cell office:value-type="float" office:value="658759" calcext:value-type="float">
            <text:p>658759</text:p>
          </table:table-cell>
          <table:table-cell office:value-type="float" office:value="655876" calcext:value-type="float">
            <text:p>655876</text:p>
          </table:table-cell>
          <table:table-cell office:value-type="float" office:value="670867" calcext:value-type="float">
            <text:p>670867</text:p>
          </table:table-cell>
          <table:table-cell office:value-type="float" office:value="683900" calcext:value-type="float">
            <text:p>683900</text:p>
          </table:table-cell>
          <table:table-cell office:value-type="float" office:value="691303" calcext:value-type="float">
            <text:p>691303</text:p>
          </table:table-cell>
          <table:table-cell office:value-type="float" office:value="689171" calcext:value-type="float">
            <text:p>689171</text:p>
          </table:table-cell>
          <table:table-cell office:value-type="float" office:value="669815" calcext:value-type="float">
            <text:p>669815</text:p>
          </table:table-cell>
          <table:table-cell office:value-type="float" office:value="667806" calcext:value-type="float">
            <text:p>667806</text:p>
          </table:table-cell>
          <table:table-cell office:value-type="float" office:value="666819" calcext:value-type="float">
            <text:p>666819</text:p>
          </table:table-cell>
          <table:table-cell office:value-type="float" office:value="689045" calcext:value-type="float">
            <text:p>689045</text:p>
          </table:table-cell>
          <table:table-cell office:value-type="float" office:value="681820" calcext:value-type="float">
            <text:p>681820</text:p>
          </table:table-cell>
          <table:table-cell office:value-type="float" office:value="675962" calcext:value-type="float">
            <text:p>675962</text:p>
          </table:table-cell>
          <table:table-cell office:value-type="float" office:value="663349" calcext:value-type="float">
            <text:p>663349</text:p>
          </table:table-cell>
          <table:table-cell office:value-type="float" office:value="20321601" calcext:value-type="float">
            <text:p>20321601</text:p>
          </table:table-cell>
          <table:table-cell office:value-type="string" calcext:value-type="string">
            <text:p>OK</text:p>
          </table:table-cell>
          <table:table-cell office:value-type="float" office:value="399419129" calcext:value-type="float">
            <text:p>399419129</text:p>
          </table:table-cell>
          <table:table-cell office:value-type="float" office:value="399379130" calcext:value-type="float">
            <text:p>399379130</text:p>
          </table:table-cell>
          <table:table-cell table:number-columns-repeated="2" office:value-type="float" office:value="798758260" calcext:value-type="float">
            <text:p>798758260</text:p>
          </table:table-cell>
        </table:table-row>
        <table:table-row table:style-name="ro1">
          <table:table-cell table:formula="of:=MAX([.N67:.AQ67])" office:value-type="float" office:value="702240" calcext:value-type="float">
            <text:p>702240</text:p>
          </table:table-cell>
          <table:table-cell table:formula="of:=MIN([.N67:.AQ67])" office:value-type="float" office:value="658244" calcext:value-type="float">
            <text:p>658244</text:p>
          </table:table-cell>
          <table:table-cell table:formula="of:=ABS([.A67]-[.B67])" office:value-type="float" office:value="43996" calcext:value-type="float">
            <text:p>43996</text:p>
          </table:table-cell>
          <table:table-cell table:formula="of:=[.K67]" office:value-type="float" office:value="664707" calcext:value-type="float">
            <text:p>66470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6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4707" calcext:value-type="float">
            <text:p>664707</text:p>
          </table:table-cell>
          <table:table-cell office:value-type="float" office:value="658244" calcext:value-type="float">
            <text:p>658244</text:p>
          </table:table-cell>
          <table:table-cell office:value-type="float" office:value="684578" calcext:value-type="float">
            <text:p>684578</text:p>
          </table:table-cell>
          <table:table-cell office:value-type="float" office:value="664707" calcext:value-type="float">
            <text:p>664707</text:p>
          </table:table-cell>
          <table:table-cell office:value-type="float" office:value="702240" calcext:value-type="float">
            <text:p>702240</text:p>
          </table:table-cell>
          <table:table-cell office:value-type="float" office:value="692754" calcext:value-type="float">
            <text:p>692754</text:p>
          </table:table-cell>
          <table:table-cell office:value-type="float" office:value="694968" calcext:value-type="float">
            <text:p>694968</text:p>
          </table:table-cell>
          <table:table-cell office:value-type="float" office:value="686234" calcext:value-type="float">
            <text:p>686234</text:p>
          </table:table-cell>
          <table:table-cell office:value-type="float" office:value="694748" calcext:value-type="float">
            <text:p>694748</text:p>
          </table:table-cell>
          <table:table-cell office:value-type="float" office:value="677207" calcext:value-type="float">
            <text:p>677207</text:p>
          </table:table-cell>
          <table:table-cell office:value-type="float" office:value="684978" calcext:value-type="float">
            <text:p>684978</text:p>
          </table:table-cell>
          <table:table-cell office:value-type="float" office:value="701468" calcext:value-type="float">
            <text:p>701468</text:p>
          </table:table-cell>
          <table:table-cell office:value-type="float" office:value="674174" calcext:value-type="float">
            <text:p>674174</text:p>
          </table:table-cell>
          <table:table-cell office:value-type="float" office:value="667939" calcext:value-type="float">
            <text:p>667939</text:p>
          </table:table-cell>
          <table:table-cell office:value-type="float" office:value="678342" calcext:value-type="float">
            <text:p>678342</text:p>
          </table:table-cell>
          <table:table-cell office:value-type="float" office:value="698175" calcext:value-type="float">
            <text:p>698175</text:p>
          </table:table-cell>
          <table:table-cell office:value-type="float" office:value="693904" calcext:value-type="float">
            <text:p>693904</text:p>
          </table:table-cell>
          <table:table-cell office:value-type="float" office:value="678006" calcext:value-type="float">
            <text:p>678006</text:p>
          </table:table-cell>
          <table:table-cell office:value-type="float" office:value="687341" calcext:value-type="float">
            <text:p>687341</text:p>
          </table:table-cell>
          <table:table-cell office:value-type="float" office:value="684715" calcext:value-type="float">
            <text:p>684715</text:p>
          </table:table-cell>
          <table:table-cell office:value-type="float" office:value="673000" calcext:value-type="float">
            <text:p>673000</text:p>
          </table:table-cell>
          <table:table-cell office:value-type="float" office:value="669311" calcext:value-type="float">
            <text:p>669311</text:p>
          </table:table-cell>
          <table:table-cell office:value-type="float" office:value="658244" calcext:value-type="float">
            <text:p>658244</text:p>
          </table:table-cell>
          <table:table-cell office:value-type="float" office:value="683066" calcext:value-type="float">
            <text:p>683066</text:p>
          </table:table-cell>
          <table:table-cell office:value-type="float" office:value="696883" calcext:value-type="float">
            <text:p>696883</text:p>
          </table:table-cell>
          <table:table-cell office:value-type="float" office:value="695728" calcext:value-type="float">
            <text:p>695728</text:p>
          </table:table-cell>
          <table:table-cell office:value-type="float" office:value="691986" calcext:value-type="float">
            <text:p>691986</text:p>
          </table:table-cell>
          <table:table-cell office:value-type="float" office:value="691326" calcext:value-type="float">
            <text:p>691326</text:p>
          </table:table-cell>
          <table:table-cell office:value-type="float" office:value="679060" calcext:value-type="float">
            <text:p>679060</text:p>
          </table:table-cell>
          <table:table-cell office:value-type="float" office:value="678671" calcext:value-type="float">
            <text:p>678671</text:p>
          </table:table-cell>
          <table:table-cell office:value-type="float" office:value="687945" calcext:value-type="float">
            <text:p>687945</text:p>
          </table:table-cell>
          <table:table-cell office:value-type="float" office:value="676190" calcext:value-type="float">
            <text:p>676190</text:p>
          </table:table-cell>
          <table:table-cell office:value-type="float" office:value="694044" calcext:value-type="float">
            <text:p>694044</text:p>
          </table:table-cell>
          <table:table-cell office:value-type="float" office:value="20537354" calcext:value-type="float">
            <text:p>20537354</text:p>
          </table:table-cell>
          <table:table-cell office:value-type="string" calcext:value-type="string">
            <text:p>OK</text:p>
          </table:table-cell>
          <table:table-cell office:value-type="float" office:value="398476331" calcext:value-type="float">
            <text:p>398476331</text:p>
          </table:table-cell>
          <table:table-cell office:value-type="float" office:value="398436332" calcext:value-type="float">
            <text:p>398436332</text:p>
          </table:table-cell>
          <table:table-cell table:number-columns-repeated="2" office:value-type="float" office:value="796872664" calcext:value-type="float">
            <text:p>796872664</text:p>
          </table:table-cell>
        </table:table-row>
        <table:table-row table:style-name="ro1">
          <table:table-cell table:formula="of:=MAX([.N68:.AQ68])" office:value-type="float" office:value="706819" calcext:value-type="float">
            <text:p>706819</text:p>
          </table:table-cell>
          <table:table-cell table:formula="of:=MIN([.N68:.AQ68])" office:value-type="float" office:value="653382" calcext:value-type="float">
            <text:p>653382</text:p>
          </table:table-cell>
          <table:table-cell table:formula="of:=ABS([.A68]-[.B68])" office:value-type="float" office:value="53437" calcext:value-type="float">
            <text:p>53437</text:p>
          </table:table-cell>
          <table:table-cell table:formula="of:=[.K68]" office:value-type="float" office:value="663551" calcext:value-type="float">
            <text:p>6635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7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63551" calcext:value-type="float">
            <text:p>663551</text:p>
          </table:table-cell>
          <table:table-cell office:value-type="float" office:value="653382" calcext:value-type="float">
            <text:p>653382</text:p>
          </table:table-cell>
          <table:table-cell office:value-type="float" office:value="679196" calcext:value-type="float">
            <text:p>679196</text:p>
          </table:table-cell>
          <table:table-cell office:value-type="float" office:value="663551" calcext:value-type="float">
            <text:p>663551</text:p>
          </table:table-cell>
          <table:table-cell office:value-type="float" office:value="701544" calcext:value-type="float">
            <text:p>701544</text:p>
          </table:table-cell>
          <table:table-cell office:value-type="float" office:value="696212" calcext:value-type="float">
            <text:p>696212</text:p>
          </table:table-cell>
          <table:table-cell office:value-type="float" office:value="706819" calcext:value-type="float">
            <text:p>706819</text:p>
          </table:table-cell>
          <table:table-cell office:value-type="float" office:value="679360" calcext:value-type="float">
            <text:p>679360</text:p>
          </table:table-cell>
          <table:table-cell office:value-type="float" office:value="698565" calcext:value-type="float">
            <text:p>698565</text:p>
          </table:table-cell>
          <table:table-cell office:value-type="float" office:value="681831" calcext:value-type="float">
            <text:p>681831</text:p>
          </table:table-cell>
          <table:table-cell office:value-type="float" office:value="681879" calcext:value-type="float">
            <text:p>681879</text:p>
          </table:table-cell>
          <table:table-cell office:value-type="float" office:value="692836" calcext:value-type="float">
            <text:p>692836</text:p>
          </table:table-cell>
          <table:table-cell office:value-type="float" office:value="699441" calcext:value-type="float">
            <text:p>699441</text:p>
          </table:table-cell>
          <table:table-cell office:value-type="float" office:value="685472" calcext:value-type="float">
            <text:p>685472</text:p>
          </table:table-cell>
          <table:table-cell office:value-type="float" office:value="663728" calcext:value-type="float">
            <text:p>663728</text:p>
          </table:table-cell>
          <table:table-cell office:value-type="float" office:value="684470" calcext:value-type="float">
            <text:p>684470</text:p>
          </table:table-cell>
          <table:table-cell office:value-type="float" office:value="678613" calcext:value-type="float">
            <text:p>678613</text:p>
          </table:table-cell>
          <table:table-cell office:value-type="float" office:value="671036" calcext:value-type="float">
            <text:p>671036</text:p>
          </table:table-cell>
          <table:table-cell office:value-type="float" office:value="681389" calcext:value-type="float">
            <text:p>681389</text:p>
          </table:table-cell>
          <table:table-cell office:value-type="float" office:value="661113" calcext:value-type="float">
            <text:p>661113</text:p>
          </table:table-cell>
          <table:table-cell office:value-type="float" office:value="671962" calcext:value-type="float">
            <text:p>671962</text:p>
          </table:table-cell>
          <table:table-cell office:value-type="float" office:value="671434" calcext:value-type="float">
            <text:p>671434</text:p>
          </table:table-cell>
          <table:table-cell office:value-type="float" office:value="686288" calcext:value-type="float">
            <text:p>686288</text:p>
          </table:table-cell>
          <table:table-cell office:value-type="float" office:value="673117" calcext:value-type="float">
            <text:p>673117</text:p>
          </table:table-cell>
          <table:table-cell office:value-type="float" office:value="696235" calcext:value-type="float">
            <text:p>696235</text:p>
          </table:table-cell>
          <table:table-cell office:value-type="float" office:value="657465" calcext:value-type="float">
            <text:p>657465</text:p>
          </table:table-cell>
          <table:table-cell office:value-type="float" office:value="657513" calcext:value-type="float">
            <text:p>657513</text:p>
          </table:table-cell>
          <table:table-cell office:value-type="float" office:value="653382" calcext:value-type="float">
            <text:p>653382</text:p>
          </table:table-cell>
          <table:table-cell office:value-type="float" office:value="672926" calcext:value-type="float">
            <text:p>672926</text:p>
          </table:table-cell>
          <table:table-cell office:value-type="float" office:value="702617" calcext:value-type="float">
            <text:p>702617</text:p>
          </table:table-cell>
          <table:table-cell office:value-type="float" office:value="693819" calcext:value-type="float">
            <text:p>693819</text:p>
          </table:table-cell>
          <table:table-cell office:value-type="float" office:value="656710" calcext:value-type="float">
            <text:p>656710</text:p>
          </table:table-cell>
          <table:table-cell office:value-type="float" office:value="654566" calcext:value-type="float">
            <text:p>654566</text:p>
          </table:table-cell>
          <table:table-cell office:value-type="float" office:value="20375893" calcext:value-type="float">
            <text:p>20375893</text:p>
          </table:table-cell>
          <table:table-cell office:value-type="string" calcext:value-type="string">
            <text:p>OK</text:p>
          </table:table-cell>
          <table:table-cell office:value-type="float" office:value="399942206" calcext:value-type="float">
            <text:p>399942206</text:p>
          </table:table-cell>
          <table:table-cell office:value-type="float" office:value="399902207" calcext:value-type="float">
            <text:p>399902207</text:p>
          </table:table-cell>
          <table:table-cell table:number-columns-repeated="2" office:value-type="float" office:value="799804414" calcext:value-type="float">
            <text:p>799804414</text:p>
          </table:table-cell>
        </table:table-row>
        <table:table-row table:style-name="ro1">
          <table:table-cell table:formula="of:=MAX([.N69:.AQ69])" office:value-type="float" office:value="762600" calcext:value-type="float">
            <text:p>762600</text:p>
          </table:table-cell>
          <table:table-cell table:formula="of:=MIN([.N69:.AQ69])" office:value-type="float" office:value="643390" calcext:value-type="float">
            <text:p>643390</text:p>
          </table:table-cell>
          <table:table-cell table:formula="of:=ABS([.A69]-[.B69])" office:value-type="float" office:value="119210" calcext:value-type="float">
            <text:p>119210</text:p>
          </table:table-cell>
          <table:table-cell table:formula="of:=[.K69]" office:value-type="float" office:value="643390" calcext:value-type="float">
            <text:p>64339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8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643390" calcext:value-type="float">
            <text:p>643390</text:p>
          </table:table-cell>
          <table:table-cell office:value-type="float" office:value="692589" calcext:value-type="float">
            <text:p>692589</text:p>
          </table:table-cell>
          <table:table-cell office:value-type="float" office:value="643390" calcext:value-type="float">
            <text:p>643390</text:p>
          </table:table-cell>
          <table:table-cell office:value-type="float" office:value="690846" calcext:value-type="float">
            <text:p>690846</text:p>
          </table:table-cell>
          <table:table-cell office:value-type="float" office:value="669562" calcext:value-type="float">
            <text:p>669562</text:p>
          </table:table-cell>
          <table:table-cell office:value-type="float" office:value="698647" calcext:value-type="float">
            <text:p>698647</text:p>
          </table:table-cell>
          <table:table-cell office:value-type="float" office:value="662458" calcext:value-type="float">
            <text:p>662458</text:p>
          </table:table-cell>
          <table:table-cell office:value-type="float" office:value="679092" calcext:value-type="float">
            <text:p>679092</text:p>
          </table:table-cell>
          <table:table-cell office:value-type="float" office:value="690802" calcext:value-type="float">
            <text:p>690802</text:p>
          </table:table-cell>
          <table:table-cell office:value-type="float" office:value="689521" calcext:value-type="float">
            <text:p>689521</text:p>
          </table:table-cell>
          <table:table-cell office:value-type="float" office:value="693708" calcext:value-type="float">
            <text:p>693708</text:p>
          </table:table-cell>
          <table:table-cell office:value-type="float" office:value="725162" calcext:value-type="float">
            <text:p>725162</text:p>
          </table:table-cell>
          <table:table-cell office:value-type="float" office:value="710722" calcext:value-type="float">
            <text:p>710722</text:p>
          </table:table-cell>
          <table:table-cell office:value-type="float" office:value="690123" calcext:value-type="float">
            <text:p>690123</text:p>
          </table:table-cell>
          <table:table-cell office:value-type="float" office:value="705494" calcext:value-type="float">
            <text:p>705494</text:p>
          </table:table-cell>
          <table:table-cell office:value-type="float" office:value="762600" calcext:value-type="float">
            <text:p>762600</text:p>
          </table:table-cell>
          <table:table-cell office:value-type="float" office:value="704764" calcext:value-type="float">
            <text:p>704764</text:p>
          </table:table-cell>
          <table:table-cell office:value-type="float" office:value="694703" calcext:value-type="float">
            <text:p>694703</text:p>
          </table:table-cell>
          <table:table-cell office:value-type="float" office:value="672334" calcext:value-type="float">
            <text:p>672334</text:p>
          </table:table-cell>
          <table:table-cell office:value-type="float" office:value="678775" calcext:value-type="float">
            <text:p>678775</text:p>
          </table:table-cell>
          <table:table-cell office:value-type="float" office:value="706409" calcext:value-type="float">
            <text:p>706409</text:p>
          </table:table-cell>
          <table:table-cell office:value-type="float" office:value="699474" calcext:value-type="float">
            <text:p>699474</text:p>
          </table:table-cell>
          <table:table-cell office:value-type="float" office:value="684217" calcext:value-type="float">
            <text:p>684217</text:p>
          </table:table-cell>
          <table:table-cell office:value-type="float" office:value="695554" calcext:value-type="float">
            <text:p>695554</text:p>
          </table:table-cell>
          <table:table-cell office:value-type="float" office:value="690426" calcext:value-type="float">
            <text:p>690426</text:p>
          </table:table-cell>
          <table:table-cell office:value-type="float" office:value="689060" calcext:value-type="float">
            <text:p>689060</text:p>
          </table:table-cell>
          <table:table-cell office:value-type="float" office:value="696001" calcext:value-type="float">
            <text:p>696001</text:p>
          </table:table-cell>
          <table:table-cell office:value-type="float" office:value="691689" calcext:value-type="float">
            <text:p>691689</text:p>
          </table:table-cell>
          <table:table-cell office:value-type="float" office:value="697394" calcext:value-type="float">
            <text:p>697394</text:p>
          </table:table-cell>
          <table:table-cell office:value-type="float" office:value="672810" calcext:value-type="float">
            <text:p>672810</text:p>
          </table:table-cell>
          <table:table-cell office:value-type="float" office:value="715223" calcext:value-type="float">
            <text:p>715223</text:p>
          </table:table-cell>
          <table:table-cell office:value-type="float" office:value="676734" calcext:value-type="float">
            <text:p>676734</text:p>
          </table:table-cell>
          <table:table-cell office:value-type="float" office:value="20777694" calcext:value-type="float">
            <text:p>20777694</text:p>
          </table:table-cell>
          <table:table-cell office:value-type="string" calcext:value-type="string">
            <text:p>OK</text:p>
          </table:table-cell>
          <table:table-cell office:value-type="float" office:value="398706257" calcext:value-type="float">
            <text:p>398706257</text:p>
          </table:table-cell>
          <table:table-cell office:value-type="float" office:value="398666258" calcext:value-type="float">
            <text:p>398666258</text:p>
          </table:table-cell>
          <table:table-cell table:number-columns-repeated="2" office:value-type="float" office:value="797332516" calcext:value-type="float">
            <text:p>797332516</text:p>
          </table:table-cell>
        </table:table-row>
        <table:table-row table:style-name="ro1">
          <table:table-cell table:formula="of:=MAX([.N70:.AQ70])" office:value-type="float" office:value="788949" calcext:value-type="float">
            <text:p>788949</text:p>
          </table:table-cell>
          <table:table-cell table:formula="of:=MIN([.N70:.AQ70])" office:value-type="float" office:value="655474" calcext:value-type="float">
            <text:p>655474</text:p>
          </table:table-cell>
          <table:table-cell table:formula="of:=ABS([.A70]-[.B70])" office:value-type="float" office:value="133475" calcext:value-type="float">
            <text:p>133475</text:p>
          </table:table-cell>
          <table:table-cell table:formula="of:=[.K70]" office:value-type="float" office:value="684833" calcext:value-type="float">
            <text:p>68483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9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84833" calcext:value-type="float">
            <text:p>684833</text:p>
          </table:table-cell>
          <table:table-cell office:value-type="float" office:value="655474" calcext:value-type="float">
            <text:p>655474</text:p>
          </table:table-cell>
          <table:table-cell office:value-type="float" office:value="712189" calcext:value-type="float">
            <text:p>712189</text:p>
          </table:table-cell>
          <table:table-cell office:value-type="float" office:value="684833" calcext:value-type="float">
            <text:p>684833</text:p>
          </table:table-cell>
          <table:table-cell office:value-type="float" office:value="681769" calcext:value-type="float">
            <text:p>681769</text:p>
          </table:table-cell>
          <table:table-cell office:value-type="float" office:value="697605" calcext:value-type="float">
            <text:p>697605</text:p>
          </table:table-cell>
          <table:table-cell office:value-type="float" office:value="721844" calcext:value-type="float">
            <text:p>721844</text:p>
          </table:table-cell>
          <table:table-cell office:value-type="float" office:value="715835" calcext:value-type="float">
            <text:p>715835</text:p>
          </table:table-cell>
          <table:table-cell office:value-type="float" office:value="685823" calcext:value-type="float">
            <text:p>685823</text:p>
          </table:table-cell>
          <table:table-cell office:value-type="float" office:value="668177" calcext:value-type="float">
            <text:p>668177</text:p>
          </table:table-cell>
          <table:table-cell office:value-type="float" office:value="661238" calcext:value-type="float">
            <text:p>661238</text:p>
          </table:table-cell>
          <table:table-cell office:value-type="float" office:value="658097" calcext:value-type="float">
            <text:p>658097</text:p>
          </table:table-cell>
          <table:table-cell office:value-type="float" office:value="668580" calcext:value-type="float">
            <text:p>668580</text:p>
          </table:table-cell>
          <table:table-cell office:value-type="float" office:value="655692" calcext:value-type="float">
            <text:p>655692</text:p>
          </table:table-cell>
          <table:table-cell office:value-type="float" office:value="655474" calcext:value-type="float">
            <text:p>655474</text:p>
          </table:table-cell>
          <table:table-cell office:value-type="float" office:value="656601" calcext:value-type="float">
            <text:p>656601</text:p>
          </table:table-cell>
          <table:table-cell office:value-type="float" office:value="685789" calcext:value-type="float">
            <text:p>685789</text:p>
          </table:table-cell>
          <table:table-cell office:value-type="float" office:value="736275" calcext:value-type="float">
            <text:p>736275</text:p>
          </table:table-cell>
          <table:table-cell office:value-type="float" office:value="738393" calcext:value-type="float">
            <text:p>738393</text:p>
          </table:table-cell>
          <table:table-cell office:value-type="float" office:value="732156" calcext:value-type="float">
            <text:p>732156</text:p>
          </table:table-cell>
          <table:table-cell office:value-type="float" office:value="724865" calcext:value-type="float">
            <text:p>724865</text:p>
          </table:table-cell>
          <table:table-cell office:value-type="float" office:value="747183" calcext:value-type="float">
            <text:p>747183</text:p>
          </table:table-cell>
          <table:table-cell office:value-type="float" office:value="740423" calcext:value-type="float">
            <text:p>740423</text:p>
          </table:table-cell>
          <table:table-cell office:value-type="float" office:value="708517" calcext:value-type="float">
            <text:p>708517</text:p>
          </table:table-cell>
          <table:table-cell office:value-type="float" office:value="779500" calcext:value-type="float">
            <text:p>779500</text:p>
          </table:table-cell>
          <table:table-cell office:value-type="float" office:value="766311" calcext:value-type="float">
            <text:p>766311</text:p>
          </table:table-cell>
          <table:table-cell office:value-type="float" office:value="788949" calcext:value-type="float">
            <text:p>788949</text:p>
          </table:table-cell>
          <table:table-cell office:value-type="float" office:value="768924" calcext:value-type="float">
            <text:p>768924</text:p>
          </table:table-cell>
          <table:table-cell office:value-type="float" office:value="759926" calcext:value-type="float">
            <text:p>759926</text:p>
          </table:table-cell>
          <table:table-cell office:value-type="float" office:value="692768" calcext:value-type="float">
            <text:p>692768</text:p>
          </table:table-cell>
          <table:table-cell office:value-type="float" office:value="781699" calcext:value-type="float">
            <text:p>781699</text:p>
          </table:table-cell>
          <table:table-cell office:value-type="float" office:value="706709" calcext:value-type="float">
            <text:p>706709</text:p>
          </table:table-cell>
          <table:table-cell office:value-type="float" office:value="695724" calcext:value-type="float">
            <text:p>695724</text:p>
          </table:table-cell>
          <table:table-cell office:value-type="float" office:value="21365679" calcext:value-type="float">
            <text:p>21365679</text:p>
          </table:table-cell>
          <table:table-cell office:value-type="string" calcext:value-type="string">
            <text:p>OK</text:p>
          </table:table-cell>
          <table:table-cell office:value-type="float" office:value="401302828" calcext:value-type="float">
            <text:p>401302828</text:p>
          </table:table-cell>
          <table:table-cell office:value-type="float" office:value="401262829" calcext:value-type="float">
            <text:p>401262829</text:p>
          </table:table-cell>
          <table:table-cell table:number-columns-repeated="2" office:value-type="float" office:value="802525658" calcext:value-type="float">
            <text:p>802525658</text:p>
          </table:table-cell>
        </table:table-row>
        <table:table-row table:style-name="ro1">
          <table:table-cell table:formula="of:=MAX([.N71:.AQ71])" office:value-type="float" office:value="801126" calcext:value-type="float">
            <text:p>801126</text:p>
          </table:table-cell>
          <table:table-cell table:formula="of:=MIN([.N71:.AQ71])" office:value-type="float" office:value="668062" calcext:value-type="float">
            <text:p>668062</text:p>
          </table:table-cell>
          <table:table-cell table:formula="of:=ABS([.A71]-[.B71])" office:value-type="float" office:value="133064" calcext:value-type="float">
            <text:p>133064</text:p>
          </table:table-cell>
          <table:table-cell table:formula="of:=[.K71]" office:value-type="float" office:value="689503" calcext:value-type="float">
            <text:p>68950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0</text:p>
          </table:table-cell>
          <table:table-cell office:value-type="string" calcext:value-type="string">
            <text:p>DON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RND</text:p>
          </table:table-cell>
          <table:table-cell office:value-type="float" office:value="689503" calcext:value-type="float">
            <text:p>689503</text:p>
          </table:table-cell>
          <table:table-cell office:value-type="float" office:value="668062" calcext:value-type="float">
            <text:p>668062</text:p>
          </table:table-cell>
          <table:table-cell office:value-type="float" office:value="693916" calcext:value-type="float">
            <text:p>693916</text:p>
          </table:table-cell>
          <table:table-cell office:value-type="float" office:value="689503" calcext:value-type="float">
            <text:p>689503</text:p>
          </table:table-cell>
          <table:table-cell office:value-type="float" office:value="700432" calcext:value-type="float">
            <text:p>700432</text:p>
          </table:table-cell>
          <table:table-cell office:value-type="float" office:value="673599" calcext:value-type="float">
            <text:p>673599</text:p>
          </table:table-cell>
          <table:table-cell office:value-type="float" office:value="668062" calcext:value-type="float">
            <text:p>668062</text:p>
          </table:table-cell>
          <table:table-cell office:value-type="float" office:value="682788" calcext:value-type="float">
            <text:p>682788</text:p>
          </table:table-cell>
          <table:table-cell office:value-type="float" office:value="756358" calcext:value-type="float">
            <text:p>756358</text:p>
          </table:table-cell>
          <table:table-cell office:value-type="float" office:value="801126" calcext:value-type="float">
            <text:p>801126</text:p>
          </table:table-cell>
          <table:table-cell office:value-type="float" office:value="723645" calcext:value-type="float">
            <text:p>723645</text:p>
          </table:table-cell>
          <table:table-cell office:value-type="float" office:value="714473" calcext:value-type="float">
            <text:p>714473</text:p>
          </table:table-cell>
          <table:table-cell office:value-type="float" office:value="711643" calcext:value-type="float">
            <text:p>711643</text:p>
          </table:table-cell>
          <table:table-cell office:value-type="float" office:value="686215" calcext:value-type="float">
            <text:p>686215</text:p>
          </table:table-cell>
          <table:table-cell office:value-type="float" office:value="685397" calcext:value-type="float">
            <text:p>685397</text:p>
          </table:table-cell>
          <table:table-cell office:value-type="float" office:value="682607" calcext:value-type="float">
            <text:p>682607</text:p>
          </table:table-cell>
          <table:table-cell office:value-type="float" office:value="683535" calcext:value-type="float">
            <text:p>683535</text:p>
          </table:table-cell>
          <table:table-cell office:value-type="float" office:value="685555" calcext:value-type="float">
            <text:p>685555</text:p>
          </table:table-cell>
          <table:table-cell office:value-type="float" office:value="706853" calcext:value-type="float">
            <text:p>706853</text:p>
          </table:table-cell>
          <table:table-cell office:value-type="float" office:value="680840" calcext:value-type="float">
            <text:p>680840</text:p>
          </table:table-cell>
          <table:table-cell office:value-type="float" office:value="683600" calcext:value-type="float">
            <text:p>683600</text:p>
          </table:table-cell>
          <table:table-cell office:value-type="float" office:value="684002" calcext:value-type="float">
            <text:p>684002</text:p>
          </table:table-cell>
          <table:table-cell office:value-type="float" office:value="681268" calcext:value-type="float">
            <text:p>681268</text:p>
          </table:table-cell>
          <table:table-cell office:value-type="float" office:value="682341" calcext:value-type="float">
            <text:p>682341</text:p>
          </table:table-cell>
          <table:table-cell office:value-type="float" office:value="679649" calcext:value-type="float">
            <text:p>679649</text:p>
          </table:table-cell>
          <table:table-cell office:value-type="float" office:value="689547" calcext:value-type="float">
            <text:p>689547</text:p>
          </table:table-cell>
          <table:table-cell office:value-type="float" office:value="682302" calcext:value-type="float">
            <text:p>682302</text:p>
          </table:table-cell>
          <table:table-cell office:value-type="float" office:value="685914" calcext:value-type="float">
            <text:p>685914</text:p>
          </table:table-cell>
          <table:table-cell office:value-type="float" office:value="686291" calcext:value-type="float">
            <text:p>686291</text:p>
          </table:table-cell>
          <table:table-cell office:value-type="float" office:value="680947" calcext:value-type="float">
            <text:p>680947</text:p>
          </table:table-cell>
          <table:table-cell office:value-type="float" office:value="687423" calcext:value-type="float">
            <text:p>687423</text:p>
          </table:table-cell>
          <table:table-cell office:value-type="float" office:value="680098" calcext:value-type="float">
            <text:p>680098</text:p>
          </table:table-cell>
          <table:table-cell office:value-type="float" office:value="681491" calcext:value-type="float">
            <text:p>681491</text:p>
          </table:table-cell>
          <table:table-cell office:value-type="float" office:value="20817504" calcext:value-type="float">
            <text:p>20817504</text:p>
          </table:table-cell>
          <table:table-cell office:value-type="string" calcext:value-type="string">
            <text:p>OK</text:p>
          </table:table-cell>
          <table:table-cell office:value-type="float" office:value="401033087" calcext:value-type="float">
            <text:p>401033087</text:p>
          </table:table-cell>
          <table:table-cell office:value-type="float" office:value="400993088" calcext:value-type="float">
            <text:p>400993088</text:p>
          </table:table-cell>
          <table:table-cell table:number-columns-repeated="2" office:value-type="float" office:value="801986176" calcext:value-type="float">
            <text:p>801986176</text:p>
          </table:table-cell>
        </table:table-row>
        <table:table-row table:style-name="ro1">
          <table:table-cell table:formula="of:=MAX([.N72:.AQ72])" office:value-type="float" office:value="47559" calcext:value-type="float">
            <text:p>47559</text:p>
          </table:table-cell>
          <table:table-cell table:formula="of:=MIN([.N72:.AQ72])" office:value-type="float" office:value="41918" calcext:value-type="float">
            <text:p>41918</text:p>
          </table:table-cell>
          <table:table-cell table:formula="of:=ABS([.A72]-[.B72])" office:value-type="float" office:value="5641" calcext:value-type="float">
            <text:p>5641</text:p>
          </table:table-cell>
          <table:table-cell table:formula="of:=[.K72]" office:value-type="float" office:value="47559" calcext:value-type="float">
            <text:p>475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1</text:p>
          </table:table-cell>
          <table:table-cell office:value-type="string" calcext:value-type="string">
            <text:p>DON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RND</text:p>
          </table:table-cell>
          <table:table-cell office:value-type="float" office:value="47559" calcext:value-type="float">
            <text:p>47559</text:p>
          </table:table-cell>
          <table:table-cell office:value-type="float" office:value="41918" calcext:value-type="float">
            <text:p>41918</text:p>
          </table:table-cell>
          <table:table-cell office:value-type="float" office:value="43579" calcext:value-type="float">
            <text:p>43579</text:p>
          </table:table-cell>
          <table:table-cell office:value-type="float" office:value="47559" calcext:value-type="float">
            <text:p>47559</text:p>
          </table:table-cell>
          <table:table-cell office:value-type="float" office:value="47183" calcext:value-type="float">
            <text:p>47183</text:p>
          </table:table-cell>
          <table:table-cell office:value-type="float" office:value="42629" calcext:value-type="float">
            <text:p>42629</text:p>
          </table:table-cell>
          <table:table-cell office:value-type="float" office:value="43403" calcext:value-type="float">
            <text:p>43403</text:p>
          </table:table-cell>
          <table:table-cell office:value-type="float" office:value="44300" calcext:value-type="float">
            <text:p>44300</text:p>
          </table:table-cell>
          <table:table-cell office:value-type="float" office:value="43642" calcext:value-type="float">
            <text:p>43642</text:p>
          </table:table-cell>
          <table:table-cell office:value-type="float" office:value="42717" calcext:value-type="float">
            <text:p>42717</text:p>
          </table:table-cell>
          <table:table-cell office:value-type="float" office:value="43019" calcext:value-type="float">
            <text:p>43019</text:p>
          </table:table-cell>
          <table:table-cell office:value-type="float" office:value="43910" calcext:value-type="float">
            <text:p>43910</text:p>
          </table:table-cell>
          <table:table-cell office:value-type="float" office:value="43636" calcext:value-type="float">
            <text:p>43636</text:p>
          </table:table-cell>
          <table:table-cell office:value-type="float" office:value="44188" calcext:value-type="float">
            <text:p>44188</text:p>
          </table:table-cell>
          <table:table-cell office:value-type="float" office:value="42796" calcext:value-type="float">
            <text:p>42796</text:p>
          </table:table-cell>
          <table:table-cell office:value-type="float" office:value="42635" calcext:value-type="float">
            <text:p>42635</text:p>
          </table:table-cell>
          <table:table-cell office:value-type="float" office:value="42262" calcext:value-type="float">
            <text:p>42262</text:p>
          </table:table-cell>
          <table:table-cell office:value-type="float" office:value="43854" calcext:value-type="float">
            <text:p>43854</text:p>
          </table:table-cell>
          <table:table-cell office:value-type="float" office:value="43101" calcext:value-type="float">
            <text:p>43101</text:p>
          </table:table-cell>
          <table:table-cell office:value-type="float" office:value="45758" calcext:value-type="float">
            <text:p>45758</text:p>
          </table:table-cell>
          <table:table-cell office:value-type="float" office:value="45966" calcext:value-type="float">
            <text:p>45966</text:p>
          </table:table-cell>
          <table:table-cell office:value-type="float" office:value="43355" calcext:value-type="float">
            <text:p>43355</text:p>
          </table:table-cell>
          <table:table-cell office:value-type="float" office:value="42756" calcext:value-type="float">
            <text:p>42756</text:p>
          </table:table-cell>
          <table:table-cell office:value-type="float" office:value="42434" calcext:value-type="float">
            <text:p>42434</text:p>
          </table:table-cell>
          <table:table-cell office:value-type="float" office:value="42817" calcext:value-type="float">
            <text:p>42817</text:p>
          </table:table-cell>
          <table:table-cell office:value-type="float" office:value="42741" calcext:value-type="float">
            <text:p>42741</text:p>
          </table:table-cell>
          <table:table-cell office:value-type="float" office:value="43185" calcext:value-type="float">
            <text:p>43185</text:p>
          </table:table-cell>
          <table:table-cell office:value-type="float" office:value="41918" calcext:value-type="float">
            <text:p>41918</text:p>
          </table:table-cell>
          <table:table-cell office:value-type="float" office:value="43324" calcext:value-type="float">
            <text:p>43324</text:p>
          </table:table-cell>
          <table:table-cell office:value-type="float" office:value="43550" calcext:value-type="float">
            <text:p>43550</text:p>
          </table:table-cell>
          <table:table-cell office:value-type="float" office:value="42744" calcext:value-type="float">
            <text:p>42744</text:p>
          </table:table-cell>
          <table:table-cell office:value-type="float" office:value="41923" calcext:value-type="float">
            <text:p>41923</text:p>
          </table:table-cell>
          <table:table-cell office:value-type="float" office:value="44084" calcext:value-type="float">
            <text:p>44084</text:p>
          </table:table-cell>
          <table:table-cell office:value-type="float" office:value="1307389" calcext:value-type="float">
            <text:p>1307389</text:p>
          </table:table-cell>
          <table:table-cell office:value-type="string" calcext:value-type="string">
            <text:p>OK</text:p>
          </table:table-cell>
          <table:table-cell office:value-type="float" office:value="24999458" calcext:value-type="float">
            <text:p>24999458</text:p>
          </table:table-cell>
          <table:table-cell office:value-type="float" office:value="24989459" calcext:value-type="float">
            <text:p>24989459</text:p>
          </table:table-cell>
          <table:table-cell table:number-columns-repeated="2" office:value-type="float" office:value="49978918" calcext:value-type="float">
            <text:p>49978918</text:p>
          </table:table-cell>
        </table:table-row>
        <table:table-row table:style-name="ro2" table:number-rows-repeated="4">
          <table:table-cell table:style-name="Default" table:number-columns-repeated="4"/>
          <table:table-cell table:number-columns-repeated="45"/>
        </table:table-row>
        <table:table-row table:style-name="ro1">
          <table:table-cell table:style-name="ce1" office:value-type="string" calcext:value-type="string">
            <text:p>TmaxAllAVG</text:p>
          </table:table-cell>
          <table:table-cell table:style-name="ce1" office:value-type="string" calcext:value-type="string">
            <text:p>TminAllAVG</text:p>
          </table:table-cell>
          <table:table-cell table:style-name="ce1" office:value-type="string" calcext:value-type="string">
            <text:p>DeltaAllAVG</text:p>
          </table:table-cell>
          <table:table-cell table:style-name="ce1" office:value-type="string" calcext:value-type="string">
            <text:p>TfirstAVG</text:p>
          </table:table-cell>
          <table:table-cell table:number-columns-repeated="45"/>
        </table:table-row>
        <table:table-row table:style-name="ro1">
          <table:table-cell table:formula="of:=AVERAGE([.A2:.A72])" office:value-type="float" office:value="704962.183098592" calcext:value-type="float">
            <text:p>704962.183098592</text:p>
          </table:table-cell>
          <table:table-cell table:formula="of:=AVERAGE([.B2:.B72])" office:value-type="float" office:value="647863.352112676" calcext:value-type="float">
            <text:p>647863.352112676</text:p>
          </table:table-cell>
          <table:table-cell table:formula="of:=AVERAGE([.C2:.C72])" office:value-type="float" office:value="57098.8309859155" calcext:value-type="float">
            <text:p>57098.8309859155</text:p>
          </table:table-cell>
          <table:table-cell table:formula="of:=AVERAGE([.D2:.D72])" office:value-type="float" office:value="662407.295774648" calcext:value-type="float">
            <text:p>662407.295774648</text:p>
          </table:table-cell>
          <table:table-cell table:number-columns-repeated="45"/>
        </table:table-row>
      </table:table>
      <table:table table:name="InsertionSort50000" table:style-name="ta1">
        <table:table-column table:style-name="co23" table:number-columns-repeated="4" table:default-cell-style-name="ce2"/>
        <table:table-column table:style-name="co23" table:number-columns-repeated="45" table:default-cell-style-name="Default"/>
        <table:table-row table:style-name="ro1">
          <table:table-cell table:style-name="ce1" office:value-type="string" calcext:value-type="string">
            <text:p>TmaxAll</text:p>
          </table:table-cell>
          <table:table-cell table:style-name="ce1" office:value-type="string" calcext:value-type="string">
            <text:p>TminAll</text:p>
          </table:table-cell>
          <table:table-cell table:style-name="ce1" office:value-type="string" calcext:value-type="string">
            <text:p>delta</text:p>
          </table:table-cell>
          <table:table-cell table:style-name="ce1" office:value-type="string" calcext:value-type="string">
            <text:p>Tfirs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estset</text:p>
          </table:table-cell>
          <table:table-cell office:value-type="string" calcext:value-type="string">
            <text:p>InstanceID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InsertionSort.Tfirst</text:p>
          </table:table-cell>
          <table:table-cell office:value-type="string" calcext:value-type="string">
            <text:p>InsertionSort.Tmin</text:p>
          </table:table-cell>
          <table:table-cell office:value-type="string" calcext:value-type="string">
            <text:p>InsertionSort.Tavg</text:p>
          </table:table-cell>
          <table:table-cell office:value-type="string" calcext:value-type="string">
            <text:p>InsertionSort.Tall</text:p>
          </table:table-cell>
          <table:table-cell office:value-type="string" calcext:value-type="string">
            <text:p>InsertionSort.Tsum</text:p>
          </table:table-cell>
          <table:table-cell office:value-type="string" calcext:value-type="string">
            <text:p>InsertionSort.Check</text:p>
          </table:table-cell>
          <table:table-cell office:value-type="string" calcext:value-type="string">
            <text:p>InsertionSort.CMP</text:p>
          </table:table-cell>
          <table:table-cell office:value-type="string" calcext:value-type="string">
            <text:p>InsertionSort.SWAP</text:p>
          </table:table-cell>
          <table:table-cell office:value-type="string" calcext:value-type="string">
            <text:p>InsertionSort.WRITE</text:p>
          </table:table-cell>
          <table:table-cell office:value-type="string" calcext:value-type="string">
            <text:p>InsertionSort.READ</text:p>
          </table:table-cell>
          <table:table-cell table:number-columns-repeated="29"/>
        </table:table-row>
        <table:table-row table:style-name="ro1">
          <table:table-cell table:formula="of:=MAX([.N2:.AQ2])" office:value-type="float" office:value="1142899" calcext:value-type="float">
            <text:p>1142899</text:p>
          </table:table-cell>
          <table:table-cell table:formula="of:=MIN([.N2:.AQ2])" office:value-type="float" office:value="1031296" calcext:value-type="float">
            <text:p>1031296</text:p>
          </table:table-cell>
          <table:table-cell table:formula="of:=ABS([.A2]-[.B2])" office:value-type="float" office:value="111603" calcext:value-type="float">
            <text:p>111603</text:p>
          </table:table-cell>
          <table:table-cell table:formula="of:=[.K2]" office:value-type="float" office:value="1051638" calcext:value-type="float">
            <text:p>10516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51638" calcext:value-type="float">
            <text:p>1051638</text:p>
          </table:table-cell>
          <table:table-cell office:value-type="float" office:value="1031296" calcext:value-type="float">
            <text:p>1031296</text:p>
          </table:table-cell>
          <table:table-cell office:value-type="float" office:value="1077605" calcext:value-type="float">
            <text:p>1077605</text:p>
          </table:table-cell>
          <table:table-cell office:value-type="float" office:value="1051638" calcext:value-type="float">
            <text:p>1051638</text:p>
          </table:table-cell>
          <table:table-cell office:value-type="float" office:value="1040824" calcext:value-type="float">
            <text:p>1040824</text:p>
          </table:table-cell>
          <table:table-cell office:value-type="float" office:value="1076792" calcext:value-type="float">
            <text:p>1076792</text:p>
          </table:table-cell>
          <table:table-cell office:value-type="float" office:value="1092790" calcext:value-type="float">
            <text:p>1092790</text:p>
          </table:table-cell>
          <table:table-cell office:value-type="float" office:value="1104099" calcext:value-type="float">
            <text:p>1104099</text:p>
          </table:table-cell>
          <table:table-cell office:value-type="float" office:value="1061036" calcext:value-type="float">
            <text:p>1061036</text:p>
          </table:table-cell>
          <table:table-cell office:value-type="float" office:value="1092664" calcext:value-type="float">
            <text:p>1092664</text:p>
          </table:table-cell>
          <table:table-cell office:value-type="float" office:value="1095752" calcext:value-type="float">
            <text:p>1095752</text:p>
          </table:table-cell>
          <table:table-cell office:value-type="float" office:value="1052108" calcext:value-type="float">
            <text:p>1052108</text:p>
          </table:table-cell>
          <table:table-cell office:value-type="float" office:value="1142899" calcext:value-type="float">
            <text:p>1142899</text:p>
          </table:table-cell>
          <table:table-cell office:value-type="float" office:value="1128851" calcext:value-type="float">
            <text:p>1128851</text:p>
          </table:table-cell>
          <table:table-cell office:value-type="float" office:value="1104086" calcext:value-type="float">
            <text:p>1104086</text:p>
          </table:table-cell>
          <table:table-cell office:value-type="float" office:value="1138556" calcext:value-type="float">
            <text:p>1138556</text:p>
          </table:table-cell>
          <table:table-cell office:value-type="float" office:value="1085553" calcext:value-type="float">
            <text:p>1085553</text:p>
          </table:table-cell>
          <table:table-cell office:value-type="float" office:value="1082159" calcext:value-type="float">
            <text:p>1082159</text:p>
          </table:table-cell>
          <table:table-cell office:value-type="float" office:value="1081937" calcext:value-type="float">
            <text:p>1081937</text:p>
          </table:table-cell>
          <table:table-cell office:value-type="float" office:value="1086445" calcext:value-type="float">
            <text:p>1086445</text:p>
          </table:table-cell>
          <table:table-cell office:value-type="float" office:value="1093906" calcext:value-type="float">
            <text:p>1093906</text:p>
          </table:table-cell>
          <table:table-cell office:value-type="float" office:value="1046590" calcext:value-type="float">
            <text:p>1046590</text:p>
          </table:table-cell>
          <table:table-cell office:value-type="float" office:value="1085819" calcext:value-type="float">
            <text:p>1085819</text:p>
          </table:table-cell>
          <table:table-cell office:value-type="float" office:value="1081663" calcext:value-type="float">
            <text:p>1081663</text:p>
          </table:table-cell>
          <table:table-cell office:value-type="float" office:value="1071780" calcext:value-type="float">
            <text:p>1071780</text:p>
          </table:table-cell>
          <table:table-cell office:value-type="float" office:value="1058569" calcext:value-type="float">
            <text:p>1058569</text:p>
          </table:table-cell>
          <table:table-cell office:value-type="float" office:value="1048081" calcext:value-type="float">
            <text:p>1048081</text:p>
          </table:table-cell>
          <table:table-cell office:value-type="float" office:value="1052592" calcext:value-type="float">
            <text:p>1052592</text:p>
          </table:table-cell>
          <table:table-cell office:value-type="float" office:value="1064489" calcext:value-type="float">
            <text:p>1064489</text:p>
          </table:table-cell>
          <table:table-cell office:value-type="float" office:value="1058797" calcext:value-type="float">
            <text:p>1058797</text:p>
          </table:table-cell>
          <table:table-cell office:value-type="float" office:value="1031296" calcext:value-type="float">
            <text:p>1031296</text:p>
          </table:table-cell>
          <table:table-cell office:value-type="float" office:value="1055933" calcext:value-type="float">
            <text:p>1055933</text:p>
          </table:table-cell>
          <table:table-cell office:value-type="float" office:value="1060468" calcext:value-type="float">
            <text:p>1060468</text:p>
          </table:table-cell>
          <table:table-cell office:value-type="float" office:value="32328172" calcext:value-type="float">
            <text:p>32328172</text:p>
          </table:table-cell>
          <table:table-cell office:value-type="string" calcext:value-type="string">
            <text:p>OK</text:p>
          </table:table-cell>
          <table:table-cell office:value-type="float" office:value="624382728" calcext:value-type="float">
            <text:p>624382728</text:p>
          </table:table-cell>
          <table:table-cell office:value-type="float" office:value="624332729" calcext:value-type="float">
            <text:p>624332729</text:p>
          </table:table-cell>
          <table:table-cell table:number-columns-repeated="2" office:value-type="float" office:value="1248665458" calcext:value-type="float">
            <text:p>1248665458</text:p>
          </table:table-cell>
        </table:table-row>
        <table:table-row table:style-name="ro1">
          <table:table-cell table:formula="of:=MAX([.N3:.AQ3])" office:value-type="float" office:value="1096943" calcext:value-type="float">
            <text:p>1096943</text:p>
          </table:table-cell>
          <table:table-cell table:formula="of:=MIN([.N3:.AQ3])" office:value-type="float" office:value="1034763" calcext:value-type="float">
            <text:p>1034763</text:p>
          </table:table-cell>
          <table:table-cell table:formula="of:=ABS([.A3]-[.B3])" office:value-type="float" office:value="62180" calcext:value-type="float">
            <text:p>62180</text:p>
          </table:table-cell>
          <table:table-cell table:formula="of:=[.K3]" office:value-type="float" office:value="1056128" calcext:value-type="float">
            <text:p>1056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56128" calcext:value-type="float">
            <text:p>1056128</text:p>
          </table:table-cell>
          <table:table-cell office:value-type="float" office:value="1034763" calcext:value-type="float">
            <text:p>1034763</text:p>
          </table:table-cell>
          <table:table-cell office:value-type="float" office:value="1061212" calcext:value-type="float">
            <text:p>1061212</text:p>
          </table:table-cell>
          <table:table-cell office:value-type="float" office:value="1056128" calcext:value-type="float">
            <text:p>1056128</text:p>
          </table:table-cell>
          <table:table-cell office:value-type="float" office:value="1068526" calcext:value-type="float">
            <text:p>1068526</text:p>
          </table:table-cell>
          <table:table-cell office:value-type="float" office:value="1061553" calcext:value-type="float">
            <text:p>1061553</text:p>
          </table:table-cell>
          <table:table-cell office:value-type="float" office:value="1086983" calcext:value-type="float">
            <text:p>1086983</text:p>
          </table:table-cell>
          <table:table-cell office:value-type="float" office:value="1044855" calcext:value-type="float">
            <text:p>1044855</text:p>
          </table:table-cell>
          <table:table-cell office:value-type="float" office:value="1049431" calcext:value-type="float">
            <text:p>1049431</text:p>
          </table:table-cell>
          <table:table-cell office:value-type="float" office:value="1048265" calcext:value-type="float">
            <text:p>1048265</text:p>
          </table:table-cell>
          <table:table-cell office:value-type="float" office:value="1051923" calcext:value-type="float">
            <text:p>1051923</text:p>
          </table:table-cell>
          <table:table-cell office:value-type="float" office:value="1094825" calcext:value-type="float">
            <text:p>1094825</text:p>
          </table:table-cell>
          <table:table-cell office:value-type="float" office:value="1058530" calcext:value-type="float">
            <text:p>1058530</text:p>
          </table:table-cell>
          <table:table-cell office:value-type="float" office:value="1052518" calcext:value-type="float">
            <text:p>1052518</text:p>
          </table:table-cell>
          <table:table-cell office:value-type="float" office:value="1058400" calcext:value-type="float">
            <text:p>1058400</text:p>
          </table:table-cell>
          <table:table-cell office:value-type="float" office:value="1094977" calcext:value-type="float">
            <text:p>1094977</text:p>
          </table:table-cell>
          <table:table-cell office:value-type="float" office:value="1034763" calcext:value-type="float">
            <text:p>1034763</text:p>
          </table:table-cell>
          <table:table-cell office:value-type="float" office:value="1049493" calcext:value-type="float">
            <text:p>1049493</text:p>
          </table:table-cell>
          <table:table-cell office:value-type="float" office:value="1048664" calcext:value-type="float">
            <text:p>1048664</text:p>
          </table:table-cell>
          <table:table-cell office:value-type="float" office:value="1096943" calcext:value-type="float">
            <text:p>1096943</text:p>
          </table:table-cell>
          <table:table-cell office:value-type="float" office:value="1063381" calcext:value-type="float">
            <text:p>1063381</text:p>
          </table:table-cell>
          <table:table-cell office:value-type="float" office:value="1062020" calcext:value-type="float">
            <text:p>1062020</text:p>
          </table:table-cell>
          <table:table-cell office:value-type="float" office:value="1037719" calcext:value-type="float">
            <text:p>1037719</text:p>
          </table:table-cell>
          <table:table-cell office:value-type="float" office:value="1056147" calcext:value-type="float">
            <text:p>1056147</text:p>
          </table:table-cell>
          <table:table-cell office:value-type="float" office:value="1062943" calcext:value-type="float">
            <text:p>1062943</text:p>
          </table:table-cell>
          <table:table-cell office:value-type="float" office:value="1075366" calcext:value-type="float">
            <text:p>1075366</text:p>
          </table:table-cell>
          <table:table-cell office:value-type="float" office:value="1074224" calcext:value-type="float">
            <text:p>1074224</text:p>
          </table:table-cell>
          <table:table-cell office:value-type="float" office:value="1053415" calcext:value-type="float">
            <text:p>1053415</text:p>
          </table:table-cell>
          <table:table-cell office:value-type="float" office:value="1041314" calcext:value-type="float">
            <text:p>1041314</text:p>
          </table:table-cell>
          <table:table-cell office:value-type="float" office:value="1040328" calcext:value-type="float">
            <text:p>1040328</text:p>
          </table:table-cell>
          <table:table-cell office:value-type="float" office:value="1041081" calcext:value-type="float">
            <text:p>1041081</text:p>
          </table:table-cell>
          <table:table-cell office:value-type="float" office:value="1080807" calcext:value-type="float">
            <text:p>1080807</text:p>
          </table:table-cell>
          <table:table-cell office:value-type="float" office:value="1090861" calcext:value-type="float">
            <text:p>1090861</text:p>
          </table:table-cell>
          <table:table-cell office:value-type="float" office:value="31836383" calcext:value-type="float">
            <text:p>31836383</text:p>
          </table:table-cell>
          <table:table-cell office:value-type="string" calcext:value-type="string">
            <text:p>OK</text:p>
          </table:table-cell>
          <table:table-cell office:value-type="float" office:value="622775635" calcext:value-type="float">
            <text:p>622775635</text:p>
          </table:table-cell>
          <table:table-cell office:value-type="float" office:value="622725636" calcext:value-type="float">
            <text:p>622725636</text:p>
          </table:table-cell>
          <table:table-cell table:number-columns-repeated="2" office:value-type="float" office:value="1245451272" calcext:value-type="float">
            <text:p>1245451272</text:p>
          </table:table-cell>
        </table:table-row>
        <table:table-row table:style-name="ro1">
          <table:table-cell table:formula="of:=MAX([.N4:.AQ4])" office:value-type="float" office:value="1090271" calcext:value-type="float">
            <text:p>1090271</text:p>
          </table:table-cell>
          <table:table-cell table:formula="of:=MIN([.N4:.AQ4])" office:value-type="float" office:value="1022124" calcext:value-type="float">
            <text:p>1022124</text:p>
          </table:table-cell>
          <table:table-cell table:formula="of:=ABS([.A4]-[.B4])" office:value-type="float" office:value="68147" calcext:value-type="float">
            <text:p>68147</text:p>
          </table:table-cell>
          <table:table-cell table:formula="of:=[.K4]" office:value-type="float" office:value="1030385" calcext:value-type="float">
            <text:p>10303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30385" calcext:value-type="float">
            <text:p>1030385</text:p>
          </table:table-cell>
          <table:table-cell office:value-type="float" office:value="1022124" calcext:value-type="float">
            <text:p>1022124</text:p>
          </table:table-cell>
          <table:table-cell office:value-type="float" office:value="1049918" calcext:value-type="float">
            <text:p>1049918</text:p>
          </table:table-cell>
          <table:table-cell office:value-type="float" office:value="1030385" calcext:value-type="float">
            <text:p>1030385</text:p>
          </table:table-cell>
          <table:table-cell office:value-type="float" office:value="1022124" calcext:value-type="float">
            <text:p>1022124</text:p>
          </table:table-cell>
          <table:table-cell office:value-type="float" office:value="1051434" calcext:value-type="float">
            <text:p>1051434</text:p>
          </table:table-cell>
          <table:table-cell office:value-type="float" office:value="1060838" calcext:value-type="float">
            <text:p>1060838</text:p>
          </table:table-cell>
          <table:table-cell office:value-type="float" office:value="1037862" calcext:value-type="float">
            <text:p>1037862</text:p>
          </table:table-cell>
          <table:table-cell office:value-type="float" office:value="1058330" calcext:value-type="float">
            <text:p>1058330</text:p>
          </table:table-cell>
          <table:table-cell office:value-type="float" office:value="1069340" calcext:value-type="float">
            <text:p>1069340</text:p>
          </table:table-cell>
          <table:table-cell office:value-type="float" office:value="1070698" calcext:value-type="float">
            <text:p>1070698</text:p>
          </table:table-cell>
          <table:table-cell office:value-type="float" office:value="1058905" calcext:value-type="float">
            <text:p>1058905</text:p>
          </table:table-cell>
          <table:table-cell office:value-type="float" office:value="1069864" calcext:value-type="float">
            <text:p>1069864</text:p>
          </table:table-cell>
          <table:table-cell office:value-type="float" office:value="1046091" calcext:value-type="float">
            <text:p>1046091</text:p>
          </table:table-cell>
          <table:table-cell office:value-type="float" office:value="1052817" calcext:value-type="float">
            <text:p>1052817</text:p>
          </table:table-cell>
          <table:table-cell office:value-type="float" office:value="1046053" calcext:value-type="float">
            <text:p>1046053</text:p>
          </table:table-cell>
          <table:table-cell office:value-type="float" office:value="1072969" calcext:value-type="float">
            <text:p>1072969</text:p>
          </table:table-cell>
          <table:table-cell office:value-type="float" office:value="1051676" calcext:value-type="float">
            <text:p>1051676</text:p>
          </table:table-cell>
          <table:table-cell office:value-type="float" office:value="1037682" calcext:value-type="float">
            <text:p>1037682</text:p>
          </table:table-cell>
          <table:table-cell office:value-type="float" office:value="1044324" calcext:value-type="float">
            <text:p>1044324</text:p>
          </table:table-cell>
          <table:table-cell office:value-type="float" office:value="1037600" calcext:value-type="float">
            <text:p>1037600</text:p>
          </table:table-cell>
          <table:table-cell office:value-type="float" office:value="1036724" calcext:value-type="float">
            <text:p>1036724</text:p>
          </table:table-cell>
          <table:table-cell office:value-type="float" office:value="1034225" calcext:value-type="float">
            <text:p>1034225</text:p>
          </table:table-cell>
          <table:table-cell office:value-type="float" office:value="1037477" calcext:value-type="float">
            <text:p>1037477</text:p>
          </table:table-cell>
          <table:table-cell office:value-type="float" office:value="1044009" calcext:value-type="float">
            <text:p>1044009</text:p>
          </table:table-cell>
          <table:table-cell office:value-type="float" office:value="1040814" calcext:value-type="float">
            <text:p>1040814</text:p>
          </table:table-cell>
          <table:table-cell office:value-type="float" office:value="1043830" calcext:value-type="float">
            <text:p>1043830</text:p>
          </table:table-cell>
          <table:table-cell office:value-type="float" office:value="1048820" calcext:value-type="float">
            <text:p>1048820</text:p>
          </table:table-cell>
          <table:table-cell office:value-type="float" office:value="1056207" calcext:value-type="float">
            <text:p>1056207</text:p>
          </table:table-cell>
          <table:table-cell office:value-type="float" office:value="1082783" calcext:value-type="float">
            <text:p>1082783</text:p>
          </table:table-cell>
          <table:table-cell office:value-type="float" office:value="1090271" calcext:value-type="float">
            <text:p>1090271</text:p>
          </table:table-cell>
          <table:table-cell office:value-type="float" office:value="1028730" calcext:value-type="float">
            <text:p>1028730</text:p>
          </table:table-cell>
          <table:table-cell office:value-type="float" office:value="1034674" calcext:value-type="float">
            <text:p>1034674</text:p>
          </table:table-cell>
          <table:table-cell office:value-type="float" office:value="31497556" calcext:value-type="float">
            <text:p>31497556</text:p>
          </table:table-cell>
          <table:table-cell office:value-type="string" calcext:value-type="string">
            <text:p>OK</text:p>
          </table:table-cell>
          <table:table-cell office:value-type="float" office:value="623348859" calcext:value-type="float">
            <text:p>623348859</text:p>
          </table:table-cell>
          <table:table-cell office:value-type="float" office:value="623298860" calcext:value-type="float">
            <text:p>623298860</text:p>
          </table:table-cell>
          <table:table-cell table:number-columns-repeated="2" office:value-type="float" office:value="1246597720" calcext:value-type="float">
            <text:p>1246597720</text:p>
          </table:table-cell>
        </table:table-row>
        <table:table-row table:style-name="ro1">
          <table:table-cell table:formula="of:=MAX([.N5:.AQ5])" office:value-type="float" office:value="1166924" calcext:value-type="float">
            <text:p>1166924</text:p>
          </table:table-cell>
          <table:table-cell table:formula="of:=MIN([.N5:.AQ5])" office:value-type="float" office:value="1029911" calcext:value-type="float">
            <text:p>1029911</text:p>
          </table:table-cell>
          <table:table-cell table:formula="of:=ABS([.A5]-[.B5])" office:value-type="float" office:value="137013" calcext:value-type="float">
            <text:p>137013</text:p>
          </table:table-cell>
          <table:table-cell table:formula="of:=[.K5]" office:value-type="float" office:value="1050475" calcext:value-type="float">
            <text:p>10504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50475" calcext:value-type="float">
            <text:p>1050475</text:p>
          </table:table-cell>
          <table:table-cell office:value-type="float" office:value="1029911" calcext:value-type="float">
            <text:p>1029911</text:p>
          </table:table-cell>
          <table:table-cell office:value-type="float" office:value="1074137" calcext:value-type="float">
            <text:p>1074137</text:p>
          </table:table-cell>
          <table:table-cell office:value-type="float" office:value="1050475" calcext:value-type="float">
            <text:p>1050475</text:p>
          </table:table-cell>
          <table:table-cell office:value-type="float" office:value="1032274" calcext:value-type="float">
            <text:p>1032274</text:p>
          </table:table-cell>
          <table:table-cell office:value-type="float" office:value="1041675" calcext:value-type="float">
            <text:p>1041675</text:p>
          </table:table-cell>
          <table:table-cell office:value-type="float" office:value="1078861" calcext:value-type="float">
            <text:p>1078861</text:p>
          </table:table-cell>
          <table:table-cell office:value-type="float" office:value="1038420" calcext:value-type="float">
            <text:p>1038420</text:p>
          </table:table-cell>
          <table:table-cell office:value-type="float" office:value="1042696" calcext:value-type="float">
            <text:p>1042696</text:p>
          </table:table-cell>
          <table:table-cell office:value-type="float" office:value="1048018" calcext:value-type="float">
            <text:p>1048018</text:p>
          </table:table-cell>
          <table:table-cell office:value-type="float" office:value="1043480" calcext:value-type="float">
            <text:p>1043480</text:p>
          </table:table-cell>
          <table:table-cell office:value-type="float" office:value="1029911" calcext:value-type="float">
            <text:p>1029911</text:p>
          </table:table-cell>
          <table:table-cell office:value-type="float" office:value="1073744" calcext:value-type="float">
            <text:p>1073744</text:p>
          </table:table-cell>
          <table:table-cell office:value-type="float" office:value="1070499" calcext:value-type="float">
            <text:p>1070499</text:p>
          </table:table-cell>
          <table:table-cell office:value-type="float" office:value="1081300" calcext:value-type="float">
            <text:p>1081300</text:p>
          </table:table-cell>
          <table:table-cell office:value-type="float" office:value="1136889" calcext:value-type="float">
            <text:p>1136889</text:p>
          </table:table-cell>
          <table:table-cell office:value-type="float" office:value="1166924" calcext:value-type="float">
            <text:p>1166924</text:p>
          </table:table-cell>
          <table:table-cell office:value-type="float" office:value="1131200" calcext:value-type="float">
            <text:p>1131200</text:p>
          </table:table-cell>
          <table:table-cell office:value-type="float" office:value="1092263" calcext:value-type="float">
            <text:p>1092263</text:p>
          </table:table-cell>
          <table:table-cell office:value-type="float" office:value="1063939" calcext:value-type="float">
            <text:p>1063939</text:p>
          </table:table-cell>
          <table:table-cell office:value-type="float" office:value="1032520" calcext:value-type="float">
            <text:p>1032520</text:p>
          </table:table-cell>
          <table:table-cell office:value-type="float" office:value="1046894" calcext:value-type="float">
            <text:p>1046894</text:p>
          </table:table-cell>
          <table:table-cell office:value-type="float" office:value="1096566" calcext:value-type="float">
            <text:p>1096566</text:p>
          </table:table-cell>
          <table:table-cell office:value-type="float" office:value="1109448" calcext:value-type="float">
            <text:p>1109448</text:p>
          </table:table-cell>
          <table:table-cell office:value-type="float" office:value="1097367" calcext:value-type="float">
            <text:p>1097367</text:p>
          </table:table-cell>
          <table:table-cell office:value-type="float" office:value="1086372" calcext:value-type="float">
            <text:p>1086372</text:p>
          </table:table-cell>
          <table:table-cell office:value-type="float" office:value="1050112" calcext:value-type="float">
            <text:p>1050112</text:p>
          </table:table-cell>
          <table:table-cell office:value-type="float" office:value="1096836" calcext:value-type="float">
            <text:p>1096836</text:p>
          </table:table-cell>
          <table:table-cell office:value-type="float" office:value="1129159" calcext:value-type="float">
            <text:p>1129159</text:p>
          </table:table-cell>
          <table:table-cell office:value-type="float" office:value="1079137" calcext:value-type="float">
            <text:p>1079137</text:p>
          </table:table-cell>
          <table:table-cell office:value-type="float" office:value="1056659" calcext:value-type="float">
            <text:p>1056659</text:p>
          </table:table-cell>
          <table:table-cell office:value-type="float" office:value="1063246" calcext:value-type="float">
            <text:p>1063246</text:p>
          </table:table-cell>
          <table:table-cell office:value-type="float" office:value="1057239" calcext:value-type="float">
            <text:p>1057239</text:p>
          </table:table-cell>
          <table:table-cell office:value-type="float" office:value="32224123" calcext:value-type="float">
            <text:p>32224123</text:p>
          </table:table-cell>
          <table:table-cell office:value-type="string" calcext:value-type="string">
            <text:p>OK</text:p>
          </table:table-cell>
          <table:table-cell office:value-type="float" office:value="627247720" calcext:value-type="float">
            <text:p>627247720</text:p>
          </table:table-cell>
          <table:table-cell office:value-type="float" office:value="627197721" calcext:value-type="float">
            <text:p>627197721</text:p>
          </table:table-cell>
          <table:table-cell table:number-columns-repeated="2" office:value-type="float" office:value="1254395442" calcext:value-type="float">
            <text:p>1254395442</text:p>
          </table:table-cell>
        </table:table-row>
        <table:table-row table:style-name="ro1">
          <table:table-cell table:formula="of:=MAX([.N6:.AQ6])" office:value-type="float" office:value="1085572" calcext:value-type="float">
            <text:p>1085572</text:p>
          </table:table-cell>
          <table:table-cell table:formula="of:=MIN([.N6:.AQ6])" office:value-type="float" office:value="1013869" calcext:value-type="float">
            <text:p>1013869</text:p>
          </table:table-cell>
          <table:table-cell table:formula="of:=ABS([.A6]-[.B6])" office:value-type="float" office:value="71703" calcext:value-type="float">
            <text:p>71703</text:p>
          </table:table-cell>
          <table:table-cell table:formula="of:=[.K6]" office:value-type="float" office:value="1075578" calcext:value-type="float">
            <text:p>10755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75578" calcext:value-type="float">
            <text:p>1075578</text:p>
          </table:table-cell>
          <table:table-cell office:value-type="float" office:value="1013869" calcext:value-type="float">
            <text:p>1013869</text:p>
          </table:table-cell>
          <table:table-cell office:value-type="float" office:value="1043746" calcext:value-type="float">
            <text:p>1043746</text:p>
          </table:table-cell>
          <table:table-cell office:value-type="float" office:value="1075578" calcext:value-type="float">
            <text:p>1075578</text:p>
          </table:table-cell>
          <table:table-cell office:value-type="float" office:value="1060658" calcext:value-type="float">
            <text:p>1060658</text:p>
          </table:table-cell>
          <table:table-cell office:value-type="float" office:value="1074111" calcext:value-type="float">
            <text:p>1074111</text:p>
          </table:table-cell>
          <table:table-cell office:value-type="float" office:value="1078219" calcext:value-type="float">
            <text:p>1078219</text:p>
          </table:table-cell>
          <table:table-cell office:value-type="float" office:value="1074564" calcext:value-type="float">
            <text:p>1074564</text:p>
          </table:table-cell>
          <table:table-cell office:value-type="float" office:value="1064742" calcext:value-type="float">
            <text:p>1064742</text:p>
          </table:table-cell>
          <table:table-cell office:value-type="float" office:value="1019931" calcext:value-type="float">
            <text:p>1019931</text:p>
          </table:table-cell>
          <table:table-cell office:value-type="float" office:value="1070314" calcext:value-type="float">
            <text:p>1070314</text:p>
          </table:table-cell>
          <table:table-cell office:value-type="float" office:value="1077971" calcext:value-type="float">
            <text:p>1077971</text:p>
          </table:table-cell>
          <table:table-cell office:value-type="float" office:value="1066429" calcext:value-type="float">
            <text:p>1066429</text:p>
          </table:table-cell>
          <table:table-cell office:value-type="float" office:value="1045923" calcext:value-type="float">
            <text:p>1045923</text:p>
          </table:table-cell>
          <table:table-cell office:value-type="float" office:value="1047912" calcext:value-type="float">
            <text:p>1047912</text:p>
          </table:table-cell>
          <table:table-cell office:value-type="float" office:value="1049405" calcext:value-type="float">
            <text:p>1049405</text:p>
          </table:table-cell>
          <table:table-cell office:value-type="float" office:value="1023789" calcext:value-type="float">
            <text:p>1023789</text:p>
          </table:table-cell>
          <table:table-cell office:value-type="float" office:value="1023605" calcext:value-type="float">
            <text:p>1023605</text:p>
          </table:table-cell>
          <table:table-cell office:value-type="float" office:value="1062806" calcext:value-type="float">
            <text:p>1062806</text:p>
          </table:table-cell>
          <table:table-cell office:value-type="float" office:value="1085572" calcext:value-type="float">
            <text:p>1085572</text:p>
          </table:table-cell>
          <table:table-cell office:value-type="float" office:value="1070113" calcext:value-type="float">
            <text:p>1070113</text:p>
          </table:table-cell>
          <table:table-cell office:value-type="float" office:value="1030942" calcext:value-type="float">
            <text:p>1030942</text:p>
          </table:table-cell>
          <table:table-cell office:value-type="float" office:value="1020282" calcext:value-type="float">
            <text:p>1020282</text:p>
          </table:table-cell>
          <table:table-cell office:value-type="float" office:value="1019305" calcext:value-type="float">
            <text:p>1019305</text:p>
          </table:table-cell>
          <table:table-cell office:value-type="float" office:value="1021484" calcext:value-type="float">
            <text:p>1021484</text:p>
          </table:table-cell>
          <table:table-cell office:value-type="float" office:value="1034873" calcext:value-type="float">
            <text:p>1034873</text:p>
          </table:table-cell>
          <table:table-cell office:value-type="float" office:value="1017915" calcext:value-type="float">
            <text:p>1017915</text:p>
          </table:table-cell>
          <table:table-cell office:value-type="float" office:value="1018591" calcext:value-type="float">
            <text:p>1018591</text:p>
          </table:table-cell>
          <table:table-cell office:value-type="float" office:value="1015590" calcext:value-type="float">
            <text:p>1015590</text:p>
          </table:table-cell>
          <table:table-cell office:value-type="float" office:value="1016063" calcext:value-type="float">
            <text:p>1016063</text:p>
          </table:table-cell>
          <table:table-cell office:value-type="float" office:value="1017344" calcext:value-type="float">
            <text:p>1017344</text:p>
          </table:table-cell>
          <table:table-cell office:value-type="float" office:value="1014497" calcext:value-type="float">
            <text:p>1014497</text:p>
          </table:table-cell>
          <table:table-cell office:value-type="float" office:value="1013869" calcext:value-type="float">
            <text:p>1013869</text:p>
          </table:table-cell>
          <table:table-cell office:value-type="float" office:value="31312397" calcext:value-type="float">
            <text:p>31312397</text:p>
          </table:table-cell>
          <table:table-cell office:value-type="string" calcext:value-type="string">
            <text:p>OK</text:p>
          </table:table-cell>
          <table:table-cell office:value-type="float" office:value="624812286" calcext:value-type="float">
            <text:p>624812286</text:p>
          </table:table-cell>
          <table:table-cell office:value-type="float" office:value="624762287" calcext:value-type="float">
            <text:p>624762287</text:p>
          </table:table-cell>
          <table:table-cell table:number-columns-repeated="2" office:value-type="float" office:value="1249524574" calcext:value-type="float">
            <text:p>1249524574</text:p>
          </table:table-cell>
        </table:table-row>
        <table:table-row table:style-name="ro1">
          <table:table-cell table:formula="of:=MAX([.N7:.AQ7])" office:value-type="float" office:value="1081428" calcext:value-type="float">
            <text:p>1081428</text:p>
          </table:table-cell>
          <table:table-cell table:formula="of:=MIN([.N7:.AQ7])" office:value-type="float" office:value="1005307" calcext:value-type="float">
            <text:p>1005307</text:p>
          </table:table-cell>
          <table:table-cell table:formula="of:=ABS([.A7]-[.B7])" office:value-type="float" office:value="76121" calcext:value-type="float">
            <text:p>76121</text:p>
          </table:table-cell>
          <table:table-cell table:formula="of:=[.K7]" office:value-type="float" office:value="1015784" calcext:value-type="float">
            <text:p>101578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5784" calcext:value-type="float">
            <text:p>1015784</text:p>
          </table:table-cell>
          <table:table-cell office:value-type="float" office:value="1005307" calcext:value-type="float">
            <text:p>1005307</text:p>
          </table:table-cell>
          <table:table-cell office:value-type="float" office:value="1034180" calcext:value-type="float">
            <text:p>1034180</text:p>
          </table:table-cell>
          <table:table-cell office:value-type="float" office:value="1015784" calcext:value-type="float">
            <text:p>1015784</text:p>
          </table:table-cell>
          <table:table-cell office:value-type="float" office:value="1005307" calcext:value-type="float">
            <text:p>1005307</text:p>
          </table:table-cell>
          <table:table-cell office:value-type="float" office:value="1081428" calcext:value-type="float">
            <text:p>1081428</text:p>
          </table:table-cell>
          <table:table-cell office:value-type="float" office:value="1070602" calcext:value-type="float">
            <text:p>1070602</text:p>
          </table:table-cell>
          <table:table-cell office:value-type="float" office:value="1065473" calcext:value-type="float">
            <text:p>1065473</text:p>
          </table:table-cell>
          <table:table-cell office:value-type="float" office:value="1050815" calcext:value-type="float">
            <text:p>1050815</text:p>
          </table:table-cell>
          <table:table-cell office:value-type="float" office:value="1027814" calcext:value-type="float">
            <text:p>1027814</text:p>
          </table:table-cell>
          <table:table-cell office:value-type="float" office:value="1023440" calcext:value-type="float">
            <text:p>1023440</text:p>
          </table:table-cell>
          <table:table-cell office:value-type="float" office:value="1026229" calcext:value-type="float">
            <text:p>1026229</text:p>
          </table:table-cell>
          <table:table-cell office:value-type="float" office:value="1026150" calcext:value-type="float">
            <text:p>1026150</text:p>
          </table:table-cell>
          <table:table-cell office:value-type="float" office:value="1018006" calcext:value-type="float">
            <text:p>1018006</text:p>
          </table:table-cell>
          <table:table-cell office:value-type="float" office:value="1023297" calcext:value-type="float">
            <text:p>1023297</text:p>
          </table:table-cell>
          <table:table-cell office:value-type="float" office:value="1020135" calcext:value-type="float">
            <text:p>1020135</text:p>
          </table:table-cell>
          <table:table-cell office:value-type="float" office:value="1031002" calcext:value-type="float">
            <text:p>1031002</text:p>
          </table:table-cell>
          <table:table-cell office:value-type="float" office:value="1020289" calcext:value-type="float">
            <text:p>1020289</text:p>
          </table:table-cell>
          <table:table-cell office:value-type="float" office:value="1018789" calcext:value-type="float">
            <text:p>1018789</text:p>
          </table:table-cell>
          <table:table-cell office:value-type="float" office:value="1032864" calcext:value-type="float">
            <text:p>1032864</text:p>
          </table:table-cell>
          <table:table-cell office:value-type="float" office:value="1041456" calcext:value-type="float">
            <text:p>1041456</text:p>
          </table:table-cell>
          <table:table-cell office:value-type="float" office:value="1015262" calcext:value-type="float">
            <text:p>1015262</text:p>
          </table:table-cell>
          <table:table-cell office:value-type="float" office:value="1018986" calcext:value-type="float">
            <text:p>1018986</text:p>
          </table:table-cell>
          <table:table-cell office:value-type="float" office:value="1028898" calcext:value-type="float">
            <text:p>1028898</text:p>
          </table:table-cell>
          <table:table-cell office:value-type="float" office:value="1053366" calcext:value-type="float">
            <text:p>1053366</text:p>
          </table:table-cell>
          <table:table-cell office:value-type="float" office:value="1022686" calcext:value-type="float">
            <text:p>1022686</text:p>
          </table:table-cell>
          <table:table-cell office:value-type="float" office:value="1061751" calcext:value-type="float">
            <text:p>1061751</text:p>
          </table:table-cell>
          <table:table-cell office:value-type="float" office:value="1035250" calcext:value-type="float">
            <text:p>1035250</text:p>
          </table:table-cell>
          <table:table-cell office:value-type="float" office:value="1021223" calcext:value-type="float">
            <text:p>1021223</text:p>
          </table:table-cell>
          <table:table-cell office:value-type="float" office:value="1030546" calcext:value-type="float">
            <text:p>1030546</text:p>
          </table:table-cell>
          <table:table-cell office:value-type="float" office:value="1025853" calcext:value-type="float">
            <text:p>1025853</text:p>
          </table:table-cell>
          <table:table-cell office:value-type="float" office:value="1066864" calcext:value-type="float">
            <text:p>1066864</text:p>
          </table:table-cell>
          <table:table-cell office:value-type="float" office:value="1045858" calcext:value-type="float">
            <text:p>1045858</text:p>
          </table:table-cell>
          <table:table-cell office:value-type="float" office:value="31025423" calcext:value-type="float">
            <text:p>31025423</text:p>
          </table:table-cell>
          <table:table-cell office:value-type="string" calcext:value-type="string">
            <text:p>OK</text:p>
          </table:table-cell>
          <table:table-cell office:value-type="float" office:value="625216439" calcext:value-type="float">
            <text:p>625216439</text:p>
          </table:table-cell>
          <table:table-cell office:value-type="float" office:value="625166440" calcext:value-type="float">
            <text:p>625166440</text:p>
          </table:table-cell>
          <table:table-cell table:number-columns-repeated="2" office:value-type="float" office:value="1250332880" calcext:value-type="float">
            <text:p>1250332880</text:p>
          </table:table-cell>
        </table:table-row>
        <table:table-row table:style-name="ro1">
          <table:table-cell table:formula="of:=MAX([.N8:.AQ8])" office:value-type="float" office:value="1089219" calcext:value-type="float">
            <text:p>1089219</text:p>
          </table:table-cell>
          <table:table-cell table:formula="of:=MIN([.N8:.AQ8])" office:value-type="float" office:value="1011205" calcext:value-type="float">
            <text:p>1011205</text:p>
          </table:table-cell>
          <table:table-cell table:formula="of:=ABS([.A8]-[.B8])" office:value-type="float" office:value="78014" calcext:value-type="float">
            <text:p>78014</text:p>
          </table:table-cell>
          <table:table-cell table:formula="of:=[.K8]" office:value-type="float" office:value="1039351" calcext:value-type="float">
            <text:p>10393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39351" calcext:value-type="float">
            <text:p>1039351</text:p>
          </table:table-cell>
          <table:table-cell office:value-type="float" office:value="1011205" calcext:value-type="float">
            <text:p>1011205</text:p>
          </table:table-cell>
          <table:table-cell office:value-type="float" office:value="1036058" calcext:value-type="float">
            <text:p>1036058</text:p>
          </table:table-cell>
          <table:table-cell office:value-type="float" office:value="1039351" calcext:value-type="float">
            <text:p>1039351</text:p>
          </table:table-cell>
          <table:table-cell office:value-type="float" office:value="1011205" calcext:value-type="float">
            <text:p>1011205</text:p>
          </table:table-cell>
          <table:table-cell office:value-type="float" office:value="1020353" calcext:value-type="float">
            <text:p>1020353</text:p>
          </table:table-cell>
          <table:table-cell office:value-type="float" office:value="1022498" calcext:value-type="float">
            <text:p>1022498</text:p>
          </table:table-cell>
          <table:table-cell office:value-type="float" office:value="1024581" calcext:value-type="float">
            <text:p>1024581</text:p>
          </table:table-cell>
          <table:table-cell office:value-type="float" office:value="1019310" calcext:value-type="float">
            <text:p>1019310</text:p>
          </table:table-cell>
          <table:table-cell office:value-type="float" office:value="1055149" calcext:value-type="float">
            <text:p>1055149</text:p>
          </table:table-cell>
          <table:table-cell office:value-type="float" office:value="1022313" calcext:value-type="float">
            <text:p>1022313</text:p>
          </table:table-cell>
          <table:table-cell office:value-type="float" office:value="1014593" calcext:value-type="float">
            <text:p>1014593</text:p>
          </table:table-cell>
          <table:table-cell office:value-type="float" office:value="1026760" calcext:value-type="float">
            <text:p>1026760</text:p>
          </table:table-cell>
          <table:table-cell office:value-type="float" office:value="1089219" calcext:value-type="float">
            <text:p>1089219</text:p>
          </table:table-cell>
          <table:table-cell office:value-type="float" office:value="1068996" calcext:value-type="float">
            <text:p>1068996</text:p>
          </table:table-cell>
          <table:table-cell office:value-type="float" office:value="1068716" calcext:value-type="float">
            <text:p>1068716</text:p>
          </table:table-cell>
          <table:table-cell office:value-type="float" office:value="1084909" calcext:value-type="float">
            <text:p>1084909</text:p>
          </table:table-cell>
          <table:table-cell office:value-type="float" office:value="1049280" calcext:value-type="float">
            <text:p>1049280</text:p>
          </table:table-cell>
          <table:table-cell office:value-type="float" office:value="1053625" calcext:value-type="float">
            <text:p>1053625</text:p>
          </table:table-cell>
          <table:table-cell office:value-type="float" office:value="1050189" calcext:value-type="float">
            <text:p>1050189</text:p>
          </table:table-cell>
          <table:table-cell office:value-type="float" office:value="1039091" calcext:value-type="float">
            <text:p>1039091</text:p>
          </table:table-cell>
          <table:table-cell office:value-type="float" office:value="1028992" calcext:value-type="float">
            <text:p>1028992</text:p>
          </table:table-cell>
          <table:table-cell office:value-type="float" office:value="1027508" calcext:value-type="float">
            <text:p>1027508</text:p>
          </table:table-cell>
          <table:table-cell office:value-type="float" office:value="1049644" calcext:value-type="float">
            <text:p>1049644</text:p>
          </table:table-cell>
          <table:table-cell office:value-type="float" office:value="1064954" calcext:value-type="float">
            <text:p>1064954</text:p>
          </table:table-cell>
          <table:table-cell office:value-type="float" office:value="1017592" calcext:value-type="float">
            <text:p>1017592</text:p>
          </table:table-cell>
          <table:table-cell office:value-type="float" office:value="1019366" calcext:value-type="float">
            <text:p>1019366</text:p>
          </table:table-cell>
          <table:table-cell office:value-type="float" office:value="1017205" calcext:value-type="float">
            <text:p>1017205</text:p>
          </table:table-cell>
          <table:table-cell office:value-type="float" office:value="1019462" calcext:value-type="float">
            <text:p>1019462</text:p>
          </table:table-cell>
          <table:table-cell office:value-type="float" office:value="1022504" calcext:value-type="float">
            <text:p>1022504</text:p>
          </table:table-cell>
          <table:table-cell office:value-type="float" office:value="1018603" calcext:value-type="float">
            <text:p>1018603</text:p>
          </table:table-cell>
          <table:table-cell office:value-type="float" office:value="1017342" calcext:value-type="float">
            <text:p>1017342</text:p>
          </table:table-cell>
          <table:table-cell office:value-type="float" office:value="1018437" calcext:value-type="float">
            <text:p>1018437</text:p>
          </table:table-cell>
          <table:table-cell office:value-type="float" office:value="31081747" calcext:value-type="float">
            <text:p>31081747</text:p>
          </table:table-cell>
          <table:table-cell office:value-type="string" calcext:value-type="string">
            <text:p>OK</text:p>
          </table:table-cell>
          <table:table-cell office:value-type="float" office:value="628701562" calcext:value-type="float">
            <text:p>628701562</text:p>
          </table:table-cell>
          <table:table-cell office:value-type="float" office:value="628651563" calcext:value-type="float">
            <text:p>628651563</text:p>
          </table:table-cell>
          <table:table-cell table:number-columns-repeated="2" office:value-type="float" office:value="1257303126" calcext:value-type="float">
            <text:p>1257303126</text:p>
          </table:table-cell>
        </table:table-row>
        <table:table-row table:style-name="ro1">
          <table:table-cell table:formula="of:=MAX([.N9:.AQ9])" office:value-type="float" office:value="1071494" calcext:value-type="float">
            <text:p>1071494</text:p>
          </table:table-cell>
          <table:table-cell table:formula="of:=MIN([.N9:.AQ9])" office:value-type="float" office:value="1008996" calcext:value-type="float">
            <text:p>1008996</text:p>
          </table:table-cell>
          <table:table-cell table:formula="of:=ABS([.A9]-[.B9])" office:value-type="float" office:value="62498" calcext:value-type="float">
            <text:p>62498</text:p>
          </table:table-cell>
          <table:table-cell table:formula="of:=[.K9]" office:value-type="float" office:value="1038788" calcext:value-type="float">
            <text:p>10387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8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38788" calcext:value-type="float">
            <text:p>1038788</text:p>
          </table:table-cell>
          <table:table-cell office:value-type="float" office:value="1008996" calcext:value-type="float">
            <text:p>1008996</text:p>
          </table:table-cell>
          <table:table-cell office:value-type="float" office:value="1023511" calcext:value-type="float">
            <text:p>1023511</text:p>
          </table:table-cell>
          <table:table-cell office:value-type="float" office:value="1038788" calcext:value-type="float">
            <text:p>1038788</text:p>
          </table:table-cell>
          <table:table-cell office:value-type="float" office:value="1033747" calcext:value-type="float">
            <text:p>1033747</text:p>
          </table:table-cell>
          <table:table-cell office:value-type="float" office:value="1048270" calcext:value-type="float">
            <text:p>1048270</text:p>
          </table:table-cell>
          <table:table-cell office:value-type="float" office:value="1056042" calcext:value-type="float">
            <text:p>1056042</text:p>
          </table:table-cell>
          <table:table-cell office:value-type="float" office:value="1071494" calcext:value-type="float">
            <text:p>1071494</text:p>
          </table:table-cell>
          <table:table-cell office:value-type="float" office:value="1035316" calcext:value-type="float">
            <text:p>1035316</text:p>
          </table:table-cell>
          <table:table-cell office:value-type="float" office:value="1016706" calcext:value-type="float">
            <text:p>1016706</text:p>
          </table:table-cell>
          <table:table-cell office:value-type="float" office:value="1018519" calcext:value-type="float">
            <text:p>1018519</text:p>
          </table:table-cell>
          <table:table-cell office:value-type="float" office:value="1029038" calcext:value-type="float">
            <text:p>1029038</text:p>
          </table:table-cell>
          <table:table-cell office:value-type="float" office:value="1014302" calcext:value-type="float">
            <text:p>1014302</text:p>
          </table:table-cell>
          <table:table-cell office:value-type="float" office:value="1022875" calcext:value-type="float">
            <text:p>1022875</text:p>
          </table:table-cell>
          <table:table-cell office:value-type="float" office:value="1019905" calcext:value-type="float">
            <text:p>1019905</text:p>
          </table:table-cell>
          <table:table-cell office:value-type="float" office:value="1020505" calcext:value-type="float">
            <text:p>1020505</text:p>
          </table:table-cell>
          <table:table-cell office:value-type="float" office:value="1031968" calcext:value-type="float">
            <text:p>1031968</text:p>
          </table:table-cell>
          <table:table-cell office:value-type="float" office:value="1015056" calcext:value-type="float">
            <text:p>1015056</text:p>
          </table:table-cell>
          <table:table-cell office:value-type="float" office:value="1008996" calcext:value-type="float">
            <text:p>1008996</text:p>
          </table:table-cell>
          <table:table-cell office:value-type="float" office:value="1010449" calcext:value-type="float">
            <text:p>1010449</text:p>
          </table:table-cell>
          <table:table-cell office:value-type="float" office:value="1012699" calcext:value-type="float">
            <text:p>1012699</text:p>
          </table:table-cell>
          <table:table-cell office:value-type="float" office:value="1026799" calcext:value-type="float">
            <text:p>1026799</text:p>
          </table:table-cell>
          <table:table-cell office:value-type="float" office:value="1036531" calcext:value-type="float">
            <text:p>1036531</text:p>
          </table:table-cell>
          <table:table-cell office:value-type="float" office:value="1009490" calcext:value-type="float">
            <text:p>1009490</text:p>
          </table:table-cell>
          <table:table-cell office:value-type="float" office:value="1013131" calcext:value-type="float">
            <text:p>1013131</text:p>
          </table:table-cell>
          <table:table-cell office:value-type="float" office:value="1011488" calcext:value-type="float">
            <text:p>1011488</text:p>
          </table:table-cell>
          <table:table-cell office:value-type="float" office:value="1019393" calcext:value-type="float">
            <text:p>1019393</text:p>
          </table:table-cell>
          <table:table-cell office:value-type="float" office:value="1014045" calcext:value-type="float">
            <text:p>1014045</text:p>
          </table:table-cell>
          <table:table-cell office:value-type="float" office:value="1011640" calcext:value-type="float">
            <text:p>1011640</text:p>
          </table:table-cell>
          <table:table-cell office:value-type="float" office:value="1010136" calcext:value-type="float">
            <text:p>1010136</text:p>
          </table:table-cell>
          <table:table-cell office:value-type="float" office:value="1011852" calcext:value-type="float">
            <text:p>1011852</text:p>
          </table:table-cell>
          <table:table-cell office:value-type="float" office:value="1014760" calcext:value-type="float">
            <text:p>1014760</text:p>
          </table:table-cell>
          <table:table-cell office:value-type="float" office:value="1021404" calcext:value-type="float">
            <text:p>1021404</text:p>
          </table:table-cell>
          <table:table-cell office:value-type="float" office:value="30705344" calcext:value-type="float">
            <text:p>30705344</text:p>
          </table:table-cell>
          <table:table-cell office:value-type="string" calcext:value-type="string">
            <text:p>OK</text:p>
          </table:table-cell>
          <table:table-cell office:value-type="float" office:value="627955678" calcext:value-type="float">
            <text:p>627955678</text:p>
          </table:table-cell>
          <table:table-cell office:value-type="float" office:value="627905679" calcext:value-type="float">
            <text:p>627905679</text:p>
          </table:table-cell>
          <table:table-cell table:number-columns-repeated="2" office:value-type="float" office:value="1255811358" calcext:value-type="float">
            <text:p>1255811358</text:p>
          </table:table-cell>
        </table:table-row>
        <table:table-row table:style-name="ro1">
          <table:table-cell table:formula="of:=MAX([.N10:.AQ10])" office:value-type="float" office:value="1096544" calcext:value-type="float">
            <text:p>1096544</text:p>
          </table:table-cell>
          <table:table-cell table:formula="of:=MIN([.N10:.AQ10])" office:value-type="float" office:value="1008561" calcext:value-type="float">
            <text:p>1008561</text:p>
          </table:table-cell>
          <table:table-cell table:formula="of:=ABS([.A10]-[.B10])" office:value-type="float" office:value="87983" calcext:value-type="float">
            <text:p>87983</text:p>
          </table:table-cell>
          <table:table-cell table:formula="of:=[.K10]" office:value-type="float" office:value="1008561" calcext:value-type="float">
            <text:p>10085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9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008561" calcext:value-type="float">
            <text:p>1008561</text:p>
          </table:table-cell>
          <table:table-cell office:value-type="float" office:value="1048314" calcext:value-type="float">
            <text:p>1048314</text:p>
          </table:table-cell>
          <table:table-cell office:value-type="float" office:value="1008561" calcext:value-type="float">
            <text:p>1008561</text:p>
          </table:table-cell>
          <table:table-cell office:value-type="float" office:value="1056820" calcext:value-type="float">
            <text:p>1056820</text:p>
          </table:table-cell>
          <table:table-cell office:value-type="float" office:value="1023924" calcext:value-type="float">
            <text:p>1023924</text:p>
          </table:table-cell>
          <table:table-cell office:value-type="float" office:value="1066659" calcext:value-type="float">
            <text:p>1066659</text:p>
          </table:table-cell>
          <table:table-cell office:value-type="float" office:value="1029100" calcext:value-type="float">
            <text:p>1029100</text:p>
          </table:table-cell>
          <table:table-cell office:value-type="float" office:value="1019882" calcext:value-type="float">
            <text:p>1019882</text:p>
          </table:table-cell>
          <table:table-cell office:value-type="float" office:value="1023127" calcext:value-type="float">
            <text:p>1023127</text:p>
          </table:table-cell>
          <table:table-cell office:value-type="float" office:value="1024428" calcext:value-type="float">
            <text:p>1024428</text:p>
          </table:table-cell>
          <table:table-cell office:value-type="float" office:value="1049255" calcext:value-type="float">
            <text:p>1049255</text:p>
          </table:table-cell>
          <table:table-cell office:value-type="float" office:value="1089715" calcext:value-type="float">
            <text:p>1089715</text:p>
          </table:table-cell>
          <table:table-cell office:value-type="float" office:value="1072161" calcext:value-type="float">
            <text:p>1072161</text:p>
          </table:table-cell>
          <table:table-cell office:value-type="float" office:value="1074136" calcext:value-type="float">
            <text:p>1074136</text:p>
          </table:table-cell>
          <table:table-cell office:value-type="float" office:value="1081402" calcext:value-type="float">
            <text:p>1081402</text:p>
          </table:table-cell>
          <table:table-cell office:value-type="float" office:value="1096544" calcext:value-type="float">
            <text:p>1096544</text:p>
          </table:table-cell>
          <table:table-cell office:value-type="float" office:value="1049461" calcext:value-type="float">
            <text:p>1049461</text:p>
          </table:table-cell>
          <table:table-cell office:value-type="float" office:value="1035993" calcext:value-type="float">
            <text:p>1035993</text:p>
          </table:table-cell>
          <table:table-cell office:value-type="float" office:value="1027429" calcext:value-type="float">
            <text:p>1027429</text:p>
          </table:table-cell>
          <table:table-cell office:value-type="float" office:value="1058314" calcext:value-type="float">
            <text:p>1058314</text:p>
          </table:table-cell>
          <table:table-cell office:value-type="float" office:value="1035574" calcext:value-type="float">
            <text:p>1035574</text:p>
          </table:table-cell>
          <table:table-cell office:value-type="float" office:value="1019150" calcext:value-type="float">
            <text:p>1019150</text:p>
          </table:table-cell>
          <table:table-cell office:value-type="float" office:value="1018740" calcext:value-type="float">
            <text:p>1018740</text:p>
          </table:table-cell>
          <table:table-cell office:value-type="float" office:value="1060946" calcext:value-type="float">
            <text:p>1060946</text:p>
          </table:table-cell>
          <table:table-cell office:value-type="float" office:value="1050710" calcext:value-type="float">
            <text:p>1050710</text:p>
          </table:table-cell>
          <table:table-cell office:value-type="float" office:value="1023625" calcext:value-type="float">
            <text:p>1023625</text:p>
          </table:table-cell>
          <table:table-cell office:value-type="float" office:value="1036004" calcext:value-type="float">
            <text:p>1036004</text:p>
          </table:table-cell>
          <table:table-cell office:value-type="float" office:value="1052121" calcext:value-type="float">
            <text:p>1052121</text:p>
          </table:table-cell>
          <table:table-cell office:value-type="float" office:value="1085586" calcext:value-type="float">
            <text:p>1085586</text:p>
          </table:table-cell>
          <table:table-cell office:value-type="float" office:value="1081495" calcext:value-type="float">
            <text:p>1081495</text:p>
          </table:table-cell>
          <table:table-cell office:value-type="float" office:value="1061401" calcext:value-type="float">
            <text:p>1061401</text:p>
          </table:table-cell>
          <table:table-cell office:value-type="float" office:value="1037179" calcext:value-type="float">
            <text:p>1037179</text:p>
          </table:table-cell>
          <table:table-cell office:value-type="float" office:value="31449442" calcext:value-type="float">
            <text:p>31449442</text:p>
          </table:table-cell>
          <table:table-cell office:value-type="string" calcext:value-type="string">
            <text:p>OK</text:p>
          </table:table-cell>
          <table:table-cell office:value-type="float" office:value="622697338" calcext:value-type="float">
            <text:p>622697338</text:p>
          </table:table-cell>
          <table:table-cell office:value-type="float" office:value="622647339" calcext:value-type="float">
            <text:p>622647339</text:p>
          </table:table-cell>
          <table:table-cell table:number-columns-repeated="2" office:value-type="float" office:value="1245294678" calcext:value-type="float">
            <text:p>1245294678</text:p>
          </table:table-cell>
        </table:table-row>
        <table:table-row table:style-name="ro1">
          <table:table-cell table:formula="of:=MAX([.N11:.AQ11])" office:value-type="float" office:value="1051492" calcext:value-type="float">
            <text:p>1051492</text:p>
          </table:table-cell>
          <table:table-cell table:formula="of:=MIN([.N11:.AQ11])" office:value-type="float" office:value="1009709" calcext:value-type="float">
            <text:p>1009709</text:p>
          </table:table-cell>
          <table:table-cell table:formula="of:=ABS([.A11]-[.B11])" office:value-type="float" office:value="41783" calcext:value-type="float">
            <text:p>41783</text:p>
          </table:table-cell>
          <table:table-cell table:formula="of:=[.K11]" office:value-type="float" office:value="1016372" calcext:value-type="float">
            <text:p>10163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0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6372" calcext:value-type="float">
            <text:p>1016372</text:p>
          </table:table-cell>
          <table:table-cell office:value-type="float" office:value="1009709" calcext:value-type="float">
            <text:p>1009709</text:p>
          </table:table-cell>
          <table:table-cell office:value-type="float" office:value="1026385" calcext:value-type="float">
            <text:p>1026385</text:p>
          </table:table-cell>
          <table:table-cell office:value-type="float" office:value="1016372" calcext:value-type="float">
            <text:p>1016372</text:p>
          </table:table-cell>
          <table:table-cell office:value-type="float" office:value="1009709" calcext:value-type="float">
            <text:p>1009709</text:p>
          </table:table-cell>
          <table:table-cell office:value-type="float" office:value="1025505" calcext:value-type="float">
            <text:p>1025505</text:p>
          </table:table-cell>
          <table:table-cell office:value-type="float" office:value="1023052" calcext:value-type="float">
            <text:p>1023052</text:p>
          </table:table-cell>
          <table:table-cell office:value-type="float" office:value="1023189" calcext:value-type="float">
            <text:p>1023189</text:p>
          </table:table-cell>
          <table:table-cell office:value-type="float" office:value="1051492" calcext:value-type="float">
            <text:p>1051492</text:p>
          </table:table-cell>
          <table:table-cell office:value-type="float" office:value="1028472" calcext:value-type="float">
            <text:p>1028472</text:p>
          </table:table-cell>
          <table:table-cell office:value-type="float" office:value="1028928" calcext:value-type="float">
            <text:p>1028928</text:p>
          </table:table-cell>
          <table:table-cell office:value-type="float" office:value="1037723" calcext:value-type="float">
            <text:p>1037723</text:p>
          </table:table-cell>
          <table:table-cell office:value-type="float" office:value="1030305" calcext:value-type="float">
            <text:p>1030305</text:p>
          </table:table-cell>
          <table:table-cell office:value-type="float" office:value="1023474" calcext:value-type="float">
            <text:p>1023474</text:p>
          </table:table-cell>
          <table:table-cell office:value-type="float" office:value="1024548" calcext:value-type="float">
            <text:p>1024548</text:p>
          </table:table-cell>
          <table:table-cell office:value-type="float" office:value="1018555" calcext:value-type="float">
            <text:p>1018555</text:p>
          </table:table-cell>
          <table:table-cell office:value-type="float" office:value="1014574" calcext:value-type="float">
            <text:p>1014574</text:p>
          </table:table-cell>
          <table:table-cell office:value-type="float" office:value="1020336" calcext:value-type="float">
            <text:p>1020336</text:p>
          </table:table-cell>
          <table:table-cell office:value-type="float" office:value="1028660" calcext:value-type="float">
            <text:p>1028660</text:p>
          </table:table-cell>
          <table:table-cell office:value-type="float" office:value="1043030" calcext:value-type="float">
            <text:p>1043030</text:p>
          </table:table-cell>
          <table:table-cell office:value-type="float" office:value="1016991" calcext:value-type="float">
            <text:p>1016991</text:p>
          </table:table-cell>
          <table:table-cell office:value-type="float" office:value="1022524" calcext:value-type="float">
            <text:p>1022524</text:p>
          </table:table-cell>
          <table:table-cell office:value-type="float" office:value="1035049" calcext:value-type="float">
            <text:p>1035049</text:p>
          </table:table-cell>
          <table:table-cell office:value-type="float" office:value="1038838" calcext:value-type="float">
            <text:p>1038838</text:p>
          </table:table-cell>
          <table:table-cell office:value-type="float" office:value="1027348" calcext:value-type="float">
            <text:p>1027348</text:p>
          </table:table-cell>
          <table:table-cell office:value-type="float" office:value="1023989" calcext:value-type="float">
            <text:p>1023989</text:p>
          </table:table-cell>
          <table:table-cell office:value-type="float" office:value="1018709" calcext:value-type="float">
            <text:p>1018709</text:p>
          </table:table-cell>
          <table:table-cell office:value-type="float" office:value="1020807" calcext:value-type="float">
            <text:p>1020807</text:p>
          </table:table-cell>
          <table:table-cell office:value-type="float" office:value="1026545" calcext:value-type="float">
            <text:p>1026545</text:p>
          </table:table-cell>
          <table:table-cell office:value-type="float" office:value="1022643" calcext:value-type="float">
            <text:p>1022643</text:p>
          </table:table-cell>
          <table:table-cell office:value-type="float" office:value="1025812" calcext:value-type="float">
            <text:p>1025812</text:p>
          </table:table-cell>
          <table:table-cell office:value-type="float" office:value="1045054" calcext:value-type="float">
            <text:p>1045054</text:p>
          </table:table-cell>
          <table:table-cell office:value-type="float" office:value="1019338" calcext:value-type="float">
            <text:p>1019338</text:p>
          </table:table-cell>
          <table:table-cell office:value-type="float" office:value="30791571" calcext:value-type="float">
            <text:p>30791571</text:p>
          </table:table-cell>
          <table:table-cell office:value-type="string" calcext:value-type="string">
            <text:p>OK</text:p>
          </table:table-cell>
          <table:table-cell office:value-type="float" office:value="624005428" calcext:value-type="float">
            <text:p>624005428</text:p>
          </table:table-cell>
          <table:table-cell office:value-type="float" office:value="623955429" calcext:value-type="float">
            <text:p>623955429</text:p>
          </table:table-cell>
          <table:table-cell table:number-columns-repeated="2" office:value-type="float" office:value="1247910858" calcext:value-type="float">
            <text:p>1247910858</text:p>
          </table:table-cell>
        </table:table-row>
        <table:table-row table:style-name="ro1">
          <table:table-cell table:formula="of:=MAX([.N12:.AQ12])" office:value-type="float" office:value="1083780" calcext:value-type="float">
            <text:p>1083780</text:p>
          </table:table-cell>
          <table:table-cell table:formula="of:=MIN([.N12:.AQ12])" office:value-type="float" office:value="1005677" calcext:value-type="float">
            <text:p>1005677</text:p>
          </table:table-cell>
          <table:table-cell table:formula="of:=ABS([.A12]-[.B12])" office:value-type="float" office:value="78103" calcext:value-type="float">
            <text:p>78103</text:p>
          </table:table-cell>
          <table:table-cell table:formula="of:=[.K12]" office:value-type="float" office:value="1015472" calcext:value-type="float">
            <text:p>1015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1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5472" calcext:value-type="float">
            <text:p>1015472</text:p>
          </table:table-cell>
          <table:table-cell office:value-type="float" office:value="1005677" calcext:value-type="float">
            <text:p>1005677</text:p>
          </table:table-cell>
          <table:table-cell office:value-type="float" office:value="1036956" calcext:value-type="float">
            <text:p>1036956</text:p>
          </table:table-cell>
          <table:table-cell office:value-type="float" office:value="1015472" calcext:value-type="float">
            <text:p>1015472</text:p>
          </table:table-cell>
          <table:table-cell office:value-type="float" office:value="1005677" calcext:value-type="float">
            <text:p>1005677</text:p>
          </table:table-cell>
          <table:table-cell office:value-type="float" office:value="1030067" calcext:value-type="float">
            <text:p>1030067</text:p>
          </table:table-cell>
          <table:table-cell office:value-type="float" office:value="1027596" calcext:value-type="float">
            <text:p>1027596</text:p>
          </table:table-cell>
          <table:table-cell office:value-type="float" office:value="1025782" calcext:value-type="float">
            <text:p>1025782</text:p>
          </table:table-cell>
          <table:table-cell office:value-type="float" office:value="1045772" calcext:value-type="float">
            <text:p>1045772</text:p>
          </table:table-cell>
          <table:table-cell office:value-type="float" office:value="1028503" calcext:value-type="float">
            <text:p>1028503</text:p>
          </table:table-cell>
          <table:table-cell office:value-type="float" office:value="1022028" calcext:value-type="float">
            <text:p>1022028</text:p>
          </table:table-cell>
          <table:table-cell office:value-type="float" office:value="1026818" calcext:value-type="float">
            <text:p>1026818</text:p>
          </table:table-cell>
          <table:table-cell office:value-type="float" office:value="1027750" calcext:value-type="float">
            <text:p>1027750</text:p>
          </table:table-cell>
          <table:table-cell office:value-type="float" office:value="1024514" calcext:value-type="float">
            <text:p>1024514</text:p>
          </table:table-cell>
          <table:table-cell office:value-type="float" office:value="1022334" calcext:value-type="float">
            <text:p>1022334</text:p>
          </table:table-cell>
          <table:table-cell office:value-type="float" office:value="1027613" calcext:value-type="float">
            <text:p>1027613</text:p>
          </table:table-cell>
          <table:table-cell office:value-type="float" office:value="1041172" calcext:value-type="float">
            <text:p>1041172</text:p>
          </table:table-cell>
          <table:table-cell office:value-type="float" office:value="1064302" calcext:value-type="float">
            <text:p>1064302</text:p>
          </table:table-cell>
          <table:table-cell office:value-type="float" office:value="1056247" calcext:value-type="float">
            <text:p>1056247</text:p>
          </table:table-cell>
          <table:table-cell office:value-type="float" office:value="1070800" calcext:value-type="float">
            <text:p>1070800</text:p>
          </table:table-cell>
          <table:table-cell office:value-type="float" office:value="1032558" calcext:value-type="float">
            <text:p>1032558</text:p>
          </table:table-cell>
          <table:table-cell office:value-type="float" office:value="1036023" calcext:value-type="float">
            <text:p>1036023</text:p>
          </table:table-cell>
          <table:table-cell office:value-type="float" office:value="1035069" calcext:value-type="float">
            <text:p>1035069</text:p>
          </table:table-cell>
          <table:table-cell office:value-type="float" office:value="1022709" calcext:value-type="float">
            <text:p>1022709</text:p>
          </table:table-cell>
          <table:table-cell office:value-type="float" office:value="1022439" calcext:value-type="float">
            <text:p>1022439</text:p>
          </table:table-cell>
          <table:table-cell office:value-type="float" office:value="1019694" calcext:value-type="float">
            <text:p>1019694</text:p>
          </table:table-cell>
          <table:table-cell office:value-type="float" office:value="1021849" calcext:value-type="float">
            <text:p>1021849</text:p>
          </table:table-cell>
          <table:table-cell office:value-type="float" office:value="1024399" calcext:value-type="float">
            <text:p>1024399</text:p>
          </table:table-cell>
          <table:table-cell office:value-type="float" office:value="1038417" calcext:value-type="float">
            <text:p>1038417</text:p>
          </table:table-cell>
          <table:table-cell office:value-type="float" office:value="1063118" calcext:value-type="float">
            <text:p>1063118</text:p>
          </table:table-cell>
          <table:table-cell office:value-type="float" office:value="1068760" calcext:value-type="float">
            <text:p>1068760</text:p>
          </table:table-cell>
          <table:table-cell office:value-type="float" office:value="1083780" calcext:value-type="float">
            <text:p>1083780</text:p>
          </table:table-cell>
          <table:table-cell office:value-type="float" office:value="1077436" calcext:value-type="float">
            <text:p>1077436</text:p>
          </table:table-cell>
          <table:table-cell office:value-type="float" office:value="31108698" calcext:value-type="float">
            <text:p>31108698</text:p>
          </table:table-cell>
          <table:table-cell office:value-type="string" calcext:value-type="string">
            <text:p>OK</text:p>
          </table:table-cell>
          <table:table-cell office:value-type="float" office:value="625338195" calcext:value-type="float">
            <text:p>625338195</text:p>
          </table:table-cell>
          <table:table-cell office:value-type="float" office:value="625288196" calcext:value-type="float">
            <text:p>625288196</text:p>
          </table:table-cell>
          <table:table-cell table:number-columns-repeated="2" office:value-type="float" office:value="1250576392" calcext:value-type="float">
            <text:p>1250576392</text:p>
          </table:table-cell>
        </table:table-row>
        <table:table-row table:style-name="ro1">
          <table:table-cell table:formula="of:=MAX([.N13:.AQ13])" office:value-type="float" office:value="1082530" calcext:value-type="float">
            <text:p>1082530</text:p>
          </table:table-cell>
          <table:table-cell table:formula="of:=MIN([.N13:.AQ13])" office:value-type="float" office:value="1013138" calcext:value-type="float">
            <text:p>1013138</text:p>
          </table:table-cell>
          <table:table-cell table:formula="of:=ABS([.A13]-[.B13])" office:value-type="float" office:value="69392" calcext:value-type="float">
            <text:p>69392</text:p>
          </table:table-cell>
          <table:table-cell table:formula="of:=[.K13]" office:value-type="float" office:value="1028174" calcext:value-type="float">
            <text:p>10281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2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28174" calcext:value-type="float">
            <text:p>1028174</text:p>
          </table:table-cell>
          <table:table-cell office:value-type="float" office:value="1013138" calcext:value-type="float">
            <text:p>1013138</text:p>
          </table:table-cell>
          <table:table-cell office:value-type="float" office:value="1034763" calcext:value-type="float">
            <text:p>1034763</text:p>
          </table:table-cell>
          <table:table-cell office:value-type="float" office:value="1028174" calcext:value-type="float">
            <text:p>1028174</text:p>
          </table:table-cell>
          <table:table-cell office:value-type="float" office:value="1013138" calcext:value-type="float">
            <text:p>1013138</text:p>
          </table:table-cell>
          <table:table-cell office:value-type="float" office:value="1033378" calcext:value-type="float">
            <text:p>1033378</text:p>
          </table:table-cell>
          <table:table-cell office:value-type="float" office:value="1059888" calcext:value-type="float">
            <text:p>1059888</text:p>
          </table:table-cell>
          <table:table-cell office:value-type="float" office:value="1047448" calcext:value-type="float">
            <text:p>1047448</text:p>
          </table:table-cell>
          <table:table-cell office:value-type="float" office:value="1019773" calcext:value-type="float">
            <text:p>1019773</text:p>
          </table:table-cell>
          <table:table-cell office:value-type="float" office:value="1035447" calcext:value-type="float">
            <text:p>1035447</text:p>
          </table:table-cell>
          <table:table-cell office:value-type="float" office:value="1056408" calcext:value-type="float">
            <text:p>1056408</text:p>
          </table:table-cell>
          <table:table-cell office:value-type="float" office:value="1045577" calcext:value-type="float">
            <text:p>1045577</text:p>
          </table:table-cell>
          <table:table-cell office:value-type="float" office:value="1032677" calcext:value-type="float">
            <text:p>1032677</text:p>
          </table:table-cell>
          <table:table-cell office:value-type="float" office:value="1030925" calcext:value-type="float">
            <text:p>1030925</text:p>
          </table:table-cell>
          <table:table-cell office:value-type="float" office:value="1027527" calcext:value-type="float">
            <text:p>1027527</text:p>
          </table:table-cell>
          <table:table-cell office:value-type="float" office:value="1021446" calcext:value-type="float">
            <text:p>1021446</text:p>
          </table:table-cell>
          <table:table-cell office:value-type="float" office:value="1028083" calcext:value-type="float">
            <text:p>1028083</text:p>
          </table:table-cell>
          <table:table-cell office:value-type="float" office:value="1017790" calcext:value-type="float">
            <text:p>1017790</text:p>
          </table:table-cell>
          <table:table-cell office:value-type="float" office:value="1052367" calcext:value-type="float">
            <text:p>1052367</text:p>
          </table:table-cell>
          <table:table-cell office:value-type="float" office:value="1056668" calcext:value-type="float">
            <text:p>1056668</text:p>
          </table:table-cell>
          <table:table-cell office:value-type="float" office:value="1075458" calcext:value-type="float">
            <text:p>1075458</text:p>
          </table:table-cell>
          <table:table-cell office:value-type="float" office:value="1018456" calcext:value-type="float">
            <text:p>1018456</text:p>
          </table:table-cell>
          <table:table-cell office:value-type="float" office:value="1075828" calcext:value-type="float">
            <text:p>1075828</text:p>
          </table:table-cell>
          <table:table-cell office:value-type="float" office:value="1082530" calcext:value-type="float">
            <text:p>1082530</text:p>
          </table:table-cell>
          <table:table-cell office:value-type="float" office:value="1031949" calcext:value-type="float">
            <text:p>1031949</text:p>
          </table:table-cell>
          <table:table-cell office:value-type="float" office:value="1015203" calcext:value-type="float">
            <text:p>1015203</text:p>
          </table:table-cell>
          <table:table-cell office:value-type="float" office:value="1020719" calcext:value-type="float">
            <text:p>1020719</text:p>
          </table:table-cell>
          <table:table-cell office:value-type="float" office:value="1015226" calcext:value-type="float">
            <text:p>1015226</text:p>
          </table:table-cell>
          <table:table-cell office:value-type="float" office:value="1021741" calcext:value-type="float">
            <text:p>1021741</text:p>
          </table:table-cell>
          <table:table-cell office:value-type="float" office:value="1016236" calcext:value-type="float">
            <text:p>1016236</text:p>
          </table:table-cell>
          <table:table-cell office:value-type="float" office:value="1020369" calcext:value-type="float">
            <text:p>1020369</text:p>
          </table:table-cell>
          <table:table-cell office:value-type="float" office:value="1021957" calcext:value-type="float">
            <text:p>1021957</text:p>
          </table:table-cell>
          <table:table-cell office:value-type="float" office:value="1020508" calcext:value-type="float">
            <text:p>1020508</text:p>
          </table:table-cell>
          <table:table-cell office:value-type="float" office:value="31042894" calcext:value-type="float">
            <text:p>31042894</text:p>
          </table:table-cell>
          <table:table-cell office:value-type="string" calcext:value-type="string">
            <text:p>OK</text:p>
          </table:table-cell>
          <table:table-cell office:value-type="float" office:value="626052547" calcext:value-type="float">
            <text:p>626052547</text:p>
          </table:table-cell>
          <table:table-cell office:value-type="float" office:value="626002548" calcext:value-type="float">
            <text:p>626002548</text:p>
          </table:table-cell>
          <table:table-cell table:number-columns-repeated="2" office:value-type="float" office:value="1252005096" calcext:value-type="float">
            <text:p>1252005096</text:p>
          </table:table-cell>
        </table:table-row>
        <table:table-row table:style-name="ro1">
          <table:table-cell table:formula="of:=MAX([.N14:.AQ14])" office:value-type="float" office:value="1033606" calcext:value-type="float">
            <text:p>1033606</text:p>
          </table:table-cell>
          <table:table-cell table:formula="of:=MIN([.N14:.AQ14])" office:value-type="float" office:value="1005799" calcext:value-type="float">
            <text:p>1005799</text:p>
          </table:table-cell>
          <table:table-cell table:formula="of:=ABS([.A14]-[.B14])" office:value-type="float" office:value="27807" calcext:value-type="float">
            <text:p>27807</text:p>
          </table:table-cell>
          <table:table-cell table:formula="of:=[.K14]" office:value-type="float" office:value="1013857" calcext:value-type="float">
            <text:p>101385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3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3857" calcext:value-type="float">
            <text:p>1013857</text:p>
          </table:table-cell>
          <table:table-cell office:value-type="float" office:value="1005799" calcext:value-type="float">
            <text:p>1005799</text:p>
          </table:table-cell>
          <table:table-cell office:value-type="float" office:value="1021857" calcext:value-type="float">
            <text:p>1021857</text:p>
          </table:table-cell>
          <table:table-cell office:value-type="float" office:value="1013857" calcext:value-type="float">
            <text:p>1013857</text:p>
          </table:table-cell>
          <table:table-cell office:value-type="float" office:value="1005799" calcext:value-type="float">
            <text:p>1005799</text:p>
          </table:table-cell>
          <table:table-cell office:value-type="float" office:value="1024461" calcext:value-type="float">
            <text:p>1024461</text:p>
          </table:table-cell>
          <table:table-cell office:value-type="float" office:value="1025470" calcext:value-type="float">
            <text:p>1025470</text:p>
          </table:table-cell>
          <table:table-cell office:value-type="float" office:value="1025583" calcext:value-type="float">
            <text:p>1025583</text:p>
          </table:table-cell>
          <table:table-cell office:value-type="float" office:value="1020206" calcext:value-type="float">
            <text:p>1020206</text:p>
          </table:table-cell>
          <table:table-cell office:value-type="float" office:value="1030335" calcext:value-type="float">
            <text:p>1030335</text:p>
          </table:table-cell>
          <table:table-cell office:value-type="float" office:value="1032429" calcext:value-type="float">
            <text:p>1032429</text:p>
          </table:table-cell>
          <table:table-cell office:value-type="float" office:value="1021499" calcext:value-type="float">
            <text:p>1021499</text:p>
          </table:table-cell>
          <table:table-cell office:value-type="float" office:value="1024187" calcext:value-type="float">
            <text:p>1024187</text:p>
          </table:table-cell>
          <table:table-cell office:value-type="float" office:value="1019015" calcext:value-type="float">
            <text:p>1019015</text:p>
          </table:table-cell>
          <table:table-cell office:value-type="float" office:value="1023263" calcext:value-type="float">
            <text:p>1023263</text:p>
          </table:table-cell>
          <table:table-cell office:value-type="float" office:value="1026338" calcext:value-type="float">
            <text:p>1026338</text:p>
          </table:table-cell>
          <table:table-cell office:value-type="float" office:value="1015897" calcext:value-type="float">
            <text:p>1015897</text:p>
          </table:table-cell>
          <table:table-cell office:value-type="float" office:value="1022272" calcext:value-type="float">
            <text:p>1022272</text:p>
          </table:table-cell>
          <table:table-cell office:value-type="float" office:value="1023086" calcext:value-type="float">
            <text:p>1023086</text:p>
          </table:table-cell>
          <table:table-cell office:value-type="float" office:value="1029537" calcext:value-type="float">
            <text:p>1029537</text:p>
          </table:table-cell>
          <table:table-cell office:value-type="float" office:value="1028656" calcext:value-type="float">
            <text:p>1028656</text:p>
          </table:table-cell>
          <table:table-cell office:value-type="float" office:value="1015526" calcext:value-type="float">
            <text:p>1015526</text:p>
          </table:table-cell>
          <table:table-cell office:value-type="float" office:value="1016490" calcext:value-type="float">
            <text:p>1016490</text:p>
          </table:table-cell>
          <table:table-cell office:value-type="float" office:value="1014879" calcext:value-type="float">
            <text:p>1014879</text:p>
          </table:table-cell>
          <table:table-cell office:value-type="float" office:value="1033606" calcext:value-type="float">
            <text:p>1033606</text:p>
          </table:table-cell>
          <table:table-cell office:value-type="float" office:value="1018207" calcext:value-type="float">
            <text:p>1018207</text:p>
          </table:table-cell>
          <table:table-cell office:value-type="float" office:value="1018707" calcext:value-type="float">
            <text:p>1018707</text:p>
          </table:table-cell>
          <table:table-cell office:value-type="float" office:value="1019512" calcext:value-type="float">
            <text:p>1019512</text:p>
          </table:table-cell>
          <table:table-cell office:value-type="float" office:value="1019847" calcext:value-type="float">
            <text:p>1019847</text:p>
          </table:table-cell>
          <table:table-cell office:value-type="float" office:value="1028279" calcext:value-type="float">
            <text:p>1028279</text:p>
          </table:table-cell>
          <table:table-cell office:value-type="float" office:value="1020663" calcext:value-type="float">
            <text:p>1020663</text:p>
          </table:table-cell>
          <table:table-cell office:value-type="float" office:value="1020436" calcext:value-type="float">
            <text:p>1020436</text:p>
          </table:table-cell>
          <table:table-cell office:value-type="float" office:value="1017685" calcext:value-type="float">
            <text:p>1017685</text:p>
          </table:table-cell>
          <table:table-cell office:value-type="float" office:value="30655727" calcext:value-type="float">
            <text:p>30655727</text:p>
          </table:table-cell>
          <table:table-cell office:value-type="string" calcext:value-type="string">
            <text:p>OK</text:p>
          </table:table-cell>
          <table:table-cell office:value-type="float" office:value="624532183" calcext:value-type="float">
            <text:p>624532183</text:p>
          </table:table-cell>
          <table:table-cell office:value-type="float" office:value="624482184" calcext:value-type="float">
            <text:p>624482184</text:p>
          </table:table-cell>
          <table:table-cell table:number-columns-repeated="2" office:value-type="float" office:value="1248964368" calcext:value-type="float">
            <text:p>1248964368</text:p>
          </table:table-cell>
        </table:table-row>
        <table:table-row table:style-name="ro1">
          <table:table-cell table:formula="of:=MAX([.N15:.AQ15])" office:value-type="float" office:value="1081891" calcext:value-type="float">
            <text:p>1081891</text:p>
          </table:table-cell>
          <table:table-cell table:formula="of:=MIN([.N15:.AQ15])" office:value-type="float" office:value="1013112" calcext:value-type="float">
            <text:p>1013112</text:p>
          </table:table-cell>
          <table:table-cell table:formula="of:=ABS([.A15]-[.B15])" office:value-type="float" office:value="68779" calcext:value-type="float">
            <text:p>68779</text:p>
          </table:table-cell>
          <table:table-cell table:formula="of:=[.K15]" office:value-type="float" office:value="1022221" calcext:value-type="float">
            <text:p>1022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4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22221" calcext:value-type="float">
            <text:p>1022221</text:p>
          </table:table-cell>
          <table:table-cell office:value-type="float" office:value="1013112" calcext:value-type="float">
            <text:p>1013112</text:p>
          </table:table-cell>
          <table:table-cell office:value-type="float" office:value="1024740" calcext:value-type="float">
            <text:p>1024740</text:p>
          </table:table-cell>
          <table:table-cell office:value-type="float" office:value="1022221" calcext:value-type="float">
            <text:p>1022221</text:p>
          </table:table-cell>
          <table:table-cell office:value-type="float" office:value="1013112" calcext:value-type="float">
            <text:p>1013112</text:p>
          </table:table-cell>
          <table:table-cell office:value-type="float" office:value="1030744" calcext:value-type="float">
            <text:p>1030744</text:p>
          </table:table-cell>
          <table:table-cell office:value-type="float" office:value="1024319" calcext:value-type="float">
            <text:p>1024319</text:p>
          </table:table-cell>
          <table:table-cell office:value-type="float" office:value="1023120" calcext:value-type="float">
            <text:p>1023120</text:p>
          </table:table-cell>
          <table:table-cell office:value-type="float" office:value="1024556" calcext:value-type="float">
            <text:p>1024556</text:p>
          </table:table-cell>
          <table:table-cell office:value-type="float" office:value="1024123" calcext:value-type="float">
            <text:p>1024123</text:p>
          </table:table-cell>
          <table:table-cell office:value-type="float" office:value="1024073" calcext:value-type="float">
            <text:p>1024073</text:p>
          </table:table-cell>
          <table:table-cell office:value-type="float" office:value="1020529" calcext:value-type="float">
            <text:p>1020529</text:p>
          </table:table-cell>
          <table:table-cell office:value-type="float" office:value="1025099" calcext:value-type="float">
            <text:p>1025099</text:p>
          </table:table-cell>
          <table:table-cell office:value-type="float" office:value="1024864" calcext:value-type="float">
            <text:p>1024864</text:p>
          </table:table-cell>
          <table:table-cell office:value-type="float" office:value="1031862" calcext:value-type="float">
            <text:p>1031862</text:p>
          </table:table-cell>
          <table:table-cell office:value-type="float" office:value="1018980" calcext:value-type="float">
            <text:p>1018980</text:p>
          </table:table-cell>
          <table:table-cell office:value-type="float" office:value="1015856" calcext:value-type="float">
            <text:p>1015856</text:p>
          </table:table-cell>
          <table:table-cell office:value-type="float" office:value="1020039" calcext:value-type="float">
            <text:p>1020039</text:p>
          </table:table-cell>
          <table:table-cell office:value-type="float" office:value="1021876" calcext:value-type="float">
            <text:p>1021876</text:p>
          </table:table-cell>
          <table:table-cell office:value-type="float" office:value="1019064" calcext:value-type="float">
            <text:p>1019064</text:p>
          </table:table-cell>
          <table:table-cell office:value-type="float" office:value="1013994" calcext:value-type="float">
            <text:p>1013994</text:p>
          </table:table-cell>
          <table:table-cell office:value-type="float" office:value="1016151" calcext:value-type="float">
            <text:p>1016151</text:p>
          </table:table-cell>
          <table:table-cell office:value-type="float" office:value="1023603" calcext:value-type="float">
            <text:p>1023603</text:p>
          </table:table-cell>
          <table:table-cell office:value-type="float" office:value="1015936" calcext:value-type="float">
            <text:p>1015936</text:p>
          </table:table-cell>
          <table:table-cell office:value-type="float" office:value="1017255" calcext:value-type="float">
            <text:p>1017255</text:p>
          </table:table-cell>
          <table:table-cell office:value-type="float" office:value="1015017" calcext:value-type="float">
            <text:p>1015017</text:p>
          </table:table-cell>
          <table:table-cell office:value-type="float" office:value="1017548" calcext:value-type="float">
            <text:p>1017548</text:p>
          </table:table-cell>
          <table:table-cell office:value-type="float" office:value="1016021" calcext:value-type="float">
            <text:p>1016021</text:p>
          </table:table-cell>
          <table:table-cell office:value-type="float" office:value="1021530" calcext:value-type="float">
            <text:p>1021530</text:p>
          </table:table-cell>
          <table:table-cell office:value-type="float" office:value="1019451" calcext:value-type="float">
            <text:p>1019451</text:p>
          </table:table-cell>
          <table:table-cell office:value-type="float" office:value="1047755" calcext:value-type="float">
            <text:p>1047755</text:p>
          </table:table-cell>
          <table:table-cell office:value-type="float" office:value="1081891" calcext:value-type="float">
            <text:p>1081891</text:p>
          </table:table-cell>
          <table:table-cell office:value-type="float" office:value="1051626" calcext:value-type="float">
            <text:p>1051626</text:p>
          </table:table-cell>
          <table:table-cell office:value-type="float" office:value="30742215" calcext:value-type="float">
            <text:p>30742215</text:p>
          </table:table-cell>
          <table:table-cell office:value-type="string" calcext:value-type="string">
            <text:p>OK</text:p>
          </table:table-cell>
          <table:table-cell office:value-type="float" office:value="627506273" calcext:value-type="float">
            <text:p>627506273</text:p>
          </table:table-cell>
          <table:table-cell office:value-type="float" office:value="627456274" calcext:value-type="float">
            <text:p>627456274</text:p>
          </table:table-cell>
          <table:table-cell table:number-columns-repeated="2" office:value-type="float" office:value="1254912548" calcext:value-type="float">
            <text:p>1254912548</text:p>
          </table:table-cell>
        </table:table-row>
        <table:table-row table:style-name="ro1">
          <table:table-cell table:formula="of:=MAX([.N16:.AQ16])" office:value-type="float" office:value="1081167" calcext:value-type="float">
            <text:p>1081167</text:p>
          </table:table-cell>
          <table:table-cell table:formula="of:=MIN([.N16:.AQ16])" office:value-type="float" office:value="996751" calcext:value-type="float">
            <text:p>996751</text:p>
          </table:table-cell>
          <table:table-cell table:formula="of:=ABS([.A16]-[.B16])" office:value-type="float" office:value="84416" calcext:value-type="float">
            <text:p>84416</text:p>
          </table:table-cell>
          <table:table-cell table:formula="of:=[.K16]" office:value-type="float" office:value="1005347" calcext:value-type="float">
            <text:p>10053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5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05347" calcext:value-type="float">
            <text:p>1005347</text:p>
          </table:table-cell>
          <table:table-cell office:value-type="float" office:value="996751" calcext:value-type="float">
            <text:p>996751</text:p>
          </table:table-cell>
          <table:table-cell office:value-type="float" office:value="1027972" calcext:value-type="float">
            <text:p>1027972</text:p>
          </table:table-cell>
          <table:table-cell office:value-type="float" office:value="1005347" calcext:value-type="float">
            <text:p>1005347</text:p>
          </table:table-cell>
          <table:table-cell office:value-type="float" office:value="996751" calcext:value-type="float">
            <text:p>996751</text:p>
          </table:table-cell>
          <table:table-cell office:value-type="float" office:value="1018157" calcext:value-type="float">
            <text:p>1018157</text:p>
          </table:table-cell>
          <table:table-cell office:value-type="float" office:value="1022117" calcext:value-type="float">
            <text:p>1022117</text:p>
          </table:table-cell>
          <table:table-cell office:value-type="float" office:value="1019936" calcext:value-type="float">
            <text:p>1019936</text:p>
          </table:table-cell>
          <table:table-cell office:value-type="float" office:value="1019235" calcext:value-type="float">
            <text:p>1019235</text:p>
          </table:table-cell>
          <table:table-cell office:value-type="float" office:value="1014812" calcext:value-type="float">
            <text:p>1014812</text:p>
          </table:table-cell>
          <table:table-cell office:value-type="float" office:value="1024132" calcext:value-type="float">
            <text:p>1024132</text:p>
          </table:table-cell>
          <table:table-cell office:value-type="float" office:value="1013338" calcext:value-type="float">
            <text:p>1013338</text:p>
          </table:table-cell>
          <table:table-cell office:value-type="float" office:value="1029752" calcext:value-type="float">
            <text:p>1029752</text:p>
          </table:table-cell>
          <table:table-cell office:value-type="float" office:value="1019382" calcext:value-type="float">
            <text:p>1019382</text:p>
          </table:table-cell>
          <table:table-cell office:value-type="float" office:value="1010830" calcext:value-type="float">
            <text:p>1010830</text:p>
          </table:table-cell>
          <table:table-cell office:value-type="float" office:value="1073383" calcext:value-type="float">
            <text:p>1073383</text:p>
          </table:table-cell>
          <table:table-cell office:value-type="float" office:value="1058887" calcext:value-type="float">
            <text:p>1058887</text:p>
          </table:table-cell>
          <table:table-cell office:value-type="float" office:value="1032238" calcext:value-type="float">
            <text:p>1032238</text:p>
          </table:table-cell>
          <table:table-cell office:value-type="float" office:value="1053975" calcext:value-type="float">
            <text:p>1053975</text:p>
          </table:table-cell>
          <table:table-cell office:value-type="float" office:value="1056680" calcext:value-type="float">
            <text:p>1056680</text:p>
          </table:table-cell>
          <table:table-cell office:value-type="float" office:value="1081167" calcext:value-type="float">
            <text:p>1081167</text:p>
          </table:table-cell>
          <table:table-cell office:value-type="float" office:value="1022301" calcext:value-type="float">
            <text:p>1022301</text:p>
          </table:table-cell>
          <table:table-cell office:value-type="float" office:value="1011624" calcext:value-type="float">
            <text:p>1011624</text:p>
          </table:table-cell>
          <table:table-cell office:value-type="float" office:value="1009734" calcext:value-type="float">
            <text:p>1009734</text:p>
          </table:table-cell>
          <table:table-cell office:value-type="float" office:value="1044402" calcext:value-type="float">
            <text:p>1044402</text:p>
          </table:table-cell>
          <table:table-cell office:value-type="float" office:value="1055002" calcext:value-type="float">
            <text:p>1055002</text:p>
          </table:table-cell>
          <table:table-cell office:value-type="float" office:value="1024703" calcext:value-type="float">
            <text:p>1024703</text:p>
          </table:table-cell>
          <table:table-cell office:value-type="float" office:value="1021235" calcext:value-type="float">
            <text:p>1021235</text:p>
          </table:table-cell>
          <table:table-cell office:value-type="float" office:value="1019408" calcext:value-type="float">
            <text:p>1019408</text:p>
          </table:table-cell>
          <table:table-cell office:value-type="float" office:value="1020852" calcext:value-type="float">
            <text:p>1020852</text:p>
          </table:table-cell>
          <table:table-cell office:value-type="float" office:value="1025268" calcext:value-type="float">
            <text:p>1025268</text:p>
          </table:table-cell>
          <table:table-cell office:value-type="float" office:value="1019351" calcext:value-type="float">
            <text:p>1019351</text:p>
          </table:table-cell>
          <table:table-cell office:value-type="float" office:value="1015172" calcext:value-type="float">
            <text:p>1015172</text:p>
          </table:table-cell>
          <table:table-cell office:value-type="float" office:value="30839171" calcext:value-type="float">
            <text:p>30839171</text:p>
          </table:table-cell>
          <table:table-cell office:value-type="string" calcext:value-type="string">
            <text:p>OK</text:p>
          </table:table-cell>
          <table:table-cell office:value-type="float" office:value="626258741" calcext:value-type="float">
            <text:p>626258741</text:p>
          </table:table-cell>
          <table:table-cell office:value-type="float" office:value="626208742" calcext:value-type="float">
            <text:p>626208742</text:p>
          </table:table-cell>
          <table:table-cell table:number-columns-repeated="2" office:value-type="float" office:value="1252417484" calcext:value-type="float">
            <text:p>1252417484</text:p>
          </table:table-cell>
        </table:table-row>
        <table:table-row table:style-name="ro1">
          <table:table-cell table:formula="of:=MAX([.N17:.AQ17])" office:value-type="float" office:value="1032887" calcext:value-type="float">
            <text:p>1032887</text:p>
          </table:table-cell>
          <table:table-cell table:formula="of:=MIN([.N17:.AQ17])" office:value-type="float" office:value="1002831" calcext:value-type="float">
            <text:p>1002831</text:p>
          </table:table-cell>
          <table:table-cell table:formula="of:=ABS([.A17]-[.B17])" office:value-type="float" office:value="30056" calcext:value-type="float">
            <text:p>30056</text:p>
          </table:table-cell>
          <table:table-cell table:formula="of:=[.K17]" office:value-type="float" office:value="1008539" calcext:value-type="float">
            <text:p>10085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6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08539" calcext:value-type="float">
            <text:p>1008539</text:p>
          </table:table-cell>
          <table:table-cell office:value-type="float" office:value="1002831" calcext:value-type="float">
            <text:p>1002831</text:p>
          </table:table-cell>
          <table:table-cell office:value-type="float" office:value="1019543" calcext:value-type="float">
            <text:p>1019543</text:p>
          </table:table-cell>
          <table:table-cell office:value-type="float" office:value="1008539" calcext:value-type="float">
            <text:p>1008539</text:p>
          </table:table-cell>
          <table:table-cell office:value-type="float" office:value="1002831" calcext:value-type="float">
            <text:p>1002831</text:p>
          </table:table-cell>
          <table:table-cell office:value-type="float" office:value="1023299" calcext:value-type="float">
            <text:p>1023299</text:p>
          </table:table-cell>
          <table:table-cell office:value-type="float" office:value="1032869" calcext:value-type="float">
            <text:p>1032869</text:p>
          </table:table-cell>
          <table:table-cell office:value-type="float" office:value="1021424" calcext:value-type="float">
            <text:p>1021424</text:p>
          </table:table-cell>
          <table:table-cell office:value-type="float" office:value="1025927" calcext:value-type="float">
            <text:p>1025927</text:p>
          </table:table-cell>
          <table:table-cell office:value-type="float" office:value="1027306" calcext:value-type="float">
            <text:p>1027306</text:p>
          </table:table-cell>
          <table:table-cell office:value-type="float" office:value="1022359" calcext:value-type="float">
            <text:p>1022359</text:p>
          </table:table-cell>
          <table:table-cell office:value-type="float" office:value="1029718" calcext:value-type="float">
            <text:p>1029718</text:p>
          </table:table-cell>
          <table:table-cell office:value-type="float" office:value="1025529" calcext:value-type="float">
            <text:p>1025529</text:p>
          </table:table-cell>
          <table:table-cell office:value-type="float" office:value="1022057" calcext:value-type="float">
            <text:p>1022057</text:p>
          </table:table-cell>
          <table:table-cell office:value-type="float" office:value="1017048" calcext:value-type="float">
            <text:p>1017048</text:p>
          </table:table-cell>
          <table:table-cell office:value-type="float" office:value="1021912" calcext:value-type="float">
            <text:p>1021912</text:p>
          </table:table-cell>
          <table:table-cell office:value-type="float" office:value="1032887" calcext:value-type="float">
            <text:p>1032887</text:p>
          </table:table-cell>
          <table:table-cell office:value-type="float" office:value="1019312" calcext:value-type="float">
            <text:p>1019312</text:p>
          </table:table-cell>
          <table:table-cell office:value-type="float" office:value="1017716" calcext:value-type="float">
            <text:p>1017716</text:p>
          </table:table-cell>
          <table:table-cell office:value-type="float" office:value="1020537" calcext:value-type="float">
            <text:p>1020537</text:p>
          </table:table-cell>
          <table:table-cell office:value-type="float" office:value="1017083" calcext:value-type="float">
            <text:p>1017083</text:p>
          </table:table-cell>
          <table:table-cell office:value-type="float" office:value="1017242" calcext:value-type="float">
            <text:p>1017242</text:p>
          </table:table-cell>
          <table:table-cell office:value-type="float" office:value="1020581" calcext:value-type="float">
            <text:p>1020581</text:p>
          </table:table-cell>
          <table:table-cell office:value-type="float" office:value="1018369" calcext:value-type="float">
            <text:p>1018369</text:p>
          </table:table-cell>
          <table:table-cell office:value-type="float" office:value="1016607" calcext:value-type="float">
            <text:p>1016607</text:p>
          </table:table-cell>
          <table:table-cell office:value-type="float" office:value="1015713" calcext:value-type="float">
            <text:p>1015713</text:p>
          </table:table-cell>
          <table:table-cell office:value-type="float" office:value="1020884" calcext:value-type="float">
            <text:p>1020884</text:p>
          </table:table-cell>
          <table:table-cell office:value-type="float" office:value="1013423" calcext:value-type="float">
            <text:p>1013423</text:p>
          </table:table-cell>
          <table:table-cell office:value-type="float" office:value="1014816" calcext:value-type="float">
            <text:p>1014816</text:p>
          </table:table-cell>
          <table:table-cell office:value-type="float" office:value="1012845" calcext:value-type="float">
            <text:p>1012845</text:p>
          </table:table-cell>
          <table:table-cell office:value-type="float" office:value="1022041" calcext:value-type="float">
            <text:p>1022041</text:p>
          </table:table-cell>
          <table:table-cell office:value-type="float" office:value="1011673" calcext:value-type="float">
            <text:p>1011673</text:p>
          </table:table-cell>
          <table:table-cell office:value-type="float" office:value="1013770" calcext:value-type="float">
            <text:p>1013770</text:p>
          </table:table-cell>
          <table:table-cell office:value-type="float" office:value="30586317" calcext:value-type="float">
            <text:p>30586317</text:p>
          </table:table-cell>
          <table:table-cell office:value-type="string" calcext:value-type="string">
            <text:p>OK</text:p>
          </table:table-cell>
          <table:table-cell office:value-type="float" office:value="624574231" calcext:value-type="float">
            <text:p>624574231</text:p>
          </table:table-cell>
          <table:table-cell office:value-type="float" office:value="624524232" calcext:value-type="float">
            <text:p>624524232</text:p>
          </table:table-cell>
          <table:table-cell table:number-columns-repeated="2" office:value-type="float" office:value="1249048464" calcext:value-type="float">
            <text:p>1249048464</text:p>
          </table:table-cell>
        </table:table-row>
        <table:table-row table:style-name="ro1">
          <table:table-cell table:formula="of:=MAX([.N18:.AQ18])" office:value-type="float" office:value="1099491" calcext:value-type="float">
            <text:p>1099491</text:p>
          </table:table-cell>
          <table:table-cell table:formula="of:=MIN([.N18:.AQ18])" office:value-type="float" office:value="1021324" calcext:value-type="float">
            <text:p>1021324</text:p>
          </table:table-cell>
          <table:table-cell table:formula="of:=ABS([.A18]-[.B18])" office:value-type="float" office:value="78167" calcext:value-type="float">
            <text:p>78167</text:p>
          </table:table-cell>
          <table:table-cell table:formula="of:=[.K18]" office:value-type="float" office:value="1023103" calcext:value-type="float">
            <text:p>10231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7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23103" calcext:value-type="float">
            <text:p>1023103</text:p>
          </table:table-cell>
          <table:table-cell office:value-type="float" office:value="1021324" calcext:value-type="float">
            <text:p>1021324</text:p>
          </table:table-cell>
          <table:table-cell office:value-type="float" office:value="1053550" calcext:value-type="float">
            <text:p>1053550</text:p>
          </table:table-cell>
          <table:table-cell office:value-type="float" office:value="1023103" calcext:value-type="float">
            <text:p>1023103</text:p>
          </table:table-cell>
          <table:table-cell office:value-type="float" office:value="1043783" calcext:value-type="float">
            <text:p>1043783</text:p>
          </table:table-cell>
          <table:table-cell office:value-type="float" office:value="1061293" calcext:value-type="float">
            <text:p>1061293</text:p>
          </table:table-cell>
          <table:table-cell office:value-type="float" office:value="1077867" calcext:value-type="float">
            <text:p>1077867</text:p>
          </table:table-cell>
          <table:table-cell office:value-type="float" office:value="1065105" calcext:value-type="float">
            <text:p>1065105</text:p>
          </table:table-cell>
          <table:table-cell office:value-type="float" office:value="1075208" calcext:value-type="float">
            <text:p>1075208</text:p>
          </table:table-cell>
          <table:table-cell office:value-type="float" office:value="1032700" calcext:value-type="float">
            <text:p>1032700</text:p>
          </table:table-cell>
          <table:table-cell office:value-type="float" office:value="1046681" calcext:value-type="float">
            <text:p>1046681</text:p>
          </table:table-cell>
          <table:table-cell office:value-type="float" office:value="1062048" calcext:value-type="float">
            <text:p>1062048</text:p>
          </table:table-cell>
          <table:table-cell office:value-type="float" office:value="1072416" calcext:value-type="float">
            <text:p>1072416</text:p>
          </table:table-cell>
          <table:table-cell office:value-type="float" office:value="1049809" calcext:value-type="float">
            <text:p>1049809</text:p>
          </table:table-cell>
          <table:table-cell office:value-type="float" office:value="1050448" calcext:value-type="float">
            <text:p>1050448</text:p>
          </table:table-cell>
          <table:table-cell office:value-type="float" office:value="1038119" calcext:value-type="float">
            <text:p>1038119</text:p>
          </table:table-cell>
          <table:table-cell office:value-type="float" office:value="1030082" calcext:value-type="float">
            <text:p>1030082</text:p>
          </table:table-cell>
          <table:table-cell office:value-type="float" office:value="1028215" calcext:value-type="float">
            <text:p>1028215</text:p>
          </table:table-cell>
          <table:table-cell office:value-type="float" office:value="1037395" calcext:value-type="float">
            <text:p>1037395</text:p>
          </table:table-cell>
          <table:table-cell office:value-type="float" office:value="1054213" calcext:value-type="float">
            <text:p>1054213</text:p>
          </table:table-cell>
          <table:table-cell office:value-type="float" office:value="1088547" calcext:value-type="float">
            <text:p>1088547</text:p>
          </table:table-cell>
          <table:table-cell office:value-type="float" office:value="1078181" calcext:value-type="float">
            <text:p>1078181</text:p>
          </table:table-cell>
          <table:table-cell office:value-type="float" office:value="1074333" calcext:value-type="float">
            <text:p>1074333</text:p>
          </table:table-cell>
          <table:table-cell office:value-type="float" office:value="1099491" calcext:value-type="float">
            <text:p>1099491</text:p>
          </table:table-cell>
          <table:table-cell office:value-type="float" office:value="1065874" calcext:value-type="float">
            <text:p>1065874</text:p>
          </table:table-cell>
          <table:table-cell office:value-type="float" office:value="1058877" calcext:value-type="float">
            <text:p>1058877</text:p>
          </table:table-cell>
          <table:table-cell office:value-type="float" office:value="1069455" calcext:value-type="float">
            <text:p>1069455</text:p>
          </table:table-cell>
          <table:table-cell office:value-type="float" office:value="1054002" calcext:value-type="float">
            <text:p>1054002</text:p>
          </table:table-cell>
          <table:table-cell office:value-type="float" office:value="1053689" calcext:value-type="float">
            <text:p>1053689</text:p>
          </table:table-cell>
          <table:table-cell office:value-type="float" office:value="1027863" calcext:value-type="float">
            <text:p>1027863</text:p>
          </table:table-cell>
          <table:table-cell office:value-type="float" office:value="1026177" calcext:value-type="float">
            <text:p>1026177</text:p>
          </table:table-cell>
          <table:table-cell office:value-type="float" office:value="1040203" calcext:value-type="float">
            <text:p>1040203</text:p>
          </table:table-cell>
          <table:table-cell office:value-type="float" office:value="1021324" calcext:value-type="float">
            <text:p>1021324</text:p>
          </table:table-cell>
          <table:table-cell office:value-type="float" office:value="31606501" calcext:value-type="float">
            <text:p>31606501</text:p>
          </table:table-cell>
          <table:table-cell office:value-type="string" calcext:value-type="string">
            <text:p>OK</text:p>
          </table:table-cell>
          <table:table-cell office:value-type="float" office:value="625348815" calcext:value-type="float">
            <text:p>625348815</text:p>
          </table:table-cell>
          <table:table-cell office:value-type="float" office:value="625298816" calcext:value-type="float">
            <text:p>625298816</text:p>
          </table:table-cell>
          <table:table-cell table:number-columns-repeated="2" office:value-type="float" office:value="1250597632" calcext:value-type="float">
            <text:p>1250597632</text:p>
          </table:table-cell>
        </table:table-row>
        <table:table-row table:style-name="ro1">
          <table:table-cell table:formula="of:=MAX([.N19:.AQ19])" office:value-type="float" office:value="1084305" calcext:value-type="float">
            <text:p>1084305</text:p>
          </table:table-cell>
          <table:table-cell table:formula="of:=MIN([.N19:.AQ19])" office:value-type="float" office:value="1001571" calcext:value-type="float">
            <text:p>1001571</text:p>
          </table:table-cell>
          <table:table-cell table:formula="of:=ABS([.A19]-[.B19])" office:value-type="float" office:value="82734" calcext:value-type="float">
            <text:p>82734</text:p>
          </table:table-cell>
          <table:table-cell table:formula="of:=[.K19]" office:value-type="float" office:value="1072675" calcext:value-type="float">
            <text:p>10726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8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72675" calcext:value-type="float">
            <text:p>1072675</text:p>
          </table:table-cell>
          <table:table-cell office:value-type="float" office:value="1001571" calcext:value-type="float">
            <text:p>1001571</text:p>
          </table:table-cell>
          <table:table-cell office:value-type="float" office:value="1043729" calcext:value-type="float">
            <text:p>1043729</text:p>
          </table:table-cell>
          <table:table-cell office:value-type="float" office:value="1072675" calcext:value-type="float">
            <text:p>1072675</text:p>
          </table:table-cell>
          <table:table-cell office:value-type="float" office:value="1030386" calcext:value-type="float">
            <text:p>1030386</text:p>
          </table:table-cell>
          <table:table-cell office:value-type="float" office:value="1051034" calcext:value-type="float">
            <text:p>1051034</text:p>
          </table:table-cell>
          <table:table-cell office:value-type="float" office:value="1012873" calcext:value-type="float">
            <text:p>1012873</text:p>
          </table:table-cell>
          <table:table-cell office:value-type="float" office:value="1021243" calcext:value-type="float">
            <text:p>1021243</text:p>
          </table:table-cell>
          <table:table-cell office:value-type="float" office:value="1068292" calcext:value-type="float">
            <text:p>1068292</text:p>
          </table:table-cell>
          <table:table-cell office:value-type="float" office:value="1021899" calcext:value-type="float">
            <text:p>1021899</text:p>
          </table:table-cell>
          <table:table-cell office:value-type="float" office:value="1009058" calcext:value-type="float">
            <text:p>1009058</text:p>
          </table:table-cell>
          <table:table-cell office:value-type="float" office:value="1001571" calcext:value-type="float">
            <text:p>1001571</text:p>
          </table:table-cell>
          <table:table-cell office:value-type="float" office:value="1022099" calcext:value-type="float">
            <text:p>1022099</text:p>
          </table:table-cell>
          <table:table-cell office:value-type="float" office:value="1026873" calcext:value-type="float">
            <text:p>1026873</text:p>
          </table:table-cell>
          <table:table-cell office:value-type="float" office:value="1048097" calcext:value-type="float">
            <text:p>1048097</text:p>
          </table:table-cell>
          <table:table-cell office:value-type="float" office:value="1041076" calcext:value-type="float">
            <text:p>1041076</text:p>
          </table:table-cell>
          <table:table-cell office:value-type="float" office:value="1019381" calcext:value-type="float">
            <text:p>1019381</text:p>
          </table:table-cell>
          <table:table-cell office:value-type="float" office:value="1035427" calcext:value-type="float">
            <text:p>1035427</text:p>
          </table:table-cell>
          <table:table-cell office:value-type="float" office:value="1018558" calcext:value-type="float">
            <text:p>1018558</text:p>
          </table:table-cell>
          <table:table-cell office:value-type="float" office:value="1067915" calcext:value-type="float">
            <text:p>1067915</text:p>
          </table:table-cell>
          <table:table-cell office:value-type="float" office:value="1067301" calcext:value-type="float">
            <text:p>1067301</text:p>
          </table:table-cell>
          <table:table-cell office:value-type="float" office:value="1075538" calcext:value-type="float">
            <text:p>1075538</text:p>
          </table:table-cell>
          <table:table-cell office:value-type="float" office:value="1043990" calcext:value-type="float">
            <text:p>1043990</text:p>
          </table:table-cell>
          <table:table-cell office:value-type="float" office:value="1033819" calcext:value-type="float">
            <text:p>1033819</text:p>
          </table:table-cell>
          <table:table-cell office:value-type="float" office:value="1041438" calcext:value-type="float">
            <text:p>1041438</text:p>
          </table:table-cell>
          <table:table-cell office:value-type="float" office:value="1051784" calcext:value-type="float">
            <text:p>1051784</text:p>
          </table:table-cell>
          <table:table-cell office:value-type="float" office:value="1053526" calcext:value-type="float">
            <text:p>1053526</text:p>
          </table:table-cell>
          <table:table-cell office:value-type="float" office:value="1056061" calcext:value-type="float">
            <text:p>1056061</text:p>
          </table:table-cell>
          <table:table-cell office:value-type="float" office:value="1017104" calcext:value-type="float">
            <text:p>1017104</text:p>
          </table:table-cell>
          <table:table-cell office:value-type="float" office:value="1078635" calcext:value-type="float">
            <text:p>1078635</text:p>
          </table:table-cell>
          <table:table-cell office:value-type="float" office:value="1084305" calcext:value-type="float">
            <text:p>1084305</text:p>
          </table:table-cell>
          <table:table-cell office:value-type="float" office:value="1082133" calcext:value-type="float">
            <text:p>1082133</text:p>
          </table:table-cell>
          <table:table-cell office:value-type="float" office:value="1057787" calcext:value-type="float">
            <text:p>1057787</text:p>
          </table:table-cell>
          <table:table-cell office:value-type="float" office:value="31311878" calcext:value-type="float">
            <text:p>31311878</text:p>
          </table:table-cell>
          <table:table-cell office:value-type="string" calcext:value-type="string">
            <text:p>OK</text:p>
          </table:table-cell>
          <table:table-cell office:value-type="float" office:value="627422501" calcext:value-type="float">
            <text:p>627422501</text:p>
          </table:table-cell>
          <table:table-cell office:value-type="float" office:value="627372502" calcext:value-type="float">
            <text:p>627372502</text:p>
          </table:table-cell>
          <table:table-cell table:number-columns-repeated="2" office:value-type="float" office:value="1254745004" calcext:value-type="float">
            <text:p>1254745004</text:p>
          </table:table-cell>
        </table:table-row>
        <table:table-row table:style-name="ro1">
          <table:table-cell table:formula="of:=MAX([.N20:.AQ20])" office:value-type="float" office:value="1027871" calcext:value-type="float">
            <text:p>1027871</text:p>
          </table:table-cell>
          <table:table-cell table:formula="of:=MIN([.N20:.AQ20])" office:value-type="float" office:value="1011718" calcext:value-type="float">
            <text:p>1011718</text:p>
          </table:table-cell>
          <table:table-cell table:formula="of:=ABS([.A20]-[.B20])" office:value-type="float" office:value="16153" calcext:value-type="float">
            <text:p>16153</text:p>
          </table:table-cell>
          <table:table-cell table:formula="of:=[.K20]" office:value-type="float" office:value="1027871" calcext:value-type="float">
            <text:p>10278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19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27871" calcext:value-type="float">
            <text:p>1027871</text:p>
          </table:table-cell>
          <table:table-cell office:value-type="float" office:value="1011718" calcext:value-type="float">
            <text:p>1011718</text:p>
          </table:table-cell>
          <table:table-cell office:value-type="float" office:value="1016991" calcext:value-type="float">
            <text:p>1016991</text:p>
          </table:table-cell>
          <table:table-cell office:value-type="float" office:value="1027871" calcext:value-type="float">
            <text:p>1027871</text:p>
          </table:table-cell>
          <table:table-cell office:value-type="float" office:value="1016392" calcext:value-type="float">
            <text:p>1016392</text:p>
          </table:table-cell>
          <table:table-cell office:value-type="float" office:value="1018475" calcext:value-type="float">
            <text:p>1018475</text:p>
          </table:table-cell>
          <table:table-cell office:value-type="float" office:value="1019850" calcext:value-type="float">
            <text:p>1019850</text:p>
          </table:table-cell>
          <table:table-cell office:value-type="float" office:value="1027484" calcext:value-type="float">
            <text:p>1027484</text:p>
          </table:table-cell>
          <table:table-cell office:value-type="float" office:value="1015865" calcext:value-type="float">
            <text:p>1015865</text:p>
          </table:table-cell>
          <table:table-cell office:value-type="float" office:value="1014776" calcext:value-type="float">
            <text:p>1014776</text:p>
          </table:table-cell>
          <table:table-cell office:value-type="float" office:value="1014047" calcext:value-type="float">
            <text:p>1014047</text:p>
          </table:table-cell>
          <table:table-cell office:value-type="float" office:value="1013050" calcext:value-type="float">
            <text:p>1013050</text:p>
          </table:table-cell>
          <table:table-cell office:value-type="float" office:value="1023920" calcext:value-type="float">
            <text:p>1023920</text:p>
          </table:table-cell>
          <table:table-cell office:value-type="float" office:value="1017864" calcext:value-type="float">
            <text:p>1017864</text:p>
          </table:table-cell>
          <table:table-cell office:value-type="float" office:value="1012120" calcext:value-type="float">
            <text:p>1012120</text:p>
          </table:table-cell>
          <table:table-cell office:value-type="float" office:value="1011718" calcext:value-type="float">
            <text:p>1011718</text:p>
          </table:table-cell>
          <table:table-cell office:value-type="float" office:value="1018404" calcext:value-type="float">
            <text:p>1018404</text:p>
          </table:table-cell>
          <table:table-cell office:value-type="float" office:value="1012379" calcext:value-type="float">
            <text:p>1012379</text:p>
          </table:table-cell>
          <table:table-cell office:value-type="float" office:value="1012402" calcext:value-type="float">
            <text:p>1012402</text:p>
          </table:table-cell>
          <table:table-cell office:value-type="float" office:value="1013252" calcext:value-type="float">
            <text:p>1013252</text:p>
          </table:table-cell>
          <table:table-cell office:value-type="float" office:value="1020181" calcext:value-type="float">
            <text:p>1020181</text:p>
          </table:table-cell>
          <table:table-cell office:value-type="float" office:value="1014778" calcext:value-type="float">
            <text:p>1014778</text:p>
          </table:table-cell>
          <table:table-cell office:value-type="float" office:value="1016041" calcext:value-type="float">
            <text:p>1016041</text:p>
          </table:table-cell>
          <table:table-cell office:value-type="float" office:value="1015511" calcext:value-type="float">
            <text:p>1015511</text:p>
          </table:table-cell>
          <table:table-cell office:value-type="float" office:value="1018743" calcext:value-type="float">
            <text:p>1018743</text:p>
          </table:table-cell>
          <table:table-cell office:value-type="float" office:value="1019694" calcext:value-type="float">
            <text:p>1019694</text:p>
          </table:table-cell>
          <table:table-cell office:value-type="float" office:value="1015913" calcext:value-type="float">
            <text:p>1015913</text:p>
          </table:table-cell>
          <table:table-cell office:value-type="float" office:value="1015103" calcext:value-type="float">
            <text:p>1015103</text:p>
          </table:table-cell>
          <table:table-cell office:value-type="float" office:value="1016351" calcext:value-type="float">
            <text:p>1016351</text:p>
          </table:table-cell>
          <table:table-cell office:value-type="float" office:value="1017884" calcext:value-type="float">
            <text:p>1017884</text:p>
          </table:table-cell>
          <table:table-cell office:value-type="float" office:value="1016175" calcext:value-type="float">
            <text:p>1016175</text:p>
          </table:table-cell>
          <table:table-cell office:value-type="float" office:value="1013978" calcext:value-type="float">
            <text:p>1013978</text:p>
          </table:table-cell>
          <table:table-cell office:value-type="float" office:value="1019521" calcext:value-type="float">
            <text:p>1019521</text:p>
          </table:table-cell>
          <table:table-cell office:value-type="float" office:value="30509742" calcext:value-type="float">
            <text:p>30509742</text:p>
          </table:table-cell>
          <table:table-cell office:value-type="string" calcext:value-type="string">
            <text:p>OK</text:p>
          </table:table-cell>
          <table:table-cell office:value-type="float" office:value="629124786" calcext:value-type="float">
            <text:p>629124786</text:p>
          </table:table-cell>
          <table:table-cell office:value-type="float" office:value="629074787" calcext:value-type="float">
            <text:p>629074787</text:p>
          </table:table-cell>
          <table:table-cell table:number-columns-repeated="2" office:value-type="float" office:value="1258149574" calcext:value-type="float">
            <text:p>1258149574</text:p>
          </table:table-cell>
        </table:table-row>
        <table:table-row table:style-name="ro1">
          <table:table-cell table:formula="of:=MAX([.N21:.AQ21])" office:value-type="float" office:value="1076064" calcext:value-type="float">
            <text:p>1076064</text:p>
          </table:table-cell>
          <table:table-cell table:formula="of:=MIN([.N21:.AQ21])" office:value-type="float" office:value="990781" calcext:value-type="float">
            <text:p>990781</text:p>
          </table:table-cell>
          <table:table-cell table:formula="of:=ABS([.A21]-[.B21])" office:value-type="float" office:value="85283" calcext:value-type="float">
            <text:p>85283</text:p>
          </table:table-cell>
          <table:table-cell table:formula="of:=[.K21]" office:value-type="float" office:value="1008224" calcext:value-type="float">
            <text:p>10082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0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08224" calcext:value-type="float">
            <text:p>1008224</text:p>
          </table:table-cell>
          <table:table-cell office:value-type="float" office:value="990781" calcext:value-type="float">
            <text:p>990781</text:p>
          </table:table-cell>
          <table:table-cell office:value-type="float" office:value="1020176" calcext:value-type="float">
            <text:p>1020176</text:p>
          </table:table-cell>
          <table:table-cell office:value-type="float" office:value="1008224" calcext:value-type="float">
            <text:p>1008224</text:p>
          </table:table-cell>
          <table:table-cell office:value-type="float" office:value="990781" calcext:value-type="float">
            <text:p>990781</text:p>
          </table:table-cell>
          <table:table-cell office:value-type="float" office:value="1017622" calcext:value-type="float">
            <text:p>1017622</text:p>
          </table:table-cell>
          <table:table-cell office:value-type="float" office:value="1035862" calcext:value-type="float">
            <text:p>1035862</text:p>
          </table:table-cell>
          <table:table-cell office:value-type="float" office:value="1015970" calcext:value-type="float">
            <text:p>1015970</text:p>
          </table:table-cell>
          <table:table-cell office:value-type="float" office:value="1013459" calcext:value-type="float">
            <text:p>1013459</text:p>
          </table:table-cell>
          <table:table-cell office:value-type="float" office:value="1013216" calcext:value-type="float">
            <text:p>1013216</text:p>
          </table:table-cell>
          <table:table-cell office:value-type="float" office:value="1011609" calcext:value-type="float">
            <text:p>1011609</text:p>
          </table:table-cell>
          <table:table-cell office:value-type="float" office:value="1021867" calcext:value-type="float">
            <text:p>1021867</text:p>
          </table:table-cell>
          <table:table-cell office:value-type="float" office:value="1017082" calcext:value-type="float">
            <text:p>1017082</text:p>
          </table:table-cell>
          <table:table-cell office:value-type="float" office:value="1009709" calcext:value-type="float">
            <text:p>1009709</text:p>
          </table:table-cell>
          <table:table-cell office:value-type="float" office:value="1012148" calcext:value-type="float">
            <text:p>1012148</text:p>
          </table:table-cell>
          <table:table-cell office:value-type="float" office:value="1015523" calcext:value-type="float">
            <text:p>1015523</text:p>
          </table:table-cell>
          <table:table-cell office:value-type="float" office:value="1014559" calcext:value-type="float">
            <text:p>1014559</text:p>
          </table:table-cell>
          <table:table-cell office:value-type="float" office:value="1015525" calcext:value-type="float">
            <text:p>1015525</text:p>
          </table:table-cell>
          <table:table-cell office:value-type="float" office:value="1013201" calcext:value-type="float">
            <text:p>1013201</text:p>
          </table:table-cell>
          <table:table-cell office:value-type="float" office:value="1017097" calcext:value-type="float">
            <text:p>1017097</text:p>
          </table:table-cell>
          <table:table-cell office:value-type="float" office:value="1017793" calcext:value-type="float">
            <text:p>1017793</text:p>
          </table:table-cell>
          <table:table-cell office:value-type="float" office:value="1017432" calcext:value-type="float">
            <text:p>1017432</text:p>
          </table:table-cell>
          <table:table-cell office:value-type="float" office:value="1015769" calcext:value-type="float">
            <text:p>1015769</text:p>
          </table:table-cell>
          <table:table-cell office:value-type="float" office:value="1011579" calcext:value-type="float">
            <text:p>1011579</text:p>
          </table:table-cell>
          <table:table-cell office:value-type="float" office:value="1014077" calcext:value-type="float">
            <text:p>1014077</text:p>
          </table:table-cell>
          <table:table-cell office:value-type="float" office:value="1014762" calcext:value-type="float">
            <text:p>1014762</text:p>
          </table:table-cell>
          <table:table-cell office:value-type="float" office:value="1076064" calcext:value-type="float">
            <text:p>1076064</text:p>
          </table:table-cell>
          <table:table-cell office:value-type="float" office:value="1064478" calcext:value-type="float">
            <text:p>1064478</text:p>
          </table:table-cell>
          <table:table-cell office:value-type="float" office:value="1049459" calcext:value-type="float">
            <text:p>1049459</text:p>
          </table:table-cell>
          <table:table-cell office:value-type="float" office:value="1022453" calcext:value-type="float">
            <text:p>1022453</text:p>
          </table:table-cell>
          <table:table-cell office:value-type="float" office:value="1018563" calcext:value-type="float">
            <text:p>1018563</text:p>
          </table:table-cell>
          <table:table-cell office:value-type="float" office:value="1027262" calcext:value-type="float">
            <text:p>1027262</text:p>
          </table:table-cell>
          <table:table-cell office:value-type="float" office:value="1012149" calcext:value-type="float">
            <text:p>1012149</text:p>
          </table:table-cell>
          <table:table-cell office:value-type="float" office:value="30605294" calcext:value-type="float">
            <text:p>30605294</text:p>
          </table:table-cell>
          <table:table-cell office:value-type="string" calcext:value-type="string">
            <text:p>OK</text:p>
          </table:table-cell>
          <table:table-cell office:value-type="float" office:value="626758158" calcext:value-type="float">
            <text:p>626758158</text:p>
          </table:table-cell>
          <table:table-cell office:value-type="float" office:value="626708159" calcext:value-type="float">
            <text:p>626708159</text:p>
          </table:table-cell>
          <table:table-cell table:number-columns-repeated="2" office:value-type="float" office:value="1253416318" calcext:value-type="float">
            <text:p>1253416318</text:p>
          </table:table-cell>
        </table:table-row>
        <table:table-row table:style-name="ro1">
          <table:table-cell table:formula="of:=MAX([.N22:.AQ22])" office:value-type="float" office:value="1036353" calcext:value-type="float">
            <text:p>1036353</text:p>
          </table:table-cell>
          <table:table-cell table:formula="of:=MIN([.N22:.AQ22])" office:value-type="float" office:value="995650" calcext:value-type="float">
            <text:p>995650</text:p>
          </table:table-cell>
          <table:table-cell table:formula="of:=ABS([.A22]-[.B22])" office:value-type="float" office:value="40703" calcext:value-type="float">
            <text:p>40703</text:p>
          </table:table-cell>
          <table:table-cell table:formula="of:=[.K22]" office:value-type="float" office:value="1012349" calcext:value-type="float">
            <text:p>10123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1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2349" calcext:value-type="float">
            <text:p>1012349</text:p>
          </table:table-cell>
          <table:table-cell office:value-type="float" office:value="995650" calcext:value-type="float">
            <text:p>995650</text:p>
          </table:table-cell>
          <table:table-cell office:value-type="float" office:value="1017681" calcext:value-type="float">
            <text:p>1017681</text:p>
          </table:table-cell>
          <table:table-cell office:value-type="float" office:value="1012349" calcext:value-type="float">
            <text:p>1012349</text:p>
          </table:table-cell>
          <table:table-cell office:value-type="float" office:value="995650" calcext:value-type="float">
            <text:p>995650</text:p>
          </table:table-cell>
          <table:table-cell office:value-type="float" office:value="1022429" calcext:value-type="float">
            <text:p>1022429</text:p>
          </table:table-cell>
          <table:table-cell office:value-type="float" office:value="1020345" calcext:value-type="float">
            <text:p>1020345</text:p>
          </table:table-cell>
          <table:table-cell office:value-type="float" office:value="1011124" calcext:value-type="float">
            <text:p>1011124</text:p>
          </table:table-cell>
          <table:table-cell office:value-type="float" office:value="1018333" calcext:value-type="float">
            <text:p>1018333</text:p>
          </table:table-cell>
          <table:table-cell office:value-type="float" office:value="1014455" calcext:value-type="float">
            <text:p>1014455</text:p>
          </table:table-cell>
          <table:table-cell office:value-type="float" office:value="1017621" calcext:value-type="float">
            <text:p>1017621</text:p>
          </table:table-cell>
          <table:table-cell office:value-type="float" office:value="1020222" calcext:value-type="float">
            <text:p>1020222</text:p>
          </table:table-cell>
          <table:table-cell office:value-type="float" office:value="1015558" calcext:value-type="float">
            <text:p>1015558</text:p>
          </table:table-cell>
          <table:table-cell office:value-type="float" office:value="1023780" calcext:value-type="float">
            <text:p>1023780</text:p>
          </table:table-cell>
          <table:table-cell office:value-type="float" office:value="1016395" calcext:value-type="float">
            <text:p>1016395</text:p>
          </table:table-cell>
          <table:table-cell office:value-type="float" office:value="1036353" calcext:value-type="float">
            <text:p>1036353</text:p>
          </table:table-cell>
          <table:table-cell office:value-type="float" office:value="1019405" calcext:value-type="float">
            <text:p>1019405</text:p>
          </table:table-cell>
          <table:table-cell office:value-type="float" office:value="1029689" calcext:value-type="float">
            <text:p>1029689</text:p>
          </table:table-cell>
          <table:table-cell office:value-type="float" office:value="1018708" calcext:value-type="float">
            <text:p>1018708</text:p>
          </table:table-cell>
          <table:table-cell office:value-type="float" office:value="1021397" calcext:value-type="float">
            <text:p>1021397</text:p>
          </table:table-cell>
          <table:table-cell office:value-type="float" office:value="1016578" calcext:value-type="float">
            <text:p>1016578</text:p>
          </table:table-cell>
          <table:table-cell office:value-type="float" office:value="1019615" calcext:value-type="float">
            <text:p>1019615</text:p>
          </table:table-cell>
          <table:table-cell office:value-type="float" office:value="1011449" calcext:value-type="float">
            <text:p>1011449</text:p>
          </table:table-cell>
          <table:table-cell office:value-type="float" office:value="1016817" calcext:value-type="float">
            <text:p>1016817</text:p>
          </table:table-cell>
          <table:table-cell office:value-type="float" office:value="1024863" calcext:value-type="float">
            <text:p>1024863</text:p>
          </table:table-cell>
          <table:table-cell office:value-type="float" office:value="1012418" calcext:value-type="float">
            <text:p>1012418</text:p>
          </table:table-cell>
          <table:table-cell office:value-type="float" office:value="1015410" calcext:value-type="float">
            <text:p>1015410</text:p>
          </table:table-cell>
          <table:table-cell office:value-type="float" office:value="1016606" calcext:value-type="float">
            <text:p>1016606</text:p>
          </table:table-cell>
          <table:table-cell office:value-type="float" office:value="1019139" calcext:value-type="float">
            <text:p>1019139</text:p>
          </table:table-cell>
          <table:table-cell office:value-type="float" office:value="1017851" calcext:value-type="float">
            <text:p>1017851</text:p>
          </table:table-cell>
          <table:table-cell office:value-type="float" office:value="1014876" calcext:value-type="float">
            <text:p>1014876</text:p>
          </table:table-cell>
          <table:table-cell office:value-type="float" office:value="1015409" calcext:value-type="float">
            <text:p>1015409</text:p>
          </table:table-cell>
          <table:table-cell office:value-type="float" office:value="1015597" calcext:value-type="float">
            <text:p>1015597</text:p>
          </table:table-cell>
          <table:table-cell office:value-type="float" office:value="30530441" calcext:value-type="float">
            <text:p>30530441</text:p>
          </table:table-cell>
          <table:table-cell office:value-type="string" calcext:value-type="string">
            <text:p>OK</text:p>
          </table:table-cell>
          <table:table-cell office:value-type="float" office:value="624745707" calcext:value-type="float">
            <text:p>624745707</text:p>
          </table:table-cell>
          <table:table-cell office:value-type="float" office:value="624695708" calcext:value-type="float">
            <text:p>624695708</text:p>
          </table:table-cell>
          <table:table-cell table:number-columns-repeated="2" office:value-type="float" office:value="1249391416" calcext:value-type="float">
            <text:p>1249391416</text:p>
          </table:table-cell>
        </table:table-row>
        <table:table-row table:style-name="ro1">
          <table:table-cell table:formula="of:=MAX([.N23:.AQ23])" office:value-type="float" office:value="1056787" calcext:value-type="float">
            <text:p>1056787</text:p>
          </table:table-cell>
          <table:table-cell table:formula="of:=MIN([.N23:.AQ23])" office:value-type="float" office:value="1002652" calcext:value-type="float">
            <text:p>1002652</text:p>
          </table:table-cell>
          <table:table-cell table:formula="of:=ABS([.A23]-[.B23])" office:value-type="float" office:value="54135" calcext:value-type="float">
            <text:p>54135</text:p>
          </table:table-cell>
          <table:table-cell table:formula="of:=[.K23]" office:value-type="float" office:value="1002652" calcext:value-type="float">
            <text:p>10026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2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002652" calcext:value-type="float">
            <text:p>1002652</text:p>
          </table:table-cell>
          <table:table-cell office:value-type="float" office:value="1021017" calcext:value-type="float">
            <text:p>1021017</text:p>
          </table:table-cell>
          <table:table-cell office:value-type="float" office:value="1002652" calcext:value-type="float">
            <text:p>1002652</text:p>
          </table:table-cell>
          <table:table-cell office:value-type="float" office:value="1011950" calcext:value-type="float">
            <text:p>1011950</text:p>
          </table:table-cell>
          <table:table-cell office:value-type="float" office:value="1018094" calcext:value-type="float">
            <text:p>1018094</text:p>
          </table:table-cell>
          <table:table-cell office:value-type="float" office:value="1016974" calcext:value-type="float">
            <text:p>1016974</text:p>
          </table:table-cell>
          <table:table-cell office:value-type="float" office:value="1020694" calcext:value-type="float">
            <text:p>1020694</text:p>
          </table:table-cell>
          <table:table-cell office:value-type="float" office:value="1032893" calcext:value-type="float">
            <text:p>1032893</text:p>
          </table:table-cell>
          <table:table-cell office:value-type="float" office:value="1056787" calcext:value-type="float">
            <text:p>1056787</text:p>
          </table:table-cell>
          <table:table-cell office:value-type="float" office:value="1045880" calcext:value-type="float">
            <text:p>1045880</text:p>
          </table:table-cell>
          <table:table-cell office:value-type="float" office:value="1028401" calcext:value-type="float">
            <text:p>1028401</text:p>
          </table:table-cell>
          <table:table-cell office:value-type="float" office:value="1020153" calcext:value-type="float">
            <text:p>1020153</text:p>
          </table:table-cell>
          <table:table-cell office:value-type="float" office:value="1020794" calcext:value-type="float">
            <text:p>1020794</text:p>
          </table:table-cell>
          <table:table-cell office:value-type="float" office:value="1020204" calcext:value-type="float">
            <text:p>1020204</text:p>
          </table:table-cell>
          <table:table-cell office:value-type="float" office:value="1019703" calcext:value-type="float">
            <text:p>1019703</text:p>
          </table:table-cell>
          <table:table-cell office:value-type="float" office:value="1022206" calcext:value-type="float">
            <text:p>1022206</text:p>
          </table:table-cell>
          <table:table-cell office:value-type="float" office:value="1018936" calcext:value-type="float">
            <text:p>1018936</text:p>
          </table:table-cell>
          <table:table-cell office:value-type="float" office:value="1015545" calcext:value-type="float">
            <text:p>1015545</text:p>
          </table:table-cell>
          <table:table-cell office:value-type="float" office:value="1022827" calcext:value-type="float">
            <text:p>1022827</text:p>
          </table:table-cell>
          <table:table-cell office:value-type="float" office:value="1020612" calcext:value-type="float">
            <text:p>1020612</text:p>
          </table:table-cell>
          <table:table-cell office:value-type="float" office:value="1016946" calcext:value-type="float">
            <text:p>1016946</text:p>
          </table:table-cell>
          <table:table-cell office:value-type="float" office:value="1015528" calcext:value-type="float">
            <text:p>1015528</text:p>
          </table:table-cell>
          <table:table-cell office:value-type="float" office:value="1021393" calcext:value-type="float">
            <text:p>1021393</text:p>
          </table:table-cell>
          <table:table-cell office:value-type="float" office:value="1019074" calcext:value-type="float">
            <text:p>1019074</text:p>
          </table:table-cell>
          <table:table-cell office:value-type="float" office:value="1015932" calcext:value-type="float">
            <text:p>1015932</text:p>
          </table:table-cell>
          <table:table-cell office:value-type="float" office:value="1014740" calcext:value-type="float">
            <text:p>1014740</text:p>
          </table:table-cell>
          <table:table-cell office:value-type="float" office:value="1014822" calcext:value-type="float">
            <text:p>1014822</text:p>
          </table:table-cell>
          <table:table-cell office:value-type="float" office:value="1021923" calcext:value-type="float">
            <text:p>1021923</text:p>
          </table:table-cell>
          <table:table-cell office:value-type="float" office:value="1019610" calcext:value-type="float">
            <text:p>1019610</text:p>
          </table:table-cell>
          <table:table-cell office:value-type="float" office:value="1016305" calcext:value-type="float">
            <text:p>1016305</text:p>
          </table:table-cell>
          <table:table-cell office:value-type="float" office:value="1019883" calcext:value-type="float">
            <text:p>1019883</text:p>
          </table:table-cell>
          <table:table-cell office:value-type="float" office:value="1019067" calcext:value-type="float">
            <text:p>1019067</text:p>
          </table:table-cell>
          <table:table-cell office:value-type="float" office:value="30630528" calcext:value-type="float">
            <text:p>30630528</text:p>
          </table:table-cell>
          <table:table-cell office:value-type="string" calcext:value-type="string">
            <text:p>OK</text:p>
          </table:table-cell>
          <table:table-cell office:value-type="float" office:value="623674969" calcext:value-type="float">
            <text:p>623674969</text:p>
          </table:table-cell>
          <table:table-cell office:value-type="float" office:value="623624970" calcext:value-type="float">
            <text:p>623624970</text:p>
          </table:table-cell>
          <table:table-cell table:number-columns-repeated="2" office:value-type="float" office:value="1247249940" calcext:value-type="float">
            <text:p>1247249940</text:p>
          </table:table-cell>
        </table:table-row>
        <table:table-row table:style-name="ro1">
          <table:table-cell table:formula="of:=MAX([.N24:.AQ24])" office:value-type="float" office:value="1132781" calcext:value-type="float">
            <text:p>1132781</text:p>
          </table:table-cell>
          <table:table-cell table:formula="of:=MIN([.N24:.AQ24])" office:value-type="float" office:value="1002531" calcext:value-type="float">
            <text:p>1002531</text:p>
          </table:table-cell>
          <table:table-cell table:formula="of:=ABS([.A24]-[.B24])" office:value-type="float" office:value="130250" calcext:value-type="float">
            <text:p>130250</text:p>
          </table:table-cell>
          <table:table-cell table:formula="of:=[.K24]" office:value-type="float" office:value="1018776" calcext:value-type="float">
            <text:p>101877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3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8776" calcext:value-type="float">
            <text:p>1018776</text:p>
          </table:table-cell>
          <table:table-cell office:value-type="float" office:value="1002531" calcext:value-type="float">
            <text:p>1002531</text:p>
          </table:table-cell>
          <table:table-cell office:value-type="float" office:value="1035885" calcext:value-type="float">
            <text:p>1035885</text:p>
          </table:table-cell>
          <table:table-cell office:value-type="float" office:value="1018776" calcext:value-type="float">
            <text:p>1018776</text:p>
          </table:table-cell>
          <table:table-cell office:value-type="float" office:value="1002531" calcext:value-type="float">
            <text:p>1002531</text:p>
          </table:table-cell>
          <table:table-cell office:value-type="float" office:value="1015043" calcext:value-type="float">
            <text:p>1015043</text:p>
          </table:table-cell>
          <table:table-cell office:value-type="float" office:value="1019735" calcext:value-type="float">
            <text:p>1019735</text:p>
          </table:table-cell>
          <table:table-cell office:value-type="float" office:value="1021590" calcext:value-type="float">
            <text:p>1021590</text:p>
          </table:table-cell>
          <table:table-cell office:value-type="float" office:value="1014357" calcext:value-type="float">
            <text:p>1014357</text:p>
          </table:table-cell>
          <table:table-cell office:value-type="float" office:value="1017584" calcext:value-type="float">
            <text:p>1017584</text:p>
          </table:table-cell>
          <table:table-cell office:value-type="float" office:value="1018081" calcext:value-type="float">
            <text:p>1018081</text:p>
          </table:table-cell>
          <table:table-cell office:value-type="float" office:value="1024450" calcext:value-type="float">
            <text:p>1024450</text:p>
          </table:table-cell>
          <table:table-cell office:value-type="float" office:value="1017716" calcext:value-type="float">
            <text:p>1017716</text:p>
          </table:table-cell>
          <table:table-cell office:value-type="float" office:value="1013511" calcext:value-type="float">
            <text:p>1013511</text:p>
          </table:table-cell>
          <table:table-cell office:value-type="float" office:value="1012461" calcext:value-type="float">
            <text:p>1012461</text:p>
          </table:table-cell>
          <table:table-cell office:value-type="float" office:value="1016508" calcext:value-type="float">
            <text:p>1016508</text:p>
          </table:table-cell>
          <table:table-cell office:value-type="float" office:value="1017422" calcext:value-type="float">
            <text:p>1017422</text:p>
          </table:table-cell>
          <table:table-cell office:value-type="float" office:value="1017428" calcext:value-type="float">
            <text:p>1017428</text:p>
          </table:table-cell>
          <table:table-cell office:value-type="float" office:value="1025404" calcext:value-type="float">
            <text:p>1025404</text:p>
          </table:table-cell>
          <table:table-cell office:value-type="float" office:value="1017783" calcext:value-type="float">
            <text:p>1017783</text:p>
          </table:table-cell>
          <table:table-cell office:value-type="float" office:value="1014579" calcext:value-type="float">
            <text:p>1014579</text:p>
          </table:table-cell>
          <table:table-cell office:value-type="float" office:value="1024867" calcext:value-type="float">
            <text:p>1024867</text:p>
          </table:table-cell>
          <table:table-cell office:value-type="float" office:value="1019182" calcext:value-type="float">
            <text:p>1019182</text:p>
          </table:table-cell>
          <table:table-cell office:value-type="float" office:value="1020183" calcext:value-type="float">
            <text:p>1020183</text:p>
          </table:table-cell>
          <table:table-cell office:value-type="float" office:value="1036865" calcext:value-type="float">
            <text:p>1036865</text:p>
          </table:table-cell>
          <table:table-cell office:value-type="float" office:value="1095772" calcext:value-type="float">
            <text:p>1095772</text:p>
          </table:table-cell>
          <table:table-cell office:value-type="float" office:value="1062915" calcext:value-type="float">
            <text:p>1062915</text:p>
          </table:table-cell>
          <table:table-cell office:value-type="float" office:value="1084988" calcext:value-type="float">
            <text:p>1084988</text:p>
          </table:table-cell>
          <table:table-cell office:value-type="float" office:value="1127679" calcext:value-type="float">
            <text:p>1127679</text:p>
          </table:table-cell>
          <table:table-cell office:value-type="float" office:value="1132781" calcext:value-type="float">
            <text:p>1132781</text:p>
          </table:table-cell>
          <table:table-cell office:value-type="float" office:value="1077907" calcext:value-type="float">
            <text:p>1077907</text:p>
          </table:table-cell>
          <table:table-cell office:value-type="float" office:value="1050816" calcext:value-type="float">
            <text:p>1050816</text:p>
          </table:table-cell>
          <table:table-cell office:value-type="float" office:value="1037653" calcext:value-type="float">
            <text:p>1037653</text:p>
          </table:table-cell>
          <table:table-cell office:value-type="float" office:value="31076567" calcext:value-type="float">
            <text:p>31076567</text:p>
          </table:table-cell>
          <table:table-cell office:value-type="string" calcext:value-type="string">
            <text:p>OK</text:p>
          </table:table-cell>
          <table:table-cell office:value-type="float" office:value="622750695" calcext:value-type="float">
            <text:p>622750695</text:p>
          </table:table-cell>
          <table:table-cell office:value-type="float" office:value="622700696" calcext:value-type="float">
            <text:p>622700696</text:p>
          </table:table-cell>
          <table:table-cell table:number-columns-repeated="2" office:value-type="float" office:value="1245401392" calcext:value-type="float">
            <text:p>1245401392</text:p>
          </table:table-cell>
        </table:table-row>
        <table:table-row table:style-name="ro1">
          <table:table-cell table:formula="of:=MAX([.N25:.AQ25])" office:value-type="float" office:value="1064784" calcext:value-type="float">
            <text:p>1064784</text:p>
          </table:table-cell>
          <table:table-cell table:formula="of:=MIN([.N25:.AQ25])" office:value-type="float" office:value="1006308" calcext:value-type="float">
            <text:p>1006308</text:p>
          </table:table-cell>
          <table:table-cell table:formula="of:=ABS([.A25]-[.B25])" office:value-type="float" office:value="58476" calcext:value-type="float">
            <text:p>58476</text:p>
          </table:table-cell>
          <table:table-cell table:formula="of:=[.K25]" office:value-type="float" office:value="1006317" calcext:value-type="float">
            <text:p>10063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4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06317" calcext:value-type="float">
            <text:p>1006317</text:p>
          </table:table-cell>
          <table:table-cell office:value-type="float" office:value="1006308" calcext:value-type="float">
            <text:p>1006308</text:p>
          </table:table-cell>
          <table:table-cell office:value-type="float" office:value="1027598" calcext:value-type="float">
            <text:p>1027598</text:p>
          </table:table-cell>
          <table:table-cell office:value-type="float" office:value="1006317" calcext:value-type="float">
            <text:p>1006317</text:p>
          </table:table-cell>
          <table:table-cell office:value-type="float" office:value="1006308" calcext:value-type="float">
            <text:p>1006308</text:p>
          </table:table-cell>
          <table:table-cell office:value-type="float" office:value="1023853" calcext:value-type="float">
            <text:p>1023853</text:p>
          </table:table-cell>
          <table:table-cell office:value-type="float" office:value="1023035" calcext:value-type="float">
            <text:p>1023035</text:p>
          </table:table-cell>
          <table:table-cell office:value-type="float" office:value="1024168" calcext:value-type="float">
            <text:p>1024168</text:p>
          </table:table-cell>
          <table:table-cell office:value-type="float" office:value="1041921" calcext:value-type="float">
            <text:p>1041921</text:p>
          </table:table-cell>
          <table:table-cell office:value-type="float" office:value="1029534" calcext:value-type="float">
            <text:p>1029534</text:p>
          </table:table-cell>
          <table:table-cell office:value-type="float" office:value="1053275" calcext:value-type="float">
            <text:p>1053275</text:p>
          </table:table-cell>
          <table:table-cell office:value-type="float" office:value="1029338" calcext:value-type="float">
            <text:p>1029338</text:p>
          </table:table-cell>
          <table:table-cell office:value-type="float" office:value="1029442" calcext:value-type="float">
            <text:p>1029442</text:p>
          </table:table-cell>
          <table:table-cell office:value-type="float" office:value="1044470" calcext:value-type="float">
            <text:p>1044470</text:p>
          </table:table-cell>
          <table:table-cell office:value-type="float" office:value="1064784" calcext:value-type="float">
            <text:p>1064784</text:p>
          </table:table-cell>
          <table:table-cell office:value-type="float" office:value="1058770" calcext:value-type="float">
            <text:p>1058770</text:p>
          </table:table-cell>
          <table:table-cell office:value-type="float" office:value="1039090" calcext:value-type="float">
            <text:p>1039090</text:p>
          </table:table-cell>
          <table:table-cell office:value-type="float" office:value="1027145" calcext:value-type="float">
            <text:p>1027145</text:p>
          </table:table-cell>
          <table:table-cell office:value-type="float" office:value="1035058" calcext:value-type="float">
            <text:p>1035058</text:p>
          </table:table-cell>
          <table:table-cell office:value-type="float" office:value="1024713" calcext:value-type="float">
            <text:p>1024713</text:p>
          </table:table-cell>
          <table:table-cell office:value-type="float" office:value="1016710" calcext:value-type="float">
            <text:p>1016710</text:p>
          </table:table-cell>
          <table:table-cell office:value-type="float" office:value="1017554" calcext:value-type="float">
            <text:p>1017554</text:p>
          </table:table-cell>
          <table:table-cell office:value-type="float" office:value="1017894" calcext:value-type="float">
            <text:p>1017894</text:p>
          </table:table-cell>
          <table:table-cell office:value-type="float" office:value="1016572" calcext:value-type="float">
            <text:p>1016572</text:p>
          </table:table-cell>
          <table:table-cell office:value-type="float" office:value="1024632" calcext:value-type="float">
            <text:p>1024632</text:p>
          </table:table-cell>
          <table:table-cell office:value-type="float" office:value="1018534" calcext:value-type="float">
            <text:p>1018534</text:p>
          </table:table-cell>
          <table:table-cell office:value-type="float" office:value="1022981" calcext:value-type="float">
            <text:p>1022981</text:p>
          </table:table-cell>
          <table:table-cell office:value-type="float" office:value="1020510" calcext:value-type="float">
            <text:p>1020510</text:p>
          </table:table-cell>
          <table:table-cell office:value-type="float" office:value="1019287" calcext:value-type="float">
            <text:p>1019287</text:p>
          </table:table-cell>
          <table:table-cell office:value-type="float" office:value="1019056" calcext:value-type="float">
            <text:p>1019056</text:p>
          </table:table-cell>
          <table:table-cell office:value-type="float" office:value="1021463" calcext:value-type="float">
            <text:p>1021463</text:p>
          </table:table-cell>
          <table:table-cell office:value-type="float" office:value="1026638" calcext:value-type="float">
            <text:p>1026638</text:p>
          </table:table-cell>
          <table:table-cell office:value-type="float" office:value="1024896" calcext:value-type="float">
            <text:p>1024896</text:p>
          </table:table-cell>
          <table:table-cell office:value-type="float" office:value="30827948" calcext:value-type="float">
            <text:p>30827948</text:p>
          </table:table-cell>
          <table:table-cell office:value-type="string" calcext:value-type="string">
            <text:p>OK</text:p>
          </table:table-cell>
          <table:table-cell office:value-type="float" office:value="625135297" calcext:value-type="float">
            <text:p>625135297</text:p>
          </table:table-cell>
          <table:table-cell office:value-type="float" office:value="625085298" calcext:value-type="float">
            <text:p>625085298</text:p>
          </table:table-cell>
          <table:table-cell table:number-columns-repeated="2" office:value-type="float" office:value="1250170596" calcext:value-type="float">
            <text:p>1250170596</text:p>
          </table:table-cell>
        </table:table-row>
        <table:table-row table:style-name="ro1">
          <table:table-cell table:formula="of:=MAX([.N26:.AQ26])" office:value-type="float" office:value="1108890" calcext:value-type="float">
            <text:p>1108890</text:p>
          </table:table-cell>
          <table:table-cell table:formula="of:=MIN([.N26:.AQ26])" office:value-type="float" office:value="1001947" calcext:value-type="float">
            <text:p>1001947</text:p>
          </table:table-cell>
          <table:table-cell table:formula="of:=ABS([.A26]-[.B26])" office:value-type="float" office:value="106943" calcext:value-type="float">
            <text:p>106943</text:p>
          </table:table-cell>
          <table:table-cell table:formula="of:=[.K26]" office:value-type="float" office:value="1009443" calcext:value-type="float">
            <text:p>10094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5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09443" calcext:value-type="float">
            <text:p>1009443</text:p>
          </table:table-cell>
          <table:table-cell office:value-type="float" office:value="1001947" calcext:value-type="float">
            <text:p>1001947</text:p>
          </table:table-cell>
          <table:table-cell office:value-type="float" office:value="1048659" calcext:value-type="float">
            <text:p>1048659</text:p>
          </table:table-cell>
          <table:table-cell office:value-type="float" office:value="1009443" calcext:value-type="float">
            <text:p>1009443</text:p>
          </table:table-cell>
          <table:table-cell office:value-type="float" office:value="1001947" calcext:value-type="float">
            <text:p>1001947</text:p>
          </table:table-cell>
          <table:table-cell office:value-type="float" office:value="1057005" calcext:value-type="float">
            <text:p>1057005</text:p>
          </table:table-cell>
          <table:table-cell office:value-type="float" office:value="1051002" calcext:value-type="float">
            <text:p>1051002</text:p>
          </table:table-cell>
          <table:table-cell office:value-type="float" office:value="1067789" calcext:value-type="float">
            <text:p>1067789</text:p>
          </table:table-cell>
          <table:table-cell office:value-type="float" office:value="1045232" calcext:value-type="float">
            <text:p>1045232</text:p>
          </table:table-cell>
          <table:table-cell office:value-type="float" office:value="1057638" calcext:value-type="float">
            <text:p>1057638</text:p>
          </table:table-cell>
          <table:table-cell office:value-type="float" office:value="1108890" calcext:value-type="float">
            <text:p>1108890</text:p>
          </table:table-cell>
          <table:table-cell office:value-type="float" office:value="1057775" calcext:value-type="float">
            <text:p>1057775</text:p>
          </table:table-cell>
          <table:table-cell office:value-type="float" office:value="1042776" calcext:value-type="float">
            <text:p>1042776</text:p>
          </table:table-cell>
          <table:table-cell office:value-type="float" office:value="1040384" calcext:value-type="float">
            <text:p>1040384</text:p>
          </table:table-cell>
          <table:table-cell office:value-type="float" office:value="1059349" calcext:value-type="float">
            <text:p>1059349</text:p>
          </table:table-cell>
          <table:table-cell office:value-type="float" office:value="1042755" calcext:value-type="float">
            <text:p>1042755</text:p>
          </table:table-cell>
          <table:table-cell office:value-type="float" office:value="1025730" calcext:value-type="float">
            <text:p>1025730</text:p>
          </table:table-cell>
          <table:table-cell office:value-type="float" office:value="1022046" calcext:value-type="float">
            <text:p>1022046</text:p>
          </table:table-cell>
          <table:table-cell office:value-type="float" office:value="1027475" calcext:value-type="float">
            <text:p>1027475</text:p>
          </table:table-cell>
          <table:table-cell office:value-type="float" office:value="1022842" calcext:value-type="float">
            <text:p>1022842</text:p>
          </table:table-cell>
          <table:table-cell office:value-type="float" office:value="1060687" calcext:value-type="float">
            <text:p>1060687</text:p>
          </table:table-cell>
          <table:table-cell office:value-type="float" office:value="1051707" calcext:value-type="float">
            <text:p>1051707</text:p>
          </table:table-cell>
          <table:table-cell office:value-type="float" office:value="1056148" calcext:value-type="float">
            <text:p>1056148</text:p>
          </table:table-cell>
          <table:table-cell office:value-type="float" office:value="1025964" calcext:value-type="float">
            <text:p>1025964</text:p>
          </table:table-cell>
          <table:table-cell office:value-type="float" office:value="1044920" calcext:value-type="float">
            <text:p>1044920</text:p>
          </table:table-cell>
          <table:table-cell office:value-type="float" office:value="1030276" calcext:value-type="float">
            <text:p>1030276</text:p>
          </table:table-cell>
          <table:table-cell office:value-type="float" office:value="1045283" calcext:value-type="float">
            <text:p>1045283</text:p>
          </table:table-cell>
          <table:table-cell office:value-type="float" office:value="1049491" calcext:value-type="float">
            <text:p>1049491</text:p>
          </table:table-cell>
          <table:table-cell office:value-type="float" office:value="1072433" calcext:value-type="float">
            <text:p>1072433</text:p>
          </table:table-cell>
          <table:table-cell office:value-type="float" office:value="1092545" calcext:value-type="float">
            <text:p>1092545</text:p>
          </table:table-cell>
          <table:table-cell office:value-type="float" office:value="1094683" calcext:value-type="float">
            <text:p>1094683</text:p>
          </table:table-cell>
          <table:table-cell office:value-type="float" office:value="1052342" calcext:value-type="float">
            <text:p>1052342</text:p>
          </table:table-cell>
          <table:table-cell office:value-type="float" office:value="1043216" calcext:value-type="float">
            <text:p>1043216</text:p>
          </table:table-cell>
          <table:table-cell office:value-type="float" office:value="31459773" calcext:value-type="float">
            <text:p>31459773</text:p>
          </table:table-cell>
          <table:table-cell office:value-type="string" calcext:value-type="string">
            <text:p>OK</text:p>
          </table:table-cell>
          <table:table-cell office:value-type="float" office:value="625079892" calcext:value-type="float">
            <text:p>625079892</text:p>
          </table:table-cell>
          <table:table-cell office:value-type="float" office:value="625029893" calcext:value-type="float">
            <text:p>625029893</text:p>
          </table:table-cell>
          <table:table-cell table:number-columns-repeated="2" office:value-type="float" office:value="1250059786" calcext:value-type="float">
            <text:p>1250059786</text:p>
          </table:table-cell>
        </table:table-row>
        <table:table-row table:style-name="ro1">
          <table:table-cell table:formula="of:=MAX([.N27:.AQ27])" office:value-type="float" office:value="1245324" calcext:value-type="float">
            <text:p>1245324</text:p>
          </table:table-cell>
          <table:table-cell table:formula="of:=MIN([.N27:.AQ27])" office:value-type="float" office:value="1021725" calcext:value-type="float">
            <text:p>1021725</text:p>
          </table:table-cell>
          <table:table-cell table:formula="of:=ABS([.A27]-[.B27])" office:value-type="float" office:value="223599" calcext:value-type="float">
            <text:p>223599</text:p>
          </table:table-cell>
          <table:table-cell table:formula="of:=[.K27]" office:value-type="float" office:value="1023347" calcext:value-type="float">
            <text:p>102334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6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23347" calcext:value-type="float">
            <text:p>1023347</text:p>
          </table:table-cell>
          <table:table-cell office:value-type="float" office:value="1021725" calcext:value-type="float">
            <text:p>1021725</text:p>
          </table:table-cell>
          <table:table-cell office:value-type="float" office:value="1096452" calcext:value-type="float">
            <text:p>1096452</text:p>
          </table:table-cell>
          <table:table-cell office:value-type="float" office:value="1023347" calcext:value-type="float">
            <text:p>1023347</text:p>
          </table:table-cell>
          <table:table-cell office:value-type="float" office:value="1021725" calcext:value-type="float">
            <text:p>1021725</text:p>
          </table:table-cell>
          <table:table-cell office:value-type="float" office:value="1054410" calcext:value-type="float">
            <text:p>1054410</text:p>
          </table:table-cell>
          <table:table-cell office:value-type="float" office:value="1077168" calcext:value-type="float">
            <text:p>1077168</text:p>
          </table:table-cell>
          <table:table-cell office:value-type="float" office:value="1084477" calcext:value-type="float">
            <text:p>1084477</text:p>
          </table:table-cell>
          <table:table-cell office:value-type="float" office:value="1089227" calcext:value-type="float">
            <text:p>1089227</text:p>
          </table:table-cell>
          <table:table-cell office:value-type="float" office:value="1078319" calcext:value-type="float">
            <text:p>1078319</text:p>
          </table:table-cell>
          <table:table-cell office:value-type="float" office:value="1108730" calcext:value-type="float">
            <text:p>1108730</text:p>
          </table:table-cell>
          <table:table-cell office:value-type="float" office:value="1145939" calcext:value-type="float">
            <text:p>1145939</text:p>
          </table:table-cell>
          <table:table-cell office:value-type="float" office:value="1115810" calcext:value-type="float">
            <text:p>1115810</text:p>
          </table:table-cell>
          <table:table-cell office:value-type="float" office:value="1130156" calcext:value-type="float">
            <text:p>1130156</text:p>
          </table:table-cell>
          <table:table-cell office:value-type="float" office:value="1163250" calcext:value-type="float">
            <text:p>1163250</text:p>
          </table:table-cell>
          <table:table-cell office:value-type="float" office:value="1245324" calcext:value-type="float">
            <text:p>1245324</text:p>
          </table:table-cell>
          <table:table-cell office:value-type="float" office:value="1099245" calcext:value-type="float">
            <text:p>1099245</text:p>
          </table:table-cell>
          <table:table-cell office:value-type="float" office:value="1090954" calcext:value-type="float">
            <text:p>1090954</text:p>
          </table:table-cell>
          <table:table-cell office:value-type="float" office:value="1107326" calcext:value-type="float">
            <text:p>1107326</text:p>
          </table:table-cell>
          <table:table-cell office:value-type="float" office:value="1083398" calcext:value-type="float">
            <text:p>1083398</text:p>
          </table:table-cell>
          <table:table-cell office:value-type="float" office:value="1091772" calcext:value-type="float">
            <text:p>1091772</text:p>
          </table:table-cell>
          <table:table-cell office:value-type="float" office:value="1088989" calcext:value-type="float">
            <text:p>1088989</text:p>
          </table:table-cell>
          <table:table-cell office:value-type="float" office:value="1070408" calcext:value-type="float">
            <text:p>1070408</text:p>
          </table:table-cell>
          <table:table-cell office:value-type="float" office:value="1101145" calcext:value-type="float">
            <text:p>1101145</text:p>
          </table:table-cell>
          <table:table-cell office:value-type="float" office:value="1097822" calcext:value-type="float">
            <text:p>1097822</text:p>
          </table:table-cell>
          <table:table-cell office:value-type="float" office:value="1084499" calcext:value-type="float">
            <text:p>1084499</text:p>
          </table:table-cell>
          <table:table-cell office:value-type="float" office:value="1119548" calcext:value-type="float">
            <text:p>1119548</text:p>
          </table:table-cell>
          <table:table-cell office:value-type="float" office:value="1075103" calcext:value-type="float">
            <text:p>1075103</text:p>
          </table:table-cell>
          <table:table-cell office:value-type="float" office:value="1091650" calcext:value-type="float">
            <text:p>1091650</text:p>
          </table:table-cell>
          <table:table-cell office:value-type="float" office:value="1091366" calcext:value-type="float">
            <text:p>1091366</text:p>
          </table:table-cell>
          <table:table-cell office:value-type="float" office:value="1090289" calcext:value-type="float">
            <text:p>1090289</text:p>
          </table:table-cell>
          <table:table-cell office:value-type="float" office:value="1097720" calcext:value-type="float">
            <text:p>1097720</text:p>
          </table:table-cell>
          <table:table-cell office:value-type="float" office:value="1074463" calcext:value-type="float">
            <text:p>1074463</text:p>
          </table:table-cell>
          <table:table-cell office:value-type="float" office:value="32893579" calcext:value-type="float">
            <text:p>32893579</text:p>
          </table:table-cell>
          <table:table-cell office:value-type="string" calcext:value-type="string">
            <text:p>OK</text:p>
          </table:table-cell>
          <table:table-cell office:value-type="float" office:value="627802508" calcext:value-type="float">
            <text:p>627802508</text:p>
          </table:table-cell>
          <table:table-cell office:value-type="float" office:value="627752509" calcext:value-type="float">
            <text:p>627752509</text:p>
          </table:table-cell>
          <table:table-cell table:number-columns-repeated="2" office:value-type="float" office:value="1255505018" calcext:value-type="float">
            <text:p>1255505018</text:p>
          </table:table-cell>
        </table:table-row>
        <table:table-row table:style-name="ro1">
          <table:table-cell table:formula="of:=MAX([.N28:.AQ28])" office:value-type="float" office:value="1205791" calcext:value-type="float">
            <text:p>1205791</text:p>
          </table:table-cell>
          <table:table-cell table:formula="of:=MIN([.N28:.AQ28])" office:value-type="float" office:value="1027354" calcext:value-type="float">
            <text:p>1027354</text:p>
          </table:table-cell>
          <table:table-cell table:formula="of:=ABS([.A28]-[.B28])" office:value-type="float" office:value="178437" calcext:value-type="float">
            <text:p>178437</text:p>
          </table:table-cell>
          <table:table-cell table:formula="of:=[.K28]" office:value-type="float" office:value="1038221" calcext:value-type="float">
            <text:p>10382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7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38221" calcext:value-type="float">
            <text:p>1038221</text:p>
          </table:table-cell>
          <table:table-cell office:value-type="float" office:value="1027354" calcext:value-type="float">
            <text:p>1027354</text:p>
          </table:table-cell>
          <table:table-cell office:value-type="float" office:value="1070783" calcext:value-type="float">
            <text:p>1070783</text:p>
          </table:table-cell>
          <table:table-cell office:value-type="float" office:value="1038221" calcext:value-type="float">
            <text:p>1038221</text:p>
          </table:table-cell>
          <table:table-cell office:value-type="float" office:value="1055199" calcext:value-type="float">
            <text:p>1055199</text:p>
          </table:table-cell>
          <table:table-cell office:value-type="float" office:value="1050415" calcext:value-type="float">
            <text:p>1050415</text:p>
          </table:table-cell>
          <table:table-cell office:value-type="float" office:value="1072905" calcext:value-type="float">
            <text:p>1072905</text:p>
          </table:table-cell>
          <table:table-cell office:value-type="float" office:value="1055002" calcext:value-type="float">
            <text:p>1055002</text:p>
          </table:table-cell>
          <table:table-cell office:value-type="float" office:value="1050810" calcext:value-type="float">
            <text:p>1050810</text:p>
          </table:table-cell>
          <table:table-cell office:value-type="float" office:value="1077572" calcext:value-type="float">
            <text:p>1077572</text:p>
          </table:table-cell>
          <table:table-cell office:value-type="float" office:value="1156631" calcext:value-type="float">
            <text:p>1156631</text:p>
          </table:table-cell>
          <table:table-cell office:value-type="float" office:value="1110484" calcext:value-type="float">
            <text:p>1110484</text:p>
          </table:table-cell>
          <table:table-cell office:value-type="float" office:value="1035280" calcext:value-type="float">
            <text:p>1035280</text:p>
          </table:table-cell>
          <table:table-cell office:value-type="float" office:value="1089388" calcext:value-type="float">
            <text:p>1089388</text:p>
          </table:table-cell>
          <table:table-cell office:value-type="float" office:value="1205791" calcext:value-type="float">
            <text:p>1205791</text:p>
          </table:table-cell>
          <table:table-cell office:value-type="float" office:value="1107480" calcext:value-type="float">
            <text:p>1107480</text:p>
          </table:table-cell>
          <table:table-cell office:value-type="float" office:value="1072187" calcext:value-type="float">
            <text:p>1072187</text:p>
          </table:table-cell>
          <table:table-cell office:value-type="float" office:value="1086527" calcext:value-type="float">
            <text:p>1086527</text:p>
          </table:table-cell>
          <table:table-cell office:value-type="float" office:value="1065108" calcext:value-type="float">
            <text:p>1065108</text:p>
          </table:table-cell>
          <table:table-cell office:value-type="float" office:value="1067186" calcext:value-type="float">
            <text:p>1067186</text:p>
          </table:table-cell>
          <table:table-cell office:value-type="float" office:value="1051739" calcext:value-type="float">
            <text:p>1051739</text:p>
          </table:table-cell>
          <table:table-cell office:value-type="float" office:value="1080355" calcext:value-type="float">
            <text:p>1080355</text:p>
          </table:table-cell>
          <table:table-cell office:value-type="float" office:value="1041250" calcext:value-type="float">
            <text:p>1041250</text:p>
          </table:table-cell>
          <table:table-cell office:value-type="float" office:value="1078297" calcext:value-type="float">
            <text:p>1078297</text:p>
          </table:table-cell>
          <table:table-cell office:value-type="float" office:value="1065040" calcext:value-type="float">
            <text:p>1065040</text:p>
          </table:table-cell>
          <table:table-cell office:value-type="float" office:value="1027354" calcext:value-type="float">
            <text:p>1027354</text:p>
          </table:table-cell>
          <table:table-cell office:value-type="float" office:value="1032791" calcext:value-type="float">
            <text:p>1032791</text:p>
          </table:table-cell>
          <table:table-cell office:value-type="float" office:value="1092434" calcext:value-type="float">
            <text:p>1092434</text:p>
          </table:table-cell>
          <table:table-cell office:value-type="float" office:value="1061004" calcext:value-type="float">
            <text:p>1061004</text:p>
          </table:table-cell>
          <table:table-cell office:value-type="float" office:value="1068971" calcext:value-type="float">
            <text:p>1068971</text:p>
          </table:table-cell>
          <table:table-cell office:value-type="float" office:value="1061543" calcext:value-type="float">
            <text:p>1061543</text:p>
          </table:table-cell>
          <table:table-cell office:value-type="float" office:value="1030100" calcext:value-type="float">
            <text:p>1030100</text:p>
          </table:table-cell>
          <table:table-cell office:value-type="float" office:value="1036426" calcext:value-type="float">
            <text:p>1036426</text:p>
          </table:table-cell>
          <table:table-cell office:value-type="float" office:value="32123490" calcext:value-type="float">
            <text:p>32123490</text:p>
          </table:table-cell>
          <table:table-cell office:value-type="string" calcext:value-type="string">
            <text:p>OK</text:p>
          </table:table-cell>
          <table:table-cell office:value-type="float" office:value="626530981" calcext:value-type="float">
            <text:p>626530981</text:p>
          </table:table-cell>
          <table:table-cell office:value-type="float" office:value="626480982" calcext:value-type="float">
            <text:p>626480982</text:p>
          </table:table-cell>
          <table:table-cell table:number-columns-repeated="2" office:value-type="float" office:value="1252961964" calcext:value-type="float">
            <text:p>1252961964</text:p>
          </table:table-cell>
        </table:table-row>
        <table:table-row table:style-name="ro1">
          <table:table-cell table:formula="of:=MAX([.N29:.AQ29])" office:value-type="float" office:value="1096042" calcext:value-type="float">
            <text:p>1096042</text:p>
          </table:table-cell>
          <table:table-cell table:formula="of:=MIN([.N29:.AQ29])" office:value-type="float" office:value="1018660" calcext:value-type="float">
            <text:p>1018660</text:p>
          </table:table-cell>
          <table:table-cell table:formula="of:=ABS([.A29]-[.B29])" office:value-type="float" office:value="77382" calcext:value-type="float">
            <text:p>77382</text:p>
          </table:table-cell>
          <table:table-cell table:formula="of:=[.K29]" office:value-type="float" office:value="1051068" calcext:value-type="float">
            <text:p>105106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8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51068" calcext:value-type="float">
            <text:p>1051068</text:p>
          </table:table-cell>
          <table:table-cell office:value-type="float" office:value="1018660" calcext:value-type="float">
            <text:p>1018660</text:p>
          </table:table-cell>
          <table:table-cell office:value-type="float" office:value="1050796" calcext:value-type="float">
            <text:p>1050796</text:p>
          </table:table-cell>
          <table:table-cell office:value-type="float" office:value="1051068" calcext:value-type="float">
            <text:p>1051068</text:p>
          </table:table-cell>
          <table:table-cell office:value-type="float" office:value="1069304" calcext:value-type="float">
            <text:p>1069304</text:p>
          </table:table-cell>
          <table:table-cell office:value-type="float" office:value="1096042" calcext:value-type="float">
            <text:p>1096042</text:p>
          </table:table-cell>
          <table:table-cell office:value-type="float" office:value="1052608" calcext:value-type="float">
            <text:p>1052608</text:p>
          </table:table-cell>
          <table:table-cell office:value-type="float" office:value="1049480" calcext:value-type="float">
            <text:p>1049480</text:p>
          </table:table-cell>
          <table:table-cell office:value-type="float" office:value="1046572" calcext:value-type="float">
            <text:p>1046572</text:p>
          </table:table-cell>
          <table:table-cell office:value-type="float" office:value="1042238" calcext:value-type="float">
            <text:p>1042238</text:p>
          </table:table-cell>
          <table:table-cell office:value-type="float" office:value="1049735" calcext:value-type="float">
            <text:p>1049735</text:p>
          </table:table-cell>
          <table:table-cell office:value-type="float" office:value="1036195" calcext:value-type="float">
            <text:p>1036195</text:p>
          </table:table-cell>
          <table:table-cell office:value-type="float" office:value="1051447" calcext:value-type="float">
            <text:p>1051447</text:p>
          </table:table-cell>
          <table:table-cell office:value-type="float" office:value="1044287" calcext:value-type="float">
            <text:p>1044287</text:p>
          </table:table-cell>
          <table:table-cell office:value-type="float" office:value="1055517" calcext:value-type="float">
            <text:p>1055517</text:p>
          </table:table-cell>
          <table:table-cell office:value-type="float" office:value="1059838" calcext:value-type="float">
            <text:p>1059838</text:p>
          </table:table-cell>
          <table:table-cell office:value-type="float" office:value="1067081" calcext:value-type="float">
            <text:p>1067081</text:p>
          </table:table-cell>
          <table:table-cell office:value-type="float" office:value="1034984" calcext:value-type="float">
            <text:p>1034984</text:p>
          </table:table-cell>
          <table:table-cell office:value-type="float" office:value="1058390" calcext:value-type="float">
            <text:p>1058390</text:p>
          </table:table-cell>
          <table:table-cell office:value-type="float" office:value="1083301" calcext:value-type="float">
            <text:p>1083301</text:p>
          </table:table-cell>
          <table:table-cell office:value-type="float" office:value="1067470" calcext:value-type="float">
            <text:p>1067470</text:p>
          </table:table-cell>
          <table:table-cell office:value-type="float" office:value="1049457" calcext:value-type="float">
            <text:p>1049457</text:p>
          </table:table-cell>
          <table:table-cell office:value-type="float" office:value="1070935" calcext:value-type="float">
            <text:p>1070935</text:p>
          </table:table-cell>
          <table:table-cell office:value-type="float" office:value="1039484" calcext:value-type="float">
            <text:p>1039484</text:p>
          </table:table-cell>
          <table:table-cell office:value-type="float" office:value="1072952" calcext:value-type="float">
            <text:p>1072952</text:p>
          </table:table-cell>
          <table:table-cell office:value-type="float" office:value="1078146" calcext:value-type="float">
            <text:p>1078146</text:p>
          </table:table-cell>
          <table:table-cell office:value-type="float" office:value="1055743" calcext:value-type="float">
            <text:p>1055743</text:p>
          </table:table-cell>
          <table:table-cell office:value-type="float" office:value="1031432" calcext:value-type="float">
            <text:p>1031432</text:p>
          </table:table-cell>
          <table:table-cell office:value-type="float" office:value="1021838" calcext:value-type="float">
            <text:p>1021838</text:p>
          </table:table-cell>
          <table:table-cell office:value-type="float" office:value="1018660" calcext:value-type="float">
            <text:p>1018660</text:p>
          </table:table-cell>
          <table:table-cell office:value-type="float" office:value="1023114" calcext:value-type="float">
            <text:p>1023114</text:p>
          </table:table-cell>
          <table:table-cell office:value-type="float" office:value="1019433" calcext:value-type="float">
            <text:p>1019433</text:p>
          </table:table-cell>
          <table:table-cell office:value-type="float" office:value="1027137" calcext:value-type="float">
            <text:p>1027137</text:p>
          </table:table-cell>
          <table:table-cell office:value-type="float" office:value="31523888" calcext:value-type="float">
            <text:p>31523888</text:p>
          </table:table-cell>
          <table:table-cell office:value-type="string" calcext:value-type="string">
            <text:p>OK</text:p>
          </table:table-cell>
          <table:table-cell office:value-type="float" office:value="626808114" calcext:value-type="float">
            <text:p>626808114</text:p>
          </table:table-cell>
          <table:table-cell office:value-type="float" office:value="626758115" calcext:value-type="float">
            <text:p>626758115</text:p>
          </table:table-cell>
          <table:table-cell table:number-columns-repeated="2" office:value-type="float" office:value="1253516230" calcext:value-type="float">
            <text:p>1253516230</text:p>
          </table:table-cell>
        </table:table-row>
        <table:table-row table:style-name="ro1">
          <table:table-cell table:formula="of:=MAX([.N30:.AQ30])" office:value-type="float" office:value="1105011" calcext:value-type="float">
            <text:p>1105011</text:p>
          </table:table-cell>
          <table:table-cell table:formula="of:=MIN([.N30:.AQ30])" office:value-type="float" office:value="1001844" calcext:value-type="float">
            <text:p>1001844</text:p>
          </table:table-cell>
          <table:table-cell table:formula="of:=ABS([.A30]-[.B30])" office:value-type="float" office:value="103167" calcext:value-type="float">
            <text:p>103167</text:p>
          </table:table-cell>
          <table:table-cell table:formula="of:=[.K30]" office:value-type="float" office:value="1007447" calcext:value-type="float">
            <text:p>10074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29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07447" calcext:value-type="float">
            <text:p>1007447</text:p>
          </table:table-cell>
          <table:table-cell office:value-type="float" office:value="1001844" calcext:value-type="float">
            <text:p>1001844</text:p>
          </table:table-cell>
          <table:table-cell office:value-type="float" office:value="1059434" calcext:value-type="float">
            <text:p>1059434</text:p>
          </table:table-cell>
          <table:table-cell office:value-type="float" office:value="1007447" calcext:value-type="float">
            <text:p>1007447</text:p>
          </table:table-cell>
          <table:table-cell office:value-type="float" office:value="1001844" calcext:value-type="float">
            <text:p>1001844</text:p>
          </table:table-cell>
          <table:table-cell office:value-type="float" office:value="1025952" calcext:value-type="float">
            <text:p>1025952</text:p>
          </table:table-cell>
          <table:table-cell office:value-type="float" office:value="1083469" calcext:value-type="float">
            <text:p>1083469</text:p>
          </table:table-cell>
          <table:table-cell office:value-type="float" office:value="1049657" calcext:value-type="float">
            <text:p>1049657</text:p>
          </table:table-cell>
          <table:table-cell office:value-type="float" office:value="1029847" calcext:value-type="float">
            <text:p>1029847</text:p>
          </table:table-cell>
          <table:table-cell office:value-type="float" office:value="1057473" calcext:value-type="float">
            <text:p>1057473</text:p>
          </table:table-cell>
          <table:table-cell office:value-type="float" office:value="1018797" calcext:value-type="float">
            <text:p>1018797</text:p>
          </table:table-cell>
          <table:table-cell office:value-type="float" office:value="1015461" calcext:value-type="float">
            <text:p>1015461</text:p>
          </table:table-cell>
          <table:table-cell office:value-type="float" office:value="1094813" calcext:value-type="float">
            <text:p>1094813</text:p>
          </table:table-cell>
          <table:table-cell office:value-type="float" office:value="1058744" calcext:value-type="float">
            <text:p>1058744</text:p>
          </table:table-cell>
          <table:table-cell office:value-type="float" office:value="1069722" calcext:value-type="float">
            <text:p>1069722</text:p>
          </table:table-cell>
          <table:table-cell office:value-type="float" office:value="1085559" calcext:value-type="float">
            <text:p>1085559</text:p>
          </table:table-cell>
          <table:table-cell office:value-type="float" office:value="1052293" calcext:value-type="float">
            <text:p>1052293</text:p>
          </table:table-cell>
          <table:table-cell office:value-type="float" office:value="1090000" calcext:value-type="float">
            <text:p>1090000</text:p>
          </table:table-cell>
          <table:table-cell office:value-type="float" office:value="1105011" calcext:value-type="float">
            <text:p>1105011</text:p>
          </table:table-cell>
          <table:table-cell office:value-type="float" office:value="1102950" calcext:value-type="float">
            <text:p>1102950</text:p>
          </table:table-cell>
          <table:table-cell office:value-type="float" office:value="1060417" calcext:value-type="float">
            <text:p>1060417</text:p>
          </table:table-cell>
          <table:table-cell office:value-type="float" office:value="1038306" calcext:value-type="float">
            <text:p>1038306</text:p>
          </table:table-cell>
          <table:table-cell office:value-type="float" office:value="1068389" calcext:value-type="float">
            <text:p>1068389</text:p>
          </table:table-cell>
          <table:table-cell office:value-type="float" office:value="1070583" calcext:value-type="float">
            <text:p>1070583</text:p>
          </table:table-cell>
          <table:table-cell office:value-type="float" office:value="1081530" calcext:value-type="float">
            <text:p>1081530</text:p>
          </table:table-cell>
          <table:table-cell office:value-type="float" office:value="1087794" calcext:value-type="float">
            <text:p>1087794</text:p>
          </table:table-cell>
          <table:table-cell office:value-type="float" office:value="1062740" calcext:value-type="float">
            <text:p>1062740</text:p>
          </table:table-cell>
          <table:table-cell office:value-type="float" office:value="1043457" calcext:value-type="float">
            <text:p>1043457</text:p>
          </table:table-cell>
          <table:table-cell office:value-type="float" office:value="1039243" calcext:value-type="float">
            <text:p>1039243</text:p>
          </table:table-cell>
          <table:table-cell office:value-type="float" office:value="1087863" calcext:value-type="float">
            <text:p>1087863</text:p>
          </table:table-cell>
          <table:table-cell office:value-type="float" office:value="1088053" calcext:value-type="float">
            <text:p>1088053</text:p>
          </table:table-cell>
          <table:table-cell office:value-type="float" office:value="1056699" calcext:value-type="float">
            <text:p>1056699</text:p>
          </table:table-cell>
          <table:table-cell office:value-type="float" office:value="1048934" calcext:value-type="float">
            <text:p>1048934</text:p>
          </table:table-cell>
          <table:table-cell office:value-type="float" office:value="31783047" calcext:value-type="float">
            <text:p>31783047</text:p>
          </table:table-cell>
          <table:table-cell office:value-type="string" calcext:value-type="string">
            <text:p>OK</text:p>
          </table:table-cell>
          <table:table-cell office:value-type="float" office:value="626021575" calcext:value-type="float">
            <text:p>626021575</text:p>
          </table:table-cell>
          <table:table-cell office:value-type="float" office:value="625971576" calcext:value-type="float">
            <text:p>625971576</text:p>
          </table:table-cell>
          <table:table-cell table:number-columns-repeated="2" office:value-type="float" office:value="1251943152" calcext:value-type="float">
            <text:p>1251943152</text:p>
          </table:table-cell>
        </table:table-row>
        <table:table-row table:style-name="ro1">
          <table:table-cell table:formula="of:=MAX([.N31:.AQ31])" office:value-type="float" office:value="1095934" calcext:value-type="float">
            <text:p>1095934</text:p>
          </table:table-cell>
          <table:table-cell table:formula="of:=MIN([.N31:.AQ31])" office:value-type="float" office:value="1023515" calcext:value-type="float">
            <text:p>1023515</text:p>
          </table:table-cell>
          <table:table-cell table:formula="of:=ABS([.A31]-[.B31])" office:value-type="float" office:value="72419" calcext:value-type="float">
            <text:p>72419</text:p>
          </table:table-cell>
          <table:table-cell table:formula="of:=[.K31]" office:value-type="float" office:value="1095934" calcext:value-type="float">
            <text:p>10959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0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95934" calcext:value-type="float">
            <text:p>1095934</text:p>
          </table:table-cell>
          <table:table-cell office:value-type="float" office:value="1023515" calcext:value-type="float">
            <text:p>1023515</text:p>
          </table:table-cell>
          <table:table-cell office:value-type="float" office:value="1052457" calcext:value-type="float">
            <text:p>1052457</text:p>
          </table:table-cell>
          <table:table-cell office:value-type="float" office:value="1095934" calcext:value-type="float">
            <text:p>1095934</text:p>
          </table:table-cell>
          <table:table-cell office:value-type="float" office:value="1069518" calcext:value-type="float">
            <text:p>1069518</text:p>
          </table:table-cell>
          <table:table-cell office:value-type="float" office:value="1064804" calcext:value-type="float">
            <text:p>1064804</text:p>
          </table:table-cell>
          <table:table-cell office:value-type="float" office:value="1037855" calcext:value-type="float">
            <text:p>1037855</text:p>
          </table:table-cell>
          <table:table-cell office:value-type="float" office:value="1030886" calcext:value-type="float">
            <text:p>1030886</text:p>
          </table:table-cell>
          <table:table-cell office:value-type="float" office:value="1029693" calcext:value-type="float">
            <text:p>1029693</text:p>
          </table:table-cell>
          <table:table-cell office:value-type="float" office:value="1030388" calcext:value-type="float">
            <text:p>1030388</text:p>
          </table:table-cell>
          <table:table-cell office:value-type="float" office:value="1042753" calcext:value-type="float">
            <text:p>1042753</text:p>
          </table:table-cell>
          <table:table-cell office:value-type="float" office:value="1059916" calcext:value-type="float">
            <text:p>1059916</text:p>
          </table:table-cell>
          <table:table-cell office:value-type="float" office:value="1055176" calcext:value-type="float">
            <text:p>1055176</text:p>
          </table:table-cell>
          <table:table-cell office:value-type="float" office:value="1094273" calcext:value-type="float">
            <text:p>1094273</text:p>
          </table:table-cell>
          <table:table-cell office:value-type="float" office:value="1077591" calcext:value-type="float">
            <text:p>1077591</text:p>
          </table:table-cell>
          <table:table-cell office:value-type="float" office:value="1067000" calcext:value-type="float">
            <text:p>1067000</text:p>
          </table:table-cell>
          <table:table-cell office:value-type="float" office:value="1067269" calcext:value-type="float">
            <text:p>1067269</text:p>
          </table:table-cell>
          <table:table-cell office:value-type="float" office:value="1049069" calcext:value-type="float">
            <text:p>1049069</text:p>
          </table:table-cell>
          <table:table-cell office:value-type="float" office:value="1072868" calcext:value-type="float">
            <text:p>1072868</text:p>
          </table:table-cell>
          <table:table-cell office:value-type="float" office:value="1064981" calcext:value-type="float">
            <text:p>1064981</text:p>
          </table:table-cell>
          <table:table-cell office:value-type="float" office:value="1057334" calcext:value-type="float">
            <text:p>1057334</text:p>
          </table:table-cell>
          <table:table-cell office:value-type="float" office:value="1046362" calcext:value-type="float">
            <text:p>1046362</text:p>
          </table:table-cell>
          <table:table-cell office:value-type="float" office:value="1065075" calcext:value-type="float">
            <text:p>1065075</text:p>
          </table:table-cell>
          <table:table-cell office:value-type="float" office:value="1039724" calcext:value-type="float">
            <text:p>1039724</text:p>
          </table:table-cell>
          <table:table-cell office:value-type="float" office:value="1047483" calcext:value-type="float">
            <text:p>1047483</text:p>
          </table:table-cell>
          <table:table-cell office:value-type="float" office:value="1060099" calcext:value-type="float">
            <text:p>1060099</text:p>
          </table:table-cell>
          <table:table-cell office:value-type="float" office:value="1057322" calcext:value-type="float">
            <text:p>1057322</text:p>
          </table:table-cell>
          <table:table-cell office:value-type="float" office:value="1031824" calcext:value-type="float">
            <text:p>1031824</text:p>
          </table:table-cell>
          <table:table-cell office:value-type="float" office:value="1025367" calcext:value-type="float">
            <text:p>1025367</text:p>
          </table:table-cell>
          <table:table-cell office:value-type="float" office:value="1023515" calcext:value-type="float">
            <text:p>1023515</text:p>
          </table:table-cell>
          <table:table-cell office:value-type="float" office:value="1035342" calcext:value-type="float">
            <text:p>1035342</text:p>
          </table:table-cell>
          <table:table-cell office:value-type="float" office:value="1043689" calcext:value-type="float">
            <text:p>1043689</text:p>
          </table:table-cell>
          <table:table-cell office:value-type="float" office:value="1030612" calcext:value-type="float">
            <text:p>1030612</text:p>
          </table:table-cell>
          <table:table-cell office:value-type="float" office:value="31573722" calcext:value-type="float">
            <text:p>31573722</text:p>
          </table:table-cell>
          <table:table-cell office:value-type="string" calcext:value-type="string">
            <text:p>OK</text:p>
          </table:table-cell>
          <table:table-cell office:value-type="float" office:value="624109235" calcext:value-type="float">
            <text:p>624109235</text:p>
          </table:table-cell>
          <table:table-cell office:value-type="float" office:value="624059236" calcext:value-type="float">
            <text:p>624059236</text:p>
          </table:table-cell>
          <table:table-cell table:number-columns-repeated="2" office:value-type="float" office:value="1248118472" calcext:value-type="float">
            <text:p>1248118472</text:p>
          </table:table-cell>
        </table:table-row>
        <table:table-row table:style-name="ro1">
          <table:table-cell table:formula="of:=MAX([.N32:.AQ32])" office:value-type="float" office:value="1072940" calcext:value-type="float">
            <text:p>1072940</text:p>
          </table:table-cell>
          <table:table-cell table:formula="of:=MIN([.N32:.AQ32])" office:value-type="float" office:value="1018946" calcext:value-type="float">
            <text:p>1018946</text:p>
          </table:table-cell>
          <table:table-cell table:formula="of:=ABS([.A32]-[.B32])" office:value-type="float" office:value="53994" calcext:value-type="float">
            <text:p>53994</text:p>
          </table:table-cell>
          <table:table-cell table:formula="of:=[.K32]" office:value-type="float" office:value="1025931" calcext:value-type="float">
            <text:p>10259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1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25931" calcext:value-type="float">
            <text:p>1025931</text:p>
          </table:table-cell>
          <table:table-cell office:value-type="float" office:value="1018946" calcext:value-type="float">
            <text:p>1018946</text:p>
          </table:table-cell>
          <table:table-cell office:value-type="float" office:value="1042096" calcext:value-type="float">
            <text:p>1042096</text:p>
          </table:table-cell>
          <table:table-cell office:value-type="float" office:value="1025931" calcext:value-type="float">
            <text:p>1025931</text:p>
          </table:table-cell>
          <table:table-cell office:value-type="float" office:value="1021534" calcext:value-type="float">
            <text:p>1021534</text:p>
          </table:table-cell>
          <table:table-cell office:value-type="float" office:value="1058756" calcext:value-type="float">
            <text:p>1058756</text:p>
          </table:table-cell>
          <table:table-cell office:value-type="float" office:value="1059166" calcext:value-type="float">
            <text:p>1059166</text:p>
          </table:table-cell>
          <table:table-cell office:value-type="float" office:value="1033428" calcext:value-type="float">
            <text:p>1033428</text:p>
          </table:table-cell>
          <table:table-cell office:value-type="float" office:value="1034497" calcext:value-type="float">
            <text:p>1034497</text:p>
          </table:table-cell>
          <table:table-cell office:value-type="float" office:value="1035932" calcext:value-type="float">
            <text:p>1035932</text:p>
          </table:table-cell>
          <table:table-cell office:value-type="float" office:value="1040497" calcext:value-type="float">
            <text:p>1040497</text:p>
          </table:table-cell>
          <table:table-cell office:value-type="float" office:value="1061607" calcext:value-type="float">
            <text:p>1061607</text:p>
          </table:table-cell>
          <table:table-cell office:value-type="float" office:value="1044778" calcext:value-type="float">
            <text:p>1044778</text:p>
          </table:table-cell>
          <table:table-cell office:value-type="float" office:value="1036161" calcext:value-type="float">
            <text:p>1036161</text:p>
          </table:table-cell>
          <table:table-cell office:value-type="float" office:value="1063825" calcext:value-type="float">
            <text:p>1063825</text:p>
          </table:table-cell>
          <table:table-cell office:value-type="float" office:value="1032914" calcext:value-type="float">
            <text:p>1032914</text:p>
          </table:table-cell>
          <table:table-cell office:value-type="float" office:value="1070101" calcext:value-type="float">
            <text:p>1070101</text:p>
          </table:table-cell>
          <table:table-cell office:value-type="float" office:value="1044956" calcext:value-type="float">
            <text:p>1044956</text:p>
          </table:table-cell>
          <table:table-cell office:value-type="float" office:value="1027981" calcext:value-type="float">
            <text:p>1027981</text:p>
          </table:table-cell>
          <table:table-cell office:value-type="float" office:value="1035677" calcext:value-type="float">
            <text:p>1035677</text:p>
          </table:table-cell>
          <table:table-cell office:value-type="float" office:value="1058737" calcext:value-type="float">
            <text:p>1058737</text:p>
          </table:table-cell>
          <table:table-cell office:value-type="float" office:value="1018946" calcext:value-type="float">
            <text:p>1018946</text:p>
          </table:table-cell>
          <table:table-cell office:value-type="float" office:value="1020764" calcext:value-type="float">
            <text:p>1020764</text:p>
          </table:table-cell>
          <table:table-cell office:value-type="float" office:value="1023474" calcext:value-type="float">
            <text:p>1023474</text:p>
          </table:table-cell>
          <table:table-cell office:value-type="float" office:value="1064615" calcext:value-type="float">
            <text:p>1064615</text:p>
          </table:table-cell>
          <table:table-cell office:value-type="float" office:value="1026551" calcext:value-type="float">
            <text:p>1026551</text:p>
          </table:table-cell>
          <table:table-cell office:value-type="float" office:value="1026562" calcext:value-type="float">
            <text:p>1026562</text:p>
          </table:table-cell>
          <table:table-cell office:value-type="float" office:value="1028307" calcext:value-type="float">
            <text:p>1028307</text:p>
          </table:table-cell>
          <table:table-cell office:value-type="float" office:value="1072940" calcext:value-type="float">
            <text:p>1072940</text:p>
          </table:table-cell>
          <table:table-cell office:value-type="float" office:value="1058899" calcext:value-type="float">
            <text:p>1058899</text:p>
          </table:table-cell>
          <table:table-cell office:value-type="float" office:value="1049008" calcext:value-type="float">
            <text:p>1049008</text:p>
          </table:table-cell>
          <table:table-cell office:value-type="float" office:value="1053254" calcext:value-type="float">
            <text:p>1053254</text:p>
          </table:table-cell>
          <table:table-cell office:value-type="float" office:value="1033098" calcext:value-type="float">
            <text:p>1033098</text:p>
          </table:table-cell>
          <table:table-cell office:value-type="float" office:value="31262896" calcext:value-type="float">
            <text:p>31262896</text:p>
          </table:table-cell>
          <table:table-cell office:value-type="string" calcext:value-type="string">
            <text:p>OK</text:p>
          </table:table-cell>
          <table:table-cell office:value-type="float" office:value="622871856" calcext:value-type="float">
            <text:p>622871856</text:p>
          </table:table-cell>
          <table:table-cell office:value-type="float" office:value="622821857" calcext:value-type="float">
            <text:p>622821857</text:p>
          </table:table-cell>
          <table:table-cell table:number-columns-repeated="2" office:value-type="float" office:value="1245643714" calcext:value-type="float">
            <text:p>1245643714</text:p>
          </table:table-cell>
        </table:table-row>
        <table:table-row table:style-name="ro1">
          <table:table-cell table:formula="of:=MAX([.N33:.AQ33])" office:value-type="float" office:value="1078811" calcext:value-type="float">
            <text:p>1078811</text:p>
          </table:table-cell>
          <table:table-cell table:formula="of:=MIN([.N33:.AQ33])" office:value-type="float" office:value="1014182" calcext:value-type="float">
            <text:p>1014182</text:p>
          </table:table-cell>
          <table:table-cell table:formula="of:=ABS([.A33]-[.B33])" office:value-type="float" office:value="64629" calcext:value-type="float">
            <text:p>64629</text:p>
          </table:table-cell>
          <table:table-cell table:formula="of:=[.K33]" office:value-type="float" office:value="1014182" calcext:value-type="float">
            <text:p>101418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2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014182" calcext:value-type="float">
            <text:p>1014182</text:p>
          </table:table-cell>
          <table:table-cell office:value-type="float" office:value="1040756" calcext:value-type="float">
            <text:p>1040756</text:p>
          </table:table-cell>
          <table:table-cell office:value-type="float" office:value="1014182" calcext:value-type="float">
            <text:p>1014182</text:p>
          </table:table-cell>
          <table:table-cell office:value-type="float" office:value="1027477" calcext:value-type="float">
            <text:p>1027477</text:p>
          </table:table-cell>
          <table:table-cell office:value-type="float" office:value="1044257" calcext:value-type="float">
            <text:p>1044257</text:p>
          </table:table-cell>
          <table:table-cell office:value-type="float" office:value="1066860" calcext:value-type="float">
            <text:p>1066860</text:p>
          </table:table-cell>
          <table:table-cell office:value-type="float" office:value="1061888" calcext:value-type="float">
            <text:p>1061888</text:p>
          </table:table-cell>
          <table:table-cell office:value-type="float" office:value="1046025" calcext:value-type="float">
            <text:p>1046025</text:p>
          </table:table-cell>
          <table:table-cell office:value-type="float" office:value="1021554" calcext:value-type="float">
            <text:p>1021554</text:p>
          </table:table-cell>
          <table:table-cell office:value-type="float" office:value="1058912" calcext:value-type="float">
            <text:p>1058912</text:p>
          </table:table-cell>
          <table:table-cell office:value-type="float" office:value="1031470" calcext:value-type="float">
            <text:p>1031470</text:p>
          </table:table-cell>
          <table:table-cell office:value-type="float" office:value="1028926" calcext:value-type="float">
            <text:p>1028926</text:p>
          </table:table-cell>
          <table:table-cell office:value-type="float" office:value="1026329" calcext:value-type="float">
            <text:p>1026329</text:p>
          </table:table-cell>
          <table:table-cell office:value-type="float" office:value="1022640" calcext:value-type="float">
            <text:p>1022640</text:p>
          </table:table-cell>
          <table:table-cell office:value-type="float" office:value="1021106" calcext:value-type="float">
            <text:p>1021106</text:p>
          </table:table-cell>
          <table:table-cell office:value-type="float" office:value="1019962" calcext:value-type="float">
            <text:p>1019962</text:p>
          </table:table-cell>
          <table:table-cell office:value-type="float" office:value="1045798" calcext:value-type="float">
            <text:p>1045798</text:p>
          </table:table-cell>
          <table:table-cell office:value-type="float" office:value="1078811" calcext:value-type="float">
            <text:p>1078811</text:p>
          </table:table-cell>
          <table:table-cell office:value-type="float" office:value="1070580" calcext:value-type="float">
            <text:p>1070580</text:p>
          </table:table-cell>
          <table:table-cell office:value-type="float" office:value="1018897" calcext:value-type="float">
            <text:p>1018897</text:p>
          </table:table-cell>
          <table:table-cell office:value-type="float" office:value="1020634" calcext:value-type="float">
            <text:p>1020634</text:p>
          </table:table-cell>
          <table:table-cell office:value-type="float" office:value="1046172" calcext:value-type="float">
            <text:p>1046172</text:p>
          </table:table-cell>
          <table:table-cell office:value-type="float" office:value="1064820" calcext:value-type="float">
            <text:p>1064820</text:p>
          </table:table-cell>
          <table:table-cell office:value-type="float" office:value="1024230" calcext:value-type="float">
            <text:p>1024230</text:p>
          </table:table-cell>
          <table:table-cell office:value-type="float" office:value="1078240" calcext:value-type="float">
            <text:p>1078240</text:p>
          </table:table-cell>
          <table:table-cell office:value-type="float" office:value="1062164" calcext:value-type="float">
            <text:p>1062164</text:p>
          </table:table-cell>
          <table:table-cell office:value-type="float" office:value="1021333" calcext:value-type="float">
            <text:p>1021333</text:p>
          </table:table-cell>
          <table:table-cell office:value-type="float" office:value="1023204" calcext:value-type="float">
            <text:p>1023204</text:p>
          </table:table-cell>
          <table:table-cell office:value-type="float" office:value="1020895" calcext:value-type="float">
            <text:p>1020895</text:p>
          </table:table-cell>
          <table:table-cell office:value-type="float" office:value="1035031" calcext:value-type="float">
            <text:p>1035031</text:p>
          </table:table-cell>
          <table:table-cell office:value-type="float" office:value="1046248" calcext:value-type="float">
            <text:p>1046248</text:p>
          </table:table-cell>
          <table:table-cell office:value-type="float" office:value="1074048" calcext:value-type="float">
            <text:p>1074048</text:p>
          </table:table-cell>
          <table:table-cell office:value-type="float" office:value="31222693" calcext:value-type="float">
            <text:p>31222693</text:p>
          </table:table-cell>
          <table:table-cell office:value-type="string" calcext:value-type="string">
            <text:p>OK</text:p>
          </table:table-cell>
          <table:table-cell office:value-type="float" office:value="623723160" calcext:value-type="float">
            <text:p>623723160</text:p>
          </table:table-cell>
          <table:table-cell office:value-type="float" office:value="623673161" calcext:value-type="float">
            <text:p>623673161</text:p>
          </table:table-cell>
          <table:table-cell table:number-columns-repeated="2" office:value-type="float" office:value="1247346322" calcext:value-type="float">
            <text:p>1247346322</text:p>
          </table:table-cell>
        </table:table-row>
        <table:table-row table:style-name="ro1">
          <table:table-cell table:formula="of:=MAX([.N34:.AQ34])" office:value-type="float" office:value="1090669" calcext:value-type="float">
            <text:p>1090669</text:p>
          </table:table-cell>
          <table:table-cell table:formula="of:=MIN([.N34:.AQ34])" office:value-type="float" office:value="1032764" calcext:value-type="float">
            <text:p>1032764</text:p>
          </table:table-cell>
          <table:table-cell table:formula="of:=ABS([.A34]-[.B34])" office:value-type="float" office:value="57905" calcext:value-type="float">
            <text:p>57905</text:p>
          </table:table-cell>
          <table:table-cell table:formula="of:=[.K34]" office:value-type="float" office:value="1058063" calcext:value-type="float">
            <text:p>10580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3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58063" calcext:value-type="float">
            <text:p>1058063</text:p>
          </table:table-cell>
          <table:table-cell office:value-type="float" office:value="1032764" calcext:value-type="float">
            <text:p>1032764</text:p>
          </table:table-cell>
          <table:table-cell office:value-type="float" office:value="1064506" calcext:value-type="float">
            <text:p>1064506</text:p>
          </table:table-cell>
          <table:table-cell office:value-type="float" office:value="1058063" calcext:value-type="float">
            <text:p>1058063</text:p>
          </table:table-cell>
          <table:table-cell office:value-type="float" office:value="1044746" calcext:value-type="float">
            <text:p>1044746</text:p>
          </table:table-cell>
          <table:table-cell office:value-type="float" office:value="1055379" calcext:value-type="float">
            <text:p>1055379</text:p>
          </table:table-cell>
          <table:table-cell office:value-type="float" office:value="1089710" calcext:value-type="float">
            <text:p>1089710</text:p>
          </table:table-cell>
          <table:table-cell office:value-type="float" office:value="1070729" calcext:value-type="float">
            <text:p>1070729</text:p>
          </table:table-cell>
          <table:table-cell office:value-type="float" office:value="1090254" calcext:value-type="float">
            <text:p>1090254</text:p>
          </table:table-cell>
          <table:table-cell office:value-type="float" office:value="1061613" calcext:value-type="float">
            <text:p>1061613</text:p>
          </table:table-cell>
          <table:table-cell office:value-type="float" office:value="1063392" calcext:value-type="float">
            <text:p>1063392</text:p>
          </table:table-cell>
          <table:table-cell office:value-type="float" office:value="1081147" calcext:value-type="float">
            <text:p>1081147</text:p>
          </table:table-cell>
          <table:table-cell office:value-type="float" office:value="1065984" calcext:value-type="float">
            <text:p>1065984</text:p>
          </table:table-cell>
          <table:table-cell office:value-type="float" office:value="1071358" calcext:value-type="float">
            <text:p>1071358</text:p>
          </table:table-cell>
          <table:table-cell office:value-type="float" office:value="1072206" calcext:value-type="float">
            <text:p>1072206</text:p>
          </table:table-cell>
          <table:table-cell office:value-type="float" office:value="1040448" calcext:value-type="float">
            <text:p>1040448</text:p>
          </table:table-cell>
          <table:table-cell office:value-type="float" office:value="1032764" calcext:value-type="float">
            <text:p>1032764</text:p>
          </table:table-cell>
          <table:table-cell office:value-type="float" office:value="1041772" calcext:value-type="float">
            <text:p>1041772</text:p>
          </table:table-cell>
          <table:table-cell office:value-type="float" office:value="1040358" calcext:value-type="float">
            <text:p>1040358</text:p>
          </table:table-cell>
          <table:table-cell office:value-type="float" office:value="1071059" calcext:value-type="float">
            <text:p>1071059</text:p>
          </table:table-cell>
          <table:table-cell office:value-type="float" office:value="1055642" calcext:value-type="float">
            <text:p>1055642</text:p>
          </table:table-cell>
          <table:table-cell office:value-type="float" office:value="1089131" calcext:value-type="float">
            <text:p>1089131</text:p>
          </table:table-cell>
          <table:table-cell office:value-type="float" office:value="1076689" calcext:value-type="float">
            <text:p>1076689</text:p>
          </table:table-cell>
          <table:table-cell office:value-type="float" office:value="1090425" calcext:value-type="float">
            <text:p>1090425</text:p>
          </table:table-cell>
          <table:table-cell office:value-type="float" office:value="1071478" calcext:value-type="float">
            <text:p>1071478</text:p>
          </table:table-cell>
          <table:table-cell office:value-type="float" office:value="1052736" calcext:value-type="float">
            <text:p>1052736</text:p>
          </table:table-cell>
          <table:table-cell office:value-type="float" office:value="1066622" calcext:value-type="float">
            <text:p>1066622</text:p>
          </table:table-cell>
          <table:table-cell office:value-type="float" office:value="1048684" calcext:value-type="float">
            <text:p>1048684</text:p>
          </table:table-cell>
          <table:table-cell office:value-type="float" office:value="1061914" calcext:value-type="float">
            <text:p>1061914</text:p>
          </table:table-cell>
          <table:table-cell office:value-type="float" office:value="1090669" calcext:value-type="float">
            <text:p>1090669</text:p>
          </table:table-cell>
          <table:table-cell office:value-type="float" office:value="1065786" calcext:value-type="float">
            <text:p>1065786</text:p>
          </table:table-cell>
          <table:table-cell office:value-type="float" office:value="1052392" calcext:value-type="float">
            <text:p>1052392</text:p>
          </table:table-cell>
          <table:table-cell office:value-type="float" office:value="1062056" calcext:value-type="float">
            <text:p>1062056</text:p>
          </table:table-cell>
          <table:table-cell office:value-type="float" office:value="31935206" calcext:value-type="float">
            <text:p>31935206</text:p>
          </table:table-cell>
          <table:table-cell office:value-type="string" calcext:value-type="string">
            <text:p>OK</text:p>
          </table:table-cell>
          <table:table-cell office:value-type="float" office:value="622925162" calcext:value-type="float">
            <text:p>622925162</text:p>
          </table:table-cell>
          <table:table-cell office:value-type="float" office:value="622875163" calcext:value-type="float">
            <text:p>622875163</text:p>
          </table:table-cell>
          <table:table-cell table:number-columns-repeated="2" office:value-type="float" office:value="1245750326" calcext:value-type="float">
            <text:p>1245750326</text:p>
          </table:table-cell>
        </table:table-row>
        <table:table-row table:style-name="ro1">
          <table:table-cell table:formula="of:=MAX([.N35:.AQ35])" office:value-type="float" office:value="1079731" calcext:value-type="float">
            <text:p>1079731</text:p>
          </table:table-cell>
          <table:table-cell table:formula="of:=MIN([.N35:.AQ35])" office:value-type="float" office:value="990753" calcext:value-type="float">
            <text:p>990753</text:p>
          </table:table-cell>
          <table:table-cell table:formula="of:=ABS([.A35]-[.B35])" office:value-type="float" office:value="88978" calcext:value-type="float">
            <text:p>88978</text:p>
          </table:table-cell>
          <table:table-cell table:formula="of:=[.K35]" office:value-type="float" office:value="1013284" calcext:value-type="float">
            <text:p>1013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4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3284" calcext:value-type="float">
            <text:p>1013284</text:p>
          </table:table-cell>
          <table:table-cell office:value-type="float" office:value="990753" calcext:value-type="float">
            <text:p>990753</text:p>
          </table:table-cell>
          <table:table-cell office:value-type="float" office:value="1035089" calcext:value-type="float">
            <text:p>1035089</text:p>
          </table:table-cell>
          <table:table-cell office:value-type="float" office:value="1013284" calcext:value-type="float">
            <text:p>1013284</text:p>
          </table:table-cell>
          <table:table-cell office:value-type="float" office:value="990753" calcext:value-type="float">
            <text:p>990753</text:p>
          </table:table-cell>
          <table:table-cell office:value-type="float" office:value="1011445" calcext:value-type="float">
            <text:p>1011445</text:p>
          </table:table-cell>
          <table:table-cell office:value-type="float" office:value="1023822" calcext:value-type="float">
            <text:p>1023822</text:p>
          </table:table-cell>
          <table:table-cell office:value-type="float" office:value="1026403" calcext:value-type="float">
            <text:p>1026403</text:p>
          </table:table-cell>
          <table:table-cell office:value-type="float" office:value="1052081" calcext:value-type="float">
            <text:p>1052081</text:p>
          </table:table-cell>
          <table:table-cell office:value-type="float" office:value="1038285" calcext:value-type="float">
            <text:p>1038285</text:p>
          </table:table-cell>
          <table:table-cell office:value-type="float" office:value="1061538" calcext:value-type="float">
            <text:p>1061538</text:p>
          </table:table-cell>
          <table:table-cell office:value-type="float" office:value="1079731" calcext:value-type="float">
            <text:p>1079731</text:p>
          </table:table-cell>
          <table:table-cell office:value-type="float" office:value="1076328" calcext:value-type="float">
            <text:p>1076328</text:p>
          </table:table-cell>
          <table:table-cell office:value-type="float" office:value="1054585" calcext:value-type="float">
            <text:p>1054585</text:p>
          </table:table-cell>
          <table:table-cell office:value-type="float" office:value="1011534" calcext:value-type="float">
            <text:p>1011534</text:p>
          </table:table-cell>
          <table:table-cell office:value-type="float" office:value="1016486" calcext:value-type="float">
            <text:p>1016486</text:p>
          </table:table-cell>
          <table:table-cell office:value-type="float" office:value="1012489" calcext:value-type="float">
            <text:p>1012489</text:p>
          </table:table-cell>
          <table:table-cell office:value-type="float" office:value="1019613" calcext:value-type="float">
            <text:p>1019613</text:p>
          </table:table-cell>
          <table:table-cell office:value-type="float" office:value="1017985" calcext:value-type="float">
            <text:p>1017985</text:p>
          </table:table-cell>
          <table:table-cell office:value-type="float" office:value="1020839" calcext:value-type="float">
            <text:p>1020839</text:p>
          </table:table-cell>
          <table:table-cell office:value-type="float" office:value="1023294" calcext:value-type="float">
            <text:p>1023294</text:p>
          </table:table-cell>
          <table:table-cell office:value-type="float" office:value="1019645" calcext:value-type="float">
            <text:p>1019645</text:p>
          </table:table-cell>
          <table:table-cell office:value-type="float" office:value="1028773" calcext:value-type="float">
            <text:p>1028773</text:p>
          </table:table-cell>
          <table:table-cell office:value-type="float" office:value="1036962" calcext:value-type="float">
            <text:p>1036962</text:p>
          </table:table-cell>
          <table:table-cell office:value-type="float" office:value="1011117" calcext:value-type="float">
            <text:p>1011117</text:p>
          </table:table-cell>
          <table:table-cell office:value-type="float" office:value="1022604" calcext:value-type="float">
            <text:p>1022604</text:p>
          </table:table-cell>
          <table:table-cell office:value-type="float" office:value="1055771" calcext:value-type="float">
            <text:p>1055771</text:p>
          </table:table-cell>
          <table:table-cell office:value-type="float" office:value="1046025" calcext:value-type="float">
            <text:p>1046025</text:p>
          </table:table-cell>
          <table:table-cell office:value-type="float" office:value="1054497" calcext:value-type="float">
            <text:p>1054497</text:p>
          </table:table-cell>
          <table:table-cell office:value-type="float" office:value="1069515" calcext:value-type="float">
            <text:p>1069515</text:p>
          </table:table-cell>
          <table:table-cell office:value-type="float" office:value="1061106" calcext:value-type="float">
            <text:p>1061106</text:p>
          </table:table-cell>
          <table:table-cell office:value-type="float" office:value="1043493" calcext:value-type="float">
            <text:p>1043493</text:p>
          </table:table-cell>
          <table:table-cell office:value-type="float" office:value="1052696" calcext:value-type="float">
            <text:p>1052696</text:p>
          </table:table-cell>
          <table:table-cell office:value-type="float" office:value="31052699" calcext:value-type="float">
            <text:p>31052699</text:p>
          </table:table-cell>
          <table:table-cell office:value-type="string" calcext:value-type="string">
            <text:p>OK</text:p>
          </table:table-cell>
          <table:table-cell office:value-type="float" office:value="622764977" calcext:value-type="float">
            <text:p>622764977</text:p>
          </table:table-cell>
          <table:table-cell office:value-type="float" office:value="622714978" calcext:value-type="float">
            <text:p>622714978</text:p>
          </table:table-cell>
          <table:table-cell table:number-columns-repeated="2" office:value-type="float" office:value="1245429956" calcext:value-type="float">
            <text:p>1245429956</text:p>
          </table:table-cell>
        </table:table-row>
        <table:table-row table:style-name="ro1">
          <table:table-cell table:formula="of:=MAX([.N36:.AQ36])" office:value-type="float" office:value="1097543" calcext:value-type="float">
            <text:p>1097543</text:p>
          </table:table-cell>
          <table:table-cell table:formula="of:=MIN([.N36:.AQ36])" office:value-type="float" office:value="1008330" calcext:value-type="float">
            <text:p>1008330</text:p>
          </table:table-cell>
          <table:table-cell table:formula="of:=ABS([.A36]-[.B36])" office:value-type="float" office:value="89213" calcext:value-type="float">
            <text:p>89213</text:p>
          </table:table-cell>
          <table:table-cell table:formula="of:=[.K36]" office:value-type="float" office:value="1063227" calcext:value-type="float">
            <text:p>10632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5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63227" calcext:value-type="float">
            <text:p>1063227</text:p>
          </table:table-cell>
          <table:table-cell office:value-type="float" office:value="1008330" calcext:value-type="float">
            <text:p>1008330</text:p>
          </table:table-cell>
          <table:table-cell office:value-type="float" office:value="1039223" calcext:value-type="float">
            <text:p>1039223</text:p>
          </table:table-cell>
          <table:table-cell office:value-type="float" office:value="1063227" calcext:value-type="float">
            <text:p>1063227</text:p>
          </table:table-cell>
          <table:table-cell office:value-type="float" office:value="1019619" calcext:value-type="float">
            <text:p>1019619</text:p>
          </table:table-cell>
          <table:table-cell office:value-type="float" office:value="1044891" calcext:value-type="float">
            <text:p>1044891</text:p>
          </table:table-cell>
          <table:table-cell office:value-type="float" office:value="1056927" calcext:value-type="float">
            <text:p>1056927</text:p>
          </table:table-cell>
          <table:table-cell office:value-type="float" office:value="1053325" calcext:value-type="float">
            <text:p>1053325</text:p>
          </table:table-cell>
          <table:table-cell office:value-type="float" office:value="1051759" calcext:value-type="float">
            <text:p>1051759</text:p>
          </table:table-cell>
          <table:table-cell office:value-type="float" office:value="1059628" calcext:value-type="float">
            <text:p>1059628</text:p>
          </table:table-cell>
          <table:table-cell office:value-type="float" office:value="1028128" calcext:value-type="float">
            <text:p>1028128</text:p>
          </table:table-cell>
          <table:table-cell office:value-type="float" office:value="1029972" calcext:value-type="float">
            <text:p>1029972</text:p>
          </table:table-cell>
          <table:table-cell office:value-type="float" office:value="1030747" calcext:value-type="float">
            <text:p>1030747</text:p>
          </table:table-cell>
          <table:table-cell office:value-type="float" office:value="1041752" calcext:value-type="float">
            <text:p>1041752</text:p>
          </table:table-cell>
          <table:table-cell office:value-type="float" office:value="1045207" calcext:value-type="float">
            <text:p>1045207</text:p>
          </table:table-cell>
          <table:table-cell office:value-type="float" office:value="1054237" calcext:value-type="float">
            <text:p>1054237</text:p>
          </table:table-cell>
          <table:table-cell office:value-type="float" office:value="1097543" calcext:value-type="float">
            <text:p>1097543</text:p>
          </table:table-cell>
          <table:table-cell office:value-type="float" office:value="1064116" calcext:value-type="float">
            <text:p>1064116</text:p>
          </table:table-cell>
          <table:table-cell office:value-type="float" office:value="1045382" calcext:value-type="float">
            <text:p>1045382</text:p>
          </table:table-cell>
          <table:table-cell office:value-type="float" office:value="1029820" calcext:value-type="float">
            <text:p>1029820</text:p>
          </table:table-cell>
          <table:table-cell office:value-type="float" office:value="1019611" calcext:value-type="float">
            <text:p>1019611</text:p>
          </table:table-cell>
          <table:table-cell office:value-type="float" office:value="1016305" calcext:value-type="float">
            <text:p>1016305</text:p>
          </table:table-cell>
          <table:table-cell office:value-type="float" office:value="1024660" calcext:value-type="float">
            <text:p>1024660</text:p>
          </table:table-cell>
          <table:table-cell office:value-type="float" office:value="1019055" calcext:value-type="float">
            <text:p>1019055</text:p>
          </table:table-cell>
          <table:table-cell office:value-type="float" office:value="1019639" calcext:value-type="float">
            <text:p>1019639</text:p>
          </table:table-cell>
          <table:table-cell office:value-type="float" office:value="1015145" calcext:value-type="float">
            <text:p>1015145</text:p>
          </table:table-cell>
          <table:table-cell office:value-type="float" office:value="1013299" calcext:value-type="float">
            <text:p>1013299</text:p>
          </table:table-cell>
          <table:table-cell office:value-type="float" office:value="1008330" calcext:value-type="float">
            <text:p>1008330</text:p>
          </table:table-cell>
          <table:table-cell office:value-type="float" office:value="1010846" calcext:value-type="float">
            <text:p>1010846</text:p>
          </table:table-cell>
          <table:table-cell office:value-type="float" office:value="1016973" calcext:value-type="float">
            <text:p>1016973</text:p>
          </table:table-cell>
          <table:table-cell office:value-type="float" office:value="1036562" calcext:value-type="float">
            <text:p>1036562</text:p>
          </table:table-cell>
          <table:table-cell office:value-type="float" office:value="1068543" calcext:value-type="float">
            <text:p>1068543</text:p>
          </table:table-cell>
          <table:table-cell office:value-type="float" office:value="1091460" calcext:value-type="float">
            <text:p>1091460</text:p>
          </table:table-cell>
          <table:table-cell office:value-type="float" office:value="31176708" calcext:value-type="float">
            <text:p>31176708</text:p>
          </table:table-cell>
          <table:table-cell office:value-type="string" calcext:value-type="string">
            <text:p>OK</text:p>
          </table:table-cell>
          <table:table-cell office:value-type="float" office:value="625964618" calcext:value-type="float">
            <text:p>625964618</text:p>
          </table:table-cell>
          <table:table-cell office:value-type="float" office:value="625914619" calcext:value-type="float">
            <text:p>625914619</text:p>
          </table:table-cell>
          <table:table-cell table:number-columns-repeated="2" office:value-type="float" office:value="1251829238" calcext:value-type="float">
            <text:p>1251829238</text:p>
          </table:table-cell>
        </table:table-row>
        <table:table-row table:style-name="ro1">
          <table:table-cell table:formula="of:=MAX([.N37:.AQ37])" office:value-type="float" office:value="1089642" calcext:value-type="float">
            <text:p>1089642</text:p>
          </table:table-cell>
          <table:table-cell table:formula="of:=MIN([.N37:.AQ37])" office:value-type="float" office:value="1010502" calcext:value-type="float">
            <text:p>1010502</text:p>
          </table:table-cell>
          <table:table-cell table:formula="of:=ABS([.A37]-[.B37])" office:value-type="float" office:value="79140" calcext:value-type="float">
            <text:p>79140</text:p>
          </table:table-cell>
          <table:table-cell table:formula="of:=[.K37]" office:value-type="float" office:value="1028603" calcext:value-type="float">
            <text:p>10286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6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28603" calcext:value-type="float">
            <text:p>1028603</text:p>
          </table:table-cell>
          <table:table-cell office:value-type="float" office:value="1010502" calcext:value-type="float">
            <text:p>1010502</text:p>
          </table:table-cell>
          <table:table-cell office:value-type="float" office:value="1023046" calcext:value-type="float">
            <text:p>1023046</text:p>
          </table:table-cell>
          <table:table-cell office:value-type="float" office:value="1028603" calcext:value-type="float">
            <text:p>1028603</text:p>
          </table:table-cell>
          <table:table-cell office:value-type="float" office:value="1012780" calcext:value-type="float">
            <text:p>1012780</text:p>
          </table:table-cell>
          <table:table-cell office:value-type="float" office:value="1032175" calcext:value-type="float">
            <text:p>1032175</text:p>
          </table:table-cell>
          <table:table-cell office:value-type="float" office:value="1024923" calcext:value-type="float">
            <text:p>1024923</text:p>
          </table:table-cell>
          <table:table-cell office:value-type="float" office:value="1029223" calcext:value-type="float">
            <text:p>1029223</text:p>
          </table:table-cell>
          <table:table-cell office:value-type="float" office:value="1023424" calcext:value-type="float">
            <text:p>1023424</text:p>
          </table:table-cell>
          <table:table-cell office:value-type="float" office:value="1017107" calcext:value-type="float">
            <text:p>1017107</text:p>
          </table:table-cell>
          <table:table-cell office:value-type="float" office:value="1017347" calcext:value-type="float">
            <text:p>1017347</text:p>
          </table:table-cell>
          <table:table-cell office:value-type="float" office:value="1018021" calcext:value-type="float">
            <text:p>1018021</text:p>
          </table:table-cell>
          <table:table-cell office:value-type="float" office:value="1016195" calcext:value-type="float">
            <text:p>1016195</text:p>
          </table:table-cell>
          <table:table-cell office:value-type="float" office:value="1027556" calcext:value-type="float">
            <text:p>1027556</text:p>
          </table:table-cell>
          <table:table-cell office:value-type="float" office:value="1062208" calcext:value-type="float">
            <text:p>1062208</text:p>
          </table:table-cell>
          <table:table-cell office:value-type="float" office:value="1089642" calcext:value-type="float">
            <text:p>1089642</text:p>
          </table:table-cell>
          <table:table-cell office:value-type="float" office:value="1035454" calcext:value-type="float">
            <text:p>1035454</text:p>
          </table:table-cell>
          <table:table-cell office:value-type="float" office:value="1019456" calcext:value-type="float">
            <text:p>1019456</text:p>
          </table:table-cell>
          <table:table-cell office:value-type="float" office:value="1010502" calcext:value-type="float">
            <text:p>1010502</text:p>
          </table:table-cell>
          <table:table-cell office:value-type="float" office:value="1015578" calcext:value-type="float">
            <text:p>1015578</text:p>
          </table:table-cell>
          <table:table-cell office:value-type="float" office:value="1018220" calcext:value-type="float">
            <text:p>1018220</text:p>
          </table:table-cell>
          <table:table-cell office:value-type="float" office:value="1011068" calcext:value-type="float">
            <text:p>1011068</text:p>
          </table:table-cell>
          <table:table-cell office:value-type="float" office:value="1019469" calcext:value-type="float">
            <text:p>1019469</text:p>
          </table:table-cell>
          <table:table-cell office:value-type="float" office:value="1011826" calcext:value-type="float">
            <text:p>1011826</text:p>
          </table:table-cell>
          <table:table-cell office:value-type="float" office:value="1022963" calcext:value-type="float">
            <text:p>1022963</text:p>
          </table:table-cell>
          <table:table-cell office:value-type="float" office:value="1013978" calcext:value-type="float">
            <text:p>1013978</text:p>
          </table:table-cell>
          <table:table-cell office:value-type="float" office:value="1019589" calcext:value-type="float">
            <text:p>1019589</text:p>
          </table:table-cell>
          <table:table-cell office:value-type="float" office:value="1017658" calcext:value-type="float">
            <text:p>1017658</text:p>
          </table:table-cell>
          <table:table-cell office:value-type="float" office:value="1015704" calcext:value-type="float">
            <text:p>1015704</text:p>
          </table:table-cell>
          <table:table-cell office:value-type="float" office:value="1011732" calcext:value-type="float">
            <text:p>1011732</text:p>
          </table:table-cell>
          <table:table-cell office:value-type="float" office:value="1018577" calcext:value-type="float">
            <text:p>1018577</text:p>
          </table:table-cell>
          <table:table-cell office:value-type="float" office:value="1015351" calcext:value-type="float">
            <text:p>1015351</text:p>
          </table:table-cell>
          <table:table-cell office:value-type="float" office:value="1015078" calcext:value-type="float">
            <text:p>1015078</text:p>
          </table:table-cell>
          <table:table-cell office:value-type="float" office:value="30691407" calcext:value-type="float">
            <text:p>30691407</text:p>
          </table:table-cell>
          <table:table-cell office:value-type="string" calcext:value-type="string">
            <text:p>OK</text:p>
          </table:table-cell>
          <table:table-cell office:value-type="float" office:value="620884595" calcext:value-type="float">
            <text:p>620884595</text:p>
          </table:table-cell>
          <table:table-cell office:value-type="float" office:value="620834596" calcext:value-type="float">
            <text:p>620834596</text:p>
          </table:table-cell>
          <table:table-cell table:number-columns-repeated="2" office:value-type="float" office:value="1241669192" calcext:value-type="float">
            <text:p>1241669192</text:p>
          </table:table-cell>
        </table:table-row>
        <table:table-row table:style-name="ro1">
          <table:table-cell table:formula="of:=MAX([.N38:.AQ38])" office:value-type="float" office:value="1091862" calcext:value-type="float">
            <text:p>1091862</text:p>
          </table:table-cell>
          <table:table-cell table:formula="of:=MIN([.N38:.AQ38])" office:value-type="float" office:value="1003118" calcext:value-type="float">
            <text:p>1003118</text:p>
          </table:table-cell>
          <table:table-cell table:formula="of:=ABS([.A38]-[.B38])" office:value-type="float" office:value="88744" calcext:value-type="float">
            <text:p>88744</text:p>
          </table:table-cell>
          <table:table-cell table:formula="of:=[.K38]" office:value-type="float" office:value="1015780" calcext:value-type="float">
            <text:p>10157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7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5780" calcext:value-type="float">
            <text:p>1015780</text:p>
          </table:table-cell>
          <table:table-cell office:value-type="float" office:value="1003118" calcext:value-type="float">
            <text:p>1003118</text:p>
          </table:table-cell>
          <table:table-cell office:value-type="float" office:value="1040529" calcext:value-type="float">
            <text:p>1040529</text:p>
          </table:table-cell>
          <table:table-cell office:value-type="float" office:value="1015780" calcext:value-type="float">
            <text:p>1015780</text:p>
          </table:table-cell>
          <table:table-cell office:value-type="float" office:value="1003118" calcext:value-type="float">
            <text:p>1003118</text:p>
          </table:table-cell>
          <table:table-cell office:value-type="float" office:value="1027528" calcext:value-type="float">
            <text:p>1027528</text:p>
          </table:table-cell>
          <table:table-cell office:value-type="float" office:value="1022290" calcext:value-type="float">
            <text:p>1022290</text:p>
          </table:table-cell>
          <table:table-cell office:value-type="float" office:value="1029326" calcext:value-type="float">
            <text:p>1029326</text:p>
          </table:table-cell>
          <table:table-cell office:value-type="float" office:value="1018766" calcext:value-type="float">
            <text:p>1018766</text:p>
          </table:table-cell>
          <table:table-cell office:value-type="float" office:value="1013168" calcext:value-type="float">
            <text:p>1013168</text:p>
          </table:table-cell>
          <table:table-cell office:value-type="float" office:value="1020251" calcext:value-type="float">
            <text:p>1020251</text:p>
          </table:table-cell>
          <table:table-cell office:value-type="float" office:value="1014663" calcext:value-type="float">
            <text:p>1014663</text:p>
          </table:table-cell>
          <table:table-cell office:value-type="float" office:value="1017253" calcext:value-type="float">
            <text:p>1017253</text:p>
          </table:table-cell>
          <table:table-cell office:value-type="float" office:value="1023155" calcext:value-type="float">
            <text:p>1023155</text:p>
          </table:table-cell>
          <table:table-cell office:value-type="float" office:value="1031970" calcext:value-type="float">
            <text:p>1031970</text:p>
          </table:table-cell>
          <table:table-cell office:value-type="float" office:value="1065407" calcext:value-type="float">
            <text:p>1065407</text:p>
          </table:table-cell>
          <table:table-cell office:value-type="float" office:value="1058460" calcext:value-type="float">
            <text:p>1058460</text:p>
          </table:table-cell>
          <table:table-cell office:value-type="float" office:value="1042482" calcext:value-type="float">
            <text:p>1042482</text:p>
          </table:table-cell>
          <table:table-cell office:value-type="float" office:value="1091862" calcext:value-type="float">
            <text:p>1091862</text:p>
          </table:table-cell>
          <table:table-cell office:value-type="float" office:value="1053618" calcext:value-type="float">
            <text:p>1053618</text:p>
          </table:table-cell>
          <table:table-cell office:value-type="float" office:value="1081813" calcext:value-type="float">
            <text:p>1081813</text:p>
          </table:table-cell>
          <table:table-cell office:value-type="float" office:value="1052327" calcext:value-type="float">
            <text:p>1052327</text:p>
          </table:table-cell>
          <table:table-cell office:value-type="float" office:value="1052311" calcext:value-type="float">
            <text:p>1052311</text:p>
          </table:table-cell>
          <table:table-cell office:value-type="float" office:value="1058734" calcext:value-type="float">
            <text:p>1058734</text:p>
          </table:table-cell>
          <table:table-cell office:value-type="float" office:value="1060259" calcext:value-type="float">
            <text:p>1060259</text:p>
          </table:table-cell>
          <table:table-cell office:value-type="float" office:value="1059736" calcext:value-type="float">
            <text:p>1059736</text:p>
          </table:table-cell>
          <table:table-cell office:value-type="float" office:value="1053698" calcext:value-type="float">
            <text:p>1053698</text:p>
          </table:table-cell>
          <table:table-cell office:value-type="float" office:value="1042567" calcext:value-type="float">
            <text:p>1042567</text:p>
          </table:table-cell>
          <table:table-cell office:value-type="float" office:value="1040101" calcext:value-type="float">
            <text:p>1040101</text:p>
          </table:table-cell>
          <table:table-cell office:value-type="float" office:value="1041813" calcext:value-type="float">
            <text:p>1041813</text:p>
          </table:table-cell>
          <table:table-cell office:value-type="float" office:value="1045697" calcext:value-type="float">
            <text:p>1045697</text:p>
          </table:table-cell>
          <table:table-cell office:value-type="float" office:value="1045544" calcext:value-type="float">
            <text:p>1045544</text:p>
          </table:table-cell>
          <table:table-cell office:value-type="float" office:value="1032194" calcext:value-type="float">
            <text:p>1032194</text:p>
          </table:table-cell>
          <table:table-cell office:value-type="float" office:value="31215891" calcext:value-type="float">
            <text:p>31215891</text:p>
          </table:table-cell>
          <table:table-cell office:value-type="string" calcext:value-type="string">
            <text:p>OK</text:p>
          </table:table-cell>
          <table:table-cell office:value-type="float" office:value="626123973" calcext:value-type="float">
            <text:p>626123973</text:p>
          </table:table-cell>
          <table:table-cell office:value-type="float" office:value="626073974" calcext:value-type="float">
            <text:p>626073974</text:p>
          </table:table-cell>
          <table:table-cell table:number-columns-repeated="2" office:value-type="float" office:value="1252147948" calcext:value-type="float">
            <text:p>1252147948</text:p>
          </table:table-cell>
        </table:table-row>
        <table:table-row table:style-name="ro1">
          <table:table-cell table:formula="of:=MAX([.N39:.AQ39])" office:value-type="float" office:value="1078332" calcext:value-type="float">
            <text:p>1078332</text:p>
          </table:table-cell>
          <table:table-cell table:formula="of:=MIN([.N39:.AQ39])" office:value-type="float" office:value="1012312" calcext:value-type="float">
            <text:p>1012312</text:p>
          </table:table-cell>
          <table:table-cell table:formula="of:=ABS([.A39]-[.B39])" office:value-type="float" office:value="66020" calcext:value-type="float">
            <text:p>66020</text:p>
          </table:table-cell>
          <table:table-cell table:formula="of:=[.K39]" office:value-type="float" office:value="1046037" calcext:value-type="float">
            <text:p>10460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8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46037" calcext:value-type="float">
            <text:p>1046037</text:p>
          </table:table-cell>
          <table:table-cell office:value-type="float" office:value="1012312" calcext:value-type="float">
            <text:p>1012312</text:p>
          </table:table-cell>
          <table:table-cell office:value-type="float" office:value="1043197" calcext:value-type="float">
            <text:p>1043197</text:p>
          </table:table-cell>
          <table:table-cell office:value-type="float" office:value="1046037" calcext:value-type="float">
            <text:p>1046037</text:p>
          </table:table-cell>
          <table:table-cell office:value-type="float" office:value="1057275" calcext:value-type="float">
            <text:p>1057275</text:p>
          </table:table-cell>
          <table:table-cell office:value-type="float" office:value="1048498" calcext:value-type="float">
            <text:p>1048498</text:p>
          </table:table-cell>
          <table:table-cell office:value-type="float" office:value="1033546" calcext:value-type="float">
            <text:p>1033546</text:p>
          </table:table-cell>
          <table:table-cell office:value-type="float" office:value="1031932" calcext:value-type="float">
            <text:p>1031932</text:p>
          </table:table-cell>
          <table:table-cell office:value-type="float" office:value="1054209" calcext:value-type="float">
            <text:p>1054209</text:p>
          </table:table-cell>
          <table:table-cell office:value-type="float" office:value="1071191" calcext:value-type="float">
            <text:p>1071191</text:p>
          </table:table-cell>
          <table:table-cell office:value-type="float" office:value="1059617" calcext:value-type="float">
            <text:p>1059617</text:p>
          </table:table-cell>
          <table:table-cell office:value-type="float" office:value="1056248" calcext:value-type="float">
            <text:p>1056248</text:p>
          </table:table-cell>
          <table:table-cell office:value-type="float" office:value="1062893" calcext:value-type="float">
            <text:p>1062893</text:p>
          </table:table-cell>
          <table:table-cell office:value-type="float" office:value="1052463" calcext:value-type="float">
            <text:p>1052463</text:p>
          </table:table-cell>
          <table:table-cell office:value-type="float" office:value="1045675" calcext:value-type="float">
            <text:p>1045675</text:p>
          </table:table-cell>
          <table:table-cell office:value-type="float" office:value="1041509" calcext:value-type="float">
            <text:p>1041509</text:p>
          </table:table-cell>
          <table:table-cell office:value-type="float" office:value="1034766" calcext:value-type="float">
            <text:p>1034766</text:p>
          </table:table-cell>
          <table:table-cell office:value-type="float" office:value="1015603" calcext:value-type="float">
            <text:p>1015603</text:p>
          </table:table-cell>
          <table:table-cell office:value-type="float" office:value="1023388" calcext:value-type="float">
            <text:p>1023388</text:p>
          </table:table-cell>
          <table:table-cell office:value-type="float" office:value="1043664" calcext:value-type="float">
            <text:p>1043664</text:p>
          </table:table-cell>
          <table:table-cell office:value-type="float" office:value="1038988" calcext:value-type="float">
            <text:p>1038988</text:p>
          </table:table-cell>
          <table:table-cell office:value-type="float" office:value="1058624" calcext:value-type="float">
            <text:p>1058624</text:p>
          </table:table-cell>
          <table:table-cell office:value-type="float" office:value="1062309" calcext:value-type="float">
            <text:p>1062309</text:p>
          </table:table-cell>
          <table:table-cell office:value-type="float" office:value="1050127" calcext:value-type="float">
            <text:p>1050127</text:p>
          </table:table-cell>
          <table:table-cell office:value-type="float" office:value="1053154" calcext:value-type="float">
            <text:p>1053154</text:p>
          </table:table-cell>
          <table:table-cell office:value-type="float" office:value="1032876" calcext:value-type="float">
            <text:p>1032876</text:p>
          </table:table-cell>
          <table:table-cell office:value-type="float" office:value="1044920" calcext:value-type="float">
            <text:p>1044920</text:p>
          </table:table-cell>
          <table:table-cell office:value-type="float" office:value="1078332" calcext:value-type="float">
            <text:p>1078332</text:p>
          </table:table-cell>
          <table:table-cell office:value-type="float" office:value="1025825" calcext:value-type="float">
            <text:p>1025825</text:p>
          </table:table-cell>
          <table:table-cell office:value-type="float" office:value="1027518" calcext:value-type="float">
            <text:p>1027518</text:p>
          </table:table-cell>
          <table:table-cell office:value-type="float" office:value="1012312" calcext:value-type="float">
            <text:p>1012312</text:p>
          </table:table-cell>
          <table:table-cell office:value-type="float" office:value="1018150" calcext:value-type="float">
            <text:p>1018150</text:p>
          </table:table-cell>
          <table:table-cell office:value-type="float" office:value="1014266" calcext:value-type="float">
            <text:p>1014266</text:p>
          </table:table-cell>
          <table:table-cell office:value-type="float" office:value="31295915" calcext:value-type="float">
            <text:p>31295915</text:p>
          </table:table-cell>
          <table:table-cell office:value-type="string" calcext:value-type="string">
            <text:p>OK</text:p>
          </table:table-cell>
          <table:table-cell office:value-type="float" office:value="623978527" calcext:value-type="float">
            <text:p>623978527</text:p>
          </table:table-cell>
          <table:table-cell office:value-type="float" office:value="623928528" calcext:value-type="float">
            <text:p>623928528</text:p>
          </table:table-cell>
          <table:table-cell table:number-columns-repeated="2" office:value-type="float" office:value="1247857056" calcext:value-type="float">
            <text:p>1247857056</text:p>
          </table:table-cell>
        </table:table-row>
        <table:table-row table:style-name="ro1">
          <table:table-cell table:formula="of:=MAX([.N40:.AQ40])" office:value-type="float" office:value="1081721" calcext:value-type="float">
            <text:p>1081721</text:p>
          </table:table-cell>
          <table:table-cell table:formula="of:=MIN([.N40:.AQ40])" office:value-type="float" office:value="1009291" calcext:value-type="float">
            <text:p>1009291</text:p>
          </table:table-cell>
          <table:table-cell table:formula="of:=ABS([.A40]-[.B40])" office:value-type="float" office:value="72430" calcext:value-type="float">
            <text:p>72430</text:p>
          </table:table-cell>
          <table:table-cell table:formula="of:=[.K40]" office:value-type="float" office:value="1009291" calcext:value-type="float">
            <text:p>10092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39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009291" calcext:value-type="float">
            <text:p>1009291</text:p>
          </table:table-cell>
          <table:table-cell office:value-type="float" office:value="1054817" calcext:value-type="float">
            <text:p>1054817</text:p>
          </table:table-cell>
          <table:table-cell office:value-type="float" office:value="1009291" calcext:value-type="float">
            <text:p>1009291</text:p>
          </table:table-cell>
          <table:table-cell office:value-type="float" office:value="1018660" calcext:value-type="float">
            <text:p>1018660</text:p>
          </table:table-cell>
          <table:table-cell office:value-type="float" office:value="1081721" calcext:value-type="float">
            <text:p>1081721</text:p>
          </table:table-cell>
          <table:table-cell office:value-type="float" office:value="1079169" calcext:value-type="float">
            <text:p>1079169</text:p>
          </table:table-cell>
          <table:table-cell office:value-type="float" office:value="1074097" calcext:value-type="float">
            <text:p>1074097</text:p>
          </table:table-cell>
          <table:table-cell office:value-type="float" office:value="1069676" calcext:value-type="float">
            <text:p>1069676</text:p>
          </table:table-cell>
          <table:table-cell office:value-type="float" office:value="1049756" calcext:value-type="float">
            <text:p>1049756</text:p>
          </table:table-cell>
          <table:table-cell office:value-type="float" office:value="1034562" calcext:value-type="float">
            <text:p>1034562</text:p>
          </table:table-cell>
          <table:table-cell office:value-type="float" office:value="1048198" calcext:value-type="float">
            <text:p>1048198</text:p>
          </table:table-cell>
          <table:table-cell office:value-type="float" office:value="1053606" calcext:value-type="float">
            <text:p>1053606</text:p>
          </table:table-cell>
          <table:table-cell office:value-type="float" office:value="1064331" calcext:value-type="float">
            <text:p>1064331</text:p>
          </table:table-cell>
          <table:table-cell office:value-type="float" office:value="1047914" calcext:value-type="float">
            <text:p>1047914</text:p>
          </table:table-cell>
          <table:table-cell office:value-type="float" office:value="1033193" calcext:value-type="float">
            <text:p>1033193</text:p>
          </table:table-cell>
          <table:table-cell office:value-type="float" office:value="1058556" calcext:value-type="float">
            <text:p>1058556</text:p>
          </table:table-cell>
          <table:table-cell office:value-type="float" office:value="1046401" calcext:value-type="float">
            <text:p>1046401</text:p>
          </table:table-cell>
          <table:table-cell office:value-type="float" office:value="1075675" calcext:value-type="float">
            <text:p>1075675</text:p>
          </table:table-cell>
          <table:table-cell office:value-type="float" office:value="1042072" calcext:value-type="float">
            <text:p>1042072</text:p>
          </table:table-cell>
          <table:table-cell office:value-type="float" office:value="1053058" calcext:value-type="float">
            <text:p>1053058</text:p>
          </table:table-cell>
          <table:table-cell office:value-type="float" office:value="1066073" calcext:value-type="float">
            <text:p>1066073</text:p>
          </table:table-cell>
          <table:table-cell office:value-type="float" office:value="1061027" calcext:value-type="float">
            <text:p>1061027</text:p>
          </table:table-cell>
          <table:table-cell office:value-type="float" office:value="1063811" calcext:value-type="float">
            <text:p>1063811</text:p>
          </table:table-cell>
          <table:table-cell office:value-type="float" office:value="1048396" calcext:value-type="float">
            <text:p>1048396</text:p>
          </table:table-cell>
          <table:table-cell office:value-type="float" office:value="1049987" calcext:value-type="float">
            <text:p>1049987</text:p>
          </table:table-cell>
          <table:table-cell office:value-type="float" office:value="1061665" calcext:value-type="float">
            <text:p>1061665</text:p>
          </table:table-cell>
          <table:table-cell office:value-type="float" office:value="1065878" calcext:value-type="float">
            <text:p>1065878</text:p>
          </table:table-cell>
          <table:table-cell office:value-type="float" office:value="1057197" calcext:value-type="float">
            <text:p>1057197</text:p>
          </table:table-cell>
          <table:table-cell office:value-type="float" office:value="1057615" calcext:value-type="float">
            <text:p>1057615</text:p>
          </table:table-cell>
          <table:table-cell office:value-type="float" office:value="1050909" calcext:value-type="float">
            <text:p>1050909</text:p>
          </table:table-cell>
          <table:table-cell office:value-type="float" office:value="1058705" calcext:value-type="float">
            <text:p>1058705</text:p>
          </table:table-cell>
          <table:table-cell office:value-type="float" office:value="1063337" calcext:value-type="float">
            <text:p>1063337</text:p>
          </table:table-cell>
          <table:table-cell office:value-type="float" office:value="31644536" calcext:value-type="float">
            <text:p>31644536</text:p>
          </table:table-cell>
          <table:table-cell office:value-type="string" calcext:value-type="string">
            <text:p>OK</text:p>
          </table:table-cell>
          <table:table-cell office:value-type="float" office:value="624551145" calcext:value-type="float">
            <text:p>624551145</text:p>
          </table:table-cell>
          <table:table-cell office:value-type="float" office:value="624501146" calcext:value-type="float">
            <text:p>624501146</text:p>
          </table:table-cell>
          <table:table-cell table:number-columns-repeated="2" office:value-type="float" office:value="1249002292" calcext:value-type="float">
            <text:p>1249002292</text:p>
          </table:table-cell>
        </table:table-row>
        <table:table-row table:style-name="ro1">
          <table:table-cell table:formula="of:=MAX([.N41:.AQ41])" office:value-type="float" office:value="1205953" calcext:value-type="float">
            <text:p>1205953</text:p>
          </table:table-cell>
          <table:table-cell table:formula="of:=MIN([.N41:.AQ41])" office:value-type="float" office:value="1014083" calcext:value-type="float">
            <text:p>1014083</text:p>
          </table:table-cell>
          <table:table-cell table:formula="of:=ABS([.A41]-[.B41])" office:value-type="float" office:value="191870" calcext:value-type="float">
            <text:p>191870</text:p>
          </table:table-cell>
          <table:table-cell table:formula="of:=[.K41]" office:value-type="float" office:value="1205953" calcext:value-type="float">
            <text:p>12059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0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205953" calcext:value-type="float">
            <text:p>1205953</text:p>
          </table:table-cell>
          <table:table-cell office:value-type="float" office:value="1014083" calcext:value-type="float">
            <text:p>1014083</text:p>
          </table:table-cell>
          <table:table-cell office:value-type="float" office:value="1052852" calcext:value-type="float">
            <text:p>1052852</text:p>
          </table:table-cell>
          <table:table-cell office:value-type="float" office:value="1205953" calcext:value-type="float">
            <text:p>1205953</text:p>
          </table:table-cell>
          <table:table-cell office:value-type="float" office:value="1150497" calcext:value-type="float">
            <text:p>1150497</text:p>
          </table:table-cell>
          <table:table-cell office:value-type="float" office:value="1060025" calcext:value-type="float">
            <text:p>1060025</text:p>
          </table:table-cell>
          <table:table-cell office:value-type="float" office:value="1077863" calcext:value-type="float">
            <text:p>1077863</text:p>
          </table:table-cell>
          <table:table-cell office:value-type="float" office:value="1065128" calcext:value-type="float">
            <text:p>1065128</text:p>
          </table:table-cell>
          <table:table-cell office:value-type="float" office:value="1052373" calcext:value-type="float">
            <text:p>1052373</text:p>
          </table:table-cell>
          <table:table-cell office:value-type="float" office:value="1089971" calcext:value-type="float">
            <text:p>1089971</text:p>
          </table:table-cell>
          <table:table-cell office:value-type="float" office:value="1030636" calcext:value-type="float">
            <text:p>1030636</text:p>
          </table:table-cell>
          <table:table-cell office:value-type="float" office:value="1014083" calcext:value-type="float">
            <text:p>1014083</text:p>
          </table:table-cell>
          <table:table-cell office:value-type="float" office:value="1023800" calcext:value-type="float">
            <text:p>1023800</text:p>
          </table:table-cell>
          <table:table-cell office:value-type="float" office:value="1015731" calcext:value-type="float">
            <text:p>1015731</text:p>
          </table:table-cell>
          <table:table-cell office:value-type="float" office:value="1027015" calcext:value-type="float">
            <text:p>1027015</text:p>
          </table:table-cell>
          <table:table-cell office:value-type="float" office:value="1049154" calcext:value-type="float">
            <text:p>1049154</text:p>
          </table:table-cell>
          <table:table-cell office:value-type="float" office:value="1102028" calcext:value-type="float">
            <text:p>1102028</text:p>
          </table:table-cell>
          <table:table-cell office:value-type="float" office:value="1051217" calcext:value-type="float">
            <text:p>1051217</text:p>
          </table:table-cell>
          <table:table-cell office:value-type="float" office:value="1035964" calcext:value-type="float">
            <text:p>1035964</text:p>
          </table:table-cell>
          <table:table-cell office:value-type="float" office:value="1022028" calcext:value-type="float">
            <text:p>1022028</text:p>
          </table:table-cell>
          <table:table-cell office:value-type="float" office:value="1016439" calcext:value-type="float">
            <text:p>1016439</text:p>
          </table:table-cell>
          <table:table-cell office:value-type="float" office:value="1015855" calcext:value-type="float">
            <text:p>1015855</text:p>
          </table:table-cell>
          <table:table-cell office:value-type="float" office:value="1018309" calcext:value-type="float">
            <text:p>1018309</text:p>
          </table:table-cell>
          <table:table-cell office:value-type="float" office:value="1021404" calcext:value-type="float">
            <text:p>1021404</text:p>
          </table:table-cell>
          <table:table-cell office:value-type="float" office:value="1023799" calcext:value-type="float">
            <text:p>1023799</text:p>
          </table:table-cell>
          <table:table-cell office:value-type="float" office:value="1049041" calcext:value-type="float">
            <text:p>1049041</text:p>
          </table:table-cell>
          <table:table-cell office:value-type="float" office:value="1072941" calcext:value-type="float">
            <text:p>1072941</text:p>
          </table:table-cell>
          <table:table-cell office:value-type="float" office:value="1055104" calcext:value-type="float">
            <text:p>1055104</text:p>
          </table:table-cell>
          <table:table-cell office:value-type="float" office:value="1022048" calcext:value-type="float">
            <text:p>1022048</text:p>
          </table:table-cell>
          <table:table-cell office:value-type="float" office:value="1029999" calcext:value-type="float">
            <text:p>1029999</text:p>
          </table:table-cell>
          <table:table-cell office:value-type="float" office:value="1053927" calcext:value-type="float">
            <text:p>1053927</text:p>
          </table:table-cell>
          <table:table-cell office:value-type="float" office:value="1057385" calcext:value-type="float">
            <text:p>1057385</text:p>
          </table:table-cell>
          <table:table-cell office:value-type="float" office:value="1075863" calcext:value-type="float">
            <text:p>1075863</text:p>
          </table:table-cell>
          <table:table-cell office:value-type="float" office:value="31585580" calcext:value-type="float">
            <text:p>31585580</text:p>
          </table:table-cell>
          <table:table-cell office:value-type="string" calcext:value-type="string">
            <text:p>OK</text:p>
          </table:table-cell>
          <table:table-cell office:value-type="float" office:value="625879522" calcext:value-type="float">
            <text:p>625879522</text:p>
          </table:table-cell>
          <table:table-cell office:value-type="float" office:value="625829523" calcext:value-type="float">
            <text:p>625829523</text:p>
          </table:table-cell>
          <table:table-cell table:number-columns-repeated="2" office:value-type="float" office:value="1251659046" calcext:value-type="float">
            <text:p>1251659046</text:p>
          </table:table-cell>
        </table:table-row>
        <table:table-row table:style-name="ro1">
          <table:table-cell table:formula="of:=MAX([.N42:.AQ42])" office:value-type="float" office:value="1089766" calcext:value-type="float">
            <text:p>1089766</text:p>
          </table:table-cell>
          <table:table-cell table:formula="of:=MIN([.N42:.AQ42])" office:value-type="float" office:value="1013709" calcext:value-type="float">
            <text:p>1013709</text:p>
          </table:table-cell>
          <table:table-cell table:formula="of:=ABS([.A42]-[.B42])" office:value-type="float" office:value="76057" calcext:value-type="float">
            <text:p>76057</text:p>
          </table:table-cell>
          <table:table-cell table:formula="of:=[.K42]" office:value-type="float" office:value="1076675" calcext:value-type="float">
            <text:p>10766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1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76675" calcext:value-type="float">
            <text:p>1076675</text:p>
          </table:table-cell>
          <table:table-cell office:value-type="float" office:value="1013709" calcext:value-type="float">
            <text:p>1013709</text:p>
          </table:table-cell>
          <table:table-cell office:value-type="float" office:value="1053371" calcext:value-type="float">
            <text:p>1053371</text:p>
          </table:table-cell>
          <table:table-cell office:value-type="float" office:value="1076675" calcext:value-type="float">
            <text:p>1076675</text:p>
          </table:table-cell>
          <table:table-cell office:value-type="float" office:value="1085693" calcext:value-type="float">
            <text:p>1085693</text:p>
          </table:table-cell>
          <table:table-cell office:value-type="float" office:value="1080494" calcext:value-type="float">
            <text:p>1080494</text:p>
          </table:table-cell>
          <table:table-cell office:value-type="float" office:value="1086633" calcext:value-type="float">
            <text:p>1086633</text:p>
          </table:table-cell>
          <table:table-cell office:value-type="float" office:value="1078493" calcext:value-type="float">
            <text:p>1078493</text:p>
          </table:table-cell>
          <table:table-cell office:value-type="float" office:value="1067676" calcext:value-type="float">
            <text:p>1067676</text:p>
          </table:table-cell>
          <table:table-cell office:value-type="float" office:value="1041747" calcext:value-type="float">
            <text:p>1041747</text:p>
          </table:table-cell>
          <table:table-cell office:value-type="float" office:value="1065826" calcext:value-type="float">
            <text:p>1065826</text:p>
          </table:table-cell>
          <table:table-cell office:value-type="float" office:value="1047711" calcext:value-type="float">
            <text:p>1047711</text:p>
          </table:table-cell>
          <table:table-cell office:value-type="float" office:value="1043065" calcext:value-type="float">
            <text:p>1043065</text:p>
          </table:table-cell>
          <table:table-cell office:value-type="float" office:value="1061405" calcext:value-type="float">
            <text:p>1061405</text:p>
          </table:table-cell>
          <table:table-cell office:value-type="float" office:value="1042611" calcext:value-type="float">
            <text:p>1042611</text:p>
          </table:table-cell>
          <table:table-cell office:value-type="float" office:value="1017014" calcext:value-type="float">
            <text:p>1017014</text:p>
          </table:table-cell>
          <table:table-cell office:value-type="float" office:value="1019849" calcext:value-type="float">
            <text:p>1019849</text:p>
          </table:table-cell>
          <table:table-cell office:value-type="float" office:value="1013709" calcext:value-type="float">
            <text:p>1013709</text:p>
          </table:table-cell>
          <table:table-cell office:value-type="float" office:value="1018709" calcext:value-type="float">
            <text:p>1018709</text:p>
          </table:table-cell>
          <table:table-cell office:value-type="float" office:value="1044279" calcext:value-type="float">
            <text:p>1044279</text:p>
          </table:table-cell>
          <table:table-cell office:value-type="float" office:value="1048632" calcext:value-type="float">
            <text:p>1048632</text:p>
          </table:table-cell>
          <table:table-cell office:value-type="float" office:value="1050133" calcext:value-type="float">
            <text:p>1050133</text:p>
          </table:table-cell>
          <table:table-cell office:value-type="float" office:value="1064272" calcext:value-type="float">
            <text:p>1064272</text:p>
          </table:table-cell>
          <table:table-cell office:value-type="float" office:value="1081084" calcext:value-type="float">
            <text:p>1081084</text:p>
          </table:table-cell>
          <table:table-cell office:value-type="float" office:value="1059458" calcext:value-type="float">
            <text:p>1059458</text:p>
          </table:table-cell>
          <table:table-cell office:value-type="float" office:value="1050409" calcext:value-type="float">
            <text:p>1050409</text:p>
          </table:table-cell>
          <table:table-cell office:value-type="float" office:value="1036812" calcext:value-type="float">
            <text:p>1036812</text:p>
          </table:table-cell>
          <table:table-cell office:value-type="float" office:value="1029461" calcext:value-type="float">
            <text:p>1029461</text:p>
          </table:table-cell>
          <table:table-cell office:value-type="float" office:value="1085137" calcext:value-type="float">
            <text:p>1085137</text:p>
          </table:table-cell>
          <table:table-cell office:value-type="float" office:value="1054697" calcext:value-type="float">
            <text:p>1054697</text:p>
          </table:table-cell>
          <table:table-cell office:value-type="float" office:value="1030416" calcext:value-type="float">
            <text:p>1030416</text:p>
          </table:table-cell>
          <table:table-cell office:value-type="float" office:value="1089766" calcext:value-type="float">
            <text:p>1089766</text:p>
          </table:table-cell>
          <table:table-cell office:value-type="float" office:value="1029290" calcext:value-type="float">
            <text:p>1029290</text:p>
          </table:table-cell>
          <table:table-cell office:value-type="float" office:value="31601156" calcext:value-type="float">
            <text:p>31601156</text:p>
          </table:table-cell>
          <table:table-cell office:value-type="string" calcext:value-type="string">
            <text:p>OK</text:p>
          </table:table-cell>
          <table:table-cell office:value-type="float" office:value="622623494" calcext:value-type="float">
            <text:p>622623494</text:p>
          </table:table-cell>
          <table:table-cell office:value-type="float" office:value="622573495" calcext:value-type="float">
            <text:p>622573495</text:p>
          </table:table-cell>
          <table:table-cell table:number-columns-repeated="2" office:value-type="float" office:value="1245146990" calcext:value-type="float">
            <text:p>1245146990</text:p>
          </table:table-cell>
        </table:table-row>
        <table:table-row table:style-name="ro1">
          <table:table-cell table:formula="of:=MAX([.N43:.AQ43])" office:value-type="float" office:value="1197674" calcext:value-type="float">
            <text:p>1197674</text:p>
          </table:table-cell>
          <table:table-cell table:formula="of:=MIN([.N43:.AQ43])" office:value-type="float" office:value="1011548" calcext:value-type="float">
            <text:p>1011548</text:p>
          </table:table-cell>
          <table:table-cell table:formula="of:=ABS([.A43]-[.B43])" office:value-type="float" office:value="186126" calcext:value-type="float">
            <text:p>186126</text:p>
          </table:table-cell>
          <table:table-cell table:formula="of:=[.K43]" office:value-type="float" office:value="1069682" calcext:value-type="float">
            <text:p>10696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2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69682" calcext:value-type="float">
            <text:p>1069682</text:p>
          </table:table-cell>
          <table:table-cell office:value-type="float" office:value="1011548" calcext:value-type="float">
            <text:p>1011548</text:p>
          </table:table-cell>
          <table:table-cell office:value-type="float" office:value="1076755" calcext:value-type="float">
            <text:p>1076755</text:p>
          </table:table-cell>
          <table:table-cell office:value-type="float" office:value="1069682" calcext:value-type="float">
            <text:p>1069682</text:p>
          </table:table-cell>
          <table:table-cell office:value-type="float" office:value="1065277" calcext:value-type="float">
            <text:p>1065277</text:p>
          </table:table-cell>
          <table:table-cell office:value-type="float" office:value="1050144" calcext:value-type="float">
            <text:p>1050144</text:p>
          </table:table-cell>
          <table:table-cell office:value-type="float" office:value="1056653" calcext:value-type="float">
            <text:p>1056653</text:p>
          </table:table-cell>
          <table:table-cell office:value-type="float" office:value="1071314" calcext:value-type="float">
            <text:p>1071314</text:p>
          </table:table-cell>
          <table:table-cell office:value-type="float" office:value="1027550" calcext:value-type="float">
            <text:p>1027550</text:p>
          </table:table-cell>
          <table:table-cell office:value-type="float" office:value="1035466" calcext:value-type="float">
            <text:p>1035466</text:p>
          </table:table-cell>
          <table:table-cell office:value-type="float" office:value="1065223" calcext:value-type="float">
            <text:p>1065223</text:p>
          </table:table-cell>
          <table:table-cell office:value-type="float" office:value="1067593" calcext:value-type="float">
            <text:p>1067593</text:p>
          </table:table-cell>
          <table:table-cell office:value-type="float" office:value="1053465" calcext:value-type="float">
            <text:p>1053465</text:p>
          </table:table-cell>
          <table:table-cell office:value-type="float" office:value="1036640" calcext:value-type="float">
            <text:p>1036640</text:p>
          </table:table-cell>
          <table:table-cell office:value-type="float" office:value="1046573" calcext:value-type="float">
            <text:p>1046573</text:p>
          </table:table-cell>
          <table:table-cell office:value-type="float" office:value="1081342" calcext:value-type="float">
            <text:p>1081342</text:p>
          </table:table-cell>
          <table:table-cell office:value-type="float" office:value="1078879" calcext:value-type="float">
            <text:p>1078879</text:p>
          </table:table-cell>
          <table:table-cell office:value-type="float" office:value="1072479" calcext:value-type="float">
            <text:p>1072479</text:p>
          </table:table-cell>
          <table:table-cell office:value-type="float" office:value="1106705" calcext:value-type="float">
            <text:p>1106705</text:p>
          </table:table-cell>
          <table:table-cell office:value-type="float" office:value="1166153" calcext:value-type="float">
            <text:p>1166153</text:p>
          </table:table-cell>
          <table:table-cell office:value-type="float" office:value="1137496" calcext:value-type="float">
            <text:p>1137496</text:p>
          </table:table-cell>
          <table:table-cell office:value-type="float" office:value="1128495" calcext:value-type="float">
            <text:p>1128495</text:p>
          </table:table-cell>
          <table:table-cell office:value-type="float" office:value="1156767" calcext:value-type="float">
            <text:p>1156767</text:p>
          </table:table-cell>
          <table:table-cell office:value-type="float" office:value="1055474" calcext:value-type="float">
            <text:p>1055474</text:p>
          </table:table-cell>
          <table:table-cell office:value-type="float" office:value="1064868" calcext:value-type="float">
            <text:p>1064868</text:p>
          </table:table-cell>
          <table:table-cell office:value-type="float" office:value="1090481" calcext:value-type="float">
            <text:p>1090481</text:p>
          </table:table-cell>
          <table:table-cell office:value-type="float" office:value="1197674" calcext:value-type="float">
            <text:p>1197674</text:p>
          </table:table-cell>
          <table:table-cell office:value-type="float" office:value="1134608" calcext:value-type="float">
            <text:p>1134608</text:p>
          </table:table-cell>
          <table:table-cell office:value-type="float" office:value="1051284" calcext:value-type="float">
            <text:p>1051284</text:p>
          </table:table-cell>
          <table:table-cell office:value-type="float" office:value="1046022" calcext:value-type="float">
            <text:p>1046022</text:p>
          </table:table-cell>
          <table:table-cell office:value-type="float" office:value="1033806" calcext:value-type="float">
            <text:p>1033806</text:p>
          </table:table-cell>
          <table:table-cell office:value-type="float" office:value="1011548" calcext:value-type="float">
            <text:p>1011548</text:p>
          </table:table-cell>
          <table:table-cell office:value-type="float" office:value="1042995" calcext:value-type="float">
            <text:p>1042995</text:p>
          </table:table-cell>
          <table:table-cell office:value-type="float" office:value="32302656" calcext:value-type="float">
            <text:p>32302656</text:p>
          </table:table-cell>
          <table:table-cell office:value-type="string" calcext:value-type="string">
            <text:p>OK</text:p>
          </table:table-cell>
          <table:table-cell office:value-type="float" office:value="625296589" calcext:value-type="float">
            <text:p>625296589</text:p>
          </table:table-cell>
          <table:table-cell office:value-type="float" office:value="625246590" calcext:value-type="float">
            <text:p>625246590</text:p>
          </table:table-cell>
          <table:table-cell table:number-columns-repeated="2" office:value-type="float" office:value="1250493180" calcext:value-type="float">
            <text:p>1250493180</text:p>
          </table:table-cell>
        </table:table-row>
        <table:table-row table:style-name="ro1">
          <table:table-cell table:formula="of:=MAX([.N44:.AQ44])" office:value-type="float" office:value="1236588" calcext:value-type="float">
            <text:p>1236588</text:p>
          </table:table-cell>
          <table:table-cell table:formula="of:=MIN([.N44:.AQ44])" office:value-type="float" office:value="1018504" calcext:value-type="float">
            <text:p>1018504</text:p>
          </table:table-cell>
          <table:table-cell table:formula="of:=ABS([.A44]-[.B44])" office:value-type="float" office:value="218084" calcext:value-type="float">
            <text:p>218084</text:p>
          </table:table-cell>
          <table:table-cell table:formula="of:=[.K44]" office:value-type="float" office:value="1061164" calcext:value-type="float">
            <text:p>10611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3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61164" calcext:value-type="float">
            <text:p>1061164</text:p>
          </table:table-cell>
          <table:table-cell office:value-type="float" office:value="1018504" calcext:value-type="float">
            <text:p>1018504</text:p>
          </table:table-cell>
          <table:table-cell office:value-type="float" office:value="1069637" calcext:value-type="float">
            <text:p>1069637</text:p>
          </table:table-cell>
          <table:table-cell office:value-type="float" office:value="1061164" calcext:value-type="float">
            <text:p>1061164</text:p>
          </table:table-cell>
          <table:table-cell office:value-type="float" office:value="1044456" calcext:value-type="float">
            <text:p>1044456</text:p>
          </table:table-cell>
          <table:table-cell office:value-type="float" office:value="1072956" calcext:value-type="float">
            <text:p>1072956</text:p>
          </table:table-cell>
          <table:table-cell office:value-type="float" office:value="1075034" calcext:value-type="float">
            <text:p>1075034</text:p>
          </table:table-cell>
          <table:table-cell office:value-type="float" office:value="1073182" calcext:value-type="float">
            <text:p>1073182</text:p>
          </table:table-cell>
          <table:table-cell office:value-type="float" office:value="1080532" calcext:value-type="float">
            <text:p>1080532</text:p>
          </table:table-cell>
          <table:table-cell office:value-type="float" office:value="1066398" calcext:value-type="float">
            <text:p>1066398</text:p>
          </table:table-cell>
          <table:table-cell office:value-type="float" office:value="1096799" calcext:value-type="float">
            <text:p>1096799</text:p>
          </table:table-cell>
          <table:table-cell office:value-type="float" office:value="1088728" calcext:value-type="float">
            <text:p>1088728</text:p>
          </table:table-cell>
          <table:table-cell office:value-type="float" office:value="1072376" calcext:value-type="float">
            <text:p>1072376</text:p>
          </table:table-cell>
          <table:table-cell office:value-type="float" office:value="1080545" calcext:value-type="float">
            <text:p>1080545</text:p>
          </table:table-cell>
          <table:table-cell office:value-type="float" office:value="1059414" calcext:value-type="float">
            <text:p>1059414</text:p>
          </table:table-cell>
          <table:table-cell office:value-type="float" office:value="1027305" calcext:value-type="float">
            <text:p>1027305</text:p>
          </table:table-cell>
          <table:table-cell office:value-type="float" office:value="1084063" calcext:value-type="float">
            <text:p>1084063</text:p>
          </table:table-cell>
          <table:table-cell office:value-type="float" office:value="1081217" calcext:value-type="float">
            <text:p>1081217</text:p>
          </table:table-cell>
          <table:table-cell office:value-type="float" office:value="1058899" calcext:value-type="float">
            <text:p>1058899</text:p>
          </table:table-cell>
          <table:table-cell office:value-type="float" office:value="1072483" calcext:value-type="float">
            <text:p>1072483</text:p>
          </table:table-cell>
          <table:table-cell office:value-type="float" office:value="1051186" calcext:value-type="float">
            <text:p>1051186</text:p>
          </table:table-cell>
          <table:table-cell office:value-type="float" office:value="1031606" calcext:value-type="float">
            <text:p>1031606</text:p>
          </table:table-cell>
          <table:table-cell office:value-type="float" office:value="1018504" calcext:value-type="float">
            <text:p>1018504</text:p>
          </table:table-cell>
          <table:table-cell office:value-type="float" office:value="1027881" calcext:value-type="float">
            <text:p>1027881</text:p>
          </table:table-cell>
          <table:table-cell office:value-type="float" office:value="1022966" calcext:value-type="float">
            <text:p>1022966</text:p>
          </table:table-cell>
          <table:table-cell office:value-type="float" office:value="1021291" calcext:value-type="float">
            <text:p>1021291</text:p>
          </table:table-cell>
          <table:table-cell office:value-type="float" office:value="1054939" calcext:value-type="float">
            <text:p>1054939</text:p>
          </table:table-cell>
          <table:table-cell office:value-type="float" office:value="1172381" calcext:value-type="float">
            <text:p>1172381</text:p>
          </table:table-cell>
          <table:table-cell office:value-type="float" office:value="1236588" calcext:value-type="float">
            <text:p>1236588</text:p>
          </table:table-cell>
          <table:table-cell office:value-type="float" office:value="1031923" calcext:value-type="float">
            <text:p>1031923</text:p>
          </table:table-cell>
          <table:table-cell office:value-type="float" office:value="1086095" calcext:value-type="float">
            <text:p>1086095</text:p>
          </table:table-cell>
          <table:table-cell office:value-type="float" office:value="1075885" calcext:value-type="float">
            <text:p>1075885</text:p>
          </table:table-cell>
          <table:table-cell office:value-type="float" office:value="1062316" calcext:value-type="float">
            <text:p>1062316</text:p>
          </table:table-cell>
          <table:table-cell office:value-type="float" office:value="32089112" calcext:value-type="float">
            <text:p>32089112</text:p>
          </table:table-cell>
          <table:table-cell office:value-type="string" calcext:value-type="string">
            <text:p>OK</text:p>
          </table:table-cell>
          <table:table-cell office:value-type="float" office:value="623650242" calcext:value-type="float">
            <text:p>623650242</text:p>
          </table:table-cell>
          <table:table-cell office:value-type="float" office:value="623600243" calcext:value-type="float">
            <text:p>623600243</text:p>
          </table:table-cell>
          <table:table-cell table:number-columns-repeated="2" office:value-type="float" office:value="1247200486" calcext:value-type="float">
            <text:p>1247200486</text:p>
          </table:table-cell>
        </table:table-row>
        <table:table-row table:style-name="ro1">
          <table:table-cell table:formula="of:=MAX([.N45:.AQ45])" office:value-type="float" office:value="1243836" calcext:value-type="float">
            <text:p>1243836</text:p>
          </table:table-cell>
          <table:table-cell table:formula="of:=MIN([.N45:.AQ45])" office:value-type="float" office:value="1025111" calcext:value-type="float">
            <text:p>1025111</text:p>
          </table:table-cell>
          <table:table-cell table:formula="of:=ABS([.A45]-[.B45])" office:value-type="float" office:value="218725" calcext:value-type="float">
            <text:p>218725</text:p>
          </table:table-cell>
          <table:table-cell table:formula="of:=[.K45]" office:value-type="float" office:value="1070073" calcext:value-type="float">
            <text:p>10700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4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70073" calcext:value-type="float">
            <text:p>1070073</text:p>
          </table:table-cell>
          <table:table-cell office:value-type="float" office:value="1025111" calcext:value-type="float">
            <text:p>1025111</text:p>
          </table:table-cell>
          <table:table-cell office:value-type="float" office:value="1077926" calcext:value-type="float">
            <text:p>1077926</text:p>
          </table:table-cell>
          <table:table-cell office:value-type="float" office:value="1070073" calcext:value-type="float">
            <text:p>1070073</text:p>
          </table:table-cell>
          <table:table-cell office:value-type="float" office:value="1143018" calcext:value-type="float">
            <text:p>1143018</text:p>
          </table:table-cell>
          <table:table-cell office:value-type="float" office:value="1243836" calcext:value-type="float">
            <text:p>1243836</text:p>
          </table:table-cell>
          <table:table-cell office:value-type="float" office:value="1093369" calcext:value-type="float">
            <text:p>1093369</text:p>
          </table:table-cell>
          <table:table-cell office:value-type="float" office:value="1113559" calcext:value-type="float">
            <text:p>1113559</text:p>
          </table:table-cell>
          <table:table-cell office:value-type="float" office:value="1058713" calcext:value-type="float">
            <text:p>1058713</text:p>
          </table:table-cell>
          <table:table-cell office:value-type="float" office:value="1059386" calcext:value-type="float">
            <text:p>1059386</text:p>
          </table:table-cell>
          <table:table-cell office:value-type="float" office:value="1058065" calcext:value-type="float">
            <text:p>1058065</text:p>
          </table:table-cell>
          <table:table-cell office:value-type="float" office:value="1169896" calcext:value-type="float">
            <text:p>1169896</text:p>
          </table:table-cell>
          <table:table-cell office:value-type="float" office:value="1104986" calcext:value-type="float">
            <text:p>1104986</text:p>
          </table:table-cell>
          <table:table-cell office:value-type="float" office:value="1045626" calcext:value-type="float">
            <text:p>1045626</text:p>
          </table:table-cell>
          <table:table-cell office:value-type="float" office:value="1073424" calcext:value-type="float">
            <text:p>1073424</text:p>
          </table:table-cell>
          <table:table-cell office:value-type="float" office:value="1095016" calcext:value-type="float">
            <text:p>1095016</text:p>
          </table:table-cell>
          <table:table-cell office:value-type="float" office:value="1062842" calcext:value-type="float">
            <text:p>1062842</text:p>
          </table:table-cell>
          <table:table-cell office:value-type="float" office:value="1061273" calcext:value-type="float">
            <text:p>1061273</text:p>
          </table:table-cell>
          <table:table-cell office:value-type="float" office:value="1080237" calcext:value-type="float">
            <text:p>1080237</text:p>
          </table:table-cell>
          <table:table-cell office:value-type="float" office:value="1045901" calcext:value-type="float">
            <text:p>1045901</text:p>
          </table:table-cell>
          <table:table-cell office:value-type="float" office:value="1033581" calcext:value-type="float">
            <text:p>1033581</text:p>
          </table:table-cell>
          <table:table-cell office:value-type="float" office:value="1025111" calcext:value-type="float">
            <text:p>1025111</text:p>
          </table:table-cell>
          <table:table-cell office:value-type="float" office:value="1053631" calcext:value-type="float">
            <text:p>1053631</text:p>
          </table:table-cell>
          <table:table-cell office:value-type="float" office:value="1047382" calcext:value-type="float">
            <text:p>1047382</text:p>
          </table:table-cell>
          <table:table-cell office:value-type="float" office:value="1072466" calcext:value-type="float">
            <text:p>1072466</text:p>
          </table:table-cell>
          <table:table-cell office:value-type="float" office:value="1047996" calcext:value-type="float">
            <text:p>1047996</text:p>
          </table:table-cell>
          <table:table-cell office:value-type="float" office:value="1041359" calcext:value-type="float">
            <text:p>1041359</text:p>
          </table:table-cell>
          <table:table-cell office:value-type="float" office:value="1080813" calcext:value-type="float">
            <text:p>1080813</text:p>
          </table:table-cell>
          <table:table-cell office:value-type="float" office:value="1064713" calcext:value-type="float">
            <text:p>1064713</text:p>
          </table:table-cell>
          <table:table-cell office:value-type="float" office:value="1080057" calcext:value-type="float">
            <text:p>1080057</text:p>
          </table:table-cell>
          <table:table-cell office:value-type="float" office:value="1098036" calcext:value-type="float">
            <text:p>1098036</text:p>
          </table:table-cell>
          <table:table-cell office:value-type="float" office:value="1047578" calcext:value-type="float">
            <text:p>1047578</text:p>
          </table:table-cell>
          <table:table-cell office:value-type="float" office:value="1065844" calcext:value-type="float">
            <text:p>1065844</text:p>
          </table:table-cell>
          <table:table-cell office:value-type="float" office:value="32337787" calcext:value-type="float">
            <text:p>32337787</text:p>
          </table:table-cell>
          <table:table-cell office:value-type="string" calcext:value-type="string">
            <text:p>OK</text:p>
          </table:table-cell>
          <table:table-cell office:value-type="float" office:value="622213620" calcext:value-type="float">
            <text:p>622213620</text:p>
          </table:table-cell>
          <table:table-cell office:value-type="float" office:value="622163621" calcext:value-type="float">
            <text:p>622163621</text:p>
          </table:table-cell>
          <table:table-cell table:number-columns-repeated="2" office:value-type="float" office:value="1244327242" calcext:value-type="float">
            <text:p>1244327242</text:p>
          </table:table-cell>
        </table:table-row>
        <table:table-row table:style-name="ro1">
          <table:table-cell table:formula="of:=MAX([.N46:.AQ46])" office:value-type="float" office:value="1105953" calcext:value-type="float">
            <text:p>1105953</text:p>
          </table:table-cell>
          <table:table-cell table:formula="of:=MIN([.N46:.AQ46])" office:value-type="float" office:value="1017314" calcext:value-type="float">
            <text:p>1017314</text:p>
          </table:table-cell>
          <table:table-cell table:formula="of:=ABS([.A46]-[.B46])" office:value-type="float" office:value="88639" calcext:value-type="float">
            <text:p>88639</text:p>
          </table:table-cell>
          <table:table-cell table:formula="of:=[.K46]" office:value-type="float" office:value="1033905" calcext:value-type="float">
            <text:p>10339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5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33905" calcext:value-type="float">
            <text:p>1033905</text:p>
          </table:table-cell>
          <table:table-cell office:value-type="float" office:value="1017314" calcext:value-type="float">
            <text:p>1017314</text:p>
          </table:table-cell>
          <table:table-cell office:value-type="float" office:value="1054371" calcext:value-type="float">
            <text:p>1054371</text:p>
          </table:table-cell>
          <table:table-cell office:value-type="float" office:value="1033905" calcext:value-type="float">
            <text:p>1033905</text:p>
          </table:table-cell>
          <table:table-cell office:value-type="float" office:value="1064636" calcext:value-type="float">
            <text:p>1064636</text:p>
          </table:table-cell>
          <table:table-cell office:value-type="float" office:value="1054472" calcext:value-type="float">
            <text:p>1054472</text:p>
          </table:table-cell>
          <table:table-cell office:value-type="float" office:value="1073314" calcext:value-type="float">
            <text:p>1073314</text:p>
          </table:table-cell>
          <table:table-cell office:value-type="float" office:value="1072436" calcext:value-type="float">
            <text:p>1072436</text:p>
          </table:table-cell>
          <table:table-cell office:value-type="float" office:value="1079547" calcext:value-type="float">
            <text:p>1079547</text:p>
          </table:table-cell>
          <table:table-cell office:value-type="float" office:value="1052555" calcext:value-type="float">
            <text:p>1052555</text:p>
          </table:table-cell>
          <table:table-cell office:value-type="float" office:value="1031932" calcext:value-type="float">
            <text:p>1031932</text:p>
          </table:table-cell>
          <table:table-cell office:value-type="float" office:value="1073521" calcext:value-type="float">
            <text:p>1073521</text:p>
          </table:table-cell>
          <table:table-cell office:value-type="float" office:value="1022656" calcext:value-type="float">
            <text:p>1022656</text:p>
          </table:table-cell>
          <table:table-cell office:value-type="float" office:value="1049028" calcext:value-type="float">
            <text:p>1049028</text:p>
          </table:table-cell>
          <table:table-cell office:value-type="float" office:value="1057798" calcext:value-type="float">
            <text:p>1057798</text:p>
          </table:table-cell>
          <table:table-cell office:value-type="float" office:value="1035231" calcext:value-type="float">
            <text:p>1035231</text:p>
          </table:table-cell>
          <table:table-cell office:value-type="float" office:value="1039764" calcext:value-type="float">
            <text:p>1039764</text:p>
          </table:table-cell>
          <table:table-cell office:value-type="float" office:value="1055829" calcext:value-type="float">
            <text:p>1055829</text:p>
          </table:table-cell>
          <table:table-cell office:value-type="float" office:value="1045725" calcext:value-type="float">
            <text:p>1045725</text:p>
          </table:table-cell>
          <table:table-cell office:value-type="float" office:value="1026645" calcext:value-type="float">
            <text:p>1026645</text:p>
          </table:table-cell>
          <table:table-cell office:value-type="float" office:value="1053138" calcext:value-type="float">
            <text:p>1053138</text:p>
          </table:table-cell>
          <table:table-cell office:value-type="float" office:value="1038270" calcext:value-type="float">
            <text:p>1038270</text:p>
          </table:table-cell>
          <table:table-cell office:value-type="float" office:value="1063773" calcext:value-type="float">
            <text:p>1063773</text:p>
          </table:table-cell>
          <table:table-cell office:value-type="float" office:value="1073132" calcext:value-type="float">
            <text:p>1073132</text:p>
          </table:table-cell>
          <table:table-cell office:value-type="float" office:value="1105953" calcext:value-type="float">
            <text:p>1105953</text:p>
          </table:table-cell>
          <table:table-cell office:value-type="float" office:value="1097629" calcext:value-type="float">
            <text:p>1097629</text:p>
          </table:table-cell>
          <table:table-cell office:value-type="float" office:value="1087245" calcext:value-type="float">
            <text:p>1087245</text:p>
          </table:table-cell>
          <table:table-cell office:value-type="float" office:value="1022809" calcext:value-type="float">
            <text:p>1022809</text:p>
          </table:table-cell>
          <table:table-cell office:value-type="float" office:value="1017314" calcext:value-type="float">
            <text:p>1017314</text:p>
          </table:table-cell>
          <table:table-cell office:value-type="float" office:value="1023702" calcext:value-type="float">
            <text:p>1023702</text:p>
          </table:table-cell>
          <table:table-cell office:value-type="float" office:value="1049224" calcext:value-type="float">
            <text:p>1049224</text:p>
          </table:table-cell>
          <table:table-cell office:value-type="float" office:value="1085870" calcext:value-type="float">
            <text:p>1085870</text:p>
          </table:table-cell>
          <table:table-cell office:value-type="float" office:value="1044090" calcext:value-type="float">
            <text:p>1044090</text:p>
          </table:table-cell>
          <table:table-cell office:value-type="float" office:value="31631143" calcext:value-type="float">
            <text:p>31631143</text:p>
          </table:table-cell>
          <table:table-cell office:value-type="string" calcext:value-type="string">
            <text:p>OK</text:p>
          </table:table-cell>
          <table:table-cell office:value-type="float" office:value="621840168" calcext:value-type="float">
            <text:p>621840168</text:p>
          </table:table-cell>
          <table:table-cell office:value-type="float" office:value="621790169" calcext:value-type="float">
            <text:p>621790169</text:p>
          </table:table-cell>
          <table:table-cell table:number-columns-repeated="2" office:value-type="float" office:value="1243580338" calcext:value-type="float">
            <text:p>1243580338</text:p>
          </table:table-cell>
        </table:table-row>
        <table:table-row table:style-name="ro1">
          <table:table-cell table:formula="of:=MAX([.N47:.AQ47])" office:value-type="float" office:value="1079001" calcext:value-type="float">
            <text:p>1079001</text:p>
          </table:table-cell>
          <table:table-cell table:formula="of:=MIN([.N47:.AQ47])" office:value-type="float" office:value="1016158" calcext:value-type="float">
            <text:p>1016158</text:p>
          </table:table-cell>
          <table:table-cell table:formula="of:=ABS([.A47]-[.B47])" office:value-type="float" office:value="62843" calcext:value-type="float">
            <text:p>62843</text:p>
          </table:table-cell>
          <table:table-cell table:formula="of:=[.K47]" office:value-type="float" office:value="1053618" calcext:value-type="float">
            <text:p>10536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6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53618" calcext:value-type="float">
            <text:p>1053618</text:p>
          </table:table-cell>
          <table:table-cell office:value-type="float" office:value="1016158" calcext:value-type="float">
            <text:p>1016158</text:p>
          </table:table-cell>
          <table:table-cell office:value-type="float" office:value="1032955" calcext:value-type="float">
            <text:p>1032955</text:p>
          </table:table-cell>
          <table:table-cell office:value-type="float" office:value="1053618" calcext:value-type="float">
            <text:p>1053618</text:p>
          </table:table-cell>
          <table:table-cell office:value-type="float" office:value="1020198" calcext:value-type="float">
            <text:p>1020198</text:p>
          </table:table-cell>
          <table:table-cell office:value-type="float" office:value="1079001" calcext:value-type="float">
            <text:p>1079001</text:p>
          </table:table-cell>
          <table:table-cell office:value-type="float" office:value="1056508" calcext:value-type="float">
            <text:p>1056508</text:p>
          </table:table-cell>
          <table:table-cell office:value-type="float" office:value="1059103" calcext:value-type="float">
            <text:p>1059103</text:p>
          </table:table-cell>
          <table:table-cell office:value-type="float" office:value="1043594" calcext:value-type="float">
            <text:p>1043594</text:p>
          </table:table-cell>
          <table:table-cell office:value-type="float" office:value="1029754" calcext:value-type="float">
            <text:p>1029754</text:p>
          </table:table-cell>
          <table:table-cell office:value-type="float" office:value="1017553" calcext:value-type="float">
            <text:p>1017553</text:p>
          </table:table-cell>
          <table:table-cell office:value-type="float" office:value="1022291" calcext:value-type="float">
            <text:p>1022291</text:p>
          </table:table-cell>
          <table:table-cell office:value-type="float" office:value="1024542" calcext:value-type="float">
            <text:p>1024542</text:p>
          </table:table-cell>
          <table:table-cell office:value-type="float" office:value="1027557" calcext:value-type="float">
            <text:p>1027557</text:p>
          </table:table-cell>
          <table:table-cell office:value-type="float" office:value="1020274" calcext:value-type="float">
            <text:p>1020274</text:p>
          </table:table-cell>
          <table:table-cell office:value-type="float" office:value="1018550" calcext:value-type="float">
            <text:p>1018550</text:p>
          </table:table-cell>
          <table:table-cell office:value-type="float" office:value="1028571" calcext:value-type="float">
            <text:p>1028571</text:p>
          </table:table-cell>
          <table:table-cell office:value-type="float" office:value="1029002" calcext:value-type="float">
            <text:p>1029002</text:p>
          </table:table-cell>
          <table:table-cell office:value-type="float" office:value="1018029" calcext:value-type="float">
            <text:p>1018029</text:p>
          </table:table-cell>
          <table:table-cell office:value-type="float" office:value="1033502" calcext:value-type="float">
            <text:p>1033502</text:p>
          </table:table-cell>
          <table:table-cell office:value-type="float" office:value="1051750" calcext:value-type="float">
            <text:p>1051750</text:p>
          </table:table-cell>
          <table:table-cell office:value-type="float" office:value="1034370" calcext:value-type="float">
            <text:p>1034370</text:p>
          </table:table-cell>
          <table:table-cell office:value-type="float" office:value="1029071" calcext:value-type="float">
            <text:p>1029071</text:p>
          </table:table-cell>
          <table:table-cell office:value-type="float" office:value="1016158" calcext:value-type="float">
            <text:p>1016158</text:p>
          </table:table-cell>
          <table:table-cell office:value-type="float" office:value="1016926" calcext:value-type="float">
            <text:p>1016926</text:p>
          </table:table-cell>
          <table:table-cell office:value-type="float" office:value="1017066" calcext:value-type="float">
            <text:p>1017066</text:p>
          </table:table-cell>
          <table:table-cell office:value-type="float" office:value="1022487" calcext:value-type="float">
            <text:p>1022487</text:p>
          </table:table-cell>
          <table:table-cell office:value-type="float" office:value="1021195" calcext:value-type="float">
            <text:p>1021195</text:p>
          </table:table-cell>
          <table:table-cell office:value-type="float" office:value="1018720" calcext:value-type="float">
            <text:p>1018720</text:p>
          </table:table-cell>
          <table:table-cell office:value-type="float" office:value="1057152" calcext:value-type="float">
            <text:p>1057152</text:p>
          </table:table-cell>
          <table:table-cell office:value-type="float" office:value="1026511" calcext:value-type="float">
            <text:p>1026511</text:p>
          </table:table-cell>
          <table:table-cell office:value-type="float" office:value="1045728" calcext:value-type="float">
            <text:p>1045728</text:p>
          </table:table-cell>
          <table:table-cell office:value-type="float" office:value="1049871" calcext:value-type="float">
            <text:p>1049871</text:p>
          </table:table-cell>
          <table:table-cell office:value-type="float" office:value="30988652" calcext:value-type="float">
            <text:p>30988652</text:p>
          </table:table-cell>
          <table:table-cell office:value-type="string" calcext:value-type="string">
            <text:p>OK</text:p>
          </table:table-cell>
          <table:table-cell office:value-type="float" office:value="624527486" calcext:value-type="float">
            <text:p>624527486</text:p>
          </table:table-cell>
          <table:table-cell office:value-type="float" office:value="624477487" calcext:value-type="float">
            <text:p>624477487</text:p>
          </table:table-cell>
          <table:table-cell table:number-columns-repeated="2" office:value-type="float" office:value="1248954974" calcext:value-type="float">
            <text:p>1248954974</text:p>
          </table:table-cell>
        </table:table-row>
        <table:table-row table:style-name="ro1">
          <table:table-cell table:formula="of:=MAX([.N48:.AQ48])" office:value-type="float" office:value="1117255" calcext:value-type="float">
            <text:p>1117255</text:p>
          </table:table-cell>
          <table:table-cell table:formula="of:=MIN([.N48:.AQ48])" office:value-type="float" office:value="1013220" calcext:value-type="float">
            <text:p>1013220</text:p>
          </table:table-cell>
          <table:table-cell table:formula="of:=ABS([.A48]-[.B48])" office:value-type="float" office:value="104035" calcext:value-type="float">
            <text:p>104035</text:p>
          </table:table-cell>
          <table:table-cell table:formula="of:=[.K48]" office:value-type="float" office:value="1076752" calcext:value-type="float">
            <text:p>10767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7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76752" calcext:value-type="float">
            <text:p>1076752</text:p>
          </table:table-cell>
          <table:table-cell office:value-type="float" office:value="1013220" calcext:value-type="float">
            <text:p>1013220</text:p>
          </table:table-cell>
          <table:table-cell office:value-type="float" office:value="1048511" calcext:value-type="float">
            <text:p>1048511</text:p>
          </table:table-cell>
          <table:table-cell office:value-type="float" office:value="1076752" calcext:value-type="float">
            <text:p>1076752</text:p>
          </table:table-cell>
          <table:table-cell office:value-type="float" office:value="1090507" calcext:value-type="float">
            <text:p>1090507</text:p>
          </table:table-cell>
          <table:table-cell office:value-type="float" office:value="1050770" calcext:value-type="float">
            <text:p>1050770</text:p>
          </table:table-cell>
          <table:table-cell office:value-type="float" office:value="1066143" calcext:value-type="float">
            <text:p>1066143</text:p>
          </table:table-cell>
          <table:table-cell office:value-type="float" office:value="1071892" calcext:value-type="float">
            <text:p>1071892</text:p>
          </table:table-cell>
          <table:table-cell office:value-type="float" office:value="1046894" calcext:value-type="float">
            <text:p>1046894</text:p>
          </table:table-cell>
          <table:table-cell office:value-type="float" office:value="1034917" calcext:value-type="float">
            <text:p>1034917</text:p>
          </table:table-cell>
          <table:table-cell office:value-type="float" office:value="1049783" calcext:value-type="float">
            <text:p>1049783</text:p>
          </table:table-cell>
          <table:table-cell office:value-type="float" office:value="1049035" calcext:value-type="float">
            <text:p>1049035</text:p>
          </table:table-cell>
          <table:table-cell office:value-type="float" office:value="1043214" calcext:value-type="float">
            <text:p>1043214</text:p>
          </table:table-cell>
          <table:table-cell office:value-type="float" office:value="1055127" calcext:value-type="float">
            <text:p>1055127</text:p>
          </table:table-cell>
          <table:table-cell office:value-type="float" office:value="1067835" calcext:value-type="float">
            <text:p>1067835</text:p>
          </table:table-cell>
          <table:table-cell office:value-type="float" office:value="1048605" calcext:value-type="float">
            <text:p>1048605</text:p>
          </table:table-cell>
          <table:table-cell office:value-type="float" office:value="1049509" calcext:value-type="float">
            <text:p>1049509</text:p>
          </table:table-cell>
          <table:table-cell office:value-type="float" office:value="1033048" calcext:value-type="float">
            <text:p>1033048</text:p>
          </table:table-cell>
          <table:table-cell office:value-type="float" office:value="1036332" calcext:value-type="float">
            <text:p>1036332</text:p>
          </table:table-cell>
          <table:table-cell office:value-type="float" office:value="1024992" calcext:value-type="float">
            <text:p>1024992</text:p>
          </table:table-cell>
          <table:table-cell office:value-type="float" office:value="1028041" calcext:value-type="float">
            <text:p>1028041</text:p>
          </table:table-cell>
          <table:table-cell office:value-type="float" office:value="1037815" calcext:value-type="float">
            <text:p>1037815</text:p>
          </table:table-cell>
          <table:table-cell office:value-type="float" office:value="1070928" calcext:value-type="float">
            <text:p>1070928</text:p>
          </table:table-cell>
          <table:table-cell office:value-type="float" office:value="1117255" calcext:value-type="float">
            <text:p>1117255</text:p>
          </table:table-cell>
          <table:table-cell office:value-type="float" office:value="1062874" calcext:value-type="float">
            <text:p>1062874</text:p>
          </table:table-cell>
          <table:table-cell office:value-type="float" office:value="1030471" calcext:value-type="float">
            <text:p>1030471</text:p>
          </table:table-cell>
          <table:table-cell office:value-type="float" office:value="1053624" calcext:value-type="float">
            <text:p>1053624</text:p>
          </table:table-cell>
          <table:table-cell office:value-type="float" office:value="1046113" calcext:value-type="float">
            <text:p>1046113</text:p>
          </table:table-cell>
          <table:table-cell office:value-type="float" office:value="1013220" calcext:value-type="float">
            <text:p>1013220</text:p>
          </table:table-cell>
          <table:table-cell office:value-type="float" office:value="1017341" calcext:value-type="float">
            <text:p>1017341</text:p>
          </table:table-cell>
          <table:table-cell office:value-type="float" office:value="1013590" calcext:value-type="float">
            <text:p>1013590</text:p>
          </table:table-cell>
          <table:table-cell office:value-type="float" office:value="1039437" calcext:value-type="float">
            <text:p>1039437</text:p>
          </table:table-cell>
          <table:table-cell office:value-type="float" office:value="1029274" calcext:value-type="float">
            <text:p>1029274</text:p>
          </table:table-cell>
          <table:table-cell office:value-type="float" office:value="31455338" calcext:value-type="float">
            <text:p>31455338</text:p>
          </table:table-cell>
          <table:table-cell office:value-type="string" calcext:value-type="string">
            <text:p>OK</text:p>
          </table:table-cell>
          <table:table-cell office:value-type="float" office:value="625964914" calcext:value-type="float">
            <text:p>625964914</text:p>
          </table:table-cell>
          <table:table-cell office:value-type="float" office:value="625914915" calcext:value-type="float">
            <text:p>625914915</text:p>
          </table:table-cell>
          <table:table-cell table:number-columns-repeated="2" office:value-type="float" office:value="1251829830" calcext:value-type="float">
            <text:p>1251829830</text:p>
          </table:table-cell>
        </table:table-row>
        <table:table-row table:style-name="ro1">
          <table:table-cell table:formula="of:=MAX([.N49:.AQ49])" office:value-type="float" office:value="1067640" calcext:value-type="float">
            <text:p>1067640</text:p>
          </table:table-cell>
          <table:table-cell table:formula="of:=MIN([.N49:.AQ49])" office:value-type="float" office:value="1013753" calcext:value-type="float">
            <text:p>1013753</text:p>
          </table:table-cell>
          <table:table-cell table:formula="of:=ABS([.A49]-[.B49])" office:value-type="float" office:value="53887" calcext:value-type="float">
            <text:p>53887</text:p>
          </table:table-cell>
          <table:table-cell table:formula="of:=[.K49]" office:value-type="float" office:value="1015136" calcext:value-type="float">
            <text:p>10151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8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5136" calcext:value-type="float">
            <text:p>1015136</text:p>
          </table:table-cell>
          <table:table-cell office:value-type="float" office:value="1013753" calcext:value-type="float">
            <text:p>1013753</text:p>
          </table:table-cell>
          <table:table-cell office:value-type="float" office:value="1033220" calcext:value-type="float">
            <text:p>1033220</text:p>
          </table:table-cell>
          <table:table-cell office:value-type="float" office:value="1015136" calcext:value-type="float">
            <text:p>1015136</text:p>
          </table:table-cell>
          <table:table-cell office:value-type="float" office:value="1020080" calcext:value-type="float">
            <text:p>1020080</text:p>
          </table:table-cell>
          <table:table-cell office:value-type="float" office:value="1053675" calcext:value-type="float">
            <text:p>1053675</text:p>
          </table:table-cell>
          <table:table-cell office:value-type="float" office:value="1049834" calcext:value-type="float">
            <text:p>1049834</text:p>
          </table:table-cell>
          <table:table-cell office:value-type="float" office:value="1046308" calcext:value-type="float">
            <text:p>1046308</text:p>
          </table:table-cell>
          <table:table-cell office:value-type="float" office:value="1063227" calcext:value-type="float">
            <text:p>1063227</text:p>
          </table:table-cell>
          <table:table-cell office:value-type="float" office:value="1029722" calcext:value-type="float">
            <text:p>1029722</text:p>
          </table:table-cell>
          <table:table-cell office:value-type="float" office:value="1021884" calcext:value-type="float">
            <text:p>1021884</text:p>
          </table:table-cell>
          <table:table-cell office:value-type="float" office:value="1030192" calcext:value-type="float">
            <text:p>1030192</text:p>
          </table:table-cell>
          <table:table-cell office:value-type="float" office:value="1016078" calcext:value-type="float">
            <text:p>1016078</text:p>
          </table:table-cell>
          <table:table-cell office:value-type="float" office:value="1067067" calcext:value-type="float">
            <text:p>1067067</text:p>
          </table:table-cell>
          <table:table-cell office:value-type="float" office:value="1060015" calcext:value-type="float">
            <text:p>1060015</text:p>
          </table:table-cell>
          <table:table-cell office:value-type="float" office:value="1058618" calcext:value-type="float">
            <text:p>1058618</text:p>
          </table:table-cell>
          <table:table-cell office:value-type="float" office:value="1042618" calcext:value-type="float">
            <text:p>1042618</text:p>
          </table:table-cell>
          <table:table-cell office:value-type="float" office:value="1033322" calcext:value-type="float">
            <text:p>1033322</text:p>
          </table:table-cell>
          <table:table-cell office:value-type="float" office:value="1031833" calcext:value-type="float">
            <text:p>1031833</text:p>
          </table:table-cell>
          <table:table-cell office:value-type="float" office:value="1050440" calcext:value-type="float">
            <text:p>1050440</text:p>
          </table:table-cell>
          <table:table-cell office:value-type="float" office:value="1022378" calcext:value-type="float">
            <text:p>1022378</text:p>
          </table:table-cell>
          <table:table-cell office:value-type="float" office:value="1067640" calcext:value-type="float">
            <text:p>1067640</text:p>
          </table:table-cell>
          <table:table-cell office:value-type="float" office:value="1030650" calcext:value-type="float">
            <text:p>1030650</text:p>
          </table:table-cell>
          <table:table-cell office:value-type="float" office:value="1013753" calcext:value-type="float">
            <text:p>1013753</text:p>
          </table:table-cell>
          <table:table-cell office:value-type="float" office:value="1024518" calcext:value-type="float">
            <text:p>1024518</text:p>
          </table:table-cell>
          <table:table-cell office:value-type="float" office:value="1022045" calcext:value-type="float">
            <text:p>1022045</text:p>
          </table:table-cell>
          <table:table-cell office:value-type="float" office:value="1022843" calcext:value-type="float">
            <text:p>1022843</text:p>
          </table:table-cell>
          <table:table-cell office:value-type="float" office:value="1017418" calcext:value-type="float">
            <text:p>1017418</text:p>
          </table:table-cell>
          <table:table-cell office:value-type="float" office:value="1020155" calcext:value-type="float">
            <text:p>1020155</text:p>
          </table:table-cell>
          <table:table-cell office:value-type="float" office:value="1014849" calcext:value-type="float">
            <text:p>1014849</text:p>
          </table:table-cell>
          <table:table-cell office:value-type="float" office:value="1015484" calcext:value-type="float">
            <text:p>1015484</text:p>
          </table:table-cell>
          <table:table-cell office:value-type="float" office:value="1020497" calcext:value-type="float">
            <text:p>1020497</text:p>
          </table:table-cell>
          <table:table-cell office:value-type="float" office:value="1014330" calcext:value-type="float">
            <text:p>1014330</text:p>
          </table:table-cell>
          <table:table-cell office:value-type="float" office:value="30996609" calcext:value-type="float">
            <text:p>30996609</text:p>
          </table:table-cell>
          <table:table-cell office:value-type="string" calcext:value-type="string">
            <text:p>OK</text:p>
          </table:table-cell>
          <table:table-cell office:value-type="float" office:value="623730341" calcext:value-type="float">
            <text:p>623730341</text:p>
          </table:table-cell>
          <table:table-cell office:value-type="float" office:value="623680342" calcext:value-type="float">
            <text:p>623680342</text:p>
          </table:table-cell>
          <table:table-cell table:number-columns-repeated="2" office:value-type="float" office:value="1247360684" calcext:value-type="float">
            <text:p>1247360684</text:p>
          </table:table-cell>
        </table:table-row>
        <table:table-row table:style-name="ro1">
          <table:table-cell table:formula="of:=MAX([.N50:.AQ50])" office:value-type="float" office:value="1115743" calcext:value-type="float">
            <text:p>1115743</text:p>
          </table:table-cell>
          <table:table-cell table:formula="of:=MIN([.N50:.AQ50])" office:value-type="float" office:value="995826" calcext:value-type="float">
            <text:p>995826</text:p>
          </table:table-cell>
          <table:table-cell table:formula="of:=ABS([.A50]-[.B50])" office:value-type="float" office:value="119917" calcext:value-type="float">
            <text:p>119917</text:p>
          </table:table-cell>
          <table:table-cell table:formula="of:=[.K50]" office:value-type="float" office:value="1003941" calcext:value-type="float">
            <text:p>100394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49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03941" calcext:value-type="float">
            <text:p>1003941</text:p>
          </table:table-cell>
          <table:table-cell office:value-type="float" office:value="995826" calcext:value-type="float">
            <text:p>995826</text:p>
          </table:table-cell>
          <table:table-cell office:value-type="float" office:value="1043322" calcext:value-type="float">
            <text:p>1043322</text:p>
          </table:table-cell>
          <table:table-cell office:value-type="float" office:value="1003941" calcext:value-type="float">
            <text:p>1003941</text:p>
          </table:table-cell>
          <table:table-cell office:value-type="float" office:value="995826" calcext:value-type="float">
            <text:p>995826</text:p>
          </table:table-cell>
          <table:table-cell office:value-type="float" office:value="1012375" calcext:value-type="float">
            <text:p>1012375</text:p>
          </table:table-cell>
          <table:table-cell office:value-type="float" office:value="1019427" calcext:value-type="float">
            <text:p>1019427</text:p>
          </table:table-cell>
          <table:table-cell office:value-type="float" office:value="1017227" calcext:value-type="float">
            <text:p>1017227</text:p>
          </table:table-cell>
          <table:table-cell office:value-type="float" office:value="1014706" calcext:value-type="float">
            <text:p>1014706</text:p>
          </table:table-cell>
          <table:table-cell office:value-type="float" office:value="1014875" calcext:value-type="float">
            <text:p>1014875</text:p>
          </table:table-cell>
          <table:table-cell office:value-type="float" office:value="1045046" calcext:value-type="float">
            <text:p>1045046</text:p>
          </table:table-cell>
          <table:table-cell office:value-type="float" office:value="1017773" calcext:value-type="float">
            <text:p>1017773</text:p>
          </table:table-cell>
          <table:table-cell office:value-type="float" office:value="1022065" calcext:value-type="float">
            <text:p>1022065</text:p>
          </table:table-cell>
          <table:table-cell office:value-type="float" office:value="1015733" calcext:value-type="float">
            <text:p>1015733</text:p>
          </table:table-cell>
          <table:table-cell office:value-type="float" office:value="1039147" calcext:value-type="float">
            <text:p>1039147</text:p>
          </table:table-cell>
          <table:table-cell office:value-type="float" office:value="1043923" calcext:value-type="float">
            <text:p>1043923</text:p>
          </table:table-cell>
          <table:table-cell office:value-type="float" office:value="1056289" calcext:value-type="float">
            <text:p>1056289</text:p>
          </table:table-cell>
          <table:table-cell office:value-type="float" office:value="1048907" calcext:value-type="float">
            <text:p>1048907</text:p>
          </table:table-cell>
          <table:table-cell office:value-type="float" office:value="1019991" calcext:value-type="float">
            <text:p>1019991</text:p>
          </table:table-cell>
          <table:table-cell office:value-type="float" office:value="1078680" calcext:value-type="float">
            <text:p>1078680</text:p>
          </table:table-cell>
          <table:table-cell office:value-type="float" office:value="1064604" calcext:value-type="float">
            <text:p>1064604</text:p>
          </table:table-cell>
          <table:table-cell office:value-type="float" office:value="1101441" calcext:value-type="float">
            <text:p>1101441</text:p>
          </table:table-cell>
          <table:table-cell office:value-type="float" office:value="1054444" calcext:value-type="float">
            <text:p>1054444</text:p>
          </table:table-cell>
          <table:table-cell office:value-type="float" office:value="1037081" calcext:value-type="float">
            <text:p>1037081</text:p>
          </table:table-cell>
          <table:table-cell office:value-type="float" office:value="1033212" calcext:value-type="float">
            <text:p>1033212</text:p>
          </table:table-cell>
          <table:table-cell office:value-type="float" office:value="1056662" calcext:value-type="float">
            <text:p>1056662</text:p>
          </table:table-cell>
          <table:table-cell office:value-type="float" office:value="1092525" calcext:value-type="float">
            <text:p>1092525</text:p>
          </table:table-cell>
          <table:table-cell office:value-type="float" office:value="1085049" calcext:value-type="float">
            <text:p>1085049</text:p>
          </table:table-cell>
          <table:table-cell office:value-type="float" office:value="1115743" calcext:value-type="float">
            <text:p>1115743</text:p>
          </table:table-cell>
          <table:table-cell office:value-type="float" office:value="1078617" calcext:value-type="float">
            <text:p>1078617</text:p>
          </table:table-cell>
          <table:table-cell office:value-type="float" office:value="1065866" calcext:value-type="float">
            <text:p>1065866</text:p>
          </table:table-cell>
          <table:table-cell office:value-type="float" office:value="1029636" calcext:value-type="float">
            <text:p>1029636</text:p>
          </table:table-cell>
          <table:table-cell office:value-type="float" office:value="1018854" calcext:value-type="float">
            <text:p>1018854</text:p>
          </table:table-cell>
          <table:table-cell office:value-type="float" office:value="31299665" calcext:value-type="float">
            <text:p>31299665</text:p>
          </table:table-cell>
          <table:table-cell office:value-type="string" calcext:value-type="string">
            <text:p>OK</text:p>
          </table:table-cell>
          <table:table-cell office:value-type="float" office:value="625713422" calcext:value-type="float">
            <text:p>625713422</text:p>
          </table:table-cell>
          <table:table-cell office:value-type="float" office:value="625663423" calcext:value-type="float">
            <text:p>625663423</text:p>
          </table:table-cell>
          <table:table-cell table:number-columns-repeated="2" office:value-type="float" office:value="1251326846" calcext:value-type="float">
            <text:p>1251326846</text:p>
          </table:table-cell>
        </table:table-row>
        <table:table-row table:style-name="ro1">
          <table:table-cell table:formula="of:=MAX([.N51:.AQ51])" office:value-type="float" office:value="1110776" calcext:value-type="float">
            <text:p>1110776</text:p>
          </table:table-cell>
          <table:table-cell table:formula="of:=MIN([.N51:.AQ51])" office:value-type="float" office:value="1015109" calcext:value-type="float">
            <text:p>1015109</text:p>
          </table:table-cell>
          <table:table-cell table:formula="of:=ABS([.A51]-[.B51])" office:value-type="float" office:value="95667" calcext:value-type="float">
            <text:p>95667</text:p>
          </table:table-cell>
          <table:table-cell table:formula="of:=[.K51]" office:value-type="float" office:value="1032503" calcext:value-type="float">
            <text:p>10325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0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32503" calcext:value-type="float">
            <text:p>1032503</text:p>
          </table:table-cell>
          <table:table-cell office:value-type="float" office:value="1015109" calcext:value-type="float">
            <text:p>1015109</text:p>
          </table:table-cell>
          <table:table-cell office:value-type="float" office:value="1040566" calcext:value-type="float">
            <text:p>1040566</text:p>
          </table:table-cell>
          <table:table-cell office:value-type="float" office:value="1032503" calcext:value-type="float">
            <text:p>1032503</text:p>
          </table:table-cell>
          <table:table-cell office:value-type="float" office:value="1020458" calcext:value-type="float">
            <text:p>1020458</text:p>
          </table:table-cell>
          <table:table-cell office:value-type="float" office:value="1070841" calcext:value-type="float">
            <text:p>1070841</text:p>
          </table:table-cell>
          <table:table-cell office:value-type="float" office:value="1110776" calcext:value-type="float">
            <text:p>1110776</text:p>
          </table:table-cell>
          <table:table-cell office:value-type="float" office:value="1107161" calcext:value-type="float">
            <text:p>1107161</text:p>
          </table:table-cell>
          <table:table-cell office:value-type="float" office:value="1066507" calcext:value-type="float">
            <text:p>1066507</text:p>
          </table:table-cell>
          <table:table-cell office:value-type="float" office:value="1049499" calcext:value-type="float">
            <text:p>1049499</text:p>
          </table:table-cell>
          <table:table-cell office:value-type="float" office:value="1072165" calcext:value-type="float">
            <text:p>1072165</text:p>
          </table:table-cell>
          <table:table-cell office:value-type="float" office:value="1047575" calcext:value-type="float">
            <text:p>1047575</text:p>
          </table:table-cell>
          <table:table-cell office:value-type="float" office:value="1031168" calcext:value-type="float">
            <text:p>1031168</text:p>
          </table:table-cell>
          <table:table-cell office:value-type="float" office:value="1017195" calcext:value-type="float">
            <text:p>1017195</text:p>
          </table:table-cell>
          <table:table-cell office:value-type="float" office:value="1018916" calcext:value-type="float">
            <text:p>1018916</text:p>
          </table:table-cell>
          <table:table-cell office:value-type="float" office:value="1032638" calcext:value-type="float">
            <text:p>1032638</text:p>
          </table:table-cell>
          <table:table-cell office:value-type="float" office:value="1025249" calcext:value-type="float">
            <text:p>1025249</text:p>
          </table:table-cell>
          <table:table-cell office:value-type="float" office:value="1021126" calcext:value-type="float">
            <text:p>1021126</text:p>
          </table:table-cell>
          <table:table-cell office:value-type="float" office:value="1027213" calcext:value-type="float">
            <text:p>1027213</text:p>
          </table:table-cell>
          <table:table-cell office:value-type="float" office:value="1049620" calcext:value-type="float">
            <text:p>1049620</text:p>
          </table:table-cell>
          <table:table-cell office:value-type="float" office:value="1032440" calcext:value-type="float">
            <text:p>1032440</text:p>
          </table:table-cell>
          <table:table-cell office:value-type="float" office:value="1041476" calcext:value-type="float">
            <text:p>1041476</text:p>
          </table:table-cell>
          <table:table-cell office:value-type="float" office:value="1022932" calcext:value-type="float">
            <text:p>1022932</text:p>
          </table:table-cell>
          <table:table-cell office:value-type="float" office:value="1035005" calcext:value-type="float">
            <text:p>1035005</text:p>
          </table:table-cell>
          <table:table-cell office:value-type="float" office:value="1057228" calcext:value-type="float">
            <text:p>1057228</text:p>
          </table:table-cell>
          <table:table-cell office:value-type="float" office:value="1026687" calcext:value-type="float">
            <text:p>1026687</text:p>
          </table:table-cell>
          <table:table-cell office:value-type="float" office:value="1015936" calcext:value-type="float">
            <text:p>1015936</text:p>
          </table:table-cell>
          <table:table-cell office:value-type="float" office:value="1018665" calcext:value-type="float">
            <text:p>1018665</text:p>
          </table:table-cell>
          <table:table-cell office:value-type="float" office:value="1021901" calcext:value-type="float">
            <text:p>1021901</text:p>
          </table:table-cell>
          <table:table-cell office:value-type="float" office:value="1015674" calcext:value-type="float">
            <text:p>1015674</text:p>
          </table:table-cell>
          <table:table-cell office:value-type="float" office:value="1015109" calcext:value-type="float">
            <text:p>1015109</text:p>
          </table:table-cell>
          <table:table-cell office:value-type="float" office:value="1047745" calcext:value-type="float">
            <text:p>1047745</text:p>
          </table:table-cell>
          <table:table-cell office:value-type="float" office:value="1065582" calcext:value-type="float">
            <text:p>1065582</text:p>
          </table:table-cell>
          <table:table-cell office:value-type="float" office:value="31216990" calcext:value-type="float">
            <text:p>31216990</text:p>
          </table:table-cell>
          <table:table-cell office:value-type="string" calcext:value-type="string">
            <text:p>OK</text:p>
          </table:table-cell>
          <table:table-cell office:value-type="float" office:value="625508112" calcext:value-type="float">
            <text:p>625508112</text:p>
          </table:table-cell>
          <table:table-cell office:value-type="float" office:value="625458113" calcext:value-type="float">
            <text:p>625458113</text:p>
          </table:table-cell>
          <table:table-cell table:number-columns-repeated="2" office:value-type="float" office:value="1250916226" calcext:value-type="float">
            <text:p>1250916226</text:p>
          </table:table-cell>
        </table:table-row>
        <table:table-row table:style-name="ro1">
          <table:table-cell table:formula="of:=MAX([.N52:.AQ52])" office:value-type="float" office:value="1070778" calcext:value-type="float">
            <text:p>1070778</text:p>
          </table:table-cell>
          <table:table-cell table:formula="of:=MIN([.N52:.AQ52])" office:value-type="float" office:value="1014344" calcext:value-type="float">
            <text:p>1014344</text:p>
          </table:table-cell>
          <table:table-cell table:formula="of:=ABS([.A52]-[.B52])" office:value-type="float" office:value="56434" calcext:value-type="float">
            <text:p>56434</text:p>
          </table:table-cell>
          <table:table-cell table:formula="of:=[.K52]" office:value-type="float" office:value="1032131" calcext:value-type="float">
            <text:p>103213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1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32131" calcext:value-type="float">
            <text:p>1032131</text:p>
          </table:table-cell>
          <table:table-cell office:value-type="float" office:value="1014344" calcext:value-type="float">
            <text:p>1014344</text:p>
          </table:table-cell>
          <table:table-cell office:value-type="float" office:value="1037658" calcext:value-type="float">
            <text:p>1037658</text:p>
          </table:table-cell>
          <table:table-cell office:value-type="float" office:value="1032131" calcext:value-type="float">
            <text:p>1032131</text:p>
          </table:table-cell>
          <table:table-cell office:value-type="float" office:value="1037950" calcext:value-type="float">
            <text:p>1037950</text:p>
          </table:table-cell>
          <table:table-cell office:value-type="float" office:value="1043344" calcext:value-type="float">
            <text:p>1043344</text:p>
          </table:table-cell>
          <table:table-cell office:value-type="float" office:value="1047639" calcext:value-type="float">
            <text:p>1047639</text:p>
          </table:table-cell>
          <table:table-cell office:value-type="float" office:value="1027255" calcext:value-type="float">
            <text:p>1027255</text:p>
          </table:table-cell>
          <table:table-cell office:value-type="float" office:value="1036747" calcext:value-type="float">
            <text:p>1036747</text:p>
          </table:table-cell>
          <table:table-cell office:value-type="float" office:value="1046302" calcext:value-type="float">
            <text:p>1046302</text:p>
          </table:table-cell>
          <table:table-cell office:value-type="float" office:value="1031742" calcext:value-type="float">
            <text:p>1031742</text:p>
          </table:table-cell>
          <table:table-cell office:value-type="float" office:value="1015627" calcext:value-type="float">
            <text:p>1015627</text:p>
          </table:table-cell>
          <table:table-cell office:value-type="float" office:value="1029153" calcext:value-type="float">
            <text:p>1029153</text:p>
          </table:table-cell>
          <table:table-cell office:value-type="float" office:value="1026919" calcext:value-type="float">
            <text:p>1026919</text:p>
          </table:table-cell>
          <table:table-cell office:value-type="float" office:value="1070778" calcext:value-type="float">
            <text:p>1070778</text:p>
          </table:table-cell>
          <table:table-cell office:value-type="float" office:value="1062222" calcext:value-type="float">
            <text:p>1062222</text:p>
          </table:table-cell>
          <table:table-cell office:value-type="float" office:value="1035125" calcext:value-type="float">
            <text:p>1035125</text:p>
          </table:table-cell>
          <table:table-cell office:value-type="float" office:value="1034731" calcext:value-type="float">
            <text:p>1034731</text:p>
          </table:table-cell>
          <table:table-cell office:value-type="float" office:value="1034869" calcext:value-type="float">
            <text:p>1034869</text:p>
          </table:table-cell>
          <table:table-cell office:value-type="float" office:value="1045690" calcext:value-type="float">
            <text:p>1045690</text:p>
          </table:table-cell>
          <table:table-cell office:value-type="float" office:value="1040022" calcext:value-type="float">
            <text:p>1040022</text:p>
          </table:table-cell>
          <table:table-cell office:value-type="float" office:value="1029303" calcext:value-type="float">
            <text:p>1029303</text:p>
          </table:table-cell>
          <table:table-cell office:value-type="float" office:value="1029873" calcext:value-type="float">
            <text:p>1029873</text:p>
          </table:table-cell>
          <table:table-cell office:value-type="float" office:value="1053121" calcext:value-type="float">
            <text:p>1053121</text:p>
          </table:table-cell>
          <table:table-cell office:value-type="float" office:value="1048315" calcext:value-type="float">
            <text:p>1048315</text:p>
          </table:table-cell>
          <table:table-cell office:value-type="float" office:value="1058887" calcext:value-type="float">
            <text:p>1058887</text:p>
          </table:table-cell>
          <table:table-cell office:value-type="float" office:value="1053020" calcext:value-type="float">
            <text:p>1053020</text:p>
          </table:table-cell>
          <table:table-cell office:value-type="float" office:value="1043817" calcext:value-type="float">
            <text:p>1043817</text:p>
          </table:table-cell>
          <table:table-cell office:value-type="float" office:value="1018525" calcext:value-type="float">
            <text:p>1018525</text:p>
          </table:table-cell>
          <table:table-cell office:value-type="float" office:value="1015418" calcext:value-type="float">
            <text:p>1015418</text:p>
          </table:table-cell>
          <table:table-cell office:value-type="float" office:value="1014344" calcext:value-type="float">
            <text:p>1014344</text:p>
          </table:table-cell>
          <table:table-cell office:value-type="float" office:value="1016589" calcext:value-type="float">
            <text:p>1016589</text:p>
          </table:table-cell>
          <table:table-cell office:value-type="float" office:value="1050307" calcext:value-type="float">
            <text:p>1050307</text:p>
          </table:table-cell>
          <table:table-cell office:value-type="float" office:value="31129765" calcext:value-type="float">
            <text:p>31129765</text:p>
          </table:table-cell>
          <table:table-cell office:value-type="string" calcext:value-type="string">
            <text:p>OK</text:p>
          </table:table-cell>
          <table:table-cell office:value-type="float" office:value="626640619" calcext:value-type="float">
            <text:p>626640619</text:p>
          </table:table-cell>
          <table:table-cell office:value-type="float" office:value="626590620" calcext:value-type="float">
            <text:p>626590620</text:p>
          </table:table-cell>
          <table:table-cell table:number-columns-repeated="2" office:value-type="float" office:value="1253181240" calcext:value-type="float">
            <text:p>1253181240</text:p>
          </table:table-cell>
        </table:table-row>
        <table:table-row table:style-name="ro1">
          <table:table-cell table:formula="of:=MAX([.N53:.AQ53])" office:value-type="float" office:value="1082253" calcext:value-type="float">
            <text:p>1082253</text:p>
          </table:table-cell>
          <table:table-cell table:formula="of:=MIN([.N53:.AQ53])" office:value-type="float" office:value="999282" calcext:value-type="float">
            <text:p>999282</text:p>
          </table:table-cell>
          <table:table-cell table:formula="of:=ABS([.A53]-[.B53])" office:value-type="float" office:value="82971" calcext:value-type="float">
            <text:p>82971</text:p>
          </table:table-cell>
          <table:table-cell table:formula="of:=[.K53]" office:value-type="float" office:value="1016132" calcext:value-type="float">
            <text:p>101613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2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6132" calcext:value-type="float">
            <text:p>1016132</text:p>
          </table:table-cell>
          <table:table-cell office:value-type="float" office:value="999282" calcext:value-type="float">
            <text:p>999282</text:p>
          </table:table-cell>
          <table:table-cell office:value-type="float" office:value="1032327" calcext:value-type="float">
            <text:p>1032327</text:p>
          </table:table-cell>
          <table:table-cell office:value-type="float" office:value="1016132" calcext:value-type="float">
            <text:p>1016132</text:p>
          </table:table-cell>
          <table:table-cell office:value-type="float" office:value="999282" calcext:value-type="float">
            <text:p>999282</text:p>
          </table:table-cell>
          <table:table-cell office:value-type="float" office:value="1016526" calcext:value-type="float">
            <text:p>1016526</text:p>
          </table:table-cell>
          <table:table-cell office:value-type="float" office:value="1027318" calcext:value-type="float">
            <text:p>1027318</text:p>
          </table:table-cell>
          <table:table-cell office:value-type="float" office:value="1027198" calcext:value-type="float">
            <text:p>1027198</text:p>
          </table:table-cell>
          <table:table-cell office:value-type="float" office:value="1027964" calcext:value-type="float">
            <text:p>1027964</text:p>
          </table:table-cell>
          <table:table-cell office:value-type="float" office:value="1024059" calcext:value-type="float">
            <text:p>1024059</text:p>
          </table:table-cell>
          <table:table-cell office:value-type="float" office:value="1017209" calcext:value-type="float">
            <text:p>1017209</text:p>
          </table:table-cell>
          <table:table-cell office:value-type="float" office:value="1024381" calcext:value-type="float">
            <text:p>1024381</text:p>
          </table:table-cell>
          <table:table-cell office:value-type="float" office:value="1025161" calcext:value-type="float">
            <text:p>1025161</text:p>
          </table:table-cell>
          <table:table-cell office:value-type="float" office:value="1020945" calcext:value-type="float">
            <text:p>1020945</text:p>
          </table:table-cell>
          <table:table-cell office:value-type="float" office:value="1016944" calcext:value-type="float">
            <text:p>1016944</text:p>
          </table:table-cell>
          <table:table-cell office:value-type="float" office:value="1018055" calcext:value-type="float">
            <text:p>1018055</text:p>
          </table:table-cell>
          <table:table-cell office:value-type="float" office:value="1027997" calcext:value-type="float">
            <text:p>1027997</text:p>
          </table:table-cell>
          <table:table-cell office:value-type="float" office:value="1028382" calcext:value-type="float">
            <text:p>1028382</text:p>
          </table:table-cell>
          <table:table-cell office:value-type="float" office:value="1015339" calcext:value-type="float">
            <text:p>1015339</text:p>
          </table:table-cell>
          <table:table-cell office:value-type="float" office:value="1025437" calcext:value-type="float">
            <text:p>1025437</text:p>
          </table:table-cell>
          <table:table-cell office:value-type="float" office:value="1016675" calcext:value-type="float">
            <text:p>1016675</text:p>
          </table:table-cell>
          <table:table-cell office:value-type="float" office:value="1066275" calcext:value-type="float">
            <text:p>1066275</text:p>
          </table:table-cell>
          <table:table-cell office:value-type="float" office:value="1069275" calcext:value-type="float">
            <text:p>1069275</text:p>
          </table:table-cell>
          <table:table-cell office:value-type="float" office:value="1057726" calcext:value-type="float">
            <text:p>1057726</text:p>
          </table:table-cell>
          <table:table-cell office:value-type="float" office:value="1060806" calcext:value-type="float">
            <text:p>1060806</text:p>
          </table:table-cell>
          <table:table-cell office:value-type="float" office:value="1082253" calcext:value-type="float">
            <text:p>1082253</text:p>
          </table:table-cell>
          <table:table-cell office:value-type="float" office:value="1051872" calcext:value-type="float">
            <text:p>1051872</text:p>
          </table:table-cell>
          <table:table-cell office:value-type="float" office:value="1049341" calcext:value-type="float">
            <text:p>1049341</text:p>
          </table:table-cell>
          <table:table-cell office:value-type="float" office:value="1062382" calcext:value-type="float">
            <text:p>1062382</text:p>
          </table:table-cell>
          <table:table-cell office:value-type="float" office:value="1030852" calcext:value-type="float">
            <text:p>1030852</text:p>
          </table:table-cell>
          <table:table-cell office:value-type="float" office:value="1026763" calcext:value-type="float">
            <text:p>1026763</text:p>
          </table:table-cell>
          <table:table-cell office:value-type="float" office:value="1018423" calcext:value-type="float">
            <text:p>1018423</text:p>
          </table:table-cell>
          <table:table-cell office:value-type="float" office:value="1018859" calcext:value-type="float">
            <text:p>1018859</text:p>
          </table:table-cell>
          <table:table-cell office:value-type="float" office:value="30969831" calcext:value-type="float">
            <text:p>30969831</text:p>
          </table:table-cell>
          <table:table-cell office:value-type="string" calcext:value-type="string">
            <text:p>OK</text:p>
          </table:table-cell>
          <table:table-cell office:value-type="float" office:value="623856098" calcext:value-type="float">
            <text:p>623856098</text:p>
          </table:table-cell>
          <table:table-cell office:value-type="float" office:value="623806099" calcext:value-type="float">
            <text:p>623806099</text:p>
          </table:table-cell>
          <table:table-cell table:number-columns-repeated="2" office:value-type="float" office:value="1247612198" calcext:value-type="float">
            <text:p>1247612198</text:p>
          </table:table-cell>
        </table:table-row>
        <table:table-row table:style-name="ro1">
          <table:table-cell table:formula="of:=MAX([.N54:.AQ54])" office:value-type="float" office:value="1101175" calcext:value-type="float">
            <text:p>1101175</text:p>
          </table:table-cell>
          <table:table-cell table:formula="of:=MIN([.N54:.AQ54])" office:value-type="float" office:value="1015047" calcext:value-type="float">
            <text:p>1015047</text:p>
          </table:table-cell>
          <table:table-cell table:formula="of:=ABS([.A54]-[.B54])" office:value-type="float" office:value="86128" calcext:value-type="float">
            <text:p>86128</text:p>
          </table:table-cell>
          <table:table-cell table:formula="of:=[.K54]" office:value-type="float" office:value="1074013" calcext:value-type="float">
            <text:p>10740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3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74013" calcext:value-type="float">
            <text:p>1074013</text:p>
          </table:table-cell>
          <table:table-cell office:value-type="float" office:value="1015047" calcext:value-type="float">
            <text:p>1015047</text:p>
          </table:table-cell>
          <table:table-cell office:value-type="float" office:value="1044389" calcext:value-type="float">
            <text:p>1044389</text:p>
          </table:table-cell>
          <table:table-cell office:value-type="float" office:value="1074013" calcext:value-type="float">
            <text:p>1074013</text:p>
          </table:table-cell>
          <table:table-cell office:value-type="float" office:value="1066164" calcext:value-type="float">
            <text:p>1066164</text:p>
          </table:table-cell>
          <table:table-cell office:value-type="float" office:value="1094693" calcext:value-type="float">
            <text:p>1094693</text:p>
          </table:table-cell>
          <table:table-cell office:value-type="float" office:value="1099428" calcext:value-type="float">
            <text:p>1099428</text:p>
          </table:table-cell>
          <table:table-cell office:value-type="float" office:value="1101175" calcext:value-type="float">
            <text:p>1101175</text:p>
          </table:table-cell>
          <table:table-cell office:value-type="float" office:value="1074288" calcext:value-type="float">
            <text:p>1074288</text:p>
          </table:table-cell>
          <table:table-cell office:value-type="float" office:value="1073640" calcext:value-type="float">
            <text:p>1073640</text:p>
          </table:table-cell>
          <table:table-cell office:value-type="float" office:value="1041671" calcext:value-type="float">
            <text:p>1041671</text:p>
          </table:table-cell>
          <table:table-cell office:value-type="float" office:value="1031308" calcext:value-type="float">
            <text:p>1031308</text:p>
          </table:table-cell>
          <table:table-cell office:value-type="float" office:value="1023782" calcext:value-type="float">
            <text:p>1023782</text:p>
          </table:table-cell>
          <table:table-cell office:value-type="float" office:value="1016445" calcext:value-type="float">
            <text:p>1016445</text:p>
          </table:table-cell>
          <table:table-cell office:value-type="float" office:value="1022512" calcext:value-type="float">
            <text:p>1022512</text:p>
          </table:table-cell>
          <table:table-cell office:value-type="float" office:value="1023899" calcext:value-type="float">
            <text:p>1023899</text:p>
          </table:table-cell>
          <table:table-cell office:value-type="float" office:value="1019811" calcext:value-type="float">
            <text:p>1019811</text:p>
          </table:table-cell>
          <table:table-cell office:value-type="float" office:value="1019434" calcext:value-type="float">
            <text:p>1019434</text:p>
          </table:table-cell>
          <table:table-cell office:value-type="float" office:value="1020213" calcext:value-type="float">
            <text:p>1020213</text:p>
          </table:table-cell>
          <table:table-cell office:value-type="float" office:value="1019480" calcext:value-type="float">
            <text:p>1019480</text:p>
          </table:table-cell>
          <table:table-cell office:value-type="float" office:value="1073393" calcext:value-type="float">
            <text:p>1073393</text:p>
          </table:table-cell>
          <table:table-cell office:value-type="float" office:value="1068773" calcext:value-type="float">
            <text:p>1068773</text:p>
          </table:table-cell>
          <table:table-cell office:value-type="float" office:value="1088043" calcext:value-type="float">
            <text:p>1088043</text:p>
          </table:table-cell>
          <table:table-cell office:value-type="float" office:value="1064231" calcext:value-type="float">
            <text:p>1064231</text:p>
          </table:table-cell>
          <table:table-cell office:value-type="float" office:value="1049342" calcext:value-type="float">
            <text:p>1049342</text:p>
          </table:table-cell>
          <table:table-cell office:value-type="float" office:value="1036995" calcext:value-type="float">
            <text:p>1036995</text:p>
          </table:table-cell>
          <table:table-cell office:value-type="float" office:value="1021245" calcext:value-type="float">
            <text:p>1021245</text:p>
          </table:table-cell>
          <table:table-cell office:value-type="float" office:value="1015870" calcext:value-type="float">
            <text:p>1015870</text:p>
          </table:table-cell>
          <table:table-cell office:value-type="float" office:value="1017669" calcext:value-type="float">
            <text:p>1017669</text:p>
          </table:table-cell>
          <table:table-cell office:value-type="float" office:value="1018101" calcext:value-type="float">
            <text:p>1018101</text:p>
          </table:table-cell>
          <table:table-cell office:value-type="float" office:value="1020304" calcext:value-type="float">
            <text:p>1020304</text:p>
          </table:table-cell>
          <table:table-cell office:value-type="float" office:value="1015047" calcext:value-type="float">
            <text:p>1015047</text:p>
          </table:table-cell>
          <table:table-cell office:value-type="float" office:value="1020718" calcext:value-type="float">
            <text:p>1020718</text:p>
          </table:table-cell>
          <table:table-cell office:value-type="float" office:value="31331687" calcext:value-type="float">
            <text:p>31331687</text:p>
          </table:table-cell>
          <table:table-cell office:value-type="string" calcext:value-type="string">
            <text:p>OK</text:p>
          </table:table-cell>
          <table:table-cell office:value-type="float" office:value="625511578" calcext:value-type="float">
            <text:p>625511578</text:p>
          </table:table-cell>
          <table:table-cell office:value-type="float" office:value="625461579" calcext:value-type="float">
            <text:p>625461579</text:p>
          </table:table-cell>
          <table:table-cell table:number-columns-repeated="2" office:value-type="float" office:value="1250923158" calcext:value-type="float">
            <text:p>1250923158</text:p>
          </table:table-cell>
        </table:table-row>
        <table:table-row table:style-name="ro1">
          <table:table-cell table:formula="of:=MAX([.N55:.AQ55])" office:value-type="float" office:value="1080342" calcext:value-type="float">
            <text:p>1080342</text:p>
          </table:table-cell>
          <table:table-cell table:formula="of:=MIN([.N55:.AQ55])" office:value-type="float" office:value="1007742" calcext:value-type="float">
            <text:p>1007742</text:p>
          </table:table-cell>
          <table:table-cell table:formula="of:=ABS([.A55]-[.B55])" office:value-type="float" office:value="72600" calcext:value-type="float">
            <text:p>72600</text:p>
          </table:table-cell>
          <table:table-cell table:formula="of:=[.K55]" office:value-type="float" office:value="1008633" calcext:value-type="float">
            <text:p>10086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4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08633" calcext:value-type="float">
            <text:p>1008633</text:p>
          </table:table-cell>
          <table:table-cell office:value-type="float" office:value="1007742" calcext:value-type="float">
            <text:p>1007742</text:p>
          </table:table-cell>
          <table:table-cell office:value-type="float" office:value="1032540" calcext:value-type="float">
            <text:p>1032540</text:p>
          </table:table-cell>
          <table:table-cell office:value-type="float" office:value="1008633" calcext:value-type="float">
            <text:p>1008633</text:p>
          </table:table-cell>
          <table:table-cell office:value-type="float" office:value="1017103" calcext:value-type="float">
            <text:p>1017103</text:p>
          </table:table-cell>
          <table:table-cell office:value-type="float" office:value="1080342" calcext:value-type="float">
            <text:p>1080342</text:p>
          </table:table-cell>
          <table:table-cell office:value-type="float" office:value="1075431" calcext:value-type="float">
            <text:p>1075431</text:p>
          </table:table-cell>
          <table:table-cell office:value-type="float" office:value="1015642" calcext:value-type="float">
            <text:p>1015642</text:p>
          </table:table-cell>
          <table:table-cell office:value-type="float" office:value="1016655" calcext:value-type="float">
            <text:p>1016655</text:p>
          </table:table-cell>
          <table:table-cell office:value-type="float" office:value="1019360" calcext:value-type="float">
            <text:p>1019360</text:p>
          </table:table-cell>
          <table:table-cell office:value-type="float" office:value="1011617" calcext:value-type="float">
            <text:p>1011617</text:p>
          </table:table-cell>
          <table:table-cell office:value-type="float" office:value="1014960" calcext:value-type="float">
            <text:p>1014960</text:p>
          </table:table-cell>
          <table:table-cell office:value-type="float" office:value="1014906" calcext:value-type="float">
            <text:p>1014906</text:p>
          </table:table-cell>
          <table:table-cell office:value-type="float" office:value="1014453" calcext:value-type="float">
            <text:p>1014453</text:p>
          </table:table-cell>
          <table:table-cell office:value-type="float" office:value="1007742" calcext:value-type="float">
            <text:p>1007742</text:p>
          </table:table-cell>
          <table:table-cell office:value-type="float" office:value="1041618" calcext:value-type="float">
            <text:p>1041618</text:p>
          </table:table-cell>
          <table:table-cell office:value-type="float" office:value="1067602" calcext:value-type="float">
            <text:p>1067602</text:p>
          </table:table-cell>
          <table:table-cell office:value-type="float" office:value="1067688" calcext:value-type="float">
            <text:p>1067688</text:p>
          </table:table-cell>
          <table:table-cell office:value-type="float" office:value="1044871" calcext:value-type="float">
            <text:p>1044871</text:p>
          </table:table-cell>
          <table:table-cell office:value-type="float" office:value="1059048" calcext:value-type="float">
            <text:p>1059048</text:p>
          </table:table-cell>
          <table:table-cell office:value-type="float" office:value="1071366" calcext:value-type="float">
            <text:p>1071366</text:p>
          </table:table-cell>
          <table:table-cell office:value-type="float" office:value="1057910" calcext:value-type="float">
            <text:p>1057910</text:p>
          </table:table-cell>
          <table:table-cell office:value-type="float" office:value="1028374" calcext:value-type="float">
            <text:p>1028374</text:p>
          </table:table-cell>
          <table:table-cell office:value-type="float" office:value="1031974" calcext:value-type="float">
            <text:p>1031974</text:p>
          </table:table-cell>
          <table:table-cell office:value-type="float" office:value="1040544" calcext:value-type="float">
            <text:p>1040544</text:p>
          </table:table-cell>
          <table:table-cell office:value-type="float" office:value="1021394" calcext:value-type="float">
            <text:p>1021394</text:p>
          </table:table-cell>
          <table:table-cell office:value-type="float" office:value="1019046" calcext:value-type="float">
            <text:p>1019046</text:p>
          </table:table-cell>
          <table:table-cell office:value-type="float" office:value="1018134" calcext:value-type="float">
            <text:p>1018134</text:p>
          </table:table-cell>
          <table:table-cell office:value-type="float" office:value="1027065" calcext:value-type="float">
            <text:p>1027065</text:p>
          </table:table-cell>
          <table:table-cell office:value-type="float" office:value="1024023" calcext:value-type="float">
            <text:p>1024023</text:p>
          </table:table-cell>
          <table:table-cell office:value-type="float" office:value="1014567" calcext:value-type="float">
            <text:p>1014567</text:p>
          </table:table-cell>
          <table:table-cell office:value-type="float" office:value="1014765" calcext:value-type="float">
            <text:p>1014765</text:p>
          </table:table-cell>
          <table:table-cell office:value-type="float" office:value="1029386" calcext:value-type="float">
            <text:p>1029386</text:p>
          </table:table-cell>
          <table:table-cell office:value-type="float" office:value="30976219" calcext:value-type="float">
            <text:p>30976219</text:p>
          </table:table-cell>
          <table:table-cell office:value-type="string" calcext:value-type="string">
            <text:p>OK</text:p>
          </table:table-cell>
          <table:table-cell office:value-type="float" office:value="628140402" calcext:value-type="float">
            <text:p>628140402</text:p>
          </table:table-cell>
          <table:table-cell office:value-type="float" office:value="628090403" calcext:value-type="float">
            <text:p>628090403</text:p>
          </table:table-cell>
          <table:table-cell table:number-columns-repeated="2" office:value-type="float" office:value="1256180806" calcext:value-type="float">
            <text:p>1256180806</text:p>
          </table:table-cell>
        </table:table-row>
        <table:table-row table:style-name="ro1">
          <table:table-cell table:formula="of:=MAX([.N56:.AQ56])" office:value-type="float" office:value="1060086" calcext:value-type="float">
            <text:p>1060086</text:p>
          </table:table-cell>
          <table:table-cell table:formula="of:=MIN([.N56:.AQ56])" office:value-type="float" office:value="1018359" calcext:value-type="float">
            <text:p>1018359</text:p>
          </table:table-cell>
          <table:table-cell table:formula="of:=ABS([.A56]-[.B56])" office:value-type="float" office:value="41727" calcext:value-type="float">
            <text:p>41727</text:p>
          </table:table-cell>
          <table:table-cell table:formula="of:=[.K56]" office:value-type="float" office:value="1036270" calcext:value-type="float">
            <text:p>10362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5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36270" calcext:value-type="float">
            <text:p>1036270</text:p>
          </table:table-cell>
          <table:table-cell office:value-type="float" office:value="1018359" calcext:value-type="float">
            <text:p>1018359</text:p>
          </table:table-cell>
          <table:table-cell office:value-type="float" office:value="1032178" calcext:value-type="float">
            <text:p>1032178</text:p>
          </table:table-cell>
          <table:table-cell office:value-type="float" office:value="1036270" calcext:value-type="float">
            <text:p>1036270</text:p>
          </table:table-cell>
          <table:table-cell office:value-type="float" office:value="1045881" calcext:value-type="float">
            <text:p>1045881</text:p>
          </table:table-cell>
          <table:table-cell office:value-type="float" office:value="1051487" calcext:value-type="float">
            <text:p>1051487</text:p>
          </table:table-cell>
          <table:table-cell office:value-type="float" office:value="1048405" calcext:value-type="float">
            <text:p>1048405</text:p>
          </table:table-cell>
          <table:table-cell office:value-type="float" office:value="1042439" calcext:value-type="float">
            <text:p>1042439</text:p>
          </table:table-cell>
          <table:table-cell office:value-type="float" office:value="1031698" calcext:value-type="float">
            <text:p>1031698</text:p>
          </table:table-cell>
          <table:table-cell office:value-type="float" office:value="1022868" calcext:value-type="float">
            <text:p>1022868</text:p>
          </table:table-cell>
          <table:table-cell office:value-type="float" office:value="1019044" calcext:value-type="float">
            <text:p>1019044</text:p>
          </table:table-cell>
          <table:table-cell office:value-type="float" office:value="1023003" calcext:value-type="float">
            <text:p>1023003</text:p>
          </table:table-cell>
          <table:table-cell office:value-type="float" office:value="1026328" calcext:value-type="float">
            <text:p>1026328</text:p>
          </table:table-cell>
          <table:table-cell office:value-type="float" office:value="1030874" calcext:value-type="float">
            <text:p>1030874</text:p>
          </table:table-cell>
          <table:table-cell office:value-type="float" office:value="1023234" calcext:value-type="float">
            <text:p>1023234</text:p>
          </table:table-cell>
          <table:table-cell office:value-type="float" office:value="1026652" calcext:value-type="float">
            <text:p>1026652</text:p>
          </table:table-cell>
          <table:table-cell office:value-type="float" office:value="1023819" calcext:value-type="float">
            <text:p>1023819</text:p>
          </table:table-cell>
          <table:table-cell office:value-type="float" office:value="1060086" calcext:value-type="float">
            <text:p>1060086</text:p>
          </table:table-cell>
          <table:table-cell office:value-type="float" office:value="1052793" calcext:value-type="float">
            <text:p>1052793</text:p>
          </table:table-cell>
          <table:table-cell office:value-type="float" office:value="1047041" calcext:value-type="float">
            <text:p>1047041</text:p>
          </table:table-cell>
          <table:table-cell office:value-type="float" office:value="1045277" calcext:value-type="float">
            <text:p>1045277</text:p>
          </table:table-cell>
          <table:table-cell office:value-type="float" office:value="1026077" calcext:value-type="float">
            <text:p>1026077</text:p>
          </table:table-cell>
          <table:table-cell office:value-type="float" office:value="1018359" calcext:value-type="float">
            <text:p>1018359</text:p>
          </table:table-cell>
          <table:table-cell office:value-type="float" office:value="1021742" calcext:value-type="float">
            <text:p>1021742</text:p>
          </table:table-cell>
          <table:table-cell office:value-type="float" office:value="1030578" calcext:value-type="float">
            <text:p>1030578</text:p>
          </table:table-cell>
          <table:table-cell office:value-type="float" office:value="1030459" calcext:value-type="float">
            <text:p>1030459</text:p>
          </table:table-cell>
          <table:table-cell office:value-type="float" office:value="1027234" calcext:value-type="float">
            <text:p>1027234</text:p>
          </table:table-cell>
          <table:table-cell office:value-type="float" office:value="1018416" calcext:value-type="float">
            <text:p>1018416</text:p>
          </table:table-cell>
          <table:table-cell office:value-type="float" office:value="1027784" calcext:value-type="float">
            <text:p>1027784</text:p>
          </table:table-cell>
          <table:table-cell office:value-type="float" office:value="1019474" calcext:value-type="float">
            <text:p>1019474</text:p>
          </table:table-cell>
          <table:table-cell office:value-type="float" office:value="1024185" calcext:value-type="float">
            <text:p>1024185</text:p>
          </table:table-cell>
          <table:table-cell office:value-type="float" office:value="1024309" calcext:value-type="float">
            <text:p>1024309</text:p>
          </table:table-cell>
          <table:table-cell office:value-type="float" office:value="1039549" calcext:value-type="float">
            <text:p>1039549</text:p>
          </table:table-cell>
          <table:table-cell office:value-type="float" office:value="30965365" calcext:value-type="float">
            <text:p>30965365</text:p>
          </table:table-cell>
          <table:table-cell office:value-type="string" calcext:value-type="string">
            <text:p>OK</text:p>
          </table:table-cell>
          <table:table-cell office:value-type="float" office:value="623916243" calcext:value-type="float">
            <text:p>623916243</text:p>
          </table:table-cell>
          <table:table-cell office:value-type="float" office:value="623866244" calcext:value-type="float">
            <text:p>623866244</text:p>
          </table:table-cell>
          <table:table-cell table:number-columns-repeated="2" office:value-type="float" office:value="1247732488" calcext:value-type="float">
            <text:p>1247732488</text:p>
          </table:table-cell>
        </table:table-row>
        <table:table-row table:style-name="ro1">
          <table:table-cell table:formula="of:=MAX([.N57:.AQ57])" office:value-type="float" office:value="1073595" calcext:value-type="float">
            <text:p>1073595</text:p>
          </table:table-cell>
          <table:table-cell table:formula="of:=MIN([.N57:.AQ57])" office:value-type="float" office:value="1003939" calcext:value-type="float">
            <text:p>1003939</text:p>
          </table:table-cell>
          <table:table-cell table:formula="of:=ABS([.A57]-[.B57])" office:value-type="float" office:value="69656" calcext:value-type="float">
            <text:p>69656</text:p>
          </table:table-cell>
          <table:table-cell table:formula="of:=[.K57]" office:value-type="float" office:value="1003939" calcext:value-type="float">
            <text:p>100393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6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1003939" calcext:value-type="float">
            <text:p>1003939</text:p>
          </table:table-cell>
          <table:table-cell office:value-type="float" office:value="1030886" calcext:value-type="float">
            <text:p>1030886</text:p>
          </table:table-cell>
          <table:table-cell office:value-type="float" office:value="1003939" calcext:value-type="float">
            <text:p>1003939</text:p>
          </table:table-cell>
          <table:table-cell office:value-type="float" office:value="1009277" calcext:value-type="float">
            <text:p>1009277</text:p>
          </table:table-cell>
          <table:table-cell office:value-type="float" office:value="1020615" calcext:value-type="float">
            <text:p>1020615</text:p>
          </table:table-cell>
          <table:table-cell office:value-type="float" office:value="1019553" calcext:value-type="float">
            <text:p>1019553</text:p>
          </table:table-cell>
          <table:table-cell office:value-type="float" office:value="1020007" calcext:value-type="float">
            <text:p>1020007</text:p>
          </table:table-cell>
          <table:table-cell office:value-type="float" office:value="1019109" calcext:value-type="float">
            <text:p>1019109</text:p>
          </table:table-cell>
          <table:table-cell office:value-type="float" office:value="1018107" calcext:value-type="float">
            <text:p>1018107</text:p>
          </table:table-cell>
          <table:table-cell office:value-type="float" office:value="1014124" calcext:value-type="float">
            <text:p>1014124</text:p>
          </table:table-cell>
          <table:table-cell office:value-type="float" office:value="1014651" calcext:value-type="float">
            <text:p>1014651</text:p>
          </table:table-cell>
          <table:table-cell office:value-type="float" office:value="1015997" calcext:value-type="float">
            <text:p>1015997</text:p>
          </table:table-cell>
          <table:table-cell office:value-type="float" office:value="1020758" calcext:value-type="float">
            <text:p>1020758</text:p>
          </table:table-cell>
          <table:table-cell office:value-type="float" office:value="1016511" calcext:value-type="float">
            <text:p>1016511</text:p>
          </table:table-cell>
          <table:table-cell office:value-type="float" office:value="1014093" calcext:value-type="float">
            <text:p>1014093</text:p>
          </table:table-cell>
          <table:table-cell office:value-type="float" office:value="1073595" calcext:value-type="float">
            <text:p>1073595</text:p>
          </table:table-cell>
          <table:table-cell office:value-type="float" office:value="1061657" calcext:value-type="float">
            <text:p>1061657</text:p>
          </table:table-cell>
          <table:table-cell office:value-type="float" office:value="1057845" calcext:value-type="float">
            <text:p>1057845</text:p>
          </table:table-cell>
          <table:table-cell office:value-type="float" office:value="1040390" calcext:value-type="float">
            <text:p>1040390</text:p>
          </table:table-cell>
          <table:table-cell office:value-type="float" office:value="1038904" calcext:value-type="float">
            <text:p>1038904</text:p>
          </table:table-cell>
          <table:table-cell office:value-type="float" office:value="1040536" calcext:value-type="float">
            <text:p>1040536</text:p>
          </table:table-cell>
          <table:table-cell office:value-type="float" office:value="1052773" calcext:value-type="float">
            <text:p>1052773</text:p>
          </table:table-cell>
          <table:table-cell office:value-type="float" office:value="1039735" calcext:value-type="float">
            <text:p>1039735</text:p>
          </table:table-cell>
          <table:table-cell office:value-type="float" office:value="1043730" calcext:value-type="float">
            <text:p>1043730</text:p>
          </table:table-cell>
          <table:table-cell office:value-type="float" office:value="1035786" calcext:value-type="float">
            <text:p>1035786</text:p>
          </table:table-cell>
          <table:table-cell office:value-type="float" office:value="1024069" calcext:value-type="float">
            <text:p>1024069</text:p>
          </table:table-cell>
          <table:table-cell office:value-type="float" office:value="1025690" calcext:value-type="float">
            <text:p>1025690</text:p>
          </table:table-cell>
          <table:table-cell office:value-type="float" office:value="1022925" calcext:value-type="float">
            <text:p>1022925</text:p>
          </table:table-cell>
          <table:table-cell office:value-type="float" office:value="1027662" calcext:value-type="float">
            <text:p>1027662</text:p>
          </table:table-cell>
          <table:table-cell office:value-type="float" office:value="1032019" calcext:value-type="float">
            <text:p>1032019</text:p>
          </table:table-cell>
          <table:table-cell office:value-type="float" office:value="1052595" calcext:value-type="float">
            <text:p>1052595</text:p>
          </table:table-cell>
          <table:table-cell office:value-type="float" office:value="1049942" calcext:value-type="float">
            <text:p>1049942</text:p>
          </table:table-cell>
          <table:table-cell office:value-type="float" office:value="30926594" calcext:value-type="float">
            <text:p>30926594</text:p>
          </table:table-cell>
          <table:table-cell office:value-type="string" calcext:value-type="string">
            <text:p>OK</text:p>
          </table:table-cell>
          <table:table-cell office:value-type="float" office:value="623532566" calcext:value-type="float">
            <text:p>623532566</text:p>
          </table:table-cell>
          <table:table-cell office:value-type="float" office:value="623482567" calcext:value-type="float">
            <text:p>623482567</text:p>
          </table:table-cell>
          <table:table-cell table:number-columns-repeated="2" office:value-type="float" office:value="1246965134" calcext:value-type="float">
            <text:p>1246965134</text:p>
          </table:table-cell>
        </table:table-row>
        <table:table-row table:style-name="ro1">
          <table:table-cell table:formula="of:=MAX([.N58:.AQ58])" office:value-type="float" office:value="1065348" calcext:value-type="float">
            <text:p>1065348</text:p>
          </table:table-cell>
          <table:table-cell table:formula="of:=MIN([.N58:.AQ58])" office:value-type="float" office:value="1010609" calcext:value-type="float">
            <text:p>1010609</text:p>
          </table:table-cell>
          <table:table-cell table:formula="of:=ABS([.A58]-[.B58])" office:value-type="float" office:value="54739" calcext:value-type="float">
            <text:p>54739</text:p>
          </table:table-cell>
          <table:table-cell table:formula="of:=[.K58]" office:value-type="float" office:value="1025676" calcext:value-type="float">
            <text:p>102567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7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25676" calcext:value-type="float">
            <text:p>1025676</text:p>
          </table:table-cell>
          <table:table-cell office:value-type="float" office:value="1010609" calcext:value-type="float">
            <text:p>1010609</text:p>
          </table:table-cell>
          <table:table-cell office:value-type="float" office:value="1027865" calcext:value-type="float">
            <text:p>1027865</text:p>
          </table:table-cell>
          <table:table-cell office:value-type="float" office:value="1025676" calcext:value-type="float">
            <text:p>1025676</text:p>
          </table:table-cell>
          <table:table-cell office:value-type="float" office:value="1024075" calcext:value-type="float">
            <text:p>1024075</text:p>
          </table:table-cell>
          <table:table-cell office:value-type="float" office:value="1034034" calcext:value-type="float">
            <text:p>1034034</text:p>
          </table:table-cell>
          <table:table-cell office:value-type="float" office:value="1024762" calcext:value-type="float">
            <text:p>1024762</text:p>
          </table:table-cell>
          <table:table-cell office:value-type="float" office:value="1017146" calcext:value-type="float">
            <text:p>1017146</text:p>
          </table:table-cell>
          <table:table-cell office:value-type="float" office:value="1018321" calcext:value-type="float">
            <text:p>1018321</text:p>
          </table:table-cell>
          <table:table-cell office:value-type="float" office:value="1018174" calcext:value-type="float">
            <text:p>1018174</text:p>
          </table:table-cell>
          <table:table-cell office:value-type="float" office:value="1018730" calcext:value-type="float">
            <text:p>1018730</text:p>
          </table:table-cell>
          <table:table-cell office:value-type="float" office:value="1018407" calcext:value-type="float">
            <text:p>1018407</text:p>
          </table:table-cell>
          <table:table-cell office:value-type="float" office:value="1015873" calcext:value-type="float">
            <text:p>1015873</text:p>
          </table:table-cell>
          <table:table-cell office:value-type="float" office:value="1015226" calcext:value-type="float">
            <text:p>1015226</text:p>
          </table:table-cell>
          <table:table-cell office:value-type="float" office:value="1027966" calcext:value-type="float">
            <text:p>1027966</text:p>
          </table:table-cell>
          <table:table-cell office:value-type="float" office:value="1028172" calcext:value-type="float">
            <text:p>1028172</text:p>
          </table:table-cell>
          <table:table-cell office:value-type="float" office:value="1014760" calcext:value-type="float">
            <text:p>1014760</text:p>
          </table:table-cell>
          <table:table-cell office:value-type="float" office:value="1016235" calcext:value-type="float">
            <text:p>1016235</text:p>
          </table:table-cell>
          <table:table-cell office:value-type="float" office:value="1030770" calcext:value-type="float">
            <text:p>1030770</text:p>
          </table:table-cell>
          <table:table-cell office:value-type="float" office:value="1051944" calcext:value-type="float">
            <text:p>1051944</text:p>
          </table:table-cell>
          <table:table-cell office:value-type="float" office:value="1045824" calcext:value-type="float">
            <text:p>1045824</text:p>
          </table:table-cell>
          <table:table-cell office:value-type="float" office:value="1039443" calcext:value-type="float">
            <text:p>1039443</text:p>
          </table:table-cell>
          <table:table-cell office:value-type="float" office:value="1042947" calcext:value-type="float">
            <text:p>1042947</text:p>
          </table:table-cell>
          <table:table-cell office:value-type="float" office:value="1042692" calcext:value-type="float">
            <text:p>1042692</text:p>
          </table:table-cell>
          <table:table-cell office:value-type="float" office:value="1057334" calcext:value-type="float">
            <text:p>1057334</text:p>
          </table:table-cell>
          <table:table-cell office:value-type="float" office:value="1043974" calcext:value-type="float">
            <text:p>1043974</text:p>
          </table:table-cell>
          <table:table-cell office:value-type="float" office:value="1065348" calcext:value-type="float">
            <text:p>1065348</text:p>
          </table:table-cell>
          <table:table-cell office:value-type="float" office:value="1021410" calcext:value-type="float">
            <text:p>1021410</text:p>
          </table:table-cell>
          <table:table-cell office:value-type="float" office:value="1010609" calcext:value-type="float">
            <text:p>1010609</text:p>
          </table:table-cell>
          <table:table-cell office:value-type="float" office:value="1020162" calcext:value-type="float">
            <text:p>1020162</text:p>
          </table:table-cell>
          <table:table-cell office:value-type="float" office:value="1017967" calcext:value-type="float">
            <text:p>1017967</text:p>
          </table:table-cell>
          <table:table-cell office:value-type="float" office:value="1011703" calcext:value-type="float">
            <text:p>1011703</text:p>
          </table:table-cell>
          <table:table-cell office:value-type="float" office:value="1016267" calcext:value-type="float">
            <text:p>1016267</text:p>
          </table:table-cell>
          <table:table-cell office:value-type="float" office:value="30835951" calcext:value-type="float">
            <text:p>30835951</text:p>
          </table:table-cell>
          <table:table-cell office:value-type="string" calcext:value-type="string">
            <text:p>OK</text:p>
          </table:table-cell>
          <table:table-cell office:value-type="float" office:value="623582275" calcext:value-type="float">
            <text:p>623582275</text:p>
          </table:table-cell>
          <table:table-cell office:value-type="float" office:value="623532276" calcext:value-type="float">
            <text:p>623532276</text:p>
          </table:table-cell>
          <table:table-cell table:number-columns-repeated="2" office:value-type="float" office:value="1247064552" calcext:value-type="float">
            <text:p>1247064552</text:p>
          </table:table-cell>
        </table:table-row>
        <table:table-row table:style-name="ro1">
          <table:table-cell table:formula="of:=MAX([.N59:.AQ59])" office:value-type="float" office:value="1076957" calcext:value-type="float">
            <text:p>1076957</text:p>
          </table:table-cell>
          <table:table-cell table:formula="of:=MIN([.N59:.AQ59])" office:value-type="float" office:value="1001002" calcext:value-type="float">
            <text:p>1001002</text:p>
          </table:table-cell>
          <table:table-cell table:formula="of:=ABS([.A59]-[.B59])" office:value-type="float" office:value="75955" calcext:value-type="float">
            <text:p>75955</text:p>
          </table:table-cell>
          <table:table-cell table:formula="of:=[.K59]" office:value-type="float" office:value="1005275" calcext:value-type="float">
            <text:p>10052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8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05275" calcext:value-type="float">
            <text:p>1005275</text:p>
          </table:table-cell>
          <table:table-cell office:value-type="float" office:value="1001002" calcext:value-type="float">
            <text:p>1001002</text:p>
          </table:table-cell>
          <table:table-cell office:value-type="float" office:value="1037061" calcext:value-type="float">
            <text:p>1037061</text:p>
          </table:table-cell>
          <table:table-cell office:value-type="float" office:value="1005275" calcext:value-type="float">
            <text:p>1005275</text:p>
          </table:table-cell>
          <table:table-cell office:value-type="float" office:value="1001002" calcext:value-type="float">
            <text:p>1001002</text:p>
          </table:table-cell>
          <table:table-cell office:value-type="float" office:value="1013499" calcext:value-type="float">
            <text:p>1013499</text:p>
          </table:table-cell>
          <table:table-cell office:value-type="float" office:value="1021518" calcext:value-type="float">
            <text:p>1021518</text:p>
          </table:table-cell>
          <table:table-cell office:value-type="float" office:value="1020229" calcext:value-type="float">
            <text:p>1020229</text:p>
          </table:table-cell>
          <table:table-cell office:value-type="float" office:value="1019808" calcext:value-type="float">
            <text:p>1019808</text:p>
          </table:table-cell>
          <table:table-cell office:value-type="float" office:value="1012800" calcext:value-type="float">
            <text:p>1012800</text:p>
          </table:table-cell>
          <table:table-cell office:value-type="float" office:value="1040534" calcext:value-type="float">
            <text:p>1040534</text:p>
          </table:table-cell>
          <table:table-cell office:value-type="float" office:value="1060120" calcext:value-type="float">
            <text:p>1060120</text:p>
          </table:table-cell>
          <table:table-cell office:value-type="float" office:value="1047176" calcext:value-type="float">
            <text:p>1047176</text:p>
          </table:table-cell>
          <table:table-cell office:value-type="float" office:value="1052989" calcext:value-type="float">
            <text:p>1052989</text:p>
          </table:table-cell>
          <table:table-cell office:value-type="float" office:value="1050468" calcext:value-type="float">
            <text:p>1050468</text:p>
          </table:table-cell>
          <table:table-cell office:value-type="float" office:value="1035990" calcext:value-type="float">
            <text:p>1035990</text:p>
          </table:table-cell>
          <table:table-cell office:value-type="float" office:value="1027095" calcext:value-type="float">
            <text:p>1027095</text:p>
          </table:table-cell>
          <table:table-cell office:value-type="float" office:value="1030391" calcext:value-type="float">
            <text:p>1030391</text:p>
          </table:table-cell>
          <table:table-cell office:value-type="float" office:value="1044028" calcext:value-type="float">
            <text:p>1044028</text:p>
          </table:table-cell>
          <table:table-cell office:value-type="float" office:value="1047797" calcext:value-type="float">
            <text:p>1047797</text:p>
          </table:table-cell>
          <table:table-cell office:value-type="float" office:value="1049106" calcext:value-type="float">
            <text:p>1049106</text:p>
          </table:table-cell>
          <table:table-cell office:value-type="float" office:value="1050084" calcext:value-type="float">
            <text:p>1050084</text:p>
          </table:table-cell>
          <table:table-cell office:value-type="float" office:value="1039386" calcext:value-type="float">
            <text:p>1039386</text:p>
          </table:table-cell>
          <table:table-cell office:value-type="float" office:value="1032595" calcext:value-type="float">
            <text:p>1032595</text:p>
          </table:table-cell>
          <table:table-cell office:value-type="float" office:value="1044994" calcext:value-type="float">
            <text:p>1044994</text:p>
          </table:table-cell>
          <table:table-cell office:value-type="float" office:value="1031601" calcext:value-type="float">
            <text:p>1031601</text:p>
          </table:table-cell>
          <table:table-cell office:value-type="float" office:value="1076957" calcext:value-type="float">
            <text:p>1076957</text:p>
          </table:table-cell>
          <table:table-cell office:value-type="float" office:value="1040850" calcext:value-type="float">
            <text:p>1040850</text:p>
          </table:table-cell>
          <table:table-cell office:value-type="float" office:value="1037188" calcext:value-type="float">
            <text:p>1037188</text:p>
          </table:table-cell>
          <table:table-cell office:value-type="float" office:value="1045313" calcext:value-type="float">
            <text:p>1045313</text:p>
          </table:table-cell>
          <table:table-cell office:value-type="float" office:value="1055460" calcext:value-type="float">
            <text:p>1055460</text:p>
          </table:table-cell>
          <table:table-cell office:value-type="float" office:value="1037949" calcext:value-type="float">
            <text:p>1037949</text:p>
          </table:table-cell>
          <table:table-cell office:value-type="float" office:value="1039657" calcext:value-type="float">
            <text:p>1039657</text:p>
          </table:table-cell>
          <table:table-cell office:value-type="float" office:value="31111859" calcext:value-type="float">
            <text:p>31111859</text:p>
          </table:table-cell>
          <table:table-cell office:value-type="string" calcext:value-type="string">
            <text:p>OK</text:p>
          </table:table-cell>
          <table:table-cell office:value-type="float" office:value="625226170" calcext:value-type="float">
            <text:p>625226170</text:p>
          </table:table-cell>
          <table:table-cell office:value-type="float" office:value="625176171" calcext:value-type="float">
            <text:p>625176171</text:p>
          </table:table-cell>
          <table:table-cell table:number-columns-repeated="2" office:value-type="float" office:value="1250352342" calcext:value-type="float">
            <text:p>1250352342</text:p>
          </table:table-cell>
        </table:table-row>
        <table:table-row table:style-name="ro1">
          <table:table-cell table:formula="of:=MAX([.N60:.AQ60])" office:value-type="float" office:value="1060487" calcext:value-type="float">
            <text:p>1060487</text:p>
          </table:table-cell>
          <table:table-cell table:formula="of:=MIN([.N60:.AQ60])" office:value-type="float" office:value="1014104" calcext:value-type="float">
            <text:p>1014104</text:p>
          </table:table-cell>
          <table:table-cell table:formula="of:=ABS([.A60]-[.B60])" office:value-type="float" office:value="46383" calcext:value-type="float">
            <text:p>46383</text:p>
          </table:table-cell>
          <table:table-cell table:formula="of:=[.K60]" office:value-type="float" office:value="1035097" calcext:value-type="float">
            <text:p>103509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59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35097" calcext:value-type="float">
            <text:p>1035097</text:p>
          </table:table-cell>
          <table:table-cell office:value-type="float" office:value="1014104" calcext:value-type="float">
            <text:p>1014104</text:p>
          </table:table-cell>
          <table:table-cell office:value-type="float" office:value="1034528" calcext:value-type="float">
            <text:p>1034528</text:p>
          </table:table-cell>
          <table:table-cell office:value-type="float" office:value="1035097" calcext:value-type="float">
            <text:p>1035097</text:p>
          </table:table-cell>
          <table:table-cell office:value-type="float" office:value="1014104" calcext:value-type="float">
            <text:p>1014104</text:p>
          </table:table-cell>
          <table:table-cell office:value-type="float" office:value="1031009" calcext:value-type="float">
            <text:p>1031009</text:p>
          </table:table-cell>
          <table:table-cell office:value-type="float" office:value="1033122" calcext:value-type="float">
            <text:p>1033122</text:p>
          </table:table-cell>
          <table:table-cell office:value-type="float" office:value="1038637" calcext:value-type="float">
            <text:p>1038637</text:p>
          </table:table-cell>
          <table:table-cell office:value-type="float" office:value="1024948" calcext:value-type="float">
            <text:p>1024948</text:p>
          </table:table-cell>
          <table:table-cell office:value-type="float" office:value="1032494" calcext:value-type="float">
            <text:p>1032494</text:p>
          </table:table-cell>
          <table:table-cell office:value-type="float" office:value="1035354" calcext:value-type="float">
            <text:p>1035354</text:p>
          </table:table-cell>
          <table:table-cell office:value-type="float" office:value="1038403" calcext:value-type="float">
            <text:p>1038403</text:p>
          </table:table-cell>
          <table:table-cell office:value-type="float" office:value="1046603" calcext:value-type="float">
            <text:p>1046603</text:p>
          </table:table-cell>
          <table:table-cell office:value-type="float" office:value="1033672" calcext:value-type="float">
            <text:p>1033672</text:p>
          </table:table-cell>
          <table:table-cell office:value-type="float" office:value="1058060" calcext:value-type="float">
            <text:p>1058060</text:p>
          </table:table-cell>
          <table:table-cell office:value-type="float" office:value="1030871" calcext:value-type="float">
            <text:p>1030871</text:p>
          </table:table-cell>
          <table:table-cell office:value-type="float" office:value="1060487" calcext:value-type="float">
            <text:p>1060487</text:p>
          </table:table-cell>
          <table:table-cell office:value-type="float" office:value="1057866" calcext:value-type="float">
            <text:p>1057866</text:p>
          </table:table-cell>
          <table:table-cell office:value-type="float" office:value="1029200" calcext:value-type="float">
            <text:p>1029200</text:p>
          </table:table-cell>
          <table:table-cell office:value-type="float" office:value="1025433" calcext:value-type="float">
            <text:p>1025433</text:p>
          </table:table-cell>
          <table:table-cell office:value-type="float" office:value="1024127" calcext:value-type="float">
            <text:p>1024127</text:p>
          </table:table-cell>
          <table:table-cell office:value-type="float" office:value="1053729" calcext:value-type="float">
            <text:p>1053729</text:p>
          </table:table-cell>
          <table:table-cell office:value-type="float" office:value="1028188" calcext:value-type="float">
            <text:p>1028188</text:p>
          </table:table-cell>
          <table:table-cell office:value-type="float" office:value="1025548" calcext:value-type="float">
            <text:p>1025548</text:p>
          </table:table-cell>
          <table:table-cell office:value-type="float" office:value="1033122" calcext:value-type="float">
            <text:p>1033122</text:p>
          </table:table-cell>
          <table:table-cell office:value-type="float" office:value="1034454" calcext:value-type="float">
            <text:p>1034454</text:p>
          </table:table-cell>
          <table:table-cell office:value-type="float" office:value="1032064" calcext:value-type="float">
            <text:p>1032064</text:p>
          </table:table-cell>
          <table:table-cell office:value-type="float" office:value="1033533" calcext:value-type="float">
            <text:p>1033533</text:p>
          </table:table-cell>
          <table:table-cell office:value-type="float" office:value="1023826" calcext:value-type="float">
            <text:p>1023826</text:p>
          </table:table-cell>
          <table:table-cell office:value-type="float" office:value="1028984" calcext:value-type="float">
            <text:p>1028984</text:p>
          </table:table-cell>
          <table:table-cell office:value-type="float" office:value="1029895" calcext:value-type="float">
            <text:p>1029895</text:p>
          </table:table-cell>
          <table:table-cell office:value-type="float" office:value="1028745" calcext:value-type="float">
            <text:p>1028745</text:p>
          </table:table-cell>
          <table:table-cell office:value-type="float" office:value="1034286" calcext:value-type="float">
            <text:p>1034286</text:p>
          </table:table-cell>
          <table:table-cell office:value-type="float" office:value="31035861" calcext:value-type="float">
            <text:p>31035861</text:p>
          </table:table-cell>
          <table:table-cell office:value-type="string" calcext:value-type="string">
            <text:p>OK</text:p>
          </table:table-cell>
          <table:table-cell office:value-type="float" office:value="623146417" calcext:value-type="float">
            <text:p>623146417</text:p>
          </table:table-cell>
          <table:table-cell office:value-type="float" office:value="623096418" calcext:value-type="float">
            <text:p>623096418</text:p>
          </table:table-cell>
          <table:table-cell table:number-columns-repeated="2" office:value-type="float" office:value="1246192836" calcext:value-type="float">
            <text:p>1246192836</text:p>
          </table:table-cell>
        </table:table-row>
        <table:table-row table:style-name="ro1">
          <table:table-cell table:formula="of:=MAX([.N61:.AQ61])" office:value-type="float" office:value="1088805" calcext:value-type="float">
            <text:p>1088805</text:p>
          </table:table-cell>
          <table:table-cell table:formula="of:=MIN([.N61:.AQ61])" office:value-type="float" office:value="1008855" calcext:value-type="float">
            <text:p>1008855</text:p>
          </table:table-cell>
          <table:table-cell table:formula="of:=ABS([.A61]-[.B61])" office:value-type="float" office:value="79950" calcext:value-type="float">
            <text:p>79950</text:p>
          </table:table-cell>
          <table:table-cell table:formula="of:=[.K61]" office:value-type="float" office:value="1019342" calcext:value-type="float">
            <text:p>10193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0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9342" calcext:value-type="float">
            <text:p>1019342</text:p>
          </table:table-cell>
          <table:table-cell office:value-type="float" office:value="1008855" calcext:value-type="float">
            <text:p>1008855</text:p>
          </table:table-cell>
          <table:table-cell office:value-type="float" office:value="1041446" calcext:value-type="float">
            <text:p>1041446</text:p>
          </table:table-cell>
          <table:table-cell office:value-type="float" office:value="1019342" calcext:value-type="float">
            <text:p>1019342</text:p>
          </table:table-cell>
          <table:table-cell office:value-type="float" office:value="1008855" calcext:value-type="float">
            <text:p>1008855</text:p>
          </table:table-cell>
          <table:table-cell office:value-type="float" office:value="1042671" calcext:value-type="float">
            <text:p>1042671</text:p>
          </table:table-cell>
          <table:table-cell office:value-type="float" office:value="1077484" calcext:value-type="float">
            <text:p>1077484</text:p>
          </table:table-cell>
          <table:table-cell office:value-type="float" office:value="1054917" calcext:value-type="float">
            <text:p>1054917</text:p>
          </table:table-cell>
          <table:table-cell office:value-type="float" office:value="1059038" calcext:value-type="float">
            <text:p>1059038</text:p>
          </table:table-cell>
          <table:table-cell office:value-type="float" office:value="1051729" calcext:value-type="float">
            <text:p>1051729</text:p>
          </table:table-cell>
          <table:table-cell office:value-type="float" office:value="1074976" calcext:value-type="float">
            <text:p>1074976</text:p>
          </table:table-cell>
          <table:table-cell office:value-type="float" office:value="1078305" calcext:value-type="float">
            <text:p>1078305</text:p>
          </table:table-cell>
          <table:table-cell office:value-type="float" office:value="1043008" calcext:value-type="float">
            <text:p>1043008</text:p>
          </table:table-cell>
          <table:table-cell office:value-type="float" office:value="1045559" calcext:value-type="float">
            <text:p>1045559</text:p>
          </table:table-cell>
          <table:table-cell office:value-type="float" office:value="1027367" calcext:value-type="float">
            <text:p>1027367</text:p>
          </table:table-cell>
          <table:table-cell office:value-type="float" office:value="1084248" calcext:value-type="float">
            <text:p>1084248</text:p>
          </table:table-cell>
          <table:table-cell office:value-type="float" office:value="1088805" calcext:value-type="float">
            <text:p>1088805</text:p>
          </table:table-cell>
          <table:table-cell office:value-type="float" office:value="1068096" calcext:value-type="float">
            <text:p>1068096</text:p>
          </table:table-cell>
          <table:table-cell office:value-type="float" office:value="1042894" calcext:value-type="float">
            <text:p>1042894</text:p>
          </table:table-cell>
          <table:table-cell office:value-type="float" office:value="1027974" calcext:value-type="float">
            <text:p>1027974</text:p>
          </table:table-cell>
          <table:table-cell office:value-type="float" office:value="1032091" calcext:value-type="float">
            <text:p>1032091</text:p>
          </table:table-cell>
          <table:table-cell office:value-type="float" office:value="1023841" calcext:value-type="float">
            <text:p>1023841</text:p>
          </table:table-cell>
          <table:table-cell office:value-type="float" office:value="1024726" calcext:value-type="float">
            <text:p>1024726</text:p>
          </table:table-cell>
          <table:table-cell office:value-type="float" office:value="1022259" calcext:value-type="float">
            <text:p>1022259</text:p>
          </table:table-cell>
          <table:table-cell office:value-type="float" office:value="1029536" calcext:value-type="float">
            <text:p>1029536</text:p>
          </table:table-cell>
          <table:table-cell office:value-type="float" office:value="1034138" calcext:value-type="float">
            <text:p>1034138</text:p>
          </table:table-cell>
          <table:table-cell office:value-type="float" office:value="1032287" calcext:value-type="float">
            <text:p>1032287</text:p>
          </table:table-cell>
          <table:table-cell office:value-type="float" office:value="1025716" calcext:value-type="float">
            <text:p>1025716</text:p>
          </table:table-cell>
          <table:table-cell office:value-type="float" office:value="1025783" calcext:value-type="float">
            <text:p>1025783</text:p>
          </table:table-cell>
          <table:table-cell office:value-type="float" office:value="1029873" calcext:value-type="float">
            <text:p>1029873</text:p>
          </table:table-cell>
          <table:table-cell office:value-type="float" office:value="1019446" calcext:value-type="float">
            <text:p>1019446</text:p>
          </table:table-cell>
          <table:table-cell office:value-type="float" office:value="1027978" calcext:value-type="float">
            <text:p>1027978</text:p>
          </table:table-cell>
          <table:table-cell office:value-type="float" office:value="1020446" calcext:value-type="float">
            <text:p>1020446</text:p>
          </table:table-cell>
          <table:table-cell office:value-type="float" office:value="31243388" calcext:value-type="float">
            <text:p>31243388</text:p>
          </table:table-cell>
          <table:table-cell office:value-type="string" calcext:value-type="string">
            <text:p>OK</text:p>
          </table:table-cell>
          <table:table-cell office:value-type="float" office:value="625256280" calcext:value-type="float">
            <text:p>625256280</text:p>
          </table:table-cell>
          <table:table-cell office:value-type="float" office:value="625206281" calcext:value-type="float">
            <text:p>625206281</text:p>
          </table:table-cell>
          <table:table-cell table:number-columns-repeated="2" office:value-type="float" office:value="1250412562" calcext:value-type="float">
            <text:p>1250412562</text:p>
          </table:table-cell>
        </table:table-row>
        <table:table-row table:style-name="ro1">
          <table:table-cell table:formula="of:=MAX([.N62:.AQ62])" office:value-type="float" office:value="1296170" calcext:value-type="float">
            <text:p>1296170</text:p>
          </table:table-cell>
          <table:table-cell table:formula="of:=MIN([.N62:.AQ62])" office:value-type="float" office:value="1012968" calcext:value-type="float">
            <text:p>1012968</text:p>
          </table:table-cell>
          <table:table-cell table:formula="of:=ABS([.A62]-[.B62])" office:value-type="float" office:value="283202" calcext:value-type="float">
            <text:p>283202</text:p>
          </table:table-cell>
          <table:table-cell table:formula="of:=[.K62]" office:value-type="float" office:value="1017353" calcext:value-type="float">
            <text:p>101735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1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7353" calcext:value-type="float">
            <text:p>1017353</text:p>
          </table:table-cell>
          <table:table-cell office:value-type="float" office:value="1012968" calcext:value-type="float">
            <text:p>1012968</text:p>
          </table:table-cell>
          <table:table-cell office:value-type="float" office:value="1125281" calcext:value-type="float">
            <text:p>1125281</text:p>
          </table:table-cell>
          <table:table-cell office:value-type="float" office:value="1017353" calcext:value-type="float">
            <text:p>1017353</text:p>
          </table:table-cell>
          <table:table-cell office:value-type="float" office:value="1012968" calcext:value-type="float">
            <text:p>1012968</text:p>
          </table:table-cell>
          <table:table-cell office:value-type="float" office:value="1048515" calcext:value-type="float">
            <text:p>1048515</text:p>
          </table:table-cell>
          <table:table-cell office:value-type="float" office:value="1066347" calcext:value-type="float">
            <text:p>1066347</text:p>
          </table:table-cell>
          <table:table-cell office:value-type="float" office:value="1111778" calcext:value-type="float">
            <text:p>1111778</text:p>
          </table:table-cell>
          <table:table-cell office:value-type="float" office:value="1100670" calcext:value-type="float">
            <text:p>1100670</text:p>
          </table:table-cell>
          <table:table-cell office:value-type="float" office:value="1107053" calcext:value-type="float">
            <text:p>1107053</text:p>
          </table:table-cell>
          <table:table-cell office:value-type="float" office:value="1101484" calcext:value-type="float">
            <text:p>1101484</text:p>
          </table:table-cell>
          <table:table-cell office:value-type="float" office:value="1110340" calcext:value-type="float">
            <text:p>1110340</text:p>
          </table:table-cell>
          <table:table-cell office:value-type="float" office:value="1128521" calcext:value-type="float">
            <text:p>1128521</text:p>
          </table:table-cell>
          <table:table-cell office:value-type="float" office:value="1141341" calcext:value-type="float">
            <text:p>1141341</text:p>
          </table:table-cell>
          <table:table-cell office:value-type="float" office:value="1136102" calcext:value-type="float">
            <text:p>1136102</text:p>
          </table:table-cell>
          <table:table-cell office:value-type="float" office:value="1094733" calcext:value-type="float">
            <text:p>1094733</text:p>
          </table:table-cell>
          <table:table-cell office:value-type="float" office:value="1130110" calcext:value-type="float">
            <text:p>1130110</text:p>
          </table:table-cell>
          <table:table-cell office:value-type="float" office:value="1125598" calcext:value-type="float">
            <text:p>1125598</text:p>
          </table:table-cell>
          <table:table-cell office:value-type="float" office:value="1117576" calcext:value-type="float">
            <text:p>1117576</text:p>
          </table:table-cell>
          <table:table-cell office:value-type="float" office:value="1128692" calcext:value-type="float">
            <text:p>1128692</text:p>
          </table:table-cell>
          <table:table-cell office:value-type="float" office:value="1121536" calcext:value-type="float">
            <text:p>1121536</text:p>
          </table:table-cell>
          <table:table-cell office:value-type="float" office:value="1154120" calcext:value-type="float">
            <text:p>1154120</text:p>
          </table:table-cell>
          <table:table-cell office:value-type="float" office:value="1152978" calcext:value-type="float">
            <text:p>1152978</text:p>
          </table:table-cell>
          <table:table-cell office:value-type="float" office:value="1115658" calcext:value-type="float">
            <text:p>1115658</text:p>
          </table:table-cell>
          <table:table-cell office:value-type="float" office:value="1162578" calcext:value-type="float">
            <text:p>1162578</text:p>
          </table:table-cell>
          <table:table-cell office:value-type="float" office:value="1134718" calcext:value-type="float">
            <text:p>1134718</text:p>
          </table:table-cell>
          <table:table-cell office:value-type="float" office:value="1154183" calcext:value-type="float">
            <text:p>1154183</text:p>
          </table:table-cell>
          <table:table-cell office:value-type="float" office:value="1180030" calcext:value-type="float">
            <text:p>1180030</text:p>
          </table:table-cell>
          <table:table-cell office:value-type="float" office:value="1296170" calcext:value-type="float">
            <text:p>1296170</text:p>
          </table:table-cell>
          <table:table-cell office:value-type="float" office:value="1138299" calcext:value-type="float">
            <text:p>1138299</text:p>
          </table:table-cell>
          <table:table-cell office:value-type="float" office:value="1137054" calcext:value-type="float">
            <text:p>1137054</text:p>
          </table:table-cell>
          <table:table-cell office:value-type="float" office:value="1162223" calcext:value-type="float">
            <text:p>1162223</text:p>
          </table:table-cell>
          <table:table-cell office:value-type="float" office:value="1169725" calcext:value-type="float">
            <text:p>1169725</text:p>
          </table:table-cell>
          <table:table-cell office:value-type="float" office:value="33758453" calcext:value-type="float">
            <text:p>33758453</text:p>
          </table:table-cell>
          <table:table-cell office:value-type="string" calcext:value-type="string">
            <text:p>OK</text:p>
          </table:table-cell>
          <table:table-cell office:value-type="float" office:value="624230387" calcext:value-type="float">
            <text:p>624230387</text:p>
          </table:table-cell>
          <table:table-cell office:value-type="float" office:value="624180388" calcext:value-type="float">
            <text:p>624180388</text:p>
          </table:table-cell>
          <table:table-cell table:number-columns-repeated="2" office:value-type="float" office:value="1248360776" calcext:value-type="float">
            <text:p>1248360776</text:p>
          </table:table-cell>
        </table:table-row>
        <table:table-row table:style-name="ro1">
          <table:table-cell table:formula="of:=MAX([.N63:.AQ63])" office:value-type="float" office:value="1249854" calcext:value-type="float">
            <text:p>1249854</text:p>
          </table:table-cell>
          <table:table-cell table:formula="of:=MIN([.N63:.AQ63])" office:value-type="float" office:value="1043998" calcext:value-type="float">
            <text:p>1043998</text:p>
          </table:table-cell>
          <table:table-cell table:formula="of:=ABS([.A63]-[.B63])" office:value-type="float" office:value="205856" calcext:value-type="float">
            <text:p>205856</text:p>
          </table:table-cell>
          <table:table-cell table:formula="of:=[.K63]" office:value-type="float" office:value="1179851" calcext:value-type="float">
            <text:p>11798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2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179851" calcext:value-type="float">
            <text:p>1179851</text:p>
          </table:table-cell>
          <table:table-cell office:value-type="float" office:value="1043998" calcext:value-type="float">
            <text:p>1043998</text:p>
          </table:table-cell>
          <table:table-cell office:value-type="float" office:value="1127492" calcext:value-type="float">
            <text:p>1127492</text:p>
          </table:table-cell>
          <table:table-cell office:value-type="float" office:value="1179851" calcext:value-type="float">
            <text:p>1179851</text:p>
          </table:table-cell>
          <table:table-cell office:value-type="float" office:value="1186930" calcext:value-type="float">
            <text:p>1186930</text:p>
          </table:table-cell>
          <table:table-cell office:value-type="float" office:value="1183658" calcext:value-type="float">
            <text:p>1183658</text:p>
          </table:table-cell>
          <table:table-cell office:value-type="float" office:value="1216873" calcext:value-type="float">
            <text:p>1216873</text:p>
          </table:table-cell>
          <table:table-cell office:value-type="float" office:value="1157015" calcext:value-type="float">
            <text:p>1157015</text:p>
          </table:table-cell>
          <table:table-cell office:value-type="float" office:value="1136381" calcext:value-type="float">
            <text:p>1136381</text:p>
          </table:table-cell>
          <table:table-cell office:value-type="float" office:value="1141769" calcext:value-type="float">
            <text:p>1141769</text:p>
          </table:table-cell>
          <table:table-cell office:value-type="float" office:value="1168924" calcext:value-type="float">
            <text:p>1168924</text:p>
          </table:table-cell>
          <table:table-cell office:value-type="float" office:value="1143715" calcext:value-type="float">
            <text:p>1143715</text:p>
          </table:table-cell>
          <table:table-cell office:value-type="float" office:value="1177700" calcext:value-type="float">
            <text:p>1177700</text:p>
          </table:table-cell>
          <table:table-cell office:value-type="float" office:value="1144108" calcext:value-type="float">
            <text:p>1144108</text:p>
          </table:table-cell>
          <table:table-cell office:value-type="float" office:value="1224267" calcext:value-type="float">
            <text:p>1224267</text:p>
          </table:table-cell>
          <table:table-cell office:value-type="float" office:value="1148597" calcext:value-type="float">
            <text:p>1148597</text:p>
          </table:table-cell>
          <table:table-cell office:value-type="float" office:value="1151343" calcext:value-type="float">
            <text:p>1151343</text:p>
          </table:table-cell>
          <table:table-cell office:value-type="float" office:value="1249854" calcext:value-type="float">
            <text:p>1249854</text:p>
          </table:table-cell>
          <table:table-cell office:value-type="float" office:value="1123731" calcext:value-type="float">
            <text:p>1123731</text:p>
          </table:table-cell>
          <table:table-cell office:value-type="float" office:value="1137792" calcext:value-type="float">
            <text:p>1137792</text:p>
          </table:table-cell>
          <table:table-cell office:value-type="float" office:value="1133843" calcext:value-type="float">
            <text:p>1133843</text:p>
          </table:table-cell>
          <table:table-cell office:value-type="float" office:value="1043998" calcext:value-type="float">
            <text:p>1043998</text:p>
          </table:table-cell>
          <table:table-cell office:value-type="float" office:value="1071249" calcext:value-type="float">
            <text:p>1071249</text:p>
          </table:table-cell>
          <table:table-cell office:value-type="float" office:value="1063889" calcext:value-type="float">
            <text:p>1063889</text:p>
          </table:table-cell>
          <table:table-cell office:value-type="float" office:value="1085667" calcext:value-type="float">
            <text:p>1085667</text:p>
          </table:table-cell>
          <table:table-cell office:value-type="float" office:value="1071853" calcext:value-type="float">
            <text:p>1071853</text:p>
          </table:table-cell>
          <table:table-cell office:value-type="float" office:value="1088702" calcext:value-type="float">
            <text:p>1088702</text:p>
          </table:table-cell>
          <table:table-cell office:value-type="float" office:value="1069425" calcext:value-type="float">
            <text:p>1069425</text:p>
          </table:table-cell>
          <table:table-cell office:value-type="float" office:value="1066060" calcext:value-type="float">
            <text:p>1066060</text:p>
          </table:table-cell>
          <table:table-cell office:value-type="float" office:value="1076992" calcext:value-type="float">
            <text:p>1076992</text:p>
          </table:table-cell>
          <table:table-cell office:value-type="float" office:value="1065694" calcext:value-type="float">
            <text:p>1065694</text:p>
          </table:table-cell>
          <table:table-cell office:value-type="float" office:value="1047452" calcext:value-type="float">
            <text:p>1047452</text:p>
          </table:table-cell>
          <table:table-cell office:value-type="float" office:value="1067436" calcext:value-type="float">
            <text:p>1067436</text:p>
          </table:table-cell>
          <table:table-cell office:value-type="float" office:value="33824768" calcext:value-type="float">
            <text:p>33824768</text:p>
          </table:table-cell>
          <table:table-cell office:value-type="string" calcext:value-type="string">
            <text:p>OK</text:p>
          </table:table-cell>
          <table:table-cell office:value-type="float" office:value="628292376" calcext:value-type="float">
            <text:p>628292376</text:p>
          </table:table-cell>
          <table:table-cell office:value-type="float" office:value="628242377" calcext:value-type="float">
            <text:p>628242377</text:p>
          </table:table-cell>
          <table:table-cell table:number-columns-repeated="2" office:value-type="float" office:value="1256484754" calcext:value-type="float">
            <text:p>1256484754</text:p>
          </table:table-cell>
        </table:table-row>
        <table:table-row table:style-name="ro1">
          <table:table-cell table:formula="of:=MAX([.N64:.AQ64])" office:value-type="float" office:value="1082948" calcext:value-type="float">
            <text:p>1082948</text:p>
          </table:table-cell>
          <table:table-cell table:formula="of:=MIN([.N64:.AQ64])" office:value-type="float" office:value="1019578" calcext:value-type="float">
            <text:p>1019578</text:p>
          </table:table-cell>
          <table:table-cell table:formula="of:=ABS([.A64]-[.B64])" office:value-type="float" office:value="63370" calcext:value-type="float">
            <text:p>63370</text:p>
          </table:table-cell>
          <table:table-cell table:formula="of:=[.K64]" office:value-type="float" office:value="1071387" calcext:value-type="float">
            <text:p>107138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3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71387" calcext:value-type="float">
            <text:p>1071387</text:p>
          </table:table-cell>
          <table:table-cell office:value-type="float" office:value="1019578" calcext:value-type="float">
            <text:p>1019578</text:p>
          </table:table-cell>
          <table:table-cell office:value-type="float" office:value="1048480" calcext:value-type="float">
            <text:p>1048480</text:p>
          </table:table-cell>
          <table:table-cell office:value-type="float" office:value="1071387" calcext:value-type="float">
            <text:p>1071387</text:p>
          </table:table-cell>
          <table:table-cell office:value-type="float" office:value="1066998" calcext:value-type="float">
            <text:p>1066998</text:p>
          </table:table-cell>
          <table:table-cell office:value-type="float" office:value="1075184" calcext:value-type="float">
            <text:p>1075184</text:p>
          </table:table-cell>
          <table:table-cell office:value-type="float" office:value="1066669" calcext:value-type="float">
            <text:p>1066669</text:p>
          </table:table-cell>
          <table:table-cell office:value-type="float" office:value="1074036" calcext:value-type="float">
            <text:p>1074036</text:p>
          </table:table-cell>
          <table:table-cell office:value-type="float" office:value="1057828" calcext:value-type="float">
            <text:p>1057828</text:p>
          </table:table-cell>
          <table:table-cell office:value-type="float" office:value="1045796" calcext:value-type="float">
            <text:p>1045796</text:p>
          </table:table-cell>
          <table:table-cell office:value-type="float" office:value="1055863" calcext:value-type="float">
            <text:p>1055863</text:p>
          </table:table-cell>
          <table:table-cell office:value-type="float" office:value="1051981" calcext:value-type="float">
            <text:p>1051981</text:p>
          </table:table-cell>
          <table:table-cell office:value-type="float" office:value="1073925" calcext:value-type="float">
            <text:p>1073925</text:p>
          </table:table-cell>
          <table:table-cell office:value-type="float" office:value="1038035" calcext:value-type="float">
            <text:p>1038035</text:p>
          </table:table-cell>
          <table:table-cell office:value-type="float" office:value="1062116" calcext:value-type="float">
            <text:p>1062116</text:p>
          </table:table-cell>
          <table:table-cell office:value-type="float" office:value="1058267" calcext:value-type="float">
            <text:p>1058267</text:p>
          </table:table-cell>
          <table:table-cell office:value-type="float" office:value="1028526" calcext:value-type="float">
            <text:p>1028526</text:p>
          </table:table-cell>
          <table:table-cell office:value-type="float" office:value="1020298" calcext:value-type="float">
            <text:p>1020298</text:p>
          </table:table-cell>
          <table:table-cell office:value-type="float" office:value="1023310" calcext:value-type="float">
            <text:p>1023310</text:p>
          </table:table-cell>
          <table:table-cell office:value-type="float" office:value="1027752" calcext:value-type="float">
            <text:p>1027752</text:p>
          </table:table-cell>
          <table:table-cell office:value-type="float" office:value="1027938" calcext:value-type="float">
            <text:p>1027938</text:p>
          </table:table-cell>
          <table:table-cell office:value-type="float" office:value="1023744" calcext:value-type="float">
            <text:p>1023744</text:p>
          </table:table-cell>
          <table:table-cell office:value-type="float" office:value="1021641" calcext:value-type="float">
            <text:p>1021641</text:p>
          </table:table-cell>
          <table:table-cell office:value-type="float" office:value="1019578" calcext:value-type="float">
            <text:p>1019578</text:p>
          </table:table-cell>
          <table:table-cell office:value-type="float" office:value="1030517" calcext:value-type="float">
            <text:p>1030517</text:p>
          </table:table-cell>
          <table:table-cell office:value-type="float" office:value="1066748" calcext:value-type="float">
            <text:p>1066748</text:p>
          </table:table-cell>
          <table:table-cell office:value-type="float" office:value="1073733" calcext:value-type="float">
            <text:p>1073733</text:p>
          </table:table-cell>
          <table:table-cell office:value-type="float" office:value="1068884" calcext:value-type="float">
            <text:p>1068884</text:p>
          </table:table-cell>
          <table:table-cell office:value-type="float" office:value="1082948" calcext:value-type="float">
            <text:p>1082948</text:p>
          </table:table-cell>
          <table:table-cell office:value-type="float" office:value="1034738" calcext:value-type="float">
            <text:p>1034738</text:p>
          </table:table-cell>
          <table:table-cell office:value-type="float" office:value="1028440" calcext:value-type="float">
            <text:p>1028440</text:p>
          </table:table-cell>
          <table:table-cell office:value-type="float" office:value="1049244" calcext:value-type="float">
            <text:p>1049244</text:p>
          </table:table-cell>
          <table:table-cell office:value-type="float" office:value="1028278" calcext:value-type="float">
            <text:p>1028278</text:p>
          </table:table-cell>
          <table:table-cell office:value-type="float" office:value="31454402" calcext:value-type="float">
            <text:p>31454402</text:p>
          </table:table-cell>
          <table:table-cell office:value-type="string" calcext:value-type="string">
            <text:p>OK</text:p>
          </table:table-cell>
          <table:table-cell office:value-type="float" office:value="624446081" calcext:value-type="float">
            <text:p>624446081</text:p>
          </table:table-cell>
          <table:table-cell office:value-type="float" office:value="624396082" calcext:value-type="float">
            <text:p>624396082</text:p>
          </table:table-cell>
          <table:table-cell table:number-columns-repeated="2" office:value-type="float" office:value="1248792164" calcext:value-type="float">
            <text:p>1248792164</text:p>
          </table:table-cell>
        </table:table-row>
        <table:table-row table:style-name="ro1">
          <table:table-cell table:formula="of:=MAX([.N65:.AQ65])" office:value-type="float" office:value="1168725" calcext:value-type="float">
            <text:p>1168725</text:p>
          </table:table-cell>
          <table:table-cell table:formula="of:=MIN([.N65:.AQ65])" office:value-type="float" office:value="1006814" calcext:value-type="float">
            <text:p>1006814</text:p>
          </table:table-cell>
          <table:table-cell table:formula="of:=ABS([.A65]-[.B65])" office:value-type="float" office:value="161911" calcext:value-type="float">
            <text:p>161911</text:p>
          </table:table-cell>
          <table:table-cell table:formula="of:=[.K65]" office:value-type="float" office:value="1104413" calcext:value-type="float">
            <text:p>11044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4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104413" calcext:value-type="float">
            <text:p>1104413</text:p>
          </table:table-cell>
          <table:table-cell office:value-type="float" office:value="1006814" calcext:value-type="float">
            <text:p>1006814</text:p>
          </table:table-cell>
          <table:table-cell office:value-type="float" office:value="1067438" calcext:value-type="float">
            <text:p>1067438</text:p>
          </table:table-cell>
          <table:table-cell office:value-type="float" office:value="1104413" calcext:value-type="float">
            <text:p>1104413</text:p>
          </table:table-cell>
          <table:table-cell office:value-type="float" office:value="1097970" calcext:value-type="float">
            <text:p>1097970</text:p>
          </table:table-cell>
          <table:table-cell office:value-type="float" office:value="1128809" calcext:value-type="float">
            <text:p>1128809</text:p>
          </table:table-cell>
          <table:table-cell office:value-type="float" office:value="1159721" calcext:value-type="float">
            <text:p>1159721</text:p>
          </table:table-cell>
          <table:table-cell office:value-type="float" office:value="1168725" calcext:value-type="float">
            <text:p>1168725</text:p>
          </table:table-cell>
          <table:table-cell office:value-type="float" office:value="1131228" calcext:value-type="float">
            <text:p>1131228</text:p>
          </table:table-cell>
          <table:table-cell office:value-type="float" office:value="1140774" calcext:value-type="float">
            <text:p>1140774</text:p>
          </table:table-cell>
          <table:table-cell office:value-type="float" office:value="1131601" calcext:value-type="float">
            <text:p>1131601</text:p>
          </table:table-cell>
          <table:table-cell office:value-type="float" office:value="1093542" calcext:value-type="float">
            <text:p>1093542</text:p>
          </table:table-cell>
          <table:table-cell office:value-type="float" office:value="1069685" calcext:value-type="float">
            <text:p>1069685</text:p>
          </table:table-cell>
          <table:table-cell office:value-type="float" office:value="1066856" calcext:value-type="float">
            <text:p>1066856</text:p>
          </table:table-cell>
          <table:table-cell office:value-type="float" office:value="1041067" calcext:value-type="float">
            <text:p>1041067</text:p>
          </table:table-cell>
          <table:table-cell office:value-type="float" office:value="1056784" calcext:value-type="float">
            <text:p>1056784</text:p>
          </table:table-cell>
          <table:table-cell office:value-type="float" office:value="1057772" calcext:value-type="float">
            <text:p>1057772</text:p>
          </table:table-cell>
          <table:table-cell office:value-type="float" office:value="1038352" calcext:value-type="float">
            <text:p>1038352</text:p>
          </table:table-cell>
          <table:table-cell office:value-type="float" office:value="1010851" calcext:value-type="float">
            <text:p>1010851</text:p>
          </table:table-cell>
          <table:table-cell office:value-type="float" office:value="1048580" calcext:value-type="float">
            <text:p>1048580</text:p>
          </table:table-cell>
          <table:table-cell office:value-type="float" office:value="1072292" calcext:value-type="float">
            <text:p>1072292</text:p>
          </table:table-cell>
          <table:table-cell office:value-type="float" office:value="1053264" calcext:value-type="float">
            <text:p>1053264</text:p>
          </table:table-cell>
          <table:table-cell office:value-type="float" office:value="1043374" calcext:value-type="float">
            <text:p>1043374</text:p>
          </table:table-cell>
          <table:table-cell office:value-type="float" office:value="1074533" calcext:value-type="float">
            <text:p>1074533</text:p>
          </table:table-cell>
          <table:table-cell office:value-type="float" office:value="1026531" calcext:value-type="float">
            <text:p>1026531</text:p>
          </table:table-cell>
          <table:table-cell office:value-type="float" office:value="1008561" calcext:value-type="float">
            <text:p>1008561</text:p>
          </table:table-cell>
          <table:table-cell office:value-type="float" office:value="1017277" calcext:value-type="float">
            <text:p>1017277</text:p>
          </table:table-cell>
          <table:table-cell office:value-type="float" office:value="1014225" calcext:value-type="float">
            <text:p>1014225</text:p>
          </table:table-cell>
          <table:table-cell office:value-type="float" office:value="1011813" calcext:value-type="float">
            <text:p>1011813</text:p>
          </table:table-cell>
          <table:table-cell office:value-type="float" office:value="1006814" calcext:value-type="float">
            <text:p>1006814</text:p>
          </table:table-cell>
          <table:table-cell office:value-type="float" office:value="1015847" calcext:value-type="float">
            <text:p>1015847</text:p>
          </table:table-cell>
          <table:table-cell office:value-type="float" office:value="1063819" calcext:value-type="float">
            <text:p>1063819</text:p>
          </table:table-cell>
          <table:table-cell office:value-type="float" office:value="1068071" calcext:value-type="float">
            <text:p>1068071</text:p>
          </table:table-cell>
          <table:table-cell office:value-type="float" office:value="32023151" calcext:value-type="float">
            <text:p>32023151</text:p>
          </table:table-cell>
          <table:table-cell office:value-type="string" calcext:value-type="string">
            <text:p>OK</text:p>
          </table:table-cell>
          <table:table-cell office:value-type="float" office:value="625259753" calcext:value-type="float">
            <text:p>625259753</text:p>
          </table:table-cell>
          <table:table-cell office:value-type="float" office:value="625209754" calcext:value-type="float">
            <text:p>625209754</text:p>
          </table:table-cell>
          <table:table-cell table:number-columns-repeated="2" office:value-type="float" office:value="1250419508" calcext:value-type="float">
            <text:p>1250419508</text:p>
          </table:table-cell>
        </table:table-row>
        <table:table-row table:style-name="ro1">
          <table:table-cell table:formula="of:=MAX([.N66:.AQ66])" office:value-type="float" office:value="1100495" calcext:value-type="float">
            <text:p>1100495</text:p>
          </table:table-cell>
          <table:table-cell table:formula="of:=MIN([.N66:.AQ66])" office:value-type="float" office:value="1000982" calcext:value-type="float">
            <text:p>1000982</text:p>
          </table:table-cell>
          <table:table-cell table:formula="of:=ABS([.A66]-[.B66])" office:value-type="float" office:value="99513" calcext:value-type="float">
            <text:p>99513</text:p>
          </table:table-cell>
          <table:table-cell table:formula="of:=[.K66]" office:value-type="float" office:value="1005423" calcext:value-type="float">
            <text:p>100542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5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05423" calcext:value-type="float">
            <text:p>1005423</text:p>
          </table:table-cell>
          <table:table-cell office:value-type="float" office:value="1000982" calcext:value-type="float">
            <text:p>1000982</text:p>
          </table:table-cell>
          <table:table-cell office:value-type="float" office:value="1038696" calcext:value-type="float">
            <text:p>1038696</text:p>
          </table:table-cell>
          <table:table-cell office:value-type="float" office:value="1005423" calcext:value-type="float">
            <text:p>1005423</text:p>
          </table:table-cell>
          <table:table-cell office:value-type="float" office:value="1000982" calcext:value-type="float">
            <text:p>1000982</text:p>
          </table:table-cell>
          <table:table-cell office:value-type="float" office:value="1080484" calcext:value-type="float">
            <text:p>1080484</text:p>
          </table:table-cell>
          <table:table-cell office:value-type="float" office:value="1064185" calcext:value-type="float">
            <text:p>1064185</text:p>
          </table:table-cell>
          <table:table-cell office:value-type="float" office:value="1021888" calcext:value-type="float">
            <text:p>1021888</text:p>
          </table:table-cell>
          <table:table-cell office:value-type="float" office:value="1071001" calcext:value-type="float">
            <text:p>1071001</text:p>
          </table:table-cell>
          <table:table-cell office:value-type="float" office:value="1064957" calcext:value-type="float">
            <text:p>1064957</text:p>
          </table:table-cell>
          <table:table-cell office:value-type="float" office:value="1025743" calcext:value-type="float">
            <text:p>1025743</text:p>
          </table:table-cell>
          <table:table-cell office:value-type="float" office:value="1027284" calcext:value-type="float">
            <text:p>1027284</text:p>
          </table:table-cell>
          <table:table-cell office:value-type="float" office:value="1021983" calcext:value-type="float">
            <text:p>1021983</text:p>
          </table:table-cell>
          <table:table-cell office:value-type="float" office:value="1023419" calcext:value-type="float">
            <text:p>1023419</text:p>
          </table:table-cell>
          <table:table-cell office:value-type="float" office:value="1022327" calcext:value-type="float">
            <text:p>1022327</text:p>
          </table:table-cell>
          <table:table-cell office:value-type="float" office:value="1059148" calcext:value-type="float">
            <text:p>1059148</text:p>
          </table:table-cell>
          <table:table-cell office:value-type="float" office:value="1066279" calcext:value-type="float">
            <text:p>1066279</text:p>
          </table:table-cell>
          <table:table-cell office:value-type="float" office:value="1064544" calcext:value-type="float">
            <text:p>1064544</text:p>
          </table:table-cell>
          <table:table-cell office:value-type="float" office:value="1100495" calcext:value-type="float">
            <text:p>1100495</text:p>
          </table:table-cell>
          <table:table-cell office:value-type="float" office:value="1074309" calcext:value-type="float">
            <text:p>1074309</text:p>
          </table:table-cell>
          <table:table-cell office:value-type="float" office:value="1054429" calcext:value-type="float">
            <text:p>1054429</text:p>
          </table:table-cell>
          <table:table-cell office:value-type="float" office:value="1039064" calcext:value-type="float">
            <text:p>1039064</text:p>
          </table:table-cell>
          <table:table-cell office:value-type="float" office:value="1025801" calcext:value-type="float">
            <text:p>1025801</text:p>
          </table:table-cell>
          <table:table-cell office:value-type="float" office:value="1018354" calcext:value-type="float">
            <text:p>1018354</text:p>
          </table:table-cell>
          <table:table-cell office:value-type="float" office:value="1028611" calcext:value-type="float">
            <text:p>1028611</text:p>
          </table:table-cell>
          <table:table-cell office:value-type="float" office:value="1020649" calcext:value-type="float">
            <text:p>1020649</text:p>
          </table:table-cell>
          <table:table-cell office:value-type="float" office:value="1028760" calcext:value-type="float">
            <text:p>1028760</text:p>
          </table:table-cell>
          <table:table-cell office:value-type="float" office:value="1024442" calcext:value-type="float">
            <text:p>1024442</text:p>
          </table:table-cell>
          <table:table-cell office:value-type="float" office:value="1017562" calcext:value-type="float">
            <text:p>1017562</text:p>
          </table:table-cell>
          <table:table-cell office:value-type="float" office:value="1032334" calcext:value-type="float">
            <text:p>1032334</text:p>
          </table:table-cell>
          <table:table-cell office:value-type="float" office:value="1040267" calcext:value-type="float">
            <text:p>1040267</text:p>
          </table:table-cell>
          <table:table-cell office:value-type="float" office:value="1018016" calcext:value-type="float">
            <text:p>1018016</text:p>
          </table:table-cell>
          <table:table-cell office:value-type="float" office:value="1018156" calcext:value-type="float">
            <text:p>1018156</text:p>
          </table:table-cell>
          <table:table-cell office:value-type="float" office:value="31160896" calcext:value-type="float">
            <text:p>31160896</text:p>
          </table:table-cell>
          <table:table-cell office:value-type="string" calcext:value-type="string">
            <text:p>OK</text:p>
          </table:table-cell>
          <table:table-cell office:value-type="float" office:value="625675389" calcext:value-type="float">
            <text:p>625675389</text:p>
          </table:table-cell>
          <table:table-cell office:value-type="float" office:value="625625390" calcext:value-type="float">
            <text:p>625625390</text:p>
          </table:table-cell>
          <table:table-cell table:number-columns-repeated="2" office:value-type="float" office:value="1251250780" calcext:value-type="float">
            <text:p>1251250780</text:p>
          </table:table-cell>
        </table:table-row>
        <table:table-row table:style-name="ro1">
          <table:table-cell table:formula="of:=MAX([.N67:.AQ67])" office:value-type="float" office:value="1071147" calcext:value-type="float">
            <text:p>1071147</text:p>
          </table:table-cell>
          <table:table-cell table:formula="of:=MIN([.N67:.AQ67])" office:value-type="float" office:value="1011038" calcext:value-type="float">
            <text:p>1011038</text:p>
          </table:table-cell>
          <table:table-cell table:formula="of:=ABS([.A67]-[.B67])" office:value-type="float" office:value="60109" calcext:value-type="float">
            <text:p>60109</text:p>
          </table:table-cell>
          <table:table-cell table:formula="of:=[.K67]" office:value-type="float" office:value="1012010" calcext:value-type="float">
            <text:p>10120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6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2010" calcext:value-type="float">
            <text:p>1012010</text:p>
          </table:table-cell>
          <table:table-cell office:value-type="float" office:value="1011038" calcext:value-type="float">
            <text:p>1011038</text:p>
          </table:table-cell>
          <table:table-cell office:value-type="float" office:value="1023792" calcext:value-type="float">
            <text:p>1023792</text:p>
          </table:table-cell>
          <table:table-cell office:value-type="float" office:value="1012010" calcext:value-type="float">
            <text:p>1012010</text:p>
          </table:table-cell>
          <table:table-cell office:value-type="float" office:value="1038155" calcext:value-type="float">
            <text:p>1038155</text:p>
          </table:table-cell>
          <table:table-cell office:value-type="float" office:value="1071147" calcext:value-type="float">
            <text:p>1071147</text:p>
          </table:table-cell>
          <table:table-cell office:value-type="float" office:value="1058706" calcext:value-type="float">
            <text:p>1058706</text:p>
          </table:table-cell>
          <table:table-cell office:value-type="float" office:value="1043764" calcext:value-type="float">
            <text:p>1043764</text:p>
          </table:table-cell>
          <table:table-cell office:value-type="float" office:value="1045930" calcext:value-type="float">
            <text:p>1045930</text:p>
          </table:table-cell>
          <table:table-cell office:value-type="float" office:value="1059454" calcext:value-type="float">
            <text:p>1059454</text:p>
          </table:table-cell>
          <table:table-cell office:value-type="float" office:value="1026815" calcext:value-type="float">
            <text:p>1026815</text:p>
          </table:table-cell>
          <table:table-cell office:value-type="float" office:value="1029411" calcext:value-type="float">
            <text:p>1029411</text:p>
          </table:table-cell>
          <table:table-cell office:value-type="float" office:value="1020891" calcext:value-type="float">
            <text:p>1020891</text:p>
          </table:table-cell>
          <table:table-cell office:value-type="float" office:value="1024735" calcext:value-type="float">
            <text:p>1024735</text:p>
          </table:table-cell>
          <table:table-cell office:value-type="float" office:value="1015825" calcext:value-type="float">
            <text:p>1015825</text:p>
          </table:table-cell>
          <table:table-cell office:value-type="float" office:value="1012704" calcext:value-type="float">
            <text:p>1012704</text:p>
          </table:table-cell>
          <table:table-cell office:value-type="float" office:value="1013286" calcext:value-type="float">
            <text:p>1013286</text:p>
          </table:table-cell>
          <table:table-cell office:value-type="float" office:value="1013057" calcext:value-type="float">
            <text:p>1013057</text:p>
          </table:table-cell>
          <table:table-cell office:value-type="float" office:value="1015096" calcext:value-type="float">
            <text:p>1015096</text:p>
          </table:table-cell>
          <table:table-cell office:value-type="float" office:value="1018221" calcext:value-type="float">
            <text:p>1018221</text:p>
          </table:table-cell>
          <table:table-cell office:value-type="float" office:value="1018211" calcext:value-type="float">
            <text:p>1018211</text:p>
          </table:table-cell>
          <table:table-cell office:value-type="float" office:value="1017235" calcext:value-type="float">
            <text:p>1017235</text:p>
          </table:table-cell>
          <table:table-cell office:value-type="float" office:value="1013765" calcext:value-type="float">
            <text:p>1013765</text:p>
          </table:table-cell>
          <table:table-cell office:value-type="float" office:value="1013076" calcext:value-type="float">
            <text:p>1013076</text:p>
          </table:table-cell>
          <table:table-cell office:value-type="float" office:value="1022126" calcext:value-type="float">
            <text:p>1022126</text:p>
          </table:table-cell>
          <table:table-cell office:value-type="float" office:value="1011038" calcext:value-type="float">
            <text:p>1011038</text:p>
          </table:table-cell>
          <table:table-cell office:value-type="float" office:value="1013280" calcext:value-type="float">
            <text:p>1013280</text:p>
          </table:table-cell>
          <table:table-cell office:value-type="float" office:value="1012711" calcext:value-type="float">
            <text:p>1012711</text:p>
          </table:table-cell>
          <table:table-cell office:value-type="float" office:value="1015552" calcext:value-type="float">
            <text:p>1015552</text:p>
          </table:table-cell>
          <table:table-cell office:value-type="float" office:value="1012483" calcext:value-type="float">
            <text:p>1012483</text:p>
          </table:table-cell>
          <table:table-cell office:value-type="float" office:value="1011350" calcext:value-type="float">
            <text:p>1011350</text:p>
          </table:table-cell>
          <table:table-cell office:value-type="float" office:value="1012394" calcext:value-type="float">
            <text:p>1012394</text:p>
          </table:table-cell>
          <table:table-cell office:value-type="float" office:value="1021344" calcext:value-type="float">
            <text:p>1021344</text:p>
          </table:table-cell>
          <table:table-cell office:value-type="float" office:value="30713772" calcext:value-type="float">
            <text:p>30713772</text:p>
          </table:table-cell>
          <table:table-cell office:value-type="string" calcext:value-type="string">
            <text:p>OK</text:p>
          </table:table-cell>
          <table:table-cell office:value-type="float" office:value="627477398" calcext:value-type="float">
            <text:p>627477398</text:p>
          </table:table-cell>
          <table:table-cell office:value-type="float" office:value="627427399" calcext:value-type="float">
            <text:p>627427399</text:p>
          </table:table-cell>
          <table:table-cell table:number-columns-repeated="2" office:value-type="float" office:value="1254854798" calcext:value-type="float">
            <text:p>1254854798</text:p>
          </table:table-cell>
        </table:table-row>
        <table:table-row table:style-name="ro1">
          <table:table-cell table:formula="of:=MAX([.N68:.AQ68])" office:value-type="float" office:value="1111102" calcext:value-type="float">
            <text:p>1111102</text:p>
          </table:table-cell>
          <table:table-cell table:formula="of:=MIN([.N68:.AQ68])" office:value-type="float" office:value="936266" calcext:value-type="float">
            <text:p>936266</text:p>
          </table:table-cell>
          <table:table-cell table:formula="of:=ABS([.A68]-[.B68])" office:value-type="float" office:value="174836" calcext:value-type="float">
            <text:p>174836</text:p>
          </table:table-cell>
          <table:table-cell table:formula="of:=[.K68]" office:value-type="float" office:value="936266" calcext:value-type="float">
            <text:p>9362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7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table:number-columns-repeated="2" office:value-type="float" office:value="936266" calcext:value-type="float">
            <text:p>936266</text:p>
          </table:table-cell>
          <table:table-cell office:value-type="float" office:value="1034893" calcext:value-type="float">
            <text:p>1034893</text:p>
          </table:table-cell>
          <table:table-cell office:value-type="float" office:value="936266" calcext:value-type="float">
            <text:p>936266</text:p>
          </table:table-cell>
          <table:table-cell office:value-type="float" office:value="1002684" calcext:value-type="float">
            <text:p>1002684</text:p>
          </table:table-cell>
          <table:table-cell office:value-type="float" office:value="1026398" calcext:value-type="float">
            <text:p>1026398</text:p>
          </table:table-cell>
          <table:table-cell office:value-type="float" office:value="1016176" calcext:value-type="float">
            <text:p>1016176</text:p>
          </table:table-cell>
          <table:table-cell office:value-type="float" office:value="1020535" calcext:value-type="float">
            <text:p>1020535</text:p>
          </table:table-cell>
          <table:table-cell office:value-type="float" office:value="1019825" calcext:value-type="float">
            <text:p>1019825</text:p>
          </table:table-cell>
          <table:table-cell office:value-type="float" office:value="1016693" calcext:value-type="float">
            <text:p>1016693</text:p>
          </table:table-cell>
          <table:table-cell office:value-type="float" office:value="1017312" calcext:value-type="float">
            <text:p>1017312</text:p>
          </table:table-cell>
          <table:table-cell office:value-type="float" office:value="1020696" calcext:value-type="float">
            <text:p>1020696</text:p>
          </table:table-cell>
          <table:table-cell office:value-type="float" office:value="1021169" calcext:value-type="float">
            <text:p>1021169</text:p>
          </table:table-cell>
          <table:table-cell office:value-type="float" office:value="1062607" calcext:value-type="float">
            <text:p>1062607</text:p>
          </table:table-cell>
          <table:table-cell office:value-type="float" office:value="1036349" calcext:value-type="float">
            <text:p>1036349</text:p>
          </table:table-cell>
          <table:table-cell office:value-type="float" office:value="1025374" calcext:value-type="float">
            <text:p>1025374</text:p>
          </table:table-cell>
          <table:table-cell office:value-type="float" office:value="1048282" calcext:value-type="float">
            <text:p>1048282</text:p>
          </table:table-cell>
          <table:table-cell office:value-type="float" office:value="1016642" calcext:value-type="float">
            <text:p>1016642</text:p>
          </table:table-cell>
          <table:table-cell office:value-type="float" office:value="1017881" calcext:value-type="float">
            <text:p>1017881</text:p>
          </table:table-cell>
          <table:table-cell office:value-type="float" office:value="1010862" calcext:value-type="float">
            <text:p>1010862</text:p>
          </table:table-cell>
          <table:table-cell office:value-type="float" office:value="1018290" calcext:value-type="float">
            <text:p>1018290</text:p>
          </table:table-cell>
          <table:table-cell office:value-type="float" office:value="1015184" calcext:value-type="float">
            <text:p>1015184</text:p>
          </table:table-cell>
          <table:table-cell office:value-type="float" office:value="1018419" calcext:value-type="float">
            <text:p>1018419</text:p>
          </table:table-cell>
          <table:table-cell office:value-type="float" office:value="1025156" calcext:value-type="float">
            <text:p>1025156</text:p>
          </table:table-cell>
          <table:table-cell office:value-type="float" office:value="1073437" calcext:value-type="float">
            <text:p>1073437</text:p>
          </table:table-cell>
          <table:table-cell office:value-type="float" office:value="1060761" calcext:value-type="float">
            <text:p>1060761</text:p>
          </table:table-cell>
          <table:table-cell office:value-type="float" office:value="1040863" calcext:value-type="float">
            <text:p>1040863</text:p>
          </table:table-cell>
          <table:table-cell office:value-type="float" office:value="1111102" calcext:value-type="float">
            <text:p>1111102</text:p>
          </table:table-cell>
          <table:table-cell office:value-type="float" office:value="1073379" calcext:value-type="float">
            <text:p>1073379</text:p>
          </table:table-cell>
          <table:table-cell office:value-type="float" office:value="1075185" calcext:value-type="float">
            <text:p>1075185</text:p>
          </table:table-cell>
          <table:table-cell office:value-type="float" office:value="1106939" calcext:value-type="float">
            <text:p>1106939</text:p>
          </table:table-cell>
          <table:table-cell office:value-type="float" office:value="1066615" calcext:value-type="float">
            <text:p>1066615</text:p>
          </table:table-cell>
          <table:table-cell office:value-type="float" office:value="1045729" calcext:value-type="float">
            <text:p>1045729</text:p>
          </table:table-cell>
          <table:table-cell office:value-type="float" office:value="31046810" calcext:value-type="float">
            <text:p>31046810</text:p>
          </table:table-cell>
          <table:table-cell office:value-type="string" calcext:value-type="string">
            <text:p>OK</text:p>
          </table:table-cell>
          <table:table-cell office:value-type="float" office:value="627022688" calcext:value-type="float">
            <text:p>627022688</text:p>
          </table:table-cell>
          <table:table-cell office:value-type="float" office:value="626972689" calcext:value-type="float">
            <text:p>626972689</text:p>
          </table:table-cell>
          <table:table-cell table:number-columns-repeated="2" office:value-type="float" office:value="1253945378" calcext:value-type="float">
            <text:p>1253945378</text:p>
          </table:table-cell>
        </table:table-row>
        <table:table-row table:style-name="ro1">
          <table:table-cell table:formula="of:=MAX([.N69:.AQ69])" office:value-type="float" office:value="1069435" calcext:value-type="float">
            <text:p>1069435</text:p>
          </table:table-cell>
          <table:table-cell table:formula="of:=MIN([.N69:.AQ69])" office:value-type="float" office:value="1016562" calcext:value-type="float">
            <text:p>1016562</text:p>
          </table:table-cell>
          <table:table-cell table:formula="of:=ABS([.A69]-[.B69])" office:value-type="float" office:value="52873" calcext:value-type="float">
            <text:p>52873</text:p>
          </table:table-cell>
          <table:table-cell table:formula="of:=[.K69]" office:value-type="float" office:value="1044124" calcext:value-type="float">
            <text:p>10441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8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44124" calcext:value-type="float">
            <text:p>1044124</text:p>
          </table:table-cell>
          <table:table-cell office:value-type="float" office:value="1016562" calcext:value-type="float">
            <text:p>1016562</text:p>
          </table:table-cell>
          <table:table-cell office:value-type="float" office:value="1034420" calcext:value-type="float">
            <text:p>1034420</text:p>
          </table:table-cell>
          <table:table-cell office:value-type="float" office:value="1044124" calcext:value-type="float">
            <text:p>1044124</text:p>
          </table:table-cell>
          <table:table-cell office:value-type="float" office:value="1030954" calcext:value-type="float">
            <text:p>1030954</text:p>
          </table:table-cell>
          <table:table-cell office:value-type="float" office:value="1069435" calcext:value-type="float">
            <text:p>1069435</text:p>
          </table:table-cell>
          <table:table-cell office:value-type="float" office:value="1059948" calcext:value-type="float">
            <text:p>1059948</text:p>
          </table:table-cell>
          <table:table-cell office:value-type="float" office:value="1064833" calcext:value-type="float">
            <text:p>1064833</text:p>
          </table:table-cell>
          <table:table-cell office:value-type="float" office:value="1060773" calcext:value-type="float">
            <text:p>1060773</text:p>
          </table:table-cell>
          <table:table-cell office:value-type="float" office:value="1032777" calcext:value-type="float">
            <text:p>1032777</text:p>
          </table:table-cell>
          <table:table-cell office:value-type="float" office:value="1032093" calcext:value-type="float">
            <text:p>1032093</text:p>
          </table:table-cell>
          <table:table-cell office:value-type="float" office:value="1034189" calcext:value-type="float">
            <text:p>1034189</text:p>
          </table:table-cell>
          <table:table-cell office:value-type="float" office:value="1028346" calcext:value-type="float">
            <text:p>1028346</text:p>
          </table:table-cell>
          <table:table-cell office:value-type="float" office:value="1024462" calcext:value-type="float">
            <text:p>1024462</text:p>
          </table:table-cell>
          <table:table-cell office:value-type="float" office:value="1023075" calcext:value-type="float">
            <text:p>1023075</text:p>
          </table:table-cell>
          <table:table-cell office:value-type="float" office:value="1018968" calcext:value-type="float">
            <text:p>1018968</text:p>
          </table:table-cell>
          <table:table-cell office:value-type="float" office:value="1028376" calcext:value-type="float">
            <text:p>1028376</text:p>
          </table:table-cell>
          <table:table-cell office:value-type="float" office:value="1028112" calcext:value-type="float">
            <text:p>1028112</text:p>
          </table:table-cell>
          <table:table-cell office:value-type="float" office:value="1022201" calcext:value-type="float">
            <text:p>1022201</text:p>
          </table:table-cell>
          <table:table-cell office:value-type="float" office:value="1021522" calcext:value-type="float">
            <text:p>1021522</text:p>
          </table:table-cell>
          <table:table-cell office:value-type="float" office:value="1018556" calcext:value-type="float">
            <text:p>1018556</text:p>
          </table:table-cell>
          <table:table-cell office:value-type="float" office:value="1027415" calcext:value-type="float">
            <text:p>1027415</text:p>
          </table:table-cell>
          <table:table-cell office:value-type="float" office:value="1038674" calcext:value-type="float">
            <text:p>1038674</text:p>
          </table:table-cell>
          <table:table-cell office:value-type="float" office:value="1033031" calcext:value-type="float">
            <text:p>1033031</text:p>
          </table:table-cell>
          <table:table-cell office:value-type="float" office:value="1040402" calcext:value-type="float">
            <text:p>1040402</text:p>
          </table:table-cell>
          <table:table-cell office:value-type="float" office:value="1020358" calcext:value-type="float">
            <text:p>1020358</text:p>
          </table:table-cell>
          <table:table-cell office:value-type="float" office:value="1031692" calcext:value-type="float">
            <text:p>1031692</text:p>
          </table:table-cell>
          <table:table-cell office:value-type="float" office:value="1018794" calcext:value-type="float">
            <text:p>1018794</text:p>
          </table:table-cell>
          <table:table-cell office:value-type="float" office:value="1016562" calcext:value-type="float">
            <text:p>1016562</text:p>
          </table:table-cell>
          <table:table-cell office:value-type="float" office:value="1018718" calcext:value-type="float">
            <text:p>1018718</text:p>
          </table:table-cell>
          <table:table-cell office:value-type="float" office:value="1059372" calcext:value-type="float">
            <text:p>1059372</text:p>
          </table:table-cell>
          <table:table-cell office:value-type="float" office:value="1055062" calcext:value-type="float">
            <text:p>1055062</text:p>
          </table:table-cell>
          <table:table-cell office:value-type="float" office:value="1029792" calcext:value-type="float">
            <text:p>1029792</text:p>
          </table:table-cell>
          <table:table-cell office:value-type="float" office:value="31032616" calcext:value-type="float">
            <text:p>31032616</text:p>
          </table:table-cell>
          <table:table-cell office:value-type="string" calcext:value-type="string">
            <text:p>OK</text:p>
          </table:table-cell>
          <table:table-cell office:value-type="float" office:value="624871705" calcext:value-type="float">
            <text:p>624871705</text:p>
          </table:table-cell>
          <table:table-cell office:value-type="float" office:value="624821706" calcext:value-type="float">
            <text:p>624821706</text:p>
          </table:table-cell>
          <table:table-cell table:number-columns-repeated="2" office:value-type="float" office:value="1249643412" calcext:value-type="float">
            <text:p>1249643412</text:p>
          </table:table-cell>
        </table:table-row>
        <table:table-row table:style-name="ro1">
          <table:table-cell table:formula="of:=MAX([.N70:.AQ70])" office:value-type="float" office:value="1062392" calcext:value-type="float">
            <text:p>1062392</text:p>
          </table:table-cell>
          <table:table-cell table:formula="of:=MIN([.N70:.AQ70])" office:value-type="float" office:value="1008631" calcext:value-type="float">
            <text:p>1008631</text:p>
          </table:table-cell>
          <table:table-cell table:formula="of:=ABS([.A70]-[.B70])" office:value-type="float" office:value="53761" calcext:value-type="float">
            <text:p>53761</text:p>
          </table:table-cell>
          <table:table-cell table:formula="of:=[.K70]" office:value-type="float" office:value="1062392" calcext:value-type="float">
            <text:p>106239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69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62392" calcext:value-type="float">
            <text:p>1062392</text:p>
          </table:table-cell>
          <table:table-cell office:value-type="float" office:value="1008631" calcext:value-type="float">
            <text:p>1008631</text:p>
          </table:table-cell>
          <table:table-cell office:value-type="float" office:value="1018992" calcext:value-type="float">
            <text:p>1018992</text:p>
          </table:table-cell>
          <table:table-cell office:value-type="float" office:value="1062392" calcext:value-type="float">
            <text:p>1062392</text:p>
          </table:table-cell>
          <table:table-cell office:value-type="float" office:value="1047322" calcext:value-type="float">
            <text:p>1047322</text:p>
          </table:table-cell>
          <table:table-cell office:value-type="float" office:value="1039565" calcext:value-type="float">
            <text:p>1039565</text:p>
          </table:table-cell>
          <table:table-cell office:value-type="float" office:value="1036024" calcext:value-type="float">
            <text:p>1036024</text:p>
          </table:table-cell>
          <table:table-cell office:value-type="float" office:value="1011627" calcext:value-type="float">
            <text:p>1011627</text:p>
          </table:table-cell>
          <table:table-cell office:value-type="float" office:value="1013218" calcext:value-type="float">
            <text:p>1013218</text:p>
          </table:table-cell>
          <table:table-cell office:value-type="float" office:value="1019000" calcext:value-type="float">
            <text:p>1019000</text:p>
          </table:table-cell>
          <table:table-cell office:value-type="float" office:value="1015321" calcext:value-type="float">
            <text:p>1015321</text:p>
          </table:table-cell>
          <table:table-cell office:value-type="float" office:value="1023275" calcext:value-type="float">
            <text:p>1023275</text:p>
          </table:table-cell>
          <table:table-cell office:value-type="float" office:value="1017163" calcext:value-type="float">
            <text:p>1017163</text:p>
          </table:table-cell>
          <table:table-cell office:value-type="float" office:value="1017892" calcext:value-type="float">
            <text:p>1017892</text:p>
          </table:table-cell>
          <table:table-cell office:value-type="float" office:value="1012580" calcext:value-type="float">
            <text:p>1012580</text:p>
          </table:table-cell>
          <table:table-cell office:value-type="float" office:value="1016726" calcext:value-type="float">
            <text:p>1016726</text:p>
          </table:table-cell>
          <table:table-cell office:value-type="float" office:value="1015786" calcext:value-type="float">
            <text:p>1015786</text:p>
          </table:table-cell>
          <table:table-cell office:value-type="float" office:value="1017043" calcext:value-type="float">
            <text:p>1017043</text:p>
          </table:table-cell>
          <table:table-cell office:value-type="float" office:value="1010852" calcext:value-type="float">
            <text:p>1010852</text:p>
          </table:table-cell>
          <table:table-cell office:value-type="float" office:value="1011565" calcext:value-type="float">
            <text:p>1011565</text:p>
          </table:table-cell>
          <table:table-cell office:value-type="float" office:value="1013632" calcext:value-type="float">
            <text:p>1013632</text:p>
          </table:table-cell>
          <table:table-cell office:value-type="float" office:value="1018142" calcext:value-type="float">
            <text:p>1018142</text:p>
          </table:table-cell>
          <table:table-cell office:value-type="float" office:value="1017942" calcext:value-type="float">
            <text:p>1017942</text:p>
          </table:table-cell>
          <table:table-cell office:value-type="float" office:value="1008631" calcext:value-type="float">
            <text:p>1008631</text:p>
          </table:table-cell>
          <table:table-cell office:value-type="float" office:value="1014278" calcext:value-type="float">
            <text:p>1014278</text:p>
          </table:table-cell>
          <table:table-cell office:value-type="float" office:value="1017819" calcext:value-type="float">
            <text:p>1017819</text:p>
          </table:table-cell>
          <table:table-cell office:value-type="float" office:value="1012991" calcext:value-type="float">
            <text:p>1012991</text:p>
          </table:table-cell>
          <table:table-cell office:value-type="float" office:value="1010903" calcext:value-type="float">
            <text:p>1010903</text:p>
          </table:table-cell>
          <table:table-cell office:value-type="float" office:value="1012077" calcext:value-type="float">
            <text:p>1012077</text:p>
          </table:table-cell>
          <table:table-cell office:value-type="float" office:value="1015573" calcext:value-type="float">
            <text:p>1015573</text:p>
          </table:table-cell>
          <table:table-cell office:value-type="float" office:value="1012048" calcext:value-type="float">
            <text:p>1012048</text:p>
          </table:table-cell>
          <table:table-cell office:value-type="float" office:value="1015954" calcext:value-type="float">
            <text:p>1015954</text:p>
          </table:table-cell>
          <table:table-cell office:value-type="float" office:value="1012441" calcext:value-type="float">
            <text:p>1012441</text:p>
          </table:table-cell>
          <table:table-cell office:value-type="float" office:value="30569782" calcext:value-type="float">
            <text:p>30569782</text:p>
          </table:table-cell>
          <table:table-cell office:value-type="string" calcext:value-type="string">
            <text:p>OK</text:p>
          </table:table-cell>
          <table:table-cell office:value-type="float" office:value="623700493" calcext:value-type="float">
            <text:p>623700493</text:p>
          </table:table-cell>
          <table:table-cell office:value-type="float" office:value="623650494" calcext:value-type="float">
            <text:p>623650494</text:p>
          </table:table-cell>
          <table:table-cell table:number-columns-repeated="2" office:value-type="float" office:value="1247300988" calcext:value-type="float">
            <text:p>1247300988</text:p>
          </table:table-cell>
        </table:table-row>
        <table:table-row table:style-name="ro1">
          <table:table-cell table:formula="of:=MAX([.N71:.AQ71])" office:value-type="float" office:value="1076394" calcext:value-type="float">
            <text:p>1076394</text:p>
          </table:table-cell>
          <table:table-cell table:formula="of:=MIN([.N71:.AQ71])" office:value-type="float" office:value="997922" calcext:value-type="float">
            <text:p>997922</text:p>
          </table:table-cell>
          <table:table-cell table:formula="of:=ABS([.A71]-[.B71])" office:value-type="float" office:value="78472" calcext:value-type="float">
            <text:p>78472</text:p>
          </table:table-cell>
          <table:table-cell table:formula="of:=[.K71]" office:value-type="float" office:value="1011569" calcext:value-type="float">
            <text:p>10115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stSet2</text:p>
          </table:table-cell>
          <table:table-cell office:value-type="string" calcext:value-type="string">
            <text:p>Test-70</text:p>
          </table:table-cell>
          <table:table-cell office:value-type="string" calcext:value-type="string">
            <text:p>DONE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RND</text:p>
          </table:table-cell>
          <table:table-cell office:value-type="float" office:value="1011569" calcext:value-type="float">
            <text:p>1011569</text:p>
          </table:table-cell>
          <table:table-cell office:value-type="float" office:value="997922" calcext:value-type="float">
            <text:p>997922</text:p>
          </table:table-cell>
          <table:table-cell office:value-type="float" office:value="1036761" calcext:value-type="float">
            <text:p>1036761</text:p>
          </table:table-cell>
          <table:table-cell office:value-type="float" office:value="1011569" calcext:value-type="float">
            <text:p>1011569</text:p>
          </table:table-cell>
          <table:table-cell office:value-type="float" office:value="997922" calcext:value-type="float">
            <text:p>997922</text:p>
          </table:table-cell>
          <table:table-cell office:value-type="float" office:value="1033942" calcext:value-type="float">
            <text:p>1033942</text:p>
          </table:table-cell>
          <table:table-cell office:value-type="float" office:value="1020930" calcext:value-type="float">
            <text:p>1020930</text:p>
          </table:table-cell>
          <table:table-cell office:value-type="float" office:value="1014150" calcext:value-type="float">
            <text:p>1014150</text:p>
          </table:table-cell>
          <table:table-cell office:value-type="float" office:value="1023441" calcext:value-type="float">
            <text:p>1023441</text:p>
          </table:table-cell>
          <table:table-cell office:value-type="float" office:value="1017715" calcext:value-type="float">
            <text:p>1017715</text:p>
          </table:table-cell>
          <table:table-cell office:value-type="float" office:value="1035039" calcext:value-type="float">
            <text:p>1035039</text:p>
          </table:table-cell>
          <table:table-cell office:value-type="float" office:value="1066503" calcext:value-type="float">
            <text:p>1066503</text:p>
          </table:table-cell>
          <table:table-cell office:value-type="float" office:value="1064991" calcext:value-type="float">
            <text:p>1064991</text:p>
          </table:table-cell>
          <table:table-cell office:value-type="float" office:value="1069112" calcext:value-type="float">
            <text:p>1069112</text:p>
          </table:table-cell>
          <table:table-cell office:value-type="float" office:value="1056612" calcext:value-type="float">
            <text:p>1056612</text:p>
          </table:table-cell>
          <table:table-cell office:value-type="float" office:value="1076394" calcext:value-type="float">
            <text:p>1076394</text:p>
          </table:table-cell>
          <table:table-cell office:value-type="float" office:value="1037606" calcext:value-type="float">
            <text:p>1037606</text:p>
          </table:table-cell>
          <table:table-cell office:value-type="float" office:value="1049380" calcext:value-type="float">
            <text:p>1049380</text:p>
          </table:table-cell>
          <table:table-cell office:value-type="float" office:value="1056331" calcext:value-type="float">
            <text:p>1056331</text:p>
          </table:table-cell>
          <table:table-cell office:value-type="float" office:value="1068159" calcext:value-type="float">
            <text:p>1068159</text:p>
          </table:table-cell>
          <table:table-cell office:value-type="float" office:value="1036924" calcext:value-type="float">
            <text:p>1036924</text:p>
          </table:table-cell>
          <table:table-cell office:value-type="float" office:value="1053630" calcext:value-type="float">
            <text:p>1053630</text:p>
          </table:table-cell>
          <table:table-cell office:value-type="float" office:value="1018262" calcext:value-type="float">
            <text:p>1018262</text:p>
          </table:table-cell>
          <table:table-cell office:value-type="float" office:value="1026229" calcext:value-type="float">
            <text:p>1026229</text:p>
          </table:table-cell>
          <table:table-cell office:value-type="float" office:value="1031402" calcext:value-type="float">
            <text:p>1031402</text:p>
          </table:table-cell>
          <table:table-cell office:value-type="float" office:value="1031132" calcext:value-type="float">
            <text:p>1031132</text:p>
          </table:table-cell>
          <table:table-cell office:value-type="float" office:value="1031507" calcext:value-type="float">
            <text:p>1031507</text:p>
          </table:table-cell>
          <table:table-cell office:value-type="float" office:value="1023972" calcext:value-type="float">
            <text:p>1023972</text:p>
          </table:table-cell>
          <table:table-cell office:value-type="float" office:value="1019892" calcext:value-type="float">
            <text:p>1019892</text:p>
          </table:table-cell>
          <table:table-cell office:value-type="float" office:value="1015087" calcext:value-type="float">
            <text:p>1015087</text:p>
          </table:table-cell>
          <table:table-cell office:value-type="float" office:value="1028044" calcext:value-type="float">
            <text:p>1028044</text:p>
          </table:table-cell>
          <table:table-cell office:value-type="float" office:value="1051781" calcext:value-type="float">
            <text:p>1051781</text:p>
          </table:table-cell>
          <table:table-cell office:value-type="float" office:value="1035174" calcext:value-type="float">
            <text:p>1035174</text:p>
          </table:table-cell>
          <table:table-cell office:value-type="float" office:value="31102832" calcext:value-type="float">
            <text:p>31102832</text:p>
          </table:table-cell>
          <table:table-cell office:value-type="string" calcext:value-type="string">
            <text:p>OK</text:p>
          </table:table-cell>
          <table:table-cell office:value-type="float" office:value="625976997" calcext:value-type="float">
            <text:p>625976997</text:p>
          </table:table-cell>
          <table:table-cell office:value-type="float" office:value="625926998" calcext:value-type="float">
            <text:p>625926998</text:p>
          </table:table-cell>
          <table:table-cell table:number-columns-repeated="2" office:value-type="float" office:value="1251853996" calcext:value-type="float">
            <text:p>1251853996</text:p>
          </table:table-cell>
        </table:table-row>
        <table:table-row table:style-name="ro2" table:number-rows-repeated="5">
          <table:table-cell table:style-name="Default" table:number-columns-repeated="4"/>
          <table:table-cell table:number-columns-repeated="45"/>
        </table:table-row>
        <table:table-row table:style-name="ro1">
          <table:table-cell table:style-name="ce1" office:value-type="string" calcext:value-type="string">
            <text:p>TmaxAllAVG</text:p>
          </table:table-cell>
          <table:table-cell table:style-name="ce1" office:value-type="string" calcext:value-type="string">
            <text:p>TminAllAVG</text:p>
          </table:table-cell>
          <table:table-cell table:style-name="ce1" office:value-type="string" calcext:value-type="string">
            <text:p>DeltaAllAVG</text:p>
          </table:table-cell>
          <table:table-cell table:style-name="ce1" office:value-type="string" calcext:value-type="string">
            <text:p>TfirstAVG</text:p>
          </table:table-cell>
          <table:table-cell table:number-columns-repeated="45"/>
        </table:table-row>
        <table:table-row table:style-name="ro1">
          <table:table-cell table:formula="of:=AVERAGE([.A2:.A72])" office:value-type="float" office:value="1102628.55714286" calcext:value-type="float">
            <text:p>1102628.55714286</text:p>
          </table:table-cell>
          <table:table-cell table:formula="of:=AVERAGE([.B2:.B72])" office:value-type="float" office:value="1010617.2" calcext:value-type="float">
            <text:p>1010617.2</text:p>
          </table:table-cell>
          <table:table-cell table:formula="of:=AVERAGE([.C2:.C72])" office:value-type="float" office:value="92011.3571428571" calcext:value-type="float">
            <text:p>92011.3571428571</text:p>
          </table:table-cell>
          <table:table-cell table:formula="of:=AVERAGE([.D2:.D72])" office:value-type="float" office:value="1036417.04285714" calcext:value-type="float">
            <text:p>1036417.04285714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3:05:53.289885717</meta:creation-date>
    <dc:date>2019-11-27T16:23:50.902158477</dc:date>
    <meta:editing-duration>P1DT2H20M48S</meta:editing-duration>
    <meta:editing-cycles>4</meta:editing-cycles>
    <meta:generator>LibreOffice/6.0.7.3$Linux_X86_64 LibreOffice_project/00m0$Build-3</meta:generator>
    <meta:document-statistic meta:table-count="5" meta:cell-count="17486" meta:object-count="0"/>
  </office:meta>
</office:document-meta>
</file>